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4.4mm"/>
    </style:style>
    <style:style style:name="co3" style:family="table-column">
      <style:table-column-properties fo:break-before="auto" style:column-width="32.17mm"/>
    </style:style>
    <style:style style:name="co4" style:family="table-column">
      <style:table-column-properties fo:break-before="auto" style:column-width="33.66mm"/>
    </style:style>
    <style:style style:name="co5" style:family="table-column">
      <style:table-column-properties fo:break-before="auto" style:column-width="45.14mm"/>
    </style:style>
    <style:style style:name="co6" style:family="table-column">
      <style:table-column-properties fo:break-before="auto" style:column-width="46.97mm"/>
    </style:style>
    <style:style style:name="co7" style:family="table-column">
      <style:table-column-properties fo:break-before="auto" style:column-width="39.58mm"/>
    </style:style>
    <style:style style:name="co8" style:family="table-column">
      <style:table-column-properties fo:break-before="auto" style:column-width="30.71mm"/>
    </style:style>
    <style:style style:name="co9" style:family="table-column">
      <style:table-column-properties fo:break-before="auto" style:column-width="37.73mm"/>
    </style:style>
    <style:style style:name="co10" style:family="table-column">
      <style:table-column-properties fo:break-before="auto" style:column-width="37.36mm"/>
    </style:style>
    <style:style style:name="co11" style:family="table-column">
      <style:table-column-properties fo:break-before="auto" style:column-width="38.1mm"/>
    </style:style>
    <style:style style:name="co12" style:family="table-column">
      <style:table-column-properties fo:break-before="auto" style:column-width="45.51mm"/>
    </style:style>
    <style:style style:name="co13" style:family="table-column">
      <style:table-column-properties fo:break-before="auto" style:column-width="29.6mm"/>
    </style:style>
    <style:style style:name="co14" style:family="table-column">
      <style:table-column-properties fo:break-before="auto" style:column-width="34.03mm"/>
    </style:style>
    <style:style style:name="co15" style:family="table-column">
      <style:table-column-properties fo:break-before="auto" style:column-width="39.21mm"/>
    </style:style>
    <style:style style:name="co16" style:family="table-column">
      <style:table-column-properties fo:break-before="auto" style:column-width="34.27mm"/>
    </style:style>
    <style:style style:name="co17" style:family="table-column">
      <style:table-column-properties fo:break-before="auto" style:column-width="38.52mm"/>
    </style:style>
    <style:style style:name="co18" style:family="table-column">
      <style:table-column-properties fo:break-before="auto" style:column-width="38.47mm"/>
    </style:style>
    <style:style style:name="co19" style:family="table-column">
      <style:table-column-properties fo:break-before="auto" style:column-width="35.88mm"/>
    </style:style>
    <style:style style:name="co20" style:family="table-column">
      <style:table-column-properties fo:break-before="auto" style:column-width="38.7mm"/>
    </style:style>
    <style:style style:name="co21" style:family="table-column">
      <style:table-column-properties fo:break-before="auto" style:column-width="27.36mm"/>
    </style:style>
    <style:style style:name="co22" style:family="table-column">
      <style:table-column-properties fo:break-before="auto" style:column-width="43.9mm"/>
    </style:style>
    <style:style style:name="co23" style:family="table-column">
      <style:table-column-properties fo:break-before="auto" style:column-width="52.33mm"/>
    </style:style>
    <style:style style:name="co24" style:family="table-column">
      <style:table-column-properties fo:break-before="auto" style:column-width="54.17mm"/>
    </style:style>
    <style:style style:name="co25" style:family="table-column">
      <style:table-column-properties fo:break-before="auto" style:column-width="50.85mm"/>
    </style:style>
    <style:style style:name="co26" style:family="table-column">
      <style:table-column-properties fo:break-before="auto" style:column-width="63.57mm"/>
    </style:style>
    <style:style style:name="co27" style:family="table-column">
      <style:table-column-properties fo:break-before="auto" style:column-width="55.56mm"/>
    </style:style>
    <style:style style:name="co28" style:family="table-column">
      <style:table-column-properties fo:break-before="auto" style:column-width="44.75mm"/>
    </style:style>
    <style:style style:name="co29" style:family="table-column">
      <style:table-column-properties fo:break-before="auto" style:column-width="22.67mm"/>
    </style:style>
    <style:style style:name="co30" style:family="table-column">
      <style:table-column-properties fo:break-before="auto" style:column-width="22.58mm"/>
    </style:style>
    <style:style style:name="co31" style:family="table-column">
      <style:table-column-properties fo:break-before="auto" style:column-width="101.86mm"/>
    </style:style>
    <style:style style:name="co32" style:family="table-column">
      <style:table-column-properties fo:break-before="auto" style:column-width="44.4mm"/>
    </style:style>
    <style:style style:name="co33" style:family="table-column">
      <style:table-column-properties fo:break-before="auto" style:column-width="105.02mm"/>
    </style:style>
    <style:style style:name="co34" style:family="table-column">
      <style:table-column-properties fo:break-before="auto" style:column-width="88.67mm"/>
    </style:style>
    <style:style style:name="co35" style:family="table-column">
      <style:table-column-properties fo:break-before="auto" style:column-width="68.81mm"/>
    </style:style>
    <style:style style:name="co36" style:family="table-column">
      <style:table-column-properties fo:break-before="auto" style:column-width="48.82mm"/>
    </style:style>
    <style:style style:name="co37" style:family="table-column">
      <style:table-column-properties fo:break-before="auto" style:column-width="47.33mm"/>
    </style:style>
    <style:style style:name="co38" style:family="table-column">
      <style:table-column-properties fo:break-before="auto" style:column-width="60.06mm"/>
    </style:style>
    <style:style style:name="co39" style:family="table-column">
      <style:table-column-properties fo:break-before="auto" style:column-width="57.61mm"/>
    </style:style>
    <style:style style:name="co40" style:family="table-column">
      <style:table-column-properties fo:break-before="auto" style:column-width="64.98mm"/>
    </style:style>
    <style:style style:name="co41" style:family="table-column">
      <style:table-column-properties fo:break-before="auto" style:column-width="61.05mm"/>
    </style:style>
    <style:style style:name="co42" style:family="table-column">
      <style:table-column-properties fo:break-before="auto" style:column-width="63.99mm"/>
    </style:style>
    <style:style style:name="co43" style:family="table-column">
      <style:table-column-properties fo:break-before="auto" style:column-width="51.79mm"/>
    </style:style>
    <style:style style:name="co44" style:family="table-column">
      <style:table-column-properties fo:break-before="auto" style:column-width="51.42mm"/>
    </style:style>
    <style:style style:name="co45" style:family="table-column">
      <style:table-column-properties fo:break-before="auto" style:column-width="57.71mm"/>
    </style:style>
    <style:style style:name="co46" style:family="table-column">
      <style:table-column-properties fo:break-before="auto" style:column-width="57.34mm"/>
    </style:style>
    <style:style style:name="co47" style:family="table-column">
      <style:table-column-properties fo:break-before="auto" style:column-width="79.36mm"/>
    </style:style>
    <style:style style:name="co48" style:family="table-column">
      <style:table-column-properties fo:break-before="auto" style:column-width="50.27mm"/>
    </style:style>
    <style:style style:name="co49" style:family="table-column">
      <style:table-column-properties fo:break-before="auto" style:column-width="74mm"/>
    </style:style>
    <style:style style:name="co50" style:family="table-column">
      <style:table-column-properties fo:break-before="auto" style:column-width="54.38mm"/>
    </style:style>
    <style:style style:name="co51" style:family="table-column">
      <style:table-column-properties fo:break-before="auto" style:column-width="45.77mm"/>
    </style:style>
    <style:style style:name="co52" style:family="table-column">
      <style:table-column-properties fo:break-before="auto" style:column-width="67.13mm"/>
    </style:style>
    <style:style style:name="co53" style:family="table-column">
      <style:table-column-properties fo:break-before="auto" style:column-width="47.15mm"/>
    </style:style>
    <style:style style:name="co54" style:family="table-column">
      <style:table-column-properties fo:break-before="auto" style:column-width="61.47mm"/>
    </style:style>
    <style:style style:name="co55" style:family="table-column">
      <style:table-column-properties fo:break-before="auto" style:column-width="50.13mm"/>
    </style:style>
    <style:style style:name="co56" style:family="table-column">
      <style:table-column-properties fo:break-before="auto" style:column-width="46.07mm"/>
    </style:style>
    <style:style style:name="co57" style:family="table-column">
      <style:table-column-properties fo:break-before="auto" style:column-width="61.91mm"/>
    </style:style>
    <style:style style:name="co58" style:family="table-column">
      <style:table-column-properties fo:break-before="auto" style:column-width="54.77mm"/>
    </style:style>
    <style:style style:name="co59" style:family="table-column">
      <style:table-column-properties fo:break-before="auto" style:column-width="80.12mm"/>
    </style:style>
    <style:style style:name="co60" style:family="table-column">
      <style:table-column-properties fo:break-before="auto" style:column-width="90.95mm"/>
    </style:style>
    <style:style style:name="co61" style:family="table-column">
      <style:table-column-properties fo:break-before="auto" style:column-width="37.17mm"/>
    </style:style>
    <style:style style:name="co62" style:family="table-column">
      <style:table-column-properties fo:break-before="auto" style:column-width="22.65mm"/>
    </style:style>
    <style:style style:name="co63" style:family="table-column">
      <style:table-column-properties fo:break-before="auto" style:column-width="85.46mm"/>
    </style:style>
    <style:style style:name="co64" style:family="table-column">
      <style:table-column-properties fo:break-before="auto" style:column-width="68.07mm"/>
    </style:style>
    <style:style style:name="co65" style:family="table-column">
      <style:table-column-properties fo:break-before="auto" style:column-width="61.52mm"/>
    </style:style>
    <style:style style:name="co66" style:family="table-column">
      <style:table-column-properties fo:break-before="auto" style:column-width="61.26mm"/>
    </style:style>
    <style:style style:name="co67" style:family="table-column">
      <style:table-column-properties fo:break-before="auto" style:column-width="67.96mm"/>
    </style:style>
    <style:style style:name="co68" style:family="table-column">
      <style:table-column-properties fo:break-before="auto" style:column-width="68.24mm"/>
    </style:style>
    <style:style style:name="co69" style:family="table-column">
      <style:table-column-properties fo:break-before="auto" style:column-width="74.37mm"/>
    </style:style>
    <style:style style:name="co70" style:family="table-column">
      <style:table-column-properties fo:break-before="auto" style:column-width="65.11mm"/>
    </style:style>
    <style:style style:name="co71" style:family="table-column">
      <style:table-column-properties fo:break-before="auto" style:column-width="49.19mm"/>
    </style:style>
    <style:style style:name="co72" style:family="table-column">
      <style:table-column-properties fo:break-before="auto" style:column-width="61.42mm"/>
    </style:style>
    <style:style style:name="co73" style:family="table-column">
      <style:table-column-properties fo:break-before="auto" style:column-width="77.33mm"/>
    </style:style>
    <style:style style:name="co74" style:family="table-column">
      <style:table-column-properties fo:break-before="auto" style:column-width="48.31mm"/>
    </style:style>
    <style:style style:name="co75" style:family="table-column">
      <style:table-column-properties fo:break-before="auto" style:column-width="49.57mm"/>
    </style:style>
    <style:style style:name="co76" style:family="table-column">
      <style:table-column-properties fo:break-before="auto" style:column-width="42.17mm"/>
    </style:style>
    <style:style style:name="co77" style:family="table-column">
      <style:table-column-properties fo:break-before="auto" style:column-width="48.42mm"/>
    </style:style>
    <style:style style:name="co78" style:family="table-column">
      <style:table-column-properties fo:break-before="auto" style:column-width="39.67mm"/>
    </style:style>
    <style:style style:name="co79" style:family="table-column">
      <style:table-column-properties fo:break-before="auto" style:column-width="54.31mm"/>
    </style:style>
    <style:style style:name="co80" style:family="table-column">
      <style:table-column-properties fo:break-before="auto" style:column-width="44.59mm"/>
    </style:style>
    <style:style style:name="co81" style:family="table-column">
      <style:table-column-properties fo:break-before="auto" style:column-width="70.38mm"/>
    </style:style>
    <style:style style:name="co82" style:family="table-column">
      <style:table-column-properties fo:break-before="auto" style:column-width="46.3mm"/>
    </style:style>
    <style:style style:name="co83" style:family="table-column">
      <style:table-column-properties fo:break-before="auto" style:column-width="68.93mm"/>
    </style:style>
    <style:style style:name="co84" style:family="table-column">
      <style:table-column-properties fo:break-before="auto" style:column-width="67.49mm"/>
    </style:style>
    <style:style style:name="co85" style:family="table-column">
      <style:table-column-properties fo:break-before="auto" style:column-width="55.58mm"/>
    </style:style>
    <style:style style:name="co86" style:family="table-column">
      <style:table-column-properties fo:break-before="auto" style:column-width="67.43mm"/>
    </style:style>
    <style:style style:name="co87" style:family="table-column">
      <style:table-column-properties fo:break-before="auto" style:column-width="41.95mm"/>
    </style:style>
    <style:style style:name="co88" style:family="table-column">
      <style:table-column-properties fo:break-before="auto" style:column-width="85.9mm"/>
    </style:style>
    <style:style style:name="co89" style:family="table-column">
      <style:table-column-properties fo:break-before="auto" style:column-width="43.66mm"/>
    </style:style>
    <style:style style:name="co90" style:family="table-column">
      <style:table-column-properties fo:break-before="auto" style:column-width="33mm"/>
    </style:style>
    <style:style style:name="co91" style:family="table-column">
      <style:table-column-properties fo:break-before="auto" style:column-width="36.25mm"/>
    </style:style>
    <style:style style:name="co92" style:family="table-column">
      <style:table-column-properties fo:break-before="auto" style:column-width="46.62mm"/>
    </style:style>
    <style:style style:name="co93" style:family="table-column">
      <style:table-column-properties fo:break-before="auto" style:column-width="41.8mm"/>
    </style:style>
    <style:style style:name="co94" style:family="table-column">
      <style:table-column-properties fo:break-before="auto" style:column-width="41.43mm"/>
    </style:style>
    <style:style style:name="co95" style:family="table-column">
      <style:table-column-properties fo:break-before="auto" style:column-width="51.05mm"/>
    </style:style>
    <style:style style:name="co96" style:family="table-column">
      <style:table-column-properties fo:break-before="auto" style:column-width="55.86mm"/>
    </style:style>
    <style:style style:name="co97" style:family="table-column">
      <style:table-column-properties fo:break-before="auto" style:column-width="53.15mm"/>
    </style:style>
    <style:style style:name="co98" style:family="table-column">
      <style:table-column-properties fo:break-before="auto" style:column-width="45.7mm"/>
    </style:style>
    <style:style style:name="co99" style:family="table-column">
      <style:table-column-properties fo:break-before="auto" style:column-width="40.15mm"/>
    </style:style>
    <style:style style:name="co100" style:family="table-column">
      <style:table-column-properties fo:break-before="auto" style:column-width="46.57mm"/>
    </style:style>
    <style:style style:name="co101" style:family="table-column">
      <style:table-column-properties fo:break-before="auto" style:column-width="35.77mm"/>
    </style:style>
    <style:style style:name="co102" style:family="table-column">
      <style:table-column-properties fo:break-before="auto" style:column-width="34.15mm"/>
    </style:style>
    <style:style style:name="co103" style:family="table-column">
      <style:table-column-properties fo:break-before="auto" style:column-width="41.63mm"/>
    </style:style>
    <style:style style:name="co104" style:family="table-column">
      <style:table-column-properties fo:break-before="auto" style:column-width="42.39mm"/>
    </style:style>
    <style:style style:name="co105" style:family="table-column">
      <style:table-column-properties fo:break-before="auto" style:column-width="51.59mm"/>
    </style:style>
    <style:style style:name="co106" style:family="table-column">
      <style:table-column-properties fo:break-before="auto" style:column-width="44.03mm"/>
    </style:style>
    <style:style style:name="co107" style:family="table-column">
      <style:table-column-properties fo:break-before="auto" style:column-width="53.06mm"/>
    </style:style>
    <style:style style:name="co108" style:family="table-column">
      <style:table-column-properties fo:break-before="auto" style:column-width="58.1mm"/>
    </style:style>
    <style:style style:name="co109" style:family="table-column">
      <style:table-column-properties fo:break-before="auto" style:column-width="117.65mm"/>
    </style:style>
    <style:style style:name="co110" style:family="table-column">
      <style:table-column-properties fo:break-before="auto" style:column-width="31.43mm"/>
    </style:style>
    <style:style style:name="co111" style:family="table-column">
      <style:table-column-properties fo:break-before="auto" style:column-width="75.79mm"/>
    </style:style>
    <style:style style:name="co112" style:family="table-column">
      <style:table-column-properties fo:break-before="auto" style:column-width="65.44mm"/>
    </style:style>
    <style:style style:name="co113" style:family="table-column">
      <style:table-column-properties fo:break-before="auto" style:column-width="65.48mm"/>
    </style:style>
    <style:style style:name="co114" style:family="table-column">
      <style:table-column-properties fo:break-before="auto" style:column-width="87.68mm"/>
    </style:style>
    <style:style style:name="co115" style:family="table-column">
      <style:table-column-properties fo:break-before="auto" style:column-width="69.92mm"/>
    </style:style>
    <style:style style:name="co116" style:family="table-column">
      <style:table-column-properties fo:break-before="auto" style:column-width="62.51mm"/>
    </style:style>
    <style:style style:name="co117" style:family="table-column">
      <style:table-column-properties fo:break-before="auto" style:column-width="62.88mm"/>
    </style:style>
    <style:style style:name="co118" style:family="table-column">
      <style:table-column-properties fo:break-before="auto" style:column-width="69.55mm"/>
    </style:style>
    <style:style style:name="co119" style:family="table-column">
      <style:table-column-properties fo:break-before="auto" style:column-width="76.92mm"/>
    </style:style>
    <style:style style:name="co120" style:family="table-column">
      <style:table-column-properties fo:break-before="auto" style:column-width="63.98mm"/>
    </style:style>
    <style:style style:name="co121" style:family="table-column">
      <style:table-column-properties fo:break-before="auto" style:column-width="59.2mm"/>
    </style:style>
    <style:style style:name="co122" style:family="table-column">
      <style:table-column-properties fo:break-before="auto" style:column-width="49.94mm"/>
    </style:style>
    <style:style style:name="co123" style:family="table-column">
      <style:table-column-properties fo:break-before="auto" style:column-width="47.36mm"/>
    </style:style>
    <style:style style:name="co124" style:family="table-column">
      <style:table-column-properties fo:break-before="auto" style:column-width="46.18mm"/>
    </style:style>
    <style:style style:name="co125" style:family="table-column">
      <style:table-column-properties fo:break-before="auto" style:column-width="83.29mm"/>
    </style:style>
    <style:style style:name="co126" style:family="table-column">
      <style:table-column-properties fo:break-before="auto" style:column-width="56.02mm"/>
    </style:style>
    <style:style style:name="co127" style:family="table-column">
      <style:table-column-properties fo:break-before="auto" style:column-width="58.97mm"/>
    </style:style>
    <style:style style:name="co128" style:family="table-column">
      <style:table-column-properties fo:break-before="auto" style:column-width="67.47mm"/>
    </style:style>
    <style:style style:name="co129" style:family="table-column">
      <style:table-column-properties fo:break-before="auto" style:column-width="62.44mm"/>
    </style:style>
    <style:style style:name="co130" style:family="table-column">
      <style:table-column-properties fo:break-before="auto" style:column-width="40.41mm"/>
    </style:style>
    <style:style style:name="co131" style:family="table-column">
      <style:table-column-properties fo:break-before="auto" style:column-width="32.12mm"/>
    </style:style>
    <style:style style:name="co132" style:family="table-column">
      <style:table-column-properties fo:break-before="auto" style:column-width="28.87mm"/>
    </style:style>
    <style:style style:name="co133" style:family="table-column">
      <style:table-column-properties fo:break-before="auto" style:column-width="96.73mm"/>
    </style:style>
    <style:style style:name="co134" style:family="table-column">
      <style:table-column-properties fo:break-before="auto" style:column-width="14.78mm"/>
    </style:style>
    <style:style style:name="co135" style:family="table-column">
      <style:table-column-properties fo:break-before="auto" style:column-width="53.41mm"/>
    </style:style>
    <style:style style:name="co136" style:family="table-column">
      <style:table-column-properties fo:break-before="auto" style:column-width="51.28mm"/>
    </style:style>
    <style:style style:name="co137" style:family="table-column">
      <style:table-column-properties fo:break-before="auto" style:column-width="58.46mm"/>
    </style:style>
    <style:style style:name="co138" style:family="table-column">
      <style:table-column-properties fo:break-before="auto" style:column-width="57.38mm"/>
    </style:style>
    <style:style style:name="co139" style:family="table-column">
      <style:table-column-properties fo:break-before="auto" style:column-width="57.75mm"/>
    </style:style>
    <style:style style:name="co140" style:family="table-column">
      <style:table-column-properties fo:break-before="auto" style:column-width="86.25mm"/>
    </style:style>
    <style:style style:name="ro1" style:family="table-row">
      <style:table-row-properties style:row-height="5.57mm" fo:break-before="auto" style:use-optimal-row-height="true"/>
    </style:style>
    <style:style style:name="ro2" style:family="table-row">
      <style:table-row-properties style:row-height="7.36mm" fo:break-before="auto" style:use-optimal-row-height="false"/>
    </style:style>
    <style:style style:name="ro3" style:family="table-row">
      <style:table-row-properties style:row-height="5.96mm" fo:break-before="auto" style:use-optimal-row-height="false"/>
    </style:style>
    <style:style style:name="ro4" style:family="table-row">
      <style:table-row-properties style:row-height="5.79mm" fo:break-before="auto" style:use-optimal-row-height="true"/>
    </style:style>
    <style:style style:name="ro5" style:family="table-row">
      <style:table-row-properties style:row-height="15.26mm" fo:break-before="auto" style:use-optimal-row-height="true"/>
    </style:style>
    <style:style style:name="ro6" style:family="table-row">
      <style:table-row-properties style:row-height="8.06mm" fo:break-before="auto" style:use-optimal-row-height="false"/>
    </style:style>
    <style:style style:name="ro7" style:family="table-row">
      <style:table-row-properties style:row-height="9.82mm" fo:break-before="auto" style:use-optimal-row-height="false"/>
    </style:style>
    <style:style style:name="ro8" style:family="table-row">
      <style:table-row-properties style:row-height="6.67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6mm" fo:break-before="auto" style:use-optimal-row-height="true"/>
    </style:style>
    <style:style style:name="ro11" style:family="table-row">
      <style:table-row-properties style:row-height="10.14mm" fo:break-before="auto" style:use-optimal-row-height="true"/>
    </style:style>
    <style:style style:name="ro12" style:family="table-row">
      <style:table-row-properties style:row-height="10.87mm" fo:break-before="auto" style:use-optimal-row-height="true"/>
    </style:style>
    <style:style style:name="ro13" style:family="table-row">
      <style:table-row-properties style:row-height="11.59mm" fo:break-before="auto" style:use-optimal-row-height="false"/>
    </style:style>
    <style:style style:name="ro14" style:family="table-row">
      <style:table-row-properties style:row-height="14.85mm" fo:break-before="auto" style:use-optimal-row-height="true"/>
    </style:style>
    <style:style style:name="ro15" style:family="table-row">
      <style:table-row-properties style:row-height="19.56mm" fo:break-before="auto" style:use-optimal-row-height="true"/>
    </style:style>
    <style:style style:name="ro16" style:family="table-row">
      <style:table-row-properties style:row-height="13.69mm" fo:break-before="auto" style:use-optimal-row-height="false"/>
    </style:style>
    <style:style style:name="ro17" style:family="table-row">
      <style:table-row-properties style:row-height="8.41mm" fo:break-before="auto" style:use-optimal-row-height="false"/>
    </style:style>
    <style:style style:name="ro18" style:family="table-row">
      <style:table-row-properties style:row-height="6.16mm" fo:break-before="auto" style:use-optimal-row-height="true"/>
    </style:style>
    <style:style style:name="ro19" style:family="table-row">
      <style:table-row-properties style:row-height="32.61mm" fo:break-before="auto" style:use-optimal-row-height="false"/>
    </style:style>
    <style:style style:name="ro20" style:family="table-row">
      <style:table-row-properties style:row-height="8.77mm" fo:break-before="auto" style:use-optimal-row-height="false"/>
    </style:style>
    <style:style style:name="ro21" style:family="table-row">
      <style:table-row-properties style:row-height="4.52mm" fo:break-before="auto" style:use-optimal-row-height="true"/>
    </style:style>
    <style:style style:name="ro22" style:family="table-row">
      <style:table-row-properties style:row-height="4.9mm" fo:break-before="auto" style:use-optimal-row-height="false"/>
    </style:style>
    <style:style style:name="ro23" style:family="table-row">
      <style:table-row-properties style:row-height="11.59mm" fo:break-before="auto" style:use-optimal-row-height="true"/>
    </style:style>
    <style:style style:name="ro24" style:family="table-row">
      <style:table-row-properties style:row-height="19.93mm" fo:break-before="auto" style:use-optimal-row-height="true"/>
    </style:style>
    <style:style style:name="ro25" style:family="table-row">
      <style:table-row-properties style:row-height="8.7mm" fo:break-before="auto" style:use-optimal-row-height="true"/>
    </style:style>
    <style:style style:name="ro26" style:family="table-row">
      <style:table-row-properties style:row-height="6.31mm" fo:break-before="auto" style:use-optimal-row-height="false"/>
    </style:style>
    <style:style style:name="ro27" style:family="table-row">
      <style:table-row-properties style:row-height="38.4mm" fo:break-before="auto" style:use-optimal-row-height="true"/>
    </style:style>
    <style:style style:name="ro28" style:family="table-row">
      <style:table-row-properties style:row-height="36.23mm" fo:break-before="auto" style:use-optimal-row-height="true"/>
    </style:style>
    <style:style style:name="ro29" style:family="table-row">
      <style:table-row-properties style:row-height="7.71mm" fo:break-before="auto" style:use-optimal-row-height="false"/>
    </style:style>
    <style:style style:name="ro30" style:family="table-row">
      <style:table-row-properties style:row-height="12.28mm" fo:break-before="auto" style:use-optimal-row-height="false"/>
    </style:style>
    <style:style style:name="ro31" style:family="table-row">
      <style:table-row-properties style:row-height="16.3mm" fo:break-before="auto" style:use-optimal-row-height="false"/>
    </style:style>
    <style:style style:name="ro32" style:family="table-row">
      <style:table-row-properties style:row-height="24.91mm" fo:break-before="auto" style:use-optimal-row-height="false"/>
    </style:style>
    <style:style style:name="ro33" style:family="table-row">
      <style:table-row-properties style:row-height="10.53mm" fo:break-before="auto" style:use-optimal-row-height="false"/>
    </style:style>
    <style:style style:name="ro34" style:family="table-row">
      <style:table-row-properties style:row-height="19.65mm" fo:break-before="auto" style:use-optimal-row-height="false"/>
    </style:style>
    <style:style style:name="ro35" style:family="table-row">
      <style:table-row-properties style:row-height="11.22mm" fo:break-before="auto" style:use-optimal-row-height="false"/>
    </style:style>
    <style:style style:name="ro36" style:family="table-row">
      <style:table-row-properties style:row-height="21.75mm" fo:break-before="auto" style:use-optimal-row-height="false"/>
    </style:style>
    <style:style style:name="ro37" style:family="table-row">
      <style:table-row-properties style:row-height="24.27mm" fo:break-before="auto" style:use-optimal-row-height="true"/>
    </style:style>
    <style:style style:name="ro38" style:family="table-row">
      <style:table-row-properties style:row-height="28.98mm" fo:break-before="auto" style:use-optimal-row-height="true"/>
    </style:style>
    <style:style style:name="ro39" style:family="table-row">
      <style:table-row-properties style:row-height="26.09mm" fo:break-before="auto" style:use-optimal-row-height="true"/>
    </style:style>
    <style:style style:name="ro40" style:family="table-row">
      <style:table-row-properties style:row-height="10.5mm" fo:break-before="auto" style:use-optimal-row-height="true"/>
    </style:style>
    <style:style style:name="ro41" style:family="table-row">
      <style:table-row-properties style:row-height="15.95mm" fo:break-before="auto" style:use-optimal-row-height="true"/>
    </style:style>
    <style:style style:name="ro42" style:family="table-row">
      <style:table-row-properties style:row-height="17.02mm" fo:break-before="auto" style:use-optimal-row-height="true"/>
    </style:style>
    <style:style style:name="ro43" style:family="table-row">
      <style:table-row-properties style:row-height="22.45mm" fo:break-before="auto" style:use-optimal-row-height="true"/>
    </style:style>
    <style:style style:name="ro44" style:family="table-row">
      <style:table-row-properties style:row-height="24.64mm" fo:break-before="auto" style:use-optimal-row-height="true"/>
    </style:style>
    <style:style style:name="ro45" style:family="table-row">
      <style:table-row-properties style:row-height="12.68mm" fo:break-before="auto" style:use-optimal-row-height="false"/>
    </style:style>
    <style:style style:name="ro46" style:family="table-row">
      <style:table-row-properties style:row-height="10.53mm" fo:break-before="auto" style:use-optimal-row-height="true"/>
    </style:style>
    <style:style style:name="ro47" style:family="table-row">
      <style:table-row-properties style:row-height="9.12m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number:number-style style:name="N10000" number:language="fr" number:country="FR">
      <number:number number:min-integer-digits="1"/>
    </number:number-style>
    <number:date-style style:name="N10037" number:language="fr" number:country="FR" number:automatic-order="true">
      <number:day number:style="long"/>
      <number:text>/</number:text>
      <number:month number:style="long"/>
      <number:text>/</number:text>
      <number:year/>
    </number:date-style>
    <number:text-style style:name="N10100" number:language="fr" number:country="FR">
      <number:text-content/>
    </number:text-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el" number:country="GR">
      <number:number number:min-integer-digits="1"/>
    </number:number-style>
    <number:date-style style:name="N70036" number:language="el" number:country="GR" number:automatic-order="true">
      <number:day number:style="long"/>
      <number:text>/</number:text>
      <number:month number:style="long"/>
      <number:text>/</number:text>
      <number:year number:style="long"/>
    </number:date-style>
    <number:date-style style:name="N70037" number:language="el" number:country="GR" number:automatic-order="true">
      <number:day number:style="long"/>
      <number:text>/</number:text>
      <number:month number:style="long"/>
      <number:text>/</number:text>
      <number:year/>
    </number:date-style>
    <number:number-style style:name="N80000" number:language="sr" number:country="RS">
      <number:number number:min-integer-digits="1"/>
    </number:number-style>
    <number:text-style style:name="N80100" number:language="sr" number:country="RS">
      <number:text-content/>
    </number:text-style>
    <number:number-style style:name="N90000" number:language="mk" number:country="MK">
      <number:number number:min-integer-digits="1"/>
    </number:number-style>
    <number:text-style style:name="N90100" number:language="mk" number:country="MK">
      <number:text-content/>
    </number:text-style>
    <number:number-style style:name="N100000" number:language="ar" number:country="EG">
      <number:number number:min-integer-digits="1"/>
    </number:number-style>
    <number:time-style style:name="N100041" number:language="ar" number:country="EG">
      <number:hours number:style="long"/>
      <number:text>:</number:text>
      <number:minutes number:style="long"/>
      <number:text>:</number:text>
      <number:seconds number:style="long"/>
    </number:time-style>
    <number:text-style style:name="N100100" number:language="ar" number:country="EG">
      <number:text-content/>
    </number:text-style>
    <number:number-style style:name="N110000" number:language="ms" number:country="MY">
      <number:number number:min-integer-digits="1"/>
    </number:number-style>
    <number:text-style style:name="N120100" number:language="nl" number:country="NL">
      <number:text-content/>
    </number:text-style>
    <number:number-style style:name="N130000" number:language="de" number:country="DE">
      <number:number number:min-integer-digits="1"/>
    </number:number-style>
    <number:text-style style:name="N130100" number:language="de" number:country="DE">
      <number:text-content/>
    </number:text-style>
    <number:number-style style:name="N140000" number:language="es" number:country="ES">
      <number:number number:min-integer-digits="1"/>
    </number:number-style>
    <number:number-style style:name="N150000" number:language="pt" number:country="BR">
      <number:number number:min-integer-digits="1"/>
    </number:number-style>
    <number:number-style style:name="N160000" number:language="pl" number:country="PL">
      <number:number number:min-integer-digits="1"/>
    </number:number-style>
    <number:number-style style:name="N170000" number:language="it" number:country="IT">
      <number:number number:min-integer-digits="1"/>
    </number:number-style>
    <number:number-style style:name="N180000" number:language="ro" number:country="RO">
      <number:number number:min-integer-digits="1"/>
    </number:number-style>
    <number:number-style style:name="N190000" number:language="fi" number:country="FI">
      <number:number number:min-integer-digits="1"/>
    </number:number-style>
    <number:number-style style:name="N200000" number:language="nb" number:country="NO">
      <number:number number:min-integer-digits="1"/>
    </number:number-style>
    <number:number-style style:name="N210000" number:language="tr" number:country="TR">
      <number:number number:min-integer-digits="1"/>
    </number:number-style>
    <number:number-style style:name="N220000" number:language="sv" number:country="SE">
      <number:number number:min-integer-digits="1"/>
    </number:number-style>
    <number:date-style style:name="N220037" number:language="sv" number:country="SE" number:automatic-order="true">
      <number:year/>
      <number:text>-</number:text>
      <number:month number:style="long"/>
      <number:text>-</number:text>
      <number:day number:style="long"/>
    </number:date-style>
    <number:number-style style:name="N230000" number:language="da" number:country="DK">
      <number:number number:min-integer-digits="1"/>
    </number:number-style>
    <number:date-style style:name="N230037" number:language="da" number:country="DK" number:automatic-order="true">
      <number:day number:style="long"/>
      <number:text>-</number:text>
      <number:month number:style="long"/>
      <number:text>-</number:text>
      <number:year/>
    </number:date-style>
    <number:number-style style:name="N240000" number:language="cs" number:country="CZ">
      <number:number number:min-integer-digits="1"/>
    </number:number-style>
    <number:time-style style:name="N240041" number:language="cs" number:country="CZ">
      <number:hours number:style="long"/>
      <number:text>:</number:text>
      <number:minutes number:style="long"/>
      <number:text>:</number:text>
      <number:seconds number:style="long"/>
    </number:time-style>
    <number:number-style style:name="N250000" number:language="ru" number:country="RU">
      <number:number number:min-integer-digits="1"/>
    </number:number-style>
    <number:number-style style:name="N260000" number:language="ca" number:country="ES">
      <number:number number:min-integer-digits="1"/>
    </number:number-style>
    <number:text-style style:name="N260100" number:language="ca" number:country="ES">
      <number:text-content/>
    </number:text-style>
    <number:number-style style:name="N270000" number:language="sr" number:script="Latn" number:country="RS">
      <number:number number:min-integer-digits="1"/>
    </number:number-style>
    <number:text-style style:name="N270100" number:language="sr" number:script="Latn" number:country="RS">
      <number:text-content/>
    </number:text-style>
    <number:number-style style:name="N280000" number:language="ja" number:country="JP">
      <number:number number:min-integer-digits="1"/>
    </number:number-style>
    <number:text-style style:name="N280100" number:language="ja" number:country="JP">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m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m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m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ackground-color="#ccccff" style:text-align-source="fix" style:repeat-content="false" fo:border="0.06pt solid #000000"/>
      <style:paragraph-properties fo:text-align="center" fo:margin-left="0m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m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m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mm"/>
    </style:style>
    <style:style style:name="ce21" style:family="table-cell" style:parent-style-name="Default">
      <style:table-cell-properties fo:background-color="#4c4c4c" style:text-align-source="fix" style:repeat-content="false" fo:border="0.06pt solid #000000"/>
      <style:paragraph-properties fo:text-align="center" fo:margin-left="0m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m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4c4c4c" style:text-align-source="fix" style:repeat-content="false" fo:wrap-option="wrap"/>
      <style:paragraph-properties fo:text-align="center" fo:margin-left="0m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data-style-name="N0">
      <style:table-cell-properties fo:background-color="transparent"/>
    </style:style>
    <style:style style:name="ce42" style:family="table-cell" style:parent-style-name="Default" style:data-style-name="N0"/>
    <style:style style:name="ce43"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1" fo:font-size="10pt" style:font-name-asian="Arial111" style:font-size-asian="10pt" style:font-name-complex="Arial111" style:font-size-complex="10pt"/>
    </style:style>
    <style:style style:name="ce45" style:family="table-cell" style:parent-style-name="Default" style:data-style-name="N0">
      <style:table-cell-properties style:text-align-source="fix" style:repeat-content="false" style:vertical-align="middle"/>
      <style:paragraph-properties fo:text-align="center"/>
    </style:style>
    <style:style style:name="ce4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e6e6e6"/>
      <style:text-properties fo:color="#000000" fo:language="zxx" fo:country="none"/>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 style:family="table-cell" style:parent-style-name="Default">
      <style:table-cell-properties style:glyph-orientation-vertical="0" fo:background-color="#ffcc0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 style:family="table-cell" style:parent-style-name="Default" style:data-style-name="N110000">
      <style:table-cell-properties fo:background-color="#4c4c4c"/>
      <style:text-properties fo:language="zxx" fo:country="none"/>
    </style:style>
    <style:style style:name="ce52" style:family="table-cell" style:parent-style-name="Default" style:data-style-name="N110000">
      <style:table-cell-properties fo:background-color="#e6e6e6"/>
      <style:text-properties fo:color="#000000" fo:language="zxx" fo:country="none"/>
    </style:style>
    <style:style style:name="ce53" style:family="table-cell" style:parent-style-name="Default" style:data-style-name="N110000">
      <style:table-cell-properties fo:background-color="transparent" fo:wrap-option="wrap"/>
      <style:text-properties fo:language="zxx" fo:country="none" fo:hyphenate="true"/>
    </style:style>
    <style:style style:name="ce54" style:family="table-cell" style:parent-style-name="Default" style:data-style-name="N110000">
      <style:text-properties fo:language="zxx" fo:country="none"/>
    </style:style>
    <style:style style:name="ce55" style:family="table-cell" style:parent-style-name="Default" style:data-style-name="N30037">
      <style:table-cell-properties fo:background-color="#e6e6e6"/>
      <style:text-properties fo:color="#000000" fo:language="en" fo:country="US"/>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utch" style:data-style-name="N30037">
      <style:table-cell-properties fo:background-color="transparent" fo:wrap-option="wrap"/>
      <style:text-properties fo:language="en" fo:country="US" fo:hyphenate="true"/>
    </style:style>
    <style:style style:name="ce58" style:family="table-cell" style:parent-style-name="dutch" style:data-style-name="N30000">
      <style:table-cell-properties fo:background-color="transparent" fo:wrap-option="wrap"/>
      <style:text-properties fo:language="en" fo:country="US" fo:hyphenate="true"/>
    </style:style>
    <style:style style:name="ce5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 style:family="table-cell" style:parent-style-name="Default" style:data-style-name="N30037">
      <style:text-properties fo:language="zxx" fo:country="none"/>
    </style:style>
    <style:style style:name="ce63" style:family="table-cell" style:parent-style-name="Default" style:data-style-name="N10037">
      <style:table-cell-properties fo:background-color="#e6e6e6"/>
      <style:text-properties fo:color="#000000" fo:language="fr" fo:country="FR"/>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68"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2"/>
    </style:style>
    <style:style style:name="ce6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3"/>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7"/>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8"/>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9"/>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0"/>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1"/>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2"/>
    </style:style>
    <style:style style:name="ce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3"/>
    </style:style>
    <style:style style:name="ce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4"/>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5"/>
    </style:style>
    <style:style style:name="ce8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8"/>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8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201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20100">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RootLang.E3"/>
    </style:style>
    <style:style style:name="ce86" style:family="table-cell" style:parent-style-name="Default" style:data-style-name="N100">
      <style:table-cell-properties fo:background-color="transparent" fo:wrap-option="wrap" style:vertical-align="automatic"/>
      <style:map style:condition="cell-content()=0" style:apply-style-name="cf7" style:base-cell-address="RootLang.E3"/>
    </style:style>
    <style:style style:name="ce87" style:family="table-cell" style:parent-style-name="Default" style:data-style-name="N120100">
      <style:text-properties fo:language="nl" fo:country="NL"/>
    </style:style>
    <style:style style:name="ce88" style:family="table-cell" style:parent-style-name="Default" style:data-style-name="N120100">
      <style:text-properties fo:language="zxx" fo:country="none"/>
    </style:style>
    <style:style style:name="ce89" style:family="table-cell" style:parent-style-name="Default" style:data-style-name="N120100"/>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133"/>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6"/>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7"/>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5"/>
    </style:style>
    <style:style style:name="ce109" style:family="table-cell" style:parent-style-name="Default">
      <style:map style:condition="cell-content()=0" style:apply-style-name="cf1" style:base-cell-address="RootLang.D3"/>
    </style:style>
    <style:style style:name="ce11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54"/>
    </style:style>
    <style:style style:name="ce1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97"/>
    </style:style>
    <style:style style:name="ce1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3"/>
    </style:style>
    <style:style style:name="ce1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RootLang.D133"/>
    </style:style>
    <style:style style:name="ce123" style:family="table-cell" style:parent-style-name="Default">
      <style:table-cell-properties fo:background-color="#e6e6e6"/>
      <style:text-properties fo:color="#000000" fo:language="pl" fo:country="PL"/>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6"/>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7"/>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45"/>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3"/>
    </style:style>
    <style:style style:name="ce131" style:family="table-cell" style:parent-style-name="Default">
      <style:table-cell-properties fo:background-color="#e6e6e6"/>
      <style:text-properties fo:color="#000000" fo:language="it" fo:country="IT"/>
    </style:style>
    <style:style style:name="ce13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D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140" style:family="table-cell" style:parent-style-name="Default">
      <style:table-cell-properties fo:background-color="#e6e6e6"/>
      <style:text-properties fo:color="#000000" fo:language="ro" fo:country="RO"/>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148"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e6e6e6"/>
      <style:text-properties fo:color="#000000" fo:language="fi" fo:country="FI"/>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157" style:family="table-cell" style:parent-style-name="Default">
      <style:table-cell-properties fo:background-color="#e6e6e6"/>
      <style:text-properties fo:color="#000000" fo:language="nb" fo:country="NO"/>
    </style:style>
    <style:style style:name="ce15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3"/>
    </style:style>
    <style:style style:name="ce1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6"/>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7"/>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45"/>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3"/>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6"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
    </style:style>
    <style:style style:name="ce16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6"/>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7"/>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45"/>
    </style:style>
    <style:style style:name="ce17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3"/>
    </style:style>
    <style:style style:name="ce1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45"/>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133"/>
    </style:style>
    <style:style style:name="ce184"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18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3"/>
    </style:style>
    <style:style style:name="ce18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3"/>
    </style:style>
    <style:style style:name="ce1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45"/>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133"/>
    </style:style>
    <style:style style:name="ce19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3"/>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205" style:family="table-cell" style:parent-style-name="Default">
      <style:table-cell-properties fo:wrap-option="wrap"/>
      <style:text-properties fo:language="lt" fo:country="LT"/>
    </style:style>
    <style:style style:name="ce20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
    </style:style>
    <style:style style:name="ce20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13"/>
    </style:style>
    <style:style style:name="ce20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6"/>
    </style:style>
    <style:style style:name="ce2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7"/>
    </style:style>
    <style:style style:name="ce21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45"/>
    </style:style>
    <style:style style:name="ce2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213" style:family="table-cell" style:parent-style-name="Default">
      <style:table-cell-properties fo:background-color="#e6e6e6"/>
      <style:text-properties fo:color="#000000"/>
    </style:style>
    <style:style style:name="ce21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3"/>
    </style:style>
    <style:style style:name="ce21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2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1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45"/>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221"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3"/>
    </style:style>
    <style:style style:name="ce22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
    </style:style>
    <style:style style:name="ce22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13"/>
    </style:style>
    <style:style style:name="ce2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6"/>
    </style:style>
    <style:style style:name="ce22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7"/>
    </style:style>
    <style:style style:name="ce22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45"/>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133"/>
    </style:style>
    <style:style style:name="ce23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3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3"/>
    </style:style>
    <style:style style:name="ce23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3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3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3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3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45"/>
    </style:style>
    <style:style style:name="ce238" style:family="table-cell" style:parent-style-name="Default">
      <style:table-cell-properties fo:background-color="transparent" fo:wrap-option="wrap"/>
      <style:text-properties fo:font-size="10pt" fo:language="ca" fo:country="ES" style:font-size-asian="10pt" style:font-size-complex="10pt" fo:hyphenate="true"/>
      <style:map style:condition="cell-content()=0" style:apply-style-name="Missing_20_translation" style:base-cell-address="RootLang.D3"/>
    </style:style>
    <style:style style:name="ce239"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D3"/>
    </style:style>
    <style:style style:name="ce2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3"/>
    </style:style>
    <style:style style:name="ce241" style:family="table-cell" style:parent-style-name="Default" style:data-style-name="N0">
      <style:table-cell-properties fo:background-color="#4c4c4c" style:text-align-source="fix" style:repeat-content="false" fo:wrap-option="wrap" style:vertical-align="middle"/>
      <style:paragraph-properties fo:text-align="center"/>
      <style:text-properties fo:color="#ffffff"/>
    </style:style>
    <style:style style:name="ce242" style:family="table-cell" style:parent-style-name="Default" style:data-style-name="N0">
      <style:table-cell-properties fo:background-color="#e6e6e6" fo:wrap-option="wrap" style:vertical-align="middle"/>
    </style:style>
    <style:style style:name="ce243"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5" style:base-cell-address="RootLang.V3"/>
    </style:style>
    <style:style style:name="ce244" style:family="table-cell" style:parent-style-name="Default" style:data-style-name="N0">
      <style:table-cell-properties fo:background-color="transparent" fo:wrap-option="wrap" style:vertical-align="middle"/>
      <style:map style:condition="cell-content()=0" style:apply-style-name="cf5" style:base-cell-address="RootLang.V3"/>
    </style:style>
    <style:style style:name="ce245"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5" style:base-cell-address="RootLang.V3"/>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4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
    </style:style>
    <style:style style:name="ce24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4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7"/>
    </style:style>
    <style:style style:name="ce25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5"/>
    </style:style>
    <style:style style:name="ce251" style:family="table-cell" style:parent-style-name="Default">
      <style:table-cell-properties fo:background-color="transparent" fo:wrap-option="wrap"/>
      <style:text-properties fo:language="ca" fo:country="ES" fo:hyphenate="true"/>
      <style:map style:condition="cell-content()=0" style:apply-style-name="cf1" style:base-cell-address="RootLang.D3"/>
    </style:style>
    <style:style style:name="ce2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3"/>
    </style:style>
    <style:style style:name="ce254" style:family="table-cell" style:parent-style-name="Default" style:data-style-name="N41">
      <style:table-cell-properties fo:background-color="#e6e6e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7"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
    </style:style>
    <style:style style:name="ce258"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13"/>
    </style:style>
    <style:style style:name="ce259"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60"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6"/>
    </style:style>
    <style:style style:name="ce261"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7"/>
    </style:style>
    <style:style style:name="ce262"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263"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45"/>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3"/>
    </style:style>
    <style:style style:name="ce265" style:family="table-cell" style:parent-style-name="Default" style:data-style-name="N80100">
      <style:table-cell-properties fo:background-color="#4c4c4c" style:text-align-source="fix" style:repeat-content="false"/>
      <style:paragraph-properties fo:text-align="center" fo:margin-left="0mm"/>
      <style:text-properties fo:color="#ffffff"/>
    </style:style>
    <style:style style:name="ce266" style:family="table-cell" style:parent-style-name="Default" style:data-style-name="N801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6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9" style:family="table-cell" style:parent-style-name="Default" style:data-style-name="N80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7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7"/>
    </style:style>
    <style:style style:name="ce27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
    </style:style>
    <style:style style:name="ce272"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
    </style:style>
    <style:style style:name="ce27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7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6"/>
    </style:style>
    <style:style style:name="ce275"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7"/>
    </style:style>
    <style:style style:name="ce27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5"/>
    </style:style>
    <style:style style:name="ce277"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8"/>
    </style:style>
    <style:style style:name="ce27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8"/>
    </style:style>
    <style:style style:name="ce2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69"/>
    </style:style>
    <style:style style:name="ce280"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83"/>
    </style:style>
    <style:style style:name="ce28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89"/>
    </style:style>
    <style:style style:name="ce282"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RootLang.D3"/>
    </style:style>
    <style:style style:name="ce283"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4"/>
    </style:style>
    <style:style style:name="ce284"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3"/>
    </style:style>
    <style:style style:name="ce285"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4"/>
    </style:style>
    <style:style style:name="ce28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43"/>
    </style:style>
    <style:style style:name="ce287" style:family="table-cell" style:parent-style-name="Default" style:data-style-name="N80100"/>
    <style:style style:name="ce288" style:family="table-cell" style:parent-style-name="Default">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289"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90"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9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93"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94" style:family="table-cell" style:parent-style-name="標準_20_2">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D133"/>
    </style:style>
    <style:style style:name="ce295"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Default" style:data-style-name="N90000">
      <style:table-cell-properties fo:background-color="#e6e6e6"/>
      <style:text-properties fo:color="#000000"/>
    </style:style>
    <style:style style:name="ce29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
    </style:style>
    <style:style style:name="ce29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13"/>
    </style:style>
    <style:style style:name="ce29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6"/>
    </style:style>
    <style:style style:name="ce30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7"/>
    </style:style>
    <style:style style:name="ce301"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45"/>
    </style:style>
    <style:style style:name="ce302"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D133"/>
    </style:style>
    <style:style style:name="ce303" style:family="table-cell" style:parent-style-name="Default" style:data-style-name="N0">
      <style:table-cell-properties fo:background-color="#e6e6e6"/>
    </style:style>
    <style:style style:name="ce304" style:family="table-cell" style:parent-style-name="Default" style:data-style-name="N100041">
      <style:table-cell-properties fo:background-color="transparent" fo:wrap-option="wrap" style:vertical-align="automatic"/>
      <style:text-properties fo:font-size="10pt" style:font-size-asian="10pt" style:font-size-complex="10pt"/>
      <style:map style:condition="cell-content()=0" style:apply-style-name="cf1" style:base-cell-address="RootLang.D3"/>
    </style:style>
    <style:style style:name="ce305" style:family="table-cell" style:parent-style-name="Default" style:data-style-name="N100000">
      <style:table-cell-properties fo:background-color="transparent" fo:wrap-option="wrap" style:vertical-align="middle"/>
      <style:map style:condition="cell-content()=0" style:apply-style-name="cf1" style:base-cell-address="RootLang.D3"/>
    </style:style>
    <style:style style:name="ce306" style:family="table-cell" style:parent-style-name="Default" style:data-style-name="N100000">
      <style:table-cell-properties fo:background-color="transparent" fo:wrap-option="wrap" style:vertical-align="middle"/>
      <style:paragraph-properties fo:margin-left="0mm" style:writing-mode="rl-tb"/>
      <style:map style:condition="cell-content()=0" style:apply-style-name="cf1" style:base-cell-address="RootLang.D3"/>
    </style:style>
    <style:style style:name="ce307"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RootLang.D3"/>
    </style:style>
    <style:style style:name="ce308" style:family="table-cell" style:parent-style-name="Default" style:data-style-name="N0">
      <style:table-cell-properties fo:background-color="#4c4c4c"/>
      <style:text-properties fo:color="#ffffff"/>
    </style:style>
    <style:style style:name="ce309" style:family="table-cell" style:parent-style-name="Default" style:data-style-name="N0">
      <style:table-cell-properties fo:background-color="transparent" fo:wrap-option="wrap" style:vertical-align="middle"/>
      <style:map style:condition="cell-content()=0" style:apply-style-name="cf1" style:base-cell-address="RootLang.D3"/>
    </style:style>
    <style:style style:name="ce310" style:family="table-cell" style:parent-style-name="Default">
      <style:table-cell-properties fo:background-color="#4c4c4c"/>
      <style:text-properties fo:color="#ffffff"/>
      <style:map style:condition="cell-content()=0" style:apply-style-name="Missing_20_translation" style:base-cell-address="RootLang.AD1"/>
    </style:style>
    <style:style style:name="ce311" style:family="table-cell" style:parent-style-name="Default">
      <style:table-cell-properties fo:background-color="#e6e6e6"/>
      <style:text-properties fo:color="#000000"/>
      <style:map style:condition="cell-content()=0" style:apply-style-name="Missing_20_translation" style:base-cell-address="RootLang.AD1"/>
    </style:style>
    <style:style style:name="ce312" style:family="table-cell" style:parent-style-name="Default">
      <style:table-cell-properties fo:background-color="transparent" fo:wrap-option="wrap"/>
      <style:text-properties fo:hyphenate="true"/>
      <style:map style:condition="cell-content()=0" style:apply-style-name="Missing_20_translation" style:base-cell-address="RootLang.AD1"/>
    </style:style>
    <style:style style:name="ce313" style:family="table-cell" style:parent-style-name="Default">
      <style:map style:condition="cell-content()=0" style:apply-style-name="Missing_20_translation" style:base-cell-address="RootLang.AD1"/>
    </style:style>
    <style:style style:name="ce314" style:family="table-cell" style:parent-style-name="Default">
      <style:table-cell-properties fo:background-color="#4c4c4c"/>
    </style:style>
    <style:style style:name="ce315" style:family="table-cell" style:parent-style-name="Default">
      <style:table-cell-properties fo:background-color="transparent" fo:wrap-option="wrap"/>
      <style:text-properties fo:hyphenate="true"/>
    </style:style>
    <style:style style:name="ce31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data-style-name="N120100">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1" style:family="table-cell" style:parent-style-name="Default" style:data-style-name="N100">
      <style:table-cell-properties style:text-align-source="fix" style:repeat-content="false" fo:background-color="transparent" fo:wrap-option="wrap" style:vertical-align="automatic"/>
      <style:paragraph-properties fo:text-align="start" fo:margin-left="0mm"/>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2" style:family="table-cell" style:parent-style-name="Default" style:data-style-name="N12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G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UpdaterLang.C3"/>
    </style:style>
    <style:style style:name="ce34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9" style:family="table-cell" style:parent-style-name="Default" style:data-style-name="N0">
      <style:table-cell-properties fo:background-color="#4c4c4c" style:text-align-source="fix" style:repeat-content="false" style:vertical-align="middle"/>
      <style:paragraph-properties fo:text-align="center"/>
      <style:text-properties fo:color="#ffffff"/>
    </style:style>
    <style:style style:name="ce350" style:family="table-cell" style:parent-style-name="Default" style:data-style-name="N0">
      <style:table-cell-properties fo:background-color="transparent" fo:wrap-option="wrap" style:vertical-align="middle"/>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1" style:family="table-cell" style:parent-style-name="Default" style:data-style-name="N0">
      <style:table-cell-properties fo:background-color="transparent" fo:wrap-option="wrap" style:vertical-align="automatic"/>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2" style:family="table-cell" style:parent-style-name="Default" style:data-style-name="N0">
      <style:table-cell-properties fo:background-color="transparent" fo:wrap-option="wrap" style:vertical-align="middle"/>
      <style:text-properties fo:color="#333333" style:font-name="Arial3" fo:font-size="10pt" style:font-name-asian="Arial3" style:font-size-asian="10pt" style:font-name-complex="Arial3" style:font-size-complex="10pt"/>
      <style:map style:condition="cell-content()=0" style:apply-style-name="cf5" style:base-cell-address="UpdaterLang.V3"/>
    </style:style>
    <style:style style:name="ce353" style:family="table-cell" style:parent-style-name="Default" style:data-style-name="N0">
      <style:text-properties style:font-name="Arial11" fo:font-size="10pt" style:font-name-asian="Arial11" style:font-size-asian="10pt" style:font-name-complex="Arial11" style:font-size-complex="10pt"/>
    </style:style>
    <style:style style:name="ce35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W3"/>
    </style:style>
    <style:style style:name="ce355"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6"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UpdaterLang.C3"/>
    </style:style>
    <style:style style:name="ce357"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8"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3"/>
    </style:style>
    <style:style style:name="ce35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UpdaterLang.Y4"/>
    </style:style>
    <style:style style:name="ce360"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2" style:family="table-cell" style:parent-style-name="Default" style:data-style-name="N8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3" style:family="table-cell" style:parent-style-name="標準_20_2">
      <style:table-cell-properties fo:background-color="transparent" fo:wrap-option="wrap" fo:padding="0.71m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4"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6" style:family="table-cell" style:parent-style-name="Default" style:data-style-name="N1000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7"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8"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Missing_20_translation" style:base-cell-address="UpdaterLang.AC3"/>
    </style:style>
    <style:style style:name="ce369" style:family="table-cell" style:parent-style-name="Default">
      <style:table-cell-properties fo:background-color="#4c4c4c"/>
      <style:text-properties fo:color="#ffffff"/>
    </style:style>
    <style:style style:name="ce37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1" style:family="table-cell" style:parent-style-name="Default">
      <style:table-cell-properties fo:background-color="transparent" fo:wrap-option="wrap"/>
      <style:text-properties fo:language="zxx" fo:country="none" fo:hyphenate="true"/>
    </style:style>
    <style:style style:name="ce3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7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6"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17"/>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8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81"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17"/>
    </style:style>
    <style:style style:name="ce382" style:family="table-cell" style:parent-style-name="Default">
      <style:map style:condition="cell-content()=0" style:apply-style-name="cf1" style:base-cell-address="FileBrowserLang.D3"/>
    </style:style>
    <style:style style:name="ce383" style:family="table-cell" style:parent-style-name="Default" style:data-style-name="N10100">
      <style:map style:condition="cell-content()=0" style:apply-style-name="cf1" style:base-cell-address="FileBrowserLang.D3"/>
    </style:style>
    <style:style style:name="ce384"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FileBrowserLang.E3"/>
    </style:style>
    <style:style style:name="ce386"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7"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9"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90"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39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392"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9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94"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17"/>
    </style:style>
    <style:style style:name="ce395"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F21"/>
    </style:style>
    <style:style style:name="ce396"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3"/>
    </style:style>
    <style:style style:name="ce400"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4"/>
    </style:style>
    <style:style style:name="ce401"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40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17"/>
    </style:style>
    <style:style style:name="ce403"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21"/>
    </style:style>
    <style:style style:name="ce4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0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41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17"/>
    </style:style>
    <style:style style:name="ce41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F21"/>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3"/>
    </style:style>
    <style:style style:name="ce41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4"/>
    </style:style>
    <style:style style:name="ce41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41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17"/>
    </style:style>
    <style:style style:name="ce41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F21"/>
    </style:style>
    <style:style style:name="ce4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23"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2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42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17"/>
    </style:style>
    <style:style style:name="ce42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F21"/>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3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3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43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17"/>
    </style:style>
    <style:style style:name="ce43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F21"/>
    </style:style>
    <style:style style:name="ce43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3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3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17"/>
    </style:style>
    <style:style style:name="ce43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F21"/>
    </style:style>
    <style:style style:name="ce44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2"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3"/>
    </style:style>
    <style:style style:name="ce443"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4"/>
    </style:style>
    <style:style style:name="ce44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17"/>
    </style:style>
    <style:style style:name="ce44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F21"/>
    </style:style>
    <style:style style:name="ce4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3"/>
    </style:style>
    <style:style style:name="ce44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4"/>
    </style:style>
    <style:style style:name="ce45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5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7"/>
    </style:style>
    <style:style style:name="ce45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F21"/>
    </style:style>
    <style:style style:name="ce4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5"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56"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5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5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62"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6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6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72" style:family="table-cell" style:parent-style-name="Default" style:data-style-name="N22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7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7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80" style:family="table-cell" style:parent-style-name="Default" style:data-style-name="N220000"/>
    <style:style style:name="ce481" style:family="table-cell" style:parent-style-name="Default" style:data-style-name="N23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data-style-name="N230000">
      <style:table-cell-properties fo:background-color="#e6e6e6"/>
      <style:text-properties fo:color="#000000"/>
    </style:style>
    <style:style style:name="ce48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5"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48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48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489"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490" style:family="table-cell" style:parent-style-name="Default" style:data-style-name="N230000"/>
    <style:style style:name="ce491" style:family="table-cell" style:parent-style-name="Default" style:data-style-name="N24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data-style-name="N24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3"/>
    </style:style>
    <style:style style:name="ce49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4"/>
    </style:style>
    <style:style style:name="ce4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50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501" style:family="table-cell" style:parent-style-name="Default" style:data-style-name="N240000"/>
    <style:style style:name="ce502" style:family="table-cell" style:parent-style-name="Default" style:data-style-name="N40148">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3" style:family="table-cell" style:parent-style-name="Default" style:data-style-name="N40000">
      <style:table-cell-properties fo:background-color="#e6e6e6"/>
      <style:text-properties fo:color="#000000"/>
    </style:style>
    <style:style style:name="ce504"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05"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6"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3"/>
    </style:style>
    <style:style style:name="ce5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14"/>
    </style:style>
    <style:style style:name="ce50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7"/>
    </style:style>
    <style:style style:name="ce51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F21"/>
    </style:style>
    <style:style style:name="ce512" style:family="table-cell" style:parent-style-name="Default" style:data-style-name="N40000"/>
    <style:style style:name="ce513" style:family="table-cell" style:parent-style-name="Default" style:data-style-name="N250000">
      <style:table-cell-properties fo:background-color="#4c4c4c" style:text-align-source="fix" style:repeat-content="false" style:vertical-align="middle"/>
      <style:paragraph-properties fo:text-align="center"/>
      <style:text-properties fo:color="#ffffff"/>
    </style:style>
    <style:style style:name="ce514" style:family="table-cell" style:parent-style-name="Default" style:data-style-name="N250000">
      <style:table-cell-properties fo:background-color="#e6e6e6"/>
    </style:style>
    <style:style style:name="ce515"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7" style:family="table-cell" style:parent-style-name="Default" style:data-style-name="N250000"/>
    <style:style style:name="ce518" style:family="table-cell" style:parent-style-name="Default" style:data-style-name="N26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9" style:family="table-cell" style:parent-style-name="Default" style:data-style-name="N260000">
      <style:table-cell-properties fo:background-color="#e6e6e6"/>
      <style:text-properties fo:color="#000000"/>
    </style:style>
    <style:style style:name="ce520"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1"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2"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3"/>
    </style:style>
    <style:style style:name="ce523"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4"/>
    </style:style>
    <style:style style:name="ce524"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25" style:family="table-cell" style:parent-style-name="Default" style:data-style-name="N260100">
      <style:table-cell-properties fo:background-color="transparent" fo:wrap-option="wrap"/>
      <style:text-properties fo:language="ca" fo:country="ES" fo:hyphenate="true"/>
      <style:map style:condition="cell-content()=0" style:apply-style-name="Missing_20_translation" style:base-cell-address="FileBrowserLang.W17"/>
    </style:style>
    <style:style style:name="ce526"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21"/>
    </style:style>
    <style:style style:name="ce527" style:family="table-cell" style:parent-style-name="Default" style:data-style-name="N260000"/>
    <style:style style:name="ce528" style:family="table-cell" style:parent-style-name="Default" style:data-style-name="N270000">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9"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0"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FileBrowserLang.C3"/>
    </style:style>
    <style:style style:name="ce531"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3"/>
    </style:style>
    <style:style style:name="ce53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4"/>
    </style:style>
    <style:style style:name="ce535"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7"/>
    </style:style>
    <style:style style:name="ce536"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1"/>
    </style:style>
    <style:style style:name="ce537" style:family="table-cell" style:parent-style-name="Default" style:data-style-name="N270000"/>
    <style:style style:name="ce53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3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FileBrowserLang.Y3"/>
    </style:style>
    <style:style style:name="ce54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9"/>
    </style:style>
    <style:style style:name="ce54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0"/>
    </style:style>
    <style:style style:name="ce543"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3"/>
    </style:style>
    <style:style style:name="ce54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4"/>
    </style:style>
    <style:style style:name="ce54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7"/>
    </style:style>
    <style:style style:name="ce54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21"/>
    </style:style>
    <style:style style:name="ce548" style:family="table-cell" style:parent-style-name="Default" style:data-style-name="N280000">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549" style:family="table-cell" style:parent-style-name="Default" style:data-style-name="N280000">
      <style:table-cell-properties fo:background-color="#e6e6e6"/>
      <style:text-properties fo:color="#000000"/>
    </style:style>
    <style:style style:name="ce550" style:family="table-cell" style:parent-style-name="標準_20_2" style:data-style-name="N280000">
      <style:table-cell-properties fo:background-color="transparent" fo:wrap-option="wrap" fo:padding="0.71mm"/>
      <style:text-properties fo:font-size="10pt" fo:hyphenate="true"/>
      <style:map style:condition="cell-content()=0" style:apply-style-name="Missing_20_translation" style:base-cell-address="FileBrowserLang.C3"/>
    </style:style>
    <style:style style:name="ce55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2"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3"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3"/>
    </style:style>
    <style:style style:name="ce55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4"/>
    </style:style>
    <style:style style:name="ce555"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7"/>
    </style:style>
    <style:style style:name="ce556"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F21"/>
    </style:style>
    <style:style style:name="ce557" style:family="table-cell" style:parent-style-name="Default" style:data-style-name="N280000"/>
    <style:style style:name="ce558"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59"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0"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3"/>
    </style:style>
    <style:style style:name="ce561"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4"/>
    </style:style>
    <style:style style:name="ce56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7"/>
    </style:style>
    <style:style style:name="ce563" style:family="table-cell" style:parent-style-name="Default">
      <style:map style:condition="cell-content()=0" style:apply-style-name="cf1" style:base-cell-address="FileBrowserLang.D3"/>
    </style:style>
    <style:style style:name="ce564"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F21"/>
    </style:style>
    <style:style style:name="ce565" style:family="table-cell" style:parent-style-name="Default" style:data-style-name="N90000"/>
    <style:style style:name="ce566"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7"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8"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69"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70" style:family="table-cell" style:parent-style-name="Default" style:data-style-name="N0">
      <style:map style:condition="cell-content()=0" style:apply-style-name="Missing_20_translation" style:base-cell-address="FileBrowserLang.AC3"/>
    </style:style>
    <style:style style:name="ce571" style:family="table-cell" style:parent-style-name="Default">
      <style:table-cell-properties fo:background-color="transparent" fo:wrap-option="wrap"/>
      <style:text-properties fo:hyphenate="true"/>
      <style:map style:condition="cell-content()=0" style:apply-style-name="cf1" style:base-cell-address="FileBrowserLang.D3"/>
    </style:style>
    <style:style style:name="ce572"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3" style:family="table-cell" style:parent-style-name="Default">
      <style:table-cell-properties fo:background-color="#e6e6e6" fo:wrap-option="wrap"/>
      <style:text-properties fo:color="#000000" fo:language="zxx" fo:country="none" fo:hyphenate="true"/>
    </style:style>
    <style:style style:name="ce574"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5"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6" style:family="table-cell" style:parent-style-name="Default">
      <style:table-cell-properties fo:background-color="transparent"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577"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78"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79" style:family="table-cell" style:parent-style-name="Default">
      <style:table-cell-properties fo:background-color="transparent" fo:wrap-option="wrap"/>
      <style:text-properties style:use-window-font-color="true" fo:language="zxx" fo:country="none" fo:hyphenate="true"/>
    </style:style>
    <style:style style:name="ce580"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1" style:family="table-cell" style:parent-style-name="Default">
      <style:table-cell-properties fo:wrap-option="wrap"/>
      <style:text-properties fo:hyphenate="true"/>
    </style:style>
    <style:style style:name="ce582" style:family="table-cell" style:parent-style-name="Default" style:data-style-name="N110000">
      <style:table-cell-properties fo:background-color="#4c4c4c" fo:wrap-option="wrap"/>
      <style:text-properties fo:language="zxx" fo:country="none" fo:hyphenate="true"/>
    </style:style>
    <style:style style:name="ce583" style:family="table-cell" style:parent-style-name="Default" style:data-style-name="N110000">
      <style:table-cell-properties fo:background-color="#e6e6e6" fo:wrap-option="wrap"/>
      <style:text-properties fo:color="#000000" fo:language="zxx" fo:country="none" fo:hyphenate="true"/>
    </style:style>
    <style:style style:name="ce584" style:family="table-cell" style:parent-style-name="Default">
      <style:table-cell-properties style:text-align-source="fix" style:repeat-content="false" fo:background-color="transparent" fo:wrap-option="wrap"/>
      <style:paragraph-properties fo:text-align="justify" fo:margin-left="0mm"/>
      <style:text-properties fo:language="zxx" fo:country="none" fo:hyphenate="true"/>
    </style:style>
    <style:style style:name="ce585" style:family="table-cell" style:parent-style-name="Default" style:data-style-name="N0">
      <style:table-cell-properties fo:background-color="transparent" fo:wrap-option="wrap" style:vertical-align="middle"/>
    </style:style>
    <style:style style:name="ce586"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7" style:family="table-cell" style:parent-style-name="Default" style:data-style-name="N30037">
      <style:table-cell-properties fo:background-color="#e6e6e6" fo:wrap-option="wrap"/>
      <style:text-properties fo:color="#000000" fo:language="en" fo:country="US" fo:hyphenate="true"/>
    </style:style>
    <style:style style:name="ce58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en" fo:country="US" fo:hyphenate="true"/>
    </style:style>
    <style:style style:name="ce590" style:family="table-cell" style:parent-style-name="Default" style:data-style-name="N30000">
      <style:table-cell-properties fo:background-color="transparent" fo:wrap-option="wrap"/>
      <style:text-properties fo:language="en" fo:country="US" fo:hyphenate="true"/>
    </style:style>
    <style:style style:name="ce591"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2"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style>
    <style:style style:name="ce59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style>
    <style:style style:name="ce595"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96" style:family="table-cell" style:parent-style-name="Default" style:data-style-name="N30000">
      <style:table-cell-properties fo:background-color="transparent" fo:wrap-option="wrap"/>
      <style:text-properties style:use-window-font-color="true" fo:language="en" fo:country="US" fo:hyphenate="true"/>
    </style:style>
    <style:style style:name="ce59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8"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9" style:family="table-cell" style:parent-style-name="Default" style:data-style-name="N30000">
      <style:table-cell-properties fo:wrap-option="wrap"/>
      <style:text-properties fo:hyphenate="true"/>
    </style:style>
    <style:style style:name="ce600"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1" style:family="table-cell" style:parent-style-name="Default" style:data-style-name="N10037">
      <style:table-cell-properties fo:background-color="#e6e6e6" fo:wrap-option="wrap"/>
      <style:text-properties fo:color="#000000" fo:language="fr" fo:country="FR" fo:hyphenate="true"/>
    </style:style>
    <style:style style:name="ce6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3"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0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198"/>
    </style:style>
    <style:style style:name="ce608"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0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1" style:family="table-cell" style:parent-style-name="Default" style:data-style-name="N1201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2" style:family="table-cell" style:parent-style-name="Default" style:data-style-name="N120100">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3"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3"/>
    </style:style>
    <style:style style:name="ce614" style:family="table-cell" style:parent-style-name="Default" style:data-style-name="N100">
      <style:table-cell-properties fo:background-color="transparent" fo:wrap-option="wrap" style:vertical-align="automatic"/>
      <style:map style:condition="cell-content()=0" style:apply-style-name="cf7" style:base-cell-address="ScreenManagerLang.E3"/>
    </style:style>
    <style:style style:name="ce61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198"/>
    </style:style>
    <style:style style:name="ce616"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7" style:base-cell-address="ScreenManagerLang.E3"/>
    </style:style>
    <style:style style:name="ce617" style:family="table-cell" style:parent-style-name="Default" style:data-style-name="N120100">
      <style:table-cell-properties fo:wrap-option="wrap"/>
      <style:text-properties fo:hyphenate="true"/>
    </style:style>
    <style:style style:name="ce618" style:family="table-cell" style:parent-style-name="Default" style:data-style-name="N1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9" style:family="table-cell" style:parent-style-name="Default" style:data-style-name="N130000">
      <style:table-cell-properties fo:background-color="#e6e6e6" fo:wrap-option="wrap"/>
      <style:text-properties fo:color="#000000" fo:language="de" fo:country="DE" fo:hyphenate="true"/>
    </style:style>
    <style:style style:name="ce620"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2"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3"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624"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5" style:family="table-cell" style:parent-style-name="Default" style:data-style-name="N1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26" style:family="table-cell" style:parent-style-name="Default" style:data-style-name="N13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7"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9" style:family="table-cell" style:parent-style-name="Default" style:data-style-name="N130000">
      <style:table-cell-properties fo:wrap-option="wrap"/>
      <style:text-properties fo:hyphenate="true"/>
    </style:style>
    <style:style style:name="ce630"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1" style:family="table-cell" style:parent-style-name="Default" style:data-style-name="N140000">
      <style:table-cell-properties fo:background-color="#e6e6e6" fo:wrap-option="wrap"/>
      <style:text-properties fo:color="#000000" fo:language="es" fo:country="ES" fo:hyphenate="true"/>
    </style:style>
    <style:style style:name="ce632"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33" style:family="table-cell" style:parent-style-name="Default">
      <style:map style:condition="cell-content()=0" style:apply-style-name="cf1" style:base-cell-address="ScreenManagerLang.D3"/>
    </style:style>
    <style:style style:name="ce634"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35"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198"/>
    </style:style>
    <style:style style:name="ce636" style:family="table-cell" style:parent-style-name="Default" style:data-style-name="N14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1" style:base-cell-address="ScreenManagerLang.D3"/>
    </style:style>
    <style:style style:name="ce637" style:family="table-cell" style:parent-style-name="Default" style:data-style-name="N14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38"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1" style:family="table-cell" style:parent-style-name="Default" style:data-style-name="N1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2" style:family="table-cell" style:parent-style-name="Default" style:data-style-name="N140000">
      <style:table-cell-properties fo:wrap-option="wrap"/>
      <style:text-properties fo:hyphenate="true"/>
    </style:style>
    <style:style style:name="ce643" style:family="table-cell" style:parent-style-name="Default" style:data-style-name="N1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4" style:family="table-cell" style:parent-style-name="Default" style:data-style-name="N15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5"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47"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4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649" style:family="table-cell" style:parent-style-name="Default" style:data-style-name="N1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50"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2"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3" style:family="table-cell" style:parent-style-name="Default" style:data-style-name="N15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4" style:family="table-cell" style:parent-style-name="Default" style:data-style-name="N150000">
      <style:table-cell-properties fo:wrap-option="wrap"/>
      <style:text-properties fo:hyphenate="true"/>
    </style:style>
    <style:style style:name="ce655" style:family="table-cell" style:parent-style-name="Default" style:data-style-name="N160000">
      <style:table-cell-properties fo:background-color="#4c4c4c" style:text-align-source="fix" style:repeat-content="false" fo:wrap-option="wrap"/>
      <style:paragraph-properties fo:text-align="center" fo:margin-left="0mm"/>
      <style:text-properties fo:color="#ffffff" fo:hyphenate="true"/>
    </style:style>
    <style:style style:name="ce656" style:family="table-cell" style:parent-style-name="Default" style:data-style-name="N160000">
      <style:table-cell-properties fo:background-color="#e6e6e6" fo:wrap-option="wrap"/>
      <style:text-properties fo:color="#000000" fo:language="pl" fo:country="PL" fo:hyphenate="true"/>
    </style:style>
    <style:style style:name="ce65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58"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9"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ScreenManagerLang.D3"/>
    </style:style>
    <style:style style:name="ce66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198"/>
    </style:style>
    <style:style style:name="ce661" style:family="table-cell" style:parent-style-name="Default" style:data-style-name="N160000">
      <style:table-cell-properties fo:background-color="transparent" fo:wrap-option="wrap" style:vertical-align="automatic"/>
      <style:map style:condition="cell-content()=0" style:apply-style-name="cf1" style:base-cell-address="ScreenManagerLang.D3"/>
    </style:style>
    <style:style style:name="ce6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6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fo:language="pl" fo:country="PL" fo:hyphenate="true"/>
      <style:map style:condition="cell-content()=0" style:apply-style-name="cf1" style:base-cell-address="ScreenManagerLang.D3"/>
    </style:style>
    <style:style style:name="ce664" style:family="table-cell" style:parent-style-name="Default" style:data-style-name="N160000">
      <style:table-cell-properties fo:wrap-option="wrap"/>
      <style:text-properties fo:hyphenate="true"/>
    </style:style>
    <style:style style:name="ce665" style:family="table-cell" style:parent-style-name="Default" style:data-style-name="N170000">
      <style:table-cell-properties fo:background-color="#4c4c4c" style:text-align-source="fix" style:repeat-content="false" fo:wrap-option="wrap"/>
      <style:paragraph-properties fo:text-align="center" fo:margin-left="0mm"/>
      <style:text-properties fo:color="#ffffff" fo:hyphenate="true"/>
    </style:style>
    <style:style style:name="ce666" style:family="table-cell" style:parent-style-name="Default" style:data-style-name="N170000">
      <style:table-cell-properties fo:background-color="#e6e6e6" fo:wrap-option="wrap"/>
      <style:text-properties fo:language="it" fo:country="IT" fo:hyphenate="true"/>
    </style:style>
    <style:style style:name="ce667"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8"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3"/>
    </style:style>
    <style:style style:name="ce669" style:family="table-cell" style:parent-style-name="Default" style:data-style-name="N170000">
      <style:table-cell-properties fo:background-color="transparent" fo:wrap-option="wrap"/>
      <style:text-properties fo:language="en" fo:country="US" fo:hyphenate="true"/>
      <style:map style:condition="cell-content()=0" style:apply-style-name="cf1" style:base-cell-address="ScreenManagerLang.D3"/>
    </style:style>
    <style:style style:name="ce670" style:family="table-cell" style:parent-style-name="Default" style:data-style-name="N17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7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2"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198"/>
    </style:style>
    <style:style style:name="ce673" style:family="table-cell" style:parent-style-name="Default" style:data-style-name="N1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5" style:family="table-cell" style:parent-style-name="Default" style:data-style-name="N170000">
      <style:table-cell-properties fo:background-color="transparent" fo:wrap-option="wrap"/>
      <style:text-properties style:use-window-font-color="true" fo:language="it" fo:country="IT" fo:hyphenate="true"/>
      <style:map style:condition="cell-content()=0" style:apply-style-name="cf1" style:base-cell-address="ScreenManagerLang.D3"/>
    </style:style>
    <style:style style:name="ce676"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7" style:family="table-cell" style:parent-style-name="Default" style:data-style-name="N170000">
      <style:table-cell-properties fo:wrap-option="wrap"/>
      <style:text-properties fo:hyphenate="true"/>
    </style:style>
    <style:style style:name="ce678" style:family="table-cell" style:parent-style-name="Default" style:data-style-name="N180000">
      <style:table-cell-properties fo:background-color="#4c4c4c" style:text-align-source="fix" style:repeat-content="false" fo:wrap-option="wrap"/>
      <style:paragraph-properties fo:text-align="center" fo:margin-left="0mm"/>
      <style:text-properties fo:color="#ffffff" fo:hyphenate="true"/>
    </style:style>
    <style:style style:name="ce679" style:family="table-cell" style:parent-style-name="Default" style:data-style-name="N180000">
      <style:table-cell-properties fo:background-color="#e6e6e6" fo:wrap-option="wrap"/>
      <style:text-properties fo:color="#000000" fo:language="ro" fo:country="RO" fo:hyphenate="true"/>
    </style:style>
    <style:style style:name="ce68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1"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8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ro" fo:country="RO" fo:hyphenate="true"/>
      <style:map style:condition="cell-content()=0" style:apply-style-name="cf1" style:base-cell-address="ScreenManagerLang.D3"/>
    </style:style>
    <style:style style:name="ce683"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3"/>
    </style:style>
    <style:style style:name="ce68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7"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198"/>
    </style:style>
    <style:style style:name="ce688"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0" style:family="table-cell" style:parent-style-name="Default" style:data-style-name="N180000">
      <style:table-cell-properties fo:background-color="transparent" fo:wrap-option="wrap"/>
      <style:text-properties style:use-window-font-color="true" fo:language="ro" fo:country="RO" fo:hyphenate="true"/>
      <style:map style:condition="cell-content()=0" style:apply-style-name="cf1" style:base-cell-address="ScreenManagerLang.D3"/>
    </style:style>
    <style:style style:name="ce691" style:family="table-cell" style:parent-style-name="Default" style:data-style-name="N180000">
      <style:table-cell-properties fo:background-color="transparent" fo:wrap-option="wrap"/>
      <style:text-properties fo:hyphenate="true"/>
      <style:map style:condition="cell-content()=0" style:apply-style-name="cf1" style:base-cell-address="ScreenManagerLang.D3"/>
    </style:style>
    <style:style style:name="ce692" style:family="table-cell" style:parent-style-name="Default" style:data-style-name="N180000">
      <style:table-cell-properties fo:wrap-option="wrap"/>
      <style:text-properties fo:hyphenate="true"/>
    </style:style>
    <style:style style:name="ce693" style:family="table-cell" style:parent-style-name="Default" style:data-style-name="N190000">
      <style:table-cell-properties fo:background-color="#4c4c4c" style:text-align-source="fix" style:repeat-content="false" fo:wrap-option="wrap"/>
      <style:paragraph-properties fo:text-align="center" fo:margin-left="0mm"/>
      <style:text-properties fo:color="#ffffff" fo:hyphenate="true"/>
    </style:style>
    <style:style style:name="ce694" style:family="table-cell" style:parent-style-name="Default" style:data-style-name="N190000">
      <style:table-cell-properties fo:background-color="#e6e6e6" fo:wrap-option="wrap"/>
      <style:text-properties fo:color="#000000" fo:language="fi" fo:country="FI" fo:hyphenate="true"/>
    </style:style>
    <style:style style:name="ce69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6"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9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fi" fo:country="FI" fo:hyphenate="true"/>
      <style:map style:condition="cell-content()=0" style:apply-style-name="cf1" style:base-cell-address="ScreenManagerLang.D3"/>
    </style:style>
    <style:style style:name="ce698"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3"/>
    </style:style>
    <style:style style:name="ce69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0"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198"/>
    </style:style>
    <style:style style:name="ce701"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3" style:family="table-cell" style:parent-style-name="Default" style:data-style-name="N190000">
      <style:table-cell-properties fo:background-color="transparent" fo:wrap-option="wrap"/>
      <style:text-properties style:use-window-font-color="true" fo:language="fi" fo:country="FI" fo:hyphenate="true"/>
      <style:map style:condition="cell-content()=0" style:apply-style-name="cf1" style:base-cell-address="ScreenManagerLang.D3"/>
    </style:style>
    <style:style style:name="ce704"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5" style:family="table-cell" style:parent-style-name="Default" style:data-style-name="N190000">
      <style:table-cell-properties fo:wrap-option="wrap"/>
      <style:text-properties fo:hyphenate="true"/>
    </style:style>
    <style:style style:name="ce706" style:family="table-cell" style:parent-style-name="Default" style:data-style-name="N200000">
      <style:table-cell-properties fo:background-color="#4c4c4c" style:text-align-source="fix" style:repeat-content="false" fo:wrap-option="wrap" fo:border="none"/>
      <style:paragraph-properties fo:text-align="center" fo:margin-left="0mm"/>
      <style:text-properties fo:color="#ffffff" fo:hyphenate="true"/>
    </style:style>
    <style:style style:name="ce707" style:family="table-cell" style:parent-style-name="Default" style:data-style-name="N200000">
      <style:table-cell-properties fo:background-color="#e6e6e6" fo:wrap-option="wrap"/>
      <style:text-properties fo:color="#000000" fo:language="nb" fo:country="NO" fo:hyphenate="true"/>
    </style:style>
    <style:style style:name="ce708"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3"/>
    </style:style>
    <style:style style:name="ce709" style:family="table-cell" style:parent-style-name="Default" style:data-style-name="N20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ScreenManagerLang.D3"/>
    </style:style>
    <style:style style:name="ce711"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198"/>
    </style:style>
    <style:style style:name="ce712" style:family="table-cell" style:parent-style-name="Default" style:data-style-name="N200000">
      <style:table-cell-properties fo:background-color="transparent" fo:wrap-option="wrap" style:vertical-align="middle"/>
      <style:map style:condition="cell-content()=0" style:apply-style-name="cf1" style:base-cell-address="ScreenManagerLang.D3"/>
    </style:style>
    <style:style style:name="ce71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4" style:family="table-cell" style:parent-style-name="Default">
      <style:table-cell-properties fo:background-color="transparent" fo:wrap-option="wrap"/>
      <style:text-properties fo:language="nb" fo:country="NO" fo:hyphenate="true"/>
      <style:map style:condition="cell-content()=0" style:apply-style-name="cf1" style:base-cell-address="ScreenManagerLang.D3"/>
    </style:style>
    <style:style style:name="ce715" style:family="table-cell" style:parent-style-name="Default" style:data-style-name="N200000">
      <style:table-cell-properties fo:background-color="transparent" fo:wrap-option="wrap"/>
      <style:text-properties style:use-window-font-color="true" fo:language="nb" fo:country="NO" fo:hyphenate="true"/>
      <style:map style:condition="cell-content()=0" style:apply-style-name="cf1" style:base-cell-address="ScreenManagerLang.D3"/>
    </style:style>
    <style:style style:name="ce716" style:family="table-cell" style:parent-style-name="Default" style:data-style-name="N200000">
      <style:table-cell-properties fo:wrap-option="wrap"/>
      <style:text-properties fo:hyphenate="true"/>
    </style:style>
    <style:style style:name="ce717"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18"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1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2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198"/>
    </style:style>
    <style:style style:name="ce721"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1" style:base-cell-address="ScreenManagerLang.D3"/>
    </style:style>
    <style:style style:name="ce722" style:family="table-cell" style:parent-style-name="Default" style:data-style-name="N50116">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2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2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25" style:family="table-cell" style:parent-style-name="Default" style:data-style-name="N50000">
      <style:table-cell-properties fo:wrap-option="wrap"/>
      <style:text-properties fo:hyphenate="true"/>
    </style:style>
    <style:style style:name="ce726"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7" style:family="table-cell" style:parent-style-name="Default" style:data-style-name="N21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8"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9"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1" style:base-cell-address="ScreenManagerLang.D3"/>
    </style:style>
    <style:style style:name="ce73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1"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732"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4" style:family="table-cell" style:parent-style-name="Default" style:data-style-name="N210000">
      <style:table-cell-properties fo:wrap-option="wrap"/>
      <style:text-properties fo:hyphenate="true"/>
    </style:style>
    <style:style style:name="ce735" style:family="table-cell" style:parent-style-name="Default" style:data-style-name="N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6" style:family="table-cell" style:parent-style-name="Default" style:data-style-name="N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fo:language="el" fo:country="GR" fo:hyphenate="true"/>
    </style:style>
    <style:style style:name="ce73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38"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1" style:base-cell-address="ScreenManagerLang.D3"/>
    </style:style>
    <style:style style:name="ce73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1" style:base-cell-address="ScreenManagerLang.D3"/>
    </style:style>
    <style:style style:name="ce740" style:family="table-cell" style:parent-style-name="Default" style:data-style-name="N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742" style:family="table-cell" style:parent-style-name="Default" style:data-style-name="N70000">
      <style:table-cell-properties style:text-align-source="fix" style:repeat-content="false" fo:background-color="transparent" fo:wrap-option="wrap" style:vertical-align="middle"/>
      <style:paragraph-properties fo:text-align="start" fo:margin-left="0mm"/>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4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4" style:family="table-cell" style:parent-style-name="Default" style:data-style-name="N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6" style:family="table-cell" style:parent-style-name="Default" style:data-style-name="N70000">
      <style:table-cell-properties fo:wrap-option="wrap"/>
      <style:text-properties fo:hyphenate="true"/>
    </style:style>
    <style:style style:name="ce747" style:family="table-cell" style:parent-style-name="Default" style:data-style-name="N60113">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8"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0"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1" style:base-cell-address="ScreenManagerLang.D3"/>
    </style:style>
    <style:style style:name="ce751" style:family="table-cell" style:parent-style-name="Default" style:data-style-name="N60000">
      <style:table-cell-properties fo:background-color="transparent" fo:wrap-option="wrap"/>
      <style:text-properties fo:language="lt" fo:country="LT" fo:hyphenate="true"/>
      <style:map style:condition="cell-content()=0" style:apply-style-name="cf1" style:base-cell-address="ScreenManagerLang.D3"/>
    </style:style>
    <style:style style:name="ce75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753"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6" style:family="table-cell" style:parent-style-name="Default" style:data-style-name="N60000">
      <style:table-cell-properties fo:wrap-option="wrap"/>
      <style:text-properties fo:hyphenate="true"/>
    </style:style>
    <style:style style:name="ce757" style:family="table-cell" style:parent-style-name="Default" style:data-style-name="N22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8"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0" style:family="table-cell" style:parent-style-name="Default" style:data-style-name="N220000">
      <style:table-cell-properties fo:background-color="transparent" fo:wrap-option="wrap"/>
      <style:text-properties fo:language="sv" fo:country="SE" fo:hyphenate="true"/>
      <style:map style:condition="cell-content()=0" style:apply-style-name="cf1" style:base-cell-address="ScreenManagerLang.D3"/>
    </style:style>
    <style:style style:name="ce76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762"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63" style:family="table-cell" style:parent-style-name="Default">
      <style:table-cell-properties fo:background-color="transparent" fo:wrap-option="wrap"/>
      <style:text-properties fo:language="sv" fo:country="SE" fo:hyphenate="true"/>
      <style:map style:condition="cell-content()=0" style:apply-style-name="cf1" style:base-cell-address="ScreenManagerLang.D3"/>
    </style:style>
    <style:style style:name="ce764" style:family="table-cell" style:parent-style-name="Default" style:data-style-name="N220000">
      <style:table-cell-properties fo:wrap-option="wrap"/>
      <style:text-properties fo:hyphenate="true"/>
    </style:style>
    <style:style style:name="ce765" style:family="table-cell" style:parent-style-name="Default" style:data-style-name="N23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6" style:family="table-cell" style:parent-style-name="Default" style:data-style-name="N230000">
      <style:table-cell-properties fo:background-color="#e6e6e6" fo:wrap-option="wrap"/>
      <style:text-properties fo:color="#000000" fo:hyphenate="true"/>
    </style:style>
    <style:style style:name="ce76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8" style:family="table-cell" style:parent-style-name="Default" style:data-style-name="N23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6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a" fo:country="DK" fo:hyphenate="true"/>
      <style:map style:condition="cell-content()=0" style:apply-style-name="cf1" style:base-cell-address="ScreenManagerLang.D3"/>
    </style:style>
    <style:style style:name="ce77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771"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72" style:family="table-cell" style:parent-style-name="Default" style:data-style-name="N230000">
      <style:table-cell-properties fo:background-color="transparent" fo:wrap-option="wrap"/>
      <style:text-properties fo:language="da" fo:country="DK" fo:hyphenate="true"/>
      <style:map style:condition="cell-content()=0" style:apply-style-name="cf1" style:base-cell-address="ScreenManagerLang.D3"/>
    </style:style>
    <style:style style:name="ce77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4" style:family="table-cell" style:parent-style-name="Default">
      <style:table-cell-properties fo:background-color="transparent" fo:wrap-option="wrap"/>
      <style:text-properties fo:language="da" fo:country="DK" fo:hyphenate="true"/>
      <style:map style:condition="cell-content()=0" style:apply-style-name="cf1" style:base-cell-address="ScreenManagerLang.D3"/>
    </style:style>
    <style:style style:name="ce775" style:family="table-cell" style:parent-style-name="Default" style:data-style-name="N230000">
      <style:table-cell-properties fo:wrap-option="wrap"/>
      <style:text-properties fo:hyphenate="true"/>
    </style:style>
    <style:style style:name="ce776" style:family="table-cell" style:parent-style-name="Default" style:data-style-name="N24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7" style:family="table-cell" style:parent-style-name="Default" style:data-style-name="N24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3"/>
    </style:style>
    <style:style style:name="ce77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198"/>
    </style:style>
    <style:style style:name="ce78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1" style:family="table-cell" style:parent-style-name="Default" style:data-style-name="N240000">
      <style:table-cell-properties fo:background-color="transparent" fo:wrap-option="wrap" style:vertical-align="automatic"/>
      <style:map style:condition="cell-content()=0" style:apply-style-name="cf1" style:base-cell-address="ScreenManagerLang.D3"/>
    </style:style>
    <style:style style:name="ce7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3" style:family="table-cell" style:parent-style-name="Default">
      <style:table-cell-properties fo:background-color="transparent" fo:wrap-option="wrap"/>
      <style:text-properties fo:language="cs" fo:country="CZ" fo:hyphenate="true"/>
      <style:map style:condition="cell-content()=0" style:apply-style-name="cf1" style:base-cell-address="ScreenManagerLang.D3"/>
    </style:style>
    <style:style style:name="ce784" style:family="table-cell" style:parent-style-name="Default" style:data-style-name="N240000">
      <style:table-cell-properties fo:wrap-option="wrap"/>
      <style:text-properties fo:hyphenate="true"/>
    </style:style>
    <style:style style:name="ce785" style:family="table-cell" style:parent-style-name="Default" style:data-style-name="N40148">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6" style:family="table-cell" style:parent-style-name="Default" style:data-style-name="N40000">
      <style:table-cell-properties fo:background-color="#e6e6e6" fo:wrap-option="wrap"/>
      <style:text-properties fo:color="#000000" fo:hyphenate="true"/>
    </style:style>
    <style:style style:name="ce7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198"/>
    </style:style>
    <style:style style:name="ce791"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792" style:family="table-cell" style:parent-style-name="Default" style:data-style-name="N40000">
      <style:table-cell-properties fo:background-color="transparent" fo:wrap-option="wrap"/>
      <style:text-properties fo:hyphenate="true"/>
      <style:map style:condition="cell-content()=0" style:apply-style-name="cf1" style:base-cell-address="ScreenManagerLang.D3"/>
    </style:style>
    <style:style style:name="ce7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9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795" style:family="table-cell" style:parent-style-name="Default">
      <style:table-cell-properties fo:background-color="transparent" fo:wrap-option="wrap"/>
      <style:text-properties fo:language="ca" fo:country="ES" fo:hyphenate="true"/>
      <style:map style:condition="cell-content()=0" style:apply-style-name="cf1" style:base-cell-address="ScreenManagerLang.D3"/>
    </style:style>
    <style:style style:name="ce79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font-name-asian="돋움" fo:hyphenate="true"/>
      <style:map style:condition="cell-content()=0" style:apply-style-name="cf1" style:base-cell-address="ScreenManagerLang.D3"/>
    </style:style>
    <style:style style:name="ce797" style:family="table-cell" style:parent-style-name="Default" style:data-style-name="N40000">
      <style:table-cell-properties fo:wrap-option="wrap"/>
      <style:text-properties fo:hyphenate="true"/>
    </style:style>
    <style:style style:name="ce798" style:family="table-cell" style:parent-style-name="Default" style:data-style-name="N250000">
      <style:table-cell-properties fo:background-color="#4c4c4c" style:text-align-source="fix" style:repeat-content="false" fo:wrap-option="wrap" style:vertical-align="middle"/>
      <style:paragraph-properties fo:text-align="center"/>
      <style:text-properties fo:color="#ffffff"/>
    </style:style>
    <style:style style:name="ce799" style:family="table-cell" style:parent-style-name="Default" style:data-style-name="N250000">
      <style:table-cell-properties fo:background-color="#e6e6e6" fo:wrap-option="wrap" style:vertical-align="middle"/>
    </style:style>
    <style:style style:name="ce800"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01" style:family="table-cell" style:parent-style-name="Default" style:data-style-name="N0">
      <style:table-cell-properties fo:wrap-option="wrap" style:vertical-align="middle"/>
      <style:text-properties fo:color="#222222" fo:font-size="10pt" style:font-size-asian="10pt" style:font-size-complex="10pt"/>
      <style:map style:condition="cell-content()=0" style:apply-style-name="cf1" style:base-cell-address="ScreenManagerLang.D3"/>
    </style:style>
    <style:style style:name="ce802" style:family="table-cell" style:parent-style-name="Default" style:data-style-name="N250000">
      <style:table-cell-properties fo:background-color="transparent" fo:wrap-option="wrap" style:vertical-align="automatic"/>
      <style:map style:condition="cell-content()=0" style:apply-style-name="cf1" style:base-cell-address="ScreenManagerLang.D3"/>
    </style:style>
    <style:style style:name="ce803" style:family="table-cell" style:parent-style-name="Default" style:data-style-name="N250000">
      <style:table-cell-properties fo:background-color="transparent" fo:wrap-option="wrap" style:vertical-align="automatic"/>
      <style:text-properties fo:color="#333333" fo:font-size="12pt" style:font-size-asian="12pt" style:font-size-complex="12pt"/>
      <style:map style:condition="cell-content()=0" style:apply-style-name="cf1" style:base-cell-address="ScreenManagerLang.D3"/>
    </style:style>
    <style:style style:name="ce804"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198"/>
    </style:style>
    <style:style style:name="ce805" style:family="table-cell" style:parent-style-name="Default" style:data-style-name="N0">
      <style:map style:condition="cell-content()=0" style:apply-style-name="cf1" style:base-cell-address="ScreenManagerLang.D3"/>
    </style:style>
    <style:style style:name="ce806"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07"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08" style:family="table-cell" style:parent-style-name="Default" style:data-style-name="N499">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09" style:family="table-cell" style:parent-style-name="Default" style:data-style-name="N250000">
      <style:table-cell-properties fo:wrap-option="wrap" style:vertical-align="middle"/>
    </style:style>
    <style:style style:name="ce810"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1" style:family="table-cell" style:parent-style-name="Default" style:data-style-name="N260000">
      <style:table-cell-properties fo:background-color="#e6e6e6" fo:wrap-option="wrap"/>
      <style:text-properties fo:color="#000000" fo:hyphenate="true"/>
    </style:style>
    <style:style style:name="ce812"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3"/>
    </style:style>
    <style:style style:name="ce813"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198"/>
    </style:style>
    <style:style style:name="ce81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15" style:family="table-cell" style:parent-style-name="Default" style:data-style-name="N260000">
      <style:table-cell-properties fo:background-color="transparent" fo:wrap-option="wrap"/>
      <style:text-properties style:font-name="Arial1" fo:language="ca" fo:country="ES" style:font-name-asian="Lucida Sans Unicode" style:font-name-complex="Arial1" fo:hyphenate="true"/>
      <style:map style:condition="cell-content()=0" style:apply-style-name="cf1" style:base-cell-address="ScreenManagerLang.D3"/>
    </style:style>
    <style:style style:name="ce816" style:family="table-cell" style:parent-style-name="Default" style:data-style-name="N260000">
      <style:table-cell-properties fo:background-color="transparent" fo:wrap-option="wrap" style:vertical-align="middle"/>
      <style:map style:condition="cell-content()=0" style:apply-style-name="cf1" style:base-cell-address="ScreenManagerLang.D3"/>
    </style:style>
    <style:style style:name="ce817" style:family="table-cell" style:parent-style-name="Default" style:data-style-name="N260000">
      <style:table-cell-properties fo:wrap-option="wrap"/>
      <style:text-properties fo:hyphenate="true"/>
    </style:style>
    <style:style style:name="ce818"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9"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0"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82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2" style:family="table-cell" style:parent-style-name="Default" style:data-style-name="N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2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4"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5" style:family="table-cell" style:parent-style-name="Default" style:data-style-name="N270000">
      <style:table-cell-properties fo:wrap-option="wrap"/>
      <style:text-properties fo:hyphenate="true"/>
    </style:style>
    <style:style style:name="ce826" style:family="table-cell" style:parent-style-name="Default" style:data-style-name="N80100">
      <style:table-cell-properties fo:background-color="#4c4c4c" style:text-align-source="fix" style:repeat-content="false" fo:wrap-option="wrap"/>
      <style:paragraph-properties fo:text-align="center" fo:margin-left="0mm"/>
      <style:text-properties fo:color="#ffffff" fo:hyphenate="true"/>
    </style:style>
    <style:style style:name="ce82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8"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2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8"/>
    </style:style>
    <style:style style:name="ce830"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31"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832" style:family="table-cell" style:parent-style-name="Default" style:data-style-name="N801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3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34" style:family="table-cell" style:parent-style-name="Default" style:data-style-name="N80100">
      <style:table-cell-properties fo:wrap-option="wrap"/>
      <style:text-properties fo:hyphenate="true"/>
    </style:style>
    <style:style style:name="ce835" style:family="table-cell" style:parent-style-name="Default" style:data-style-name="N280000">
      <style:table-cell-properties fo:background-color="#4c4c4c" style:text-align-source="fix" style:repeat-content="false" fo:wrap-option="wrap"/>
      <style:paragraph-properties fo:text-align="center" fo:margin-left="0mm"/>
      <style:text-properties fo:color="#ffffff" style:font-name="Arial2" fo:font-size="10pt" style:font-size-asian="10pt" style:font-size-complex="10pt" fo:hyphenate="true"/>
    </style:style>
    <style:style style:name="ce836" style:family="table-cell" style:parent-style-name="Default" style:data-style-name="N280000">
      <style:table-cell-properties fo:background-color="#e6e6e6" fo:wrap-option="wrap"/>
      <style:text-properties fo:color="#000000" fo:hyphenate="true"/>
    </style:style>
    <style:style style:name="ce83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38"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39"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40"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198"/>
    </style:style>
    <style:style style:name="ce841"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42" style:family="table-cell" style:parent-style-name="標準_20_2" style:data-style-name="N28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1" style:base-cell-address="ScreenManagerLang.D3"/>
    </style:style>
    <style:style style:name="ce843" style:family="table-cell" style:parent-style-name="標準_20_2" style:data-style-name="N491">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44"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45"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46" style:family="table-cell" style:parent-style-name="Default" style:data-style-name="N280000">
      <style:table-cell-properties fo:wrap-option="wrap"/>
      <style:text-properties fo:hyphenate="true"/>
    </style:style>
    <style:style style:name="ce847"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8" style:family="table-cell" style:parent-style-name="Default" style:data-style-name="N90000">
      <style:table-cell-properties fo:background-color="#e6e6e6" fo:wrap-option="wrap"/>
      <style:text-properties fo:color="#000000" fo:hyphenate="true"/>
    </style:style>
    <style:style style:name="ce849"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3"/>
    </style:style>
    <style:style style:name="ce850"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1"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198"/>
    </style:style>
    <style:style style:name="ce852"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3" style:family="table-cell" style:parent-style-name="Default" style:data-style-name="N9000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54" style:family="table-cell" style:parent-style-name="Default" style:data-style-name="N90000">
      <style:table-cell-properties fo:background-color="transparent" fo:wrap-option="wrap"/>
      <style:text-properties fo:language="mk" fo:country="MK" fo:hyphenate="true"/>
      <style:map style:condition="cell-content()=0" style:apply-style-name="cf1" style:base-cell-address="ScreenManagerLang.D3"/>
    </style:style>
    <style:style style:name="ce855"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cf1" style:base-cell-address="ScreenManagerLang.D3"/>
    </style:style>
    <style:style style:name="ce856" style:family="table-cell" style:parent-style-name="Default" style:data-style-name="N90000">
      <style:table-cell-properties fo:wrap-option="wrap"/>
      <style:text-properties fo:hyphenate="true"/>
    </style:style>
    <style:style style:name="ce857" style:family="table-cell" style:parent-style-name="Default" style:data-style-name="N100000">
      <style:table-cell-properties fo:background-color="transparent" fo:wrap-option="wrap" style:vertical-align="middle"/>
      <style:map style:condition="cell-content()=0" style:apply-style-name="cf1" style:base-cell-address="ScreenManagerLang.D3"/>
    </style:style>
    <style:style style:name="ce858" style:family="table-cell" style:parent-style-name="Default" style:data-style-name="N1000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59"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60"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ScreenManagerLang.D3"/>
    </style:style>
    <style:style style:name="ce861" style:family="table-cell" style:parent-style-name="Default" style:data-style-name="N100000">
      <style:table-cell-properties fo:background-color="transparent" fo:wrap-option="wrap" style:vertical-align="middle"/>
      <style:map style:condition="cell-content()=0" style:apply-style-name="cf1" style:base-cell-address="ScreenManagerLang.D198"/>
    </style:style>
    <style:style style:name="ce862" style:family="table-cell" style:parent-style-name="Default" style:data-style-name="N1000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63" style:family="table-cell" style:parent-style-name="Default" style:data-style-name="N100000">
      <style:table-cell-properties fo:wrap-option="wrap" style:vertical-align="middle"/>
      <style:paragraph-properties fo:margin-left="0mm" style:writing-mode="lr-tb"/>
      <style:map style:condition="cell-content()=0" style:apply-style-name="cf1" style:base-cell-address="ScreenManagerLang.D3"/>
    </style:style>
    <style:style style:name="ce864" style:family="table-cell" style:parent-style-name="Default" style:data-style-name="N100000">
      <style:table-cell-properties style:vertical-align="middle"/>
      <style:paragraph-properties fo:margin-left="0mm" style:writing-mode="lr-tb"/>
      <style:map style:condition="cell-content()=0" style:apply-style-name="cf1" style:base-cell-address="ScreenManagerLang.D3"/>
    </style:style>
    <style:style style:name="ce865" style:family="table-cell" style:parent-style-name="Default" style:data-style-name="N0">
      <style:table-cell-properties fo:wrap-option="wrap" style:vertical-align="middle"/>
    </style:style>
    <style:style style:name="ce866" style:family="table-cell" style:parent-style-name="Default" style:data-style-name="N0">
      <style:table-cell-properties fo:background-color="transparent" fo:wrap-option="wrap" style:vertical-align="middle"/>
      <style:map style:condition="cell-content()=0" style:apply-style-name="cf1" style:base-cell-address="ScreenManagerLang.D3"/>
    </style:style>
    <style:style style:name="ce867" style:family="table-cell" style:parent-style-name="Default" style:data-style-name="N0">
      <style:table-cell-properties fo:background-color="transparent" fo:wrap-option="wrap" style:vertical-align="middle"/>
      <style:text-properties style:font-name="Calibri Light" fo:font-size="10pt" style:font-name-asian="Calibri Light" style:font-size-asian="10pt" style:font-name-complex="Calibri Light" style:font-size-complex="10pt"/>
      <style:map style:condition="cell-content()=0" style:apply-style-name="cf1" style:base-cell-address="ScreenManagerLang.D3"/>
    </style:style>
    <style:style style:name="ce868" style:family="table-cell" style:parent-style-name="Default" style:data-style-name="N30000">
      <style:table-cell-properties fo:background-color="transparent" fo:wrap-option="wrap" style:vertical-align="automatic"/>
      <style:map style:condition="cell-content()=0" style:apply-style-name="cf1" style:base-cell-address="ScreenManagerLang.D3"/>
    </style:style>
    <style:style style:name="ce869" style:family="table-cell" style:parent-style-name="Default" style:data-style-name="N0">
      <style:text-properties fo:color="#212121" fo:font-size="12pt" style:font-size-asian="12pt" style:font-size-complex="12pt"/>
      <style:map style:condition="cell-content()=0" style:apply-style-name="cf1" style:base-cell-address="ScreenManagerLang.D198"/>
    </style:style>
    <style:style style:name="ce870" style:family="table-cell" style:parent-style-name="Default" style:data-style-name="N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71" style:family="table-cell" style:parent-style-name="Default" style:data-style-name="N100000">
      <style:table-cell-properties fo:background-color="transparent" fo:wrap-option="wrap" style:vertical-align="automatic"/>
      <style:text-properties style:font-name="Arial11111" fo:font-size="10pt" style:font-name-asian="Arial11111" style:font-size-asian="10pt" style:font-name-complex="Arial11111" style:font-size-complex="10pt"/>
      <style:map style:condition="cell-content()=0" style:apply-style-name="cf1" style:base-cell-address="ScreenManagerLang.D3"/>
    </style:style>
    <style:style style:name="ce872" style:family="table-cell" style:parent-style-name="Default">
      <style:table-cell-properties fo:background-color="#4c4c4c"/>
      <style:text-properties fo:color="#ffffff"/>
      <style:map style:condition="cell-content()=0" style:apply-style-name="Missing_20_translation" style:base-cell-address="ScreenManagerLang.AD1"/>
    </style:style>
    <style:style style:name="ce873" style:family="table-cell" style:parent-style-name="Default">
      <style:table-cell-properties fo:background-color="#e6e6e6"/>
      <style:text-properties fo:color="#000000"/>
      <style:map style:condition="cell-content()=0" style:apply-style-name="Missing_20_translation" style:base-cell-address="ScreenManagerLang.AD1"/>
    </style:style>
    <style:style style:name="ce874" style:family="table-cell" style:parent-style-name="Default">
      <style:table-cell-properties fo:background-color="transparent" fo:wrap-option="wrap"/>
      <style:text-properties fo:hyphenate="true"/>
      <style:map style:condition="cell-content()=0" style:apply-style-name="Missing_20_translation" style:base-cell-address="ScreenManagerLang.AD1"/>
    </style:style>
    <style:style style:name="ce87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AD1"/>
    </style:style>
    <style:style style:name="ce876" style:family="table-cell" style:parent-style-name="Default">
      <style:table-cell-properties fo:background-color="transparent" fo:wrap-option="wrap"/>
      <style:text-properties fo:hyphenate="true"/>
      <style:map style:condition="cell-content()=0" style:apply-style-name="Missing_20_translation" style:base-cell-address="ScreenManagerLang.AD198"/>
    </style:style>
    <style:style style:name="ce877" style:family="table-cell" style:parent-style-name="Default" style:data-style-name="N0">
      <style:table-cell-properties fo:background-color="transparent" fo:wrap-option="wrap" style:vertical-align="middle"/>
      <style:map style:condition="cell-content()=0" style:apply-style-name="Missing_20_translation" style:base-cell-address="ScreenManagerLang.AD1"/>
    </style:style>
    <style:style style:name="ce878" style:family="table-cell" style:parent-style-name="Default">
      <style:table-cell-properties fo:background-color="transparent" fo:wrap-option="wrap"/>
      <style:text-properties style:use-window-font-color="true" fo:hyphenate="true"/>
      <style:map style:condition="cell-content()=0" style:apply-style-name="Missing_20_translation" style:base-cell-address="ScreenManagerLang.AD1"/>
    </style:style>
    <style:style style:name="ce879" style:family="table-cell" style:parent-style-name="Default">
      <style:table-cell-properties fo:wrap-option="wrap"/>
      <style:text-properties fo:hyphenate="true"/>
      <style:map style:condition="cell-content()=0" style:apply-style-name="Missing_20_translation" style:base-cell-address="ScreenManagerLang.AD1"/>
    </style:style>
    <style:style style:name="ce880" style:family="table-cell" style:parent-style-name="Default">
      <style:table-cell-properties fo:background-color="#4c4c4c" fo:wrap-option="wrap"/>
      <style:text-properties fo:hyphenate="true"/>
    </style:style>
    <style:style style:name="ce881" style:family="table-cell" style:parent-style-name="Default">
      <style:table-cell-properties fo:background-color="#e6e6e6" fo:wrap-option="wrap"/>
      <style:text-properties fo:color="#000000" fo:hyphenate="true"/>
    </style:style>
    <style:style style:name="ce882" style:family="table-cell" style:parent-style-name="Default">
      <style:table-cell-properties fo:background-color="transparent" fo:wrap-option="wrap"/>
      <style:text-properties style:use-window-font-color="true" fo:hyphenate="true"/>
    </style:style>
    <style:style style:name="ce883" style:family="table-cell" style:parent-style-name="Default" style:data-style-name="N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4" style:family="table-cell" style:parent-style-name="Default" style:data-style-name="N30000"/>
    <style:style style:name="ce885" style:family="table-cell" style:parent-style-name="Default" style:data-style-name="N1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6"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87" style:family="table-cell" style:parent-style-name="Default" style:data-style-name="N10000">
      <style:table-cell-properties fo:background-color="transparent" fo:wrap-option="wrap"/>
      <style:text-properties fo:language="fr" fo:country="FR" fo:hyphenate="true"/>
      <style:map style:condition="cell-content()=0" style:apply-style-name="cf1" style:base-cell-address="CameraLang.D3"/>
    </style:style>
    <style:style style:name="ce888" style:family="table-cell" style:parent-style-name="Default" style:data-style-name="N10107">
      <style:map style:condition="cell-content()=0" style:apply-style-name="cf1" style:base-cell-address="CameraLang.D3"/>
    </style:style>
    <style:style style:name="ce889" style:family="table-cell" style:parent-style-name="Default" style:data-style-name="N10000">
      <style:map style:condition="cell-content()=0" style:apply-style-name="cf1" style:base-cell-address="CameraLang.D3"/>
    </style:style>
    <style:style style:name="ce890" style:family="table-cell" style:parent-style-name="Default" style:data-style-name="N10000"/>
    <style:style style:name="ce891"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CameraLang.E3"/>
    </style:style>
    <style:style style:name="ce892"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893"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894" style:family="table-cell" style:parent-style-name="Default" style:data-style-name="N1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5" style:family="table-cell" style:parent-style-name="Default" style:data-style-name="N130000">
      <style:table-cell-properties fo:background-color="#e6e6e6"/>
      <style:text-properties fo:color="#000000" fo:language="de" fo:country="DE"/>
    </style:style>
    <style:style style:name="ce896"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97"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898"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899"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00"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01"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902" style:family="table-cell" style:parent-style-name="Default" style:data-style-name="N130000">
      <style:table-cell-properties fo:background-color="transparent" fo:wrap-option="wrap"/>
      <style:text-properties fo:language="de" fo:country="DE" fo:font-style="normal" fo:hyphenate="true"/>
      <style:map style:condition="cell-content()=0" style:apply-style-name="cf1" style:base-cell-address="CameraLang.D3"/>
    </style:style>
    <style:style style:name="ce903" style:family="table-cell" style:parent-style-name="Default" style:data-style-name="N130000"/>
    <style:style style:name="ce904"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5" style:family="table-cell" style:parent-style-name="Default" style:data-style-name="N140000">
      <style:table-cell-properties fo:background-color="#e6e6e6"/>
      <style:text-properties fo:color="#000000" fo:language="es" fo:country="ES"/>
    </style:style>
    <style:style style:name="ce906"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CameraLang.D3"/>
    </style:style>
    <style:style style:name="ce907"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08"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0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0"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11" style:family="table-cell" style:parent-style-name="Default" style:data-style-name="N140000"/>
    <style:style style:name="ce912" style:family="table-cell" style:parent-style-name="Default" style:data-style-name="N15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3" style:family="table-cell" style:parent-style-name="Default" style:data-style-name="N150000">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4"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5"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1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1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9" style:family="table-cell" style:parent-style-name="Default" style:data-style-name="N150000">
      <style:table-cell-properties style:diagonal-bl-tr="none" style:diagonal-tl-br="none" fo:background-color="transparent" fo:wrap-option="wrap" fo:border="none"/>
      <style:text-properties fo:hyphenate="true"/>
      <style:map style:condition="cell-content()=0" style:apply-style-name="cf1" style:base-cell-address="CameraLang.D3"/>
    </style:style>
    <style:style style:name="ce920" style:family="table-cell" style:parent-style-name="Default" style:data-style-name="N150000"/>
    <style:style style:name="ce921" style:family="table-cell" style:parent-style-name="Default" style:data-style-name="N160000">
      <style:table-cell-properties fo:background-color="#4c4c4c" style:text-align-source="fix" style:repeat-content="false"/>
      <style:paragraph-properties fo:text-align="center" fo:margin-left="0mm"/>
      <style:text-properties fo:color="#ffffff"/>
    </style:style>
    <style:style style:name="ce922" style:family="table-cell" style:parent-style-name="Default" style:data-style-name="N160000">
      <style:table-cell-properties fo:background-color="#e6e6e6"/>
      <style:text-properties fo:color="#000000" fo:language="pl" fo:country="PL"/>
    </style:style>
    <style:style style:name="ce92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CameraLang.D3"/>
    </style:style>
    <style:style style:name="ce92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6"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CameraLang.D3"/>
    </style:style>
    <style:style style:name="ce927" style:family="table-cell" style:parent-style-name="Default" style:data-style-name="N160000"/>
    <style:style style:name="ce928" style:family="table-cell" style:parent-style-name="Default" style:data-style-name="N170000">
      <style:table-cell-properties fo:background-color="#4c4c4c" style:text-align-source="fix" style:repeat-content="false"/>
      <style:paragraph-properties fo:text-align="center" fo:margin-left="0mm"/>
      <style:text-properties fo:color="#ffffff"/>
    </style:style>
    <style:style style:name="ce929" style:family="table-cell" style:parent-style-name="Default" style:data-style-name="N170000">
      <style:table-cell-properties fo:background-color="#e6e6e6"/>
      <style:text-properties fo:color="#000000" fo:language="it" fo:country="IT"/>
    </style:style>
    <style:style style:name="ce930"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2"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CameraLang.D3"/>
    </style:style>
    <style:style style:name="ce933" style:family="table-cell" style:parent-style-name="Default" style:data-style-name="N170000"/>
    <style:style style:name="ce934" style:family="table-cell" style:parent-style-name="Default" style:data-style-name="N180000">
      <style:table-cell-properties fo:background-color="#4c4c4c" style:text-align-source="fix" style:repeat-content="false"/>
      <style:paragraph-properties fo:text-align="center" fo:margin-left="0mm"/>
      <style:text-properties fo:color="#ffffff"/>
    </style:style>
    <style:style style:name="ce935" style:family="table-cell" style:parent-style-name="Default" style:data-style-name="N180000">
      <style:table-cell-properties fo:background-color="#e6e6e6"/>
      <style:text-properties fo:color="#000000" fo:language="ro" fo:country="RO"/>
    </style:style>
    <style:style style:name="ce93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38"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CameraLang.D3"/>
    </style:style>
    <style:style style:name="ce939" style:family="table-cell" style:parent-style-name="Default" style:data-style-name="N180000"/>
    <style:style style:name="ce940" style:family="table-cell" style:parent-style-name="Default" style:data-style-name="N190000">
      <style:table-cell-properties fo:background-color="#4c4c4c" style:text-align-source="fix" style:repeat-content="false"/>
      <style:paragraph-properties fo:text-align="center" fo:margin-left="0mm"/>
      <style:text-properties fo:color="#ffffff"/>
    </style:style>
    <style:style style:name="ce941" style:family="table-cell" style:parent-style-name="Default" style:data-style-name="N190000">
      <style:table-cell-properties fo:background-color="#e6e6e6"/>
      <style:text-properties fo:color="#000000" fo:language="fi" fo:country="FI"/>
    </style:style>
    <style:style style:name="ce94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3"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44"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45" style:family="table-cell" style:parent-style-name="Default" style:data-style-name="N190000"/>
    <style:style style:name="ce946" style:family="table-cell" style:parent-style-name="Default" style:data-style-name="N200000">
      <style:table-cell-properties fo:background-color="#4c4c4c" style:text-align-source="fix" style:repeat-content="false" fo:border="0.06pt solid #000000"/>
      <style:paragraph-properties fo:text-align="center" fo:margin-left="0mm"/>
      <style:text-properties fo:color="#ffffff"/>
    </style:style>
    <style:style style:name="ce947" style:family="table-cell" style:parent-style-name="Default" style:data-style-name="N200000">
      <style:table-cell-properties fo:background-color="#e6e6e6"/>
      <style:text-properties fo:color="#000000" fo:language="nb" fo:country="NO"/>
    </style:style>
    <style:style style:name="ce948"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49"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50" style:family="table-cell" style:parent-style-name="Default" style:data-style-name="N200000"/>
    <style:style style:name="ce951" style:family="table-cell" style:parent-style-name="Default" style:data-style-name="N5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952"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5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5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55" style:family="table-cell" style:parent-style-name="Default" style:data-style-name="N50000">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56" style:family="table-cell" style:parent-style-name="Default" style:data-style-name="N50000"/>
    <style:style style:name="ce957" style:family="table-cell" style:parent-style-name="Default" style:data-style-name="N21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8" style:family="table-cell" style:parent-style-name="Default" style:data-style-name="N210000">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9"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0"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1"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2" style:family="table-cell" style:parent-style-name="Default" style:data-style-name="N210000"/>
    <style:style style:name="ce963" style:family="table-cell" style:parent-style-name="Default" style:data-style-name="N7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4" style:family="table-cell" style:parent-style-name="Default" style:data-style-name="N700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965"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6"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8" style:family="table-cell" style:parent-style-name="Default" style:data-style-name="N70000"/>
    <style:style style:name="ce969" style:family="table-cell" style:parent-style-name="Default" style:data-style-name="N60113">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0"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2"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3"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4"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5" style:family="table-cell" style:parent-style-name="Default" style:data-style-name="N60000"/>
    <style:style style:name="ce97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1"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2"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CameraLang.D3"/>
    </style:style>
    <style:style style:name="ce98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98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98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989" style:family="table-cell" style:parent-style-name="Default" style:data-style-name="N40000">
      <style:table-cell-properties fo:background-color="transparent" fo:wrap-option="wrap"/>
      <style:text-properties fo:hyphenate="true"/>
      <style:map style:condition="cell-content()=0" style:apply-style-name="cf1" style:base-cell-address="CameraLang.D3"/>
    </style:style>
    <style:style style:name="ce990"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991"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992"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993"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994"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CameraLang.D3"/>
    </style:style>
    <style:style style:name="ce995"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996" style:family="table-cell" style:parent-style-name="Default" style:data-style-name="N30000">
      <style:table-cell-properties fo:background-color="transparent" fo:wrap-option="wrap" style:vertical-align="middle"/>
      <style:map style:condition="cell-content()=0" style:apply-style-name="cf1" style:base-cell-address="CameraLang.D3"/>
    </style:style>
    <style:style style:name="ce997"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998"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999" style:family="table-cell" style:parent-style-name="Default" style:data-style-name="N260100">
      <style:table-cell-properties fo:background-color="transparent" fo:wrap-option="wrap"/>
      <style:text-properties fo:language="ca" fo:country="ES" fo:hyphenate="true"/>
      <style:map style:condition="cell-content()=0" style:apply-style-name="cf1" style:base-cell-address="CameraLang.D3"/>
    </style:style>
    <style:style style:name="ce1000"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1"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0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4" style:family="table-cell" style:parent-style-name="Default" style:data-style-name="N270100">
      <style:map style:condition="cell-content()=0" style:apply-style-name="cf1" style:base-cell-address="CameraLang.D3"/>
    </style:style>
    <style:style style:name="ce100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7" style:family="table-cell" style:parent-style-name="Default" style:data-style-name="N801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08"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9"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1" style:family="table-cell" style:parent-style-name="Default" style:data-style-name="N80100">
      <style:table-cell-properties fo:background-color="transparent" fo:wrap-option="wrap"/>
      <style:text-properties fo:language="en" fo:country="US" fo:hyphenate="true"/>
      <style:map style:condition="cell-content()=0" style:apply-style-name="cf1" style:base-cell-address="CameraLang.D3"/>
    </style:style>
    <style:style style:name="ce1012" style:family="table-cell" style:parent-style-name="Default" style:data-style-name="N80100">
      <style:map style:condition="cell-content()=0" style:apply-style-name="cf1" style:base-cell-address="CameraLang.D3"/>
    </style:style>
    <style:style style:name="ce101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15" style:family="table-cell" style:parent-style-name="標準_20_2" style:data-style-name="N280000">
      <style:table-cell-properties fo:background-color="transparent" fo:wrap-option="wrap" fo:padding="0.71mm"/>
      <style:text-properties fo:font-size="10pt" fo:hyphenate="true"/>
      <style:map style:condition="cell-content()=0" style:apply-style-name="cf1" style:base-cell-address="CameraLang.D3"/>
    </style:style>
    <style:style style:name="ce1016"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17"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18" style:family="table-cell" style:parent-style-name="Default" style:data-style-name="N280100">
      <style:map style:condition="cell-content()=0" style:apply-style-name="cf1" style:base-cell-address="CameraLang.D3"/>
    </style:style>
    <style:style style:name="ce1019"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20"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21" style:family="table-cell" style:parent-style-name="Default" style:data-style-name="N90100">
      <style:map style:condition="cell-content()=0" style:apply-style-name="cf1" style:base-cell-address="CameraLang.D3"/>
    </style:style>
    <style:style style:name="ce1022" style:family="table-cell" style:parent-style-name="Default" style:data-style-name="N100000">
      <style:table-cell-properties fo:background-color="#666666" fo:wrap-option="wrap" style:vertical-align="middle"/>
      <style:text-properties fo:color="#ffffff"/>
    </style:style>
    <style:style style:name="ce1023" style:family="table-cell" style:parent-style-name="Default" style:data-style-name="N100000">
      <style:table-cell-properties fo:background-color="#e6e6e6"/>
    </style:style>
    <style:style style:name="ce1024"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25"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26"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CameraLang.D3"/>
    </style:style>
    <style:style style:name="ce1027" style:family="table-cell" style:parent-style-name="Default" style:data-style-name="N100100">
      <style:table-cell-properties fo:background-color="transparent" fo:wrap-option="wrap" style:vertical-align="middle"/>
      <style:map style:condition="cell-content()=0" style:apply-style-name="cf1" style:base-cell-address="CameraLang.D3"/>
    </style:style>
    <style:style style:name="ce1028" style:family="table-cell" style:parent-style-name="Default" style:data-style-name="N100000"/>
    <style:style style:name="ce1029"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30"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31" style:family="table-cell" style:parent-style-name="Default" style:data-style-name="N0">
      <style:map style:condition="cell-content()=0" style:apply-style-name="cf1" style:base-cell-address="CameraLang.D3"/>
    </style:style>
    <style:style style:name="ce1032" style:family="table-cell" style:parent-style-name="Default">
      <style:table-cell-properties fo:background-color="transparent" fo:wrap-option="wrap"/>
      <style:text-properties fo:hyphenate="true"/>
      <style:map style:condition="cell-content()=0" style:apply-style-name="cf1" style:base-cell-address="CameraLang.D3"/>
    </style:style>
    <style:style style:name="gr1" style:family="graphic">
      <style:graphic-properties draw:marker-start="Extrémités_20_de_20_ligne_20_1" draw:marker-start-width="2mm" draw:marker-start-center="false" draw:fill="solid" draw:fill-color="#ffffc0" draw:auto-grow-height="true" draw:auto-grow-width="false" fo:min-height="4.08mm" fo:padding-top="1mm" fo:padding-bottom="1mm" fo:padding-left="1mm" fo:padding-right="1mm" draw:shadow="hidden" draw:shadow-offset-x="1mm" draw:shadow-offset-y="1mm" draw:caption-escape-direction="auto"/>
    </style:style>
    <style:style style:name="gr2" style:family="graphic">
      <style:graphic-properties draw:marker-start="Extrémités_20_de_20_lign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ffffff" style:font-name-asian="Arial2" style:font-size-asian="10pt" style:font-size-complex="10pt"/>
    </style:style>
    <style:style style:name="T4" style:family="text">
      <style:text-properties style:font-name="돋움" fo:font-size="10pt"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7" style:family="text">
      <style:text-properties style:font-name="돋움"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8"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9"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1" style:family="text">
      <style:text-properties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sian="돋움"/>
    </style:style>
    <style:style style:name="T1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5"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2"/>
    </style:style>
    <style:style style:name="T16"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7"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2"/>
    </style:style>
    <style:style style:name="T18" style:family="text">
      <style:text-properties fo:country="none"/>
    </style:style>
    <style:style style:name="T19"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0"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21"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style>
    <style:style style:name="T2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24"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style>
    <style:style style:name="T25"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6"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7" style:family="text">
      <style:text-properties fo:color="#000000" style:font-name="Arial2"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42"/>
        <table:table-column table:style-name="co28" table:default-cell-style-name="Default"/>
        <table:table-column table:style-name="co29" table:number-columns-repeated="993" table:default-cell-style-name="Default"/>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2">
          <table:table-cell table:style-name="ce2" office:value-type="string" calcext:value-type="string" table:number-columns-spanned="2" table:number-rows-spanned="1">
            <text:p>Kinovea – Localization v22</text:p>
          </table:table-cell>
          <table:covered-table-cell table:style-name="ce1"/>
          <table:table-cell table:style-name="ce1" table:number-columns-repeated="25"/>
          <table:table-cell table:style-name="ce41"/>
          <table:table-cell table:style-name="ce1" table:number-columns-repeated="228"/>
          <table:table-cell table:number-columns-repeated="766"/>
        </table:table-row>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1">
          <table:table-cell table:style-name="ce3" office:value-type="string" calcext:value-type="string">
            <text:p>Total number of strings:</text:p>
          </table:table-cell>
          <table:table-cell table:style-name="ce10" table:formula="of:=(COUNTA([RootLang.A3:.A145]))+(COUNTA([UpdaterLang.A3:.A12]))+(COUNTA([FileBrowserLang.A3:.A21]))+(COUNTA([ScreenManagerLang.A3:.A404])) +(COUNTA([CameraLang.A3:.A33]))" office:value-type="float" office:value="605" calcext:value-type="float">
            <text:p>605</text:p>
          </table:table-cell>
          <table:table-cell table:number-columns-repeated="26"/>
          <table:table-cell table:style-name="ce46"/>
          <table:table-cell table:number-columns-repeated="993"/>
        </table:table-row>
        <table:table-row table:style-name="ro1">
          <table:table-cell table:style-name="ce3" table:number-columns-repeated="2"/>
          <table:table-cell table:number-columns-repeated="1020"/>
        </table:table-row>
        <table:table-row table:style-name="ro4">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3">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style-name="ce37" office:value-type="string" calcext:value-type="string">
            <text:p>فارسی</text:p>
          </table:table-cell>
          <table:table-cell table:style-name="ce37" office:value-type="string" calcext:value-type="string">
            <text:p>Български </text:p>
          </table:table-cell>
          <table:table-cell table:number-columns-repeated="993"/>
        </table:table-row>
        <table:table-row table:style-name="ro1">
          <table:table-cell table:style-name="ce4" office:value-type="string" calcext:value-type="string">
            <text:p>Progress (%)</text:p>
          </table:table-cell>
          <table:table-cell table:style-name="ce12" table:formula="of:=100 - (((COUNTBLANK([RootLang.C$3:.C$145])+COUNTBLANK([UpdaterLang.C$3:.C$12])+COUNTBLANK([FileBrowserLang.C$3:.C$21])+COUNTBLANK([ScreenManagerLang.C$3:.C$404]) + COUNTBLANK([CameraLang.C$3:.C$33])) / [.$B$14])*100)" office:value-type="float" office:value="100" calcext:value-type="float">
            <text:p>100</text:p>
          </table:table-cell>
          <table:table-cell table:style-name="ce12" table:formula="of:=100 - (((COUNTBLANK([RootLang.D$3:.D$145])+COUNTBLANK([UpdaterLang.D$3:.D$12])+COUNTBLANK([FileBrowserLang.D$3:.D$21])+COUNTBLANK([ScreenManagerLang.D$3:.D$404]) + COUNTBLANK([CameraLang.D$3:.D$33])) / [.$B$14])*100)" office:value-type="float" office:value="99.8347107438017" calcext:value-type="float">
            <text:p>99.83</text:p>
          </table:table-cell>
          <table:table-cell table:style-name="ce12" table:formula="of:=100 - (((COUNTBLANK([RootLang.E$3:.E$145])+COUNTBLANK([UpdaterLang.E$3:.E$12])+COUNTBLANK([FileBrowserLang.E$3:.E$21])+COUNTBLANK([ScreenManagerLang.E$3:.E$404]) + COUNTBLANK([CameraLang.E$3:.E$33])) / [.$B$14])*100)" office:value-type="float" office:value="97.5206611570248" calcext:value-type="float">
            <text:p>97.52</text:p>
          </table:table-cell>
          <table:table-cell table:style-name="ce12" table:formula="of:=100 - (((COUNTBLANK([RootLang.F$3:.F$145])+COUNTBLANK([UpdaterLang.F$3:.F$12])+COUNTBLANK([FileBrowserLang.F$3:.F$21])+COUNTBLANK([ScreenManagerLang.F$3:.F$404]) + COUNTBLANK([CameraLang.F$3:.F$33])) / [.$B$14])*100)" office:value-type="float" office:value="45.4545454545455" calcext:value-type="float">
            <text:p>45.45</text:p>
          </table:table-cell>
          <table:table-cell table:style-name="ce12" table:formula="of:=100 - (((COUNTBLANK([RootLang.G$3:.G$145])+COUNTBLANK([UpdaterLang.G$3:.G$12])+COUNTBLANK([FileBrowserLang.G$3:.G$21])+COUNTBLANK([ScreenManagerLang.G$3:.G$404]) + COUNTBLANK([CameraLang.G$3:.G$33])) / [.$B$14])*100)" office:value-type="float" office:value="97.5206611570248" calcext:value-type="float">
            <text:p>97.52</text:p>
          </table:table-cell>
          <table:table-cell table:style-name="ce12" table:formula="of:=100 - (((COUNTBLANK([RootLang.H$3:.H$145])+COUNTBLANK([UpdaterLang.H$3:.H$12])+COUNTBLANK([FileBrowserLang.H$3:.H$21])+COUNTBLANK([ScreenManagerLang.H$3:.H$404]) + COUNTBLANK([CameraLang.H$3:.H$33])) / [.$B$14])*100)" office:value-type="float" office:value="45.4545454545455" calcext:value-type="float">
            <text:p>45.45</text:p>
          </table:table-cell>
          <table:table-cell table:style-name="ce12" table:formula="of:=100 - (((COUNTBLANK([RootLang.I$3:.I$145])+COUNTBLANK([UpdaterLang.I$3:.I$12])+COUNTBLANK([FileBrowserLang.I$3:.I$21])+COUNTBLANK([ScreenManagerLang.I$3:.I$404]) + COUNTBLANK([CameraLang.I$3:.I$33])) / [.$B$14])*100)" office:value-type="float" office:value="25.6198347107438" calcext:value-type="float">
            <text:p>25.62</text:p>
          </table:table-cell>
          <table:table-cell table:style-name="ce12" table:formula="of:=100 - (((COUNTBLANK([RootLang.J$3:.J$145])+COUNTBLANK([UpdaterLang.J$3:.J$12])+COUNTBLANK([FileBrowserLang.J$3:.J$21])+COUNTBLANK([ScreenManagerLang.J$3:.J$404]) + COUNTBLANK([CameraLang.J$3:.J$33])) / [.$B$14])*100)" office:value-type="float" office:value="45.2892561983471" calcext:value-type="float">
            <text:p>45.29</text:p>
          </table:table-cell>
          <table:table-cell table:style-name="ce12" table:formula="of:=100 - (((COUNTBLANK([RootLang.K$3:.K$145])+COUNTBLANK([UpdaterLang.K$3:.K$12])+COUNTBLANK([FileBrowserLang.K$3:.K$21])+COUNTBLANK([ScreenManagerLang.K$3:.K$404]) + COUNTBLANK([CameraLang.K$3:.K$33])) / [.$B$14])*100)" office:value-type="float" office:value="45.2892561983471" calcext:value-type="float">
            <text:p>45.29</text:p>
          </table:table-cell>
          <table:table-cell table:style-name="ce12" table:formula="of:=100 - (((COUNTBLANK([RootLang.L$3:.L$145])+COUNTBLANK([UpdaterLang.L$3:.L$12])+COUNTBLANK([FileBrowserLang.L$3:.L$21])+COUNTBLANK([ScreenManagerLang.L$3:.L$404]) + COUNTBLANK([CameraLang.L$3:.L$33])) / [.$B$14])*100)" office:value-type="float" office:value="45.2892561983471" calcext:value-type="float">
            <text:p>45.29</text:p>
          </table:table-cell>
          <table:table-cell table:style-name="ce12" table:formula="of:=100 - (((COUNTBLANK([RootLang.M$3:.M$145])+COUNTBLANK([UpdaterLang.M$3:.M$12])+COUNTBLANK([FileBrowserLang.M$3:.M$21])+COUNTBLANK([ScreenManagerLang.M$3:.M$404]) + COUNTBLANK([CameraLang.M$3:.M$33])) / [.$B$14])*100)" office:value-type="float" office:value="38.5123966942149" calcext:value-type="float">
            <text:p>38.51</text:p>
          </table:table-cell>
          <table:table-cell table:style-name="ce12" table:formula="of:=100 - (((COUNTBLANK([RootLang.N$3:.N$145])+COUNTBLANK([UpdaterLang.N$3:.N$12])+COUNTBLANK([FileBrowserLang.N$3:.N$21])+COUNTBLANK([ScreenManagerLang.N$3:.N$404]) + COUNTBLANK([CameraLang.N$3:.N$33])) / [.$B$14])*100)" office:value-type="float" office:value="38.1818181818182" calcext:value-type="float">
            <text:p>38.18</text:p>
          </table:table-cell>
          <table:table-cell table:style-name="ce12" table:formula="of:=100 - (((COUNTBLANK([RootLang.O$3:.O$145])+COUNTBLANK([UpdaterLang.O$3:.O$12])+COUNTBLANK([FileBrowserLang.O$3:.O$21])+COUNTBLANK([ScreenManagerLang.O$3:.O$404]) + COUNTBLANK([CameraLang.O$3:.O$33])) / [.$B$14])*100)" office:value-type="float" office:value="45.2892561983471" calcext:value-type="float">
            <text:p>45.29</text:p>
          </table:table-cell>
          <table:table-cell table:style-name="ce12" table:formula="of:=100 - (((COUNTBLANK([RootLang.P$3:.P$145])+COUNTBLANK([UpdaterLang.P$3:.P$12])+COUNTBLANK([FileBrowserLang.P$3:.P$21])+COUNTBLANK([ScreenManagerLang.P$3:.P$404]) + COUNTBLANK([CameraLang.P$3:.P$33])) / [.$B$14])*100)" office:value-type="float" office:value="45.2892561983471" calcext:value-type="float">
            <text:p>45.29</text:p>
          </table:table-cell>
          <table:table-cell table:style-name="ce12" table:formula="of:=100 - (((COUNTBLANK([RootLang.Q$3:.Q$145])+COUNTBLANK([UpdaterLang.Q$3:.Q$12])+COUNTBLANK([FileBrowserLang.Q$3:.Q$21])+COUNTBLANK([ScreenManagerLang.Q$3:.Q$404]) + COUNTBLANK([CameraLang.Q$3:.Q$33])) / [.$B$14])*100)" office:value-type="float" office:value="45.2892561983471" calcext:value-type="float">
            <text:p>45.29</text:p>
          </table:table-cell>
          <table:table-cell table:style-name="ce12" table:formula="of:=100 - (((COUNTBLANK([RootLang.R$3:.R$145])+COUNTBLANK([UpdaterLang.R$3:.R$12])+COUNTBLANK([FileBrowserLang.R$3:.R$21])+COUNTBLANK([ScreenManagerLang.R$3:.R$404]) + COUNTBLANK([CameraLang.R$3:.R$33])) / [.$B$14])*100)" office:value-type="float" office:value="45.2892561983471" calcext:value-type="float">
            <text:p>45.29</text:p>
          </table:table-cell>
          <table:table-cell table:style-name="ce12" table:formula="of:=100 - (((COUNTBLANK([RootLang.S$3:.S$145])+COUNTBLANK([UpdaterLang.S$3:.S$12])+COUNTBLANK([FileBrowserLang.S$3:.S$21])+COUNTBLANK([ScreenManagerLang.S$3:.S$404]) + COUNTBLANK([CameraLang.S$3:.S$33])) / [.$B$14])*100)" office:value-type="float" office:value="46.6115702479339" calcext:value-type="float">
            <text:p>46.61</text:p>
          </table:table-cell>
          <table:table-cell table:style-name="ce12" table:formula="of:=100 - (((COUNTBLANK([RootLang.T$3:.T$145])+COUNTBLANK([UpdaterLang.T$3:.T$12])+COUNTBLANK([FileBrowserLang.T$3:.T$21])+COUNTBLANK([ScreenManagerLang.T$3:.T$404]) + COUNTBLANK([CameraLang.T$3:.T$33])) / [.$B$14])*100)" office:value-type="float" office:value="46.2809917355372" calcext:value-type="float">
            <text:p>46.28</text:p>
          </table:table-cell>
          <table:table-cell table:style-name="ce12" table:formula="of:=100 - (((COUNTBLANK([RootLang.U$3:.U$145])+COUNTBLANK([UpdaterLang.U$3:.U$12])+COUNTBLANK([FileBrowserLang.U$3:.U$21])+COUNTBLANK([ScreenManagerLang.U$3:.U$404]) + COUNTBLANK([CameraLang.U$3:.U$33])) / [.$B$14])*100)" office:value-type="float" office:value="46.2809917355372" calcext:value-type="float">
            <text:p>46.28</text:p>
          </table:table-cell>
          <table:table-cell table:style-name="ce12" table:formula="of:=100 - (((COUNTBLANK([RootLang.V$3:.V$145])+COUNTBLANK([UpdaterLang.V$3:.V$12])+COUNTBLANK([FileBrowserLang.V$3:.V$21])+COUNTBLANK([ScreenManagerLang.V$3:.V$404]) + COUNTBLANK([CameraLang.V$3:.V$33])) / [.$B$14])*100)" office:value-type="float" office:value="87.7685950413223" calcext:value-type="float">
            <text:p>87.77</text:p>
          </table:table-cell>
          <table:table-cell table:style-name="ce12" table:formula="of:=100 - (((COUNTBLANK([RootLang.W$3:.W$145])+COUNTBLANK([UpdaterLang.W$3:.W$12])+COUNTBLANK([FileBrowserLang.W$3:.W$21])+COUNTBLANK([ScreenManagerLang.W$3:.W$404]) + COUNTBLANK([CameraLang.W$3:.W$33])) / [.$B$14])*100)" office:value-type="float" office:value="97.5206611570248" calcext:value-type="float">
            <text:p>97.52</text:p>
          </table:table-cell>
          <table:table-cell table:style-name="ce12" table:formula="of:=100 - (((COUNTBLANK([RootLang.X$3:.X$145])+COUNTBLANK([UpdaterLang.X$3:.X$12])+COUNTBLANK([FileBrowserLang.X$3:.X$21])+COUNTBLANK([ScreenManagerLang.X$3:.X$404]) + COUNTBLANK([CameraLang.X$3:.X$33])) / [.$B$14])*100)" office:value-type="float" office:value="48.9256198347107" calcext:value-type="float">
            <text:p>48.93</text:p>
          </table:table-cell>
          <table:table-cell table:style-name="ce12" table:formula="of:=100 - (((COUNTBLANK([RootLang.Y$3:.Y$145])+COUNTBLANK([UpdaterLang.Y$3:.Y$12])+COUNTBLANK([FileBrowserLang.Y$3:.Y$21])+COUNTBLANK([ScreenManagerLang.Y$3:.Y$404]) + COUNTBLANK([CameraLang.Y$3:.Y$33])) / [.$B$14])*100)" office:value-type="float" office:value="82.4793388429752" calcext:value-type="float">
            <text:p>82.48</text:p>
          </table:table-cell>
          <table:table-cell table:style-name="ce12" table:formula="of:=100 - (((COUNTBLANK([RootLang.Z$3:.Z$145])+COUNTBLANK([UpdaterLang.Z$3:.Z$12])+COUNTBLANK([FileBrowserLang.Z$3:.Z$21])+COUNTBLANK([ScreenManagerLang.Z$3:.Z$404]) + COUNTBLANK([CameraLang.Z$3:.Z$33])) / [.$B$14])*100)" office:value-type="float" office:value="48.9256198347107" calcext:value-type="float">
            <text:p>48.93</text:p>
          </table:table-cell>
          <table:table-cell table:style-name="ce12" table:formula="of:=100 - (((COUNTBLANK([RootLang.AA$3:.AA$145])+COUNTBLANK([UpdaterLang.AA$3:.AA$12])+COUNTBLANK([FileBrowserLang.AA$3:.AA$21])+COUNTBLANK([ScreenManagerLang.AA$3:.AA$404]) + COUNTBLANK([CameraLang.AA$3:.AA$33])) / [.$B$14])*100)" office:value-type="float" office:value="48.7603305785124" calcext:value-type="float">
            <text:p>48.76</text:p>
          </table:table-cell>
          <table:table-cell table:style-name="ce12" table:formula="of:=100 - (((COUNTBLANK([RootLang.AB$3:.AB$145])+COUNTBLANK([UpdaterLang.AB$3:.AB$12])+COUNTBLANK([FileBrowserLang.AB$3:.AB$21])+COUNTBLANK([ScreenManagerLang.AB$3:.AB$404]) + COUNTBLANK([CameraLang.AB$3:.AB$33])) / [.$B$14])*100)" office:value-type="float" office:value="82.3140495867769" calcext:value-type="float">
            <text:p>82.31</text:p>
          </table:table-cell>
          <table:table-cell table:style-name="ce43" table:formula="of:=100 - (((COUNTBLANK([RootLang.AC$3:.AC$145])+COUNTBLANK([UpdaterLang.AC$3:.AC$12])+COUNTBLANK([FileBrowserLang.AC$3:.AC$21])+COUNTBLANK([ScreenManagerLang.AC$3:.AC$404]) + COUNTBLANK([CameraLang.AC$3:.AC$33])) / [.$B$14])*100)" office:value-type="float" office:value="91.404958677686" calcext:value-type="float">
            <text:p>91.4</text:p>
          </table:table-cell>
          <table:table-cell table:style-name="ce43" table:formula="of:=100 - (((COUNTBLANK([RootLang.AD$3:.AD$145])+COUNTBLANK([UpdaterLang.AD$3:.AD$12])+COUNTBLANK([FileBrowserLang.AD$3:.AD$21])+COUNTBLANK([ScreenManagerLang.AD$3:.AD$404]) + COUNTBLANK([CameraLang.AD$3:.AD$33])) / [.$B$14])*100)" office:value-type="float" office:value="87.7685950413223" calcext:value-type="float">
            <text:p>87.77</text:p>
          </table:table-cell>
          <table:table-cell table:number-columns-repeated="993"/>
        </table:table-row>
        <table:table-row table:style-name="ro5">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8" office:value-type="string" calcext:value-type="string">
            <text:p>Moein Ansari, Basketball Sports Study Center, bballism.com</text:p>
          </table:table-cell>
          <table:table-cell table:style-name="ce38"/>
          <table:table-cell table:style-name="ce3" table:number-columns-repeated="993"/>
        </table:table-row>
        <table:table-row table:style-name="ro4">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44" table:number-columns-repeated="2"/>
          <table:table-cell table:style-name="ce3" table:number-columns-repeated="993"/>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table:number-columns-repeated="3"/>
          <table:table-cell table:style-name="ce40" table:number-columns-repeated="3"/>
          <table:table-cell table:style-name="ce3" table:number-columns-repeated="993"/>
        </table:table-row>
        <table:table-row table:style-name="ro1">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office:value-type="string" calcext:value-type="string">
            <text:p>Xavier Padullés</text:p>
          </table:table-cell>
          <table:table-cell table:style-name="ce14" table:number-columns-repeated="9"/>
          <table:table-cell table:style-name="ce16" table:number-columns-repeated="5"/>
          <table:table-cell table:style-name="ce29" table:number-columns-repeated="2"/>
          <table:table-cell table:style-name="ce31" office:value-type="string" calcext:value-type="string">
            <text:p>Rewea</text:p>
          </table:table-cell>
          <table:table-cell table:style-name="ce32" table:number-columns-repeated="3"/>
          <table:table-cell table:style-name="ce40" table:number-columns-repeated="3"/>
          <table:table-cell table:number-columns-repeated="993"/>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26"/>
          <table:table-cell table:style-name="ce45"/>
          <table:table-cell table:style-name="ce3" table:number-columns-repeated="994"/>
        </table:table-row>
        <table:table-row table:style-name="ro6">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24"/>
          <table:table-cell table:style-name="ce45"/>
          <table:table-cell table:style-name="ce3" table:number-columns-repeated="994"/>
        </table:table-row>
        <table:table-row table:style-name="ro7">
          <table:table-cell table:style-name="ce9" office:value-type="string" calcext:value-type="string">
            <office:annotation draw:style-name="gr1" draw:text-style-name="P2" svg:width="28.8mm" svg:height="6.08mm" svg:x="77.32mm" svg:y="166.14mm" draw:caption-point-x="-6.02mm" draw:caption-point-y="16.02m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5">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ce205"/>
        <table:table-column table:style-name="co48" table:default-cell-style-name="Default"/>
        <table:table-column table:style-name="co49" table:default-cell-style-name="Default"/>
        <table:table-column table:style-name="co50" table:default-cell-style-name="Default"/>
        <table:table-column table:style-name="co51" table:default-cell-style-name="ce42"/>
        <table:table-column table:style-name="co52" table:default-cell-style-name="Default"/>
        <table:table-column table:style-name="co53" table:default-cell-style-name="Default"/>
        <table:table-column table:style-name="co54" table:default-cell-style-name="ce287"/>
        <table:table-column table:style-name="co55" table:default-cell-style-name="Default"/>
        <table:table-column table:style-name="co56" table:default-cell-style-name="Default"/>
        <table:table-column table:style-name="co57" table:default-cell-style-name="ce42"/>
        <table:table-column table:style-name="co58" table:default-cell-style-name="ce42"/>
        <table:table-column table:style-name="co52" table:default-cell-style-name="ce313"/>
        <table:table-column table:style-name="co59" table:default-cell-style-name="Default"/>
        <table:table-column table:style-name="co60" table:default-cell-style-name="Default"/>
        <table:table-column table:style-name="co61" table:default-cell-style-name="Default"/>
        <table:table-column table:style-name="co62" table:number-columns-repeated="221" table:default-cell-style-name="Default"/>
        <table:table-column table:style-name="co29" table:number-columns-repeated="770"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241"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5" office:value-type="string" calcext:value-type="string">
            <text:p>Српски</text:p>
          </table:table-cell>
          <table:table-cell table:style-name="ce288"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10" office:value-type="string" calcext:value-type="string">
            <text:p>Български</text:p>
          </table:table-cell>
          <table:table-cell table:style-name="ce314" table:number-columns-repeated="993"/>
          <table:table-cell/>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84"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242" office:value-type="string" calcext:value-type="string">
            <text:p>ru</text:p>
          </table:table-cell>
          <table:table-cell table:style-name="ce213"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213"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311" office:value-type="string" calcext:value-type="string">
            <text:p>bg</text:p>
          </table:table-cell>
          <table:table-cell table:style-name="ce213" table:number-columns-repeated="993"/>
          <table:table-cell/>
        </table:table-row>
        <table:table-row table:style-name="ro10">
          <table:table-cell table:style-name="ce49" office:value-type="string" calcext:value-type="string">
            <text:p>dlgAbout_Translation</text:p>
          </table:table-cell>
          <table:table-cell table:style-name="ce53"/>
          <table:table-cell table:style-name="ce56" office:value-type="string" calcext:value-type="string">
            <text:p>Translation</text:p>
          </table:table-cell>
          <table:table-cell table:style-name="ce64" office:value-type="string" calcext:value-type="string">
            <text:p>Traduction</text:p>
          </table:table-cell>
          <table:table-cell table:style-name="ce85" office:value-type="string" calcext:value-type="string">
            <text:p>Vertaling</text:p>
          </table:table-cell>
          <table:table-cell table:style-name="ce91"/>
          <table:table-cell table:style-name="ce103" office:value-type="string" calcext:value-type="string">
            <text:p>Traducción</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3" office:value-type="string" calcext:value-type="string">
            <text:p>Трансляция</text:p>
          </table:table-cell>
          <table:table-cell table:style-name="ce246" office:value-type="string" calcext:value-type="string">
            <text:p>Traducció</text:p>
          </table:table-cell>
          <table:table-cell table:style-name="ce255"/>
          <table:table-cell table:style-name="ce267" office:value-type="string" calcext:value-type="string">
            <text:p>Превод</text:p>
          </table:table-cell>
          <table:table-cell table:style-name="ce289"/>
          <table:table-cell table:style-name="ce297"/>
          <table:table-cell table:style-name="ce304" office:value-type="string" calcext:value-type="string">
            <text:p>الترجمة</text:p>
          </table:table-cell>
          <table:table-cell table:style-name="ce309" office:value-type="string" calcext:value-type="string">
            <text:p>ترجمه</text:p>
          </table:table-cell>
          <table:table-cell table:style-name="ce312" office:value-type="string" calcext:value-type="string">
            <text:p>Превод</text:p>
          </table:table-cell>
          <table:table-cell/>
          <table:table-cell table:style-name="ce315" table:number-columns-repeated="992"/>
          <table:table-cell/>
        </table:table-row>
        <table:table-row table:style-name="ro10">
          <table:table-cell table:style-name="ce49" office:value-type="string" calcext:value-type="string">
            <text:p>dlgAbout_License</text:p>
          </table:table-cell>
          <table:table-cell table:style-name="ce53"/>
          <table:table-cell table:style-name="ce56" office:value-type="string" calcext:value-type="string">
            <text:p>License</text:p>
          </table:table-cell>
          <table:table-cell table:style-name="ce64" office:value-type="string" calcext:value-type="string">
            <text:p>Licence</text:p>
          </table:table-cell>
          <table:table-cell table:style-name="ce85" office:value-type="string" calcext:value-type="string">
            <text:p>Licentie</text:p>
          </table:table-cell>
          <table:table-cell table:style-name="ce91"/>
          <table:table-cell table:style-name="ce103" office:value-type="string" calcext:value-type="string">
            <text:p>Licenci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3" office:value-type="string" calcext:value-type="string">
            <text:p>Лицензия</text:p>
          </table:table-cell>
          <table:table-cell table:style-name="ce246" office:value-type="string" calcext:value-type="string">
            <text:p>Llicència</text:p>
          </table:table-cell>
          <table:table-cell table:style-name="ce255"/>
          <table:table-cell table:style-name="ce267" office:value-type="string" calcext:value-type="string">
            <text:p>Лиценца</text:p>
          </table:table-cell>
          <table:table-cell table:style-name="ce289"/>
          <table:table-cell table:style-name="ce297"/>
          <table:table-cell table:style-name="ce304" office:value-type="string" calcext:value-type="string">
            <text:p>الرحضة</text:p>
          </table:table-cell>
          <table:table-cell table:style-name="ce309" office:value-type="string" calcext:value-type="string">
            <text:p>مجوز</text:p>
          </table:table-cell>
          <table:table-cell table:style-name="ce312" office:value-type="string" calcext:value-type="string">
            <text:p>Лиценз</text:p>
          </table:table-cell>
          <table:table-cell table:style-name="ce315" table:number-columns-repeated="993"/>
          <table:table-cell/>
        </table:table-row>
        <table:table-row table:style-name="ro10">
          <table:table-cell table:style-name="ce49" office:value-type="string" calcext:value-type="string">
            <text:p>dlgAbout_BuildingBlocks</text:p>
          </table:table-cell>
          <table:table-cell table:style-name="ce53"/>
          <table:table-cell table:style-name="ce56" office:value-type="string" calcext:value-type="string">
            <text:p>Building blocks</text:p>
          </table:table-cell>
          <table:table-cell table:style-name="ce64" office:value-type="string" calcext:value-type="string">
            <text:p>Fondations</text:p>
          </table:table-cell>
          <table:table-cell table:style-name="ce85" office:value-type="string" calcext:value-type="string">
            <text:p>Bouwstenen</text:p>
          </table:table-cell>
          <table:table-cell table:style-name="ce91"/>
          <table:table-cell table:style-name="ce103" office:value-type="string" calcext:value-type="string">
            <text:p>Librerías</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3" office:value-type="string" calcext:value-type="string">
            <text:p>Фрагменты</text:p>
          </table:table-cell>
          <table:table-cell table:style-name="ce246" office:value-type="string" calcext:value-type="string">
            <text:p>Llibreries</text:p>
          </table:table-cell>
          <table:table-cell table:style-name="ce255"/>
          <table:table-cell table:style-name="ce267" office:value-type="string" calcext:value-type="string">
            <text:p>Блокови за изградњу</text:p>
          </table:table-cell>
          <table:table-cell table:style-name="ce289"/>
          <table:table-cell table:style-name="ce297"/>
          <table:table-cell table:style-name="ce304" office:value-type="string" calcext:value-type="string">
            <text:p>البنية الاساسية</text:p>
          </table:table-cell>
          <table:table-cell table:style-name="ce309" office:value-type="string" calcext:value-type="string">
            <text:p>بلوک‌های ساخته شده</text:p>
          </table:table-cell>
          <table:table-cell table:style-name="ce312" office:value-type="string" calcext:value-type="string">
            <text:p>Фрагменти</text:p>
          </table:table-cell>
          <table:table-cell table:style-name="ce315" table:number-columns-repeated="993"/>
          <table:table-cell/>
        </table:table-row>
        <table:table-row table:style-name="ro10">
          <table:table-cell table:style-name="ce49" office:value-type="string" calcext:value-type="string">
            <text:p>dlgAbout_Citation</text:p>
          </table:table-cell>
          <table:table-cell table:style-name="ce53"/>
          <table:table-cell table:style-name="ce56" office:value-type="string" calcext:value-type="string">
            <text:p>Citation</text:p>
          </table:table-cell>
          <table:table-cell table:style-name="ce64" office:value-type="string" calcext:value-type="string">
            <text:p>Citation</text:p>
          </table:table-cell>
          <table:table-cell table:style-name="ce85" office:value-type="string" calcext:value-type="string">
            <text:p>Citaat</text:p>
          </table:table-cell>
          <table:table-cell table:style-name="ce91"/>
          <table:table-cell table:style-name="ce103" office:value-type="string" calcext:value-type="string">
            <text:p>Cit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1"/>
          <table:table-cell table:style-name="ce243" office:value-type="string" calcext:value-type="string">
            <text:p>Цитаты</text:p>
          </table:table-cell>
          <table:table-cell table:style-name="ce246" office:value-type="string" calcext:value-type="string">
            <text:p>Citació</text:p>
          </table:table-cell>
          <table:table-cell table:style-name="ce255"/>
          <table:table-cell table:style-name="ce267" office:value-type="string" calcext:value-type="string">
            <text:p>Цитирање</text:p>
          </table:table-cell>
          <table:table-cell table:style-name="ce289"/>
          <table:table-cell table:style-name="ce297"/>
          <table:table-cell table:style-name="ce304" office:value-type="string" calcext:value-type="string">
            <text:p>الاقتباس</text:p>
          </table:table-cell>
          <table:table-cell table:style-name="ce309" office:value-type="string" calcext:value-type="string">
            <text:p>استناد</text:p>
          </table:table-cell>
          <table:table-cell table:style-name="ce312" office:value-type="string" calcext:value-type="string">
            <text:p>Цитати</text:p>
          </table:table-cell>
          <table:table-cell table:style-name="ce315" table:number-columns-repeated="993"/>
          <table:table-cell/>
        </table:table-row>
        <table:table-row table:style-name="ro10">
          <table:table-cell table:style-name="ce49" office:value-type="string" calcext:value-type="string">
            <text:p>dlgPreferences_tabCapture</text:p>
          </table:table-cell>
          <table:table-cell table:style-name="ce53"/>
          <table:table-cell table:style-name="ce56" office:value-type="string" calcext:value-type="string">
            <text:p>Capture</text:p>
          </table:table-cell>
          <table:table-cell table:style-name="ce64" office:value-type="string" calcext:value-type="string">
            <text:p>Capture</text:p>
          </table:table-cell>
          <table:table-cell table:style-name="ce85"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4" office:value-type="string" calcext:value-type="string">
            <text:p>Capturar</text:p>
          </table:table-cell>
          <table:table-cell table:style-name="ce125"/>
          <table:table-cell table:style-name="ce133" office:value-type="string" calcext:value-type="string">
            <text:p>Cattura</text:p>
          </table:table-cell>
          <table:table-cell table:style-name="ce141" office:value-type="string" calcext:value-type="string">
            <text:p>Captură</text:p>
          </table:table-cell>
          <table:table-cell table:style-name="ce150" office:value-type="string" calcext:value-type="string">
            <text:p>Videotallennus</text:p>
          </table:table-cell>
          <table:table-cell table:style-name="ce158"/>
          <table:table-cell table:style-name="ce167"/>
          <table:table-cell table:style-name="ce176" office:value-type="string" calcext:value-type="string">
            <text:p>Capture</text:p>
          </table:table-cell>
          <table:table-cell table:style-name="ce186" office:value-type="string" calcext:value-type="string">
            <text:p>Αποτύπωση</text:p>
          </table:table-cell>
          <table:table-cell table:style-name="ce197" office:value-type="string" calcext:value-type="string">
            <text:p>Įrašymas</text:p>
          </table:table-cell>
          <table:table-cell table:style-name="ce206" office:value-type="string" calcext:value-type="string">
            <text:p>Inspelning</text:p>
          </table:table-cell>
          <table:table-cell table:style-name="ce214" office:value-type="string" calcext:value-type="string">
            <text:p>Optag</text:p>
          </table:table-cell>
          <table:table-cell table:style-name="ce224" office:value-type="string" calcext:value-type="string">
            <text:p>Záznam</text:p>
          </table:table-cell>
          <table:table-cell table:style-name="ce232" office:value-type="string" calcext:value-type="string">
            <text:p>캡처</text:p>
          </table:table-cell>
          <table:table-cell table:style-name="ce243" office:value-type="string" calcext:value-type="string">
            <text:p>Съемка</text:p>
          </table:table-cell>
          <table:table-cell table:style-name="ce246" office:value-type="string" calcext:value-type="string">
            <text:p>Capturar</text:p>
          </table:table-cell>
          <table:table-cell table:style-name="ce255" office:value-type="string" calcext:value-type="string">
            <text:p>Uhvati</text:p>
          </table:table-cell>
          <table:table-cell table:style-name="ce268" office:value-type="string" calcext:value-type="string">
            <text:p>Ухвати</text:p>
          </table:table-cell>
          <table:table-cell table:style-name="ce289" office:value-type="string" calcext:value-type="string">
            <text:p>キャプチャ</text:p>
          </table:table-cell>
          <table:table-cell table:style-name="ce297" office:value-type="string" calcext:value-type="string">
            <text:p>Превзени</text:p>
          </table:table-cell>
          <table:table-cell table:style-name="ce305" office:value-type="string" calcext:value-type="string">
            <text:p>التقاط</text:p>
          </table:table-cell>
          <table:table-cell table:style-name="ce309" office:value-type="string" calcext:value-type="string">
            <text:p>ضبط کردن</text:p>
          </table:table-cell>
          <table:table-cell table:style-name="ce312" office:value-type="string" calcext:value-type="string">
            <text:p>Захват</text:p>
          </table:table-cell>
          <table:table-cell table:style-name="ce315" table:number-columns-repeated="993"/>
          <table:table-cell/>
        </table:table-row>
        <table:table-row table:style-name="ro10">
          <table:table-cell table:style-name="ce49" office:value-type="string" calcext:value-type="string">
            <text:p>dlgPreferences_tabDrawings</text:p>
          </table:table-cell>
          <table:table-cell table:style-name="ce53"/>
          <table:table-cell table:style-name="ce56" office:value-type="string" calcext:value-type="string">
            <text:p>Drawings</text:p>
          </table:table-cell>
          <table:table-cell table:style-name="ce64" office:value-type="string" calcext:value-type="string">
            <text:p>Dessins</text:p>
          </table:table-cell>
          <table:table-cell table:style-name="ce85"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5" office:value-type="string" calcext:value-type="string">
            <text:p>Desenhos</text:p>
          </table:table-cell>
          <table:table-cell table:style-name="ce125"/>
          <table:table-cell table:style-name="ce132" office:value-type="string" calcext:value-type="string">
            <text:p>Disegni</text:p>
          </table:table-cell>
          <table:table-cell table:style-name="ce141" office:value-type="string" calcext:value-type="string">
            <text:p>Desene</text:p>
          </table:table-cell>
          <table:table-cell table:style-name="ce150" office:value-type="string" calcext:value-type="string">
            <text:p>Piirrokset</text:p>
          </table:table-cell>
          <table:table-cell table:style-name="ce158" office:value-type="string" calcext:value-type="string">
            <text:p>Tegninger</text:p>
          </table:table-cell>
          <table:table-cell table:style-name="ce167" office:value-type="string" calcext:value-type="string">
            <text:p>绘制</text:p>
          </table:table-cell>
          <table:table-cell table:style-name="ce175" office:value-type="string" calcext:value-type="string">
            <text:p>Çizimler</text:p>
          </table:table-cell>
          <table:table-cell table:style-name="ce185" office:value-type="string" calcext:value-type="string">
            <text:p>Σχέδια</text:p>
          </table:table-cell>
          <table:table-cell table:style-name="ce196" office:value-type="string" calcext:value-type="string">
            <text:p>Piešimas</text:p>
          </table:table-cell>
          <table:table-cell table:style-name="ce206" office:value-type="string" calcext:value-type="string">
            <text:p>Ritningar</text:p>
          </table:table-cell>
          <table:table-cell table:style-name="ce215" office:value-type="string" calcext:value-type="string">
            <text:p>Tegning</text:p>
          </table:table-cell>
          <table:table-cell table:style-name="ce224" office:value-type="string" calcext:value-type="string">
            <text:p>Kreslení</text:p>
          </table:table-cell>
          <table:table-cell table:style-name="ce232" office:value-type="string" calcext:value-type="string">
            <text:p>그림들</text:p>
          </table:table-cell>
          <table:table-cell table:style-name="ce243" office:value-type="string" calcext:value-type="string">
            <text:p>Нарисовать</text:p>
          </table:table-cell>
          <table:table-cell table:style-name="ce246" office:value-type="string" calcext:value-type="string">
            <text:p>Dibuixos</text:p>
          </table:table-cell>
          <table:table-cell table:style-name="ce255" office:value-type="string" calcext:value-type="string">
            <text:p>Crteži</text:p>
          </table:table-cell>
          <table:table-cell table:style-name="ce268" office:value-type="string" calcext:value-type="string">
            <text:p>Цртежи</text:p>
          </table:table-cell>
          <table:table-cell table:style-name="ce289" office:value-type="string" calcext:value-type="string">
            <text:p>ドローイング</text:p>
          </table:table-cell>
          <table:table-cell table:style-name="ce297" office:value-type="string" calcext:value-type="string">
            <text:p>Цртежи</text:p>
          </table:table-cell>
          <table:table-cell table:style-name="ce305" office:value-type="string" calcext:value-type="string">
            <text:p>الرسومات</text:p>
          </table:table-cell>
          <table:table-cell table:style-name="ce309" office:value-type="string" calcext:value-type="string">
            <text:p>طرح‌ها</text:p>
          </table:table-cell>
          <table:table-cell table:style-name="ce312" office:value-type="string" calcext:value-type="string">
            <text:p>Нарисувай</text:p>
          </table:table-cell>
          <table:table-cell table:style-name="ce315" table:number-columns-repeated="993"/>
          <table:table-cell/>
        </table:table-row>
        <table:table-row table:style-name="ro10">
          <table:table-cell table:style-name="ce49" office:value-type="string" calcext:value-type="string">
            <text:p>dlgPreferences_tabGeneral</text:p>
          </table:table-cell>
          <table:table-cell table:style-name="ce53"/>
          <table:table-cell table:style-name="ce56" office:value-type="string" calcext:value-type="string">
            <text:p>General</text:p>
          </table:table-cell>
          <table:table-cell table:style-name="ce64" office:value-type="string" calcext:value-type="string">
            <text:p>Général</text:p>
          </table:table-cell>
          <table:table-cell table:style-name="ce85"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5" office:value-type="string" calcext:value-type="string">
            <text:p>Geral</text:p>
          </table:table-cell>
          <table:table-cell table:style-name="ce125" office:value-type="string" calcext:value-type="string">
            <text:p>Ogólne</text:p>
          </table:table-cell>
          <table:table-cell table:style-name="ce133" office:value-type="string" calcext:value-type="string">
            <text:p>Generale</text:p>
          </table:table-cell>
          <table:table-cell table:style-name="ce141" office:value-type="string" calcext:value-type="string">
            <text:p>General</text:p>
          </table:table-cell>
          <table:table-cell table:style-name="ce150" office:value-type="string" calcext:value-type="string">
            <text:p>Yleinen</text:p>
          </table:table-cell>
          <table:table-cell table:style-name="ce158" office:value-type="string" calcext:value-type="string">
            <text:p>Generelt</text:p>
          </table:table-cell>
          <table:table-cell table:style-name="ce167" office:value-type="string" calcext:value-type="string">
            <text:p>常规</text:p>
          </table:table-cell>
          <table:table-cell table:style-name="ce175" office:value-type="string" calcext:value-type="string">
            <text:p>Genel</text:p>
          </table:table-cell>
          <table:table-cell table:style-name="ce185" office:value-type="string" calcext:value-type="string">
            <text:p>Γενικά</text:p>
          </table:table-cell>
          <table:table-cell table:style-name="ce196" office:value-type="string" calcext:value-type="string">
            <text:p>Pagrindinis</text:p>
          </table:table-cell>
          <table:table-cell table:style-name="ce206" office:value-type="string" calcext:value-type="string">
            <text:p>Allmänt</text:p>
          </table:table-cell>
          <table:table-cell table:style-name="ce215" office:value-type="string" calcext:value-type="string">
            <text:p>Generelt</text:p>
          </table:table-cell>
          <table:table-cell table:style-name="ce224" office:value-type="string" calcext:value-type="string">
            <text:p>Obecné</text:p>
          </table:table-cell>
          <table:table-cell table:style-name="ce232" office:value-type="string" calcext:value-type="string">
            <text:p>일반</text:p>
          </table:table-cell>
          <table:table-cell table:style-name="ce243" office:value-type="string" calcext:value-type="string">
            <text:p>Общие</text:p>
          </table:table-cell>
          <table:table-cell table:style-name="ce246" office:value-type="string" calcext:value-type="string">
            <text:p>General</text:p>
          </table:table-cell>
          <table:table-cell table:style-name="ce256" office:value-type="string" calcext:value-type="string">
            <text:p>Opšte</text:p>
          </table:table-cell>
          <table:table-cell table:style-name="ce269" office:value-type="string" calcext:value-type="string">
            <text:p>Опште</text:p>
          </table:table-cell>
          <table:table-cell table:style-name="ce289" office:value-type="string" calcext:value-type="string">
            <text:p>一般</text:p>
          </table:table-cell>
          <table:table-cell table:style-name="ce297" office:value-type="string" calcext:value-type="string">
            <text:p>Општо</text:p>
          </table:table-cell>
          <table:table-cell table:style-name="ce305" office:value-type="string" calcext:value-type="string">
            <text:p>عام</text:p>
          </table:table-cell>
          <table:table-cell table:style-name="ce309" office:value-type="string" calcext:value-type="string">
            <text:p>عمومی</text:p>
          </table:table-cell>
          <table:table-cell table:style-name="ce312" office:value-type="string" calcext:value-type="string">
            <text:p>Общи</text:p>
          </table:table-cell>
          <table:table-cell table:style-name="ce315" table:number-columns-repeated="993"/>
          <table:table-cell/>
        </table:table-row>
        <table:table-row table:style-name="ro10">
          <table:table-cell table:style-name="ce49" office:value-type="string" calcext:value-type="string">
            <text:p>dlgPreferences_tabPlayback</text:p>
          </table:table-cell>
          <table:table-cell table:style-name="ce53"/>
          <table:table-cell table:style-name="ce57" office:value-type="string" calcext:value-type="string">
            <text:p>Playback</text:p>
          </table:table-cell>
          <table:table-cell table:style-name="ce64" office:value-type="string" calcext:value-type="string">
            <text:p>Lecture</text:p>
          </table:table-cell>
          <table:table-cell table:style-name="ce85"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5" office:value-type="string" calcext:value-type="string">
            <text:p>Reproduzir</text:p>
          </table:table-cell>
          <table:table-cell table:style-name="ce125" office:value-type="string" calcext:value-type="string">
            <text:p>Odtwórz</text:p>
          </table:table-cell>
          <table:table-cell table:style-name="ce133" office:value-type="string" calcext:value-type="string">
            <text:p>Riproduzione</text:p>
          </table:table-cell>
          <table:table-cell table:style-name="ce141" office:value-type="string" calcext:value-type="string">
            <text:p>Rulează</text:p>
          </table:table-cell>
          <table:table-cell table:style-name="ce150" office:value-type="string" calcext:value-type="string">
            <text:p>Näytä</text:p>
          </table:table-cell>
          <table:table-cell table:style-name="ce158" office:value-type="string" calcext:value-type="string">
            <text:p>Spill av</text:p>
          </table:table-cell>
          <table:table-cell table:style-name="ce167" office:value-type="string" calcext:value-type="string">
            <text:p>播放</text:p>
          </table:table-cell>
          <table:table-cell table:style-name="ce175" office:value-type="string" calcext:value-type="string">
            <text:p>İzle</text:p>
          </table:table-cell>
          <table:table-cell table:style-name="ce185" office:value-type="string" calcext:value-type="string">
            <text:p>Αναπαραγωγή</text:p>
          </table:table-cell>
          <table:table-cell table:style-name="ce196" office:value-type="string" calcext:value-type="string">
            <text:p>Groti</text:p>
          </table:table-cell>
          <table:table-cell table:style-name="ce206" office:value-type="string" calcext:value-type="string">
            <text:p>Uppspelning</text:p>
          </table:table-cell>
          <table:table-cell table:style-name="ce215" office:value-type="string" calcext:value-type="string">
            <text:p>Afspil</text:p>
          </table:table-cell>
          <table:table-cell table:style-name="ce224" office:value-type="string" calcext:value-type="string">
            <text:p>Přehrávání</text:p>
          </table:table-cell>
          <table:table-cell table:style-name="ce232" office:value-type="string" calcext:value-type="string">
            <text:p>재생</text:p>
          </table:table-cell>
          <table:table-cell table:style-name="ce243" office:value-type="string" calcext:value-type="string">
            <text:p>Воспроизвести</text:p>
          </table:table-cell>
          <table:table-cell table:style-name="ce246" office:value-type="string" calcext:value-type="string">
            <text:p>Reproducció</text:p>
          </table:table-cell>
          <table:table-cell table:style-name="ce257" office:value-type="string" calcext:value-type="string">
            <text:p>Reprodukovanje</text:p>
          </table:table-cell>
          <table:table-cell table:style-name="ce270" office:value-type="string" calcext:value-type="string">
            <text:p>Репродуковање</text:p>
          </table:table-cell>
          <table:table-cell table:style-name="ce289" office:value-type="string" calcext:value-type="string">
            <text:p>プレイバック</text:p>
          </table:table-cell>
          <table:table-cell table:style-name="ce297" office:value-type="string" calcext:value-type="string">
            <text:p>Репродуцирање</text:p>
          </table:table-cell>
          <table:table-cell table:style-name="ce305" office:value-type="string" calcext:value-type="string">
            <text:p>اعادة العرض</text:p>
          </table:table-cell>
          <table:table-cell table:style-name="ce309" office:value-type="string" calcext:value-type="string">
            <text:p>باز پخش</text:p>
          </table:table-cell>
          <table:table-cell table:style-name="ce312" office:value-type="string" calcext:value-type="string">
            <text:p>Пусни</text:p>
          </table:table-cell>
          <table:table-cell table:style-name="ce315" table:number-columns-repeated="993"/>
          <table:table-cell/>
        </table:table-row>
        <table:table-row table:style-name="ro10">
          <table:table-cell table:style-name="ce49" office:value-type="string" calcext:value-type="string">
            <text:p>dlgPreferences_tabKeyboard</text:p>
          </table:table-cell>
          <table:table-cell table:style-name="ce53"/>
          <table:table-cell table:style-name="ce57" office:value-type="string" calcext:value-type="string">
            <text:p>Keyboard</text:p>
          </table:table-cell>
          <table:table-cell table:style-name="ce64" office:value-type="string" calcext:value-type="string">
            <text:p>Clavier</text:p>
          </table:table-cell>
          <table:table-cell table:style-name="ce85" office:value-type="string" calcext:value-type="string">
            <text:p>Toetsenbord</text:p>
          </table:table-cell>
          <table:table-cell table:style-name="ce91"/>
          <table:table-cell table:style-name="ce104" office:value-type="string" calcext:value-type="string">
            <text:p>Teclad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Клавиатура</text:p>
          </table:table-cell>
          <table:table-cell table:style-name="ce246" office:value-type="string" calcext:value-type="string">
            <text:p>Teclat</text:p>
          </table:table-cell>
          <table:table-cell table:style-name="ce257"/>
          <table:table-cell table:style-name="ce271" office:value-type="string" calcext:value-type="string">
            <text:p>Тастатура</text:p>
          </table:table-cell>
          <table:table-cell table:style-name="ce289"/>
          <table:table-cell table:style-name="ce297"/>
          <table:table-cell table:style-name="ce304" office:value-type="string" calcext:value-type="string">
            <text:p>لوحة المفاتيح</text:p>
          </table:table-cell>
          <table:table-cell table:style-name="ce309" office:value-type="string" calcext:value-type="string">
            <text:p>صفحه کلید</text:p>
          </table:table-cell>
          <table:table-cell table:style-name="ce312" office:value-type="string" calcext:value-type="string">
            <text:p>Клавиатура</text:p>
          </table:table-cell>
          <table:table-cell table:style-name="ce315" table:number-columns-repeated="993"/>
          <table:table-cell/>
        </table:table-row>
        <table:table-row table:style-name="ro11">
          <table:table-cell table:style-name="ce49" office:value-type="string" calcext:value-type="string">
            <text:p>dlgPreferences_General_chkAllowMultipleInstances</text:p>
          </table:table-cell>
          <table:table-cell table:style-name="ce53"/>
          <table:table-cell table:style-name="ce57" office:value-type="string" calcext:value-type="string">
            <text:p>Allow multiple instances of Kinovea</text:p>
          </table:table-cell>
          <table:table-cell table:style-name="ce64" office:value-type="string" calcext:value-type="string">
            <text:p>Autoriser plusieurs instances de Kinovea</text:p>
          </table:table-cell>
          <table:table-cell table:style-name="ce85" office:value-type="string" calcext:value-type="string">
            <text:p>Sta meerdere instanties van Kinovea toe</text:p>
          </table:table-cell>
          <table:table-cell table:style-name="ce91"/>
          <table:table-cell table:style-name="ce104" office:value-type="string" calcext:value-type="string">
            <text:p>Permitir múltiples instancias de Kinove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Позволить множественную установку Kinovea</text:p>
          </table:table-cell>
          <table:table-cell table:style-name="ce246" office:value-type="string" calcext:value-type="string">
            <text:p>Permetre múltiples instàncies del Kinovea</text:p>
          </table:table-cell>
          <table:table-cell table:style-name="ce257"/>
          <table:table-cell table:style-name="ce271"/>
          <table:table-cell table:style-name="ce289"/>
          <table:table-cell table:style-name="ce297"/>
          <table:table-cell table:style-name="ce304"/>
          <table:table-cell table:style-name="ce309" office:value-type="string" calcext:value-type="string">
            <text:p>اجازه چند نمونه از کینوویا</text:p>
          </table:table-cell>
          <table:table-cell table:style-name="ce312" office:value-type="string" calcext:value-type="string">
            <text:p>Позволи пълно инсталиране на Kinovea</text:p>
          </table:table-cell>
          <table:table-cell table:style-name="ce315" table:number-columns-repeated="993"/>
          <table:table-cell/>
        </table:table-row>
        <table:table-row table:style-name="ro11">
          <table:table-cell table:style-name="ce49" office:value-type="string" calcext:value-type="string">
            <text:p>dlgPreferences_Capture_lblForcedFramerate</text:p>
          </table:table-cell>
          <table:table-cell table:style-name="ce53"/>
          <table:table-cell table:style-name="ce57" office:value-type="string" calcext:value-type="string">
            <text:p>Display framerate (fps):</text:p>
          </table:table-cell>
          <table:table-cell table:style-name="ce65" office:value-type="string" calcext:value-type="string">
            <text:p>Fréquence d’affichage (fps) :</text:p>
          </table:table-cell>
          <table:table-cell table:style-name="ce85" office:value-type="string" calcext:value-type="string">
            <text:p>Geef framerate (fps) weer</text:p>
          </table:table-cell>
          <table:table-cell table:style-name="ce93"/>
          <table:table-cell table:style-name="ce105" office:value-type="string" calcext:value-type="string">
            <text:p>Mostrar los fotogramas por segundo (fp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6"/>
          <table:table-cell table:style-name="ce225"/>
          <table:table-cell table:style-name="ce233"/>
          <table:table-cell table:style-name="ce243"/>
          <table:table-cell table:style-name="ce247" office:value-type="string" calcext:value-type="string">
            <text:p>Mostrar fotogrames per segon (fps)</text:p>
          </table:table-cell>
          <table:table-cell table:style-name="ce258"/>
          <table:table-cell table:style-name="ce272"/>
          <table:table-cell table:style-name="ce290"/>
          <table:table-cell table:style-name="ce298"/>
          <table:table-cell table:style-name="ce304"/>
          <table:table-cell table:style-name="ce309" office:value-type="string" calcext:value-type="string">
            <text:p>نمایش فریم (فریم بر ثانیه):</text:p>
          </table:table-cell>
          <table:table-cell table:style-name="ce312"/>
          <table:table-cell table:style-name="ce315" table:number-columns-repeated="993"/>
          <table:table-cell/>
        </table:table-row>
        <table:table-row table:style-name="ro10">
          <table:table-cell table:style-name="ce49" office:value-type="string" calcext:value-type="string">
            <text:p>dlgPreferences_Capture_Left</text:p>
          </table:table-cell>
          <table:table-cell table:style-name="ce53"/>
          <table:table-cell table:style-name="ce57" office:value-type="string" calcext:value-type="string">
            <text:p>Left</text:p>
          </table:table-cell>
          <table:table-cell table:style-name="ce64" office:value-type="string" calcext:value-type="string">
            <text:p>Gauche</text:p>
          </table:table-cell>
          <table:table-cell table:style-name="ce85" office:value-type="string" calcext:value-type="string">
            <text:p>Links</text:p>
          </table:table-cell>
          <table:table-cell table:style-name="ce91"/>
          <table:table-cell table:style-name="ce104" office:value-type="string" calcext:value-type="string">
            <text:p>Izquier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Левое</text:p>
          </table:table-cell>
          <table:table-cell table:style-name="ce246" office:value-type="string" calcext:value-type="string">
            <text:p>Esquerra</text:p>
          </table:table-cell>
          <table:table-cell table:style-name="ce257"/>
          <table:table-cell table:style-name="ce271" office:value-type="string" calcext:value-type="string">
            <text:p>Лево</text:p>
          </table:table-cell>
          <table:table-cell table:style-name="ce289"/>
          <table:table-cell table:style-name="ce297"/>
          <table:table-cell table:style-name="ce305" office:value-type="string" calcext:value-type="string">
            <text:p>شمال</text:p>
          </table:table-cell>
          <table:table-cell table:style-name="ce309" office:value-type="string" calcext:value-type="string">
            <text:p>چپ</text:p>
          </table:table-cell>
          <table:table-cell table:style-name="ce312" office:value-type="string" calcext:value-type="string">
            <text:p>Ляво</text:p>
          </table:table-cell>
          <table:table-cell table:style-name="ce315" table:number-columns-repeated="993"/>
          <table:table-cell/>
        </table:table-row>
        <table:table-row table:style-name="ro10">
          <table:table-cell table:style-name="ce49" office:value-type="string" calcext:value-type="string">
            <text:p>dlgPreferences_Capture_Right</text:p>
          </table:table-cell>
          <table:table-cell table:style-name="ce53"/>
          <table:table-cell table:style-name="ce57" office:value-type="string" calcext:value-type="string">
            <text:p>Right</text:p>
          </table:table-cell>
          <table:table-cell table:style-name="ce64" office:value-type="string" calcext:value-type="string">
            <text:p>Droite</text:p>
          </table:table-cell>
          <table:table-cell table:style-name="ce85" office:value-type="string" calcext:value-type="string">
            <text:p>Rechts</text:p>
          </table:table-cell>
          <table:table-cell table:style-name="ce91"/>
          <table:table-cell table:style-name="ce104" office:value-type="string" calcext:value-type="string">
            <text:p>Derech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Правое</text:p>
          </table:table-cell>
          <table:table-cell table:style-name="ce246" office:value-type="string" calcext:value-type="string">
            <text:p>Dreta</text:p>
          </table:table-cell>
          <table:table-cell table:style-name="ce257"/>
          <table:table-cell table:style-name="ce271" office:value-type="string" calcext:value-type="string">
            <text:p>Десно</text:p>
          </table:table-cell>
          <table:table-cell table:style-name="ce289"/>
          <table:table-cell table:style-name="ce297"/>
          <table:table-cell table:style-name="ce305" office:value-type="string" calcext:value-type="string">
            <text:p>يمين</text:p>
          </table:table-cell>
          <table:table-cell table:style-name="ce309" office:value-type="string" calcext:value-type="string">
            <text:p>راست</text:p>
          </table:table-cell>
          <table:table-cell table:style-name="ce312" office:value-type="string" calcext:value-type="string">
            <text:p>Дясно</text:p>
          </table:table-cell>
          <table:table-cell table:style-name="ce315" table:number-columns-repeated="993"/>
          <table:table-cell/>
        </table:table-row>
        <table:table-row table:style-name="ro10">
          <table:table-cell table:style-name="ce49" office:value-type="string" calcext:value-type="string">
            <text:p>dlgPreferences_Capture_Root</text:p>
          </table:table-cell>
          <table:table-cell table:style-name="ce53"/>
          <table:table-cell table:style-name="ce57" office:value-type="string" calcext:value-type="string">
            <text:p>Root:</text:p>
          </table:table-cell>
          <table:table-cell table:style-name="ce64" office:value-type="string" calcext:value-type="string">
            <text:p>Racine :</text:p>
          </table:table-cell>
          <table:table-cell table:style-name="ce85" office:value-type="string" calcext:value-type="string">
            <text:p>Root :</text:p>
          </table:table-cell>
          <table:table-cell table:style-name="ce91"/>
          <table:table-cell table:style-name="ce104" office:value-type="string" calcext:value-type="string">
            <text:p>Raíz:</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Корневая директория:</text:p>
          </table:table-cell>
          <table:table-cell table:style-name="ce246" office:value-type="string" calcext:value-type="string">
            <text:p>Arrel:</text:p>
          </table:table-cell>
          <table:table-cell table:style-name="ce257"/>
          <table:table-cell table:style-name="ce271" office:value-type="string" calcext:value-type="string">
            <text:p>Root:</text:p>
          </table:table-cell>
          <table:table-cell table:style-name="ce289"/>
          <table:table-cell table:style-name="ce297"/>
          <table:table-cell table:style-name="ce305" office:value-type="string" calcext:value-type="string">
            <text:p>الاساسي :</text:p>
          </table:table-cell>
          <table:table-cell table:style-name="ce309" office:value-type="string" calcext:value-type="string">
            <text:p>بنیاد:</text:p>
          </table:table-cell>
          <table:table-cell table:style-name="ce312" office:value-type="string" calcext:value-type="string">
            <text:p>Директория:</text:p>
          </table:table-cell>
          <table:table-cell table:style-name="ce315" table:number-columns-repeated="993"/>
          <table:table-cell/>
        </table:table-row>
        <table:table-row table:style-name="ro10">
          <table:table-cell table:style-name="ce49" office:value-type="string" calcext:value-type="string">
            <text:p>dlgPreferences_Capture_Subdir</text:p>
          </table:table-cell>
          <table:table-cell table:style-name="ce53"/>
          <table:table-cell table:style-name="ce57" office:value-type="string" calcext:value-type="string">
            <text:p>Sub directory:</text:p>
          </table:table-cell>
          <table:table-cell table:style-name="ce64" office:value-type="string" calcext:value-type="string">
            <text:p>Sous dossier :</text:p>
          </table:table-cell>
          <table:table-cell table:style-name="ce85" office:value-type="string" calcext:value-type="string">
            <text:p>Map :</text:p>
          </table:table-cell>
          <table:table-cell table:style-name="ce91"/>
          <table:table-cell table:style-name="ce104" office:value-type="string" calcext:value-type="string">
            <text:p>Subdirectori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Поддиректория:</text:p>
          </table:table-cell>
          <table:table-cell table:style-name="ce246" office:value-type="string" calcext:value-type="string">
            <text:p>Subdirectori:</text:p>
          </table:table-cell>
          <table:table-cell table:style-name="ce257"/>
          <table:table-cell table:style-name="ce271" office:value-type="string" calcext:value-type="string">
            <text:p>Под каталог:</text:p>
          </table:table-cell>
          <table:table-cell table:style-name="ce289"/>
          <table:table-cell table:style-name="ce297"/>
          <table:table-cell table:style-name="ce305" office:value-type="string" calcext:value-type="string">
            <text:p>الدليل الفرعي :</text:p>
          </table:table-cell>
          <table:table-cell table:style-name="ce309" office:value-type="string" calcext:value-type="string">
            <text:p>فهرست فرعی:</text:p>
          </table:table-cell>
          <table:table-cell table:style-name="ce312" office:value-type="string" calcext:value-type="string">
            <text:p>Поддиректория:</text:p>
          </table:table-cell>
          <table:table-cell table:style-name="ce315" table:number-columns-repeated="993"/>
          <table:table-cell/>
        </table:table-row>
        <table:table-row table:style-name="ro10">
          <table:table-cell table:style-name="ce49" office:value-type="string" calcext:value-type="string">
            <text:p>dlgPreferences_Capture_File</text:p>
          </table:table-cell>
          <table:table-cell table:style-name="ce53"/>
          <table:table-cell table:style-name="ce57" office:value-type="string" calcext:value-type="string">
            <text:p>File:</text:p>
          </table:table-cell>
          <table:table-cell table:style-name="ce64" office:value-type="string" calcext:value-type="string">
            <text:p>Fichier :</text:p>
          </table:table-cell>
          <table:table-cell table:style-name="ce85" office:value-type="string" calcext:value-type="string">
            <text:p>Bestand :</text:p>
          </table:table-cell>
          <table:table-cell table:style-name="ce91"/>
          <table:table-cell table:style-name="ce104" office:value-type="string" calcext:value-type="string">
            <text:p>Archiv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Файл:</text:p>
          </table:table-cell>
          <table:table-cell table:style-name="ce246" office:value-type="string" calcext:value-type="string">
            <text:p>Arxiu:</text:p>
          </table:table-cell>
          <table:table-cell table:style-name="ce257"/>
          <table:table-cell table:style-name="ce271" office:value-type="string" calcext:value-type="string">
            <text:p>Датотека:</text:p>
          </table:table-cell>
          <table:table-cell table:style-name="ce289"/>
          <table:table-cell table:style-name="ce297"/>
          <table:table-cell table:style-name="ce305" office:value-type="string" calcext:value-type="string">
            <text:p>ملف :</text:p>
          </table:table-cell>
          <table:table-cell table:style-name="ce309" office:value-type="string" calcext:value-type="string">
            <text:p>فایل:</text:p>
          </table:table-cell>
          <table:table-cell table:style-name="ce312" office:value-type="string" calcext:value-type="string">
            <text:p>Файл:</text:p>
          </table:table-cell>
          <table:table-cell table:style-name="ce315" table:number-columns-repeated="993"/>
          <table:table-cell/>
        </table:table-row>
        <table:table-row table:style-name="ro11">
          <table:table-cell table:style-name="ce49" office:value-type="string" calcext:value-type="string">
            <text:p>dlgPreferences_Capture_ImageNaming</text:p>
          </table:table-cell>
          <table:table-cell table:style-name="ce53"/>
          <table:table-cell table:style-name="ce57" office:value-type="string" calcext:value-type="string">
            <text:p>Image naming</text:p>
          </table:table-cell>
          <table:table-cell table:style-name="ce64" office:value-type="string" calcext:value-type="string">
            <text:p>Nommage des images</text:p>
          </table:table-cell>
          <table:table-cell table:style-name="ce85" office:value-type="string" calcext:value-type="string">
            <text:p>Afbeelding naamgeving</text:p>
          </table:table-cell>
          <table:table-cell table:style-name="ce91"/>
          <table:table-cell table:style-name="ce104" office:value-type="string" calcext:value-type="string">
            <text:p>Nombrar image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Название файла изображения:</text:p>
          </table:table-cell>
          <table:table-cell table:style-name="ce246" office:value-type="string" calcext:value-type="string">
            <text:p>Noms de les imatges</text:p>
          </table:table-cell>
          <table:table-cell table:style-name="ce257"/>
          <table:table-cell table:style-name="ce271" office:value-type="string" calcext:value-type="string">
            <text:p>Давање имена слици</text:p>
          </table:table-cell>
          <table:table-cell table:style-name="ce289"/>
          <table:table-cell table:style-name="ce297"/>
          <table:table-cell table:style-name="ce305" office:value-type="string" calcext:value-type="string">
            <text:p>تسمية الصورة</text:p>
          </table:table-cell>
          <table:table-cell table:style-name="ce309" office:value-type="string" calcext:value-type="string">
            <text:p>نام‌گذاری تصویر:</text:p>
          </table:table-cell>
          <table:table-cell table:style-name="ce312" office:value-type="string" calcext:value-type="string">
            <text:p>Име на файла с изображението:</text:p>
          </table:table-cell>
          <table:table-cell table:style-name="ce315" table:number-columns-repeated="993"/>
          <table:table-cell/>
        </table:table-row>
        <table:table-row table:style-name="ro10">
          <table:table-cell table:style-name="ce49" office:value-type="string" calcext:value-type="string">
            <text:p>dlgPreferences_Capture_VideoNaming</text:p>
          </table:table-cell>
          <table:table-cell table:style-name="ce53"/>
          <table:table-cell table:style-name="ce57" office:value-type="string" calcext:value-type="string">
            <text:p>Video naming</text:p>
          </table:table-cell>
          <table:table-cell table:style-name="ce64" office:value-type="string" calcext:value-type="string">
            <text:p>Nommage des vidéos</text:p>
          </table:table-cell>
          <table:table-cell table:style-name="ce85" office:value-type="string" calcext:value-type="string">
            <text:p>Video naamgeving</text:p>
          </table:table-cell>
          <table:table-cell table:style-name="ce91"/>
          <table:table-cell table:style-name="ce104" office:value-type="string" calcext:value-type="string">
            <text:p>Nombrar vide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2"/>
          <table:table-cell table:style-name="ce243" office:value-type="string" calcext:value-type="string">
            <text:p>Название видеофайла</text:p>
          </table:table-cell>
          <table:table-cell table:style-name="ce246" office:value-type="string" calcext:value-type="string">
            <text:p>Noms dels vídeos</text:p>
          </table:table-cell>
          <table:table-cell table:style-name="ce257"/>
          <table:table-cell table:style-name="ce271" office:value-type="string" calcext:value-type="string">
            <text:p>Давање имена видеа</text:p>
          </table:table-cell>
          <table:table-cell table:style-name="ce289"/>
          <table:table-cell table:style-name="ce297"/>
          <table:table-cell table:style-name="ce305" office:value-type="string" calcext:value-type="string">
            <text:p>تسمية الفيديو</text:p>
          </table:table-cell>
          <table:table-cell table:style-name="ce309" office:value-type="string" calcext:value-type="string">
            <text:p>نام‌گذاری ویدئو:</text:p>
          </table:table-cell>
          <table:table-cell table:style-name="ce312" office:value-type="string" calcext:value-type="string">
            <text:p>Име на видео файла</text:p>
          </table:table-cell>
          <table:table-cell table:style-name="ce315" table:number-columns-repeated="993"/>
          <table:table-cell/>
        </table:table-row>
        <table:table-row table:style-name="ro10">
          <table:table-cell table:style-name="ce49" office:value-type="string" calcext:value-type="string">
            <text:p>dlgPreferences_Capture_lblImageFormat</text:p>
          </table:table-cell>
          <table:table-cell table:style-name="ce53"/>
          <table:table-cell table:style-name="ce57" office:value-type="string" calcext:value-type="string">
            <text:p>Image format:</text:p>
          </table:table-cell>
          <table:table-cell table:style-name="ce64" office:value-type="string" calcext:value-type="string">
            <text:p>Format image :</text:p>
          </table:table-cell>
          <table:table-cell table:style-name="ce85"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 :</text:p>
          </table:table-cell>
          <table:table-cell table:style-name="ce114" office:value-type="string" calcext:value-type="string">
            <text:p>Formato da Imagem:</text:p>
          </table:table-cell>
          <table:table-cell table:style-name="ce125"/>
          <table:table-cell table:style-name="ce133" office:value-type="string" calcext:value-type="string">
            <text:p>Formato immagine:</text:p>
          </table:table-cell>
          <table:table-cell table:style-name="ce141" office:value-type="string" calcext:value-type="string">
            <text:p>Format imagine:</text:p>
          </table:table-cell>
          <table:table-cell table:style-name="ce150" office:value-type="string" calcext:value-type="string">
            <text:p>Kuvamuoto :</text:p>
          </table:table-cell>
          <table:table-cell table:style-name="ce158"/>
          <table:table-cell table:style-name="ce167"/>
          <table:table-cell table:style-name="ce176" office:value-type="string" calcext:value-type="string">
            <text:p>İmaj formatı:</text:p>
          </table:table-cell>
          <table:table-cell table:style-name="ce186" office:value-type="string" calcext:value-type="string">
            <text:p>Μορφή εικονας:</text:p>
          </table:table-cell>
          <table:table-cell table:style-name="ce197" office:value-type="string" calcext:value-type="string">
            <text:p>Paveikslėlio formatas:</text:p>
          </table:table-cell>
          <table:table-cell table:style-name="ce206" office:value-type="string" calcext:value-type="string">
            <text:p>Bildformat:</text:p>
          </table:table-cell>
          <table:table-cell table:style-name="ce214" office:value-type="string" calcext:value-type="string">
            <text:p>Billedformat:</text:p>
          </table:table-cell>
          <table:table-cell table:style-name="ce224" office:value-type="string" calcext:value-type="string">
            <text:p>Formát obrazu:</text:p>
          </table:table-cell>
          <table:table-cell table:style-name="ce231" office:value-type="string" calcext:value-type="string">
            <text:p><text:span text:style-name="T4">이미지</text:span><text:span text:style-name="T5"> </text:span><text:span text:style-name="T6">포맷</text:span><text:span text:style-name="T5">:</text:span></text:p>
          </table:table-cell>
          <table:table-cell table:style-name="ce243" office:value-type="string" calcext:value-type="string">
            <text:p>Формат изображения:</text:p>
          </table:table-cell>
          <table:table-cell table:style-name="ce246" office:value-type="string" calcext:value-type="string">
            <text:p>Format d'imatge</text:p>
          </table:table-cell>
          <table:table-cell table:style-name="ce259" office:value-type="string" calcext:value-type="string">
            <text:p>Grafički format:</text:p>
          </table:table-cell>
          <table:table-cell table:style-name="ce273" office:value-type="string" calcext:value-type="string">
            <text:p>Графички формат:</text:p>
          </table:table-cell>
          <table:table-cell table:style-name="ce289" office:value-type="string" calcext:value-type="string">
            <text:p>イメージフォーマット:</text:p>
          </table:table-cell>
          <table:table-cell table:style-name="ce297" office:value-type="string" calcext:value-type="string">
            <text:p>Формат на сликата:</text:p>
          </table:table-cell>
          <table:table-cell table:style-name="ce305" office:value-type="string" calcext:value-type="string">
            <text:p>تهيئة الصورة:</text:p>
          </table:table-cell>
          <table:table-cell table:style-name="ce309" office:value-type="string" calcext:value-type="string">
            <text:p>فرمت تصویر:</text:p>
          </table:table-cell>
          <table:table-cell table:style-name="ce312" office:value-type="string" calcext:value-type="string">
            <text:p>Формат на изображението:</text:p>
          </table:table-cell>
          <table:table-cell table:style-name="ce315" table:number-columns-repeated="993"/>
          <table:table-cell/>
        </table:table-row>
        <table:table-row table:style-name="ro10">
          <table:table-cell table:style-name="ce49" office:value-type="string" calcext:value-type="string">
            <text:p>dlgPreferences_Capture_lblVideoFormat</text:p>
          </table:table-cell>
          <table:table-cell table:style-name="ce53"/>
          <table:table-cell table:style-name="ce57" office:value-type="string" calcext:value-type="string">
            <text:p>Video format:</text:p>
          </table:table-cell>
          <table:table-cell table:style-name="ce64" office:value-type="string" calcext:value-type="string">
            <text:p>Format vidéo :</text:p>
          </table:table-cell>
          <table:table-cell table:style-name="ce85"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 :</text:p>
          </table:table-cell>
          <table:table-cell table:style-name="ce114" office:value-type="string" calcext:value-type="string">
            <text:p>Formato do Video:</text:p>
          </table:table-cell>
          <table:table-cell table:style-name="ce125"/>
          <table:table-cell table:style-name="ce133" office:value-type="string" calcext:value-type="string">
            <text:p>Formato video:</text:p>
          </table:table-cell>
          <table:table-cell table:style-name="ce141" office:value-type="string" calcext:value-type="string">
            <text:p>Format video:</text:p>
          </table:table-cell>
          <table:table-cell table:style-name="ce150" office:value-type="string" calcext:value-type="string">
            <text:p>Videomuoto :</text:p>
          </table:table-cell>
          <table:table-cell table:style-name="ce158"/>
          <table:table-cell table:style-name="ce167"/>
          <table:table-cell table:style-name="ce176" office:value-type="string" calcext:value-type="string">
            <text:p>Video formatı:</text:p>
          </table:table-cell>
          <table:table-cell table:style-name="ce186" office:value-type="string" calcext:value-type="string">
            <text:p>Μορφή βίντεο:</text:p>
          </table:table-cell>
          <table:table-cell table:style-name="ce197" office:value-type="string" calcext:value-type="string">
            <text:p>Vaizdo formatas:</text:p>
          </table:table-cell>
          <table:table-cell table:style-name="ce206" office:value-type="string" calcext:value-type="string">
            <text:p>Videoformat:</text:p>
          </table:table-cell>
          <table:table-cell table:style-name="ce214" office:value-type="string" calcext:value-type="string">
            <text:p>Videoformat:</text:p>
          </table:table-cell>
          <table:table-cell table:style-name="ce224" office:value-type="string" calcext:value-type="string">
            <text:p>Formát videa</text:p>
          </table:table-cell>
          <table:table-cell table:style-name="ce231" office:value-type="string" calcext:value-type="string">
            <text:p><text:span text:style-name="T4">비디오</text:span><text:span text:style-name="T5"> </text:span><text:span text:style-name="T6">포맷</text:span><text:span text:style-name="T5">:</text:span></text:p>
          </table:table-cell>
          <table:table-cell table:style-name="ce243" office:value-type="string" calcext:value-type="string">
            <text:p>Формат видео:</text:p>
          </table:table-cell>
          <table:table-cell table:style-name="ce246" office:value-type="string" calcext:value-type="string">
            <text:p>Format de vídeo</text:p>
          </table:table-cell>
          <table:table-cell table:style-name="ce257" office:value-type="string" calcext:value-type="string">
            <text:p>Video format:</text:p>
          </table:table-cell>
          <table:table-cell table:style-name="ce270" office:value-type="string" calcext:value-type="string">
            <text:p>Видео формат:</text:p>
          </table:table-cell>
          <table:table-cell table:style-name="ce289" office:value-type="string" calcext:value-type="string">
            <text:p>ビデオフォーマット:</text:p>
          </table:table-cell>
          <table:table-cell table:style-name="ce297" office:value-type="string" calcext:value-type="string">
            <text:p>Формат на видеото:</text:p>
          </table:table-cell>
          <table:table-cell table:style-name="ce305" office:value-type="string" calcext:value-type="string">
            <text:p>تهيئة الفيديو:</text:p>
          </table:table-cell>
          <table:table-cell table:style-name="ce309" office:value-type="string" calcext:value-type="string">
            <text:p>فرمت ویدئو:</text:p>
          </table:table-cell>
          <table:table-cell table:style-name="ce312" office:value-type="string" calcext:value-type="string">
            <text:p>Видео формат:</text:p>
          </table:table-cell>
          <table:table-cell table:style-name="ce315" table:number-columns-repeated="993"/>
          <table:table-cell/>
        </table:table-row>
        <table:table-row table:style-name="ro11">
          <table:table-cell table:style-name="ce49" office:value-type="string" calcext:value-type="string">
            <text:p>dlgPreferences_Capture_lblUncompressedVideoFormat</text:p>
          </table:table-cell>
          <table:table-cell table:style-name="ce53"/>
          <table:table-cell table:style-name="ce57" office:value-type="string" calcext:value-type="string">
            <text:p>Uncompressed video format:</text:p>
          </table:table-cell>
          <table:table-cell table:style-name="ce64" office:value-type="string" calcext:value-type="string">
            <text:p>Format vidéo non compressé :</text:p>
          </table:table-cell>
          <table:table-cell table:style-name="ce85" office:value-type="string" calcext:value-type="string">
            <text:p>Ongecomprimeerd video format</text:p>
          </table:table-cell>
          <table:table-cell table:style-name="ce92"/>
          <table:table-cell table:style-name="ce104" office:value-type="string" calcext:value-type="string">
            <text:p>Formato de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table:table-cell table:style-name="ce246" office:value-type="string" calcext:value-type="string">
            <text:p>Format de vídeo no comprimit</text:p>
          </table:table-cell>
          <table:table-cell table:style-name="ce257"/>
          <table:table-cell table:style-name="ce270"/>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chkUncompressedVideo</text:p>
          </table:table-cell>
          <table:table-cell table:style-name="ce53"/>
          <table:table-cell table:style-name="ce57" office:value-type="string" calcext:value-type="string">
            <text:p>Record uncompressed video</text:p>
          </table:table-cell>
          <table:table-cell table:style-name="ce64" office:value-type="string" calcext:value-type="string">
            <text:p>Enregistrer sans compression</text:p>
          </table:table-cell>
          <table:table-cell table:style-name="ce85" office:value-type="string" calcext:value-type="string">
            <text:p>Registreer ongecomprimeerde video</text:p>
          </table:table-cell>
          <table:table-cell table:style-name="ce92"/>
          <table:table-cell table:style-name="ce104" office:value-type="string" calcext:value-type="string">
            <text:p>Registrar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table:table-cell table:style-name="ce246" office:value-type="string" calcext:value-type="string">
            <text:p>Enregistrant un vídeo no comprimit</text:p>
          </table:table-cell>
          <table:table-cell table:style-name="ce257"/>
          <table:table-cell table:style-name="ce270"/>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Recording</text:p>
          </table:table-cell>
          <table:table-cell table:style-name="ce53"/>
          <table:table-cell table:style-name="ce57" office:value-type="string" calcext:value-type="string">
            <text:p>Recording</text:p>
          </table:table-cell>
          <table:table-cell table:style-name="ce64" office:value-type="string" calcext:value-type="string">
            <text:p>Enregistrement</text:p>
          </table:table-cell>
          <table:table-cell table:style-name="ce85" office:value-type="string" calcext:value-type="string">
            <text:p>Opnemen</text:p>
          </table:table-cell>
          <table:table-cell table:style-name="ce92"/>
          <table:table-cell table:style-name="ce104" office:value-type="string" calcext:value-type="string">
            <text:p>Registran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office:value-type="string" calcext:value-type="string">
            <text:p>Запись</text:p>
          </table:table-cell>
          <table:table-cell table:style-name="ce246" office:value-type="string" calcext:value-type="string">
            <text:p>Enregistrant</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ضبط <text:s/></text:p>
          </table:table-cell>
          <table:table-cell table:style-name="ce312" office:value-type="string" calcext:value-type="string">
            <text:p>Запис</text:p>
          </table:table-cell>
          <table:table-cell table:style-name="ce315" table:number-columns-repeated="993"/>
          <table:table-cell/>
        </table:table-row>
        <table:table-row table:style-name="ro10">
          <table:table-cell table:style-name="ce49" office:value-type="string" calcext:value-type="string">
            <text:p>dlgPreferences_Capture_RecordingMode</text:p>
          </table:table-cell>
          <table:table-cell table:style-name="ce53"/>
          <table:table-cell table:style-name="ce57" office:value-type="string" calcext:value-type="string">
            <text:p>Recording mode and delay</text:p>
          </table:table-cell>
          <table:table-cell table:style-name="ce64" office:value-type="string" calcext:value-type="string">
            <text:p>Mode d’enregistrement et délai</text:p>
          </table:table-cell>
          <table:table-cell table:style-name="ce85" office:value-type="string" calcext:value-type="string">
            <text:p>Opname modus en vertraging</text:p>
          </table:table-cell>
          <table:table-cell table:style-name="ce92"/>
          <table:table-cell table:style-name="ce104" office:value-type="string" calcext:value-type="string">
            <text:p>Modo de registro y retras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office:value-type="string" calcext:value-type="string">
            <text:p>Режим съемки и задержки</text:p>
          </table:table-cell>
          <table:table-cell table:style-name="ce246" office:value-type="string" calcext:value-type="string">
            <text:p>Mode de registre i retard</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حالت ضبط و تاخیر</text:p>
          </table:table-cell>
          <table:table-cell table:style-name="ce312" office:value-type="string" calcext:value-type="string">
            <text:p>Режим на заснемане и забавяне</text:p>
          </table:table-cell>
          <table:table-cell table:style-name="ce315" table:number-columns-repeated="993"/>
          <table:table-cell/>
        </table:table-row>
        <table:table-row table:style-name="ro11">
          <table:table-cell table:style-name="ce49" office:value-type="string" calcext:value-type="string">
            <text:p>dlgPreferences_Capture_RecordingMode_Camera</text:p>
          </table:table-cell>
          <table:table-cell table:style-name="ce53"/>
          <table:table-cell table:style-name="ce57" office:value-type="string" calcext:value-type="string">
            <text:p>Camera: records real time frames.</text:p>
          </table:table-cell>
          <table:table-cell table:style-name="ce64" office:value-type="string" calcext:value-type="string">
            <text:p>Camera : enregistre les images en temps réel.</text:p>
          </table:table-cell>
          <table:table-cell table:style-name="ce85" office:value-type="string" calcext:value-type="string">
            <text:p>Camera: neemt echte tijdframes op</text:p>
          </table:table-cell>
          <table:table-cell table:style-name="ce92"/>
          <table:table-cell table:style-name="ce104" office:value-type="string" calcext:value-type="string">
            <text:p>Cámara: registra fotogramas en tiempo real</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table:table-cell table:style-name="ce246" office:value-type="string" calcext:value-type="string">
            <text:p>Càmera: Enregistra fotogrames en temps real.</text:p>
          </table:table-cell>
          <table:table-cell table:style-name="ce257"/>
          <table:table-cell table:style-name="ce270"/>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2">
          <table:table-cell table:style-name="ce49" office:value-type="string" calcext:value-type="string">
            <text:p>dlgPreferences_Capture_RecordingMode_Display</text:p>
          </table:table-cell>
          <table:table-cell table:style-name="ce53"/>
          <table:table-cell table:style-name="ce57" office:value-type="string" calcext:value-type="string">
            <text:p>Delayed: records delayed frames.</text:p>
          </table:table-cell>
          <table:table-cell table:style-name="ce64" office:value-type="string" calcext:value-type="string">
            <text:p>Délai : enregistre les images avec délai.</text:p>
          </table:table-cell>
          <table:table-cell table:style-name="ce85" office:value-type="string" calcext:value-type="string">
            <text:p>Vertraagd: neemt vertraagde frames op</text:p>
          </table:table-cell>
          <table:table-cell table:style-name="ce92"/>
          <table:table-cell table:style-name="ce104" office:value-type="string" calcext:value-type="string">
            <text:p>Retrasado: registra fotogramas atrasa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office:value-type="string" calcext:value-type="string">
            <text:p>Дисплей: непосредственная запись с экрана</text:p>
          </table:table-cell>
          <table:table-cell table:style-name="ce246" office:value-type="string" calcext:value-type="string">
            <text:p>Retard: Enregistra fotogrames retardats</text:p>
          </table:table-cell>
          <table:table-cell table:style-name="ce257"/>
          <table:table-cell table:style-name="ce270"/>
          <table:table-cell table:style-name="ce289"/>
          <table:table-cell table:style-name="ce297"/>
          <table:table-cell table:style-name="ce305"/>
          <table:table-cell table:style-name="ce309" office:value-type="string" calcext:value-type="string">
            <text:p>نمایش: آنچه که در نمایشکر نشان داده می‌شود به صورت جاری ضبط می‌شود</text:p>
          </table:table-cell>
          <table:table-cell table:style-name="ce312" office:value-type="string" calcext:value-type="string">
            <text:p>Дисплей: запис от екрана</text:p>
          </table:table-cell>
          <table:table-cell table:style-name="ce315" table:number-columns-repeated="993"/>
          <table:table-cell/>
        </table:table-row>
        <table:table-row table:style-name="ro13">
          <table:table-cell table:style-name="ce49" office:value-type="string" calcext:value-type="string">
            <text:p>dlgPreferences_Capture_RecordingMode_Scheduled</text:p>
          </table:table-cell>
          <table:table-cell table:style-name="ce53"/>
          <table:table-cell table:style-name="ce57" office:value-type="string" calcext:value-type="string">
            <text:p>Scheduled: records delayed frames at stop.</text:p>
          </table:table-cell>
          <table:table-cell table:style-name="ce64" office:value-type="string" calcext:value-type="string">
            <text:p>Planifié : enregistre les images avec délai après l’arrêt.</text:p>
          </table:table-cell>
          <table:table-cell table:style-name="ce85"/>
          <table:table-cell table:style-name="ce92"/>
          <table:table-cell table:style-name="ce104"/>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1"/>
          <table:table-cell table:style-name="ce243"/>
          <table:table-cell table:style-name="ce246"/>
          <table:table-cell table:style-name="ce257"/>
          <table:table-cell table:style-name="ce270"/>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PatternYear</text:p>
          </table:table-cell>
          <table:table-cell table:style-name="ce53"/>
          <table:table-cell table:style-name="ce56" office:value-type="string" calcext:value-type="string">
            <text:p>Year</text:p>
          </table:table-cell>
          <table:table-cell table:style-name="ce64" office:value-type="string" calcext:value-type="string">
            <text:p>Année</text:p>
          </table:table-cell>
          <table:table-cell table:style-name="ce86"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4" office:value-type="string" calcext:value-type="string">
            <text:p>Ano</text:p>
          </table:table-cell>
          <table:table-cell table:style-name="ce125"/>
          <table:table-cell table:style-name="ce135" office:value-type="string" calcext:value-type="string">
            <text:p>Anno</text:p>
          </table:table-cell>
          <table:table-cell table:style-name="ce143" office:value-type="string" calcext:value-type="string">
            <text:p>Anul</text:p>
          </table:table-cell>
          <table:table-cell table:style-name="ce152" office:value-type="string" calcext:value-type="string">
            <text:p>Vuosi</text:p>
          </table:table-cell>
          <table:table-cell table:style-name="ce160"/>
          <table:table-cell table:style-name="ce167"/>
          <table:table-cell table:style-name="ce178" office:value-type="string" calcext:value-type="string">
            <text:p>Yıl</text:p>
          </table:table-cell>
          <table:table-cell table:style-name="ce188" office:value-type="string" calcext:value-type="string">
            <text:p>Έτος</text:p>
          </table:table-cell>
          <table:table-cell table:style-name="ce197" office:value-type="string" calcext:value-type="string">
            <text:p>Metai</text:p>
          </table:table-cell>
          <table:table-cell table:style-name="ce206" office:value-type="string" calcext:value-type="string">
            <text:p>År</text:p>
          </table:table-cell>
          <table:table-cell table:style-name="ce214" office:value-type="string" calcext:value-type="string">
            <text:p>År</text:p>
          </table:table-cell>
          <table:table-cell table:style-name="ce224" office:value-type="string" calcext:value-type="string">
            <text:p>Rok</text:p>
          </table:table-cell>
          <table:table-cell table:style-name="ce232" office:value-type="string" calcext:value-type="string">
            <text:p>연도</text:p>
          </table:table-cell>
          <table:table-cell table:style-name="ce243" office:value-type="string" calcext:value-type="string">
            <text:p>Год</text:p>
          </table:table-cell>
          <table:table-cell table:style-name="ce246" office:value-type="string" calcext:value-type="string">
            <text:p>Any</text:p>
          </table:table-cell>
          <table:table-cell table:style-name="ce255" office:value-type="string" calcext:value-type="string">
            <text:p>Godina</text:p>
          </table:table-cell>
          <table:table-cell table:style-name="ce268" office:value-type="string" calcext:value-type="string">
            <text:p>Година</text:p>
          </table:table-cell>
          <table:table-cell table:style-name="ce289" office:value-type="string" calcext:value-type="string">
            <text:p>年</text:p>
          </table:table-cell>
          <table:table-cell table:style-name="ce297" office:value-type="string" calcext:value-type="string">
            <text:p>Година</text:p>
          </table:table-cell>
          <table:table-cell table:style-name="ce305" office:value-type="string" calcext:value-type="string">
            <text:p>سنة</text:p>
          </table:table-cell>
          <table:table-cell table:style-name="ce309" office:value-type="string" calcext:value-type="string">
            <text:p>سال</text:p>
          </table:table-cell>
          <table:table-cell table:style-name="ce312" office:value-type="string" calcext:value-type="string">
            <text:p>Година</text:p>
          </table:table-cell>
          <table:table-cell table:style-name="ce315" table:number-columns-repeated="993"/>
          <table:table-cell/>
        </table:table-row>
        <table:table-row table:style-name="ro10">
          <table:table-cell table:style-name="ce49" office:value-type="string" calcext:value-type="string">
            <text:p>dlgPreferences_Capture_PatternMonth</text:p>
          </table:table-cell>
          <table:table-cell table:style-name="ce53"/>
          <table:table-cell table:style-name="ce56" office:value-type="string" calcext:value-type="string">
            <text:p>Month</text:p>
          </table:table-cell>
          <table:table-cell table:style-name="ce64" office:value-type="string" calcext:value-type="string">
            <text:p>Mois</text:p>
          </table:table-cell>
          <table:table-cell table:style-name="ce86"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4" office:value-type="string" calcext:value-type="string">
            <text:p>Mês</text:p>
          </table:table-cell>
          <table:table-cell table:style-name="ce125"/>
          <table:table-cell table:style-name="ce135" office:value-type="string" calcext:value-type="string">
            <text:p>Mese</text:p>
          </table:table-cell>
          <table:table-cell table:style-name="ce143" office:value-type="string" calcext:value-type="string">
            <text:p>Luna</text:p>
          </table:table-cell>
          <table:table-cell table:style-name="ce152" office:value-type="string" calcext:value-type="string">
            <text:p>Kuukausi</text:p>
          </table:table-cell>
          <table:table-cell table:style-name="ce160"/>
          <table:table-cell table:style-name="ce167"/>
          <table:table-cell table:style-name="ce178" office:value-type="string" calcext:value-type="string">
            <text:p>Ay</text:p>
          </table:table-cell>
          <table:table-cell table:style-name="ce188" office:value-type="string" calcext:value-type="string">
            <text:p>Μήνας</text:p>
          </table:table-cell>
          <table:table-cell table:style-name="ce197" office:value-type="string" calcext:value-type="string">
            <text:p>Mėnuo</text:p>
          </table:table-cell>
          <table:table-cell table:style-name="ce206" office:value-type="string" calcext:value-type="string">
            <text:p>Månad</text:p>
          </table:table-cell>
          <table:table-cell table:style-name="ce214" office:value-type="string" calcext:value-type="string">
            <text:p>Måned</text:p>
          </table:table-cell>
          <table:table-cell table:style-name="ce224" office:value-type="string" calcext:value-type="string">
            <text:p>Měsíc</text:p>
          </table:table-cell>
          <table:table-cell table:style-name="ce232" office:value-type="string" calcext:value-type="string">
            <text:p>월</text:p>
          </table:table-cell>
          <table:table-cell table:style-name="ce243" office:value-type="string" calcext:value-type="string">
            <text:p>Месяц</text:p>
          </table:table-cell>
          <table:table-cell table:style-name="ce246" office:value-type="string" calcext:value-type="string">
            <text:p>Mes</text:p>
          </table:table-cell>
          <table:table-cell table:style-name="ce255" office:value-type="string" calcext:value-type="string">
            <text:p>Mesec</text:p>
          </table:table-cell>
          <table:table-cell table:style-name="ce268" office:value-type="string" calcext:value-type="string">
            <text:p>Месец</text:p>
          </table:table-cell>
          <table:table-cell table:style-name="ce289" office:value-type="string" calcext:value-type="string">
            <text:p>月</text:p>
          </table:table-cell>
          <table:table-cell table:style-name="ce297" office:value-type="string" calcext:value-type="string">
            <text:p>Месец</text:p>
          </table:table-cell>
          <table:table-cell table:style-name="ce305" office:value-type="string" calcext:value-type="string">
            <text:p>شهر</text:p>
          </table:table-cell>
          <table:table-cell table:style-name="ce309" office:value-type="string" calcext:value-type="string">
            <text:p>ماه</text:p>
          </table:table-cell>
          <table:table-cell table:style-name="ce312" office:value-type="string" calcext:value-type="string">
            <text:p>Месец</text:p>
          </table:table-cell>
          <table:table-cell table:style-name="ce315" table:number-columns-repeated="993"/>
          <table:table-cell/>
        </table:table-row>
        <table:table-row table:style-name="ro10">
          <table:table-cell table:style-name="ce49" office:value-type="string" calcext:value-type="string">
            <text:p>dlgPreferences_Capture_PatternDay</text:p>
          </table:table-cell>
          <table:table-cell table:style-name="ce53"/>
          <table:table-cell table:style-name="ce56" office:value-type="string" calcext:value-type="string">
            <text:p>Day</text:p>
          </table:table-cell>
          <table:table-cell table:style-name="ce64" office:value-type="string" calcext:value-type="string">
            <text:p>Jour</text:p>
          </table:table-cell>
          <table:table-cell table:style-name="ce86"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4" office:value-type="string" calcext:value-type="string">
            <text:p>Dia</text:p>
          </table:table-cell>
          <table:table-cell table:style-name="ce125"/>
          <table:table-cell table:style-name="ce135" office:value-type="string" calcext:value-type="string">
            <text:p>Giorno</text:p>
          </table:table-cell>
          <table:table-cell table:style-name="ce143" office:value-type="string" calcext:value-type="string">
            <text:p>Ziua</text:p>
          </table:table-cell>
          <table:table-cell table:style-name="ce152" office:value-type="string" calcext:value-type="string">
            <text:p>Päivä</text:p>
          </table:table-cell>
          <table:table-cell table:style-name="ce160"/>
          <table:table-cell table:style-name="ce167"/>
          <table:table-cell table:style-name="ce178" office:value-type="string" calcext:value-type="string">
            <text:p>Gün</text:p>
          </table:table-cell>
          <table:table-cell table:style-name="ce188" office:value-type="string" calcext:value-type="string">
            <text:p>Ημέρα</text:p>
          </table:table-cell>
          <table:table-cell table:style-name="ce197" office:value-type="string" calcext:value-type="string">
            <text:p>Diena</text:p>
          </table:table-cell>
          <table:table-cell table:style-name="ce206" office:value-type="string" calcext:value-type="string">
            <text:p>Dag</text:p>
          </table:table-cell>
          <table:table-cell table:style-name="ce214" office:value-type="string" calcext:value-type="string">
            <text:p>Dag</text:p>
          </table:table-cell>
          <table:table-cell table:style-name="ce224" office:value-type="string" calcext:value-type="string">
            <text:p>Den</text:p>
          </table:table-cell>
          <table:table-cell table:style-name="ce232" office:value-type="string" calcext:value-type="string">
            <text:p>일</text:p>
          </table:table-cell>
          <table:table-cell table:style-name="ce243" office:value-type="string" calcext:value-type="string">
            <text:p>День</text:p>
          </table:table-cell>
          <table:table-cell table:style-name="ce246" office:value-type="string" calcext:value-type="string">
            <text:p>Dia</text:p>
          </table:table-cell>
          <table:table-cell table:style-name="ce255" office:value-type="string" calcext:value-type="string">
            <text:p>Dan</text:p>
          </table:table-cell>
          <table:table-cell table:style-name="ce268" office:value-type="string" calcext:value-type="string">
            <text:p>Дан</text:p>
          </table:table-cell>
          <table:table-cell table:style-name="ce289" office:value-type="string" calcext:value-type="string">
            <text:p>日</text:p>
          </table:table-cell>
          <table:table-cell table:style-name="ce297" office:value-type="string" calcext:value-type="string">
            <text:p>Ден</text:p>
          </table:table-cell>
          <table:table-cell table:style-name="ce305" office:value-type="string" calcext:value-type="string">
            <text:p>يوم</text:p>
          </table:table-cell>
          <table:table-cell table:style-name="ce309" office:value-type="string" calcext:value-type="string">
            <text:p>روز</text:p>
          </table:table-cell>
          <table:table-cell table:style-name="ce312" office:value-type="string" calcext:value-type="string">
            <text:p>Ден</text:p>
          </table:table-cell>
          <table:table-cell table:style-name="ce315" table:number-columns-repeated="993"/>
          <table:table-cell/>
        </table:table-row>
        <table:table-row table:style-name="ro10">
          <table:table-cell table:style-name="ce49" office:value-type="string" calcext:value-type="string">
            <text:p>dlgPreferences_Capture_PatternHour</text:p>
          </table:table-cell>
          <table:table-cell table:style-name="ce53"/>
          <table:table-cell table:style-name="ce56" office:value-type="string" calcext:value-type="string">
            <text:p>Hour</text:p>
          </table:table-cell>
          <table:table-cell table:style-name="ce64" office:value-type="string" calcext:value-type="string">
            <text:p>Heure</text:p>
          </table:table-cell>
          <table:table-cell table:style-name="ce86"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4" office:value-type="string" calcext:value-type="string">
            <text:p>Hora</text:p>
          </table:table-cell>
          <table:table-cell table:style-name="ce125"/>
          <table:table-cell table:style-name="ce135" office:value-type="string" calcext:value-type="string">
            <text:p>Ora</text:p>
          </table:table-cell>
          <table:table-cell table:style-name="ce143" office:value-type="string" calcext:value-type="string">
            <text:p>Ora</text:p>
          </table:table-cell>
          <table:table-cell table:style-name="ce152" office:value-type="string" calcext:value-type="string">
            <text:p>Tunti</text:p>
          </table:table-cell>
          <table:table-cell table:style-name="ce160"/>
          <table:table-cell table:style-name="ce167"/>
          <table:table-cell table:style-name="ce178" office:value-type="string" calcext:value-type="string">
            <text:p>Saat</text:p>
          </table:table-cell>
          <table:table-cell table:style-name="ce188" office:value-type="string" calcext:value-type="string">
            <text:p>Ώρα</text:p>
          </table:table-cell>
          <table:table-cell table:style-name="ce197" office:value-type="string" calcext:value-type="string">
            <text:p>Valanda</text:p>
          </table:table-cell>
          <table:table-cell table:style-name="ce206" office:value-type="string" calcext:value-type="string">
            <text:p>Timme</text:p>
          </table:table-cell>
          <table:table-cell table:style-name="ce214" office:value-type="string" calcext:value-type="string">
            <text:p>Time</text:p>
          </table:table-cell>
          <table:table-cell table:style-name="ce224" office:value-type="string" calcext:value-type="string">
            <text:p>Hodina</text:p>
          </table:table-cell>
          <table:table-cell table:style-name="ce232" office:value-type="string" calcext:value-type="string">
            <text:p>시</text:p>
          </table:table-cell>
          <table:table-cell table:style-name="ce243" office:value-type="string" calcext:value-type="string">
            <text:p>Час</text:p>
          </table:table-cell>
          <table:table-cell table:style-name="ce246" office:value-type="string" calcext:value-type="string">
            <text:p>Hora</text:p>
          </table:table-cell>
          <table:table-cell table:style-name="ce259" office:value-type="string" calcext:value-type="string">
            <text:p>Sat</text:p>
          </table:table-cell>
          <table:table-cell table:style-name="ce273" office:value-type="string" calcext:value-type="string">
            <text:p>Сат</text:p>
          </table:table-cell>
          <table:table-cell table:style-name="ce289" office:value-type="string" calcext:value-type="string">
            <text:p>時</text:p>
          </table:table-cell>
          <table:table-cell table:style-name="ce297" office:value-type="string" calcext:value-type="string">
            <text:p>Час</text:p>
          </table:table-cell>
          <table:table-cell table:style-name="ce305" office:value-type="string" calcext:value-type="string">
            <text:p>ساعة</text:p>
          </table:table-cell>
          <table:table-cell table:style-name="ce309" office:value-type="string" calcext:value-type="string">
            <text:p>ساعت</text:p>
          </table:table-cell>
          <table:table-cell table:style-name="ce312" office:value-type="string" calcext:value-type="string">
            <text:p>Час</text:p>
          </table:table-cell>
          <table:table-cell table:style-name="ce315" table:number-columns-repeated="993"/>
          <table:table-cell/>
        </table:table-row>
        <table:table-row table:style-name="ro10">
          <table:table-cell table:style-name="ce49" office:value-type="string" calcext:value-type="string">
            <text:p>dlgPreferences_Capture_PatternMinute</text:p>
          </table:table-cell>
          <table:table-cell table:style-name="ce53"/>
          <table:table-cell table:style-name="ce56" office:value-type="string" calcext:value-type="string">
            <text:p>Minute</text:p>
          </table:table-cell>
          <table:table-cell table:style-name="ce64" office:value-type="string" calcext:value-type="string">
            <text:p>Minute</text:p>
          </table:table-cell>
          <table:table-cell table:style-name="ce86"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4" office:value-type="string" calcext:value-type="string">
            <text:p>Minuto</text:p>
          </table:table-cell>
          <table:table-cell table:style-name="ce125"/>
          <table:table-cell table:style-name="ce135" office:value-type="string" calcext:value-type="string">
            <text:p>Minuto</text:p>
          </table:table-cell>
          <table:table-cell table:style-name="ce143" office:value-type="string" calcext:value-type="string">
            <text:p>Minutul</text:p>
          </table:table-cell>
          <table:table-cell table:style-name="ce152" office:value-type="string" calcext:value-type="string">
            <text:p>Minuutti</text:p>
          </table:table-cell>
          <table:table-cell table:style-name="ce160"/>
          <table:table-cell table:style-name="ce167"/>
          <table:table-cell table:style-name="ce178" office:value-type="string" calcext:value-type="string">
            <text:p>Dakika</text:p>
          </table:table-cell>
          <table:table-cell table:style-name="ce188" office:value-type="string" calcext:value-type="string">
            <text:p>Λεπτό</text:p>
          </table:table-cell>
          <table:table-cell table:style-name="ce197" office:value-type="string" calcext:value-type="string">
            <text:p>Minutė</text:p>
          </table:table-cell>
          <table:table-cell table:style-name="ce206" office:value-type="string" calcext:value-type="string">
            <text:p>Minuter</text:p>
          </table:table-cell>
          <table:table-cell table:style-name="ce214" office:value-type="string" calcext:value-type="string">
            <text:p>Minut</text:p>
          </table:table-cell>
          <table:table-cell table:style-name="ce224" office:value-type="string" calcext:value-type="string">
            <text:p>Minuta</text:p>
          </table:table-cell>
          <table:table-cell table:style-name="ce232" office:value-type="string" calcext:value-type="string">
            <text:p>분</text:p>
          </table:table-cell>
          <table:table-cell table:style-name="ce243" office:value-type="string" calcext:value-type="string">
            <text:p>Минута</text:p>
          </table:table-cell>
          <table:table-cell table:style-name="ce246" office:value-type="string" calcext:value-type="string">
            <text:p>Minut</text:p>
          </table:table-cell>
          <table:table-cell table:style-name="ce259" office:value-type="string" calcext:value-type="string">
            <text:p>Minut</text:p>
          </table:table-cell>
          <table:table-cell table:style-name="ce273" office:value-type="string" calcext:value-type="string">
            <text:p>Минут</text:p>
          </table:table-cell>
          <table:table-cell table:style-name="ce289" office:value-type="string" calcext:value-type="string">
            <text:p>分</text:p>
          </table:table-cell>
          <table:table-cell table:style-name="ce297" office:value-type="string" calcext:value-type="string">
            <text:p>Минута</text:p>
          </table:table-cell>
          <table:table-cell table:style-name="ce305" office:value-type="string" calcext:value-type="string">
            <text:p>دقيقة</text:p>
          </table:table-cell>
          <table:table-cell table:style-name="ce309" office:value-type="string" calcext:value-type="string">
            <text:p>دقیقه</text:p>
          </table:table-cell>
          <table:table-cell table:style-name="ce312" office:value-type="string" calcext:value-type="string">
            <text:p>Минута</text:p>
          </table:table-cell>
          <table:table-cell table:style-name="ce315" table:number-columns-repeated="993"/>
          <table:table-cell/>
        </table:table-row>
        <table:table-row table:style-name="ro10">
          <table:table-cell table:style-name="ce49" office:value-type="string" calcext:value-type="string">
            <text:p>dlgPreferences_Capture_PatternSecond</text:p>
          </table:table-cell>
          <table:table-cell table:style-name="ce53"/>
          <table:table-cell table:style-name="ce56" office:value-type="string" calcext:value-type="string">
            <text:p>Second</text:p>
          </table:table-cell>
          <table:table-cell table:style-name="ce64" office:value-type="string" calcext:value-type="string">
            <text:p>Seconde</text:p>
          </table:table-cell>
          <table:table-cell table:style-name="ce86"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4" office:value-type="string" calcext:value-type="string">
            <text:p>Segundo</text:p>
          </table:table-cell>
          <table:table-cell table:style-name="ce125"/>
          <table:table-cell table:style-name="ce135" office:value-type="string" calcext:value-type="string">
            <text:p>Secondo</text:p>
          </table:table-cell>
          <table:table-cell table:style-name="ce143" office:value-type="string" calcext:value-type="string">
            <text:p>Secunda</text:p>
          </table:table-cell>
          <table:table-cell table:style-name="ce152" office:value-type="string" calcext:value-type="string">
            <text:p>Sekunti</text:p>
          </table:table-cell>
          <table:table-cell table:style-name="ce160"/>
          <table:table-cell table:style-name="ce167"/>
          <table:table-cell table:style-name="ce178" office:value-type="string" calcext:value-type="string">
            <text:p>Saniye</text:p>
          </table:table-cell>
          <table:table-cell table:style-name="ce188" office:value-type="string" calcext:value-type="string">
            <text:p>Δευτερόλεπτο</text:p>
          </table:table-cell>
          <table:table-cell table:style-name="ce197" office:value-type="string" calcext:value-type="string">
            <text:p>Sekundė</text:p>
          </table:table-cell>
          <table:table-cell table:style-name="ce206" office:value-type="string" calcext:value-type="string">
            <text:p>Sekunder</text:p>
          </table:table-cell>
          <table:table-cell table:style-name="ce214" office:value-type="string" calcext:value-type="string">
            <text:p>Sekund</text:p>
          </table:table-cell>
          <table:table-cell table:style-name="ce224" office:value-type="string" calcext:value-type="string">
            <text:p>Sekunda</text:p>
          </table:table-cell>
          <table:table-cell table:style-name="ce232" office:value-type="string" calcext:value-type="string">
            <text:p>초</text:p>
          </table:table-cell>
          <table:table-cell table:style-name="ce243" office:value-type="string" calcext:value-type="string">
            <text:p>Секунда</text:p>
          </table:table-cell>
          <table:table-cell table:style-name="ce246" office:value-type="string" calcext:value-type="string">
            <text:p>Segon</text:p>
          </table:table-cell>
          <table:table-cell table:style-name="ce255" office:value-type="string" calcext:value-type="string">
            <text:p>Sekund</text:p>
          </table:table-cell>
          <table:table-cell table:style-name="ce268" office:value-type="string" calcext:value-type="string">
            <text:p>Секунд</text:p>
          </table:table-cell>
          <table:table-cell table:style-name="ce289" office:value-type="string" calcext:value-type="string">
            <text:p>秒</text:p>
          </table:table-cell>
          <table:table-cell table:style-name="ce297" office:value-type="string" calcext:value-type="string">
            <text:p>Секунда</text:p>
          </table:table-cell>
          <table:table-cell table:style-name="ce305" office:value-type="string" calcext:value-type="string">
            <text:p>ثانية</text:p>
          </table:table-cell>
          <table:table-cell table:style-name="ce309" office:value-type="string" calcext:value-type="string">
            <text:p>ثانیه</text:p>
          </table:table-cell>
          <table:table-cell table:style-name="ce312" office:value-type="string" calcext:value-type="string">
            <text:p>Секунда</text:p>
          </table:table-cell>
          <table:table-cell table:style-name="ce315" table:number-columns-repeated="993"/>
          <table:table-cell/>
        </table:table-row>
        <table:table-row table:style-name="ro10">
          <table:table-cell table:style-name="ce49" office:value-type="string" calcext:value-type="string">
            <text:p>dlgPreferences_Capture_PatternCameraAlias</text:p>
          </table:table-cell>
          <table:table-cell table:style-name="ce53"/>
          <table:table-cell table:style-name="ce57" office:value-type="string" calcext:value-type="string">
            <text:p>Camera alias</text:p>
          </table:table-cell>
          <table:table-cell table:style-name="ce66" office:value-type="string" calcext:value-type="string">
            <text:p>Alias caméra</text:p>
          </table:table-cell>
          <table:table-cell table:style-name="ce85" office:value-type="string" calcext:value-type="string">
            <text:p>Camera alias</text:p>
          </table:table-cell>
          <table:table-cell table:style-name="ce95"/>
          <table:table-cell table:style-name="ce106" office:value-type="string" calcext:value-type="string">
            <text:p>Alias de cámara</text:p>
          </table:table-cell>
          <table:table-cell table:style-name="ce117"/>
          <table:table-cell table:style-name="ce127"/>
          <table:table-cell table:style-name="ce136"/>
          <table:table-cell table:style-name="ce144"/>
          <table:table-cell table:style-name="ce153"/>
          <table:table-cell table:style-name="ce161"/>
          <table:table-cell table:style-name="ce169"/>
          <table:table-cell table:style-name="ce179"/>
          <table:table-cell table:style-name="ce189"/>
          <table:table-cell table:style-name="ce199"/>
          <table:table-cell table:style-name="ce208"/>
          <table:table-cell table:style-name="ce217"/>
          <table:table-cell table:style-name="ce226"/>
          <table:table-cell table:style-name="ce234"/>
          <table:table-cell table:style-name="ce243" office:value-type="string" calcext:value-type="string">
            <text:p>Наименование камеры</text:p>
          </table:table-cell>
          <table:table-cell table:style-name="ce248" office:value-type="string" calcext:value-type="string">
            <text:p>Sobrenom de la càmera</text:p>
          </table:table-cell>
          <table:table-cell table:style-name="ce260"/>
          <table:table-cell table:style-name="ce274" office:value-type="string" calcext:value-type="string">
            <text:p>Camera alias</text:p>
          </table:table-cell>
          <table:table-cell table:style-name="ce291"/>
          <table:table-cell table:style-name="ce299"/>
          <table:table-cell table:style-name="ce305" office:value-type="string" calcext:value-type="string">
            <text:p>الاسم المستعار للكاميرا</text:p>
          </table:table-cell>
          <table:table-cell table:style-name="ce309" office:value-type="string" calcext:value-type="string">
            <text:p>نام مستعار دوربین</text:p>
          </table:table-cell>
          <table:table-cell table:style-name="ce312" office:value-type="string" calcext:value-type="string">
            <text:p>Име на камерата</text:p>
          </table:table-cell>
          <table:table-cell table:style-name="ce315" table:number-columns-repeated="993"/>
          <table:table-cell/>
        </table:table-row>
        <table:table-row table:style-name="ro11">
          <table:table-cell table:style-name="ce49" office:value-type="string" calcext:value-type="string">
            <text:p>dlgPreferences_Capture_PatternConfiguredFramerate</text:p>
          </table:table-cell>
          <table:table-cell table:style-name="ce53"/>
          <table:table-cell table:style-name="ce57" office:value-type="string" calcext:value-type="string">
            <text:p>Configured framerate</text:p>
          </table:table-cell>
          <table:table-cell table:style-name="ce67" office:value-type="string" calcext:value-type="string">
            <text:p>Nombre d'images par seconde configuré</text:p>
          </table:table-cell>
          <table:table-cell table:style-name="ce85" office:value-type="string" calcext:value-type="string">
            <text:p>Ingestelde framerate</text:p>
          </table:table-cell>
          <table:table-cell table:style-name="ce96"/>
          <table:table-cell table:style-name="ce107" office:value-type="string" calcext:value-type="string">
            <text:p>Fotogramas por segundo configura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office:value-type="string" calcext:value-type="string">
            <text:p>Конфигурация частоты кадров</text:p>
          </table:table-cell>
          <table:table-cell table:style-name="ce249" office:value-type="string" calcext:value-type="string">
            <text:p>Nombre d'imatges per segon configurat</text:p>
          </table:table-cell>
          <table:table-cell table:style-name="ce261"/>
          <table:table-cell table:style-name="ce275" office:value-type="string" calcext:value-type="string">
            <text:p>Подешен број слика у секунди</text:p>
          </table:table-cell>
          <table:table-cell table:style-name="ce292"/>
          <table:table-cell table:style-name="ce300"/>
          <table:table-cell table:style-name="ce305" office:value-type="string" calcext:value-type="string">
            <text:p>تهيئة معدل الكادرات</text:p>
          </table:table-cell>
          <table:table-cell table:style-name="ce309" office:value-type="string" calcext:value-type="string">
            <text:p>نرخ فریم پیکر بندی شده</text:p>
          </table:table-cell>
          <table:table-cell table:style-name="ce312" office:value-type="string" calcext:value-type="string">
            <text:p>Конфигурация на честотата в кадрите</text:p>
          </table:table-cell>
          <table:table-cell table:style-name="ce315" table:number-columns-repeated="993"/>
          <table:table-cell/>
        </table:table-row>
        <table:table-row table:style-name="ro11">
          <table:table-cell table:style-name="ce49" office:value-type="string" calcext:value-type="string">
            <text:p>dlgPreferences_Capture_PatternReceivedFramerate</text:p>
          </table:table-cell>
          <table:table-cell table:style-name="ce53"/>
          <table:table-cell table:style-name="ce57" office:value-type="string" calcext:value-type="string">
            <text:p>Received framerate</text:p>
          </table:table-cell>
          <table:table-cell table:style-name="ce67" office:value-type="string" calcext:value-type="string">
            <text:p>Nombre d'images par seconde reçu</text:p>
          </table:table-cell>
          <table:table-cell table:style-name="ce85" office:value-type="string" calcext:value-type="string">
            <text:p>Ontvangen framerate</text:p>
          </table:table-cell>
          <table:table-cell table:style-name="ce96"/>
          <table:table-cell table:style-name="ce107" office:value-type="string" calcext:value-type="string">
            <text:p>Fotogramas por segundo recibi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office:value-type="string" calcext:value-type="string">
            <text:p>Полученная частота кадров</text:p>
          </table:table-cell>
          <table:table-cell table:style-name="ce249" office:value-type="string" calcext:value-type="string">
            <text:p>Nombre d'imatges per segon rebudes</text:p>
          </table:table-cell>
          <table:table-cell table:style-name="ce261"/>
          <table:table-cell table:style-name="ce275" office:value-type="string" calcext:value-type="string">
            <text:p>Примљен број слика у секунди</text:p>
          </table:table-cell>
          <table:table-cell table:style-name="ce292"/>
          <table:table-cell table:style-name="ce300"/>
          <table:table-cell table:style-name="ce305" office:value-type="string" calcext:value-type="string">
            <text:p>معدل الكادرات المستلمة</text:p>
          </table:table-cell>
          <table:table-cell table:style-name="ce309" office:value-type="string" calcext:value-type="string">
            <text:p>نرخ فریم دریافت شده</text:p>
          </table:table-cell>
          <table:table-cell table:style-name="ce312" office:value-type="string" calcext:value-type="string">
            <text:p>Получена честота на кадрите</text:p>
          </table:table-cell>
          <table:table-cell table:style-name="ce315" table:number-columns-repeated="993"/>
          <table:table-cell/>
        </table:table-row>
        <table:table-row table:style-name="ro10">
          <table:table-cell table:style-name="ce49" office:value-type="string" calcext:value-type="string">
            <text:p>dlgPreferences_Capture_PatternEscape</text:p>
          </table:table-cell>
          <table:table-cell table:style-name="ce53"/>
          <table:table-cell table:style-name="ce57" office:value-type="string" calcext:value-type="string">
            <text:p>Escape sequence</text:p>
          </table:table-cell>
          <table:table-cell table:style-name="ce67" office:value-type="string" calcext:value-type="string">
            <text:p>Séquence d’échappement</text:p>
          </table:table-cell>
          <table:table-cell table:style-name="ce85" office:value-type="string" calcext:value-type="string">
            <text:p>Ontsnappingsvolgorde</text:p>
          </table:table-cell>
          <table:table-cell table:style-name="ce96"/>
          <table:table-cell table:style-name="ce107" office:value-type="string" calcext:value-type="string">
            <text:p>Secuencia de escape</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Seqüència d’escapada</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PatternCaptureDirectory</text:p>
          </table:table-cell>
          <table:table-cell table:style-name="ce53"/>
          <table:table-cell table:style-name="ce57" office:value-type="string" calcext:value-type="string">
            <text:p>Capture directory</text:p>
          </table:table-cell>
          <table:table-cell table:style-name="ce67" office:value-type="string" calcext:value-type="string">
            <text:p>Dossier de capture</text:p>
          </table:table-cell>
          <table:table-cell table:style-name="ce85" office:value-type="string" calcext:value-type="string">
            <text:p>Map voor opname</text:p>
          </table:table-cell>
          <table:table-cell table:style-name="ce96"/>
          <table:table-cell table:style-name="ce107" office:value-type="string" calcext:value-type="string">
            <text:p>Directorio de registr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Directori d’enregistrament</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PatternCaptureFilename</text:p>
          </table:table-cell>
          <table:table-cell table:style-name="ce53"/>
          <table:table-cell table:style-name="ce57" office:value-type="string" calcext:value-type="string">
            <text:p>Captured file name</text:p>
          </table:table-cell>
          <table:table-cell table:style-name="ce67" office:value-type="string" calcext:value-type="string">
            <text:p>Fichier capturé</text:p>
          </table:table-cell>
          <table:table-cell table:style-name="ce85" office:value-type="string" calcext:value-type="string">
            <text:p>Bestandsnaam opname</text:p>
          </table:table-cell>
          <table:table-cell table:style-name="ce96"/>
          <table:table-cell table:style-name="ce107" office:value-type="string" calcext:value-type="string">
            <text:p>Nombre de archivo registrad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Nom del fitxer enregistrat</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PatternDate</text:p>
          </table:table-cell>
          <table:table-cell table:style-name="ce53"/>
          <table:table-cell table:style-name="ce57" office:value-type="string" calcext:value-type="string">
            <text:p>Date (YYYYMMDD)</text:p>
          </table:table-cell>
          <table:table-cell table:style-name="ce68" office:value-type="string" calcext:value-type="string">
            <text:p>Date (YYYYMMDD)</text:p>
          </table:table-cell>
          <table:table-cell table:style-name="ce85" office:value-type="string" calcext:value-type="string">
            <text:p>Datum (JJJJMMDD)</text:p>
          </table:table-cell>
          <table:table-cell table:style-name="ce96"/>
          <table:table-cell table:style-name="ce107" office:value-type="string" calcext:value-type="string">
            <text:p>Fecha (AAAAMMDD)</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Data (AAAAMMDD)</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PatternTime</text:p>
          </table:table-cell>
          <table:table-cell table:style-name="ce53"/>
          <table:table-cell table:style-name="ce58" office:value-type="string" calcext:value-type="string">
            <text:p>Time (HHMMSS)</text:p>
          </table:table-cell>
          <table:table-cell table:style-name="ce69" office:value-type="string" calcext:value-type="string">
            <text:p>Heure (HHMMSS)</text:p>
          </table:table-cell>
          <table:table-cell table:style-name="ce85" office:value-type="string" calcext:value-type="string">
            <text:p>Uur (HHMMSS)</text:p>
          </table:table-cell>
          <table:table-cell table:style-name="ce96"/>
          <table:table-cell table:style-name="ce107" office:value-type="string" calcext:value-type="string">
            <text:p>Tiempo (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Temps (HHMMDD)</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PatternDateTime</text:p>
          </table:table-cell>
          <table:table-cell table:style-name="ce53"/>
          <table:table-cell table:style-name="ce57" office:value-type="string" calcext:value-type="string">
            <text:p>Date and time (YYYYMMDD-HHMMSS)</text:p>
          </table:table-cell>
          <table:table-cell table:style-name="ce67" office:value-type="string" calcext:value-type="string">
            <text:p>Date et heure (YYYYMMDD-HHMMSS)</text:p>
          </table:table-cell>
          <table:table-cell table:style-name="ce85" office:value-type="string" calcext:value-type="string">
            <text:p>Datum en uur (JJJJMMDD-HHMMSS)</text:p>
          </table:table-cell>
          <table:table-cell table:style-name="ce96"/>
          <table:table-cell table:style-name="ce107" office:value-type="string" calcext:value-type="string">
            <text:p>Fecha y tiempo (AAAAMMDD-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5"/>
          <table:table-cell table:style-name="ce243"/>
          <table:table-cell table:style-name="ce249" office:value-type="string" calcext:value-type="string">
            <text:p>Data i temps (AAAAMMDD-HHMMSS)</text:p>
          </table:table-cell>
          <table:table-cell table:style-name="ce261"/>
          <table:table-cell table:style-name="ce275"/>
          <table:table-cell table:style-name="ce292"/>
          <table:table-cell table:style-name="ce300"/>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ContextVariables</text:p>
          </table:table-cell>
          <table:table-cell table:style-name="ce53"/>
          <table:table-cell table:style-name="ce56" office:value-type="string" calcext:value-type="string">
            <text:p>Context variables</text:p>
          </table:table-cell>
          <table:table-cell table:style-name="ce70" office:value-type="string" calcext:value-type="string">
            <text:p>Variables contextuelles</text:p>
          </table:table-cell>
          <table:table-cell table:style-name="ce86" office:value-type="string" calcext:value-type="string">
            <text:p>Contect variabelen</text:p>
          </table:table-cell>
          <table:table-cell table:style-name="ce97"/>
          <table:table-cell table:style-name="ce108" office:value-type="string" calcext:value-type="string">
            <text:p>Variables de 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office:value-type="string" calcext:value-type="string">
            <text:p>Контекстные переменные</text:p>
          </table:table-cell>
          <table:table-cell table:style-name="ce250" office:value-type="string" calcext:value-type="string">
            <text:p>Variables contextuals</text:p>
          </table:table-cell>
          <table:table-cell table:style-name="ce262"/>
          <table:table-cell table:style-name="ce276" office:value-type="string" calcext:value-type="string">
            <text:p>Контекст промељиве</text:p>
          </table:table-cell>
          <table:table-cell table:style-name="ce293"/>
          <table:table-cell table:style-name="ce301"/>
          <table:table-cell table:style-name="ce305" office:value-type="string" calcext:value-type="string">
            <text:p>متغيرات السياق</text:p>
          </table:table-cell>
          <table:table-cell table:style-name="ce309" office:value-type="string" calcext:value-type="string">
            <text:p>متغیرهای متن</text:p>
          </table:table-cell>
          <table:table-cell table:style-name="ce312" office:value-type="string" calcext:value-type="string">
            <text:p>Контекстни промени</text:p>
          </table:table-cell>
          <table:table-cell table:style-name="ce315" table:number-columns-repeated="993"/>
          <table:table-cell/>
        </table:table-row>
        <table:table-row table:style-name="ro10">
          <table:table-cell table:style-name="ce49" office:value-type="string" calcext:value-type="string">
            <text:p>dlgPreferences_Capture_Context</text:p>
          </table:table-cell>
          <table:table-cell table:style-name="ce53"/>
          <table:table-cell table:style-name="ce56" office:value-type="string" calcext:value-type="string">
            <text:p>Context</text:p>
          </table:table-cell>
          <table:table-cell table:style-name="ce70" office:value-type="string" calcext:value-type="string">
            <text:p>Contexte</text:p>
          </table:table-cell>
          <table:table-cell table:style-name="ce86" office:value-type="string" calcext:value-type="string">
            <text:p>Context</text:p>
          </table:table-cell>
          <table:table-cell table:style-name="ce97"/>
          <table:table-cell table:style-name="ce108" office:value-type="string" calcext:value-type="string">
            <text:p>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office:value-type="string" calcext:value-type="string">
            <text:p>Контекст</text:p>
          </table:table-cell>
          <table:table-cell table:style-name="ce250" office:value-type="string" calcext:value-type="string">
            <text:p>Contexte</text:p>
          </table:table-cell>
          <table:table-cell table:style-name="ce262"/>
          <table:table-cell table:style-name="ce276" office:value-type="string" calcext:value-type="string">
            <text:p>Контекст</text:p>
          </table:table-cell>
          <table:table-cell table:style-name="ce293"/>
          <table:table-cell table:style-name="ce301"/>
          <table:table-cell table:style-name="ce305" office:value-type="string" calcext:value-type="string">
            <text:p>السياق</text:p>
          </table:table-cell>
          <table:table-cell table:style-name="ce309" office:value-type="string" calcext:value-type="string">
            <text:p>متن</text:p>
          </table:table-cell>
          <table:table-cell table:style-name="ce312" office:value-type="string" calcext:value-type="string">
            <text:p>Контекст</text:p>
          </table:table-cell>
          <table:table-cell table:style-name="ce315" table:number-columns-repeated="993"/>
          <table:table-cell/>
        </table:table-row>
        <table:table-row table:style-name="ro10">
          <table:table-cell table:style-name="ce49" office:value-type="string" calcext:value-type="string">
            <text:p>dlgPreferences_Capture_Macro</text:p>
          </table:table-cell>
          <table:table-cell table:style-name="ce53"/>
          <table:table-cell table:style-name="ce56" office:value-type="string" calcext:value-type="string">
            <text:p>Macro</text:p>
          </table:table-cell>
          <table:table-cell table:style-name="ce70" office:value-type="string" calcext:value-type="string">
            <text:p>Macro</text:p>
          </table:table-cell>
          <table:table-cell table:style-name="ce86" office:value-type="string" calcext:value-type="string">
            <text:p>Macro</text:p>
          </table:table-cell>
          <table:table-cell table:style-name="ce97"/>
          <table:table-cell table:style-name="ce108" office:value-type="string" calcext:value-type="string">
            <text:p>Macr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6"/>
          <table:table-cell table:style-name="ce243" office:value-type="string" calcext:value-type="string">
            <text:p>Макро</text:p>
          </table:table-cell>
          <table:table-cell table:style-name="ce250" office:value-type="string" calcext:value-type="string">
            <text:p>Macro</text:p>
          </table:table-cell>
          <table:table-cell table:style-name="ce262"/>
          <table:table-cell table:style-name="ce276" office:value-type="string" calcext:value-type="string">
            <text:p>Macro</text:p>
          </table:table-cell>
          <table:table-cell table:style-name="ce293"/>
          <table:table-cell table:style-name="ce301"/>
          <table:table-cell table:style-name="ce305" office:value-type="string" calcext:value-type="string">
            <text:p>ماكرو</text:p>
          </table:table-cell>
          <table:table-cell table:style-name="ce309" office:value-type="string" calcext:value-type="string">
            <text:p>ماکرو</text:p>
          </table:table-cell>
          <table:table-cell table:style-name="ce312" office:value-type="string" calcext:value-type="string">
            <text:p>Макро</text:p>
          </table:table-cell>
          <table:table-cell table:style-name="ce315" table:number-columns-repeated="993"/>
          <table:table-cell/>
        </table:table-row>
        <table:table-row table:style-name="ro10">
          <table:table-cell table:style-name="ce49" office:value-type="string" calcext:value-type="string">
            <text:p>dlgPreferences_Capture_tabMemory</text:p>
          </table:table-cell>
          <table:table-cell table:style-name="ce53"/>
          <table:table-cell table:style-name="ce56" office:value-type="string" calcext:value-type="string">
            <text:p>Memory</text:p>
          </table:table-cell>
          <table:table-cell table:style-name="ce70" office:value-type="string" calcext:value-type="string">
            <text:p>Mémoire</text:p>
          </table:table-cell>
          <table:table-cell table:style-name="ce86"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9" office:value-type="string" calcext:value-type="string">
            <text:p>Memória</text:p>
          </table:table-cell>
          <table:table-cell table:style-name="ce129"/>
          <table:table-cell table:style-name="ce138" office:value-type="string" calcext:value-type="string">
            <text:p>Memoria</text:p>
          </table:table-cell>
          <table:table-cell table:style-name="ce146" office:value-type="string" calcext:value-type="string">
            <text:p>Memorie</text:p>
          </table:table-cell>
          <table:table-cell table:style-name="ce155" office:value-type="string" calcext:value-type="string">
            <text:p>Muisti</text:p>
          </table:table-cell>
          <table:table-cell table:style-name="ce163"/>
          <table:table-cell table:style-name="ce171"/>
          <table:table-cell table:style-name="ce181" office:value-type="string" calcext:value-type="string">
            <text:p>Bellek</text:p>
          </table:table-cell>
          <table:table-cell table:style-name="ce191" office:value-type="string" calcext:value-type="string">
            <text:p>Μνήμη</text:p>
          </table:table-cell>
          <table:table-cell table:style-name="ce201" office:value-type="string" calcext:value-type="string">
            <text:p>Atmintis</text:p>
          </table:table-cell>
          <table:table-cell table:style-name="ce210" office:value-type="string" calcext:value-type="string">
            <text:p>Minne</text:p>
          </table:table-cell>
          <table:table-cell table:style-name="ce219" office:value-type="string" calcext:value-type="string">
            <text:p>Hukommelse</text:p>
          </table:table-cell>
          <table:table-cell table:style-name="ce228" office:value-type="string" calcext:value-type="string">
            <text:p>Paměť</text:p>
          </table:table-cell>
          <table:table-cell table:style-name="ce236" office:value-type="string" calcext:value-type="string">
            <text:p>메모리</text:p>
          </table:table-cell>
          <table:table-cell table:style-name="ce243" office:value-type="string" calcext:value-type="string">
            <text:p>Память</text:p>
          </table:table-cell>
          <table:table-cell table:style-name="ce250" office:value-type="string" calcext:value-type="string">
            <text:p>Memòria</text:p>
          </table:table-cell>
          <table:table-cell table:style-name="ce263" office:value-type="string" calcext:value-type="string">
            <text:p>Memorija</text:p>
          </table:table-cell>
          <table:table-cell table:style-name="ce277" office:value-type="string" calcext:value-type="string">
            <text:p>Меморија</text:p>
          </table:table-cell>
          <table:table-cell table:style-name="ce293" office:value-type="string" calcext:value-type="string">
            <text:p>メモリー</text:p>
          </table:table-cell>
          <table:table-cell table:style-name="ce301" office:value-type="string" calcext:value-type="string">
            <text:p>Меморија</text:p>
          </table:table-cell>
          <table:table-cell table:style-name="ce305" office:value-type="string" calcext:value-type="string">
            <text:p>الذاكرة</text:p>
          </table:table-cell>
          <table:table-cell table:style-name="ce309" office:value-type="string" calcext:value-type="string">
            <text:p>حافظه</text:p>
          </table:table-cell>
          <table:table-cell table:style-name="ce312" office:value-type="string" calcext:value-type="string">
            <text:p>Памет</text:p>
          </table:table-cell>
          <table:table-cell table:style-name="ce315" table:number-columns-repeated="993"/>
          <table:table-cell/>
        </table:table-row>
        <table:table-row table:style-name="ro12">
          <table:table-cell table:style-name="ce49" office:value-type="string" calcext:value-type="string">
            <text:p>dlgPreferences_Capture_lblMemoryBuffer</text:p>
          </table:table-cell>
          <table:table-cell table:style-name="ce53"/>
          <table:table-cell table:style-name="ce56" office:value-type="string" calcext:value-type="string">
            <text:p>Memory allocated for delay buffers: {0} MB.</text:p>
          </table:table-cell>
          <table:table-cell table:style-name="ce70" office:value-type="string" calcext:value-type="string">
            <text:p>Mémoire allouée pour la mémoire tampon : {0} Mo.</text:p>
          </table:table-cell>
          <table:table-cell table:style-name="ce86"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20" office:value-type="string" calcext:value-type="string">
            <text:p>Memória usada para captura de buffers: {0} MB.</text:p>
          </table:table-cell>
          <table:table-cell table:style-name="ce129"/>
          <table:table-cell table:style-name="ce138" office:value-type="string" calcext:value-type="string">
            <text:p>Memoria allocata per buffer di cattura: {0} MB.</text:p>
          </table:table-cell>
          <table:table-cell table:style-name="ce146" office:value-type="string" calcext:value-type="string">
            <text:p>Memorie alocată bufferelor de captură: {0} MB.</text:p>
          </table:table-cell>
          <table:table-cell table:style-name="ce155" office:value-type="string" calcext:value-type="string">
            <text:p>Tallennukseen varattu muistimäärä : {0} Mb.</text:p>
          </table:table-cell>
          <table:table-cell table:style-name="ce163"/>
          <table:table-cell table:style-name="ce171"/>
          <table:table-cell table:style-name="ce181" office:value-type="string" calcext:value-type="string">
            <text:p>Capture tamponu için ayrılmış bellek: {0} MB.</text:p>
          </table:table-cell>
          <table:table-cell table:style-name="ce191" office:value-type="string" calcext:value-type="string">
            <text:p>Προσδιορισμένη ενδιάμεση μνήμη αποτύπωσης: {0} MB.</text:p>
          </table:table-cell>
          <table:table-cell table:style-name="ce202" office:value-type="string" calcext:value-type="string">
            <text:p>Užimta atminties įrašymo buferiui: {0} MB.</text:p>
          </table:table-cell>
          <table:table-cell table:style-name="ce210" office:value-type="string" calcext:value-type="string">
            <text:p>Minne som tilldelats upptagen buffer: {0} MB.</text:p>
          </table:table-cell>
          <table:table-cell table:style-name="ce219" office:value-type="string" calcext:value-type="string">
            <text:p>Hukommelsesallokering til optagebuffer: {0} MB.</text:p>
          </table:table-cell>
          <table:table-cell table:style-name="ce228" office:value-type="string" calcext:value-type="string">
            <text:p>Alokovaná paměť pro záznam: {0} MB</text:p>
          </table:table-cell>
          <table:table-cell table:style-name="ce237"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243" office:value-type="string" calcext:value-type="string">
            <text:p>Выделенная память для съемки в буфер : {0} MB.</text:p>
          </table:table-cell>
          <table:table-cell table:style-name="ce250" office:value-type="string" calcext:value-type="string">
            <text:p>Memòria reservada per la la memòria cau : {0} MB</text:p>
          </table:table-cell>
          <table:table-cell table:style-name="ce262" office:value-type="string" calcext:value-type="string">
            <text:p>Memorija rezervisana za hvatenje bafera: {0} MB.</text:p>
          </table:table-cell>
          <table:table-cell table:style-name="ce278" office:value-type="string" calcext:value-type="string">
            <text:p>Меморија резервисана за хватање бафера: {0} MB.</text:p>
          </table:table-cell>
          <table:table-cell table:style-name="ce293" office:value-type="string" calcext:value-type="string">
            <text:p>キャプチャバッファー用メモリー: {0} MB.</text:p>
          </table:table-cell>
          <table:table-cell table:style-name="ce301"/>
          <table:table-cell table:style-name="ce305" office:value-type="string" calcext:value-type="string">
            <text:p>الذاكرة المخصصة للالتقاط المؤقت: {0} ميغابايت</text:p>
          </table:table-cell>
          <table:table-cell table:style-name="ce309" office:value-type="string" calcext:value-type="string">
            <text:p>حافظه اختصاص داده شده به بافر‌های تاخیری: <text:s/>{0} مگابایت.</text:p>
          </table:table-cell>
          <table:table-cell table:style-name="ce312" office:value-type="string" calcext:value-type="string">
            <text:p>Заделена памет за буферно заснемане : {0} MB.</text:p>
          </table:table-cell>
          <table:table-cell table:style-name="ce315" table:number-columns-repeated="993"/>
          <table:table-cell/>
        </table:table-row>
        <table:table-row table:style-name="ro11">
          <table:table-cell table:style-name="ce49" office:value-type="string" calcext:value-type="string">
            <text:p>dlgPreferences_Capture_chkIgnoreOverwrite</text:p>
          </table:table-cell>
          <table:table-cell table:style-name="ce53"/>
          <table:table-cell table:style-name="ce56" office:value-type="string" calcext:value-type="string">
            <text:p>Ignore file overwrite warning</text:p>
          </table:table-cell>
          <table:table-cell table:style-name="ce70" office:value-type="string" calcext:value-type="string">
            <text:p>Ignorer l’alerte d’écrasement de fichier</text:p>
          </table:table-cell>
          <table:table-cell table:style-name="ce86" office:value-type="string" calcext:value-type="string">
            <text:p>Negeer waarschuwing bestandsoverschrijving</text:p>
          </table:table-cell>
          <table:table-cell table:style-name="ce98"/>
          <table:table-cell table:style-name="ce108" office:value-type="string" calcext:value-type="string">
            <text:p>Ignorar advertencia de se sobreescritur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Ignorar l’advertència de sobrescriptura de fitxer</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gbHighspeedCameras</text:p>
          </table:table-cell>
          <table:table-cell table:style-name="ce53"/>
          <table:table-cell table:style-name="ce56" office:value-type="string" calcext:value-type="string">
            <text:p>High speed cameras</text:p>
          </table:table-cell>
          <table:table-cell table:style-name="ce70" office:value-type="string" calcext:value-type="string">
            <text:p>Caméras haute vitesse</text:p>
          </table:table-cell>
          <table:table-cell table:style-name="ce86" office:value-type="string" calcext:value-type="string">
            <text:p>Hogesnelheidscamera</text:p>
          </table:table-cell>
          <table:table-cell table:style-name="ce98"/>
          <table:table-cell table:style-name="ce108" office:value-type="string" calcext:value-type="string">
            <text:p>Cámaras de alta velocidad</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Càmeres d’alta velocitat</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4">
          <table:table-cell table:style-name="ce49" office:value-type="string" calcext:value-type="string">
            <text:p>dlgPreferences_Capture_lblReplacementThreshold</text:p>
          </table:table-cell>
          <table:table-cell table:style-name="ce53"/>
          <table:table-cell table:style-name="ce56" office:value-type="string" calcext:value-type="string">
            <text:p>Framerate replacement threshold (fps):</text:p>
          </table:table-cell>
          <table:table-cell table:style-name="ce70" office:value-type="string" calcext:value-type="string">
            <text:p>Seuil de fréquence (fps) :</text:p>
          </table:table-cell>
          <table:table-cell table:style-name="ce86" office:value-type="string" calcext:value-type="string">
            <text:p>Framerate vervangingsgrenswaarde (fps)</text:p>
          </table:table-cell>
          <table:table-cell table:style-name="ce98"/>
          <table:table-cell table:style-name="ce108" office:value-type="string" calcext:value-type="string">
            <text:p>Umbral de sustitución de fotogramas por segundo (fp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Llindar de la taxa de fotogrames de substitució</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lblReplacementValue</text:p>
          </table:table-cell>
          <table:table-cell table:style-name="ce53"/>
          <table:table-cell table:style-name="ce56" office:value-type="string" calcext:value-type="string">
            <text:p>Replacement framerate (fps):</text:p>
          </table:table-cell>
          <table:table-cell table:style-name="ce70" office:value-type="string" calcext:value-type="string">
            <text:p>Fréquence de remplacement (fps) :</text:p>
          </table:table-cell>
          <table:table-cell table:style-name="ce86" office:value-type="string" calcext:value-type="string">
            <text:p>Vervanging framerate (fps)</text:p>
          </table:table-cell>
          <table:table-cell table:style-name="ce98"/>
          <table:table-cell table:style-name="ce109" office:value-type="string" calcext:value-type="string">
            <text:p>Fotogramas por segundo de sustitu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Taxa de fotogrames de substitució (fps):</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tabAutomation</text:p>
          </table:table-cell>
          <table:table-cell table:style-name="ce53"/>
          <table:table-cell table:style-name="ce56" office:value-type="string" calcext:value-type="string">
            <text:p>Automation</text:p>
          </table:table-cell>
          <table:table-cell table:style-name="ce70" office:value-type="string" calcext:value-type="string">
            <text:p>Automatisation</text:p>
          </table:table-cell>
          <table:table-cell table:style-name="ce86" office:value-type="string" calcext:value-type="string">
            <text:p>Automatisering</text:p>
          </table:table-cell>
          <table:table-cell table:style-name="ce98"/>
          <table:table-cell table:style-name="ce110" office:value-type="string" calcext:value-type="string">
            <text:p>Automatiz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Automatització</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chkEnableAudioTrigger</text:p>
          </table:table-cell>
          <table:table-cell table:style-name="ce53"/>
          <table:table-cell table:style-name="ce56" office:value-type="string" calcext:value-type="string">
            <text:p>Enable audio trigger</text:p>
          </table:table-cell>
          <table:table-cell table:style-name="ce70" office:value-type="string" calcext:value-type="string">
            <text:p>Activer le déclenchement par l’audio</text:p>
          </table:table-cell>
          <table:table-cell table:style-name="ce86" office:value-type="string" calcext:value-type="string">
            <text:p>Activeer inschakelen door audio</text:p>
          </table:table-cell>
          <table:table-cell table:style-name="ce98"/>
          <table:table-cell table:style-name="ce108" office:value-type="string" calcext:value-type="string">
            <text:p>Activar disparador por audio</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Activar disparador per so</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lblInputDevice</text:p>
          </table:table-cell>
          <table:table-cell table:style-name="ce53"/>
          <table:table-cell table:style-name="ce56" office:value-type="string" calcext:value-type="string">
            <text:p>Input device:</text:p>
          </table:table-cell>
          <table:table-cell table:style-name="ce70" office:value-type="string" calcext:value-type="string">
            <text:p>Périphérique d’entrée :</text:p>
          </table:table-cell>
          <table:table-cell table:style-name="ce86" office:value-type="string" calcext:value-type="string">
            <text:p>Invoerapparaat:</text:p>
          </table:table-cell>
          <table:table-cell table:style-name="ce98"/>
          <table:table-cell table:style-name="ce108" office:value-type="string" calcext:value-type="string">
            <text:p>Dispositivo de entrad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Dispositiu d’entrada</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lblTriggerThreshold</text:p>
          </table:table-cell>
          <table:table-cell table:style-name="ce53"/>
          <table:table-cell table:style-name="ce56" office:value-type="string" calcext:value-type="string">
            <text:p>Trigger threshold:</text:p>
          </table:table-cell>
          <table:table-cell table:style-name="ce70" office:value-type="string" calcext:value-type="string">
            <text:p>Seuil de déclenchement :</text:p>
          </table:table-cell>
          <table:table-cell table:style-name="ce86" office:value-type="string" calcext:value-type="string">
            <text:p>Grenswaarde voor inschakelen:</text:p>
          </table:table-cell>
          <table:table-cell table:style-name="ce98"/>
          <table:table-cell table:style-name="ce108" office:value-type="string" calcext:value-type="string">
            <text:p>Umbral del disparador:</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Llindar del disparador</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Capture_lblStopRecordingByDuration</text:p>
          </table:table-cell>
          <table:table-cell table:style-name="ce53"/>
          <table:table-cell table:style-name="ce56" office:value-type="string" calcext:value-type="string">
            <text:p>Stop recording by duration (s):</text:p>
          </table:table-cell>
          <table:table-cell table:style-name="ce70" office:value-type="string" calcext:value-type="string">
            <text:p>Arrêter l’enregistrement après une durée (s) :</text:p>
          </table:table-cell>
          <table:table-cell table:style-name="ce86" office:value-type="string" calcext:value-type="string">
            <text:p>Stop opnemen na duur van (s):</text:p>
          </table:table-cell>
          <table:table-cell table:style-name="ce98"/>
          <table:table-cell table:style-name="ce108" office:value-type="string" calcext:value-type="string">
            <text:p>Parar la grabación por duración (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Aturar l’enregistrament per temps(s)</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0">
          <table:table-cell table:style-name="ce49" office:value-type="string" calcext:value-type="string">
            <text:p>dlgPreferences_Capture_lblPostRecordingCommand</text:p>
          </table:table-cell>
          <table:table-cell table:style-name="ce53"/>
          <table:table-cell table:style-name="ce56" office:value-type="string" calcext:value-type="string">
            <text:p>Post recording command:</text:p>
          </table:table-cell>
          <table:table-cell table:style-name="ce70" office:value-type="string" calcext:value-type="string">
            <text:p>Commande post-enregistrement :</text:p>
          </table:table-cell>
          <table:table-cell table:style-name="ce86" office:value-type="string" calcext:value-type="string">
            <text:p>Opdracht na opnemen:</text:p>
          </table:table-cell>
          <table:table-cell table:style-name="ce98"/>
          <table:table-cell table:style-name="ce108" office:value-type="string" calcext:value-type="string">
            <text:p>Comando post grab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7"/>
          <table:table-cell table:style-name="ce243"/>
          <table:table-cell table:style-name="ce250" office:value-type="string" calcext:value-type="string">
            <text:p>Comanda post enregistrament</text:p>
          </table:table-cell>
          <table:table-cell table:style-name="ce262"/>
          <table:table-cell table:style-name="ce278"/>
          <table:table-cell table:style-name="ce293"/>
          <table:table-cell table:style-name="ce301"/>
          <table:table-cell table:style-name="ce305"/>
          <table:table-cell table:style-name="ce309"/>
          <table:table-cell table:style-name="ce312"/>
          <table:table-cell table:style-name="ce315" table:number-columns-repeated="993"/>
          <table:table-cell/>
        </table:table-row>
        <table:table-row table:style-name="ro14">
          <table:table-cell table:style-name="ce49" office:value-type="string" calcext:value-type="string">
            <text:p>dlgPreferences_Drawings_chkDrawOnPlay</text:p>
          </table:table-cell>
          <table:table-cell table:style-name="ce53"/>
          <table:table-cell table:style-name="ce56" office:value-type="string" calcext:value-type="string">
            <text:p>Show drawings when video is playing</text:p>
          </table:table-cell>
          <table:table-cell table:style-name="ce64" office:value-type="string" calcext:value-type="string">
            <text:p>Montrer les dessins pendant la lecture vidéo</text:p>
          </table:table-cell>
          <table:table-cell table:style-name="ce85"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4" office:value-type="string" calcext:value-type="string">
            <text:p>Mostrar desenhos enquanto o vídeo estiver reproduzindo</text:p>
          </table:table-cell>
          <table:table-cell table:style-name="ce125"/>
          <table:table-cell table:style-name="ce132" office:value-type="string" calcext:value-type="string">
            <text:p>Mostra disegni quando riproduce il video</text:p>
          </table:table-cell>
          <table:table-cell table:style-name="ce141" office:value-type="string" calcext:value-type="string">
            <text:p>Arată desenele când este rulat fişierul video</text:p>
          </table:table-cell>
          <table:table-cell table:style-name="ce150" office:value-type="string" calcext:value-type="string">
            <text:p>Näytä piirrustukset videon aikana</text:p>
          </table:table-cell>
          <table:table-cell table:style-name="ce158" office:value-type="string" calcext:value-type="string">
            <text:p>Vis tegninger samtidig meg videoavspilling</text:p>
          </table:table-cell>
          <table:table-cell table:style-name="ce167" office:value-type="string" calcext:value-type="string">
            <text:p>当播放视频的时候显示绘制信息</text:p>
          </table:table-cell>
          <table:table-cell table:style-name="ce175" office:value-type="string" calcext:value-type="string">
            <text:p>Video oynatılırken çizimleri göster</text:p>
          </table:table-cell>
          <table:table-cell table:style-name="ce185" office:value-type="string" calcext:value-type="string">
            <text:p>Απεικόνηση σχεδίων κατά την αναπαραγωγή</text:p>
          </table:table-cell>
          <table:table-cell table:style-name="ce196" office:value-type="string" calcext:value-type="string">
            <text:p>Rodyti piešinius rodant vaizdą</text:p>
          </table:table-cell>
          <table:table-cell table:style-name="ce206" office:value-type="string" calcext:value-type="string">
            <text:p>Visa ritningar när video spelas</text:p>
          </table:table-cell>
          <table:table-cell table:style-name="ce214" office:value-type="string" calcext:value-type="string">
            <text:p>Vis tegning når video kører</text:p>
          </table:table-cell>
          <table:table-cell table:style-name="ce224" office:value-type="string" calcext:value-type="string">
            <text:p>Zobrazit nákres při přehrávání videa</text:p>
          </table:table-cell>
          <table:table-cell table:style-name="ce231"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243" office:value-type="string" calcext:value-type="string">
            <text:p>Показывать рисунки во время воспроизведения видео</text:p>
          </table:table-cell>
          <table:table-cell table:style-name="ce246" office:value-type="string" calcext:value-type="string">
            <text:p>Mostra els dibuixos mentre el video es reprodueix</text:p>
          </table:table-cell>
          <table:table-cell table:style-name="ce255" office:value-type="string" calcext:value-type="string">
            <text:p>Prikaži crteže dok video reprodukuje</text:p>
          </table:table-cell>
          <table:table-cell table:style-name="ce268" office:value-type="string" calcext:value-type="string">
            <text:p>Прикажи цртеже док видео репродукује</text:p>
          </table:table-cell>
          <table:table-cell table:style-name="ce289" office:value-type="string" calcext:value-type="string">
            <text:p>ビデオ再生中にドローイングを表示する</text:p>
          </table:table-cell>
          <table:table-cell table:style-name="ce297" office:value-type="string" calcext:value-type="string">
            <text:p>Покажи ги цртежите додека видеото се репродуцира</text:p>
          </table:table-cell>
          <table:table-cell table:style-name="ce305" office:value-type="string" calcext:value-type="string">
            <text:p>اظهار الرسومات عند تشغيل الفيديو</text:p>
          </table:table-cell>
          <table:table-cell table:style-name="ce309" office:value-type="string" calcext:value-type="string">
            <text:p>نمایش طرح‌ها در هنگام پخش ویدئو</text:p>
          </table:table-cell>
          <table:table-cell table:style-name="ce312" office:value-type="string" calcext:value-type="string">
            <text:p>Показване на снимки по време възпроизвеждането на видео</text:p>
          </table:table-cell>
          <table:table-cell table:style-name="ce315" table:number-columns-repeated="993"/>
          <table:table-cell/>
        </table:table-row>
        <table:table-row table:style-name="ro11">
          <table:table-cell table:style-name="ce49" office:value-type="string" calcext:value-type="string">
            <text:p>dlgPreferences_Drawings_chkEnableFiltering</text:p>
          </table:table-cell>
          <table:table-cell table:style-name="ce53"/>
          <table:table-cell table:style-name="ce56" office:value-type="string" calcext:value-type="string">
            <text:p>Enable coordinates filtering</text:p>
          </table:table-cell>
          <table:table-cell table:style-name="ce64" office:value-type="string" calcext:value-type="string">
            <text:p>Activer le filtrage des coordonnées</text:p>
          </table:table-cell>
          <table:table-cell table:style-name="ce85" office:value-type="string" calcext:value-type="string">
            <text:p>Schakel het filteren van coördinaten in</text:p>
          </table:table-cell>
          <table:table-cell table:style-name="ce91"/>
          <table:table-cell table:style-name="ce104" office:value-type="string" calcext:value-type="string">
            <text:p>Activar el filtrado de coorden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Разрешить фильтрацию координат</text:p>
          </table:table-cell>
          <table:table-cell table:style-name="ce246" office:value-type="string" calcext:value-type="string">
            <text:p>Activar el filtrat de coordenades</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فیلتر مختصات را فعال کنید</text:p>
          </table:table-cell>
          <table:table-cell table:style-name="ce312" office:value-type="string" calcext:value-type="string">
            <text:p>Разреши филтрация на координатите</text:p>
          </table:table-cell>
          <table:table-cell table:style-name="ce315" table:number-columns-repeated="993"/>
          <table:table-cell/>
        </table:table-row>
        <table:table-row table:style-name="ro14">
          <table:table-cell table:style-name="ce49" office:value-type="string" calcext:value-type="string">
            <text:p>dlgPreferences_Drawings_chkCustomToolsDebugMode</text:p>
          </table:table-cell>
          <table:table-cell table:style-name="ce53"/>
          <table:table-cell table:style-name="ce56" office:value-type="string" calcext:value-type="string">
            <text:p>Enable custom tools debug mode</text:p>
          </table:table-cell>
          <table:table-cell table:style-name="ce64" office:value-type="string" calcext:value-type="string">
            <text:p>Activer le mode debug pour les outils personalisés</text:p>
          </table:table-cell>
          <table:table-cell table:style-name="ce85" office:value-type="string" calcext:value-type="string">
            <text:p>Schakel de modus voor persoonlijke gereedschappen in</text:p>
          </table:table-cell>
          <table:table-cell table:style-name="ce91"/>
          <table:table-cell table:style-name="ce104" office:value-type="string" calcext:value-type="string">
            <text:p>Activar el modo de depuración de las herramientas personaliz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table:table-cell table:style-name="ce246" office:value-type="string" calcext:value-type="string">
            <text:p>Activar les eines del mode de depuració</text:p>
          </table:table-cell>
          <table:table-cell table:style-name="ce255"/>
          <table:table-cell table:style-name="ce268"/>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Drawings_lblDefaultOpacity</text:p>
          </table:table-cell>
          <table:table-cell table:style-name="ce53"/>
          <table:table-cell table:style-name="ce56" office:value-type="string" calcext:value-type="string">
            <text:p>Default opacity of new drawings:</text:p>
          </table:table-cell>
          <table:table-cell table:style-name="ce64" office:value-type="string" calcext:value-type="string">
            <text:p>Opacité par défaut pour les nouveaux dessins :</text:p>
          </table:table-cell>
          <table:table-cell table:style-name="ce85" office:value-type="string" calcext:value-type="string">
            <text:p>Standaard doorzichtigheid voor nieuwe tekeningen:</text:p>
          </table:table-cell>
          <table:table-cell table:style-name="ce91"/>
          <table:table-cell table:style-name="ce104" office:value-type="string" calcext:value-type="string">
            <text:p>Opacidad por defecto de los nuevos dibujo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Новые рисунки по умолчанию непрозрачные</text:p>
          </table:table-cell>
          <table:table-cell table:style-name="ce246" office:value-type="string" calcext:value-type="string">
            <text:p>Opacitat per defecte dels dibuixos nous:</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ابهام پیش فرض طرح‌های جدید:</text:p>
          </table:table-cell>
          <table:table-cell table:style-name="ce312" office:value-type="string" calcext:value-type="string">
            <text:p>Новите рисунки по подразбиране са непрозрачни</text:p>
          </table:table-cell>
          <table:table-cell table:style-name="ce315" table:number-columns-repeated="993"/>
          <table:table-cell/>
        </table:table-row>
        <table:table-row table:style-name="ro11">
          <table:table-cell table:style-name="ce49" office:value-type="string" calcext:value-type="string">
            <text:p>dlgPreferences_Drawings_rbAlwaysVisible</text:p>
          </table:table-cell>
          <table:table-cell table:style-name="ce53"/>
          <table:table-cell table:style-name="ce56" office:value-type="string" calcext:value-type="string">
            <text:p>Visible for the entire video</text:p>
          </table:table-cell>
          <table:table-cell table:style-name="ce64" office:value-type="string" calcext:value-type="string">
            <text:p>Visible pendant toute la durée de la vidéo</text:p>
          </table:table-cell>
          <table:table-cell table:style-name="ce85" office:value-type="string" calcext:value-type="string">
            <text:p>Zichtbaar voor de hele video</text:p>
          </table:table-cell>
          <table:table-cell table:style-name="ce91"/>
          <table:table-cell table:style-name="ce104" office:value-type="string" calcext:value-type="string">
            <text:p>Visible durante todo el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Видимый на протяжении всего видео</text:p>
          </table:table-cell>
          <table:table-cell table:style-name="ce246" office:value-type="string" calcext:value-type="string">
            <text:p>Visible pel vídeo sencer</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قابل مشاهده سرتاسر ویدئو</text:p>
          </table:table-cell>
          <table:table-cell table:style-name="ce312" office:value-type="string" calcext:value-type="string">
            <text:p>Видими през цялото видео</text:p>
          </table:table-cell>
          <table:table-cell table:style-name="ce315" table:number-columns-repeated="993"/>
          <table:table-cell/>
        </table:table-row>
        <table:table-row table:style-name="ro15">
          <table:table-cell table:style-name="ce49" office:value-type="string" calcext:value-type="string">
            <text:p>dlgPreferences_Drawings_rbFading</text:p>
          </table:table-cell>
          <table:table-cell table:style-name="ce53"/>
          <table:table-cell table:style-name="ce56" office:value-type="string" calcext:value-type="string">
            <text:p>Fade in/out around the frame they were added to</text:p>
          </table:table-cell>
          <table:table-cell table:style-name="ce64" office:value-type="string" calcext:value-type="string">
            <text:p>Disparaissent autour de l’image à laquelle ils ont été ajouté</text:p>
          </table:table-cell>
          <table:table-cell table:style-name="ce85" office:value-type="string" calcext:value-type="string">
            <text:p>Fade in/uit rond het frame waar ze aan werden toegevoegd</text:p>
          </table:table-cell>
          <table:table-cell table:style-name="ce91"/>
          <table:table-cell table:style-name="ce104" office:value-type="string" calcext:value-type="string">
            <text:p>Fade in/out alrededor del fotograma en que se añadió</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Эффект выцветания при удалении от кадра на котором они были добавлены</text:p>
          </table:table-cell>
          <table:table-cell table:style-name="ce246" office:value-type="string" calcext:value-type="string">
            <text:p>Fade in/out al voltant del fotograma on s’ha afegit</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محو شدن در ابتدا و انتهای اطراف فریمی که به آنها اضافه شده</text:p>
          </table:table-cell>
          <table:table-cell table:style-name="ce312" office:value-type="string" calcext:value-type="string">
            <text:p>Ефект на избледняване при изтриване от кадъра, от който преди това са взети</text:p>
          </table:table-cell>
          <table:table-cell table:style-name="ce315" table:number-columns-repeated="993"/>
          <table:table-cell/>
        </table:table-row>
        <table:table-row table:style-name="ro14">
          <table:table-cell table:style-name="ce49" office:value-type="string" calcext:value-type="string">
            <text:p>dlgPreferences_Drawings_lblFadingFrames</text:p>
          </table:table-cell>
          <table:table-cell table:style-name="ce53"/>
          <table:table-cell table:style-name="ce56" office:value-type="string" calcext:value-type="string">
            <text:p>Number of frames to fade in/out the drawing: {0}</text:p>
          </table:table-cell>
          <table:table-cell table:style-name="ce64" office:value-type="string" calcext:value-type="string">
            <text:p>Nombre d’images couvrant la disparition du dessin : {0}</text:p>
          </table:table-cell>
          <table:table-cell table:style-name="ce85" office:value-type="string" calcext:value-type="string">
            <text:p>Aantal frames van fade in/uit van tekening: {0}</text:p>
          </table:table-cell>
          <table:table-cell table:style-name="ce91"/>
          <table:table-cell table:style-name="ce104" office:value-type="string" calcext:value-type="string">
            <text:p>Número de fotogramas durante el fade in/out</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Количество кадров при эффекте выцветания рисунка: {0}</text:p>
          </table:table-cell>
          <table:table-cell table:style-name="ce246" office:value-type="string" calcext:value-type="string">
            <text:p>Nombre de fotogrames pel fade in/out del dibuix: {0}</text:p>
          </table:table-cell>
          <table:table-cell table:style-name="ce255"/>
          <table:table-cell table:style-name="ce268"/>
          <table:table-cell table:style-name="ce289"/>
          <table:table-cell table:style-name="ce297"/>
          <table:table-cell table:style-name="ce305"/>
          <table:table-cell table:style-name="ce309" office:value-type="string" calcext:value-type="string">
            <text:p>تعداد فریم‌های محو شدن در ابتدا و انتهای طرح‌ها: {0}</text:p>
          </table:table-cell>
          <table:table-cell table:style-name="ce312" office:value-type="string" calcext:value-type="string">
            <text:p>Броят на кадрите с ефект на избледняване на картината: {0}</text:p>
          </table:table-cell>
          <table:table-cell table:style-name="ce315" table:number-columns-repeated="993"/>
          <table:table-cell/>
        </table:table-row>
        <table:table-row table:style-name="ro11">
          <table:table-cell table:style-name="ce49" office:value-type="string" calcext:value-type="string">
            <text:p>dlgPreferences_Player_ImportImageSequences</text:p>
          </table:table-cell>
          <table:table-cell table:style-name="ce53"/>
          <table:table-cell table:style-name="ce56" office:value-type="string" calcext:value-type="string">
            <text:p>Import image sequences as videos</text:p>
          </table:table-cell>
          <table:table-cell table:style-name="ce64" office:value-type="string" calcext:value-type="string">
            <text:p>Importer les séquences d’images en tant que vidéos</text:p>
          </table:table-cell>
          <table:table-cell table:style-name="ce85" office:value-type="string" calcext:value-type="string">
            <text:p>Importeer de opeenvolgende beelden als videos</text:p>
          </table:table-cell>
          <table:table-cell table:style-name="ce91"/>
          <table:table-cell table:style-name="ce104" office:value-type="string" calcext:value-type="string">
            <text:p>Importar secuencia de imágenes como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table:table-cell table:style-name="ce246" office:value-type="string" calcext:value-type="string">
            <text:p>Importar seqüència d’imatges com a vídeo</text:p>
          </table:table-cell>
          <table:table-cell table:style-name="ce255"/>
          <table:table-cell table:style-name="ce268"/>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6">
          <table:table-cell table:style-name="ce49" office:value-type="string" calcext:value-type="string">
            <text:p>dlgPreferences_Player_DeinterlaceByDefault</text:p>
          </table:table-cell>
          <table:table-cell table:style-name="ce53"/>
          <table:table-cell table:style-name="ce56" office:value-type="string" calcext:value-type="string">
            <text:p>Always deinterlace when opening a new video</text:p>
          </table:table-cell>
          <table:table-cell table:style-name="ce64" office:value-type="string" calcext:value-type="string">
            <text:p>Toujours désentrelacer à l'ouverture d'une nouvelle vidéo</text:p>
          </table:table-cell>
          <table:table-cell table:style-name="ce85"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5" office:value-type="string" calcext:value-type="string">
            <text:p>Sempre desentrelaçar ao abrir um novo vídeo</text:p>
          </table:table-cell>
          <table:table-cell table:style-name="ce125"/>
          <table:table-cell table:style-name="ce132" office:value-type="string" calcext:value-type="string">
            <text:p>Attiva sempre funzione Deinterlaccia quando apre un nuovo video</text:p>
          </table:table-cell>
          <table:table-cell table:style-name="ce141" office:value-type="string" calcext:value-type="string">
            <text:p>Ruleaza intotdeauna filtrul deintretesere cand este deschis un nou fisier video</text:p>
          </table:table-cell>
          <table:table-cell table:style-name="ce150" office:value-type="string" calcext:value-type="string">
            <text:p>Poista aina kuvien limitykset avattaessa uusi video</text:p>
          </table:table-cell>
          <table:table-cell table:style-name="ce158" office:value-type="string" calcext:value-type="string">
            <text:p>Alltid deinterlace ved åpning av ny video</text:p>
          </table:table-cell>
          <table:table-cell table:style-name="ce167" office:value-type="string" calcext:value-type="string">
            <text:p>当打开一个新视频的时候使用反交错</text:p>
          </table:table-cell>
          <table:table-cell table:style-name="ce175" office:value-type="string" calcext:value-type="string">
            <text:p>Yeni bir video açarken her zaman deinterlace et</text:p>
          </table:table-cell>
          <table:table-cell table:style-name="ce185" office:value-type="string" calcext:value-type="string">
            <text:p>Απόπλεξη πάντα όταν ανοίγει ένα νέο video</text:p>
          </table:table-cell>
          <table:table-cell table:style-name="ce196" office:value-type="string" calcext:value-type="string">
            <text:p>Deinterlace filtro naudojimas</text:p>
          </table:table-cell>
          <table:table-cell table:style-name="ce206" office:value-type="string" calcext:value-type="string">
            <text:p>Utför alltid uppflätning när ny video hämtas</text:p>
          </table:table-cell>
          <table:table-cell table:style-name="ce214" office:value-type="string" calcext:value-type="string">
            <text:p>Altid deinterlace når ny video åbnes</text:p>
          </table:table-cell>
          <table:table-cell table:style-name="ce224" office:value-type="string" calcext:value-type="string">
            <text:p>Při otevření nového souboru vždy použít deinterlace</text:p>
          </table:table-cell>
          <table:table-cell table:style-name="ce238" office:value-type="string" calcext:value-type="string">
            <text:p><text:span text:style-name="T7">새</text:span><text:span text:style-name="T8"> </text:span><text:span text:style-name="T9">비디오를</text:span><text:span text:style-name="T8"> </text:span><text:span text:style-name="T9">열때</text:span><text:span text:style-name="T8"> </text:span><text:span text:style-name="T9">항상</text:span><text:span text:style-name="T8"> </text:span><text:span text:style-name="T9">디인터레이싱을</text:span><text:span text:style-name="T8"> </text:span><text:span text:style-name="T9">가능하게</text:span><text:span text:style-name="T8"> </text:span><text:span text:style-name="T9">함</text:span></text:p>
          </table:table-cell>
          <table:table-cell table:style-name="ce243" office:value-type="string" calcext:value-type="string">
            <text:p>Выполнять деинтерлейсинг при открытии нового видео</text:p>
          </table:table-cell>
          <table:table-cell table:style-name="ce246" office:value-type="string" calcext:value-type="string">
            <text:p>Desentrellaçar sempre que s'obri un nou vídeo</text:p>
          </table:table-cell>
          <table:table-cell table:style-name="ce255" office:value-type="string" calcext:value-type="string">
            <text:p>Uvek raspleti kada otvaraš novi video</text:p>
          </table:table-cell>
          <table:table-cell table:style-name="ce268" office:value-type="string" calcext:value-type="string">
            <text:p>Увек расплети када отвараш нови видео</text:p>
          </table:table-cell>
          <table:table-cell table:style-name="ce289" office:value-type="string" calcext:value-type="string">
            <text:p>新しいビデオを開くときはインターレースを解除する</text:p>
          </table:table-cell>
          <table:table-cell table:style-name="ce297" office:value-type="string" calcext:value-type="string">
            <text:p>Секогаш расплети кога отвораш ново видео</text:p>
          </table:table-cell>
          <table:table-cell table:style-name="ce305" office:value-type="string" calcext:value-type="string">
            <text:p>فك التشابك دائما عند فتح <text:s/>فيديو جديد.</text:p>
          </table:table-cell>
          <table:table-cell table:style-name="ce309" office:value-type="string" calcext:value-type="string">
            <text:p>هنگام باز کردن ویدئوهای جدید، همیشه در حالت تبدیل ویدئوهای درهم آمیخته است.</text:p>
          </table:table-cell>
          <table:table-cell table:style-name="ce312" office:value-type="string" calcext:value-type="string">
            <text:p>Пренасочване при отваряне на нов видеоклип</text:p>
          </table:table-cell>
          <table:table-cell table:style-name="ce315" table:number-columns-repeated="993"/>
          <table:table-cell/>
        </table:table-row>
        <table:table-row table:style-name="ro16">
          <table:table-cell table:style-name="ce49" office:value-type="string" calcext:value-type="string">
            <text:p>dlgPreferences_Player_InteractiveFrameTracker</text:p>
          </table:table-cell>
          <table:table-cell table:style-name="ce53"/>
          <table:table-cell table:style-name="ce56" office:value-type="string" calcext:value-type="string">
            <text:p>Update image during time cursor movement</text:p>
          </table:table-cell>
          <table:table-cell table:style-name="ce64" office:value-type="string" calcext:value-type="string">
            <text:p>Mettre à jour l'image pendant le déplacement du curseur de temps</text:p>
          </table:table-cell>
          <table:table-cell table:style-name="ce85" office:value-type="string" calcext:value-type="string">
            <text:p>Aanpassen van afbeelding gedurende het bewegen van de cursor</text:p>
          </table:table-cell>
          <table:table-cell table:style-name="ce99"/>
          <table:table-cell table:style-name="ce104" office:value-type="string" calcext:value-type="string">
            <text:p>Actualizar la imagen durante el movimiento del cursor</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office:value-type="string" calcext:value-type="string">
            <text:p>Обновлять изображение во время движения курсора</text:p>
          </table:table-cell>
          <table:table-cell table:style-name="ce246" office:value-type="string" calcext:value-type="string">
            <text:p>Actualitzar la imatge mentre es mou el cursor de temps</text:p>
          </table:table-cell>
          <table:table-cell table:style-name="ce255"/>
          <table:table-cell table:style-name="ce279" office:value-type="string" calcext:value-type="string">
            <text:p>Ажурирај слику у току померања курсора</text:p>
          </table:table-cell>
          <table:table-cell table:style-name="ce289"/>
          <table:table-cell table:style-name="ce297"/>
          <table:table-cell table:style-name="ce305" office:value-type="string" calcext:value-type="string">
            <text:p>تحديث الصورة عند حركة المؤشر</text:p>
          </table:table-cell>
          <table:table-cell table:style-name="ce309" office:value-type="string" calcext:value-type="string">
            <text:p>بروزرسانی تصویر طی زمان حرکت مکان‌نما</text:p>
          </table:table-cell>
          <table:table-cell table:style-name="ce312" office:value-type="string" calcext:value-type="string">
            <text:p>Обновете изображението, докато движите курсора</text:p>
          </table:table-cell>
          <table:table-cell table:style-name="ce315" table:number-columns-repeated="993"/>
          <table:table-cell/>
        </table:table-row>
        <table:table-row table:style-name="ro16">
          <table:table-cell table:style-name="ce49" office:value-type="string" calcext:value-type="string">
            <text:p>dlgPreferences_Player_SyncLockSpeeds</text:p>
          </table:table-cell>
          <table:table-cell table:style-name="ce53"/>
          <table:table-cell table:style-name="ce56" office:value-type="string" calcext:value-type="string">
            <text:p>Link speed sliders when comparing videos</text:p>
          </table:table-cell>
          <table:table-cell table:style-name="ce64" office:value-type="string" calcext:value-type="string">
            <text:p>Lier les contrôles de vitesse lors de la comparaison de vidéos</text:p>
          </table:table-cell>
          <table:table-cell table:style-name="ce85" office:value-type="string" calcext:value-type="string">
            <text:p>Verbind de snelheid-regelaars tijdens het vergelijken van de videos</text:p>
          </table:table-cell>
          <table:table-cell table:style-name="ce99"/>
          <table:table-cell table:style-name="ce104" office:value-type="string" calcext:value-type="string">
            <text:p>Vincular los deslizadores de velocidad al comparar video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4" office:value-type="string" calcext:value-type="string">
            <text:p>Выровнять скорость при сравнении видео</text:p>
          </table:table-cell>
          <table:table-cell table:style-name="ce246" office:value-type="string" calcext:value-type="string">
            <text:p>Enllaçar les barres de velocitats en la comparació de videos</text:p>
          </table:table-cell>
          <table:table-cell table:style-name="ce255" office:value-type="string" calcext:value-type="string">
            <text:p>Poveži brze klizače kada upoređuješ video zapise</text:p>
          </table:table-cell>
          <table:table-cell table:style-name="ce268" office:value-type="string" calcext:value-type="string">
            <text:p>Повежи брзе клизаче када упоређујеш видео записе</text:p>
          </table:table-cell>
          <table:table-cell table:style-name="ce289" office:value-type="string" calcext:value-type="string">
            <text:p>ビデオを比較する際、スピードスライダーを連動させる</text:p>
          </table:table-cell>
          <table:table-cell table:style-name="ce297" office:value-type="string" calcext:value-type="string">
            <text:p>Поврзи ги брзите лизгачи кога се споредуваат видеата</text:p>
          </table:table-cell>
          <table:table-cell table:style-name="ce305" office:value-type="string" calcext:value-type="string">
            <text:p>ربط شرائط تمرير السرعة عند مقارنة الفيديوهات</text:p>
          </table:table-cell>
          <table:table-cell table:style-name="ce309" office:value-type="string" calcext:value-type="string">
            <text:p>پیوند سرعت اسلایدرها در هنگام تطبیق ویدئوها</text:p>
          </table:table-cell>
          <table:table-cell table:style-name="ce312" office:value-type="string" calcext:value-type="string">
            <text:p>Подравнете скоростта при сравняване на видео</text:p>
          </table:table-cell>
          <table:table-cell table:style-name="ce315" table:number-columns-repeated="993"/>
          <table:table-cell/>
        </table:table-row>
        <table:table-row table:style-name="ro11">
          <table:table-cell table:style-name="ce49" office:value-type="string" calcext:value-type="string">
            <text:p>dlgPreferences_Player_Format169</text:p>
          </table:table-cell>
          <table:table-cell table:style-name="ce53" office:value-type="string" calcext:value-type="string">
            <text:p>also on ScreenManagerLang</text:p>
          </table:table-cell>
          <table:table-cell table:style-name="ce56" office:value-type="string" calcext:value-type="string">
            <text:p>Force 16:9</text:p>
          </table:table-cell>
          <table:table-cell table:style-name="ce64" office:value-type="string" calcext:value-type="string">
            <text:p>Forcer 16:9</text:p>
          </table:table-cell>
          <table:table-cell table:style-name="ce85" office:value-type="string" calcext:value-type="string">
            <text:p>Forceer 16:9</text:p>
          </table:table-cell>
          <table:table-cell table:style-name="ce99" office:value-type="string" calcext:value-type="string">
            <text:p>16:9 erzwingen</text:p>
          </table:table-cell>
          <table:table-cell table:style-name="ce104" office:value-type="string" calcext:value-type="string">
            <text:p>Forzar 16:9</text:p>
          </table:table-cell>
          <table:table-cell table:style-name="ce115" office:value-type="string" calcext:value-type="string">
            <text:p>Forçar formato 16:9</text:p>
          </table:table-cell>
          <table:table-cell table:style-name="ce125"/>
          <table:table-cell table:style-name="ce132" office:value-type="string" calcext:value-type="string">
            <text:p>Applica 16:9</text:p>
          </table:table-cell>
          <table:table-cell table:style-name="ce141" office:value-type="string" calcext:value-type="string">
            <text:p>Forteaza format 16:9</text:p>
          </table:table-cell>
          <table:table-cell table:style-name="ce150" office:value-type="string" calcext:value-type="string">
            <text:p>Pakota 16:9</text:p>
          </table:table-cell>
          <table:table-cell table:style-name="ce158" office:value-type="string" calcext:value-type="string">
            <text:p>Bruk 16:9</text:p>
          </table:table-cell>
          <table:table-cell table:style-name="ce167" office:value-type="string" calcext:value-type="string">
            <text:p>强制 16:9</text:p>
          </table:table-cell>
          <table:table-cell table:style-name="ce175" office:value-type="string" calcext:value-type="string">
            <text:p>16:9'u Zorla</text:p>
          </table:table-cell>
          <table:table-cell table:style-name="ce185" office:value-type="string" calcext:value-type="string">
            <text:p>Εφαρμογή 16:9</text:p>
          </table:table-cell>
          <table:table-cell table:style-name="ce196" office:value-type="string" calcext:value-type="string">
            <text:p>Formatas 16:9</text:p>
          </table:table-cell>
          <table:table-cell table:style-name="ce211" office:value-type="string" calcext:value-type="string">
            <text:p>Bildförhållande 16:9</text:p>
          </table:table-cell>
          <table:table-cell table:style-name="ce214" office:value-type="string" calcext:value-type="string">
            <text:p>Gennemtving 16:9 format</text:p>
          </table:table-cell>
          <table:table-cell table:style-name="ce224" office:value-type="string" calcext:value-type="string">
            <text:p>Formát 16:9</text:p>
          </table:table-cell>
          <table:table-cell table:style-name="ce232" office:value-type="string" calcext:value-type="string">
            <text:p>16:9로 만듬</text:p>
          </table:table-cell>
          <table:table-cell table:style-name="ce243" office:value-type="string" calcext:value-type="string">
            <text:p>Соотношение 16:9</text:p>
          </table:table-cell>
          <table:table-cell table:style-name="ce246" office:value-type="string" calcext:value-type="string">
            <text:p>Forçar 16:9</text:p>
          </table:table-cell>
          <table:table-cell table:style-name="ce255" office:value-type="string" calcext:value-type="string">
            <text:p>Sila 16:9</text:p>
          </table:table-cell>
          <table:table-cell table:style-name="ce268" office:value-type="string" calcext:value-type="string">
            <text:p>Сила 16:9</text:p>
          </table:table-cell>
          <table:table-cell table:style-name="ce289" office:value-type="string" calcext:value-type="string">
            <text:p>16:9に変換</text:p>
          </table:table-cell>
          <table:table-cell table:style-name="ce297" office:value-type="string" calcext:value-type="string">
            <text:p>Сила 19:9</text:p>
          </table:table-cell>
          <table:table-cell table:style-name="ce305" office:value-type="string" calcext:value-type="string">
            <text:p>مصدر 16:9</text:p>
          </table:table-cell>
          <table:table-cell table:style-name="ce309" office:value-type="string" calcext:value-type="string">
            <text:p>بردار 16:9</text:p>
          </table:table-cell>
          <table:table-cell table:style-name="ce312" office:value-type="string" calcext:value-type="string">
            <text:p>Формат 16:9</text:p>
          </table:table-cell>
          <table:table-cell table:style-name="ce315" table:number-columns-repeated="993"/>
          <table:table-cell/>
        </table:table-row>
        <table:table-row table:style-name="ro11">
          <table:table-cell table:style-name="ce49" office:value-type="string" calcext:value-type="string">
            <text:p>dlgPreferences_Player_Format43</text:p>
          </table:table-cell>
          <table:table-cell table:style-name="ce53" office:value-type="string" calcext:value-type="string">
            <text:p>also on ScreenManagerLang</text:p>
          </table:table-cell>
          <table:table-cell table:style-name="ce56" office:value-type="string" calcext:value-type="string">
            <text:p>Force 4:3</text:p>
          </table:table-cell>
          <table:table-cell table:style-name="ce64" office:value-type="string" calcext:value-type="string">
            <text:p>Forcer 4:3</text:p>
          </table:table-cell>
          <table:table-cell table:style-name="ce85" office:value-type="string" calcext:value-type="string">
            <text:p>Forceer 4:3</text:p>
          </table:table-cell>
          <table:table-cell table:style-name="ce99" office:value-type="string" calcext:value-type="string">
            <text:p>4:3 erzwingen</text:p>
          </table:table-cell>
          <table:table-cell table:style-name="ce104" office:value-type="string" calcext:value-type="string">
            <text:p>Forzar 4:3</text:p>
          </table:table-cell>
          <table:table-cell table:style-name="ce115" office:value-type="string" calcext:value-type="string">
            <text:p>Forçar formato 4:3</text:p>
          </table:table-cell>
          <table:table-cell table:style-name="ce125"/>
          <table:table-cell table:style-name="ce132" office:value-type="string" calcext:value-type="string">
            <text:p>Applica 4:3</text:p>
          </table:table-cell>
          <table:table-cell table:style-name="ce141" office:value-type="string" calcext:value-type="string">
            <text:p>Forteaza format 4:3</text:p>
          </table:table-cell>
          <table:table-cell table:style-name="ce150" office:value-type="string" calcext:value-type="string">
            <text:p>Pakota 4:3</text:p>
          </table:table-cell>
          <table:table-cell table:style-name="ce158" office:value-type="string" calcext:value-type="string">
            <text:p>Bruk 4:3</text:p>
          </table:table-cell>
          <table:table-cell table:style-name="ce167" office:value-type="string" calcext:value-type="string">
            <text:p>强制 4:3</text:p>
          </table:table-cell>
          <table:table-cell table:style-name="ce175" office:value-type="string" calcext:value-type="string">
            <text:p>4:3'ü Zorla</text:p>
          </table:table-cell>
          <table:table-cell table:style-name="ce185" office:value-type="string" calcext:value-type="string">
            <text:p>Εφαρμογή 4:3</text:p>
          </table:table-cell>
          <table:table-cell table:style-name="ce196" office:value-type="string" calcext:value-type="string">
            <text:p>Formatas 4:3</text:p>
          </table:table-cell>
          <table:table-cell table:style-name="ce211" office:value-type="string" calcext:value-type="string">
            <text:p>Bildförhållande 4:3</text:p>
          </table:table-cell>
          <table:table-cell table:style-name="ce214" office:value-type="string" calcext:value-type="string">
            <text:p>Gennemtving 4:3 format</text:p>
          </table:table-cell>
          <table:table-cell table:style-name="ce224" office:value-type="string" calcext:value-type="string">
            <text:p>Formát 4:3</text:p>
          </table:table-cell>
          <table:table-cell table:style-name="ce231" office:value-type="string" calcext:value-type="string">
            <text:p>4:3<text:span text:style-name="T4">으로</text:span><text:span text:style-name="T5"> </text:span><text:span text:style-name="T6">만듬</text:span></text:p>
          </table:table-cell>
          <table:table-cell table:style-name="ce243" office:value-type="string" calcext:value-type="string">
            <text:p>Соотношение 4:3</text:p>
          </table:table-cell>
          <table:table-cell table:style-name="ce246" office:value-type="string" calcext:value-type="string">
            <text:p>Forçar 4:3</text:p>
          </table:table-cell>
          <table:table-cell table:style-name="ce255" office:value-type="string" calcext:value-type="string">
            <text:p>Sila 14:3</text:p>
          </table:table-cell>
          <table:table-cell table:style-name="ce268" office:value-type="string" calcext:value-type="string">
            <text:p>Сила 14:3</text:p>
          </table:table-cell>
          <table:table-cell table:style-name="ce289" office:value-type="string" calcext:value-type="string">
            <text:p>4:3に変換</text:p>
          </table:table-cell>
          <table:table-cell table:style-name="ce297" office:value-type="string" calcext:value-type="string">
            <text:p>Сила 4:3</text:p>
          </table:table-cell>
          <table:table-cell table:style-name="ce305" office:value-type="string" calcext:value-type="string">
            <text:p>مصدر 4:3</text:p>
          </table:table-cell>
          <table:table-cell table:style-name="ce309" office:value-type="string" calcext:value-type="string">
            <text:p>بردار 4:3</text:p>
          </table:table-cell>
          <table:table-cell table:style-name="ce312" office:value-type="string" calcext:value-type="string">
            <text:p>Формат 4:3</text:p>
          </table:table-cell>
          <table:table-cell table:style-name="ce315" table:number-columns-repeated="993"/>
          <table:table-cell/>
        </table:table-row>
        <table:table-row table:style-name="ro11">
          <table:table-cell table:style-name="ce49" office:value-type="string" calcext:value-type="string">
            <text:p>dlgPreferences_Player_FormatAuto</text:p>
          </table:table-cell>
          <table:table-cell table:style-name="ce53" office:value-type="string" calcext:value-type="string">
            <text:p>also on ScreenManagerLang</text:p>
          </table:table-cell>
          <table:table-cell table:style-name="ce56" office:value-type="string" calcext:value-type="string">
            <text:p>Auto Detection</text:p>
          </table:table-cell>
          <table:table-cell table:style-name="ce64" office:value-type="string" calcext:value-type="string">
            <text:p>Détection Automatique</text:p>
          </table:table-cell>
          <table:table-cell table:style-name="ce85" office:value-type="string" calcext:value-type="string">
            <text:p>Automatische Detectie</text:p>
          </table:table-cell>
          <table:table-cell table:style-name="ce99" office:value-type="string" calcext:value-type="string">
            <text:p>Automatisch erkennen</text:p>
          </table:table-cell>
          <table:table-cell table:style-name="ce104" office:value-type="string" calcext:value-type="string">
            <text:p>Detección automática</text:p>
          </table:table-cell>
          <table:table-cell table:style-name="ce115" office:value-type="string" calcext:value-type="string">
            <text:p>Auto Detecção</text:p>
          </table:table-cell>
          <table:table-cell table:style-name="ce125"/>
          <table:table-cell table:style-name="ce132" office:value-type="string" calcext:value-type="string">
            <text:p>Rilevazione automatica </text:p>
          </table:table-cell>
          <table:table-cell table:style-name="ce141" office:value-type="string" calcext:value-type="string">
            <text:p>Detectie automata</text:p>
          </table:table-cell>
          <table:table-cell table:style-name="ce150" office:value-type="string" calcext:value-type="string">
            <text:p>Automaattinen havaitseminen</text:p>
          </table:table-cell>
          <table:table-cell table:style-name="ce158" office:value-type="string" calcext:value-type="string">
            <text:p>Automatisk valg</text:p>
          </table:table-cell>
          <table:table-cell table:style-name="ce167" office:value-type="string" calcext:value-type="string">
            <text:p>自动识别</text:p>
          </table:table-cell>
          <table:table-cell table:style-name="ce175" office:value-type="string" calcext:value-type="string">
            <text:p>Otomatik Bulma</text:p>
          </table:table-cell>
          <table:table-cell table:style-name="ce185" office:value-type="string" calcext:value-type="string">
            <text:p>Αυτόματη Ανίχνευση</text:p>
          </table:table-cell>
          <table:table-cell table:style-name="ce196" office:value-type="string" calcext:value-type="string">
            <text:p>Automatinis aptikimas</text:p>
          </table:table-cell>
          <table:table-cell table:style-name="ce206" office:value-type="string" calcext:value-type="string">
            <text:p>Automatisk igenkänning</text:p>
          </table:table-cell>
          <table:table-cell table:style-name="ce214" office:value-type="string" calcext:value-type="string">
            <text:p>Auto detektering</text:p>
          </table:table-cell>
          <table:table-cell table:style-name="ce224" office:value-type="string" calcext:value-type="string">
            <text:p>Autodetekce</text:p>
          </table:table-cell>
          <table:table-cell table:style-name="ce232" office:value-type="string" calcext:value-type="string">
            <text:p>자동 탐지</text:p>
          </table:table-cell>
          <table:table-cell table:style-name="ce243" office:value-type="string" calcext:value-type="string">
            <text:p>Автоматическое определение</text:p>
          </table:table-cell>
          <table:table-cell table:style-name="ce246" office:value-type="string" calcext:value-type="string">
            <text:p>Detecció automàtica</text:p>
          </table:table-cell>
          <table:table-cell table:style-name="ce259" office:value-type="string" calcext:value-type="string">
            <text:p>Automatsko otkrivanje</text:p>
          </table:table-cell>
          <table:table-cell table:style-name="ce273" office:value-type="string" calcext:value-type="string">
            <text:p>Аутоматско откривање</text:p>
          </table:table-cell>
          <table:table-cell table:style-name="ce289" office:value-type="string" calcext:value-type="string">
            <text:p>自動検出</text:p>
          </table:table-cell>
          <table:table-cell table:style-name="ce297" office:value-type="string" calcext:value-type="string">
            <text:p>Автоматско пронаоѓање</text:p>
          </table:table-cell>
          <table:table-cell table:style-name="ce305" office:value-type="string" calcext:value-type="string">
            <text:p>اكتشاف تلقائي</text:p>
          </table:table-cell>
          <table:table-cell table:style-name="ce309" office:value-type="string" calcext:value-type="string">
            <text:p>تشخیص خودکار</text:p>
          </table:table-cell>
          <table:table-cell table:style-name="ce312" office:value-type="string" calcext:value-type="string">
            <text:p>Автоматично определяне</text:p>
          </table:table-cell>
          <table:table-cell table:style-name="ce315" table:number-columns-repeated="993"/>
          <table:table-cell/>
        </table:table-row>
        <table:table-row table:style-name="ro12">
          <table:table-cell table:style-name="ce49" office:value-type="string" calcext:value-type="string">
            <text:p>dlgPreferences_Player_GroupAnalysisMode</text:p>
          </table:table-cell>
          <table:table-cell table:style-name="ce53"/>
          <table:table-cell table:style-name="ce56" office:value-type="string" calcext:value-type="string">
            <text:p>Switch To Analysis Mode</text:p>
          </table:table-cell>
          <table:table-cell table:style-name="ce64" office:value-type="string" calcext:value-type="string">
            <text:p>Bascule en mode Analyse</text:p>
          </table:table-cell>
          <table:table-cell table:style-name="ce85"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4" office:value-type="string" calcext:value-type="string">
            <text:p>Mudar para o Módulo de Análise</text:p>
          </table:table-cell>
          <table:table-cell table:style-name="ce125" office:value-type="string" calcext:value-type="string">
            <text:p>Przejdź do trybu Analizy</text:p>
          </table:table-cell>
          <table:table-cell table:style-name="ce133" office:value-type="string" calcext:value-type="string">
            <text:p>Passa a Modalita' Analisi </text:p>
          </table:table-cell>
          <table:table-cell table:style-name="ce141" office:value-type="string" calcext:value-type="string">
            <text:p>Schimbă in Modul Analiză</text:p>
          </table:table-cell>
          <table:table-cell table:style-name="ce150" office:value-type="string" calcext:value-type="string">
            <text:p>Vaihda Analyysi-tilaan</text:p>
          </table:table-cell>
          <table:table-cell table:style-name="ce158" office:value-type="string" calcext:value-type="string">
            <text:p>Bytt til Analyse modus</text:p>
          </table:table-cell>
          <table:table-cell table:style-name="ce167" office:value-type="string" calcext:value-type="string">
            <text:p>当以下情况切换至分析模式</text:p>
          </table:table-cell>
          <table:table-cell table:style-name="ce175" office:value-type="string" calcext:value-type="string">
            <text:p>Analiz Moduna Geç</text:p>
          </table:table-cell>
          <table:table-cell table:style-name="ce185" office:value-type="string" calcext:value-type="string">
            <text:p>Αλλαγή σε Τρόπο Ανάλυσης</text:p>
          </table:table-cell>
          <table:table-cell table:style-name="ce196" office:value-type="string" calcext:value-type="string">
            <text:p>Pereitį į analizavimo rėžimą</text:p>
          </table:table-cell>
          <table:table-cell table:style-name="ce206" office:value-type="string" calcext:value-type="string">
            <text:p>Byt till analysverktyg</text:p>
          </table:table-cell>
          <table:table-cell table:style-name="ce214" office:value-type="string" calcext:value-type="string">
            <text:p>Skift til analyse mode</text:p>
          </table:table-cell>
          <table:table-cell table:style-name="ce224" office:value-type="string" calcext:value-type="string">
            <text:p>Přepnout do módu analýzy</text:p>
          </table:table-cell>
          <table:table-cell table:style-name="ce231"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243" office:value-type="string" calcext:value-type="string">
            <text:p>Перейти в режим анализа</text:p>
          </table:table-cell>
          <table:table-cell table:style-name="ce246" office:value-type="string" calcext:value-type="string">
            <text:p>Canviar a Mode d'Anàlisis</text:p>
          </table:table-cell>
          <table:table-cell table:style-name="ce259" office:value-type="string" calcext:value-type="string">
            <text:p>Prebaci na režim za analizu</text:p>
          </table:table-cell>
          <table:table-cell table:style-name="ce273" office:value-type="string" calcext:value-type="string">
            <text:p>Пребаци на режим за анализу</text:p>
          </table:table-cell>
          <table:table-cell table:style-name="ce289" office:value-type="string" calcext:value-type="string">
            <text:p>分析モードに変更</text:p>
          </table:table-cell>
          <table:table-cell table:style-name="ce297" office:value-type="string" calcext:value-type="string">
            <text:p>Префрли се на режимот за анализа</text:p>
          </table:table-cell>
          <table:table-cell table:style-name="ce305" office:value-type="string" calcext:value-type="string">
            <text:p>التبديل الي وضع التحليل</text:p>
          </table:table-cell>
          <table:table-cell table:style-name="ce309" office:value-type="string" calcext:value-type="string">
            <text:p>تعویض به حالت تجزیه و تحلیل</text:p>
          </table:table-cell>
          <table:table-cell table:style-name="ce312" office:value-type="string" calcext:value-type="string">
            <text:p>Премини в режим на анализ</text:p>
          </table:table-cell>
          <table:table-cell table:style-name="ce315" table:number-columns-repeated="993"/>
          <table:table-cell/>
        </table:table-row>
        <table:table-row table:style-name="ro11">
          <table:table-cell table:style-name="ce49" office:value-type="string" calcext:value-type="string">
            <text:p>dlgPreferences_General_lblHistoryCount</text:p>
          </table:table-cell>
          <table:table-cell table:style-name="ce53"/>
          <table:table-cell table:style-name="ce56" office:value-type="string" calcext:value-type="string">
            <text:p>Number of files in history:</text:p>
          </table:table-cell>
          <table:table-cell table:style-name="ce64" office:value-type="string" calcext:value-type="string">
            <text:p>Nombre de fichiers dans l'historique :</text:p>
          </table:table-cell>
          <table:table-cell table:style-name="ce85"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5" office:value-type="string" calcext:value-type="string">
            <text:p>Número de arquivos no histórico:</text:p>
          </table:table-cell>
          <table:table-cell table:style-name="ce125" office:value-type="string" calcext:value-type="string">
            <text:p>Liczba plików w historii :</text:p>
          </table:table-cell>
          <table:table-cell table:style-name="ce133" office:value-type="string" calcext:value-type="string">
            <text:p>Numero di Files nella cronologia :</text:p>
          </table:table-cell>
          <table:table-cell table:style-name="ce141" office:value-type="string" calcext:value-type="string">
            <text:p>Număr de fişiere în istoric :</text:p>
          </table:table-cell>
          <table:table-cell table:style-name="ce150" office:value-type="string" calcext:value-type="string">
            <text:p>Historiassa näkyvien tiedostojen määrä:</text:p>
          </table:table-cell>
          <table:table-cell table:style-name="ce158" office:value-type="string" calcext:value-type="string">
            <text:p>Antall filer i historielisten:</text:p>
          </table:table-cell>
          <table:table-cell table:style-name="ce167" office:value-type="string" calcext:value-type="string">
            <text:p>历史文件显示个数:</text:p>
          </table:table-cell>
          <table:table-cell table:style-name="ce175" office:value-type="string" calcext:value-type="string">
            <text:p>Geçmişteki dosya sayısı:</text:p>
          </table:table-cell>
          <table:table-cell table:style-name="ce185" office:value-type="string" calcext:value-type="string">
            <text:p>Αριθμός αρχείων στο Ιστορικό:</text:p>
          </table:table-cell>
          <table:table-cell table:style-name="ce196" office:value-type="string" calcext:value-type="string">
            <text:p>Dokumentų kiekis atmintyje:</text:p>
          </table:table-cell>
          <table:table-cell table:style-name="ce206" office:value-type="string" calcext:value-type="string">
            <text:p>Antal filer i historik:</text:p>
          </table:table-cell>
          <table:table-cell table:style-name="ce214" office:value-type="string" calcext:value-type="string">
            <text:p>Antal filer i historik:</text:p>
          </table:table-cell>
          <table:table-cell table:style-name="ce224" office:value-type="string" calcext:value-type="string">
            <text:p>Počet souborů v historii:</text:p>
          </table:table-cell>
          <table:table-cell table:style-name="ce231"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243" office:value-type="string" calcext:value-type="string">
            <text:p>Число файлов в истории</text:p>
          </table:table-cell>
          <table:table-cell table:style-name="ce246" office:value-type="string" calcext:value-type="string">
            <text:p>Nombre d'arxius a l'historial</text:p>
          </table:table-cell>
          <table:table-cell table:style-name="ce255" office:value-type="string" calcext:value-type="string">
            <text:p>Broj datoteka u istoriji:</text:p>
          </table:table-cell>
          <table:table-cell table:style-name="ce268" office:value-type="string" calcext:value-type="string">
            <text:p>Број датотека у историји:</text:p>
          </table:table-cell>
          <table:table-cell table:style-name="ce289" office:value-type="string" calcext:value-type="string">
            <text:p>履歴上のファイル数:</text:p>
          </table:table-cell>
          <table:table-cell table:style-name="ce297" office:value-type="string" calcext:value-type="string">
            <text:p>Број на датотеки во историјата:</text:p>
          </table:table-cell>
          <table:table-cell table:style-name="ce305" office:value-type="string" calcext:value-type="string">
            <text:p>عدد الملفات في سجل التصفح:</text:p>
          </table:table-cell>
          <table:table-cell table:style-name="ce309" office:value-type="string" calcext:value-type="string">
            <text:p>تعداد فایل‌ها در پیشینه:</text:p>
          </table:table-cell>
          <table:table-cell table:style-name="ce312" office:value-type="string" calcext:value-type="string">
            <text:p>Брой файлове в историята</text:p>
          </table:table-cell>
          <table:table-cell table:style-name="ce315" table:number-columns-repeated="993"/>
          <table:table-cell/>
        </table:table-row>
        <table:table-row table:style-name="ro11">
          <table:table-cell table:style-name="ce49" office:value-type="string" calcext:value-type="string">
            <text:p>dlgPreferences_General_InstancesHaveOwnPreferences</text:p>
          </table:table-cell>
          <table:table-cell table:style-name="ce53"/>
          <table:table-cell table:style-name="ce56" office:value-type="string" calcext:value-type="string">
            <text:p>Instances have their own preferences</text:p>
          </table:table-cell>
          <table:table-cell table:style-name="ce64" office:value-type="string" calcext:value-type="string">
            <text:p>Les instances ont leurs propres préférences</text:p>
          </table:table-cell>
          <table:table-cell table:style-name="ce85" office:value-type="string" calcext:value-type="string">
            <text:p>Instanties hebben hun eigen voorkeuren</text:p>
          </table:table-cell>
          <table:table-cell table:style-name="ce91"/>
          <table:table-cell table:style-name="ce103" office:value-type="string" calcext:value-type="string">
            <text:p>Las instancias tienen sus propias preferenci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3"/>
          <table:table-cell table:style-name="ce246" office:value-type="string" calcext:value-type="string">
            <text:p>Les instàncies tenen les seves pròpies preferències</text:p>
          </table:table-cell>
          <table:table-cell table:style-name="ce255"/>
          <table:table-cell table:style-name="ce268"/>
          <table:table-cell table:style-name="ce289"/>
          <table:table-cell table:style-name="ce297"/>
          <table:table-cell table:style-name="ce305"/>
          <table:table-cell table:style-name="ce309"/>
          <table:table-cell table:style-name="ce312"/>
          <table:table-cell table:style-name="ce315" table:number-columns-repeated="993"/>
          <table:table-cell/>
        </table:table-row>
        <table:table-row table:style-name="ro11">
          <table:table-cell table:style-name="ce49" office:value-type="string" calcext:value-type="string">
            <text:p>dlgPreferences_Player_lblImageFormat</text:p>
          </table:table-cell>
          <table:table-cell table:style-name="ce53"/>
          <table:table-cell table:style-name="ce56" office:value-type="string" calcext:value-type="string">
            <text:p>Default aspect ratio:</text:p>
          </table:table-cell>
          <table:table-cell table:style-name="ce64" office:value-type="string" calcext:value-type="string">
            <text:p>Format d'image par défault :</text:p>
          </table:table-cell>
          <table:table-cell table:style-name="ce85"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4" office:value-type="string" calcext:value-type="string">
            <text:p>Formato padrão de imagem:</text:p>
          </table:table-cell>
          <table:table-cell table:style-name="ce125"/>
          <table:table-cell table:style-name="ce133" office:value-type="string" calcext:value-type="string">
            <text:p>Formato immagine preimpostato</text:p>
          </table:table-cell>
          <table:table-cell table:style-name="ce141" office:value-type="string" calcext:value-type="string">
            <text:p>Formatul de imagine implicit</text:p>
          </table:table-cell>
          <table:table-cell table:style-name="ce150" office:value-type="string" calcext:value-type="string">
            <text:p>Kuvien oletusformaatti:</text:p>
          </table:table-cell>
          <table:table-cell table:style-name="ce158" office:value-type="string" calcext:value-type="string">
            <text:p>Standard bildeformat:</text:p>
          </table:table-cell>
          <table:table-cell table:style-name="ce167" office:value-type="string" calcext:value-type="string">
            <text:p>默认图像显示格式:</text:p>
          </table:table-cell>
          <table:table-cell table:style-name="ce175" office:value-type="string" calcext:value-type="string">
            <text:p>Öntanımlı imaj formatı:</text:p>
          </table:table-cell>
          <table:table-cell table:style-name="ce185" office:value-type="string" calcext:value-type="string">
            <text:p>Προκαθορισμένη μορφή εικόνας:</text:p>
          </table:table-cell>
          <table:table-cell table:style-name="ce196" office:value-type="string" calcext:value-type="string">
            <text:p>Numatytasis paveikslėlio formatas:</text:p>
          </table:table-cell>
          <table:table-cell table:style-name="ce206" office:value-type="string" calcext:value-type="string">
            <text:p>Original bildformat:</text:p>
          </table:table-cell>
          <table:table-cell table:style-name="ce214" office:value-type="string" calcext:value-type="string">
            <text:p>Standard billedformat:</text:p>
          </table:table-cell>
          <table:table-cell table:style-name="ce224" office:value-type="string" calcext:value-type="string">
            <text:p>Přednastavený formát obrazu:</text:p>
          </table:table-cell>
          <table:table-cell table:style-name="ce231"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243" office:value-type="string" calcext:value-type="string">
            <text:p>Формат изображения по умолчанию</text:p>
          </table:table-cell>
          <table:table-cell table:style-name="ce246" office:value-type="string" calcext:value-type="string">
            <text:p>Format d'imatge per defecte</text:p>
          </table:table-cell>
          <table:table-cell table:style-name="ce255" office:value-type="string" calcext:value-type="string">
            <text:p>Podrazumevani format slika:</text:p>
          </table:table-cell>
          <table:table-cell table:style-name="ce268" office:value-type="string" calcext:value-type="string">
            <text:p>Подразумевани формат слика:</text:p>
          </table:table-cell>
          <table:table-cell table:style-name="ce289" office:value-type="string" calcext:value-type="string">
            <text:p>デフォルト画像フォーマット:</text:p>
          </table:table-cell>
          <table:table-cell table:style-name="ce297" office:value-type="string" calcext:value-type="string">
            <text:p>Стандарден формат на сликата:</text:p>
          </table:table-cell>
          <table:table-cell table:style-name="ce305" office:value-type="string" calcext:value-type="string">
            <text:p>تهيئة الصورة الافتراضية:</text:p>
          </table:table-cell>
          <table:table-cell table:style-name="ce309" office:value-type="string" calcext:value-type="string">
            <text:p>نسبت ابعاد پیش‌فرض:</text:p>
          </table:table-cell>
          <table:table-cell table:style-name="ce312" office:value-type="string" calcext:value-type="string">
            <text:p>Формат на изображението по подразбиране</text:p>
          </table:table-cell>
          <table:table-cell table:style-name="ce315" table:number-columns-repeated="993"/>
          <table:table-cell/>
        </table:table-row>
        <table:table-row table:style-name="ro10">
          <table:table-cell table:style-name="ce49" office:value-type="string" calcext:value-type="string">
            <text:p>dlgPreferences_Player_lblLanguages</text:p>
          </table:table-cell>
          <table:table-cell table:style-name="ce53"/>
          <table:table-cell table:style-name="ce56" office:value-type="string" calcext:value-type="string">
            <text:p>Language:</text:p>
          </table:table-cell>
          <table:table-cell table:style-name="ce64" office:value-type="string" calcext:value-type="string">
            <text:p>Langue :</text:p>
          </table:table-cell>
          <table:table-cell table:style-name="ce85"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 :</text:p>
          </table:table-cell>
          <table:table-cell table:style-name="ce133" office:value-type="string" calcext:value-type="string">
            <text:p>Lingua :</text:p>
          </table:table-cell>
          <table:table-cell table:style-name="ce141" office:value-type="string" calcext:value-type="string">
            <text:p>Limba :</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2" office:value-type="string" calcext:value-type="string">
            <text:p>언어:</text:p>
          </table:table-cell>
          <table:table-cell table:style-name="ce243" office:value-type="string" calcext:value-type="string">
            <text:p>Язык</text:p>
          </table:table-cell>
          <table:table-cell table:style-name="ce246" office:value-type="string" calcext:value-type="string">
            <text:p>Idioma</text:p>
          </table:table-cell>
          <table:table-cell table:style-name="ce255" office:value-type="string" calcext:value-type="string">
            <text:p>Jezik:</text:p>
          </table:table-cell>
          <table:table-cell table:style-name="ce268" office:value-type="string" calcext:value-type="string">
            <text:p>Језик:</text:p>
          </table:table-cell>
          <table:table-cell table:style-name="ce289" office:value-type="string" calcext:value-type="string">
            <text:p>言語:</text:p>
          </table:table-cell>
          <table:table-cell table:style-name="ce297" office:value-type="string" calcext:value-type="string">
            <text:p>Јазик</text:p>
          </table:table-cell>
          <table:table-cell table:style-name="ce305" office:value-type="string" calcext:value-type="string">
            <text:p>اللغة:</text:p>
          </table:table-cell>
          <table:table-cell table:style-name="ce309" office:value-type="string" calcext:value-type="string">
            <text:p>زبان:</text:p>
          </table:table-cell>
          <table:table-cell table:style-name="ce312" office:value-type="string" calcext:value-type="string">
            <text:p>Език</text:p>
          </table:table-cell>
          <table:table-cell table:style-name="ce315" table:number-columns-repeated="993"/>
          <table:table-cell/>
        </table:table-row>
        <table:table-row table:style-name="ro10">
          <table:table-cell table:style-name="ce49" office:value-type="string" calcext:value-type="string">
            <text:p>dlgPreferences_Player_lblLogicAnd</text:p>
          </table:table-cell>
          <table:table-cell table:style-name="ce53"/>
          <table:table-cell table:style-name="ce56" office:value-type="string" calcext:value-type="string">
            <text:p>And</text:p>
          </table:table-cell>
          <table:table-cell table:style-name="ce64" office:value-type="string" calcext:value-type="string">
            <text:p>Et</text:p>
          </table:table-cell>
          <table:table-cell table:style-name="ce85"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5" office:value-type="string" calcext:value-type="string">
            <text:p>E</text:p>
          </table:table-cell>
          <table:table-cell table:style-name="ce125" office:value-type="string" calcext:value-type="string">
            <text:p>I</text:p>
          </table:table-cell>
          <table:table-cell table:style-name="ce133" office:value-type="string" calcext:value-type="string">
            <text:p>E</text:p>
          </table:table-cell>
          <table:table-cell table:style-name="ce141" office:value-type="string" calcext:value-type="string">
            <text:p>Şi</text:p>
          </table:table-cell>
          <table:table-cell table:style-name="ce150" office:value-type="string" calcext:value-type="string">
            <text:p>Ja</text:p>
          </table:table-cell>
          <table:table-cell table:style-name="ce158" office:value-type="string" calcext:value-type="string">
            <text:p>Og</text:p>
          </table:table-cell>
          <table:table-cell table:style-name="ce167" office:value-type="string" calcext:value-type="string">
            <text:p>和</text:p>
          </table:table-cell>
          <table:table-cell table:style-name="ce175" office:value-type="string" calcext:value-type="string">
            <text:p>Ve</text:p>
          </table:table-cell>
          <table:table-cell table:style-name="ce185" office:value-type="string" calcext:value-type="string">
            <text:p>Και</text:p>
          </table:table-cell>
          <table:table-cell table:style-name="ce196" office:value-type="string" calcext:value-type="string">
            <text:p>Ir</text:p>
          </table:table-cell>
          <table:table-cell table:style-name="ce206" office:value-type="string" calcext:value-type="string">
            <text:p>Och</text:p>
          </table:table-cell>
          <table:table-cell table:style-name="ce214" office:value-type="string" calcext:value-type="string">
            <text:p>Og</text:p>
          </table:table-cell>
          <table:table-cell table:style-name="ce224" office:value-type="string" calcext:value-type="string">
            <text:p>a</text:p>
          </table:table-cell>
          <table:table-cell table:style-name="ce232" office:value-type="string" calcext:value-type="string">
            <text:p>그리고</text:p>
          </table:table-cell>
          <table:table-cell table:style-name="ce243" office:value-type="string" calcext:value-type="string">
            <text:p>И</text:p>
          </table:table-cell>
          <table:table-cell table:style-name="ce246" office:value-type="string" calcext:value-type="string">
            <text:p>I</text:p>
          </table:table-cell>
          <table:table-cell table:style-name="ce255" office:value-type="string" calcext:value-type="string">
            <text:p>I</text:p>
          </table:table-cell>
          <table:table-cell table:style-name="ce268" office:value-type="string" calcext:value-type="string">
            <text:p>И</text:p>
          </table:table-cell>
          <table:table-cell table:style-name="ce289" office:value-type="string" calcext:value-type="string">
            <text:p>&amp;</text:p>
          </table:table-cell>
          <table:table-cell table:style-name="ce297" office:value-type="string" calcext:value-type="string">
            <text:p>И</text:p>
          </table:table-cell>
          <table:table-cell table:style-name="ce305" office:value-type="string" calcext:value-type="string">
            <text:p>و</text:p>
          </table:table-cell>
          <table:table-cell table:style-name="ce309" office:value-type="string" calcext:value-type="string">
            <text:p>و</text:p>
          </table:table-cell>
          <table:table-cell table:style-name="ce312" office:value-type="string" calcext:value-type="string">
            <text:p>И</text:p>
          </table:table-cell>
          <table:table-cell table:style-name="ce315" table:number-columns-repeated="993"/>
          <table:table-cell/>
        </table:table-row>
        <table:table-row table:style-name="ro14">
          <table:table-cell table:style-name="ce49" office:value-type="string" calcext:value-type="string">
            <text:p>dlgPreferences_Player_lblWorkingZoneMemory</text:p>
          </table:table-cell>
          <table:table-cell table:style-name="ce53"/>
          <table:table-cell table:style-name="ce56" office:value-type="string" calcext:value-type="string">
            <text:p>Working Zone will take less than {0} MB of Memory.</text:p>
          </table:table-cell>
          <table:table-cell table:style-name="ce64" office:value-type="string" calcext:value-type="string">
            <text:p>La Zone de Travail prend moins de {0} Mo de mémoire.</text:p>
          </table:table-cell>
          <table:table-cell table:style-name="ce85"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5" office:value-type="string" calcext:value-type="string">
            <text:p>Zona de Trabalho usará menos que {0} MB de Memória.</text:p>
          </table:table-cell>
          <table:table-cell table:style-name="ce125" office:value-type="string" calcext:value-type="string">
            <text:p>Strefa obróbki zajmie mniej niż {0} MB pamięci.</text:p>
          </table:table-cell>
          <table:table-cell table:style-name="ce133" office:value-type="string" calcext:value-type="string">
            <text:p>La Zona Lavoro occupa meno di {0} MB di Memoria.</text:p>
          </table:table-cell>
          <table:table-cell table:style-name="ce141" office:value-type="string" calcext:value-type="string">
            <text:p>Zona de lucru va accesa mai puţin de {0} MB de memorie.</text:p>
          </table:table-cell>
          <table:table-cell table:style-name="ce150" office:value-type="string" calcext:value-type="string">
            <text:p>Työstettävä jakso käyttää alle {0} MB muistia.</text:p>
          </table:table-cell>
          <table:table-cell table:style-name="ce158" office:value-type="string" calcext:value-type="string">
            <text:p>Arbeidsfelt vil benytte seg av mindre enn {0} MB minne.</text:p>
          </table:table-cell>
          <table:table-cell table:style-name="ce167" office:value-type="string" calcext:value-type="string">
            <text:p>工作区文件占用内存少于 {0} MB.</text:p>
          </table:table-cell>
          <table:table-cell table:style-name="ce175" office:value-type="string" calcext:value-type="string">
            <text:p>Çalışma Alanı Hafızanın {0} MB'ından daha azını kullanacaktır.</text:p>
          </table:table-cell>
          <table:table-cell table:style-name="ce185" office:value-type="string" calcext:value-type="string">
            <text:p>Το Πεδίο Εργασίας θα χρησιμοποιήσει λιγότερα από {0} MB Μνήμης.</text:p>
          </table:table-cell>
          <table:table-cell table:style-name="ce196" office:value-type="string" calcext:value-type="string">
            <text:p>Darbo zona užims mažiau nei {0} Mb atminties.</text:p>
          </table:table-cell>
          <table:table-cell table:style-name="ce206" office:value-type="string" calcext:value-type="string">
            <text:p>Arbetszonen upptar mindre än {0} av minnet</text:p>
          </table:table-cell>
          <table:table-cell table:style-name="ce214" office:value-type="string" calcext:value-type="string">
            <text:p>Arbejdszone tager mindre end {0} MB hukommelse.</text:p>
          </table:table-cell>
          <table:table-cell table:style-name="ce223" office:value-type="string" calcext:value-type="string">
            <text:p>Pracovní oblast zabere méně než {0} MB paměti.</text:p>
          </table:table-cell>
          <table:table-cell table:style-name="ce231"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243" office:value-type="string" calcext:value-type="string">
            <text:p>Обрабатываемый фрагмент будет менее {0} MB памяти</text:p>
          </table:table-cell>
          <table:table-cell table:style-name="ce246" office:value-type="string" calcext:value-type="string">
            <text:p>La zona de treball ocuparà enys de {0} MB de memòria</text:p>
          </table:table-cell>
          <table:table-cell table:style-name="ce257" office:value-type="string" calcext:value-type="string">
            <text:p>Radna zona će zauzeti manje od {0} MB memorije.</text:p>
          </table:table-cell>
          <table:table-cell table:style-name="ce270" office:value-type="string" calcext:value-type="string">
            <text:p>Радна меморија ће заузети мање од {0} MB меморије.</text:p>
          </table:table-cell>
          <table:table-cell table:style-name="ce289" office:value-type="string" calcext:value-type="string">
            <text:p>作業範囲はメモリ中 {0} MB以下</text:p>
          </table:table-cell>
          <table:table-cell table:style-name="ce297" office:value-type="string" calcext:value-type="string">
            <text:p>Работната зона е помала од {0} MB од меморијата.</text:p>
          </table:table-cell>
          <table:table-cell table:style-name="ce305" office:value-type="string" calcext:value-type="string">
            <text:p>منطقة العمل تستغرق أقل من {0} ميغابايت من الذاكرة.</text:p>
          </table:table-cell>
          <table:table-cell table:style-name="ce309" office:value-type="string" calcext:value-type="string">
            <text:p>ناحیه کاری کمتر از {0} مگابایت حافظه است.</text:p>
          </table:table-cell>
          <table:table-cell table:style-name="ce312" office:value-type="string" calcext:value-type="string">
            <text:p>Обработеният фрагмент ще бъде по-малък {0} MB памет</text:p>
          </table:table-cell>
          <table:table-cell table:style-name="ce315" table:number-columns-repeated="993"/>
          <table:table-cell/>
        </table:table-row>
        <table:table-row table:style-name="ro12">
          <table:table-cell table:style-name="ce49" office:value-type="string" calcext:value-type="string">
            <text:p>dlgPreferences_Player_lblWorkingZoneSeconds</text:p>
          </table:table-cell>
          <table:table-cell table:style-name="ce53"/>
          <table:table-cell table:style-name="ce56" office:value-type="string" calcext:value-type="string">
            <text:p>Working Zone is less than {0} seconds.</text:p>
          </table:table-cell>
          <table:table-cell table:style-name="ce64" office:value-type="string" calcext:value-type="string">
            <text:p>La Zone de Travail fait moins de {0} secondes.</text:p>
          </table:table-cell>
          <table:table-cell table:style-name="ce85"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5" office:value-type="string" calcext:value-type="string">
            <text:p>A Zona de Trabalho é menor que {0} segundos.</text:p>
          </table:table-cell>
          <table:table-cell table:style-name="ce125" office:value-type="string" calcext:value-type="string">
            <text:p>Strefa obróbki jest mniejsza niż {0} sekund.</text:p>
          </table:table-cell>
          <table:table-cell table:style-name="ce133" office:value-type="string" calcext:value-type="string">
            <text:p>La Zona Lavoro e' minore di {0} secondi.</text:p>
          </table:table-cell>
          <table:table-cell table:style-name="ce141" office:value-type="string" calcext:value-type="string">
            <text:p>Zona de lucru este mai mică de {0} seconds.</text:p>
          </table:table-cell>
          <table:table-cell table:style-name="ce150" office:value-type="string" calcext:value-type="string">
            <text:p>Työstettävä jakso on kestoltaan alle {0} sekuntia.</text:p>
          </table:table-cell>
          <table:table-cell table:style-name="ce158" office:value-type="string" calcext:value-type="string">
            <text:p>Arbeidsfelt er mindre enn {0} sekunder.</text:p>
          </table:table-cell>
          <table:table-cell table:style-name="ce167" office:value-type="string" calcext:value-type="string">
            <text:p>工作区视频文件小于 {0} 秒.</text:p>
          </table:table-cell>
          <table:table-cell table:style-name="ce175" office:value-type="string" calcext:value-type="string">
            <text:p>Çalışma Alanı {0} saniyeden daha az.</text:p>
          </table:table-cell>
          <table:table-cell table:style-name="ce185" office:value-type="string" calcext:value-type="string">
            <text:p>Το Πεδίο Εργασίας είναι λιγότερο από {0} δευτερόλεπτα.</text:p>
          </table:table-cell>
          <table:table-cell table:style-name="ce196" office:value-type="string" calcext:value-type="string">
            <text:p>Darbo zona yra mažiau nei {0} sekundės.</text:p>
          </table:table-cell>
          <table:table-cell table:style-name="ce206" office:value-type="string" calcext:value-type="string">
            <text:p>Arbetszonen är mindre än {0} sekunder</text:p>
          </table:table-cell>
          <table:table-cell table:style-name="ce214" office:value-type="string" calcext:value-type="string">
            <text:p>Arbejdszone er mindre end {0} sekunder</text:p>
          </table:table-cell>
          <table:table-cell table:style-name="ce223" office:value-type="string" calcext:value-type="string">
            <text:p>Pracovní oblast trvá méně než {0} sekund.</text:p>
          </table:table-cell>
          <table:table-cell table:style-name="ce231"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243" office:value-type="string" calcext:value-type="string">
            <text:p>Обрабатываемый фрагмент менее {0} <text:s/>секунд</text:p>
          </table:table-cell>
          <table:table-cell table:style-name="ce246" office:value-type="string" calcext:value-type="string">
            <text:p>La zona de treball és de menys de {0} segons</text:p>
          </table:table-cell>
          <table:table-cell table:style-name="ce259" office:value-type="string" calcext:value-type="string">
            <text:p>Radna zona je manje od {0} sekundi .</text:p>
          </table:table-cell>
          <table:table-cell table:style-name="ce273" office:value-type="string" calcext:value-type="string">
            <text:p>Радна зона је мање од {0} секунди.</text:p>
          </table:table-cell>
          <table:table-cell table:style-name="ce289" office:value-type="string" calcext:value-type="string">
            <text:p>作業範囲は {0} 秒以下</text:p>
          </table:table-cell>
          <table:table-cell table:style-name="ce297" office:value-type="string" calcext:value-type="string">
            <text:p>Работната зона е помала од {0} секунди.</text:p>
          </table:table-cell>
          <table:table-cell table:style-name="ce305" office:value-type="string" calcext:value-type="string">
            <text:p>منطقة العمل هي أقل من {0} ثواني.</text:p>
          </table:table-cell>
          <table:table-cell table:style-name="ce309" office:value-type="string" calcext:value-type="string">
            <text:p>ناحیه کاری کمتر از {0} ثانیه است.</text:p>
          </table:table-cell>
          <table:table-cell table:style-name="ce312" office:value-type="string" calcext:value-type="string">
            <text:p>Обработеният фрагмент ще бъде по-малък {0} секунди</text:p>
          </table:table-cell>
          <table:table-cell table:style-name="ce315" table:number-columns-repeated="993"/>
          <table:table-cell/>
        </table:table-row>
        <table:table-row table:style-name="ro15">
          <table:table-cell table:style-name="ce49" office:value-type="string" calcext:value-type="string">
            <text:p>dlgPreferences_Drawings_lblFading</text:p>
          </table:table-cell>
          <table:table-cell table:style-name="ce53"/>
          <table:table-cell table:style-name="ce56" office:value-type="string" calcext:value-type="string">
            <text:p>By default, drawings will stay visible for {0} images around the Key Image.</text:p>
          </table:table-cell>
          <table:table-cell table:style-name="ce64" office:value-type="string" calcext:value-type="string">
            <text:p>Par défaut, les dessins resteront visibles pendant {0} images autour de leur Image Clé.</text:p>
          </table:table-cell>
          <table:table-cell table:style-name="ce85"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5" office:value-type="string" calcext:value-type="string">
            <text:p>Por padrão os desenhos permanecerão {0} imagens ao redor do Quadro de Imagem.</text:p>
          </table:table-cell>
          <table:table-cell table:style-name="ce125"/>
          <table:table-cell table:style-name="ce133" office:value-type="string" calcext:value-type="string">
            <text:p>Come preimpostazione, il disegno restera' visibile per {0} immagini intorno all'Immagine Chiave.</text:p>
          </table:table-cell>
          <table:table-cell table:style-name="ce141" office:value-type="string" calcext:value-type="string">
            <text:p>Implicit, desenele vor sta vizibile pentru {0} imagini în jurul Imaginii Principale.</text:p>
          </table:table-cell>
          <table:table-cell table:style-name="ce150" office:value-type="string" calcext:value-type="string">
            <text:p>Oletuksena piirrokset pysyvät näkyvissä {0} kuvaa ennen ja jälkeen avainkuvan.</text:p>
          </table:table-cell>
          <table:table-cell table:style-name="ce158" office:value-type="string" calcext:value-type="string">
            <text:p>Tegninger vil være synlige I {0} enkeltbilder rundt nøkkelbildet.</text:p>
          </table:table-cell>
          <table:table-cell table:style-name="ce167" office:value-type="string" calcext:value-type="string">
            <text:p>默认情况下，从关键图像开始绘制信息将被保持 {0} 次.</text:p>
          </table:table-cell>
          <table:table-cell table:style-name="ce175" office:value-type="string" calcext:value-type="string">
            <text:p>Öntanımlı değer olarak, çizimler Anahtar İmajın etrafındaki {0} imaj boyunca görülebilir kalacaktır.</text:p>
          </table:table-cell>
          <table:table-cell table:style-name="ce185" office:value-type="string" calcext:value-type="string">
            <text:p>Προκαθορισμένα, τα σχέδια παραμένουν ορατά για {0} εικόνες γύρω από την Βασική εικόνα.</text:p>
          </table:table-cell>
          <table:table-cell table:style-name="ce196" office:value-type="string" calcext:value-type="string">
            <text:p>Pagal nutylėjimą, brėžiniai liks matomi {0} kadruose.</text:p>
          </table:table-cell>
          <table:table-cell table:style-name="ce211" office:value-type="string" calcext:value-type="string">
            <text:p>Som standard, ritningar kommer att vara </text:p>
            <text:p>synliga i {0} bilder runt nyckelbild.</text:p>
          </table:table-cell>
          <table:table-cell table:style-name="ce214" office:value-type="string" calcext:value-type="string">
            <text:p>Som standard, tegning vil være synlig i {0} billeder omkring nøglebilledet.</text:p>
          </table:table-cell>
          <table:table-cell table:style-name="ce223" office:value-type="string" calcext:value-type="string">
            <text:p>Nákresy budou viditelné na {0} obrazech kolem klíčové pozice.</text:p>
          </table:table-cell>
          <table:table-cell table:style-name="ce231"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243" office:value-type="string" calcext:value-type="string">
            <text:p>По умолчанию обрабатываемые рисунки будут оставаться видимыми {0} <text:s/>кадров</text:p>
          </table:table-cell>
          <table:table-cell table:style-name="ce246" office:value-type="string" calcext:value-type="string">
            <text:p>Per defecte els dibuixos seran visibles durant {0} fotogrames al voltant dl fotograma clau.</text:p>
          </table:table-cell>
          <table:table-cell table:style-name="ce255" office:value-type="string" calcext:value-type="string">
            <text:p>Podrazumevano, crteži će ostati vidljivi za {0} slika oko ključne slike.</text:p>
          </table:table-cell>
          <table:table-cell table:style-name="ce268" office:value-type="string" calcext:value-type="string">
            <text:p>Подразумевано, цртежи ће остати видљиви за {0} слика око кључне слике.</text:p>
          </table:table-cell>
          <table:table-cell table:style-name="ce289" office:value-type="string" calcext:value-type="string">
            <text:p>デフォルトでは、ドローイングはキーイメージの周囲で {0} イメージが表示される</text:p>
          </table:table-cell>
          <table:table-cell table:style-name="ce297" office:value-type="string" calcext:value-type="string">
            <text:p>Стандардно, цртежите ќе останат видливи {0} слики околу клучната слика.</text:p>
          </table:table-cell>
          <table:table-cell table:style-name="ce306" office:value-type="string" calcext:value-type="string">
            <text:p>افتراضيا، سوف تبقي الرسومات مستمرة لـ {0} صورة حول الصورة الرئيسية.</text:p>
          </table:table-cell>
          <table:table-cell table:style-name="ce309" office:value-type="string" calcext:value-type="string">
            <text:p>به طور پیش فرض، طرح‌ها برای {0} تصاویر اطراف تصویر کلیدی قابل مشاهده است.</text:p>
          </table:table-cell>
          <table:table-cell table:style-name="ce312" office:value-type="string" calcext:value-type="string">
            <text:p>По подразбиране обработените изображения ще останат видими. {0} кадри</text:p>
          </table:table-cell>
          <table:table-cell table:style-name="ce315" table:number-columns-repeated="993"/>
          <table:table-cell/>
        </table:table-row>
        <table:table-row table:style-name="ro10">
          <table:table-cell table:style-name="ce49" office:value-type="string" calcext:value-type="string">
            <text:p>dlgPreferences_Player_tabUnits</text:p>
          </table:table-cell>
          <table:table-cell table:style-name="ce53"/>
          <table:table-cell table:style-name="ce56" office:value-type="string" calcext:value-type="string">
            <text:p>Units</text:p>
          </table:table-cell>
          <table:table-cell table:style-name="ce64" office:value-type="string" calcext:value-type="string">
            <text:p>Unités</text:p>
          </table:table-cell>
          <table:table-cell table:style-name="ce85" office:value-type="string" calcext:value-type="string">
            <text:p>Eenheden</text:p>
          </table:table-cell>
          <table:table-cell table:style-name="ce99"/>
          <table:table-cell table:style-name="ce103" office:value-type="string" calcext:value-type="string">
            <text:p>Unidade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11"/>
          <table:table-cell table:style-name="ce214"/>
          <table:table-cell table:style-name="ce223"/>
          <table:table-cell table:style-name="ce231"/>
          <table:table-cell table:style-name="ce243" office:value-type="string" calcext:value-type="string">
            <text:p>Единицы</text:p>
          </table:table-cell>
          <table:table-cell table:style-name="ce246" office:value-type="string" calcext:value-type="string">
            <text:p>Unitats</text:p>
          </table:table-cell>
          <table:table-cell table:style-name="ce255"/>
          <table:table-cell table:style-name="ce280" office:value-type="string" calcext:value-type="string">
            <text:p>Јединице</text:p>
          </table:table-cell>
          <table:table-cell table:style-name="ce289"/>
          <table:table-cell table:style-name="ce297"/>
          <table:table-cell table:style-name="ce306" office:value-type="string" calcext:value-type="string">
            <text:p>وحدات القياس</text:p>
          </table:table-cell>
          <table:table-cell table:style-name="ce309" office:value-type="string" calcext:value-type="string">
            <text:p>واحدها</text:p>
          </table:table-cell>
          <table:table-cell table:style-name="ce312" office:value-type="string" calcext:value-type="string">
            <text:p>Единици</text:p>
          </table:table-cell>
          <table:table-cell table:style-name="ce315" table:number-columns-repeated="993"/>
          <table:table-cell/>
        </table:table-row>
        <table:table-row table:style-name="ro10">
          <table:table-cell table:style-name="ce49" office:value-type="string" calcext:value-type="string">
            <text:p>dlgPreferences_Speed_MetersPerSecond</text:p>
          </table:table-cell>
          <table:table-cell table:style-name="ce53"/>
          <table:table-cell table:style-name="ce56" office:value-type="string" calcext:value-type="string">
            <text:p>Meters per second ({0})</text:p>
          </table:table-cell>
          <table:table-cell table:style-name="ce64" office:value-type="string" calcext:value-type="string">
            <text:p>Mètres / seconde ({0})</text:p>
          </table:table-cell>
          <table:table-cell table:style-name="ce85"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21" office:value-type="string" calcext:value-type="string">
            <text:p>Metros por segundo ({0})</text:p>
          </table:table-cell>
          <table:table-cell table:style-name="ce125"/>
          <table:table-cell table:style-name="ce135" office:value-type="string" calcext:value-type="string">
            <text:p>Metri al secondo ({0})</text:p>
          </table:table-cell>
          <table:table-cell table:style-name="ce143" office:value-type="string" calcext:value-type="string">
            <text:p>Metri pe secondă ({0})</text:p>
          </table:table-cell>
          <table:table-cell table:style-name="ce152" office:value-type="string" calcext:value-type="string">
            <text:p>Metriä sekunnissa ({0})</text:p>
          </table:table-cell>
          <table:table-cell table:style-name="ce160" office:value-type="string" calcext:value-type="string">
            <text:p>Meter per sekund ({0})</text:p>
          </table:table-cell>
          <table:table-cell table:style-name="ce167" office:value-type="string" calcext:value-type="string">
            <text:p>米/秒 ({0})</text:p>
          </table:table-cell>
          <table:table-cell table:style-name="ce182" office:value-type="string" calcext:value-type="string">
            <text:p>Metre bölü saniye ({0})</text:p>
          </table:table-cell>
          <table:table-cell table:style-name="ce192" office:value-type="string" calcext:value-type="string">
            <text:p>Μέτρα ανά δευτερόλεπτο ({0})</text:p>
          </table:table-cell>
          <table:table-cell table:style-name="ce203" office:value-type="string" calcext:value-type="string">
            <text:p>Metrai per sekunde ({0})</text:p>
          </table:table-cell>
          <table:table-cell table:style-name="ce206" office:value-type="string" calcext:value-type="string">
            <text:p>Meter/sekund ({0})</text:p>
          </table:table-cell>
          <table:table-cell table:style-name="ce214" office:value-type="string" calcext:value-type="string">
            <text:p>Meter pr. sek. ({0})</text:p>
          </table:table-cell>
          <table:table-cell table:style-name="ce223" office:value-type="string" calcext:value-type="string">
            <text:p>Metry za sekundu ({0})</text:p>
          </table:table-cell>
          <table:table-cell table:style-name="ce231" office:value-type="string" calcext:value-type="string">
            <text:p><text:span text:style-name="T4">초당</text:span><text:span text:style-name="T5"> </text:span><text:span text:style-name="T6">미터</text:span><text:span text:style-name="T5">({0})</text:span></text:p>
          </table:table-cell>
          <table:table-cell table:style-name="ce243" office:value-type="string" calcext:value-type="string">
            <text:p>Метров в секунду ({0})</text:p>
          </table:table-cell>
          <table:table-cell table:style-name="ce246" office:value-type="string" calcext:value-type="string">
            <text:p>Metres per segon ({0})</text:p>
          </table:table-cell>
          <table:table-cell table:style-name="ce257" office:value-type="string" calcext:value-type="string">
            <text:p>Metara u sekundi ({0})</text:p>
          </table:table-cell>
          <table:table-cell table:style-name="ce270" office:value-type="string" calcext:value-type="string">
            <text:p>Метара у секунди ({0})</text:p>
          </table:table-cell>
          <table:table-cell table:style-name="ce289" office:value-type="string" calcext:value-type="string">
            <text:p>秒速/m ({0})</text:p>
          </table:table-cell>
          <table:table-cell table:style-name="ce297" office:value-type="string" calcext:value-type="string">
            <text:p>Метри во секунда</text:p>
          </table:table-cell>
          <table:table-cell table:style-name="ce305" office:value-type="string" calcext:value-type="string">
            <text:p>متر في الثانية ({0})</text:p>
          </table:table-cell>
          <table:table-cell table:style-name="ce309" office:value-type="string" calcext:value-type="string">
            <text:p>متر بر ثانیه ({0})</text:p>
          </table:table-cell>
          <table:table-cell table:style-name="ce312" office:value-type="string" calcext:value-type="string">
            <text:p>Метри в секунда ({0})</text:p>
          </table:table-cell>
          <table:table-cell table:style-name="ce315" table:number-columns-repeated="993"/>
          <table:table-cell/>
        </table:table-row>
        <table:table-row table:style-name="ro10">
          <table:table-cell table:style-name="ce49" office:value-type="string" calcext:value-type="string">
            <text:p>dlgPreferences_Speed_KilometersPerHour</text:p>
          </table:table-cell>
          <table:table-cell table:style-name="ce53"/>
          <table:table-cell table:style-name="ce56" office:value-type="string" calcext:value-type="string">
            <text:p>Kilometers per hour ({0})</text:p>
          </table:table-cell>
          <table:table-cell table:style-name="ce64" office:value-type="string" calcext:value-type="string">
            <text:p>Kilomètres / heure ({0})</text:p>
          </table:table-cell>
          <table:table-cell table:style-name="ce85"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4" office:value-type="string" calcext:value-type="string">
            <text:p>Kilomêtros por hora ({0})</text:p>
          </table:table-cell>
          <table:table-cell table:style-name="ce125"/>
          <table:table-cell table:style-name="ce135" office:value-type="string" calcext:value-type="string">
            <text:p>Chilometri all'ora ({0})</text:p>
          </table:table-cell>
          <table:table-cell table:style-name="ce143" office:value-type="string" calcext:value-type="string">
            <text:p>Kilometri pe oră ({0})</text:p>
          </table:table-cell>
          <table:table-cell table:style-name="ce152" office:value-type="string" calcext:value-type="string">
            <text:p>Kilometriä tunnissa ({0})</text:p>
          </table:table-cell>
          <table:table-cell table:style-name="ce160" office:value-type="string" calcext:value-type="string">
            <text:p>Kilometer per sekund ({0})</text:p>
          </table:table-cell>
          <table:table-cell table:style-name="ce167" office:value-type="string" calcext:value-type="string">
            <text:p>千米/小时 ({0})</text:p>
          </table:table-cell>
          <table:table-cell table:style-name="ce182" office:value-type="string" calcext:value-type="string">
            <text:p>Kilometre bölü saat ({0})</text:p>
          </table:table-cell>
          <table:table-cell table:style-name="ce192" office:value-type="string" calcext:value-type="string">
            <text:p>Χιλιόμετρα ανά ώρα ({0})</text:p>
          </table:table-cell>
          <table:table-cell table:style-name="ce203" office:value-type="string" calcext:value-type="string">
            <text:p>Kilometrai per valandą ({0})</text:p>
          </table:table-cell>
          <table:table-cell table:style-name="ce206" office:value-type="string" calcext:value-type="string">
            <text:p>Kilometer/timme ({0})</text:p>
          </table:table-cell>
          <table:table-cell table:style-name="ce214" office:value-type="string" calcext:value-type="string">
            <text:p>Kilometer i timen ({0})</text:p>
          </table:table-cell>
          <table:table-cell table:style-name="ce224" office:value-type="string" calcext:value-type="string">
            <text:p>Kilometry za hodinu ({0})</text:p>
          </table:table-cell>
          <table:table-cell table:style-name="ce231" office:value-type="string" calcext:value-type="string">
            <text:p><text:span text:style-name="T4">시간당</text:span><text:span text:style-name="T5"> </text:span><text:span text:style-name="T6">킬로미터</text:span><text:span text:style-name="T5">({0})</text:span></text:p>
          </table:table-cell>
          <table:table-cell table:style-name="ce243" office:value-type="string" calcext:value-type="string">
            <text:p>Километров в час ({0})</text:p>
          </table:table-cell>
          <table:table-cell table:style-name="ce246" office:value-type="string" calcext:value-type="string">
            <text:p>Quilòmetre per hora ({0})</text:p>
          </table:table-cell>
          <table:table-cell table:style-name="ce257" office:value-type="string" calcext:value-type="string">
            <text:p>Kilometra na sat ({0})</text:p>
          </table:table-cell>
          <table:table-cell table:style-name="ce270" office:value-type="string" calcext:value-type="string">
            <text:p>Километра на сат ({0})</text:p>
          </table:table-cell>
          <table:table-cell table:style-name="ce289" office:value-type="string" calcext:value-type="string">
            <text:p>時速/km ({0})</text:p>
          </table:table-cell>
          <table:table-cell table:style-name="ce297" office:value-type="string" calcext:value-type="string">
            <text:p>Килмометри на час</text:p>
          </table:table-cell>
          <table:table-cell table:style-name="ce305" office:value-type="string" calcext:value-type="string">
            <text:p>كيلومتر في الساعة ({0})</text:p>
          </table:table-cell>
          <table:table-cell table:style-name="ce309" office:value-type="string" calcext:value-type="string">
            <text:p>کیلومتر بر ساعت ({0})</text:p>
          </table:table-cell>
          <table:table-cell table:style-name="ce312" office:value-type="string" calcext:value-type="string">
            <text:p>Километри в час ({0})</text:p>
          </table:table-cell>
          <table:table-cell table:style-name="ce315" table:number-columns-repeated="993"/>
          <table:table-cell/>
        </table:table-row>
        <table:table-row table:style-name="ro11">
          <table:table-cell table:style-name="ce49" office:value-type="string" calcext:value-type="string">
            <text:p>dlgPreferences_Speed_FeetPerSecond</text:p>
          </table:table-cell>
          <table:table-cell table:style-name="ce53"/>
          <table:table-cell table:style-name="ce56" office:value-type="string" calcext:value-type="string">
            <text:p>Feet per second ({0})</text:p>
          </table:table-cell>
          <table:table-cell table:style-name="ce64" office:value-type="string" calcext:value-type="string">
            <text:p>Pieds / seconde ({0})</text:p>
          </table:table-cell>
          <table:table-cell table:style-name="ce85"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4" office:value-type="string" calcext:value-type="string">
            <text:p>Pés por segundo ({0})</text:p>
          </table:table-cell>
          <table:table-cell table:style-name="ce125"/>
          <table:table-cell table:style-name="ce135" office:value-type="string" calcext:value-type="string">
            <text:p>Piedi al secondo ({0})</text:p>
          </table:table-cell>
          <table:table-cell table:style-name="ce143" office:value-type="string" calcext:value-type="string">
            <text:p>Picioare (30.5 cm) <text:s/>pe secundă ({0})</text:p>
          </table:table-cell>
          <table:table-cell table:style-name="ce152" office:value-type="string" calcext:value-type="string">
            <text:p>Jalkaa sekunnissa ({0})</text:p>
          </table:table-cell>
          <table:table-cell table:style-name="ce160" office:value-type="string" calcext:value-type="string">
            <text:p>Fot per sekund ({0})</text:p>
          </table:table-cell>
          <table:table-cell table:style-name="ce167" office:value-type="string" calcext:value-type="string">
            <text:p>英尺/秒 ({0})</text:p>
          </table:table-cell>
          <table:table-cell table:style-name="ce182" office:value-type="string" calcext:value-type="string">
            <text:p>Ayak bölü saniye({0})</text:p>
          </table:table-cell>
          <table:table-cell table:style-name="ce192" office:value-type="string" calcext:value-type="string">
            <text:p>Πόδια ανά δευτερόλεπτο ({0})</text:p>
          </table:table-cell>
          <table:table-cell table:style-name="ce203" office:value-type="string" calcext:value-type="string">
            <text:p>Pedų per sekundę ({0})</text:p>
          </table:table-cell>
          <table:table-cell table:style-name="ce206" office:value-type="string" calcext:value-type="string">
            <text:p>Fot/timme ({0})</text:p>
          </table:table-cell>
          <table:table-cell table:style-name="ce214" office:value-type="string" calcext:value-type="string">
            <text:p>Fod pr. Sek. ({0})</text:p>
          </table:table-cell>
          <table:table-cell table:style-name="ce223" office:value-type="string" calcext:value-type="string">
            <text:p>Stopy za sekundu ({0})</text:p>
          </table:table-cell>
          <table:table-cell table:style-name="ce231" office:value-type="string" calcext:value-type="string">
            <text:p><text:span text:style-name="T4">초당</text:span><text:span text:style-name="T5"> </text:span><text:span text:style-name="T6">피트</text:span><text:span text:style-name="T5">({0})</text:span></text:p>
          </table:table-cell>
          <table:table-cell table:style-name="ce243" office:value-type="string" calcext:value-type="string">
            <text:p>Футов в секунду ({0})</text:p>
          </table:table-cell>
          <table:table-cell table:style-name="ce246" office:value-type="string" calcext:value-type="string">
            <text:p>Peus per sogon ({0})</text:p>
          </table:table-cell>
          <table:table-cell table:style-name="ce257" office:value-type="string" calcext:value-type="string">
            <text:p>Stopa u sekundi ({0})</text:p>
          </table:table-cell>
          <table:table-cell table:style-name="ce270" office:value-type="string" calcext:value-type="string">
            <text:p>Стопа у секунди ({0})</text:p>
          </table:table-cell>
          <table:table-cell table:style-name="ce289" office:value-type="string" calcext:value-type="string">
            <text:p>秒速/ft ({0})</text:p>
          </table:table-cell>
          <table:table-cell table:style-name="ce297" office:value-type="string" calcext:value-type="string">
            <text:p>Стапки во секунда</text:p>
          </table:table-cell>
          <table:table-cell table:style-name="ce305" office:value-type="string" calcext:value-type="string">
            <text:p>قدم في الثانية ({0})</text:p>
          </table:table-cell>
          <table:table-cell table:style-name="ce309" office:value-type="string" calcext:value-type="string">
            <text:p>پا بر ثانیه ({0})</text:p>
          </table:table-cell>
          <table:table-cell table:style-name="ce312" office:value-type="string" calcext:value-type="string">
            <text:p>Фута в секунда ({0})</text:p>
          </table:table-cell>
          <table:table-cell table:style-name="ce315" table:number-columns-repeated="993"/>
          <table:table-cell/>
        </table:table-row>
        <table:table-row table:style-name="ro10">
          <table:table-cell table:style-name="ce49" office:value-type="string" calcext:value-type="string">
            <text:p>dlgPreferences_Speed_MilesPerHour</text:p>
          </table:table-cell>
          <table:table-cell table:style-name="ce53"/>
          <table:table-cell table:style-name="ce56" office:value-type="string" calcext:value-type="string">
            <text:p>Miles per hour ({0})</text:p>
          </table:table-cell>
          <table:table-cell table:style-name="ce64" office:value-type="string" calcext:value-type="string">
            <text:p>Miles / heure ({0})</text:p>
          </table:table-cell>
          <table:table-cell table:style-name="ce85"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4" office:value-type="string" calcext:value-type="string">
            <text:p>Milhas por hora ({0})</text:p>
          </table:table-cell>
          <table:table-cell table:style-name="ce125"/>
          <table:table-cell table:style-name="ce135" office:value-type="string" calcext:value-type="string">
            <text:p>Miglia all'ora ({0})</text:p>
          </table:table-cell>
          <table:table-cell table:style-name="ce143" office:value-type="string" calcext:value-type="string">
            <text:p>Mile (1609 m) pe oră ({0})</text:p>
          </table:table-cell>
          <table:table-cell table:style-name="ce152" office:value-type="string" calcext:value-type="string">
            <text:p>Mailia tunnissa ({0})</text:p>
          </table:table-cell>
          <table:table-cell table:style-name="ce160" office:value-type="string" calcext:value-type="string">
            <text:p>Miles per sekund ({0})</text:p>
          </table:table-cell>
          <table:table-cell table:style-name="ce167" office:value-type="string" calcext:value-type="string">
            <text:p>英里/小时 ({0})</text:p>
          </table:table-cell>
          <table:table-cell table:style-name="ce182" office:value-type="string" calcext:value-type="string">
            <text:p>Mil bölü saat ({0})</text:p>
          </table:table-cell>
          <table:table-cell table:style-name="ce192" office:value-type="string" calcext:value-type="string">
            <text:p>Μίλια ανά δευτερόλεπτο ({0})</text:p>
          </table:table-cell>
          <table:table-cell table:style-name="ce203" office:value-type="string" calcext:value-type="string">
            <text:p>Milių per valandą ({0})</text:p>
          </table:table-cell>
          <table:table-cell table:style-name="ce206" office:value-type="string" calcext:value-type="string">
            <text:p>Eng.mil/timme ({0})</text:p>
          </table:table-cell>
          <table:table-cell table:style-name="ce214" office:value-type="string" calcext:value-type="string">
            <text:p>Miles i timen ({0})</text:p>
          </table:table-cell>
          <table:table-cell table:style-name="ce224" office:value-type="string" calcext:value-type="string">
            <text:p>Míle za hodinu ({0})</text:p>
          </table:table-cell>
          <table:table-cell table:style-name="ce231" office:value-type="string" calcext:value-type="string">
            <text:p><text:span text:style-name="T4">시간당</text:span><text:span text:style-name="T5"> </text:span><text:span text:style-name="T6">마일</text:span><text:span text:style-name="T5">({0})</text:span></text:p>
          </table:table-cell>
          <table:table-cell table:style-name="ce243" office:value-type="string" calcext:value-type="string">
            <text:p>Миль в час ({0})</text:p>
          </table:table-cell>
          <table:table-cell table:style-name="ce246" office:value-type="string" calcext:value-type="string">
            <text:p>Milles per hora ({0})</text:p>
          </table:table-cell>
          <table:table-cell table:style-name="ce257" office:value-type="string" calcext:value-type="string">
            <text:p>Milja na sat ({0})</text:p>
          </table:table-cell>
          <table:table-cell table:style-name="ce270" office:value-type="string" calcext:value-type="string">
            <text:p>Миља на сат ({0})</text:p>
          </table:table-cell>
          <table:table-cell table:style-name="ce289" office:value-type="string" calcext:value-type="string">
            <text:p>時速/miles ({0})</text:p>
          </table:table-cell>
          <table:table-cell table:style-name="ce297" office:value-type="string" calcext:value-type="string">
            <text:p>Милји во секунда</text:p>
          </table:table-cell>
          <table:table-cell table:style-name="ce305" office:value-type="string" calcext:value-type="string">
            <text:p>ميل في الساعة ({0})</text:p>
          </table:table-cell>
          <table:table-cell table:style-name="ce309" office:value-type="string" calcext:value-type="string">
            <text:p>مایل بر ساعت ({0})</text:p>
          </table:table-cell>
          <table:table-cell table:style-name="ce312" office:value-type="string" calcext:value-type="string">
            <text:p>Мили в час ({0})</text:p>
          </table:table-cell>
          <table:table-cell table:style-name="ce315" table:number-columns-repeated="993"/>
          <table:table-cell/>
        </table:table-row>
        <table:table-row table:style-name="ro10">
          <table:table-cell table:style-name="ce49" office:value-type="string" calcext:value-type="string">
            <text:p>dlgPreferences_Title</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203" office:value-type="string" calcext:value-type="string">
            <text:p>Parinkty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9" office:value-type="string" calcext:value-type="string">
            <text:p>선호 사항들</text:p>
          </table:table-cell>
          <table:table-cell table:style-name="ce243" office:value-type="string" calcext:value-type="string">
            <text:p>Предпочтение</text:p>
          </table:table-cell>
          <table:table-cell table:style-name="ce246" office:value-type="string" calcext:value-type="string">
            <text:p>Preferències</text:p>
          </table:table-cell>
          <table:table-cell table:style-name="ce257" office:value-type="string" calcext:value-type="string">
            <text:p>Željene opcije</text:p>
          </table:table-cell>
          <table:table-cell table:style-name="ce270" office:value-type="string" calcext:value-type="string">
            <text:p>Жељене опције</text:p>
          </table:table-cell>
          <table:table-cell table:style-name="ce289" office:value-type="string" calcext:value-type="string">
            <text:p>設定</text:p>
          </table:table-cell>
          <table:table-cell table:style-name="ce297" office:value-type="string" calcext:value-type="string">
            <text:p>Параметри</text:p>
          </table:table-cell>
          <table:table-cell table:style-name="ce305" office:value-type="string" calcext:value-type="string">
            <text:p>التفضيلات</text:p>
          </table:table-cell>
          <table:table-cell table:style-name="ce309" office:value-type="string" calcext:value-type="string">
            <text:p>ترجیحات</text:p>
          </table:table-cell>
          <table:table-cell table:style-name="ce312" office:value-type="string" calcext:value-type="string">
            <text:p>Предпочитания</text:p>
          </table:table-cell>
          <table:table-cell table:style-name="ce315" table:number-columns-repeated="993"/>
          <table:table-cell/>
        </table:table-row>
        <table:table-row table:style-name="ro10">
          <table:table-cell table:style-name="ce49" office:value-type="string" calcext:value-type="string">
            <text:p>mnuTimeFormat</text:p>
          </table:table-cell>
          <table:table-cell table:style-name="ce53"/>
          <table:table-cell table:style-name="ce56" office:value-type="string" calcext:value-type="string">
            <text:p>Time</text:p>
          </table:table-cell>
          <table:table-cell table:style-name="ce64" office:value-type="string" calcext:value-type="string">
            <text:p>Temps</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9"/>
          <table:table-cell table:style-name="ce243" office:value-type="string" calcext:value-type="string">
            <text:p>Время</text:p>
          </table:table-cell>
          <table:table-cell table:style-name="ce246" office:value-type="string" calcext:value-type="string">
            <text:p>Temps</text:p>
          </table:table-cell>
          <table:table-cell table:style-name="ce257"/>
          <table:table-cell table:style-name="ce281" office:value-type="string" calcext:value-type="string">
            <text:p>Време</text:p>
          </table:table-cell>
          <table:table-cell table:style-name="ce289"/>
          <table:table-cell table:style-name="ce297"/>
          <table:table-cell table:style-name="ce305" office:value-type="string" calcext:value-type="string">
            <text:p>الزمن</text:p>
          </table:table-cell>
          <table:table-cell table:style-name="ce309" office:value-type="string" calcext:value-type="string">
            <text:p>زمان</text:p>
          </table:table-cell>
          <table:table-cell table:style-name="ce312" office:value-type="string" calcext:value-type="string">
            <text:p>Време</text:p>
          </table:table-cell>
          <table:table-cell table:style-name="ce315" table:number-columns-repeated="993"/>
          <table:table-cell/>
        </table:table-row>
        <table:table-row table:style-name="ro10">
          <table:table-cell table:style-name="ce49" office:value-type="string" calcext:value-type="string">
            <text:p>dlgPreferences_Player_UnitTime</text:p>
          </table:table-cell>
          <table:table-cell table:style-name="ce53"/>
          <table:table-cell table:style-name="ce56" office:value-type="string" calcext:value-type="string">
            <text:p>Time:</text:p>
          </table:table-cell>
          <table:table-cell table:style-name="ce64" office:value-type="string" calcext:value-type="string">
            <text:p>Temps :</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9"/>
          <table:table-cell table:style-name="ce243" office:value-type="string" calcext:value-type="string">
            <text:p>Время:</text:p>
          </table:table-cell>
          <table:table-cell table:style-name="ce246" office:value-type="string" calcext:value-type="string">
            <text:p>Temps:</text:p>
          </table:table-cell>
          <table:table-cell table:style-name="ce257"/>
          <table:table-cell table:style-name="ce281" office:value-type="string" calcext:value-type="string">
            <text:p>Време:</text:p>
          </table:table-cell>
          <table:table-cell table:style-name="ce289"/>
          <table:table-cell table:style-name="ce297"/>
          <table:table-cell table:style-name="ce305" office:value-type="string" calcext:value-type="string">
            <text:p>الزمن:</text:p>
          </table:table-cell>
          <table:table-cell table:style-name="ce309" office:value-type="string" calcext:value-type="string">
            <text:p>زمان:</text:p>
          </table:table-cell>
          <table:table-cell table:style-name="ce312" office:value-type="string" calcext:value-type="string">
            <text:p>Време:</text:p>
          </table:table-cell>
          <table:table-cell table:style-name="ce315" table:number-columns-repeated="993"/>
          <table:table-cell/>
        </table:table-row>
        <table:table-row table:style-name="ro10">
          <table:table-cell table:style-name="ce49" office:value-type="string" calcext:value-type="string">
            <text:p>dlgPreferences_Player_UnitsSpeed</text:p>
          </table:table-cell>
          <table:table-cell table:style-name="ce53"/>
          <table:table-cell table:style-name="ce56" office:value-type="string" calcext:value-type="string">
            <text:p>Speed:</text:p>
          </table:table-cell>
          <table:table-cell table:style-name="ce64" office:value-type="string" calcext:value-type="string">
            <text:p>Vitesse :</text:p>
          </table:table-cell>
          <table:table-cell table:style-name="ce85" office:value-type="string" calcext:value-type="string">
            <text:p>Snelheid :</text:p>
          </table:table-cell>
          <table:table-cell table:style-name="ce91"/>
          <table:table-cell table:style-name="ce103" office:value-type="string" calcext:value-type="string">
            <text:p>Velocidad:</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Скорость:</text:p>
          </table:table-cell>
          <table:table-cell table:style-name="ce246" office:value-type="string" calcext:value-type="string">
            <text:p>Velocitat:</text:p>
          </table:table-cell>
          <table:table-cell table:style-name="ce257"/>
          <table:table-cell table:style-name="ce281" office:value-type="string" calcext:value-type="string">
            <text:p>Брзина:</text:p>
          </table:table-cell>
          <table:table-cell table:style-name="ce289"/>
          <table:table-cell table:style-name="ce297"/>
          <table:table-cell table:style-name="ce305" office:value-type="string" calcext:value-type="string">
            <text:p>السرعة:</text:p>
          </table:table-cell>
          <table:table-cell table:style-name="ce309" office:value-type="string" calcext:value-type="string">
            <text:p>سرعت:</text:p>
          </table:table-cell>
          <table:table-cell table:style-name="ce312" office:value-type="string" calcext:value-type="string">
            <text:p>Скорост:</text:p>
          </table:table-cell>
          <table:table-cell table:style-name="ce315" table:number-columns-repeated="993"/>
          <table:table-cell/>
        </table:table-row>
        <table:table-row table:style-name="ro10">
          <table:table-cell table:style-name="ce49" office:value-type="string" calcext:value-type="string">
            <text:p>dlgPreferences_Player_UnitsAcceleration</text:p>
          </table:table-cell>
          <table:table-cell table:style-name="ce53"/>
          <table:table-cell table:style-name="ce56" office:value-type="string" calcext:value-type="string">
            <text:p>Acceleration:</text:p>
          </table:table-cell>
          <table:table-cell table:style-name="ce64" office:value-type="string" calcext:value-type="string">
            <text:p>Accéleration :</text:p>
          </table:table-cell>
          <table:table-cell table:style-name="ce85" office:value-type="string" calcext:value-type="string">
            <text:p>Versnelling :</text:p>
          </table:table-cell>
          <table:table-cell table:style-name="ce91"/>
          <table:table-cell table:style-name="ce103" office:value-type="string" calcext:value-type="string">
            <text:p>Aceleració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Ускорение:</text:p>
          </table:table-cell>
          <table:table-cell table:style-name="ce246" office:value-type="string" calcext:value-type="string">
            <text:p>Acceleració:</text:p>
          </table:table-cell>
          <table:table-cell table:style-name="ce257"/>
          <table:table-cell table:style-name="ce281" office:value-type="string" calcext:value-type="string">
            <text:p>Убрзање:</text:p>
          </table:table-cell>
          <table:table-cell table:style-name="ce289"/>
          <table:table-cell table:style-name="ce297"/>
          <table:table-cell table:style-name="ce305" office:value-type="string" calcext:value-type="string">
            <text:p>التسارع:</text:p>
          </table:table-cell>
          <table:table-cell table:style-name="ce309" office:value-type="string" calcext:value-type="string">
            <text:p>شتاب:</text:p>
          </table:table-cell>
          <table:table-cell table:style-name="ce312" office:value-type="string" calcext:value-type="string">
            <text:p>Скорост:</text:p>
          </table:table-cell>
          <table:table-cell table:style-name="ce315" table:number-columns-repeated="993"/>
          <table:table-cell/>
        </table:table-row>
        <table:table-row table:style-name="ro10">
          <table:table-cell table:style-name="ce49" office:value-type="string" calcext:value-type="string">
            <text:p>dlgPreferences_Player_UnitsAngle</text:p>
          </table:table-cell>
          <table:table-cell table:style-name="ce53"/>
          <table:table-cell table:style-name="ce56" office:value-type="string" calcext:value-type="string">
            <text:p>Angle:</text:p>
          </table:table-cell>
          <table:table-cell table:style-name="ce64" office:value-type="string" calcext:value-type="string">
            <text:p>Angle :</text:p>
          </table:table-cell>
          <table:table-cell table:style-name="ce85" office:value-type="string" calcext:value-type="string">
            <text:p>Hoek :</text:p>
          </table:table-cell>
          <table:table-cell table:style-name="ce91"/>
          <table:table-cell table:style-name="ce103" office:value-type="string" calcext:value-type="string">
            <text:p>Ángul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Угол:</text:p>
          </table:table-cell>
          <table:table-cell table:style-name="ce246" office:value-type="string" calcext:value-type="string">
            <text:p>Angle:</text:p>
          </table:table-cell>
          <table:table-cell table:style-name="ce257"/>
          <table:table-cell table:style-name="ce281" office:value-type="string" calcext:value-type="string">
            <text:p>Угао:</text:p>
          </table:table-cell>
          <table:table-cell table:style-name="ce289"/>
          <table:table-cell table:style-name="ce297"/>
          <table:table-cell table:style-name="ce305" office:value-type="string" calcext:value-type="string">
            <text:p>الزاوية:</text:p>
          </table:table-cell>
          <table:table-cell table:style-name="ce309" office:value-type="string" calcext:value-type="string">
            <text:p>زاویه:</text:p>
          </table:table-cell>
          <table:table-cell table:style-name="ce312" office:value-type="string" calcext:value-type="string">
            <text:p>Ъгъл:</text:p>
          </table:table-cell>
          <table:table-cell table:style-name="ce315" table:number-columns-repeated="993"/>
          <table:table-cell/>
        </table:table-row>
        <table:table-row table:style-name="ro10">
          <table:table-cell table:style-name="ce49" office:value-type="string" calcext:value-type="string">
            <text:p>dlgPreferences_Player_UnitsAngularVelocity</text:p>
          </table:table-cell>
          <table:table-cell table:style-name="ce53"/>
          <table:table-cell table:style-name="ce56" office:value-type="string" calcext:value-type="string">
            <text:p>Angular velocity:</text:p>
          </table:table-cell>
          <table:table-cell table:style-name="ce64" office:value-type="string" calcext:value-type="string">
            <text:p>Vitesse angulaire :</text:p>
          </table:table-cell>
          <table:table-cell table:style-name="ce85" office:value-type="string" calcext:value-type="string">
            <text:p>Hoeksnelheid :</text:p>
          </table:table-cell>
          <table:table-cell table:style-name="ce91"/>
          <table:table-cell table:style-name="ce103" office:value-type="string" calcext:value-type="string">
            <text:p>Velocidad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Угловая скорость:</text:p>
          </table:table-cell>
          <table:table-cell table:style-name="ce246" office:value-type="string" calcext:value-type="string">
            <text:p>Velocitat angular:</text:p>
          </table:table-cell>
          <table:table-cell table:style-name="ce257"/>
          <table:table-cell table:style-name="ce281" office:value-type="string" calcext:value-type="string">
            <text:p>Угаона брзина:</text:p>
          </table:table-cell>
          <table:table-cell table:style-name="ce289"/>
          <table:table-cell table:style-name="ce297"/>
          <table:table-cell table:style-name="ce305" office:value-type="string" calcext:value-type="string">
            <text:p>السرعة الزاوية:</text:p>
          </table:table-cell>
          <table:table-cell table:style-name="ce309" office:value-type="string" calcext:value-type="string">
            <text:p>تندی زاویه‌ای:</text:p>
          </table:table-cell>
          <table:table-cell table:style-name="ce312" office:value-type="string" calcext:value-type="string">
            <text:p>Ъглова скорост:</text:p>
          </table:table-cell>
          <table:table-cell table:style-name="ce315" table:number-columns-repeated="993"/>
          <table:table-cell/>
        </table:table-row>
        <table:table-row table:style-name="ro10">
          <table:table-cell table:style-name="ce49" office:value-type="string" calcext:value-type="string">
            <text:p>dlgPreferences_Player_UnitsAngularAcceleration</text:p>
          </table:table-cell>
          <table:table-cell table:style-name="ce53"/>
          <table:table-cell table:style-name="ce56" office:value-type="string" calcext:value-type="string">
            <text:p>Angular acceleration:</text:p>
          </table:table-cell>
          <table:table-cell table:style-name="ce64" office:value-type="string" calcext:value-type="string">
            <text:p>Accélération angulaire :</text:p>
          </table:table-cell>
          <table:table-cell table:style-name="ce85" office:value-type="string" calcext:value-type="string">
            <text:p>Hoekversnelling :</text:p>
          </table:table-cell>
          <table:table-cell table:style-name="ce91"/>
          <table:table-cell table:style-name="ce103" office:value-type="string" calcext:value-type="string">
            <text:p>Aceleración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Угловое ускорение:</text:p>
          </table:table-cell>
          <table:table-cell table:style-name="ce109" office:value-type="string" calcext:value-type="string">
            <text:p>Acceleració angular:</text:p>
          </table:table-cell>
          <table:table-cell table:style-name="ce257"/>
          <table:table-cell table:style-name="ce281" office:value-type="string" calcext:value-type="string">
            <text:p>Угао убрзање:</text:p>
          </table:table-cell>
          <table:table-cell table:style-name="ce289"/>
          <table:table-cell table:style-name="ce297"/>
          <table:table-cell table:style-name="ce305" office:value-type="string" calcext:value-type="string">
            <text:p>العجلة الزاوية:</text:p>
          </table:table-cell>
          <table:table-cell table:style-name="ce309" office:value-type="string" calcext:value-type="string">
            <text:p>شتاب زاویه‌ای:</text:p>
          </table:table-cell>
          <table:table-cell table:style-name="ce312" office:value-type="string" calcext:value-type="string">
            <text:p>Ъглово ускорение:</text:p>
          </table:table-cell>
          <table:table-cell table:style-name="ce315" table:number-columns-repeated="993"/>
          <table:table-cell/>
        </table:table-row>
        <table:table-row table:style-name="ro11">
          <table:table-cell table:style-name="ce49" office:value-type="string" calcext:value-type="string">
            <text:p>dlgPreferences_Player_UnitsMetersPerSecondSquared</text:p>
          </table:table-cell>
          <table:table-cell table:style-name="ce53"/>
          <table:table-cell table:style-name="ce59" office:value-type="string" calcext:value-type="string">
            <text:p>Meters per second squared ({0})</text:p>
          </table:table-cell>
          <table:table-cell table:style-name="ce64" office:value-type="string" calcext:value-type="string">
            <text:p>Mètres / seconde carrée ({0})</text:p>
          </table:table-cell>
          <table:table-cell table:style-name="ce85" office:value-type="string" calcext:value-type="string">
            <text:p>Meters per seconde kwadraat ({0})</text:p>
          </table:table-cell>
          <table:table-cell table:style-name="ce91"/>
          <table:table-cell table:style-name="ce103" office:value-type="string" calcext:value-type="string">
            <text:p>Metr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Метров в секунду в квадрате ({0})</text:p>
          </table:table-cell>
          <table:table-cell table:style-name="ce251" office:value-type="string" calcext:value-type="string">
            <text:p>Metres per segon al quadrat ({0})</text:p>
          </table:table-cell>
          <table:table-cell table:style-name="ce257"/>
          <table:table-cell table:style-name="ce282" office:value-type="string" calcext:value-type="string">
            <text:p>Метара у секунди на квадрат ({0})</text:p>
          </table:table-cell>
          <table:table-cell table:style-name="ce289"/>
          <table:table-cell table:style-name="ce297"/>
          <table:table-cell table:style-name="ce305" office:value-type="string" calcext:value-type="string">
            <text:p>متر في الثانية المربعة ({0})</text:p>
          </table:table-cell>
          <table:table-cell table:style-name="ce309" office:value-type="string" calcext:value-type="string">
            <text:p>متر بر مجذور ثانیه ({0})</text:p>
          </table:table-cell>
          <table:table-cell table:style-name="ce312" office:value-type="string" calcext:value-type="string">
            <text:p>Метри в секунди в квадрат ({0})</text:p>
          </table:table-cell>
          <table:table-cell table:style-name="ce315" table:number-columns-repeated="993"/>
          <table:table-cell/>
        </table:table-row>
        <table:table-row table:style-name="ro11">
          <table:table-cell table:style-name="ce49" office:value-type="string" calcext:value-type="string">
            <text:p>dlgPreferences_Player_UnitsFeetPerSecondSquared</text:p>
          </table:table-cell>
          <table:table-cell table:style-name="ce53"/>
          <table:table-cell table:style-name="ce59" office:value-type="string" calcext:value-type="string">
            <text:p>Feet per second squared ({0})</text:p>
          </table:table-cell>
          <table:table-cell table:style-name="ce71" office:value-type="string" calcext:value-type="string">
            <text:p>Pieds / seconde carrée ({0})</text:p>
          </table:table-cell>
          <table:table-cell table:style-name="ce85" office:value-type="string" calcext:value-type="string">
            <text:p>Voet per seconde kwadraat ({0})</text:p>
          </table:table-cell>
          <table:table-cell table:style-name="ce91"/>
          <table:table-cell table:style-name="ce111" office:value-type="string" calcext:value-type="string">
            <text:p>Pi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Футов в секунду в квадрате ({0})</text:p>
          </table:table-cell>
          <table:table-cell table:style-name="ce252" office:value-type="string" calcext:value-type="string">
            <text:p>Peus per segon al quadrat ({0})</text:p>
          </table:table-cell>
          <table:table-cell table:style-name="ce257"/>
          <table:table-cell table:style-name="ce282" office:value-type="string" calcext:value-type="string">
            <text:p>Стопа у секунди на квадрат ({0})</text:p>
          </table:table-cell>
          <table:table-cell table:style-name="ce289"/>
          <table:table-cell table:style-name="ce297"/>
          <table:table-cell table:style-name="ce305" office:value-type="string" calcext:value-type="string">
            <text:p>قدم في الثانية المربعة ({0})</text:p>
          </table:table-cell>
          <table:table-cell table:style-name="ce309" office:value-type="string" calcext:value-type="string">
            <text:p>پا بر مجذور ثانیه ({0})</text:p>
          </table:table-cell>
          <table:table-cell table:style-name="ce312" office:value-type="string" calcext:value-type="string">
            <text:p>Фута в секунда в квадрат ({0})</text:p>
          </table:table-cell>
          <table:table-cell table:style-name="ce315" table:number-columns-repeated="993"/>
          <table:table-cell/>
        </table:table-row>
        <table:table-row table:style-name="ro10">
          <table:table-cell table:style-name="ce49" office:value-type="string" calcext:value-type="string">
            <text:p>dlgPreferences_Player_UnitsDegrees</text:p>
          </table:table-cell>
          <table:table-cell table:style-name="ce53"/>
          <table:table-cell table:style-name="ce59" office:value-type="string" calcext:value-type="string">
            <text:p>Degrees ({0})</text:p>
          </table:table-cell>
          <table:table-cell table:style-name="ce72" office:value-type="string" calcext:value-type="string">
            <text:p>Degrés ({0})</text:p>
          </table:table-cell>
          <table:table-cell table:style-name="ce85" office:value-type="string" calcext:value-type="string">
            <text:p>Graden ({0})</text:p>
          </table:table-cell>
          <table:table-cell table:style-name="ce91"/>
          <table:table-cell table:style-name="ce103" office:value-type="string" calcext:value-type="string">
            <text:p>Grad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Градусы <text:s/>({0})</text:p>
          </table:table-cell>
          <table:table-cell table:style-name="ce246" office:value-type="string" calcext:value-type="string">
            <text:p>Graus ({0})</text:p>
          </table:table-cell>
          <table:table-cell table:style-name="ce257"/>
          <table:table-cell table:style-name="ce282" office:value-type="string" calcext:value-type="string">
            <text:p>Степени ({0})</text:p>
          </table:table-cell>
          <table:table-cell table:style-name="ce289"/>
          <table:table-cell table:style-name="ce297"/>
          <table:table-cell table:style-name="ce305" office:value-type="string" calcext:value-type="string">
            <text:p>درجة <text:s/>({0})</text:p>
          </table:table-cell>
          <table:table-cell table:style-name="ce309" office:value-type="string" calcext:value-type="string">
            <text:p>درجه ({0})</text:p>
          </table:table-cell>
          <table:table-cell table:style-name="ce312" office:value-type="string" calcext:value-type="string">
            <text:p>Градуси ({0})</text:p>
          </table:table-cell>
          <table:table-cell table:style-name="ce315" table:number-columns-repeated="993"/>
          <table:table-cell/>
        </table:table-row>
        <table:table-row table:style-name="ro10">
          <table:table-cell table:style-name="ce49" office:value-type="string" calcext:value-type="string">
            <text:p>dlgPreferences_Player_UnitsRadians</text:p>
          </table:table-cell>
          <table:table-cell table:style-name="ce53"/>
          <table:table-cell table:style-name="ce59" office:value-type="string" calcext:value-type="string">
            <text:p>Radians ({0})</text:p>
          </table:table-cell>
          <table:table-cell table:style-name="ce73" office:value-type="string" calcext:value-type="string">
            <text:p>Radians ({0})</text:p>
          </table:table-cell>
          <table:table-cell table:style-name="ce85" office:value-type="string" calcext:value-type="string">
            <text:p>Radialen ({0})</text:p>
          </table:table-cell>
          <table:table-cell table:style-name="ce91"/>
          <table:table-cell table:style-name="ce103" office:value-type="string" calcext:value-type="string">
            <text:p>Radian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Радианы ({0})</text:p>
          </table:table-cell>
          <table:table-cell table:style-name="ce246" office:value-type="string" calcext:value-type="string">
            <text:p>Radians ({0})</text:p>
          </table:table-cell>
          <table:table-cell table:style-name="ce257"/>
          <table:table-cell table:style-name="ce282" office:value-type="string" calcext:value-type="string">
            <text:p>Радијана ({0})</text:p>
          </table:table-cell>
          <table:table-cell table:style-name="ce289"/>
          <table:table-cell table:style-name="ce297"/>
          <table:table-cell table:style-name="ce305" office:value-type="string" calcext:value-type="string">
            <text:p>راديان ({0})</text:p>
          </table:table-cell>
          <table:table-cell table:style-name="ce309" office:value-type="string" calcext:value-type="string">
            <text:p>رادیان ({0})</text:p>
          </table:table-cell>
          <table:table-cell table:style-name="ce312" office:value-type="string" calcext:value-type="string">
            <text:p>Радиани ({0})</text:p>
          </table:table-cell>
          <table:table-cell table:style-name="ce315" table:number-columns-repeated="993"/>
          <table:table-cell/>
        </table:table-row>
        <table:table-row table:style-name="ro10">
          <table:table-cell table:style-name="ce49" office:value-type="string" calcext:value-type="string">
            <text:p>dlgPreferences_Player_UnitsDegreesPerSecond</text:p>
          </table:table-cell>
          <table:table-cell table:style-name="ce53"/>
          <table:table-cell table:style-name="ce59" office:value-type="string" calcext:value-type="string">
            <text:p>Degrees per second ({0})</text:p>
          </table:table-cell>
          <table:table-cell table:style-name="ce74" office:value-type="string" calcext:value-type="string">
            <text:p>Degrés par seconde ({0})</text:p>
          </table:table-cell>
          <table:table-cell table:style-name="ce85" office:value-type="string" calcext:value-type="string">
            <text:p>Graden per seconde ({0})</text:p>
          </table:table-cell>
          <table:table-cell table:style-name="ce91"/>
          <table:table-cell table:style-name="ce103" office:value-type="string" calcext:value-type="string">
            <text:p>Grado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Градусов в секунду ({0})</text:p>
          </table:table-cell>
          <table:table-cell table:style-name="ce246" office:value-type="string" calcext:value-type="string">
            <text:p>Graus per segon ({0})</text:p>
          </table:table-cell>
          <table:table-cell table:style-name="ce257"/>
          <table:table-cell table:style-name="ce282" office:value-type="string" calcext:value-type="string">
            <text:p>Степени у секунди ({0})</text:p>
          </table:table-cell>
          <table:table-cell table:style-name="ce289"/>
          <table:table-cell table:style-name="ce297"/>
          <table:table-cell table:style-name="ce305" office:value-type="string" calcext:value-type="string">
            <text:p>درجة في الثانية ({0})</text:p>
          </table:table-cell>
          <table:table-cell table:style-name="ce309" office:value-type="string" calcext:value-type="string">
            <text:p>درجه بر ثانیه ({0})</text:p>
          </table:table-cell>
          <table:table-cell table:style-name="ce312" office:value-type="string" calcext:value-type="string">
            <text:p>Градуси в секунда ({0})</text:p>
          </table:table-cell>
          <table:table-cell table:style-name="ce315" table:number-columns-repeated="993"/>
          <table:table-cell/>
        </table:table-row>
        <table:table-row table:style-name="ro10">
          <table:table-cell table:style-name="ce49" office:value-type="string" calcext:value-type="string">
            <text:p>dlgPreferences_Player_UnitsRadiansPerSecond</text:p>
          </table:table-cell>
          <table:table-cell table:style-name="ce53"/>
          <table:table-cell table:style-name="ce59" office:value-type="string" calcext:value-type="string">
            <text:p>Radians per second ({0})</text:p>
          </table:table-cell>
          <table:table-cell table:style-name="ce75" office:value-type="string" calcext:value-type="string">
            <text:p>Radians par seconde ({0})</text:p>
          </table:table-cell>
          <table:table-cell table:style-name="ce85" office:value-type="string" calcext:value-type="string">
            <text:p>Radialen per seconde ({0})</text:p>
          </table:table-cell>
          <table:table-cell table:style-name="ce91"/>
          <table:table-cell table:style-name="ce103" office:value-type="string" calcext:value-type="string">
            <text:p>Radiane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Радианов в секунду ({0})</text:p>
          </table:table-cell>
          <table:table-cell table:style-name="ce246" office:value-type="string" calcext:value-type="string">
            <text:p>Radians per segon ({0})</text:p>
          </table:table-cell>
          <table:table-cell table:style-name="ce257"/>
          <table:table-cell table:style-name="ce282" office:value-type="string" calcext:value-type="string">
            <text:p>Радијана у секунди ({0})</text:p>
          </table:table-cell>
          <table:table-cell table:style-name="ce289"/>
          <table:table-cell table:style-name="ce297"/>
          <table:table-cell table:style-name="ce305" office:value-type="string" calcext:value-type="string">
            <text:p>راديان في الثانية ({0})</text:p>
          </table:table-cell>
          <table:table-cell table:style-name="ce309" office:value-type="string" calcext:value-type="string">
            <text:p>رادیان بر ثانیه ({0})</text:p>
          </table:table-cell>
          <table:table-cell table:style-name="ce312" office:value-type="string" calcext:value-type="string">
            <text:p>Радиани в секунда ({0})</text:p>
          </table:table-cell>
          <table:table-cell table:style-name="ce315" table:number-columns-repeated="993"/>
          <table:table-cell/>
        </table:table-row>
        <table:table-row table:style-name="ro11">
          <table:table-cell table:style-name="ce49" office:value-type="string" calcext:value-type="string">
            <text:p>dlgPreferences_Player_UnitsRevolutionsPerMinute</text:p>
          </table:table-cell>
          <table:table-cell table:style-name="ce53"/>
          <table:table-cell table:style-name="ce59" office:value-type="string" calcext:value-type="string">
            <text:p>Revolutions per minute ({0})</text:p>
          </table:table-cell>
          <table:table-cell table:style-name="ce76" office:value-type="string" calcext:value-type="string">
            <text:p>Révolutions par minute ({0})</text:p>
          </table:table-cell>
          <table:table-cell table:style-name="ce85" office:value-type="string" calcext:value-type="string">
            <text:p>Omwentelingen per minuut ({0})</text:p>
          </table:table-cell>
          <table:table-cell table:style-name="ce91"/>
          <table:table-cell table:style-name="ce103" office:value-type="string" calcext:value-type="string">
            <text:p>Revoluciones por minut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Оборотов в минуту ({0})</text:p>
          </table:table-cell>
          <table:table-cell table:style-name="ce246" office:value-type="string" calcext:value-type="string">
            <text:p>Revolucions per minut ({0})</text:p>
          </table:table-cell>
          <table:table-cell table:style-name="ce257"/>
          <table:table-cell table:style-name="ce282" office:value-type="string" calcext:value-type="string">
            <text:p>Обртаја у минути ({0})</text:p>
          </table:table-cell>
          <table:table-cell table:style-name="ce289"/>
          <table:table-cell table:style-name="ce297"/>
          <table:table-cell table:style-name="ce305" office:value-type="string" calcext:value-type="string">
            <text:p>دورة في الدقيقة ({0})</text:p>
          </table:table-cell>
          <table:table-cell table:style-name="ce309" office:value-type="string" calcext:value-type="string">
            <text:p>دور بر دقیقه ({0})</text:p>
          </table:table-cell>
          <table:table-cell table:style-name="ce312" office:value-type="string" calcext:value-type="string">
            <text:p>Обороти в минута ({0})</text:p>
          </table:table-cell>
          <table:table-cell table:style-name="ce315" table:number-columns-repeated="993"/>
          <table:table-cell/>
        </table:table-row>
        <table:table-row table:style-name="ro11">
          <table:table-cell table:style-name="ce49" office:value-type="string" calcext:value-type="string">
            <text:p>dlgPreferences_Player_UnitsDegreesPerSecondSquared</text:p>
          </table:table-cell>
          <table:table-cell table:style-name="ce53"/>
          <table:table-cell table:style-name="ce59" office:value-type="string" calcext:value-type="string">
            <text:p>Degrees per second squared ({0})</text:p>
          </table:table-cell>
          <table:table-cell table:style-name="ce77" office:value-type="string" calcext:value-type="string">
            <text:p>Degrés / seconde carrée ({0})</text:p>
          </table:table-cell>
          <table:table-cell table:style-name="ce85" office:value-type="string" calcext:value-type="string">
            <text:p>Graden per seconde kwadraat ({0})</text:p>
          </table:table-cell>
          <table:table-cell table:style-name="ce91"/>
          <table:table-cell table:style-name="ce103" office:value-type="string" calcext:value-type="string">
            <text:p>Grad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Градусов в секунду в квадрате ({0})</text:p>
          </table:table-cell>
          <table:table-cell table:style-name="ce246" office:value-type="string" calcext:value-type="string">
            <text:p>Graus per segon al quadrat ({0})</text:p>
          </table:table-cell>
          <table:table-cell table:style-name="ce257"/>
          <table:table-cell table:style-name="ce282" office:value-type="string" calcext:value-type="string">
            <text:p>Степени у секунди на квадрат ({0})</text:p>
          </table:table-cell>
          <table:table-cell table:style-name="ce289"/>
          <table:table-cell table:style-name="ce297"/>
          <table:table-cell table:style-name="ce305" office:value-type="string" calcext:value-type="string">
            <text:p>درجة في الثانية المربعة ({0})</text:p>
          </table:table-cell>
          <table:table-cell table:style-name="ce309" office:value-type="string" calcext:value-type="string">
            <text:p>درجه بر مجذور ثانیه ({0})</text:p>
          </table:table-cell>
          <table:table-cell table:style-name="ce312" office:value-type="string" calcext:value-type="string">
            <text:p>Градуси в секунди в квадрат ({0})</text:p>
          </table:table-cell>
          <table:table-cell table:style-name="ce315" table:number-columns-repeated="993"/>
          <table:table-cell/>
        </table:table-row>
        <table:table-row table:style-name="ro11">
          <table:table-cell table:style-name="ce49" office:value-type="string" calcext:value-type="string">
            <text:p>dlgPreferences_Player_UnitsRadiansPerSecondSquared</text:p>
          </table:table-cell>
          <table:table-cell table:style-name="ce53"/>
          <table:table-cell table:style-name="ce59" office:value-type="string" calcext:value-type="string">
            <text:p>Radians per second squared ({0})</text:p>
          </table:table-cell>
          <table:table-cell table:style-name="ce78" office:value-type="string" calcext:value-type="string">
            <text:p>Radians / seconde carrée ({0})</text:p>
          </table:table-cell>
          <table:table-cell table:style-name="ce85" office:value-type="string" calcext:value-type="string">
            <text:p>Radialen per seconde kwadraat ({0})</text:p>
          </table:table-cell>
          <table:table-cell table:style-name="ce91"/>
          <table:table-cell table:style-name="ce103" office:value-type="string" calcext:value-type="string">
            <text:p>Radian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text:s/>Радианов в секунду в квадрате({0})</text:p>
          </table:table-cell>
          <table:table-cell table:style-name="ce246" office:value-type="string" calcext:value-type="string">
            <text:p>Radians per segon al quadrat ({0})</text:p>
          </table:table-cell>
          <table:table-cell table:style-name="ce257"/>
          <table:table-cell table:style-name="ce282" office:value-type="string" calcext:value-type="string">
            <text:p>Радијана у секунди на квадрат ({0})</text:p>
          </table:table-cell>
          <table:table-cell table:style-name="ce289"/>
          <table:table-cell table:style-name="ce297"/>
          <table:table-cell table:style-name="ce305" office:value-type="string" calcext:value-type="string">
            <text:p>راديان في الثانية المربعة ({0})</text:p>
          </table:table-cell>
          <table:table-cell table:style-name="ce309" office:value-type="string" calcext:value-type="string">
            <text:p>رادیان بر مجذور ثانیه ({0})</text:p>
          </table:table-cell>
          <table:table-cell table:style-name="ce312" office:value-type="string" calcext:value-type="string">
            <text:p>Радиани в секунди в квадрат({0})</text:p>
          </table:table-cell>
          <table:table-cell table:style-name="ce315" table:number-columns-repeated="993"/>
          <table:table-cell/>
        </table:table-row>
        <table:table-row table:style-name="ro11">
          <table:table-cell table:style-name="ce49" office:value-type="string" calcext:value-type="string">
            <text:p>dlgPreferences_Player_UnitsCustom</text:p>
          </table:table-cell>
          <table:table-cell table:style-name="ce53"/>
          <table:table-cell table:style-name="ce60" office:value-type="string" calcext:value-type="string">
            <text:p>Custom length unit :</text:p>
          </table:table-cell>
          <table:table-cell table:style-name="ce79" office:value-type="string" calcext:value-type="string">
            <text:p>Unité de distance personalisée :</text:p>
          </table:table-cell>
          <table:table-cell table:style-name="ce85" office:value-type="string" calcext:value-type="string">
            <text:p>Aangepaste lengte eenheid :</text:p>
          </table:table-cell>
          <table:table-cell table:style-name="ce91"/>
          <table:table-cell table:style-name="ce103" office:value-type="string" calcext:value-type="string">
            <text:p>Unidad de longitud personaliza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ользовательские единицы длины:</text:p>
          </table:table-cell>
          <table:table-cell table:style-name="ce246" office:value-type="string" calcext:value-type="string">
            <text:p>Unitats de distàncies personalitzades:</text:p>
          </table:table-cell>
          <table:table-cell table:style-name="ce257"/>
          <table:table-cell table:style-name="ce281" office:value-type="string" calcext:value-type="string">
            <text:p>Бирана јединица дужине:</text:p>
          </table:table-cell>
          <table:table-cell table:style-name="ce289"/>
          <table:table-cell table:style-name="ce297"/>
          <table:table-cell table:style-name="ce305" office:value-type="string" calcext:value-type="string">
            <text:p>تخصيص وحدة الطول</text:p>
          </table:table-cell>
          <table:table-cell table:style-name="ce309" office:value-type="string" calcext:value-type="string">
            <text:p>واحد طول سفارشی:</text:p>
          </table:table-cell>
          <table:table-cell table:style-name="ce312" office:value-type="string" calcext:value-type="string">
            <text:p>Избор на единици дължина:</text:p>
          </table:table-cell>
          <table:table-cell table:style-name="ce315" table:number-columns-repeated="993"/>
          <table:table-cell/>
        </table:table-row>
        <table:table-row table:style-name="ro10">
          <table:table-cell table:style-name="ce49" office:value-type="string" calcext:value-type="string">
            <text:p>dlgPreferences_Player_Tracking</text:p>
          </table:table-cell>
          <table:table-cell table:style-name="ce53"/>
          <table:table-cell table:style-name="ce56" office:value-type="string" calcext:value-type="string">
            <text:p>Tracking</text:p>
          </table:table-cell>
          <table:table-cell table:style-name="ce64" office:value-type="string" calcext:value-type="string">
            <text:p>Suivi</text:p>
          </table:table-cell>
          <table:table-cell table:style-name="ce85" office:value-type="string" calcext:value-type="string">
            <text:p>Volgen</text:p>
          </table:table-cell>
          <table:table-cell table:style-name="ce91"/>
          <table:table-cell table:style-name="ce103" office:value-type="string" calcext:value-type="string">
            <text:p>Seguimien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Отслеживание</text:p>
          </table:table-cell>
          <table:table-cell table:style-name="ce246" office:value-type="string" calcext:value-type="string">
            <text:p>Seguiment</text:p>
          </table:table-cell>
          <table:table-cell table:style-name="ce257"/>
          <table:table-cell table:style-name="ce281" office:value-type="string" calcext:value-type="string">
            <text:p>Праћење</text:p>
          </table:table-cell>
          <table:table-cell table:style-name="ce289"/>
          <table:table-cell table:style-name="ce297"/>
          <table:table-cell table:style-name="ce305" office:value-type="string" calcext:value-type="string">
            <text:p>تتبع</text:p>
          </table:table-cell>
          <table:table-cell table:style-name="ce309" office:value-type="string" calcext:value-type="string">
            <text:p>ردیابی</text:p>
          </table:table-cell>
          <table:table-cell table:style-name="ce312" office:value-type="string" calcext:value-type="string">
            <text:p>Проследяване</text:p>
          </table:table-cell>
          <table:table-cell table:style-name="ce315" table:number-columns-repeated="993"/>
          <table:table-cell/>
        </table:table-row>
        <table:table-row table:style-name="ro11">
          <table:table-cell table:style-name="ce49" office:value-type="string" calcext:value-type="string">
            <text:p>dlgPreferences_Player_TrackingDescription</text:p>
          </table:table-cell>
          <table:table-cell table:style-name="ce53"/>
          <table:table-cell table:style-name="ce56" office:value-type="string" calcext:value-type="string">
            <text:p>Default tracking parameters</text:p>
          </table:table-cell>
          <table:table-cell table:style-name="ce64" office:value-type="string" calcext:value-type="string">
            <text:p>Paramètres de suivi par défaut</text:p>
          </table:table-cell>
          <table:table-cell table:style-name="ce85" office:value-type="string" calcext:value-type="string">
            <text:p>Standaard traceer parameters</text:p>
          </table:table-cell>
          <table:table-cell table:style-name="ce91"/>
          <table:table-cell table:style-name="ce103" office:value-type="string" calcext:value-type="string">
            <text:p>Parámetros del seguimiento 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араметры отслеживания по умолчанию:</text:p>
          </table:table-cell>
          <table:table-cell table:style-name="ce246" office:value-type="string" calcext:value-type="string">
            <text:p>Paràmetres del seguiment per defecte</text:p>
          </table:table-cell>
          <table:table-cell table:style-name="ce257"/>
          <table:table-cell table:style-name="ce281" office:value-type="string" calcext:value-type="string">
            <text:p>Подразумевана вредност параметара за праћење</text:p>
          </table:table-cell>
          <table:table-cell table:style-name="ce289"/>
          <table:table-cell table:style-name="ce297"/>
          <table:table-cell table:style-name="ce305" office:value-type="string" calcext:value-type="string">
            <text:p>بارامترات التتبع الافتراضية</text:p>
          </table:table-cell>
          <table:table-cell table:style-name="ce309" office:value-type="string" calcext:value-type="string">
            <text:p>پارامترهای ردیابی پیش فرض</text:p>
          </table:table-cell>
          <table:table-cell table:style-name="ce312" office:value-type="string" calcext:value-type="string">
            <text:p>Параметри на проследяване по подразбиране:</text:p>
          </table:table-cell>
          <table:table-cell table:style-name="ce315" table:number-columns-repeated="993"/>
          <table:table-cell/>
        </table:table-row>
        <table:table-row table:style-name="ro10">
          <table:table-cell table:style-name="ce49" office:value-type="string" calcext:value-type="string">
            <text:p>dlgPreferences_Player_TrackingObjectWindow</text:p>
          </table:table-cell>
          <table:table-cell table:style-name="ce53"/>
          <table:table-cell table:style-name="ce56" office:value-type="string" calcext:value-type="string">
            <text:p>Object window:</text:p>
          </table:table-cell>
          <table:table-cell table:style-name="ce80" office:value-type="string" calcext:value-type="string">
            <text:p>Fenêtre de l'objet :</text:p>
          </table:table-cell>
          <table:table-cell table:style-name="ce85" office:value-type="string" calcext:value-type="string">
            <text:p>Voorwerpvenster :</text:p>
          </table:table-cell>
          <table:table-cell table:style-name="ce91"/>
          <table:table-cell table:style-name="ce103" office:value-type="string" calcext:value-type="string">
            <text:p>Ventana de obje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Окно объекта:</text:p>
          </table:table-cell>
          <table:table-cell table:style-name="ce246" office:value-type="string" calcext:value-type="string">
            <text:p>Finestra de l'objecte:</text:p>
          </table:table-cell>
          <table:table-cell table:style-name="ce257"/>
          <table:table-cell table:style-name="ce281" office:value-type="string" calcext:value-type="string">
            <text:p>Прозор објекта:</text:p>
          </table:table-cell>
          <table:table-cell table:style-name="ce289"/>
          <table:table-cell table:style-name="ce297"/>
          <table:table-cell table:style-name="ce305" office:value-type="string" calcext:value-type="string">
            <text:p>اطار الهدف:</text:p>
          </table:table-cell>
          <table:table-cell table:style-name="ce309" office:value-type="string" calcext:value-type="string">
            <text:p>پنجره هدف-شی:</text:p>
          </table:table-cell>
          <table:table-cell table:style-name="ce312" office:value-type="string" calcext:value-type="string">
            <text:p>Прозорец на обекта:</text:p>
          </table:table-cell>
          <table:table-cell table:style-name="ce315" table:number-columns-repeated="993"/>
          <table:table-cell/>
        </table:table-row>
        <table:table-row table:style-name="ro10">
          <table:table-cell table:style-name="ce49" office:value-type="string" calcext:value-type="string">
            <text:p>dlgPreferences_Player_TrackingSearchWindow</text:p>
          </table:table-cell>
          <table:table-cell table:style-name="ce53"/>
          <table:table-cell table:style-name="ce56" office:value-type="string" calcext:value-type="string">
            <text:p>Search window:</text:p>
          </table:table-cell>
          <table:table-cell table:style-name="ce64" office:value-type="string" calcext:value-type="string">
            <text:p>Fenêtre de recherche :</text:p>
          </table:table-cell>
          <table:table-cell table:style-name="ce85" office:value-type="string" calcext:value-type="string">
            <text:p>Zoekvenster :</text:p>
          </table:table-cell>
          <table:table-cell table:style-name="ce91"/>
          <table:table-cell table:style-name="ce103" office:value-type="string" calcext:value-type="string">
            <text:p>Ventana de búsque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Окно поиска:</text:p>
          </table:table-cell>
          <table:table-cell table:style-name="ce246" office:value-type="string" calcext:value-type="string">
            <text:p>Finestra de cerca:</text:p>
          </table:table-cell>
          <table:table-cell table:style-name="ce257"/>
          <table:table-cell table:style-name="ce281" office:value-type="string" calcext:value-type="string">
            <text:p>Прозор претраге:</text:p>
          </table:table-cell>
          <table:table-cell table:style-name="ce289"/>
          <table:table-cell table:style-name="ce297"/>
          <table:table-cell table:style-name="ce305" office:value-type="string" calcext:value-type="string">
            <text:p>اطار البحث:</text:p>
          </table:table-cell>
          <table:table-cell table:style-name="ce309" office:value-type="string" calcext:value-type="string">
            <text:p>پنجره جستوجو:</text:p>
          </table:table-cell>
          <table:table-cell table:style-name="ce312" office:value-type="string" calcext:value-type="string">
            <text:p>Прозорец на търсене:</text:p>
          </table:table-cell>
          <table:table-cell table:style-name="ce315" table:number-columns-repeated="993"/>
          <table:table-cell/>
        </table:table-row>
        <table:table-row table:style-name="ro10">
          <table:table-cell table:style-name="ce49" office:value-type="string" calcext:value-type="string">
            <text:p>dlgPreferences_Player_TrackingPercentage</text:p>
          </table:table-cell>
          <table:table-cell table:style-name="ce53"/>
          <table:table-cell table:style-name="ce56" office:value-type="string" calcext:value-type="string">
            <text:p>Percentage</text:p>
          </table:table-cell>
          <table:table-cell table:style-name="ce64" office:value-type="string" calcext:value-type="string">
            <text:p>Pourcentage</text:p>
          </table:table-cell>
          <table:table-cell table:style-name="ce85" office:value-type="string" calcext:value-type="string">
            <text:p>Percentage</text:p>
          </table:table-cell>
          <table:table-cell table:style-name="ce91"/>
          <table:table-cell table:style-name="ce103" office:value-type="string" calcext:value-type="string">
            <text:p>Porcentaje</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роценты</text:p>
          </table:table-cell>
          <table:table-cell table:style-name="ce246" office:value-type="string" calcext:value-type="string">
            <text:p>Percentatge</text:p>
          </table:table-cell>
          <table:table-cell table:style-name="ce257"/>
          <table:table-cell table:style-name="ce281" office:value-type="string" calcext:value-type="string">
            <text:p>Проценат</text:p>
          </table:table-cell>
          <table:table-cell table:style-name="ce289"/>
          <table:table-cell table:style-name="ce297"/>
          <table:table-cell table:style-name="ce305" office:value-type="string" calcext:value-type="string">
            <text:p>النسبة المئوية</text:p>
          </table:table-cell>
          <table:table-cell table:style-name="ce309" office:value-type="string" calcext:value-type="string">
            <text:p>درصد</text:p>
          </table:table-cell>
          <table:table-cell table:style-name="ce312" office:value-type="string" calcext:value-type="string">
            <text:p>Проценти</text:p>
          </table:table-cell>
          <table:table-cell table:style-name="ce315" table:number-columns-repeated="993"/>
          <table:table-cell/>
        </table:table-row>
        <table:table-row table:style-name="ro10">
          <table:table-cell table:style-name="ce49" office:value-type="string" calcext:value-type="string">
            <text:p>dlgPreferences_Player_TrackingPixels</text:p>
          </table:table-cell>
          <table:table-cell table:style-name="ce53"/>
          <table:table-cell table:style-name="ce56" office:value-type="string" calcext:value-type="string">
            <text:p>Pixels</text:p>
          </table:table-cell>
          <table:table-cell table:style-name="ce64" office:value-type="string" calcext:value-type="string">
            <text:p>Pixels</text:p>
          </table:table-cell>
          <table:table-cell table:style-name="ce85" office:value-type="string" calcext:value-type="string">
            <text:p>Pixels</text:p>
          </table:table-cell>
          <table:table-cell table:style-name="ce91"/>
          <table:table-cell table:style-name="ce103" office:value-type="string" calcext:value-type="string">
            <text:p>Píxel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иксели</text:p>
          </table:table-cell>
          <table:table-cell table:style-name="ce246" office:value-type="string" calcext:value-type="string">
            <text:p>Pixels</text:p>
          </table:table-cell>
          <table:table-cell table:style-name="ce257"/>
          <table:table-cell table:style-name="ce281" office:value-type="string" calcext:value-type="string">
            <text:p>Пиксели</text:p>
          </table:table-cell>
          <table:table-cell table:style-name="ce289"/>
          <table:table-cell table:style-name="ce297"/>
          <table:table-cell table:style-name="ce305" office:value-type="string" calcext:value-type="string">
            <text:p>بكسل</text:p>
          </table:table-cell>
          <table:table-cell table:style-name="ce309" office:value-type="string" calcext:value-type="string">
            <text:p>پیکسل</text:p>
          </table:table-cell>
          <table:table-cell table:style-name="ce312" office:value-type="string" calcext:value-type="string">
            <text:p>Пиксели</text:p>
          </table:table-cell>
          <table:table-cell table:style-name="ce315" table:number-columns-repeated="993"/>
          <table:table-cell/>
        </table:table-row>
        <table:table-row table:style-name="ro10">
          <table:table-cell table:style-name="ce49" office:value-type="string" calcext:value-type="string">
            <text:p>dlgPreferences_Keyboard_lblCategories</text:p>
          </table:table-cell>
          <table:table-cell table:style-name="ce53"/>
          <table:table-cell table:style-name="ce56" office:value-type="string" calcext:value-type="string">
            <text:p>Categories</text:p>
          </table:table-cell>
          <table:table-cell table:style-name="ce64" office:value-type="string" calcext:value-type="string">
            <text:p>Catégories</text:p>
          </table:table-cell>
          <table:table-cell table:style-name="ce85" office:value-type="string" calcext:value-type="string">
            <text:p>Categoriën</text:p>
          </table:table-cell>
          <table:table-cell table:style-name="ce91"/>
          <table:table-cell table:style-name="ce103" office:value-type="string" calcext:value-type="string">
            <text:p>Categorí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Категории</text:p>
          </table:table-cell>
          <table:table-cell table:style-name="ce246" office:value-type="string" calcext:value-type="string">
            <text:p>Categories</text:p>
          </table:table-cell>
          <table:table-cell table:style-name="ce257"/>
          <table:table-cell table:style-name="ce281" office:value-type="string" calcext:value-type="string">
            <text:p>Категорије</text:p>
          </table:table-cell>
          <table:table-cell table:style-name="ce289"/>
          <table:table-cell table:style-name="ce297"/>
          <table:table-cell table:style-name="ce305" office:value-type="string" calcext:value-type="string">
            <text:p>التقسيمات</text:p>
          </table:table-cell>
          <table:table-cell table:style-name="ce309" office:value-type="string" calcext:value-type="string">
            <text:p>دسته بندی‌ها</text:p>
          </table:table-cell>
          <table:table-cell table:style-name="ce312" office:value-type="string" calcext:value-type="string">
            <text:p>Категории</text:p>
          </table:table-cell>
          <table:table-cell table:style-name="ce315" table:number-columns-repeated="993"/>
          <table:table-cell/>
        </table:table-row>
        <table:table-row table:style-name="ro10">
          <table:table-cell table:style-name="ce49" office:value-type="string" calcext:value-type="string">
            <text:p>dlgPreferences_Keyboard_lblCommands</text:p>
          </table:table-cell>
          <table:table-cell table:style-name="ce53"/>
          <table:table-cell table:style-name="ce56" office:value-type="string" calcext:value-type="string">
            <text:p>Commands</text:p>
          </table:table-cell>
          <table:table-cell table:style-name="ce64" office:value-type="string" calcext:value-type="string">
            <text:p>Commandes</text:p>
          </table:table-cell>
          <table:table-cell table:style-name="ce85" office:value-type="string" calcext:value-type="string">
            <text:p>Besturing</text:p>
          </table:table-cell>
          <table:table-cell table:style-name="ce91"/>
          <table:table-cell table:style-name="ce103" office:value-type="string" calcext:value-type="string">
            <text:p>Comando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Команды</text:p>
          </table:table-cell>
          <table:table-cell table:style-name="ce246" office:value-type="string" calcext:value-type="string">
            <text:p>Comandes</text:p>
          </table:table-cell>
          <table:table-cell table:style-name="ce257"/>
          <table:table-cell table:style-name="ce281" office:value-type="string" calcext:value-type="string">
            <text:p>Команде</text:p>
          </table:table-cell>
          <table:table-cell table:style-name="ce289"/>
          <table:table-cell table:style-name="ce297"/>
          <table:table-cell table:style-name="ce305" office:value-type="string" calcext:value-type="string">
            <text:p>الاوامر</text:p>
          </table:table-cell>
          <table:table-cell table:style-name="ce309" office:value-type="string" calcext:value-type="string">
            <text:p>دستورات</text:p>
          </table:table-cell>
          <table:table-cell table:style-name="ce312" office:value-type="string" calcext:value-type="string">
            <text:p>Команди</text:p>
          </table:table-cell>
          <table:table-cell table:style-name="ce315" table:number-columns-repeated="993"/>
          <table:table-cell/>
        </table:table-row>
        <table:table-row table:style-name="ro11">
          <table:table-cell table:style-name="ce49" office:value-type="string" calcext:value-type="string">
            <text:p>dlgPreferences_Keyboard_lblHotkey</text:p>
          </table:table-cell>
          <table:table-cell table:style-name="ce53"/>
          <table:table-cell table:style-name="ce59" office:value-type="string" calcext:value-type="string">
            <text:p>Hotkey for {0}.{1}</text:p>
          </table:table-cell>
          <table:table-cell table:style-name="ce64" office:value-type="string" calcext:value-type="string">
            <text:p>Raccourci pour {0}.{1}</text:p>
          </table:table-cell>
          <table:table-cell table:style-name="ce85" office:value-type="string" calcext:value-type="string">
            <text:p>Sneltoets voor {0}.{1}</text:p>
          </table:table-cell>
          <table:table-cell table:style-name="ce91"/>
          <table:table-cell table:style-name="ce103" office:value-type="string" calcext:value-type="string">
            <text:p>Teclas de acceso directo para {0}.{1}</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Горячие клавиши для {0}.{1}</text:p>
          </table:table-cell>
          <table:table-cell table:style-name="ce246" office:value-type="string" calcext:value-type="string">
            <text:p>Tecla d'accés directe per {0}.{1}</text:p>
          </table:table-cell>
          <table:table-cell table:style-name="ce257"/>
          <table:table-cell table:style-name="ce283" office:value-type="string" calcext:value-type="string">
            <text:p>Скраћеница за {0}.{1}</text:p>
          </table:table-cell>
          <table:table-cell table:style-name="ce289"/>
          <table:table-cell table:style-name="ce297"/>
          <table:table-cell table:style-name="ce305" office:value-type="string" calcext:value-type="string">
            <text:p>مفتاح ساخن {0}.{1}</text:p>
          </table:table-cell>
          <table:table-cell table:style-name="ce309" office:value-type="string" calcext:value-type="string">
            <text:p>کلید میانبر برای {0}.{1}</text:p>
          </table:table-cell>
          <table:table-cell table:style-name="ce312" office:value-type="string" calcext:value-type="string">
            <text:p>Горещи клавиши за {0}.{1}</text:p>
          </table:table-cell>
          <table:table-cell table:style-name="ce315" table:number-columns-repeated="993"/>
          <table:table-cell/>
        </table:table-row>
        <table:table-row table:style-name="ro10">
          <table:table-cell table:style-name="ce49" office:value-type="string" calcext:value-type="string">
            <text:p>dlgPreferences_Keyboard_btnApply</text:p>
          </table:table-cell>
          <table:table-cell table:style-name="ce53"/>
          <table:table-cell table:style-name="ce56" office:value-type="string" calcext:value-type="string">
            <text:p>Apply</text:p>
          </table:table-cell>
          <table:table-cell table:style-name="ce64" office:value-type="string" calcext:value-type="string">
            <text:p>Appliquer</text:p>
          </table:table-cell>
          <table:table-cell table:style-name="ce85" office:value-type="string" calcext:value-type="string">
            <text:p>Toepassen</text:p>
          </table:table-cell>
          <table:table-cell table:style-name="ce91"/>
          <table:table-cell table:style-name="ce103" office:value-type="string" calcext:value-type="string">
            <text:p>Aplic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рименить</text:p>
          </table:table-cell>
          <table:table-cell table:style-name="ce246" office:value-type="string" calcext:value-type="string">
            <text:p>Aplicar</text:p>
          </table:table-cell>
          <table:table-cell table:style-name="ce257"/>
          <table:table-cell table:style-name="ce281" office:value-type="string" calcext:value-type="string">
            <text:p>Примени</text:p>
          </table:table-cell>
          <table:table-cell table:style-name="ce289"/>
          <table:table-cell table:style-name="ce297"/>
          <table:table-cell table:style-name="ce305" office:value-type="string" calcext:value-type="string">
            <text:p>تطبيق</text:p>
          </table:table-cell>
          <table:table-cell table:style-name="ce309" office:value-type="string" calcext:value-type="string">
            <text:p>اعمال</text:p>
          </table:table-cell>
          <table:table-cell table:style-name="ce312" office:value-type="string" calcext:value-type="string">
            <text:p>Приложи</text:p>
          </table:table-cell>
          <table:table-cell table:style-name="ce315" table:number-columns-repeated="993"/>
          <table:table-cell/>
        </table:table-row>
        <table:table-row table:style-name="ro10">
          <table:table-cell table:style-name="ce49" office:value-type="string" calcext:value-type="string">
            <text:p>dlgPreferences_Keyboard_btnClear</text:p>
          </table:table-cell>
          <table:table-cell table:style-name="ce53"/>
          <table:table-cell table:style-name="ce56" office:value-type="string" calcext:value-type="string">
            <text:p>Clear</text:p>
          </table:table-cell>
          <table:table-cell table:style-name="ce64" office:value-type="string" calcext:value-type="string">
            <text:p>Supprimer</text:p>
          </table:table-cell>
          <table:table-cell table:style-name="ce85" office:value-type="string" calcext:value-type="string">
            <text:p>Verwijder</text:p>
          </table:table-cell>
          <table:table-cell table:style-name="ce91"/>
          <table:table-cell table:style-name="ce103" office:value-type="string" calcext:value-type="string">
            <text:p>Limpi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Очистить</text:p>
          </table:table-cell>
          <table:table-cell table:style-name="ce246" office:value-type="string" calcext:value-type="string">
            <text:p>Suprimir</text:p>
          </table:table-cell>
          <table:table-cell table:style-name="ce257"/>
          <table:table-cell table:style-name="ce281" office:value-type="string" calcext:value-type="string">
            <text:p>Избриши</text:p>
          </table:table-cell>
          <table:table-cell table:style-name="ce289"/>
          <table:table-cell table:style-name="ce297"/>
          <table:table-cell table:style-name="ce305" office:value-type="string" calcext:value-type="string">
            <text:p>تنظيف</text:p>
          </table:table-cell>
          <table:table-cell table:style-name="ce309" office:value-type="string" calcext:value-type="string">
            <text:p>پاک کردن</text:p>
          </table:table-cell>
          <table:table-cell table:style-name="ce312" office:value-type="string" calcext:value-type="string">
            <text:p>Изчисти</text:p>
          </table:table-cell>
          <table:table-cell table:style-name="ce315" table:number-columns-repeated="993"/>
          <table:table-cell/>
        </table:table-row>
        <table:table-row table:style-name="ro10">
          <table:table-cell table:style-name="ce49" office:value-type="string" calcext:value-type="string">
            <text:p>dlgPreferences_Keyboard_btnDefault</text:p>
          </table:table-cell>
          <table:table-cell table:style-name="ce53"/>
          <table:table-cell table:style-name="ce56" office:value-type="string" calcext:value-type="string">
            <text:p>Default</text:p>
          </table:table-cell>
          <table:table-cell table:style-name="ce64" office:value-type="string" calcext:value-type="string">
            <text:p>Défaut</text:p>
          </table:table-cell>
          <table:table-cell table:style-name="ce85" office:value-type="string" calcext:value-type="string">
            <text:p>Standaard</text:p>
          </table:table-cell>
          <table:table-cell table:style-name="ce91"/>
          <table:table-cell table:style-name="ce103" office:value-type="string" calcext:value-type="string">
            <text:p>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1"/>
          <table:table-cell table:style-name="ce243" office:value-type="string" calcext:value-type="string">
            <text:p>По умолчанию <text:s/></text:p>
          </table:table-cell>
          <table:table-cell table:style-name="ce246" office:value-type="string" calcext:value-type="string">
            <text:p>Defecte</text:p>
          </table:table-cell>
          <table:table-cell table:style-name="ce257"/>
          <table:table-cell table:style-name="ce281" office:value-type="string" calcext:value-type="string">
            <text:p>Подразумевана вредност</text:p>
          </table:table-cell>
          <table:table-cell table:style-name="ce289"/>
          <table:table-cell table:style-name="ce297"/>
          <table:table-cell table:style-name="ce305" office:value-type="string" calcext:value-type="string">
            <text:p>افتراضي</text:p>
          </table:table-cell>
          <table:table-cell table:style-name="ce309" office:value-type="string" calcext:value-type="string">
            <text:p>پیش فرض</text:p>
          </table:table-cell>
          <table:table-cell table:style-name="ce312" office:value-type="string" calcext:value-type="string">
            <text:p>По подразбиране</text:p>
          </table:table-cell>
          <table:table-cell table:style-name="ce315" table:number-columns-repeated="993"/>
          <table:table-cell/>
        </table:table-row>
        <table:table-row table:style-name="ro17">
          <table:table-cell table:style-name="ce49" office:value-type="string" calcext:value-type="string">
            <text:p>dlgSplash_LoadInfos</text:p>
          </table:table-cell>
          <table:table-cell table:style-name="ce53"/>
          <table:table-cell table:style-name="ce56" office:value-type="string" calcext:value-type="string">
            <text:p>Loading User Interface…</text:p>
          </table:table-cell>
          <table:table-cell table:style-name="ce64" office:value-type="string" calcext:value-type="string">
            <text:p>Chargement de l'Interface Graphique...</text:p>
          </table:table-cell>
          <table:table-cell table:style-name="ce85"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4" office:value-type="string" calcext:value-type="string">
            <text:p>Carregando a Interface de Usuário... </text:p>
          </table:table-cell>
          <table:table-cell table:style-name="ce125" office:value-type="string" calcext:value-type="string">
            <text:p>Wczytywanie interfejsu użytkownika...</text:p>
          </table:table-cell>
          <table:table-cell table:style-name="ce133" office:value-type="string" calcext:value-type="string">
            <text:p>Caricamento Interfaccia Utente... </text:p>
          </table:table-cell>
          <table:table-cell table:style-name="ce141" office:value-type="string" calcext:value-type="string">
            <text:p>Încarc Interfaţa Grafica... </text:p>
          </table:table-cell>
          <table:table-cell table:style-name="ce150" office:value-type="string" calcext:value-type="string">
            <text:p>Ladataan käyttäjäliittymää...</text:p>
          </table:table-cell>
          <table:table-cell table:style-name="ce158" office:value-type="string" calcext:value-type="string">
            <text:p>Laster brukerinstillinger</text:p>
          </table:table-cell>
          <table:table-cell table:style-name="ce167" office:value-type="string" calcext:value-type="string">
            <text:p>载入用户界面...</text:p>
          </table:table-cell>
          <table:table-cell table:style-name="ce175" office:value-type="string" calcext:value-type="string">
            <text:p>Kullanıcı Arayüzünü Yüklüyor...</text:p>
          </table:table-cell>
          <table:table-cell table:style-name="ce185" office:value-type="string" calcext:value-type="string">
            <text:p>Φόρτωση Διεπαφής/Διασύνδεσης Χρήστη</text:p>
          </table:table-cell>
          <table:table-cell table:style-name="ce203" office:value-type="string" calcext:value-type="string">
            <text:p>Įkeliama vartotojo sąsaja...</text:p>
          </table:table-cell>
          <table:table-cell table:style-name="ce206" office:value-type="string" calcext:value-type="string">
            <text:p>Laddar användargränssnitt...</text:p>
          </table:table-cell>
          <table:table-cell table:style-name="ce214" office:value-type="string" calcext:value-type="string">
            <text:p>Indlæser brugergrænseflade…</text:p>
          </table:table-cell>
          <table:table-cell table:style-name="ce224" office:value-type="string" calcext:value-type="string">
            <text:p>Nahrávání uživatelského rozhraní…</text:p>
          </table:table-cell>
          <table:table-cell table:style-name="ce231"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243" office:value-type="string" calcext:value-type="string">
            <text:p>Загрузить пользовательский интерфейс</text:p>
          </table:table-cell>
          <table:table-cell table:style-name="ce246" office:value-type="string" calcext:value-type="string">
            <text:p>Carregant l'interfície d'usuari</text:p>
          </table:table-cell>
          <table:table-cell table:style-name="ce257" office:value-type="string" calcext:value-type="string">
            <text:p>Učitavanje korisničkog interfejsa...</text:p>
          </table:table-cell>
          <table:table-cell table:style-name="ce270" office:value-type="string" calcext:value-type="string">
            <text:p>Учитавање корисничког интерфејса...</text:p>
          </table:table-cell>
          <table:table-cell table:style-name="ce289" office:value-type="string" calcext:value-type="string">
            <text:p>ユーザーインターフェースのロード中<text:span text:style-name="T10">…</text:span></text:p>
          </table:table-cell>
          <table:table-cell table:style-name="ce297" office:value-type="string" calcext:value-type="string">
            <text:p>Вчитување на корисничкиот интерфејс...</text:p>
          </table:table-cell>
          <table:table-cell table:style-name="ce305" office:value-type="string" calcext:value-type="string">
            <text:p>تحميل واجهة المستخدم ...</text:p>
          </table:table-cell>
          <table:table-cell table:style-name="ce309" office:value-type="string" calcext:value-type="string">
            <text:p>بارگیری رابط کاربری ...</text:p>
          </table:table-cell>
          <table:table-cell table:style-name="ce312" office:value-type="string" calcext:value-type="string">
            <text:p>Зареди потребителски интерфейс</text:p>
          </table:table-cell>
          <table:table-cell table:style-name="ce315" table:number-columns-repeated="993"/>
          <table:table-cell/>
        </table:table-row>
        <table:table-row table:style-name="ro10">
          <table:table-cell table:style-name="ce49" office:value-type="string" calcext:value-type="string">
            <text:p>Generic_Cancel</text:p>
          </table:table-cell>
          <table:table-cell table:style-name="ce53"/>
          <table:table-cell table:style-name="ce56" office:value-type="string" calcext:value-type="string">
            <text:p>Cancel</text:p>
          </table:table-cell>
          <table:table-cell table:style-name="ce64" office:value-type="string" calcext:value-type="string">
            <text:p>Annuler</text:p>
          </table:table-cell>
          <table:table-cell table:style-name="ce85"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5" office:value-type="string" calcext:value-type="string">
            <text:p>Cancelar</text:p>
          </table:table-cell>
          <table:table-cell table:style-name="ce125" office:value-type="string" calcext:value-type="string">
            <text:p>Anuluj</text:p>
          </table:table-cell>
          <table:table-cell table:style-name="ce133" office:value-type="string" calcext:value-type="string">
            <text:p>Annulla</text:p>
          </table:table-cell>
          <table:table-cell table:style-name="ce141" office:value-type="string" calcext:value-type="string">
            <text:p>Anulează</text:p>
          </table:table-cell>
          <table:table-cell table:style-name="ce150" office:value-type="string" calcext:value-type="string">
            <text:p>Peruuta</text:p>
          </table:table-cell>
          <table:table-cell table:style-name="ce158" office:value-type="string" calcext:value-type="string">
            <text:p>Avbryt</text:p>
          </table:table-cell>
          <table:table-cell table:style-name="ce167" office:value-type="string" calcext:value-type="string">
            <text:p>取消</text:p>
          </table:table-cell>
          <table:table-cell table:style-name="ce175" office:value-type="string" calcext:value-type="string">
            <text:p>İptal Et</text:p>
          </table:table-cell>
          <table:table-cell table:style-name="ce185" office:value-type="string" calcext:value-type="string">
            <text:p>Άκυρο</text:p>
          </table:table-cell>
          <table:table-cell table:style-name="ce203" office:value-type="string" calcext:value-type="string">
            <text:p>Anuliuoti</text:p>
          </table:table-cell>
          <table:table-cell table:style-name="ce206" office:value-type="string" calcext:value-type="string">
            <text:p>Ångra</text:p>
          </table:table-cell>
          <table:table-cell table:style-name="ce214" office:value-type="string" calcext:value-type="string">
            <text:p>Afbryd</text:p>
          </table:table-cell>
          <table:table-cell table:style-name="ce224" office:value-type="string" calcext:value-type="string">
            <text:p>Zrušit</text:p>
          </table:table-cell>
          <table:table-cell table:style-name="ce232" office:value-type="string" calcext:value-type="string">
            <text:p>최소</text:p>
          </table:table-cell>
          <table:table-cell table:style-name="ce243" office:value-type="string" calcext:value-type="string">
            <text:p>Отмена</text:p>
          </table:table-cell>
          <table:table-cell table:style-name="ce246" office:value-type="string" calcext:value-type="string">
            <text:p>Cancel·lar</text:p>
          </table:table-cell>
          <table:table-cell table:style-name="ce259" office:value-type="string" calcext:value-type="string">
            <text:p>Otkaži</text:p>
          </table:table-cell>
          <table:table-cell table:style-name="ce273" office:value-type="string" calcext:value-type="string">
            <text:p>Откажи</text:p>
          </table:table-cell>
          <table:table-cell table:style-name="ce289" office:value-type="string" calcext:value-type="string">
            <text:p>キャンセル</text:p>
          </table:table-cell>
          <table:table-cell table:style-name="ce297" office:value-type="string" calcext:value-type="string">
            <text:p>Откажи</text:p>
          </table:table-cell>
          <table:table-cell table:style-name="ce305" office:value-type="string" calcext:value-type="string">
            <text:p>الغاء</text:p>
          </table:table-cell>
          <table:table-cell table:style-name="ce309" office:value-type="string" calcext:value-type="string">
            <text:p>لغو</text:p>
          </table:table-cell>
          <table:table-cell table:style-name="ce312" office:value-type="string" calcext:value-type="string">
            <text:p>Отмени</text:p>
          </table:table-cell>
          <table:table-cell table:style-name="ce315" table:number-columns-repeated="993"/>
          <table:table-cell/>
        </table:table-row>
        <table:table-row table:style-name="ro10">
          <table:table-cell table:style-name="ce49" office:value-type="string" calcext:value-type="string">
            <text:p>Generic_Quit</text:p>
          </table:table-cell>
          <table:table-cell table:style-name="ce53"/>
          <table:table-cell table:style-name="ce56" office:value-type="string" calcext:value-type="string">
            <text:p>Quit</text:p>
          </table:table-cell>
          <table:table-cell table:style-name="ce64" office:value-type="string" calcext:value-type="string">
            <text:p>Quitter</text:p>
          </table:table-cell>
          <table:table-cell table:style-name="ce85"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5" office:value-type="string" calcext:value-type="string">
            <text:p>Sair</text:p>
          </table:table-cell>
          <table:table-cell table:style-name="ce125" office:value-type="string" calcext:value-type="string">
            <text:p>Wyjdź</text:p>
          </table:table-cell>
          <table:table-cell table:style-name="ce133" office:value-type="string" calcext:value-type="string">
            <text:p>Esci</text:p>
          </table:table-cell>
          <table:table-cell table:style-name="ce141" office:value-type="string" calcext:value-type="string">
            <text:p>Renunţ</text:p>
          </table:table-cell>
          <table:table-cell table:style-name="ce150" office:value-type="string" calcext:value-type="string">
            <text:p>Lopeta</text:p>
          </table:table-cell>
          <table:table-cell table:style-name="ce158" office:value-type="string" calcext:value-type="string">
            <text:p>End </text:p>
          </table:table-cell>
          <table:table-cell table:style-name="ce167" office:value-type="string" calcext:value-type="string">
            <text:p>退出</text:p>
          </table:table-cell>
          <table:table-cell table:style-name="ce175" office:value-type="string" calcext:value-type="string">
            <text:p>Çık</text:p>
          </table:table-cell>
          <table:table-cell table:style-name="ce185" office:value-type="string" calcext:value-type="string">
            <text:p>Παραίτηση</text:p>
          </table:table-cell>
          <table:table-cell table:style-name="ce196" office:value-type="string" calcext:value-type="string">
            <text:p>Baigti</text:p>
          </table:table-cell>
          <table:table-cell table:style-name="ce206" office:value-type="string" calcext:value-type="string">
            <text:p>Avsluta</text:p>
          </table:table-cell>
          <table:table-cell table:style-name="ce214" office:value-type="string" calcext:value-type="string">
            <text:p>Afslut</text:p>
          </table:table-cell>
          <table:table-cell table:style-name="ce224" office:value-type="string" calcext:value-type="string">
            <text:p>Zavřít</text:p>
          </table:table-cell>
          <table:table-cell table:style-name="ce232" office:value-type="string" calcext:value-type="string">
            <text:p>끝내기</text:p>
          </table:table-cell>
          <table:table-cell table:style-name="ce243" office:value-type="string" calcext:value-type="string">
            <text:p>Выйти</text:p>
          </table:table-cell>
          <table:table-cell table:style-name="ce246" office:value-type="string" calcext:value-type="string">
            <text:p>Sortir</text:p>
          </table:table-cell>
          <table:table-cell table:style-name="ce259" office:value-type="string" calcext:value-type="string">
            <text:p>Odustani</text:p>
          </table:table-cell>
          <table:table-cell table:style-name="ce273" office:value-type="string" calcext:value-type="string">
            <text:p>Одустани</text:p>
          </table:table-cell>
          <table:table-cell table:style-name="ce289" office:value-type="string" calcext:value-type="string">
            <text:p>中止</text:p>
          </table:table-cell>
          <table:table-cell table:style-name="ce297" office:value-type="string" calcext:value-type="string">
            <text:p>Напушти</text:p>
          </table:table-cell>
          <table:table-cell table:style-name="ce305" office:value-type="string" calcext:value-type="string">
            <text:p>خروج</text:p>
          </table:table-cell>
          <table:table-cell table:style-name="ce309" office:value-type="string" calcext:value-type="string">
            <text:p>خروج</text:p>
          </table:table-cell>
          <table:table-cell table:style-name="ce312" office:value-type="string" calcext:value-type="string">
            <text:p>Излез</text:p>
          </table:table-cell>
          <table:table-cell table:style-name="ce315" table:number-columns-repeated="993"/>
          <table:table-cell/>
        </table:table-row>
        <table:table-row table:style-name="ro10">
          <table:table-cell table:style-name="ce49" office:value-type="string" calcext:value-type="string">
            <text:p>Generic_Save</text:p>
          </table:table-cell>
          <table:table-cell table:style-name="ce53"/>
          <table:table-cell table:style-name="ce56" office:value-type="string" calcext:value-type="string">
            <text:p>Save</text:p>
          </table:table-cell>
          <table:table-cell table:style-name="ce64" office:value-type="string" calcext:value-type="string">
            <text:p>Enregistrer</text:p>
          </table:table-cell>
          <table:table-cell table:style-name="ce85"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5" office:value-type="string" calcext:value-type="string">
            <text:p>Salvar</text:p>
          </table:table-cell>
          <table:table-cell table:style-name="ce125" office:value-type="string" calcext:value-type="string">
            <text:p>Zapisz</text:p>
          </table:table-cell>
          <table:table-cell table:style-name="ce133" office:value-type="string" calcext:value-type="string">
            <text:p>Salva</text:p>
          </table:table-cell>
          <table:table-cell table:style-name="ce141" office:value-type="string" calcext:value-type="string">
            <text:p>Salvează</text:p>
          </table:table-cell>
          <table:table-cell table:style-name="ce150" office:value-type="string" calcext:value-type="string">
            <text:p>Tallenna</text:p>
          </table:table-cell>
          <table:table-cell table:style-name="ce158" office:value-type="string" calcext:value-type="string">
            <text:p>Lagre</text:p>
          </table:table-cell>
          <table:table-cell table:style-name="ce167" office:value-type="string" calcext:value-type="string">
            <text:p>保存...</text:p>
          </table:table-cell>
          <table:table-cell table:style-name="ce175" office:value-type="string" calcext:value-type="string">
            <text:p>Kaydet</text:p>
          </table:table-cell>
          <table:table-cell table:style-name="ce185" office:value-type="string" calcext:value-type="string">
            <text:p>Αποθήκευση</text:p>
          </table:table-cell>
          <table:table-cell table:style-name="ce196" office:value-type="string" calcext:value-type="string">
            <text:p>Išsaugoti</text:p>
          </table:table-cell>
          <table:table-cell table:style-name="ce206" office:value-type="string" calcext:value-type="string">
            <text:p>Spara</text:p>
          </table:table-cell>
          <table:table-cell table:style-name="ce214" office:value-type="string" calcext:value-type="string">
            <text:p>Gem</text:p>
          </table:table-cell>
          <table:table-cell table:style-name="ce224" office:value-type="string" calcext:value-type="string">
            <text:p>Uložit</text:p>
          </table:table-cell>
          <table:table-cell table:style-name="ce232" office:value-type="string" calcext:value-type="string">
            <text:p>저장</text:p>
          </table:table-cell>
          <table:table-cell table:style-name="ce243" office:value-type="string" calcext:value-type="string">
            <text:p>Сохранить</text:p>
          </table:table-cell>
          <table:table-cell table:style-name="ce246" office:value-type="string" calcext:value-type="string">
            <text:p>Desar</text:p>
          </table:table-cell>
          <table:table-cell table:style-name="ce259" office:value-type="string" calcext:value-type="string">
            <text:p>Sačuvaj</text:p>
          </table:table-cell>
          <table:table-cell table:style-name="ce273" office:value-type="string" calcext:value-type="string">
            <text:p>Сачувај</text:p>
          </table:table-cell>
          <table:table-cell table:style-name="ce289" office:value-type="string" calcext:value-type="string">
            <text:p>保存</text:p>
          </table:table-cell>
          <table:table-cell table:style-name="ce297" office:value-type="string" calcext:value-type="string">
            <text:p>Зачувај</text:p>
          </table:table-cell>
          <table:table-cell table:style-name="ce305" office:value-type="string" calcext:value-type="string">
            <text:p>حفظ</text:p>
          </table:table-cell>
          <table:table-cell table:style-name="ce309" office:value-type="string" calcext:value-type="string">
            <text:p>ذخیره</text:p>
          </table:table-cell>
          <table:table-cell table:style-name="ce312" office:value-type="string" calcext:value-type="string">
            <text:p>Съхрани</text:p>
          </table:table-cell>
          <table:table-cell table:style-name="ce315" table:number-columns-repeated="993"/>
          <table:table-cell/>
        </table:table-row>
        <table:table-row table:style-name="ro18">
          <table:table-cell table:style-name="ce49" office:value-type="string" calcext:value-type="string">
            <text:p>mnuAbout</text:p>
          </table:table-cell>
          <table:table-cell table:style-name="ce53"/>
          <table:table-cell table:style-name="ce56" office:value-type="string" calcext:value-type="string">
            <text:p>About Kinovea…</text:p>
          </table:table-cell>
          <table:table-cell table:style-name="ce64" office:value-type="string" calcext:value-type="string">
            <text:p>À Propos de Kinovea…</text:p>
          </table:table-cell>
          <table:table-cell table:style-name="ce85"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5" office:value-type="string" calcext:value-type="string">
            <text:p>Sobre o Kinovea...</text:p>
          </table:table-cell>
          <table:table-cell table:style-name="ce125" office:value-type="string" calcext:value-type="string">
            <text:p>O Kinovea</text:p>
          </table:table-cell>
          <table:table-cell table:style-name="ce133" office:value-type="string" calcext:value-type="string">
            <text:p>Riguardo Kinovea...</text:p>
          </table:table-cell>
          <table:table-cell table:style-name="ce141" office:value-type="string" calcext:value-type="string">
            <text:p>Despre Kinovea...</text:p>
          </table:table-cell>
          <table:table-cell table:style-name="ce150" office:value-type="string" calcext:value-type="string">
            <text:p>Kinoveasta...</text:p>
          </table:table-cell>
          <table:table-cell table:style-name="ce158" office:value-type="string" calcext:value-type="string">
            <text:p>Om Kinovea...</text:p>
          </table:table-cell>
          <table:table-cell table:style-name="ce167" office:value-type="string" calcext:value-type="string">
            <text:p>关于本软件...</text:p>
          </table:table-cell>
          <table:table-cell table:style-name="ce175" office:value-type="string" calcext:value-type="string">
            <text:p>Kinovea Hakkında...</text:p>
          </table:table-cell>
          <table:table-cell table:style-name="ce185" office:value-type="string" calcext:value-type="string">
            <text:p>Περί του Kinovea…</text:p>
          </table:table-cell>
          <table:table-cell table:style-name="ce196" office:value-type="string" calcext:value-type="string">
            <text:p>Apie Kinovea...</text:p>
          </table:table-cell>
          <table:table-cell table:style-name="ce206" office:value-type="string" calcext:value-type="string">
            <text:p>Om Kinovea...</text:p>
          </table:table-cell>
          <table:table-cell table:style-name="ce214" office:value-type="string" calcext:value-type="string">
            <text:p>Om Kinovea</text:p>
          </table:table-cell>
          <table:table-cell table:style-name="ce224" office:value-type="string" calcext:value-type="string">
            <text:p>O Kinovea</text:p>
          </table:table-cell>
          <table:table-cell table:style-name="ce232" office:value-type="string" calcext:value-type="string">
            <text:p>Kinovea에 대해서…</text:p>
          </table:table-cell>
          <table:table-cell table:style-name="ce243" office:value-type="string" calcext:value-type="string">
            <text:p>О программе Kinovea…</text:p>
          </table:table-cell>
          <table:table-cell table:style-name="ce246" office:value-type="string" calcext:value-type="string">
            <text:p>Sobre el Kinovea</text:p>
          </table:table-cell>
          <table:table-cell table:style-name="ce259" office:value-type="string" calcext:value-type="string">
            <text:p>O Kinovea ...</text:p>
          </table:table-cell>
          <table:table-cell table:style-name="ce273" office:value-type="string" calcext:value-type="string">
            <text:p>O Kinovea ...</text:p>
          </table:table-cell>
          <table:table-cell table:style-name="ce289" office:value-type="string" calcext:value-type="string">
            <text:p>Kinoveaについて<text:span text:style-name="T10">…</text:span></text:p>
          </table:table-cell>
          <table:table-cell table:style-name="ce297" office:value-type="string" calcext:value-type="string">
            <text:p>За Киновеа</text:p>
          </table:table-cell>
          <table:table-cell table:style-name="ce305" office:value-type="string" calcext:value-type="string">
            <text:p>حول كينوفيا ...</text:p>
          </table:table-cell>
          <table:table-cell table:style-name="ce309" office:value-type="string" calcext:value-type="string">
            <text:p>درباره کینوویا ...</text:p>
          </table:table-cell>
          <table:table-cell table:style-name="ce312" office:value-type="string" calcext:value-type="string">
            <text:p>За Kinovea…</text:p>
          </table:table-cell>
          <table:table-cell table:style-name="ce315" table:number-columns-repeated="993"/>
          <table:table-cell/>
        </table:table-row>
        <table:table-row table:style-name="ro11">
          <table:table-cell table:style-name="ce49" office:value-type="string" calcext:value-type="string">
            <text:p>mnuApplicationFolder</text:p>
          </table:table-cell>
          <table:table-cell table:style-name="ce53"/>
          <table:table-cell table:style-name="ce56" office:value-type="string" calcext:value-type="string">
            <text:p>Open log folder…</text:p>
          </table:table-cell>
          <table:table-cell table:style-name="ce64" office:value-type="string" calcext:value-type="string">
            <text:p>Ouvrir le dossier des logs…</text:p>
          </table:table-cell>
          <table:table-cell table:style-name="ce85"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5" office:value-type="string" calcext:value-type="string">
            <text:p>Abrir pasta de log...</text:p>
          </table:table-cell>
          <table:table-cell table:style-name="ce125"/>
          <table:table-cell table:style-name="ce133" office:value-type="string" calcext:value-type="string">
            <text:p>Apri cartella del Log</text:p>
          </table:table-cell>
          <table:table-cell table:style-name="ce141" office:value-type="string" calcext:value-type="string">
            <text:p>Deschide folderul de loguri...</text:p>
          </table:table-cell>
          <table:table-cell table:style-name="ce150" office:value-type="string" calcext:value-type="string">
            <text:p>Avaa lokitiedosto...</text:p>
          </table:table-cell>
          <table:table-cell table:style-name="ce158" office:value-type="string" calcext:value-type="string">
            <text:p>Åpne logfil</text:p>
          </table:table-cell>
          <table:table-cell table:style-name="ce167" office:value-type="string" calcext:value-type="string">
            <text:p>上传视频分析...</text:p>
          </table:table-cell>
          <table:table-cell table:style-name="ce175" office:value-type="string" calcext:value-type="string">
            <text:p>Log klasörünü aç...</text:p>
          </table:table-cell>
          <table:table-cell table:style-name="ce185" office:value-type="string" calcext:value-type="string">
            <text:p>Άνοιγμα Φακέλου Ημερολογίου…</text:p>
          </table:table-cell>
          <table:table-cell table:style-name="ce196" office:value-type="string" calcext:value-type="string">
            <text:p>Atverti registro aplanką</text:p>
          </table:table-cell>
          <table:table-cell table:style-name="ce206" office:value-type="string" calcext:value-type="string">
            <text:p>Öppna log mapp...</text:p>
          </table:table-cell>
          <table:table-cell table:style-name="ce214" office:value-type="string" calcext:value-type="string">
            <text:p>Åben katalog med logfiler…</text:p>
          </table:table-cell>
          <table:table-cell table:style-name="ce224" office:value-type="string" calcext:value-type="string">
            <text:p>Otovřít log složku….</text:p>
          </table:table-cell>
          <table:table-cell table:style-name="ce232" office:value-type="string" calcext:value-type="string">
            <text:p>로그 폴더 열기…</text:p>
          </table:table-cell>
          <table:table-cell table:style-name="ce243" office:value-type="string" calcext:value-type="string">
            <text:p>Открыть журнал</text:p>
          </table:table-cell>
          <table:table-cell table:style-name="ce246" office:value-type="string" calcext:value-type="string">
            <text:p>Obrir l'arxiu de registres</text:p>
          </table:table-cell>
          <table:table-cell table:style-name="ce259" office:value-type="string" calcext:value-type="string">
            <text:p>Otvori fasciklu evidencija...</text:p>
          </table:table-cell>
          <table:table-cell table:style-name="ce273" office:value-type="string" calcext:value-type="string">
            <text:p>Отвори фасциклу евиденција...</text:p>
          </table:table-cell>
          <table:table-cell table:style-name="ce289" office:value-type="string" calcext:value-type="string">
            <text:p>ログフォルダを開く<text:span text:style-name="T10">…</text:span></text:p>
          </table:table-cell>
          <table:table-cell table:style-name="ce297" office:value-type="string" calcext:value-type="string">
            <text:p>Отвори го дневникот на папки...</text:p>
          </table:table-cell>
          <table:table-cell table:style-name="ce305" office:value-type="string" calcext:value-type="string">
            <text:p>فتح مجلد السجل...</text:p>
          </table:table-cell>
          <table:table-cell table:style-name="ce309" office:value-type="string" calcext:value-type="string">
            <text:p>بازکردن پوشه کارنامه ...</text:p>
          </table:table-cell>
          <table:table-cell table:style-name="ce312" office:value-type="string" calcext:value-type="string">
            <text:p>Папка на приложението</text:p>
          </table:table-cell>
          <table:table-cell table:style-name="ce315" table:number-columns-repeated="993"/>
          <table:table-cell/>
        </table:table-row>
        <table:table-row table:style-name="ro10">
          <table:table-cell table:style-name="ce49" office:value-type="string" calcext:value-type="string">
            <text:p>mnuEdit</text:p>
          </table:table-cell>
          <table:table-cell table:style-name="ce53"/>
          <table:table-cell table:style-name="ce56" office:value-type="string" calcext:value-type="string">
            <text:p>Edit</text:p>
          </table:table-cell>
          <table:table-cell table:style-name="ce64" office:value-type="string" calcext:value-type="string">
            <text:p>Édition</text:p>
          </table:table-cell>
          <table:table-cell table:style-name="ce85"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5" office:value-type="string" calcext:value-type="string">
            <text:p>Editar</text:p>
          </table:table-cell>
          <table:table-cell table:style-name="ce125" office:value-type="string" calcext:value-type="string">
            <text:p>Edytuj</text:p>
          </table:table-cell>
          <table:table-cell table:style-name="ce133" office:value-type="string" calcext:value-type="string">
            <text:p>Modifica</text:p>
          </table:table-cell>
          <table:table-cell table:style-name="ce141" office:value-type="string" calcext:value-type="string">
            <text:p>Editează</text:p>
          </table:table-cell>
          <table:table-cell table:style-name="ce150" office:value-type="string" calcext:value-type="string">
            <text:p>Editoi</text:p>
          </table:table-cell>
          <table:table-cell table:style-name="ce158" office:value-type="string" calcext:value-type="string">
            <text:p>Edit</text:p>
          </table:table-cell>
          <table:table-cell table:style-name="ce167" office:value-type="string" calcext:value-type="string">
            <text:p>编辑</text:p>
          </table:table-cell>
          <table:table-cell table:style-name="ce175" office:value-type="string" calcext:value-type="string">
            <text:p>Düzenle</text:p>
          </table:table-cell>
          <table:table-cell table:style-name="ce185" office:value-type="string" calcext:value-type="string">
            <text:p>Σύνταξη</text:p>
          </table:table-cell>
          <table:table-cell table:style-name="ce203" office:value-type="string" calcext:value-type="string">
            <text:p>Redaguoti</text:p>
          </table:table-cell>
          <table:table-cell table:style-name="ce206" office:value-type="string" calcext:value-type="string">
            <text:p>Redigera</text:p>
          </table:table-cell>
          <table:table-cell table:style-name="ce214" office:value-type="string" calcext:value-type="string">
            <text:p>Editer</text:p>
          </table:table-cell>
          <table:table-cell table:style-name="ce224" office:value-type="string" calcext:value-type="string">
            <text:p>Editovat</text:p>
          </table:table-cell>
          <table:table-cell table:style-name="ce232" office:value-type="string" calcext:value-type="string">
            <text:p>편집</text:p>
          </table:table-cell>
          <table:table-cell table:style-name="ce243" office:value-type="string" calcext:value-type="string">
            <text:p>Редактировать</text:p>
          </table:table-cell>
          <table:table-cell table:style-name="ce246" office:value-type="string" calcext:value-type="string">
            <text:p>Editar</text:p>
          </table:table-cell>
          <table:table-cell table:style-name="ce257" office:value-type="string" calcext:value-type="string">
            <text:p>Izmeni</text:p>
          </table:table-cell>
          <table:table-cell table:style-name="ce270" office:value-type="string" calcext:value-type="string">
            <text:p>Измени</text:p>
          </table:table-cell>
          <table:table-cell table:style-name="ce289" office:value-type="string" calcext:value-type="string">
            <text:p>編集</text:p>
          </table:table-cell>
          <table:table-cell table:style-name="ce297" office:value-type="string" calcext:value-type="string">
            <text:p>Уреди</text:p>
          </table:table-cell>
          <table:table-cell table:style-name="ce305" office:value-type="string" calcext:value-type="string">
            <text:p>تحرير</text:p>
          </table:table-cell>
          <table:table-cell table:style-name="ce309" office:value-type="string" calcext:value-type="string">
            <text:p>ویرایش</text:p>
          </table:table-cell>
          <table:table-cell table:style-name="ce312" office:value-type="string" calcext:value-type="string">
            <text:p>Редактирай</text:p>
          </table:table-cell>
          <table:table-cell table:style-name="ce315" table:number-columns-repeated="993"/>
          <table:table-cell/>
        </table:table-row>
        <table:table-row table:style-name="ro10">
          <table:table-cell table:style-name="ce49" office:value-type="string" calcext:value-type="string">
            <text:p>mnuFile</text:p>
          </table:table-cell>
          <table:table-cell table:style-name="ce53"/>
          <table:table-cell table:style-name="ce56" office:value-type="string" calcext:value-type="string">
            <text:p>File</text:p>
          </table:table-cell>
          <table:table-cell table:style-name="ce64" office:value-type="string" calcext:value-type="string">
            <text:p>Fichier</text:p>
          </table:table-cell>
          <table:table-cell table:style-name="ce85"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5" office:value-type="string" calcext:value-type="string">
            <text:p>Arquivo</text:p>
          </table:table-cell>
          <table:table-cell table:style-name="ce125" office:value-type="string" calcext:value-type="string">
            <text:p>Plik</text:p>
          </table:table-cell>
          <table:table-cell table:style-name="ce132" office:value-type="string" calcext:value-type="string">
            <text:p>File</text:p>
          </table:table-cell>
          <table:table-cell table:style-name="ce141" office:value-type="string" calcext:value-type="string">
            <text:p>Fişier</text:p>
          </table:table-cell>
          <table:table-cell table:style-name="ce150" office:value-type="string" calcext:value-type="string">
            <text:p>Tiedosto</text:p>
          </table:table-cell>
          <table:table-cell table:style-name="ce158" office:value-type="string" calcext:value-type="string">
            <text:p>Fil</text:p>
          </table:table-cell>
          <table:table-cell table:style-name="ce167" office:value-type="string" calcext:value-type="string">
            <text:p>文件</text:p>
          </table:table-cell>
          <table:table-cell table:style-name="ce175" office:value-type="string" calcext:value-type="string">
            <text:p>Dosya</text:p>
          </table:table-cell>
          <table:table-cell table:style-name="ce185" office:value-type="string" calcext:value-type="string">
            <text:p>Αρχείο</text:p>
          </table:table-cell>
          <table:table-cell table:style-name="ce196" office:value-type="string" calcext:value-type="string">
            <text:p>Dokumentai</text:p>
          </table:table-cell>
          <table:table-cell table:style-name="ce206" office:value-type="string" calcext:value-type="string">
            <text:p>Fil</text:p>
          </table:table-cell>
          <table:table-cell table:style-name="ce214" office:value-type="string" calcext:value-type="string">
            <text:p>Filer</text:p>
          </table:table-cell>
          <table:table-cell table:style-name="ce224" office:value-type="string" calcext:value-type="string">
            <text:p>Soubor</text:p>
          </table:table-cell>
          <table:table-cell table:style-name="ce232" office:value-type="string" calcext:value-type="string">
            <text:p>파일</text:p>
          </table:table-cell>
          <table:table-cell table:style-name="ce243" office:value-type="string" calcext:value-type="string">
            <text:p>Файл</text:p>
          </table:table-cell>
          <table:table-cell table:style-name="ce246" office:value-type="string" calcext:value-type="string">
            <text:p>Arxiu</text:p>
          </table:table-cell>
          <table:table-cell table:style-name="ce259" office:value-type="string" calcext:value-type="string">
            <text:p>Datoteka</text:p>
          </table:table-cell>
          <table:table-cell table:style-name="ce273" office:value-type="string" calcext:value-type="string">
            <text:p>Датотека</text:p>
          </table:table-cell>
          <table:table-cell table:style-name="ce289" office:value-type="string" calcext:value-type="string">
            <text:p>ファイル</text:p>
          </table:table-cell>
          <table:table-cell table:style-name="ce297" office:value-type="string" calcext:value-type="string">
            <text:p>Датотека</text:p>
          </table:table-cell>
          <table:table-cell table:style-name="ce305" office:value-type="string" calcext:value-type="string">
            <text:p>ملف</text:p>
          </table:table-cell>
          <table:table-cell table:style-name="ce309" office:value-type="string" calcext:value-type="string">
            <text:p>پرونده</text:p>
          </table:table-cell>
          <table:table-cell table:style-name="ce312" office:value-type="string" calcext:value-type="string">
            <text:p>Файл</text:p>
          </table:table-cell>
          <table:table-cell table:style-name="ce315" table:number-columns-repeated="993"/>
          <table:table-cell/>
        </table:table-row>
        <table:table-row table:style-name="ro10">
          <table:table-cell table:style-name="ce49" office:value-type="string" calcext:value-type="string">
            <text:p>mnuFullScreen</text:p>
          </table:table-cell>
          <table:table-cell table:style-name="ce53"/>
          <table:table-cell table:style-name="ce56" office:value-type="string" calcext:value-type="string">
            <text:p>Full screen</text:p>
          </table:table-cell>
          <table:table-cell table:style-name="ce64" office:value-type="string" calcext:value-type="string">
            <text:p>Plein écran</text:p>
          </table:table-cell>
          <table:table-cell table:style-name="ce85" office:value-type="string" calcext:value-type="string">
            <text:p>Volledig scherm</text:p>
          </table:table-cell>
          <table:table-cell table:style-name="ce91"/>
          <table:table-cell table:style-name="ce103" office:value-type="string" calcext:value-type="string">
            <text:p>Pantalla completa</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office:value-type="string" calcext:value-type="string">
            <text:p>Hel skærm</text:p>
          </table:table-cell>
          <table:table-cell table:style-name="ce224" office:value-type="string" calcext:value-type="string">
            <text:p>Celá obrazovka</text:p>
          </table:table-cell>
          <table:table-cell table:style-name="ce231" office:value-type="string" calcext:value-type="string">
            <text:p><text:span text:style-name="T4">전체</text:span><text:span text:style-name="T5"> </text:span><text:span text:style-name="T6">화면</text:span></text:p>
          </table:table-cell>
          <table:table-cell table:style-name="ce243" office:value-type="string" calcext:value-type="string">
            <text:p>Полный экран</text:p>
          </table:table-cell>
          <table:table-cell table:style-name="ce246" office:value-type="string" calcext:value-type="string">
            <text:p>Pantalla complerta</text:p>
          </table:table-cell>
          <table:table-cell table:style-name="ce259" office:value-type="string" calcext:value-type="string">
            <text:p>Pun ekran</text:p>
          </table:table-cell>
          <table:table-cell table:style-name="ce273" office:value-type="string" calcext:value-type="string">
            <text:p>Цео екран</text:p>
          </table:table-cell>
          <table:table-cell table:style-name="ce289" office:value-type="string" calcext:value-type="string">
            <text:p>全画面</text:p>
          </table:table-cell>
          <table:table-cell table:style-name="ce297" office:value-type="string" calcext:value-type="string">
            <text:p>Цел екран</text:p>
          </table:table-cell>
          <table:table-cell table:style-name="ce305" office:value-type="string" calcext:value-type="string">
            <text:p>شاشة كاملة</text:p>
          </table:table-cell>
          <table:table-cell table:style-name="ce309" office:value-type="string" calcext:value-type="string">
            <text:p>تمام صفحه</text:p>
          </table:table-cell>
          <table:table-cell table:style-name="ce312" office:value-type="string" calcext:value-type="string">
            <text:p>Цял екран</text:p>
          </table:table-cell>
          <table:table-cell table:style-name="ce315" table:number-columns-repeated="993"/>
          <table:table-cell/>
        </table:table-row>
        <table:table-row table:style-name="ro10">
          <table:table-cell table:style-name="ce49" office:value-type="string" calcext:value-type="string">
            <text:p>mnuHelp</text:p>
          </table:table-cell>
          <table:table-cell table:style-name="ce53"/>
          <table:table-cell table:style-name="ce56" office:value-type="string" calcext:value-type="string">
            <text:p>Help</text:p>
          </table:table-cell>
          <table:table-cell table:style-name="ce64" office:value-type="string" calcext:value-type="string">
            <text:p>Aide</text:p>
          </table:table-cell>
          <table:table-cell table:style-name="ce85"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5" office:value-type="string" calcext:value-type="string">
            <text:p>Ajuda</text:p>
          </table:table-cell>
          <table:table-cell table:style-name="ce125" office:value-type="string" calcext:value-type="string">
            <text:p>Pomoc</text:p>
          </table:table-cell>
          <table:table-cell table:style-name="ce132" office:value-type="string" calcext:value-type="string">
            <text:p>Aiuto</text:p>
          </table:table-cell>
          <table:table-cell table:style-name="ce141" office:value-type="string" calcext:value-type="string">
            <text:p>Ajutor</text:p>
          </table:table-cell>
          <table:table-cell table:style-name="ce150" office:value-type="string" calcext:value-type="string">
            <text:p>Apua</text:p>
          </table:table-cell>
          <table:table-cell table:style-name="ce158" office:value-type="string" calcext:value-type="string">
            <text:p>Hjelp</text:p>
          </table:table-cell>
          <table:table-cell table:style-name="ce167" office:value-type="string" calcext:value-type="string">
            <text:p>帮助</text:p>
          </table:table-cell>
          <table:table-cell table:style-name="ce175" office:value-type="string" calcext:value-type="string">
            <text:p>Yardım</text:p>
          </table:table-cell>
          <table:table-cell table:style-name="ce185" office:value-type="string" calcext:value-type="string">
            <text:p>Βοήθεια</text:p>
          </table:table-cell>
          <table:table-cell table:style-name="ce196" office:value-type="string" calcext:value-type="string">
            <text:p>Pagalba</text:p>
          </table:table-cell>
          <table:table-cell table:style-name="ce206" office:value-type="string" calcext:value-type="string">
            <text:p>Hjälp</text:p>
          </table:table-cell>
          <table:table-cell table:style-name="ce214" office:value-type="string" calcext:value-type="string">
            <text:p>Hjælp</text:p>
          </table:table-cell>
          <table:table-cell table:style-name="ce224" office:value-type="string" calcext:value-type="string">
            <text:p>Nápověda</text:p>
          </table:table-cell>
          <table:table-cell table:style-name="ce232" office:value-type="string" calcext:value-type="string">
            <text:p>도움말</text:p>
          </table:table-cell>
          <table:table-cell table:style-name="ce243" office:value-type="string" calcext:value-type="string">
            <text:p>Помощь</text:p>
          </table:table-cell>
          <table:table-cell table:style-name="ce246" office:value-type="string" calcext:value-type="string">
            <text:p>Ajuda</text:p>
          </table:table-cell>
          <table:table-cell table:style-name="ce259" office:value-type="string" calcext:value-type="string">
            <text:p>Pomoć</text:p>
          </table:table-cell>
          <table:table-cell table:style-name="ce273" office:value-type="string" calcext:value-type="string">
            <text:p>Помоћ</text:p>
          </table:table-cell>
          <table:table-cell table:style-name="ce289" office:value-type="string" calcext:value-type="string">
            <text:p>ヘルプ</text:p>
          </table:table-cell>
          <table:table-cell table:style-name="ce297" office:value-type="string" calcext:value-type="string">
            <text:p>Помош</text:p>
          </table:table-cell>
          <table:table-cell table:style-name="ce305" office:value-type="string" calcext:value-type="string">
            <text:p>مساعدة</text:p>
          </table:table-cell>
          <table:table-cell table:style-name="ce309" office:value-type="string" calcext:value-type="string">
            <text:p>راهنمایی </text:p>
          </table:table-cell>
          <table:table-cell table:style-name="ce312" office:value-type="string" calcext:value-type="string">
            <text:p>Помощ</text:p>
          </table:table-cell>
          <table:table-cell table:style-name="ce315" table:number-columns-repeated="993"/>
          <table:table-cell/>
        </table:table-row>
        <table:table-row table:style-name="ro11">
          <table:table-cell table:style-name="ce49" office:value-type="string" calcext:value-type="string">
            <text:p>mnuHelpContents</text:p>
          </table:table-cell>
          <table:table-cell table:style-name="ce53"/>
          <table:table-cell table:style-name="ce56" office:value-type="string" calcext:value-type="string">
            <text:p>Kinovea Help...</text:p>
          </table:table-cell>
          <table:table-cell table:style-name="ce64" office:value-type="string" calcext:value-type="string">
            <text:p>Aide de Kinovea…</text:p>
          </table:table-cell>
          <table:table-cell table:style-name="ce85"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5" office:value-type="string" calcext:value-type="string">
            <text:p>Ajuda do Kinovea...</text:p>
          </table:table-cell>
          <table:table-cell table:style-name="ce125" office:value-type="string" calcext:value-type="string">
            <text:p>Kinovea - pomoc</text:p>
          </table:table-cell>
          <table:table-cell table:style-name="ce133" office:value-type="string" calcext:value-type="string">
            <text:p>Aiuto di Kinovea ...</text:p>
          </table:table-cell>
          <table:table-cell table:style-name="ce141" office:value-type="string" calcext:value-type="string">
            <text:p>Ajutor Kinovea …</text:p>
          </table:table-cell>
          <table:table-cell table:style-name="ce150" office:value-type="string" calcext:value-type="string">
            <text:p>Kinovean apu...</text:p>
          </table:table-cell>
          <table:table-cell table:style-name="ce158" office:value-type="string" calcext:value-type="string">
            <text:p>Kinovea hjelp</text:p>
          </table:table-cell>
          <table:table-cell table:style-name="ce167" office:value-type="string" calcext:value-type="string">
            <text:p>帮助...</text:p>
          </table:table-cell>
          <table:table-cell table:style-name="ce175" office:value-type="string" calcext:value-type="string">
            <text:p>Kinovea Yardımı...</text:p>
          </table:table-cell>
          <table:table-cell table:style-name="ce185" office:value-type="string" calcext:value-type="string">
            <text:p>Βοήθεια Kinovea…</text:p>
          </table:table-cell>
          <table:table-cell table:style-name="ce196" office:value-type="string" calcext:value-type="string">
            <text:p>Kinovea pagalba...</text:p>
          </table:table-cell>
          <table:table-cell table:style-name="ce206" office:value-type="string" calcext:value-type="string">
            <text:p>Kinovea hjälp...</text:p>
          </table:table-cell>
          <table:table-cell table:style-name="ce214" office:value-type="string" calcext:value-type="string">
            <text:p>Kinovea Hjælp…</text:p>
          </table:table-cell>
          <table:table-cell table:style-name="ce224" office:value-type="string" calcext:value-type="string">
            <text:p>Nápověda Kinovea…</text:p>
          </table:table-cell>
          <table:table-cell table:style-name="ce232" office:value-type="string" calcext:value-type="string">
            <text:p>Kinovea 도움말…</text:p>
          </table:table-cell>
          <table:table-cell table:style-name="ce243" office:value-type="string" calcext:value-type="string">
            <text:p>Помощь по программе Kinovea </text:p>
          </table:table-cell>
          <table:table-cell table:style-name="ce246" office:value-type="string" calcext:value-type="string">
            <text:p>Ajuda del Kinovea</text:p>
          </table:table-cell>
          <table:table-cell table:style-name="ce259" office:value-type="string" calcext:value-type="string">
            <text:p>Kinovea pomoć ...</text:p>
          </table:table-cell>
          <table:table-cell table:style-name="ce273" office:value-type="string" calcext:value-type="string">
            <text:p>Kinovea помоћ...</text:p>
          </table:table-cell>
          <table:table-cell table:style-name="ce289" office:value-type="string" calcext:value-type="string">
            <text:p>Kinovea ヘルプ</text:p>
          </table:table-cell>
          <table:table-cell table:style-name="ce297" office:value-type="string" calcext:value-type="string">
            <text:p>Киновеа Помош</text:p>
          </table:table-cell>
          <table:table-cell table:style-name="ce307" office:value-type="string" calcext:value-type="string">
            <text:p>مساعدة كينوفيا…</text:p>
          </table:table-cell>
          <table:table-cell table:style-name="ce309" office:value-type="string" calcext:value-type="string">
            <text:p>راهنمایی کینوویا ...</text:p>
          </table:table-cell>
          <table:table-cell table:style-name="ce312" office:value-type="string" calcext:value-type="string">
            <text:p>Помощ за програмата Kinovea </text:p>
          </table:table-cell>
          <table:table-cell table:style-name="ce315" table:number-columns-repeated="993"/>
          <table:table-cell/>
        </table:table-row>
        <table:table-row table:style-name="ro10">
          <table:table-cell table:style-name="ce49" office:value-type="string" calcext:value-type="string">
            <text:p>mnuHistory</text:p>
          </table:table-cell>
          <table:table-cell table:style-name="ce53"/>
          <table:table-cell table:style-name="ce56" office:value-type="string" calcext:value-type="string">
            <text:p>Recent</text:p>
          </table:table-cell>
          <table:table-cell table:style-name="ce64" office:value-type="string" calcext:value-type="string">
            <text:p>Récents</text:p>
          </table:table-cell>
          <table:table-cell table:style-name="ce85"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5" office:value-type="string" calcext:value-type="string">
            <text:p>Recentes</text:p>
          </table:table-cell>
          <table:table-cell table:style-name="ce125" office:value-type="string" calcext:value-type="string">
            <text:p>Ostatnie</text:p>
          </table:table-cell>
          <table:table-cell table:style-name="ce132" office:value-type="string" calcext:value-type="string">
            <text:p>Recenti</text:p>
          </table:table-cell>
          <table:table-cell table:style-name="ce141" office:value-type="string" calcext:value-type="string">
            <text:p>Recent</text:p>
          </table:table-cell>
          <table:table-cell table:style-name="ce150" office:value-type="string" calcext:value-type="string">
            <text:p>Aikaisemmat</text:p>
          </table:table-cell>
          <table:table-cell table:style-name="ce158" office:value-type="string" calcext:value-type="string">
            <text:p>Sist benyttet</text:p>
          </table:table-cell>
          <table:table-cell table:style-name="ce167" office:value-type="string" calcext:value-type="string">
            <text:p>最近文件...</text:p>
          </table:table-cell>
          <table:table-cell table:style-name="ce175" office:value-type="string" calcext:value-type="string">
            <text:p>Son Kullanılan</text:p>
          </table:table-cell>
          <table:table-cell table:style-name="ce185" office:value-type="string" calcext:value-type="string">
            <text:p>Πρόσφατα</text:p>
          </table:table-cell>
          <table:table-cell table:style-name="ce196" office:value-type="string" calcext:value-type="string">
            <text:p>Naujausi</text:p>
          </table:table-cell>
          <table:table-cell table:style-name="ce206" office:value-type="string" calcext:value-type="string">
            <text:p>Senaste</text:p>
          </table:table-cell>
          <table:table-cell table:style-name="ce214" office:value-type="string" calcext:value-type="string">
            <text:p>Seneste</text:p>
          </table:table-cell>
          <table:table-cell table:style-name="ce224" office:value-type="string" calcext:value-type="string">
            <text:p>Poslední dokumenty</text:p>
          </table:table-cell>
          <table:table-cell table:style-name="ce232" office:value-type="string" calcext:value-type="string">
            <text:p>최근</text:p>
          </table:table-cell>
          <table:table-cell table:style-name="ce243" office:value-type="string" calcext:value-type="string">
            <text:p>Недавние</text:p>
          </table:table-cell>
          <table:table-cell table:style-name="ce246" office:value-type="string" calcext:value-type="string">
            <text:p>Recents</text:p>
          </table:table-cell>
          <table:table-cell table:style-name="ce257" office:value-type="string" calcext:value-type="string">
            <text:p>Nedavno</text:p>
          </table:table-cell>
          <table:table-cell table:style-name="ce270" office:value-type="string" calcext:value-type="string">
            <text:p>Недавно</text:p>
          </table:table-cell>
          <table:table-cell table:style-name="ce289" office:value-type="string" calcext:value-type="string">
            <text:p>履歴</text:p>
          </table:table-cell>
          <table:table-cell table:style-name="ce297" office:value-type="string" calcext:value-type="string">
            <text:p>Скорешно</text:p>
          </table:table-cell>
          <table:table-cell table:style-name="ce305" office:value-type="string" calcext:value-type="string">
            <text:p>الاخيرة</text:p>
          </table:table-cell>
          <table:table-cell table:style-name="ce309" office:value-type="string" calcext:value-type="string">
            <text:p>اخیر</text:p>
          </table:table-cell>
          <table:table-cell table:style-name="ce312" office:value-type="string" calcext:value-type="string">
            <text:p>История</text:p>
          </table:table-cell>
          <table:table-cell table:style-name="ce315" table:number-columns-repeated="993"/>
          <table:table-cell/>
        </table:table-row>
        <table:table-row table:style-name="ro11">
          <table:table-cell table:style-name="ce49" office:value-type="string" calcext:value-type="string">
            <text:p>mnuHistoryReset</text:p>
          </table:table-cell>
          <table:table-cell table:style-name="ce53"/>
          <table:table-cell table:style-name="ce56" office:value-type="string" calcext:value-type="string">
            <text:p>Reset History</text:p>
          </table:table-cell>
          <table:table-cell table:style-name="ce64" office:value-type="string" calcext:value-type="string">
            <text:p>Effacer l'Historique</text:p>
          </table:table-cell>
          <table:table-cell table:style-name="ce85"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5" office:value-type="string" calcext:value-type="string">
            <text:p>Zerar Histórico</text:p>
          </table:table-cell>
          <table:table-cell table:style-name="ce125" office:value-type="string" calcext:value-type="string">
            <text:p>Skasuj historię</text:p>
          </table:table-cell>
          <table:table-cell table:style-name="ce132" office:value-type="string" calcext:value-type="string">
            <text:p>Cancella cronologia</text:p>
          </table:table-cell>
          <table:table-cell table:style-name="ce141" office:value-type="string" calcext:value-type="string">
            <text:p>Resetează Istoric</text:p>
          </table:table-cell>
          <table:table-cell table:style-name="ce150" office:value-type="string" calcext:value-type="string">
            <text:p>Palauta historia</text:p>
          </table:table-cell>
          <table:table-cell table:style-name="ce158" office:value-type="string" calcext:value-type="string">
            <text:p>Sist benyttet historikk</text:p>
          </table:table-cell>
          <table:table-cell table:style-name="ce167" office:value-type="string" calcext:value-type="string">
            <text:p>重设历史文件</text:p>
          </table:table-cell>
          <table:table-cell table:style-name="ce175" office:value-type="string" calcext:value-type="string">
            <text:p>Geçmişi Sıfırla</text:p>
          </table:table-cell>
          <table:table-cell table:style-name="ce185" office:value-type="string" calcext:value-type="string">
            <text:p>Επανάθεση Ιστορικού</text:p>
          </table:table-cell>
          <table:table-cell table:style-name="ce196" office:value-type="string" calcext:value-type="string">
            <text:p>Įvalyti istorija</text:p>
          </table:table-cell>
          <table:table-cell table:style-name="ce206" office:value-type="string" calcext:value-type="string">
            <text:p>Återställ historik</text:p>
          </table:table-cell>
          <table:table-cell table:style-name="ce214" office:value-type="string" calcext:value-type="string">
            <text:p>Nulstil historik</text:p>
          </table:table-cell>
          <table:table-cell table:style-name="ce224" office:value-type="string" calcext:value-type="string">
            <text:p>Poslední historie</text:p>
          </table:table-cell>
          <table:table-cell table:style-name="ce232" office:value-type="string" calcext:value-type="string">
            <text:p>기록 초기화</text:p>
          </table:table-cell>
          <table:table-cell table:style-name="ce243" office:value-type="string" calcext:value-type="string">
            <text:p>Сбросить историю</text:p>
          </table:table-cell>
          <table:table-cell table:style-name="ce246" office:value-type="string" calcext:value-type="string">
            <text:p>Reiniciar Historial</text:p>
          </table:table-cell>
          <table:table-cell table:style-name="ce255" office:value-type="string" calcext:value-type="string">
            <text:p>Vrati istoriju</text:p>
          </table:table-cell>
          <table:table-cell table:style-name="ce268" office:value-type="string" calcext:value-type="string">
            <text:p>Врати историју</text:p>
          </table:table-cell>
          <table:table-cell table:style-name="ce289" office:value-type="string" calcext:value-type="string">
            <text:p>履歴の削除</text:p>
          </table:table-cell>
          <table:table-cell table:style-name="ce297" office:value-type="string" calcext:value-type="string">
            <text:p>Враќање на историјата на почеток</text:p>
          </table:table-cell>
          <table:table-cell table:style-name="ce305" office:value-type="string" calcext:value-type="string">
            <text:p>إعادة ضبط سجل التصفح</text:p>
          </table:table-cell>
          <table:table-cell table:style-name="ce309" office:value-type="string" calcext:value-type="string">
            <text:p>بازنشانی تاریخچه</text:p>
          </table:table-cell>
          <table:table-cell table:style-name="ce312" office:value-type="string" calcext:value-type="string">
            <text:p>Изчисти историята</text:p>
          </table:table-cell>
          <table:table-cell table:style-name="ce315" table:number-columns-repeated="993"/>
          <table:table-cell/>
        </table:table-row>
        <table:table-row table:style-name="ro10">
          <table:table-cell table:style-name="ce49" office:value-type="string" calcext:value-type="string">
            <text:p>mnuImage</text:p>
          </table:table-cell>
          <table:table-cell table:style-name="ce53"/>
          <table:table-cell table:style-name="ce56" office:value-type="string" calcext:value-type="string">
            <text:p>Image</text:p>
          </table:table-cell>
          <table:table-cell table:style-name="ce64" office:value-type="string" calcext:value-type="string">
            <text:p>Image</text:p>
          </table:table-cell>
          <table:table-cell table:style-name="ce85"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5" office:value-type="string" calcext:value-type="string">
            <text:p>Imagem</text:p>
          </table:table-cell>
          <table:table-cell table:style-name="ce125" office:value-type="string" calcext:value-type="string">
            <text:p>Obraz</text:p>
          </table:table-cell>
          <table:table-cell table:style-name="ce132" office:value-type="string" calcext:value-type="string">
            <text:p>Immagine</text:p>
          </table:table-cell>
          <table:table-cell table:style-name="ce141" office:value-type="string" calcext:value-type="string">
            <text:p>Imagine</text:p>
          </table:table-cell>
          <table:table-cell table:style-name="ce150" office:value-type="string" calcext:value-type="string">
            <text:p>Kuva</text:p>
          </table:table-cell>
          <table:table-cell table:style-name="ce158" office:value-type="string" calcext:value-type="string">
            <text:p>Bilde</text:p>
          </table:table-cell>
          <table:table-cell table:style-name="ce167" office:value-type="string" calcext:value-type="string">
            <text:p>图像</text:p>
          </table:table-cell>
          <table:table-cell table:style-name="ce175" office:value-type="string" calcext:value-type="string">
            <text:p>İmaj</text:p>
          </table:table-cell>
          <table:table-cell table:style-name="ce185" office:value-type="string" calcext:value-type="string">
            <text:p>Εικόνα</text:p>
          </table:table-cell>
          <table:table-cell table:style-name="ce196" office:value-type="string" calcext:value-type="string">
            <text:p>Paveikslėlis</text:p>
          </table:table-cell>
          <table:table-cell table:style-name="ce206" office:value-type="string" calcext:value-type="string">
            <text:p>Bild</text:p>
          </table:table-cell>
          <table:table-cell table:style-name="ce214" office:value-type="string" calcext:value-type="string">
            <text:p>Billede</text:p>
          </table:table-cell>
          <table:table-cell table:style-name="ce224" office:value-type="string" calcext:value-type="string">
            <text:p>Obraz</text:p>
          </table:table-cell>
          <table:table-cell table:style-name="ce232" office:value-type="string" calcext:value-type="string">
            <text:p>이미지 </text:p>
          </table:table-cell>
          <table:table-cell table:style-name="ce243" office:value-type="string" calcext:value-type="string">
            <text:p>Изображение</text:p>
          </table:table-cell>
          <table:table-cell table:style-name="ce246" office:value-type="string" calcext:value-type="string">
            <text:p>Imatge</text:p>
          </table:table-cell>
          <table:table-cell table:style-name="ce257" office:value-type="string" calcext:value-type="string">
            <text:p>Slika</text:p>
          </table:table-cell>
          <table:table-cell table:style-name="ce270" office:value-type="string" calcext:value-type="string">
            <text:p>Слика</text:p>
          </table:table-cell>
          <table:table-cell table:style-name="ce289" office:value-type="string" calcext:value-type="string">
            <text:p>画像</text:p>
          </table:table-cell>
          <table:table-cell table:style-name="ce297" office:value-type="string" calcext:value-type="string">
            <text:p>Слика</text:p>
          </table:table-cell>
          <table:table-cell table:style-name="ce305" office:value-type="string" calcext:value-type="string">
            <text:p>صورة</text:p>
          </table:table-cell>
          <table:table-cell table:style-name="ce309" office:value-type="string" calcext:value-type="string">
            <text:p>تصویر</text:p>
          </table:table-cell>
          <table:table-cell table:style-name="ce312" office:value-type="string" calcext:value-type="string">
            <text:p>Изображение</text:p>
          </table:table-cell>
          <table:table-cell table:style-name="ce315" table:number-columns-repeated="993"/>
          <table:table-cell/>
        </table:table-row>
        <table:table-row table:style-name="ro10">
          <table:table-cell table:style-name="ce49" office:value-type="string" calcext:value-type="string">
            <text:p>mnuLanguages</text:p>
          </table:table-cell>
          <table:table-cell table:style-name="ce53"/>
          <table:table-cell table:style-name="ce56" office:value-type="string" calcext:value-type="string">
            <text:p>Language</text:p>
          </table:table-cell>
          <table:table-cell table:style-name="ce64" office:value-type="string" calcext:value-type="string">
            <text:p>Langue</text:p>
          </table:table-cell>
          <table:table-cell table:style-name="ce85"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text:p>
          </table:table-cell>
          <table:table-cell table:style-name="ce133" office:value-type="string" calcext:value-type="string">
            <text:p>Lingua</text:p>
          </table:table-cell>
          <table:table-cell table:style-name="ce141" office:value-type="string" calcext:value-type="string">
            <text:p>Limba</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2" office:value-type="string" calcext:value-type="string">
            <text:p>언어</text:p>
          </table:table-cell>
          <table:table-cell table:style-name="ce243" office:value-type="string" calcext:value-type="string">
            <text:p>Язык</text:p>
          </table:table-cell>
          <table:table-cell table:style-name="ce246" office:value-type="string" calcext:value-type="string">
            <text:p>Idioma</text:p>
          </table:table-cell>
          <table:table-cell table:style-name="ce257" office:value-type="string" calcext:value-type="string">
            <text:p>Jezik</text:p>
          </table:table-cell>
          <table:table-cell table:style-name="ce270" office:value-type="string" calcext:value-type="string">
            <text:p>Језик</text:p>
          </table:table-cell>
          <table:table-cell table:style-name="ce289" office:value-type="string" calcext:value-type="string">
            <text:p>言語</text:p>
          </table:table-cell>
          <table:table-cell table:style-name="ce297" office:value-type="string" calcext:value-type="string">
            <text:p>Јазик</text:p>
          </table:table-cell>
          <table:table-cell table:style-name="ce305" office:value-type="string" calcext:value-type="string">
            <text:p>اللغة:</text:p>
          </table:table-cell>
          <table:table-cell table:style-name="ce309" office:value-type="string" calcext:value-type="string">
            <text:p>زبان</text:p>
          </table:table-cell>
          <table:table-cell table:style-name="ce312" office:value-type="string" calcext:value-type="string">
            <text:p>Език</text:p>
          </table:table-cell>
          <table:table-cell table:style-name="ce315" table:number-columns-repeated="993"/>
          <table:table-cell/>
        </table:table-row>
        <table:table-row table:style-name="ro18">
          <table:table-cell table:style-name="ce49" office:value-type="string" calcext:value-type="string">
            <text:p>mnuVideo</text:p>
          </table:table-cell>
          <table:table-cell table:style-name="ce53"/>
          <table:table-cell table:style-name="ce61" office:value-type="string" calcext:value-type="string">
            <text:p>Video</text:p>
          </table:table-cell>
          <table:table-cell table:style-name="ce81" office:value-type="string" calcext:value-type="string">
            <text:p>Vidéo</text:p>
          </table:table-cell>
          <table:table-cell table:style-name="ce85" office:value-type="string" calcext:value-type="string">
            <text:p>Video</text:p>
          </table:table-cell>
          <table:table-cell table:style-name="ce101" office:value-type="string" calcext:value-type="string">
            <text:p>Video</text:p>
          </table:table-cell>
          <table:table-cell table:style-name="ce112" office:value-type="string" calcext:value-type="string">
            <text:p>Video</text:p>
          </table:table-cell>
          <table:table-cell table:style-name="ce122" office:value-type="string" calcext:value-type="string">
            <text:p>Video</text:p>
          </table:table-cell>
          <table:table-cell table:style-name="ce130"/>
          <table:table-cell table:style-name="ce139" office:value-type="string" calcext:value-type="string">
            <text:p>Video</text:p>
          </table:table-cell>
          <table:table-cell table:style-name="ce147" office:value-type="string" calcext:value-type="string">
            <text:p>Video </text:p>
          </table:table-cell>
          <table:table-cell table:style-name="ce156" office:value-type="string" calcext:value-type="string">
            <text:p>Video</text:p>
          </table:table-cell>
          <table:table-cell table:style-name="ce164"/>
          <table:table-cell table:style-name="ce172"/>
          <table:table-cell table:style-name="ce183" office:value-type="string" calcext:value-type="string">
            <text:p>Video</text:p>
          </table:table-cell>
          <table:table-cell table:style-name="ce193" office:value-type="string" calcext:value-type="string">
            <text:p>Βίντεο</text:p>
          </table:table-cell>
          <table:table-cell table:style-name="ce204" office:value-type="string" calcext:value-type="string">
            <text:p>Vaizdas</text:p>
          </table:table-cell>
          <table:table-cell table:style-name="ce212" office:value-type="string" calcext:value-type="string">
            <text:p>Video</text:p>
          </table:table-cell>
          <table:table-cell table:style-name="ce220" office:value-type="string" calcext:value-type="string">
            <text:p>Video</text:p>
          </table:table-cell>
          <table:table-cell table:style-name="ce229" office:value-type="string" calcext:value-type="string">
            <text:p>Video</text:p>
          </table:table-cell>
          <table:table-cell table:style-name="ce240" office:value-type="string" calcext:value-type="string">
            <text:p>비디오</text:p>
          </table:table-cell>
          <table:table-cell table:style-name="ce245" office:value-type="string" calcext:value-type="string">
            <text:p>Видео</text:p>
          </table:table-cell>
          <table:table-cell table:style-name="ce253" office:value-type="string" calcext:value-type="string">
            <text:p>Vídeo</text:p>
          </table:table-cell>
          <table:table-cell table:style-name="ce264" office:value-type="string" calcext:value-type="string">
            <text:p>Video</text:p>
          </table:table-cell>
          <table:table-cell table:style-name="ce284" office:value-type="string" calcext:value-type="string">
            <text:p>Видео</text:p>
          </table:table-cell>
          <table:table-cell table:style-name="ce294" office:value-type="string" calcext:value-type="string">
            <text:p>ビデオ</text:p>
          </table:table-cell>
          <table:table-cell table:style-name="ce302" office:value-type="string" calcext:value-type="string">
            <text:p>Видео</text:p>
          </table:table-cell>
          <table:table-cell table:style-name="ce305" office:value-type="string" calcext:value-type="string">
            <text:p>فيديو</text:p>
          </table:table-cell>
          <table:table-cell table:style-name="ce309" office:value-type="string" calcext:value-type="string">
            <text:p>ویدئو</text:p>
          </table:table-cell>
          <table:table-cell table:style-name="ce312" office:value-type="string" calcext:value-type="string">
            <text:p>Видео</text:p>
          </table:table-cell>
          <table:table-cell table:style-name="ce315" table:number-columns-repeated="993"/>
          <table:table-cell/>
        </table:table-row>
        <table:table-row table:style-name="ro10">
          <table:table-cell table:style-name="ce49" office:value-type="string" calcext:value-type="string">
            <text:p>mnuTools</text:p>
          </table:table-cell>
          <table:table-cell table:style-name="ce53"/>
          <table:table-cell table:style-name="ce56" office:value-type="string" calcext:value-type="string">
            <text:p>Tools</text:p>
          </table:table-cell>
          <table:table-cell table:style-name="ce64" office:value-type="string" calcext:value-type="string">
            <text:p>Outils</text:p>
          </table:table-cell>
          <table:table-cell table:style-name="ce85" office:value-type="string" calcext:value-type="string">
            <text:p>Gereedschappen</text:p>
          </table:table-cell>
          <table:table-cell table:style-name="ce91"/>
          <table:table-cell table:style-name="ce103" office:value-type="string" calcext:value-type="string">
            <text:p>Herramienta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2"/>
          <table:table-cell table:style-name="ce243" office:value-type="string" calcext:value-type="string">
            <text:p>Инструменты</text:p>
          </table:table-cell>
          <table:table-cell table:style-name="ce246" office:value-type="string" calcext:value-type="string">
            <text:p>Utilitats</text:p>
          </table:table-cell>
          <table:table-cell table:style-name="ce257"/>
          <table:table-cell table:style-name="ce285" office:value-type="string" calcext:value-type="string">
            <text:p>Алати</text:p>
          </table:table-cell>
          <table:table-cell table:style-name="ce289"/>
          <table:table-cell table:style-name="ce297"/>
          <table:table-cell table:style-name="ce305" office:value-type="string" calcext:value-type="string">
            <text:p>الادوات</text:p>
          </table:table-cell>
          <table:table-cell table:style-name="ce309" office:value-type="string" calcext:value-type="string">
            <text:p>ابزارها</text:p>
          </table:table-cell>
          <table:table-cell table:style-name="ce312" office:value-type="string" calcext:value-type="string">
            <text:p>Инструменти</text:p>
          </table:table-cell>
          <table:table-cell table:style-name="ce315" table:number-columns-repeated="993"/>
          <table:table-cell/>
        </table:table-row>
        <table:table-row table:style-name="ro10">
          <table:table-cell table:style-name="ce49" office:value-type="string" calcext:value-type="string">
            <text:p>mnuOptions</text:p>
          </table:table-cell>
          <table:table-cell table:style-name="ce53"/>
          <table:table-cell table:style-name="ce56" office:value-type="string" calcext:value-type="string">
            <text:p>Options</text:p>
          </table:table-cell>
          <table:table-cell table:style-name="ce64" office:value-type="string" calcext:value-type="string">
            <text:p>Options</text:p>
          </table:table-cell>
          <table:table-cell table:style-name="ce85"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5" office:value-type="string" calcext:value-type="string">
            <text:p>Opções</text:p>
          </table:table-cell>
          <table:table-cell table:style-name="ce125" office:value-type="string" calcext:value-type="string">
            <text:p>Opcje</text:p>
          </table:table-cell>
          <table:table-cell table:style-name="ce133" office:value-type="string" calcext:value-type="string">
            <text:p>Opzioni</text:p>
          </table:table-cell>
          <table:table-cell table:style-name="ce141" office:value-type="string" calcext:value-type="string">
            <text:p>Opţiuni</text:p>
          </table:table-cell>
          <table:table-cell table:style-name="ce150" office:value-type="string" calcext:value-type="string">
            <text:p>Vaihtoehdot</text:p>
          </table:table-cell>
          <table:table-cell table:style-name="ce158" office:value-type="string" calcext:value-type="string">
            <text:p>Alternativer</text:p>
          </table:table-cell>
          <table:table-cell table:style-name="ce167" office:value-type="string" calcext:value-type="string">
            <text:p>选项</text:p>
          </table:table-cell>
          <table:table-cell table:style-name="ce175" office:value-type="string" calcext:value-type="string">
            <text:p>Seçenekler</text:p>
          </table:table-cell>
          <table:table-cell table:style-name="ce185" office:value-type="string" calcext:value-type="string">
            <text:p>Επιλογές</text:p>
          </table:table-cell>
          <table:table-cell table:style-name="ce196" office:value-type="string" calcext:value-type="string">
            <text:p>Nustatymai</text:p>
          </table:table-cell>
          <table:table-cell table:style-name="ce206" office:value-type="string" calcext:value-type="string">
            <text:p>Alternativ</text:p>
          </table:table-cell>
          <table:table-cell table:style-name="ce214" office:value-type="string" calcext:value-type="string">
            <text:p>Valgmuligheder</text:p>
          </table:table-cell>
          <table:table-cell table:style-name="ce224" office:value-type="string" calcext:value-type="string">
            <text:p>Možnosti</text:p>
          </table:table-cell>
          <table:table-cell table:style-name="ce232" office:value-type="string" calcext:value-type="string">
            <text:p>선택 사항들</text:p>
          </table:table-cell>
          <table:table-cell table:style-name="ce243" office:value-type="string" calcext:value-type="string">
            <text:p>Настройки</text:p>
          </table:table-cell>
          <table:table-cell table:style-name="ce246" office:value-type="string" calcext:value-type="string">
            <text:p>Opcions</text:p>
          </table:table-cell>
          <table:table-cell table:style-name="ce259" office:value-type="string" calcext:value-type="string">
            <text:p>Opcije</text:p>
          </table:table-cell>
          <table:table-cell table:style-name="ce273" office:value-type="string" calcext:value-type="string">
            <text:p>Опције</text:p>
          </table:table-cell>
          <table:table-cell table:style-name="ce289" office:value-type="string" calcext:value-type="string">
            <text:p>オプション</text:p>
          </table:table-cell>
          <table:table-cell table:style-name="ce297" office:value-type="string" calcext:value-type="string">
            <text:p>Опции</text:p>
          </table:table-cell>
          <table:table-cell table:style-name="ce305" office:value-type="string" calcext:value-type="string">
            <text:p>الخيارات</text:p>
          </table:table-cell>
          <table:table-cell table:style-name="ce309" office:value-type="string" calcext:value-type="string">
            <text:p>گزینه‌ها</text:p>
          </table:table-cell>
          <table:table-cell table:style-name="ce312" office:value-type="string" calcext:value-type="string">
            <text:p>Настройки</text:p>
          </table:table-cell>
          <table:table-cell table:style-name="ce315" table:number-columns-repeated="993"/>
          <table:table-cell/>
        </table:table-row>
        <table:table-row table:style-name="ro18">
          <table:table-cell table:style-name="ce49" office:value-type="string" calcext:value-type="string">
            <text:p>mnuPreferences</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196" office:value-type="string" calcext:value-type="string">
            <text:p>Nuostato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2" office:value-type="string" calcext:value-type="string">
            <text:p>선호 사항들</text:p>
          </table:table-cell>
          <table:table-cell table:style-name="ce243" office:value-type="string" calcext:value-type="string">
            <text:p>Предпочтение</text:p>
          </table:table-cell>
          <table:table-cell table:style-name="ce246" office:value-type="string" calcext:value-type="string">
            <text:p>Preferències...</text:p>
          </table:table-cell>
          <table:table-cell table:style-name="ce257" office:value-type="string" calcext:value-type="string">
            <text:p>Željene opcije...</text:p>
          </table:table-cell>
          <table:table-cell table:style-name="ce270" office:value-type="string" calcext:value-type="string">
            <text:p>Жељене опције...</text:p>
          </table:table-cell>
          <table:table-cell table:style-name="ce289" office:value-type="string" calcext:value-type="string">
            <text:p>設定<text:span text:style-name="T10">…</text:span></text:p>
          </table:table-cell>
          <table:table-cell table:style-name="ce297" office:value-type="string" calcext:value-type="string">
            <text:p>Параметри...</text:p>
          </table:table-cell>
          <table:table-cell table:style-name="ce305" office:value-type="string" calcext:value-type="string">
            <text:p>التفضيلات...</text:p>
          </table:table-cell>
          <table:table-cell table:style-name="ce309" office:value-type="string" calcext:value-type="string">
            <text:p>ترجیحات ...</text:p>
          </table:table-cell>
          <table:table-cell table:style-name="ce312" office:value-type="string" calcext:value-type="string">
            <text:p>Избрано</text:p>
          </table:table-cell>
          <table:table-cell table:style-name="ce315" table:number-columns-repeated="993"/>
          <table:table-cell/>
        </table:table-row>
        <table:table-row table:style-name="ro10">
          <table:table-cell table:style-name="ce49" office:value-type="string" calcext:value-type="string">
            <text:p>mnuRedo</text:p>
          </table:table-cell>
          <table:table-cell table:style-name="ce53"/>
          <table:table-cell table:style-name="ce56" office:value-type="string" calcext:value-type="string">
            <text:p>Redo</text:p>
          </table:table-cell>
          <table:table-cell table:style-name="ce64" office:value-type="string" calcext:value-type="string">
            <text:p>Refaire</text:p>
          </table:table-cell>
          <table:table-cell table:style-name="ce85"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5" office:value-type="string" calcext:value-type="string">
            <text:p>Refazer</text:p>
          </table:table-cell>
          <table:table-cell table:style-name="ce125" office:value-type="string" calcext:value-type="string">
            <text:p>Powtórz</text:p>
          </table:table-cell>
          <table:table-cell table:style-name="ce133" office:value-type="string" calcext:value-type="string">
            <text:p>Riesegui</text:p>
          </table:table-cell>
          <table:table-cell table:style-name="ce141" office:value-type="string" calcext:value-type="string">
            <text:p>Refă</text:p>
          </table:table-cell>
          <table:table-cell table:style-name="ce150" office:value-type="string" calcext:value-type="string">
            <text:p>Toista</text:p>
          </table:table-cell>
          <table:table-cell table:style-name="ce158" office:value-type="string" calcext:value-type="string">
            <text:p>Gjør om</text:p>
          </table:table-cell>
          <table:table-cell table:style-name="ce167" office:value-type="string" calcext:value-type="string">
            <text:p>重做</text:p>
          </table:table-cell>
          <table:table-cell table:style-name="ce175" office:value-type="string" calcext:value-type="string">
            <text:p>Yinele</text:p>
          </table:table-cell>
          <table:table-cell table:style-name="ce185" office:value-type="string" calcext:value-type="string">
            <text:p>Επανάληψη</text:p>
          </table:table-cell>
          <table:table-cell table:style-name="ce196" office:value-type="string" calcext:value-type="string">
            <text:p>Veiksmas pirmyn</text:p>
          </table:table-cell>
          <table:table-cell table:style-name="ce206" office:value-type="string" calcext:value-type="string">
            <text:p>Gör om</text:p>
          </table:table-cell>
          <table:table-cell table:style-name="ce214" office:value-type="string" calcext:value-type="string">
            <text:p>Annuller Fortryd</text:p>
          </table:table-cell>
          <table:table-cell table:style-name="ce224" office:value-type="string" calcext:value-type="string">
            <text:p>Zrušit zpět</text:p>
          </table:table-cell>
          <table:table-cell table:style-name="ce232" office:value-type="string" calcext:value-type="string">
            <text:p>다시 함</text:p>
          </table:table-cell>
          <table:table-cell table:style-name="ce243" office:value-type="string" calcext:value-type="string">
            <text:p>Повтор</text:p>
          </table:table-cell>
          <table:table-cell table:style-name="ce246" office:value-type="string" calcext:value-type="string">
            <text:p>Refer</text:p>
          </table:table-cell>
          <table:table-cell table:style-name="ce257" office:value-type="string" calcext:value-type="string">
            <text:p>Ponoviti radnju</text:p>
          </table:table-cell>
          <table:table-cell table:style-name="ce270" office:value-type="string" calcext:value-type="string">
            <text:p>Поновити радњу</text:p>
          </table:table-cell>
          <table:table-cell table:style-name="ce289" office:value-type="string" calcext:value-type="string">
            <text:p>やり直し</text:p>
          </table:table-cell>
          <table:table-cell table:style-name="ce297" office:value-type="string" calcext:value-type="string">
            <text:p>Обнови</text:p>
          </table:table-cell>
          <table:table-cell table:style-name="ce305" office:value-type="string" calcext:value-type="string">
            <text:p>عوده</text:p>
          </table:table-cell>
          <table:table-cell table:style-name="ce309" office:value-type="string" calcext:value-type="string">
            <text:p>رویداد بعدی</text:p>
          </table:table-cell>
          <table:table-cell table:style-name="ce312" office:value-type="string" calcext:value-type="string">
            <text:p>Повторение</text:p>
          </table:table-cell>
          <table:table-cell table:style-name="ce315" table:number-columns-repeated="993"/>
          <table:table-cell/>
        </table:table-row>
        <table:table-row table:style-name="ro10">
          <table:table-cell table:style-name="ce49" office:value-type="string" calcext:value-type="string">
            <text:p>mnuScreens</text:p>
          </table:table-cell>
          <table:table-cell table:style-name="ce53"/>
          <table:table-cell table:style-name="ce56" office:value-type="string" calcext:value-type="string">
            <text:p>View</text:p>
          </table:table-cell>
          <table:table-cell table:style-name="ce64" office:value-type="string" calcext:value-type="string">
            <text:p>Affichage</text:p>
          </table:table-cell>
          <table:table-cell table:style-name="ce85"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5" office:value-type="string" calcext:value-type="string">
            <text:p>Visualizar</text:p>
          </table:table-cell>
          <table:table-cell table:style-name="ce125" office:value-type="string" calcext:value-type="string">
            <text:p>Widok</text:p>
          </table:table-cell>
          <table:table-cell table:style-name="ce133" office:value-type="string" calcext:value-type="string">
            <text:p>Visualizza</text:p>
          </table:table-cell>
          <table:table-cell table:style-name="ce141" office:value-type="string" calcext:value-type="string">
            <text:p>Vizionare</text:p>
          </table:table-cell>
          <table:table-cell table:style-name="ce150" office:value-type="string" calcext:value-type="string">
            <text:p>Näytä</text:p>
          </table:table-cell>
          <table:table-cell table:style-name="ce158" office:value-type="string" calcext:value-type="string">
            <text:p>Se</text:p>
          </table:table-cell>
          <table:table-cell table:style-name="ce167" office:value-type="string" calcext:value-type="string">
            <text:p>查看</text:p>
          </table:table-cell>
          <table:table-cell table:style-name="ce175" office:value-type="string" calcext:value-type="string">
            <text:p>Görünüm</text:p>
          </table:table-cell>
          <table:table-cell table:style-name="ce185" office:value-type="string" calcext:value-type="string">
            <text:p>Επισκόπηση</text:p>
          </table:table-cell>
          <table:table-cell table:style-name="ce196" office:value-type="string" calcext:value-type="string">
            <text:p>Peržiūra</text:p>
          </table:table-cell>
          <table:table-cell table:style-name="ce206" office:value-type="string" calcext:value-type="string">
            <text:p>Granska</text:p>
          </table:table-cell>
          <table:table-cell table:style-name="ce214" office:value-type="string" calcext:value-type="string">
            <text:p>Se</text:p>
          </table:table-cell>
          <table:table-cell table:style-name="ce224" office:value-type="string" calcext:value-type="string">
            <text:p>Zobrazení</text:p>
          </table:table-cell>
          <table:table-cell table:style-name="ce232" office:value-type="string" calcext:value-type="string">
            <text:p>보기</text:p>
          </table:table-cell>
          <table:table-cell table:style-name="ce243" office:value-type="string" calcext:value-type="string">
            <text:p>Вид</text:p>
          </table:table-cell>
          <table:table-cell table:style-name="ce246" office:value-type="string" calcext:value-type="string">
            <text:p>Veure</text:p>
          </table:table-cell>
          <table:table-cell table:style-name="ce257" office:value-type="string" calcext:value-type="string">
            <text:p>Prikaz</text:p>
          </table:table-cell>
          <table:table-cell table:style-name="ce270" office:value-type="string" calcext:value-type="string">
            <text:p>Приказ</text:p>
          </table:table-cell>
          <table:table-cell table:style-name="ce289" office:value-type="string" calcext:value-type="string">
            <text:p>ビュー</text:p>
          </table:table-cell>
          <table:table-cell table:style-name="ce297" office:value-type="string" calcext:value-type="string">
            <text:p>Поглед</text:p>
          </table:table-cell>
          <table:table-cell table:style-name="ce305" office:value-type="string" calcext:value-type="string">
            <text:p>عرض</text:p>
          </table:table-cell>
          <table:table-cell table:style-name="ce309" office:value-type="string" calcext:value-type="string">
            <text:p>نمایش</text:p>
          </table:table-cell>
          <table:table-cell table:style-name="ce312" office:value-type="string" calcext:value-type="string">
            <text:p>Вид</text:p>
          </table:table-cell>
          <table:table-cell table:style-name="ce315" table:number-columns-repeated="993"/>
          <table:table-cell/>
        </table:table-row>
        <table:table-row table:style-name="ro10">
          <table:table-cell table:style-name="ce49" office:value-type="string" calcext:value-type="string">
            <text:p>mnuToggleFileExplorer</text:p>
          </table:table-cell>
          <table:table-cell table:style-name="ce53"/>
          <table:table-cell table:style-name="ce56" office:value-type="string" calcext:value-type="string">
            <text:p>File Explorer</text:p>
          </table:table-cell>
          <table:table-cell table:style-name="ce64" office:value-type="string" calcext:value-type="string">
            <text:p>Explorateur de Fichiers</text:p>
          </table:table-cell>
          <table:table-cell table:style-name="ce85" office:value-type="string" calcext:value-type="string">
            <text:p>Bladeren</text:p>
          </table:table-cell>
          <table:table-cell table:style-name="ce91" office:value-type="string" calcext:value-type="string">
            <text:p>Datei Explorer</text:p>
          </table:table-cell>
          <table:table-cell table:style-name="ce103" office:value-type="string" calcext:value-type="string">
            <text:p>Explorador De Archivos</text:p>
          </table:table-cell>
          <table:table-cell table:style-name="ce115" office:value-type="string" calcext:value-type="string">
            <text:p>Gerenciador de Arquivos</text:p>
          </table:table-cell>
          <table:table-cell table:style-name="ce125" office:value-type="string" calcext:value-type="string">
            <text:p>Przeglądarka plików</text:p>
          </table:table-cell>
          <table:table-cell table:style-name="ce133" office:value-type="string" calcext:value-type="string">
            <text:p>Esplora File </text:p>
          </table:table-cell>
          <table:table-cell table:style-name="ce141" office:value-type="string" calcext:value-type="string">
            <text:p>Explorator fişiere</text:p>
          </table:table-cell>
          <table:table-cell table:style-name="ce150" office:value-type="string" calcext:value-type="string">
            <text:p>Tiedostopuu</text:p>
          </table:table-cell>
          <table:table-cell table:style-name="ce158" office:value-type="string" calcext:value-type="string">
            <text:p>Utforsk fil</text:p>
          </table:table-cell>
          <table:table-cell table:style-name="ce167" office:value-type="string" calcext:value-type="string">
            <text:p>文件浏览器</text:p>
          </table:table-cell>
          <table:table-cell table:style-name="ce175" office:value-type="string" calcext:value-type="string">
            <text:p>Dosya Gezgini</text:p>
          </table:table-cell>
          <table:table-cell table:style-name="ce185" office:value-type="string" calcext:value-type="string">
            <text:p>Εξερευνητής Αρχείων</text:p>
          </table:table-cell>
          <table:table-cell table:style-name="ce196" office:value-type="string" calcext:value-type="string">
            <text:p>Dokumentų naršyklė</text:p>
          </table:table-cell>
          <table:table-cell table:style-name="ce206" office:value-type="string" calcext:value-type="string">
            <text:p>Fil Utforskare</text:p>
          </table:table-cell>
          <table:table-cell table:style-name="ce214" office:value-type="string" calcext:value-type="string">
            <text:p>Filliste</text:p>
          </table:table-cell>
          <table:table-cell table:style-name="ce230" office:value-type="string" calcext:value-type="string">
            <text:p>File Explorer</text:p>
          </table:table-cell>
          <table:table-cell table:style-name="ce232" office:value-type="string" calcext:value-type="string">
            <text:p>파일 탐색기</text:p>
          </table:table-cell>
          <table:table-cell table:style-name="ce243" office:value-type="string" calcext:value-type="string">
            <text:p>Проводник</text:p>
          </table:table-cell>
          <table:table-cell table:style-name="ce246" office:value-type="string" calcext:value-type="string">
            <text:p>Explorador d'arxius</text:p>
          </table:table-cell>
          <table:table-cell table:style-name="ce257" office:value-type="string" calcext:value-type="string">
            <text:p>Istraživač datoteke</text:p>
          </table:table-cell>
          <table:table-cell table:style-name="ce270" office:value-type="string" calcext:value-type="string">
            <text:p>Истраживач датотеке</text:p>
          </table:table-cell>
          <table:table-cell table:style-name="ce289" office:value-type="string" calcext:value-type="string">
            <text:p>ファイルエクスプローラー</text:p>
          </table:table-cell>
          <table:table-cell table:style-name="ce297" office:value-type="string" calcext:value-type="string">
            <text:p>Истражувач на датотеки</text:p>
          </table:table-cell>
          <table:table-cell table:style-name="ce305" office:value-type="string" calcext:value-type="string">
            <text:p>متصفح الملفات</text:p>
          </table:table-cell>
          <table:table-cell table:style-name="ce309" office:value-type="string" calcext:value-type="string">
            <text:p>جستجوگر فایل</text:p>
          </table:table-cell>
          <table:table-cell table:style-name="ce312" office:value-type="string" calcext:value-type="string">
            <text:p>Превключване</text:p>
          </table:table-cell>
          <table:table-cell table:style-name="ce315" table:number-columns-repeated="993"/>
          <table:table-cell/>
        </table:table-row>
        <table:table-row table:style-name="ro10">
          <table:table-cell table:style-name="ce49" office:value-type="string" calcext:value-type="string">
            <text:p>mnuUndo</text:p>
          </table:table-cell>
          <table:table-cell table:style-name="ce53"/>
          <table:table-cell table:style-name="ce56" office:value-type="string" calcext:value-type="string">
            <text:p>Undo</text:p>
          </table:table-cell>
          <table:table-cell table:style-name="ce64" office:value-type="string" calcext:value-type="string">
            <text:p>Annuler</text:p>
          </table:table-cell>
          <table:table-cell table:style-name="ce85"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5" office:value-type="string" calcext:value-type="string">
            <text:p>Desfazer</text:p>
          </table:table-cell>
          <table:table-cell table:style-name="ce125" office:value-type="string" calcext:value-type="string">
            <text:p>Cofnij</text:p>
          </table:table-cell>
          <table:table-cell table:style-name="ce132" office:value-type="string" calcext:value-type="string">
            <text:p>Annulla </text:p>
          </table:table-cell>
          <table:table-cell table:style-name="ce141" office:value-type="string" calcext:value-type="string">
            <text:p>Anulează</text:p>
          </table:table-cell>
          <table:table-cell table:style-name="ce150" office:value-type="string" calcext:value-type="string">
            <text:p>Palauta</text:p>
          </table:table-cell>
          <table:table-cell table:style-name="ce158" office:value-type="string" calcext:value-type="string">
            <text:p>Tilbake</text:p>
          </table:table-cell>
          <table:table-cell table:style-name="ce167" office:value-type="string" calcext:value-type="string">
            <text:p>撤销</text:p>
          </table:table-cell>
          <table:table-cell table:style-name="ce175" office:value-type="string" calcext:value-type="string">
            <text:p>Geri Al</text:p>
          </table:table-cell>
          <table:table-cell table:style-name="ce185" office:value-type="string" calcext:value-type="string">
            <text:p>Επανόρθωση/Πίσω</text:p>
          </table:table-cell>
          <table:table-cell table:style-name="ce196" office:value-type="string" calcext:value-type="string">
            <text:p>Veiksmas atgal</text:p>
          </table:table-cell>
          <table:table-cell table:style-name="ce206" office:value-type="string" calcext:value-type="string">
            <text:p>Ångra</text:p>
          </table:table-cell>
          <table:table-cell table:style-name="ce214" office:value-type="string" calcext:value-type="string">
            <text:p>Fortryd</text:p>
          </table:table-cell>
          <table:table-cell table:style-name="ce224" office:value-type="string" calcext:value-type="string">
            <text:p>Zpět</text:p>
          </table:table-cell>
          <table:table-cell table:style-name="ce232" office:value-type="string" calcext:value-type="string">
            <text:p>실행 취소</text:p>
          </table:table-cell>
          <table:table-cell table:style-name="ce243" office:value-type="string" calcext:value-type="string">
            <text:p>Назад</text:p>
          </table:table-cell>
          <table:table-cell table:style-name="ce246" office:value-type="string" calcext:value-type="string">
            <text:p>Desfer</text:p>
          </table:table-cell>
          <table:table-cell table:style-name="ce257" office:value-type="string" calcext:value-type="string">
            <text:p>Opozvati radnju</text:p>
          </table:table-cell>
          <table:table-cell table:style-name="ce270" office:value-type="string" calcext:value-type="string">
            <text:p>Опозвати радњу</text:p>
          </table:table-cell>
          <table:table-cell table:style-name="ce289" office:value-type="string" calcext:value-type="string">
            <text:p>元に戻す</text:p>
          </table:table-cell>
          <table:table-cell table:style-name="ce297" office:value-type="string" calcext:value-type="string">
            <text:p>Врати</text:p>
          </table:table-cell>
          <table:table-cell table:style-name="ce305" office:value-type="string" calcext:value-type="string">
            <text:p>تراجع</text:p>
          </table:table-cell>
          <table:table-cell table:style-name="ce309" office:value-type="string" calcext:value-type="string">
            <text:p>رویداد قبلی</text:p>
          </table:table-cell>
          <table:table-cell table:style-name="ce312" office:value-type="string" calcext:value-type="string">
            <text:p>Назад</text:p>
          </table:table-cell>
          <table:table-cell table:style-name="ce315" table:number-columns-repeated="993"/>
          <table:table-cell/>
        </table:table-row>
        <table:table-row table:style-name="ro10">
          <table:table-cell table:style-name="ce50" office:value-type="string" calcext:value-type="string">
            <office:annotation draw:style-name="gr2" draw:text-style-name="P4" svg:width="28.99mm" svg:height="16.23mm" svg:x="107.86mm" svg:y="1049.5mm" draw:caption-point-x="-6.1mm" draw:caption-point-y="61.79mm">
              <dc:date>2019-11-02T00:00:00</dc:date>
              <text:p text:style-name="P3"><text:span text:style-name="T2">Should be singular, as in “Frame number”</text:span></text:p>
            </office:annotation>
            <text:p>TimeCodeFormat_Frames</text:p>
          </table:table-cell>
          <table:table-cell table:style-name="ce53"/>
          <table:table-cell table:style-name="ce56" office:value-type="string" calcext:value-type="string">
            <text:p>Frame number</text:p>
          </table:table-cell>
          <table:table-cell table:style-name="ce64" office:value-type="string" calcext:value-type="string">
            <text:p>Numéro d’image</text:p>
          </table:table-cell>
          <table:table-cell table:style-name="ce85" office:value-type="string" calcext:value-type="string">
            <text:p>Frame nummer</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4" office:value-type="string" calcext:value-type="string">
            <text:p>Número de Quadros</text:p>
          </table:table-cell>
          <table:table-cell table:style-name="ce125" office:value-type="string" calcext:value-type="string">
            <text:p>Numer klatki</text:p>
          </table:table-cell>
          <table:table-cell table:style-name="ce133" office:value-type="string" calcext:value-type="string">
            <text:p>Numero di fotogrammi</text:p>
          </table:table-cell>
          <table:table-cell table:style-name="ce141" office:value-type="string" calcext:value-type="string">
            <text:p>Numărul imaginilor</text:p>
          </table:table-cell>
          <table:table-cell table:style-name="ce150" office:value-type="string" calcext:value-type="string">
            <text:p>Kehysnumerointi</text:p>
          </table:table-cell>
          <table:table-cell table:style-name="ce158" office:value-type="string" calcext:value-type="string">
            <text:p>Bildenummer</text:p>
          </table:table-cell>
          <table:table-cell table:style-name="ce167" office:value-type="string" calcext:value-type="string">
            <text:p>帧数</text:p>
          </table:table-cell>
          <table:table-cell table:style-name="ce175" office:value-type="string" calcext:value-type="string">
            <text:p>Kare Sayıları</text:p>
          </table:table-cell>
          <table:table-cell table:style-name="ce185" office:value-type="string" calcext:value-type="string">
            <text:p>Αριθμητικά Πλαίσια</text:p>
          </table:table-cell>
          <table:table-cell table:style-name="ce196" office:value-type="string" calcext:value-type="string">
            <text:p>Kadro numeriai</text:p>
          </table:table-cell>
          <table:table-cell table:style-name="ce206" office:value-type="string" calcext:value-type="string">
            <text:p>Bild nummer</text:p>
          </table:table-cell>
          <table:table-cell table:style-name="ce214" office:value-type="string" calcext:value-type="string">
            <text:p>Billednumre</text:p>
          </table:table-cell>
          <table:table-cell table:style-name="ce224" office:value-type="string" calcext:value-type="string">
            <text:p>Číslo snímku</text:p>
          </table:table-cell>
          <table:table-cell table:style-name="ce232" office:value-type="string" calcext:value-type="string">
            <text:p>프레임 숫자</text:p>
          </table:table-cell>
          <table:table-cell table:style-name="ce243" office:value-type="string" calcext:value-type="string">
            <text:p>Количество кадров</text:p>
          </table:table-cell>
          <table:table-cell table:style-name="ce246" office:value-type="string" calcext:value-type="string">
            <text:p>Número de fotogrames</text:p>
          </table:table-cell>
          <table:table-cell table:style-name="ce257" office:value-type="string" calcext:value-type="string">
            <text:p>Brojevi okvira </text:p>
          </table:table-cell>
          <table:table-cell table:style-name="ce270" office:value-type="string" calcext:value-type="string">
            <text:p>Број слика у секунди</text:p>
          </table:table-cell>
          <table:table-cell table:style-name="ce289" office:value-type="string" calcext:value-type="string">
            <text:p>フレーム数</text:p>
          </table:table-cell>
          <table:table-cell table:style-name="ce297" office:value-type="string" calcext:value-type="string">
            <text:p>Број на фрејмови</text:p>
          </table:table-cell>
          <table:table-cell table:style-name="ce305" office:value-type="string" calcext:value-type="string">
            <text:p>عدد الكادرات</text:p>
          </table:table-cell>
          <table:table-cell table:style-name="ce309" office:value-type="string" calcext:value-type="string">
            <text:p>تعداد فریم‌ها </text:p>
          </table:table-cell>
          <table:table-cell table:style-name="ce312" office:value-type="string" calcext:value-type="string">
            <text:p>Брой кадри</text:p>
          </table:table-cell>
          <table:table-cell table:style-name="ce315" table:number-columns-repeated="993"/>
          <table:table-cell/>
        </table:table-row>
        <table:table-row table:style-name="ro10">
          <table:table-cell table:style-name="ce49" office:value-type="string" calcext:value-type="string">
            <text:p>TimeCodeFormat_Milliseconds</text:p>
          </table:table-cell>
          <table:table-cell table:style-name="ce53"/>
          <table:table-cell table:style-name="ce56" office:value-type="string" calcext:value-type="string">
            <text:p>Total milliseconds</text:p>
          </table:table-cell>
          <table:table-cell table:style-name="ce64" office:value-type="string" calcext:value-type="string">
            <text:p>Total en millisecondes</text:p>
          </table:table-cell>
          <table:table-cell table:style-name="ce85"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4" office:value-type="string" calcext:value-type="string">
            <text:p>Total em milisegundos</text:p>
          </table:table-cell>
          <table:table-cell table:style-name="ce125"/>
          <table:table-cell table:style-name="ce133" office:value-type="string" calcext:value-type="string">
            <text:p>Totale in millisecondi</text:p>
          </table:table-cell>
          <table:table-cell table:style-name="ce141" office:value-type="string" calcext:value-type="string">
            <text:p>Total în milisecunde</text:p>
          </table:table-cell>
          <table:table-cell table:style-name="ce150" office:value-type="string" calcext:value-type="string">
            <text:p>Kokonaisaika millisekunnit</text:p>
          </table:table-cell>
          <table:table-cell table:style-name="ce158"/>
          <table:table-cell table:style-name="ce167"/>
          <table:table-cell table:style-name="ce176" office:value-type="string" calcext:value-type="string">
            <text:p>Toplam milisaniye</text:p>
          </table:table-cell>
          <table:table-cell table:style-name="ce186" office:value-type="string" calcext:value-type="string">
            <text:p>Συνολικά χιλιοστά δευτερολέπτου</text:p>
          </table:table-cell>
          <table:table-cell table:style-name="ce196" office:value-type="string" calcext:value-type="string">
            <text:p>Viso milisekundžių</text:p>
          </table:table-cell>
          <table:table-cell table:style-name="ce206" office:value-type="string" calcext:value-type="string">
            <text:p>Totala millisekunder</text:p>
          </table:table-cell>
          <table:table-cell table:style-name="ce214" office:value-type="string" calcext:value-type="string">
            <text:p>Total millisekunder</text:p>
          </table:table-cell>
          <table:table-cell table:style-name="ce224" office:value-type="string" calcext:value-type="string">
            <text:p>Celkem milisekund</text:p>
          </table:table-cell>
          <table:table-cell table:style-name="ce232" office:value-type="string" calcext:value-type="string">
            <text:p>천분의 일초</text:p>
          </table:table-cell>
          <table:table-cell table:style-name="ce243" office:value-type="string" calcext:value-type="string">
            <text:p>Миллисекунды всего</text:p>
          </table:table-cell>
          <table:table-cell table:style-name="ce246" office:value-type="string" calcext:value-type="string">
            <text:p>Total en milisegons</text:p>
          </table:table-cell>
          <table:table-cell table:style-name="ce259" office:value-type="string" calcext:value-type="string">
            <text:p>Ukupno milisekundi</text:p>
          </table:table-cell>
          <table:table-cell table:style-name="ce273" office:value-type="string" calcext:value-type="string">
            <text:p>Укупно милисекунди</text:p>
          </table:table-cell>
          <table:table-cell table:style-name="ce289" office:value-type="string" calcext:value-type="string">
            <text:p>合計ミリ秒</text:p>
          </table:table-cell>
          <table:table-cell table:style-name="ce297" office:value-type="string" calcext:value-type="string">
            <text:p>Вкупно милисекунди</text:p>
          </table:table-cell>
          <table:table-cell table:style-name="ce305" office:value-type="string" calcext:value-type="string">
            <text:p>مجموع ميلي ثانية</text:p>
          </table:table-cell>
          <table:table-cell table:style-name="ce309" office:value-type="string" calcext:value-type="string">
            <text:p>مجموع میلی ثانیه‌ها</text:p>
          </table:table-cell>
          <table:table-cell table:style-name="ce312" office:value-type="string" calcext:value-type="string">
            <text:p>Общо милисекунди</text:p>
          </table:table-cell>
          <table:table-cell table:style-name="ce315" table:number-columns-repeated="993"/>
          <table:table-cell/>
        </table:table-row>
        <table:table-row table:style-name="ro10">
          <table:table-cell table:style-name="ce49" office:value-type="string" calcext:value-type="string">
            <text:p>TimeCodeFormat_Microseconds</text:p>
          </table:table-cell>
          <table:table-cell table:style-name="ce53"/>
          <table:table-cell table:style-name="ce56" office:value-type="string" calcext:value-type="string">
            <text:p>Total microseconds</text:p>
          </table:table-cell>
          <table:table-cell table:style-name="ce64" office:value-type="string" calcext:value-type="string">
            <text:p>Total en microsecondes</text:p>
          </table:table-cell>
          <table:table-cell table:style-name="ce85" office:value-type="string" calcext:value-type="string">
            <text:p>Totaal microsecondes</text:p>
          </table:table-cell>
          <table:table-cell table:style-name="ce92"/>
          <table:table-cell table:style-name="ce103" office:value-type="string" calcext:value-type="string">
            <text:p>Total en microsegun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6"/>
          <table:table-cell table:style-name="ce206"/>
          <table:table-cell table:style-name="ce214"/>
          <table:table-cell table:style-name="ce224"/>
          <table:table-cell table:style-name="ce232"/>
          <table:table-cell table:style-name="ce243" office:value-type="string" calcext:value-type="string">
            <text:p>Микросекунды всего</text:p>
          </table:table-cell>
          <table:table-cell table:style-name="ce246" office:value-type="string" calcext:value-type="string">
            <text:p>Total en microsegons</text:p>
          </table:table-cell>
          <table:table-cell table:style-name="ce259"/>
          <table:table-cell table:style-name="ce286" office:value-type="string" calcext:value-type="string">
            <text:p>Укупно микросекунди</text:p>
          </table:table-cell>
          <table:table-cell table:style-name="ce289"/>
          <table:table-cell table:style-name="ce297"/>
          <table:table-cell table:style-name="ce305" office:value-type="string" calcext:value-type="string">
            <text:p>مجموع ميكروثانية</text:p>
          </table:table-cell>
          <table:table-cell table:style-name="ce309" office:value-type="string" calcext:value-type="string">
            <text:p>مجموع میکرو ثانیه‌ها</text:p>
          </table:table-cell>
          <table:table-cell table:style-name="ce312" office:value-type="string" calcext:value-type="string">
            <text:p>Общо микросекунди</text:p>
          </table:table-cell>
          <table:table-cell table:style-name="ce315" table:number-columns-repeated="993"/>
          <table:table-cell/>
        </table:table-row>
        <table:table-row table:style-name="ro10">
          <table:table-cell table:style-name="ce49" office:value-type="string" calcext:value-type="string">
            <text:p>TimeCodeFormat_HundredthOfMinutes</text:p>
          </table:table-cell>
          <table:table-cell table:style-name="ce53"/>
          <table:table-cell table:style-name="ce56" office:value-type="string" calcext:value-type="string">
            <text:p>Hundredth of a minute</text:p>
          </table:table-cell>
          <table:table-cell table:style-name="ce64" office:value-type="string" calcext:value-type="string">
            <text:p>Centièmes de minute</text:p>
          </table:table-cell>
          <table:table-cell table:style-name="ce85"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4" office:value-type="string" calcext:value-type="string">
            <text:p>Centésimos de minuto</text:p>
          </table:table-cell>
          <table:table-cell table:style-name="ce125" office:value-type="string" calcext:value-type="string">
            <text:p>Setne części minuty</text:p>
          </table:table-cell>
          <table:table-cell table:style-name="ce133" office:value-type="string" calcext:value-type="string">
            <text:p>Centesimi di Minuto</text:p>
          </table:table-cell>
          <table:table-cell table:style-name="ce141" office:value-type="string" calcext:value-type="string">
            <text:p>Sutimi de minut</text:p>
          </table:table-cell>
          <table:table-cell table:style-name="ce150" office:value-type="string" calcext:value-type="string">
            <text:p>Sadasosaminuutti</text:p>
          </table:table-cell>
          <table:table-cell table:style-name="ce158" office:value-type="string" calcext:value-type="string">
            <text:p>Hundredels minutt</text:p>
          </table:table-cell>
          <table:table-cell table:style-name="ce167" office:value-type="string" calcext:value-type="string">
            <text:p>百分钟</text:p>
          </table:table-cell>
          <table:table-cell table:style-name="ce175" office:value-type="string" calcext:value-type="string">
            <text:p>Bir dakikanın yüzdesi</text:p>
          </table:table-cell>
          <table:table-cell table:style-name="ce185" office:value-type="string" calcext:value-type="string">
            <text:p>Εκατοστό του Λεπτού</text:p>
          </table:table-cell>
          <table:table-cell table:style-name="ce196" office:value-type="string" calcext:value-type="string">
            <text:p>Šimtosios minutės</text:p>
          </table:table-cell>
          <table:table-cell table:style-name="ce206" office:value-type="string" calcext:value-type="string">
            <text:p>Hundradels minut</text:p>
          </table:table-cell>
          <table:table-cell table:style-name="ce214" office:value-type="string" calcext:value-type="string">
            <text:p>1/100 minut</text:p>
          </table:table-cell>
          <table:table-cell table:style-name="ce224" office:value-type="string" calcext:value-type="string">
            <text:p>Setina minuty</text:p>
          </table:table-cell>
          <table:table-cell table:style-name="ce232" office:value-type="string" calcext:value-type="string">
            <text:p>일분을 백 등분한 시간</text:p>
          </table:table-cell>
          <table:table-cell table:style-name="ce243" office:value-type="string" calcext:value-type="string">
            <text:p>Сотые минуты</text:p>
          </table:table-cell>
          <table:table-cell table:style-name="ce246" office:value-type="string" calcext:value-type="string">
            <text:p>Centèssimes de minut</text:p>
          </table:table-cell>
          <table:table-cell table:style-name="ce257" office:value-type="string" calcext:value-type="string">
            <text:p>Stoti deo minute</text:p>
          </table:table-cell>
          <table:table-cell table:style-name="ce270" office:value-type="string" calcext:value-type="string">
            <text:p>Стоти део минуте</text:p>
          </table:table-cell>
          <table:table-cell table:style-name="ce289" office:value-type="string" calcext:value-type="string">
            <text:p>1/100分</text:p>
          </table:table-cell>
          <table:table-cell table:style-name="ce297" office:value-type="string" calcext:value-type="string">
            <text:p>Стоти дел од минутата</text:p>
          </table:table-cell>
          <table:table-cell table:style-name="ce305" office:value-type="string" calcext:value-type="string">
            <text:p>مائة في الدقيقة</text:p>
          </table:table-cell>
          <table:table-cell table:style-name="ce309" office:value-type="string" calcext:value-type="string">
            <text:p>یکصدم دقیقه</text:p>
          </table:table-cell>
          <table:table-cell table:style-name="ce312" office:value-type="string" calcext:value-type="string">
            <text:p>Стотици минути</text:p>
          </table:table-cell>
          <table:table-cell table:style-name="ce315" table:number-columns-repeated="993"/>
          <table:table-cell/>
        </table:table-row>
        <table:table-row table:style-name="ro11">
          <table:table-cell table:style-name="ce49" office:value-type="string" calcext:value-type="string">
            <text:p>TimeCodeFormat_TenThousandthOfHours</text:p>
          </table:table-cell>
          <table:table-cell table:style-name="ce53"/>
          <table:table-cell table:style-name="ce56" office:value-type="string" calcext:value-type="string">
            <text:p>Ten thousandth of an hour</text:p>
          </table:table-cell>
          <table:table-cell table:style-name="ce64" office:value-type="string" calcext:value-type="string">
            <text:p>Dix millièmes d'heure</text:p>
          </table:table-cell>
          <table:table-cell table:style-name="ce85"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5" office:value-type="string" calcext:value-type="string">
            <text:p>Dez milésimos de uma hora</text:p>
          </table:table-cell>
          <table:table-cell table:style-name="ce125" office:value-type="string" calcext:value-type="string">
            <text:p>Dziesięcio-tysięczne części godziny</text:p>
          </table:table-cell>
          <table:table-cell table:style-name="ce133" office:value-type="string" calcext:value-type="string">
            <text:p>Decimillesimi d'ora</text:p>
          </table:table-cell>
          <table:table-cell table:style-name="ce141" office:value-type="string" calcext:value-type="string">
            <text:p>Zece miimi de oră</text:p>
          </table:table-cell>
          <table:table-cell table:style-name="ce150" office:value-type="string" calcext:value-type="string">
            <text:p>Tunnin kymmenestuhannesosa</text:p>
          </table:table-cell>
          <table:table-cell table:style-name="ce158" office:value-type="string" calcext:value-type="string">
            <text:p>Titusendedels time</text:p>
          </table:table-cell>
          <table:table-cell table:style-name="ce167" office:value-type="string" calcext:value-type="string">
            <text:p>万分之一小时</text:p>
          </table:table-cell>
          <table:table-cell table:style-name="ce175" office:value-type="string" calcext:value-type="string">
            <text:p>Bir saatin on bindesi</text:p>
          </table:table-cell>
          <table:table-cell table:style-name="ce185" office:value-type="string" calcext:value-type="string">
            <text:p>Δεκάδες Χιλιοστά της ώρας</text:p>
          </table:table-cell>
          <table:table-cell table:style-name="ce196" office:value-type="string" calcext:value-type="string">
            <text:p>Dešimt tūkstantoji valandos</text:p>
          </table:table-cell>
          <table:table-cell table:style-name="ce206" office:value-type="string" calcext:value-type="string">
            <text:p>tiotusendels timme</text:p>
          </table:table-cell>
          <table:table-cell table:style-name="ce214" office:value-type="string" calcext:value-type="string">
            <text:p>10/1000 time</text:p>
          </table:table-cell>
          <table:table-cell table:style-name="ce224" office:value-type="string" calcext:value-type="string">
            <text:p>Desetitisícina hodiny</text:p>
          </table:table-cell>
          <table:table-cell table:style-name="ce232" office:value-type="string" calcext:value-type="string">
            <text:p>한 시간을 만 등분한 시간</text:p>
          </table:table-cell>
          <table:table-cell table:style-name="ce243" office:value-type="string" calcext:value-type="string">
            <text:p>Десятитысячные часа</text:p>
          </table:table-cell>
          <table:table-cell table:style-name="ce246" office:value-type="string" calcext:value-type="string">
            <text:p>Deumilèssimes d'hora</text:p>
          </table:table-cell>
          <table:table-cell table:style-name="ce259" office:value-type="string" calcext:value-type="string">
            <text:p>Deset stotinki sata</text:p>
          </table:table-cell>
          <table:table-cell table:style-name="ce273" office:value-type="string" calcext:value-type="string">
            <text:p>Десет стотинки сата</text:p>
          </table:table-cell>
          <table:table-cell table:style-name="ce289" office:value-type="string" calcext:value-type="string">
            <text:p>1/10,000時間</text:p>
          </table:table-cell>
          <table:table-cell table:style-name="ce297" office:value-type="string" calcext:value-type="string">
            <text:p>Десет илјадити дел од часот</text:p>
          </table:table-cell>
          <table:table-cell table:style-name="ce305" office:value-type="string" calcext:value-type="string">
            <text:p>عشرة آلاف في <text:s/>الساعة</text:p>
          </table:table-cell>
          <table:table-cell table:style-name="ce309" office:value-type="string" calcext:value-type="string">
            <text:p>ده هزارم ساعت</text:p>
          </table:table-cell>
          <table:table-cell table:style-name="ce312" office:value-type="string" calcext:value-type="string">
            <text:p>Десет хилядни часа</text:p>
          </table:table-cell>
          <table:table-cell table:style-name="ce315" table:number-columns-repeated="993"/>
          <table:table-cell/>
        </table:table-row>
        <table:table-row table:style-name="ro1">
          <table:table-cell/>
          <table:table-cell table:style-name="ce54"/>
          <table:table-cell table:style-name="ce62"/>
          <table:table-cell table:style-name="ce82"/>
          <table:table-cell table:style-name="ce87"/>
          <table:table-cell table:number-columns-repeated="5"/>
          <table:table-cell table:style-name="ce148" table:number-columns-repeated="2"/>
          <table:table-cell table:number-columns-repeated="9"/>
          <table:table-cell table:style-name="ce41"/>
          <table:table-cell table:number-columns-repeated="8"/>
          <table:table-cell table:style-name="ce315" table:number-columns-repeated="2"/>
          <table:table-cell table:number-columns-repeated="992"/>
        </table:table-row>
        <table:table-row table:style-name="ro1" table:number-rows-repeated="22">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8"/>
          <table:table-cell table:style-name="ce315" table:number-columns-repeated="2"/>
          <table:table-cell table:number-columns-repeated="992"/>
        </table:table-row>
        <table:table-row table:style-name="ro1" table:number-rows-repeated="65179">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012"/>
        </table:table-row>
        <table:table-row table:style-name="ro1" table:number-rows-repeated="983228">
          <table:table-cell table:number-columns-repeated="1024"/>
        </table:table-row>
        <table:table-row table:style-name="ro1">
          <table:table-cell table:number-columns-repeated="1024"/>
        </table:table-row>
        <calcext:conditional-formats>
          <calcext:conditional-format calcext:target-range-address="RootLang.Z14:RootLang.AA35 RootLang.D60:RootLang.D96 RootLang.D106:RootLang.D107 RootLang.H14:RootLang.U35 RootLang.D134:RootLang.D145 RootLang.D14:RootLang.D35 RootLang.D109:RootLang.D132 RootLang.X14:RootLang.X35 RootLang.X60:RootLang.X132 RootLang.Z134:RootLang.AA145 RootLang.X134:RootLang.X145 RootLang.X3:RootLang.X12 RootLang.H60:RootLang.U132 RootLang.Z60:RootLang.AA132 RootLang.H3:RootLang.U12 RootLang.D3:RootLang.D12 RootLang.Z3:RootLang.AA12 RootLang.H134:RootLang.U145 RootLang.F14:RootLang.F35 RootLang.F60:RootLang.F132 RootLang.F3:RootLang.F12 RootLang.F134:RootLang.F145">
            <calcext:condition calcext:apply-style-name="Missing translation" calcext:value="=0" calcext:base-cell-address="RootLang.D3"/>
          </calcext:conditional-format>
          <calcext:conditional-format calcext:target-range-address="RootLang.Z133:RootLang.AA133 RootLang.H133:RootLang.U133 RootLang.D133:RootLang.D133 RootLang.X133:RootLang.X133 RootLang.F133:RootLang.F133">
            <calcext:condition calcext:apply-style-name="Missing translation" calcext:value="=0" calcext:base-cell-address="RootLang.D133"/>
          </calcext:conditional-format>
          <calcext:conditional-format calcext:target-range-address="RootLang.Z45:RootLang.AA59 RootLang.H45:RootLang.U59 RootLang.D45:RootLang.D59 RootLang.X45:RootLang.X59 RootLang.F45:RootLang.F59">
            <calcext:condition calcext:apply-style-name="Missing translation" calcext:value="=0" calcext:base-cell-address="RootLang.D45"/>
          </calcext:conditional-format>
          <calcext:conditional-format calcext:target-range-address="RootLang.Z36:RootLang.AA36 RootLang.H36:RootLang.U36 RootLang.D36:RootLang.D36 RootLang.X36:RootLang.X36 RootLang.F36:RootLang.F36">
            <calcext:condition calcext:apply-style-name="Missing translation" calcext:value="=0" calcext:base-cell-address="RootLang.D36"/>
          </calcext:conditional-format>
          <calcext:conditional-format calcext:target-range-address="RootLang.Z37:RootLang.AA44 RootLang.H37:RootLang.U44 RootLang.X37:RootLang.X44 RootLang.D37:RootLang.D41 RootLang.D44:RootLang.D44 RootLang.F37:RootLang.F44">
            <calcext:condition calcext:apply-style-name="Missing translation" calcext:value="=0" calcext:base-cell-address="RootLang.D37"/>
          </calcext:conditional-format>
          <calcext:conditional-format calcext:target-range-address="RootLang.D108:RootLang.D108">
            <calcext:condition calcext:apply-style-name="Missing translation" calcext:value="=0" calcext:base-cell-address="RootLang.D108"/>
          </calcext:conditional-format>
          <calcext:conditional-format calcext:target-range-address="RootLang.D97:RootLang.D97">
            <calcext:condition calcext:apply-style-name="Missing translation" calcext:value="=0" calcext:base-cell-address="RootLang.D97"/>
          </calcext:conditional-format>
          <calcext:conditional-format calcext:target-range-address="RootLang.D98:RootLang.D98">
            <calcext:condition calcext:apply-style-name="Missing translation" calcext:value="=0" calcext:base-cell-address="RootLang.D98"/>
          </calcext:conditional-format>
          <calcext:conditional-format calcext:target-range-address="RootLang.D99:RootLang.D99">
            <calcext:condition calcext:apply-style-name="Missing translation" calcext:value="=0" calcext:base-cell-address="RootLang.D99"/>
          </calcext:conditional-format>
          <calcext:conditional-format calcext:target-range-address="RootLang.D100:RootLang.D100">
            <calcext:condition calcext:apply-style-name="Missing translation" calcext:value="=0" calcext:base-cell-address="RootLang.D100"/>
          </calcext:conditional-format>
          <calcext:conditional-format calcext:target-range-address="RootLang.D101:RootLang.D101">
            <calcext:condition calcext:apply-style-name="Missing translation" calcext:value="=0" calcext:base-cell-address="RootLang.D101"/>
          </calcext:conditional-format>
          <calcext:conditional-format calcext:target-range-address="RootLang.D102:RootLang.D102">
            <calcext:condition calcext:apply-style-name="Missing translation" calcext:value="=0" calcext:base-cell-address="RootLang.D102"/>
          </calcext:conditional-format>
          <calcext:conditional-format calcext:target-range-address="RootLang.D103:RootLang.D103">
            <calcext:condition calcext:apply-style-name="Missing translation" calcext:value="=0" calcext:base-cell-address="RootLang.D103"/>
          </calcext:conditional-format>
          <calcext:conditional-format calcext:target-range-address="RootLang.D104:RootLang.D104">
            <calcext:condition calcext:apply-style-name="Missing translation" calcext:value="=0" calcext:base-cell-address="RootLang.D104"/>
          </calcext:conditional-format>
          <calcext:conditional-format calcext:target-range-address="RootLang.Z13:RootLang.AA13 RootLang.H13:RootLang.U13 RootLang.D13:RootLang.D13 RootLang.X13:RootLang.X13 RootLang.F13:RootLang.F13">
            <calcext:condition calcext:apply-style-name="Missing translation" calcext:value="=0" calcext:base-cell-address="RootLang.D13"/>
          </calcext:conditional-format>
          <calcext:conditional-format calcext:target-range-address="RootLang.D105:RootLang.D105">
            <calcext:condition calcext:apply-style-name="Missing translation" calcext:value="=0" calcext:base-cell-address="RootLang.D105"/>
          </calcext:conditional-format>
          <calcext:conditional-format calcext:target-range-address="RootLang.Y135:RootLang.Y142 RootLang.Y21:RootLang.Y35 RootLang.Y60:RootLang.Y68 RootLang.Y7:RootLang.Y10 RootLang.Y70:RootLang.Y82 RootLang.Y84:RootLang.Y88 RootLang.Y118:RootLang.Y132 RootLang.Y144:RootLang.Y145">
            <calcext:condition calcext:apply-style-name="Missing translation" calcext:value="=0" calcext:base-cell-address="RootLang.Y7"/>
          </calcext:conditional-format>
          <calcext:conditional-format calcext:target-range-address="RootLang.Y133:RootLang.Y133">
            <calcext:condition calcext:apply-style-name="Missing translation" calcext:value="=0" calcext:base-cell-address="RootLang.Y133"/>
          </calcext:conditional-format>
          <calcext:conditional-format calcext:target-range-address="RootLang.Y48:RootLang.Y59">
            <calcext:condition calcext:apply-style-name="Missing translation" calcext:value="=0" calcext:base-cell-address="RootLang.Y48"/>
          </calcext:conditional-format>
          <calcext:conditional-format calcext:target-range-address="RootLang.Y3:RootLang.Y6">
            <calcext:condition calcext:apply-style-name="Missing translation" calcext:value="=0" calcext:base-cell-address="RootLang.Y3"/>
          </calcext:conditional-format>
          <calcext:conditional-format calcext:target-range-address="RootLang.Y14:RootLang.Y20 RootLang.Y11:RootLang.Y12">
            <calcext:condition calcext:apply-style-name="Missing translation" calcext:value="=0" calcext:base-cell-address="RootLang.Y11"/>
          </calcext:conditional-format>
          <calcext:conditional-format calcext:target-range-address="RootLang.Y13:RootLang.Y13">
            <calcext:condition calcext:apply-style-name="Missing translation" calcext:value="=0" calcext:base-cell-address="RootLang.Y13"/>
          </calcext:conditional-format>
          <calcext:conditional-format calcext:target-range-address="RootLang.Y45:RootLang.Y47">
            <calcext:condition calcext:apply-style-name="Missing translation" calcext:value="=0" calcext:base-cell-address="RootLang.Y45"/>
          </calcext:conditional-format>
          <calcext:conditional-format calcext:target-range-address="RootLang.Y36:RootLang.Y36">
            <calcext:condition calcext:apply-style-name="Missing translation" calcext:value="=0" calcext:base-cell-address="RootLang.Y36"/>
          </calcext:conditional-format>
          <calcext:conditional-format calcext:target-range-address="RootLang.Y37:RootLang.Y44">
            <calcext:condition calcext:apply-style-name="Missing translation" calcext:value="=0" calcext:base-cell-address="RootLang.Y37"/>
          </calcext:conditional-format>
          <calcext:conditional-format calcext:target-range-address="RootLang.Y69:RootLang.Y69">
            <calcext:condition calcext:apply-style-name="Missing translation" calcext:value="=0" calcext:base-cell-address="RootLang.Y69"/>
          </calcext:conditional-format>
          <calcext:conditional-format calcext:target-range-address="RootLang.Y83:RootLang.Y83">
            <calcext:condition calcext:apply-style-name="Missing translation" calcext:value="=0" calcext:base-cell-address="RootLang.Y83"/>
          </calcext:conditional-format>
          <calcext:conditional-format calcext:target-range-address="RootLang.Y89:RootLang.Y95 RootLang.Y105:RootLang.Y113 RootLang.Y115:RootLang.Y117">
            <calcext:condition calcext:apply-style-name="Missing translation" calcext:value="=0" calcext:base-cell-address="RootLang.Y89"/>
          </calcext:conditional-format>
          <calcext:conditional-format calcext:target-range-address="RootLang.Y114:RootLang.Y114">
            <calcext:condition calcext:apply-style-name="Missing translation" calcext:value="=0" calcext:base-cell-address="RootLang.Y114"/>
          </calcext:conditional-format>
          <calcext:conditional-format calcext:target-range-address="RootLang.Y134:RootLang.Y134">
            <calcext:condition calcext:apply-style-name="Missing translation" calcext:value="=0" calcext:base-cell-address="RootLang.Y134"/>
          </calcext:conditional-format>
          <calcext:conditional-format calcext:target-range-address="RootLang.Y143:RootLang.Y143">
            <calcext:condition calcext:apply-style-name="Missing translation" calcext:value="=0" calcext:base-cell-address="RootLang.Y143"/>
          </calcext:conditional-format>
          <calcext:conditional-format calcext:target-range-address="RootLang.V3:RootLang.V145">
            <calcext:condition calcext:apply-style-name="cf5" calcext:value="=0" calcext:base-cell-address="RootLang.V3"/>
          </calcext:conditional-format>
          <calcext:conditional-format calcext:target-range-address="RootLang.D42:RootLang.D42">
            <calcext:condition calcext:apply-style-name="Missing translation" calcext:value="=0" calcext:base-cell-address="RootLang.D42"/>
          </calcext:conditional-format>
          <calcext:conditional-format calcext:target-range-address="RootLang.D43:RootLang.D43">
            <calcext:condition calcext:apply-style-name="Missing translation" calcext:value="=0" calcext:base-cell-address="RootLang.D43"/>
          </calcext:conditional-format>
          <calcext:conditional-format calcext:target-range-address="RootLang.G14:RootLang.G35 RootLang.G60:RootLang.G96 RootLang.G3:RootLang.G12 RootLang.G134:RootLang.G145 RootLang.G98:RootLang.G132">
            <calcext:condition calcext:apply-style-name="Missing translation" calcext:value="=0" calcext:base-cell-address="RootLang.G3"/>
          </calcext:conditional-format>
          <calcext:conditional-format calcext:target-range-address="RootLang.G133:RootLang.G133">
            <calcext:condition calcext:apply-style-name="Missing translation" calcext:value="=0" calcext:base-cell-address="RootLang.G133"/>
          </calcext:conditional-format>
          <calcext:conditional-format calcext:target-range-address="RootLang.G45:RootLang.G52 RootLang.G55:RootLang.G59">
            <calcext:condition calcext:apply-style-name="Missing translation" calcext:value="=0" calcext:base-cell-address="RootLang.G45"/>
          </calcext:conditional-format>
          <calcext:conditional-format calcext:target-range-address="RootLang.G36:RootLang.G36">
            <calcext:condition calcext:apply-style-name="Missing translation" calcext:value="=0" calcext:base-cell-address="RootLang.G36"/>
          </calcext:conditional-format>
          <calcext:conditional-format calcext:target-range-address="RootLang.G37:RootLang.G44">
            <calcext:condition calcext:apply-style-name="Missing translation" calcext:value="=0" calcext:base-cell-address="RootLang.G37"/>
          </calcext:conditional-format>
          <calcext:conditional-format calcext:target-range-address="RootLang.G13:RootLang.G13">
            <calcext:condition calcext:apply-style-name="Missing translation" calcext:value="=0" calcext:base-cell-address="RootLang.G13"/>
          </calcext:conditional-format>
          <calcext:conditional-format calcext:target-range-address="RootLang.G54:RootLang.G54">
            <calcext:condition calcext:apply-style-name="Missing translation" calcext:value="=0" calcext:base-cell-address="RootLang.G54"/>
          </calcext:conditional-format>
          <calcext:conditional-format calcext:target-range-address="RootLang.G97:RootLang.G97">
            <calcext:condition calcext:apply-style-name="Missing translation" calcext:value="=0" calcext:base-cell-address="RootLang.G97"/>
          </calcext:conditional-format>
          <calcext:conditional-format calcext:target-range-address="RootLang.W134:RootLang.W145 RootLang.W14:RootLang.W35 RootLang.W97:RootLang.W132 RootLang.W60:RootLang.W94 RootLang.W3:RootLang.W12">
            <calcext:condition calcext:apply-style-name="Missing translation" calcext:value="=0" calcext:base-cell-address="RootLang.W3"/>
          </calcext:conditional-format>
          <calcext:conditional-format calcext:target-range-address="RootLang.W133:RootLang.W133">
            <calcext:condition calcext:apply-style-name="Missing translation" calcext:value="=0" calcext:base-cell-address="RootLang.W133"/>
          </calcext:conditional-format>
          <calcext:conditional-format calcext:target-range-address="RootLang.W45:RootLang.W59">
            <calcext:condition calcext:apply-style-name="Missing translation" calcext:value="=0" calcext:base-cell-address="RootLang.W45"/>
          </calcext:conditional-format>
          <calcext:conditional-format calcext:target-range-address="RootLang.W36:RootLang.W36">
            <calcext:condition calcext:apply-style-name="Missing translation" calcext:value="=0" calcext:base-cell-address="RootLang.W36"/>
          </calcext:conditional-format>
          <calcext:conditional-format calcext:target-range-address="RootLang.W37:RootLang.W44">
            <calcext:condition calcext:apply-style-name="Missing translation" calcext:value="=0" calcext:base-cell-address="RootLang.W37"/>
          </calcext:conditional-format>
          <calcext:conditional-format calcext:target-range-address="RootLang.W97:RootLang.W97">
            <calcext:condition calcext:apply-style-name="Missing translation" calcext:value="=0" calcext:base-cell-address="RootLang.W97"/>
          </calcext:conditional-format>
          <calcext:conditional-format calcext:target-range-address="RootLang.W97:RootLang.W97">
            <calcext:condition calcext:apply-style-name="Missing translation" calcext:value="=0" calcext:base-cell-address="RootLang.W97"/>
          </calcext:conditional-format>
          <calcext:conditional-format calcext:target-range-address="RootLang.W13:RootLang.W13">
            <calcext:condition calcext:apply-style-name="Missing translation" calcext:value="=0" calcext:base-cell-address="RootLang.W13"/>
          </calcext:conditional-format>
          <calcext:conditional-format calcext:target-range-address="RootLang.F3:RootLang.AC145 RootLang.D3:RootLang.D145">
            <calcext:condition calcext:apply-style-name="cf1" calcext:value="=0" calcext:base-cell-address="RootLang.D3"/>
          </calcext:conditional-format>
          <calcext:conditional-format calcext:target-range-address="RootLang.AD1:RootLang.AD1048576">
            <calcext:condition calcext:apply-style-name="Missing translation" calcext:value="=0" calcext:base-cell-address="RootLang.AD1"/>
          </calcext:conditional-format>
          <calcext:conditional-format calcext:target-range-address="RootLang.E3:RootLang.E145">
            <calcext:condition calcext:apply-style-name="cf7" calcext:value="=0" calcext:base-cell-address="RootLang.E3"/>
          </calcext:conditional-format>
        </calcext:conditional-formats>
      </table:table>
      <table:table table:name="UpdaterLang" table:style-name="ta3" table:print="false">
        <table:table-column table:style-name="co63" table:default-cell-style-name="Default"/>
        <table:table-column table:style-name="co8" table:default-cell-style-name="Default"/>
        <table:table-column table:style-name="co64" table:default-cell-style-name="Default"/>
        <table:table-column table:style-name="co65" table:default-cell-style-name="Default"/>
        <table:table-column table:style-name="co66" table:default-cell-style-name="ce89"/>
        <table:table-column table:style-name="co63" table:default-cell-style-name="Default"/>
        <table:table-column table:style-name="co65" table:default-cell-style-name="Default"/>
        <table:table-column table:style-name="co67" table:default-cell-style-name="Default"/>
        <table:table-column table:style-name="co68" table:default-cell-style-name="Default"/>
        <table:table-column table:style-name="co64" table:default-cell-style-name="Default"/>
        <table:table-column table:style-name="co66"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2" table:default-cell-style-name="Default"/>
        <table:table-column table:style-name="co73" table:default-cell-style-name="Default"/>
        <table:table-column table:style-name="co74" table:default-cell-style-name="Default"/>
        <table:table-column table:style-name="co32" table:default-cell-style-name="Default"/>
        <table:table-column table:style-name="co75" table:default-cell-style-name="Default"/>
        <table:table-column table:style-name="co76" table:default-cell-style-name="Default"/>
        <table:table-column table:style-name="co77" table:default-cell-style-name="ce42"/>
        <table:table-column table:style-name="co78" table:default-cell-style-name="Default"/>
        <table:table-column table:style-name="co53" table:default-cell-style-name="Default"/>
        <table:table-column table:style-name="co79" table:default-cell-style-name="ce287"/>
        <table:table-column table:style-name="co80" table:default-cell-style-name="Default"/>
        <table:table-column table:style-name="co56" table:default-cell-style-name="Default"/>
        <table:table-column table:style-name="co81" table:default-cell-style-name="ce42"/>
        <table:table-column table:style-name="co82" table:default-cell-style-name="ce42"/>
        <table:table-column table:style-name="co83" table:default-cell-style-name="Default"/>
        <table:table-column table:style-name="co84" table:default-cell-style-name="Default"/>
        <table:table-column table:style-name="co85"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34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5" office:value-type="string" calcext:value-type="string">
            <text:p>Српски</text:p>
          </table:table-cell>
          <table:table-cell table:style-name="ce288"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69" office:value-type="string" calcext:value-type="string">
            <text:p>Български</text:p>
          </table:table-cell>
          <table:table-cell table:style-name="ce314"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9"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303" office:value-type="string" calcext:value-type="string">
            <text:p>ru</text:p>
          </table:table-cell>
          <table:table-cell table:style-name="ce213"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213"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2">
          <table:table-cell table:style-name="ce50" office:value-type="string" calcext:value-type="string">
            <text:p>mnuCheckForUpdates</text:p>
          </table:table-cell>
          <table:table-cell table:style-name="ce316"/>
          <table:table-cell table:style-name="ce317" office:value-type="string" calcext:value-type="string">
            <text:p>Check for updates…</text:p>
          </table:table-cell>
          <table:table-cell table:style-name="ce318" office:value-type="string" calcext:value-type="string">
            <text:p>Vérifier les mises à jour…</text:p>
          </table:table-cell>
          <table:table-cell table:style-name="ce320" office:value-type="string" calcext:value-type="string">
            <text:p>Software Update</text:p>
          </table:table-cell>
          <table:table-cell table:style-name="ce323" office:value-type="string" calcext:value-type="string">
            <text:p>Auf Updates prüfen...</text:p>
          </table:table-cell>
          <table:table-cell table:style-name="ce324" office:value-type="string" calcext:value-type="string">
            <text:p>Actualización…</text:p>
          </table:table-cell>
          <table:table-cell table:style-name="ce325" office:value-type="string" calcext:value-type="string">
            <text:p>Atualização do software...</text:p>
          </table:table-cell>
          <table:table-cell table:style-name="ce327" office:value-type="string" calcext:value-type="string">
            <text:p>Sprawdź w poszukiwaniu aktualizacji...</text:p>
          </table:table-cell>
          <table:table-cell table:style-name="ce330" office:value-type="string" calcext:value-type="string">
            <text:p>Aggiornamento software...</text:p>
          </table:table-cell>
          <table:table-cell table:style-name="ce331" office:value-type="string" calcext:value-type="string">
            <text:p>Actualizat...</text:p>
          </table:table-cell>
          <table:table-cell table:style-name="ce332" office:value-type="string" calcext:value-type="string">
            <text:p>Ohjelmistopäivitys...</text:p>
          </table:table-cell>
          <table:table-cell table:style-name="ce333" office:value-type="string" calcext:value-type="string">
            <text:p>Se etter oppdateringer...</text:p>
          </table:table-cell>
          <table:table-cell table:style-name="ce335" office:value-type="string" calcext:value-type="string">
            <text:p>检查更新...</text:p>
          </table:table-cell>
          <table:table-cell table:style-name="ce336" office:value-type="string" calcext:value-type="string">
            <text:p>Yazılım Güncelleme...</text:p>
          </table:table-cell>
          <table:table-cell table:style-name="ce338" office:value-type="string" calcext:value-type="string">
            <text:p>Αναβάθμιση Λογισμικού</text:p>
          </table:table-cell>
          <table:table-cell table:style-name="ce340" office:value-type="string" calcext:value-type="string">
            <text:p>Programos atnaujinimas...</text:p>
          </table:table-cell>
          <table:table-cell table:style-name="ce341" office:value-type="string" calcext:value-type="string">
            <text:p>Programuppdatering...</text:p>
          </table:table-cell>
          <table:table-cell table:style-name="ce342" office:value-type="string" calcext:value-type="string">
            <text:p>Ændret</text:p>
          </table:table-cell>
          <table:table-cell table:style-name="ce344" office:value-type="string" calcext:value-type="string">
            <text:p>Aktualizace softwaru</text:p>
          </table:table-cell>
          <table:table-cell table:style-name="ce347" office:value-type="string" calcext:value-type="string">
            <text:p><text:span text:style-name="T4">새</text:span><text:span text:style-name="T5"> </text:span><text:span text:style-name="T6">소프트웨어로</text:span><text:span text:style-name="T5"> </text:span><text:span text:style-name="T6">교체</text:span><text:span text:style-name="T5">…</text:span></text:p>
          </table:table-cell>
          <table:table-cell table:style-name="ce350" office:value-type="string" calcext:value-type="string">
            <text:p>Обновить программу</text:p>
          </table:table-cell>
          <table:table-cell table:style-name="ce354" office:value-type="string" calcext:value-type="string">
            <text:p>Actualització de programari</text:p>
          </table:table-cell>
          <table:table-cell table:style-name="ce355" office:value-type="string" calcext:value-type="string">
            <text:p>Ažuriranje softvera...</text:p>
          </table:table-cell>
          <table:table-cell table:style-name="ce358" office:value-type="string" calcext:value-type="string">
            <text:p>Ажурирање софтвера…</text:p>
          </table:table-cell>
          <table:table-cell table:style-name="ce363" office:value-type="string" calcext:value-type="string">
            <text:p><text:span text:style-name="T14">ソフトウェアアップデート</text:span><text:span text:style-name="T15">…</text:span></text:p>
          </table:table-cell>
          <table:table-cell table:style-name="ce365" office:value-type="string" calcext:value-type="string">
            <text:p>Ажурирање на софтверот...</text:p>
          </table:table-cell>
          <table:table-cell table:style-name="ce366" office:value-type="string" calcext:value-type="string">
            <text:p>تحديث البرنامج…</text:p>
          </table:table-cell>
          <table:table-cell table:style-name="ce368" office:value-type="string" calcext:value-type="string">
            <text:p>بروز رسانی نرم افزار ...</text:p>
          </table:table-cell>
          <table:table-cell table:style-name="ce370" office:value-type="string" calcext:value-type="string">
            <text:p>Ъпдейтване на програмата</text:p>
          </table:table-cell>
          <table:table-cell table:style-name="ce370" table:number-columns-repeated="223"/>
          <table:table-cell table:style-name="ce315" table:number-columns-repeated="771"/>
        </table:table-row>
        <table:table-row table:style-name="ro12">
          <table:table-cell table:style-name="ce49" office:value-type="string" calcext:value-type="string">
            <text:p>Updater_Behind</text:p>
          </table:table-cell>
          <table:table-cell table:style-name="ce316"/>
          <table:table-cell table:style-name="ce317" office:value-type="string" calcext:value-type="string">
            <text:p>A new version is available!</text:p>
          </table:table-cell>
          <table:table-cell table:style-name="ce318" office:value-type="string" calcext:value-type="string">
            <text:p>Une nouvelle version est disponible !</text:p>
          </table:table-cell>
          <table:table-cell table:style-name="ce320" office:value-type="string" calcext:value-type="string">
            <text:p>Een nieuwe versie is beschikbaar !</text:p>
          </table:table-cell>
          <table:table-cell table:style-name="ce323" office:value-type="string" calcext:value-type="string">
            <text:p>Eine neue Version ist verfügbar ! </text:p>
          </table:table-cell>
          <table:table-cell table:style-name="ce324" office:value-type="string" calcext:value-type="string">
            <text:p>¡Una nueva versión está disponible!</text:p>
          </table:table-cell>
          <table:table-cell table:style-name="ce325" office:value-type="string" calcext:value-type="string">
            <text:p>Uma nova versão está disponível!</text:p>
          </table:table-cell>
          <table:table-cell table:style-name="ce327" office:value-type="string" calcext:value-type="string">
            <text:p>Dostępna jest nowa wersja programu!</text:p>
          </table:table-cell>
          <table:table-cell table:style-name="ce330" office:value-type="string" calcext:value-type="string">
            <text:p>E' disponibile una nuova versione !</text:p>
          </table:table-cell>
          <table:table-cell table:style-name="ce331" office:value-type="string" calcext:value-type="string">
            <text:p>O nouă versiune este disponibilă !</text:p>
          </table:table-cell>
          <table:table-cell table:style-name="ce332" office:value-type="string" calcext:value-type="string">
            <text:p>Uusi versio on saatavilla!</text:p>
          </table:table-cell>
          <table:table-cell table:style-name="ce334" office:value-type="string" calcext:value-type="string">
            <text:p>En ny versjon er tilgjengelig !</text:p>
          </table:table-cell>
          <table:table-cell table:style-name="ce335" office:value-type="string" calcext:value-type="string">
            <text:p>有新版本！</text:p>
          </table:table-cell>
          <table:table-cell table:style-name="ce337" office:value-type="string" calcext:value-type="string">
            <text:p>Yeni bir sürüm mevcut !</text:p>
          </table:table-cell>
          <table:table-cell table:style-name="ce339" office:value-type="string" calcext:value-type="string">
            <text:p>Μια νέα έκδοση είναι διαθέσιμη !</text:p>
          </table:table-cell>
          <table:table-cell table:style-name="ce340" office:value-type="string" calcext:value-type="string">
            <text:p>Jau galite atnaujinti programą!</text:p>
          </table:table-cell>
          <table:table-cell table:style-name="ce341" office:value-type="string" calcext:value-type="string">
            <text:p>Ny version är tillgänglig!</text:p>
          </table:table-cell>
          <table:table-cell table:style-name="ce343" office:value-type="string" calcext:value-type="string">
            <text:p>Ny version tilgængelig!</text:p>
          </table:table-cell>
          <table:table-cell table:style-name="ce345" office:value-type="string" calcext:value-type="string">
            <text:p>Nová verze je k dispozici!</text:p>
          </table:table-cell>
          <table:table-cell table:style-name="ce347" office:value-type="string" calcext:value-type="string">
            <text:p><text:span text:style-name="T4">새로운</text:span><text:span text:style-name="T5"> </text:span><text:span text:style-name="T6">버전</text:span><text:span text:style-name="T5"> </text:span><text:span text:style-name="T6">가용함</text:span><text:span text:style-name="T5">!</text:span></text:p>
          </table:table-cell>
          <table:table-cell table:style-name="ce351" office:value-type="string" calcext:value-type="string">
            <text:p>Доступна новая версия!</text:p>
          </table:table-cell>
          <table:table-cell table:style-name="ce354" office:value-type="string" calcext:value-type="string">
            <text:p>Hi ha disponible una nova versió</text:p>
          </table:table-cell>
          <table:table-cell table:style-name="ce356" office:value-type="string" calcext:value-type="string">
            <text:p>Nova verzija je dostupna!</text:p>
          </table:table-cell>
          <table:table-cell table:style-name="ce359" office:value-type="string" calcext:value-type="string">
            <text:p>Нова верзија је доступна!</text:p>
          </table:table-cell>
          <table:table-cell table:style-name="ce364" office:value-type="string" calcext:value-type="string">
            <text:p>最新バージョンにアップデートできます!</text:p>
          </table:table-cell>
          <table:table-cell table:style-name="ce365" office:value-type="string" calcext:value-type="string">
            <text:p>Достапна е нова верзија!</text:p>
          </table:table-cell>
          <table:table-cell table:style-name="ce366" office:value-type="string" calcext:value-type="string">
            <text:p>يتوفر إصدار جديد!</text:p>
          </table:table-cell>
          <table:table-cell table:style-name="ce368" office:value-type="string" calcext:value-type="string">
            <text:p>نسخه جدیدی در دسترس است!</text:p>
          </table:table-cell>
          <table:table-cell table:style-name="ce370" office:value-type="string" calcext:value-type="string">
            <text:p>Достъпна е нова версия!</text:p>
          </table:table-cell>
          <table:table-cell table:style-name="ce370" table:number-columns-repeated="223"/>
          <table:table-cell table:style-name="ce315" table:number-columns-repeated="771"/>
        </table:table-row>
        <table:table-row table:style-name="ro10">
          <table:table-cell table:style-name="ce49" office:value-type="string" calcext:value-type="string">
            <text:p>Updater_CurrentVersion</text:p>
          </table:table-cell>
          <table:table-cell table:style-name="ce316"/>
          <table:table-cell table:style-name="ce317" office:value-type="string" calcext:value-type="string">
            <text:p>Current Version :</text:p>
          </table:table-cell>
          <table:table-cell table:style-name="ce318" office:value-type="string" calcext:value-type="string">
            <text:p>Version Courante :</text:p>
          </table:table-cell>
          <table:table-cell table:style-name="ce320" office:value-type="string" calcext:value-type="string">
            <text:p>Huidige versie :</text:p>
          </table:table-cell>
          <table:table-cell table:style-name="ce323" office:value-type="string" calcext:value-type="string">
            <text:p>Aktuelle Version : </text:p>
          </table:table-cell>
          <table:table-cell table:style-name="ce324" office:value-type="string" calcext:value-type="string">
            <text:p>Versión actual:</text:p>
          </table:table-cell>
          <table:table-cell table:style-name="ce325" office:value-type="string" calcext:value-type="string">
            <text:p>Versão atual :</text:p>
          </table:table-cell>
          <table:table-cell table:style-name="ce328" office:value-type="string" calcext:value-type="string">
            <text:p>Aktualna wersja :</text:p>
          </table:table-cell>
          <table:table-cell table:style-name="ce330" office:value-type="string" calcext:value-type="string">
            <text:p>Versione Attuale :</text:p>
          </table:table-cell>
          <table:table-cell table:style-name="ce331" office:value-type="string" calcext:value-type="string">
            <text:p>Current Version :</text:p>
          </table:table-cell>
          <table:table-cell table:style-name="ce332" office:value-type="string" calcext:value-type="string">
            <text:p>Nykyinen versio:</text:p>
          </table:table-cell>
          <table:table-cell table:style-name="ce334" office:value-type="string" calcext:value-type="string">
            <text:p>Aktuell versjon:</text:p>
          </table:table-cell>
          <table:table-cell table:style-name="ce335" office:value-type="string" calcext:value-type="string">
            <text:p>现在的版本:</text:p>
          </table:table-cell>
          <table:table-cell table:style-name="ce337" office:value-type="string" calcext:value-type="string">
            <text:p>Geçerli Sürüm :</text:p>
          </table:table-cell>
          <table:table-cell table:style-name="ce339" office:value-type="string" calcext:value-type="string">
            <text:p>Τρέχουσα Έκδοση :</text:p>
          </table:table-cell>
          <table:table-cell table:style-name="ce340" office:value-type="string" calcext:value-type="string">
            <text:p>Dabartinė programos versija :</text:p>
          </table:table-cell>
          <table:table-cell table:style-name="ce341" office:value-type="string" calcext:value-type="string">
            <text:p>Nuvarande version:</text:p>
          </table:table-cell>
          <table:table-cell table:style-name="ce343" office:value-type="string" calcext:value-type="string">
            <text:p>Nuværende version:</text:p>
          </table:table-cell>
          <table:table-cell table:style-name="ce345" office:value-type="string" calcext:value-type="string">
            <text:p>Stávající verze:</text:p>
          </table:table-cell>
          <table:table-cell table:style-name="ce347" office:value-type="string" calcext:value-type="string">
            <text:p><text:span text:style-name="T4">현재</text:span><text:span text:style-name="T5"> </text:span><text:span text:style-name="T6">버전</text:span><text:span text:style-name="T5">:</text:span></text:p>
          </table:table-cell>
          <table:table-cell table:style-name="ce351" office:value-type="string" calcext:value-type="string">
            <text:p>Текущая версия:</text:p>
          </table:table-cell>
          <table:table-cell table:style-name="ce354" office:value-type="string" calcext:value-type="string">
            <text:p>Versió actual:</text:p>
          </table:table-cell>
          <table:table-cell table:style-name="ce356" office:value-type="string" calcext:value-type="string">
            <text:p>Trenutna verzija:</text:p>
          </table:table-cell>
          <table:table-cell table:style-name="ce359" office:value-type="string" calcext:value-type="string">
            <text:p>Тренутна верзија:</text:p>
          </table:table-cell>
          <table:table-cell table:style-name="ce363" office:value-type="string" calcext:value-type="string">
            <text:p><text:span text:style-name="T14">現在のバージョン</text:span><text:span text:style-name="T15">:</text:span></text:p>
          </table:table-cell>
          <table:table-cell table:style-name="ce365" office:value-type="string" calcext:value-type="string">
            <text:p>Актуелна верзија :</text:p>
          </table:table-cell>
          <table:table-cell table:style-name="ce366" office:value-type="string" calcext:value-type="string">
            <text:p>النسخة الحالية :</text:p>
          </table:table-cell>
          <table:table-cell table:style-name="ce368" office:value-type="string" calcext:value-type="string">
            <text:p>نسخه فعلی :</text:p>
          </table:table-cell>
          <table:table-cell table:style-name="ce370" office:value-type="string" calcext:value-type="string">
            <text:p>Текуща версия:</text:p>
          </table:table-cell>
          <table:table-cell table:style-name="ce370" table:number-columns-repeated="223"/>
          <table:table-cell table:style-name="ce315" table:number-columns-repeated="771"/>
        </table:table-row>
        <table:table-row table:style-name="ro10">
          <table:table-cell table:style-name="ce49" office:value-type="string" calcext:value-type="string">
            <text:p>Updater_Download</text:p>
          </table:table-cell>
          <table:table-cell table:style-name="ce316"/>
          <table:table-cell table:style-name="ce317" office:value-type="string" calcext:value-type="string">
            <text:p>Download</text:p>
          </table:table-cell>
          <table:table-cell table:style-name="ce318" office:value-type="string" calcext:value-type="string">
            <text:p>Télécharger</text:p>
          </table:table-cell>
          <table:table-cell table:style-name="ce320" office:value-type="string" calcext:value-type="string">
            <text:p>Download</text:p>
          </table:table-cell>
          <table:table-cell table:style-name="ce323" office:value-type="string" calcext:value-type="string">
            <text:p>Herunterladen </text:p>
          </table:table-cell>
          <table:table-cell table:style-name="ce324" office:value-type="string" calcext:value-type="string">
            <text:p>Descargar</text:p>
          </table:table-cell>
          <table:table-cell table:style-name="ce326" office:value-type="string" calcext:value-type="string">
            <text:p>Baixar</text:p>
          </table:table-cell>
          <table:table-cell table:style-name="ce328" office:value-type="string" calcext:value-type="string">
            <text:p>Pobierz</text:p>
          </table:table-cell>
          <table:table-cell table:style-name="ce330" office:value-type="string" calcext:value-type="string">
            <text:p>Scarico (Download)</text:p>
          </table:table-cell>
          <table:table-cell table:style-name="ce331" office:value-type="string" calcext:value-type="string">
            <text:p>Descarcă</text:p>
          </table:table-cell>
          <table:table-cell table:style-name="ce332" office:value-type="string" calcext:value-type="string">
            <text:p>Lataa</text:p>
          </table:table-cell>
          <table:table-cell table:style-name="ce334" office:value-type="string" calcext:value-type="string">
            <text:p>Last ned</text:p>
          </table:table-cell>
          <table:table-cell table:style-name="ce335" office:value-type="string" calcext:value-type="string">
            <text:p>下载</text:p>
          </table:table-cell>
          <table:table-cell table:style-name="ce337" office:value-type="string" calcext:value-type="string">
            <text:p>İndir</text:p>
          </table:table-cell>
          <table:table-cell table:style-name="ce339" office:value-type="string" calcext:value-type="string">
            <text:p>Καταφόρτωση</text:p>
          </table:table-cell>
          <table:table-cell table:style-name="ce340" office:value-type="string" calcext:value-type="string">
            <text:p>Atsiųsti</text:p>
          </table:table-cell>
          <table:table-cell table:style-name="ce341" office:value-type="string" calcext:value-type="string">
            <text:p>Nedladdning</text:p>
          </table:table-cell>
          <table:table-cell table:style-name="ce343" office:value-type="string" calcext:value-type="string">
            <text:p>Hent</text:p>
          </table:table-cell>
          <table:table-cell table:style-name="ce345" office:value-type="string" calcext:value-type="string">
            <text:p>Stáhnout</text:p>
          </table:table-cell>
          <table:table-cell table:style-name="ce348" office:value-type="string" calcext:value-type="string">
            <text:p>내려 받기</text:p>
          </table:table-cell>
          <table:table-cell table:style-name="ce351" office:value-type="string" calcext:value-type="string">
            <text:p>Загрузить</text:p>
          </table:table-cell>
          <table:table-cell table:style-name="ce354" office:value-type="string" calcext:value-type="string">
            <text:p>Descarregar</text:p>
          </table:table-cell>
          <table:table-cell table:style-name="ce356" office:value-type="string" calcext:value-type="string">
            <text:p>Preuzeti</text:p>
          </table:table-cell>
          <table:table-cell table:style-name="ce359" office:value-type="string" calcext:value-type="string">
            <text:p>Преузети</text:p>
          </table:table-cell>
          <table:table-cell table:style-name="ce364" office:value-type="string" calcext:value-type="string">
            <text:p>ダウンロード</text:p>
          </table:table-cell>
          <table:table-cell table:style-name="ce365" office:value-type="string" calcext:value-type="string">
            <text:p>Превземи</text:p>
          </table:table-cell>
          <table:table-cell table:style-name="ce366" office:value-type="string" calcext:value-type="string">
            <text:p>تحميل</text:p>
          </table:table-cell>
          <table:table-cell table:style-name="ce368" office:value-type="string" calcext:value-type="string">
            <text:p>دانلود</text:p>
          </table:table-cell>
          <table:table-cell table:style-name="ce370" office:value-type="string" calcext:value-type="string">
            <text:p>Изтегляне</text:p>
          </table:table-cell>
          <table:table-cell table:style-name="ce370" table:number-columns-repeated="223"/>
          <table:table-cell table:style-name="ce315" table:number-columns-repeated="771"/>
        </table:table-row>
        <table:table-row table:style-name="ro19">
          <table:table-cell table:style-name="ce49" office:value-type="string" calcext:value-type="string">
            <text:p>Updater_InternetError</text:p>
          </table:table-cell>
          <table:table-cell table:style-name="ce316"/>
          <table:table-cell table:style-name="ce317" office:value-type="string" calcext:value-type="string">
            <text:p>An error occurred while checking for updates. Please ensure an Internet connection is available. </text:p>
          </table:table-cell>
          <table:table-cell table:style-name="ce318" office:value-type="string" calcext:value-type="string">
            <text:p>Une erreur est survenue durant la vérification. Veuillez vous assurer que la connexion à Internet est opérationnelle.</text:p>
          </table:table-cell>
          <table:table-cell table:style-name="ce320" office:value-type="string" calcext:value-type="string">
            <text:p>Een fout is opgetreden bij het controleren op nieuwe versies. Zorg er voor dat er een verbinding met Internet is.</text:p>
          </table:table-cell>
          <table:table-cell table:style-name="ce323" office:value-type="string" calcext:value-type="string">
            <text:p>Ein Fehler ist aufgetreten, während der Prüfung. Bitte stellen Sie sicher, dass die Internet-Verbindung betriebsbereit ist. </text:p>
          </table:table-cell>
          <table:table-cell table:style-name="ce324" office:value-type="string" calcext:value-type="string">
            <text:p>Un error ocurrió mientras se buscaban actualizaciones. Porfavor asegúrese que una conexión a Internet está disponible.</text:p>
          </table:table-cell>
          <table:table-cell table:style-name="ce326" office:value-type="string" calcext:value-type="string">
            <text:p>Ocorreu um erro enquanto o programa procurava atualizações. Por favor, verifique se existe uma conexão de Internet ativa.</text:p>
          </table:table-cell>
          <table:table-cell table:style-name="ce328" office:value-type="string" calcext:value-type="string">
            <text:p>Wystąpił błąd podczas sprawdzania dostępnych aktualizacji. Upewnij się, że masz dostęp do internetu.</text:p>
          </table:table-cell>
          <table:table-cell table:style-name="ce330" office:value-type="string" calcext:value-type="string">
            <text:p>E' avvenuto un errore durante la ricerca di Aggiornamenti. Assicurarsi che sia attiva la connessione Internet. </text:p>
          </table:table-cell>
          <table:table-cell table:style-name="ce331" office:value-type="string" calcext:value-type="string">
            <text:p>A apărut o eroare in procesul de verificare a actualizărilor. Vă rugăm să verificaţi conexiunea la Internet. </text:p>
          </table:table-cell>
          <table:table-cell table:style-name="ce332" office:value-type="string" calcext:value-type="string">
            <text:p>Haettaessa päivityksiä tapahtui virhe. Tarkista internetyhteytesi.</text:p>
          </table:table-cell>
          <table:table-cell table:style-name="ce334" office:value-type="string" calcext:value-type="string">
            <text:p>En feil oppstod ved sjekk av oppdateringer. Vennligst se etter at du er logget på internett. </text:p>
          </table:table-cell>
          <table:table-cell table:style-name="ce335" office:value-type="string" calcext:value-type="string">
            <text:p>检查更新出错. 请确认有效的网络连接.</text:p>
          </table:table-cell>
          <table:table-cell table:style-name="ce337" office:value-type="string" calcext:value-type="string">
            <text:p>Güncellemeleri tararken bir hata meydana geldi. İnternet bağlantınızın olduğundan emin olun.</text:p>
          </table:table-cell>
          <table:table-cell table:style-name="ce339"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40" office:value-type="string" calcext:value-type="string">
            <text:p>Klaida ieškant atnaujinimo. Prašau patikrinkite prieigą prie interneto.</text:p>
          </table:table-cell>
          <table:table-cell table:style-name="ce341" office:value-type="string" calcext:value-type="string">
            <text:p>Ett fel uppstod vid kontroll av uppdateringar. Vänligen kontrollera</text:p>
            <text:p>Internetanslutningen.</text:p>
          </table:table-cell>
          <table:table-cell table:style-name="ce343" office:value-type="string" calcext:value-type="string">
            <text:p>Der opstod en fejl under søgning efter ny version. Venligst, kontroller at internetforbindelsen er i orden.</text:p>
          </table:table-cell>
          <table:table-cell table:style-name="ce345" office:value-type="string" calcext:value-type="string">
            <text:p>Při kontrole vyhledávání nové verze se objevila chyba. Zabezpečte internetové <text:s/>připojení.</text:p>
          </table:table-cell>
          <table:table-cell table:style-name="ce347" office:value-type="string" calcext:value-type="string">
            <text:p><text:span text:style-name="T4">새</text:span><text:span text:style-name="T5"> </text:span><text:span text:style-name="T6">소프트웨어를</text:span><text:span text:style-name="T5"> </text:span><text:span text:style-name="T6">찾는</text:span><text:span text:style-name="T5"> </text:span><text:span text:style-name="T6">중</text:span><text:span text:style-name="T5"> </text:span><text:span text:style-name="T6">오류</text:span><text:span text:style-name="T5"> </text:span><text:span text:style-name="T6">발생</text:span><text:span text:style-name="T5">. </text:span><text:span text:style-name="T6">인터넷에</text:span><text:span text:style-name="T5"> </text:span><text:span text:style-name="T6">연결되어</text:span><text:span text:style-name="T5"> </text:span><text:span text:style-name="T6">있는지</text:span><text:span text:style-name="T5"> </text:span><text:span text:style-name="T6">확인요망</text:span><text:span text:style-name="T5">.</text:span></text:p>
          </table:table-cell>
          <table:table-cell table:style-name="ce352" office:value-type="string" calcext:value-type="string">
            <text:p>Произошла ошибка при проверке обновлений. Пожалуйста, убедитесь, что вы подключены к Интернету.</text:p>
          </table:table-cell>
          <table:table-cell table:style-name="ce354" office:value-type="string" calcext:value-type="string">
            <text:p>S'ha produït un error mentre es comprovaven les actualitzacions. Siusplau assegureu-vos de que estu connectats a Internet</text:p>
          </table:table-cell>
          <table:table-cell table:style-name="ce357" office:value-type="string" calcext:value-type="string">
            <text:p>Došlo je do greške prilikom provere ažuriranja. Molimo vas da osigurate da Internet veza bude dostupna.</text:p>
          </table:table-cell>
          <table:table-cell table:style-name="ce360"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4" office:value-type="string" calcext:value-type="string">
            <text:p>アップデート確認中にエラーが発生しました。インターネット回線に接続されているか確認して下さい。</text:p>
          </table:table-cell>
          <table:table-cell table:style-name="ce365" office:value-type="string" calcext:value-type="string">
            <text:p>Дојде до грешка при ажурирањето. Ве молиме да се осигурате дека интернет конекцијата е достапна.</text:p>
          </table:table-cell>
          <table:table-cell table:style-name="ce366" office:value-type="string" calcext:value-type="string">
            <text:p>حدث خطأ أثناء التحقق من وجود تحديثات. يرجى التأكد من الاتصال بالإنترنت.</text:p>
          </table:table-cell>
          <table:table-cell table:style-name="ce368" office:value-type="string" calcext:value-type="string">
            <text:p>هنگام چک کردن به روز رسانی، خطایی رخ داد. لطفا از اتصال اینترنت اطمینان حاصل کنید.</text:p>
          </table:table-cell>
          <table:table-cell table:style-name="ce370" office:value-type="string" calcext:value-type="string">
            <text:p>При проверката за актуализации възникна грешка. Моля, уверете се, че сте свързани с Интернет.</text:p>
          </table:table-cell>
          <table:table-cell table:style-name="ce370" table:number-columns-repeated="223"/>
          <table:table-cell table:style-name="ce315" table:number-columns-repeated="771"/>
        </table:table-row>
        <table:table-row table:style-name="ro10">
          <table:table-cell table:style-name="ce49" office:value-type="string" calcext:value-type="string">
            <text:p>Updater_LblChangeLog</text:p>
          </table:table-cell>
          <table:table-cell table:style-name="ce316"/>
          <table:table-cell table:style-name="ce317" office:value-type="string" calcext:value-type="string">
            <text:p>Change Log :</text:p>
          </table:table-cell>
          <table:table-cell table:style-name="ce318" office:value-type="string" calcext:value-type="string">
            <text:p>Liste de Changements :</text:p>
          </table:table-cell>
          <table:table-cell table:style-name="ce320" office:value-type="string" calcext:value-type="string">
            <text:p>Lijst met veranderingen :</text:p>
          </table:table-cell>
          <table:table-cell table:style-name="ce323" office:value-type="string" calcext:value-type="string">
            <text:p>Liste der Änderungen: </text:p>
          </table:table-cell>
          <table:table-cell table:style-name="ce324" office:value-type="string" calcext:value-type="string">
            <text:p>Lista de Cambios:</text:p>
          </table:table-cell>
          <table:table-cell table:style-name="ce326" office:value-type="string" calcext:value-type="string">
            <text:p>Log de mudanças:</text:p>
          </table:table-cell>
          <table:table-cell table:style-name="ce328" office:value-type="string" calcext:value-type="string">
            <text:p>Dziennik zmian :</text:p>
          </table:table-cell>
          <table:table-cell table:style-name="ce330" office:value-type="string" calcext:value-type="string">
            <text:p>Lista Variazioni :</text:p>
          </table:table-cell>
          <table:table-cell table:style-name="ce331" office:value-type="string" calcext:value-type="string">
            <text:p>Listă schimbări :</text:p>
          </table:table-cell>
          <table:table-cell table:style-name="ce332" office:value-type="string" calcext:value-type="string">
            <text:p>Muutosloki:</text:p>
          </table:table-cell>
          <table:table-cell table:style-name="ce334" office:value-type="string" calcext:value-type="string">
            <text:p>Endre logg:</text:p>
          </table:table-cell>
          <table:table-cell table:style-name="ce335" office:value-type="string" calcext:value-type="string">
            <text:p>更改日志:</text:p>
          </table:table-cell>
          <table:table-cell table:style-name="ce337" office:value-type="string" calcext:value-type="string">
            <text:p>Değişim Logu:</text:p>
          </table:table-cell>
          <table:table-cell table:style-name="ce339" office:value-type="string" calcext:value-type="string">
            <text:p>Αλλαγή Ημερολογίου :</text:p>
          </table:table-cell>
          <table:table-cell table:style-name="ce340" office:value-type="string" calcext:value-type="string">
            <text:p>Pakeitimų žurnalas :</text:p>
          </table:table-cell>
          <table:table-cell table:style-name="ce341" office:value-type="string" calcext:value-type="string">
            <text:p>Byt Log :</text:p>
          </table:table-cell>
          <table:table-cell table:style-name="ce343" office:value-type="string" calcext:value-type="string">
            <text:p>Ændringslog:</text:p>
          </table:table-cell>
          <table:table-cell table:style-name="ce345" office:value-type="string" calcext:value-type="string">
            <text:p>Změňte Log:</text:p>
          </table:table-cell>
          <table:table-cell table:style-name="ce347" office:value-type="string" calcext:value-type="string">
            <text:p><text:span text:style-name="T4">기록</text:span><text:span text:style-name="T5"> </text:span><text:span text:style-name="T6">변경</text:span><text:span text:style-name="T5">:</text:span></text:p>
          </table:table-cell>
          <table:table-cell table:style-name="ce351" office:value-type="string" calcext:value-type="string">
            <text:p>Изменение регистрации:</text:p>
          </table:table-cell>
          <table:table-cell table:style-name="ce354" office:value-type="string" calcext:value-type="string">
            <text:p>Llista de canvis</text:p>
          </table:table-cell>
          <table:table-cell table:style-name="ce356" office:value-type="string" calcext:value-type="string">
            <text:p>Evidencija promena:</text:p>
          </table:table-cell>
          <table:table-cell table:style-name="ce359" office:value-type="string" calcext:value-type="string">
            <text:p>Евиденција промена:</text:p>
          </table:table-cell>
          <table:table-cell table:style-name="ce363" office:value-type="string" calcext:value-type="string">
            <text:p><text:span text:style-name="T14">ログ変更</text:span><text:span text:style-name="T15">:</text:span></text:p>
          </table:table-cell>
          <table:table-cell table:style-name="ce365" office:value-type="string" calcext:value-type="string">
            <text:p>Промени дневник :</text:p>
          </table:table-cell>
          <table:table-cell table:style-name="ce366" office:value-type="string" calcext:value-type="string">
            <text:p>قائمة التغيرات :</text:p>
          </table:table-cell>
          <table:table-cell table:style-name="ce368" office:value-type="string" calcext:value-type="string">
            <text:p>فهرست تغییرات:</text:p>
          </table:table-cell>
          <table:table-cell table:style-name="ce370" office:value-type="string" calcext:value-type="string">
            <text:p>Промяна на регистрация:</text:p>
          </table:table-cell>
          <table:table-cell table:style-name="ce370" table:number-columns-repeated="223"/>
          <table:table-cell table:style-name="ce315" table:number-columns-repeated="771"/>
        </table:table-row>
        <table:table-row table:style-name="ro10">
          <table:table-cell table:style-name="ce49" office:value-type="string" calcext:value-type="string">
            <text:p>Updater_NewVersion</text:p>
          </table:table-cell>
          <table:table-cell table:style-name="ce316"/>
          <table:table-cell table:style-name="ce317" office:value-type="string" calcext:value-type="string">
            <text:p>New Version</text:p>
          </table:table-cell>
          <table:table-cell table:style-name="ce318" office:value-type="string" calcext:value-type="string">
            <text:p>Nouvelle Version</text:p>
          </table:table-cell>
          <table:table-cell table:style-name="ce320" office:value-type="string" calcext:value-type="string">
            <text:p>Nieuwe versie</text:p>
          </table:table-cell>
          <table:table-cell table:style-name="ce323" office:value-type="string" calcext:value-type="string">
            <text:p>Neue Version </text:p>
          </table:table-cell>
          <table:table-cell table:style-name="ce324" office:value-type="string" calcext:value-type="string">
            <text:p>Nueva Versiòn</text:p>
          </table:table-cell>
          <table:table-cell table:style-name="ce326" office:value-type="string" calcext:value-type="string">
            <text:p>Nova Versão</text:p>
          </table:table-cell>
          <table:table-cell table:style-name="ce329" office:value-type="string" calcext:value-type="string">
            <text:p>Nowa wersja </text:p>
          </table:table-cell>
          <table:table-cell table:style-name="ce330" office:value-type="string" calcext:value-type="string">
            <text:p>Nuova Versione</text:p>
          </table:table-cell>
          <table:table-cell table:style-name="ce331" office:value-type="string" calcext:value-type="string">
            <text:p>Versiune nouă</text:p>
          </table:table-cell>
          <table:table-cell table:style-name="ce332" office:value-type="string" calcext:value-type="string">
            <text:p>Uusi versio</text:p>
          </table:table-cell>
          <table:table-cell table:style-name="ce334" office:value-type="string" calcext:value-type="string">
            <text:p>Ny versjon</text:p>
          </table:table-cell>
          <table:table-cell table:style-name="ce335" office:value-type="string" calcext:value-type="string">
            <text:p>新版本</text:p>
          </table:table-cell>
          <table:table-cell table:style-name="ce337" office:value-type="string" calcext:value-type="string">
            <text:p>Yeni Sürüm</text:p>
          </table:table-cell>
          <table:table-cell table:style-name="ce339" office:value-type="string" calcext:value-type="string">
            <text:p>Νέα Έκδοση</text:p>
          </table:table-cell>
          <table:table-cell table:style-name="ce340" office:value-type="string" calcext:value-type="string">
            <text:p>Nauja versija</text:p>
          </table:table-cell>
          <table:table-cell table:style-name="ce341" office:value-type="string" calcext:value-type="string">
            <text:p>Ny version</text:p>
          </table:table-cell>
          <table:table-cell table:style-name="ce343" office:value-type="string" calcext:value-type="string">
            <text:p>Ny version</text:p>
          </table:table-cell>
          <table:table-cell table:style-name="ce345" office:value-type="string" calcext:value-type="string">
            <text:p>Nová verze</text:p>
          </table:table-cell>
          <table:table-cell table:style-name="ce347" office:value-type="string" calcext:value-type="string">
            <text:p><text:span text:style-name="T4">새</text:span><text:span text:style-name="T5"> </text:span><text:span text:style-name="T6">버전</text:span></text:p>
          </table:table-cell>
          <table:table-cell table:style-name="ce351" office:value-type="string" calcext:value-type="string">
            <text:p>Новая версия</text:p>
          </table:table-cell>
          <table:table-cell table:style-name="ce354" office:value-type="string" calcext:value-type="string">
            <text:p>Nova Versió</text:p>
          </table:table-cell>
          <table:table-cell table:style-name="ce355" office:value-type="string" calcext:value-type="string">
            <text:p>Nova verzija</text:p>
          </table:table-cell>
          <table:table-cell table:style-name="ce361" office:value-type="string" calcext:value-type="string">
            <text:p>Нова верзија</text:p>
          </table:table-cell>
          <table:table-cell table:style-name="ce364" office:value-type="string" calcext:value-type="string">
            <text:p>最新バージョン</text:p>
          </table:table-cell>
          <table:table-cell table:style-name="ce365" office:value-type="string" calcext:value-type="string">
            <text:p>Нова верзија</text:p>
          </table:table-cell>
          <table:table-cell table:style-name="ce366" office:value-type="string" calcext:value-type="string">
            <text:p>اصدار جديد</text:p>
          </table:table-cell>
          <table:table-cell table:style-name="ce368" office:value-type="string" calcext:value-type="string">
            <text:p>نسخه جدید</text:p>
          </table:table-cell>
          <table:table-cell table:style-name="ce370" office:value-type="string" calcext:value-type="string">
            <text:p>Нова версия</text:p>
          </table:table-cell>
          <table:table-cell table:style-name="ce370" table:number-columns-repeated="223"/>
          <table:table-cell table:style-name="ce315" table:number-columns-repeated="771"/>
        </table:table-row>
        <table:table-row table:style-name="ro10">
          <table:table-cell table:style-name="ce49" office:value-type="string" calcext:value-type="string">
            <text:p>Updater_Quit</text:p>
          </table:table-cell>
          <table:table-cell table:style-name="ce316"/>
          <table:table-cell table:style-name="ce317" office:value-type="string" calcext:value-type="string">
            <text:p>Quit</text:p>
          </table:table-cell>
          <table:table-cell table:style-name="ce318" office:value-type="string" calcext:value-type="string">
            <text:p>Quitter</text:p>
          </table:table-cell>
          <table:table-cell table:style-name="ce320" office:value-type="string" calcext:value-type="string">
            <text:p>Stop</text:p>
          </table:table-cell>
          <table:table-cell table:style-name="ce323" office:value-type="string" calcext:value-type="string">
            <text:p>Beenden </text:p>
          </table:table-cell>
          <table:table-cell table:style-name="ce324" office:value-type="string" calcext:value-type="string">
            <text:p>Salir</text:p>
          </table:table-cell>
          <table:table-cell table:style-name="ce326" office:value-type="string" calcext:value-type="string">
            <text:p>Sair</text:p>
          </table:table-cell>
          <table:table-cell table:style-name="ce328" office:value-type="string" calcext:value-type="string">
            <text:p>Wyjdź</text:p>
          </table:table-cell>
          <table:table-cell table:style-name="ce330" office:value-type="string" calcext:value-type="string">
            <text:p>Esci</text:p>
          </table:table-cell>
          <table:table-cell table:style-name="ce331" office:value-type="string" calcext:value-type="string">
            <text:p>Ieşi</text:p>
          </table:table-cell>
          <table:table-cell table:style-name="ce332" office:value-type="string" calcext:value-type="string">
            <text:p>Lopeta</text:p>
          </table:table-cell>
          <table:table-cell table:style-name="ce334" office:value-type="string" calcext:value-type="string">
            <text:p>Slutt</text:p>
          </table:table-cell>
          <table:table-cell table:style-name="ce335" office:value-type="string" calcext:value-type="string">
            <text:p>退出</text:p>
          </table:table-cell>
          <table:table-cell table:style-name="ce337" office:value-type="string" calcext:value-type="string">
            <text:p>Çık</text:p>
          </table:table-cell>
          <table:table-cell table:style-name="ce339" office:value-type="string" calcext:value-type="string">
            <text:p>Παραίτηση</text:p>
          </table:table-cell>
          <table:table-cell table:style-name="ce340" office:value-type="string" calcext:value-type="string">
            <text:p>Baigti</text:p>
          </table:table-cell>
          <table:table-cell table:style-name="ce341" office:value-type="string" calcext:value-type="string">
            <text:p>Avsluta</text:p>
          </table:table-cell>
          <table:table-cell table:style-name="ce343" office:value-type="string" calcext:value-type="string">
            <text:p>Afslut</text:p>
          </table:table-cell>
          <table:table-cell table:style-name="ce345" office:value-type="string" calcext:value-type="string">
            <text:p>Ukončit</text:p>
          </table:table-cell>
          <table:table-cell table:style-name="ce348" office:value-type="string" calcext:value-type="string">
            <text:p>끝내기</text:p>
          </table:table-cell>
          <table:table-cell table:style-name="ce351" office:value-type="string" calcext:value-type="string">
            <text:p>Выйти</text:p>
          </table:table-cell>
          <table:table-cell table:style-name="ce354" office:value-type="string" calcext:value-type="string">
            <text:p>Sortir</text:p>
          </table:table-cell>
          <table:table-cell table:style-name="ce355" office:value-type="string" calcext:value-type="string">
            <text:p>Odustani</text:p>
          </table:table-cell>
          <table:table-cell table:style-name="ce361" office:value-type="string" calcext:value-type="string">
            <text:p>Одустани</text:p>
          </table:table-cell>
          <table:table-cell table:style-name="ce364" office:value-type="string" calcext:value-type="string">
            <text:p>終了</text:p>
          </table:table-cell>
          <table:table-cell table:style-name="ce365" office:value-type="string" calcext:value-type="string">
            <text:p>Напушти</text:p>
          </table:table-cell>
          <table:table-cell table:style-name="ce366" office:value-type="string" calcext:value-type="string">
            <text:p>خروج</text:p>
          </table:table-cell>
          <table:table-cell table:style-name="ce368" office:value-type="string" calcext:value-type="string">
            <text:p>خروج</text:p>
          </table:table-cell>
          <table:table-cell table:style-name="ce370" office:value-type="string" calcext:value-type="string">
            <text:p>Излезте</text:p>
          </table:table-cell>
          <table:table-cell table:style-name="ce370" table:number-columns-repeated="223"/>
          <table:table-cell table:style-name="ce315" table:number-columns-repeated="771"/>
        </table:table-row>
        <table:table-row table:style-name="ro14">
          <table:table-cell table:style-name="ce49" office:value-type="string" calcext:value-type="string">
            <text:p>Updater_Title</text:p>
          </table:table-cell>
          <table:table-cell table:style-name="ce316"/>
          <table:table-cell table:style-name="ce317" office:value-type="string" calcext:value-type="string">
            <text:p>Kinovea - Checking for new version.</text:p>
          </table:table-cell>
          <table:table-cell table:style-name="ce318" office:value-type="string" calcext:value-type="string">
            <text:p>Kinovea - Vérification de mises à jour.</text:p>
          </table:table-cell>
          <table:table-cell table:style-name="ce321" office:value-type="string" calcext:value-type="string">
            <text:p>Kinovea - Controleert op een nieuwe versie.</text:p>
          </table:table-cell>
          <table:table-cell table:style-name="ce323" office:value-type="string" calcext:value-type="string">
            <text:p>Kinovea - Prüfung auf Updates. </text:p>
          </table:table-cell>
          <table:table-cell table:style-name="ce324" office:value-type="string" calcext:value-type="string">
            <text:p>Kinovea - Buscando nuevas versiones</text:p>
          </table:table-cell>
          <table:table-cell table:style-name="ce326" office:value-type="string" calcext:value-type="string">
            <text:p>Kinovea - Buscando nova versão.</text:p>
          </table:table-cell>
          <table:table-cell table:style-name="ce329" office:value-type="string" calcext:value-type="string">
            <text:p>Kinovea - poszukiwanie nowej wersji</text:p>
          </table:table-cell>
          <table:table-cell table:style-name="ce330" office:value-type="string" calcext:value-type="string">
            <text:p>Kinovea – Verifica esistenza di nuova versione.</text:p>
          </table:table-cell>
          <table:table-cell table:style-name="ce331" office:value-type="string" calcext:value-type="string">
            <text:p>Kinovea – Verific actualizările.</text:p>
          </table:table-cell>
          <table:table-cell table:style-name="ce332" office:value-type="string" calcext:value-type="string">
            <text:p>Kinovea – etsitään uudempaa versiota.</text:p>
          </table:table-cell>
          <table:table-cell table:style-name="ce334" office:value-type="string" calcext:value-type="string">
            <text:p>Kinovea – ser etter ny versjon.</text:p>
          </table:table-cell>
          <table:table-cell table:style-name="ce335" office:value-type="string" calcext:value-type="string">
            <text:p>检查更新.</text:p>
          </table:table-cell>
          <table:table-cell table:style-name="ce337" office:value-type="string" calcext:value-type="string">
            <text:p>Kinovea - Yeni bir sürümü tarıyor.</text:p>
          </table:table-cell>
          <table:table-cell table:style-name="ce339" office:value-type="string" calcext:value-type="string">
            <text:p>Kinovea - Γίνεται έλεγχος για νέα έκδοση</text:p>
          </table:table-cell>
          <table:table-cell table:style-name="ce340" office:value-type="string" calcext:value-type="string">
            <text:p>Kinovea - tikrinama programos versija.</text:p>
          </table:table-cell>
          <table:table-cell table:style-name="ce341" office:value-type="string" calcext:value-type="string">
            <text:p>Kinovea - Kontrollerar om ny </text:p>
            <text:p>version finns.</text:p>
          </table:table-cell>
          <table:table-cell table:style-name="ce343" office:value-type="string" calcext:value-type="string">
            <text:p>Kinovea - kikker efter ny version.</text:p>
          </table:table-cell>
          <table:table-cell table:style-name="ce346" office:value-type="string" calcext:value-type="string">
            <text:p>Kinovea - vyhledávání nové verze.</text:p>
          </table:table-cell>
          <table:table-cell table:style-name="ce347"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51" office:value-type="string" calcext:value-type="string">
            <text:p>Kinovea <text:s/>- проверить новую версию</text:p>
          </table:table-cell>
          <table:table-cell table:style-name="ce354" office:value-type="string" calcext:value-type="string">
            <text:p>Kinovea – Comprovant si hi ha una nova versió</text:p>
          </table:table-cell>
          <table:table-cell table:style-name="ce357" office:value-type="string" calcext:value-type="string">
            <text:p>Kinovea - Provera za novu verziju .</text:p>
          </table:table-cell>
          <table:table-cell table:style-name="ce360" office:value-type="string" calcext:value-type="string">
            <text:p>Kinovea – Провера за нову верзију.</text:p>
          </table:table-cell>
          <table:table-cell table:style-name="ce363" office:value-type="string" calcext:value-type="string">
            <text:p>Kinovea - <text:span text:style-name="T14">最新バージョンの確認。</text:span></text:p>
          </table:table-cell>
          <table:table-cell table:style-name="ce365" office:value-type="string" calcext:value-type="string">
            <text:p>Киновеа – Проверка на нова верзија.</text:p>
          </table:table-cell>
          <table:table-cell table:style-name="ce367" office:value-type="string" calcext:value-type="string">
            <text:p>كينوفيا - يتحقق من توافر اصدار جديد.</text:p>
          </table:table-cell>
          <table:table-cell table:style-name="ce368" office:value-type="string" calcext:value-type="string">
            <text:p>کینوویا - در حال بررسی برای نسخه جدید.</text:p>
          </table:table-cell>
          <table:table-cell table:style-name="ce370" office:value-type="string" calcext:value-type="string">
            <text:p>Kinovea - провери за нова версия</text:p>
          </table:table-cell>
          <table:table-cell table:style-name="ce370" table:number-columns-repeated="223"/>
          <table:table-cell table:style-name="ce315" table:number-columns-repeated="771"/>
        </table:table-row>
        <table:table-row table:style-name="ro12">
          <table:table-cell table:style-name="ce49" office:value-type="string" calcext:value-type="string">
            <text:p>Updater_UpToDate</text:p>
          </table:table-cell>
          <table:table-cell table:style-name="ce316"/>
          <table:table-cell table:style-name="ce317" office:value-type="string" calcext:value-type="string">
            <text:p>Your version is up to date !</text:p>
          </table:table-cell>
          <table:table-cell table:style-name="ce318" office:value-type="string" calcext:value-type="string">
            <text:p>Votre version est à jour !</text:p>
          </table:table-cell>
          <table:table-cell table:style-name="ce320" office:value-type="string" calcext:value-type="string">
            <text:p>Uw versie is actueel !</text:p>
          </table:table-cell>
          <table:table-cell table:style-name="ce323" office:value-type="string" calcext:value-type="string">
            <text:p>Ihre Version ist auf dem neuesten Stand! </text:p>
          </table:table-cell>
          <table:table-cell table:style-name="ce324" office:value-type="string" calcext:value-type="string">
            <text:p>¡Su versión està actualizada!</text:p>
          </table:table-cell>
          <table:table-cell table:style-name="ce326" office:value-type="string" calcext:value-type="string">
            <text:p>Sua versão está atualizada!</text:p>
          </table:table-cell>
          <table:table-cell table:style-name="ce328" office:value-type="string" calcext:value-type="string">
            <text:p>Posiadasz najbardziej aktualną wersję programu !</text:p>
          </table:table-cell>
          <table:table-cell table:style-name="ce330" office:value-type="string" calcext:value-type="string">
            <text:p>La vostra Versione e' aggiornata !</text:p>
          </table:table-cell>
          <table:table-cell table:style-name="ce331" office:value-type="string" calcext:value-type="string">
            <text:p>Versiunea dumneavostră este ultima disponibilă !</text:p>
          </table:table-cell>
          <table:table-cell table:style-name="ce332" office:value-type="string" calcext:value-type="string">
            <text:p>Ohjelmaversiosi on ajan tasalla!</text:p>
          </table:table-cell>
          <table:table-cell table:style-name="ce334" office:value-type="string" calcext:value-type="string">
            <text:p>Din versjon er oppdatert. </text:p>
          </table:table-cell>
          <table:table-cell table:style-name="ce335" office:value-type="string" calcext:value-type="string">
            <text:p>您的版本已经是最新的!</text:p>
          </table:table-cell>
          <table:table-cell table:style-name="ce337" office:value-type="string" calcext:value-type="string">
            <text:p>Sürümünüz güncel !</text:p>
          </table:table-cell>
          <table:table-cell table:style-name="ce339" office:value-type="string" calcext:value-type="string">
            <text:p>Η έκδοσή σας είναι ενήμερη !</text:p>
          </table:table-cell>
          <table:table-cell table:style-name="ce340" office:value-type="string" calcext:value-type="string">
            <text:p>Programa atnaujinta!</text:p>
          </table:table-cell>
          <table:table-cell table:style-name="ce341" office:value-type="string" calcext:value-type="string">
            <text:p>Din version är den senaste!</text:p>
          </table:table-cell>
          <table:table-cell table:style-name="ce343" office:value-type="string" calcext:value-type="string">
            <text:p>Du har nyeste version.</text:p>
          </table:table-cell>
          <table:table-cell table:style-name="ce346" office:value-type="string" calcext:value-type="string">
            <text:p>Vaše verze je aktualizována!</text:p>
          </table:table-cell>
          <table:table-cell table:style-name="ce347" office:value-type="string" calcext:value-type="string">
            <text:p><text:span text:style-name="T11">최신</text:span><text:span text:style-name="T12"> </text:span><text:span text:style-name="T13">버전입니다</text:span><text:span text:style-name="T12">.</text:span></text:p>
          </table:table-cell>
          <table:table-cell table:style-name="ce351" office:value-type="string" calcext:value-type="string">
            <text:p>Ваша версия обновлена!</text:p>
          </table:table-cell>
          <table:table-cell table:style-name="ce354" office:value-type="string" calcext:value-type="string">
            <text:p>La vostre versió està actualitzada</text:p>
          </table:table-cell>
          <table:table-cell table:style-name="ce356" office:value-type="string" calcext:value-type="string">
            <text:p>Vaša verzija je najnovija !</text:p>
          </table:table-cell>
          <table:table-cell table:style-name="ce359" office:value-type="string" calcext:value-type="string">
            <text:p>Ваша верзија је најновија !</text:p>
          </table:table-cell>
          <table:table-cell table:style-name="ce363" office:value-type="string" calcext:value-type="string">
            <text:p><text:span text:style-name="T14">このバージョンは最新バージョンです</text:span><text:span text:style-name="T15">!</text:span></text:p>
          </table:table-cell>
          <table:table-cell table:style-name="ce365" office:value-type="string" calcext:value-type="string">
            <text:p>Вашата верзија е најнова !</text:p>
          </table:table-cell>
          <table:table-cell table:style-name="ce366" office:value-type="string" calcext:value-type="string">
            <text:p>لديك اخر اصدار !</text:p>
          </table:table-cell>
          <table:table-cell table:style-name="ce368" office:value-type="string" calcext:value-type="string">
            <text:p>نسخه شما بروز است !</text:p>
          </table:table-cell>
          <table:table-cell table:style-name="ce370" office:value-type="string" calcext:value-type="string">
            <text:p>Вашата версия е обновена!</text:p>
          </table:table-cell>
          <table:table-cell table:style-name="ce370" table:number-columns-repeated="223"/>
          <table:table-cell table:style-name="ce315" table:number-columns-repeated="771"/>
        </table:table-row>
        <table:table-row table:style-name="ro20">
          <table:table-cell table:style-name="ce148" table:number-columns-repeated="4"/>
          <table:table-cell table:style-name="ce322"/>
          <table:table-cell table:style-name="ce148" table:number-columns-repeated="11"/>
          <table:table-cell/>
          <table:table-cell table:style-name="ce148" table:number-columns-repeated="4"/>
          <table:table-cell table:style-name="ce353"/>
          <table:table-cell table:style-name="ce148" table:number-columns-repeated="2"/>
          <table:table-cell table:style-name="ce362"/>
          <table:table-cell table:style-name="ce148" table:number-columns-repeated="2"/>
          <table:table-cell table:style-name="ce353" table:number-columns-repeated="2"/>
          <table:table-cell table:style-name="ce148" table:number-columns-repeated="224"/>
          <table:table-cell table:number-columns-repeated="771"/>
        </table:table-row>
        <table:table-row table:style-name="ro1" table:number-rows-repeated="65309">
          <table:table-cell table:style-name="ce148" table:number-columns-repeated="4"/>
          <table:table-cell table:style-name="ce322"/>
          <table:table-cell table:style-name="ce148" table:number-columns-repeated="11"/>
          <table:table-cell/>
          <table:table-cell table:style-name="ce148" table:number-columns-repeated="4"/>
          <table:table-cell table:style-name="ce353"/>
          <table:table-cell table:style-name="ce148" table:number-columns-repeated="2"/>
          <table:table-cell table:style-name="ce362"/>
          <table:table-cell table:style-name="ce148" table:number-columns-repeated="2"/>
          <table:table-cell table:style-name="ce353" table:number-columns-repeated="2"/>
          <table:table-cell table:style-name="ce148" table:number-columns-repeated="224"/>
          <table:table-cell table:number-columns-repeated="771"/>
        </table:table-row>
        <table:table-row table:style-name="ro1" table:number-rows-repeated="983250">
          <table:table-cell table:number-columns-repeated="1024"/>
        </table:table-row>
        <table:table-row table:style-name="ro21" table:number-rows-repeated="3">
          <table:table-cell table:number-columns-repeated="1024"/>
        </table:table-row>
        <table:table-row table:style-name="ro21">
          <table:table-cell table:number-columns-repeated="1024"/>
        </table:table-row>
        <calcext:conditional-formats>
          <calcext:conditional-format calcext:target-range-address="UpdaterLang.Z3:UpdaterLang.AA12 UpdaterLang.C3:UpdaterLang.D12 UpdaterLang.H3:UpdaterLang.U12 UpdaterLang.X3:UpdaterLang.X12 UpdaterLang.F3:UpdaterLang.F12">
            <calcext:condition calcext:apply-style-name="Missing translation" calcext:value="=0" calcext:base-cell-address="UpdaterLang.C3"/>
          </calcext:conditional-format>
          <calcext:conditional-format calcext:target-range-address="UpdaterLang.Y4:UpdaterLang.Y12">
            <calcext:condition calcext:apply-style-name="Missing translation" calcext:value="=0" calcext:base-cell-address="UpdaterLang.Y4"/>
          </calcext:conditional-format>
          <calcext:conditional-format calcext:target-range-address="UpdaterLang.Y3:UpdaterLang.Y3">
            <calcext:condition calcext:apply-style-name="Missing translation" calcext:value="=0" calcext:base-cell-address="UpdaterLang.Y3"/>
          </calcext:conditional-format>
          <calcext:conditional-format calcext:target-range-address="UpdaterLang.V3:UpdaterLang.V12">
            <calcext:condition calcext:apply-style-name="cf5" calcext:value="=0" calcext:base-cell-address="UpdaterLang.V3"/>
          </calcext:conditional-format>
          <calcext:conditional-format calcext:target-range-address="UpdaterLang.AC3:UpdaterLang.AC12">
            <calcext:condition calcext:apply-style-name="Missing translation" calcext:value="=0" calcext:base-cell-address="UpdaterLang.AC3"/>
          </calcext:conditional-format>
          <calcext:conditional-format calcext:target-range-address="UpdaterLang.G3:UpdaterLang.G12">
            <calcext:condition calcext:apply-style-name="Missing translation" calcext:value="=0" calcext:base-cell-address="UpdaterLang.G3"/>
          </calcext:conditional-format>
          <calcext:conditional-format calcext:target-range-address="UpdaterLang.W3:UpdaterLang.W12">
            <calcext:condition calcext:apply-style-name="Missing translation" calcext:value="=0" calcext:base-cell-address="UpdaterLang.W3"/>
          </calcext:conditional-format>
          <calcext:conditional-format calcext:target-range-address="UpdaterLang.F3:UpdaterLang.AC12 UpdaterLang.D3:UpdaterLang.D12">
            <calcext:condition calcext:apply-style-name="cf4" calcext:value="=0" calcext:base-cell-address="UpdaterLang.D3"/>
          </calcext:conditional-format>
          <calcext:conditional-format calcext:target-range-address="UpdaterLang.E3:UpdaterLang.E12">
            <calcext:condition calcext:apply-style-name="cf7" calcext:value="=0" calcext:base-cell-address="UpdaterLang.E3"/>
          </calcext:conditional-format>
        </calcext:conditional-formats>
      </table:table>
      <table:table table:name="FileBrowserLang" table:style-name="ta4" table:print="false">
        <table:table-column table:style-name="co86" table:default-cell-style-name="Default"/>
        <table:table-column table:style-name="co87" table:default-cell-style-name="Default"/>
        <table:table-column table:style-name="co39" table:default-cell-style-name="Default"/>
        <table:table-column table:style-name="co88" table:default-cell-style-name="Default"/>
        <table:table-column table:style-name="co87" table:default-cell-style-name="ce89"/>
        <table:table-column table:style-name="co89" table:default-cell-style-name="Default"/>
        <table:table-column table:style-name="co7" table:default-cell-style-name="Default"/>
        <table:table-column table:style-name="co90" table:default-cell-style-name="Default"/>
        <table:table-column table:style-name="co91" table:default-cell-style-name="Default"/>
        <table:table-column table:style-name="co92" table:default-cell-style-name="Default"/>
        <table:table-column table:style-name="co87" table:default-cell-style-name="Default"/>
        <table:table-column table:style-name="co93" table:default-cell-style-name="Default"/>
        <table:table-column table:style-name="co6"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ce480"/>
        <table:table-column table:style-name="co99" table:default-cell-style-name="ce490"/>
        <table:table-column table:style-name="co15" table:default-cell-style-name="ce501"/>
        <table:table-column table:style-name="co11" table:default-cell-style-name="ce512"/>
        <table:table-column table:style-name="co100" table:default-cell-style-name="ce517"/>
        <table:table-column table:style-name="co101" table:default-cell-style-name="ce527"/>
        <table:table-column table:style-name="co102" table:default-cell-style-name="ce537"/>
        <table:table-column table:style-name="co103" table:default-cell-style-name="ce287"/>
        <table:table-column table:style-name="co20" table:default-cell-style-name="ce557"/>
        <table:table-column table:style-name="co104" table:default-cell-style-name="ce565"/>
        <table:table-column table:style-name="co105" table:default-cell-style-name="ce42"/>
        <table:table-column table:style-name="co12" table:default-cell-style-name="ce42"/>
        <table:table-column table:style-name="co106" table:default-cell-style-name="Default"/>
        <table:table-column table:style-name="co107" table:default-cell-style-name="Default"/>
        <table:table-column table:style-name="co108"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472" office:value-type="string" calcext:value-type="string">
            <text:p>Svenska</text:p>
          </table:table-cell>
          <table:table-cell table:style-name="ce481" office:value-type="string" calcext:value-type="string">
            <text:p>Dansk</text:p>
          </table:table-cell>
          <table:table-cell table:style-name="ce491" office:value-type="string" calcext:value-type="string">
            <text:p>Čeština</text:p>
          </table:table-cell>
          <table:table-cell table:style-name="ce502" office:value-type="string" calcext:value-type="string">
            <text:p>한국어</text:p>
          </table:table-cell>
          <table:table-cell table:style-name="ce513" office:value-type="string" calcext:value-type="string">
            <text:p>Русский</text:p>
          </table:table-cell>
          <table:table-cell table:style-name="ce518" office:value-type="string" calcext:value-type="string">
            <text:p>Català</text:p>
          </table:table-cell>
          <table:table-cell table:style-name="ce528" office:value-type="string" calcext:value-type="string">
            <text:p>Srpski</text:p>
          </table:table-cell>
          <table:table-cell table:style-name="ce265" office:value-type="string" calcext:value-type="string">
            <text:p>Српски</text:p>
          </table:table-cell>
          <table:table-cell table:style-name="ce548" office:value-type="string" calcext:value-type="string">
            <text:p>日本語</text:p>
          </table:table-cell>
          <table:table-cell table:style-name="ce295"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369" office:value-type="string" calcext:value-type="string">
            <text:p>Български</text:p>
          </table:table-cell>
          <table:table-cell table:style-name="ce314"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9"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473" office:value-type="string" calcext:value-type="string">
            <text:p>sv</text:p>
          </table:table-cell>
          <table:table-cell table:style-name="ce482" office:value-type="string" calcext:value-type="string">
            <text:p>da</text:p>
          </table:table-cell>
          <table:table-cell table:style-name="ce492" office:value-type="string" calcext:value-type="string">
            <text:p>cs</text:p>
          </table:table-cell>
          <table:table-cell table:style-name="ce503" office:value-type="string" calcext:value-type="string">
            <text:p>ko</text:p>
          </table:table-cell>
          <table:table-cell table:style-name="ce514" office:value-type="string" calcext:value-type="string">
            <text:p>ru</text:p>
          </table:table-cell>
          <table:table-cell table:style-name="ce519"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549" office:value-type="string" calcext:value-type="string">
            <text:p>ja</text:p>
          </table:table-cell>
          <table:table-cell table:style-name="ce296"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8">
          <table:table-cell table:style-name="ce49" office:value-type="string" calcext:value-type="string">
            <text:p>lblFolders</text:p>
          </table:table-cell>
          <table:table-cell table:style-name="ce371"/>
          <table:table-cell table:style-name="ce372" office:value-type="string" calcext:value-type="string">
            <text:p>Folders:</text:p>
          </table:table-cell>
          <table:table-cell table:style-name="ce377" office:value-type="string" calcext:value-type="string">
            <text:p>Dossiers:</text:p>
          </table:table-cell>
          <table:table-cell table:style-name="ce384" office:value-type="string" calcext:value-type="string">
            <text:p>Mappen:</text:p>
          </table:table-cell>
          <table:table-cell table:style-name="ce387" office:value-type="string" calcext:value-type="string">
            <text:p>Ordner: </text:p>
          </table:table-cell>
          <table:table-cell table:style-name="ce396" office:value-type="string" calcext:value-type="string">
            <text:p>Carpetas:</text:p>
          </table:table-cell>
          <table:table-cell table:style-name="ce404" office:value-type="string" calcext:value-type="string">
            <text:p>Pastas:</text:p>
          </table:table-cell>
          <table:table-cell table:style-name="ce413" office:value-type="string" calcext:value-type="string">
            <text:p>Foldery:</text:p>
          </table:table-cell>
          <table:table-cell table:style-name="ce420" office:value-type="string" calcext:value-type="string">
            <text:p>Cartelle:</text:p>
          </table:table-cell>
          <table:table-cell table:style-name="ce427" office:value-type="string" calcext:value-type="string">
            <text:p>Foldere:</text:p>
          </table:table-cell>
          <table:table-cell table:style-name="ce434" office:value-type="string" calcext:value-type="string">
            <text:p>Hakemistot:</text:p>
          </table:table-cell>
          <table:table-cell table:style-name="ce440" office:value-type="string" calcext:value-type="string">
            <text:p>Mapper:</text:p>
          </table:table-cell>
          <table:table-cell table:style-name="ce446" office:value-type="string" calcext:value-type="string">
            <text:p>文件夹:</text:p>
          </table:table-cell>
          <table:table-cell table:style-name="ce453" office:value-type="string" calcext:value-type="string">
            <text:p>Klasörler:</text:p>
          </table:table-cell>
          <table:table-cell table:style-name="ce459" office:value-type="string" calcext:value-type="string">
            <text:p>Φάκελοι:</text:p>
          </table:table-cell>
          <table:table-cell table:style-name="ce465" office:value-type="string" calcext:value-type="string">
            <text:p>Aplankai:</text:p>
          </table:table-cell>
          <table:table-cell table:style-name="ce474" office:value-type="string" calcext:value-type="string">
            <text:p>Mappar</text:p>
          </table:table-cell>
          <table:table-cell table:style-name="ce483" office:value-type="string" calcext:value-type="string">
            <text:p>Kataloger:</text:p>
          </table:table-cell>
          <table:table-cell table:style-name="ce493" office:value-type="string" calcext:value-type="string">
            <text:p>Složky:</text:p>
          </table:table-cell>
          <table:table-cell table:style-name="ce504" office:value-type="string" calcext:value-type="string">
            <text:p><text:span text:style-name="T4">폴더</text:span><text:span text:style-name="T5">:</text:span></text:p>
          </table:table-cell>
          <table:table-cell table:style-name="ce515" office:value-type="string" calcext:value-type="string">
            <text:p>Папки:</text:p>
          </table:table-cell>
          <table:table-cell table:style-name="ce520" office:value-type="string" calcext:value-type="string">
            <text:p>Directoris</text:p>
          </table:table-cell>
          <table:table-cell table:style-name="ce529" office:value-type="string" calcext:value-type="string">
            <text:p>Fascikle:</text:p>
          </table:table-cell>
          <table:table-cell table:style-name="ce538" office:value-type="string" calcext:value-type="string">
            <text:p>Фасцикле:</text:p>
          </table:table-cell>
          <table:table-cell table:style-name="ce550" office:value-type="string" calcext:value-type="string">
            <text:p><text:span text:style-name="T16">フォルダ</text:span><text:span text:style-name="T17">:</text:span></text:p>
          </table:table-cell>
          <table:table-cell table:style-name="ce558" office:value-type="string" calcext:value-type="string">
            <text:p>Папки:</text:p>
          </table:table-cell>
          <table:table-cell table:style-name="ce566" office:value-type="string" calcext:value-type="string">
            <text:p>المجلدات:</text:p>
          </table:table-cell>
          <table:table-cell table:style-name="ce568" office:value-type="string" calcext:value-type="string">
            <text:p>پوشه‌ها:</text:p>
          </table:table-cell>
          <table:table-cell table:style-name="ce315" office:value-type="string" calcext:value-type="string">
            <text:p>Папки:</text:p>
          </table:table-cell>
          <table:table-cell table:style-name="ce315" table:number-columns-repeated="994"/>
        </table:table-row>
        <table:table-row table:style-name="ro22">
          <table:table-cell table:style-name="ce49" office:value-type="string" calcext:value-type="string">
            <text:p>lblVideoFiles</text:p>
          </table:table-cell>
          <table:table-cell table:style-name="ce371"/>
          <table:table-cell table:style-name="ce372" office:value-type="string" calcext:value-type="string">
            <text:p>Video files:</text:p>
          </table:table-cell>
          <table:table-cell table:style-name="ce377" office:value-type="string" calcext:value-type="string">
            <text:p>Fichiers Vidéo:</text:p>
          </table:table-cell>
          <table:table-cell table:style-name="ce384" office:value-type="string" calcext:value-type="string">
            <text:p>Video bestanden:</text:p>
          </table:table-cell>
          <table:table-cell table:style-name="ce387" office:value-type="string" calcext:value-type="string">
            <text:p>Video-Dateien: </text:p>
          </table:table-cell>
          <table:table-cell table:style-name="ce397" office:value-type="string" calcext:value-type="string">
            <text:p>Archivos de Video:</text:p>
          </table:table-cell>
          <table:table-cell table:style-name="ce404" office:value-type="string" calcext:value-type="string">
            <text:p>Arquivos de Vídeo:</text:p>
          </table:table-cell>
          <table:table-cell table:style-name="ce413" office:value-type="string" calcext:value-type="string">
            <text:p>Pliki wideo:</text:p>
          </table:table-cell>
          <table:table-cell table:style-name="ce420" office:value-type="string" calcext:value-type="string">
            <text:p>Files Video:</text:p>
          </table:table-cell>
          <table:table-cell table:style-name="ce427" office:value-type="string" calcext:value-type="string">
            <text:p>Fişiere video:</text:p>
          </table:table-cell>
          <table:table-cell table:style-name="ce434" office:value-type="string" calcext:value-type="string">
            <text:p>Videotiedostot:</text:p>
          </table:table-cell>
          <table:table-cell table:style-name="ce440" office:value-type="string" calcext:value-type="string">
            <text:p>Videofiler:</text:p>
          </table:table-cell>
          <table:table-cell table:style-name="ce446" office:value-type="string" calcext:value-type="string">
            <text:p>视频文件:</text:p>
          </table:table-cell>
          <table:table-cell table:style-name="ce453" office:value-type="string" calcext:value-type="string">
            <text:p>Video Dosyaları:</text:p>
          </table:table-cell>
          <table:table-cell table:style-name="ce459" office:value-type="string" calcext:value-type="string">
            <text:p>Αρχεία Video:</text:p>
          </table:table-cell>
          <table:table-cell table:style-name="ce465" office:value-type="string" calcext:value-type="string">
            <text:p>Vaizdo dokumentai:</text:p>
          </table:table-cell>
          <table:table-cell table:style-name="ce474" office:value-type="string" calcext:value-type="string">
            <text:p>Videofiler:</text:p>
          </table:table-cell>
          <table:table-cell table:style-name="ce483" office:value-type="string" calcext:value-type="string">
            <text:p>Videofiler:</text:p>
          </table:table-cell>
          <table:table-cell table:style-name="ce493" office:value-type="string" calcext:value-type="string">
            <text:p>Video soubory:</text:p>
          </table:table-cell>
          <table:table-cell table:style-name="ce504" office:value-type="string" calcext:value-type="string">
            <text:p><text:span text:style-name="T4">비디오</text:span><text:span text:style-name="T5"> </text:span><text:span text:style-name="T6">파일</text:span><text:span text:style-name="T5">:</text:span></text:p>
          </table:table-cell>
          <table:table-cell table:style-name="ce515" office:value-type="string" calcext:value-type="string">
            <text:p>Видеофайлы:</text:p>
          </table:table-cell>
          <table:table-cell table:style-name="ce520" office:value-type="string" calcext:value-type="string">
            <text:p>Arxius de video</text:p>
          </table:table-cell>
          <table:table-cell table:style-name="ce530" office:value-type="string" calcext:value-type="string">
            <text:p>Video datoteke:</text:p>
          </table:table-cell>
          <table:table-cell table:style-name="ce539" office:value-type="string" calcext:value-type="string">
            <text:p>Видео датотеке:</text:p>
          </table:table-cell>
          <table:table-cell table:style-name="ce550" office:value-type="string" calcext:value-type="string">
            <text:p><text:span text:style-name="T16">ビデオファイル</text:span><text:span text:style-name="T17">:</text:span></text:p>
          </table:table-cell>
          <table:table-cell table:style-name="ce558" office:value-type="string" calcext:value-type="string">
            <text:p>Видео датотеки:</text:p>
          </table:table-cell>
          <table:table-cell table:style-name="ce566" office:value-type="string" calcext:value-type="string">
            <text:p>ملفات الفيديو:</text:p>
          </table:table-cell>
          <table:table-cell table:style-name="ce568" office:value-type="string" calcext:value-type="string">
            <text:p>فایل‌های ویدئویی:</text:p>
          </table:table-cell>
          <table:table-cell table:style-name="ce315" office:value-type="string" calcext:value-type="string">
            <text:p>Видео-файлове:</text:p>
          </table:table-cell>
          <table:table-cell table:style-name="ce315" table:number-columns-repeated="994"/>
        </table:table-row>
        <table:table-row table:style-name="ro22">
          <table:table-cell table:style-name="ce49" office:value-type="string" calcext:value-type="string">
            <text:p>lblCaptureHistory</text:p>
          </table:table-cell>
          <table:table-cell table:style-name="ce371"/>
          <table:table-cell table:style-name="ce372" office:value-type="string" calcext:value-type="string">
            <text:p>Capture history:</text:p>
          </table:table-cell>
          <table:table-cell table:style-name="ce377" office:value-type="string" calcext:value-type="string">
            <text:p>Historique de capture :</text:p>
          </table:table-cell>
          <table:table-cell table:style-name="ce384" office:value-type="string" calcext:value-type="string">
            <text:p>Opname geschiedenis :</text:p>
          </table:table-cell>
          <table:table-cell table:style-name="ce387"/>
          <table:table-cell table:style-name="ce397" office:value-type="string" calcext:value-type="string">
            <text:p>Historial de capturas:</text:p>
          </table:table-cell>
          <table:table-cell table:style-name="ce404"/>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5"/>
          <table:table-cell table:style-name="ce474"/>
          <table:table-cell table:style-name="ce483"/>
          <table:table-cell table:style-name="ce493"/>
          <table:table-cell table:style-name="ce504"/>
          <table:table-cell table:style-name="ce515" office:value-type="string" calcext:value-type="string">
            <text:p>История съёмки:</text:p>
          </table:table-cell>
          <table:table-cell table:style-name="ce520" office:value-type="string" calcext:value-type="string">
            <text:p>Historial de captura:</text:p>
          </table:table-cell>
          <table:table-cell table:style-name="ce530"/>
          <table:table-cell table:style-name="ce539" office:value-type="string" calcext:value-type="string">
            <text:p>Историја снимања:</text:p>
          </table:table-cell>
          <table:table-cell table:style-name="ce550"/>
          <table:table-cell table:style-name="ce558"/>
          <table:table-cell table:style-name="ce566" office:value-type="string" calcext:value-type="string">
            <text:p>محفوظات الالتقاط:</text:p>
          </table:table-cell>
          <table:table-cell table:style-name="ce568" office:value-type="string" calcext:value-type="string">
            <text:p>تاریخچه ضبط:</text:p>
          </table:table-cell>
          <table:table-cell table:style-name="ce315" office:value-type="string" calcext:value-type="string">
            <text:p>История на заснетото:</text:p>
          </table:table-cell>
          <table:table-cell table:style-name="ce315" table:number-columns-repeated="994"/>
        </table:table-row>
        <table:table-row table:style-name="ro23">
          <table:table-cell table:style-name="ce49" office:value-type="string" calcext:value-type="string">
            <text:p>mnuAddShortcut</text:p>
          </table:table-cell>
          <table:table-cell table:style-name="ce371"/>
          <table:table-cell table:style-name="ce372" office:value-type="string" calcext:value-type="string">
            <text:p>Add shortcut</text:p>
          </table:table-cell>
          <table:table-cell table:style-name="ce377" office:value-type="string" calcext:value-type="string">
            <text:p>Ajouter un raccourci</text:p>
          </table:table-cell>
          <table:table-cell table:style-name="ce384" office:value-type="string" calcext:value-type="string">
            <text:p>Voeg snelkoppeling toe</text:p>
          </table:table-cell>
          <table:table-cell table:style-name="ce388" office:value-type="string" calcext:value-type="string">
            <text:p>Favoriten hinzufügen</text:p>
          </table:table-cell>
          <table:table-cell table:style-name="ce397" office:value-type="string" calcext:value-type="string">
            <text:p>Añadir atajo</text:p>
          </table:table-cell>
          <table:table-cell table:style-name="ce405" office:value-type="string" calcext:value-type="string">
            <text:p>Adicionar atalho</text:p>
          </table:table-cell>
          <table:table-cell table:style-name="ce413"/>
          <table:table-cell table:style-name="ce420" office:value-type="string" calcext:value-type="string">
            <text:p>Aggiungi preferito</text:p>
          </table:table-cell>
          <table:table-cell table:style-name="ce427" office:value-type="string" calcext:value-type="string">
            <text:p>Adaugă shortcut</text:p>
          </table:table-cell>
          <table:table-cell table:style-name="ce434" office:value-type="string" calcext:value-type="string">
            <text:p>Lisää oikopolku</text:p>
          </table:table-cell>
          <table:table-cell table:style-name="ce440" office:value-type="string" calcext:value-type="string">
            <text:p>Legg til snarvei</text:p>
          </table:table-cell>
          <table:table-cell table:style-name="ce446" office:value-type="string" calcext:value-type="string">
            <text:p>新增快捷项</text:p>
          </table:table-cell>
          <table:table-cell table:style-name="ce453" office:value-type="string" calcext:value-type="string">
            <text:p>Kısayol ekle</text:p>
          </table:table-cell>
          <table:table-cell table:style-name="ce459" office:value-type="string" calcext:value-type="string">
            <text:p>Προσθήκη συντόμευσης</text:p>
          </table:table-cell>
          <table:table-cell table:style-name="ce465" office:value-type="string" calcext:value-type="string">
            <text:p>Pridėti nuorodą</text:p>
          </table:table-cell>
          <table:table-cell table:style-name="ce474" office:value-type="string" calcext:value-type="string">
            <text:p>Lägg till genväg</text:p>
          </table:table-cell>
          <table:table-cell table:style-name="ce483" office:value-type="string" calcext:value-type="string">
            <text:p>Tilføj genvej</text:p>
          </table:table-cell>
          <table:table-cell table:style-name="ce493" office:value-type="string" calcext:value-type="string">
            <text:p>Přidat klávesovou zkratku</text:p>
          </table:table-cell>
          <table:table-cell table:style-name="ce504" office:value-type="string" calcext:value-type="string">
            <text:p><text:span text:style-name="T4">단축키</text:span><text:span text:style-name="T5"> </text:span><text:span text:style-name="T6">추가</text:span></text:p>
          </table:table-cell>
          <table:table-cell table:style-name="ce515" office:value-type="string" calcext:value-type="string">
            <text:p>Добавить ярлык</text:p>
          </table:table-cell>
          <table:table-cell table:style-name="ce520" office:value-type="string" calcext:value-type="string">
            <text:p>Afegir accés directe</text:p>
          </table:table-cell>
          <table:table-cell table:style-name="ce529" office:value-type="string" calcext:value-type="string">
            <text:p>Dodaj prečicu</text:p>
          </table:table-cell>
          <table:table-cell table:style-name="ce538" office:value-type="string" calcext:value-type="string">
            <text:p>Додај пречицу</text:p>
          </table:table-cell>
          <table:table-cell table:style-name="ce551" office:value-type="string" calcext:value-type="string">
            <text:p>ショートカットの追加</text:p>
          </table:table-cell>
          <table:table-cell table:style-name="ce558" office:value-type="string" calcext:value-type="string">
            <text:p>Додади скратен пат</text:p>
          </table:table-cell>
          <table:table-cell table:style-name="ce566" office:value-type="string" calcext:value-type="string">
            <text:p>اضافة اختصار</text:p>
          </table:table-cell>
          <table:table-cell table:style-name="ce568" office:value-type="string" calcext:value-type="string">
            <text:p>ایجاد میانبر</text:p>
          </table:table-cell>
          <table:table-cell table:style-name="ce315" office:value-type="string" calcext:value-type="string">
            <text:p>Добави икона</text:p>
          </table:table-cell>
          <table:table-cell table:style-name="ce315" table:number-columns-repeated="994"/>
        </table:table-row>
        <table:table-row table:style-name="ro23">
          <table:table-cell table:style-name="ce49" office:value-type="string" calcext:value-type="string">
            <text:p>mnuAddToShortcuts</text:p>
          </table:table-cell>
          <table:table-cell table:style-name="ce371"/>
          <table:table-cell table:style-name="ce372" office:value-type="string" calcext:value-type="string">
            <text:p>Add to shortcuts</text:p>
          </table:table-cell>
          <table:table-cell table:style-name="ce377" office:value-type="string" calcext:value-type="string">
            <text:p>Ajouter aux raccourcis</text:p>
          </table:table-cell>
          <table:table-cell table:style-name="ce384" office:value-type="string" calcext:value-type="string">
            <text:p>Toevoegen aan snelkoppelingen</text:p>
          </table:table-cell>
          <table:table-cell table:style-name="ce388" office:value-type="string" calcext:value-type="string">
            <text:p>zu Favoriten hinzufügen</text:p>
          </table:table-cell>
          <table:table-cell table:style-name="ce397" office:value-type="string" calcext:value-type="string">
            <text:p>Añadir a atajos</text:p>
          </table:table-cell>
          <table:table-cell table:style-name="ce405" office:value-type="string" calcext:value-type="string">
            <text:p>Adicionar aos atalhos</text:p>
          </table:table-cell>
          <table:table-cell table:style-name="ce413"/>
          <table:table-cell table:style-name="ce420" office:value-type="string" calcext:value-type="string">
            <text:p>Aggiungi ai preferiti</text:p>
          </table:table-cell>
          <table:table-cell table:style-name="ce427" office:value-type="string" calcext:value-type="string">
            <text:p>Adaugă la shortcut-uri</text:p>
          </table:table-cell>
          <table:table-cell table:style-name="ce434" office:value-type="string" calcext:value-type="string">
            <text:p>Lisää oikopolkuihin</text:p>
          </table:table-cell>
          <table:table-cell table:style-name="ce440" office:value-type="string" calcext:value-type="string">
            <text:p>Legg til snarveier</text:p>
          </table:table-cell>
          <table:table-cell table:style-name="ce446" office:value-type="string" calcext:value-type="string">
            <text:p>添加至快捷项</text:p>
          </table:table-cell>
          <table:table-cell table:style-name="ce453" office:value-type="string" calcext:value-type="string">
            <text:p>Kısayollara ekle</text:p>
          </table:table-cell>
          <table:table-cell table:style-name="ce459" office:value-type="string" calcext:value-type="string">
            <text:p>Προσθήκη στις συντομεύσεις</text:p>
          </table:table-cell>
          <table:table-cell table:style-name="ce466" office:value-type="string" calcext:value-type="string">
            <text:p>Papildyti nuorodą</text:p>
          </table:table-cell>
          <table:table-cell table:style-name="ce474" office:value-type="string" calcext:value-type="string">
            <text:p>Lägg till genvägar</text:p>
          </table:table-cell>
          <table:table-cell table:style-name="ce484" office:value-type="string" calcext:value-type="string">
            <text:p>Tilføj til genveje</text:p>
          </table:table-cell>
          <table:table-cell table:style-name="ce494" office:value-type="string" calcext:value-type="string">
            <text:p>Přidat ke klávesovým zkratkám</text:p>
          </table:table-cell>
          <table:table-cell table:style-name="ce505" office:value-type="string" calcext:value-type="string">
            <text:p><text:span text:style-name="T4">단축키에</text:span><text:span text:style-name="T5"> </text:span><text:span text:style-name="T6">추가</text:span></text:p>
          </table:table-cell>
          <table:table-cell table:style-name="ce515" office:value-type="string" calcext:value-type="string">
            <text:p>Добавить к ярлыкам</text:p>
          </table:table-cell>
          <table:table-cell table:style-name="ce520" office:value-type="string" calcext:value-type="string">
            <text:p>Afegir als accessos directes</text:p>
          </table:table-cell>
          <table:table-cell table:style-name="ce531" office:value-type="string" calcext:value-type="string">
            <text:p>Dodaj u prečice</text:p>
          </table:table-cell>
          <table:table-cell table:style-name="ce540" office:value-type="string" calcext:value-type="string">
            <text:p>Додај у пречице</text:p>
          </table:table-cell>
          <table:table-cell table:style-name="ce551" office:value-type="string" calcext:value-type="string">
            <text:p>ショートカットへの追加</text:p>
          </table:table-cell>
          <table:table-cell table:style-name="ce558" office:value-type="string" calcext:value-type="string">
            <text:p>Додати во скратените патишта</text:p>
          </table:table-cell>
          <table:table-cell table:style-name="ce566" office:value-type="string" calcext:value-type="string">
            <text:p>اضافة الي اختصارات</text:p>
          </table:table-cell>
          <table:table-cell table:style-name="ce568" office:value-type="string" calcext:value-type="string">
            <text:p>افزودن به میانبرها</text:p>
          </table:table-cell>
          <table:table-cell table:style-name="ce315" office:value-type="string" calcext:value-type="string">
            <text:p>Добави към икона</text:p>
          </table:table-cell>
          <table:table-cell table:style-name="ce315" table:number-columns-repeated="994"/>
        </table:table-row>
        <table:table-row table:style-name="ro23">
          <table:table-cell table:style-name="ce49" office:value-type="string" calcext:value-type="string">
            <text:p>mnuDeleteShortcut</text:p>
          </table:table-cell>
          <table:table-cell table:style-name="ce371"/>
          <table:table-cell table:style-name="ce372" office:value-type="string" calcext:value-type="string">
            <text:p>Delete shortcut</text:p>
          </table:table-cell>
          <table:table-cell table:style-name="ce377" office:value-type="string" calcext:value-type="string">
            <text:p>Effacer le raccourci</text:p>
          </table:table-cell>
          <table:table-cell table:style-name="ce384" office:value-type="string" calcext:value-type="string">
            <text:p>Verwijder snelkoppeling</text:p>
          </table:table-cell>
          <table:table-cell table:style-name="ce388" office:value-type="string" calcext:value-type="string">
            <text:p>Favoriten löschen</text:p>
          </table:table-cell>
          <table:table-cell table:style-name="ce397" office:value-type="string" calcext:value-type="string">
            <text:p>Borrar atajo</text:p>
          </table:table-cell>
          <table:table-cell table:style-name="ce405" office:value-type="string" calcext:value-type="string">
            <text:p>Apagar atalho</text:p>
          </table:table-cell>
          <table:table-cell table:style-name="ce413"/>
          <table:table-cell table:style-name="ce420" office:value-type="string" calcext:value-type="string">
            <text:p>Cancella preferito</text:p>
          </table:table-cell>
          <table:table-cell table:style-name="ce427" office:value-type="string" calcext:value-type="string">
            <text:p>Şterge shortcut</text:p>
          </table:table-cell>
          <table:table-cell table:style-name="ce434" office:value-type="string" calcext:value-type="string">
            <text:p>Poista oikopolku</text:p>
          </table:table-cell>
          <table:table-cell table:style-name="ce440" office:value-type="string" calcext:value-type="string">
            <text:p>Slett snarvei</text:p>
          </table:table-cell>
          <table:table-cell table:style-name="ce446" office:value-type="string" calcext:value-type="string">
            <text:p>删除快捷项</text:p>
          </table:table-cell>
          <table:table-cell table:style-name="ce453" office:value-type="string" calcext:value-type="string">
            <text:p>Kısayol sil</text:p>
          </table:table-cell>
          <table:table-cell table:style-name="ce459" office:value-type="string" calcext:value-type="string">
            <text:p>Διαγραφή συντόμευσης</text:p>
          </table:table-cell>
          <table:table-cell table:style-name="ce466" office:value-type="string" calcext:value-type="string">
            <text:p>Naukinti nuorodą</text:p>
          </table:table-cell>
          <table:table-cell table:style-name="ce474" office:value-type="string" calcext:value-type="string">
            <text:p>Ta bort genväg</text:p>
          </table:table-cell>
          <table:table-cell table:style-name="ce484" office:value-type="string" calcext:value-type="string">
            <text:p>Slet genvej</text:p>
          </table:table-cell>
          <table:table-cell table:style-name="ce494" office:value-type="string" calcext:value-type="string">
            <text:p>Odstranit klávesovou zkratku</text:p>
          </table:table-cell>
          <table:table-cell table:style-name="ce505" office:value-type="string" calcext:value-type="string">
            <text:p><text:span text:style-name="T4">단축키</text:span><text:span text:style-name="T5"> </text:span><text:span text:style-name="T6">삭제</text:span></text:p>
          </table:table-cell>
          <table:table-cell table:style-name="ce515" office:value-type="string" calcext:value-type="string">
            <text:p>Удалить ярлык</text:p>
          </table:table-cell>
          <table:table-cell table:style-name="ce520" office:value-type="string" calcext:value-type="string">
            <text:p>Esborrar accés directe</text:p>
          </table:table-cell>
          <table:table-cell table:style-name="ce531" office:value-type="string" calcext:value-type="string">
            <text:p>Izbriši prečicu</text:p>
          </table:table-cell>
          <table:table-cell table:style-name="ce540" office:value-type="string" calcext:value-type="string">
            <text:p>Избриши пречицу</text:p>
          </table:table-cell>
          <table:table-cell table:style-name="ce551" office:value-type="string" calcext:value-type="string">
            <text:p>ショートカットの削除</text:p>
          </table:table-cell>
          <table:table-cell table:style-name="ce558" office:value-type="string" calcext:value-type="string">
            <text:p>Избриши го скратениот пат</text:p>
          </table:table-cell>
          <table:table-cell table:style-name="ce566" office:value-type="string" calcext:value-type="string">
            <text:p>حذف اختصار</text:p>
          </table:table-cell>
          <table:table-cell table:style-name="ce568" office:value-type="string" calcext:value-type="string">
            <text:p>حذف میانبر</text:p>
          </table:table-cell>
          <table:table-cell table:style-name="ce315" office:value-type="string" calcext:value-type="string">
            <text:p>Изтрии иконата</text:p>
          </table:table-cell>
          <table:table-cell table:style-name="ce315" table:number-columns-repeated="994"/>
        </table:table-row>
        <table:table-row table:style-name="ro14">
          <table:table-cell table:style-name="ce49" office:value-type="string" calcext:value-type="string">
            <text:p>mnuVideoLocate</text:p>
          </table:table-cell>
          <table:table-cell table:style-name="ce371"/>
          <table:table-cell table:style-name="ce372" office:value-type="string" calcext:value-type="string">
            <text:p>Locate in Windows Explorer </text:p>
          </table:table-cell>
          <table:table-cell table:style-name="ce377" office:value-type="string" calcext:value-type="string">
            <text:p>Trouver dans l'Explorateur Windows</text:p>
          </table:table-cell>
          <table:table-cell table:style-name="ce384" office:value-type="string" calcext:value-type="string">
            <text:p>Zoek in Windows Verkenner</text:p>
          </table:table-cell>
          <table:table-cell table:style-name="ce389"/>
          <table:table-cell table:style-name="ce398" office:value-type="string" calcext:value-type="string">
            <text:p>Buscar en Windows Explorer</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Buscar en l'explorador de Windows</text:p>
          </table:table-cell>
          <table:table-cell table:style-name="ce532"/>
          <table:table-cell table:style-name="ce541"/>
          <table:table-cell table:style-name="ce552"/>
          <table:table-cell table:style-name="ce559"/>
          <table:table-cell table:style-name="ce567"/>
          <table:table-cell table:style-name="ce569"/>
          <table:table-cell table:style-name="ce571"/>
          <table:table-cell table:style-name="ce315" table:number-columns-repeated="994"/>
        </table:table-row>
        <table:table-row table:style-name="ro10">
          <table:table-cell table:style-name="ce49" office:value-type="string" calcext:value-type="string">
            <text:p>mnuVideoDelete</text:p>
          </table:table-cell>
          <table:table-cell table:style-name="ce371"/>
          <table:table-cell table:style-name="ce372" office:value-type="string" calcext:value-type="string">
            <text:p>Delete file</text:p>
          </table:table-cell>
          <table:table-cell table:style-name="ce377" office:value-type="string" calcext:value-type="string">
            <text:p>Supprimer le fichier</text:p>
          </table:table-cell>
          <table:table-cell table:style-name="ce384" office:value-type="string" calcext:value-type="string">
            <text:p>Verwijder het bestand</text:p>
          </table:table-cell>
          <table:table-cell table:style-name="ce389"/>
          <table:table-cell table:style-name="ce398" office:value-type="string" calcext:value-type="string">
            <text:p>Borrar archivo</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office:value-type="string" calcext:value-type="string">
            <text:p>Удалить файл</text:p>
          </table:table-cell>
          <table:table-cell table:style-name="ce521" office:value-type="string" calcext:value-type="string">
            <text:p>Esborrar el fitxer</text:p>
          </table:table-cell>
          <table:table-cell table:style-name="ce532"/>
          <table:table-cell table:style-name="ce542" office:value-type="string" calcext:value-type="string">
            <text:p>Избриши датотеку</text:p>
          </table:table-cell>
          <table:table-cell table:style-name="ce552"/>
          <table:table-cell table:style-name="ce559"/>
          <table:table-cell table:style-name="ce567" office:value-type="string" calcext:value-type="string">
            <text:p>حذف ملف</text:p>
          </table:table-cell>
          <table:table-cell table:style-name="ce569" office:value-type="string" calcext:value-type="string">
            <text:p>حذف فایل</text:p>
          </table:table-cell>
          <table:table-cell table:style-name="ce315" office:value-type="string" calcext:value-type="string">
            <text:p>Изтрии файла</text:p>
          </table:table-cell>
          <table:table-cell table:style-name="ce315" table:number-columns-repeated="994"/>
        </table:table-row>
        <table:table-row table:style-name="ro24">
          <table:table-cell table:style-name="ce49" office:value-type="string" calcext:value-type="string">
            <text:p>mnuOpenAsReplayWatcher</text:p>
          </table:table-cell>
          <table:table-cell table:style-name="ce371"/>
          <table:table-cell table:style-name="ce372" office:value-type="string" calcext:value-type="string">
            <text:p>Open as replay folder observer</text:p>
          </table:table-cell>
          <table:table-cell table:style-name="ce377" office:value-type="string" calcext:value-type="string">
            <text:p>Ouvrir comme observateur de dossier de relecture</text:p>
          </table:table-cell>
          <table:table-cell table:style-name="ce384" office:value-type="string" calcext:value-type="string">
            <text:p>Open als kijker van herhalingsmap</text:p>
          </table:table-cell>
          <table:table-cell table:style-name="ce389"/>
          <table:table-cell table:style-name="ce398" office:value-type="string" calcext:value-type="string">
            <text:p>Abrir como observador de carpeta de reproducción</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Obrir com a observador de carpeta de reproducció</text:p>
          </table:table-cell>
          <table:table-cell table:style-name="ce532"/>
          <table:table-cell table:style-name="ce542"/>
          <table:table-cell table:style-name="ce552"/>
          <table:table-cell table:style-name="ce559"/>
          <table:table-cell table:style-name="ce567"/>
          <table:table-cell table:style-name="ce569"/>
          <table:table-cell table:style-name="ce571"/>
          <table:table-cell table:style-name="ce315" table:number-columns-repeated="994"/>
        </table:table-row>
        <table:table-row table:style-name="ro14">
          <table:table-cell table:style-name="ce49" office:value-type="string" calcext:value-type="string">
            <text:p>ForgetCustomSettings</text:p>
          </table:table-cell>
          <table:table-cell table:style-name="ce371"/>
          <table:table-cell table:style-name="ce372" office:value-type="string" calcext:value-type="string">
            <text:p>Forget custom settings</text:p>
          </table:table-cell>
          <table:table-cell table:style-name="ce377" office:value-type="string" calcext:value-type="string">
            <text:p>Oublier les paramètres personalisés</text:p>
          </table:table-cell>
          <table:table-cell table:style-name="ce384" office:value-type="string" calcext:value-type="string">
            <text:p>Vergeet persoonlijke instellingen:</text:p>
          </table:table-cell>
          <table:table-cell table:style-name="ce389"/>
          <table:table-cell table:style-name="ce398" office:value-type="string" calcext:value-type="string">
            <text:p>Olvidar los parámetros personalizados</text:p>
          </table:table-cell>
          <table:table-cell table:style-name="ce406"/>
          <table:table-cell table:style-name="ce414"/>
          <table:table-cell table:style-name="ce421"/>
          <table:table-cell table:style-name="ce428"/>
          <table:table-cell table:style-name="ce435"/>
          <table:table-cell table:style-name="ce441"/>
          <table:table-cell table:style-name="ce447"/>
          <table:table-cell table:style-name="ce454"/>
          <table:table-cell table:style-name="ce460"/>
          <table:table-cell table:style-name="ce467"/>
          <table:table-cell table:style-name="ce475"/>
          <table:table-cell table:style-name="ce485"/>
          <table:table-cell table:style-name="ce495"/>
          <table:table-cell table:style-name="ce506"/>
          <table:table-cell table:style-name="ce516"/>
          <table:table-cell table:style-name="ce521" office:value-type="string" calcext:value-type="string">
            <text:p>Oblidar la configuració personalitzada</text:p>
          </table:table-cell>
          <table:table-cell table:style-name="ce532"/>
          <table:table-cell table:style-name="ce542"/>
          <table:table-cell table:style-name="ce552"/>
          <table:table-cell table:style-name="ce559"/>
          <table:table-cell table:style-name="ce567"/>
          <table:table-cell table:style-name="ce569"/>
          <table:table-cell table:style-name="ce571"/>
          <table:table-cell table:style-name="ce315" table:number-columns-repeated="994"/>
        </table:table-row>
        <table:table-row table:style-name="ro18">
          <table:table-cell table:style-name="ce49" office:value-type="string" calcext:value-type="string">
            <text:p>Generic_Cancel</text:p>
          </table:table-cell>
          <table:table-cell table:style-name="ce371"/>
          <table:table-cell table:style-name="ce373" office:value-type="string" calcext:value-type="string">
            <text:p>Cancel</text:p>
          </table:table-cell>
          <table:table-cell table:style-name="ce378" office:value-type="string" calcext:value-type="string">
            <text:p>Annuler</text:p>
          </table:table-cell>
          <table:table-cell table:style-name="ce385" office:value-type="string" calcext:value-type="string">
            <text:p>Annuleer</text:p>
          </table:table-cell>
          <table:table-cell table:style-name="ce390" office:value-type="string" calcext:value-type="string">
            <text:p>Abbrechen</text:p>
          </table:table-cell>
          <table:table-cell table:style-name="ce399" office:value-type="string" calcext:value-type="string">
            <text:p>Anular</text:p>
          </table:table-cell>
          <table:table-cell table:style-name="ce407" office:value-type="string" calcext:value-type="string">
            <text:p>Cancelar</text:p>
          </table:table-cell>
          <table:table-cell table:style-name="ce415" office:value-type="string" calcext:value-type="string">
            <text:p>Anuluj</text:p>
          </table:table-cell>
          <table:table-cell table:style-name="ce422" office:value-type="string" calcext:value-type="string">
            <text:p>Annulla</text:p>
          </table:table-cell>
          <table:table-cell table:style-name="ce429" office:value-type="string" calcext:value-type="string">
            <text:p>Renunţă</text:p>
          </table:table-cell>
          <table:table-cell table:style-name="ce436" office:value-type="string" calcext:value-type="string">
            <text:p>Peruuta</text:p>
          </table:table-cell>
          <table:table-cell table:style-name="ce442" office:value-type="string" calcext:value-type="string">
            <text:p>Avbryt</text:p>
          </table:table-cell>
          <table:table-cell table:style-name="ce448" office:value-type="string" calcext:value-type="string">
            <text:p>取消</text:p>
          </table:table-cell>
          <table:table-cell table:style-name="ce455" office:value-type="string" calcext:value-type="string">
            <text:p>İptal Et</text:p>
          </table:table-cell>
          <table:table-cell table:style-name="ce461" office:value-type="string" calcext:value-type="string">
            <text:p>Ακύρωση</text:p>
          </table:table-cell>
          <table:table-cell table:style-name="ce468" office:value-type="string" calcext:value-type="string">
            <text:p>Nutraukti</text:p>
          </table:table-cell>
          <table:table-cell table:style-name="ce476" office:value-type="string" calcext:value-type="string">
            <text:p>Ångra</text:p>
          </table:table-cell>
          <table:table-cell table:style-name="ce486" office:value-type="string" calcext:value-type="string">
            <text:p>Annuller</text:p>
          </table:table-cell>
          <table:table-cell table:style-name="ce496" office:value-type="string" calcext:value-type="string">
            <text:p>Zrušit</text:p>
          </table:table-cell>
          <table:table-cell table:style-name="ce507" office:value-type="string" calcext:value-type="string">
            <text:p>취소</text:p>
          </table:table-cell>
          <table:table-cell table:style-name="ce516" office:value-type="string" calcext:value-type="string">
            <text:p>Отмена</text:p>
          </table:table-cell>
          <table:table-cell table:style-name="ce522" office:value-type="string" calcext:value-type="string">
            <text:p>Anular</text:p>
          </table:table-cell>
          <table:table-cell table:style-name="ce533" office:value-type="string" calcext:value-type="string">
            <text:p>Otkaži</text:p>
          </table:table-cell>
          <table:table-cell table:style-name="ce543" office:value-type="string" calcext:value-type="string">
            <text:p>Откажи</text:p>
          </table:table-cell>
          <table:table-cell table:style-name="ce553" office:value-type="string" calcext:value-type="string">
            <text:p>キャンセル</text:p>
          </table:table-cell>
          <table:table-cell table:style-name="ce560" office:value-type="string" calcext:value-type="string">
            <text:p>Откажи</text:p>
          </table:table-cell>
          <table:table-cell table:style-name="ce567" office:value-type="string" calcext:value-type="string">
            <text:p>إلغاء</text:p>
          </table:table-cell>
          <table:table-cell table:style-name="ce569" office:value-type="string" calcext:value-type="string">
            <text:p>لغو</text:p>
          </table:table-cell>
          <table:table-cell table:style-name="ce315" office:value-type="string" calcext:value-type="string">
            <text:p>Отмяна</text:p>
          </table:table-cell>
          <table:table-cell table:style-name="ce315" table:number-columns-repeated="993"/>
          <table:table-cell/>
        </table:table-row>
        <table:table-row table:style-name="ro10">
          <table:table-cell table:style-name="ce49" office:value-type="string" calcext:value-type="string">
            <text:p>Generic_Open</text:p>
          </table:table-cell>
          <table:table-cell table:style-name="ce371"/>
          <table:table-cell table:style-name="ce374" office:value-type="string" calcext:value-type="string">
            <text:p>Open</text:p>
          </table:table-cell>
          <table:table-cell table:style-name="ce379" office:value-type="string" calcext:value-type="string">
            <text:p>Ouvrir</text:p>
          </table:table-cell>
          <table:table-cell table:style-name="ce385" office:value-type="string" calcext:value-type="string">
            <text:p>Openen</text:p>
          </table:table-cell>
          <table:table-cell table:style-name="ce391"/>
          <table:table-cell table:style-name="ce400" office:value-type="string" calcext:value-type="string">
            <text:p>Abrir</text:p>
          </table:table-cell>
          <table:table-cell table:style-name="ce408"/>
          <table:table-cell table:style-name="ce416"/>
          <table:table-cell table:style-name="ce423"/>
          <table:table-cell table:style-name="ce430"/>
          <table:table-cell table:style-name="ce437"/>
          <table:table-cell table:style-name="ce443"/>
          <table:table-cell table:style-name="ce449"/>
          <table:table-cell table:style-name="ce456"/>
          <table:table-cell table:style-name="ce462"/>
          <table:table-cell table:style-name="ce469"/>
          <table:table-cell table:style-name="ce477"/>
          <table:table-cell table:style-name="ce487"/>
          <table:table-cell table:style-name="ce497"/>
          <table:table-cell table:style-name="ce508"/>
          <table:table-cell table:style-name="ce516" office:value-type="string" calcext:value-type="string">
            <text:p>Открыть</text:p>
          </table:table-cell>
          <table:table-cell table:style-name="ce523" office:value-type="string" calcext:value-type="string">
            <text:p>Obrir</text:p>
          </table:table-cell>
          <table:table-cell table:style-name="ce534"/>
          <table:table-cell table:style-name="ce544" office:value-type="string" calcext:value-type="string">
            <text:p>Отвори</text:p>
          </table:table-cell>
          <table:table-cell table:style-name="ce554"/>
          <table:table-cell table:style-name="ce561"/>
          <table:table-cell table:style-name="ce567" office:value-type="string" calcext:value-type="string">
            <text:p>فتح</text:p>
          </table:table-cell>
          <table:table-cell table:style-name="ce569" office:value-type="string" calcext:value-type="string">
            <text:p>بازکردن</text:p>
          </table:table-cell>
          <table:table-cell table:style-name="ce315" office:value-type="string" calcext:value-type="string">
            <text:p>Отвори</text:p>
          </table:table-cell>
          <table:table-cell table:style-name="ce315" table:number-columns-repeated="993"/>
          <table:table-cell/>
        </table:table-row>
        <table:table-row table:style-name="ro18">
          <table:table-cell table:style-name="ce49" office:value-type="string" calcext:value-type="string">
            <text:p>tabExplorer</text:p>
          </table:table-cell>
          <table:table-cell table:style-name="ce371"/>
          <table:table-cell table:style-name="ce372" office:value-type="string" calcext:value-type="string">
            <text:p>Explorer</text:p>
          </table:table-cell>
          <table:table-cell table:style-name="ce377" office:value-type="string" calcext:value-type="string">
            <text:p>Explorateur</text:p>
          </table:table-cell>
          <table:table-cell table:style-name="ce384" office:value-type="string" calcext:value-type="string">
            <text:p>Verkenner</text:p>
          </table:table-cell>
          <table:table-cell table:style-name="ce392" office:value-type="string" calcext:value-type="string">
            <text:p>Explorer</text:p>
          </table:table-cell>
          <table:table-cell table:style-name="ce401" office:value-type="string" calcext:value-type="string">
            <text:p>Explorador</text:p>
          </table:table-cell>
          <table:table-cell table:style-name="ce409" office:value-type="string" calcext:value-type="string">
            <text:p>Gerenciador</text:p>
          </table:table-cell>
          <table:table-cell table:style-name="ce414" office:value-type="string" calcext:value-type="string">
            <text:p>Przeglądarka</text:p>
          </table:table-cell>
          <table:table-cell table:style-name="ce421" office:value-type="string" calcext:value-type="string">
            <text:p>Esplora</text:p>
          </table:table-cell>
          <table:table-cell table:style-name="ce428" office:value-type="string" calcext:value-type="string">
            <text:p>Explorator</text:p>
          </table:table-cell>
          <table:table-cell table:style-name="ce435" office:value-type="string" calcext:value-type="string">
            <text:p>Explorer</text:p>
          </table:table-cell>
          <table:table-cell table:style-name="ce441" office:value-type="string" calcext:value-type="string">
            <text:p>Explorer</text:p>
          </table:table-cell>
          <table:table-cell table:style-name="ce447" office:value-type="string" calcext:value-type="string">
            <text:p>浏览器</text:p>
          </table:table-cell>
          <table:table-cell table:style-name="ce454" office:value-type="string" calcext:value-type="string">
            <text:p>Gezgin</text:p>
          </table:table-cell>
          <table:table-cell table:style-name="ce460" office:value-type="string" calcext:value-type="string">
            <text:p>Εξερευνητής</text:p>
          </table:table-cell>
          <table:table-cell table:style-name="ce467" office:value-type="string" calcext:value-type="string">
            <text:p>Naršyklė</text:p>
          </table:table-cell>
          <table:table-cell table:style-name="ce475" office:value-type="string" calcext:value-type="string">
            <text:p>Utforskare</text:p>
          </table:table-cell>
          <table:table-cell table:style-name="ce485" office:value-type="string" calcext:value-type="string">
            <text:p>Stifinder</text:p>
          </table:table-cell>
          <table:table-cell table:style-name="ce498" office:value-type="string" calcext:value-type="string">
            <text:p>Explorer</text:p>
          </table:table-cell>
          <table:table-cell table:style-name="ce506" office:value-type="string" calcext:value-type="string">
            <text:p><text:span text:style-name="T4">파일</text:span><text:span text:style-name="T5"> </text:span><text:span text:style-name="T6">탐색기</text:span></text:p>
          </table:table-cell>
          <table:table-cell table:style-name="ce516" office:value-type="string" calcext:value-type="string">
            <text:p>Проводник</text:p>
          </table:table-cell>
          <table:table-cell table:style-name="ce521" office:value-type="string" calcext:value-type="string">
            <text:p>Explorador</text:p>
          </table:table-cell>
          <table:table-cell table:style-name="ce532" office:value-type="string" calcext:value-type="string">
            <text:p>Istraživač</text:p>
          </table:table-cell>
          <table:table-cell table:style-name="ce545" office:value-type="string" calcext:value-type="string">
            <text:p>Истраживач</text:p>
          </table:table-cell>
          <table:table-cell table:style-name="ce552" office:value-type="string" calcext:value-type="string">
            <text:p>エクスプローラー</text:p>
          </table:table-cell>
          <table:table-cell table:style-name="ce559" office:value-type="string" calcext:value-type="string">
            <text:p>Истражувач</text:p>
          </table:table-cell>
          <table:table-cell table:style-name="ce567" office:value-type="string" calcext:value-type="string">
            <text:p>المتصفح</text:p>
          </table:table-cell>
          <table:table-cell table:style-name="ce569" office:value-type="string" calcext:value-type="string">
            <text:p>جستوجوگر</text:p>
          </table:table-cell>
          <table:table-cell table:style-name="ce315" office:value-type="string" calcext:value-type="string">
            <text:p>Плейър</text:p>
          </table:table-cell>
          <table:table-cell table:style-name="ce315" table:number-columns-repeated="994"/>
        </table:table-row>
        <table:table-row table:style-name="ro18">
          <table:table-cell table:style-name="ce49" office:value-type="string" calcext:value-type="string">
            <text:p>tabShortcuts</text:p>
          </table:table-cell>
          <table:table-cell table:style-name="ce371"/>
          <table:table-cell table:style-name="ce375" office:value-type="string" calcext:value-type="string">
            <text:p>Shortcuts</text:p>
          </table:table-cell>
          <table:table-cell table:style-name="ce380" office:value-type="string" calcext:value-type="string">
            <text:p>Raccourcis</text:p>
          </table:table-cell>
          <table:table-cell table:style-name="ce386" office:value-type="string" calcext:value-type="string">
            <text:p>Favorieten</text:p>
          </table:table-cell>
          <table:table-cell table:style-name="ce393" office:value-type="string" calcext:value-type="string">
            <text:p>Favoriten</text:p>
          </table:table-cell>
          <table:table-cell table:style-name="ce401" office:value-type="string" calcext:value-type="string">
            <text:p>Atajos</text:p>
          </table:table-cell>
          <table:table-cell table:style-name="ce410" office:value-type="string" calcext:value-type="string">
            <text:p>Atalhos</text:p>
          </table:table-cell>
          <table:table-cell table:style-name="ce417" office:value-type="string" calcext:value-type="string">
            <text:p>Ulubione</text:p>
          </table:table-cell>
          <table:table-cell table:style-name="ce424" office:value-type="string" calcext:value-type="string">
            <text:p>Preferiti</text:p>
          </table:table-cell>
          <table:table-cell table:style-name="ce431" office:value-type="string" calcext:value-type="string">
            <text:p>Shortcut-uri</text:p>
          </table:table-cell>
          <table:table-cell table:style-name="ce435" office:value-type="string" calcext:value-type="string">
            <text:p>Pikalinkit</text:p>
          </table:table-cell>
          <table:table-cell table:style-name="ce441" office:value-type="string" calcext:value-type="string">
            <text:p>Snarvei</text:p>
          </table:table-cell>
          <table:table-cell table:style-name="ce450" office:value-type="string" calcext:value-type="string">
            <text:p>快捷项</text:p>
          </table:table-cell>
          <table:table-cell table:style-name="ce454" office:value-type="string" calcext:value-type="string">
            <text:p>Kısayollar</text:p>
          </table:table-cell>
          <table:table-cell table:style-name="ce460" office:value-type="string" calcext:value-type="string">
            <text:p>Συντομεύσεις</text:p>
          </table:table-cell>
          <table:table-cell table:style-name="ce467" office:value-type="string" calcext:value-type="string">
            <text:p>Nuorodos</text:p>
          </table:table-cell>
          <table:table-cell table:style-name="ce475" office:value-type="string" calcext:value-type="string">
            <text:p>Genvägar</text:p>
          </table:table-cell>
          <table:table-cell table:style-name="ce485" office:value-type="string" calcext:value-type="string">
            <text:p>Genveje</text:p>
          </table:table-cell>
          <table:table-cell table:style-name="ce498" office:value-type="string" calcext:value-type="string">
            <text:p>Klávesové zkratky</text:p>
          </table:table-cell>
          <table:table-cell table:style-name="ce509" office:value-type="string" calcext:value-type="string">
            <text:p>단축키</text:p>
          </table:table-cell>
          <table:table-cell table:style-name="ce516" office:value-type="string" calcext:value-type="string">
            <text:p>Ярлыки</text:p>
          </table:table-cell>
          <table:table-cell table:style-name="ce521" office:value-type="string" calcext:value-type="string">
            <text:p>Accessos directes</text:p>
          </table:table-cell>
          <table:table-cell table:style-name="ce532" office:value-type="string" calcext:value-type="string">
            <text:p>Prečice</text:p>
          </table:table-cell>
          <table:table-cell table:style-name="ce545" office:value-type="string" calcext:value-type="string">
            <text:p>Пречице</text:p>
          </table:table-cell>
          <table:table-cell table:style-name="ce552" office:value-type="string" calcext:value-type="string">
            <text:p>ショートカット</text:p>
          </table:table-cell>
          <table:table-cell table:style-name="ce559" office:value-type="string" calcext:value-type="string">
            <text:p>Скратени патишта</text:p>
          </table:table-cell>
          <table:table-cell table:style-name="ce567" office:value-type="string" calcext:value-type="string">
            <text:p>الاختصارات</text:p>
          </table:table-cell>
          <table:table-cell table:style-name="ce569" office:value-type="string" calcext:value-type="string">
            <text:p>میانبرها</text:p>
          </table:table-cell>
          <table:table-cell table:style-name="ce315" office:value-type="string" calcext:value-type="string">
            <text:p>Икони</text:p>
          </table:table-cell>
          <table:table-cell table:style-name="ce315" table:number-columns-repeated="994"/>
        </table:table-row>
        <table:table-row table:style-name="ro25">
          <table:table-cell table:style-name="ce49" office:value-type="string" calcext:value-type="string">
            <text:p>FormCameraWizard_Title</text:p>
          </table:table-cell>
          <table:table-cell table:style-name="ce371"/>
          <table:table-cell table:style-name="ce376" office:value-type="string" calcext:value-type="string">
            <text:p>Manual connection</text:p>
          </table:table-cell>
          <table:table-cell table:style-name="ce381" office:value-type="string" calcext:value-type="string">
            <text:p>Connexion manuelle</text:p>
          </table:table-cell>
          <table:table-cell table:style-name="ce386" office:value-type="string" calcext:value-type="string">
            <text:p>Handmatige verbinding</text:p>
          </table:table-cell>
          <table:table-cell table:style-name="ce394"/>
          <table:table-cell table:style-name="ce402" office:value-type="string" calcext:value-type="string">
            <text:p>Conexión manual</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Ручное соединение</text:p>
          </table:table-cell>
          <table:table-cell table:style-name="ce524" office:value-type="string" calcext:value-type="string">
            <text:p>Connexió manual</text:p>
          </table:table-cell>
          <table:table-cell table:style-name="ce535"/>
          <table:table-cell table:style-name="ce546" office:value-type="string" calcext:value-type="string">
            <text:p>Ручно повезивање</text:p>
          </table:table-cell>
          <table:table-cell table:style-name="ce555"/>
          <table:table-cell table:style-name="ce562"/>
          <table:table-cell table:style-name="ce567" office:value-type="string" calcext:value-type="string">
            <text:p>اتصال غير تلقائي</text:p>
          </table:table-cell>
          <table:table-cell table:style-name="ce569" office:value-type="string" calcext:value-type="string">
            <text:p>اتصال دستی</text:p>
          </table:table-cell>
          <table:table-cell table:style-name="ce315" office:value-type="string" calcext:value-type="string">
            <text:p>Ръчно съединение</text:p>
          </table:table-cell>
          <table:table-cell table:style-name="ce315" table:number-columns-repeated="994"/>
        </table:table-row>
        <table:table-row table:style-name="ro10">
          <table:table-cell table:style-name="ce49" office:value-type="string" calcext:value-type="string">
            <text:p>FormCameraWizard_CameraType</text:p>
          </table:table-cell>
          <table:table-cell table:style-name="ce371"/>
          <table:table-cell table:style-name="ce376" office:value-type="string" calcext:value-type="string">
            <text:p>Camera type</text:p>
          </table:table-cell>
          <table:table-cell table:style-name="ce381" office:value-type="string" calcext:value-type="string">
            <text:p>Type de camera</text:p>
          </table:table-cell>
          <table:table-cell table:style-name="ce386" office:value-type="string" calcext:value-type="string">
            <text:p>Camera type</text:p>
          </table:table-cell>
          <table:table-cell table:style-name="ce394"/>
          <table:table-cell table:style-name="ce402" office:value-type="string" calcext:value-type="string">
            <text:p>Tipo de cámara</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Тип камеры</text:p>
          </table:table-cell>
          <table:table-cell table:style-name="ce524" office:value-type="string" calcext:value-type="string">
            <text:p>Tipus de càmera</text:p>
          </table:table-cell>
          <table:table-cell table:style-name="ce535"/>
          <table:table-cell table:style-name="ce546" office:value-type="string" calcext:value-type="string">
            <text:p>Тип камере</text:p>
          </table:table-cell>
          <table:table-cell table:style-name="ce555"/>
          <table:table-cell table:style-name="ce562"/>
          <table:table-cell table:style-name="ce567" office:value-type="string" calcext:value-type="string">
            <text:p>نوع الكاميرا</text:p>
          </table:table-cell>
          <table:table-cell table:style-name="ce569" office:value-type="string" calcext:value-type="string">
            <text:p>نوع دوربین</text:p>
          </table:table-cell>
          <table:table-cell table:style-name="ce315" office:value-type="string" calcext:value-type="string">
            <text:p>Тип камера</text:p>
          </table:table-cell>
          <table:table-cell table:style-name="ce315" table:number-columns-repeated="994"/>
        </table:table-row>
        <table:table-row table:style-name="ro10">
          <table:table-cell office:value-type="string" calcext:value-type="string">
            <text:p>FormCameraWizard_Parameters</text:p>
          </table:table-cell>
          <table:table-cell/>
          <table:table-cell office:value-type="string" calcext:value-type="string">
            <text:p>Parameters</text:p>
          </table:table-cell>
          <table:table-cell table:style-name="ce382" office:value-type="string" calcext:value-type="string">
            <text:p>Paramètres</text:p>
          </table:table-cell>
          <table:table-cell table:style-name="ce386" office:value-type="string" calcext:value-type="string">
            <text:p>Parameters</text:p>
          </table:table-cell>
          <table:table-cell table:style-name="ce394"/>
          <table:table-cell table:style-name="ce402" office:value-type="string" calcext:value-type="string">
            <text:p>Parámetros</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Параметры</text:p>
          </table:table-cell>
          <table:table-cell table:style-name="ce524" office:value-type="string" calcext:value-type="string">
            <text:p>Paràmetres</text:p>
          </table:table-cell>
          <table:table-cell table:style-name="ce535"/>
          <table:table-cell table:style-name="ce546" office:value-type="string" calcext:value-type="string">
            <text:p>Параметри</text:p>
          </table:table-cell>
          <table:table-cell table:style-name="ce555"/>
          <table:table-cell table:style-name="ce562"/>
          <table:table-cell table:style-name="ce567" office:value-type="string" calcext:value-type="string">
            <text:p>الباراميترات</text:p>
          </table:table-cell>
          <table:table-cell table:style-name="ce570" office:value-type="string" calcext:value-type="string">
            <text:p>مولفه‌ها</text:p>
          </table:table-cell>
          <table:table-cell table:style-name="ce315" office:value-type="string" calcext:value-type="string">
            <text:p>Параметри</text:p>
          </table:table-cell>
          <table:table-cell table:number-columns-repeated="994"/>
        </table:table-row>
        <table:table-row table:style-name="ro10">
          <table:table-cell office:value-type="string" calcext:value-type="string">
            <text:p>FormCameraWizard_Test</text:p>
          </table:table-cell>
          <table:table-cell/>
          <table:table-cell office:value-type="string" calcext:value-type="string">
            <text:p>Test</text:p>
          </table:table-cell>
          <table:table-cell table:style-name="ce383" office:value-type="string" calcext:value-type="string">
            <text:p>Test</text:p>
          </table:table-cell>
          <table:table-cell table:style-name="ce386" office:value-type="string" calcext:value-type="string">
            <text:p>Test</text:p>
          </table:table-cell>
          <table:table-cell table:style-name="ce394"/>
          <table:table-cell table:style-name="ce402" office:value-type="string" calcext:value-type="string">
            <text:p>Test</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0"/>
          <table:table-cell table:style-name="ce516" office:value-type="string" calcext:value-type="string">
            <text:p>Тест</text:p>
          </table:table-cell>
          <table:table-cell table:style-name="ce525" office:value-type="string" calcext:value-type="string">
            <text:p>Test</text:p>
          </table:table-cell>
          <table:table-cell table:style-name="ce535"/>
          <table:table-cell table:style-name="ce546" office:value-type="string" calcext:value-type="string">
            <text:p>Тест</text:p>
          </table:table-cell>
          <table:table-cell table:style-name="ce555"/>
          <table:table-cell table:style-name="ce563"/>
          <table:table-cell table:style-name="ce567" office:value-type="string" calcext:value-type="string">
            <text:p>اختبار</text:p>
          </table:table-cell>
          <table:table-cell table:style-name="ce569" office:value-type="string" calcext:value-type="string">
            <text:p>آزمون</text:p>
          </table:table-cell>
          <table:table-cell table:style-name="ce315" office:value-type="string" calcext:value-type="string">
            <text:p>Тест</text:p>
          </table:table-cell>
          <table:table-cell table:number-columns-repeated="994"/>
        </table:table-row>
        <table:table-row table:style-name="ro10">
          <table:table-cell office:value-type="string" calcext:value-type="string">
            <text:p>FormCameraWizard_Create</text:p>
          </table:table-cell>
          <table:table-cell/>
          <table:table-cell office:value-type="string" calcext:value-type="string">
            <text:p>Create camera</text:p>
          </table:table-cell>
          <table:table-cell table:style-name="ce382" office:value-type="string" calcext:value-type="string">
            <text:p>Créer la caméra</text:p>
          </table:table-cell>
          <table:table-cell table:style-name="ce386" office:value-type="string" calcext:value-type="string">
            <text:p>Creëer camera</text:p>
          </table:table-cell>
          <table:table-cell table:style-name="ce395"/>
          <table:table-cell table:style-name="ce403" office:value-type="string" calcext:value-type="string">
            <text:p>Crear cámara</text:p>
          </table:table-cell>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1"/>
          <table:table-cell table:style-name="ce479"/>
          <table:table-cell table:style-name="ce489"/>
          <table:table-cell table:style-name="ce500"/>
          <table:table-cell table:style-name="ce511"/>
          <table:table-cell table:style-name="ce516" office:value-type="string" calcext:value-type="string">
            <text:p>Создать камеру</text:p>
          </table:table-cell>
          <table:table-cell table:style-name="ce526" office:value-type="string" calcext:value-type="string">
            <text:p>Crear càmera</text:p>
          </table:table-cell>
          <table:table-cell table:style-name="ce536"/>
          <table:table-cell table:style-name="ce547" office:value-type="string" calcext:value-type="string">
            <text:p>Направи камеру</text:p>
          </table:table-cell>
          <table:table-cell table:style-name="ce556"/>
          <table:table-cell table:style-name="ce564"/>
          <table:table-cell table:style-name="ce567" office:value-type="string" calcext:value-type="string">
            <text:p>انشاء كاميرا</text:p>
          </table:table-cell>
          <table:table-cell table:style-name="ce570" office:value-type="string" calcext:value-type="string">
            <text:p>ایجاد دوربین</text:p>
          </table:table-cell>
          <table:table-cell table:style-name="ce315" office:value-type="string" calcext:value-type="string">
            <text:p>Създай камера</text:p>
          </table:table-cell>
          <table:table-cell table:number-columns-repeated="994"/>
        </table:table-row>
        <table:table-row table:style-name="ro1" table:number-rows-repeated="1048554">
          <table:table-cell table:number-columns-repeated="1024"/>
        </table:table-row>
        <table:table-row table:style-name="ro21">
          <table:table-cell table:number-columns-repeated="1024"/>
        </table:table-row>
        <calcext:conditional-formats>
          <calcext:conditional-format calcext:target-range-address="FileBrowserLang.Z15:FileBrowserLang.AA16 FileBrowserLang.H15:FileBrowserLang.U16 FileBrowserLang.C15:FileBrowserLang.D16 FileBrowserLang.C3:FileBrowserLang.D12 FileBrowserLang.Z3:FileBrowserLang.AA12 FileBrowserLang.H3:FileBrowserLang.U12 FileBrowserLang.X3:FileBrowserLang.X12 FileBrowserLang.X15:FileBrowserLang.X16 FileBrowserLang.F15:FileBrowserLang.F16 FileBrowserLang.F3:FileBrowserLang.F12">
            <calcext:condition calcext:apply-style-name="Missing translation" calcext:value="=0" calcext:base-cell-address="FileBrowserLang.C3"/>
          </calcext:conditional-format>
          <calcext:conditional-format calcext:target-range-address="FileBrowserLang.Z17:FileBrowserLang.AA19 FileBrowserLang.H17:FileBrowserLang.U20 FileBrowserLang.C17:FileBrowserLang.D18 FileBrowserLang.Z20:FileBrowserLang.Z20 FileBrowserLang.X17:FileBrowserLang.X20 FileBrowserLang.F17:FileBrowserLang.F20">
            <calcext:condition calcext:apply-style-name="Missing translation" calcext:value="=0" calcext:base-cell-address="FileBrowserLang.C17"/>
          </calcext:conditional-format>
          <calcext:conditional-format calcext:target-range-address="FileBrowserLang.Z14:FileBrowserLang.AA14 FileBrowserLang.C14:FileBrowserLang.D14 FileBrowserLang.H14:FileBrowserLang.U14 FileBrowserLang.X14:FileBrowserLang.X14 FileBrowserLang.F14:FileBrowserLang.F14">
            <calcext:condition calcext:apply-style-name="Missing translation" calcext:value="=0" calcext:base-cell-address="FileBrowserLang.C14"/>
          </calcext:conditional-format>
          <calcext:conditional-format calcext:target-range-address="FileBrowserLang.Z13:FileBrowserLang.AA13 FileBrowserLang.C13:FileBrowserLang.D13 FileBrowserLang.H13:FileBrowserLang.U13 FileBrowserLang.X13:FileBrowserLang.X13 FileBrowserLang.F13:FileBrowserLang.F13">
            <calcext:condition calcext:apply-style-name="Missing translation" calcext:value="=0" calcext:base-cell-address="FileBrowserLang.C13"/>
          </calcext:conditional-format>
          <calcext:conditional-format calcext:target-range-address="FileBrowserLang.Z21:FileBrowserLang.AA21 FileBrowserLang.H21:FileBrowserLang.U21 FileBrowserLang.X21:FileBrowserLang.X21 FileBrowserLang.F21:FileBrowserLang.F21">
            <calcext:condition calcext:apply-style-name="Missing translation" calcext:value="=0" calcext:base-cell-address="FileBrowserLang.F21"/>
          </calcext:conditional-format>
          <calcext:conditional-format calcext:target-range-address="FileBrowserLang.Y15:FileBrowserLang.Y16 FileBrowserLang.Y3:FileBrowserLang.Y8">
            <calcext:condition calcext:apply-style-name="Missing translation" calcext:value="=0" calcext:base-cell-address="FileBrowserLang.Y3"/>
          </calcext:conditional-format>
          <calcext:conditional-format calcext:target-range-address="FileBrowserLang.Y17:FileBrowserLang.Y20">
            <calcext:condition calcext:apply-style-name="Missing translation" calcext:value="=0" calcext:base-cell-address="FileBrowserLang.Y17"/>
          </calcext:conditional-format>
          <calcext:conditional-format calcext:target-range-address="FileBrowserLang.Y14:FileBrowserLang.Y14">
            <calcext:condition calcext:apply-style-name="Missing translation" calcext:value="=0" calcext:base-cell-address="FileBrowserLang.Y14"/>
          </calcext:conditional-format>
          <calcext:conditional-format calcext:target-range-address="FileBrowserLang.Y13:FileBrowserLang.Y13">
            <calcext:condition calcext:apply-style-name="Missing translation" calcext:value="=0" calcext:base-cell-address="FileBrowserLang.Y13"/>
          </calcext:conditional-format>
          <calcext:conditional-format calcext:target-range-address="FileBrowserLang.Y21:FileBrowserLang.Y21">
            <calcext:condition calcext:apply-style-name="Missing translation" calcext:value="=0" calcext:base-cell-address="FileBrowserLang.Y21"/>
          </calcext:conditional-format>
          <calcext:conditional-format calcext:target-range-address="FileBrowserLang.Y9:FileBrowserLang.Y9">
            <calcext:condition calcext:apply-style-name="Missing translation" calcext:value="=0" calcext:base-cell-address="FileBrowserLang.Y9"/>
          </calcext:conditional-format>
          <calcext:conditional-format calcext:target-range-address="FileBrowserLang.Y10:FileBrowserLang.Y12">
            <calcext:condition calcext:apply-style-name="Missing translation" calcext:value="=0" calcext:base-cell-address="FileBrowserLang.Y10"/>
          </calcext:conditional-format>
          <calcext:conditional-format calcext:target-range-address="FileBrowserLang.V3:FileBrowserLang.V21">
            <calcext:condition calcext:apply-style-name="cf5" calcext:value="=0" calcext:base-cell-address="FileBrowserLang.V3"/>
          </calcext:conditional-format>
          <calcext:conditional-format calcext:target-range-address="FileBrowserLang.AC3:FileBrowserLang.AC21">
            <calcext:condition calcext:apply-style-name="Missing translation" calcext:value="=0" calcext:base-cell-address="FileBrowserLang.AC3"/>
          </calcext:conditional-format>
          <calcext:conditional-format calcext:target-range-address="FileBrowserLang.G15:FileBrowserLang.G16 FileBrowserLang.G3:FileBrowserLang.G12">
            <calcext:condition calcext:apply-style-name="Missing translation" calcext:value="=0" calcext:base-cell-address="FileBrowserLang.G3"/>
          </calcext:conditional-format>
          <calcext:conditional-format calcext:target-range-address="FileBrowserLang.G17:FileBrowserLang.G20">
            <calcext:condition calcext:apply-style-name="Missing translation" calcext:value="=0" calcext:base-cell-address="FileBrowserLang.G17"/>
          </calcext:conditional-format>
          <calcext:conditional-format calcext:target-range-address="FileBrowserLang.G14:FileBrowserLang.G14">
            <calcext:condition calcext:apply-style-name="Missing translation" calcext:value="=0" calcext:base-cell-address="FileBrowserLang.G14"/>
          </calcext:conditional-format>
          <calcext:conditional-format calcext:target-range-address="FileBrowserLang.G13:FileBrowserLang.G13">
            <calcext:condition calcext:apply-style-name="Missing translation" calcext:value="=0" calcext:base-cell-address="FileBrowserLang.G13"/>
          </calcext:conditional-format>
          <calcext:conditional-format calcext:target-range-address="FileBrowserLang.G21:FileBrowserLang.G21">
            <calcext:condition calcext:apply-style-name="Missing translation" calcext:value="=0" calcext:base-cell-address="FileBrowserLang.G21"/>
          </calcext:conditional-format>
          <calcext:conditional-format calcext:target-range-address="FileBrowserLang.W15:FileBrowserLang.W16 FileBrowserLang.W3:FileBrowserLang.W12">
            <calcext:condition calcext:apply-style-name="Missing translation" calcext:value="=0" calcext:base-cell-address="FileBrowserLang.W3"/>
          </calcext:conditional-format>
          <calcext:conditional-format calcext:target-range-address="FileBrowserLang.W17:FileBrowserLang.W20">
            <calcext:condition calcext:apply-style-name="Missing translation" calcext:value="=0" calcext:base-cell-address="FileBrowserLang.W17"/>
          </calcext:conditional-format>
          <calcext:conditional-format calcext:target-range-address="FileBrowserLang.W14:FileBrowserLang.W14">
            <calcext:condition calcext:apply-style-name="Missing translation" calcext:value="=0" calcext:base-cell-address="FileBrowserLang.W14"/>
          </calcext:conditional-format>
          <calcext:conditional-format calcext:target-range-address="FileBrowserLang.W13:FileBrowserLang.W13">
            <calcext:condition calcext:apply-style-name="Missing translation" calcext:value="=0" calcext:base-cell-address="FileBrowserLang.W13"/>
          </calcext:conditional-format>
          <calcext:conditional-format calcext:target-range-address="FileBrowserLang.W21:FileBrowserLang.W21">
            <calcext:condition calcext:apply-style-name="Missing translation" calcext:value="=0" calcext:base-cell-address="FileBrowserLang.W21"/>
          </calcext:conditional-format>
          <calcext:conditional-format calcext:target-range-address="FileBrowserLang.F9:FileBrowserLang.AC21 FileBrowserLang.F3:FileBrowserLang.AC21 FileBrowserLang.AD9:FileBrowserLang.AD9 FileBrowserLang.AD11:FileBrowserLang.AD12 FileBrowserLang.D3:FileBrowserLang.D21">
            <calcext:condition calcext:apply-style-name="cf1" calcext:value="=0" calcext:base-cell-address="FileBrowserLang.D3"/>
          </calcext:conditional-format>
          <calcext:conditional-format calcext:target-range-address="FileBrowserLang.E3:FileBrowserLang.E21">
            <calcext:condition calcext:apply-style-name="cf7" calcext:value="=0" calcext:base-cell-address="FileBrowserLang.E3"/>
          </calcext:conditional-format>
        </calcext:conditional-formats>
      </table:table>
      <table:table table:name="ScreenManagerLang" table:style-name="ta5" table:print="false">
        <office:forms form:automatic-focus="false" form:apply-design-mode="false"/>
        <table:table-column table:style-name="co109" table:default-cell-style-name="ce581"/>
        <table:table-column table:style-name="co110" table:default-cell-style-name="ce581"/>
        <table:table-column table:style-name="co111" table:default-cell-style-name="ce599"/>
        <table:table-column table:style-name="co112" table:default-cell-style-name="ce581"/>
        <table:table-column table:style-name="co41" table:default-cell-style-name="ce617"/>
        <table:table-column table:style-name="co113" table:default-cell-style-name="ce629"/>
        <table:table-column table:style-name="co112" table:default-cell-style-name="ce642"/>
        <table:table-column table:style-name="co111" table:default-cell-style-name="ce654"/>
        <table:table-column table:style-name="co114" table:default-cell-style-name="ce664"/>
        <table:table-column table:style-name="co111" table:default-cell-style-name="ce677"/>
        <table:table-column table:style-name="co115" table:default-cell-style-name="ce692"/>
        <table:table-column table:style-name="co111" table:default-cell-style-name="ce705"/>
        <table:table-column table:style-name="co116" table:default-cell-style-name="ce716"/>
        <table:table-column table:style-name="co117" table:default-cell-style-name="ce725"/>
        <table:table-column table:style-name="co118" table:default-cell-style-name="ce734"/>
        <table:table-column table:style-name="co45" table:default-cell-style-name="ce746"/>
        <table:table-column table:style-name="co119" table:default-cell-style-name="ce756"/>
        <table:table-column table:style-name="co120" table:default-cell-style-name="ce764"/>
        <table:table-column table:style-name="co121" table:default-cell-style-name="ce775"/>
        <table:table-column table:style-name="co95" table:default-cell-style-name="ce784"/>
        <table:table-column table:style-name="co122" table:default-cell-style-name="ce797"/>
        <table:table-column table:style-name="co123" table:default-cell-style-name="ce809"/>
        <table:table-column table:style-name="co119" table:default-cell-style-name="ce817"/>
        <table:table-column table:style-name="co124" table:default-cell-style-name="ce825"/>
        <table:table-column table:style-name="co125" table:default-cell-style-name="ce834"/>
        <table:table-column table:style-name="co126" table:default-cell-style-name="ce846"/>
        <table:table-column table:style-name="co127" table:default-cell-style-name="ce856"/>
        <table:table-column table:style-name="co128" table:default-cell-style-name="ce865"/>
        <table:table-column table:style-name="co58" table:default-cell-style-name="ce865"/>
        <table:table-column table:style-name="co129" table:default-cell-style-name="ce879"/>
        <table:table-column table:style-name="co130" table:default-cell-style-name="ce581"/>
        <table:table-column table:style-name="co131" table:default-cell-style-name="ce581"/>
        <table:table-column table:style-name="co132" table:default-cell-style-name="ce581"/>
        <table:table-column table:style-name="co62" table:number-columns-repeated="217" table:default-cell-style-name="ce581"/>
        <table:table-column table:style-name="co29" table:number-columns-repeated="770" table:default-cell-style-name="ce581"/>
        <table:table-column table:style-name="co29" table:number-columns-repeated="4" table:default-cell-style-name="Default"/>
        <table:table-row table:style-name="ro8">
          <table:table-cell table:style-name="ce572" office:value-type="string" calcext:value-type="string">
            <text:p>#LanguageName</text:p>
          </table:table-cell>
          <table:table-cell table:style-name="ce582"/>
          <table:table-cell table:style-name="ce586" office:value-type="string" calcext:value-type="string">
            <text:p>English</text:p>
          </table:table-cell>
          <table:table-cell table:style-name="ce600" office:value-type="string" calcext:value-type="string">
            <text:p>Français</text:p>
          </table:table-cell>
          <table:table-cell table:style-name="ce611" office:value-type="string" calcext:value-type="string">
            <text:p>Nederlands</text:p>
          </table:table-cell>
          <table:table-cell table:style-name="ce618" office:value-type="string" calcext:value-type="string">
            <text:p>Deutsch</text:p>
          </table:table-cell>
          <table:table-cell table:style-name="ce630" office:value-type="string" calcext:value-type="string">
            <text:p>Español</text:p>
          </table:table-cell>
          <table:table-cell table:style-name="ce643" office:value-type="string" calcext:value-type="string">
            <text:p>Português (br)</text:p>
          </table:table-cell>
          <table:table-cell table:style-name="ce655" office:value-type="string" calcext:value-type="string">
            <text:p>Polski</text:p>
          </table:table-cell>
          <table:table-cell table:style-name="ce665" office:value-type="string" calcext:value-type="string">
            <text:p>Italiano</text:p>
          </table:table-cell>
          <table:table-cell table:style-name="ce678" office:value-type="string" calcext:value-type="string">
            <text:p>Română</text:p>
          </table:table-cell>
          <table:table-cell table:style-name="ce693" office:value-type="string" calcext:value-type="string">
            <text:p>Suomi</text:p>
          </table:table-cell>
          <table:table-cell table:style-name="ce706" office:value-type="string" calcext:value-type="string">
            <text:p>Norsk</text:p>
          </table:table-cell>
          <table:table-cell table:style-name="ce717" office:value-type="string" calcext:value-type="string">
            <text:p>简体中文</text:p>
          </table:table-cell>
          <table:table-cell table:style-name="ce726" office:value-type="string" calcext:value-type="string">
            <text:p>Türkçe</text:p>
          </table:table-cell>
          <table:table-cell table:style-name="ce735" office:value-type="string" calcext:value-type="string">
            <text:p>Ελληνικά</text:p>
          </table:table-cell>
          <table:table-cell table:style-name="ce747" office:value-type="string" calcext:value-type="string">
            <text:p>Lietuvių</text:p>
          </table:table-cell>
          <table:table-cell table:style-name="ce757" office:value-type="string" calcext:value-type="string">
            <text:p>Svenska</text:p>
          </table:table-cell>
          <table:table-cell table:style-name="ce765" office:value-type="string" calcext:value-type="string">
            <text:p>Dansk</text:p>
          </table:table-cell>
          <table:table-cell table:style-name="ce776" office:value-type="string" calcext:value-type="string">
            <text:p>Čeština</text:p>
          </table:table-cell>
          <table:table-cell table:style-name="ce785" office:value-type="string" calcext:value-type="string">
            <text:p>한국어</text:p>
          </table:table-cell>
          <table:table-cell table:style-name="ce798" office:value-type="string" calcext:value-type="string">
            <text:p>Русский</text:p>
          </table:table-cell>
          <table:table-cell table:style-name="ce810" office:value-type="string" calcext:value-type="string">
            <text:p>Català</text:p>
          </table:table-cell>
          <table:table-cell table:style-name="ce818" office:value-type="string" calcext:value-type="string">
            <text:p>Srpski</text:p>
          </table:table-cell>
          <table:table-cell table:style-name="ce826" office:value-type="string" calcext:value-type="string">
            <text:p>Српски</text:p>
          </table:table-cell>
          <table:table-cell table:style-name="ce835" office:value-type="string" calcext:value-type="string">
            <text:p>日本語</text:p>
          </table:table-cell>
          <table:table-cell table:style-name="ce847" office:value-type="string" calcext:value-type="string">
            <text:p>Македонски</text:p>
          </table:table-cell>
          <table:table-cell table:style-name="ce37" office:value-type="string" calcext:value-type="string">
            <text:p>العَرَبِية</text:p>
          </table:table-cell>
          <table:table-cell table:style-name="ce308" office:value-type="string" calcext:value-type="string">
            <text:p>فارسی</text:p>
          </table:table-cell>
          <table:table-cell table:style-name="ce872" office:value-type="string" calcext:value-type="string">
            <text:p>Български</text:p>
          </table:table-cell>
          <table:table-cell table:style-name="ce880" table:number-columns-repeated="990"/>
          <table:table-cell table:number-columns-repeated="4"/>
        </table:table-row>
        <table:table-row table:style-name="ro9">
          <table:table-cell table:style-name="ce573" office:value-type="string" calcext:value-type="string">
            <text:p>#LanguageCode</text:p>
          </table:table-cell>
          <table:table-cell table:style-name="ce583" office:value-type="string" calcext:value-type="string">
            <text:p>-</text:p>
          </table:table-cell>
          <table:table-cell table:style-name="ce587"/>
          <table:table-cell table:style-name="ce601" office:value-type="string" calcext:value-type="string">
            <text:p>fr</text:p>
          </table:table-cell>
          <table:table-cell table:style-name="ce612" office:value-type="string" calcext:value-type="string">
            <text:p>nl</text:p>
          </table:table-cell>
          <table:table-cell table:style-name="ce619" office:value-type="string" calcext:value-type="string">
            <text:p>de</text:p>
          </table:table-cell>
          <table:table-cell table:style-name="ce631" office:value-type="string" calcext:value-type="string">
            <text:p>es</text:p>
          </table:table-cell>
          <table:table-cell table:style-name="ce644" office:value-type="string" calcext:value-type="string">
            <text:p>pt</text:p>
          </table:table-cell>
          <table:table-cell table:style-name="ce656" office:value-type="string" calcext:value-type="string">
            <text:p>pl</text:p>
          </table:table-cell>
          <table:table-cell table:style-name="ce666" office:value-type="string" calcext:value-type="string">
            <text:p>it</text:p>
          </table:table-cell>
          <table:table-cell table:style-name="ce679" office:value-type="string" calcext:value-type="string">
            <text:p>ro</text:p>
          </table:table-cell>
          <table:table-cell table:style-name="ce694" office:value-type="string" calcext:value-type="string">
            <text:p>fi</text:p>
          </table:table-cell>
          <table:table-cell table:style-name="ce707" office:value-type="string" calcext:value-type="string">
            <text:p>no</text:p>
          </table:table-cell>
          <table:table-cell table:style-name="ce718" office:value-type="string" calcext:value-type="string">
            <text:p>Zh-CHS</text:p>
          </table:table-cell>
          <table:table-cell table:style-name="ce727" office:value-type="string" calcext:value-type="string">
            <text:p>tr</text:p>
          </table:table-cell>
          <table:table-cell table:style-name="ce736" office:value-type="string" calcext:value-type="string">
            <text:p>el</text:p>
          </table:table-cell>
          <table:table-cell table:style-name="ce748" office:value-type="string" calcext:value-type="string">
            <text:p>lt</text:p>
          </table:table-cell>
          <table:table-cell table:style-name="ce758" office:value-type="string" calcext:value-type="string">
            <text:p>sv</text:p>
          </table:table-cell>
          <table:table-cell table:style-name="ce766" office:value-type="string" calcext:value-type="string">
            <text:p>da</text:p>
          </table:table-cell>
          <table:table-cell table:style-name="ce777" office:value-type="string" calcext:value-type="string">
            <text:p>cs</text:p>
          </table:table-cell>
          <table:table-cell table:style-name="ce786" office:value-type="string" calcext:value-type="string">
            <text:p>ko</text:p>
          </table:table-cell>
          <table:table-cell table:style-name="ce799" office:value-type="string" calcext:value-type="string">
            <text:p>ru</text:p>
          </table:table-cell>
          <table:table-cell table:style-name="ce811"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836" office:value-type="string" calcext:value-type="string">
            <text:p>ja</text:p>
          </table:table-cell>
          <table:table-cell table:style-name="ce848" office:value-type="string" calcext:value-type="string">
            <text:p>mk</text:p>
          </table:table-cell>
          <table:table-cell table:style-name="ce303" office:value-type="string" calcext:value-type="string">
            <text:p>ar</text:p>
          </table:table-cell>
          <table:table-cell table:style-name="ce303" office:value-type="string" calcext:value-type="string">
            <text:p>fa</text:p>
          </table:table-cell>
          <table:table-cell table:style-name="ce873" office:value-type="string" calcext:value-type="string">
            <text:p>bg</text:p>
          </table:table-cell>
          <table:table-cell table:style-name="ce881" table:number-columns-repeated="990"/>
          <table:table-cell table:number-columns-repeated="4"/>
        </table:table-row>
        <table:table-row table:style-name="ro23">
          <table:table-cell table:style-name="ce49" office:value-type="string" calcext:value-type="string">
            <text:p>btnSync_ToolTip</text:p>
          </table:table-cell>
          <table:table-cell table:style-name="ce371"/>
          <table:table-cell table:style-name="ce60" office:value-type="string" calcext:value-type="string">
            <text:p>Synchronize Videos on the Current Frames</text:p>
          </table:table-cell>
          <table:table-cell table:style-name="ce602" office:value-type="string" calcext:value-type="string">
            <text:p>Synchroniser les Vidéos sur les Images en Cours</text:p>
          </table:table-cell>
          <table:table-cell table:style-name="ce613" office:value-type="string" calcext:value-type="string">
            <text:p>Synchroniseer de videos op de huidige frames</text:p>
          </table:table-cell>
          <table:table-cell table:style-name="ce620" office:value-type="string" calcext:value-type="string">
            <text:p>Synchronisiere Videos auf die aktuellen Frames</text:p>
          </table:table-cell>
          <table:table-cell table:style-name="ce632" office:value-type="string" calcext:value-type="string">
            <text:p>Sincronizar Videos en el cuadro actual.</text:p>
          </table:table-cell>
          <table:table-cell table:style-name="ce645" office:value-type="string" calcext:value-type="string">
            <text:p>Sincronizar Vídeos no Quadro atual.</text:p>
          </table:table-cell>
          <table:table-cell table:style-name="ce657" office:value-type="string" calcext:value-type="string">
            <text:p>Synchronizuj wideo na bieżącej klatce</text:p>
          </table:table-cell>
          <table:table-cell table:style-name="ce667" office:value-type="string" calcext:value-type="string">
            <text:p>Sincronizza i Video sul Fotogramma attuale</text:p>
          </table:table-cell>
          <table:table-cell table:style-name="ce680" office:value-type="string" calcext:value-type="string">
            <text:p>Sincronizează fişierele video în cadrele curente </text:p>
          </table:table-cell>
          <table:table-cell table:style-name="ce695" office:value-type="string" calcext:value-type="string">
            <text:p>Synkronoi videot valituista kuvista</text:p>
          </table:table-cell>
          <table:table-cell table:style-name="ce708" office:value-type="string" calcext:value-type="string">
            <text:p>Synkroniser videoer etter <text:span text:style-name="T18">aktivt</text:span> bilde</text:p>
          </table:table-cell>
          <table:table-cell table:style-name="ce719" office:value-type="string" calcext:value-type="string">
            <text:p>在当前帧位置同步视频</text:p>
          </table:table-cell>
          <table:table-cell table:style-name="ce728" office:value-type="string" calcext:value-type="string">
            <text:p>Geçerli Karelerdeki Videoları Senkronize Et</text:p>
          </table:table-cell>
          <table:table-cell table:style-name="ce737" office:value-type="string" calcext:value-type="string">
            <text:p>Συγχρονισμός Video στα Παρόντα Πλαίσια</text:p>
          </table:table-cell>
          <table:table-cell table:style-name="ce749" office:value-type="string" calcext:value-type="string">
            <text:p>Sinchronizuoti vaizdą su esamu kadru</text:p>
          </table:table-cell>
          <table:table-cell table:style-name="ce759" office:value-type="string" calcext:value-type="string">
            <text:p>Synkronisera videona med aktuella bilder</text:p>
          </table:table-cell>
          <table:table-cell table:style-name="ce767" office:value-type="string" calcext:value-type="string">
            <text:p>Synkroniser videoer til/på nuværende billeder</text:p>
          </table:table-cell>
          <table:table-cell table:style-name="ce778" office:value-type="string" calcext:value-type="string">
            <text:p>Synchronizovat videa ba stávajících snímcích</text:p>
          </table:table-cell>
          <table:table-cell table:style-name="ce787" office:value-type="string" calcext:value-type="string">
            <text:p><text:span text:style-name="T4">현재</text:span><text:span text:style-name="T5"> </text:span><text:span text:style-name="T6">프레임에</text:span><text:span text:style-name="T5"> </text:span><text:span text:style-name="T6">두</text:span><text:span text:style-name="T5"> </text:span><text:span text:style-name="T6">비디오를</text:span><text:span text:style-name="T5"> </text:span><text:span text:style-name="T6">동기화</text:span></text:p>
          </table:table-cell>
          <table:table-cell table:style-name="ce800" office:value-type="string" calcext:value-type="string">
            <text:p>Синхронизировать видео и текущие кадры</text:p>
          </table:table-cell>
          <table:table-cell table:style-name="ce812" office:value-type="string" calcext:value-type="string">
            <text:p>Sincronitzar els videos en el fotograma actual</text:p>
          </table:table-cell>
          <table:table-cell table:style-name="ce819" office:value-type="string" calcext:value-type="string">
            <text:p>Sinhronizuj video na trenutnom okviru</text:p>
          </table:table-cell>
          <table:table-cell table:style-name="ce827" office:value-type="string" calcext:value-type="string">
            <text:p>Синхронизуј видео на тренутној слици</text:p>
          </table:table-cell>
          <table:table-cell table:style-name="ce837" office:value-type="string" calcext:value-type="string">
            <text:p>現在のフレームをビデオと同期</text:p>
          </table:table-cell>
          <table:table-cell table:style-name="ce849" office:value-type="string" calcext:value-type="string">
            <text:p>Синхронизирај го видеото на актуалната рамка</text:p>
          </table:table-cell>
          <table:table-cell table:style-name="ce857" office:value-type="string" calcext:value-type="string">
            <text:p>مزامنة الفيديوهات من الكادرات الحالية</text:p>
          </table:table-cell>
          <table:table-cell table:style-name="ce866" office:value-type="string" calcext:value-type="string">
            <text:p>همزمان‌سازی ویدئوها در فریم‌های جاری</text:p>
          </table:table-cell>
          <table:table-cell table:style-name="ce874" office:value-type="string" calcext:value-type="string">
            <text:p>Синхронизиране на видеото и текущите кадри</text:p>
          </table:table-cell>
          <table:table-cell table:style-name="ce315" table:number-columns-repeated="990"/>
          <table:table-cell table:number-columns-repeated="4"/>
        </table:table-row>
        <table:table-row table:style-name="ro14">
          <table:table-cell table:style-name="ce49" office:value-type="string" calcext:value-type="string">
            <text:p>buttonGotoFirst_ToolTip</text:p>
          </table:table-cell>
          <table:table-cell table:style-name="ce371"/>
          <table:table-cell table:style-name="ce60" office:value-type="string" calcext:value-type="string">
            <text:p>Go Back to Beginning for Both Videos</text:p>
          </table:table-cell>
          <table:table-cell table:style-name="ce602" office:value-type="string" calcext:value-type="string">
            <text:p>Retourner au Début pour les Deux Vidéos</text:p>
          </table:table-cell>
          <table:table-cell table:style-name="ce613" office:value-type="string" calcext:value-type="string">
            <text:p>Ga terug naar het begin van beide videos</text:p>
          </table:table-cell>
          <table:table-cell table:style-name="ce621" office:value-type="string" calcext:value-type="string">
            <text:p>Gehe zurück zum Anfang beider Videos</text:p>
          </table:table-cell>
          <table:table-cell table:style-name="ce632" office:value-type="string" calcext:value-type="string">
            <text:p>Retornar al inicio de ambos videos.</text:p>
          </table:table-cell>
          <table:table-cell table:style-name="ce645" office:value-type="string" calcext:value-type="string">
            <text:p>Voltar ao Início de Ambos os Vídeos.</text:p>
          </table:table-cell>
          <table:table-cell table:style-name="ce658" office:value-type="string" calcext:value-type="string">
            <text:p>Idź do Początku obu plików wideo</text:p>
          </table:table-cell>
          <table:table-cell table:style-name="ce667" office:value-type="string" calcext:value-type="string">
            <text:p>Torna all'inizio di entrambi i Video</text:p>
          </table:table-cell>
          <table:table-cell table:style-name="ce680" office:value-type="string" calcext:value-type="string">
            <text:p>Mergi înapoi la început pentru ambele fişiere video</text:p>
          </table:table-cell>
          <table:table-cell table:style-name="ce695" office:value-type="string" calcext:value-type="string">
            <text:p>Palaa kummankin videon alkuun</text:p>
          </table:table-cell>
          <table:table-cell table:style-name="ce708" office:value-type="string" calcext:value-type="string">
            <text:p>Tilbake til start for begge videoer</text:p>
          </table:table-cell>
          <table:table-cell table:style-name="ce719" office:value-type="string" calcext:value-type="string">
            <text:p>跳到两个视频的开始位置</text:p>
          </table:table-cell>
          <table:table-cell table:style-name="ce728" office:value-type="string" calcext:value-type="string">
            <text:p>Her İki Video için Başlangıca Geri Dön</text:p>
          </table:table-cell>
          <table:table-cell table:style-name="ce737" office:value-type="string" calcext:value-type="string">
            <text:p>Και τα δυο Video πίσω στην αρχή</text:p>
          </table:table-cell>
          <table:table-cell table:style-name="ce749" office:value-type="string" calcext:value-type="string">
            <text:p>Į pradžią abu vaizdo šaltinius</text:p>
          </table:table-cell>
          <table:table-cell table:style-name="ce759" office:value-type="string" calcext:value-type="string">
            <text:p>Gå till början för båda videona</text:p>
          </table:table-cell>
          <table:table-cell table:style-name="ce767" office:value-type="string" calcext:value-type="string">
            <text:p>Gå til begyndelsen af begge videoer</text:p>
          </table:table-cell>
          <table:table-cell table:style-name="ce778" office:value-type="string" calcext:value-type="string">
            <text:p>Zpět na začátek obou videí</text:p>
          </table:table-cell>
          <table:table-cell table:style-name="ce787" office:value-type="string" calcext:value-type="string">
            <text:p><text:span text:style-name="T4">두</text:span><text:span text:style-name="T5"> </text:span><text:span text:style-name="T6">비디오의</text:span><text:span text:style-name="T5"> </text:span><text:span text:style-name="T6">처음으로</text:span><text:span text:style-name="T5"> </text:span><text:span text:style-name="T6">돌아감</text:span></text:p>
          </table:table-cell>
          <table:table-cell table:style-name="ce800" office:value-type="string" calcext:value-type="string">
            <text:p>Воспроизводить в обратном порядке к началу обоих видео</text:p>
          </table:table-cell>
          <table:table-cell table:style-name="ce812" office:value-type="string" calcext:value-type="string">
            <text:p>Anar a l'inici dels dos vídeos</text:p>
          </table:table-cell>
          <table:table-cell table:style-name="ce819" office:value-type="string" calcext:value-type="string">
            <text:p>Nazad na početak za oba video zapisa</text:p>
          </table:table-cell>
          <table:table-cell table:style-name="ce827" office:value-type="string" calcext:value-type="string">
            <text:p>Назад на почетак за оба видео записа</text:p>
          </table:table-cell>
          <table:table-cell table:style-name="ce837" office:value-type="string" calcext:value-type="string">
            <text:p>両方のビデオの最初に戻る</text:p>
          </table:table-cell>
          <table:table-cell table:style-name="ce849" office:value-type="string" calcext:value-type="string">
            <text:p>Врати се на почетокот кај двете видеа</text:p>
          </table:table-cell>
          <table:table-cell table:style-name="ce857" office:value-type="string" calcext:value-type="string">
            <text:p>العودة إلى بداية الفديوهين</text:p>
          </table:table-cell>
          <table:table-cell table:style-name="ce866" office:value-type="string" calcext:value-type="string">
            <text:p>بازگشت به ابتدای هر دو ویدئو</text:p>
          </table:table-cell>
          <table:table-cell table:style-name="ce874" office:value-type="string" calcext:value-type="string">
            <text:p>Възпроизвеждане в обратен ред към началото на видеоклиповете</text:p>
          </table:table-cell>
          <table:table-cell table:style-name="ce315" table:number-columns-repeated="990"/>
          <table:table-cell table:number-columns-repeated="4"/>
        </table:table-row>
        <table:table-row table:style-name="ro11">
          <table:table-cell table:style-name="ce49" office:value-type="string" calcext:value-type="string">
            <text:p>buttonGotoLast_ToolTip</text:p>
          </table:table-cell>
          <table:table-cell table:style-name="ce371"/>
          <table:table-cell table:style-name="ce60" office:value-type="string" calcext:value-type="string">
            <text:p>Jump to End for Both Videos</text:p>
          </table:table-cell>
          <table:table-cell table:style-name="ce602" office:value-type="string" calcext:value-type="string">
            <text:p>Aller à la Fin pour les Deux Vidéos</text:p>
          </table:table-cell>
          <table:table-cell table:style-name="ce613" office:value-type="string" calcext:value-type="string">
            <text:p>Spring naar het eind van beide videos</text:p>
          </table:table-cell>
          <table:table-cell table:style-name="ce621" office:value-type="string" calcext:value-type="string">
            <text:p>Springe zum Ende beider Videos</text:p>
          </table:table-cell>
          <table:table-cell table:style-name="ce632" office:value-type="string" calcext:value-type="string">
            <text:p>Saltar al final de ambos videos.</text:p>
          </table:table-cell>
          <table:table-cell table:style-name="ce645" office:value-type="string" calcext:value-type="string">
            <text:p>Pular para o Fim de Ambos os Vídeos.</text:p>
          </table:table-cell>
          <table:table-cell table:style-name="ce658" office:value-type="string" calcext:value-type="string">
            <text:p>Skocz na Koniec obu plików wideo</text:p>
          </table:table-cell>
          <table:table-cell table:style-name="ce667" office:value-type="string" calcext:value-type="string">
            <text:p>Salta alla fine di entrambi i Video</text:p>
          </table:table-cell>
          <table:table-cell table:style-name="ce680" office:value-type="string" calcext:value-type="string">
            <text:p>Mergi la sfârşitul ambelor fişiere video</text:p>
          </table:table-cell>
          <table:table-cell table:style-name="ce695" office:value-type="string" calcext:value-type="string">
            <text:p>Mene kummankin videon loppuun</text:p>
          </table:table-cell>
          <table:table-cell table:style-name="ce708" office:value-type="string" calcext:value-type="string">
            <text:p>Gå til slutten av begge videoer</text:p>
          </table:table-cell>
          <table:table-cell table:style-name="ce719" office:value-type="string" calcext:value-type="string">
            <text:p>跳到两个视频的结束位置</text:p>
          </table:table-cell>
          <table:table-cell table:style-name="ce728" office:value-type="string" calcext:value-type="string">
            <text:p>Her İki Video için Sona Atla</text:p>
          </table:table-cell>
          <table:table-cell table:style-name="ce737" office:value-type="string" calcext:value-type="string">
            <text:p>Και τα δυο Video μπροστά στο τέλος</text:p>
          </table:table-cell>
          <table:table-cell table:style-name="ce749" office:value-type="string" calcext:value-type="string">
            <text:p>Į pabaigą abu vaizdo šaltinius</text:p>
          </table:table-cell>
          <table:table-cell table:style-name="ce759" office:value-type="string" calcext:value-type="string">
            <text:p>Hoppa till slutet av båda videona</text:p>
          </table:table-cell>
          <table:table-cell table:style-name="ce767" office:value-type="string" calcext:value-type="string">
            <text:p>Hop til enden af begge videoer</text:p>
          </table:table-cell>
          <table:table-cell table:style-name="ce778" office:value-type="string" calcext:value-type="string">
            <text:p>Přejít na konec obou videí</text:p>
          </table:table-cell>
          <table:table-cell table:style-name="ce787" office:value-type="string" calcext:value-type="string">
            <text:p><text:span text:style-name="T4">두</text:span><text:span text:style-name="T5"> </text:span><text:span text:style-name="T6">비디오의</text:span><text:span text:style-name="T5"> </text:span><text:span text:style-name="T6">끝으로</text:span><text:span text:style-name="T5"> </text:span><text:span text:style-name="T6">감</text:span></text:p>
          </table:table-cell>
          <table:table-cell table:style-name="ce800" office:value-type="string" calcext:value-type="string">
            <text:p>Перейти к концу обоих видео</text:p>
          </table:table-cell>
          <table:table-cell table:style-name="ce812" office:value-type="string" calcext:value-type="string">
            <text:p>Anar al final dels dos vídeos</text:p>
          </table:table-cell>
          <table:table-cell table:style-name="ce819" office:value-type="string" calcext:value-type="string">
            <text:p>Prebaci se na kraj za oba vide zapisa</text:p>
          </table:table-cell>
          <table:table-cell table:style-name="ce827" office:value-type="string" calcext:value-type="string">
            <text:p>Пребаци се на крај за оба виде записа</text:p>
          </table:table-cell>
          <table:table-cell table:style-name="ce837" office:value-type="string" calcext:value-type="string">
            <text:p>両方のビデオの最後へ移動</text:p>
          </table:table-cell>
          <table:table-cell table:style-name="ce849" office:value-type="string" calcext:value-type="string">
            <text:p>Префрли се на крајот од двете видеа</text:p>
          </table:table-cell>
          <table:table-cell table:style-name="ce857" office:value-type="string" calcext:value-type="string">
            <text:p>الانتقال السريع لنهاية الفيديوهين</text:p>
          </table:table-cell>
          <table:table-cell table:style-name="ce866" office:value-type="string" calcext:value-type="string">
            <text:p>پرش به پایان برای هر دو ویدئو</text:p>
          </table:table-cell>
          <table:table-cell table:style-name="ce874" office:value-type="string" calcext:value-type="string">
            <text:p>Премини към края на видеоклиповете</text:p>
          </table:table-cell>
          <table:table-cell table:style-name="ce315" table:number-columns-repeated="990"/>
          <table:table-cell table:number-columns-repeated="4"/>
        </table:table-row>
        <table:table-row table:style-name="ro23">
          <table:table-cell table:style-name="ce49" office:value-type="string" calcext:value-type="string">
            <text:p>buttonGotoNext_ToolTip</text:p>
          </table:table-cell>
          <table:table-cell table:style-name="ce371"/>
          <table:table-cell table:style-name="ce60" office:value-type="string" calcext:value-type="string">
            <text:p>Go to Next Frame for Both Videos</text:p>
          </table:table-cell>
          <table:table-cell table:style-name="ce602" office:value-type="string" calcext:value-type="string">
            <text:p>Aller à l'Image Suivante pour les Deux Vidéos</text:p>
          </table:table-cell>
          <table:table-cell table:style-name="ce613" office:value-type="string" calcext:value-type="string">
            <text:p>Ga naar het volgende frame van beide videos</text:p>
          </table:table-cell>
          <table:table-cell table:style-name="ce621" office:value-type="string" calcext:value-type="string">
            <text:p>Gehe zum nächsten Frame beider Videos</text:p>
          </table:table-cell>
          <table:table-cell table:style-name="ce632" office:value-type="string" calcext:value-type="string">
            <text:p>Ir al siguiente cuadro de ambos videos.</text:p>
          </table:table-cell>
          <table:table-cell table:style-name="ce645" office:value-type="string" calcext:value-type="string">
            <text:p>Ir para o Próximo Quadro de Ambos os Vídeos.</text:p>
          </table:table-cell>
          <table:table-cell table:style-name="ce658" office:value-type="string" calcext:value-type="string">
            <text:p>Idź do Następnej Klatki obu plików wideo</text:p>
          </table:table-cell>
          <table:table-cell table:style-name="ce667" office:value-type="string" calcext:value-type="string">
            <text:p>Vai al fotogramma seguente per entrambi i Video</text:p>
          </table:table-cell>
          <table:table-cell table:style-name="ce680" office:value-type="string" calcext:value-type="string">
            <text:p>Mergi la următorul cadru pentru ambele fişiere video </text:p>
          </table:table-cell>
          <table:table-cell table:style-name="ce695" office:value-type="string" calcext:value-type="string">
            <text:p>Mene kummankin videon seuraavaan kuvaan</text:p>
          </table:table-cell>
          <table:table-cell table:style-name="ce708" office:value-type="string" calcext:value-type="string">
            <text:p>Gå til neste bilde for begge videoer</text:p>
          </table:table-cell>
          <table:table-cell table:style-name="ce719" office:value-type="string" calcext:value-type="string">
            <text:p>跳到两个视频的下一帧</text:p>
          </table:table-cell>
          <table:table-cell table:style-name="ce728" office:value-type="string" calcext:value-type="string">
            <text:p>Her İki Video için Bir Sonraki Kareye Git</text:p>
          </table:table-cell>
          <table:table-cell table:style-name="ce737" office:value-type="string" calcext:value-type="string">
            <text:p>Και τα δυο Video ένα πλαίσιο μπροστά</text:p>
          </table:table-cell>
          <table:table-cell table:style-name="ce749" office:value-type="string" calcext:value-type="string">
            <text:p>Sekantis kadras abiejų vaizdo šaltinių</text:p>
          </table:table-cell>
          <table:table-cell table:style-name="ce759" office:value-type="string" calcext:value-type="string">
            <text:p>Gå till nästa bild i båda videona</text:p>
          </table:table-cell>
          <table:table-cell table:style-name="ce767" office:value-type="string" calcext:value-type="string">
            <text:p>Hop til næste billede på begge videoer</text:p>
          </table:table-cell>
          <table:table-cell table:style-name="ce778" office:value-type="string" calcext:value-type="string">
            <text:p>Přejít na následující snímek obou videí</text:p>
          </table:table-cell>
          <table:table-cell table:style-name="ce787" office:value-type="string" calcext:value-type="string">
            <text:p><text:span text:style-name="T4">두</text:span><text:span text:style-name="T5"> </text:span><text:span text:style-name="T6">비디오의</text:span><text:span text:style-name="T5"> </text:span><text:span text:style-name="T6">다음</text:span><text:span text:style-name="T5"> </text:span><text:span text:style-name="T6">프레임으로</text:span><text:span text:style-name="T5"> </text:span></text:p>
          </table:table-cell>
          <table:table-cell table:style-name="ce800" office:value-type="string" calcext:value-type="string">
            <text:p>Перейти к следующему кадру обоих видео</text:p>
          </table:table-cell>
          <table:table-cell table:style-name="ce812" office:value-type="string" calcext:value-type="string">
            <text:p>Anar a l'inici dels dos vídeos</text:p>
          </table:table-cell>
          <table:table-cell table:style-name="ce819" office:value-type="string" calcext:value-type="string">
            <text:p>Idi na sledeći okvir za oba video zapisa</text:p>
          </table:table-cell>
          <table:table-cell table:style-name="ce827" office:value-type="string" calcext:value-type="string">
            <text:p>Иди на следећу слику за оба видео записа</text:p>
          </table:table-cell>
          <table:table-cell table:style-name="ce837" office:value-type="string" calcext:value-type="string">
            <text:p>両方のビデオの次のフレームへ</text:p>
          </table:table-cell>
          <table:table-cell table:style-name="ce849" office:value-type="string" calcext:value-type="string">
            <text:p>Оди на следната слика од двете видеа</text:p>
          </table:table-cell>
          <table:table-cell table:style-name="ce857" office:value-type="string" calcext:value-type="string">
            <text:p>الذهاب إلى الكادر التالي لكلا الفيديوهين</text:p>
          </table:table-cell>
          <table:table-cell table:style-name="ce866" office:value-type="string" calcext:value-type="string">
            <text:p>فریم بعدی هر دو ویدئو</text:p>
          </table:table-cell>
          <table:table-cell table:style-name="ce874" office:value-type="string" calcext:value-type="string">
            <text:p>Премини към следващия кадър на видеоклиповете</text:p>
          </table:table-cell>
          <table:table-cell table:style-name="ce315" table:number-columns-repeated="990"/>
          <table:table-cell table:number-columns-repeated="4"/>
        </table:table-row>
        <table:table-row table:style-name="ro23">
          <table:table-cell table:style-name="ce49" office:value-type="string" calcext:value-type="string">
            <text:p>buttonGotoPrevious_ToolTip</text:p>
          </table:table-cell>
          <table:table-cell table:style-name="ce371"/>
          <table:table-cell table:style-name="ce60" office:value-type="string" calcext:value-type="string">
            <text:p>Go to Previous Frame for Both Videos</text:p>
          </table:table-cell>
          <table:table-cell table:style-name="ce602" office:value-type="string" calcext:value-type="string">
            <text:p>Aller à l'Image Précédente pour les Deux Vidéos</text:p>
          </table:table-cell>
          <table:table-cell table:style-name="ce613" office:value-type="string" calcext:value-type="string">
            <text:p>Ga naar het vorige frame van beide videos</text:p>
          </table:table-cell>
          <table:table-cell table:style-name="ce621" office:value-type="string" calcext:value-type="string">
            <text:p>Gehe zum vorherigen Frame beider Videos</text:p>
          </table:table-cell>
          <table:table-cell table:style-name="ce632" office:value-type="string" calcext:value-type="string">
            <text:p>Ir al cuadro anterior de ambos videos.</text:p>
          </table:table-cell>
          <table:table-cell table:style-name="ce645" office:value-type="string" calcext:value-type="string">
            <text:p>Voltar ao Quadro Anterior de Ambos os Vídeos.</text:p>
          </table:table-cell>
          <table:table-cell table:style-name="ce658" office:value-type="string" calcext:value-type="string">
            <text:p>Idź do Poprzedniej Klatki obu plików wideo</text:p>
          </table:table-cell>
          <table:table-cell table:style-name="ce667" office:value-type="string" calcext:value-type="string">
            <text:p>Vai al fotogramma precedente per entrambi i Video</text:p>
          </table:table-cell>
          <table:table-cell table:style-name="ce680" office:value-type="string" calcext:value-type="string">
            <text:p>Mergi la cadrul anterior pentru ambele fişiere video </text:p>
          </table:table-cell>
          <table:table-cell table:style-name="ce695" office:value-type="string" calcext:value-type="string">
            <text:p>Palaa kummankin videon edelliseen kuvaan</text:p>
          </table:table-cell>
          <table:table-cell table:style-name="ce708" office:value-type="string" calcext:value-type="string">
            <text:p>Gå til forrige bilde for begge videoer</text:p>
          </table:table-cell>
          <table:table-cell table:style-name="ce719" office:value-type="string" calcext:value-type="string">
            <text:p>跳到两个视频的上一帧</text:p>
          </table:table-cell>
          <table:table-cell table:style-name="ce728" office:value-type="string" calcext:value-type="string">
            <text:p>Her İki Video için Bir Önceki Kareye Git</text:p>
          </table:table-cell>
          <table:table-cell table:style-name="ce737" office:value-type="string" calcext:value-type="string">
            <text:p>Και τα δυο Video ένα πλαίσιο πίσω</text:p>
          </table:table-cell>
          <table:table-cell table:style-name="ce749" office:value-type="string" calcext:value-type="string">
            <text:p>Ankstesnis kadras abiejų vaizdo šaltinių</text:p>
          </table:table-cell>
          <table:table-cell table:style-name="ce759" office:value-type="string" calcext:value-type="string">
            <text:p>Gå till föregående bild i</text:p>
            <text:p>båda videona</text:p>
          </table:table-cell>
          <table:table-cell table:style-name="ce767" office:value-type="string" calcext:value-type="string">
            <text:p>Hop til forrige billede på begge videoer</text:p>
          </table:table-cell>
          <table:table-cell table:style-name="ce778" office:value-type="string" calcext:value-type="string">
            <text:p>Přejít na předcházející snímek obou videí</text:p>
          </table:table-cell>
          <table:table-cell table:style-name="ce787" office:value-type="string" calcext:value-type="string">
            <text:p><text:span text:style-name="T4">두</text:span><text:span text:style-name="T5"> </text:span><text:span text:style-name="T6">비디오의</text:span><text:span text:style-name="T5"> </text:span><text:span text:style-name="T6">이전</text:span><text:span text:style-name="T5"> </text:span><text:span text:style-name="T6">프레임으로</text:span></text:p>
          </table:table-cell>
          <table:table-cell table:style-name="ce800" office:value-type="string" calcext:value-type="string">
            <text:p>Перейти к предыдущему кадру обоих видео</text:p>
          </table:table-cell>
          <table:table-cell table:style-name="ce812" office:value-type="string" calcext:value-type="string">
            <text:p>Anar al fotograma anterior en ambdós vídeos</text:p>
          </table:table-cell>
          <table:table-cell table:style-name="ce819" office:value-type="string" calcext:value-type="string">
            <text:p>Idi na prethodni okvir za oba video zapisa</text:p>
          </table:table-cell>
          <table:table-cell table:style-name="ce827" office:value-type="string" calcext:value-type="string">
            <text:p>Иди на претходну слику за оба видео записа</text:p>
          </table:table-cell>
          <table:table-cell table:style-name="ce837" office:value-type="string" calcext:value-type="string">
            <text:p>両方のビデオの前のフレームへ</text:p>
          </table:table-cell>
          <table:table-cell table:style-name="ce849" office:value-type="string" calcext:value-type="string">
            <text:p>Оди на претходната слика од двете видеа</text:p>
          </table:table-cell>
          <table:table-cell table:style-name="ce857" office:value-type="string" calcext:value-type="string">
            <text:p>الذهاب إلى الكادر السابق لكلا الفيديوهين</text:p>
          </table:table-cell>
          <table:table-cell table:style-name="ce866" office:value-type="string" calcext:value-type="string">
            <text:p>فریم قبلی هر دو ویدئو</text:p>
          </table:table-cell>
          <table:table-cell table:style-name="ce874" office:value-type="string" calcext:value-type="string">
            <text:p>Премини към предишния кадър на видеоклиповете</text:p>
          </table:table-cell>
          <table:table-cell table:style-name="ce315" table:number-columns-repeated="990"/>
          <table:table-cell table:number-columns-repeated="4"/>
        </table:table-row>
        <table:table-row table:style-name="ro11">
          <table:table-cell table:style-name="ce49" office:value-type="string" calcext:value-type="string">
            <text:p>buttonPlay_ToolTip</text:p>
          </table:table-cell>
          <table:table-cell table:style-name="ce371"/>
          <table:table-cell table:style-name="ce60" office:value-type="string" calcext:value-type="string">
            <text:p>Play | Pause Both Videos</text:p>
          </table:table-cell>
          <table:table-cell table:style-name="ce602" office:value-type="string" calcext:value-type="string">
            <text:p>Lire | Pauser les Deux Vidéos</text:p>
          </table:table-cell>
          <table:table-cell table:style-name="ce613" office:value-type="string" calcext:value-type="string">
            <text:p>Speel <text:s/>| Pauzeer beide videos</text:p>
          </table:table-cell>
          <table:table-cell table:style-name="ce621" office:value-type="string" calcext:value-type="string">
            <text:p>Play I Pause beide Videos</text:p>
          </table:table-cell>
          <table:table-cell table:style-name="ce632" office:value-type="string" calcext:value-type="string">
            <text:p>Reproducir | Pausar ambos videos</text:p>
          </table:table-cell>
          <table:table-cell table:style-name="ce645" office:value-type="string" calcext:value-type="string">
            <text:p>Reproduzir | Pausar Ambos os Videos</text:p>
          </table:table-cell>
          <table:table-cell table:style-name="ce658" office:value-type="string" calcext:value-type="string">
            <text:p>Odtwórz | Zatrzymaj wideo</text:p>
          </table:table-cell>
          <table:table-cell table:style-name="ce667" office:value-type="string" calcext:value-type="string">
            <text:p>Riproduci | metti in Pausa entrambi i Video</text:p>
          </table:table-cell>
          <table:table-cell table:style-name="ce680" office:value-type="string" calcext:value-type="string">
            <text:p>Rulează | Pune pauză pentru ambele fişiere video</text:p>
          </table:table-cell>
          <table:table-cell table:style-name="ce695" office:value-type="string" calcext:value-type="string">
            <text:p>Käynnistä | Pysäytä kummatkin videot</text:p>
          </table:table-cell>
          <table:table-cell table:style-name="ce708" office:value-type="string" calcext:value-type="string">
            <text:p>Spill av | Pause for begge videoer</text:p>
          </table:table-cell>
          <table:table-cell table:style-name="ce719" office:value-type="string" calcext:value-type="string">
            <text:p>播放 | 暂停 两个视频</text:p>
          </table:table-cell>
          <table:table-cell table:style-name="ce728" office:value-type="string" calcext:value-type="string">
            <text:p>Her İki Videoyu Oynat | Duraklat</text:p>
          </table:table-cell>
          <table:table-cell table:style-name="ce737" office:value-type="string" calcext:value-type="string">
            <text:p>Αναπαραγωγή | Παύση και τα δυο Video</text:p>
          </table:table-cell>
          <table:table-cell table:style-name="ce749" office:value-type="string" calcext:value-type="string">
            <text:p>Groti | Pauzė abiejų vaizdo šaltinių</text:p>
          </table:table-cell>
          <table:table-cell table:style-name="ce759" office:value-type="string" calcext:value-type="string">
            <text:p>Starta | Pausa båda videona</text:p>
          </table:table-cell>
          <table:table-cell table:style-name="ce767" office:value-type="string" calcext:value-type="string">
            <text:p>Afspil | Pause begge videoer</text:p>
          </table:table-cell>
          <table:table-cell table:style-name="ce778" office:value-type="string" calcext:value-type="string">
            <text:p>Přehrát I Pozastavit obě videa</text:p>
          </table:table-cell>
          <table:table-cell table:style-name="ce787" office:value-type="string" calcext:value-type="string">
            <text:p><text:span text:style-name="T4">두</text:span><text:span text:style-name="T5"> </text:span><text:span text:style-name="T6">비디오의</text:span><text:span text:style-name="T5"> </text:span><text:span text:style-name="T6">재생</text:span><text:span text:style-name="T5">|</text:span><text:span text:style-name="T6">멈춤</text:span></text:p>
          </table:table-cell>
          <table:table-cell table:style-name="ce800" office:value-type="string" calcext:value-type="string">
            <text:p>Воспроизвести | Пауза обоих видео</text:p>
          </table:table-cell>
          <table:table-cell table:style-name="ce812" office:value-type="string" calcext:value-type="string">
            <text:p>Reproduir | Pausar ambdós vídeos</text:p>
          </table:table-cell>
          <table:table-cell table:style-name="ce819" office:value-type="string" calcext:value-type="string">
            <text:p>Reprodukuj | zaustavi oba video zapisa</text:p>
          </table:table-cell>
          <table:table-cell table:style-name="ce827" office:value-type="string" calcext:value-type="string">
            <text:p>Репродукуј | заустави оба видео записа</text:p>
          </table:table-cell>
          <table:table-cell table:style-name="ce837" office:value-type="string" calcext:value-type="string">
            <text:p>両方のビデオの再生 | 停止</text:p>
          </table:table-cell>
          <table:table-cell table:style-name="ce849" office:value-type="string" calcext:value-type="string">
            <text:p>Старт | Пауза на двете видеа</text:p>
          </table:table-cell>
          <table:table-cell table:style-name="ce857" office:value-type="string" calcext:value-type="string">
            <text:p>تشغيل| ايقاف كلا الفديوهين</text:p>
          </table:table-cell>
          <table:table-cell table:style-name="ce866" office:value-type="string" calcext:value-type="string">
            <text:p>پخش | مکث هر دو ویدئو</text:p>
          </table:table-cell>
          <table:table-cell table:style-name="ce874" office:value-type="string" calcext:value-type="string">
            <text:p>Пусни | Пауза на клиповете</text:p>
          </table:table-cell>
          <table:table-cell table:style-name="ce315" table:number-columns-repeated="990"/>
          <table:table-cell table:number-columns-repeated="4"/>
        </table:table-row>
        <table:table-row table:style-name="ro18">
          <table:table-cell table:style-name="ce49" office:value-type="string" calcext:value-type="string">
            <text:p>CommandAddDrawing_FriendlyName</text:p>
          </table:table-cell>
          <table:table-cell table:style-name="ce371"/>
          <table:table-cell table:style-name="ce60" office:value-type="string" calcext:value-type="string">
            <text:p>Add Drawing</text:p>
          </table:table-cell>
          <table:table-cell table:style-name="ce602" office:value-type="string" calcext:value-type="string">
            <text:p>Ajouter un Dessin</text:p>
          </table:table-cell>
          <table:table-cell table:style-name="ce613" office:value-type="string" calcext:value-type="string">
            <text:p>Voeg een tekening toe</text:p>
          </table:table-cell>
          <table:table-cell table:style-name="ce621" office:value-type="string" calcext:value-type="string">
            <text:p>Zeichnung einfügen</text:p>
          </table:table-cell>
          <table:table-cell table:style-name="ce632" office:value-type="string" calcext:value-type="string">
            <text:p>Añadir Diseño</text:p>
          </table:table-cell>
          <table:table-cell table:style-name="ce645" office:value-type="string" calcext:value-type="string">
            <text:p>Adicionar Desenho</text:p>
          </table:table-cell>
          <table:table-cell table:style-name="ce659" office:value-type="string" calcext:value-type="string">
            <text:p>Dodaj rysunek</text:p>
          </table:table-cell>
          <table:table-cell table:style-name="ce667" office:value-type="string" calcext:value-type="string">
            <text:p>Aggiungi disegno</text:p>
          </table:table-cell>
          <table:table-cell table:style-name="ce680" office:value-type="string" calcext:value-type="string">
            <text:p>Adaugă desen</text:p>
          </table:table-cell>
          <table:table-cell table:style-name="ce695" office:value-type="string" calcext:value-type="string">
            <text:p>Lisää piirros</text:p>
          </table:table-cell>
          <table:table-cell table:style-name="ce708" office:value-type="string" calcext:value-type="string">
            <text:p>Legg til tegning</text:p>
          </table:table-cell>
          <table:table-cell table:style-name="ce719" office:value-type="string" calcext:value-type="string">
            <text:p>新增绘制</text:p>
          </table:table-cell>
          <table:table-cell table:style-name="ce728" office:value-type="string" calcext:value-type="string">
            <text:p>Çizim Ekle</text:p>
          </table:table-cell>
          <table:table-cell table:style-name="ce737" office:value-type="string" calcext:value-type="string">
            <text:p>Προσθήκη Σχεδίου</text:p>
          </table:table-cell>
          <table:table-cell table:style-name="ce749" office:value-type="string" calcext:value-type="string">
            <text:p>Pridėti piešinį</text:p>
          </table:table-cell>
          <table:table-cell table:style-name="ce760" office:value-type="string" calcext:value-type="string">
            <text:p>Lägg tilll ritning</text:p>
          </table:table-cell>
          <table:table-cell table:style-name="ce767" office:value-type="string" calcext:value-type="string">
            <text:p>Tilføj tegning</text:p>
          </table:table-cell>
          <table:table-cell table:style-name="ce778" office:value-type="string" calcext:value-type="string">
            <text:p>Přidat nákres</text:p>
          </table:table-cell>
          <table:table-cell table:style-name="ce787" office:value-type="string" calcext:value-type="string">
            <text:p><text:span text:style-name="T4">그림</text:span><text:span text:style-name="T5"> </text:span><text:span text:style-name="T6">추가</text:span></text:p>
          </table:table-cell>
          <table:table-cell table:style-name="ce800" office:value-type="string" calcext:value-type="string">
            <text:p>Добавить рисунок</text:p>
          </table:table-cell>
          <table:table-cell table:style-name="ce812" office:value-type="string" calcext:value-type="string">
            <text:p>Afegir un dibuix</text:p>
          </table:table-cell>
          <table:table-cell table:style-name="ce819" office:value-type="string" calcext:value-type="string">
            <text:p>Dodaj crtež</text:p>
          </table:table-cell>
          <table:table-cell table:style-name="ce827" office:value-type="string" calcext:value-type="string">
            <text:p>Додај цртеж</text:p>
          </table:table-cell>
          <table:table-cell table:style-name="ce837" office:value-type="string" calcext:value-type="string">
            <text:p>ドローイングの追加</text:p>
          </table:table-cell>
          <table:table-cell table:style-name="ce849" office:value-type="string" calcext:value-type="string">
            <text:p>Додади цртање</text:p>
          </table:table-cell>
          <table:table-cell table:style-name="ce857" office:value-type="string" calcext:value-type="string">
            <text:p>إضافة رسم</text:p>
          </table:table-cell>
          <table:table-cell table:style-name="ce866" office:value-type="string" calcext:value-type="string">
            <text:p>افزودن طرح</text:p>
          </table:table-cell>
          <table:table-cell table:style-name="ce874" office:value-type="string" calcext:value-type="string">
            <text:p>Добави снимка</text:p>
          </table:table-cell>
          <table:table-cell table:style-name="ce315" table:number-columns-repeated="990"/>
          <table:table-cell table:number-columns-repeated="4"/>
        </table:table-row>
        <table:table-row table:style-name="ro10">
          <table:table-cell table:style-name="ce49" office:value-type="string" calcext:value-type="string">
            <text:p>CommandModifyDrawing_FriendlyName</text:p>
          </table:table-cell>
          <table:table-cell table:style-name="ce371"/>
          <table:table-cell table:style-name="ce60" office:value-type="string" calcext:value-type="string">
            <text:p>Modify Drawing</text:p>
          </table:table-cell>
          <table:table-cell table:style-name="ce602" office:value-type="string" calcext:value-type="string">
            <text:p>Modifier le Dessin</text:p>
          </table:table-cell>
          <table:table-cell table:style-name="ce613" office:value-type="string" calcext:value-type="string">
            <text:p>Pas tekening aan</text:p>
          </table:table-cell>
          <table:table-cell table:style-name="ce621"/>
          <table:table-cell table:style-name="ce632" office:value-type="string" calcext:value-type="string">
            <text:p>Modificar Dibujo</text:p>
          </table:table-cell>
          <table:table-cell table:style-name="ce645"/>
          <table:table-cell table:style-name="ce659"/>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60"/>
          <table:table-cell table:style-name="ce767"/>
          <table:table-cell table:style-name="ce778"/>
          <table:table-cell table:style-name="ce787"/>
          <table:table-cell table:style-name="ce800"/>
          <table:table-cell table:style-name="ce812" office:value-type="string" calcext:value-type="string">
            <text:p>Modificar el dibuix</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اصلاح طرح</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CommandDeleteDrawing_FriendlyName</text:p>
          </table:table-cell>
          <table:table-cell table:style-name="ce371"/>
          <table:table-cell table:style-name="ce60" office:value-type="string" calcext:value-type="string">
            <text:p>Delete Drawing</text:p>
          </table:table-cell>
          <table:table-cell table:style-name="ce602" office:value-type="string" calcext:value-type="string">
            <text:p>Effacer le Dessin</text:p>
          </table:table-cell>
          <table:table-cell table:style-name="ce613" office:value-type="string" calcext:value-type="string">
            <text:p>Verwijder tekening</text:p>
          </table:table-cell>
          <table:table-cell table:style-name="ce621" office:value-type="string" calcext:value-type="string">
            <text:p>Lösche Zeichnung</text:p>
          </table:table-cell>
          <table:table-cell table:style-name="ce632" office:value-type="string" calcext:value-type="string">
            <text:p>Borrar Diseño</text:p>
          </table:table-cell>
          <table:table-cell table:style-name="ce645" office:value-type="string" calcext:value-type="string">
            <text:p>Apagar Desenho</text:p>
          </table:table-cell>
          <table:table-cell table:style-name="ce659" office:value-type="string" calcext:value-type="string">
            <text:p>Usuń rysunek</text:p>
          </table:table-cell>
          <table:table-cell table:style-name="ce667" office:value-type="string" calcext:value-type="string">
            <text:p>Cancella il disegno</text:p>
          </table:table-cell>
          <table:table-cell table:style-name="ce680" office:value-type="string" calcext:value-type="string">
            <text:p>Şterge desen</text:p>
          </table:table-cell>
          <table:table-cell table:style-name="ce695" office:value-type="string" calcext:value-type="string">
            <text:p>Poista piirros</text:p>
          </table:table-cell>
          <table:table-cell table:style-name="ce709" office:value-type="string" calcext:value-type="string">
            <text:p>Slett tegning</text:p>
          </table:table-cell>
          <table:table-cell table:style-name="ce719" office:value-type="string" calcext:value-type="string">
            <text:p>删除绘制</text:p>
          </table:table-cell>
          <table:table-cell table:style-name="ce728" office:value-type="string" calcext:value-type="string">
            <text:p>Çizim Sil</text:p>
          </table:table-cell>
          <table:table-cell table:style-name="ce737" office:value-type="string" calcext:value-type="string">
            <text:p>Διαγραφή Σχεδίου</text:p>
          </table:table-cell>
          <table:table-cell table:style-name="ce749" office:value-type="string" calcext:value-type="string">
            <text:p>Trinti piešinius</text:p>
          </table:table-cell>
          <table:table-cell table:style-name="ce759" office:value-type="string" calcext:value-type="string">
            <text:p>Ta bort ritning</text:p>
          </table:table-cell>
          <table:table-cell table:style-name="ce767" office:value-type="string" calcext:value-type="string">
            <text:p>Slet tegning</text:p>
          </table:table-cell>
          <table:table-cell table:style-name="ce778" office:value-type="string" calcext:value-type="string">
            <text:p>Odstranit nákres</text:p>
          </table:table-cell>
          <table:table-cell table:style-name="ce788" office:value-type="string" calcext:value-type="string">
            <text:p><text:span text:style-name="T4">그림</text:span><text:span text:style-name="T5"> </text:span><text:span text:style-name="T6">삭제</text:span></text:p>
          </table:table-cell>
          <table:table-cell table:style-name="ce800" office:value-type="string" calcext:value-type="string">
            <text:p>Удалить рисунки</text:p>
          </table:table-cell>
          <table:table-cell table:style-name="ce812" office:value-type="string" calcext:value-type="string">
            <text:p>Esborrar dibuix</text:p>
          </table:table-cell>
          <table:table-cell table:style-name="ce819" office:value-type="string" calcext:value-type="string">
            <text:p>Obriši crtež</text:p>
          </table:table-cell>
          <table:table-cell table:style-name="ce827" office:value-type="string" calcext:value-type="string">
            <text:p>Обриши цртеж</text:p>
          </table:table-cell>
          <table:table-cell table:style-name="ce838" office:value-type="string" calcext:value-type="string">
            <text:p>ドローイングの削除</text:p>
          </table:table-cell>
          <table:table-cell table:style-name="ce850" office:value-type="string" calcext:value-type="string">
            <text:p>Избриши го цртаното</text:p>
          </table:table-cell>
          <table:table-cell table:style-name="ce858" office:value-type="string" calcext:value-type="string">
            <text:p>حذف الرسم</text:p>
          </table:table-cell>
          <table:table-cell table:style-name="ce867" office:value-type="string" calcext:value-type="string">
            <text:p>حذف طرح</text:p>
          </table:table-cell>
          <table:table-cell table:style-name="ce874" office:value-type="string" calcext:value-type="string">
            <text:p>Изтрии рисунката</text:p>
          </table:table-cell>
          <table:table-cell table:style-name="ce370" table:number-columns-repeated="218"/>
          <table:table-cell table:style-name="ce315" table:number-columns-repeated="772"/>
          <table:table-cell table:number-columns-repeated="4"/>
        </table:table-row>
        <table:table-row table:style-name="ro10">
          <table:table-cell table:style-name="ce49" office:value-type="string" calcext:value-type="string">
            <text:p>CommandDeleteKeyframe_FriendlyName</text:p>
          </table:table-cell>
          <table:table-cell table:style-name="ce371"/>
          <table:table-cell table:style-name="ce60" office:value-type="string" calcext:value-type="string">
            <text:p>Remove a Key Image</text:p>
          </table:table-cell>
          <table:table-cell table:style-name="ce602" office:value-type="string" calcext:value-type="string">
            <text:p>Supprimer une Image Clé</text:p>
          </table:table-cell>
          <table:table-cell table:style-name="ce613" office:value-type="string" calcext:value-type="string">
            <text:p>Verwijder een Kernbeeld</text:p>
          </table:table-cell>
          <table:table-cell table:style-name="ce621" office:value-type="string" calcext:value-type="string">
            <text:p>Entferne ein Key Image</text:p>
          </table:table-cell>
          <table:table-cell table:style-name="ce632" office:value-type="string" calcext:value-type="string">
            <text:p>Remover Imagen Clave</text:p>
          </table:table-cell>
          <table:table-cell table:style-name="ce646" office:value-type="string" calcext:value-type="string">
            <text:p>Remover um Quadro de Imagem</text:p>
          </table:table-cell>
          <table:table-cell table:style-name="ce659" office:value-type="string" calcext:value-type="string">
            <text:p>Usuń obraz kluczowy</text:p>
          </table:table-cell>
          <table:table-cell table:style-name="ce667" office:value-type="string" calcext:value-type="string">
            <text:p>Rimuovi un'Immagine Chiave</text:p>
          </table:table-cell>
          <table:table-cell table:style-name="ce680" office:value-type="string" calcext:value-type="string">
            <text:p>Şterge cadru cheie</text:p>
          </table:table-cell>
          <table:table-cell table:style-name="ce695" office:value-type="string" calcext:value-type="string">
            <text:p>Poista Avainkuva</text:p>
          </table:table-cell>
          <table:table-cell table:style-name="ce709" office:value-type="string" calcext:value-type="string">
            <text:p>Slett nøkkelbilde</text:p>
          </table:table-cell>
          <table:table-cell table:style-name="ce719" office:value-type="string" calcext:value-type="string">
            <text:p>移除一个关键帧</text:p>
          </table:table-cell>
          <table:table-cell table:style-name="ce728" office:value-type="string" calcext:value-type="string">
            <text:p>Bir Anahtar İmajı Kaldır </text:p>
          </table:table-cell>
          <table:table-cell table:style-name="ce737" office:value-type="string" calcext:value-type="string">
            <text:p>Κατάργηση Εικόνας "Κλειδί"</text:p>
          </table:table-cell>
          <table:table-cell table:style-name="ce749" office:value-type="string" calcext:value-type="string">
            <text:p>Panaikinti paveikslelio žymą</text:p>
          </table:table-cell>
          <table:table-cell table:style-name="ce759" office:value-type="string" calcext:value-type="string">
            <text:p>Ta bort nyckelbild</text:p>
          </table:table-cell>
          <table:table-cell table:style-name="ce767" office:value-type="string" calcext:value-type="string">
            <text:p>Fjern nøglebillede</text:p>
          </table:table-cell>
          <table:table-cell table:style-name="ce778" office:value-type="string" calcext:value-type="string">
            <text:p>Odstranit klíčovou pozici</text:p>
          </table:table-cell>
          <table:table-cell table:style-name="ce788" office:value-type="string" calcext:value-type="string">
            <text:p><text:span text:style-name="T4">키</text:span><text:span text:style-name="T5"> </text:span><text:span text:style-name="T6">이미지</text:span><text:span text:style-name="T5">' </text:span><text:span text:style-name="T6">삭제</text:span></text:p>
          </table:table-cell>
          <table:table-cell table:style-name="ce800" office:value-type="string" calcext:value-type="string">
            <text:p>Удалить ключевой кадр</text:p>
          </table:table-cell>
          <table:table-cell table:style-name="ce812" office:value-type="string" calcext:value-type="string">
            <text:p>Esborrar un fotograma clau</text:p>
          </table:table-cell>
          <table:table-cell table:style-name="ce819" office:value-type="string" calcext:value-type="string">
            <text:p>Ukloni ključnu sliku</text:p>
          </table:table-cell>
          <table:table-cell table:style-name="ce827" office:value-type="string" calcext:value-type="string">
            <text:p>Уклони кључну слику</text:p>
          </table:table-cell>
          <table:table-cell table:style-name="ce838" office:value-type="string" calcext:value-type="string">
            <text:p>キーイメージの削除</text:p>
          </table:table-cell>
          <table:table-cell table:style-name="ce850" office:value-type="string" calcext:value-type="string">
            <text:p>Отстрани ја клучната слика</text:p>
          </table:table-cell>
          <table:table-cell table:style-name="ce858" office:value-type="string" calcext:value-type="string">
            <text:p>إزالة صورة الرئيسية</text:p>
          </table:table-cell>
          <table:table-cell table:style-name="ce807" office:value-type="string" calcext:value-type="string">
            <text:p>حذف تصویر کلیدی</text:p>
          </table:table-cell>
          <table:table-cell table:style-name="ce875" office:value-type="string" calcext:value-type="string">
            <text:p>Изтрии ключовия кадър</text:p>
          </table:table-cell>
          <table:table-cell table:style-name="ce370" table:number-columns-repeated="218"/>
          <table:table-cell table:style-name="ce315" table:number-columns-repeated="772"/>
          <table:table-cell table:number-columns-repeated="4"/>
        </table:table-row>
        <table:table-row table:style-name="ro18">
          <table:table-cell table:style-name="ce49" office:value-type="string" calcext:value-type="string">
            <text:p>CommandSaveMovie_FriendlyName</text:p>
          </table:table-cell>
          <table:table-cell table:style-name="ce371"/>
          <table:table-cell table:style-name="ce60" office:value-type="string" calcext:value-type="string">
            <text:p>Save Video</text:p>
          </table:table-cell>
          <table:table-cell table:style-name="ce602" office:value-type="string" calcext:value-type="string">
            <text:p>Enregistrer une Vidéo</text:p>
          </table:table-cell>
          <table:table-cell table:style-name="ce613" office:value-type="string" calcext:value-type="string">
            <text:p>Bewaar video</text:p>
          </table:table-cell>
          <table:table-cell table:style-name="ce621" office:value-type="string" calcext:value-type="string">
            <text:p>Speichere Video</text:p>
          </table:table-cell>
          <table:table-cell table:style-name="ce632" office:value-type="string" calcext:value-type="string">
            <text:p>Guardar Video</text:p>
          </table:table-cell>
          <table:table-cell table:style-name="ce646" office:value-type="string" calcext:value-type="string">
            <text:p>Salvar o Vídeo</text:p>
          </table:table-cell>
          <table:table-cell table:style-name="ce658" office:value-type="string" calcext:value-type="string">
            <text:p>Zapisz wideo</text:p>
          </table:table-cell>
          <table:table-cell table:style-name="ce667" office:value-type="string" calcext:value-type="string">
            <text:p>Salva il Video</text:p>
          </table:table-cell>
          <table:table-cell table:style-name="ce680" office:value-type="string" calcext:value-type="string">
            <text:p>Salvează fişier video</text:p>
          </table:table-cell>
          <table:table-cell table:style-name="ce695" office:value-type="string" calcext:value-type="string">
            <text:p>Tallenna video</text:p>
          </table:table-cell>
          <table:table-cell table:style-name="ce708" office:value-type="string" calcext:value-type="string">
            <text:p>Lagre video</text:p>
          </table:table-cell>
          <table:table-cell table:style-name="ce719" office:value-type="string" calcext:value-type="string">
            <text:p>保存视频</text:p>
          </table:table-cell>
          <table:table-cell table:style-name="ce728" office:value-type="string" calcext:value-type="string">
            <text:p>Video Kaydet</text:p>
          </table:table-cell>
          <table:table-cell table:style-name="ce737" office:value-type="string" calcext:value-type="string">
            <text:p>Αποθήκευση Video</text:p>
          </table:table-cell>
          <table:table-cell table:style-name="ce749" office:value-type="string" calcext:value-type="string">
            <text:p>Išsaugoti vaizdą</text:p>
          </table:table-cell>
          <table:table-cell table:style-name="ce759" office:value-type="string" calcext:value-type="string">
            <text:p>Spara Video</text:p>
          </table:table-cell>
          <table:table-cell table:style-name="ce767" office:value-type="string" calcext:value-type="string">
            <text:p>Gem video</text:p>
          </table:table-cell>
          <table:table-cell table:style-name="ce778" office:value-type="string" calcext:value-type="string">
            <text:p>Uložit video</text:p>
          </table:table-cell>
          <table:table-cell table:style-name="ce787" office:value-type="string" calcext:value-type="string">
            <text:p><text:span text:style-name="T4">비디오</text:span><text:span text:style-name="T5"> </text:span><text:span text:style-name="T6">저장</text:span></text:p>
          </table:table-cell>
          <table:table-cell table:style-name="ce800" office:value-type="string" calcext:value-type="string">
            <text:p>Сохранить видео</text:p>
          </table:table-cell>
          <table:table-cell table:style-name="ce812" office:value-type="string" calcext:value-type="string">
            <text:p>Desar el vídeo</text:p>
          </table:table-cell>
          <table:table-cell table:style-name="ce819" office:value-type="string" calcext:value-type="string">
            <text:p>Sačuvaj video</text:p>
          </table:table-cell>
          <table:table-cell table:style-name="ce827" office:value-type="string" calcext:value-type="string">
            <text:p>Сачувај видео</text:p>
          </table:table-cell>
          <table:table-cell table:style-name="ce837" office:value-type="string" calcext:value-type="string">
            <text:p>ビデオの保存</text:p>
          </table:table-cell>
          <table:table-cell table:style-name="ce849" office:value-type="string" calcext:value-type="string">
            <text:p>Зачувај го видео</text:p>
          </table:table-cell>
          <table:table-cell table:style-name="ce857" office:value-type="string" calcext:value-type="string">
            <text:p>حفظ الفيديو</text:p>
          </table:table-cell>
          <table:table-cell table:style-name="ce866" office:value-type="string" calcext:value-type="string">
            <text:p>ذخیره ویدئو</text:p>
          </table:table-cell>
          <table:table-cell table:style-name="ce875" office:value-type="string" calcext:value-type="string">
            <text:p>Съхрани видео</text:p>
          </table:table-cell>
          <table:table-cell table:style-name="ce315" table:number-columns-repeated="990"/>
          <table:table-cell table:number-columns-repeated="4"/>
        </table:table-row>
        <table:table-row table:style-name="ro26">
          <table:table-cell table:style-name="ce49" office:value-type="string" calcext:value-type="string">
            <text:p>DataAnalysis</text:p>
          </table:table-cell>
          <table:table-cell table:style-name="ce371"/>
          <table:table-cell table:style-name="ce60" office:value-type="string" calcext:value-type="string">
            <text:p>Data analysis</text:p>
          </table:table-cell>
          <table:table-cell table:style-name="ce602" office:value-type="string" calcext:value-type="string">
            <text:p>Analyse de données</text:p>
          </table:table-cell>
          <table:table-cell table:style-name="ce613" office:value-type="string" calcext:value-type="string">
            <text:p>Gegevens analyse</text:p>
          </table:table-cell>
          <table:table-cell table:style-name="ce621"/>
          <table:table-cell table:style-name="ce632" office:value-type="string" calcext:value-type="string">
            <text:p>Análisis de dato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Анализ данных</text:p>
          </table:table-cell>
          <table:table-cell table:style-name="ce812" office:value-type="string" calcext:value-type="string">
            <text:p>Anàlisi de ddades</text:p>
          </table:table-cell>
          <table:table-cell table:style-name="ce819"/>
          <table:table-cell table:style-name="ce827" office:value-type="string" calcext:value-type="string">
            <text:p>Анализа података</text:p>
          </table:table-cell>
          <table:table-cell table:style-name="ce837"/>
          <table:table-cell table:style-name="ce849"/>
          <table:table-cell table:style-name="ce857" office:value-type="string" calcext:value-type="string">
            <text:p>تحليل البيانات</text:p>
          </table:table-cell>
          <table:table-cell table:style-name="ce866" office:value-type="string" calcext:value-type="string">
            <text:p>تحلیل داده ها</text:p>
          </table:table-cell>
          <table:table-cell table:style-name="ce874" office:value-type="string" calcext:value-type="string">
            <text:p>Анализ на данните</text:p>
          </table:table-cell>
          <table:table-cell table:style-name="ce315" table:number-columns-repeated="990"/>
          <table:table-cell table:number-columns-repeated="4"/>
        </table:table-row>
        <table:table-row table:style-name="ro26">
          <table:table-cell table:style-name="ce49" office:value-type="string" calcext:value-type="string">
            <text:p>DataAnalysis_ScatterDiagram</text:p>
          </table:table-cell>
          <table:table-cell table:style-name="ce371"/>
          <table:table-cell table:style-name="ce60" office:value-type="string" calcext:value-type="string">
            <text:p>Scatter diagram</text:p>
          </table:table-cell>
          <table:table-cell table:style-name="ce602" office:value-type="string" calcext:value-type="string">
            <text:p>Nuage de points</text:p>
          </table:table-cell>
          <table:table-cell table:style-name="ce613" office:value-type="string" calcext:value-type="string">
            <text:p>Spreidings diagram</text:p>
          </table:table-cell>
          <table:table-cell table:style-name="ce621"/>
          <table:table-cell table:style-name="ce632" office:value-type="string" calcext:value-type="string">
            <text:p>Gráfico de dispers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иаграмма</text:p>
          </table:table-cell>
          <table:table-cell table:style-name="ce812" office:value-type="string" calcext:value-type="string">
            <text:p>Diagrama de dispersió</text:p>
          </table:table-cell>
          <table:table-cell table:style-name="ce819"/>
          <table:table-cell table:style-name="ce827" office:value-type="string" calcext:value-type="string">
            <text:p>Дијаграм расипања</text:p>
          </table:table-cell>
          <table:table-cell table:style-name="ce837"/>
          <table:table-cell table:style-name="ce849"/>
          <table:table-cell table:style-name="ce857" office:value-type="string" calcext:value-type="string">
            <text:p>نقاط منتشرة</text:p>
          </table:table-cell>
          <table:table-cell table:style-name="ce866" office:value-type="string" calcext:value-type="string">
            <text:p>نمودار پراکندگی</text:p>
          </table:table-cell>
          <table:table-cell table:style-name="ce874" office:value-type="string" calcext:value-type="string">
            <text:p>Диаграма</text:p>
          </table:table-cell>
          <table:table-cell table:style-name="ce315" table:number-columns-repeated="990"/>
          <table:table-cell table:number-columns-repeated="4"/>
        </table:table-row>
        <table:table-row table:style-name="ro26">
          <table:table-cell table:style-name="ce49" office:value-type="string" calcext:value-type="string">
            <text:p>DataAnalysis_LinearKinematics</text:p>
          </table:table-cell>
          <table:table-cell table:style-name="ce371"/>
          <table:table-cell table:style-name="ce60" office:value-type="string" calcext:value-type="string">
            <text:p>Linear kinematics</text:p>
          </table:table-cell>
          <table:table-cell table:style-name="ce602" office:value-type="string" calcext:value-type="string">
            <text:p>Cinématique linéaire</text:p>
          </table:table-cell>
          <table:table-cell table:style-name="ce613" office:value-type="string" calcext:value-type="string">
            <text:p>Lineaire kinematica</text:p>
          </table:table-cell>
          <table:table-cell table:style-name="ce621"/>
          <table:table-cell table:style-name="ce633" office:value-type="string" calcext:value-type="string">
            <text:p>Cinemática line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Линейная кинематика</text:p>
          </table:table-cell>
          <table:table-cell table:style-name="ce812" office:value-type="string" calcext:value-type="string">
            <text:p>Cinemàtica line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کینماتیک خطی</text:p>
          </table:table-cell>
          <table:table-cell table:style-name="ce874" office:value-type="string" calcext:value-type="string">
            <text:p>Линейна кинематика</text:p>
          </table:table-cell>
          <table:table-cell table:style-name="ce315" table:number-columns-repeated="990"/>
          <table:table-cell table:number-columns-repeated="4"/>
        </table:table-row>
        <table:table-row table:style-name="ro26">
          <table:table-cell table:style-name="ce49" office:value-type="string" calcext:value-type="string">
            <text:p>DataAnalysis_AngularKinematics</text:p>
          </table:table-cell>
          <table:table-cell table:style-name="ce371"/>
          <table:table-cell table:style-name="ce60" office:value-type="string" calcext:value-type="string">
            <text:p>Angular kinematics</text:p>
          </table:table-cell>
          <table:table-cell table:style-name="ce602" office:value-type="string" calcext:value-type="string">
            <text:p>Cinématique angulaire</text:p>
          </table:table-cell>
          <table:table-cell table:style-name="ce613" office:value-type="string" calcext:value-type="string">
            <text:p>Hoek kinematica</text:p>
          </table:table-cell>
          <table:table-cell table:style-name="ce621"/>
          <table:table-cell table:style-name="ce632" office:value-type="string" calcext:value-type="string">
            <text:p>Cinemática angular</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гловая кинематика</text:p>
          </table:table-cell>
          <table:table-cell table:style-name="ce812" office:value-type="string" calcext:value-type="string">
            <text:p>Cinemàtica angular</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کینماتیک زاویه‌ای</text:p>
          </table:table-cell>
          <table:table-cell table:style-name="ce874" office:value-type="string" calcext:value-type="string">
            <text:p>Ъглова кинематика</text:p>
          </table:table-cell>
          <table:table-cell table:style-name="ce315" table:number-columns-repeated="990"/>
          <table:table-cell table:number-columns-repeated="4"/>
        </table:table-row>
        <table:table-row table:style-name="ro26">
          <table:table-cell table:style-name="ce49" office:value-type="string" calcext:value-type="string">
            <text:p>DataAnalysis_AngleAngleDiagrams</text:p>
          </table:table-cell>
          <table:table-cell table:style-name="ce371"/>
          <table:table-cell table:style-name="ce60" office:value-type="string" calcext:value-type="string">
            <text:p>Angle-angle diagrams</text:p>
          </table:table-cell>
          <table:table-cell table:style-name="ce602" office:value-type="string" calcext:value-type="string">
            <text:p>Diagrammes angle-angle</text:p>
          </table:table-cell>
          <table:table-cell table:style-name="ce613" office:value-type="string" calcext:value-type="string">
            <text:p>hoek-hoek diagram</text:p>
          </table:table-cell>
          <table:table-cell table:style-name="ce621"/>
          <table:table-cell table:style-name="ce632" office:value-type="string" calcext:value-type="string">
            <text:p>Diagramas Ángulo-angul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иаграмма угловой синкинезии</text:p>
          </table:table-cell>
          <table:table-cell table:style-name="ce812" office:value-type="string" calcext:value-type="string">
            <text:p>Diagrames Angle-angl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نمودارهای زاویه‌ای-زاویه‌ای</text:p>
          </table:table-cell>
          <table:table-cell table:style-name="ce874" office:value-type="string" calcext:value-type="string">
            <text:p>Диаграма на ъгловата синкинезия</text:p>
          </table:table-cell>
          <table:table-cell table:style-name="ce315" table:number-columns-repeated="990"/>
          <table:table-cell table:number-columns-repeated="4"/>
        </table:table-row>
        <table:table-row table:style-name="ro26">
          <table:table-cell table:style-name="ce49" office:value-type="string" calcext:value-type="string">
            <text:p>DataAnalysis_PagePlot</text:p>
          </table:table-cell>
          <table:table-cell table:style-name="ce371"/>
          <table:table-cell table:style-name="ce60" office:value-type="string" calcext:value-type="string">
            <text:p>Plot</text:p>
          </table:table-cell>
          <table:table-cell table:style-name="ce602" office:value-type="string" calcext:value-type="string">
            <text:p>Graphe</text:p>
          </table:table-cell>
          <table:table-cell table:style-name="ce613" office:value-type="string" calcext:value-type="string">
            <text:p>Grafiek</text:p>
          </table:table-cell>
          <table:table-cell table:style-name="ce621"/>
          <table:table-cell table:style-name="ce633" office:value-type="string" calcext:value-type="string">
            <text:p>Gráfic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часток</text:p>
          </table:table-cell>
          <table:table-cell table:style-name="ce812" office:value-type="string" calcext:value-type="string">
            <text:p>Gràfica</text:p>
          </table:table-cell>
          <table:table-cell table:style-name="ce819"/>
          <table:table-cell table:style-name="ce827" office:value-type="string" calcext:value-type="string">
            <text:p>Графички подаци</text:p>
          </table:table-cell>
          <table:table-cell table:style-name="ce837"/>
          <table:table-cell table:style-name="ce849"/>
          <table:table-cell table:style-name="ce857" office:value-type="string" calcext:value-type="string">
            <text:p>رسم بياني</text:p>
          </table:table-cell>
          <table:table-cell table:style-name="ce866" office:value-type="string" calcext:value-type="string">
            <text:p>طرح</text:p>
          </table:table-cell>
          <table:table-cell table:style-name="ce874" office:value-type="string" calcext:value-type="string">
            <text:p>Участък</text:p>
          </table:table-cell>
          <table:table-cell table:style-name="ce315" table:number-columns-repeated="990"/>
          <table:table-cell table:number-columns-repeated="4"/>
        </table:table-row>
        <table:table-row table:style-name="ro26">
          <table:table-cell table:style-name="ce49" office:value-type="string" calcext:value-type="string">
            <text:p>DataAnalysis_Labels</text:p>
          </table:table-cell>
          <table:table-cell table:style-name="ce371"/>
          <table:table-cell table:style-name="ce60" office:value-type="string" calcext:value-type="string">
            <text:p>Labels</text:p>
          </table:table-cell>
          <table:table-cell table:style-name="ce602" office:value-type="string" calcext:value-type="string">
            <text:p>Labels</text:p>
          </table:table-cell>
          <table:table-cell table:style-name="ce613" office:value-type="string" calcext:value-type="string">
            <text:p>Labels</text:p>
          </table:table-cell>
          <table:table-cell table:style-name="ce621"/>
          <table:table-cell table:style-name="ce632" office:value-type="string" calcext:value-type="string">
            <text:p>Etiqueta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Названия</text:p>
          </table:table-cell>
          <table:table-cell table:style-name="ce812" office:value-type="string" calcext:value-type="string">
            <text:p>Etiquetas</text:p>
          </table:table-cell>
          <table:table-cell table:style-name="ce819"/>
          <table:table-cell table:style-name="ce827" office:value-type="string" calcext:value-type="string">
            <text:p>Ознаке</text:p>
          </table:table-cell>
          <table:table-cell table:style-name="ce837"/>
          <table:table-cell table:style-name="ce849"/>
          <table:table-cell table:style-name="ce857" office:value-type="string" calcext:value-type="string">
            <text:p>المسميات</text:p>
          </table:table-cell>
          <table:table-cell table:style-name="ce866" office:value-type="string" calcext:value-type="string">
            <text:p>برچسب‌ها</text:p>
          </table:table-cell>
          <table:table-cell table:style-name="ce874" office:value-type="string" calcext:value-type="string">
            <text:p>Заглавия</text:p>
          </table:table-cell>
          <table:table-cell table:style-name="ce315" table:number-columns-repeated="990"/>
          <table:table-cell table:number-columns-repeated="4"/>
        </table:table-row>
        <table:table-row table:style-name="ro26">
          <table:table-cell table:style-name="ce49" office:value-type="string" calcext:value-type="string">
            <text:p>DataAnalysis_Title</text:p>
          </table:table-cell>
          <table:table-cell table:style-name="ce371"/>
          <table:table-cell table:style-name="ce60" office:value-type="string" calcext:value-type="string">
            <text:p>Title:</text:p>
          </table:table-cell>
          <table:table-cell table:style-name="ce602" office:value-type="string" calcext:value-type="string">
            <text:p>Titre :</text:p>
          </table:table-cell>
          <table:table-cell table:style-name="ce613" office:value-type="string" calcext:value-type="string">
            <text:p>Titel:</text:p>
          </table:table-cell>
          <table:table-cell table:style-name="ce621"/>
          <table:table-cell table:style-name="ce632" office:value-type="string" calcext:value-type="string">
            <text:p>Títul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Заглавие:</text:p>
          </table:table-cell>
          <table:table-cell table:style-name="ce812" office:value-type="string" calcext:value-type="string">
            <text:p>Títol:</text:p>
          </table:table-cell>
          <table:table-cell table:style-name="ce819"/>
          <table:table-cell table:style-name="ce827" office:value-type="string" calcext:value-type="string">
            <text:p>Назив:</text:p>
          </table:table-cell>
          <table:table-cell table:style-name="ce837"/>
          <table:table-cell table:style-name="ce849"/>
          <table:table-cell table:style-name="ce857" office:value-type="string" calcext:value-type="string">
            <text:p>عنوان:</text:p>
          </table:table-cell>
          <table:table-cell table:style-name="ce866" office:value-type="string" calcext:value-type="string">
            <text:p>عنوان:</text:p>
          </table:table-cell>
          <table:table-cell table:style-name="ce874" office:value-type="string" calcext:value-type="string">
            <text:p>Заглавие:</text:p>
          </table:table-cell>
          <table:table-cell table:style-name="ce315" table:number-columns-repeated="990"/>
          <table:table-cell table:number-columns-repeated="4"/>
        </table:table-row>
        <table:table-row table:style-name="ro26">
          <table:table-cell table:style-name="ce49" office:value-type="string" calcext:value-type="string">
            <text:p>DataAnalysis_XaxisLabel</text:p>
          </table:table-cell>
          <table:table-cell table:style-name="ce371"/>
          <table:table-cell table:style-name="ce60" office:value-type="string" calcext:value-type="string">
            <text:p>X axis :</text:p>
          </table:table-cell>
          <table:table-cell table:style-name="ce602" office:value-type="string" calcext:value-type="string">
            <text:p>Axe X :</text:p>
          </table:table-cell>
          <table:table-cell table:style-name="ce613" office:value-type="string" calcext:value-type="string">
            <text:p>X as :</text:p>
          </table:table-cell>
          <table:table-cell table:style-name="ce621"/>
          <table:table-cell table:style-name="ce632" office:value-type="string" calcext:value-type="string">
            <text:p>Eje X :</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сь X:</text:p>
          </table:table-cell>
          <table:table-cell table:style-name="ce812" office:value-type="string" calcext:value-type="string">
            <text:p>Eix X:</text:p>
          </table:table-cell>
          <table:table-cell table:style-name="ce819"/>
          <table:table-cell table:style-name="ce827" office:value-type="string" calcext:value-type="string">
            <text:p>X оса:</text:p>
          </table:table-cell>
          <table:table-cell table:style-name="ce837"/>
          <table:table-cell table:style-name="ce849"/>
          <table:table-cell table:style-name="ce857" office:value-type="string" calcext:value-type="string">
            <text:p>المحور X :</text:p>
          </table:table-cell>
          <table:table-cell table:style-name="ce866" office:value-type="string" calcext:value-type="string">
            <text:p>محور X :</text:p>
          </table:table-cell>
          <table:table-cell table:style-name="ce874" office:value-type="string" calcext:value-type="string">
            <text:p>Ос X:</text:p>
          </table:table-cell>
          <table:table-cell table:style-name="ce315" table:number-columns-repeated="990"/>
          <table:table-cell table:number-columns-repeated="4"/>
        </table:table-row>
        <table:table-row table:style-name="ro26">
          <table:table-cell table:style-name="ce49" office:value-type="string" calcext:value-type="string">
            <text:p>DataAnalysis_XaxisDefaultPoints</text:p>
          </table:table-cell>
          <table:table-cell table:style-name="ce371"/>
          <table:table-cell table:style-name="ce60" office:value-type="string" calcext:value-type="string">
            <text:p>X axis</text:p>
          </table:table-cell>
          <table:table-cell table:style-name="ce602" office:value-type="string" calcext:value-type="string">
            <text:p>Axe X</text:p>
          </table:table-cell>
          <table:table-cell table:style-name="ce613" office:value-type="string" calcext:value-type="string">
            <text:p>X as</text:p>
          </table:table-cell>
          <table:table-cell table:style-name="ce621"/>
          <table:table-cell table:style-name="ce632" office:value-type="string" calcext:value-type="string">
            <text:p>Eje X</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сь X:</text:p>
          </table:table-cell>
          <table:table-cell table:style-name="ce812" office:value-type="string" calcext:value-type="string">
            <text:p>Eix X</text:p>
          </table:table-cell>
          <table:table-cell table:style-name="ce819"/>
          <table:table-cell table:style-name="ce827" office:value-type="string" calcext:value-type="string">
            <text:p>X оса:</text:p>
          </table:table-cell>
          <table:table-cell table:style-name="ce837"/>
          <table:table-cell table:style-name="ce849"/>
          <table:table-cell table:style-name="ce857" office:value-type="string" calcext:value-type="string">
            <text:p>محور X</text:p>
          </table:table-cell>
          <table:table-cell table:style-name="ce866" office:value-type="string" calcext:value-type="string">
            <text:p>محور X</text:p>
          </table:table-cell>
          <table:table-cell table:style-name="ce874" office:value-type="string" calcext:value-type="string">
            <text:p>Ос X:</text:p>
          </table:table-cell>
          <table:table-cell table:style-name="ce315" table:number-columns-repeated="990"/>
          <table:table-cell table:number-columns-repeated="4"/>
        </table:table-row>
        <table:table-row table:style-name="ro26">
          <table:table-cell table:style-name="ce49" office:value-type="string" calcext:value-type="string">
            <text:p>DataAnalysis_YaxisLabel</text:p>
          </table:table-cell>
          <table:table-cell table:style-name="ce371"/>
          <table:table-cell table:style-name="ce60" office:value-type="string" calcext:value-type="string">
            <text:p>Y axis :</text:p>
          </table:table-cell>
          <table:table-cell table:style-name="ce602" office:value-type="string" calcext:value-type="string">
            <text:p>Axe Y : </text:p>
          </table:table-cell>
          <table:table-cell table:style-name="ce613" office:value-type="string" calcext:value-type="string">
            <text:p>Y as :</text:p>
          </table:table-cell>
          <table:table-cell table:style-name="ce621"/>
          <table:table-cell table:style-name="ce632" office:value-type="string" calcext:value-type="string">
            <text:p>Eje Y :</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сь Y:</text:p>
          </table:table-cell>
          <table:table-cell table:style-name="ce812" office:value-type="string" calcext:value-type="string">
            <text:p>Eix Y:</text:p>
          </table:table-cell>
          <table:table-cell table:style-name="ce819"/>
          <table:table-cell table:style-name="ce827" office:value-type="string" calcext:value-type="string">
            <text:p>Y оса:</text:p>
          </table:table-cell>
          <table:table-cell table:style-name="ce837"/>
          <table:table-cell table:style-name="ce849"/>
          <table:table-cell table:style-name="ce857" office:value-type="string" calcext:value-type="string">
            <text:p>محور Y :</text:p>
          </table:table-cell>
          <table:table-cell table:style-name="ce866" office:value-type="string" calcext:value-type="string">
            <text:p>محور Y :</text:p>
          </table:table-cell>
          <table:table-cell table:style-name="ce874" office:value-type="string" calcext:value-type="string">
            <text:p>Ос Y:</text:p>
          </table:table-cell>
          <table:table-cell table:style-name="ce315" table:number-columns-repeated="990"/>
          <table:table-cell table:number-columns-repeated="4"/>
        </table:table-row>
        <table:table-row table:style-name="ro26">
          <table:table-cell table:style-name="ce49" office:value-type="string" calcext:value-type="string">
            <text:p>DataAnalysis_YaxisDefaultPoints</text:p>
          </table:table-cell>
          <table:table-cell table:style-name="ce371"/>
          <table:table-cell table:style-name="ce60" office:value-type="string" calcext:value-type="string">
            <text:p>Y axis</text:p>
          </table:table-cell>
          <table:table-cell table:style-name="ce602" office:value-type="string" calcext:value-type="string">
            <text:p>Axe Y</text:p>
          </table:table-cell>
          <table:table-cell table:style-name="ce613" office:value-type="string" calcext:value-type="string">
            <text:p>Y as</text:p>
          </table:table-cell>
          <table:table-cell table:style-name="ce621"/>
          <table:table-cell table:style-name="ce632" office:value-type="string" calcext:value-type="string">
            <text:p>Eje Y</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сь Y:</text:p>
          </table:table-cell>
          <table:table-cell table:style-name="ce812" office:value-type="string" calcext:value-type="string">
            <text:p>Eix Y</text:p>
          </table:table-cell>
          <table:table-cell table:style-name="ce819"/>
          <table:table-cell table:style-name="ce827" office:value-type="string" calcext:value-type="string">
            <text:p>Y оса:</text:p>
          </table:table-cell>
          <table:table-cell table:style-name="ce837"/>
          <table:table-cell table:style-name="ce849"/>
          <table:table-cell table:style-name="ce857" office:value-type="string" calcext:value-type="string">
            <text:p>محور Y</text:p>
          </table:table-cell>
          <table:table-cell table:style-name="ce866" office:value-type="string" calcext:value-type="string">
            <text:p>محور Y</text:p>
          </table:table-cell>
          <table:table-cell table:style-name="ce874" office:value-type="string" calcext:value-type="string">
            <text:p>Ос Y:</text:p>
          </table:table-cell>
          <table:table-cell table:style-name="ce315" table:number-columns-repeated="990"/>
          <table:table-cell table:number-columns-repeated="4"/>
        </table:table-row>
        <table:table-row table:style-name="ro26">
          <table:table-cell table:style-name="ce49" office:value-type="string" calcext:value-type="string">
            <text:p>DataAnalysis_TimeAxisMilliseconds</text:p>
          </table:table-cell>
          <table:table-cell table:style-name="ce371"/>
          <table:table-cell table:style-name="ce60" office:value-type="string" calcext:value-type="string">
            <text:p>Time (ms)</text:p>
          </table:table-cell>
          <table:table-cell table:style-name="ce602" office:value-type="string" calcext:value-type="string">
            <text:p>Temps (ms)</text:p>
          </table:table-cell>
          <table:table-cell table:style-name="ce613" office:value-type="string" calcext:value-type="string">
            <text:p>Tijd (ms)</text:p>
          </table:table-cell>
          <table:table-cell table:style-name="ce621"/>
          <table:table-cell table:style-name="ce632" office:value-type="string" calcext:value-type="string">
            <text:p>Tiempo (m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ремя (мс)</text:p>
          </table:table-cell>
          <table:table-cell table:style-name="ce812" office:value-type="string" calcext:value-type="string">
            <text:p>Temps (ms)</text:p>
          </table:table-cell>
          <table:table-cell table:style-name="ce819"/>
          <table:table-cell table:style-name="ce827" office:value-type="string" calcext:value-type="string">
            <text:p>Време (ms)</text:p>
          </table:table-cell>
          <table:table-cell table:style-name="ce837"/>
          <table:table-cell table:style-name="ce849"/>
          <table:table-cell table:style-name="ce857" office:value-type="string" calcext:value-type="string">
            <text:p>الزمن بالملي ثانية</text:p>
          </table:table-cell>
          <table:table-cell table:style-name="ce866" office:value-type="string" calcext:value-type="string">
            <text:p>زمان (میلی ثانیه)</text:p>
          </table:table-cell>
          <table:table-cell table:style-name="ce874" office:value-type="string" calcext:value-type="string">
            <text:p>Време (мс)</text:p>
          </table:table-cell>
          <table:table-cell table:style-name="ce315" table:number-columns-repeated="990"/>
          <table:table-cell table:number-columns-repeated="4"/>
        </table:table-row>
        <table:table-row table:style-name="ro26">
          <table:table-cell table:style-name="ce49" office:value-type="string" calcext:value-type="string">
            <text:p>DataAnalysis_CalibrationPlane</text:p>
          </table:table-cell>
          <table:table-cell table:style-name="ce371"/>
          <table:table-cell table:style-name="ce60" office:value-type="string" calcext:value-type="string">
            <text:p>Calibration plane</text:p>
          </table:table-cell>
          <table:table-cell table:style-name="ce602" office:value-type="string" calcext:value-type="string">
            <text:p>Plan de calibration</text:p>
          </table:table-cell>
          <table:table-cell table:style-name="ce613" office:value-type="string" calcext:value-type="string">
            <text:p>Calibratie vlak</text:p>
          </table:table-cell>
          <table:table-cell table:style-name="ce621"/>
          <table:table-cell table:style-name="ce632" office:value-type="string" calcext:value-type="string">
            <text:p>Plano de calibrac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алибрация плоскости</text:p>
          </table:table-cell>
          <table:table-cell table:style-name="ce812" office:value-type="string" calcext:value-type="string">
            <text:p>Pla de calibració</text:p>
          </table:table-cell>
          <table:table-cell table:style-name="ce819"/>
          <table:table-cell table:style-name="ce827" office:value-type="string" calcext:value-type="string">
            <text:p>Калибрациона раван</text:p>
          </table:table-cell>
          <table:table-cell table:style-name="ce837"/>
          <table:table-cell table:style-name="ce849"/>
          <table:table-cell table:style-name="ce857" office:value-type="string" calcext:value-type="string">
            <text:p>خطة المعايرة</text:p>
          </table:table-cell>
          <table:table-cell table:style-name="ce866" office:value-type="string" calcext:value-type="string">
            <text:p>سطح کالیبراسیون</text:p>
          </table:table-cell>
          <table:table-cell table:style-name="ce874" office:value-type="string" calcext:value-type="string">
            <text:p>Калибриране на равнината</text:p>
          </table:table-cell>
          <table:table-cell table:style-name="ce315" table:number-columns-repeated="990"/>
          <table:table-cell table:number-columns-repeated="4"/>
        </table:table-row>
        <table:table-row table:style-name="ro26">
          <table:table-cell table:style-name="ce49" office:value-type="string" calcext:value-type="string">
            <text:p>DataAnalysis_ExportGraph</text:p>
          </table:table-cell>
          <table:table-cell table:style-name="ce371"/>
          <table:table-cell table:style-name="ce60" office:value-type="string" calcext:value-type="string">
            <text:p>Export graph</text:p>
          </table:table-cell>
          <table:table-cell table:style-name="ce602" office:value-type="string" calcext:value-type="string">
            <text:p>Exporter le graphe</text:p>
          </table:table-cell>
          <table:table-cell table:style-name="ce613" office:value-type="string" calcext:value-type="string">
            <text:p>Exporteer de grafiek</text:p>
          </table:table-cell>
          <table:table-cell table:style-name="ce621"/>
          <table:table-cell table:style-name="ce632" office:value-type="string" calcext:value-type="string">
            <text:p>Exportar gráfic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 графика</text:p>
          </table:table-cell>
          <table:table-cell table:style-name="ce812" office:value-type="string" calcext:value-type="string">
            <text:p>Exportar la gràfica</text:p>
          </table:table-cell>
          <table:table-cell table:style-name="ce819"/>
          <table:table-cell table:style-name="ce827" office:value-type="string" calcext:value-type="string">
            <text:p>Извези графику</text:p>
          </table:table-cell>
          <table:table-cell table:style-name="ce837"/>
          <table:table-cell table:style-name="ce849"/>
          <table:table-cell table:style-name="ce857" office:value-type="string" calcext:value-type="string">
            <text:p>تصدير الرسم البياني</text:p>
          </table:table-cell>
          <table:table-cell table:style-name="ce866" office:value-type="string" calcext:value-type="string">
            <text:p>استخراج نمودار</text:p>
          </table:table-cell>
          <table:table-cell table:style-name="ce874" office:value-type="string" calcext:value-type="string">
            <text:p>Експорт на графика</text:p>
          </table:table-cell>
          <table:table-cell table:style-name="ce315" table:number-columns-repeated="990"/>
          <table:table-cell table:number-columns-repeated="4"/>
        </table:table-row>
        <table:table-row table:style-name="ro26">
          <table:table-cell table:style-name="ce49" office:value-type="string" calcext:value-type="string">
            <text:p>DataAnalysis_Pixels</text:p>
          </table:table-cell>
          <table:table-cell table:style-name="ce371"/>
          <table:table-cell table:style-name="ce60" office:value-type="string" calcext:value-type="string">
            <text:p>pixels</text:p>
          </table:table-cell>
          <table:table-cell table:style-name="ce602" office:value-type="string" calcext:value-type="string">
            <text:p>pixels</text:p>
          </table:table-cell>
          <table:table-cell table:style-name="ce613" office:value-type="string" calcext:value-type="string">
            <text:p>pixels</text:p>
          </table:table-cell>
          <table:table-cell table:style-name="ce621"/>
          <table:table-cell table:style-name="ce632" office:value-type="string" calcext:value-type="string">
            <text:p>píxele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Пиксели</text:p>
          </table:table-cell>
          <table:table-cell table:style-name="ce812" office:value-type="string" calcext:value-type="string">
            <text:p>píxels</text:p>
          </table:table-cell>
          <table:table-cell table:style-name="ce819"/>
          <table:table-cell table:style-name="ce827" office:value-type="string" calcext:value-type="string">
            <text:p>pixels</text:p>
          </table:table-cell>
          <table:table-cell table:style-name="ce837"/>
          <table:table-cell table:style-name="ce849"/>
          <table:table-cell table:style-name="ce857" office:value-type="string" calcext:value-type="string">
            <text:p>بكسل</text:p>
          </table:table-cell>
          <table:table-cell table:style-name="ce866" office:value-type="string" calcext:value-type="string">
            <text:p>پیکسل</text:p>
          </table:table-cell>
          <table:table-cell table:style-name="ce874" office:value-type="string" calcext:value-type="string">
            <text:p>Пиксели</text:p>
          </table:table-cell>
          <table:table-cell table:style-name="ce315" table:number-columns-repeated="990"/>
          <table:table-cell table:number-columns-repeated="4"/>
        </table:table-row>
        <table:table-row table:style-name="ro26">
          <table:table-cell table:style-name="ce49" office:value-type="string" calcext:value-type="string">
            <text:p>DataAnalysis_SaveToFile</text:p>
          </table:table-cell>
          <table:table-cell table:style-name="ce371"/>
          <table:table-cell table:style-name="ce60" office:value-type="string" calcext:value-type="string">
            <text:p>Save to file</text:p>
          </table:table-cell>
          <table:table-cell table:style-name="ce602" office:value-type="string" calcext:value-type="string">
            <text:p>Sauver dans un fichier</text:p>
          </table:table-cell>
          <table:table-cell table:style-name="ce613" office:value-type="string" calcext:value-type="string">
            <text:p>Bewaar als bestand</text:p>
          </table:table-cell>
          <table:table-cell table:style-name="ce621"/>
          <table:table-cell table:style-name="ce632" office:value-type="string" calcext:value-type="string">
            <text:p>Guardar en archiv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охранить в файл</text:p>
          </table:table-cell>
          <table:table-cell table:style-name="ce812" office:value-type="string" calcext:value-type="string">
            <text:p>Desar en un arxiu</text:p>
          </table:table-cell>
          <table:table-cell table:style-name="ce819"/>
          <table:table-cell table:style-name="ce827" office:value-type="string" calcext:value-type="string">
            <text:p>Сачувај у датотеку</text:p>
          </table:table-cell>
          <table:table-cell table:style-name="ce837"/>
          <table:table-cell table:style-name="ce849"/>
          <table:table-cell table:style-name="ce857" office:value-type="string" calcext:value-type="string">
            <text:p>حفظ الي ملف</text:p>
          </table:table-cell>
          <table:table-cell table:style-name="ce866" office:value-type="string" calcext:value-type="string">
            <text:p>ذخیره در فایل</text:p>
          </table:table-cell>
          <table:table-cell table:style-name="ce874" office:value-type="string" calcext:value-type="string">
            <text:p>Съхрани във файл</text:p>
          </table:table-cell>
          <table:table-cell table:style-name="ce315" table:number-columns-repeated="990"/>
          <table:table-cell table:number-columns-repeated="4"/>
        </table:table-row>
        <table:table-row table:style-name="ro26">
          <table:table-cell table:style-name="ce49" office:value-type="string" calcext:value-type="string">
            <text:p>DataAnalysis_ExportData</text:p>
          </table:table-cell>
          <table:table-cell table:style-name="ce371"/>
          <table:table-cell table:style-name="ce60" office:value-type="string" calcext:value-type="string">
            <text:p>Export data</text:p>
          </table:table-cell>
          <table:table-cell table:style-name="ce602" office:value-type="string" calcext:value-type="string">
            <text:p>Exporter les données</text:p>
          </table:table-cell>
          <table:table-cell table:style-name="ce613" office:value-type="string" calcext:value-type="string">
            <text:p>Exporteer de gegevens</text:p>
          </table:table-cell>
          <table:table-cell table:style-name="ce621"/>
          <table:table-cell table:style-name="ce632" office:value-type="string" calcext:value-type="string">
            <text:p>Exportar dato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ировать данные</text:p>
          </table:table-cell>
          <table:table-cell table:style-name="ce812" office:value-type="string" calcext:value-type="string">
            <text:p>Exportar les dades</text:p>
          </table:table-cell>
          <table:table-cell table:style-name="ce819"/>
          <table:table-cell table:style-name="ce827" office:value-type="string" calcext:value-type="string">
            <text:p>Извези податке</text:p>
          </table:table-cell>
          <table:table-cell table:style-name="ce837"/>
          <table:table-cell table:style-name="ce849"/>
          <table:table-cell table:style-name="ce857" office:value-type="string" calcext:value-type="string">
            <text:p>تصدير البيانات</text:p>
          </table:table-cell>
          <table:table-cell table:style-name="ce866" office:value-type="string" calcext:value-type="string">
            <text:p>استخراج داده‌ها</text:p>
          </table:table-cell>
          <table:table-cell table:style-name="ce874" office:value-type="string" calcext:value-type="string">
            <text:p>Експорт на данни</text:p>
          </table:table-cell>
          <table:table-cell table:style-name="ce315" table:number-columns-repeated="990"/>
          <table:table-cell table:number-columns-repeated="4"/>
        </table:table-row>
        <table:table-row table:style-name="ro26">
          <table:table-cell table:style-name="ce49" office:value-type="string" calcext:value-type="string">
            <text:p>DataAnalysis_DataSource</text:p>
          </table:table-cell>
          <table:table-cell table:style-name="ce371"/>
          <table:table-cell table:style-name="ce60" office:value-type="string" calcext:value-type="string">
            <text:p>Data source</text:p>
          </table:table-cell>
          <table:table-cell table:style-name="ce602" office:value-type="string" calcext:value-type="string">
            <text:p>Source de données</text:p>
          </table:table-cell>
          <table:table-cell table:style-name="ce613" office:value-type="string" calcext:value-type="string">
            <text:p>Gegevensbron</text:p>
          </table:table-cell>
          <table:table-cell table:style-name="ce621"/>
          <table:table-cell table:style-name="ce632" office:value-type="string" calcext:value-type="string">
            <text:p>Origen de dato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Источник данных</text:p>
          </table:table-cell>
          <table:table-cell table:style-name="ce812" office:value-type="string" calcext:value-type="string">
            <text:p>Orígen de les dades</text:p>
          </table:table-cell>
          <table:table-cell table:style-name="ce819"/>
          <table:table-cell table:style-name="ce827" office:value-type="string" calcext:value-type="string">
            <text:p>Извор података</text:p>
          </table:table-cell>
          <table:table-cell table:style-name="ce837"/>
          <table:table-cell table:style-name="ce849"/>
          <table:table-cell table:style-name="ce857" office:value-type="string" calcext:value-type="string">
            <text:p>مصدر البيانات</text:p>
          </table:table-cell>
          <table:table-cell table:style-name="ce866" office:value-type="string" calcext:value-type="string">
            <text:p>منبع داده‌ها</text:p>
          </table:table-cell>
          <table:table-cell table:style-name="ce874" office:value-type="string" calcext:value-type="string">
            <text:p>Източник на данни</text:p>
          </table:table-cell>
          <table:table-cell table:style-name="ce315" table:number-columns-repeated="990"/>
          <table:table-cell table:number-columns-repeated="4"/>
        </table:table-row>
        <table:table-row table:style-name="ro26">
          <table:table-cell table:style-name="ce49" office:value-type="string" calcext:value-type="string">
            <text:p>DataAnalysis_DataLabel</text:p>
          </table:table-cell>
          <table:table-cell table:style-name="ce371"/>
          <table:table-cell table:style-name="ce60" office:value-type="string" calcext:value-type="string">
            <text:p>Data :</text:p>
          </table:table-cell>
          <table:table-cell table:style-name="ce602" office:value-type="string" calcext:value-type="string">
            <text:p>Données :</text:p>
          </table:table-cell>
          <table:table-cell table:style-name="ce613" office:value-type="string" calcext:value-type="string">
            <text:p>Gegevens :</text:p>
          </table:table-cell>
          <table:table-cell table:style-name="ce621"/>
          <table:table-cell table:style-name="ce632" office:value-type="string" calcext:value-type="string">
            <text:p>Datos :</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ата:</text:p>
          </table:table-cell>
          <table:table-cell table:style-name="ce812" office:value-type="string" calcext:value-type="string">
            <text:p>Dades:</text:p>
          </table:table-cell>
          <table:table-cell table:style-name="ce819"/>
          <table:table-cell table:style-name="ce827" office:value-type="string" calcext:value-type="string">
            <text:p>Подаци:</text:p>
          </table:table-cell>
          <table:table-cell table:style-name="ce837"/>
          <table:table-cell table:style-name="ce849"/>
          <table:table-cell table:style-name="ce857" office:value-type="string" calcext:value-type="string">
            <text:p>البيانات :</text:p>
          </table:table-cell>
          <table:table-cell table:style-name="ce866" office:value-type="string" calcext:value-type="string">
            <text:p>داده‌ها:</text:p>
          </table:table-cell>
          <table:table-cell table:style-name="ce874" office:value-type="string" calcext:value-type="string">
            <text:p>Дата:</text:p>
          </table:table-cell>
          <table:table-cell table:style-name="ce315" table:number-columns-repeated="990"/>
          <table:table-cell table:number-columns-repeated="4"/>
        </table:table-row>
        <table:table-row table:style-name="ro26">
          <table:table-cell table:style-name="ce49" office:value-type="string" calcext:value-type="string">
            <text:p>DataAnalysis_TimeModel</text:p>
          </table:table-cell>
          <table:table-cell table:style-name="ce371"/>
          <table:table-cell table:style-name="ce60" office:value-type="string" calcext:value-type="string">
            <text:p>Time :</text:p>
          </table:table-cell>
          <table:table-cell table:style-name="ce602" office:value-type="string" calcext:value-type="string">
            <text:p>Temps :</text:p>
          </table:table-cell>
          <table:table-cell table:style-name="ce613" office:value-type="string" calcext:value-type="string">
            <text:p>Tijd :</text:p>
          </table:table-cell>
          <table:table-cell table:style-name="ce621"/>
          <table:table-cell table:style-name="ce632" office:value-type="string" calcext:value-type="string">
            <text:p>Tiempo :</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ремя:</text:p>
          </table:table-cell>
          <table:table-cell table:style-name="ce812" office:value-type="string" calcext:value-type="string">
            <text:p>Temps :</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زمان:</text:p>
          </table:table-cell>
          <table:table-cell table:style-name="ce874" office:value-type="string" calcext:value-type="string">
            <text:p>Време:</text:p>
          </table:table-cell>
          <table:table-cell table:style-name="ce315" table:number-columns-repeated="990"/>
          <table:table-cell table:number-columns-repeated="4"/>
        </table:table-row>
        <table:table-row table:style-name="ro26">
          <table:table-cell table:style-name="ce49" office:value-type="string" calcext:value-type="string">
            <text:p>DataAnalysis_TimeModel_Absolute</text:p>
          </table:table-cell>
          <table:table-cell table:style-name="ce371"/>
          <table:table-cell table:style-name="ce60" office:value-type="string" calcext:value-type="string">
            <text:p>Absolute</text:p>
          </table:table-cell>
          <table:table-cell table:style-name="ce602" office:value-type="string" calcext:value-type="string">
            <text:p>Absolu</text:p>
          </table:table-cell>
          <table:table-cell table:style-name="ce613" office:value-type="string" calcext:value-type="string">
            <text:p>Absoluut</text:p>
          </table:table-cell>
          <table:table-cell table:style-name="ce621"/>
          <table:table-cell table:style-name="ce632" office:value-type="string" calcext:value-type="string">
            <text:p>Absolut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Абсолютные</text:p>
          </table:table-cell>
          <table:table-cell table:style-name="ce812" office:value-type="string" calcext:value-type="string">
            <text:p>Absolu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طلق</text:p>
          </table:table-cell>
          <table:table-cell table:style-name="ce874" office:value-type="string" calcext:value-type="string">
            <text:p>Абсолютни</text:p>
          </table:table-cell>
          <table:table-cell table:style-name="ce315" table:number-columns-repeated="990"/>
          <table:table-cell table:number-columns-repeated="4"/>
        </table:table-row>
        <table:table-row table:style-name="ro26">
          <table:table-cell table:style-name="ce49" office:value-type="string" calcext:value-type="string">
            <text:p>DataAnalysis_TimeModel_Relative</text:p>
          </table:table-cell>
          <table:table-cell table:style-name="ce371"/>
          <table:table-cell table:style-name="ce60" office:value-type="string" calcext:value-type="string">
            <text:p>Relative</text:p>
          </table:table-cell>
          <table:table-cell table:style-name="ce602" office:value-type="string" calcext:value-type="string">
            <text:p>Relatif</text:p>
          </table:table-cell>
          <table:table-cell table:style-name="ce613" office:value-type="string" calcext:value-type="string">
            <text:p>Relatief</text:p>
          </table:table-cell>
          <table:table-cell table:style-name="ce621"/>
          <table:table-cell table:style-name="ce632" office:value-type="string" calcext:value-type="string">
            <text:p>Relativ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тносительные</text:p>
          </table:table-cell>
          <table:table-cell table:style-name="ce812" office:value-type="string" calcext:value-type="string">
            <text:p>Relatiu</text:p>
          </table:table-cell>
          <table:table-cell table:style-name="ce819"/>
          <table:table-cell table:style-name="ce827"/>
          <table:table-cell table:style-name="ce837"/>
          <table:table-cell table:style-name="ce849"/>
          <table:table-cell table:style-name="ce857"/>
          <table:table-cell table:style-name="ce868" office:value-type="string" calcext:value-type="string">
            <text:p>نسبی</text:p>
          </table:table-cell>
          <table:table-cell table:style-name="ce874" office:value-type="string" calcext:value-type="string">
            <text:p>Относителни</text:p>
          </table:table-cell>
          <table:table-cell table:style-name="ce315" table:number-columns-repeated="990"/>
          <table:table-cell table:number-columns-repeated="4"/>
        </table:table-row>
        <table:table-row table:style-name="ro26">
          <table:table-cell table:style-name="ce49" office:value-type="string" calcext:value-type="string">
            <text:p>DataAnalysis_TimeModel_Normalized</text:p>
          </table:table-cell>
          <table:table-cell table:style-name="ce371"/>
          <table:table-cell table:style-name="ce60" office:value-type="string" calcext:value-type="string">
            <text:p>Normalized</text:p>
          </table:table-cell>
          <table:table-cell table:style-name="ce602" office:value-type="string" calcext:value-type="string">
            <text:p>Normalisé</text:p>
          </table:table-cell>
          <table:table-cell table:style-name="ce613" office:value-type="string" calcext:value-type="string">
            <text:p>Genormaliseerd</text:p>
          </table:table-cell>
          <table:table-cell table:style-name="ce621"/>
          <table:table-cell table:style-name="ce632" office:value-type="string" calcext:value-type="string">
            <text:p>Normalizad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порядоченное</text:p>
          </table:table-cell>
          <table:table-cell table:style-name="ce812" office:value-type="string" calcext:value-type="string">
            <text:p>Normalitza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هنجار شده</text:p>
          </table:table-cell>
          <table:table-cell table:style-name="ce874" office:value-type="string" calcext:value-type="string">
            <text:p>Нормални</text:p>
          </table:table-cell>
          <table:table-cell table:style-name="ce315" table:number-columns-repeated="990"/>
          <table:table-cell table:number-columns-repeated="4"/>
        </table:table-row>
        <table:table-row table:style-name="ro18">
          <table:table-cell table:style-name="ce49" office:value-type="string" calcext:value-type="string">
            <text:p>DataAnalysis_AngularPosition</text:p>
          </table:table-cell>
          <table:table-cell table:style-name="ce371"/>
          <table:table-cell table:style-name="ce60" office:value-type="string" calcext:value-type="string">
            <text:p>Angle</text:p>
          </table:table-cell>
          <table:table-cell table:style-name="ce602" office:value-type="string" calcext:value-type="string">
            <text:p>Angle</text:p>
          </table:table-cell>
          <table:table-cell table:style-name="ce613" office:value-type="string" calcext:value-type="string">
            <text:p>Hoek</text:p>
          </table:table-cell>
          <table:table-cell table:style-name="ce621" office:value-type="string" calcext:value-type="string">
            <text:p>Winkelmessung</text:p>
          </table:table-cell>
          <table:table-cell table:style-name="ce632" office:value-type="string" calcext:value-type="string">
            <text:p>Angulo</text:p>
          </table:table-cell>
          <table:table-cell table:style-name="ce645" office:value-type="string" calcext:value-type="string">
            <text:p>Ângulo</text:p>
          </table:table-cell>
          <table:table-cell table:style-name="ce658" office:value-type="string" calcext:value-type="string">
            <text:p>Kąt</text:p>
          </table:table-cell>
          <table:table-cell table:style-name="ce667" office:value-type="string" calcext:value-type="string">
            <text:p>Angolo</text:p>
          </table:table-cell>
          <table:table-cell table:style-name="ce680" office:value-type="string" calcext:value-type="string">
            <text:p>Unghi</text:p>
          </table:table-cell>
          <table:table-cell table:style-name="ce695" office:value-type="string" calcext:value-type="string">
            <text:p>Kulma</text:p>
          </table:table-cell>
          <table:table-cell table:style-name="ce708" office:value-type="string" calcext:value-type="string">
            <text:p>Vinkel</text:p>
          </table:table-cell>
          <table:table-cell table:style-name="ce719" office:value-type="string" calcext:value-type="string">
            <text:p>角度</text:p>
          </table:table-cell>
          <table:table-cell table:style-name="ce728" office:value-type="string" calcext:value-type="string">
            <text:p>Açı</text:p>
          </table:table-cell>
          <table:table-cell table:style-name="ce737" office:value-type="string" calcext:value-type="string">
            <text:p>Γωνία</text:p>
          </table:table-cell>
          <table:table-cell table:style-name="ce749" office:value-type="string" calcext:value-type="string">
            <text:p>Kampas</text:p>
          </table:table-cell>
          <table:table-cell table:style-name="ce759" office:value-type="string" calcext:value-type="string">
            <text:p>Vinkel</text:p>
          </table:table-cell>
          <table:table-cell table:style-name="ce767" office:value-type="string" calcext:value-type="string">
            <text:p>Vinkel</text:p>
          </table:table-cell>
          <table:table-cell table:style-name="ce778" office:value-type="string" calcext:value-type="string">
            <text:p>Úhel</text:p>
          </table:table-cell>
          <table:table-cell table:style-name="ce789" office:value-type="string" calcext:value-type="string">
            <text:p>각도</text:p>
          </table:table-cell>
          <table:table-cell table:style-name="ce800" office:value-type="string" calcext:value-type="string">
            <text:p>Угол</text:p>
          </table:table-cell>
          <table:table-cell table:style-name="ce812" office:value-type="string" calcext:value-type="string">
            <text:p>Angle</text:p>
          </table:table-cell>
          <table:table-cell table:style-name="ce819" office:value-type="string" calcext:value-type="string">
            <text:p>Ugao</text:p>
          </table:table-cell>
          <table:table-cell table:style-name="ce827" office:value-type="string" calcext:value-type="string">
            <text:p>Угао</text:p>
          </table:table-cell>
          <table:table-cell table:style-name="ce837" office:value-type="string" calcext:value-type="string">
            <text:p>角度</text:p>
          </table:table-cell>
          <table:table-cell table:style-name="ce849" office:value-type="string" calcext:value-type="string">
            <text:p>Агол</text:p>
          </table:table-cell>
          <table:table-cell table:style-name="ce857" office:value-type="string" calcext:value-type="string">
            <text:p>زاوية</text:p>
          </table:table-cell>
          <table:table-cell table:style-name="ce866" office:value-type="string" calcext:value-type="string">
            <text:p>زاویه</text:p>
          </table:table-cell>
          <table:table-cell table:style-name="ce874" office:value-type="string" calcext:value-type="string">
            <text:p>Ъгъл</text:p>
          </table:table-cell>
          <table:table-cell table:style-name="ce315" table:number-columns-repeated="990"/>
          <table:table-cell table:number-columns-repeated="4"/>
        </table:table-row>
        <table:table-row table:style-name="ro10">
          <table:table-cell table:style-name="ce49" office:value-type="string" calcext:value-type="string">
            <text:p>DataAnalysis_TotalAngularDisplacement</text:p>
          </table:table-cell>
          <table:table-cell table:style-name="ce371"/>
          <table:table-cell table:style-name="ce60" office:value-type="string" calcext:value-type="string">
            <text:p>Total displacement</text:p>
          </table:table-cell>
          <table:table-cell table:style-name="ce602" office:value-type="string" calcext:value-type="string">
            <text:p>Déplacement total</text:p>
          </table:table-cell>
          <table:table-cell table:style-name="ce613" office:value-type="string" calcext:value-type="string">
            <text:p>Totale verplaatsing</text:p>
          </table:table-cell>
          <table:table-cell table:style-name="ce621"/>
          <table:table-cell table:style-name="ce632" office:value-type="string" calcext:value-type="string">
            <text:p>Desplazamiento tot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Обшее смещение</text:p>
          </table:table-cell>
          <table:table-cell table:style-name="ce812" office:value-type="string" calcext:value-type="string">
            <text:p>Desplaçament tot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جموع جابجایی</text:p>
          </table:table-cell>
          <table:table-cell table:style-name="ce874" office:value-type="string" calcext:value-type="string">
            <text:p>Общо компенсиране</text:p>
          </table:table-cell>
          <table:table-cell table:style-name="ce315" table:number-columns-repeated="990"/>
          <table:table-cell table:number-columns-repeated="4"/>
        </table:table-row>
        <table:table-row table:style-name="ro10">
          <table:table-cell table:style-name="ce49" office:value-type="string" calcext:value-type="string">
            <text:p>DataAnalysis_TangentialVelocity</text:p>
          </table:table-cell>
          <table:table-cell table:style-name="ce371"/>
          <table:table-cell table:style-name="ce60" office:value-type="string" calcext:value-type="string">
            <text:p>Tangential velocity</text:p>
          </table:table-cell>
          <table:table-cell table:style-name="ce602" office:value-type="string" calcext:value-type="string">
            <text:p>Vitesse tangentielle</text:p>
          </table:table-cell>
          <table:table-cell table:style-name="ce613" office:value-type="string" calcext:value-type="string">
            <text:p>Tangentiële snelheid</text:p>
          </table:table-cell>
          <table:table-cell table:style-name="ce621"/>
          <table:table-cell table:style-name="ce632" office:value-type="string" calcext:value-type="string">
            <text:p>Velocidad tangenci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Тангенциальная скорость</text:p>
          </table:table-cell>
          <table:table-cell table:style-name="ce812" office:value-type="string" calcext:value-type="string">
            <text:p>Velocitat tangenci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تندی مماسی</text:p>
          </table:table-cell>
          <table:table-cell table:style-name="ce874" office:value-type="string" calcext:value-type="string">
            <text:p>Тангенциална скорост</text:p>
          </table:table-cell>
          <table:table-cell table:style-name="ce315" table:number-columns-repeated="990"/>
          <table:table-cell table:number-columns-repeated="4"/>
        </table:table-row>
        <table:table-row table:style-name="ro10">
          <table:table-cell table:style-name="ce49" office:value-type="string" calcext:value-type="string">
            <text:p>DataAnalysis_TangentialAcceleration</text:p>
          </table:table-cell>
          <table:table-cell table:style-name="ce371"/>
          <table:table-cell table:style-name="ce60" office:value-type="string" calcext:value-type="string">
            <text:p>Tangential acceleration</text:p>
          </table:table-cell>
          <table:table-cell table:style-name="ce602" office:value-type="string" calcext:value-type="string">
            <text:p>Accélération tangentielle</text:p>
          </table:table-cell>
          <table:table-cell table:style-name="ce613" office:value-type="string" calcext:value-type="string">
            <text:p>Tangentiële versnelling</text:p>
          </table:table-cell>
          <table:table-cell table:style-name="ce621"/>
          <table:table-cell table:style-name="ce632" office:value-type="string" calcext:value-type="string">
            <text:p>Aceleración tangenci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Тангенциальное ускорение</text:p>
          </table:table-cell>
          <table:table-cell table:style-name="ce812" office:value-type="string" calcext:value-type="string">
            <text:p>Acceleració tangenci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شتاب مماسی</text:p>
          </table:table-cell>
          <table:table-cell table:style-name="ce874" office:value-type="string" calcext:value-type="string">
            <text:p>Тангенциално ускорение</text:p>
          </table:table-cell>
          <table:table-cell table:style-name="ce315" table:number-columns-repeated="990"/>
          <table:table-cell table:number-columns-repeated="4"/>
        </table:table-row>
        <table:table-row table:style-name="ro10">
          <table:table-cell table:style-name="ce49" office:value-type="string" calcext:value-type="string">
            <text:p>DataAnalysis_ResultantLinearAcceleration</text:p>
          </table:table-cell>
          <table:table-cell table:style-name="ce371"/>
          <table:table-cell table:style-name="ce60" office:value-type="string" calcext:value-type="string">
            <text:p>Resultant acceleration</text:p>
          </table:table-cell>
          <table:table-cell table:style-name="ce602" office:value-type="string" calcext:value-type="string">
            <text:p>Accélération résultante</text:p>
          </table:table-cell>
          <table:table-cell table:style-name="ce613" office:value-type="string" calcext:value-type="string">
            <text:p>Resultante van versnelling</text:p>
          </table:table-cell>
          <table:table-cell table:style-name="ce621"/>
          <table:table-cell table:style-name="ce632" office:value-type="string" calcext:value-type="string">
            <text:p>Aceleración resultante</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Результирующее ускорение</text:p>
          </table:table-cell>
          <table:table-cell table:style-name="ce812" office:value-type="string" calcext:value-type="string">
            <text:p>Acceleració resultan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بردار شتاب</text:p>
          </table:table-cell>
          <table:table-cell table:style-name="ce874" office:value-type="string" calcext:value-type="string">
            <text:p>Резултатно ускорение</text:p>
          </table:table-cell>
          <table:table-cell table:style-name="ce315" table:number-columns-repeated="990"/>
          <table:table-cell table:number-columns-repeated="4"/>
        </table:table-row>
        <table:table-row table:style-name="ro18">
          <table:table-cell table:style-name="ce574" office:value-type="string" calcext:value-type="string">
            <text:p>dlgColorPicker_Title</text:p>
          </table:table-cell>
          <table:table-cell table:style-name="ce371"/>
          <table:table-cell table:style-name="ce60" office:value-type="string" calcext:value-type="string">
            <text:p>Colors</text:p>
          </table:table-cell>
          <table:table-cell table:style-name="ce603" office:value-type="string" calcext:value-type="string">
            <text:p>Couleurs</text:p>
          </table:table-cell>
          <table:table-cell table:style-name="ce613" office:value-type="string" calcext:value-type="string">
            <text:p>Kleuren</text:p>
          </table:table-cell>
          <table:table-cell table:style-name="ce622" office:value-type="string" calcext:value-type="string">
            <text:p>Farben</text:p>
          </table:table-cell>
          <table:table-cell table:style-name="ce632" office:value-type="string" calcext:value-type="string">
            <text:p>Colores</text:p>
          </table:table-cell>
          <table:table-cell table:style-name="ce646" office:value-type="string" calcext:value-type="string">
            <text:p>Cores</text:p>
          </table:table-cell>
          <table:table-cell table:style-name="ce657"/>
          <table:table-cell table:style-name="ce668" office:value-type="string" calcext:value-type="string">
            <text:p>Colori</text:p>
          </table:table-cell>
          <table:table-cell table:style-name="ce681" office:value-type="string" calcext:value-type="string">
            <text:p>Culori</text:p>
          </table:table-cell>
          <table:table-cell table:style-name="ce695" office:value-type="string" calcext:value-type="string">
            <text:p>Värit</text:p>
          </table:table-cell>
          <table:table-cell table:style-name="ce708"/>
          <table:table-cell table:style-name="ce719"/>
          <table:table-cell table:style-name="ce729" office:value-type="string" calcext:value-type="string">
            <text:p>Renkler</text:p>
          </table:table-cell>
          <table:table-cell table:style-name="ce738" office:value-type="string" calcext:value-type="string">
            <text:p>Χρώματα</text:p>
          </table:table-cell>
          <table:table-cell table:style-name="ce749" office:value-type="string" calcext:value-type="string">
            <text:p>Spalvos</text:p>
          </table:table-cell>
          <table:table-cell table:style-name="ce759" office:value-type="string" calcext:value-type="string">
            <text:p>Färger</text:p>
          </table:table-cell>
          <table:table-cell table:style-name="ce767" office:value-type="string" calcext:value-type="string">
            <text:p>Farver</text:p>
          </table:table-cell>
          <table:table-cell table:style-name="ce778" office:value-type="string" calcext:value-type="string">
            <text:p>Barvy…</text:p>
          </table:table-cell>
          <table:table-cell table:style-name="ce789" office:value-type="string" calcext:value-type="string">
            <text:p>색상</text:p>
          </table:table-cell>
          <table:table-cell table:style-name="ce800" office:value-type="string" calcext:value-type="string">
            <text:p>Цвета</text:p>
          </table:table-cell>
          <table:table-cell table:style-name="ce812" office:value-type="string" calcext:value-type="string">
            <text:p>Colors</text:p>
          </table:table-cell>
          <table:table-cell table:style-name="ce819" office:value-type="string" calcext:value-type="string">
            <text:p>Boje</text:p>
          </table:table-cell>
          <table:table-cell table:style-name="ce827" office:value-type="string" calcext:value-type="string">
            <text:p>Боје</text:p>
          </table:table-cell>
          <table:table-cell table:style-name="ce837" office:value-type="string" calcext:value-type="string">
            <text:p>色</text:p>
          </table:table-cell>
          <table:table-cell table:style-name="ce849" office:value-type="string" calcext:value-type="string">
            <text:p>Бои:</text:p>
          </table:table-cell>
          <table:table-cell table:style-name="ce857" office:value-type="string" calcext:value-type="string">
            <text:p>الألوان</text:p>
          </table:table-cell>
          <table:table-cell table:style-name="ce866" office:value-type="string" calcext:value-type="string">
            <text:p>رنگ‌ها</text:p>
          </table:table-cell>
          <table:table-cell table:style-name="ce874" office:value-type="string" calcext:value-type="string">
            <text:p>Цвят</text:p>
          </table:table-cell>
          <table:table-cell table:style-name="ce315" table:number-columns-repeated="990"/>
          <table:table-cell table:number-columns-repeated="4"/>
        </table:table-row>
        <table:table-row table:style-name="ro18">
          <table:table-cell table:style-name="ce49" office:value-type="string" calcext:value-type="string">
            <text:p>dlgColorProfile_Title</text:p>
          </table:table-cell>
          <table:table-cell table:style-name="ce371"/>
          <table:table-cell table:style-name="ce60" office:value-type="string" calcext:value-type="string">
            <text:p>Color Profile...</text:p>
          </table:table-cell>
          <table:table-cell table:style-name="ce602" office:value-type="string" calcext:value-type="string">
            <text:p>Profil Couleurs...</text:p>
          </table:table-cell>
          <table:table-cell table:style-name="ce613" office:value-type="string" calcext:value-type="string">
            <text:p>Kleurprofiel…</text:p>
          </table:table-cell>
          <table:table-cell table:style-name="ce621" office:value-type="string" calcext:value-type="string">
            <text:p>Farbprofil...</text:p>
          </table:table-cell>
          <table:table-cell table:style-name="ce632" office:value-type="string" calcext:value-type="string">
            <text:p>Perfil Colores...</text:p>
          </table:table-cell>
          <table:table-cell table:style-name="ce645" office:value-type="string" calcext:value-type="string">
            <text:p>Perfil de Cores...</text:p>
          </table:table-cell>
          <table:table-cell table:style-name="ce657" office:value-type="string" calcext:value-type="string">
            <text:p>Profil koloru,,,</text:p>
          </table:table-cell>
          <table:table-cell table:style-name="ce667" office:value-type="string" calcext:value-type="string">
            <text:p>Impostazioni Colore...</text:p>
          </table:table-cell>
          <table:table-cell table:style-name="ce680" office:value-type="string" calcext:value-type="string">
            <text:p>Profil culori...</text:p>
          </table:table-cell>
          <table:table-cell table:style-name="ce695" office:value-type="string" calcext:value-type="string">
            <text:p>Väriprofiili...</text:p>
          </table:table-cell>
          <table:table-cell table:style-name="ce708" office:value-type="string" calcext:value-type="string">
            <text:p>Fargeprofil...</text:p>
          </table:table-cell>
          <table:table-cell table:style-name="ce719" office:value-type="string" calcext:value-type="string">
            <text:p>颜色配置…</text:p>
          </table:table-cell>
          <table:table-cell table:style-name="ce728" office:value-type="string" calcext:value-type="string">
            <text:p>Renk Profili...</text:p>
          </table:table-cell>
          <table:table-cell table:style-name="ce737" office:value-type="string" calcext:value-type="string">
            <text:p>Προφίλ Χρώματος…</text:p>
          </table:table-cell>
          <table:table-cell table:style-name="ce749" office:value-type="string" calcext:value-type="string">
            <text:p>Spalvos profilis...</text:p>
          </table:table-cell>
          <table:table-cell table:style-name="ce759" office:value-type="string" calcext:value-type="string">
            <text:p>Färginställning...</text:p>
          </table:table-cell>
          <table:table-cell table:style-name="ce767" office:value-type="string" calcext:value-type="string">
            <text:p>Farveprofil…</text:p>
          </table:table-cell>
          <table:table-cell table:style-name="ce778" office:value-type="string" calcext:value-type="string">
            <text:p>Barevný profil…</text:p>
          </table:table-cell>
          <table:table-cell table:style-name="ce787" office:value-type="string" calcext:value-type="string">
            <text:p><text:span text:style-name="T4">색상</text:span><text:span text:style-name="T5"> </text:span><text:span text:style-name="T6">프로파일</text:span><text:span text:style-name="T5">…</text:span></text:p>
          </table:table-cell>
          <table:table-cell table:style-name="ce800" office:value-type="string" calcext:value-type="string">
            <text:p>Цветовой профиль</text:p>
          </table:table-cell>
          <table:table-cell table:style-name="ce812" office:value-type="string" calcext:value-type="string">
            <text:p>Perfil de colors</text:p>
          </table:table-cell>
          <table:table-cell table:style-name="ce819" office:value-type="string" calcext:value-type="string">
            <text:p>Profil boja...</text:p>
          </table:table-cell>
          <table:table-cell table:style-name="ce827" office:value-type="string" calcext:value-type="string">
            <text:p>Профил боја...</text:p>
          </table:table-cell>
          <table:table-cell table:style-name="ce839" office:value-type="string" calcext:value-type="string">
            <text:p><text:span text:style-name="T16">カラープロファイル</text:span><text:span text:style-name="T17">…</text:span></text:p>
          </table:table-cell>
          <table:table-cell table:style-name="ce849" office:value-type="string" calcext:value-type="string">
            <text:p>Боја на профилот...</text:p>
          </table:table-cell>
          <table:table-cell table:style-name="ce857" office:value-type="string" calcext:value-type="string">
            <text:p>بروفايل اللون...</text:p>
          </table:table-cell>
          <table:table-cell table:style-name="ce866" office:value-type="string" calcext:value-type="string">
            <text:p>نمایه رنگ ...</text:p>
          </table:table-cell>
          <table:table-cell table:style-name="ce874" office:value-type="string" calcext:value-type="string">
            <text:p>Цветови профил</text:p>
          </table:table-cell>
          <table:table-cell table:style-name="ce315" table:number-columns-repeated="990"/>
          <table:table-cell table:number-columns-repeated="4"/>
        </table:table-row>
        <table:table-row table:style-name="ro23">
          <table:table-cell table:style-name="ce49" office:value-type="string" calcext:value-type="string">
            <text:p>dlgColorProfile_ToolTip_DefaultProfile</text:p>
          </table:table-cell>
          <table:table-cell table:style-name="ce371"/>
          <table:table-cell table:style-name="ce60" office:value-type="string" calcext:value-type="string">
            <text:p>Reset to default Color Profile</text:p>
          </table:table-cell>
          <table:table-cell table:style-name="ce602" office:value-type="string" calcext:value-type="string">
            <text:p>Rétablir le Profil Couleurs par défaut</text:p>
          </table:table-cell>
          <table:table-cell table:style-name="ce613" office:value-type="string" calcext:value-type="string">
            <text:p>Herstel naar basiskleurenprofiel</text:p>
          </table:table-cell>
          <table:table-cell table:style-name="ce622" office:value-type="string" calcext:value-type="string">
            <text:p>Standardprofil zurücksetzen</text:p>
          </table:table-cell>
          <table:table-cell table:style-name="ce632" office:value-type="string" calcext:value-type="string">
            <text:p>Perfil de Color Predeterminado</text:p>
          </table:table-cell>
          <table:table-cell table:style-name="ce646" office:value-type="string" calcext:value-type="string">
            <text:p>Voltar ao Perfil de Cores padrão.</text:p>
          </table:table-cell>
          <table:table-cell table:style-name="ce659" office:value-type="string" calcext:value-type="string">
            <text:p>Domyślny profil kolorów</text:p>
          </table:table-cell>
          <table:table-cell table:style-name="ce667" office:value-type="string" calcext:value-type="string">
            <text:p>Ricarica impostazioni STANDARD Colore</text:p>
          </table:table-cell>
          <table:table-cell table:style-name="ce680" office:value-type="string" calcext:value-type="string">
            <text:p>Restaurează Profilul de culori iniţial</text:p>
          </table:table-cell>
          <table:table-cell table:style-name="ce695" office:value-type="string" calcext:value-type="string">
            <text:p>Palauta väriprofiilin oletukset</text:p>
          </table:table-cell>
          <table:table-cell table:style-name="ce708" office:value-type="string" calcext:value-type="string">
            <text:p>Standard fargeprofil</text:p>
          </table:table-cell>
          <table:table-cell table:style-name="ce719" office:value-type="string" calcext:value-type="string">
            <text:p>默认颜色配置</text:p>
          </table:table-cell>
          <table:table-cell table:style-name="ce729" office:value-type="string" calcext:value-type="string">
            <text:p>Varsayılan Renk Profiline Dön</text:p>
          </table:table-cell>
          <table:table-cell table:style-name="ce738" office:value-type="string" calcext:value-type="string">
            <text:p>Επανάθεση στο προκαθορισμένο Προφίλ Χρώματος</text:p>
          </table:table-cell>
          <table:table-cell table:style-name="ce749" office:value-type="string" calcext:value-type="string">
            <text:p>Atkurti numatytajį spalvos profilį</text:p>
          </table:table-cell>
          <table:table-cell table:style-name="ce759" office:value-type="string" calcext:value-type="string">
            <text:p>Återställ till original färginställning</text:p>
          </table:table-cell>
          <table:table-cell table:style-name="ce767" office:value-type="string" calcext:value-type="string">
            <text:p>Genskab standard farveprofil</text:p>
          </table:table-cell>
          <table:table-cell table:style-name="ce778" office:value-type="string" calcext:value-type="string">
            <text:p>Nastavit na předvolený barevný profil</text:p>
          </table:table-cell>
          <table:table-cell table:style-name="ce787" office:value-type="string" calcext:value-type="string">
            <text:p><text:span text:style-name="T4">기본</text:span><text:span text:style-name="T5"> </text:span><text:span text:style-name="T6">색상</text:span><text:span text:style-name="T5"> </text:span><text:span text:style-name="T6">프로파일로</text:span><text:span text:style-name="T5"> </text:span><text:span text:style-name="T6">돌이킴</text:span></text:p>
          </table:table-cell>
          <table:table-cell table:style-name="ce800" office:value-type="string" calcext:value-type="string">
            <text:p>Восстановить цветовой профиль по умолчанию</text:p>
          </table:table-cell>
          <table:table-cell table:style-name="ce812" office:value-type="string" calcext:value-type="string">
            <text:p>Restablir el perfil de colors per defecte</text:p>
          </table:table-cell>
          <table:table-cell table:style-name="ce819" office:value-type="string" calcext:value-type="string">
            <text:p>Vrati na podrazumevane boje profila</text:p>
          </table:table-cell>
          <table:table-cell table:style-name="ce827" office:value-type="string" calcext:value-type="string">
            <text:p>Врати на подразумеване боје профила</text:p>
          </table:table-cell>
          <table:table-cell table:style-name="ce837" office:value-type="string" calcext:value-type="string">
            <text:p>デフォルトのカラープロファイルへ戻す</text:p>
          </table:table-cell>
          <table:table-cell table:style-name="ce849" office:value-type="string" calcext:value-type="string">
            <text:p>Ресетирај во стандардна боја на профилот</text:p>
          </table:table-cell>
          <table:table-cell table:style-name="ce857" office:value-type="string" calcext:value-type="string">
            <text:p>إعادة الضبط إلى اللون الافتراضي</text:p>
          </table:table-cell>
          <table:table-cell table:style-name="ce866" office:value-type="string" calcext:value-type="string">
            <text:p>بازنشانی تنظیمات پیش فرض نمایه رنگ</text:p>
          </table:table-cell>
          <table:table-cell table:style-name="ce874" office:value-type="string" calcext:value-type="string">
            <text:p>Възстанови цветовия профил по подразбиране</text:p>
          </table:table-cell>
          <table:table-cell table:style-name="ce315" table:number-columns-repeated="990"/>
          <table:table-cell table:number-columns-repeated="4"/>
        </table:table-row>
        <table:table-row table:style-name="ro18">
          <table:table-cell table:style-name="ce49" office:value-type="string" calcext:value-type="string">
            <text:p>dlgColorProfile_ToolTip_LoadProfile</text:p>
          </table:table-cell>
          <table:table-cell table:style-name="ce371"/>
          <table:table-cell table:style-name="ce60" office:value-type="string" calcext:value-type="string">
            <text:p>Load color profile</text:p>
          </table:table-cell>
          <table:table-cell table:style-name="ce602" office:value-type="string" calcext:value-type="string">
            <text:p>Charger un profil couleurs</text:p>
          </table:table-cell>
          <table:table-cell table:style-name="ce613" office:value-type="string" calcext:value-type="string">
            <text:p>Laad een kleurenprofiel</text:p>
          </table:table-cell>
          <table:table-cell table:style-name="ce621" office:value-type="string" calcext:value-type="string">
            <text:p>Lade Farbprofil</text:p>
          </table:table-cell>
          <table:table-cell table:style-name="ce632" office:value-type="string" calcext:value-type="string">
            <text:p>Cargar Perfil de Color</text:p>
          </table:table-cell>
          <table:table-cell table:style-name="ce645" office:value-type="string" calcext:value-type="string">
            <text:p>Carregar Perfil de Cores</text:p>
          </table:table-cell>
          <table:table-cell table:style-name="ce657" office:value-type="string" calcext:value-type="string">
            <text:p>Wczytaj profil koloru</text:p>
          </table:table-cell>
          <table:table-cell table:style-name="ce667" office:value-type="string" calcext:value-type="string">
            <text:p>Carica impostazioni Colore</text:p>
          </table:table-cell>
          <table:table-cell table:style-name="ce680" office:value-type="string" calcext:value-type="string">
            <text:p>Încarcă profil culori</text:p>
          </table:table-cell>
          <table:table-cell table:style-name="ce695" office:value-type="string" calcext:value-type="string">
            <text:p>Lataa väriprofiili</text:p>
          </table:table-cell>
          <table:table-cell table:style-name="ce708" office:value-type="string" calcext:value-type="string">
            <text:p>Last inn fargeprofil</text:p>
          </table:table-cell>
          <table:table-cell table:style-name="ce719" office:value-type="string" calcext:value-type="string">
            <text:p>载入颜色配置</text:p>
          </table:table-cell>
          <table:table-cell table:style-name="ce728" office:value-type="string" calcext:value-type="string">
            <text:p>Renk Profili Yükle</text:p>
          </table:table-cell>
          <table:table-cell table:style-name="ce737" office:value-type="string" calcext:value-type="string">
            <text:p>Φόρτωση Προφίλ Χρώματος</text:p>
          </table:table-cell>
          <table:table-cell table:style-name="ce749" office:value-type="string" calcext:value-type="string">
            <text:p>Įkelti spalvos profilį</text:p>
          </table:table-cell>
          <table:table-cell table:style-name="ce759" office:value-type="string" calcext:value-type="string">
            <text:p>Ladda färginställning</text:p>
          </table:table-cell>
          <table:table-cell table:style-name="ce767" office:value-type="string" calcext:value-type="string">
            <text:p>Indlæs farveprofil</text:p>
          </table:table-cell>
          <table:table-cell table:style-name="ce778" office:value-type="string" calcext:value-type="string">
            <text:p>Nahrát barevný profil</text:p>
          </table:table-cell>
          <table:table-cell table:style-name="ce789" office:value-type="string" calcext:value-type="string">
            <text:p>색상<text:span text:style-name="T19"> </text:span><text:span text:style-name="T6">프로파일</text:span><text:span text:style-name="T5"> </text:span><text:span text:style-name="T6">가져오기</text:span></text:p>
          </table:table-cell>
          <table:table-cell table:style-name="ce800" office:value-type="string" calcext:value-type="string">
            <text:p>Загрузить цветовой профиль</text:p>
          </table:table-cell>
          <table:table-cell table:style-name="ce812" office:value-type="string" calcext:value-type="string">
            <text:p>Carregar un perfil de colors</text:p>
          </table:table-cell>
          <table:table-cell table:style-name="ce819" office:value-type="string" calcext:value-type="string">
            <text:p>Učitaj <text:s/>boje profila</text:p>
          </table:table-cell>
          <table:table-cell table:style-name="ce827" office:value-type="string" calcext:value-type="string">
            <text:p>Учитај <text:s/>боје профила</text:p>
          </table:table-cell>
          <table:table-cell table:style-name="ce837" office:value-type="string" calcext:value-type="string">
            <text:p>カラープロファイルを開く</text:p>
          </table:table-cell>
          <table:table-cell table:style-name="ce849" office:value-type="string" calcext:value-type="string">
            <text:p>Вчитај ја бојата на изгледот</text:p>
          </table:table-cell>
          <table:table-cell table:style-name="ce857" office:value-type="string" calcext:value-type="string">
            <text:p>تحميل لون البروفايل</text:p>
          </table:table-cell>
          <table:table-cell table:style-name="ce866" office:value-type="string" calcext:value-type="string">
            <text:p>بارگذاری نمایه رنگ</text:p>
          </table:table-cell>
          <table:table-cell table:style-name="ce874" office:value-type="string" calcext:value-type="string">
            <text:p>Зареди цветовия профил</text:p>
          </table:table-cell>
          <table:table-cell table:style-name="ce315" table:number-columns-repeated="990"/>
          <table:table-cell table:number-columns-repeated="4"/>
        </table:table-row>
        <table:table-row table:style-name="ro18">
          <table:table-cell table:style-name="ce49" office:value-type="string" calcext:value-type="string">
            <text:p>dlgColorProfile_ToolTip_SaveProfile</text:p>
          </table:table-cell>
          <table:table-cell table:style-name="ce371"/>
          <table:table-cell table:style-name="ce60" office:value-type="string" calcext:value-type="string">
            <text:p>Save color Profile</text:p>
          </table:table-cell>
          <table:table-cell table:style-name="ce602" office:value-type="string" calcext:value-type="string">
            <text:p>Sauver le profil couleurs</text:p>
          </table:table-cell>
          <table:table-cell table:style-name="ce613" office:value-type="string" calcext:value-type="string">
            <text:p>Bewaar kleurenprofiel</text:p>
          </table:table-cell>
          <table:table-cell table:style-name="ce621" office:value-type="string" calcext:value-type="string">
            <text:p>Speichere Farbprofil</text:p>
          </table:table-cell>
          <table:table-cell table:style-name="ce632" office:value-type="string" calcext:value-type="string">
            <text:p>Guardar Perfil de Color</text:p>
          </table:table-cell>
          <table:table-cell table:style-name="ce645" office:value-type="string" calcext:value-type="string">
            <text:p>Salvar Perfil de Cores</text:p>
          </table:table-cell>
          <table:table-cell table:style-name="ce657" office:value-type="string" calcext:value-type="string">
            <text:p>Zapisz profil koloru</text:p>
          </table:table-cell>
          <table:table-cell table:style-name="ce667" office:value-type="string" calcext:value-type="string">
            <text:p>Salva impostazioni Colore</text:p>
          </table:table-cell>
          <table:table-cell table:style-name="ce680" office:value-type="string" calcext:value-type="string">
            <text:p>Salvează profil culori</text:p>
          </table:table-cell>
          <table:table-cell table:style-name="ce695" office:value-type="string" calcext:value-type="string">
            <text:p>Tallenna väriprofiili</text:p>
          </table:table-cell>
          <table:table-cell table:style-name="ce708" office:value-type="string" calcext:value-type="string">
            <text:p>Lagre fargeprofil</text:p>
          </table:table-cell>
          <table:table-cell table:style-name="ce719" office:value-type="string" calcext:value-type="string">
            <text:p>保存颜色配置</text:p>
          </table:table-cell>
          <table:table-cell table:style-name="ce728" office:value-type="string" calcext:value-type="string">
            <text:p>Renk Profili Kaydet</text:p>
          </table:table-cell>
          <table:table-cell table:style-name="ce737" office:value-type="string" calcext:value-type="string">
            <text:p>Αποθήκευση Προφίλ Χρώματος</text:p>
          </table:table-cell>
          <table:table-cell table:style-name="ce749" office:value-type="string" calcext:value-type="string">
            <text:p>Išsaugoti spalvos profilį</text:p>
          </table:table-cell>
          <table:table-cell table:style-name="ce759" office:value-type="string" calcext:value-type="string">
            <text:p>Spara färginställning</text:p>
          </table:table-cell>
          <table:table-cell table:style-name="ce767" office:value-type="string" calcext:value-type="string">
            <text:p>Gem farveprofil</text:p>
          </table:table-cell>
          <table:table-cell table:style-name="ce778" office:value-type="string" calcext:value-type="string">
            <text:p>Uložit barevný profil</text:p>
          </table:table-cell>
          <table:table-cell table:style-name="ce789" office:value-type="string" calcext:value-type="string">
            <text:p>색상<text:span text:style-name="T19"> </text:span><text:span text:style-name="T6">프로파일</text:span><text:span text:style-name="T5"> </text:span><text:span text:style-name="T6">저장하기</text:span></text:p>
          </table:table-cell>
          <table:table-cell table:style-name="ce800" office:value-type="string" calcext:value-type="string">
            <text:p>Сохранить цветовой профиль</text:p>
          </table:table-cell>
          <table:table-cell table:style-name="ce812" office:value-type="string" calcext:value-type="string">
            <text:p>Desar el perfil de colors</text:p>
          </table:table-cell>
          <table:table-cell table:style-name="ce819" office:value-type="string" calcext:value-type="string">
            <text:p>Sačuvaj profil boja</text:p>
          </table:table-cell>
          <table:table-cell table:style-name="ce827" office:value-type="string" calcext:value-type="string">
            <text:p>Сачувај профил боја</text:p>
          </table:table-cell>
          <table:table-cell table:style-name="ce837" office:value-type="string" calcext:value-type="string">
            <text:p>カラープロファイルの保存</text:p>
          </table:table-cell>
          <table:table-cell table:style-name="ce849" office:value-type="string" calcext:value-type="string">
            <text:p>Зачувај ја бојата на изгледот</text:p>
          </table:table-cell>
          <table:table-cell table:style-name="ce857" office:value-type="string" calcext:value-type="string">
            <text:p>حفظ لون البروفايل</text:p>
          </table:table-cell>
          <table:table-cell table:style-name="ce866" office:value-type="string" calcext:value-type="string">
            <text:p>ذخیره نمایه رنگ</text:p>
          </table:table-cell>
          <table:table-cell table:style-name="ce874" office:value-type="string" calcext:value-type="string">
            <text:p>Съхрани цветовия профил</text:p>
          </table:table-cell>
          <table:table-cell table:style-name="ce315" table:number-columns-repeated="990"/>
          <table:table-cell table:number-columns-repeated="4"/>
        </table:table-row>
        <table:table-row table:style-name="ro11">
          <table:table-cell table:style-name="ce574" office:value-type="string" calcext:value-type="string">
            <text:p>dlgConfigureDrawing_Title</text:p>
          </table:table-cell>
          <table:table-cell table:style-name="ce371"/>
          <table:table-cell table:style-name="ce588" office:value-type="string" calcext:value-type="string">
            <text:p>Configure Drawing</text:p>
          </table:table-cell>
          <table:table-cell table:style-name="ce603" office:value-type="string" calcext:value-type="string">
            <text:p>Configurer le Dessin</text:p>
          </table:table-cell>
          <table:table-cell table:style-name="ce613" office:value-type="string" calcext:value-type="string">
            <text:p>Configureer Tekening</text:p>
          </table:table-cell>
          <table:table-cell table:style-name="ce621" office:value-type="string" calcext:value-type="string">
            <text:p>Zeichnung konfigurieren</text:p>
          </table:table-cell>
          <table:table-cell table:style-name="ce632" office:value-type="string" calcext:value-type="string">
            <text:p>Configurar el dibujo</text:p>
          </table:table-cell>
          <table:table-cell table:style-name="ce645" office:value-type="string" calcext:value-type="string">
            <text:p>Configurar Desenho</text:p>
          </table:table-cell>
          <table:table-cell table:style-name="ce657"/>
          <table:table-cell table:style-name="ce668" office:value-type="string" calcext:value-type="string">
            <text:p>Configura Disegno</text:p>
          </table:table-cell>
          <table:table-cell table:style-name="ce681" office:value-type="string" calcext:value-type="string">
            <text:p>Configurează desen</text:p>
          </table:table-cell>
          <table:table-cell table:style-name="ce696" office:value-type="string" calcext:value-type="string">
            <text:p>Konfiguroi piirros</text:p>
          </table:table-cell>
          <table:table-cell table:style-name="ce708" office:value-type="string" calcext:value-type="string">
            <text:p>Konfigurer tegning</text:p>
          </table:table-cell>
          <table:table-cell table:style-name="ce719" office:value-type="string" calcext:value-type="string">
            <text:p>配置绘图</text:p>
          </table:table-cell>
          <table:table-cell table:style-name="ce728" office:value-type="string" calcext:value-type="string">
            <text:p>Çizimi Ayarla</text:p>
          </table:table-cell>
          <table:table-cell table:style-name="ce737" office:value-type="string" calcext:value-type="string">
            <text:p>Διευθέτηση Σχεδίου</text:p>
          </table:table-cell>
          <table:table-cell table:style-name="ce749" office:value-type="string" calcext:value-type="string">
            <text:p>Piešinių nustatymai</text:p>
          </table:table-cell>
          <table:table-cell table:style-name="ce759" office:value-type="string" calcext:value-type="string">
            <text:p>Inställningar ritning</text:p>
          </table:table-cell>
          <table:table-cell table:style-name="ce767" office:value-type="string" calcext:value-type="string">
            <text:p>Konfigurer tegning</text:p>
          </table:table-cell>
          <table:table-cell table:style-name="ce778" office:value-type="string" calcext:value-type="string">
            <text:p>Konfigurovat nákres</text:p>
          </table:table-cell>
          <table:table-cell table:style-name="ce787" office:value-type="string" calcext:value-type="string">
            <text:p><text:span text:style-name="T4">그림</text:span><text:span text:style-name="T5"> </text:span><text:span text:style-name="T6">그리기</text:span><text:span text:style-name="T5"> </text:span><text:span text:style-name="T6">구성</text:span></text:p>
          </table:table-cell>
          <table:table-cell table:style-name="ce800" office:value-type="string" calcext:value-type="string">
            <text:p>Конфигурация инструментов рисования</text:p>
          </table:table-cell>
          <table:table-cell table:style-name="ce812" office:value-type="string" calcext:value-type="string">
            <text:p>Configurar el dibuix</text:p>
          </table:table-cell>
          <table:table-cell table:style-name="ce819" office:value-type="string" calcext:value-type="string">
            <text:p>Podešavanje crteža</text:p>
          </table:table-cell>
          <table:table-cell table:style-name="ce827" office:value-type="string" calcext:value-type="string">
            <text:p>Подешавање цртежа</text:p>
          </table:table-cell>
          <table:table-cell table:style-name="ce837" office:value-type="string" calcext:value-type="string">
            <text:p>ドローイングの設定</text:p>
          </table:table-cell>
          <table:table-cell table:style-name="ce849" office:value-type="string" calcext:value-type="string">
            <text:p>Прилагодување на цртањето</text:p>
          </table:table-cell>
          <table:table-cell table:style-name="ce857" office:value-type="string" calcext:value-type="string">
            <text:p>اعدادت الرسم</text:p>
          </table:table-cell>
          <table:table-cell table:style-name="ce866" office:value-type="string" calcext:value-type="string">
            <text:p>پیکربندی طرح</text:p>
          </table:table-cell>
          <table:table-cell table:style-name="ce874" office:value-type="string" calcext:value-type="string">
            <text:p>Конфигурация на инструмента за рисуване</text:p>
          </table:table-cell>
          <table:table-cell table:style-name="ce315" table:number-columns-repeated="990"/>
          <table:table-cell table:number-columns-repeated="4"/>
        </table:table-row>
        <table:table-row table:style-name="ro10">
          <table:table-cell table:style-name="ce574" office:value-type="string" calcext:value-type="string">
            <text:p>dlgConfigureDrawing_Name</text:p>
          </table:table-cell>
          <table:table-cell table:style-name="ce371"/>
          <table:table-cell table:style-name="ce588" office:value-type="string" calcext:value-type="string">
            <text:p>Name</text:p>
          </table:table-cell>
          <table:table-cell table:style-name="ce603" office:value-type="string" calcext:value-type="string">
            <text:p>Nom</text:p>
          </table:table-cell>
          <table:table-cell table:style-name="ce613" office:value-type="string" calcext:value-type="string">
            <text:p>Naam</text:p>
          </table:table-cell>
          <table:table-cell table:style-name="ce621"/>
          <table:table-cell table:style-name="ce632" office:value-type="string" calcext:value-type="string">
            <text:p>Nombre</text:p>
          </table:table-cell>
          <table:table-cell table:style-name="ce645"/>
          <table:table-cell table:style-name="ce657"/>
          <table:table-cell table:style-name="ce668"/>
          <table:table-cell table:style-name="ce681"/>
          <table:table-cell table:style-name="ce696"/>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Имя</text:p>
          </table:table-cell>
          <table:table-cell table:style-name="ce812" office:value-type="string" calcext:value-type="string">
            <text:p>Nom</text:p>
          </table:table-cell>
          <table:table-cell table:style-name="ce819"/>
          <table:table-cell table:style-name="ce827" office:value-type="string" calcext:value-type="string">
            <text:p>Назив</text:p>
          </table:table-cell>
          <table:table-cell table:style-name="ce837"/>
          <table:table-cell table:style-name="ce849"/>
          <table:table-cell table:style-name="ce857" office:value-type="string" calcext:value-type="string">
            <text:p>اسم</text:p>
          </table:table-cell>
          <table:table-cell table:style-name="ce866" office:value-type="string" calcext:value-type="string">
            <text:p>نام</text:p>
          </table:table-cell>
          <table:table-cell table:style-name="ce874" office:value-type="string" calcext:value-type="string">
            <text:p>Име</text:p>
          </table:table-cell>
          <table:table-cell table:style-name="ce315" table:number-columns-repeated="990"/>
          <table:table-cell table:number-columns-repeated="4"/>
        </table:table-row>
        <table:table-row table:style-name="ro18">
          <table:table-cell table:style-name="ce574" office:value-type="string" calcext:value-type="string">
            <text:p>dlgConfigureFading_chkAlwaysVisible</text:p>
          </table:table-cell>
          <table:table-cell table:style-name="ce371"/>
          <table:table-cell table:style-name="ce589" office:value-type="string" calcext:value-type="string">
            <text:p>Always Visible</text:p>
          </table:table-cell>
          <table:table-cell table:style-name="ce603" office:value-type="string" calcext:value-type="string">
            <text:p>Toujours Visible</text:p>
          </table:table-cell>
          <table:table-cell table:style-name="ce613" office:value-type="string" calcext:value-type="string">
            <text:p>Altijd zichtbaar</text:p>
          </table:table-cell>
          <table:table-cell table:style-name="ce620" office:value-type="string" calcext:value-type="string">
            <text:p>immer sichtbar</text:p>
          </table:table-cell>
          <table:table-cell table:style-name="ce632" office:value-type="string" calcext:value-type="string">
            <text:p>Siempre Visible</text:p>
          </table:table-cell>
          <table:table-cell table:style-name="ce645" office:value-type="string" calcext:value-type="string">
            <text:p>Sempre Visível</text:p>
          </table:table-cell>
          <table:table-cell table:style-name="ce657"/>
          <table:table-cell table:style-name="ce668" office:value-type="string" calcext:value-type="string">
            <text:p>Sempre Visibile</text:p>
          </table:table-cell>
          <table:table-cell table:style-name="ce682" office:value-type="string" calcext:value-type="string">
            <text:p>Întotdeauna vizibil</text:p>
          </table:table-cell>
          <table:table-cell table:style-name="ce697" office:value-type="string" calcext:value-type="string">
            <text:p>Aina näkyvillä</text:p>
          </table:table-cell>
          <table:table-cell table:style-name="ce708" office:value-type="string" calcext:value-type="string">
            <text:p>Alltid synlig</text:p>
          </table:table-cell>
          <table:table-cell table:style-name="ce719" office:value-type="string" calcext:value-type="string">
            <text:p>一直可见</text:p>
          </table:table-cell>
          <table:table-cell table:style-name="ce728" office:value-type="string" calcext:value-type="string">
            <text:p>Her zaman Görünür</text:p>
          </table:table-cell>
          <table:table-cell table:style-name="ce737" office:value-type="string" calcext:value-type="string">
            <text:p>Ορατό Πάντα</text:p>
          </table:table-cell>
          <table:table-cell table:style-name="ce749" office:value-type="string" calcext:value-type="string">
            <text:p>Pastovei matomas</text:p>
          </table:table-cell>
          <table:table-cell table:style-name="ce759" office:value-type="string" calcext:value-type="string">
            <text:p>Alltid synlig</text:p>
          </table:table-cell>
          <table:table-cell table:style-name="ce767" office:value-type="string" calcext:value-type="string">
            <text:p>Altid synlig</text:p>
          </table:table-cell>
          <table:table-cell table:style-name="ce778" office:value-type="string" calcext:value-type="string">
            <text:p>Vždy viditelné</text:p>
          </table:table-cell>
          <table:table-cell table:style-name="ce787" office:value-type="string" calcext:value-type="string">
            <text:p><text:span text:style-name="T4">항상</text:span><text:span text:style-name="T5"> </text:span><text:span text:style-name="T6">보이기</text:span></text:p>
          </table:table-cell>
          <table:table-cell table:style-name="ce800" office:value-type="string" calcext:value-type="string">
            <text:p>Всегда видимый</text:p>
          </table:table-cell>
          <table:table-cell table:style-name="ce812" office:value-type="string" calcext:value-type="string">
            <text:p>Sempre visible</text:p>
          </table:table-cell>
          <table:table-cell table:style-name="ce819" office:value-type="string" calcext:value-type="string">
            <text:p>uvek vidljivo</text:p>
          </table:table-cell>
          <table:table-cell table:style-name="ce827" office:value-type="string" calcext:value-type="string">
            <text:p>увек видљиво</text:p>
          </table:table-cell>
          <table:table-cell table:style-name="ce837" office:value-type="string" calcext:value-type="string">
            <text:p>常に表示</text:p>
          </table:table-cell>
          <table:table-cell table:style-name="ce849" office:value-type="string" calcext:value-type="string">
            <text:p>Секогаш видливо</text:p>
          </table:table-cell>
          <table:table-cell table:style-name="ce857" office:value-type="string" calcext:value-type="string">
            <text:p>مرئي دائما</text:p>
          </table:table-cell>
          <table:table-cell table:style-name="ce866" office:value-type="string" calcext:value-type="string">
            <text:p>همیشه نمایان</text:p>
          </table:table-cell>
          <table:table-cell table:style-name="ce874" office:value-type="string" calcext:value-type="string">
            <text:p>Винаги видим</text:p>
          </table:table-cell>
          <table:table-cell table:style-name="ce315" table:number-columns-repeated="990"/>
          <table:table-cell table:number-columns-repeated="4"/>
        </table:table-row>
        <table:table-row table:style-name="ro10">
          <table:table-cell table:style-name="ce574" office:value-type="string" calcext:value-type="string">
            <text:p>dlgConfigureOpacity_lblMax</text:p>
          </table:table-cell>
          <table:table-cell table:style-name="ce371"/>
          <table:table-cell table:style-name="ce588" office:value-type="string" calcext:value-type="string">
            <text:p>Maximum opacity (%):</text:p>
          </table:table-cell>
          <table:table-cell table:style-name="ce603" office:value-type="string" calcext:value-type="string">
            <text:p>Opacité maximale (%) :</text:p>
          </table:table-cell>
          <table:table-cell table:style-name="ce614"/>
          <table:table-cell table:style-name="ce622"/>
          <table:table-cell table:style-name="ce632"/>
          <table:table-cell table:style-name="ce646"/>
          <table:table-cell table:style-name="ce657"/>
          <table:table-cell table:style-name="ce669"/>
          <table:table-cell table:style-name="ce681"/>
          <table:table-cell table:style-name="ce696"/>
          <table:table-cell table:style-name="ce708"/>
          <table:table-cell table:style-name="ce719"/>
          <table:table-cell table:style-name="ce729"/>
          <table:table-cell table:style-name="ce739"/>
          <table:table-cell table:style-name="ce750"/>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dlgConfigureOpacity_lblOpaque</text:p>
          </table:table-cell>
          <table:table-cell table:style-name="ce371"/>
          <table:table-cell table:style-name="ce588" office:value-type="string" calcext:value-type="string">
            <text:p>Opaque duration (frames):</text:p>
          </table:table-cell>
          <table:table-cell table:style-name="ce603" office:value-type="string" calcext:value-type="string">
            <text:p>Durée opaque (images) :</text:p>
          </table:table-cell>
          <table:table-cell table:style-name="ce614"/>
          <table:table-cell table:style-name="ce622"/>
          <table:table-cell table:style-name="ce632"/>
          <table:table-cell table:style-name="ce646"/>
          <table:table-cell table:style-name="ce657"/>
          <table:table-cell table:style-name="ce669"/>
          <table:table-cell table:style-name="ce681"/>
          <table:table-cell table:style-name="ce696"/>
          <table:table-cell table:style-name="ce708"/>
          <table:table-cell table:style-name="ce719"/>
          <table:table-cell table:style-name="ce729"/>
          <table:table-cell table:style-name="ce739"/>
          <table:table-cell table:style-name="ce750"/>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dlgConfigureOpacity_lblFading</text:p>
          </table:table-cell>
          <table:table-cell table:style-name="ce371"/>
          <table:table-cell table:style-name="ce588" office:value-type="string" calcext:value-type="string">
            <text:p>Fading duration (frames):</text:p>
          </table:table-cell>
          <table:table-cell table:style-name="ce603" office:value-type="string" calcext:value-type="string">
            <text:p>Durée du fondu (images) :</text:p>
          </table:table-cell>
          <table:table-cell table:style-name="ce614"/>
          <table:table-cell table:style-name="ce622"/>
          <table:table-cell table:style-name="ce632"/>
          <table:table-cell table:style-name="ce646"/>
          <table:table-cell table:style-name="ce657"/>
          <table:table-cell table:style-name="ce669"/>
          <table:table-cell table:style-name="ce681"/>
          <table:table-cell table:style-name="ce696"/>
          <table:table-cell table:style-name="ce708"/>
          <table:table-cell table:style-name="ce719"/>
          <table:table-cell table:style-name="ce729"/>
          <table:table-cell table:style-name="ce739"/>
          <table:table-cell table:style-name="ce750"/>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1">
          <table:table-cell table:style-name="ce574" office:value-type="string" calcext:value-type="string">
            <text:p>dlgTimebase_Title</text:p>
          </table:table-cell>
          <table:table-cell table:style-name="ce371"/>
          <table:table-cell table:style-name="ce588" office:value-type="string" calcext:value-type="string">
            <text:p>Configure video timing</text:p>
          </table:table-cell>
          <table:table-cell table:style-name="ce603" office:value-type="string" calcext:value-type="string">
            <text:p>Configurer le timing de la vidéo</text:p>
          </table:table-cell>
          <table:table-cell table:style-name="ce614" office:value-type="string" calcext:value-type="string">
            <text:p>Configureer de timing van de video</text:p>
          </table:table-cell>
          <table:table-cell table:style-name="ce622"/>
          <table:table-cell table:style-name="ce632" office:value-type="string" calcext:value-type="string">
            <text:p>Configuración de la velocidad de video</text:p>
          </table:table-cell>
          <table:table-cell table:style-name="ce646"/>
          <table:table-cell table:style-name="ce657"/>
          <table:table-cell table:style-name="ce669"/>
          <table:table-cell table:style-name="ce681"/>
          <table:table-cell table:style-name="ce696"/>
          <table:table-cell table:style-name="ce708"/>
          <table:table-cell table:style-name="ce719"/>
          <table:table-cell table:style-name="ce729"/>
          <table:table-cell table:style-name="ce739"/>
          <table:table-cell table:style-name="ce750"/>
          <table:table-cell table:style-name="ce759"/>
          <table:table-cell table:style-name="ce767"/>
          <table:table-cell table:style-name="ce778"/>
          <table:table-cell table:style-name="ce787"/>
          <table:table-cell table:style-name="ce800" office:value-type="string" calcext:value-type="string">
            <text:p>Конфигурация времени видео</text:p>
          </table:table-cell>
          <table:table-cell table:style-name="ce812" office:value-type="string" calcext:value-type="string">
            <text:p>Configurar la velocitat del vídeo</text:p>
          </table:table-cell>
          <table:table-cell table:style-name="ce819"/>
          <table:table-cell table:style-name="ce827" office:value-type="string" calcext:value-type="string">
            <text:p>Подеси време видео записа</text:p>
          </table:table-cell>
          <table:table-cell table:style-name="ce837"/>
          <table:table-cell table:style-name="ce849"/>
          <table:table-cell table:style-name="ce857" office:value-type="string" calcext:value-type="string">
            <text:p>اعدادات توقيت الفيديو</text:p>
          </table:table-cell>
          <table:table-cell table:style-name="ce866" office:value-type="string" calcext:value-type="string">
            <text:p>تنظیم زمان ویدئو</text:p>
          </table:table-cell>
          <table:table-cell table:style-name="ce874" office:value-type="string" calcext:value-type="string">
            <text:p>Настройка на времето за видеото</text:p>
          </table:table-cell>
          <table:table-cell table:style-name="ce315" table:number-columns-repeated="990"/>
          <table:table-cell table:number-columns-repeated="4"/>
        </table:table-row>
        <table:table-row table:style-name="ro10">
          <table:table-cell table:style-name="ce574" office:value-type="string" calcext:value-type="string">
            <text:p>dlgTimebase_GroupCapture</text:p>
          </table:table-cell>
          <table:table-cell table:style-name="ce371"/>
          <table:table-cell table:style-name="ce588" office:value-type="string" calcext:value-type="string">
            <text:p>High speed camera</text:p>
          </table:table-cell>
          <table:table-cell table:style-name="ce603" office:value-type="string" calcext:value-type="string">
            <text:p>Camera haute vitesse</text:p>
          </table:table-cell>
          <table:table-cell table:style-name="ce614" office:value-type="string" calcext:value-type="string">
            <text:p>Hoge snelheidscamera</text:p>
          </table:table-cell>
          <table:table-cell table:style-name="ce622"/>
          <table:table-cell table:style-name="ce632" office:value-type="string" calcext:value-type="string">
            <text:p>Cámaras de alta velocidad</text:p>
          </table:table-cell>
          <table:table-cell table:style-name="ce646"/>
          <table:table-cell table:style-name="ce657"/>
          <table:table-cell table:style-name="ce669"/>
          <table:table-cell table:style-name="ce681"/>
          <table:table-cell table:style-name="ce696"/>
          <table:table-cell table:style-name="ce708"/>
          <table:table-cell table:style-name="ce719"/>
          <table:table-cell table:style-name="ce729"/>
          <table:table-cell table:style-name="ce739"/>
          <table:table-cell table:style-name="ce750"/>
          <table:table-cell table:style-name="ce759"/>
          <table:table-cell table:style-name="ce767"/>
          <table:table-cell table:style-name="ce778"/>
          <table:table-cell table:style-name="ce787"/>
          <table:table-cell table:style-name="ce800" office:value-type="string" calcext:value-type="string">
            <text:p>Высокоскоростная камера</text:p>
          </table:table-cell>
          <table:table-cell table:style-name="ce812" office:value-type="string" calcext:value-type="string">
            <text:p>Càmera d'alta velocitat</text:p>
          </table:table-cell>
          <table:table-cell table:style-name="ce819"/>
          <table:table-cell table:style-name="ce827" office:value-type="string" calcext:value-type="string">
            <text:p>Камера велике брзине</text:p>
          </table:table-cell>
          <table:table-cell table:style-name="ce837"/>
          <table:table-cell table:style-name="ce849"/>
          <table:table-cell table:style-name="ce857" office:value-type="string" calcext:value-type="string">
            <text:p>كاميرا عالية السرعة</text:p>
          </table:table-cell>
          <table:table-cell table:style-name="ce866" office:value-type="string" calcext:value-type="string">
            <text:p>دوربین سرعت بالا</text:p>
          </table:table-cell>
          <table:table-cell table:style-name="ce874" office:value-type="string" calcext:value-type="string">
            <text:p>Високоскоростна камера</text:p>
          </table:table-cell>
          <table:table-cell table:style-name="ce315" table:number-columns-repeated="990"/>
          <table:table-cell table:number-columns-repeated="4"/>
        </table:table-row>
        <table:table-row table:style-name="ro10">
          <table:table-cell table:style-name="ce371" office:value-type="string" calcext:value-type="string">
            <text:p>dlgTimebase_lblCapture</text:p>
          </table:table-cell>
          <table:table-cell table:style-name="ce371"/>
          <table:table-cell table:style-name="ce590" office:value-type="string" calcext:value-type="string">
            <text:p>Capture framerate:</text:p>
          </table:table-cell>
          <table:table-cell table:style-name="ce603" office:value-type="string" calcext:value-type="string">
            <text:p>Fréquence de capture :</text:p>
          </table:table-cell>
          <table:table-cell table:style-name="ce613" office:value-type="string" calcext:value-type="string">
            <text:p>Framerate van de opname :</text:p>
          </table:table-cell>
          <table:table-cell table:style-name="ce620"/>
          <table:table-cell table:style-name="ce632" office:value-type="string" calcext:value-type="string">
            <text:p>Framerate de captura</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Частота съемки:</text:p>
          </table:table-cell>
          <table:table-cell table:style-name="ce812" office:value-type="string" calcext:value-type="string">
            <text:p>Freqüència de captura</text:p>
          </table:table-cell>
          <table:table-cell table:style-name="ce819"/>
          <table:table-cell table:style-name="ce827" office:value-type="string" calcext:value-type="string">
            <text:p>Број слика у секунди приликом снимања:</text:p>
          </table:table-cell>
          <table:table-cell table:style-name="ce837"/>
          <table:table-cell table:style-name="ce849"/>
          <table:table-cell table:style-name="ce857" office:value-type="string" calcext:value-type="string">
            <text:p>معدل كادرات الالتقاط:</text:p>
          </table:table-cell>
          <table:table-cell table:style-name="ce866" office:value-type="string" calcext:value-type="string">
            <text:p>نرخ فریم ضبط:</text:p>
          </table:table-cell>
          <table:table-cell table:style-name="ce874" office:value-type="string" calcext:value-type="string">
            <text:p>Честота на снимане:</text:p>
          </table:table-cell>
          <table:table-cell table:style-name="ce315" table:number-columns-repeated="990"/>
          <table:table-cell table:number-columns-repeated="4"/>
        </table:table-row>
        <table:table-row table:style-name="ro27">
          <table:table-cell table:style-name="ce371" office:value-type="string" calcext:value-type="string">
            <text:p>dlgTimebase_InfoCapture</text:p>
          </table:table-cell>
          <table:table-cell table:style-name="ce371"/>
          <table:table-cell table:style-name="ce590"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03"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13"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620"/>
          <table:table-cell table:style-name="ce632" office:value-type="string" calcext:value-type="string">
            <text:p>Esta opción define la diferencia entre la velocidad del video y el tiempo real. Tiene impacto en las etiquetas que contienen tiempos medidas cinemáticas. Úselo cuando el video esté gravado en alta velocidad.</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1" office:value-type="string" calcext:value-type="string">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table:style-name="ce812"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819"/>
          <table:table-cell table:style-name="ce827" office:value-type="string" calcext:value-type="string">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837"/>
          <table:table-cell table:style-name="ce849"/>
          <table:table-cell table:style-name="ce859"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866" office:value-type="string" calcext:value-type="string">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table:style-name="ce874" office:value-type="string" calcext:value-type="string">
            <text:p>Тази опция свързва скоростта на видеото и реалното време. Отметките, съдържащи време и кинематични параметри, зависят от тази стойност. Регулирайте стойността, ако видеоклипът е заснет с високоскоростна камера.</text:p>
          </table:table-cell>
          <table:table-cell table:style-name="ce315" table:number-columns-repeated="990"/>
          <table:table-cell table:number-columns-repeated="4"/>
        </table:table-row>
        <table:table-row table:style-name="ro14">
          <table:table-cell table:style-name="ce371" office:value-type="string" calcext:value-type="string">
            <text:p>dlgTimebase_lblFileFPS</text:p>
          </table:table-cell>
          <table:table-cell table:style-name="ce371"/>
          <table:table-cell table:style-name="ce591" office:value-type="string" calcext:value-type="string">
            <text:p>Framerate read in the file: {0:0.##} fps</text:p>
          </table:table-cell>
          <table:table-cell table:style-name="ce604" office:value-type="string" calcext:value-type="string">
            <text:p>Fréquence d'images lue dans le fichier : {0:0.##} fps</text:p>
          </table:table-cell>
          <table:table-cell table:style-name="ce613" office:value-type="string" calcext:value-type="string">
            <text:p>Framerate vastgesteld uit het bestand: <text:s/>{0:0.##} fps</text:p>
          </table:table-cell>
          <table:table-cell table:style-name="ce620"/>
          <table:table-cell table:style-name="ce632" office:value-type="string" calcext:value-type="string">
            <text:p>Tasa de fotogramas leído del archivo {0:0.##}</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Частота воспроизведения видео: {0:0.##} кадров в секунду</text:p>
          </table:table-cell>
          <table:table-cell table:style-name="ce812" office:value-type="string" calcext:value-type="string">
            <text:p>Fotogrames per segon llegits del vídeo</text:p>
          </table:table-cell>
          <table:table-cell table:style-name="ce819"/>
          <table:table-cell table:style-name="ce827" office:value-type="string" calcext:value-type="string">
            <text:p>Очитавање броја слика у секунди у датотеци: {0:0.##} fps</text:p>
          </table:table-cell>
          <table:table-cell table:style-name="ce837"/>
          <table:table-cell table:style-name="ce849"/>
          <table:table-cell table:style-name="ce857" office:value-type="string" calcext:value-type="string">
            <text:p>معدل الكادرات في الملف: {0: 0 ##} كادر في الثانية</text:p>
          </table:table-cell>
          <table:table-cell table:style-name="ce866" office:value-type="string" calcext:value-type="string">
            <text:p>خواندن فریم در فایل: {0: 0. ##} فریم بر ثانیه</text:p>
          </table:table-cell>
          <table:table-cell table:style-name="ce874" office:value-type="string" calcext:value-type="string">
            <text:p>Честота за възпроизвеждане на видео: {0:0.##} кадри в секунда</text:p>
          </table:table-cell>
          <table:table-cell table:style-name="ce315" table:number-columns-repeated="990"/>
          <table:table-cell table:number-columns-repeated="4"/>
        </table:table-row>
        <table:table-row table:style-name="ro11">
          <table:table-cell table:style-name="ce371" office:value-type="string" calcext:value-type="string">
            <text:p>dlgTimebase_lblUserFPS</text:p>
          </table:table-cell>
          <table:table-cell table:style-name="ce371"/>
          <table:table-cell table:style-name="ce592" office:value-type="string" calcext:value-type="string">
            <text:p>Video framerate:</text:p>
          </table:table-cell>
          <table:table-cell table:style-name="ce605" office:value-type="string" calcext:value-type="string">
            <text:p>Fréquence de la vidéo :</text:p>
          </table:table-cell>
          <table:table-cell table:style-name="ce613" office:value-type="string" calcext:value-type="string">
            <text:p>Framerate van de video :</text:p>
          </table:table-cell>
          <table:table-cell table:style-name="ce620"/>
          <table:table-cell table:style-name="ce632" office:value-type="string" calcext:value-type="string">
            <text:p>Tasa de fotogramas del video:</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Частота воспроизведения видео </text:p>
          </table:table-cell>
          <table:table-cell table:style-name="ce812" office:value-type="string" calcext:value-type="string">
            <text:p>Freqüència del vídeo</text:p>
          </table:table-cell>
          <table:table-cell table:style-name="ce819"/>
          <table:table-cell table:style-name="ce827" office:value-type="string" calcext:value-type="string">
            <text:p>Број слику у секунди видео записа</text:p>
          </table:table-cell>
          <table:table-cell table:style-name="ce837"/>
          <table:table-cell table:style-name="ce849"/>
          <table:table-cell table:style-name="ce857" office:value-type="string" calcext:value-type="string">
            <text:p>معدل كادرات الفيديو:</text:p>
          </table:table-cell>
          <table:table-cell table:style-name="ce866" office:value-type="string" calcext:value-type="string">
            <text:p>نرخ فریم ویدئو:</text:p>
          </table:table-cell>
          <table:table-cell table:style-name="ce874" office:value-type="string" calcext:value-type="string">
            <text:p>Частота на видео възпроизвеждането</text:p>
          </table:table-cell>
          <table:table-cell table:style-name="ce315" table:number-columns-repeated="990"/>
          <table:table-cell table:number-columns-repeated="4"/>
        </table:table-row>
        <table:table-row table:style-name="ro27">
          <table:table-cell table:style-name="ce371" office:value-type="string" calcext:value-type="string">
            <text:p>dlgTimebase_InfoUser</text:p>
          </table:table-cell>
          <table:table-cell table:style-name="ce371"/>
          <table:table-cell table:style-name="ce591" office:value-type="string" calcext:value-type="string">
            <text:p>This option defines the reference framerate used by Kinovea to play the video. Use it when the video contains a wrong framerate or Kinovea cannot read it. </text:p>
          </table:table-cell>
          <table:table-cell table:style-name="ce604"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13"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620"/>
          <table:table-cell table:style-name="ce632" office:value-type="string" calcext:value-type="string">
            <text:p>Esta opción define la tasa de fotogramas usada por Kinovea para reproducir el video. Úsela cuando el video contenga una tasa incorrecta o Kinovea no pueda leerla.</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table:style-name="ce812"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819"/>
          <table:table-cell table:style-name="ce827" office:value-type="string" calcext:value-type="string">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837"/>
          <table:table-cell table:style-name="ce849"/>
          <table:table-cell table:style-name="ce859"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866" office:value-type="string" calcext:value-type="string">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 </text:p>
          </table:table-cell>
          <table:table-cell table:style-name="ce874" office:value-type="string" calcext:value-type="string">
            <text:p>Тази опция определя честотата на възпроизвеждане на видео в програмата Kinovea. Използвайте тази опция, когато видеоклипът съдържа погрешна информация за файла или Kinovea не може да прочете тази информация.</text:p>
          </table:table-cell>
          <table:table-cell table:style-name="ce315" table:number-columns-repeated="990"/>
          <table:table-cell table:number-columns-repeated="4"/>
        </table:table-row>
        <table:table-row table:style-name="ro18">
          <table:table-cell table:style-name="ce371" office:value-type="string" calcext:value-type="string">
            <text:p>dlgTimebase_ToolTip_Reset</text:p>
          </table:table-cell>
          <table:table-cell table:style-name="ce371"/>
          <table:table-cell table:style-name="ce590" office:value-type="string" calcext:value-type="string">
            <text:p>Reset</text:p>
          </table:table-cell>
          <table:table-cell table:style-name="ce603" office:value-type="string" calcext:value-type="string">
            <text:p>Remettre à zéro</text:p>
          </table:table-cell>
          <table:table-cell table:style-name="ce613" office:value-type="string" calcext:value-type="string">
            <text:p>Herstel</text:p>
          </table:table-cell>
          <table:table-cell table:style-name="ce620" office:value-type="string" calcext:value-type="string">
            <text:p>Zurücksetzen</text:p>
          </table:table-cell>
          <table:table-cell table:style-name="ce632" office:value-type="string" calcext:value-type="string">
            <text:p>Restaurar</text:p>
          </table:table-cell>
          <table:table-cell table:style-name="ce645" office:value-type="string" calcext:value-type="string">
            <text:p>Resetar</text:p>
          </table:table-cell>
          <table:table-cell table:style-name="ce657"/>
          <table:table-cell table:style-name="ce668" office:value-type="string" calcext:value-type="string">
            <text:p>Azzera</text:p>
          </table:table-cell>
          <table:table-cell table:style-name="ce683" office:value-type="string" calcext:value-type="string">
            <text:p>Reseteză</text:p>
          </table:table-cell>
          <table:table-cell table:style-name="ce698" office:value-type="string" calcext:value-type="string">
            <text:p>Palauta</text:p>
          </table:table-cell>
          <table:table-cell table:style-name="ce708" office:value-type="string" calcext:value-type="string">
            <text:p>Tilbakestill</text:p>
          </table:table-cell>
          <table:table-cell table:style-name="ce719" office:value-type="string" calcext:value-type="string">
            <text:p>重设</text:p>
          </table:table-cell>
          <table:table-cell table:style-name="ce728" office:value-type="string" calcext:value-type="string">
            <text:p>Baştaki Konuma Getir</text:p>
          </table:table-cell>
          <table:table-cell table:style-name="ce737" office:value-type="string" calcext:value-type="string">
            <text:p>Επανάθεση</text:p>
          </table:table-cell>
          <table:table-cell table:style-name="ce749" office:value-type="string" calcext:value-type="string">
            <text:p>Atkurti</text:p>
          </table:table-cell>
          <table:table-cell table:style-name="ce759" office:value-type="string" calcext:value-type="string">
            <text:p>Återställning</text:p>
          </table:table-cell>
          <table:table-cell table:style-name="ce767" office:value-type="string" calcext:value-type="string">
            <text:p>Nulstil</text:p>
          </table:table-cell>
          <table:table-cell table:style-name="ce778" office:value-type="string" calcext:value-type="string">
            <text:p>Reset</text:p>
          </table:table-cell>
          <table:table-cell table:style-name="ce789" office:value-type="string" calcext:value-type="string">
            <text:p>초기화</text:p>
          </table:table-cell>
          <table:table-cell table:style-name="ce800" office:value-type="string" calcext:value-type="string">
            <text:p>Сброс параметров</text:p>
          </table:table-cell>
          <table:table-cell table:style-name="ce812" office:value-type="string" calcext:value-type="string">
            <text:p>Restablir</text:p>
          </table:table-cell>
          <table:table-cell table:style-name="ce819" office:value-type="string" calcext:value-type="string">
            <text:p>Poništiti</text:p>
          </table:table-cell>
          <table:table-cell table:style-name="ce827" office:value-type="string" calcext:value-type="string">
            <text:p>Поништити</text:p>
          </table:table-cell>
          <table:table-cell table:style-name="ce837" office:value-type="string" calcext:value-type="string">
            <text:p>リセット</text:p>
          </table:table-cell>
          <table:table-cell table:style-name="ce849" office:value-type="string" calcext:value-type="string">
            <text:p>Ресетирање</text:p>
          </table:table-cell>
          <table:table-cell table:style-name="ce857" office:value-type="string" calcext:value-type="string">
            <text:p>إعادة ضبط</text:p>
          </table:table-cell>
          <table:table-cell table:style-name="ce866" office:value-type="string" calcext:value-type="string">
            <text:p>تنظیم مجدد</text:p>
          </table:table-cell>
          <table:table-cell table:style-name="ce874" office:value-type="string" calcext:value-type="string">
            <text:p>Изчисти параметрите</text:p>
          </table:table-cell>
          <table:table-cell table:style-name="ce315" table:number-columns-repeated="990"/>
          <table:table-cell table:number-columns-repeated="4"/>
        </table:table-row>
        <table:table-row table:style-name="ro11">
          <table:table-cell table:style-name="ce575" office:value-type="string" calcext:value-type="string">
            <text:p>dlgConfigureTrajectory_Title</text:p>
          </table:table-cell>
          <table:table-cell table:style-name="ce371"/>
          <table:table-cell table:style-name="ce590" office:value-type="string" calcext:value-type="string">
            <text:p>Configure trajectory tool</text:p>
          </table:table-cell>
          <table:table-cell table:style-name="ce603" office:value-type="string" calcext:value-type="string">
            <text:p>Configuration de l'outil trajectoire</text:p>
          </table:table-cell>
          <table:table-cell table:style-name="ce613" office:value-type="string" calcext:value-type="string">
            <text:p>Configureer het trajectpad gereedschap</text:p>
          </table:table-cell>
          <table:table-cell table:style-name="ce620"/>
          <table:table-cell table:style-name="ce632" office:value-type="string" calcext:value-type="string">
            <text:p>Configurar herramienta de trayectoria</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Конфигурация инструментов траектории</text:p>
          </table:table-cell>
          <table:table-cell table:style-name="ce812" office:value-type="string" calcext:value-type="string">
            <text:p>Configurar l'eina de trajectòria</text:p>
          </table:table-cell>
          <table:table-cell table:style-name="ce819"/>
          <table:table-cell table:style-name="ce827" office:value-type="string" calcext:value-type="string">
            <text:p>Подеси алат трајекторије</text:p>
          </table:table-cell>
          <table:table-cell table:style-name="ce837"/>
          <table:table-cell table:style-name="ce849"/>
          <table:table-cell table:style-name="ce857" office:value-type="string" calcext:value-type="string">
            <text:p>اعدادات اداة تتبع المسار</text:p>
          </table:table-cell>
          <table:table-cell table:style-name="ce866" office:value-type="string" calcext:value-type="string">
            <text:p>پیکربندی ابزار مسیر پرتابه</text:p>
          </table:table-cell>
          <table:table-cell table:style-name="ce874" office:value-type="string" calcext:value-type="string">
            <text:p>Конфигурация на траектория</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VisibilityComplete</text:p>
          </table:table-cell>
          <table:table-cell table:style-name="ce371"/>
          <table:table-cell table:style-name="ce590" office:value-type="string" calcext:value-type="string">
            <text:p>Complete</text:p>
          </table:table-cell>
          <table:table-cell table:style-name="ce603" office:value-type="string" calcext:value-type="string">
            <text:p>Complète</text:p>
          </table:table-cell>
          <table:table-cell table:style-name="ce613" office:value-type="string" calcext:value-type="string">
            <text:p>Compleet</text:p>
          </table:table-cell>
          <table:table-cell table:style-name="ce620"/>
          <table:table-cell table:style-name="ce632" office:value-type="string" calcext:value-type="string">
            <text:p>Completo</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Завершить</text:p>
          </table:table-cell>
          <table:table-cell table:style-name="ce812" office:value-type="string" calcext:value-type="string">
            <text:p>Complert</text:p>
          </table:table-cell>
          <table:table-cell table:style-name="ce819"/>
          <table:table-cell table:style-name="ce827" office:value-type="string" calcext:value-type="string">
            <text:p>Завршити</text:p>
          </table:table-cell>
          <table:table-cell table:style-name="ce837"/>
          <table:table-cell table:style-name="ce849"/>
          <table:table-cell table:style-name="ce857" office:value-type="string" calcext:value-type="string">
            <text:p>كامل</text:p>
          </table:table-cell>
          <table:table-cell table:style-name="ce866" office:value-type="string" calcext:value-type="string">
            <text:p>تکمیل</text:p>
          </table:table-cell>
          <table:table-cell table:style-name="ce874" office:value-type="string" calcext:value-type="string">
            <text:p>Завърши</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VisibilityOneSecond</text:p>
          </table:table-cell>
          <table:table-cell table:style-name="ce371"/>
          <table:table-cell table:style-name="ce590" office:value-type="string" calcext:value-type="string">
            <text:p>One second</text:p>
          </table:table-cell>
          <table:table-cell table:style-name="ce603" office:value-type="string" calcext:value-type="string">
            <text:p>Une seconde</text:p>
          </table:table-cell>
          <table:table-cell table:style-name="ce613" office:value-type="string" calcext:value-type="string">
            <text:p>Eén seconde</text:p>
          </table:table-cell>
          <table:table-cell table:style-name="ce620"/>
          <table:table-cell table:style-name="ce632" office:value-type="string" calcext:value-type="string">
            <text:p>Un segundo</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Одна секунда</text:p>
          </table:table-cell>
          <table:table-cell table:style-name="ce633" office:value-type="string" calcext:value-type="string">
            <text:p>Un segon</text:p>
          </table:table-cell>
          <table:table-cell table:style-name="ce819"/>
          <table:table-cell table:style-name="ce827" office:value-type="string" calcext:value-type="string">
            <text:p>Једна секунда</text:p>
          </table:table-cell>
          <table:table-cell table:style-name="ce837"/>
          <table:table-cell table:style-name="ce849"/>
          <table:table-cell table:style-name="ce857" office:value-type="string" calcext:value-type="string">
            <text:p>ثانية واحدة</text:p>
          </table:table-cell>
          <table:table-cell table:style-name="ce866" office:value-type="string" calcext:value-type="string">
            <text:p>یک ثانیه</text:p>
          </table:table-cell>
          <table:table-cell table:style-name="ce874" office:value-type="string" calcext:value-type="string">
            <text:p>Една секунда</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VisibilityLabelOnly</text:p>
          </table:table-cell>
          <table:table-cell table:style-name="ce371"/>
          <table:table-cell table:style-name="ce590" office:value-type="string" calcext:value-type="string">
            <text:p>Label only</text:p>
          </table:table-cell>
          <table:table-cell table:style-name="ce603" office:value-type="string" calcext:value-type="string">
            <text:p>Label uniquement</text:p>
          </table:table-cell>
          <table:table-cell table:style-name="ce613" office:value-type="string" calcext:value-type="string">
            <text:p>Alleen label</text:p>
          </table:table-cell>
          <table:table-cell table:style-name="ce620"/>
          <table:table-cell table:style-name="ce632" office:value-type="string" calcext:value-type="string">
            <text:p>Únicamente etiquetas</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Только метка</text:p>
          </table:table-cell>
          <table:table-cell table:style-name="ce812" office:value-type="string" calcext:value-type="string">
            <text:p>Només etiquetes</text:p>
          </table:table-cell>
          <table:table-cell table:style-name="ce819"/>
          <table:table-cell table:style-name="ce827" office:value-type="string" calcext:value-type="string">
            <text:p>Само ознака</text:p>
          </table:table-cell>
          <table:table-cell table:style-name="ce837"/>
          <table:table-cell table:style-name="ce849"/>
          <table:table-cell table:style-name="ce857" office:value-type="string" calcext:value-type="string">
            <text:p>المسمي فقط</text:p>
          </table:table-cell>
          <table:table-cell table:style-name="ce866" office:value-type="string" calcext:value-type="string">
            <text:p>صرفا برچسب</text:p>
          </table:table-cell>
          <table:table-cell table:style-name="ce874" office:value-type="string" calcext:value-type="string">
            <text:p>Само етикет</text:p>
          </table:table-cell>
          <table:table-cell table:style-name="ce315" table:number-columns-repeated="990"/>
          <table:table-cell table:number-columns-repeated="4"/>
        </table:table-row>
        <table:table-row table:style-name="ro10">
          <table:table-cell table:style-name="ce575" office:value-type="string" calcext:value-type="string">
            <text:p>dlgConfigureTrajectory_LabelMarker</text:p>
          </table:table-cell>
          <table:table-cell table:style-name="ce371"/>
          <table:table-cell table:style-name="ce590" office:value-type="string" calcext:value-type="string">
            <text:p>Marker:</text:p>
          </table:table-cell>
          <table:table-cell table:style-name="ce603" office:value-type="string" calcext:value-type="string">
            <text:p>Marqueur :</text:p>
          </table:table-cell>
          <table:table-cell table:style-name="ce613" office:value-type="string" calcext:value-type="string">
            <text:p>Markeerder:</text:p>
          </table:table-cell>
          <table:table-cell table:style-name="ce620"/>
          <table:table-cell table:style-name="ce632" office:value-type="string" calcext:value-type="string">
            <text:p>Marcadores:</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Маркер:</text:p>
          </table:table-cell>
          <table:table-cell table:style-name="ce812" office:value-type="string" calcext:value-type="string">
            <text:p>Marcador:</text:p>
          </table:table-cell>
          <table:table-cell table:style-name="ce819"/>
          <table:table-cell table:style-name="ce827" office:value-type="string" calcext:value-type="string">
            <text:p>Маркер:</text:p>
          </table:table-cell>
          <table:table-cell table:style-name="ce837"/>
          <table:table-cell table:style-name="ce849"/>
          <table:table-cell table:style-name="ce857" office:value-type="string" calcext:value-type="string">
            <text:p>العلامة:</text:p>
          </table:table-cell>
          <table:table-cell table:style-name="ce866" office:value-type="string" calcext:value-type="string">
            <text:p>نشانگر:</text:p>
          </table:table-cell>
          <table:table-cell table:style-name="ce874" office:value-type="string" calcext:value-type="string">
            <text:p>Маркер:</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MarkerCross</text:p>
          </table:table-cell>
          <table:table-cell table:style-name="ce371"/>
          <table:table-cell table:style-name="ce590" office:value-type="string" calcext:value-type="string">
            <text:p>Cross</text:p>
          </table:table-cell>
          <table:table-cell table:style-name="ce603" office:value-type="string" calcext:value-type="string">
            <text:p>Croix</text:p>
          </table:table-cell>
          <table:table-cell table:style-name="ce613" office:value-type="string" calcext:value-type="string">
            <text:p>Kruis</text:p>
          </table:table-cell>
          <table:table-cell table:style-name="ce620"/>
          <table:table-cell table:style-name="ce632" office:value-type="string" calcext:value-type="string">
            <text:p>Cruz</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Крестик</text:p>
          </table:table-cell>
          <table:table-cell table:style-name="ce812" office:value-type="string" calcext:value-type="string">
            <text:p>Creu</text:p>
          </table:table-cell>
          <table:table-cell table:style-name="ce819"/>
          <table:table-cell table:style-name="ce827" office:value-type="string" calcext:value-type="string">
            <text:p>Крст</text:p>
          </table:table-cell>
          <table:table-cell table:style-name="ce837"/>
          <table:table-cell table:style-name="ce849"/>
          <table:table-cell table:style-name="ce857" office:value-type="string" calcext:value-type="string">
            <text:p>كروس</text:p>
          </table:table-cell>
          <table:table-cell table:style-name="ce866" office:value-type="string" calcext:value-type="string">
            <text:p>صلیب</text:p>
          </table:table-cell>
          <table:table-cell table:style-name="ce874" office:value-type="string" calcext:value-type="string">
            <text:p>Кръстче</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MarkerCircle</text:p>
          </table:table-cell>
          <table:table-cell table:style-name="ce371"/>
          <table:table-cell table:style-name="ce590" office:value-type="string" calcext:value-type="string">
            <text:p>Circle</text:p>
          </table:table-cell>
          <table:table-cell table:style-name="ce603" office:value-type="string" calcext:value-type="string">
            <text:p>Cercle</text:p>
          </table:table-cell>
          <table:table-cell table:style-name="ce613" office:value-type="string" calcext:value-type="string">
            <text:p>Cirkerl</text:p>
          </table:table-cell>
          <table:table-cell table:style-name="ce620"/>
          <table:table-cell table:style-name="ce632" office:value-type="string" calcext:value-type="string">
            <text:p>Círculo</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Круг</text:p>
          </table:table-cell>
          <table:table-cell table:style-name="ce812" office:value-type="string" calcext:value-type="string">
            <text:p>Cercle</text:p>
          </table:table-cell>
          <table:table-cell table:style-name="ce819"/>
          <table:table-cell table:style-name="ce827" office:value-type="string" calcext:value-type="string">
            <text:p>Круг</text:p>
          </table:table-cell>
          <table:table-cell table:style-name="ce837"/>
          <table:table-cell table:style-name="ce849"/>
          <table:table-cell table:style-name="ce857" office:value-type="string" calcext:value-type="string">
            <text:p>دائرة</text:p>
          </table:table-cell>
          <table:table-cell table:style-name="ce866" office:value-type="string" calcext:value-type="string">
            <text:p>دایره</text:p>
          </table:table-cell>
          <table:table-cell table:style-name="ce874" office:value-type="string" calcext:value-type="string">
            <text:p>Кръг</text:p>
          </table:table-cell>
          <table:table-cell table:style-name="ce315" table:number-columns-repeated="990"/>
          <table:table-cell table:number-columns-repeated="4"/>
        </table:table-row>
        <table:table-row table:style-name="ro10">
          <table:table-cell table:style-name="ce59" office:value-type="string" calcext:value-type="string">
            <text:p>dlgConfigureTrajectory_MarkerTarget</text:p>
          </table:table-cell>
          <table:table-cell table:style-name="ce371"/>
          <table:table-cell table:style-name="ce590" office:value-type="string" calcext:value-type="string">
            <text:p>Target</text:p>
          </table:table-cell>
          <table:table-cell table:style-name="ce603" office:value-type="string" calcext:value-type="string">
            <text:p>Cible</text:p>
          </table:table-cell>
          <table:table-cell table:style-name="ce613" office:value-type="string" calcext:value-type="string">
            <text:p>Doel</text:p>
          </table:table-cell>
          <table:table-cell table:style-name="ce620"/>
          <table:table-cell table:style-name="ce632" office:value-type="string" calcext:value-type="string">
            <text:p>Objetivo</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Цель</text:p>
          </table:table-cell>
          <table:table-cell table:style-name="ce812" office:value-type="string" calcext:value-type="string">
            <text:p>Objectiu</text:p>
          </table:table-cell>
          <table:table-cell table:style-name="ce819"/>
          <table:table-cell table:style-name="ce827" office:value-type="string" calcext:value-type="string">
            <text:p>Мета</text:p>
          </table:table-cell>
          <table:table-cell table:style-name="ce837"/>
          <table:table-cell table:style-name="ce849"/>
          <table:table-cell table:style-name="ce857" office:value-type="string" calcext:value-type="string">
            <text:p>علامة تصويب</text:p>
          </table:table-cell>
          <table:table-cell table:style-name="ce866" office:value-type="string" calcext:value-type="string">
            <text:p>هدف</text:p>
          </table:table-cell>
          <table:table-cell table:style-name="ce874" office:value-type="string" calcext:value-type="string">
            <text:p>Цел</text:p>
          </table:table-cell>
          <table:table-cell table:style-name="ce315" table:number-columns-repeated="990"/>
          <table:table-cell table:number-columns-repeated="4"/>
        </table:table-row>
        <table:table-row table:style-name="ro10">
          <table:table-cell table:style-name="ce575" office:value-type="string" calcext:value-type="string">
            <text:p>dlgConfigureTrajectory_CheckDisplayRotationCircle</text:p>
          </table:table-cell>
          <table:table-cell table:style-name="ce371"/>
          <table:table-cell table:style-name="ce590" office:value-type="string" calcext:value-type="string">
            <text:p>Display rotation circle</text:p>
          </table:table-cell>
          <table:table-cell table:style-name="ce603" office:value-type="string" calcext:value-type="string">
            <text:p>Afficher le cercle de rotation</text:p>
          </table:table-cell>
          <table:table-cell table:style-name="ce613" office:value-type="string" calcext:value-type="string">
            <text:p>Geef de cirkelrotatie weer</text:p>
          </table:table-cell>
          <table:table-cell table:style-name="ce620"/>
          <table:table-cell table:style-name="ce632" office:value-type="string" calcext:value-type="string">
            <text:p>Mostrar círculo de la rotación</text:p>
          </table:table-cell>
          <table:table-cell table:style-name="ce645"/>
          <table:table-cell table:style-name="ce657"/>
          <table:table-cell table:style-name="ce668"/>
          <table:table-cell table:style-name="ce683"/>
          <table:table-cell table:style-name="ce698"/>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Круг вращения дисплея</text:p>
          </table:table-cell>
          <table:table-cell table:style-name="ce812" office:value-type="string" calcext:value-type="string">
            <text:p>Mostrar cercle de rotació</text:p>
          </table:table-cell>
          <table:table-cell table:style-name="ce819"/>
          <table:table-cell table:style-name="ce827" office:value-type="string" calcext:value-type="string">
            <text:p>Прикажи циклус ротације</text:p>
          </table:table-cell>
          <table:table-cell table:style-name="ce837"/>
          <table:table-cell table:style-name="ce849"/>
          <table:table-cell table:style-name="ce857" office:value-type="string" calcext:value-type="string">
            <text:p>عرض حلقة دورانية</text:p>
          </table:table-cell>
          <table:table-cell table:style-name="ce866" office:value-type="string" calcext:value-type="string">
            <text:p>نمایش دایره چرخش</text:p>
          </table:table-cell>
          <table:table-cell table:style-name="ce874" office:value-type="string" calcext:value-type="string">
            <text:p>Показване кръга на въртене</text:p>
          </table:table-cell>
          <table:table-cell table:style-name="ce315" table:number-columns-repeated="990"/>
          <table:table-cell table:number-columns-repeated="4"/>
        </table:table-row>
        <table:table-row table:style-name="ro18">
          <table:table-cell table:style-name="ce49" office:value-type="string" calcext:value-type="string">
            <text:p>dlgConfigureTrajectory_LabelExtraData</text:p>
          </table:table-cell>
          <table:table-cell table:style-name="ce371"/>
          <table:table-cell table:style-name="ce60" office:value-type="string" calcext:value-type="string">
            <text:p>Measurement:</text:p>
          </table:table-cell>
          <table:table-cell table:style-name="ce603" office:value-type="string" calcext:value-type="string">
            <text:p>Mesure :</text:p>
          </table:table-cell>
          <table:table-cell table:style-name="ce613" office:value-type="string" calcext:value-type="string">
            <text:p>Meting:</text:p>
          </table:table-cell>
          <table:table-cell table:style-name="ce620" office:value-type="string" calcext:value-type="string">
            <text:p>Messung :</text:p>
          </table:table-cell>
          <table:table-cell table:style-name="ce632" office:value-type="string" calcext:value-type="string">
            <text:p>Medición :</text:p>
          </table:table-cell>
          <table:table-cell table:style-name="ce646" office:value-type="string" calcext:value-type="string">
            <text:p>Medida:</text:p>
          </table:table-cell>
          <table:table-cell table:style-name="ce657"/>
          <table:table-cell table:style-name="ce668" office:value-type="string" calcext:value-type="string">
            <text:p>Misurazione:</text:p>
          </table:table-cell>
          <table:table-cell table:style-name="ce680" office:value-type="string" calcext:value-type="string">
            <text:p>Măsurare:</text:p>
          </table:table-cell>
          <table:table-cell table:style-name="ce699" office:value-type="string" calcext:value-type="string">
            <text:p>Mitta:</text:p>
          </table:table-cell>
          <table:table-cell table:style-name="ce710" office:value-type="string" calcext:value-type="string">
            <text:p>Måling:</text:p>
          </table:table-cell>
          <table:table-cell table:style-name="ce719" office:value-type="string" calcext:value-type="string">
            <text:p>测量:</text:p>
          </table:table-cell>
          <table:table-cell table:style-name="ce730" office:value-type="string" calcext:value-type="string">
            <text:p>Ölçüm:</text:p>
          </table:table-cell>
          <table:table-cell table:style-name="ce740" office:value-type="string" calcext:value-type="string">
            <text:p>Μέτρηση:</text:p>
          </table:table-cell>
          <table:table-cell table:style-name="ce749" office:value-type="string" calcext:value-type="string">
            <text:p>Matas :</text:p>
          </table:table-cell>
          <table:table-cell table:style-name="ce759" office:value-type="string" calcext:value-type="string">
            <text:p>Mätning:</text:p>
          </table:table-cell>
          <table:table-cell table:style-name="ce767" office:value-type="string" calcext:value-type="string">
            <text:p>Måling:</text:p>
          </table:table-cell>
          <table:table-cell table:style-name="ce778" office:value-type="string" calcext:value-type="string">
            <text:p>Měření:</text:p>
          </table:table-cell>
          <table:table-cell table:style-name="ce787" office:value-type="string" calcext:value-type="string">
            <text:p><text:span text:style-name="T4">측정</text:span><text:span text:style-name="T5">:</text:span></text:p>
          </table:table-cell>
          <table:table-cell table:style-name="ce800" office:value-type="string" calcext:value-type="string">
            <text:p>Измерения</text:p>
          </table:table-cell>
          <table:table-cell table:style-name="ce812" office:value-type="string" calcext:value-type="string">
            <text:p>Mesura:</text:p>
          </table:table-cell>
          <table:table-cell table:style-name="ce819" office:value-type="string" calcext:value-type="string">
            <text:p>Merenje:</text:p>
          </table:table-cell>
          <table:table-cell table:style-name="ce827" office:value-type="string" calcext:value-type="string">
            <text:p>Мерење:</text:p>
          </table:table-cell>
          <table:table-cell table:style-name="ce839" office:value-type="string" calcext:value-type="string">
            <text:p><text:span text:style-name="T16">計測</text:span><text:span text:style-name="T17">:</text:span></text:p>
          </table:table-cell>
          <table:table-cell table:style-name="ce849" office:value-type="string" calcext:value-type="string">
            <text:p>Мерки:</text:p>
          </table:table-cell>
          <table:table-cell table:style-name="ce857" office:value-type="string" calcext:value-type="string">
            <text:p>القياس:</text:p>
          </table:table-cell>
          <table:table-cell table:style-name="ce866" office:value-type="string" calcext:value-type="string">
            <text:p>اندازه گیری:</text:p>
          </table:table-cell>
          <table:table-cell table:style-name="ce874" office:value-type="string" calcext:value-type="string">
            <text:p>Измерения</text:p>
          </table:table-cell>
          <table:table-cell table:style-name="ce315" table:number-columns-repeated="990"/>
          <table:table-cell table:number-columns-repeated="4"/>
        </table:table-row>
        <table:table-row table:style-name="ro18">
          <table:table-cell table:style-name="ce49" office:value-type="string" calcext:value-type="string">
            <text:p>dlgConfigureTrajectory_ExtraData_None</text:p>
          </table:table-cell>
          <table:table-cell table:style-name="ce371"/>
          <table:table-cell table:style-name="ce60" office:value-type="string" calcext:value-type="string">
            <text:p>None</text:p>
          </table:table-cell>
          <table:table-cell table:style-name="ce603" office:value-type="string" calcext:value-type="string">
            <text:p>Aucune</text:p>
          </table:table-cell>
          <table:table-cell table:style-name="ce613" office:value-type="string" calcext:value-type="string">
            <text:p>Geen meting</text:p>
          </table:table-cell>
          <table:table-cell table:style-name="ce620" office:value-type="string" calcext:value-type="string">
            <text:p>Keine Messung </text:p>
          </table:table-cell>
          <table:table-cell table:style-name="ce632" office:value-type="string" calcext:value-type="string">
            <text:p>Ninguna</text:p>
          </table:table-cell>
          <table:table-cell table:style-name="ce646" office:value-type="string" calcext:value-type="string">
            <text:p>Nenhum(a)</text:p>
          </table:table-cell>
          <table:table-cell table:style-name="ce657"/>
          <table:table-cell table:style-name="ce668" office:value-type="string" calcext:value-type="string">
            <text:p>Nessuna</text:p>
          </table:table-cell>
          <table:table-cell table:style-name="ce680" office:value-type="string" calcext:value-type="string">
            <text:p>Nedisponibilă</text:p>
          </table:table-cell>
          <table:table-cell table:style-name="ce699" office:value-type="string" calcext:value-type="string">
            <text:p>Puuttuu</text:p>
          </table:table-cell>
          <table:table-cell table:style-name="ce710" office:value-type="string" calcext:value-type="string">
            <text:p>Ingen måling</text:p>
          </table:table-cell>
          <table:table-cell table:style-name="ce719" office:value-type="string" calcext:value-type="string">
            <text:p>无</text:p>
          </table:table-cell>
          <table:table-cell table:style-name="ce730" office:value-type="string" calcext:value-type="string">
            <text:p>Hiçbiri</text:p>
          </table:table-cell>
          <table:table-cell table:style-name="ce740" office:value-type="string" calcext:value-type="string">
            <text:p>Καμμία</text:p>
          </table:table-cell>
          <table:table-cell table:style-name="ce749" office:value-type="string" calcext:value-type="string">
            <text:p>Nieko</text:p>
          </table:table-cell>
          <table:table-cell table:style-name="ce759" office:value-type="string" calcext:value-type="string">
            <text:p>Inget</text:p>
          </table:table-cell>
          <table:table-cell table:style-name="ce767" office:value-type="string" calcext:value-type="string">
            <text:p>Ingen</text:p>
          </table:table-cell>
          <table:table-cell table:style-name="ce778" office:value-type="string" calcext:value-type="string">
            <text:p>Žádný</text:p>
          </table:table-cell>
          <table:table-cell table:style-name="ce787" office:value-type="string" calcext:value-type="string">
            <text:p><text:span text:style-name="T4">아무것도</text:span><text:span text:style-name="T5"> </text:span><text:span text:style-name="T6">아님</text:span></text:p>
          </table:table-cell>
          <table:table-cell table:style-name="ce800" office:value-type="string" calcext:value-type="string">
            <text:p>Отсутствует</text:p>
          </table:table-cell>
          <table:table-cell table:style-name="ce812" office:value-type="string" calcext:value-type="string">
            <text:p>Cap</text:p>
          </table:table-cell>
          <table:table-cell table:style-name="ce819" office:value-type="string" calcext:value-type="string">
            <text:p>Nijedan</text:p>
          </table:table-cell>
          <table:table-cell table:style-name="ce827" office:value-type="string" calcext:value-type="string">
            <text:p>Ниједан</text:p>
          </table:table-cell>
          <table:table-cell table:style-name="ce837" office:value-type="string" calcext:value-type="string">
            <text:p>なし</text:p>
          </table:table-cell>
          <table:table-cell table:style-name="ce849" office:value-type="string" calcext:value-type="string">
            <text:p>Никој</text:p>
          </table:table-cell>
          <table:table-cell table:style-name="ce857" office:value-type="string" calcext:value-type="string">
            <text:p>لايوجد</text:p>
          </table:table-cell>
          <table:table-cell table:style-name="ce866" office:value-type="string" calcext:value-type="string">
            <text:p>هیچ یک</text:p>
          </table:table-cell>
          <table:table-cell table:style-name="ce874" office:value-type="string" calcext:value-type="string">
            <text:p>Отсъства</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Position</text:p>
          </table:table-cell>
          <table:table-cell table:style-name="ce371"/>
          <table:table-cell table:style-name="ce60" office:value-type="string" calcext:value-type="string">
            <text:p>Position</text:p>
          </table:table-cell>
          <table:table-cell table:style-name="ce603" office:value-type="string" calcext:value-type="string">
            <text:p>Position</text:p>
          </table:table-cell>
          <table:table-cell table:style-name="ce613" office:value-type="string" calcext:value-type="string">
            <text:p>Positie</text:p>
          </table:table-cell>
          <table:table-cell table:style-name="ce620"/>
          <table:table-cell table:style-name="ce633" office:value-type="string" calcext:value-type="string">
            <text:p>Posición</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Позиция</text:p>
          </table:table-cell>
          <table:table-cell table:style-name="ce812" office:value-type="string" calcext:value-type="string">
            <text:p>Posició</text:p>
          </table:table-cell>
          <table:table-cell table:style-name="ce819"/>
          <table:table-cell table:style-name="ce827" office:value-type="string" calcext:value-type="string">
            <text:p>Позиција</text:p>
          </table:table-cell>
          <table:table-cell table:style-name="ce837"/>
          <table:table-cell table:style-name="ce849"/>
          <table:table-cell table:style-name="ce857" office:value-type="string" calcext:value-type="string">
            <text:p>الموضع</text:p>
          </table:table-cell>
          <table:table-cell table:style-name="ce866" office:value-type="string" calcext:value-type="string">
            <text:p>موقعیت</text:p>
          </table:table-cell>
          <table:table-cell table:style-name="ce874" office:value-type="string" calcext:value-type="string">
            <text:p>Позиция</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VerticalPosition</text:p>
          </table:table-cell>
          <table:table-cell table:style-name="ce371"/>
          <table:table-cell table:style-name="ce60" office:value-type="string" calcext:value-type="string">
            <text:p>Vertical position</text:p>
          </table:table-cell>
          <table:table-cell table:style-name="ce603" office:value-type="string" calcext:value-type="string">
            <text:p>Position verticale</text:p>
          </table:table-cell>
          <table:table-cell table:style-name="ce613" office:value-type="string" calcext:value-type="string">
            <text:p>Verticale positie</text:p>
          </table:table-cell>
          <table:table-cell table:style-name="ce620"/>
          <table:table-cell table:style-name="ce632" office:value-type="string" calcext:value-type="string">
            <text:p>Posición vertic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Вертикальная позиция</text:p>
          </table:table-cell>
          <table:table-cell table:style-name="ce812" office:value-type="string" calcext:value-type="string">
            <text:p>Posició vertical</text:p>
          </table:table-cell>
          <table:table-cell table:style-name="ce819"/>
          <table:table-cell table:style-name="ce827" office:value-type="string" calcext:value-type="string">
            <text:p>Вертикална позиција</text:p>
          </table:table-cell>
          <table:table-cell table:style-name="ce837"/>
          <table:table-cell table:style-name="ce849"/>
          <table:table-cell table:style-name="ce857" office:value-type="string" calcext:value-type="string">
            <text:p>الموضع الرأسي</text:p>
          </table:table-cell>
          <table:table-cell table:style-name="ce866" office:value-type="string" calcext:value-type="string">
            <text:p>موقعیت عمودی</text:p>
          </table:table-cell>
          <table:table-cell table:style-name="ce874" office:value-type="string" calcext:value-type="string">
            <text:p>Вертикална позиция</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HorizontalPosition</text:p>
          </table:table-cell>
          <table:table-cell table:style-name="ce371"/>
          <table:table-cell table:style-name="ce60" office:value-type="string" calcext:value-type="string">
            <text:p>Horizontal position</text:p>
          </table:table-cell>
          <table:table-cell table:style-name="ce603" office:value-type="string" calcext:value-type="string">
            <text:p>Position horizontale</text:p>
          </table:table-cell>
          <table:table-cell table:style-name="ce613" office:value-type="string" calcext:value-type="string">
            <text:p>Horizontale positie</text:p>
          </table:table-cell>
          <table:table-cell table:style-name="ce620"/>
          <table:table-cell table:style-name="ce632" office:value-type="string" calcext:value-type="string">
            <text:p>Posición horizon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Горизонтальная позиция</text:p>
          </table:table-cell>
          <table:table-cell table:style-name="ce812" office:value-type="string" calcext:value-type="string">
            <text:p>Posició horitzontal</text:p>
          </table:table-cell>
          <table:table-cell table:style-name="ce819"/>
          <table:table-cell table:style-name="ce827" office:value-type="string" calcext:value-type="string">
            <text:p>Хоризонтална позиција</text:p>
          </table:table-cell>
          <table:table-cell table:style-name="ce837"/>
          <table:table-cell table:style-name="ce849"/>
          <table:table-cell table:style-name="ce857" office:value-type="string" calcext:value-type="string">
            <text:p>الموضع الافقي</text:p>
          </table:table-cell>
          <table:table-cell table:style-name="ce866" office:value-type="string" calcext:value-type="string">
            <text:p>موقعیت افقی</text:p>
          </table:table-cell>
          <table:table-cell table:style-name="ce874" office:value-type="string" calcext:value-type="string">
            <text:p>Хоризонтална позиция</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TotalDistance</text:p>
          </table:table-cell>
          <table:table-cell table:style-name="ce371"/>
          <table:table-cell table:style-name="ce60" office:value-type="string" calcext:value-type="string">
            <text:p>Total distance</text:p>
          </table:table-cell>
          <table:table-cell table:style-name="ce603" office:value-type="string" calcext:value-type="string">
            <text:p>Distance totale</text:p>
          </table:table-cell>
          <table:table-cell table:style-name="ce613" office:value-type="string" calcext:value-type="string">
            <text:p>Totale afstand</text:p>
          </table:table-cell>
          <table:table-cell table:style-name="ce620"/>
          <table:table-cell table:style-name="ce633" office:value-type="string" calcext:value-type="string">
            <text:p>distancia to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Общее расстояние</text:p>
          </table:table-cell>
          <table:table-cell table:style-name="ce812" office:value-type="string" calcext:value-type="string">
            <text:p>Distància total</text:p>
          </table:table-cell>
          <table:table-cell table:style-name="ce819"/>
          <table:table-cell table:style-name="ce827" office:value-type="string" calcext:value-type="string">
            <text:p>Укупна дистанца</text:p>
          </table:table-cell>
          <table:table-cell table:style-name="ce837"/>
          <table:table-cell table:style-name="ce849"/>
          <table:table-cell table:style-name="ce857" office:value-type="string" calcext:value-type="string">
            <text:p>المسافة الكلية</text:p>
          </table:table-cell>
          <table:table-cell table:style-name="ce866" office:value-type="string" calcext:value-type="string">
            <text:p>مجموع فاصله‌ها</text:p>
          </table:table-cell>
          <table:table-cell table:style-name="ce874" office:value-type="string" calcext:value-type="string">
            <text:p>Общо разстояни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DistanceToOrigin</text:p>
          </table:table-cell>
          <table:table-cell table:style-name="ce371"/>
          <table:table-cell table:style-name="ce60" office:value-type="string" calcext:value-type="string">
            <text:p>Distance to origin</text:p>
          </table:table-cell>
          <table:table-cell table:style-name="ce603" office:value-type="string" calcext:value-type="string">
            <text:p>Distance à l’origine</text:p>
          </table:table-cell>
          <table:table-cell table:style-name="ce613" office:value-type="string" calcext:value-type="string">
            <text:p>Afstand tot oorsprong</text:p>
          </table:table-cell>
          <table:table-cell table:style-name="ce620"/>
          <table:table-cell table:style-name="ce632" office:value-type="string" calcext:value-type="string">
            <text:p>Distancia al origen</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Distància a l’origen</text:p>
          </table:table-cell>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1">
          <table:table-cell table:style-name="ce49" office:value-type="string" calcext:value-type="string">
            <text:p>dlgConfigureTrajectory_ExtraData_TotalHorizontalDisplacement</text:p>
          </table:table-cell>
          <table:table-cell table:style-name="ce371"/>
          <table:table-cell table:style-name="ce60" office:value-type="string" calcext:value-type="string">
            <text:p>Total horizontal displacement</text:p>
          </table:table-cell>
          <table:table-cell table:style-name="ce603" office:value-type="string" calcext:value-type="string">
            <text:p>Déplacement horizontal total</text:p>
          </table:table-cell>
          <table:table-cell table:style-name="ce613" office:value-type="string" calcext:value-type="string">
            <text:p>Totale horizontale verplaatsing</text:p>
          </table:table-cell>
          <table:table-cell table:style-name="ce620"/>
          <table:table-cell table:style-name="ce632" office:value-type="string" calcext:value-type="string">
            <text:p>Desplazamiento horizontal to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Общее горизонтальное смещение</text:p>
          </table:table-cell>
          <table:table-cell table:style-name="ce812" office:value-type="string" calcext:value-type="string">
            <text:p>Desplaçament horitzontal tot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جموع جابجایی افقی </text:p>
          </table:table-cell>
          <table:table-cell table:style-name="ce874" office:value-type="string" calcext:value-type="string">
            <text:p>Общо хоризонтално изместване</text:p>
          </table:table-cell>
          <table:table-cell table:style-name="ce315" table:number-columns-repeated="990"/>
          <table:table-cell table:number-columns-repeated="4"/>
        </table:table-row>
        <table:table-row table:style-name="ro11">
          <table:table-cell table:style-name="ce49" office:value-type="string" calcext:value-type="string">
            <text:p>dlgConfigureTrajectory_ExtraData_TotalVerticalDisplacement</text:p>
          </table:table-cell>
          <table:table-cell table:style-name="ce371"/>
          <table:table-cell table:style-name="ce60" office:value-type="string" calcext:value-type="string">
            <text:p>Total vertical displacement</text:p>
          </table:table-cell>
          <table:table-cell table:style-name="ce603" office:value-type="string" calcext:value-type="string">
            <text:p>Déplacement vertical total</text:p>
          </table:table-cell>
          <table:table-cell table:style-name="ce613" office:value-type="string" calcext:value-type="string">
            <text:p>Totale verticale verplaatsing</text:p>
          </table:table-cell>
          <table:table-cell table:style-name="ce620"/>
          <table:table-cell table:style-name="ce632" office:value-type="string" calcext:value-type="string">
            <text:p>Desplazamiento vertical to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7"/>
          <table:table-cell table:style-name="ce800" office:value-type="string" calcext:value-type="string">
            <text:p>Общее вертикальное смещение</text:p>
          </table:table-cell>
          <table:table-cell table:style-name="ce812" office:value-type="string" calcext:value-type="string">
            <text:p>Desplaçament vertical tot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جموع جابجایی عمودی</text:p>
          </table:table-cell>
          <table:table-cell table:style-name="ce874" office:value-type="string" calcext:value-type="string">
            <text:p>Общо вертикално изместване</text:p>
          </table:table-cell>
          <table:table-cell table:style-name="ce315" table:number-columns-repeated="990"/>
          <table:table-cell table:number-columns-repeated="4"/>
        </table:table-row>
        <table:table-row table:style-name="ro18">
          <table:table-cell table:style-name="ce49" office:value-type="string" calcext:value-type="string">
            <text:p>dlgConfigureTrajectory_ExtraData_Speed</text:p>
          </table:table-cell>
          <table:table-cell table:style-name="ce371"/>
          <table:table-cell table:style-name="ce60" office:value-type="string" calcext:value-type="string">
            <text:p>Speed</text:p>
          </table:table-cell>
          <table:table-cell table:style-name="ce603" office:value-type="string" calcext:value-type="string">
            <text:p>Vitesse</text:p>
          </table:table-cell>
          <table:table-cell table:style-name="ce613" office:value-type="string" calcext:value-type="string">
            <text:p>Snelheid</text:p>
          </table:table-cell>
          <table:table-cell table:style-name="ce620" office:value-type="string" calcext:value-type="string">
            <text:p>Geschwindigkeit</text:p>
          </table:table-cell>
          <table:table-cell table:style-name="ce632" office:value-type="string" calcext:value-type="string">
            <text:p>Velocidad</text:p>
          </table:table-cell>
          <table:table-cell table:style-name="ce646" office:value-type="string" calcext:value-type="string">
            <text:p>Velocidade</text:p>
          </table:table-cell>
          <table:table-cell table:style-name="ce657"/>
          <table:table-cell table:style-name="ce668" office:value-type="string" calcext:value-type="string">
            <text:p>Velocita'</text:p>
          </table:table-cell>
          <table:table-cell table:style-name="ce680" office:value-type="string" calcext:value-type="string">
            <text:p>Viteză </text:p>
          </table:table-cell>
          <table:table-cell table:style-name="ce699" office:value-type="string" calcext:value-type="string">
            <text:p>Nopeus</text:p>
          </table:table-cell>
          <table:table-cell table:style-name="ce710" office:value-type="string" calcext:value-type="string">
            <text:p>Fart</text:p>
          </table:table-cell>
          <table:table-cell table:style-name="ce719" office:value-type="string" calcext:value-type="string">
            <text:p>速度</text:p>
          </table:table-cell>
          <table:table-cell table:style-name="ce730" office:value-type="string" calcext:value-type="string">
            <text:p>Hız </text:p>
          </table:table-cell>
          <table:table-cell table:style-name="ce740" office:value-type="string" calcext:value-type="string">
            <text:p>Ταχύτητα</text:p>
          </table:table-cell>
          <table:table-cell table:style-name="ce749" office:value-type="string" calcext:value-type="string">
            <text:p>Greitis</text:p>
          </table:table-cell>
          <table:table-cell table:style-name="ce759" office:value-type="string" calcext:value-type="string">
            <text:p>Hastighet</text:p>
          </table:table-cell>
          <table:table-cell table:style-name="ce767" office:value-type="string" calcext:value-type="string">
            <text:p>Hastighed</text:p>
          </table:table-cell>
          <table:table-cell table:style-name="ce778" office:value-type="string" calcext:value-type="string">
            <text:p>Rychlost</text:p>
          </table:table-cell>
          <table:table-cell table:style-name="ce789" office:value-type="string" calcext:value-type="string">
            <text:p>속력</text:p>
          </table:table-cell>
          <table:table-cell table:style-name="ce800" office:value-type="string" calcext:value-type="string">
            <text:p>Скорость</text:p>
          </table:table-cell>
          <table:table-cell table:style-name="ce812" office:value-type="string" calcext:value-type="string">
            <text:p>Velocitat</text:p>
          </table:table-cell>
          <table:table-cell table:style-name="ce819" office:value-type="string" calcext:value-type="string">
            <text:p>Brzina</text:p>
          </table:table-cell>
          <table:table-cell table:style-name="ce827" office:value-type="string" calcext:value-type="string">
            <text:p>Брзина</text:p>
          </table:table-cell>
          <table:table-cell table:style-name="ce837" office:value-type="string" calcext:value-type="string">
            <text:p>スピード</text:p>
          </table:table-cell>
          <table:table-cell table:style-name="ce849" office:value-type="string" calcext:value-type="string">
            <text:p>Брзина</text:p>
          </table:table-cell>
          <table:table-cell table:style-name="ce857" office:value-type="string" calcext:value-type="string">
            <text:p>السرعة</text:p>
          </table:table-cell>
          <table:table-cell table:style-name="ce866" office:value-type="string" calcext:value-type="string">
            <text:p>سرعت</text:p>
          </table:table-cell>
          <table:table-cell table:style-name="ce874" office:value-type="string" calcext:value-type="string">
            <text:p>Скорост</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VerticalVelocity</text:p>
          </table:table-cell>
          <table:table-cell table:style-name="ce371"/>
          <table:table-cell table:style-name="ce60" office:value-type="string" calcext:value-type="string">
            <text:p>Vertical velocity</text:p>
          </table:table-cell>
          <table:table-cell table:style-name="ce603" office:value-type="string" calcext:value-type="string">
            <text:p>Vitesse verticale</text:p>
          </table:table-cell>
          <table:table-cell table:style-name="ce613" office:value-type="string" calcext:value-type="string">
            <text:p>Verticale snelheid</text:p>
          </table:table-cell>
          <table:table-cell table:style-name="ce620"/>
          <table:table-cell table:style-name="ce632" office:value-type="string" calcext:value-type="string">
            <text:p>Velocidad vertic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Вертикальная скорость</text:p>
          </table:table-cell>
          <table:table-cell table:style-name="ce812" office:value-type="string" calcext:value-type="string">
            <text:p>Velocitat vertical</text:p>
          </table:table-cell>
          <table:table-cell table:style-name="ce819"/>
          <table:table-cell table:style-name="ce827" office:value-type="string" calcext:value-type="string">
            <text:p>Вертикална брзина</text:p>
          </table:table-cell>
          <table:table-cell table:style-name="ce837"/>
          <table:table-cell table:style-name="ce849"/>
          <table:table-cell table:style-name="ce857" office:value-type="string" calcext:value-type="string">
            <text:p>السرعة الرأسية</text:p>
          </table:table-cell>
          <table:table-cell table:style-name="ce866" office:value-type="string" calcext:value-type="string">
            <text:p>سرعت عمودی</text:p>
          </table:table-cell>
          <table:table-cell table:style-name="ce874" office:value-type="string" calcext:value-type="string">
            <text:p>Вертикална скорост</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HorizontalVelocity</text:p>
          </table:table-cell>
          <table:table-cell table:style-name="ce371"/>
          <table:table-cell table:style-name="ce60" office:value-type="string" calcext:value-type="string">
            <text:p>Horizontal velocity</text:p>
          </table:table-cell>
          <table:table-cell table:style-name="ce603" office:value-type="string" calcext:value-type="string">
            <text:p>Vitesse horizontale</text:p>
          </table:table-cell>
          <table:table-cell table:style-name="ce613" office:value-type="string" calcext:value-type="string">
            <text:p>Horizontale snelheid</text:p>
          </table:table-cell>
          <table:table-cell table:style-name="ce620"/>
          <table:table-cell table:style-name="ce632" office:value-type="string" calcext:value-type="string">
            <text:p>Velocidad horizon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Горизонтальная скорость</text:p>
          </table:table-cell>
          <table:table-cell table:style-name="ce812" office:value-type="string" calcext:value-type="string">
            <text:p>Velocitat horitzontal</text:p>
          </table:table-cell>
          <table:table-cell table:style-name="ce819"/>
          <table:table-cell table:style-name="ce827" office:value-type="string" calcext:value-type="string">
            <text:p>Хоризонтална брзина</text:p>
          </table:table-cell>
          <table:table-cell table:style-name="ce837"/>
          <table:table-cell table:style-name="ce849"/>
          <table:table-cell table:style-name="ce857" office:value-type="string" calcext:value-type="string">
            <text:p>السرعة الافقية</text:p>
          </table:table-cell>
          <table:table-cell table:style-name="ce866" office:value-type="string" calcext:value-type="string">
            <text:p>سرعت افقی</text:p>
          </table:table-cell>
          <table:table-cell table:style-name="ce874" office:value-type="string" calcext:value-type="string">
            <text:p>Хоризонтална скорост</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Acceleration</text:p>
          </table:table-cell>
          <table:table-cell table:style-name="ce371"/>
          <table:table-cell table:style-name="ce60" office:value-type="string" calcext:value-type="string">
            <text:p>Acceleration</text:p>
          </table:table-cell>
          <table:table-cell table:style-name="ce603" office:value-type="string" calcext:value-type="string">
            <text:p>Accélération</text:p>
          </table:table-cell>
          <table:table-cell table:style-name="ce613" office:value-type="string" calcext:value-type="string">
            <text:p>Versnelling</text:p>
          </table:table-cell>
          <table:table-cell table:style-name="ce620"/>
          <table:table-cell table:style-name="ce632" office:value-type="string" calcext:value-type="string">
            <text:p>Aceleración</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Ускорение</text:p>
          </table:table-cell>
          <table:table-cell table:style-name="ce812" office:value-type="string" calcext:value-type="string">
            <text:p>Acceleració</text:p>
          </table:table-cell>
          <table:table-cell table:style-name="ce819"/>
          <table:table-cell table:style-name="ce827" office:value-type="string" calcext:value-type="string">
            <text:p>Убрзање</text:p>
          </table:table-cell>
          <table:table-cell table:style-name="ce837"/>
          <table:table-cell table:style-name="ce849"/>
          <table:table-cell table:style-name="ce857" office:value-type="string" calcext:value-type="string">
            <text:p>التسارع</text:p>
          </table:table-cell>
          <table:table-cell table:style-name="ce866" office:value-type="string" calcext:value-type="string">
            <text:p>شتاب </text:p>
          </table:table-cell>
          <table:table-cell table:style-name="ce874" office:value-type="string" calcext:value-type="string">
            <text:p>Ускорени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VerticalAcceleration</text:p>
          </table:table-cell>
          <table:table-cell table:style-name="ce371"/>
          <table:table-cell table:style-name="ce60" office:value-type="string" calcext:value-type="string">
            <text:p>Vertical acceleration</text:p>
          </table:table-cell>
          <table:table-cell table:style-name="ce603" office:value-type="string" calcext:value-type="string">
            <text:p>Accélération verticale</text:p>
          </table:table-cell>
          <table:table-cell table:style-name="ce613" office:value-type="string" calcext:value-type="string">
            <text:p>Verticale versnelling</text:p>
          </table:table-cell>
          <table:table-cell table:style-name="ce620"/>
          <table:table-cell table:style-name="ce632" office:value-type="string" calcext:value-type="string">
            <text:p>Aceleración vertic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Вертикальное ускорение</text:p>
          </table:table-cell>
          <table:table-cell table:style-name="ce812" office:value-type="string" calcext:value-type="string">
            <text:p>Acceleració vertical</text:p>
          </table:table-cell>
          <table:table-cell table:style-name="ce819"/>
          <table:table-cell table:style-name="ce827" office:value-type="string" calcext:value-type="string">
            <text:p>Вертикално убрзање</text:p>
          </table:table-cell>
          <table:table-cell table:style-name="ce837"/>
          <table:table-cell table:style-name="ce849"/>
          <table:table-cell table:style-name="ce857" office:value-type="string" calcext:value-type="string">
            <text:p>التسارع الرأسي</text:p>
          </table:table-cell>
          <table:table-cell table:style-name="ce866" office:value-type="string" calcext:value-type="string">
            <text:p>شتاب عمودی</text:p>
          </table:table-cell>
          <table:table-cell table:style-name="ce874" office:value-type="string" calcext:value-type="string">
            <text:p>Вертикално ускорени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HorizontalAcceleration</text:p>
          </table:table-cell>
          <table:table-cell table:style-name="ce371"/>
          <table:table-cell table:style-name="ce60" office:value-type="string" calcext:value-type="string">
            <text:p>Horizontal acceleration</text:p>
          </table:table-cell>
          <table:table-cell table:style-name="ce603" office:value-type="string" calcext:value-type="string">
            <text:p>Accélération horizontale</text:p>
          </table:table-cell>
          <table:table-cell table:style-name="ce613" office:value-type="string" calcext:value-type="string">
            <text:p>Horizontale versnelling</text:p>
          </table:table-cell>
          <table:table-cell table:style-name="ce620"/>
          <table:table-cell table:style-name="ce632" office:value-type="string" calcext:value-type="string">
            <text:p>Aceleración horizontal</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Горизонтальное ускорение</text:p>
          </table:table-cell>
          <table:table-cell table:style-name="ce812" office:value-type="string" calcext:value-type="string">
            <text:p>Acceleració horitzontal</text:p>
          </table:table-cell>
          <table:table-cell table:style-name="ce819"/>
          <table:table-cell table:style-name="ce827" office:value-type="string" calcext:value-type="string">
            <text:p>Хоризонтално убрзање</text:p>
          </table:table-cell>
          <table:table-cell table:style-name="ce837"/>
          <table:table-cell table:style-name="ce849"/>
          <table:table-cell table:style-name="ce857" office:value-type="string" calcext:value-type="string">
            <text:p>التسارع الأفقي</text:p>
          </table:table-cell>
          <table:table-cell table:style-name="ce866" office:value-type="string" calcext:value-type="string">
            <text:p>شتاب افقی</text:p>
          </table:table-cell>
          <table:table-cell table:style-name="ce874" office:value-type="string" calcext:value-type="string">
            <text:p>Хоризонтално ускорени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AngularDisplacement</text:p>
          </table:table-cell>
          <table:table-cell table:style-name="ce371"/>
          <table:table-cell table:style-name="ce60" office:value-type="string" calcext:value-type="string">
            <text:p>Angular displacement</text:p>
          </table:table-cell>
          <table:table-cell table:style-name="ce603" office:value-type="string" calcext:value-type="string">
            <text:p>Déplacement angulaire</text:p>
          </table:table-cell>
          <table:table-cell table:style-name="ce613" office:value-type="string" calcext:value-type="string">
            <text:p>Hoekverplaatsing</text:p>
          </table:table-cell>
          <table:table-cell table:style-name="ce620"/>
          <table:table-cell table:style-name="ce632" office:value-type="string" calcext:value-type="string">
            <text:p>Desplazamiento angular</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Угловое перемещение</text:p>
          </table:table-cell>
          <table:table-cell table:style-name="ce812" office:value-type="string" calcext:value-type="string">
            <text:p>Desplaçament angular</text:p>
          </table:table-cell>
          <table:table-cell table:style-name="ce819"/>
          <table:table-cell table:style-name="ce827" office:value-type="string" calcext:value-type="string">
            <text:p>Угаони померај</text:p>
          </table:table-cell>
          <table:table-cell table:style-name="ce837"/>
          <table:table-cell table:style-name="ce849"/>
          <table:table-cell table:style-name="ce857" office:value-type="string" calcext:value-type="string">
            <text:p>الازاحة الزاوية</text:p>
          </table:table-cell>
          <table:table-cell table:style-name="ce866" office:value-type="string" calcext:value-type="string">
            <text:p>جابجایی زاویه‌ای</text:p>
          </table:table-cell>
          <table:table-cell table:style-name="ce874" office:value-type="string" calcext:value-type="string">
            <text:p>Ъглово изместван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AngularVelocity</text:p>
          </table:table-cell>
          <table:table-cell table:style-name="ce371"/>
          <table:table-cell table:style-name="ce60" office:value-type="string" calcext:value-type="string">
            <text:p>Angular velocity</text:p>
          </table:table-cell>
          <table:table-cell table:style-name="ce603" office:value-type="string" calcext:value-type="string">
            <text:p>Vitesse angulaire</text:p>
          </table:table-cell>
          <table:table-cell table:style-name="ce613" office:value-type="string" calcext:value-type="string">
            <text:p>Hoeksnelheid</text:p>
          </table:table-cell>
          <table:table-cell table:style-name="ce620"/>
          <table:table-cell table:style-name="ce632" office:value-type="string" calcext:value-type="string">
            <text:p>Velocidad angular</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Угловая скорость</text:p>
          </table:table-cell>
          <table:table-cell table:style-name="ce812" office:value-type="string" calcext:value-type="string">
            <text:p>Velocitat angular</text:p>
          </table:table-cell>
          <table:table-cell table:style-name="ce819"/>
          <table:table-cell table:style-name="ce827" office:value-type="string" calcext:value-type="string">
            <text:p>Уну</text:p>
          </table:table-cell>
          <table:table-cell table:style-name="ce837"/>
          <table:table-cell table:style-name="ce849"/>
          <table:table-cell table:style-name="ce857" office:value-type="string" calcext:value-type="string">
            <text:p>السرعة الزاوية</text:p>
          </table:table-cell>
          <table:table-cell table:style-name="ce866" office:value-type="string" calcext:value-type="string">
            <text:p>سرعت زاویه‌ای</text:p>
          </table:table-cell>
          <table:table-cell table:style-name="ce874" office:value-type="string" calcext:value-type="string">
            <text:p>Ъглова скорост</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ExtraData_AngularAcceleration</text:p>
          </table:table-cell>
          <table:table-cell table:style-name="ce371"/>
          <table:table-cell table:style-name="ce60" office:value-type="string" calcext:value-type="string">
            <text:p>Angular acceleration</text:p>
          </table:table-cell>
          <table:table-cell table:style-name="ce603" office:value-type="string" calcext:value-type="string">
            <text:p>Accélération angulaire</text:p>
          </table:table-cell>
          <table:table-cell table:style-name="ce613" office:value-type="string" calcext:value-type="string">
            <text:p>Hoekversnelling</text:p>
          </table:table-cell>
          <table:table-cell table:style-name="ce620"/>
          <table:table-cell table:style-name="ce632" office:value-type="string" calcext:value-type="string">
            <text:p>Aceleración angular</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Угловое ускорение</text:p>
          </table:table-cell>
          <table:table-cell table:style-name="ce812" office:value-type="string" calcext:value-type="string">
            <text:p>Acceleració angular</text:p>
          </table:table-cell>
          <table:table-cell table:style-name="ce819"/>
          <table:table-cell table:style-name="ce827" office:value-type="string" calcext:value-type="string">
            <text:p>Угаоно убрзање</text:p>
          </table:table-cell>
          <table:table-cell table:style-name="ce837"/>
          <table:table-cell table:style-name="ce849"/>
          <table:table-cell table:style-name="ce857" office:value-type="string" calcext:value-type="string">
            <text:p>العجلة الزاوية</text:p>
          </table:table-cell>
          <table:table-cell table:style-name="ce866" office:value-type="string" calcext:value-type="string">
            <text:p>شتاب زاویه‌ای</text:p>
          </table:table-cell>
          <table:table-cell table:style-name="ce874" office:value-type="string" calcext:value-type="string">
            <text:p>Ъглово ускорение</text:p>
          </table:table-cell>
          <table:table-cell table:style-name="ce315" table:number-columns-repeated="990"/>
          <table:table-cell table:number-columns-repeated="4"/>
        </table:table-row>
        <table:table-row table:style-name="ro11">
          <table:table-cell table:style-name="ce49" office:value-type="string" calcext:value-type="string">
            <text:p>dlgConfigureTrajectory_ExtraData_CentripetalAcceleration</text:p>
          </table:table-cell>
          <table:table-cell table:style-name="ce371"/>
          <table:table-cell table:style-name="ce60" office:value-type="string" calcext:value-type="string">
            <text:p>Centripetal acceleration</text:p>
          </table:table-cell>
          <table:table-cell table:style-name="ce603" office:value-type="string" calcext:value-type="string">
            <text:p>Accélération centripète</text:p>
          </table:table-cell>
          <table:table-cell table:style-name="ce613" office:value-type="string" calcext:value-type="string">
            <text:p>Middelpuntzoekende versnelling</text:p>
          </table:table-cell>
          <table:table-cell table:style-name="ce620"/>
          <table:table-cell table:style-name="ce632" office:value-type="string" calcext:value-type="string">
            <text:p>Aceleración centrípeta</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Центростремительное ускороение</text:p>
          </table:table-cell>
          <table:table-cell table:style-name="ce812" office:value-type="string" calcext:value-type="string">
            <text:p>Acceleració centrípeta</text:p>
          </table:table-cell>
          <table:table-cell table:style-name="ce819"/>
          <table:table-cell table:style-name="ce827" office:value-type="string" calcext:value-type="string">
            <text:p>Центрипетално убрзање</text:p>
          </table:table-cell>
          <table:table-cell table:style-name="ce837"/>
          <table:table-cell table:style-name="ce849"/>
          <table:table-cell table:style-name="ce857" office:value-type="string" calcext:value-type="string">
            <text:p>العجلة المركزية</text:p>
          </table:table-cell>
          <table:table-cell table:style-name="ce866" office:value-type="string" calcext:value-type="string">
            <text:p>شتاب مرکز گرا</text:p>
          </table:table-cell>
          <table:table-cell table:style-name="ce874" office:value-type="string" calcext:value-type="string">
            <text:p>Центроустремително ускороение</text:p>
          </table:table-cell>
          <table:table-cell table:style-name="ce315" table:number-columns-repeated="990"/>
          <table:table-cell table:number-columns-repeated="4"/>
        </table:table-row>
        <table:table-row table:style-name="ro10">
          <table:table-cell table:style-name="ce49" office:value-type="string" calcext:value-type="string">
            <text:p>ExtraData_Length</text:p>
          </table:table-cell>
          <table:table-cell table:style-name="ce371"/>
          <table:table-cell table:style-name="ce60" office:value-type="string" calcext:value-type="string">
            <text:p>Length</text:p>
          </table:table-cell>
          <table:table-cell table:style-name="ce603" office:value-type="string" calcext:value-type="string">
            <text:p>Distance</text:p>
          </table:table-cell>
          <table:table-cell table:style-name="ce613" office:value-type="string" calcext:value-type="string">
            <text:p>Lengte</text:p>
          </table:table-cell>
          <table:table-cell table:style-name="ce620"/>
          <table:table-cell table:style-name="ce632" office:value-type="string" calcext:value-type="string">
            <text:p>Longitud</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table:table-cell table:style-name="ce812" office:value-type="string" calcext:value-type="string">
            <text:p>Longitu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طول</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ExtraData_Center</text:p>
          </table:table-cell>
          <table:table-cell table:style-name="ce371"/>
          <table:table-cell table:style-name="ce60" office:value-type="string" calcext:value-type="string">
            <text:p>Center</text:p>
          </table:table-cell>
          <table:table-cell table:style-name="ce603" office:value-type="string" calcext:value-type="string">
            <text:p>Centre</text:p>
          </table:table-cell>
          <table:table-cell table:style-name="ce613" office:value-type="string" calcext:value-type="string">
            <text:p>Midden</text:p>
          </table:table-cell>
          <table:table-cell table:style-name="ce620"/>
          <table:table-cell table:style-name="ce632" office:value-type="string" calcext:value-type="string">
            <text:p>Centro</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table:table-cell table:style-name="ce812" office:value-type="string" calcext:value-type="string">
            <text:p>Centr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رکز</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ExtraData_Radius</text:p>
          </table:table-cell>
          <table:table-cell table:style-name="ce371"/>
          <table:table-cell table:style-name="ce60" office:value-type="string" calcext:value-type="string">
            <text:p>Radius</text:p>
          </table:table-cell>
          <table:table-cell table:style-name="ce603" office:value-type="string" calcext:value-type="string">
            <text:p>Rayon</text:p>
          </table:table-cell>
          <table:table-cell table:style-name="ce613" office:value-type="string" calcext:value-type="string">
            <text:p>Hoek</text:p>
          </table:table-cell>
          <table:table-cell table:style-name="ce620"/>
          <table:table-cell table:style-name="ce632" office:value-type="string" calcext:value-type="string">
            <text:p>Radio</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table:table-cell table:style-name="ce812" office:value-type="string" calcext:value-type="string">
            <text:p>Radi</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شعاع</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ExtraData_Diameter</text:p>
          </table:table-cell>
          <table:table-cell table:style-name="ce371"/>
          <table:table-cell table:style-name="ce60" office:value-type="string" calcext:value-type="string">
            <text:p>Diameter</text:p>
          </table:table-cell>
          <table:table-cell table:style-name="ce603" office:value-type="string" calcext:value-type="string">
            <text:p>Diamètre</text:p>
          </table:table-cell>
          <table:table-cell table:style-name="ce613" office:value-type="string" calcext:value-type="string">
            <text:p>Diameter</text:p>
          </table:table-cell>
          <table:table-cell table:style-name="ce620"/>
          <table:table-cell table:style-name="ce632" office:value-type="string" calcext:value-type="string">
            <text:p>Diámetro</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table:table-cell table:style-name="ce812" office:value-type="string" calcext:value-type="string">
            <text:p>Diàmetr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قطر</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ExtraData_Circumference</text:p>
          </table:table-cell>
          <table:table-cell table:style-name="ce371"/>
          <table:table-cell table:style-name="ce60" office:value-type="string" calcext:value-type="string">
            <text:p>Circumference</text:p>
          </table:table-cell>
          <table:table-cell table:style-name="ce603" office:value-type="string" calcext:value-type="string">
            <text:p>Circomférence</text:p>
          </table:table-cell>
          <table:table-cell table:style-name="ce613" office:value-type="string" calcext:value-type="string">
            <text:p>Omtrek</text:p>
          </table:table-cell>
          <table:table-cell table:style-name="ce620"/>
          <table:table-cell table:style-name="ce632" office:value-type="string" calcext:value-type="string">
            <text:p>Circunferencia</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table:table-cell table:style-name="ce812" office:value-type="string" calcext:value-type="string">
            <text:p>Circumferència</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حیط</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dlgConfigureTrajectory_Tracking</text:p>
          </table:table-cell>
          <table:table-cell table:style-name="ce371"/>
          <table:table-cell table:style-name="ce60" office:value-type="string" calcext:value-type="string">
            <text:p>Tracking</text:p>
          </table:table-cell>
          <table:table-cell table:style-name="ce603" office:value-type="string" calcext:value-type="string">
            <text:p>Suivi</text:p>
          </table:table-cell>
          <table:table-cell table:style-name="ce613" office:value-type="string" calcext:value-type="string">
            <text:p>Volgen</text:p>
          </table:table-cell>
          <table:table-cell table:style-name="ce620"/>
          <table:table-cell table:style-name="ce632" office:value-type="string" calcext:value-type="string">
            <text:p>Seguimiento</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Отслеживание</text:p>
          </table:table-cell>
          <table:table-cell table:style-name="ce812" office:value-type="string" calcext:value-type="string">
            <text:p>Seguiment</text:p>
          </table:table-cell>
          <table:table-cell table:style-name="ce819"/>
          <table:table-cell table:style-name="ce827" office:value-type="string" calcext:value-type="string">
            <text:p>Праћење</text:p>
          </table:table-cell>
          <table:table-cell table:style-name="ce837"/>
          <table:table-cell table:style-name="ce849"/>
          <table:table-cell table:style-name="ce857" office:value-type="string" calcext:value-type="string">
            <text:p>التتبع</text:p>
          </table:table-cell>
          <table:table-cell table:style-name="ce866" office:value-type="string" calcext:value-type="string">
            <text:p>ردیابی</text:p>
          </table:table-cell>
          <table:table-cell table:style-name="ce874" office:value-type="string" calcext:value-type="string">
            <text:p>Проследяване</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Tracking_ObjectWindow</text:p>
          </table:table-cell>
          <table:table-cell table:style-name="ce371"/>
          <table:table-cell table:style-name="ce60" office:value-type="string" calcext:value-type="string">
            <text:p>Object window:</text:p>
          </table:table-cell>
          <table:table-cell table:style-name="ce603" office:value-type="string" calcext:value-type="string">
            <text:p>Fenêtre de l'objet :</text:p>
          </table:table-cell>
          <table:table-cell table:style-name="ce613" office:value-type="string" calcext:value-type="string">
            <text:p>Voorwerpscherm:</text:p>
          </table:table-cell>
          <table:table-cell table:style-name="ce620"/>
          <table:table-cell table:style-name="ce632" office:value-type="string" calcext:value-type="string">
            <text:p>Ventana de objeto:</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Окно объекта:</text:p>
          </table:table-cell>
          <table:table-cell table:style-name="ce812" office:value-type="string" calcext:value-type="string">
            <text:p>Finestra de l'objecte:</text:p>
          </table:table-cell>
          <table:table-cell table:style-name="ce819"/>
          <table:table-cell table:style-name="ce827" office:value-type="string" calcext:value-type="string">
            <text:p>Прозор објекта:</text:p>
          </table:table-cell>
          <table:table-cell table:style-name="ce837"/>
          <table:table-cell table:style-name="ce849"/>
          <table:table-cell table:style-name="ce857" office:value-type="string" calcext:value-type="string">
            <text:p>اطار الهدف</text:p>
          </table:table-cell>
          <table:table-cell table:style-name="ce866" office:value-type="string" calcext:value-type="string">
            <text:p>پنجره شیئی:</text:p>
          </table:table-cell>
          <table:table-cell table:style-name="ce874" office:value-type="string" calcext:value-type="string">
            <text:p>Прозорец на обекта:</text:p>
          </table:table-cell>
          <table:table-cell table:style-name="ce315" table:number-columns-repeated="990"/>
          <table:table-cell table:number-columns-repeated="4"/>
        </table:table-row>
        <table:table-row table:style-name="ro10">
          <table:table-cell table:style-name="ce49" office:value-type="string" calcext:value-type="string">
            <text:p>dlgConfigureTrajectory_Tracking_SearchWindow</text:p>
          </table:table-cell>
          <table:table-cell table:style-name="ce371"/>
          <table:table-cell table:style-name="ce60" office:value-type="string" calcext:value-type="string">
            <text:p>Search window:</text:p>
          </table:table-cell>
          <table:table-cell table:style-name="ce603" office:value-type="string" calcext:value-type="string">
            <text:p>Fenêtre de recherche :</text:p>
          </table:table-cell>
          <table:table-cell table:style-name="ce613" office:value-type="string" calcext:value-type="string">
            <text:p>Zoekscherm:</text:p>
          </table:table-cell>
          <table:table-cell table:style-name="ce620"/>
          <table:table-cell table:style-name="ce632" office:value-type="string" calcext:value-type="string">
            <text:p>Ventana de búsqueda</text:p>
          </table:table-cell>
          <table:table-cell table:style-name="ce646"/>
          <table:table-cell table:style-name="ce657"/>
          <table:table-cell table:style-name="ce668"/>
          <table:table-cell table:style-name="ce680"/>
          <table:table-cell table:style-name="ce699"/>
          <table:table-cell table:style-name="ce710"/>
          <table:table-cell table:style-name="ce719"/>
          <table:table-cell table:style-name="ce730"/>
          <table:table-cell table:style-name="ce740"/>
          <table:table-cell table:style-name="ce749"/>
          <table:table-cell table:style-name="ce759"/>
          <table:table-cell table:style-name="ce767"/>
          <table:table-cell table:style-name="ce778"/>
          <table:table-cell table:style-name="ce789"/>
          <table:table-cell table:style-name="ce800" office:value-type="string" calcext:value-type="string">
            <text:p>Окно поиска:</text:p>
          </table:table-cell>
          <table:table-cell table:style-name="ce812" office:value-type="string" calcext:value-type="string">
            <text:p>Finestra de cerca:</text:p>
          </table:table-cell>
          <table:table-cell table:style-name="ce819"/>
          <table:table-cell table:style-name="ce827" office:value-type="string" calcext:value-type="string">
            <text:p>Прозор за претраживање:</text:p>
          </table:table-cell>
          <table:table-cell table:style-name="ce837"/>
          <table:table-cell table:style-name="ce849"/>
          <table:table-cell table:style-name="ce857" office:value-type="string" calcext:value-type="string">
            <text:p>اطار البحث</text:p>
          </table:table-cell>
          <table:table-cell table:style-name="ce866" office:value-type="string" calcext:value-type="string">
            <text:p>پنجره جستجو:</text:p>
          </table:table-cell>
          <table:table-cell table:style-name="ce874" office:value-type="string" calcext:value-type="string">
            <text:p>Прозорец на търсене:</text:p>
          </table:table-cell>
          <table:table-cell table:style-name="ce315" table:number-columns-repeated="990"/>
          <table:table-cell table:number-columns-repeated="4"/>
        </table:table-row>
        <table:table-row table:style-name="ro11">
          <table:table-cell table:style-name="ce574" office:value-type="string" calcext:value-type="string">
            <text:p>dlgConfigureMeasure_lblRealSize</text:p>
          </table:table-cell>
          <table:table-cell table:style-name="ce371"/>
          <table:table-cell table:style-name="ce588" office:value-type="string" calcext:value-type="string">
            <text:p>Real size of the segment :</text:p>
          </table:table-cell>
          <table:table-cell table:style-name="ce603" office:value-type="string" calcext:value-type="string">
            <text:p>Taille réelle du segment :</text:p>
          </table:table-cell>
          <table:table-cell table:style-name="ce613" office:value-type="string" calcext:value-type="string">
            <text:p>Werkelijke afmetingen van het segment:</text:p>
          </table:table-cell>
          <table:table-cell table:style-name="ce621" office:value-type="string" calcext:value-type="string">
            <text:p>Tatsächliche Länge der Strecke</text:p>
          </table:table-cell>
          <table:table-cell table:style-name="ce632" office:value-type="string" calcext:value-type="string">
            <text:p>Medida real del segmento :</text:p>
          </table:table-cell>
          <table:table-cell table:style-name="ce645" office:value-type="string" calcext:value-type="string">
            <text:p>Tamanho real do segmento:</text:p>
          </table:table-cell>
          <table:table-cell table:style-name="ce657"/>
          <table:table-cell table:style-name="ce668" office:value-type="string" calcext:value-type="string">
            <text:p>Dimensione reale del segmento :</text:p>
          </table:table-cell>
          <table:table-cell table:style-name="ce681" office:value-type="string" calcext:value-type="string">
            <text:p>Marimea reala a segmentului :</text:p>
          </table:table-cell>
          <table:table-cell table:style-name="ce696" office:value-type="string" calcext:value-type="string">
            <text:p>Segmentin oikea koko:</text:p>
          </table:table-cell>
          <table:table-cell table:style-name="ce708" office:value-type="string" calcext:value-type="string">
            <text:p>Reell størrelse på segment:</text:p>
          </table:table-cell>
          <table:table-cell table:style-name="ce719" office:value-type="string" calcext:value-type="string">
            <text:p>片段真实大小 :</text:p>
          </table:table-cell>
          <table:table-cell table:style-name="ce728" office:value-type="string" calcext:value-type="string">
            <text:p>Segmentin gerçek büyüklüğü :</text:p>
          </table:table-cell>
          <table:table-cell table:style-name="ce737" office:value-type="string" calcext:value-type="string">
            <text:p>Πραγματικό μέγεθος του τμήματος</text:p>
          </table:table-cell>
          <table:table-cell table:style-name="ce749" office:value-type="string" calcext:value-type="string">
            <text:p>Segmento dydis :</text:p>
          </table:table-cell>
          <table:table-cell table:style-name="ce759" office:value-type="string" calcext:value-type="string">
            <text:p>Verklig storlek av segmentet :</text:p>
          </table:table-cell>
          <table:table-cell table:style-name="ce767" office:value-type="string" calcext:value-type="string">
            <text:p>Segmentets naturlige størrelse</text:p>
          </table:table-cell>
          <table:table-cell table:style-name="ce778" office:value-type="string" calcext:value-type="string">
            <text:p>Skutečná velikost segmentu:</text:p>
          </table:table-cell>
          <table:table-cell table:style-name="ce787" office:value-type="string" calcext:value-type="string">
            <text:p><text:span text:style-name="T4">분절의</text:span><text:span text:style-name="T5"> </text:span><text:span text:style-name="T6">실제</text:span><text:span text:style-name="T5"> </text:span><text:span text:style-name="T6">크기</text:span><text:span text:style-name="T5">:</text:span></text:p>
          </table:table-cell>
          <table:table-cell table:style-name="ce800" office:value-type="string" calcext:value-type="string">
            <text:p>Реальный размер сегмента:</text:p>
          </table:table-cell>
          <table:table-cell table:style-name="ce812" office:value-type="string" calcext:value-type="string">
            <text:p>Mesura real del segment</text:p>
          </table:table-cell>
          <table:table-cell table:style-name="ce819" office:value-type="string" calcext:value-type="string">
            <text:p>Realna veličina segmenta:</text:p>
          </table:table-cell>
          <table:table-cell table:style-name="ce827" office:value-type="string" calcext:value-type="string">
            <text:p>Реална величина сегмента:</text:p>
          </table:table-cell>
          <table:table-cell table:style-name="ce839" office:value-type="string" calcext:value-type="string">
            <text:p><text:span text:style-name="T16">セグメントの実際のサイズ</text:span><text:span text:style-name="T17">:</text:span></text:p>
          </table:table-cell>
          <table:table-cell table:style-name="ce849" office:value-type="string" calcext:value-type="string">
            <text:p>Оригинална големина на сегментот:</text:p>
          </table:table-cell>
          <table:table-cell table:style-name="ce857" office:value-type="string" calcext:value-type="string">
            <text:p>الحجم الحقيقي للمقطع:</text:p>
          </table:table-cell>
          <table:table-cell table:style-name="ce866" office:value-type="string" calcext:value-type="string">
            <text:p>اندازه واقعی قطعه:</text:p>
          </table:table-cell>
          <table:table-cell table:style-name="ce874" office:value-type="string" calcext:value-type="string">
            <text:p>Реален размер на сегмента:</text:p>
          </table:table-cell>
          <table:table-cell table:style-name="ce315" table:number-columns-repeated="990"/>
          <table:table-cell table:number-columns-repeated="4"/>
        </table:table-row>
        <table:table-row table:style-name="ro18">
          <table:table-cell table:style-name="ce574" office:value-type="string" calcext:value-type="string">
            <text:p>dlgCalibrateLine_Title</text:p>
          </table:table-cell>
          <table:table-cell table:style-name="ce371"/>
          <table:table-cell table:style-name="ce588" office:value-type="string" calcext:value-type="string">
            <text:p>Line calibration</text:p>
          </table:table-cell>
          <table:table-cell table:style-name="ce603" office:value-type="string" calcext:value-type="string">
            <text:p>Calibration de ligne</text:p>
          </table:table-cell>
          <table:table-cell table:style-name="ce613" office:value-type="string" calcext:value-type="string">
            <text:p>Lijn Calibratie</text:p>
          </table:table-cell>
          <table:table-cell table:style-name="ce621" office:value-type="string" calcext:value-type="string">
            <text:p>Messung kalibrieren</text:p>
          </table:table-cell>
          <table:table-cell table:style-name="ce632" office:value-type="string" calcext:value-type="string">
            <text:p>Calibrar la medida</text:p>
          </table:table-cell>
          <table:table-cell table:style-name="ce646" office:value-type="string" calcext:value-type="string">
            <text:p>Calibrar medida</text:p>
          </table:table-cell>
          <table:table-cell table:style-name="ce657"/>
          <table:table-cell table:style-name="ce668" office:value-type="string" calcext:value-type="string">
            <text:p>Misura stabilita</text:p>
          </table:table-cell>
          <table:table-cell table:style-name="ce681" office:value-type="string" calcext:value-type="string">
            <text:p>Calibrare</text:p>
          </table:table-cell>
          <table:table-cell table:style-name="ce696" office:value-type="string" calcext:value-type="string">
            <text:p>Sulje mitta</text:p>
          </table:table-cell>
          <table:table-cell table:style-name="ce710" office:value-type="string" calcext:value-type="string">
            <text:p>Kalibrere måling</text:p>
          </table:table-cell>
          <table:table-cell table:style-name="ce719" office:value-type="string" calcext:value-type="string">
            <text:p>校准测量</text:p>
          </table:table-cell>
          <table:table-cell table:style-name="ce728" office:value-type="string" calcext:value-type="string">
            <text:p>Ölçümü Kalibre Et</text:p>
          </table:table-cell>
          <table:table-cell table:style-name="ce737" office:value-type="string" calcext:value-type="string">
            <text:p>Μέτρηση σφραγίδας</text:p>
          </table:table-cell>
          <table:table-cell table:style-name="ce749" office:value-type="string" calcext:value-type="string">
            <text:p>Nustatyti dydį</text:p>
          </table:table-cell>
          <table:table-cell table:style-name="ce759" office:value-type="string" calcext:value-type="string">
            <text:p>Kalibrera Längd</text:p>
          </table:table-cell>
          <table:table-cell table:style-name="ce768" office:value-type="string" calcext:value-type="string">
            <text:p>Kalibrering af linje</text:p>
          </table:table-cell>
          <table:table-cell table:style-name="ce778" office:value-type="string" calcext:value-type="string">
            <text:p>Kalibrace měření</text:p>
          </table:table-cell>
          <table:table-cell table:style-name="ce787" office:value-type="string" calcext:value-type="string">
            <text:p><text:span text:style-name="T4">자를</text:span><text:span text:style-name="T5"> </text:span><text:span text:style-name="T6">측정함</text:span></text:p>
          </table:table-cell>
          <table:table-cell table:style-name="ce800" office:value-type="string" calcext:value-type="string">
            <text:p>Калибровка линии</text:p>
          </table:table-cell>
          <table:table-cell table:style-name="ce812" office:value-type="string" calcext:value-type="string">
            <text:p>Calibració lineal</text:p>
          </table:table-cell>
          <table:table-cell table:style-name="ce819" office:value-type="string" calcext:value-type="string">
            <text:p>Linija kalabracije</text:p>
          </table:table-cell>
          <table:table-cell table:style-name="ce827" office:value-type="string" calcext:value-type="string">
            <text:p>Линија калибрације</text:p>
          </table:table-cell>
          <table:table-cell table:style-name="ce837" office:value-type="string" calcext:value-type="string">
            <text:p>ライン較正</text:p>
          </table:table-cell>
          <table:table-cell table:style-name="ce849" office:value-type="string" calcext:value-type="string">
            <text:p>Калибрација на линијата</text:p>
          </table:table-cell>
          <table:table-cell table:style-name="ce857" office:value-type="string" calcext:value-type="string">
            <text:p>معايرة الخط</text:p>
          </table:table-cell>
          <table:table-cell table:style-name="ce866" office:value-type="string" calcext:value-type="string">
            <text:p>کالیبراسیون خط</text:p>
          </table:table-cell>
          <table:table-cell table:style-name="ce874" office:value-type="string" calcext:value-type="string">
            <text:p>Калибриране на линия</text:p>
          </table:table-cell>
          <table:table-cell table:style-name="ce315" table:number-columns-repeated="990"/>
          <table:table-cell table:number-columns-repeated="4"/>
        </table:table-row>
        <table:table-row table:style-name="ro18">
          <table:table-cell table:style-name="ce574" office:value-type="string" calcext:value-type="string">
            <text:p>dlgCalibratePlane_Title</text:p>
          </table:table-cell>
          <table:table-cell table:style-name="ce371"/>
          <table:table-cell table:style-name="ce588" office:value-type="string" calcext:value-type="string">
            <text:p>Plane calibration</text:p>
          </table:table-cell>
          <table:table-cell table:style-name="ce603" office:value-type="string" calcext:value-type="string">
            <text:p>Calibration du plan</text:p>
          </table:table-cell>
          <table:table-cell table:style-name="ce613" office:value-type="string" calcext:value-type="string">
            <text:p>Vlak Calibratie</text:p>
          </table:table-cell>
          <table:table-cell table:style-name="ce621"/>
          <table:table-cell table:style-name="ce632" office:value-type="string" calcext:value-type="string">
            <text:p>Plano de calibración</text:p>
          </table:table-cell>
          <table:table-cell table:style-name="ce646"/>
          <table:table-cell table:style-name="ce657"/>
          <table:table-cell table:style-name="ce668"/>
          <table:table-cell table:style-name="ce681"/>
          <table:table-cell table:style-name="ce696"/>
          <table:table-cell table:style-name="ce710"/>
          <table:table-cell table:style-name="ce719"/>
          <table:table-cell table:style-name="ce728"/>
          <table:table-cell table:style-name="ce737"/>
          <table:table-cell table:style-name="ce749"/>
          <table:table-cell table:style-name="ce759"/>
          <table:table-cell table:style-name="ce768" office:value-type="string" calcext:value-type="string">
            <text:p>Kalibrering af plan</text:p>
          </table:table-cell>
          <table:table-cell table:style-name="ce778"/>
          <table:table-cell table:style-name="ce787"/>
          <table:table-cell table:style-name="ce802" office:value-type="string" calcext:value-type="string">
            <text:p>Калибровка плоскости</text:p>
          </table:table-cell>
          <table:table-cell table:style-name="ce812" office:value-type="string" calcext:value-type="string">
            <text:p>Calibració del pla</text:p>
          </table:table-cell>
          <table:table-cell table:style-name="ce819" office:value-type="string" calcext:value-type="string">
            <text:p>Ravna kalabracija</text:p>
          </table:table-cell>
          <table:table-cell table:style-name="ce827" office:value-type="string" calcext:value-type="string">
            <text:p>Равна калабрација</text:p>
          </table:table-cell>
          <table:table-cell table:style-name="ce837" office:value-type="string" calcext:value-type="string">
            <text:p>平面較正</text:p>
          </table:table-cell>
          <table:table-cell table:style-name="ce849" office:value-type="string" calcext:value-type="string">
            <text:p>Калибрација на рамнината</text:p>
          </table:table-cell>
          <table:table-cell table:style-name="ce857" office:value-type="string" calcext:value-type="string">
            <text:p>خطة المعايرة</text:p>
          </table:table-cell>
          <table:table-cell table:style-name="ce866" office:value-type="string" calcext:value-type="string">
            <text:p>کالیبراسیون سطح</text:p>
          </table:table-cell>
          <table:table-cell table:style-name="ce874" office:value-type="string" calcext:value-type="string">
            <text:p>Калибриране на равнината</text:p>
          </table:table-cell>
          <table:table-cell table:style-name="ce315" table:number-columns-repeated="990"/>
          <table:table-cell table:number-columns-repeated="4"/>
        </table:table-row>
        <table:table-row table:style-name="ro14">
          <table:table-cell table:style-name="ce49" office:value-type="string" calcext:value-type="string">
            <text:p>dlgDiapoExport_LabelFrequencyHundredth</text:p>
          </table:table-cell>
          <table:table-cell table:style-name="ce371"/>
          <table:table-cell table:style-name="ce60" office:value-type="string" calcext:value-type="string">
            <text:p>Duration on each Key Image : {0} hundredth of seconds.</text:p>
          </table:table-cell>
          <table:table-cell table:style-name="ce602" office:value-type="string" calcext:value-type="string">
            <text:p>Durée de chaque Image Clé : {0} centièmes de secondes.</text:p>
          </table:table-cell>
          <table:table-cell table:style-name="ce613" office:value-type="string" calcext:value-type="string">
            <text:p>Duur van elke Kernbeeld :{0} hondersten van seconden.</text:p>
          </table:table-cell>
          <table:table-cell table:style-name="ce621" office:value-type="string" calcext:value-type="string">
            <text:p>Anzeigedauer jedes Bildes : {0} Hundertstelsekunden</text:p>
          </table:table-cell>
          <table:table-cell table:style-name="ce632" office:value-type="string" calcext:value-type="string">
            <text:p>Duración de cada diapositiva: {0} centésimas de segundo.</text:p>
          </table:table-cell>
          <table:table-cell table:style-name="ce645" office:value-type="string" calcext:value-type="string">
            <text:p>Duração de cada Quadro de Imagem: {0} centésimos de segundos.</text:p>
          </table:table-cell>
          <table:table-cell table:style-name="ce659" office:value-type="string" calcext:value-type="string">
            <text:p>Czas trwania każdego diapozytywu : {0} setnych sekundy.</text:p>
          </table:table-cell>
          <table:table-cell table:style-name="ce667" office:value-type="string" calcext:value-type="string">
            <text:p>Durata per ogni Immagine Chiave : {0} centesimi di secondo.</text:p>
          </table:table-cell>
          <table:table-cell table:style-name="ce680" office:value-type="string" calcext:value-type="string">
            <text:p>Durata fiecărui diapozitiv: {0} sutimi de secundă.</text:p>
          </table:table-cell>
          <table:table-cell table:style-name="ce695" office:value-type="string" calcext:value-type="string">
            <text:p>Erilliskuvan kesto : {0} sadasosa sekuntia</text:p>
          </table:table-cell>
          <table:table-cell table:style-name="ce708" office:value-type="string" calcext:value-type="string">
            <text:p>Varighet av hvert Nøkkelbilde : {0} hundredels sekund</text:p>
          </table:table-cell>
          <table:table-cell table:style-name="ce719" office:value-type="string" calcext:value-type="string">
            <text:p>每个关键图像的长短 : {0} 百秒.</text:p>
          </table:table-cell>
          <table:table-cell table:style-name="ce728" office:value-type="string" calcext:value-type="string">
            <text:p>Her bir Anahtar İmaj üzerinde geçen süre: <text:s/>saniyenin yüzde {0} sı.</text:p>
          </table:table-cell>
          <table:table-cell table:style-name="ce737" office:value-type="string" calcext:value-type="string">
            <text:p>Διάρκεια κάθε Βασικής εικόνας : {0} εκατοστά του δευτερολέπτου.</text:p>
          </table:table-cell>
          <table:table-cell table:style-name="ce749" office:value-type="string" calcext:value-type="string">
            <text:p>Trukmė pažymėtų paveikslėlių : {0} šimtųjų sekundžių.</text:p>
          </table:table-cell>
          <table:table-cell table:style-name="ce759" office:value-type="string" calcext:value-type="string">
            <text:p>Längd på varje nyckelbild : {0} hundradels sekunder</text:p>
          </table:table-cell>
          <table:table-cell table:style-name="ce767" office:value-type="string" calcext:value-type="string">
            <text:p>Varighed af hvert nøglebilled: {0}/100 sek.</text:p>
          </table:table-cell>
          <table:table-cell table:style-name="ce778" office:value-type="string" calcext:value-type="string">
            <text:p>Výdrž na každé klíčové pozici : {0} setin sekundy.</text:p>
          </table:table-cell>
          <table:table-cell table:style-name="ce787" office:value-type="string" calcext:value-type="string">
            <text:p><text:span text:style-name="T4">키</text:span><text:span text:style-name="T5"> </text:span><text:span text:style-name="T6">이미지</text:span><text:span text:style-name="T5">'</text:span><text:span text:style-name="T6">에서의</text:span><text:span text:style-name="T5"> </text:span><text:span text:style-name="T6">시간간격</text:span><text:span text:style-name="T5">: {0} hundredth of seconds.</text:span></text:p>
          </table:table-cell>
          <table:table-cell table:style-name="ce800" office:value-type="string" calcext:value-type="string">
            <text:p>Продолжительность каждого ключевого кадра <text:s/>: {0} <text:s/>сотые секунды</text:p>
          </table:table-cell>
          <table:table-cell table:style-name="ce812" office:value-type="string" calcext:value-type="string">
            <text:p>Duració de cada fotograma clau: {0} centèsima de segon.</text:p>
          </table:table-cell>
          <table:table-cell table:style-name="ce819" office:value-type="string" calcext:value-type="string">
            <text:p>Trajanje svake ključne slike: {0} stotinki sekunde.</text:p>
          </table:table-cell>
          <table:table-cell table:style-name="ce827" office:value-type="string" calcext:value-type="string">
            <text:p>Трајање сваке кључне слике: {0} стотинки секунде.</text:p>
          </table:table-cell>
          <table:table-cell table:style-name="ce837" office:value-type="string" calcext:value-type="string">
            <text:p>各キーイメージの継続性 : {0} 1/100秒。</text:p>
          </table:table-cell>
          <table:table-cell table:style-name="ce849" office:value-type="string" calcext:value-type="string">
            <text:p>Траење на секоја клучна слика : {0} стоти дел од секунда.</text:p>
          </table:table-cell>
          <table:table-cell table:style-name="ce857" office:value-type="string" calcext:value-type="string">
            <text:p>المدة في كل صورة رئيسية: {0} مائة من الثواني.</text:p>
          </table:table-cell>
          <table:table-cell table:style-name="ce866" office:value-type="string" calcext:value-type="string">
            <text:p>طول مدت بر هر داده تصویر: {0} صدم ثانیه.</text:p>
          </table:table-cell>
          <table:table-cell table:style-name="ce874" office:value-type="string" calcext:value-type="string">
            <text:p>Продължителност на всеки ключов кадър : {0} стотни от секунда</text:p>
          </table:table-cell>
          <table:table-cell table:style-name="ce315" table:number-columns-repeated="990"/>
          <table:table-cell table:number-columns-repeated="4"/>
        </table:table-row>
        <table:table-row table:style-name="ro14">
          <table:table-cell table:style-name="ce49" office:value-type="string" calcext:value-type="string">
            <text:p>dlgDiapoExport_LabelFrequencySeconds</text:p>
          </table:table-cell>
          <table:table-cell table:style-name="ce371"/>
          <table:table-cell table:style-name="ce60" office:value-type="string" calcext:value-type="string">
            <text:p>Duration of each Key Image : {0:0.00} seconds.</text:p>
          </table:table-cell>
          <table:table-cell table:style-name="ce602" office:value-type="string" calcext:value-type="string">
            <text:p>Durée de chaque Image Clé : {0:0.00} secondes.</text:p>
          </table:table-cell>
          <table:table-cell table:style-name="ce613" office:value-type="string" calcext:value-type="string">
            <text:p>Duur van elk Kernbeeld :{0:0.00} seconden.</text:p>
          </table:table-cell>
          <table:table-cell table:style-name="ce621" office:value-type="string" calcext:value-type="string">
            <text:p>Anzeigedauer jedes Bildes : {0:0.00} Sekunden</text:p>
          </table:table-cell>
          <table:table-cell table:style-name="ce632" office:value-type="string" calcext:value-type="string">
            <text:p>Duración de cada diapositiva: {0:0.00} segundos.</text:p>
          </table:table-cell>
          <table:table-cell table:style-name="ce645" office:value-type="string" calcext:value-type="string">
            <text:p>Duração de cada Quadro de Imagem: {0:0.00} segundos.</text:p>
          </table:table-cell>
          <table:table-cell table:style-name="ce659" office:value-type="string" calcext:value-type="string">
            <text:p>Czas trwania każdego diapozytywu : {0:0.00} sekund.</text:p>
          </table:table-cell>
          <table:table-cell table:style-name="ce667" office:value-type="string" calcext:value-type="string">
            <text:p>Durata per ogni Immagine Chiave : {0:0.00} secondi.</text:p>
          </table:table-cell>
          <table:table-cell table:style-name="ce680" office:value-type="string" calcext:value-type="string">
            <text:p>Durata fiecărui diapozitiv : {0:0.00} secunde.</text:p>
          </table:table-cell>
          <table:table-cell table:style-name="ce695" office:value-type="string" calcext:value-type="string">
            <text:p>Erilliskuvan kesto: {0:0.00} sekuntia.</text:p>
          </table:table-cell>
          <table:table-cell table:style-name="ce708" office:value-type="string" calcext:value-type="string">
            <text:p>Varighet av hvert Nøkkelbilde : {0:0.00} sekunder</text:p>
          </table:table-cell>
          <table:table-cell table:style-name="ce719" office:value-type="string" calcext:value-type="string">
            <text:p>每个关键图像的长短 : {0:0.00} 秒.</text:p>
          </table:table-cell>
          <table:table-cell table:style-name="ce728" office:value-type="string" calcext:value-type="string">
            <text:p>Her bir Anahtar İmaj üzerinde geçen süre : {0:0.00} saniye.</text:p>
          </table:table-cell>
          <table:table-cell table:style-name="ce737" office:value-type="string" calcext:value-type="string">
            <text:p>Διάρκεια κάθε Βασικής εικόνας : {0:0.00} δευτερόλεπτα.</text:p>
          </table:table-cell>
          <table:table-cell table:style-name="ce749" office:value-type="string" calcext:value-type="string">
            <text:p>Trukmė pažymėtų paveikslėlių : {0:0.00} sekundžių.</text:p>
          </table:table-cell>
          <table:table-cell table:style-name="ce759" office:value-type="string" calcext:value-type="string">
            <text:p>Längd på varje nyckelbild : {0:0.00} <text:s/>sekunder</text:p>
          </table:table-cell>
          <table:table-cell table:style-name="ce767" office:value-type="string" calcext:value-type="string">
            <text:p>Varighed af hvert nøglebilled: {0:0.00} sek.</text:p>
          </table:table-cell>
          <table:table-cell table:style-name="ce778" office:value-type="string" calcext:value-type="string">
            <text:p>Výdrž na každé klíčové pozici: {0:0.00} sekund</text:p>
          </table:table-cell>
          <table:table-cell table:style-name="ce787"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의</text:span><text:span text:style-name="T5"> </text:span><text:span text:style-name="T6">시간간격</text:span><text:span text:style-name="T5">: {0:0.00} seconds.</text:span></text:p>
          </table:table-cell>
          <table:table-cell table:style-name="ce800" office:value-type="string" calcext:value-type="string">
            <text:p>Продолжительность каждого ключевого кадра <text:s/>: {0:0.00} секунды.</text:p>
          </table:table-cell>
          <table:table-cell table:style-name="ce812" office:value-type="string" calcext:value-type="string">
            <text:p>Duració de cada fotograma clau: {0:0.00} <text:s/>segons.</text:p>
          </table:table-cell>
          <table:table-cell table:style-name="ce819" office:value-type="string" calcext:value-type="string">
            <text:p>Trajanje svake ključne slike: {0:0.00} sekundi .</text:p>
          </table:table-cell>
          <table:table-cell table:style-name="ce827" office:value-type="string" calcext:value-type="string">
            <text:p>Трајање сваке кључне слике: {0:0.00} секунди .</text:p>
          </table:table-cell>
          <table:table-cell table:style-name="ce837" office:value-type="string" calcext:value-type="string">
            <text:p>各キーイメージの継続性 : {0:0.00} 秒。 </text:p>
          </table:table-cell>
          <table:table-cell table:style-name="ce849" office:value-type="string" calcext:value-type="string">
            <text:p>Траење на секоја клучна слика : {0:0.00} секунди.</text:p>
          </table:table-cell>
          <table:table-cell table:style-name="ce857" office:value-type="string" calcext:value-type="string">
            <text:p>مدة كل صورة رئيسية: {0: 0.00} ثواني.</text:p>
          </table:table-cell>
          <table:table-cell table:style-name="ce866" office:value-type="string" calcext:value-type="string">
            <text:p>طول مدت هر داده تصویر: {0: 0.00} ثانیه.</text:p>
          </table:table-cell>
          <table:table-cell table:style-name="ce874" office:value-type="string" calcext:value-type="string">
            <text:p>Продължителност на всеки ключов кадър : {0:0.00} секунди.</text:p>
          </table:table-cell>
          <table:table-cell table:style-name="ce315" table:number-columns-repeated="990"/>
          <table:table-cell table:number-columns-repeated="4"/>
        </table:table-row>
        <table:table-row table:style-name="ro18">
          <table:table-cell table:style-name="ce49" office:value-type="string" calcext:value-type="string">
            <text:p>dlgDiapoExport_Title</text:p>
          </table:table-cell>
          <table:table-cell table:style-name="ce371"/>
          <table:table-cell table:style-name="ce60" office:value-type="string" calcext:value-type="string">
            <text:p>Save Video</text:p>
          </table:table-cell>
          <table:table-cell table:style-name="ce602" office:value-type="string" calcext:value-type="string">
            <text:p>Enregistrer une Vidéo</text:p>
          </table:table-cell>
          <table:table-cell table:style-name="ce613" office:value-type="string" calcext:value-type="string">
            <text:p>Bewaar video</text:p>
          </table:table-cell>
          <table:table-cell table:style-name="ce621" office:value-type="string" calcext:value-type="string">
            <text:p>Speichere Video</text:p>
          </table:table-cell>
          <table:table-cell table:style-name="ce632" office:value-type="string" calcext:value-type="string">
            <text:p>Guardar Video</text:p>
          </table:table-cell>
          <table:table-cell table:style-name="ce645" office:value-type="string" calcext:value-type="string">
            <text:p>Salvar o Vídeo</text:p>
          </table:table-cell>
          <table:table-cell table:style-name="ce658" office:value-type="string" calcext:value-type="string">
            <text:p>Zapisz wideo</text:p>
          </table:table-cell>
          <table:table-cell table:style-name="ce667" office:value-type="string" calcext:value-type="string">
            <text:p>Salva il Video</text:p>
          </table:table-cell>
          <table:table-cell table:style-name="ce680" office:value-type="string" calcext:value-type="string">
            <text:p>Salvează fişier video</text:p>
          </table:table-cell>
          <table:table-cell table:style-name="ce695" office:value-type="string" calcext:value-type="string">
            <text:p>Tallenna video</text:p>
          </table:table-cell>
          <table:table-cell table:style-name="ce708" office:value-type="string" calcext:value-type="string">
            <text:p>Lagre video</text:p>
          </table:table-cell>
          <table:table-cell table:style-name="ce719" office:value-type="string" calcext:value-type="string">
            <text:p>保存视频</text:p>
          </table:table-cell>
          <table:table-cell table:style-name="ce728" office:value-type="string" calcext:value-type="string">
            <text:p>Videoyu Kaydet</text:p>
          </table:table-cell>
          <table:table-cell table:style-name="ce737" office:value-type="string" calcext:value-type="string">
            <text:p>Αποθήκευση Video</text:p>
          </table:table-cell>
          <table:table-cell table:style-name="ce749" office:value-type="string" calcext:value-type="string">
            <text:p>Išsaugoti vaizdą</text:p>
          </table:table-cell>
          <table:table-cell table:style-name="ce759" office:value-type="string" calcext:value-type="string">
            <text:p>Spara Video</text:p>
          </table:table-cell>
          <table:table-cell table:style-name="ce767" office:value-type="string" calcext:value-type="string">
            <text:p>Gem video</text:p>
          </table:table-cell>
          <table:table-cell table:style-name="ce778" office:value-type="string" calcext:value-type="string">
            <text:p>Ulož video</text:p>
          </table:table-cell>
          <table:table-cell table:style-name="ce787" office:value-type="string" calcext:value-type="string">
            <text:p><text:span text:style-name="T4">비디오</text:span><text:span text:style-name="T5"> </text:span><text:span text:style-name="T6">저장</text:span></text:p>
          </table:table-cell>
          <table:table-cell table:style-name="ce800" office:value-type="string" calcext:value-type="string">
            <text:p>Сохранить видео</text:p>
          </table:table-cell>
          <table:table-cell table:style-name="ce812" office:value-type="string" calcext:value-type="string">
            <text:p>Desar el vídeo</text:p>
          </table:table-cell>
          <table:table-cell table:style-name="ce819" office:value-type="string" calcext:value-type="string">
            <text:p>Sačuvaj video zapis</text:p>
          </table:table-cell>
          <table:table-cell table:style-name="ce827" office:value-type="string" calcext:value-type="string">
            <text:p>Сачувај видео запис</text:p>
          </table:table-cell>
          <table:table-cell table:style-name="ce837" office:value-type="string" calcext:value-type="string">
            <text:p>ビデオの保存</text:p>
          </table:table-cell>
          <table:table-cell table:style-name="ce849" office:value-type="string" calcext:value-type="string">
            <text:p>Зачувај го видеото</text:p>
          </table:table-cell>
          <table:table-cell table:style-name="ce857" office:value-type="string" calcext:value-type="string">
            <text:p>حفظ الفيديو</text:p>
          </table:table-cell>
          <table:table-cell table:style-name="ce866" office:value-type="string" calcext:value-type="string">
            <text:p>ذخیره ویدئو</text:p>
          </table:table-cell>
          <table:table-cell table:style-name="ce874" office:value-type="string" calcext:value-type="string">
            <text:p>Съхрани видеото</text:p>
          </table:table-cell>
          <table:table-cell table:style-name="ce315" table:number-columns-repeated="990"/>
          <table:table-cell table:number-columns-repeated="4"/>
        </table:table-row>
        <table:table-row table:style-name="ro14">
          <table:table-cell table:style-name="ce49" office:value-type="string" calcext:value-type="string">
            <text:p>dlgDiapoExport_RadioPausedVideo</text:p>
          </table:table-cell>
          <table:table-cell table:style-name="ce371"/>
          <table:table-cell table:style-name="ce60" office:value-type="string" calcext:value-type="string">
            <text:p>Original video with a pause on each Key Image</text:p>
          </table:table-cell>
          <table:table-cell table:style-name="ce602" office:value-type="string" calcext:value-type="string">
            <text:p>La vidéo initiale avec une pause sur chaque Image Clé</text:p>
          </table:table-cell>
          <table:table-cell table:style-name="ce613" office:value-type="string" calcext:value-type="string">
            <text:p>Originele video met een pauze op elk Kernbeeld</text:p>
          </table:table-cell>
          <table:table-cell table:style-name="ce621" office:value-type="string" calcext:value-type="string">
            <text:p>Speichere ein Video mit Pause zwischen jedem Schlüsselbild</text:p>
          </table:table-cell>
          <table:table-cell table:style-name="ce632" office:value-type="string" calcext:value-type="string">
            <text:p>Video inicial con una pausa en cada Imagen Clave</text:p>
          </table:table-cell>
          <table:table-cell table:style-name="ce645" office:value-type="string" calcext:value-type="string">
            <text:p>Video original com pausa em cada Quadro de Imagem.</text:p>
          </table:table-cell>
          <table:table-cell table:style-name="ce659"/>
          <table:table-cell table:style-name="ce667" office:value-type="string" calcext:value-type="string">
            <text:p>Video originale con una pausa su ogni Immagine Chiave</text:p>
          </table:table-cell>
          <table:table-cell table:style-name="ce680" office:value-type="string" calcext:value-type="string">
            <text:p>Fisierul video original cu o pauza la fiecare cadru cheie</text:p>
          </table:table-cell>
          <table:table-cell table:style-name="ce695" office:value-type="string" calcext:value-type="string">
            <text:p>Alkuperäinen video tauotettuna jokaisen avainkuvan kohdalla</text:p>
          </table:table-cell>
          <table:table-cell table:style-name="ce708" office:value-type="string" calcext:value-type="string">
            <text:p>Original video med pause ved hvert nøkkelbilde</text:p>
          </table:table-cell>
          <table:table-cell table:style-name="ce719" office:value-type="string" calcext:value-type="string">
            <text:p>在每个关键图像上有停顿的原始视频</text:p>
          </table:table-cell>
          <table:table-cell table:style-name="ce728" office:value-type="string" calcext:value-type="string">
            <text:p>Her bir Anahtar İmaj üzerinde duraklatma olan orijinal video</text:p>
          </table:table-cell>
          <table:table-cell table:style-name="ce737" office:value-type="string" calcext:value-type="string">
            <text:p>Αρχικό video με παύση σε κάθε Βασική Εικόνα</text:p>
          </table:table-cell>
          <table:table-cell table:style-name="ce749" office:value-type="string" calcext:value-type="string">
            <text:p>Originalus vaizda su pristabdymu kiekviename pažymėtame paveikslėlyje</text:p>
          </table:table-cell>
          <table:table-cell table:style-name="ce759" office:value-type="string" calcext:value-type="string">
            <text:p>Original video med paus på varje nyckelbild</text:p>
          </table:table-cell>
          <table:table-cell table:style-name="ce767" office:value-type="string" calcext:value-type="string">
            <text:p>Original video med pause på hvert nøglebillede</text:p>
          </table:table-cell>
          <table:table-cell table:style-name="ce778" office:value-type="string" calcext:value-type="string">
            <text:p>Originální video s pauzou na každé klíčové pozici.</text:p>
          </table:table-cell>
          <table:table-cell table:style-name="ce787" office:value-type="string" calcext:value-type="string">
            <text:p><text:span text:style-name="T4">각</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원래</text:span><text:span text:style-name="T5"> </text:span><text:span text:style-name="T6">비디오</text:span></text:p>
          </table:table-cell>
          <table:table-cell table:style-name="ce800" office:value-type="string" calcext:value-type="string">
            <text:p>Оригинальное видео с паузой на каждом ключевом кадре</text:p>
          </table:table-cell>
          <table:table-cell table:style-name="ce812" office:value-type="string" calcext:value-type="string">
            <text:p>Vídeo original amb una pausa a cada fotograma clau</text:p>
          </table:table-cell>
          <table:table-cell table:style-name="ce819" office:value-type="string" calcext:value-type="string">
            <text:p>Originalni video sa pauzom na svakoj ključnoj slici</text:p>
          </table:table-cell>
          <table:table-cell table:style-name="ce827" office:value-type="string" calcext:value-type="string">
            <text:p>Оригинални видео са паузом на свакој кључној слици</text:p>
          </table:table-cell>
          <table:table-cell table:style-name="ce837" office:value-type="string" calcext:value-type="string">
            <text:p>各キーイメージで一時停止したオリジナルビデオ</text:p>
          </table:table-cell>
          <table:table-cell table:style-name="ce849" office:value-type="string" calcext:value-type="string">
            <text:p>Оригинално видео со пауза на секоја клучна слика</text:p>
          </table:table-cell>
          <table:table-cell table:style-name="ce857" office:value-type="string" calcext:value-type="string">
            <text:p>الفيديو الأصلي مع وقفة على كل صورة رئيسية</text:p>
          </table:table-cell>
          <table:table-cell table:style-name="ce866" office:value-type="string" calcext:value-type="string">
            <text:p>ویدئوی اصلی با مکث در هر داده تصویر </text:p>
          </table:table-cell>
          <table:table-cell table:style-name="ce874" office:value-type="string" calcext:value-type="string">
            <text:p>Оригинално видео с пауза на всеки ключов кадър</text:p>
          </table:table-cell>
          <table:table-cell table:style-name="ce315" table:number-columns-repeated="990"/>
          <table:table-cell table:number-columns-repeated="4"/>
        </table:table-row>
        <table:table-row table:style-name="ro23">
          <table:table-cell table:style-name="ce49" office:value-type="string" calcext:value-type="string">
            <text:p>dlgDiapoExport_RadioSlideshow</text:p>
          </table:table-cell>
          <table:table-cell table:style-name="ce371"/>
          <table:table-cell table:style-name="ce60" office:value-type="string" calcext:value-type="string">
            <text:p>Video slideshow with only the Key Images.</text:p>
          </table:table-cell>
          <table:table-cell table:style-name="ce602" office:value-type="string" calcext:value-type="string">
            <text:p>Diaporama vidéo avec uniquement les Images Clés </text:p>
          </table:table-cell>
          <table:table-cell table:style-name="ce613" office:value-type="string" calcext:value-type="string">
            <text:p>Video diashow met alleen de Kernbeelden.</text:p>
          </table:table-cell>
          <table:table-cell table:style-name="ce621" office:value-type="string" calcext:value-type="string">
            <text:p>Speichere eine Diashow aus den Schlüsselbildern</text:p>
          </table:table-cell>
          <table:table-cell table:style-name="ce632" office:value-type="string" calcext:value-type="string">
            <text:p>Presentación de Diapositivas con las Imágenes Clave</text:p>
          </table:table-cell>
          <table:table-cell table:style-name="ce645" office:value-type="string" calcext:value-type="string">
            <text:p>Apresentação em slides apenas com os Quadros de Imagem.</text:p>
          </table:table-cell>
          <table:table-cell table:style-name="ce659"/>
          <table:table-cell table:style-name="ce667" office:value-type="string" calcext:value-type="string">
            <text:p>Video composto solo dalle Immagini Chiave</text:p>
          </table:table-cell>
          <table:table-cell table:style-name="ce680" office:value-type="string" calcext:value-type="string">
            <text:p>Prezentare tip sideshow doar a cadrelor cheie</text:p>
          </table:table-cell>
          <table:table-cell table:style-name="ce695" office:value-type="string" calcext:value-type="string">
            <text:p>Videodiaesitys vain avainkuvista.</text:p>
          </table:table-cell>
          <table:table-cell table:style-name="ce708" office:value-type="string" calcext:value-type="string">
            <text:p>Video slideshow med bare nøkkelbilder</text:p>
          </table:table-cell>
          <table:table-cell table:style-name="ce719" office:value-type="string" calcext:value-type="string">
            <text:p>只有关键图像的视频幻灯片.</text:p>
          </table:table-cell>
          <table:table-cell table:style-name="ce728" office:value-type="string" calcext:value-type="string">
            <text:p>Sadece Anahtar İmajları içeren Video slayt gösterisi</text:p>
          </table:table-cell>
          <table:table-cell table:style-name="ce737" office:value-type="string" calcext:value-type="string">
            <text:p>Προβολή-διαφανειών video με μόνο τις Βασικές εικόνες</text:p>
          </table:table-cell>
          <table:table-cell table:style-name="ce749" office:value-type="string" calcext:value-type="string">
            <text:p>Vaizdo demonstracija tik su pažymėtais paveikslėliais</text:p>
          </table:table-cell>
          <table:table-cell table:style-name="ce759" office:value-type="string" calcext:value-type="string">
            <text:p>Bildspel med endast nyckelbilder.</text:p>
          </table:table-cell>
          <table:table-cell table:style-name="ce767" office:value-type="string" calcext:value-type="string">
            <text:p>Video slideshow kun med nøglebilleder</text:p>
          </table:table-cell>
          <table:table-cell table:style-name="ce778" office:value-type="string" calcext:value-type="string">
            <text:p>Video slideshow pouze z klíčových pozic.</text:p>
          </table:table-cell>
          <table:table-cell table:style-name="ce789" office:value-type="string" calcext:value-type="string">
            <text:p>키 이미지'만 사용한 슬라이드 쇼</text:p>
          </table:table-cell>
          <table:table-cell table:style-name="ce800" office:value-type="string" calcext:value-type="string">
            <text:p>Видео слайдшоу из ключевых кадров</text:p>
          </table:table-cell>
          <table:table-cell table:style-name="ce812" office:value-type="string" calcext:value-type="string">
            <text:p>Presentació amb només els fotogrames clau</text:p>
          </table:table-cell>
          <table:table-cell table:style-name="ce819" office:value-type="string" calcext:value-type="string">
            <text:p>Projekcija video slajdova samo sa glavnim slikama.</text:p>
          </table:table-cell>
          <table:table-cell table:style-name="ce827" office:value-type="string" calcext:value-type="string">
            <text:p>Пројекција видео слајдова само са главним сликама.</text:p>
          </table:table-cell>
          <table:table-cell table:style-name="ce837" office:value-type="string" calcext:value-type="string">
            <text:p>キーイメージのみのビデオスライドショー</text:p>
          </table:table-cell>
          <table:table-cell table:style-name="ce849" office:value-type="string" calcext:value-type="string">
            <text:p>Видео слајд шоу само со клучни слики</text:p>
          </table:table-cell>
          <table:table-cell table:style-name="ce857" office:value-type="string" calcext:value-type="string">
            <text:p>فيديو عرض الشرائح فقط مع الصور الرئيسية.</text:p>
          </table:table-cell>
          <table:table-cell table:style-name="ce866" office:value-type="string" calcext:value-type="string">
            <text:p>نمایش اسلایدهای ویدئویی تنها با داده‌های تصاویر.</text:p>
          </table:table-cell>
          <table:table-cell table:style-name="ce874" office:value-type="string" calcext:value-type="string">
            <text:p>Видео-слайдшоу за ключови кадри</text:p>
          </table:table-cell>
          <table:table-cell table:style-name="ce315" table:number-columns-repeated="990"/>
          <table:table-cell table:number-columns-repeated="4"/>
        </table:table-row>
        <table:table-row table:style-name="ro18">
          <table:table-cell table:style-name="ce49" office:value-type="string" calcext:value-type="string">
            <text:p>dlgDiapoExport_GroupDiapoType</text:p>
          </table:table-cell>
          <table:table-cell table:style-name="ce371"/>
          <table:table-cell table:style-name="ce60" office:value-type="string" calcext:value-type="string">
            <text:p>Type of video</text:p>
          </table:table-cell>
          <table:table-cell table:style-name="ce602" office:value-type="string" calcext:value-type="string">
            <text:p>Type de vidéo</text:p>
          </table:table-cell>
          <table:table-cell table:style-name="ce613" office:value-type="string" calcext:value-type="string">
            <text:p>Videotype</text:p>
          </table:table-cell>
          <table:table-cell table:style-name="ce621" office:value-type="string" calcext:value-type="string">
            <text:p>Videotyp</text:p>
          </table:table-cell>
          <table:table-cell table:style-name="ce632" office:value-type="string" calcext:value-type="string">
            <text:p>Tipo de vídeo</text:p>
          </table:table-cell>
          <table:table-cell table:style-name="ce645" office:value-type="string" calcext:value-type="string">
            <text:p>Tipo de video</text:p>
          </table:table-cell>
          <table:table-cell table:style-name="ce659"/>
          <table:table-cell table:style-name="ce667" office:value-type="string" calcext:value-type="string">
            <text:p>Tipo di video</text:p>
          </table:table-cell>
          <table:table-cell table:style-name="ce680" office:value-type="string" calcext:value-type="string">
            <text:p>Tipul fisierului video</text:p>
          </table:table-cell>
          <table:table-cell table:style-name="ce695" office:value-type="string" calcext:value-type="string">
            <text:p>Videon tyyppi</text:p>
          </table:table-cell>
          <table:table-cell table:style-name="ce708" office:value-type="string" calcext:value-type="string">
            <text:p>Type video</text:p>
          </table:table-cell>
          <table:table-cell table:style-name="ce719" office:value-type="string" calcext:value-type="string">
            <text:p>视频种类</text:p>
          </table:table-cell>
          <table:table-cell table:style-name="ce728" office:value-type="string" calcext:value-type="string">
            <text:p>Video tipi</text:p>
          </table:table-cell>
          <table:table-cell table:style-name="ce737" office:value-type="string" calcext:value-type="string">
            <text:p>Τύπος Video</text:p>
          </table:table-cell>
          <table:table-cell table:style-name="ce749" office:value-type="string" calcext:value-type="string">
            <text:p>Vaizdo tipas</text:p>
          </table:table-cell>
          <table:table-cell table:style-name="ce759" office:value-type="string" calcext:value-type="string">
            <text:p>Typ av video</text:p>
          </table:table-cell>
          <table:table-cell table:style-name="ce767" office:value-type="string" calcext:value-type="string">
            <text:p>Videotype</text:p>
          </table:table-cell>
          <table:table-cell table:style-name="ce778" office:value-type="string" calcext:value-type="string">
            <text:p>Typ videa</text:p>
          </table:table-cell>
          <table:table-cell table:style-name="ce787" office:value-type="string" calcext:value-type="string">
            <text:p><text:span text:style-name="T4">비디오의</text:span><text:span text:style-name="T5"> </text:span><text:span text:style-name="T6">형태</text:span></text:p>
          </table:table-cell>
          <table:table-cell table:style-name="ce800" office:value-type="string" calcext:value-type="string">
            <text:p>Тип видео</text:p>
          </table:table-cell>
          <table:table-cell table:style-name="ce812" office:value-type="string" calcext:value-type="string">
            <text:p>Tipus de vídeo</text:p>
          </table:table-cell>
          <table:table-cell table:style-name="ce819" office:value-type="string" calcext:value-type="string">
            <text:p>Tip video zapisa</text:p>
          </table:table-cell>
          <table:table-cell table:style-name="ce827" office:value-type="string" calcext:value-type="string">
            <text:p>Тип видео записа</text:p>
          </table:table-cell>
          <table:table-cell table:style-name="ce837" office:value-type="string" calcext:value-type="string">
            <text:p>ビデオの種類</text:p>
          </table:table-cell>
          <table:table-cell table:style-name="ce849" office:value-type="string" calcext:value-type="string">
            <text:p>Тип на видео</text:p>
          </table:table-cell>
          <table:table-cell table:style-name="ce857" office:value-type="string" calcext:value-type="string">
            <text:p>نوع الفيديو</text:p>
          </table:table-cell>
          <table:table-cell table:style-name="ce866" office:value-type="string" calcext:value-type="string">
            <text:p>نوع ویدئو</text:p>
          </table:table-cell>
          <table:table-cell table:style-name="ce874" office:value-type="string" calcext:value-type="string">
            <text:p>Тип видео</text:p>
          </table:table-cell>
          <table:table-cell table:style-name="ce315" table:number-columns-repeated="990"/>
          <table:table-cell table:number-columns-repeated="4"/>
        </table:table-row>
        <table:table-row table:style-name="ro14">
          <table:table-cell table:style-name="ce49" office:value-type="string" calcext:value-type="string">
            <text:p>dlgExportSpreadsheet_Title</text:p>
          </table:table-cell>
          <table:table-cell table:style-name="ce371"/>
          <table:table-cell table:style-name="ce60" office:value-type="string" calcext:value-type="string">
            <text:p>Save Data as a Spreadsheet Document</text:p>
          </table:table-cell>
          <table:table-cell table:style-name="ce602" office:value-type="string" calcext:value-type="string">
            <text:p>Enregistrer les Données pour un Tableur</text:p>
          </table:table-cell>
          <table:table-cell table:style-name="ce613" office:value-type="string" calcext:value-type="string">
            <text:p>Bewaar de gegevens als een databestanddocument</text:p>
          </table:table-cell>
          <table:table-cell table:style-name="ce621" office:value-type="string" calcext:value-type="string">
            <text:p>Daten als Tabellendokument speichern</text:p>
          </table:table-cell>
          <table:table-cell table:style-name="ce632" office:value-type="string" calcext:value-type="string">
            <text:p>Guardar los Datos en una Hoja de Cálculo</text:p>
          </table:table-cell>
          <table:table-cell table:style-name="ce645" office:value-type="string" calcext:value-type="string">
            <text:p>Salvar dados como uma Planilha</text:p>
          </table:table-cell>
          <table:table-cell table:style-name="ce657"/>
          <table:table-cell table:style-name="ce667" office:value-type="string" calcext:value-type="string">
            <text:p>Salva i Dati in formato foglio di calcolo</text:p>
          </table:table-cell>
          <table:table-cell table:style-name="ce680" office:value-type="string" calcext:value-type="string">
            <text:p>Salveaza datele ca tabel</text:p>
          </table:table-cell>
          <table:table-cell table:style-name="ce695" office:value-type="string" calcext:value-type="string">
            <text:p>Tallenna PDF asiakirja avainkuvista</text:p>
          </table:table-cell>
          <table:table-cell table:style-name="ce708" office:value-type="string" calcext:value-type="string">
            <text:p>Lagre data som et regneark dokument</text:p>
          </table:table-cell>
          <table:table-cell table:style-name="ce719" office:value-type="string" calcext:value-type="string">
            <text:p>保存数据为电子表格</text:p>
          </table:table-cell>
          <table:table-cell table:style-name="ce728" office:value-type="string" calcext:value-type="string">
            <text:p>Veriyi Spreadsheet Dökümanı olarak Kaydet </text:p>
          </table:table-cell>
          <table:table-cell table:style-name="ce737" office:value-type="string" calcext:value-type="string">
            <text:p>Αποθήκευση Δεδομένων ως αρχείο Λογιστικού Φύλλου</text:p>
          </table:table-cell>
          <table:table-cell table:style-name="ce749" office:value-type="string" calcext:value-type="string">
            <text:p>Išsaugoti duomenis kaip skaičiuoklės dokumentą</text:p>
          </table:table-cell>
          <table:table-cell table:style-name="ce759" office:value-type="string" calcext:value-type="string">
            <text:p>Spara data som kalkylbladsdokument</text:p>
          </table:table-cell>
          <table:table-cell table:style-name="ce767" office:value-type="string" calcext:value-type="string">
            <text:p>Gem data i et regneark</text:p>
          </table:table-cell>
          <table:table-cell table:style-name="ce778" office:value-type="string" calcext:value-type="string">
            <text:p>Uložit data jako tabulkový dokument.</text:p>
          </table:table-cell>
          <table:table-cell table:style-name="ce787" office:value-type="string" calcext:value-type="string">
            <text:p><text:span text:style-name="T4">데이터를</text:span><text:span text:style-name="T5"> </text:span><text:span text:style-name="T6">표 형식</text:span><text:span text:style-name="T5"> </text:span><text:span text:style-name="T6">계산기</text:span><text:span text:style-name="T5"> </text:span><text:span text:style-name="T6">문서로</text:span><text:span text:style-name="T5"> </text:span><text:span text:style-name="T6">저장</text:span></text:p>
          </table:table-cell>
          <table:table-cell table:style-name="ce800" office:value-type="string" calcext:value-type="string">
            <text:p>Сохранить данные в виде электронной таблицы</text:p>
          </table:table-cell>
          <table:table-cell table:style-name="ce812" office:value-type="string" calcext:value-type="string">
            <text:p>Desar les dades com a graella.</text:p>
          </table:table-cell>
          <table:table-cell table:style-name="ce819" office:value-type="string" calcext:value-type="string">
            <text:p>Sačuvaj podatke kao dokument sa unakrsnim tabelama</text:p>
          </table:table-cell>
          <table:table-cell table:style-name="ce827" office:value-type="string" calcext:value-type="string">
            <text:p>Сачувај податке као документ са унакрсним табелама</text:p>
          </table:table-cell>
          <table:table-cell table:style-name="ce837" office:value-type="string" calcext:value-type="string">
            <text:p>スプレッドシートとして保存</text:p>
          </table:table-cell>
          <table:table-cell table:style-name="ce849" office:value-type="string" calcext:value-type="string">
            <text:p>Зачувај ги податоците како табеларен документ</text:p>
          </table:table-cell>
          <table:table-cell table:style-name="ce857" office:value-type="string" calcext:value-type="string">
            <text:p>حفظ البيانات كورقة جدوليه</text:p>
          </table:table-cell>
          <table:table-cell table:style-name="ce866" office:value-type="string" calcext:value-type="string">
            <text:p>ذخیره اطلاعات به عنوان سند گسترده</text:p>
          </table:table-cell>
          <table:table-cell table:style-name="ce874" office:value-type="string" calcext:value-type="string">
            <text:p>Съхрани данните като електронна таблица</text:p>
          </table:table-cell>
          <table:table-cell table:style-name="ce315" table:number-columns-repeated="990"/>
          <table:table-cell table:number-columns-repeated="4"/>
        </table:table-row>
        <table:table-row table:style-name="ro8">
          <table:table-cell table:style-name="ce49" office:value-type="string" calcext:value-type="string">
            <text:p>dlgImportReference_Title</text:p>
          </table:table-cell>
          <table:table-cell table:style-name="ce584"/>
          <table:table-cell table:style-name="ce60" office:value-type="string" calcext:value-type="string">
            <text:p>Import an image as reference</text:p>
          </table:table-cell>
          <table:table-cell table:style-name="ce602" office:value-type="string" calcext:value-type="string">
            <text:p>Importer une image comme référence</text:p>
          </table:table-cell>
          <table:table-cell table:style-name="ce613" office:value-type="string" calcext:value-type="string">
            <text:p>Importeer een afbeelding als referentie</text:p>
          </table:table-cell>
          <table:table-cell table:style-name="ce622" office:value-type="string" calcext:value-type="string">
            <text:p>Import Referenzbild</text:p>
          </table:table-cell>
          <table:table-cell table:style-name="ce632" office:value-type="string" calcext:value-type="string">
            <text:p>Importar un imagen como referencia</text:p>
          </table:table-cell>
          <table:table-cell table:style-name="ce646" office:value-type="string" calcext:value-type="string">
            <text:p>Importar uma imagem como referência</text:p>
          </table:table-cell>
          <table:table-cell table:style-name="ce657"/>
          <table:table-cell table:style-name="ce667" office:value-type="string" calcext:value-type="string">
            <text:p>Importa un'immagine come riferimento</text:p>
          </table:table-cell>
          <table:table-cell table:style-name="ce684" office:value-type="string" calcext:value-type="string">
            <text:p>Importaţi o imagine ca referinţă</text:p>
          </table:table-cell>
          <table:table-cell table:style-name="ce695" office:value-type="string" calcext:value-type="string">
            <text:p>Tuo kuva referenssinä</text:p>
          </table:table-cell>
          <table:table-cell table:style-name="ce708"/>
          <table:table-cell table:style-name="ce719"/>
          <table:table-cell table:style-name="ce729" office:value-type="string" calcext:value-type="string">
            <text:p>Bir imajı referans olarak import et</text:p>
          </table:table-cell>
          <table:table-cell table:style-name="ce738" office:value-type="string" calcext:value-type="string">
            <text:p>Εισαγωγή εικόνας αναφορας</text:p>
          </table:table-cell>
          <table:table-cell table:style-name="ce751" office:value-type="string" calcext:value-type="string">
            <text:p>Importuoti kaip nuorodą paveikslėlio</text:p>
          </table:table-cell>
          <table:table-cell table:style-name="ce759" office:value-type="string" calcext:value-type="string">
            <text:p>Importera bild som referens</text:p>
          </table:table-cell>
          <table:table-cell table:style-name="ce767" office:value-type="string" calcext:value-type="string">
            <text:p>Importer et referencebillede</text:p>
          </table:table-cell>
          <table:table-cell table:style-name="ce778" office:value-type="string" calcext:value-type="string">
            <text:p>Importovat obraz jako referenci</text:p>
          </table:table-cell>
          <table:table-cell table:style-name="ce789" office:value-type="string" calcext:value-type="string">
            <text:p>한 이미지를 참조로 가져옴</text:p>
          </table:table-cell>
          <table:table-cell table:style-name="ce800" office:value-type="string" calcext:value-type="string">
            <text:p>Импортировать изображение как ссылку</text:p>
          </table:table-cell>
          <table:table-cell table:style-name="ce812" office:value-type="string" calcext:value-type="string">
            <text:p>Importar una imatge com a referència</text:p>
          </table:table-cell>
          <table:table-cell table:style-name="ce819" office:value-type="string" calcext:value-type="string">
            <text:p>Uvezi sliku kao referencu</text:p>
          </table:table-cell>
          <table:table-cell table:style-name="ce827" office:value-type="string" calcext:value-type="string">
            <text:p>Увези слику као референцу</text:p>
          </table:table-cell>
          <table:table-cell table:style-name="ce837" office:value-type="string" calcext:value-type="string">
            <text:p>参照イメージをインポート</text:p>
          </table:table-cell>
          <table:table-cell table:style-name="ce849" office:value-type="string" calcext:value-type="string">
            <text:p>Внеси слика како референца</text:p>
          </table:table-cell>
          <table:table-cell table:style-name="ce857" office:value-type="string" calcext:value-type="string">
            <text:p>استيراد صورة كمرجع</text:p>
          </table:table-cell>
          <table:table-cell table:style-name="ce866" office:value-type="string" calcext:value-type="string">
            <text:p>وارد کردن یک تصویر به عنوان مرجع </text:p>
          </table:table-cell>
          <table:table-cell table:style-name="ce874" office:value-type="string" calcext:value-type="string">
            <text:p>Импортиране на изображение като връзка</text:p>
          </table:table-cell>
          <table:table-cell table:style-name="ce315" table:number-columns-repeated="990"/>
          <table:table-cell table:number-columns-repeated="4"/>
        </table:table-row>
        <table:table-row table:style-name="ro18">
          <table:table-cell table:style-name="ce49" office:value-type="string" calcext:value-type="string">
            <text:p>dlgKeyframeComment_Title</text:p>
          </table:table-cell>
          <table:table-cell table:style-name="ce371"/>
          <table:table-cell table:style-name="ce60" office:value-type="string" calcext:value-type="string">
            <text:p>Comments...</text:p>
          </table:table-cell>
          <table:table-cell table:style-name="ce602" office:value-type="string" calcext:value-type="string">
            <text:p>Commentaires...</text:p>
          </table:table-cell>
          <table:table-cell table:style-name="ce613" office:value-type="string" calcext:value-type="string">
            <text:p>Commentaar…</text:p>
          </table:table-cell>
          <table:table-cell table:style-name="ce621" office:value-type="string" calcext:value-type="string">
            <text:p>Anmerkungen...</text:p>
          </table:table-cell>
          <table:table-cell table:style-name="ce632" office:value-type="string" calcext:value-type="string">
            <text:p>Commentarios...</text:p>
          </table:table-cell>
          <table:table-cell table:style-name="ce645" office:value-type="string" calcext:value-type="string">
            <text:p>Comentários...</text:p>
          </table:table-cell>
          <table:table-cell table:style-name="ce657" office:value-type="string" calcext:value-type="string">
            <text:p>Komentarze...</text:p>
          </table:table-cell>
          <table:table-cell table:style-name="ce667" office:value-type="string" calcext:value-type="string">
            <text:p>Commenti...</text:p>
          </table:table-cell>
          <table:table-cell table:style-name="ce680" office:value-type="string" calcext:value-type="string">
            <text:p>Comentarii...</text:p>
          </table:table-cell>
          <table:table-cell table:style-name="ce695" office:value-type="string" calcext:value-type="string">
            <text:p>Kommentit...</text:p>
          </table:table-cell>
          <table:table-cell table:style-name="ce708" office:value-type="string" calcext:value-type="string">
            <text:p>Kommentarer...</text:p>
          </table:table-cell>
          <table:table-cell table:style-name="ce719" office:value-type="string" calcext:value-type="string">
            <text:p>注释...</text:p>
          </table:table-cell>
          <table:table-cell table:style-name="ce728" office:value-type="string" calcext:value-type="string">
            <text:p>Yorumlar...</text:p>
          </table:table-cell>
          <table:table-cell table:style-name="ce737" office:value-type="string" calcext:value-type="string">
            <text:p>Σχόλια</text:p>
          </table:table-cell>
          <table:table-cell table:style-name="ce749" office:value-type="string" calcext:value-type="string">
            <text:p>Komentarai...</text:p>
          </table:table-cell>
          <table:table-cell table:style-name="ce759" office:value-type="string" calcext:value-type="string">
            <text:p>Kommentarer...</text:p>
          </table:table-cell>
          <table:table-cell table:style-name="ce767" office:value-type="string" calcext:value-type="string">
            <text:p>Kommentarer…</text:p>
          </table:table-cell>
          <table:table-cell table:style-name="ce778" office:value-type="string" calcext:value-type="string">
            <text:p>Komentář…</text:p>
          </table:table-cell>
          <table:table-cell table:style-name="ce787" office:value-type="string" calcext:value-type="string">
            <text:p><text:span text:style-name="T4">주석</text:span><text:span text:style-name="T5">…</text:span></text:p>
          </table:table-cell>
          <table:table-cell table:style-name="ce800" office:value-type="string" calcext:value-type="string">
            <text:p>Комментарии…</text:p>
          </table:table-cell>
          <table:table-cell table:style-name="ce812" office:value-type="string" calcext:value-type="string">
            <text:p>Comentaris...</text:p>
          </table:table-cell>
          <table:table-cell table:style-name="ce819" office:value-type="string" calcext:value-type="string">
            <text:p>Komentari...</text:p>
          </table:table-cell>
          <table:table-cell table:style-name="ce827" office:value-type="string" calcext:value-type="string">
            <text:p>Коментари...</text:p>
          </table:table-cell>
          <table:table-cell table:style-name="ce839" office:value-type="string" calcext:value-type="string">
            <text:p><text:span text:style-name="T16">コメント</text:span><text:span text:style-name="T17">…</text:span></text:p>
          </table:table-cell>
          <table:table-cell table:style-name="ce849" office:value-type="string" calcext:value-type="string">
            <text:p>Коментари...</text:p>
          </table:table-cell>
          <table:table-cell table:style-name="ce857" office:value-type="string" calcext:value-type="string">
            <text:p>تعليقات...</text:p>
          </table:table-cell>
          <table:table-cell table:style-name="ce866" office:value-type="string" calcext:value-type="string">
            <text:p>توضیحات...</text:p>
          </table:table-cell>
          <table:table-cell table:style-name="ce874" office:value-type="string" calcext:value-type="string">
            <text:p>Коментари…</text:p>
          </table:table-cell>
          <table:table-cell table:style-name="ce315" table:number-columns-repeated="990"/>
          <table:table-cell table:number-columns-repeated="4"/>
        </table:table-row>
        <table:table-row table:style-name="ro11">
          <table:table-cell table:style-name="ce49" office:value-type="string" calcext:value-type="string">
            <text:p>dlgLoadAnalysis_Title</text:p>
          </table:table-cell>
          <table:table-cell table:style-name="ce371"/>
          <table:table-cell table:style-name="ce60" office:value-type="string" calcext:value-type="string">
            <text:p>Load Key Images Data</text:p>
          </table:table-cell>
          <table:table-cell table:style-name="ce602" office:value-type="string" calcext:value-type="string">
            <text:p>Charger des Données d'Images Clés</text:p>
          </table:table-cell>
          <table:table-cell table:style-name="ce613" office:value-type="string" calcext:value-type="string">
            <text:p>Laad de Kernbeeldgegevens</text:p>
          </table:table-cell>
          <table:table-cell table:style-name="ce621" office:value-type="string" calcext:value-type="string">
            <text:p>Schlüsselbilddatei laden</text:p>
          </table:table-cell>
          <table:table-cell table:style-name="ce632" office:value-type="string" calcext:value-type="string">
            <text:p>Cargar datos de las imagenes clave</text:p>
          </table:table-cell>
          <table:table-cell table:style-name="ce645" office:value-type="string" calcext:value-type="string">
            <text:p>Carregar Dados dos Quadros de Imagem</text:p>
          </table:table-cell>
          <table:table-cell table:style-name="ce657" office:value-type="string" calcext:value-type="string">
            <text:p>Wczytaj kluczowe Obrazy</text:p>
          </table:table-cell>
          <table:table-cell table:style-name="ce667" office:value-type="string" calcext:value-type="string">
            <text:p>Carica le Immagini Chiave e loro Dati</text:p>
          </table:table-cell>
          <table:table-cell table:style-name="ce680" office:value-type="string" calcext:value-type="string">
            <text:p>Încarcă datele cadrelor cheie </text:p>
          </table:table-cell>
          <table:table-cell table:style-name="ce695" office:value-type="string" calcext:value-type="string">
            <text:p>Lataa avainkuvien tiedot</text:p>
          </table:table-cell>
          <table:table-cell table:style-name="ce708" office:value-type="string" calcext:value-type="string">
            <text:p>Last inn nøkkelbilde data</text:p>
          </table:table-cell>
          <table:table-cell table:style-name="ce719" office:value-type="string" calcext:value-type="string">
            <text:p>载入关键图像数据</text:p>
          </table:table-cell>
          <table:table-cell table:style-name="ce728" office:value-type="string" calcext:value-type="string">
            <text:p>Anahtar İmaj Verisi Yükle</text:p>
          </table:table-cell>
          <table:table-cell table:style-name="ce737" office:value-type="string" calcext:value-type="string">
            <text:p>Φόρτωση Δεδομένων Βασικών Εικόνων</text:p>
          </table:table-cell>
          <table:table-cell table:style-name="ce749" office:value-type="string" calcext:value-type="string">
            <text:p>Įkelti paveiklėlių žymių duomenis</text:p>
          </table:table-cell>
          <table:table-cell table:style-name="ce759" office:value-type="string" calcext:value-type="string">
            <text:p>Ladda nyckelbildsdata</text:p>
          </table:table-cell>
          <table:table-cell table:style-name="ce767" office:value-type="string" calcext:value-type="string">
            <text:p>Indlæs nøglebilleders data</text:p>
          </table:table-cell>
          <table:table-cell table:style-name="ce778" office:value-type="string" calcext:value-type="string">
            <text:p>Nahrát data klíčových pozic</text:p>
          </table:table-cell>
          <table:table-cell table:style-name="ce787"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가져오기</text:span></text:p>
          </table:table-cell>
          <table:table-cell table:style-name="ce800" office:value-type="string" calcext:value-type="string">
            <text:p>Загрузить данные по ключевым кадрам</text:p>
          </table:table-cell>
          <table:table-cell table:style-name="ce812" office:value-type="string" calcext:value-type="string">
            <text:p>Carregar dades de imatges clau</text:p>
          </table:table-cell>
          <table:table-cell table:style-name="ce819" office:value-type="string" calcext:value-type="string">
            <text:p>Učitati podatke ključne slike</text:p>
          </table:table-cell>
          <table:table-cell table:style-name="ce827" office:value-type="string" calcext:value-type="string">
            <text:p>Учитати податке кључне слике</text:p>
          </table:table-cell>
          <table:table-cell table:style-name="ce837" office:value-type="string" calcext:value-type="string">
            <text:p>キーイメージデータを開く</text:p>
          </table:table-cell>
          <table:table-cell table:style-name="ce849" office:value-type="string" calcext:value-type="string">
            <text:p>Вчитај податок за клучните слики</text:p>
          </table:table-cell>
          <table:table-cell table:style-name="ce857" office:value-type="string" calcext:value-type="string">
            <text:p>تحميل بيانات الصورة الرئيسيه</text:p>
          </table:table-cell>
          <table:table-cell table:style-name="ce866" office:value-type="string" calcext:value-type="string">
            <text:p>بارگذاری اطلاعات داده‌های تصاویر</text:p>
          </table:table-cell>
          <table:table-cell table:style-name="ce874" office:value-type="string" calcext:value-type="string">
            <text:p>Зареди данни за ключови кадри</text:p>
          </table:table-cell>
          <table:table-cell table:style-name="ce315" table:number-columns-repeated="990"/>
          <table:table-cell table:number-columns-repeated="4"/>
        </table:table-row>
        <table:table-row table:style-name="ro23">
          <table:table-cell table:style-name="ce49" office:value-type="string" calcext:value-type="string">
            <text:p>dlgRafaleExport_LabelKeyframesOnly</text:p>
          </table:table-cell>
          <table:table-cell table:style-name="ce371"/>
          <table:table-cell table:style-name="ce60" office:value-type="string" calcext:value-type="string">
            <text:p>Export Key Images only.</text:p>
          </table:table-cell>
          <table:table-cell table:style-name="ce602" office:value-type="string" calcext:value-type="string">
            <text:p>Enregistrer uniquement les Images Clés.</text:p>
          </table:table-cell>
          <table:table-cell table:style-name="ce613" office:value-type="string" calcext:value-type="string">
            <text:p>Exporteer alleen Kernbeelden.</text:p>
          </table:table-cell>
          <table:table-cell table:style-name="ce620" office:value-type="string" calcext:value-type="string">
            <text:p>Exportiere nur Schlüsselbilder.</text:p>
          </table:table-cell>
          <table:table-cell table:style-name="ce632" office:value-type="string" calcext:value-type="string">
            <text:p>Guardar sólo imàgenes clave.</text:p>
          </table:table-cell>
          <table:table-cell table:style-name="ce645" office:value-type="string" calcext:value-type="string">
            <text:p>Exportar apenas Quadros de Imagens.</text:p>
          </table:table-cell>
          <table:table-cell table:style-name="ce657" office:value-type="string" calcext:value-type="string">
            <text:p>Eksportuj tylko kluczowe Obrazy</text:p>
          </table:table-cell>
          <table:table-cell table:style-name="ce667" office:value-type="string" calcext:value-type="string">
            <text:p>Esporta solo le Immagini Chiave.</text:p>
          </table:table-cell>
          <table:table-cell table:style-name="ce680" office:value-type="string" calcext:value-type="string">
            <text:p>Exporta doar cadrele cheie.</text:p>
          </table:table-cell>
          <table:table-cell table:style-name="ce695" office:value-type="string" calcext:value-type="string">
            <text:p>Vie ainoastaan avainkuvat.</text:p>
          </table:table-cell>
          <table:table-cell table:style-name="ce708" office:value-type="string" calcext:value-type="string">
            <text:p>Eksporter bare nøkkelbilder.</text:p>
          </table:table-cell>
          <table:table-cell table:style-name="ce719" office:value-type="string" calcext:value-type="string">
            <text:p>只导出关键图像.</text:p>
          </table:table-cell>
          <table:table-cell table:style-name="ce729" office:value-type="string" calcext:value-type="string">
            <text:p>Sadece Anahtar İmajları Export Et.</text:p>
          </table:table-cell>
          <table:table-cell table:style-name="ce737" office:value-type="string" calcext:value-type="string">
            <text:p>Εξαγωγή Βασικών Εικόνων μόνο.</text:p>
          </table:table-cell>
          <table:table-cell table:style-name="ce749" office:value-type="string" calcext:value-type="string">
            <text:p>Eksportuoti tik pažymėtus paveikslus</text:p>
          </table:table-cell>
          <table:table-cell table:style-name="ce759" office:value-type="string" calcext:value-type="string">
            <text:p>Exportera endast nyckelbild.</text:p>
          </table:table-cell>
          <table:table-cell table:style-name="ce767" office:value-type="string" calcext:value-type="string">
            <text:p>Eksporter kun nøglebilleder.</text:p>
          </table:table-cell>
          <table:table-cell table:style-name="ce778" office:value-type="string" calcext:value-type="string">
            <text:p>Exportovat pouze klíčové pozice.</text:p>
          </table:table-cell>
          <table:table-cell table:style-name="ce787" office:value-type="string" calcext:value-type="string">
            <text:p><text:span text:style-name="T4">키</text:span><text:span text:style-name="T5"> </text:span><text:span text:style-name="T6">이미지</text:span><text:span text:style-name="T5">'</text:span><text:span text:style-name="T6">만</text:span><text:span text:style-name="T5"> </text:span><text:span text:style-name="T6">내보냄</text:span></text:p>
          </table:table-cell>
          <table:table-cell table:style-name="ce800" office:value-type="string" calcext:value-type="string">
            <text:p>Экспортировать только ключевые кадры.</text:p>
          </table:table-cell>
          <table:table-cell table:style-name="ce812" office:value-type="string" calcext:value-type="string">
            <text:p>Exportar només les imatges clau.</text:p>
          </table:table-cell>
          <table:table-cell table:style-name="ce819" office:value-type="string" calcext:value-type="string">
            <text:p>Izvezi samo ključnu sliku.</text:p>
          </table:table-cell>
          <table:table-cell table:style-name="ce827" office:value-type="string" calcext:value-type="string">
            <text:p>Извези само кључну слику.</text:p>
          </table:table-cell>
          <table:table-cell table:style-name="ce837" office:value-type="string" calcext:value-type="string">
            <text:p>キーイメージのみをエクスポート</text:p>
          </table:table-cell>
          <table:table-cell table:style-name="ce849" office:value-type="string" calcext:value-type="string">
            <text:p>Експорт само на клучните слики.</text:p>
          </table:table-cell>
          <table:table-cell table:style-name="ce857" office:value-type="string" calcext:value-type="string">
            <text:p>تصدير الصور الرئيسية فقط.</text:p>
          </table:table-cell>
          <table:table-cell table:style-name="ce866" office:value-type="string" calcext:value-type="string">
            <text:p>استخراج داده‌های تصاویر به تنهایی</text:p>
          </table:table-cell>
          <table:table-cell table:style-name="ce874" office:value-type="string" calcext:value-type="string">
            <text:p>Експортирай само ключови кадри.</text:p>
          </table:table-cell>
          <table:table-cell table:style-name="ce315" table:number-columns-repeated="990"/>
          <table:table-cell table:number-columns-repeated="4"/>
        </table:table-row>
        <table:table-row table:style-name="ro10">
          <table:table-cell table:style-name="ce49" office:value-type="string" calcext:value-type="string">
            <text:p>dlgRafaleExport_LabelTotalFrames</text:p>
          </table:table-cell>
          <table:table-cell table:style-name="ce371"/>
          <table:table-cell table:style-name="ce60" office:value-type="string" calcext:value-type="string">
            <text:p>Total : {0:0} images.</text:p>
          </table:table-cell>
          <table:table-cell table:style-name="ce602" office:value-type="string" calcext:value-type="string">
            <text:p>Total : {0:0} images.</text:p>
          </table:table-cell>
          <table:table-cell table:style-name="ce613" office:value-type="string" calcext:value-type="string">
            <text:p>Totaal : {0:0}.</text:p>
          </table:table-cell>
          <table:table-cell table:style-name="ce621" office:value-type="string" calcext:value-type="string">
            <text:p>Gesamte : {0:0}</text:p>
          </table:table-cell>
          <table:table-cell table:style-name="ce632" office:value-type="string" calcext:value-type="string">
            <text:p>Total : {0:0} imágenes.</text:p>
          </table:table-cell>
          <table:table-cell table:style-name="ce645" office:value-type="string" calcext:value-type="string">
            <text:p>Total : {0:0} imagens.</text:p>
          </table:table-cell>
          <table:table-cell table:style-name="ce657"/>
          <table:table-cell table:style-name="ce667"/>
          <table:table-cell table:style-name="ce680"/>
          <table:table-cell table:style-name="ce695"/>
          <table:table-cell table:style-name="ce708"/>
          <table:table-cell table:style-name="ce719"/>
          <table:table-cell table:style-name="ce729"/>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сего: {0:0} кадров.</text:p>
          </table:table-cell>
          <table:table-cell table:style-name="ce812" office:value-type="string" calcext:value-type="string">
            <text:p>Total : {0:0} imatges</text:p>
          </table:table-cell>
          <table:table-cell table:style-name="ce819"/>
          <table:table-cell table:style-name="ce827" office:value-type="string" calcext:value-type="string">
            <text:p>Укупно: <text:s/>{0:0} слика</text:p>
          </table:table-cell>
          <table:table-cell table:style-name="ce837"/>
          <table:table-cell table:style-name="ce849"/>
          <table:table-cell table:style-name="ce857" office:value-type="string" calcext:value-type="string">
            <text:p>المجموع: {0: 0} صورة.</text:p>
          </table:table-cell>
          <table:table-cell table:style-name="ce866" office:value-type="string" calcext:value-type="string">
            <text:p>مجموع: {0: 0} تصاویر.</text:p>
          </table:table-cell>
          <table:table-cell table:style-name="ce874" office:value-type="string" calcext:value-type="string">
            <text:p>Общо: {0:0} кадри.</text:p>
          </table:table-cell>
          <table:table-cell table:style-name="ce315" table:number-columns-repeated="990"/>
          <table:table-cell table:number-columns-repeated="4"/>
        </table:table-row>
        <table:table-row table:style-name="ro10">
          <table:table-cell table:style-name="ce49" office:value-type="string" calcext:value-type="string">
            <text:p>dlgRafaleExport_ExportAll</text:p>
          </table:table-cell>
          <table:table-cell table:style-name="ce371"/>
          <table:table-cell table:style-name="ce60" office:value-type="string" calcext:value-type="string">
            <text:p>Export all images.</text:p>
          </table:table-cell>
          <table:table-cell table:style-name="ce602" office:value-type="string" calcext:value-type="string">
            <text:p>Exporter toutes les images.</text:p>
          </table:table-cell>
          <table:table-cell table:style-name="ce613" office:value-type="string" calcext:value-type="string">
            <text:p>Exporteer alle afbeeldingen.</text:p>
          </table:table-cell>
          <table:table-cell table:style-name="ce621"/>
          <table:table-cell table:style-name="ce632" office:value-type="string" calcext:value-type="string">
            <text:p>Exportar todas las imágen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9"/>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ировать все кадры.</text:p>
          </table:table-cell>
          <table:table-cell table:style-name="ce812" office:value-type="string" calcext:value-type="string">
            <text:p>Exportar totes les imatges</text:p>
          </table:table-cell>
          <table:table-cell table:style-name="ce819"/>
          <table:table-cell table:style-name="ce827" office:value-type="string" calcext:value-type="string">
            <text:p>Извези све слике.</text:p>
          </table:table-cell>
          <table:table-cell table:style-name="ce837"/>
          <table:table-cell table:style-name="ce849"/>
          <table:table-cell table:style-name="ce857" office:value-type="string" calcext:value-type="string">
            <text:p>تصدير جميع الصور.</text:p>
          </table:table-cell>
          <table:table-cell table:style-name="ce866" office:value-type="string" calcext:value-type="string">
            <text:p>استخراج تمام تصاویر.</text:p>
          </table:table-cell>
          <table:table-cell table:style-name="ce874" office:value-type="string" calcext:value-type="string">
            <text:p>Експортирай всички кадри.</text:p>
          </table:table-cell>
          <table:table-cell table:style-name="ce315" table:number-columns-repeated="990"/>
          <table:table-cell table:number-columns-repeated="4"/>
        </table:table-row>
        <table:table-row table:style-name="ro12">
          <table:table-cell table:style-name="ce49" office:value-type="string" calcext:value-type="string">
            <text:p>dlgRafaleExport_ExportFrameDecimation</text:p>
          </table:table-cell>
          <table:table-cell table:style-name="ce371"/>
          <table:table-cell table:style-name="ce60" office:value-type="string" calcext:value-type="string">
            <text:p>Export one image every {0} images.</text:p>
          </table:table-cell>
          <table:table-cell table:style-name="ce602" office:value-type="string" calcext:value-type="string">
            <text:p>Exporter une image toutes les {0} images.</text:p>
          </table:table-cell>
          <table:table-cell table:style-name="ce613" office:value-type="string" calcext:value-type="string">
            <text:p>Exporteer één afbeelding van iedere {0} afbeeldingen.</text:p>
          </table:table-cell>
          <table:table-cell table:style-name="ce621"/>
          <table:table-cell table:style-name="ce632" office:value-type="string" calcext:value-type="string">
            <text:p>Exportar una imagen cada {0} imágen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9"/>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ировать каждый {0} кадр.</text:p>
          </table:table-cell>
          <table:table-cell table:style-name="ce812" office:value-type="string" calcext:value-type="string">
            <text:p>Exportar una de cada {0} imatges</text:p>
          </table:table-cell>
          <table:table-cell table:style-name="ce819"/>
          <table:table-cell table:style-name="ce827" office:value-type="string" calcext:value-type="string">
            <text:p>Извези једну слику на сваке {0} слике.</text:p>
          </table:table-cell>
          <table:table-cell table:style-name="ce837"/>
          <table:table-cell table:style-name="ce849"/>
          <table:table-cell table:style-name="ce857" office:value-type="string" calcext:value-type="string">
            <text:p>تصدير صورة واحدة كل {0}صورة.</text:p>
          </table:table-cell>
          <table:table-cell table:style-name="ce866" office:value-type="string" calcext:value-type="string">
            <text:p>استخراج یک تصویر در هر {0} تصاویر.</text:p>
          </table:table-cell>
          <table:table-cell table:style-name="ce874" office:value-type="string" calcext:value-type="string">
            <text:p>Експортирай всеки {0} кадър.</text:p>
          </table:table-cell>
          <table:table-cell table:style-name="ce315" table:number-columns-repeated="990"/>
          <table:table-cell table:number-columns-repeated="4"/>
        </table:table-row>
        <table:table-row table:style-name="ro12">
          <table:table-cell table:style-name="ce49" office:value-type="string" calcext:value-type="string">
            <text:p>dlgRafaleExport_ExportTimeDecimationSeconds</text:p>
          </table:table-cell>
          <table:table-cell table:style-name="ce371"/>
          <table:table-cell table:style-name="ce592" office:value-type="string" calcext:value-type="string">
            <text:p>Export one image every {0:0.00}s.</text:p>
          </table:table-cell>
          <table:table-cell table:style-name="ce605" office:value-type="string" calcext:value-type="string">
            <text:p>Exporter une image toutes les {0:0.00}s.</text:p>
          </table:table-cell>
          <table:table-cell table:style-name="ce613" office:value-type="string" calcext:value-type="string">
            <text:p>Exporteer één afbeelding iedere {0:0.00}s.</text:p>
          </table:table-cell>
          <table:table-cell table:style-name="ce621"/>
          <table:table-cell table:style-name="ce632" office:value-type="string" calcext:value-type="string">
            <text:p>Exportar una imagen cada {0:0.00}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9"/>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ировать по одному кадру каждые {0:0.00} сек.</text:p>
          </table:table-cell>
          <table:table-cell table:style-name="ce812" office:value-type="string" calcext:value-type="string">
            <text:p>Exportar una imatge cada {0:0.00}s.</text:p>
          </table:table-cell>
          <table:table-cell table:style-name="ce819"/>
          <table:table-cell table:style-name="ce827" office:value-type="string" calcext:value-type="string">
            <text:p>Извези једну слику на сваке {0:0.00}s.</text:p>
          </table:table-cell>
          <table:table-cell table:style-name="ce837"/>
          <table:table-cell table:style-name="ce849"/>
          <table:table-cell table:style-name="ce857" office:value-type="string" calcext:value-type="string">
            <text:p>تصدير صورة واحدة كل {0: 0.00} الصورة.</text:p>
          </table:table-cell>
          <table:table-cell table:style-name="ce866" office:value-type="string" calcext:value-type="string">
            <text:p>استخراج یک تصویر در هر {0: 0.00} ثانیه.</text:p>
          </table:table-cell>
          <table:table-cell table:style-name="ce874" office:value-type="string" calcext:value-type="string">
            <text:p>Експортирай по един кадър на всеки {0:0.00} сек.</text:p>
          </table:table-cell>
          <table:table-cell table:style-name="ce315" table:number-columns-repeated="990"/>
          <table:table-cell table:number-columns-repeated="4"/>
        </table:table-row>
        <table:table-row table:style-name="ro12">
          <table:table-cell table:style-name="ce49" office:value-type="string" calcext:value-type="string">
            <text:p>dlgRafaleExport_ExportTimeDecimationMilliseconds</text:p>
          </table:table-cell>
          <table:table-cell table:style-name="ce371"/>
          <table:table-cell table:style-name="ce592" office:value-type="string" calcext:value-type="string">
            <text:p>Export one image every {0:0}ms.</text:p>
          </table:table-cell>
          <table:table-cell table:style-name="ce605" office:value-type="string" calcext:value-type="string">
            <text:p>Exporter une image toutes les {0:0}ms.</text:p>
          </table:table-cell>
          <table:table-cell table:style-name="ce613" office:value-type="string" calcext:value-type="string">
            <text:p>Exporteer één afbeelding iedere {0:0}ms.</text:p>
          </table:table-cell>
          <table:table-cell table:style-name="ce621"/>
          <table:table-cell table:style-name="ce632" office:value-type="string" calcext:value-type="string">
            <text:p>Exportar una imagen cada {0:0}m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9"/>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Экспортировать по одному кадру каждые {0:0.00} мс.</text:p>
          </table:table-cell>
          <table:table-cell table:style-name="ce812" office:value-type="string" calcext:value-type="string">
            <text:p>Exportar una imatge cada {0:0}ms.</text:p>
          </table:table-cell>
          <table:table-cell table:style-name="ce819"/>
          <table:table-cell table:style-name="ce827" office:value-type="string" calcext:value-type="string">
            <text:p>Извези једну слику на сваку {0:0}ms.</text:p>
          </table:table-cell>
          <table:table-cell table:style-name="ce837"/>
          <table:table-cell table:style-name="ce849"/>
          <table:table-cell table:style-name="ce857" office:value-type="string" calcext:value-type="string">
            <text:p>تصدير صورة واحدة كل {0: 0} مللي ثانية.</text:p>
          </table:table-cell>
          <table:table-cell table:style-name="ce866" office:value-type="string" calcext:value-type="string">
            <text:p>استخراج یک تصویر در هر {0: 0.00} میلی ثانیه.</text:p>
          </table:table-cell>
          <table:table-cell table:style-name="ce874" office:value-type="string" calcext:value-type="string">
            <text:p>Експортирайте по един кадър на всеки {0:0.00} мс.</text:p>
          </table:table-cell>
          <table:table-cell table:style-name="ce315" table:number-columns-repeated="990"/>
          <table:table-cell table:number-columns-repeated="4"/>
        </table:table-row>
        <table:table-row table:style-name="ro14">
          <table:table-cell table:style-name="ce49" office:value-type="string" calcext:value-type="string">
            <text:p>dlgRafaleExport_Title</text:p>
          </table:table-cell>
          <table:table-cell table:style-name="ce371"/>
          <table:table-cell table:style-name="ce60" office:value-type="string" calcext:value-type="string">
            <text:p><text:s text:c="2"/>Save a Sequence of Images</text:p>
          </table:table-cell>
          <table:table-cell table:style-name="ce602" office:value-type="string" calcext:value-type="string">
            <text:p>Enregistrer une Séquence d'Images</text:p>
          </table:table-cell>
          <table:table-cell table:style-name="ce613" office:value-type="string" calcext:value-type="string">
            <text:p>Bewaar een serie van opeenvolgende beelden.</text:p>
          </table:table-cell>
          <table:table-cell table:style-name="ce621" office:value-type="string" calcext:value-type="string">
            <text:p>Bildsequenz speichern</text:p>
          </table:table-cell>
          <table:table-cell table:style-name="ce632" office:value-type="string" calcext:value-type="string">
            <text:p>Guardar una secuencia de imágenes</text:p>
          </table:table-cell>
          <table:table-cell table:style-name="ce645" office:value-type="string" calcext:value-type="string">
            <text:p><text:s text:c="2"/>Salvar uma Sequência de Imagens</text:p>
          </table:table-cell>
          <table:table-cell table:style-name="ce657" office:value-type="string" calcext:value-type="string">
            <text:p>Zapisz sekwencje obrazów</text:p>
          </table:table-cell>
          <table:table-cell table:style-name="ce667" office:value-type="string" calcext:value-type="string">
            <text:p>Salva una sequenza di Immagini</text:p>
          </table:table-cell>
          <table:table-cell table:style-name="ce680" office:value-type="string" calcext:value-type="string">
            <text:p>Salvează o succesiune de cadre</text:p>
          </table:table-cell>
          <table:table-cell table:style-name="ce695" office:value-type="string" calcext:value-type="string">
            <text:p>Tallenna kuvajakso</text:p>
          </table:table-cell>
          <table:table-cell table:style-name="ce708" office:value-type="string" calcext:value-type="string">
            <text:p>Lagre en sekvens av bilder</text:p>
          </table:table-cell>
          <table:table-cell table:style-name="ce719" office:value-type="string" calcext:value-type="string">
            <text:p>保存为图像序列</text:p>
          </table:table-cell>
          <table:table-cell table:style-name="ce728" office:value-type="string" calcext:value-type="string">
            <text:p>Bir İmaj Sekansı Kaydet</text:p>
          </table:table-cell>
          <table:table-cell table:style-name="ce737" office:value-type="string" calcext:value-type="string">
            <text:p>Αποθήκευση Ακολουθίας Εικόνων</text:p>
          </table:table-cell>
          <table:table-cell table:style-name="ce749" office:value-type="string" calcext:value-type="string">
            <text:p>Išsaugoti vaizdų seką</text:p>
          </table:table-cell>
          <table:table-cell table:style-name="ce759" office:value-type="string" calcext:value-type="string">
            <text:p>Spara en bildsekvens</text:p>
          </table:table-cell>
          <table:table-cell table:style-name="ce767" office:value-type="string" calcext:value-type="string">
            <text:p>Gem en billedserie.</text:p>
          </table:table-cell>
          <table:table-cell table:style-name="ce778" office:value-type="string" calcext:value-type="string">
            <text:p>Uložit sekvenci obrazů</text:p>
          </table:table-cell>
          <table:table-cell table:style-name="ce787"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00" office:value-type="string" calcext:value-type="string">
            <text:p>Сохранить последовательность изображений</text:p>
          </table:table-cell>
          <table:table-cell table:style-name="ce812" office:value-type="string" calcext:value-type="string">
            <text:p>Desar una seqüència d'imatges</text:p>
          </table:table-cell>
          <table:table-cell table:style-name="ce819" office:value-type="string" calcext:value-type="string">
            <text:p>Sačuvaj redosled slika</text:p>
          </table:table-cell>
          <table:table-cell table:style-name="ce827" office:value-type="string" calcext:value-type="string">
            <text:p>Сачувај редослед слика</text:p>
          </table:table-cell>
          <table:table-cell table:style-name="ce837" office:value-type="string" calcext:value-type="string">
            <text:p>イメージシーケンスを保存</text:p>
          </table:table-cell>
          <table:table-cell table:style-name="ce849" office:value-type="string" calcext:value-type="string">
            <text:p>Зачувај ја секвенцата од сликите</text:p>
          </table:table-cell>
          <table:table-cell table:style-name="ce857" office:value-type="string" calcext:value-type="string">
            <text:p>  حفظ تسلسل الصور</text:p>
          </table:table-cell>
          <table:table-cell table:style-name="ce866" office:value-type="string" calcext:value-type="string">
            <text:p>ذخیره یک توالی از تصاویر</text:p>
          </table:table-cell>
          <table:table-cell table:style-name="ce874" office:value-type="string" calcext:value-type="string">
            <text:p>Съхрани последователността на изображенията</text:p>
          </table:table-cell>
          <table:table-cell table:style-name="ce315" table:number-columns-repeated="990"/>
          <table:table-cell table:number-columns-repeated="4"/>
        </table:table-row>
        <table:table-row table:style-name="ro23">
          <table:table-cell table:style-name="ce49" office:value-type="string" calcext:value-type="string">
            <text:p>dlgSaveAnalysisOrVideo_CheckSlow</text:p>
          </table:table-cell>
          <table:table-cell table:style-name="ce371"/>
          <table:table-cell table:style-name="ce60" office:value-type="string" calcext:value-type="string">
            <text:p>Take Slow Motion into account. (Current = </text:p>
          </table:table-cell>
          <table:table-cell table:style-name="ce602" office:value-type="string" calcext:value-type="string">
            <text:p>Tenir compte du ralentit pour l'enregistrement. (Actuel = </text:p>
          </table:table-cell>
          <table:table-cell table:style-name="ce613" office:value-type="string" calcext:value-type="string">
            <text:p>Houdt rekening met Slow Motion. (Huidig =</text:p>
          </table:table-cell>
          <table:table-cell table:style-name="ce621" office:value-type="string" calcext:value-type="string">
            <text:p>Berücksichtige Slow-Motion (Aktuell =</text:p>
          </table:table-cell>
          <table:table-cell table:style-name="ce632" office:value-type="string" calcext:value-type="string">
            <text:p>Guardar con el ralentizado (Actual = </text:p>
          </table:table-cell>
          <table:table-cell table:style-name="ce645" office:value-type="string" calcext:value-type="string">
            <text:p>Gravar Slow Motion. (Atual = </text:p>
          </table:table-cell>
          <table:table-cell table:style-name="ce658" office:value-type="string" calcext:value-type="string">
            <text:p>Weź pod uwagę zwolnienia. (Aktualne=</text:p>
          </table:table-cell>
          <table:table-cell table:style-name="ce667" office:value-type="string" calcext:value-type="string">
            <text:p>Nel salvataggio tieni conto del Rallentatore. (Attuale = </text:p>
          </table:table-cell>
          <table:table-cell table:style-name="ce680" office:value-type="string" calcext:value-type="string">
            <text:p>Ţine cont de mişcarea cu încetinitorul. (Curent = </text:p>
          </table:table-cell>
          <table:table-cell table:style-name="ce695" office:value-type="string" calcext:value-type="string">
            <text:p>Huomioi videon hidastus. (Nykyinen:</text:p>
          </table:table-cell>
          <table:table-cell table:style-name="ce708" office:value-type="string" calcext:value-type="string">
            <text:p>Ta høyde for slow motion (Current =</text:p>
          </table:table-cell>
          <table:table-cell table:style-name="ce719" office:value-type="string" calcext:value-type="string">
            <text:p>考虑慢动作. (Current = </text:p>
          </table:table-cell>
          <table:table-cell table:style-name="ce728" office:value-type="string" calcext:value-type="string">
            <text:p>Slow Motion'ı hesaba kat. (Geçerli = </text:p>
          </table:table-cell>
          <table:table-cell table:style-name="ce737" office:value-type="string" calcext:value-type="string">
            <text:p>Υπολογισμός και της Αργής Κίνησης. (Current = </text:p>
          </table:table-cell>
          <table:table-cell table:style-name="ce749" office:value-type="string" calcext:value-type="string">
            <text:p>Naudoti letą judesį. (Esamas = </text:p>
          </table:table-cell>
          <table:table-cell table:style-name="ce759" office:value-type="string" calcext:value-type="string">
            <text:p>Beakta slow motion (Aktuell =</text:p>
          </table:table-cell>
          <table:table-cell table:style-name="ce767" office:value-type="string" calcext:value-type="string">
            <text:p>Tag højde for slow motion. (Nuværende =</text:p>
          </table:table-cell>
          <table:table-cell table:style-name="ce778" office:value-type="string" calcext:value-type="string">
            <text:p>Berte do úvahy zpomalený pohyb. (Stávající = </text:p>
          </table:table-cell>
          <table:table-cell table:style-name="ce787" office:value-type="string" calcext:value-type="string">
            <text:p><text:span text:style-name="T4">느린</text:span><text:span text:style-name="T5"> </text:span><text:span text:style-name="T6">재생을</text:span><text:span text:style-name="T5"> </text:span><text:span text:style-name="T6">고려하라</text:span><text:span text:style-name="T5">(</text:span><text:span text:style-name="T6">현재</text:span><text:span text:style-name="T5">=</text:span></text:p>
          </table:table-cell>
          <table:table-cell table:style-name="ce800" office:value-type="string" calcext:value-type="string">
            <text:p>Значения замедленной съемки (Текущее = <text:s/></text:p>
          </table:table-cell>
          <table:table-cell table:style-name="ce812" office:value-type="string" calcext:value-type="string">
            <text:p>Tenir en compte l'Slow Motion (Actual =</text:p>
          </table:table-cell>
          <table:table-cell table:style-name="ce819" office:value-type="string" calcext:value-type="string">
            <text:p>Uzmi u obzir usporeni snimak. (Aktuelno = </text:p>
          </table:table-cell>
          <table:table-cell table:style-name="ce827" office:value-type="string" calcext:value-type="string">
            <text:p>Узми у обзир успорени снимак. (Актуелно = </text:p>
          </table:table-cell>
          <table:table-cell table:style-name="ce837" office:value-type="string" calcext:value-type="string">
            <text:p>スローモーションをアカウントに追加 (Current =</text:p>
          </table:table-cell>
          <table:table-cell table:style-name="ce849" office:value-type="string" calcext:value-type="string">
            <text:p>Земи во предвид забавено движење. (Current =</text:p>
          </table:table-cell>
          <table:table-cell table:style-name="ce857" office:value-type="string" calcext:value-type="string">
            <text:p>تأخذ الحركة البطيئة بعين الاعتبار. (الحالي =</text:p>
          </table:table-cell>
          <table:table-cell table:style-name="ce866" office:value-type="string" calcext:value-type="string">
            <text:p>در نظر گرفتن حرکت آهسته در حساب (جاری =</text:p>
          </table:table-cell>
          <table:table-cell table:style-name="ce874" office:value-type="string" calcext:value-type="string">
            <text:p>Стойности на бавно движение (Текущи = </text:p>
          </table:table-cell>
          <table:table-cell table:style-name="ce315" table:number-columns-repeated="990"/>
          <table:table-cell table:number-columns-repeated="4"/>
        </table:table-row>
        <table:table-row table:style-name="ro18">
          <table:table-cell table:style-name="ce49" office:value-type="string" calcext:value-type="string">
            <text:p>dlgSaveAnalysisOrVideo_GroupSaveMethod</text:p>
          </table:table-cell>
          <table:table-cell table:style-name="ce371"/>
          <table:table-cell table:style-name="ce60" office:value-type="string" calcext:value-type="string">
            <text:p>Save Method</text:p>
          </table:table-cell>
          <table:table-cell table:style-name="ce602" office:value-type="string" calcext:value-type="string">
            <text:p>Méthode d'Enregistrement</text:p>
          </table:table-cell>
          <table:table-cell table:style-name="ce613" office:value-type="string" calcext:value-type="string">
            <text:p>Opslagmethode</text:p>
          </table:table-cell>
          <table:table-cell table:style-name="ce621" office:value-type="string" calcext:value-type="string">
            <text:p>Speichermethode</text:p>
          </table:table-cell>
          <table:table-cell table:style-name="ce632" office:value-type="string" calcext:value-type="string">
            <text:p>Método para guardar</text:p>
          </table:table-cell>
          <table:table-cell table:style-name="ce645" office:value-type="string" calcext:value-type="string">
            <text:p>Salvar Método</text:p>
          </table:table-cell>
          <table:table-cell table:style-name="ce657" office:value-type="string" calcext:value-type="string">
            <text:p>Metoda zapisu</text:p>
          </table:table-cell>
          <table:table-cell table:style-name="ce667" office:value-type="string" calcext:value-type="string">
            <text:p>Modalita' di salvataggio</text:p>
          </table:table-cell>
          <table:table-cell table:style-name="ce680" office:value-type="string" calcext:value-type="string">
            <text:p>Metoda de salvare</text:p>
          </table:table-cell>
          <table:table-cell table:style-name="ce695" office:value-type="string" calcext:value-type="string">
            <text:p>Tallennustapa</text:p>
          </table:table-cell>
          <table:table-cell table:style-name="ce708" office:value-type="string" calcext:value-type="string">
            <text:p>Lagre metode</text:p>
          </table:table-cell>
          <table:table-cell table:style-name="ce719" office:value-type="string" calcext:value-type="string">
            <text:p>保存方法</text:p>
          </table:table-cell>
          <table:table-cell table:style-name="ce728" office:value-type="string" calcext:value-type="string">
            <text:p>Kaydetme Yöntemi</text:p>
          </table:table-cell>
          <table:table-cell table:style-name="ce737" office:value-type="string" calcext:value-type="string">
            <text:p>Αποθήκευση Μεθόδου</text:p>
          </table:table-cell>
          <table:table-cell table:style-name="ce749" office:value-type="string" calcext:value-type="string">
            <text:p>Išsaugojimo metodas</text:p>
          </table:table-cell>
          <table:table-cell table:style-name="ce759" office:value-type="string" calcext:value-type="string">
            <text:p>Spara metod</text:p>
          </table:table-cell>
          <table:table-cell table:style-name="ce767" office:value-type="string" calcext:value-type="string">
            <text:p>Lagringsmåde</text:p>
          </table:table-cell>
          <table:table-cell table:style-name="ce778" office:value-type="string" calcext:value-type="string">
            <text:p>Uložit metodu</text:p>
          </table:table-cell>
          <table:table-cell table:style-name="ce787" office:value-type="string" calcext:value-type="string">
            <text:p><text:span text:style-name="T4">저장</text:span><text:span text:style-name="T5"> </text:span><text:span text:style-name="T6">방법</text:span></text:p>
          </table:table-cell>
          <table:table-cell table:style-name="ce800" office:value-type="string" calcext:value-type="string">
            <text:p>Сохранить метод</text:p>
          </table:table-cell>
          <table:table-cell table:style-name="ce812" office:value-type="string" calcext:value-type="string">
            <text:p>Mètode d'enregistrament</text:p>
          </table:table-cell>
          <table:table-cell table:style-name="ce819" office:value-type="string" calcext:value-type="string">
            <text:p>Metoda za čuvanje</text:p>
          </table:table-cell>
          <table:table-cell table:style-name="ce827" office:value-type="string" calcext:value-type="string">
            <text:p>Метода за чување</text:p>
          </table:table-cell>
          <table:table-cell table:style-name="ce837" office:value-type="string" calcext:value-type="string">
            <text:p>メソッドを保存</text:p>
          </table:table-cell>
          <table:table-cell table:style-name="ce849" office:value-type="string" calcext:value-type="string">
            <text:p>Зачувај метод</text:p>
          </table:table-cell>
          <table:table-cell table:style-name="ce857" office:value-type="string" calcext:value-type="string">
            <text:p>حفظ <text:s/>الاسلوب</text:p>
          </table:table-cell>
          <table:table-cell table:style-name="ce866" office:value-type="string" calcext:value-type="string">
            <text:p>ذخیره رویه</text:p>
          </table:table-cell>
          <table:table-cell table:style-name="ce874" office:value-type="string" calcext:value-type="string">
            <text:p>Съхрани метода</text:p>
          </table:table-cell>
          <table:table-cell table:style-name="ce315" table:number-columns-repeated="990"/>
          <table:table-cell table:number-columns-repeated="4"/>
        </table:table-row>
        <table:table-row table:style-name="ro11">
          <table:table-cell table:style-name="ce49" office:value-type="string" calcext:value-type="string">
            <text:p>dlgSaveAnalysisOrVideo_RadioAnalysis</text:p>
          </table:table-cell>
          <table:table-cell table:style-name="ce371"/>
          <table:table-cell table:style-name="ce593" office:value-type="string" calcext:value-type="string">
            <text:p>Save only the analysis</text:p>
          </table:table-cell>
          <table:table-cell table:style-name="ce602" office:value-type="string" calcext:value-type="string">
            <text:p>Enregistrer uniquement l'analyse</text:p>
          </table:table-cell>
          <table:table-cell table:style-name="ce613" office:value-type="string" calcext:value-type="string">
            <text:p>Bewaar alleen de analyse.</text:p>
          </table:table-cell>
          <table:table-cell table:style-name="ce621" office:value-type="string" calcext:value-type="string">
            <text:p>Speichere nur Schlüsselbilddaten</text:p>
          </table:table-cell>
          <table:table-cell table:style-name="ce632" office:value-type="string" calcext:value-type="string">
            <text:p>Guardar sólo los datos de las imàgenes clave.</text:p>
          </table:table-cell>
          <table:table-cell table:style-name="ce645" office:value-type="string" calcext:value-type="string">
            <text:p>Salvar apenas os dados dos quadros de imagens.</text:p>
          </table:table-cell>
          <table:table-cell table:style-name="ce657" office:value-type="string" calcext:value-type="string">
            <text:p>Zapisz tylko kluczowe dane obrazów.</text:p>
          </table:table-cell>
          <table:table-cell table:style-name="ce667" office:value-type="string" calcext:value-type="string">
            <text:p>Salva solo le Immagini Chiave ed i loro Dati.</text:p>
          </table:table-cell>
          <table:table-cell table:style-name="ce680" office:value-type="string" calcext:value-type="string">
            <text:p>Salvează doar datele cadrelor cheie</text:p>
          </table:table-cell>
          <table:table-cell table:style-name="ce695" office:value-type="string" calcext:value-type="string">
            <text:p>Tallenna vain avainkuvien tietoja.</text:p>
          </table:table-cell>
          <table:table-cell table:style-name="ce708" office:value-type="string" calcext:value-type="string">
            <text:p>Lagre bare nøkkelbilde data</text:p>
          </table:table-cell>
          <table:table-cell table:style-name="ce719" office:value-type="string" calcext:value-type="string">
            <text:p>只保存关键图像数据.</text:p>
          </table:table-cell>
          <table:table-cell table:style-name="ce728" office:value-type="string" calcext:value-type="string">
            <text:p>Sadece anahtar imaj verisini kaydet.</text:p>
          </table:table-cell>
          <table:table-cell table:style-name="ce737" office:value-type="string" calcext:value-type="string">
            <text:p>Αποθήκευση μόνο των δεδομένων των βασικών εικόνων.</text:p>
          </table:table-cell>
          <table:table-cell table:style-name="ce749" office:value-type="string" calcext:value-type="string">
            <text:p>Išsaugoti tik paveikslėlių žymių duomenis.</text:p>
          </table:table-cell>
          <table:table-cell table:style-name="ce759" office:value-type="string" calcext:value-type="string">
            <text:p>Spara endast nyckelbildernas data.</text:p>
          </table:table-cell>
          <table:table-cell table:style-name="ce767" office:value-type="string" calcext:value-type="string">
            <text:p>Gem kun analysen</text:p>
          </table:table-cell>
          <table:table-cell table:style-name="ce778" office:value-type="string" calcext:value-type="string">
            <text:p>Uložit pouze analýzu</text:p>
          </table:table-cell>
          <table:table-cell table:style-name="ce787" office:value-type="string" calcext:value-type="string">
            <text:p><text:span text:style-name="T4">분석한</text:span><text:span text:style-name="T5"> </text:span><text:span text:style-name="T6">것만</text:span><text:span text:style-name="T5"> </text:span><text:span text:style-name="T6">저장</text:span></text:p>
          </table:table-cell>
          <table:table-cell table:style-name="ce800" office:value-type="string" calcext:value-type="string">
            <text:p>Сохранить только анализ</text:p>
          </table:table-cell>
          <table:table-cell table:style-name="ce812" office:value-type="string" calcext:value-type="string">
            <text:p>Desar només l'anàlisi</text:p>
          </table:table-cell>
          <table:table-cell table:style-name="ce819" office:value-type="string" calcext:value-type="string">
            <text:p>Sačuvaj samo analizu</text:p>
          </table:table-cell>
          <table:table-cell table:style-name="ce827" office:value-type="string" calcext:value-type="string">
            <text:p>Сачувај само анализу</text:p>
          </table:table-cell>
          <table:table-cell table:style-name="ce837" office:value-type="string" calcext:value-type="string">
            <text:p>分析結果のみを保存</text:p>
          </table:table-cell>
          <table:table-cell table:style-name="ce849" office:value-type="string" calcext:value-type="string">
            <text:p>Зачувај ја само анализата</text:p>
          </table:table-cell>
          <table:table-cell table:style-name="ce857" office:value-type="string" calcext:value-type="string">
            <text:p>حفظ التحليل فقط</text:p>
          </table:table-cell>
          <table:table-cell table:style-name="ce866" office:value-type="string" calcext:value-type="string">
            <text:p>ذخیره آنالیز به تنهایی</text:p>
          </table:table-cell>
          <table:table-cell table:style-name="ce874" office:value-type="string" calcext:value-type="string">
            <text:p>Съхрани само анализа</text:p>
          </table:table-cell>
          <table:table-cell table:style-name="ce315" table:number-columns-repeated="990"/>
          <table:table-cell table:number-columns-repeated="4"/>
        </table:table-row>
        <table:table-row table:style-name="ro28">
          <table:table-cell table:style-name="ce49" office:value-type="string" calcext:value-type="string">
            <text:p>dlgSaveAnalysisOrVideo_HintAnalysis</text:p>
          </table:table-cell>
          <table:table-cell table:style-name="ce371" office:value-type="string" calcext:value-type="string">
            <text:p># is used to separate lines</text:p>
          </table:table-cell>
          <table:table-cell table:style-name="ce593" office:value-type="string" calcext:value-type="string">
            <text:p>Only the description of drawings and other analysis objects will be saved.#The file can be imported in a video later.</text:p>
          </table:table-cell>
          <table:table-cell table:style-name="ce602" office:value-type="string" calcext:value-type="string">
            <text:p>Seuls seront sauvés les dessins et autres objets d'analyse, dans un fichier à part.#Le fichier pourra être réimporté sur une vidéo.</text:p>
          </table:table-cell>
          <table:table-cell table:style-name="ce613" office:value-type="string" calcext:value-type="string">
            <text:p>Alleen de beschrijving van de tekeningen en andere onderdelen van de analyse worden opgeslagen.#Het bestand kan later in een video worden geïmporteerd.</text:p>
          </table:table-cell>
          <table:table-cell table:style-name="ce621"/>
          <table:table-cell table:style-name="ce632" office:value-type="string" calcext:value-type="string">
            <text:p>Solo se guardará la descripción de los dibujos y otros objetos de análisis.#El archivo se puede importar posteriormente.</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office:value-type="string" calcext:value-type="string">
            <text:p>Kun beskrivelse af tegninger og andre analyseobjekter vil blive gemt. #Filen kan importeres i en video senere.</text:p>
          </table:table-cell>
          <table:table-cell table:style-name="ce778" office:value-type="string" calcext:value-type="string">
            <text:p>Budou uloženy pouze popisy nákresů a ostatní objekty analýzy.#Soubor lze importovat do videa později. </text:p>
          </table:table-cell>
          <table:table-cell table:style-name="ce787" office:value-type="string" calcext:value-type="string">
            <text:p><text:span text:style-name="T4">그림과</text:span><text:span text:style-name="T5"> </text:span><text:span text:style-name="T6">다른</text:span><text:span text:style-name="T5"> </text:span><text:span text:style-name="T6">분석</text:span><text:span text:style-name="T5"> </text:span><text:span text:style-name="T6">개체들만</text:span><text:span text:style-name="T5"> </text:span><text:span text:style-name="T6">저장됨</text:span><text:span text:style-name="T5">.#</text:span><text:span text:style-name="T6">파일은</text:span><text:span text:style-name="T5"> </text:span><text:span text:style-name="T6">후에</text:span><text:span text:style-name="T5"> </text:span><text:span text:style-name="T6">비디오로</text:span><text:span text:style-name="T5"> </text:span><text:span text:style-name="T6">가져올</text:span><text:span text:style-name="T5"> </text:span><text:span text:style-name="T6">수</text:span><text:span text:style-name="T5"> </text:span><text:span text:style-name="T6">있음</text:span></text:p>
          </table:table-cell>
          <table:table-cell table:style-name="ce803"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812" office:value-type="string" calcext:value-type="string">
            <text:p>Només es desaran les descripcions dels dibuixos i altres objectes de l'anàlisi.# L'arxiu pot ser importat en un vídeo posteriorment</text:p>
          </table:table-cell>
          <table:table-cell table:style-name="ce819" office:value-type="string" calcext:value-type="string">
            <text:p>Samo opis crteža i analiza ostalih objekata biće sačuvani.#Datoteka se kasnije može uključiti u video zapis.</text:p>
          </table:table-cell>
          <table:table-cell table:style-name="ce827"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39" office:value-type="string" calcext:value-type="string">
            <text:p><text:span text:style-name="T16">ドローイングと分析された対象の内容のみを保存。</text:span><text:span text:style-name="T17">#</text:span><text:span text:style-name="T22">ファイルはのちにビデオにインポートできます。</text:span></text:p>
          </table:table-cell>
          <table:table-cell table:style-name="ce849"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59" office:value-type="string" calcext:value-type="string">
            <text:p>حفظ الرسومات والأشياء الأخرى المتعلقة بالتحليل فقط. # يمكن استيراد الملف الي الفيديو في وقت لاحق.</text:p>
          </table:table-cell>
          <table:table-cell table:style-name="ce866" office:value-type="string" calcext:value-type="string">
            <text:p>فقط توضیحات طرح‌ها و سایر اجزاء تجزیه و تحلیل ذخیره می شود. # فایل <text:s/>می‌تواند بعدا در یک ویدیو وارد شود.</text:p>
          </table:table-cell>
          <table:table-cell table:style-name="ce874" office:value-type="string" calcext:value-type="string">
            <text:p>Ще се съхрани само описанието на чертежите и други обекти на анализ. # Този файл може да бъде импортиран във видеоклипа по-късно.</text:p>
          </table:table-cell>
          <table:table-cell table:style-name="ce315" table:number-columns-repeated="990"/>
          <table:table-cell table:number-columns-repeated="4"/>
        </table:table-row>
        <table:table-row table:style-name="ro15">
          <table:table-cell table:style-name="ce49" office:value-type="string" calcext:value-type="string">
            <text:p>dlgSaveAnalysisOrVideo_RadioBlended</text:p>
          </table:table-cell>
          <table:table-cell table:style-name="ce371"/>
          <table:table-cell table:style-name="ce594" office:value-type="string" calcext:value-type="string">
            <text:p>Save video with analysis permanently applied on the video</text:p>
          </table:table-cell>
          <table:table-cell table:style-name="ce602" office:value-type="string" calcext:value-type="string">
            <text:p>Enregistrer la vidéo avec l'analyse incrustée définitivement</text:p>
          </table:table-cell>
          <table:table-cell table:style-name="ce613" office:value-type="string" calcext:value-type="string">
            <text:p>Markeer permanent de Kernbeeld gegevens op de video.</text:p>
          </table:table-cell>
          <table:table-cell table:style-name="ce621" office:value-type="string" calcext:value-type="string">
            <text:p>Schlüsselbilddaten dauerhaft ins Video zeichnen.</text:p>
          </table:table-cell>
          <table:table-cell table:style-name="ce632" office:value-type="string" calcext:value-type="string">
            <text:p>Incrustar permanentemente los datos de las imágenes clave sobre el vídeo</text:p>
          </table:table-cell>
          <table:table-cell table:style-name="ce645" office:value-type="string" calcext:value-type="string">
            <text:p>Pintar dados dos quadros de imagens no vídeo permanentemente.</text:p>
          </table:table-cell>
          <table:table-cell table:style-name="ce657"/>
          <table:table-cell table:style-name="ce667" office:value-type="string" calcext:value-type="string">
            <text:p>Includi definitivamente nel Video i Dati delle immagini chiave. </text:p>
          </table:table-cell>
          <table:table-cell table:style-name="ce680" office:value-type="string" calcext:value-type="string">
            <text:p>Imprima permanent datele cadrelor cheie pe fisierul video</text:p>
          </table:table-cell>
          <table:table-cell table:style-name="ce695" office:value-type="string" calcext:value-type="string">
            <text:p>Maalaa avainkuvien tiedot pysyvästi videolle.</text:p>
          </table:table-cell>
          <table:table-cell table:style-name="ce708" office:value-type="string" calcext:value-type="string">
            <text:p>Lagre tegninger permanent på video</text:p>
          </table:table-cell>
          <table:table-cell table:style-name="ce719" office:value-type="string" calcext:value-type="string">
            <text:p>永久性地保留视频上的关键图像数据.</text:p>
          </table:table-cell>
          <table:table-cell table:style-name="ce728" office:value-type="string" calcext:value-type="string">
            <text:p>Anahtar imaj verisini video üzerine kalıcı olarak kaydet.</text:p>
          </table:table-cell>
          <table:table-cell table:style-name="ce737" office:value-type="string" calcext:value-type="string">
            <text:p>Μόνιμος Χρωματισμός βασικών εικόνων στο video.</text:p>
          </table:table-cell>
          <table:table-cell table:style-name="ce749" office:value-type="string" calcext:value-type="string">
            <text:p>Pastoviai rodyti paveikslėlių žymių duomenis vaizde.</text:p>
          </table:table-cell>
          <table:table-cell table:style-name="ce760" office:value-type="string" calcext:value-type="string">
            <text:p>Måla nyckelbildernas grafik permanent på videon.</text:p>
          </table:table-cell>
          <table:table-cell table:style-name="ce767" office:value-type="string" calcext:value-type="string">
            <text:p>Gem video, med permanent analyse</text:p>
          </table:table-cell>
          <table:table-cell table:style-name="ce778" office:value-type="string" calcext:value-type="string">
            <text:p>Uložit video s analýzou trvale aplikovanou na video</text:p>
          </table:table-cell>
          <table:table-cell table:style-name="ce787" office:value-type="string" calcext:value-type="string">
            <text:p><text:span text:style-name="T4">비디오를</text:span><text:span text:style-name="T5"> </text:span><text:span text:style-name="T6">비디오에</text:span><text:span text:style-name="T5"> </text:span><text:span text:style-name="T6">영구적</text:span><text:span text:style-name="T5"> </text:span><text:span text:style-name="T6">분석을</text:span><text:span text:style-name="T5"> </text:span><text:span text:style-name="T6">적용하여</text:span><text:span text:style-name="T5"> </text:span><text:span text:style-name="T6">저장</text:span></text:p>
          </table:table-cell>
          <table:table-cell table:style-name="ce800" office:value-type="string" calcext:value-type="string">
            <text:p>Сохранить видео вместе с <text:s/>анализом</text:p>
          </table:table-cell>
          <table:table-cell table:style-name="ce812" office:value-type="string" calcext:value-type="string">
            <text:p>Desar un vídeo amb l'anàlisi incrustat permanentment</text:p>
          </table:table-cell>
          <table:table-cell table:style-name="ce819" office:value-type="string" calcext:value-type="string">
            <text:p>Sačuvajte video zapis sa analizom koja je trajno primenjena na video zapisu</text:p>
          </table:table-cell>
          <table:table-cell table:style-name="ce827" office:value-type="string" calcext:value-type="string">
            <text:p>Сачувајте видео запис са анализом која је трајно примењена на видео запису</text:p>
          </table:table-cell>
          <table:table-cell table:style-name="ce837" office:value-type="string" calcext:value-type="string">
            <text:p>分析結果をビデオに永続的に付与して保存</text:p>
          </table:table-cell>
          <table:table-cell table:style-name="ce849" office:value-type="string" calcext:value-type="string">
            <text:p>Зачувај го видеото со постојана анализа применета на видеото</text:p>
          </table:table-cell>
          <table:table-cell table:style-name="ce857" office:value-type="string" calcext:value-type="string">
            <text:p>حفظ الفيديو مع التحليل المطبق بشكل دائم على الفيديو</text:p>
          </table:table-cell>
          <table:table-cell table:style-name="ce866" office:value-type="string" calcext:value-type="string">
            <text:p>ذخیره ویدئو با آنالیز دائمی اعمال شده بر آن</text:p>
          </table:table-cell>
          <table:table-cell table:style-name="ce874" office:value-type="string" calcext:value-type="string">
            <text:p>Съхрани видеото заедно с анализа</text:p>
          </table:table-cell>
          <table:table-cell table:style-name="ce315" table:number-columns-repeated="990"/>
          <table:table-cell table:number-columns-repeated="4"/>
        </table:table-row>
        <table:table-row table:style-name="ro27">
          <table:table-cell table:style-name="ce49" office:value-type="string" calcext:value-type="string">
            <text:p>dlgSaveAnalysisOrVideo_HintBlended</text:p>
          </table:table-cell>
          <table:table-cell table:style-name="ce371" office:value-type="string" calcext:value-type="string">
            <text:p># is used to separate lines</text:p>
          </table:table-cell>
          <table:table-cell table:style-name="ce594" office:value-type="string" calcext:value-type="string">
            <text:p>Analysis objects will be visible in all players but not modifiable.#Extra comments attached to key images will not be saved.</text:p>
          </table:table-cell>
          <table:table-cell table:style-name="ce602" office:value-type="string" calcext:value-type="string">
            <text:p>Les objets d'analyse seront visible dans <text:s/>tous les lecteurs, mais non modifiables.#Les commentaires supplémentaires attachés aux images clés ne seront pas enregistrés.</text:p>
          </table:table-cell>
          <table:table-cell table:style-name="ce613" office:value-type="string" calcext:value-type="string">
            <text:p>De onderdelen van de analyse zijn zichtbaar in alle afspelers, maar niet meer bewerkbaar.# Extra commentaar, verbonden aan de Kernbeelden, wordt niet opgeslagen.</text:p>
          </table:table-cell>
          <table:table-cell table:style-name="ce621"/>
          <table:table-cell table:style-name="ce632" office:value-type="string" calcext:value-type="string">
            <text:p>Los objetos del análisis serán visibles en todos los reproductores pero no serán <text:s/>modificables.#Los comentarios extras de las imágenes clave no se guardarán.</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60"/>
          <table:table-cell table:style-name="ce767" office:value-type="string" calcext:value-type="string">
            <text:p>Analyseobjekter vil være synlige i alle afspillere, men kan ikke ændres.#Ekstra kommentarer til nøglebilleder vil ikke blive gemt.</text:p>
          </table:table-cell>
          <table:table-cell table:style-name="ce778" office:value-type="string" calcext:value-type="string">
            <text:p>Objekty analýzy budou viditelné ve všech přehrávačích, ale nebude je možno modifikovat.#Zvláštní komentáře připojené ke klíčovým pozicím nebudou uloženy.</text:p>
          </table:table-cell>
          <table:table-cell table:style-name="ce787" office:value-type="string" calcext:value-type="string">
            <text:p><text:span text:style-name="T4">분석개체들은</text:span><text:span text:style-name="T5"> </text:span><text:span text:style-name="T6">모든</text:span><text:span text:style-name="T5"> </text:span><text:span text:style-name="T6">재생기에서</text:span><text:span text:style-name="T5"> </text:span><text:span text:style-name="T6">보이지만</text:span><text:span text:style-name="T5"> </text:span><text:span text:style-name="T6">수정은</text:span><text:span text:style-name="T5"> </text:span><text:span text:style-name="T6">안됨</text:span><text:span text:style-name="T5">.#'</text:span><text:span text:style-name="T6">키</text:span><text:span text:style-name="T5"> </text:span><text:span text:style-name="T6">이미지</text:span><text:span text:style-name="T5">'</text:span><text:span text:style-name="T6">에</text:span><text:span text:style-name="T5"> </text:span><text:span text:style-name="T6">첨부된</text:span><text:span text:style-name="T5"> </text:span><text:span text:style-name="T6">주석은</text:span><text:span text:style-name="T5"> </text:span><text:span text:style-name="T6">저장되지</text:span><text:span text:style-name="T5"> </text:span><text:span text:style-name="T6">않음</text:span><text:span text:style-name="T5">.</text:span></text:p>
          </table:table-cell>
          <table:table-cell table:style-name="ce800"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812" office:value-type="string" calcext:value-type="string">
            <text:p>Els objectes de l'anàlisi seran visibles en tots els reproductors però no seran modificables.# Els comentaris de les imatges clau no es desaran.</text:p>
          </table:table-cell>
          <table:table-cell table:style-name="ce819" office:value-type="string" calcext:value-type="string">
            <text:p>Analizirani objekti će biti vidljiv u svim programima za reprodukciju , ali se ne može modifikovati. # Dodatni komentari vezani za ključne slike neće biti sačuvani.</text:p>
          </table:table-cell>
          <table:table-cell table:style-name="ce827"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39" office:value-type="string" calcext:value-type="string">
            <text:p><text:span text:style-name="T16">分析対象はすべてのプレーヤーで参照できますが、変更できません。</text:span><text:span text:style-name="T17">#</text:span><text:span text:style-name="T22">キーイメージに取り付けられたコメントは保存されません。</text:span></text:p>
          </table:table-cell>
          <table:table-cell table:style-name="ce849"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59"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866" office:value-type="string" calcext:value-type="string">
            <text:p>اجزاء تجزیه و تحلیل برای همه کاربران قابل مشاهده است، اما قابل تغییر نیست. توضیحات اضافی متصل به داده‌های تصاویر <text:s/>ذخیره نخواهد شد.</text:p>
          </table:table-cell>
          <table:table-cell table:style-name="ce874" office:value-type="string" calcext:value-type="string">
            <text:p>Анализът на обектите ще бъде видим на всички плейъри, но не може да бъде променен.# Допълнителните коментари, прикачени към ключовото изображение, няма да бъдат запазени.</text:p>
          </table:table-cell>
          <table:table-cell table:style-name="ce315" table:number-columns-repeated="990"/>
          <table:table-cell table:number-columns-repeated="4"/>
        </table:table-row>
        <table:table-row table:style-name="ro11">
          <table:table-cell table:style-name="ce49" office:value-type="string" calcext:value-type="string">
            <text:p>dlgSaveAnalysisOrVideo_Title</text:p>
          </table:table-cell>
          <table:table-cell table:style-name="ce371"/>
          <table:table-cell table:style-name="ce60" office:value-type="string" calcext:value-type="string">
            <text:p>Save Video...</text:p>
          </table:table-cell>
          <table:table-cell table:style-name="ce602" office:value-type="string" calcext:value-type="string">
            <text:p>Enregistrement de la Vidéo...</text:p>
          </table:table-cell>
          <table:table-cell table:style-name="ce613" office:value-type="string" calcext:value-type="string">
            <text:p>Bewaar video of Kernbeeldgegevens…</text:p>
          </table:table-cell>
          <table:table-cell table:style-name="ce621" office:value-type="string" calcext:value-type="string">
            <text:p>Speichere Video oder Schlüsselbilddaten...</text:p>
          </table:table-cell>
          <table:table-cell table:style-name="ce632" office:value-type="string" calcext:value-type="string">
            <text:p>Guardar el video y los datos de las imàgenes clave…</text:p>
          </table:table-cell>
          <table:table-cell table:style-name="ce645" office:value-type="string" calcext:value-type="string">
            <text:p>Salvar Vídeo ou Dados dos Quadros de Imagens...</text:p>
          </table:table-cell>
          <table:table-cell table:style-name="ce657" office:value-type="string" calcext:value-type="string">
            <text:p>Zapisz dane wideo albo kluczowych obrazów</text:p>
          </table:table-cell>
          <table:table-cell table:style-name="ce667" office:value-type="string" calcext:value-type="string">
            <text:p>Salva il Video o le Immagini Chiave...</text:p>
          </table:table-cell>
          <table:table-cell table:style-name="ce680" office:value-type="string" calcext:value-type="string">
            <text:p>Salvează video sau cadre cheie...</text:p>
          </table:table-cell>
          <table:table-cell table:style-name="ce695" office:value-type="string" calcext:value-type="string">
            <text:p>Tallenna video tai avainkuvien tiedot...</text:p>
          </table:table-cell>
          <table:table-cell table:style-name="ce708" office:value-type="string" calcext:value-type="string">
            <text:p>Lagre video eller nøkkelbilde data</text:p>
          </table:table-cell>
          <table:table-cell table:style-name="ce719" office:value-type="string" calcext:value-type="string">
            <text:p>保存视频或关键图像数据...</text:p>
          </table:table-cell>
          <table:table-cell table:style-name="ce728" office:value-type="string" calcext:value-type="string">
            <text:p>Video veya Anahtar İmaj Verisini Kaydet...</text:p>
          </table:table-cell>
          <table:table-cell table:style-name="ce737" office:value-type="string" calcext:value-type="string">
            <text:p>Αποθήκευση video ή δεδομένων Βασικών Εικόνων…</text:p>
          </table:table-cell>
          <table:table-cell table:style-name="ce749" office:value-type="string" calcext:value-type="string">
            <text:p>Išsaugoti video arba pažymėtus vaizdus</text:p>
          </table:table-cell>
          <table:table-cell table:style-name="ce759" office:value-type="string" calcext:value-type="string">
            <text:p>Spara video eller nyckelbilds data...</text:p>
          </table:table-cell>
          <table:table-cell table:style-name="ce767" office:value-type="string" calcext:value-type="string">
            <text:p>Gem Video…</text:p>
          </table:table-cell>
          <table:table-cell table:style-name="ce778" office:value-type="string" calcext:value-type="string">
            <text:p>Uložit video…</text:p>
          </table:table-cell>
          <table:table-cell table:style-name="ce787" office:value-type="string" calcext:value-type="string">
            <text:p><text:span text:style-name="T4">비디오</text:span><text:span text:style-name="T5"> </text:span><text:span text:style-name="T6">저장</text:span><text:span text:style-name="T5">…</text:span></text:p>
          </table:table-cell>
          <table:table-cell table:style-name="ce800" office:value-type="string" calcext:value-type="string">
            <text:p>Сохранить видео…</text:p>
          </table:table-cell>
          <table:table-cell table:style-name="ce812" office:value-type="string" calcext:value-type="string">
            <text:p>Desar el vídeo...</text:p>
          </table:table-cell>
          <table:table-cell table:style-name="ce819" office:value-type="string" calcext:value-type="string">
            <text:p>Sačuvaj video ...</text:p>
          </table:table-cell>
          <table:table-cell table:style-name="ce827" office:value-type="string" calcext:value-type="string">
            <text:p>Сачувај видео ...</text:p>
          </table:table-cell>
          <table:table-cell table:style-name="ce837" office:value-type="string" calcext:value-type="string">
            <text:p>ビデオの保存</text:p>
          </table:table-cell>
          <table:table-cell table:style-name="ce849" office:value-type="string" calcext:value-type="string">
            <text:p>Зачувај го видеото</text:p>
          </table:table-cell>
          <table:table-cell table:style-name="ce857" office:value-type="string" calcext:value-type="string">
            <text:p>حفظ الفيديو...</text:p>
          </table:table-cell>
          <table:table-cell table:style-name="ce866" office:value-type="string" calcext:value-type="string">
            <text:p>ذخیره ویدئو ...</text:p>
          </table:table-cell>
          <table:table-cell table:style-name="ce874" office:value-type="string" calcext:value-type="string">
            <text:p>Съхрани видео…</text:p>
          </table:table-cell>
          <table:table-cell table:style-name="ce315" table:number-columns-repeated="990"/>
          <table:table-cell table:number-columns-repeated="4"/>
        </table:table-row>
        <table:table-row table:style-name="ro11">
          <table:table-cell table:style-name="ce49" office:value-type="string" calcext:value-type="string">
            <text:p>dlgSaveAnalysisTitle</text:p>
          </table:table-cell>
          <table:table-cell table:style-name="ce371"/>
          <table:table-cell table:style-name="ce60" office:value-type="string" calcext:value-type="string">
            <text:p>Save Key Images Data</text:p>
          </table:table-cell>
          <table:table-cell table:style-name="ce602" office:value-type="string" calcext:value-type="string">
            <text:p>Enregistrer les Données des Images Clés</text:p>
          </table:table-cell>
          <table:table-cell table:style-name="ce613" office:value-type="string" calcext:value-type="string">
            <text:p>Bewaar Kernbeeldgegegevens.</text:p>
          </table:table-cell>
          <table:table-cell table:style-name="ce621" office:value-type="string" calcext:value-type="string">
            <text:p>Speichere Schlüsselbilddaten</text:p>
          </table:table-cell>
          <table:table-cell table:style-name="ce632" office:value-type="string" calcext:value-type="string">
            <text:p>Guardar los datos de las imàgenes clave .</text:p>
          </table:table-cell>
          <table:table-cell table:style-name="ce645" office:value-type="string" calcext:value-type="string">
            <text:p>Salvar Dados dos Quadros de Imagens</text:p>
          </table:table-cell>
          <table:table-cell table:style-name="ce657" office:value-type="string" calcext:value-type="string">
            <text:p>Zapisz dane kluczowych obrazów</text:p>
          </table:table-cell>
          <table:table-cell table:style-name="ce667" office:value-type="string" calcext:value-type="string">
            <text:p>Salva i Dati delle immagini chiave</text:p>
          </table:table-cell>
          <table:table-cell table:style-name="ce680" office:value-type="string" calcext:value-type="string">
            <text:p>Salvează datele cadrelor cheie</text:p>
          </table:table-cell>
          <table:table-cell table:style-name="ce695" office:value-type="string" calcext:value-type="string">
            <text:p>Tallenna avainkuvien tiedot</text:p>
          </table:table-cell>
          <table:table-cell table:style-name="ce708" office:value-type="string" calcext:value-type="string">
            <text:p>Lagre nøkkelbilde data</text:p>
          </table:table-cell>
          <table:table-cell table:style-name="ce719" office:value-type="string" calcext:value-type="string">
            <text:p>保存关键图像数据</text:p>
          </table:table-cell>
          <table:table-cell table:style-name="ce728" office:value-type="string" calcext:value-type="string">
            <text:p>Anahtar İmaj Verisini Kaydet</text:p>
          </table:table-cell>
          <table:table-cell table:style-name="ce737" office:value-type="string" calcext:value-type="string">
            <text:p>Αποθήκευση Δεδομένων Βασικών Εικόνων</text:p>
          </table:table-cell>
          <table:table-cell table:style-name="ce749" office:value-type="string" calcext:value-type="string">
            <text:p>Išsaugoti pažymėtų vaizdų duomenis</text:p>
          </table:table-cell>
          <table:table-cell table:style-name="ce759" office:value-type="string" calcext:value-type="string">
            <text:p>Spara nyckelbilds data</text:p>
          </table:table-cell>
          <table:table-cell table:style-name="ce767" office:value-type="string" calcext:value-type="string">
            <text:p>Gem data for nøglebilleder</text:p>
          </table:table-cell>
          <table:table-cell table:style-name="ce778" office:value-type="string" calcext:value-type="string">
            <text:p>Uložit data klíčových pozic</text:p>
          </table:table-cell>
          <table:table-cell table:style-name="ce787"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저장</text:span></text:p>
          </table:table-cell>
          <table:table-cell table:style-name="ce800" office:value-type="string" calcext:value-type="string">
            <text:p>Сохранить ключевые кадры</text:p>
          </table:table-cell>
          <table:table-cell table:style-name="ce812" office:value-type="string" calcext:value-type="string">
            <text:p>Desar les dades de les imatges clau</text:p>
          </table:table-cell>
          <table:table-cell table:style-name="ce819" office:value-type="string" calcext:value-type="string">
            <text:p>Sačuvaj podatke ključne slike</text:p>
          </table:table-cell>
          <table:table-cell table:style-name="ce827" office:value-type="string" calcext:value-type="string">
            <text:p>Сачувај податке кључне слике</text:p>
          </table:table-cell>
          <table:table-cell table:style-name="ce837" office:value-type="string" calcext:value-type="string">
            <text:p>キーイメージデータの保存</text:p>
          </table:table-cell>
          <table:table-cell table:style-name="ce849" office:value-type="string" calcext:value-type="string">
            <text:p>Зачувај ги податоците од клучните слики</text:p>
          </table:table-cell>
          <table:table-cell table:style-name="ce857" office:value-type="string" calcext:value-type="string">
            <text:p>حفظ بيانات الصور الرئيسية</text:p>
          </table:table-cell>
          <table:table-cell table:style-name="ce866" office:value-type="string" calcext:value-type="string">
            <text:p>ذخیره اطلاعات داده‌های تصاویر</text:p>
          </table:table-cell>
          <table:table-cell table:style-name="ce874" office:value-type="string" calcext:value-type="string">
            <text:p>Съхрани ключовите кадри</text:p>
          </table:table-cell>
          <table:table-cell table:style-name="ce315" table:number-columns-repeated="990"/>
          <table:table-cell table:number-columns-repeated="4"/>
        </table:table-row>
        <table:table-row table:style-name="ro11">
          <table:table-cell table:style-name="ce49" office:value-type="string" calcext:value-type="string">
            <text:p>dlgSaveSequenceTitle</text:p>
          </table:table-cell>
          <table:table-cell table:style-name="ce371"/>
          <table:table-cell table:style-name="ce60" office:value-type="string" calcext:value-type="string">
            <text:p>Save Sequence</text:p>
          </table:table-cell>
          <table:table-cell table:style-name="ce602" office:value-type="string" calcext:value-type="string">
            <text:p>Enregistrer la Séquence d'Images</text:p>
          </table:table-cell>
          <table:table-cell table:style-name="ce613" office:value-type="string" calcext:value-type="string">
            <text:p>Bewaar beeldmateriaal</text:p>
          </table:table-cell>
          <table:table-cell table:style-name="ce621" office:value-type="string" calcext:value-type="string">
            <text:p>Speichere Sequenz</text:p>
          </table:table-cell>
          <table:table-cell table:style-name="ce632" office:value-type="string" calcext:value-type="string">
            <text:p>Guardar la secuencia de imàgenes </text:p>
          </table:table-cell>
          <table:table-cell table:style-name="ce645" office:value-type="string" calcext:value-type="string">
            <text:p>Salvar Sequência</text:p>
          </table:table-cell>
          <table:table-cell table:style-name="ce657" office:value-type="string" calcext:value-type="string">
            <text:p>Zapisz sekwencję</text:p>
          </table:table-cell>
          <table:table-cell table:style-name="ce667" office:value-type="string" calcext:value-type="string">
            <text:p>Salva la Sequenza di Immagini</text:p>
          </table:table-cell>
          <table:table-cell table:style-name="ce680" office:value-type="string" calcext:value-type="string">
            <text:p>Salvează Secvenţa</text:p>
          </table:table-cell>
          <table:table-cell table:style-name="ce695" office:value-type="string" calcext:value-type="string">
            <text:p>Tallenna kuvausjakso</text:p>
          </table:table-cell>
          <table:table-cell table:style-name="ce708" office:value-type="string" calcext:value-type="string">
            <text:p>Lagre sekvens</text:p>
          </table:table-cell>
          <table:table-cell table:style-name="ce719" office:value-type="string" calcext:value-type="string">
            <text:p>保存序列</text:p>
          </table:table-cell>
          <table:table-cell table:style-name="ce728" office:value-type="string" calcext:value-type="string">
            <text:p>Sekans Kaydet</text:p>
          </table:table-cell>
          <table:table-cell table:style-name="ce737" office:value-type="string" calcext:value-type="string">
            <text:p>Αποθήκευση Ακολουθίας</text:p>
          </table:table-cell>
          <table:table-cell table:style-name="ce749" office:value-type="string" calcext:value-type="string">
            <text:p>Išsaugoti seką</text:p>
          </table:table-cell>
          <table:table-cell table:style-name="ce759" office:value-type="string" calcext:value-type="string">
            <text:p>Spara bildsekvens</text:p>
          </table:table-cell>
          <table:table-cell table:style-name="ce767" office:value-type="string" calcext:value-type="string">
            <text:p>Gem sekvens</text:p>
          </table:table-cell>
          <table:table-cell table:style-name="ce778" office:value-type="string" calcext:value-type="string">
            <text:p>Uložit sekvenci obrazů</text:p>
          </table:table-cell>
          <table:table-cell table:style-name="ce787"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00" office:value-type="string" calcext:value-type="string">
            <text:p>Сохранить последовательность</text:p>
          </table:table-cell>
          <table:table-cell table:style-name="ce812" office:value-type="string" calcext:value-type="string">
            <text:p>Desar la seqüència d'imatges</text:p>
          </table:table-cell>
          <table:table-cell table:style-name="ce819" office:value-type="string" calcext:value-type="string">
            <text:p>Redosled čuvanja</text:p>
          </table:table-cell>
          <table:table-cell table:style-name="ce827" office:value-type="string" calcext:value-type="string">
            <text:p>Редослед чувања</text:p>
          </table:table-cell>
          <table:table-cell table:style-name="ce837" office:value-type="string" calcext:value-type="string">
            <text:p>シーケンスの保存</text:p>
          </table:table-cell>
          <table:table-cell table:style-name="ce849" office:value-type="string" calcext:value-type="string">
            <text:p>Зачувај секвенца</text:p>
          </table:table-cell>
          <table:table-cell table:style-name="ce857" office:value-type="string" calcext:value-type="string">
            <text:p>حفظ التسلسل</text:p>
          </table:table-cell>
          <table:table-cell table:style-name="ce866" office:value-type="string" calcext:value-type="string">
            <text:p>ذخیره توالی</text:p>
          </table:table-cell>
          <table:table-cell table:style-name="ce874" office:value-type="string" calcext:value-type="string">
            <text:p>Съхрани последователността</text:p>
          </table:table-cell>
          <table:table-cell table:style-name="ce315" table:number-columns-repeated="990"/>
          <table:table-cell table:number-columns-repeated="4"/>
        </table:table-row>
        <table:table-row table:style-name="ro18">
          <table:table-cell table:style-name="ce49" office:value-type="string" calcext:value-type="string">
            <text:p>dlgSaveVideoTitle</text:p>
          </table:table-cell>
          <table:table-cell table:style-name="ce371"/>
          <table:table-cell table:style-name="ce60" office:value-type="string" calcext:value-type="string">
            <text:p>Save Video</text:p>
          </table:table-cell>
          <table:table-cell table:style-name="ce602" office:value-type="string" calcext:value-type="string">
            <text:p>Enregistrer la Vidéo</text:p>
          </table:table-cell>
          <table:table-cell table:style-name="ce613" office:value-type="string" calcext:value-type="string">
            <text:p>Bewaar video</text:p>
          </table:table-cell>
          <table:table-cell table:style-name="ce621" office:value-type="string" calcext:value-type="string">
            <text:p>Speichere Video</text:p>
          </table:table-cell>
          <table:table-cell table:style-name="ce632" office:value-type="string" calcext:value-type="string">
            <text:p>Guardar el video.</text:p>
          </table:table-cell>
          <table:table-cell table:style-name="ce645" office:value-type="string" calcext:value-type="string">
            <text:p>Salvar Vídeo</text:p>
          </table:table-cell>
          <table:table-cell table:style-name="ce658" office:value-type="string" calcext:value-type="string">
            <text:p>Zapisz wideo</text:p>
          </table:table-cell>
          <table:table-cell table:style-name="ce667" office:value-type="string" calcext:value-type="string">
            <text:p>Salva il Video</text:p>
          </table:table-cell>
          <table:table-cell table:style-name="ce680" office:value-type="string" calcext:value-type="string">
            <text:p>Salvează Video</text:p>
          </table:table-cell>
          <table:table-cell table:style-name="ce695" office:value-type="string" calcext:value-type="string">
            <text:p>Tallenna video</text:p>
          </table:table-cell>
          <table:table-cell table:style-name="ce708" office:value-type="string" calcext:value-type="string">
            <text:p>Lagre video</text:p>
          </table:table-cell>
          <table:table-cell table:style-name="ce719" office:value-type="string" calcext:value-type="string">
            <text:p>保存视频</text:p>
          </table:table-cell>
          <table:table-cell table:style-name="ce728" office:value-type="string" calcext:value-type="string">
            <text:p>Video Kaydet</text:p>
          </table:table-cell>
          <table:table-cell table:style-name="ce737" office:value-type="string" calcext:value-type="string">
            <text:p>Αποθήκευση Video</text:p>
          </table:table-cell>
          <table:table-cell table:style-name="ce749" office:value-type="string" calcext:value-type="string">
            <text:p>Išsaugoti video</text:p>
          </table:table-cell>
          <table:table-cell table:style-name="ce759" office:value-type="string" calcext:value-type="string">
            <text:p>Spara Video</text:p>
          </table:table-cell>
          <table:table-cell table:style-name="ce767" office:value-type="string" calcext:value-type="string">
            <text:p>Gem Video</text:p>
          </table:table-cell>
          <table:table-cell table:style-name="ce778" office:value-type="string" calcext:value-type="string">
            <text:p>Uložit video</text:p>
          </table:table-cell>
          <table:table-cell table:style-name="ce787" office:value-type="string" calcext:value-type="string">
            <text:p><text:span text:style-name="T4">비디오</text:span><text:span text:style-name="T5"> </text:span><text:span text:style-name="T6">저장</text:span></text:p>
          </table:table-cell>
          <table:table-cell table:style-name="ce800" office:value-type="string" calcext:value-type="string">
            <text:p>Сохранить видео</text:p>
          </table:table-cell>
          <table:table-cell table:style-name="ce812" office:value-type="string" calcext:value-type="string">
            <text:p>Desar el vídeo</text:p>
          </table:table-cell>
          <table:table-cell table:style-name="ce819" office:value-type="string" calcext:value-type="string">
            <text:p>Sačuvaj video</text:p>
          </table:table-cell>
          <table:table-cell table:style-name="ce827" office:value-type="string" calcext:value-type="string">
            <text:p>Сачувај видео</text:p>
          </table:table-cell>
          <table:table-cell table:style-name="ce837" office:value-type="string" calcext:value-type="string">
            <text:p>ビデオを保存</text:p>
          </table:table-cell>
          <table:table-cell table:style-name="ce849" office:value-type="string" calcext:value-type="string">
            <text:p>Зачувај Видео</text:p>
          </table:table-cell>
          <table:table-cell table:style-name="ce857" office:value-type="string" calcext:value-type="string">
            <text:p>حفظ الفيديو</text:p>
          </table:table-cell>
          <table:table-cell table:style-name="ce866" office:value-type="string" calcext:value-type="string">
            <text:p>ذخیره ویدئو</text:p>
          </table:table-cell>
          <table:table-cell table:style-name="ce874" office:value-type="string" calcext:value-type="string">
            <text:p>Съхрани видео</text:p>
          </table:table-cell>
          <table:table-cell table:style-name="ce315" table:number-columns-repeated="990"/>
          <table:table-cell table:number-columns-repeated="4"/>
        </table:table-row>
        <table:table-row table:style-name="ro10">
          <table:table-cell table:style-name="ce49" office:value-type="string" calcext:value-type="string">
            <text:p>dlgCameraCalibration_Title</text:p>
          </table:table-cell>
          <table:table-cell table:style-name="ce371"/>
          <table:table-cell table:style-name="ce60" office:value-type="string" calcext:value-type="string">
            <text:p>Camera calibration</text:p>
          </table:table-cell>
          <table:table-cell table:style-name="ce602" office:value-type="string" calcext:value-type="string">
            <text:p>Calibration caméra</text:p>
          </table:table-cell>
          <table:table-cell table:style-name="ce613" office:value-type="string" calcext:value-type="string">
            <text:p>Camera calibratie</text:p>
          </table:table-cell>
          <table:table-cell table:style-name="ce621"/>
          <table:table-cell table:style-name="ce632" office:value-type="string" calcext:value-type="string">
            <text:p>Calibración de la cá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алибрация камеры</text:p>
          </table:table-cell>
          <table:table-cell table:style-name="ce812" office:value-type="string" calcext:value-type="string">
            <text:p>Calibratge de la càmera</text:p>
          </table:table-cell>
          <table:table-cell table:style-name="ce819"/>
          <table:table-cell table:style-name="ce827" office:value-type="string" calcext:value-type="string">
            <text:p>Калибрација камере</text:p>
          </table:table-cell>
          <table:table-cell table:style-name="ce837"/>
          <table:table-cell table:style-name="ce849"/>
          <table:table-cell table:style-name="ce857" office:value-type="string" calcext:value-type="string">
            <text:p>معايرة الكاميرا</text:p>
          </table:table-cell>
          <table:table-cell table:style-name="ce866" office:value-type="string" calcext:value-type="string">
            <text:p>کالیبراسیون دوربین</text:p>
          </table:table-cell>
          <table:table-cell table:style-name="ce874" office:value-type="string" calcext:value-type="string">
            <text:p>Калибрация на камерата</text:p>
          </table:table-cell>
          <table:table-cell table:style-name="ce315" table:number-columns-repeated="990"/>
          <table:table-cell table:number-columns-repeated="4"/>
        </table:table-row>
        <table:table-row table:style-name="ro10">
          <table:table-cell table:style-name="ce49" office:value-type="string" calcext:value-type="string">
            <text:p>dlgCameraCalibration_DistortionCoefficients</text:p>
          </table:table-cell>
          <table:table-cell table:style-name="ce371"/>
          <table:table-cell table:style-name="ce60" office:value-type="string" calcext:value-type="string">
            <text:p>Distortion coefficients</text:p>
          </table:table-cell>
          <table:table-cell table:style-name="ce602" office:value-type="string" calcext:value-type="string">
            <text:p>Coefficients de distorsion</text:p>
          </table:table-cell>
          <table:table-cell table:style-name="ce613" office:value-type="string" calcext:value-type="string">
            <text:p>Distortie coëfficient</text:p>
          </table:table-cell>
          <table:table-cell table:style-name="ce621"/>
          <table:table-cell table:style-name="ce632" office:value-type="string" calcext:value-type="string">
            <text:p>Coeficientes de distors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оэффициенты искажения</text:p>
          </table:table-cell>
          <table:table-cell table:style-name="ce812" office:value-type="string" calcext:value-type="string">
            <text:p>Coeficients de distorsió</text:p>
          </table:table-cell>
          <table:table-cell table:style-name="ce819"/>
          <table:table-cell table:style-name="ce827" office:value-type="string" calcext:value-type="string">
            <text:p>Koефицијент закривљености</text:p>
          </table:table-cell>
          <table:table-cell table:style-name="ce837"/>
          <table:table-cell table:style-name="ce849"/>
          <table:table-cell table:style-name="ce857" office:value-type="string" calcext:value-type="string">
            <text:p>معاملات الاعوجاج</text:p>
          </table:table-cell>
          <table:table-cell table:style-name="ce866" office:value-type="string" calcext:value-type="string">
            <text:p>ضرایب اعوجاج</text:p>
          </table:table-cell>
          <table:table-cell table:style-name="ce874" office:value-type="string" calcext:value-type="string">
            <text:p>Коефициент изкривяване</text:p>
          </table:table-cell>
          <table:table-cell table:style-name="ce315" table:number-columns-repeated="990"/>
          <table:table-cell table:number-columns-repeated="4"/>
        </table:table-row>
        <table:table-row table:style-name="ro11">
          <table:table-cell table:style-name="ce49" office:value-type="string" calcext:value-type="string">
            <text:p>dlgCameraCalibration_CameraIntrinsics</text:p>
          </table:table-cell>
          <table:table-cell table:style-name="ce371"/>
          <table:table-cell table:style-name="ce60" office:value-type="string" calcext:value-type="string">
            <text:p>Camera intrisics</text:p>
          </table:table-cell>
          <table:table-cell table:style-name="ce602" office:value-type="string" calcext:value-type="string">
            <text:p>Paramètres intrinsèques</text:p>
          </table:table-cell>
          <table:table-cell table:style-name="ce613" office:value-type="string" calcext:value-type="string">
            <text:p>Intrinsieke parameters van de camera</text:p>
          </table:table-cell>
          <table:table-cell table:style-name="ce621"/>
          <table:table-cell table:style-name="ce632" office:value-type="string" calcext:value-type="string">
            <text:p>Intrínsecos de la cá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нутренние настройки камеры</text:p>
          </table:table-cell>
          <table:table-cell table:style-name="ce812" office:value-type="string" calcext:value-type="string">
            <text:p>Paràmetres intrínsecs</text:p>
          </table:table-cell>
          <table:table-cell table:style-name="ce819"/>
          <table:table-cell table:style-name="ce827" office:value-type="string" calcext:value-type="string">
            <text:p>Унутрашњи параметри камере</text:p>
          </table:table-cell>
          <table:table-cell table:style-name="ce837"/>
          <table:table-cell table:style-name="ce849"/>
          <table:table-cell table:style-name="ce857" office:value-type="string" calcext:value-type="string">
            <text:p>متغيرات الكاميرا</text:p>
          </table:table-cell>
          <table:table-cell table:style-name="ce866" office:value-type="string" calcext:value-type="string">
            <text:p>متغیرهای دوربین</text:p>
          </table:table-cell>
          <table:table-cell table:style-name="ce874" office:value-type="string" calcext:value-type="string">
            <text:p>Вътрешни настройки на камерата</text:p>
          </table:table-cell>
          <table:table-cell table:style-name="ce315" table:number-columns-repeated="990"/>
          <table:table-cell table:number-columns-repeated="4"/>
        </table:table-row>
        <table:table-row table:style-name="ro10">
          <table:table-cell table:style-name="ce49" office:value-type="string" calcext:value-type="string">
            <text:p>dlgCameraCalibration_CalibrateCamera</text:p>
          </table:table-cell>
          <table:table-cell table:style-name="ce371"/>
          <table:table-cell table:style-name="ce60" office:value-type="string" calcext:value-type="string">
            <text:p>Calibrate camera</text:p>
          </table:table-cell>
          <table:table-cell table:style-name="ce602" office:value-type="string" calcext:value-type="string">
            <text:p>Calibrer la caméra</text:p>
          </table:table-cell>
          <table:table-cell table:style-name="ce613" office:value-type="string" calcext:value-type="string">
            <text:p>Calibreer de camera</text:p>
          </table:table-cell>
          <table:table-cell table:style-name="ce621"/>
          <table:table-cell table:style-name="ce632" office:value-type="string" calcext:value-type="string">
            <text:p>Calibrar ca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алибровка камеры</text:p>
          </table:table-cell>
          <table:table-cell table:style-name="ce812" office:value-type="string" calcext:value-type="string">
            <text:p>Calibrar la càmera</text:p>
          </table:table-cell>
          <table:table-cell table:style-name="ce819"/>
          <table:table-cell table:style-name="ce827" office:value-type="string" calcext:value-type="string">
            <text:p>Изврши калибрацију камере</text:p>
          </table:table-cell>
          <table:table-cell table:style-name="ce837"/>
          <table:table-cell table:style-name="ce849"/>
          <table:table-cell table:style-name="ce857" office:value-type="string" calcext:value-type="string">
            <text:p>معايرة الكاميرا</text:p>
          </table:table-cell>
          <table:table-cell table:style-name="ce866" office:value-type="string" calcext:value-type="string">
            <text:p>کالیبر وربین</text:p>
          </table:table-cell>
          <table:table-cell table:style-name="ce874" office:value-type="string" calcext:value-type="string">
            <text:p>Калибриране на камерата</text:p>
          </table:table-cell>
          <table:table-cell table:style-name="ce315" table:number-columns-repeated="990"/>
          <table:table-cell table:number-columns-repeated="4"/>
        </table:table-row>
        <table:table-row table:style-name="ro10">
          <table:table-cell table:style-name="ce49" office:value-type="string" calcext:value-type="string">
            <text:p>dlgCameraCalibration_Distortion</text:p>
          </table:table-cell>
          <table:table-cell table:style-name="ce371"/>
          <table:table-cell table:style-name="ce60" office:value-type="string" calcext:value-type="string">
            <text:p>Distortion</text:p>
          </table:table-cell>
          <table:table-cell table:style-name="ce602" office:value-type="string" calcext:value-type="string">
            <text:p>Distorsion</text:p>
          </table:table-cell>
          <table:table-cell table:style-name="ce613" office:value-type="string" calcext:value-type="string">
            <text:p>Distortie</text:p>
          </table:table-cell>
          <table:table-cell table:style-name="ce621"/>
          <table:table-cell table:style-name="ce632" office:value-type="string" calcext:value-type="string">
            <text:p>Distors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Искажение</text:p>
          </table:table-cell>
          <table:table-cell table:style-name="ce812" office:value-type="string" calcext:value-type="string">
            <text:p>Distorsió</text:p>
          </table:table-cell>
          <table:table-cell table:style-name="ce819"/>
          <table:table-cell table:style-name="ce827" office:value-type="string" calcext:value-type="string">
            <text:p>Закривљеност</text:p>
          </table:table-cell>
          <table:table-cell table:style-name="ce837"/>
          <table:table-cell table:style-name="ce849"/>
          <table:table-cell table:style-name="ce857" office:value-type="string" calcext:value-type="string">
            <text:p>الاعوجاج</text:p>
          </table:table-cell>
          <table:table-cell table:style-name="ce866" office:value-type="string" calcext:value-type="string">
            <text:p>اعوجاج</text:p>
          </table:table-cell>
          <table:table-cell table:style-name="ce874" office:value-type="string" calcext:value-type="string">
            <text:p>Деформация</text:p>
          </table:table-cell>
          <table:table-cell table:style-name="ce315" table:number-columns-repeated="990"/>
          <table:table-cell table:number-columns-repeated="4"/>
        </table:table-row>
        <table:table-row table:style-name="ro11">
          <table:table-cell table:style-name="ce49" office:value-type="string" calcext:value-type="string">
            <text:p>dlgCameraCalibration_OpenDialogTitle</text:p>
          </table:table-cell>
          <table:table-cell table:style-name="ce371"/>
          <table:table-cell table:style-name="ce592" office:value-type="string" calcext:value-type="string">
            <text:p>Load camera calibration profile</text:p>
          </table:table-cell>
          <table:table-cell table:style-name="ce602" office:value-type="string" calcext:value-type="string">
            <text:p>Charger un profil de calibration</text:p>
          </table:table-cell>
          <table:table-cell table:style-name="ce613" office:value-type="string" calcext:value-type="string">
            <text:p>Laad het camera calibratie profiel</text:p>
          </table:table-cell>
          <table:table-cell table:style-name="ce621"/>
          <table:table-cell table:style-name="ce632" office:value-type="string" calcext:value-type="string">
            <text:p>Cargar perfil de calibración de la cá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Загрузить профиль калибровки камеры</text:p>
          </table:table-cell>
          <table:table-cell table:style-name="ce812" office:value-type="string" calcext:value-type="string">
            <text:p>Carregar un perfil de calibratge</text:p>
          </table:table-cell>
          <table:table-cell table:style-name="ce819"/>
          <table:table-cell table:style-name="ce827" office:value-type="string" calcext:value-type="string">
            <text:p>Учитај профил калибрације камере</text:p>
          </table:table-cell>
          <table:table-cell table:style-name="ce837"/>
          <table:table-cell table:style-name="ce849"/>
          <table:table-cell table:style-name="ce857" office:value-type="string" calcext:value-type="string">
            <text:p>تحميل بروفايل معايرة الكاميرا</text:p>
          </table:table-cell>
          <table:table-cell table:style-name="ce866" office:value-type="string" calcext:value-type="string">
            <text:p>بارگزاری مشخصات کالیبراسیون دوربین</text:p>
          </table:table-cell>
          <table:table-cell table:style-name="ce874" office:value-type="string" calcext:value-type="string">
            <text:p>Зареди калибрирания профил на камерата</text:p>
          </table:table-cell>
          <table:table-cell table:style-name="ce315" table:number-columns-repeated="990"/>
          <table:table-cell table:number-columns-repeated="4"/>
        </table:table-row>
        <table:table-row table:style-name="ro11">
          <table:table-cell table:style-name="ce49" office:value-type="string" calcext:value-type="string">
            <text:p>dlgCameraCalibration_SaveDialogTitle</text:p>
          </table:table-cell>
          <table:table-cell table:style-name="ce371"/>
          <table:table-cell table:style-name="ce592" office:value-type="string" calcext:value-type="string">
            <text:p>Save camera calibration profile</text:p>
          </table:table-cell>
          <table:table-cell table:style-name="ce602" office:value-type="string" calcext:value-type="string">
            <text:p>Sauver le profil de calibration</text:p>
          </table:table-cell>
          <table:table-cell table:style-name="ce613" office:value-type="string" calcext:value-type="string">
            <text:p>Bewaar het camera calibratie profiel</text:p>
          </table:table-cell>
          <table:table-cell table:style-name="ce621"/>
          <table:table-cell table:style-name="ce632" office:value-type="string" calcext:value-type="string">
            <text:p>Guardar perfil de calibración de la cá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охранить профиль калибровки камеры</text:p>
          </table:table-cell>
          <table:table-cell table:style-name="ce812" office:value-type="string" calcext:value-type="string">
            <text:p>Desar el perfil de calibratge</text:p>
          </table:table-cell>
          <table:table-cell table:style-name="ce819"/>
          <table:table-cell table:style-name="ce827" office:value-type="string" calcext:value-type="string">
            <text:p>Запамти профил калибрације камере</text:p>
          </table:table-cell>
          <table:table-cell table:style-name="ce837"/>
          <table:table-cell table:style-name="ce849"/>
          <table:table-cell table:style-name="ce857" office:value-type="string" calcext:value-type="string">
            <text:p>حفظ بروفايل معايرة الكاميرا</text:p>
          </table:table-cell>
          <table:table-cell table:style-name="ce866" office:value-type="string" calcext:value-type="string">
            <text:p>ذخیره مشخصات کالیبراسیون دوربین</text:p>
          </table:table-cell>
          <table:table-cell table:style-name="ce874" office:value-type="string" calcext:value-type="string">
            <text:p>Съхрани калибрирания профил на камерата</text:p>
          </table:table-cell>
          <table:table-cell table:style-name="ce315" table:number-columns-repeated="990"/>
          <table:table-cell table:number-columns-repeated="4"/>
        </table:table-row>
        <table:table-row table:style-name="ro10">
          <table:table-cell table:style-name="ce49" office:value-type="string" calcext:value-type="string">
            <text:p>dlgCameraCalibration_lblSensorWidth</text:p>
          </table:table-cell>
          <table:table-cell table:style-name="ce371"/>
          <table:table-cell table:style-name="ce592" office:value-type="string" calcext:value-type="string">
            <text:p>Sensor width (mm):</text:p>
          </table:table-cell>
          <table:table-cell table:style-name="ce602" office:value-type="string" calcext:value-type="string">
            <text:p>Largeur capteur (mm) :</text:p>
          </table:table-cell>
          <table:table-cell table:style-name="ce613"/>
          <table:table-cell table:style-name="ce621"/>
          <table:table-cell table:style-name="ce632"/>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49" office:value-type="string" calcext:value-type="string">
            <text:p>dlgCameraCalibration_lblFocalLength</text:p>
          </table:table-cell>
          <table:table-cell table:style-name="ce371"/>
          <table:table-cell table:style-name="ce592" office:value-type="string" calcext:value-type="string">
            <text:p>Focal length (mm):</text:p>
          </table:table-cell>
          <table:table-cell table:style-name="ce602" office:value-type="string" calcext:value-type="string">
            <text:p>Focale (mm) :</text:p>
          </table:table-cell>
          <table:table-cell table:style-name="ce613"/>
          <table:table-cell table:style-name="ce621"/>
          <table:table-cell table:style-name="ce632"/>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49" office:value-type="string" calcext:value-type="string">
            <text:p>DrawingName_ArrowDash</text:p>
          </table:table-cell>
          <table:table-cell table:style-name="ce371"/>
          <table:table-cell table:style-name="ce60" office:value-type="string" calcext:value-type="string">
            <text:p>Arrow – Dash</text:p>
          </table:table-cell>
          <table:table-cell table:style-name="ce602" office:value-type="string" calcext:value-type="string">
            <text:p>Flèche – Points tillés</text:p>
          </table:table-cell>
          <table:table-cell table:style-name="ce613" office:value-type="string" calcext:value-type="string">
            <text:p>Pijl - gestreept</text:p>
          </table:table-cell>
          <table:table-cell table:style-name="ce621"/>
          <table:table-cell table:style-name="ce632" office:value-type="string" calcext:value-type="string">
            <text:p>Flecha – Discontínu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пунтирная</text:p>
          </table:table-cell>
          <table:table-cell table:style-name="ce812" office:value-type="string" calcext:value-type="string">
            <text:p>Fletxa – Puntejada</text:p>
          </table:table-cell>
          <table:table-cell table:style-name="ce819"/>
          <table:table-cell table:style-name="ce827" office:value-type="string" calcext:value-type="string">
            <text:p>Стрелица – Испрекидана</text:p>
          </table:table-cell>
          <table:table-cell table:style-name="ce837"/>
          <table:table-cell table:style-name="ce849"/>
          <table:table-cell table:style-name="ce857" office:value-type="string" calcext:value-type="string">
            <text:p>سهم - خطوط مقطعة</text:p>
          </table:table-cell>
          <table:table-cell table:style-name="ce866" office:value-type="string" calcext:value-type="string">
            <text:p>پیکان - خط تیره</text:p>
          </table:table-cell>
          <table:table-cell table:style-name="ce874" office:value-type="string" calcext:value-type="string">
            <text:p>Пунктирана стрелка</text:p>
          </table:table-cell>
          <table:table-cell table:style-name="ce315" table:number-columns-repeated="990"/>
          <table:table-cell table:number-columns-repeated="4"/>
        </table:table-row>
        <table:table-row table:style-name="ro10">
          <table:table-cell table:style-name="ce49" office:value-type="string" calcext:value-type="string">
            <text:p>DrawingName_ArrowSquiggly</text:p>
          </table:table-cell>
          <table:table-cell table:style-name="ce371"/>
          <table:table-cell table:style-name="ce60" office:value-type="string" calcext:value-type="string">
            <text:p>Arrow – Squiggly</text:p>
          </table:table-cell>
          <table:table-cell table:style-name="ce602" office:value-type="string" calcext:value-type="string">
            <text:p>Flèche – Zigzag</text:p>
          </table:table-cell>
          <table:table-cell table:style-name="ce613" office:value-type="string" calcext:value-type="string">
            <text:p>Pijl - zigzag</text:p>
          </table:table-cell>
          <table:table-cell table:style-name="ce621"/>
          <table:table-cell table:style-name="ce632" office:value-type="string" calcext:value-type="string">
            <text:p>Flecha – Ondulad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зигзагом</text:p>
          </table:table-cell>
          <table:table-cell table:style-name="ce812" office:value-type="string" calcext:value-type="string">
            <text:p>Fletxa – Ziga-zaga</text:p>
          </table:table-cell>
          <table:table-cell table:style-name="ce819"/>
          <table:table-cell table:style-name="ce827" office:value-type="string" calcext:value-type="string">
            <text:p>Стрелица – Изувијана</text:p>
          </table:table-cell>
          <table:table-cell table:style-name="ce837"/>
          <table:table-cell table:style-name="ce849"/>
          <table:table-cell table:style-name="ce857" office:value-type="string" calcext:value-type="string">
            <text:p>سهم - متعرج</text:p>
          </table:table-cell>
          <table:table-cell table:style-name="ce866" office:value-type="string" calcext:value-type="string">
            <text:p>پیکان - <text:s/>پیچ و خم</text:p>
          </table:table-cell>
          <table:table-cell table:style-name="ce874" office:value-type="string" calcext:value-type="string">
            <text:p>Стрелка на зигзаг</text:p>
          </table:table-cell>
          <table:table-cell table:style-name="ce315" table:number-columns-repeated="990"/>
          <table:table-cell table:number-columns-repeated="4"/>
        </table:table-row>
        <table:table-row table:style-name="ro10">
          <table:table-cell table:style-name="ce49" office:value-type="string" calcext:value-type="string">
            <text:p>DrawingName_ArrowCurve</text:p>
          </table:table-cell>
          <table:table-cell table:style-name="ce371"/>
          <table:table-cell table:style-name="ce60" office:value-type="string" calcext:value-type="string">
            <text:p>Arrow – Curve</text:p>
          </table:table-cell>
          <table:table-cell table:style-name="ce602" office:value-type="string" calcext:value-type="string">
            <text:p>Flèche – Courbe</text:p>
          </table:table-cell>
          <table:table-cell table:style-name="ce613" office:value-type="string" calcext:value-type="string">
            <text:p>Pijl - curve</text:p>
          </table:table-cell>
          <table:table-cell table:style-name="ce621"/>
          <table:table-cell table:style-name="ce632" office:value-type="string" calcext:value-type="string">
            <text:p>Flecha – Curv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с кривой линией</text:p>
          </table:table-cell>
          <table:table-cell table:style-name="ce812" office:value-type="string" calcext:value-type="string">
            <text:p>Fletxa – Corba</text:p>
          </table:table-cell>
          <table:table-cell table:style-name="ce819"/>
          <table:table-cell table:style-name="ce827" office:value-type="string" calcext:value-type="string">
            <text:p>Стрелица – Закривљена</text:p>
          </table:table-cell>
          <table:table-cell table:style-name="ce837"/>
          <table:table-cell table:style-name="ce849"/>
          <table:table-cell table:style-name="ce857" office:value-type="string" calcext:value-type="string">
            <text:p>سهم - منحني</text:p>
          </table:table-cell>
          <table:table-cell table:style-name="ce866" office:value-type="string" calcext:value-type="string">
            <text:p>پیکان - <text:s/>منحنی</text:p>
          </table:table-cell>
          <table:table-cell table:style-name="ce874" office:value-type="string" calcext:value-type="string">
            <text:p>Стрелка с крива линия</text:p>
          </table:table-cell>
          <table:table-cell table:style-name="ce315" table:number-columns-repeated="990"/>
          <table:table-cell table:number-columns-repeated="4"/>
        </table:table-row>
        <table:table-row table:style-name="ro10">
          <table:table-cell table:style-name="ce49" office:value-type="string" calcext:value-type="string">
            <text:p>DrawingName_ArrowPolyline</text:p>
          </table:table-cell>
          <table:table-cell table:style-name="ce371"/>
          <table:table-cell table:style-name="ce60" office:value-type="string" calcext:value-type="string">
            <text:p>Arrow – Polyline</text:p>
          </table:table-cell>
          <table:table-cell table:style-name="ce602" office:value-type="string" calcext:value-type="string">
            <text:p>Flèche – Polyligne</text:p>
          </table:table-cell>
          <table:table-cell table:style-name="ce613" office:value-type="string" calcext:value-type="string">
            <text:p>Pijl - Polylijn</text:p>
          </table:table-cell>
          <table:table-cell table:style-name="ce621"/>
          <table:table-cell table:style-name="ce632" office:value-type="string" calcext:value-type="string">
            <text:p>Flecha – Polilíne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с ломаной линией</text:p>
          </table:table-cell>
          <table:table-cell table:style-name="ce812" office:value-type="string" calcext:value-type="string">
            <text:p>Fletxa – Polilínea</text:p>
          </table:table-cell>
          <table:table-cell table:style-name="ce819"/>
          <table:table-cell table:style-name="ce827" office:value-type="string" calcext:value-type="string">
            <text:p>Стрелица – Из више линија</text:p>
          </table:table-cell>
          <table:table-cell table:style-name="ce837"/>
          <table:table-cell table:style-name="ce849"/>
          <table:table-cell table:style-name="ce857" office:value-type="string" calcext:value-type="string">
            <text:p>سهم - متعدد الخطوط</text:p>
          </table:table-cell>
          <table:table-cell table:style-name="ce866" office:value-type="string" calcext:value-type="string">
            <text:p>پیکان - <text:s/>چند خطی</text:p>
          </table:table-cell>
          <table:table-cell table:style-name="ce874" office:value-type="string" calcext:value-type="string">
            <text:p>Стрелка с прекъсната линия</text:p>
          </table:table-cell>
          <table:table-cell table:style-name="ce315" table:number-columns-repeated="990"/>
          <table:table-cell table:number-columns-repeated="4"/>
        </table:table-row>
        <table:table-row table:style-name="ro11">
          <table:table-cell table:style-name="ce49" office:value-type="string" calcext:value-type="string">
            <text:p>DrawingName_ArrowPolylineDash</text:p>
          </table:table-cell>
          <table:table-cell table:style-name="ce371"/>
          <table:table-cell table:style-name="ce60" office:value-type="string" calcext:value-type="string">
            <text:p>Arrow – Polyline dash</text:p>
          </table:table-cell>
          <table:table-cell table:style-name="ce602" office:value-type="string" calcext:value-type="string">
            <text:p>Flèche – Polyligne points tillés</text:p>
          </table:table-cell>
          <table:table-cell table:style-name="ce613" office:value-type="string" calcext:value-type="string">
            <text:p>Pijl - Polylijn gestreept</text:p>
          </table:table-cell>
          <table:table-cell table:style-name="ce621"/>
          <table:table-cell table:style-name="ce632" office:value-type="string" calcext:value-type="string">
            <text:p>Flecha – Polilínea discontínu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с ломаной линией пунктиром</text:p>
          </table:table-cell>
          <table:table-cell table:style-name="ce812" office:value-type="string" calcext:value-type="string">
            <text:p>Fletxa – Polilínia puntejada</text:p>
          </table:table-cell>
          <table:table-cell table:style-name="ce819"/>
          <table:table-cell table:style-name="ce827" office:value-type="string" calcext:value-type="string">
            <text:p>Стрелица – Из више испрекиданих линија</text:p>
          </table:table-cell>
          <table:table-cell table:style-name="ce837"/>
          <table:table-cell table:style-name="ce849"/>
          <table:table-cell table:style-name="ce857" office:value-type="string" calcext:value-type="string">
            <text:p>سهم - خطوط متعددة مقطعة</text:p>
          </table:table-cell>
          <table:table-cell table:style-name="ce866" office:value-type="string" calcext:value-type="string">
            <text:p>پیکان - <text:s/>چند خطی با خط تیره</text:p>
          </table:table-cell>
          <table:table-cell table:style-name="ce874" office:value-type="string" calcext:value-type="string">
            <text:p>Стрелка с прекъсната пунктирана линия</text:p>
          </table:table-cell>
          <table:table-cell table:style-name="ce315" table:number-columns-repeated="990"/>
          <table:table-cell table:number-columns-repeated="4"/>
        </table:table-row>
        <table:table-row table:style-name="ro11">
          <table:table-cell table:style-name="ce49" office:value-type="string" calcext:value-type="string">
            <text:p>DrawingName_ArrowPolylineSquiggly</text:p>
          </table:table-cell>
          <table:table-cell table:style-name="ce371"/>
          <table:table-cell table:style-name="ce60" office:value-type="string" calcext:value-type="string">
            <text:p>Arrow – Polyline squiggly</text:p>
          </table:table-cell>
          <table:table-cell table:style-name="ce602" office:value-type="string" calcext:value-type="string">
            <text:p>Flèche – Polyligne zigzag</text:p>
          </table:table-cell>
          <table:table-cell table:style-name="ce613" office:value-type="string" calcext:value-type="string">
            <text:p>Pijl - Polylijn zigzag</text:p>
          </table:table-cell>
          <table:table-cell table:style-name="ce621"/>
          <table:table-cell table:style-name="ce632" office:value-type="string" calcext:value-type="string">
            <text:p>Flecha – Polilínea ondulad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трелка с ломаной линией зигзагом</text:p>
          </table:table-cell>
          <table:table-cell table:style-name="ce812" office:value-type="string" calcext:value-type="string">
            <text:p>Fletxa – Polilínia ziga-zaga</text:p>
          </table:table-cell>
          <table:table-cell table:style-name="ce819"/>
          <table:table-cell table:style-name="ce827" office:value-type="string" calcext:value-type="string">
            <text:p>Стрелица – Из више кривих линија</text:p>
          </table:table-cell>
          <table:table-cell table:style-name="ce837"/>
          <table:table-cell table:style-name="ce849"/>
          <table:table-cell table:style-name="ce857" office:value-type="string" calcext:value-type="string">
            <text:p>سهم - خطوط متعددة متعرجة</text:p>
          </table:table-cell>
          <table:table-cell table:style-name="ce866" office:value-type="string" calcext:value-type="string">
            <text:p>پیکان - <text:s/>چند خطی منحنی</text:p>
          </table:table-cell>
          <table:table-cell table:style-name="ce874" office:value-type="string" calcext:value-type="string">
            <text:p>Стрелка с прекъсната зигзаговидна линия</text:p>
          </table:table-cell>
          <table:table-cell table:style-name="ce315" table:number-columns-repeated="990"/>
          <table:table-cell table:number-columns-repeated="4"/>
        </table:table-row>
        <table:table-row table:style-name="ro10">
          <table:table-cell table:style-name="ce49" office:value-type="string" calcext:value-type="string">
            <text:p>DrawingName_CSVL</text:p>
          </table:table-cell>
          <table:table-cell table:style-name="ce371"/>
          <table:table-cell table:style-name="ce60" office:value-type="string" calcext:value-type="string">
            <text:p>Central sacral vertical line</text:p>
          </table:table-cell>
          <table:table-cell table:style-name="ce606" office:value-type="string" calcext:value-type="string">
            <text:p>Ligne médiane sacrée </text:p>
          </table:table-cell>
          <table:table-cell table:style-name="ce613" office:value-type="string" calcext:value-type="string">
            <text:p>Centrale sacrale verticale lijn</text:p>
          </table:table-cell>
          <table:table-cell table:style-name="ce621"/>
          <table:table-cell table:style-name="ce634" office:value-type="string" calcext:value-type="string">
            <text:p>Línea vertical sacra centr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Línia vertical sacra central</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خط عمودی ساکرال مرکزی</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DrawingName_Polyline</text:p>
          </table:table-cell>
          <table:table-cell table:style-name="ce371"/>
          <table:table-cell table:style-name="ce60" office:value-type="string" calcext:value-type="string">
            <text:p>Polyline</text:p>
          </table:table-cell>
          <table:table-cell table:style-name="ce602" office:value-type="string" calcext:value-type="string">
            <text:p>Polyligne</text:p>
          </table:table-cell>
          <table:table-cell table:style-name="ce613" office:value-type="string" calcext:value-type="string">
            <text:p>Polylijn</text:p>
          </table:table-cell>
          <table:table-cell table:style-name="ce621"/>
          <table:table-cell table:style-name="ce632" office:value-type="string" calcext:value-type="string">
            <text:p>Plilíne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Ломаная линия</text:p>
          </table:table-cell>
          <table:table-cell table:style-name="ce812" office:value-type="string" calcext:value-type="string">
            <text:p>Polilínia</text:p>
          </table:table-cell>
          <table:table-cell table:style-name="ce819"/>
          <table:table-cell table:style-name="ce827" office:value-type="string" calcext:value-type="string">
            <text:p>Алат линија из више делова</text:p>
          </table:table-cell>
          <table:table-cell table:style-name="ce837"/>
          <table:table-cell table:style-name="ce849"/>
          <table:table-cell table:style-name="ce857" office:value-type="string" calcext:value-type="string">
            <text:p>شكل متعدد الخطوط</text:p>
          </table:table-cell>
          <table:table-cell table:style-name="ce866" office:value-type="string" calcext:value-type="string">
            <text:p>چند خطی</text:p>
          </table:table-cell>
          <table:table-cell table:style-name="ce874" office:value-type="string" calcext:value-type="string">
            <text:p>Прекъсната линия</text:p>
          </table:table-cell>
          <table:table-cell table:style-name="ce315" table:number-columns-repeated="990"/>
          <table:table-cell table:number-columns-repeated="4"/>
        </table:table-row>
        <table:table-row table:style-name="ro10">
          <table:table-cell table:style-name="ce49" office:value-type="string" calcext:value-type="string">
            <text:p>DrawingName_DistortionGrid</text:p>
          </table:table-cell>
          <table:table-cell table:style-name="ce371"/>
          <table:table-cell table:style-name="ce60" office:value-type="string" calcext:value-type="string">
            <text:p>Distortion grid</text:p>
          </table:table-cell>
          <table:table-cell table:style-name="ce602" office:value-type="string" calcext:value-type="string">
            <text:p>Grille de distorsion</text:p>
          </table:table-cell>
          <table:table-cell table:style-name="ce613" office:value-type="string" calcext:value-type="string">
            <text:p>Distortie raster</text:p>
          </table:table-cell>
          <table:table-cell table:style-name="ce621"/>
          <table:table-cell table:style-name="ce632" office:value-type="string" calcext:value-type="string">
            <text:p>Cuadrícula de distors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етка искажения</text:p>
          </table:table-cell>
          <table:table-cell table:style-name="ce812" office:value-type="string" calcext:value-type="string">
            <text:p>Graella de distorsió</text:p>
          </table:table-cell>
          <table:table-cell table:style-name="ce819"/>
          <table:table-cell table:style-name="ce827" office:value-type="string" calcext:value-type="string">
            <text:p>Мрежа закривљености</text:p>
          </table:table-cell>
          <table:table-cell table:style-name="ce837"/>
          <table:table-cell table:style-name="ce849"/>
          <table:table-cell table:style-name="ce857" office:value-type="string" calcext:value-type="string">
            <text:p>شبكة الاعوجاج</text:p>
          </table:table-cell>
          <table:table-cell table:style-name="ce866" office:value-type="string" calcext:value-type="string">
            <text:p>شبکه اعوجاج</text:p>
          </table:table-cell>
          <table:table-cell table:style-name="ce874" office:value-type="string" calcext:value-type="string">
            <text:p>Изкривяване на мрежата</text:p>
          </table:table-cell>
          <table:table-cell table:style-name="ce315" table:number-columns-repeated="990"/>
          <table:table-cell table:number-columns-repeated="4"/>
        </table:table-row>
        <table:table-row table:style-name="ro10">
          <table:table-cell table:style-name="ce49" office:value-type="string" calcext:value-type="string">
            <text:p>DrawingName_Goniometer</text:p>
          </table:table-cell>
          <table:table-cell table:style-name="ce371"/>
          <table:table-cell table:style-name="ce60" office:value-type="string" calcext:value-type="string">
            <text:p>Goniometer</text:p>
          </table:table-cell>
          <table:table-cell table:style-name="ce602" office:value-type="string" calcext:value-type="string">
            <text:p>Goniomètre</text:p>
          </table:table-cell>
          <table:table-cell table:style-name="ce613" office:value-type="string" calcext:value-type="string">
            <text:p>Goniometer</text:p>
          </table:table-cell>
          <table:table-cell table:style-name="ce621"/>
          <table:table-cell table:style-name="ce632" office:value-type="string" calcext:value-type="string">
            <text:p>Goniómetr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Гониометр</text:p>
          </table:table-cell>
          <table:table-cell table:style-name="ce812" office:value-type="string" calcext:value-type="string">
            <text:p>Goniòmetre</text:p>
          </table:table-cell>
          <table:table-cell table:style-name="ce819"/>
          <table:table-cell table:style-name="ce827" office:value-type="string" calcext:value-type="string">
            <text:p>Угломер</text:p>
          </table:table-cell>
          <table:table-cell table:style-name="ce837"/>
          <table:table-cell table:style-name="ce849"/>
          <table:table-cell table:style-name="ce857" office:value-type="string" calcext:value-type="string">
            <text:p>منقلة لقياس الزوايا</text:p>
          </table:table-cell>
          <table:table-cell table:style-name="ce866" office:value-type="string" calcext:value-type="string">
            <text:p>زاویه سنج</text:p>
          </table:table-cell>
          <table:table-cell table:style-name="ce874" office:value-type="string" calcext:value-type="string">
            <text:p>Велоаргометър</text:p>
          </table:table-cell>
          <table:table-cell table:style-name="ce315" table:number-columns-repeated="990"/>
          <table:table-cell table:number-columns-repeated="4"/>
        </table:table-row>
        <table:table-row table:style-name="ro10">
          <table:table-cell table:style-name="ce49" office:value-type="string" calcext:value-type="string">
            <text:p>DrawingName_Posture</text:p>
          </table:table-cell>
          <table:table-cell table:style-name="ce371"/>
          <table:table-cell table:style-name="ce60" office:value-type="string" calcext:value-type="string">
            <text:p>Posture</text:p>
          </table:table-cell>
          <table:table-cell table:style-name="ce602" office:value-type="string" calcext:value-type="string">
            <text:p>Posture</text:p>
          </table:table-cell>
          <table:table-cell table:style-name="ce613" office:value-type="string" calcext:value-type="string">
            <text:p>Houding</text:p>
          </table:table-cell>
          <table:table-cell table:style-name="ce621"/>
          <table:table-cell table:style-name="ce632" office:value-type="string" calcext:value-type="string">
            <text:p>Postu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Поза</text:p>
          </table:table-cell>
          <table:table-cell table:style-name="ce812" office:value-type="string" calcext:value-type="string">
            <text:p>Postura</text:p>
          </table:table-cell>
          <table:table-cell table:style-name="ce819"/>
          <table:table-cell table:style-name="ce827" office:value-type="string" calcext:value-type="string">
            <text:p>Постура</text:p>
          </table:table-cell>
          <table:table-cell table:style-name="ce837"/>
          <table:table-cell table:style-name="ce849"/>
          <table:table-cell table:style-name="ce857" office:value-type="string" calcext:value-type="string">
            <text:p>وضع الوقوف</text:p>
          </table:table-cell>
          <table:table-cell table:style-name="ce866" office:value-type="string" calcext:value-type="string">
            <text:p>حالت</text:p>
          </table:table-cell>
          <table:table-cell table:style-name="ce874" office:value-type="string" calcext:value-type="string">
            <text:p>Поза</text:p>
          </table:table-cell>
          <table:table-cell table:style-name="ce315" table:number-columns-repeated="990"/>
          <table:table-cell table:number-columns-repeated="4"/>
        </table:table-row>
        <table:table-row table:style-name="ro10">
          <table:table-cell table:style-name="ce49" office:value-type="string" calcext:value-type="string">
            <text:p>DrawingName_Bikefit</text:p>
          </table:table-cell>
          <table:table-cell table:style-name="ce371"/>
          <table:table-cell table:style-name="ce60" office:value-type="string" calcext:value-type="string">
            <text:p>Bike fit</text:p>
          </table:table-cell>
          <table:table-cell table:style-name="ce602" office:value-type="string" calcext:value-type="string">
            <text:p>Bike fit</text:p>
          </table:table-cell>
          <table:table-cell table:style-name="ce613" office:value-type="string" calcext:value-type="string">
            <text:p>Fietsmeting</text:p>
          </table:table-cell>
          <table:table-cell table:style-name="ce621"/>
          <table:table-cell table:style-name="ce632" office:value-type="string" calcext:value-type="string">
            <text:p>Postura de biciclet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елосипед</text:p>
          </table:table-cell>
          <table:table-cell table:style-name="ce812" office:value-type="string" calcext:value-type="string">
            <text:p>Postura de bicicleta</text:p>
          </table:table-cell>
          <table:table-cell table:style-name="ce819"/>
          <table:table-cell table:style-name="ce827" office:value-type="string" calcext:value-type="string">
            <text:p>Позиционирање на бициклу</text:p>
          </table:table-cell>
          <table:table-cell table:style-name="ce837"/>
          <table:table-cell table:style-name="ce849"/>
          <table:table-cell table:style-name="ce857" office:value-type="string" calcext:value-type="string">
            <text:p>وضع الدراجة المناسب</text:p>
          </table:table-cell>
          <table:table-cell table:style-name="ce866" office:value-type="string" calcext:value-type="string">
            <text:p>موقعیت دوچرخه</text:p>
          </table:table-cell>
          <table:table-cell table:style-name="ce874" office:value-type="string" calcext:value-type="string">
            <text:p>Велосипед</text:p>
          </table:table-cell>
          <table:table-cell table:style-name="ce315" table:number-columns-repeated="990"/>
          <table:table-cell table:number-columns-repeated="4"/>
        </table:table-row>
        <table:table-row table:style-name="ro10">
          <table:table-cell table:style-name="ce49" office:value-type="string" calcext:value-type="string">
            <text:p>DrawingName_Profile</text:p>
          </table:table-cell>
          <table:table-cell table:style-name="ce371"/>
          <table:table-cell table:style-name="ce60" office:value-type="string" calcext:value-type="string">
            <text:p>Profile</text:p>
          </table:table-cell>
          <table:table-cell table:style-name="ce602" office:value-type="string" calcext:value-type="string">
            <text:p>Profil</text:p>
          </table:table-cell>
          <table:table-cell table:style-name="ce613" office:value-type="string" calcext:value-type="string">
            <text:p>Profiel</text:p>
          </table:table-cell>
          <table:table-cell table:style-name="ce621"/>
          <table:table-cell table:style-name="ce632" office:value-type="string" calcext:value-type="string">
            <text:p>Perfi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Профиль</text:p>
          </table:table-cell>
          <table:table-cell table:style-name="ce812" office:value-type="string" calcext:value-type="string">
            <text:p>Perfil</text:p>
          </table:table-cell>
          <table:table-cell table:style-name="ce819"/>
          <table:table-cell table:style-name="ce827" office:value-type="string" calcext:value-type="string">
            <text:p>Профил</text:p>
          </table:table-cell>
          <table:table-cell table:style-name="ce837"/>
          <table:table-cell table:style-name="ce849"/>
          <table:table-cell table:style-name="ce857" office:value-type="string" calcext:value-type="string">
            <text:p>الوضع الجانبي</text:p>
          </table:table-cell>
          <table:table-cell table:style-name="ce866" office:value-type="string" calcext:value-type="string">
            <text:p>مشخصات</text:p>
          </table:table-cell>
          <table:table-cell table:style-name="ce874" office:value-type="string" calcext:value-type="string">
            <text:p>Профил</text:p>
          </table:table-cell>
          <table:table-cell table:style-name="ce315" table:number-columns-repeated="990"/>
          <table:table-cell table:number-columns-repeated="4"/>
        </table:table-row>
        <table:table-row table:style-name="ro10">
          <table:table-cell table:style-name="ce49" office:value-type="string" calcext:value-type="string">
            <text:p>DrawingName_Genu</text:p>
          </table:table-cell>
          <table:table-cell table:style-name="ce371"/>
          <table:table-cell table:style-name="ce60" office:value-type="string" calcext:value-type="string">
            <text:p>Genu</text:p>
          </table:table-cell>
          <table:table-cell table:style-name="ce602" office:value-type="string" calcext:value-type="string">
            <text:p>Genu</text:p>
          </table:table-cell>
          <table:table-cell table:style-name="ce613" office:value-type="string" calcext:value-type="string">
            <text:p>Genu</text:p>
          </table:table-cell>
          <table:table-cell table:style-name="ce621"/>
          <table:table-cell table:style-name="ce632" office:value-type="string" calcext:value-type="string">
            <text:p>Tren inferior</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олено</text:p>
          </table:table-cell>
          <table:table-cell table:style-name="ce812" office:value-type="string" calcext:value-type="string">
            <text:p>Tren inferior</text:p>
          </table:table-cell>
          <table:table-cell table:style-name="ce819"/>
          <table:table-cell table:style-name="ce827" office:value-type="string" calcext:value-type="string">
            <text:p>Колено</text:p>
          </table:table-cell>
          <table:table-cell table:style-name="ce837"/>
          <table:table-cell table:style-name="ce849"/>
          <table:table-cell table:style-name="ce857" office:value-type="string" calcext:value-type="string">
            <text:p>الوضع السفلي</text:p>
          </table:table-cell>
          <table:table-cell table:style-name="ce866" office:value-type="string" calcext:value-type="string">
            <text:p>عضو منعطف</text:p>
          </table:table-cell>
          <table:table-cell table:style-name="ce874" office:value-type="string" calcext:value-type="string">
            <text:p>Коляно</text:p>
          </table:table-cell>
          <table:table-cell table:style-name="ce315" table:number-columns-repeated="990"/>
          <table:table-cell table:number-columns-repeated="4"/>
        </table:table-row>
        <table:table-row table:style-name="ro10">
          <table:table-cell table:style-name="ce49" office:value-type="string" calcext:value-type="string">
            <text:p>DrawingName_Archery</text:p>
          </table:table-cell>
          <table:table-cell table:style-name="ce371"/>
          <table:table-cell table:style-name="ce60" office:value-type="string" calcext:value-type="string">
            <text:p>Archery</text:p>
          </table:table-cell>
          <table:table-cell table:style-name="ce602" office:value-type="string" calcext:value-type="string">
            <text:p>Tir à l'arc</text:p>
          </table:table-cell>
          <table:table-cell table:style-name="ce613" office:value-type="string" calcext:value-type="string">
            <text:p>Boogschieten</text:p>
          </table:table-cell>
          <table:table-cell table:style-name="ce621"/>
          <table:table-cell table:style-name="ce632" office:value-type="string" calcext:value-type="string">
            <text:p>Tiro con arc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Лук</text:p>
          </table:table-cell>
          <table:table-cell table:style-name="ce812" office:value-type="string" calcext:value-type="string">
            <text:p>Tir amb arc</text:p>
          </table:table-cell>
          <table:table-cell table:style-name="ce819"/>
          <table:table-cell table:style-name="ce827" office:value-type="string" calcext:value-type="string">
            <text:p>Стреличарство</text:p>
          </table:table-cell>
          <table:table-cell table:style-name="ce837"/>
          <table:table-cell table:style-name="ce849"/>
          <table:table-cell table:style-name="ce857" office:value-type="string" calcext:value-type="string">
            <text:p>وضع الرماية</text:p>
          </table:table-cell>
          <table:table-cell table:style-name="ce866" office:value-type="string" calcext:value-type="string">
            <text:p>عکسبرداری</text:p>
          </table:table-cell>
          <table:table-cell table:style-name="ce874" office:value-type="string" calcext:value-type="string">
            <text:p>Лък</text:p>
          </table:table-cell>
          <table:table-cell table:style-name="ce315" table:number-columns-repeated="990"/>
          <table:table-cell table:number-columns-repeated="4"/>
        </table:table-row>
        <table:table-row table:style-name="ro10">
          <table:table-cell table:style-name="ce49" office:value-type="string" calcext:value-type="string">
            <text:p>DrawingName_AngleToVertical</text:p>
          </table:table-cell>
          <table:table-cell table:style-name="ce371"/>
          <table:table-cell table:style-name="ce60" office:value-type="string" calcext:value-type="string">
            <text:p>Angle to vertical</text:p>
          </table:table-cell>
          <table:table-cell table:style-name="ce602" office:value-type="string" calcext:value-type="string">
            <text:p>Angle à la verticale</text:p>
          </table:table-cell>
          <table:table-cell table:style-name="ce613" office:value-type="string" calcext:value-type="string">
            <text:p>Hoek naar verticaal</text:p>
          </table:table-cell>
          <table:table-cell table:style-name="ce621"/>
          <table:table-cell table:style-name="ce632" office:value-type="string" calcext:value-type="string">
            <text:p>Ángulo a la vertic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гол к вертикали</text:p>
          </table:table-cell>
          <table:table-cell table:style-name="ce812" office:value-type="string" calcext:value-type="string">
            <text:p>Angle a la vertical</text:p>
          </table:table-cell>
          <table:table-cell table:style-name="ce819"/>
          <table:table-cell table:style-name="ce827" office:value-type="string" calcext:value-type="string">
            <text:p>Угао ка вертикали</text:p>
          </table:table-cell>
          <table:table-cell table:style-name="ce837"/>
          <table:table-cell table:style-name="ce849"/>
          <table:table-cell table:style-name="ce857" office:value-type="string" calcext:value-type="string">
            <text:p>الزاوية الي الاتجاه العمودي</text:p>
          </table:table-cell>
          <table:table-cell table:style-name="ce866" office:value-type="string" calcext:value-type="string">
            <text:p>زاویه به جهت عمودی</text:p>
          </table:table-cell>
          <table:table-cell table:style-name="ce874" office:value-type="string" calcext:value-type="string">
            <text:p>Вертикален ъгъл</text:p>
          </table:table-cell>
          <table:table-cell table:style-name="ce315" table:number-columns-repeated="990"/>
          <table:table-cell table:number-columns-repeated="4"/>
        </table:table-row>
        <table:table-row table:style-name="ro10">
          <table:table-cell table:style-name="ce49" office:value-type="string" calcext:value-type="string">
            <text:p>DrawingName_AngleToHorizontal</text:p>
          </table:table-cell>
          <table:table-cell table:style-name="ce371"/>
          <table:table-cell table:style-name="ce60" office:value-type="string" calcext:value-type="string">
            <text:p>Angle to horizontal</text:p>
          </table:table-cell>
          <table:table-cell table:style-name="ce602" office:value-type="string" calcext:value-type="string">
            <text:p>Angle à l'horizontale</text:p>
          </table:table-cell>
          <table:table-cell table:style-name="ce613" office:value-type="string" calcext:value-type="string">
            <text:p>Hoek naar horizontaal</text:p>
          </table:table-cell>
          <table:table-cell table:style-name="ce621"/>
          <table:table-cell table:style-name="ce632" office:value-type="string" calcext:value-type="string">
            <text:p>Ángulo a la horizont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гол к горизонтали</text:p>
          </table:table-cell>
          <table:table-cell table:style-name="ce812" office:value-type="string" calcext:value-type="string">
            <text:p>Angle a l'horitzontal</text:p>
          </table:table-cell>
          <table:table-cell table:style-name="ce819"/>
          <table:table-cell table:style-name="ce827" office:value-type="string" calcext:value-type="string">
            <text:p>Угао ка хоризонтали</text:p>
          </table:table-cell>
          <table:table-cell table:style-name="ce837"/>
          <table:table-cell table:style-name="ce849"/>
          <table:table-cell table:style-name="ce857" office:value-type="string" calcext:value-type="string">
            <text:p>زاوية إلى الاتجاه أفقي</text:p>
          </table:table-cell>
          <table:table-cell table:style-name="ce866" office:value-type="string" calcext:value-type="string">
            <text:p>زاویه به جهت افقی</text:p>
          </table:table-cell>
          <table:table-cell table:style-name="ce874" office:value-type="string" calcext:value-type="string">
            <text:p>Хоризонтален ъгъл</text:p>
          </table:table-cell>
          <table:table-cell table:style-name="ce315" table:number-columns-repeated="990"/>
          <table:table-cell table:number-columns-repeated="4"/>
        </table:table-row>
        <table:table-row table:style-name="ro10">
          <table:table-cell table:style-name="ce49" office:value-type="string" calcext:value-type="string">
            <text:p>DrawingName_DistanceHorizontal</text:p>
          </table:table-cell>
          <table:table-cell table:style-name="ce371"/>
          <table:table-cell table:style-name="ce60" office:value-type="string" calcext:value-type="string">
            <text:p>Distance (horizontal)</text:p>
          </table:table-cell>
          <table:table-cell table:style-name="ce602" office:value-type="string" calcext:value-type="string">
            <text:p>Distance horizontale</text:p>
          </table:table-cell>
          <table:table-cell table:style-name="ce613" office:value-type="string" calcext:value-type="string">
            <text:p>Afstand (horizontaal)</text:p>
          </table:table-cell>
          <table:table-cell table:style-name="ce621"/>
          <table:table-cell table:style-name="ce632" office:value-type="string" calcext:value-type="string">
            <text:p>Distancia (horizontal)</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истанция (горизонталь)</text:p>
          </table:table-cell>
          <table:table-cell table:style-name="ce812" office:value-type="string" calcext:value-type="string">
            <text:p>Distància horitzontal</text:p>
          </table:table-cell>
          <table:table-cell table:style-name="ce819"/>
          <table:table-cell table:style-name="ce827" office:value-type="string" calcext:value-type="string">
            <text:p>Удаљеност (хоризонтална)</text:p>
          </table:table-cell>
          <table:table-cell table:style-name="ce837"/>
          <table:table-cell table:style-name="ce849"/>
          <table:table-cell table:style-name="ce857" office:value-type="string" calcext:value-type="string">
            <text:p>المسافة الافقية</text:p>
          </table:table-cell>
          <table:table-cell table:style-name="ce866" office:value-type="string" calcext:value-type="string">
            <text:p>مسافت (افقی)</text:p>
          </table:table-cell>
          <table:table-cell table:style-name="ce874" office:value-type="string" calcext:value-type="string">
            <text:p>Дистанция (хоризонтал)</text:p>
          </table:table-cell>
          <table:table-cell table:style-name="ce315" table:number-columns-repeated="990"/>
          <table:table-cell table:number-columns-repeated="4"/>
        </table:table-row>
        <table:table-row table:style-name="ro10">
          <table:table-cell table:style-name="ce49" office:value-type="string" calcext:value-type="string">
            <text:p>DrawingName_HumanModel</text:p>
          </table:table-cell>
          <table:table-cell table:style-name="ce371"/>
          <table:table-cell table:style-name="ce60" office:value-type="string" calcext:value-type="string">
            <text:p>Human model</text:p>
          </table:table-cell>
          <table:table-cell table:style-name="ce602" office:value-type="string" calcext:value-type="string">
            <text:p>Modèle humain</text:p>
          </table:table-cell>
          <table:table-cell table:style-name="ce613" office:value-type="string" calcext:value-type="string">
            <text:p>Model van mens</text:p>
          </table:table-cell>
          <table:table-cell table:style-name="ce621"/>
          <table:table-cell table:style-name="ce632" office:value-type="string" calcext:value-type="string">
            <text:p>Modelo human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Модель человека</text:p>
          </table:table-cell>
          <table:table-cell table:style-name="ce812" office:value-type="string" calcext:value-type="string">
            <text:p>Model humà</text:p>
          </table:table-cell>
          <table:table-cell table:style-name="ce819"/>
          <table:table-cell table:style-name="ce827" office:value-type="string" calcext:value-type="string">
            <text:p>Модел човека</text:p>
          </table:table-cell>
          <table:table-cell table:style-name="ce837"/>
          <table:table-cell table:style-name="ce849"/>
          <table:table-cell table:style-name="ce857" office:value-type="string" calcext:value-type="string">
            <text:p>نموذج الإنسان</text:p>
          </table:table-cell>
          <table:table-cell table:style-name="ce866" office:value-type="string" calcext:value-type="string">
            <text:p>مدل انسانی</text:p>
          </table:table-cell>
          <table:table-cell table:style-name="ce874" office:value-type="string" calcext:value-type="string">
            <text:p>Модел на човек</text:p>
          </table:table-cell>
          <table:table-cell table:style-name="ce315" table:number-columns-repeated="990"/>
          <table:table-cell table:number-columns-repeated="4"/>
        </table:table-row>
        <table:table-row table:style-name="ro10">
          <table:table-cell table:style-name="ce49" office:value-type="string" calcext:value-type="string">
            <text:p>DrawingName_HumanModel2</text:p>
          </table:table-cell>
          <table:table-cell table:style-name="ce371"/>
          <table:table-cell table:style-name="ce60" office:value-type="string" calcext:value-type="string">
            <text:p>Human model (2)</text:p>
          </table:table-cell>
          <table:table-cell table:style-name="ce602" office:value-type="string" calcext:value-type="string">
            <text:p>Modèle humain (2)</text:p>
          </table:table-cell>
          <table:table-cell table:style-name="ce613" office:value-type="string" calcext:value-type="string">
            <text:p>Model van mens (2)</text:p>
          </table:table-cell>
          <table:table-cell table:style-name="ce621"/>
          <table:table-cell table:style-name="ce632" office:value-type="string" calcext:value-type="string">
            <text:p>Modelo humano (2)</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Модель человека 2</text:p>
          </table:table-cell>
          <table:table-cell table:style-name="ce812" office:value-type="string" calcext:value-type="string">
            <text:p>Model humà (2)</text:p>
          </table:table-cell>
          <table:table-cell table:style-name="ce819"/>
          <table:table-cell table:style-name="ce827" office:value-type="string" calcext:value-type="string">
            <text:p>Модел човека (2)</text:p>
          </table:table-cell>
          <table:table-cell table:style-name="ce837"/>
          <table:table-cell table:style-name="ce849"/>
          <table:table-cell table:style-name="ce857" office:value-type="string" calcext:value-type="string">
            <text:p>نموذج الإنسان 2 <text:s/></text:p>
          </table:table-cell>
          <table:table-cell table:style-name="ce866" office:value-type="string" calcext:value-type="string">
            <text:p>مدل انسانی (2)</text:p>
          </table:table-cell>
          <table:table-cell table:style-name="ce874" office:value-type="string" calcext:value-type="string">
            <text:p>Модел на човек 2</text:p>
          </table:table-cell>
          <table:table-cell table:style-name="ce315" table:number-columns-repeated="990"/>
          <table:table-cell table:number-columns-repeated="4"/>
        </table:table-row>
        <table:table-row table:style-name="ro10">
          <table:table-cell table:style-name="ce49" office:value-type="string" calcext:value-type="string">
            <text:p>DrawingName_TestGrid</text:p>
          </table:table-cell>
          <table:table-cell table:style-name="ce371"/>
          <table:table-cell table:style-name="ce60" office:value-type="string" calcext:value-type="string">
            <text:p>Camera test grid</text:p>
          </table:table-cell>
          <table:table-cell table:style-name="ce602" office:value-type="string" calcext:value-type="string">
            <text:p>Grille de test camera</text:p>
          </table:table-cell>
          <table:table-cell table:style-name="ce613" office:value-type="string" calcext:value-type="string">
            <text:p>Testraster voor camera</text:p>
          </table:table-cell>
          <table:table-cell table:style-name="ce621"/>
          <table:table-cell table:style-name="ce632" office:value-type="string" calcext:value-type="string">
            <text:p>Cuadrícula de test de cámara</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етка тестирования камеры</text:p>
          </table:table-cell>
          <table:table-cell table:style-name="ce812" office:value-type="string" calcext:value-type="string">
            <text:p>Graella de test de càmera</text:p>
          </table:table-cell>
          <table:table-cell table:style-name="ce819"/>
          <table:table-cell table:style-name="ce827" office:value-type="string" calcext:value-type="string">
            <text:p>Мрежа за проверу камере</text:p>
          </table:table-cell>
          <table:table-cell table:style-name="ce837"/>
          <table:table-cell table:style-name="ce849"/>
          <table:table-cell table:style-name="ce857" office:value-type="string" calcext:value-type="string">
            <text:p>شبكة اختبار الكاميرا</text:p>
          </table:table-cell>
          <table:table-cell table:style-name="ce866" office:value-type="string" calcext:value-type="string">
            <text:p>تست شبکه توری دوربین</text:p>
          </table:table-cell>
          <table:table-cell table:style-name="ce874" office:value-type="string" calcext:value-type="string">
            <text:p>Решетка за тестване на камерата</text:p>
          </table:table-cell>
          <table:table-cell table:style-name="ce315" table:number-columns-repeated="990"/>
          <table:table-cell table:number-columns-repeated="4"/>
        </table:table-row>
        <table:table-row table:style-name="ro18">
          <table:table-cell table:style-name="ce49" office:value-type="string" calcext:value-type="string">
            <text:p>DrawingName_Grid</text:p>
          </table:table-cell>
          <table:table-cell table:style-name="ce371"/>
          <table:table-cell table:style-name="ce60" office:value-type="string" calcext:value-type="string">
            <text:p>Grid</text:p>
          </table:table-cell>
          <table:table-cell table:style-name="ce602" office:value-type="string" calcext:value-type="string">
            <text:p>Grille</text:p>
          </table:table-cell>
          <table:table-cell table:style-name="ce613" office:value-type="string" calcext:value-type="string">
            <text:p>Raster</text:p>
          </table:table-cell>
          <table:table-cell table:style-name="ce621" office:value-type="string" calcext:value-type="string">
            <text:p>Raster</text:p>
          </table:table-cell>
          <table:table-cell table:style-name="ce632" office:value-type="string" calcext:value-type="string">
            <text:p>Cuadrícula</text:p>
          </table:table-cell>
          <table:table-cell table:style-name="ce645" office:value-type="string" calcext:value-type="string">
            <text:p>Grade</text:p>
          </table:table-cell>
          <table:table-cell table:style-name="ce657" office:value-type="string" calcext:value-type="string">
            <text:p>Siatka</text:p>
          </table:table-cell>
          <table:table-cell table:style-name="ce667" office:value-type="string" calcext:value-type="string">
            <text:p>Griglia</text:p>
          </table:table-cell>
          <table:table-cell table:style-name="ce680" office:value-type="string" calcext:value-type="string">
            <text:p>Grilă</text:p>
          </table:table-cell>
          <table:table-cell table:style-name="ce695" office:value-type="string" calcext:value-type="string">
            <text:p>Ruudukko</text:p>
          </table:table-cell>
          <table:table-cell table:style-name="ce708" office:value-type="string" calcext:value-type="string">
            <text:p>Rutenett</text:p>
          </table:table-cell>
          <table:table-cell table:style-name="ce719" office:value-type="string" calcext:value-type="string">
            <text:p>网格</text:p>
          </table:table-cell>
          <table:table-cell table:style-name="ce728" office:value-type="string" calcext:value-type="string">
            <text:p>Izgara</text:p>
          </table:table-cell>
          <table:table-cell table:style-name="ce737" office:value-type="string" calcext:value-type="string">
            <text:p>Πλέγμα</text:p>
          </table:table-cell>
          <table:table-cell table:style-name="ce749" office:value-type="string" calcext:value-type="string">
            <text:p>Tinklelis</text:p>
          </table:table-cell>
          <table:table-cell table:style-name="ce759" office:value-type="string" calcext:value-type="string">
            <text:p>Rutverk</text:p>
          </table:table-cell>
          <table:table-cell table:style-name="ce767" office:value-type="string" calcext:value-type="string">
            <text:p>Gitter</text:p>
          </table:table-cell>
          <table:table-cell table:style-name="ce778" office:value-type="string" calcext:value-type="string">
            <text:p>Mřížka</text:p>
          </table:table-cell>
          <table:table-cell table:style-name="ce789" office:value-type="string" calcext:value-type="string">
            <text:p>그리드</text:p>
          </table:table-cell>
          <table:table-cell table:style-name="ce800" office:value-type="string" calcext:value-type="string">
            <text:p>Сетка</text:p>
          </table:table-cell>
          <table:table-cell table:style-name="ce812" office:value-type="string" calcext:value-type="string">
            <text:p>Graella</text:p>
          </table:table-cell>
          <table:table-cell table:style-name="ce819" office:value-type="string" calcext:value-type="string">
            <text:p>Koordinantna mreža</text:p>
          </table:table-cell>
          <table:table-cell table:style-name="ce827" office:value-type="string" calcext:value-type="string">
            <text:p>Координантна мрежа</text:p>
          </table:table-cell>
          <table:table-cell table:style-name="ce837" office:value-type="string" calcext:value-type="string">
            <text:p>グリッド</text:p>
          </table:table-cell>
          <table:table-cell table:style-name="ce849" office:value-type="string" calcext:value-type="string">
            <text:p>Координатна мрежа</text:p>
          </table:table-cell>
          <table:table-cell table:style-name="ce857" office:value-type="string" calcext:value-type="string">
            <text:p>شبكة</text:p>
          </table:table-cell>
          <table:table-cell table:style-name="ce866" office:value-type="string" calcext:value-type="string">
            <text:p>شبکه توری</text:p>
          </table:table-cell>
          <table:table-cell table:style-name="ce874" office:value-type="string" calcext:value-type="string">
            <text:p>Мрежа</text:p>
          </table:table-cell>
          <table:table-cell table:style-name="ce315" table:number-columns-repeated="990"/>
          <table:table-cell table:number-columns-repeated="4"/>
        </table:table-row>
        <table:table-row table:style-name="ro11">
          <table:table-cell table:style-name="ce49" office:value-type="string" calcext:value-type="string">
            <text:p>DrawingName_PerspectiveGrid</text:p>
          </table:table-cell>
          <table:table-cell table:style-name="ce371"/>
          <table:table-cell table:style-name="ce60" office:value-type="string" calcext:value-type="string">
            <text:p>Perspective grid</text:p>
          </table:table-cell>
          <table:table-cell table:style-name="ce602" office:value-type="string" calcext:value-type="string">
            <text:p>Grille en perspective</text:p>
          </table:table-cell>
          <table:table-cell table:style-name="ce613" office:value-type="string" calcext:value-type="string">
            <text:p>Perspectief raster</text:p>
          </table:table-cell>
          <table:table-cell table:style-name="ce621" office:value-type="string" calcext:value-type="string">
            <text:p>Perspektivenraster</text:p>
          </table:table-cell>
          <table:table-cell table:style-name="ce632" office:value-type="string" calcext:value-type="string">
            <text:p>Cuadrícula de Perspectiva </text:p>
          </table:table-cell>
          <table:table-cell table:style-name="ce645" office:value-type="string" calcext:value-type="string">
            <text:p>Grade de Perspectiva</text:p>
          </table:table-cell>
          <table:table-cell table:style-name="ce657" office:value-type="string" calcext:value-type="string">
            <text:p>Widok 3D</text:p>
          </table:table-cell>
          <table:table-cell table:style-name="ce667" office:value-type="string" calcext:value-type="string">
            <text:p>Griglia in prospettiva</text:p>
          </table:table-cell>
          <table:table-cell table:style-name="ce680" office:value-type="string" calcext:value-type="string">
            <text:p>Grilă de perspectivă</text:p>
          </table:table-cell>
          <table:table-cell table:style-name="ce695" office:value-type="string" calcext:value-type="string">
            <text:p>Perspektiiviruudukko</text:p>
          </table:table-cell>
          <table:table-cell table:style-name="ce708" office:value-type="string" calcext:value-type="string">
            <text:p>Perspektiv Rutenett</text:p>
          </table:table-cell>
          <table:table-cell table:style-name="ce719" office:value-type="string" calcext:value-type="string">
            <text:p>透视网格</text:p>
          </table:table-cell>
          <table:table-cell table:style-name="ce728" office:value-type="string" calcext:value-type="string">
            <text:p>Perspektif Izgarası</text:p>
          </table:table-cell>
          <table:table-cell table:style-name="ce737" office:value-type="string" calcext:value-type="string">
            <text:p>Πλέγμα Προοπτικής</text:p>
          </table:table-cell>
          <table:table-cell table:style-name="ce749" office:value-type="string" calcext:value-type="string">
            <text:p>Pagrindinis tinklelis</text:p>
          </table:table-cell>
          <table:table-cell table:style-name="ce759" office:value-type="string" calcext:value-type="string">
            <text:p>Rutverk med perspektiv</text:p>
          </table:table-cell>
          <table:table-cell table:style-name="ce767" office:value-type="string" calcext:value-type="string">
            <text:p>Perspektivgitter</text:p>
          </table:table-cell>
          <table:table-cell table:style-name="ce778" office:value-type="string" calcext:value-type="string">
            <text:p>Perspektivní mřížka</text:p>
          </table:table-cell>
          <table:table-cell table:style-name="ce787" office:value-type="string" calcext:value-type="string">
            <text:p><text:span text:style-name="T4">원근</text:span><text:span text:style-name="T5"> </text:span><text:span text:style-name="T6">그리드</text:span></text:p>
          </table:table-cell>
          <table:table-cell table:style-name="ce800" office:value-type="string" calcext:value-type="string">
            <text:p>Сетка перспективы</text:p>
          </table:table-cell>
          <table:table-cell table:style-name="ce812" office:value-type="string" calcext:value-type="string">
            <text:p>Graella de perspectiva</text:p>
          </table:table-cell>
          <table:table-cell table:style-name="ce819" office:value-type="string" calcext:value-type="string">
            <text:p>Perspektiva koordinantne mreže</text:p>
          </table:table-cell>
          <table:table-cell table:style-name="ce827" office:value-type="string" calcext:value-type="string">
            <text:p>Перспектива координантне мреже</text:p>
          </table:table-cell>
          <table:table-cell table:style-name="ce837" office:value-type="string" calcext:value-type="string">
            <text:p>パースペクティブグリッド</text:p>
          </table:table-cell>
          <table:table-cell table:style-name="ce849" office:value-type="string" calcext:value-type="string">
            <text:p>Перспектива на координатната мрежа</text:p>
          </table:table-cell>
          <table:table-cell table:style-name="ce857" office:value-type="string" calcext:value-type="string">
            <text:p>شبكة المنظور</text:p>
          </table:table-cell>
          <table:table-cell table:style-name="ce866" office:value-type="string" calcext:value-type="string">
            <text:p>دید شبکه توری</text:p>
          </table:table-cell>
          <table:table-cell table:style-name="ce874" office:value-type="string" calcext:value-type="string">
            <text:p>Перспективна решетка</text:p>
          </table:table-cell>
          <table:table-cell table:style-name="ce315" table:number-columns-repeated="990"/>
          <table:table-cell table:number-columns-repeated="4"/>
        </table:table-row>
        <table:table-row table:style-name="ro10">
          <table:table-cell table:style-name="ce49" office:value-type="string" calcext:value-type="string">
            <text:p>DrawingName_Rectangle</text:p>
          </table:table-cell>
          <table:table-cell table:style-name="ce371"/>
          <table:table-cell table:style-name="ce60" office:value-type="string" calcext:value-type="string">
            <text:p>Rectangle</text:p>
          </table:table-cell>
          <table:table-cell table:style-name="ce602" office:value-type="string" calcext:value-type="string">
            <text:p>Rectangle</text:p>
          </table:table-cell>
          <table:table-cell table:style-name="ce613" office:value-type="string" calcext:value-type="string">
            <text:p>Rechthoek</text:p>
          </table:table-cell>
          <table:table-cell table:style-name="ce621"/>
          <table:table-cell table:style-name="ce632" office:value-type="string" calcext:value-type="string">
            <text:p>Rectángul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Rectangl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چهارگوش</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DrawingName_Trajectory</text:p>
          </table:table-cell>
          <table:table-cell table:style-name="ce371"/>
          <table:table-cell table:style-name="ce60" office:value-type="string" calcext:value-type="string">
            <text:p>Trajectory</text:p>
          </table:table-cell>
          <table:table-cell table:style-name="ce602" office:value-type="string" calcext:value-type="string">
            <text:p>Trajectoire</text:p>
          </table:table-cell>
          <table:table-cell table:style-name="ce613" office:value-type="string" calcext:value-type="string">
            <text:p>Trajectpad</text:p>
          </table:table-cell>
          <table:table-cell table:style-name="ce621"/>
          <table:table-cell table:style-name="ce632" office:value-type="string" calcext:value-type="string">
            <text:p>Trayectori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Trajectòria</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خط سیر</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DrawingName_Curve</text:p>
          </table:table-cell>
          <table:table-cell table:style-name="ce371"/>
          <table:table-cell table:style-name="ce60" office:value-type="string" calcext:value-type="string">
            <text:p>Curve</text:p>
          </table:table-cell>
          <table:table-cell table:style-name="ce602" office:value-type="string" calcext:value-type="string">
            <text:p>Courbe</text:p>
          </table:table-cell>
          <table:table-cell table:style-name="ce613" office:value-type="string" calcext:value-type="string">
            <text:p>Kromme</text:p>
          </table:table-cell>
          <table:table-cell table:style-name="ce621"/>
          <table:table-cell table:style-name="ce632" office:value-type="string" calcext:value-type="string">
            <text:p>Curv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Corba</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منحنی</text:p>
          </table:table-cell>
          <table:table-cell table:style-name="ce874"/>
          <table:table-cell table:style-name="ce315" table:number-columns-repeated="990"/>
          <table:table-cell table:number-columns-repeated="4"/>
        </table:table-row>
        <table:table-row table:style-name="ro29">
          <table:table-cell table:style-name="ce576" office:value-type="string" calcext:value-type="string">
            <text:p>Error_Capture_FileExists_Title</text:p>
          </table:table-cell>
          <table:table-cell table:style-name="ce371"/>
          <table:table-cell table:style-name="ce60" office:value-type="string" calcext:value-type="string">
            <text:p>File overwrite</text:p>
          </table:table-cell>
          <table:table-cell table:style-name="ce603" office:value-type="string" calcext:value-type="string">
            <text:p>Remplacement de fichier</text:p>
          </table:table-cell>
          <table:table-cell table:style-name="ce614" office:value-type="string" calcext:value-type="string">
            <text:p>Overschrijf bestand</text:p>
          </table:table-cell>
          <table:table-cell table:style-name="ce622" office:value-type="string" calcext:value-type="string">
            <text:p>Datei überschreiben</text:p>
          </table:table-cell>
          <table:table-cell table:style-name="ce632" office:value-type="string" calcext:value-type="string">
            <text:p>Sobrescribir archivo</text:p>
          </table:table-cell>
          <table:table-cell table:style-name="ce647" office:value-type="string" calcext:value-type="string">
            <text:p>Sobrescrever o arquivo</text:p>
          </table:table-cell>
          <table:table-cell table:style-name="ce657"/>
          <table:table-cell table:style-name="ce670" office:value-type="string" calcext:value-type="string">
            <text:p>Sovrascrittura del file</text:p>
          </table:table-cell>
          <table:table-cell table:style-name="ce681" office:value-type="string" calcext:value-type="string">
            <text:p>Suprascrie fişierul</text:p>
          </table:table-cell>
          <table:table-cell table:style-name="ce695" office:value-type="string" calcext:value-type="string">
            <text:p>Tiedoston korvaaminen</text:p>
          </table:table-cell>
          <table:table-cell table:style-name="ce708"/>
          <table:table-cell table:style-name="ce719"/>
          <table:table-cell table:style-name="ce729" office:value-type="string" calcext:value-type="string">
            <text:p>Dosyanın üzerine yaz</text:p>
          </table:table-cell>
          <table:table-cell table:style-name="ce738" office:value-type="string" calcext:value-type="string">
            <text:p>Επικάλυψη αρχείου</text:p>
          </table:table-cell>
          <table:table-cell table:style-name="ce749" office:value-type="string" calcext:value-type="string">
            <text:p>Vaizdo perrašymas</text:p>
          </table:table-cell>
          <table:table-cell table:style-name="ce759" office:value-type="string" calcext:value-type="string">
            <text:p>Skriv över fil</text:p>
          </table:table-cell>
          <table:table-cell table:style-name="ce767" office:value-type="string" calcext:value-type="string">
            <text:p>Overskriv fil</text:p>
          </table:table-cell>
          <table:table-cell table:style-name="ce778" office:value-type="string" calcext:value-type="string">
            <text:p>Přepsat soubor</text:p>
          </table:table-cell>
          <table:table-cell table:style-name="ce787" office:value-type="string" calcext:value-type="string">
            <text:p><text:span text:style-name="T4">파일</text:span><text:span text:style-name="T5"> </text:span><text:span text:style-name="T6">덮어쓰기</text:span></text:p>
          </table:table-cell>
          <table:table-cell table:style-name="ce800" office:value-type="string" calcext:value-type="string">
            <text:p>Перезаписать файл</text:p>
          </table:table-cell>
          <table:table-cell table:style-name="ce812" office:value-type="string" calcext:value-type="string">
            <text:p>Sobreescriure l'arixiu</text:p>
          </table:table-cell>
          <table:table-cell table:style-name="ce819" office:value-type="string" calcext:value-type="string">
            <text:p>Zamena datoteka</text:p>
          </table:table-cell>
          <table:table-cell table:style-name="ce827" office:value-type="string" calcext:value-type="string">
            <text:p>Замена датотека</text:p>
          </table:table-cell>
          <table:table-cell table:style-name="ce837" office:value-type="string" calcext:value-type="string">
            <text:p>ファイル上書き</text:p>
          </table:table-cell>
          <table:table-cell table:style-name="ce849" office:value-type="string" calcext:value-type="string">
            <text:p>Датотека презапиши</text:p>
          </table:table-cell>
          <table:table-cell table:style-name="ce857" office:value-type="string" calcext:value-type="string">
            <text:p>الكتابة علي ملف</text:p>
          </table:table-cell>
          <table:table-cell table:style-name="ce866" office:value-type="string" calcext:value-type="string">
            <text:p>جانویسی فایل</text:p>
          </table:table-cell>
          <table:table-cell table:style-name="ce874" office:value-type="string" calcext:value-type="string">
            <text:p>Презапиши файла</text:p>
          </table:table-cell>
          <table:table-cell table:style-name="ce315" table:number-columns-repeated="990"/>
          <table:table-cell table:number-columns-repeated="4"/>
        </table:table-row>
        <table:table-row table:style-name="ro30">
          <table:table-cell table:style-name="ce576" office:value-type="string" calcext:value-type="string">
            <text:p>Error_Capture_FileExists_Text</text:p>
          </table:table-cell>
          <table:table-cell table:style-name="ce371"/>
          <table:table-cell table:style-name="ce60" office:value-type="string" calcext:value-type="string">
            <text:p>The file {0} already exists.\nDo you want to replace it?</text:p>
          </table:table-cell>
          <table:table-cell table:style-name="ce603" office:value-type="string" calcext:value-type="string">
            <text:p>Le fichier {0} existe déjà.\nSouhaitez vous <text:s/>le remplacer ?</text:p>
          </table:table-cell>
          <table:table-cell table:style-name="ce613" office:value-type="string" calcext:value-type="string">
            <text:p>Het bestand {0} bestaat reeds.\nWilt u het vervangen?</text:p>
          </table:table-cell>
          <table:table-cell table:style-name="ce622" office:value-type="string" calcext:value-type="string">
            <text:p>Die Datei {0} existiert bereits.\nWollen Sie sie überschreiben?</text:p>
          </table:table-cell>
          <table:table-cell table:style-name="ce632" office:value-type="string" calcext:value-type="string">
            <text:p>El archivo {0} ya existe.\n¿Desea reemplazarlo ?</text:p>
          </table:table-cell>
          <table:table-cell table:style-name="ce647" office:value-type="string" calcext:value-type="string">
            <text:p>O arquivo {0} já existe.\nDeseja substitui-lo?</text:p>
          </table:table-cell>
          <table:table-cell table:style-name="ce657"/>
          <table:table-cell table:style-name="ce671" office:value-type="string" calcext:value-type="string">
            <text:p>Il file {0} esiste gia'.\nVuoi sostituirlo?</text:p>
          </table:table-cell>
          <table:table-cell table:style-name="ce681" office:value-type="string" calcext:value-type="string">
            <text:p>Fişierul {0} există deja.\nDoriţi să-l înlocuiţi?</text:p>
          </table:table-cell>
          <table:table-cell table:style-name="ce699" office:value-type="string" calcext:value-type="string">
            <text:p>Tiedosto {0}on jo olemassa.\nHaluatko korvata sen?</text:p>
          </table:table-cell>
          <table:table-cell table:style-name="ce708"/>
          <table:table-cell table:style-name="ce719"/>
          <table:table-cell table:style-name="ce729" office:value-type="string" calcext:value-type="string">
            <text:p>Dosya {0} zaten mevcut.\nDeğiştirmek istiyor musunuz?</text:p>
          </table:table-cell>
          <table:table-cell table:style-name="ce738" office:value-type="string" calcext:value-type="string">
            <text:p>Το αρχείο {0} ήδη υπάρχει.\nΘέλετε να το αντικαταστήσετε?</text:p>
          </table:table-cell>
          <table:table-cell table:style-name="ce749" office:value-type="string" calcext:value-type="string">
            <text:p>Dokumentas {0} jau yra.\nNorite pakeisti?</text:p>
          </table:table-cell>
          <table:table-cell table:style-name="ce759" office:value-type="string" calcext:value-type="string">
            <text:p>Filen {0} finns redan.\nSkriv över?</text:p>
          </table:table-cell>
          <table:table-cell table:style-name="ce767" office:value-type="string" calcext:value-type="string">
            <text:p>Filen {0} eksisterer allerede.\nØnsker du at overskrive den?</text:p>
          </table:table-cell>
          <table:table-cell table:style-name="ce778" office:value-type="string" calcext:value-type="string">
            <text:p>Soubor {0} již existuje.\nChcete jej nahradit?</text:p>
          </table:table-cell>
          <table:table-cell table:style-name="ce788" office:value-type="string" calcext:value-type="string">
            <text:p><text:span text:style-name="T4">파일</text:span><text:span text:style-name="T5"> {0}</text:span><text:span text:style-name="T6">이</text:span><text:span text:style-name="T5"> </text:span><text:span text:style-name="T6">존재함</text:span><text:span text:style-name="T5">.\n</text:span><text:span text:style-name="T6">대체할까요</text:span><text:span text:style-name="T5">?</text:span></text:p>
          </table:table-cell>
          <table:table-cell table:style-name="ce800" office:value-type="string" calcext:value-type="string">
            <text:p>Файл {0} <text:s/>уже существует. \n Желаете его перезаписать?</text:p>
          </table:table-cell>
          <table:table-cell table:style-name="ce812" office:value-type="string" calcext:value-type="string">
            <text:p>L'arxiu {0} ja existeix.\n Voleu reemplaçar-lo?</text:p>
          </table:table-cell>
          <table:table-cell table:style-name="ce819" office:value-type="string" calcext:value-type="string">
            <text:p>Datoteka {0} već postoji.\nDa li želite da je zamenite?</text:p>
          </table:table-cell>
          <table:table-cell table:style-name="ce827" office:value-type="string" calcext:value-type="string">
            <text:p>Датотека {0} већ постоји.\nДа ли желите да је замените?</text:p>
          </table:table-cell>
          <table:table-cell table:style-name="ce837" office:value-type="string" calcext:value-type="string">
            <text:p>ファイル<text:span text:style-name="T10"> {0} </text:span><text:span text:style-name="T22">は既に存在します。</text:span><text:span text:style-name="T23">\n</text:span><text:span text:style-name="T22">置き換えますか？</text:span></text:p>
          </table:table-cell>
          <table:table-cell table:style-name="ce849" office:value-type="string" calcext:value-type="string">
            <text:p>Датотеката {0} веќе постои. \n Дали сакаш да ја замениш?</text:p>
          </table:table-cell>
          <table:table-cell table:style-name="ce859" office:value-type="string" calcext:value-type="string">
            <text:p>الملف {0} موجود بالفعل. \n هل تريد استبداله؟</text:p>
          </table:table-cell>
          <table:table-cell table:style-name="ce866" office:value-type="string" calcext:value-type="string">
            <text:p>پرونده {0} از قبل موجود است.n\ آیا می خواهید آن را جایگزین کنید؟</text:p>
          </table:table-cell>
          <table:table-cell table:style-name="ce874" office:value-type="string" calcext:value-type="string">
            <text:p>Файла {0} вече не съществува. \\n Желаете ли да го презапишете?</text:p>
          </table:table-cell>
          <table:table-cell table:style-name="ce315" table:number-columns-repeated="990"/>
          <table:table-cell table:number-columns-repeated="4"/>
        </table:table-row>
        <table:table-row table:style-name="ro30">
          <table:table-cell table:style-name="ce576" office:value-type="string" calcext:value-type="string">
            <text:p>Error_Capture_InvalidFile_Title</text:p>
          </table:table-cell>
          <table:table-cell table:style-name="ce371"/>
          <table:table-cell table:style-name="ce60" office:value-type="string" calcext:value-type="string">
            <text:p>Invalid file name</text:p>
          </table:table-cell>
          <table:table-cell table:style-name="ce603" office:value-type="string" calcext:value-type="string">
            <text:p>Nom de fichier invalide</text:p>
          </table:table-cell>
          <table:table-cell table:style-name="ce614" office:value-type="string" calcext:value-type="string">
            <text:p>Incorrecte bestandsnaam</text:p>
          </table:table-cell>
          <table:table-cell table:style-name="ce622" office:value-type="string" calcext:value-type="string">
            <text:p>Fehler im Dateinamen</text:p>
          </table:table-cell>
          <table:table-cell table:style-name="ce632" office:value-type="string" calcext:value-type="string">
            <text:p>Nombre de archivo no válido</text:p>
          </table:table-cell>
          <table:table-cell table:style-name="ce647" office:value-type="string" calcext:value-type="string">
            <text:p>Nome de arquivo inválido</text:p>
          </table:table-cell>
          <table:table-cell table:style-name="ce657"/>
          <table:table-cell table:style-name="ce670" office:value-type="string" calcext:value-type="string">
            <text:p>Nome file non valido</text:p>
          </table:table-cell>
          <table:table-cell table:style-name="ce681" office:value-type="string" calcext:value-type="string">
            <text:p>Nume fişier invalid</text:p>
          </table:table-cell>
          <table:table-cell table:style-name="ce695" office:value-type="string" calcext:value-type="string">
            <text:p>Tiedoston nimi ei kelpaa</text:p>
          </table:table-cell>
          <table:table-cell table:style-name="ce708"/>
          <table:table-cell table:style-name="ce719"/>
          <table:table-cell table:style-name="ce729" office:value-type="string" calcext:value-type="string">
            <text:p>Geçersiz dosya ismi</text:p>
          </table:table-cell>
          <table:table-cell table:style-name="ce738" office:value-type="string" calcext:value-type="string">
            <text:p>Άκυρο όνομα αρχείου</text:p>
          </table:table-cell>
          <table:table-cell table:style-name="ce749" office:value-type="string" calcext:value-type="string">
            <text:p>Neteisingas dokumento pavadinimas</text:p>
          </table:table-cell>
          <table:table-cell table:style-name="ce759" office:value-type="string" calcext:value-type="string">
            <text:p>Ogiltigt filnamn</text:p>
          </table:table-cell>
          <table:table-cell table:style-name="ce767" office:value-type="string" calcext:value-type="string">
            <text:p>Ugyldigt filnavn</text:p>
          </table:table-cell>
          <table:table-cell table:style-name="ce778" office:value-type="string" calcext:value-type="string">
            <text:p>Neplatné jméno souboru</text:p>
          </table:table-cell>
          <table:table-cell table:style-name="ce787" office:value-type="string" calcext:value-type="string">
            <text:p><text:span text:style-name="T4">잘못된</text:span><text:span text:style-name="T5"> </text:span><text:span text:style-name="T6">파일명</text:span><text:span text:style-name="T5">.</text:span></text:p>
          </table:table-cell>
          <table:table-cell table:style-name="ce800" office:value-type="string" calcext:value-type="string">
            <text:p>Неправильное название файла</text:p>
          </table:table-cell>
          <table:table-cell table:style-name="ce812" office:value-type="string" calcext:value-type="string">
            <text:p>Nom d'arxiu invàlid</text:p>
          </table:table-cell>
          <table:table-cell table:style-name="ce819" office:value-type="string" calcext:value-type="string">
            <text:p>Ime datoteke nije odgovarajuće</text:p>
          </table:table-cell>
          <table:table-cell table:style-name="ce827" office:value-type="string" calcext:value-type="string">
            <text:p>Име датотеке није одговарајуће</text:p>
          </table:table-cell>
          <table:table-cell table:style-name="ce837" office:value-type="string" calcext:value-type="string">
            <text:p>無効なファイル名</text:p>
          </table:table-cell>
          <table:table-cell table:style-name="ce849" office:value-type="string" calcext:value-type="string">
            <text:p>Невалидно име на датотеката</text:p>
          </table:table-cell>
          <table:table-cell table:style-name="ce857" office:value-type="string" calcext:value-type="string">
            <text:p>اسم الملف غير صالح</text:p>
          </table:table-cell>
          <table:table-cell table:style-name="ce866" office:value-type="string" calcext:value-type="string">
            <text:p>نام فایل نامعتبر است</text:p>
          </table:table-cell>
          <table:table-cell table:style-name="ce874" office:value-type="string" calcext:value-type="string">
            <text:p>Неправилно име на файла</text:p>
          </table:table-cell>
          <table:table-cell table:style-name="ce315" table:number-columns-repeated="990"/>
          <table:table-cell table:number-columns-repeated="4"/>
        </table:table-row>
        <table:table-row table:style-name="ro30">
          <table:table-cell table:style-name="ce576" office:value-type="string" calcext:value-type="string">
            <text:p>Error_Capture_InvalidFile_Text</text:p>
          </table:table-cell>
          <table:table-cell table:style-name="ce371"/>
          <table:table-cell table:style-name="ce60" office:value-type="string" calcext:value-type="string">
            <text:p>The file name contains invalid characters.\n A file name cannot contain any of the following characters:\n \ / : * ? " &lt; &gt;</text:p>
          </table:table-cell>
          <table:table-cell table:style-name="ce603" office:value-type="string" calcext:value-type="string">
            <text:p>Le fichier contient des caractères invalides.\nUn nom de fichier ne peut pas contenir les caractères suivants :\n <text:s/>\ / : * ? " &lt; &gt;</text:p>
          </table:table-cell>
          <table:table-cell table:style-name="ce614" office:value-type="string" calcext:value-type="string">
            <text:p>De bestandsnaam bevat onjuiste tekens.\n Een bestandsnaam kan geen van de volgende tekens bevatten:\n \ / : * ? " &lt; &gt;</text:p>
          </table:table-cell>
          <table:table-cell table:style-name="ce622" office:value-type="string" calcext:value-type="string">
            <text:p>Der Dateiname enthält ungültige Zeichen.\n Folgende Zeichen sind nicht erlaubt:\n \ / : * ? " &lt; &gt;</text:p>
          </table:table-cell>
          <table:table-cell table:style-name="ce632" office:value-type="string" calcext:value-type="string">
            <text:p>El nombre del archivo contiene caracteres no válidos.\n El nombre del archivo no puede contener los siguientes caracteres:\n \ / : * ? “ &lt; &gt;</text:p>
          </table:table-cell>
          <table:table-cell table:style-name="ce647" office:value-type="string" calcext:value-type="string">
            <text:p>O nome do arquivo não pode conter nenhum dos seguintes caracteres:\n \ / : * ? " &lt; &gt;</text:p>
          </table:table-cell>
          <table:table-cell table:style-name="ce657"/>
          <table:table-cell table:style-name="ce667" office:value-type="string" calcext:value-type="string">
            <text:p>Il nome file contiene caratteri non validi.\n Un nome file non puo' contenere alcuno dei caratteri seguenti:\n \ / : * ? " &lt; &gt;</text:p>
          </table:table-cell>
          <table:table-cell table:style-name="ce681" office:value-type="string" calcext:value-type="string">
            <text:p>Numele fişierului conţine caractere invalide.\n Numele fişierului trebuie să nu conţină niciunul din următoarele caractere:\n \ / : * ? " &lt; &gt;</text:p>
          </table:table-cell>
          <table:table-cell table:style-name="ce699" office:value-type="string" calcext:value-type="string">
            <text:p>Tiedoston nimi sisältää kelpaamattomia symboleja.\n Tiedoston nimi ei voi sisältää seuraavia symboleja:\n \ / : * ? " &lt; &gt;</text:p>
          </table:table-cell>
          <table:table-cell table:style-name="ce708"/>
          <table:table-cell table:style-name="ce719"/>
          <table:table-cell table:style-name="ce729" office:value-type="string" calcext:value-type="string">
            <text:p>Dosya ismi geçersiz karakterler içeriyor.\n Dosya ismi şu karakterlerden herhangi birini içeremez:\n \ / : * ? " &lt; &gt;</text:p>
          </table:table-cell>
          <table:table-cell table:style-name="ce738"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749" office:value-type="string" calcext:value-type="string">
            <text:p>Dokumento pavadinimas turi simbolius.\n Dokumento pavadinime negalima naudoti sekančius simbolius:\n \ / : * ? " &lt; &gt;</text:p>
          </table:table-cell>
          <table:table-cell table:style-name="ce759" office:value-type="string" calcext:value-type="string">
            <text:p>Filnamnet innehåller ogiltiga tecken.\n Kan ej innehålla följande tecken:\n \ / : * ? " &lt; &gt;</text:p>
          </table:table-cell>
          <table:table-cell table:style-name="ce767" office:value-type="string" calcext:value-type="string">
            <text:p>Filnavnet indeholder ugyldige karakterer.\nEt filnavn må ikke indeholder nogen af følgende tegn:\n \ / : * ? " &lt; &gt;</text:p>
          </table:table-cell>
          <table:table-cell table:style-name="ce778" office:value-type="string" calcext:value-type="string">
            <text:p>Název souboru obsahuje neplatné znaky.\n Jméno souboru nesmí obsahovat žádný z těchto znaků:\n \ / : * ? " &lt; &gt;</text:p>
          </table:table-cell>
          <table:table-cell table:style-name="ce787" office:value-type="string" calcext:value-type="string">
            <text:p><text:span text:style-name="T4">파일명에</text:span><text:span text:style-name="T5"> </text:span><text:span text:style-name="T6">잘못된</text:span><text:span text:style-name="T5"> </text:span><text:span text:style-name="T6">문자가</text:span><text:span text:style-name="T5"> </text:span><text:span text:style-name="T6">있음</text:span><text:span text:style-name="T5">. </text:span><text:span text:style-name="T6">파일명에는</text:span><text:span text:style-name="T5"> </text:span><text:span text:style-name="T6">다음의</text:span><text:span text:style-name="T5"> </text:span><text:span text:style-name="T6">문자가</text:span><text:span text:style-name="T5"> </text:span><text:span text:style-name="T6">있으면</text:span><text:span text:style-name="T5"> </text:span><text:span text:style-name="T6">안됨</text:span><text:span text:style-name="T5">: \n \ / : * ? " &lt; &gt;</text:span></text:p>
          </table:table-cell>
          <table:table-cell table:style-name="ce800"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812" office:value-type="string" calcext:value-type="string">
            <text:p>El nom d'arxiu contè caràcters invàlids.\ Un nom d'arxiu no pot contenir cap dels següents caràcters:\n \ / : * ? " &lt; &gt;</text:p>
          </table:table-cell>
          <table:table-cell table:style-name="ce819" office:value-type="string" calcext:value-type="string">
            <text:p>Ime datoteke sadrži neodgovarajuće znakove.\nIme datoteke ne može da sadrži bilo koji od sledećih znakova :\n \ / : * ? " &lt; &gt;</text:p>
          </table:table-cell>
          <table:table-cell table:style-name="ce827"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37" office:value-type="string" calcext:value-type="string">
            <text:p>ファイル名に無効な文字列が含まれています。<text:span text:style-name="T10">\n</text:span><text:span text:style-name="T22">ファイル名には以下の文字列は使用できません。</text:span><text:span text:style-name="T23">:\n \ / : * ? " &lt; &gt;</text:span></text:p>
          </table:table-cell>
          <table:table-cell table:style-name="ce849"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59" office:value-type="string" calcext:value-type="string">
            <text:p>اسم الملف يحتوي على أحرف غير صالحة. \n لا يمكن أن يحتوي اسم الملف على أي من الأحرف التالية: \n \ /: *؟ "&lt;&gt;</text:p>
          </table:table-cell>
          <table:table-cell table:style-name="ce866" office:value-type="string" calcext:value-type="string">
            <text:p>نام پرونده حاوی کاراکترهای نامعتبر است. n\ نام پرونده نمی تواند حاوی هیچ یک از عبارت‌های زیر باشد: \ n \ /: *؟ "&lt;&gt;</text:p>
          </table:table-cell>
          <table:table-cell table:style-name="ce874" office:value-type="string" calcext:value-type="string">
            <text:p>Името на файла съдържа недопустими символи. Не трябва да използвате:\\n \\ / : * ? \" &lt; &gt;</text:p>
          </table:table-cell>
          <table:table-cell table:style-name="ce315" table:number-columns-repeated="990"/>
          <table:table-cell table:number-columns-repeated="4"/>
        </table:table-row>
        <table:table-row table:style-name="ro30">
          <table:table-cell table:style-name="ce576" office:value-type="string" calcext:value-type="string">
            <text:p>Error_Capture_DirectoryNotCreated_Title</text:p>
          </table:table-cell>
          <table:table-cell table:style-name="ce371"/>
          <table:table-cell table:style-name="ce60" office:value-type="string" calcext:value-type="string">
            <text:p>Directory not created</text:p>
          </table:table-cell>
          <table:table-cell table:style-name="ce603" office:value-type="string" calcext:value-type="string">
            <text:p>Dossier non créé</text:p>
          </table:table-cell>
          <table:table-cell table:style-name="ce614" office:value-type="string" calcext:value-type="string">
            <text:p>Map niet gemaakt</text:p>
          </table:table-cell>
          <table:table-cell table:style-name="ce622"/>
          <table:table-cell table:style-name="ce632" office:value-type="string" calcext:value-type="string">
            <text:p>Carpeta no creada</text:p>
          </table:table-cell>
          <table:table-cell table:style-name="ce647"/>
          <table:table-cell table:style-name="ce657"/>
          <table:table-cell table:style-name="ce667"/>
          <table:table-cell table:style-name="ce681"/>
          <table:table-cell table:style-name="ce699"/>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Directori no creat</text:p>
          </table:table-cell>
          <table:table-cell table:style-name="ce819"/>
          <table:table-cell table:style-name="ce827"/>
          <table:table-cell table:style-name="ce837"/>
          <table:table-cell table:style-name="ce849"/>
          <table:table-cell table:style-name="ce859"/>
          <table:table-cell table:style-name="ce866" office:value-type="string" calcext:value-type="string">
            <text:p>دایرکتوری ایجاد نشده است</text:p>
          </table:table-cell>
          <table:table-cell table:style-name="ce874"/>
          <table:table-cell table:style-name="ce315" table:number-columns-repeated="990"/>
          <table:table-cell table:number-columns-repeated="4"/>
        </table:table-row>
        <table:table-row table:style-name="ro31">
          <table:table-cell table:style-name="ce576" office:value-type="string" calcext:value-type="string">
            <text:p>Error_Capture_DirectoryNotCreated_Text</text:p>
          </table:table-cell>
          <table:table-cell table:style-name="ce371"/>
          <table:table-cell table:style-name="ce60" office:value-type="string" calcext:value-type="string">
            <text:p>The capture directory could not be created.\nCheck that it points to a valid storage location.</text:p>
          </table:table-cell>
          <table:table-cell table:style-name="ce603" office:value-type="string" calcext:value-type="string">
            <text:p>Le dossier de capture n’a pas pu être créé.\nAssurez vous qu’il pointe vers une destination valide.</text:p>
          </table:table-cell>
          <table:table-cell table:style-name="ce614" office:value-type="string" calcext:value-type="string">
            <text:p>De opname-map kan niet worden gemaakt.\nControleer dat het verwijst naar een geldige opslaglocatie.</text:p>
          </table:table-cell>
          <table:table-cell table:style-name="ce622"/>
          <table:table-cell table:style-name="ce632" office:value-type="string" calcext:value-type="string">
            <text:p>El directorio de captura no se ha podido crear.\nCompruebe que apunta a un dispositivo de almacenamiento correcto.</text:p>
          </table:table-cell>
          <table:table-cell table:style-name="ce647"/>
          <table:table-cell table:style-name="ce657"/>
          <table:table-cell table:style-name="ce667"/>
          <table:table-cell table:style-name="ce681"/>
          <table:table-cell table:style-name="ce699"/>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El directori de captura no s’ha pogut crear.\nComproveu que apunta a una ubicació válida.</text:p>
          </table:table-cell>
          <table:table-cell table:style-name="ce819"/>
          <table:table-cell table:style-name="ce827"/>
          <table:table-cell table:style-name="ce837"/>
          <table:table-cell table:style-name="ce849"/>
          <table:table-cell table:style-name="ce859"/>
          <table:table-cell table:style-name="ce866" office:value-type="string" calcext:value-type="string">
            <text:p>پوشه ضبط را نمی توان ایجاد کرد.n\ بررسی کنید که به مکان ذخیره معتبر اشاره دارد.</text:p>
          </table:table-cell>
          <table:table-cell table:style-name="ce874"/>
          <table:table-cell table:style-name="ce315" table:number-columns-repeated="990"/>
          <table:table-cell table:number-columns-repeated="4"/>
        </table:table-row>
        <table:table-row table:style-name="ro6">
          <table:table-cell table:style-name="ce49" office:value-type="string" calcext:value-type="string">
            <text:p>Error_SaveDiaporama</text:p>
          </table:table-cell>
          <table:table-cell table:style-name="ce371"/>
          <table:table-cell table:style-name="ce60" office:value-type="string" calcext:value-type="string">
            <text:p>Kinovea - Cannot create Slideshow.</text:p>
          </table:table-cell>
          <table:table-cell table:style-name="ce602" office:value-type="string" calcext:value-type="string">
            <text:p>Kinovea - Création du Diaporama Impossible.</text:p>
          </table:table-cell>
          <table:table-cell table:style-name="ce613" office:value-type="string" calcext:value-type="string">
            <text:p>Kinovea - Kan geen Diavoorstelling maken</text:p>
          </table:table-cell>
          <table:table-cell table:style-name="ce621" office:value-type="string" calcext:value-type="string">
            <text:p>Kinovea – Diashow kann nicht erstellt werden.</text:p>
          </table:table-cell>
          <table:table-cell table:style-name="ce632" office:value-type="string" calcext:value-type="string">
            <text:p>Kinovea - Creaciòn de la presentación de diapositivas imposible.</text:p>
          </table:table-cell>
          <table:table-cell table:style-name="ce645" office:value-type="string" calcext:value-type="string">
            <text:p>Kinovea - Não pode criar Apresentação de Slides.</text:p>
          </table:table-cell>
          <table:table-cell table:style-name="ce659" office:value-type="string" calcext:value-type="string">
            <text:p>Kinovea - nie można utworzyć pokazu slajdów.</text:p>
          </table:table-cell>
          <table:table-cell table:style-name="ce667" office:value-type="string" calcext:value-type="string">
            <text:p>Kinovea – Impossibile creare la videopresentazione.</text:p>
          </table:table-cell>
          <table:table-cell table:style-name="ce680" office:value-type="string" calcext:value-type="string">
            <text:p>Kinovea – Crearea secvenţelor de cadre este imposibilă.</text:p>
          </table:table-cell>
          <table:table-cell table:style-name="ce695" office:value-type="string" calcext:value-type="string">
            <text:p>Kinovea – Ei voi luoda diaesitystä</text:p>
          </table:table-cell>
          <table:table-cell table:style-name="ce708" office:value-type="string" calcext:value-type="string">
            <text:p>Kinovea – kan ikke lage slideshow</text:p>
          </table:table-cell>
          <table:table-cell table:style-name="ce719" office:value-type="string" calcext:value-type="string">
            <text:p>无法创建幻灯片.</text:p>
          </table:table-cell>
          <table:table-cell table:style-name="ce728" office:value-type="string" calcext:value-type="string">
            <text:p>Kinovea - Slayt gösterisi yaratılamıyor.</text:p>
          </table:table-cell>
          <table:table-cell table:style-name="ce737" office:value-type="string" calcext:value-type="string">
            <text:p>Kinovea - Αδύνατη η δημιουργία Προβολής Διαφανειών</text:p>
          </table:table-cell>
          <table:table-cell table:style-name="ce749" office:value-type="string" calcext:value-type="string">
            <text:p>Kinovea - negaliu sukurti demonstracijos.</text:p>
          </table:table-cell>
          <table:table-cell table:style-name="ce759" office:value-type="string" calcext:value-type="string">
            <text:p>Kinovea - Kan inte skapa bildspel.</text:p>
          </table:table-cell>
          <table:table-cell table:style-name="ce767" office:value-type="string" calcext:value-type="string">
            <text:p>Kinovea - Kan ikke oprette slidshow.</text:p>
          </table:table-cell>
          <table:table-cell table:style-name="ce778" office:value-type="string" calcext:value-type="string">
            <text:p>Kinovea - nemůže vytvořit Slideshow.</text:p>
          </table:table-cell>
          <table:table-cell table:style-name="ce788" office:value-type="string" calcext:value-type="string">
            <text:p>Kinovea - <text:span text:style-name="T4">슬라이드</text:span><text:span text:style-name="T5"> </text:span><text:span text:style-name="T6">쇼를</text:span><text:span text:style-name="T5"> </text:span><text:span text:style-name="T6">만들 수</text:span><text:span text:style-name="T5"> </text:span><text:span text:style-name="T6">없음</text:span><text:span text:style-name="T5">.</text:span></text:p>
          </table:table-cell>
          <table:table-cell table:style-name="ce800" office:value-type="string" calcext:value-type="string">
            <text:p>Kinovea <text:s/>- невозможно создать слайдшоу</text:p>
          </table:table-cell>
          <table:table-cell table:style-name="ce812" office:value-type="string" calcext:value-type="string">
            <text:p>Kinovea – No s'ha pogut crear la presentació</text:p>
          </table:table-cell>
          <table:table-cell table:style-name="ce819" office:value-type="string" calcext:value-type="string">
            <text:p>Kinovea - Nije moguće napraviti projekciju slajdova.</text:p>
          </table:table-cell>
          <table:table-cell table:style-name="ce827" office:value-type="string" calcext:value-type="string">
            <text:p>Kinovea - Није могуће направити пројекцију слајдова.</text:p>
          </table:table-cell>
          <table:table-cell table:style-name="ce839" office:value-type="string" calcext:value-type="string">
            <text:p>Kinovea - <text:span text:style-name="T16">スライドショーを生成できません</text:span></text:p>
          </table:table-cell>
          <table:table-cell table:style-name="ce849" office:value-type="string" calcext:value-type="string">
            <text:p>Киновеа – не може да креира слајдшоу</text:p>
          </table:table-cell>
          <table:table-cell table:style-name="ce860" office:value-type="string" calcext:value-type="string">
            <text:p>كينوفيا - غير قادر علي إنشاء عرض للشرائح. <text:s/></text:p>
          </table:table-cell>
          <table:table-cell table:style-name="ce866" office:value-type="string" calcext:value-type="string">
            <text:p>کینوویا - امکان ایجاد نمایش پرده ای وجود ندارد.</text:p>
          </table:table-cell>
          <table:table-cell table:style-name="ce874" office:value-type="string" calcext:value-type="string">
            <text:p>Kinovea - невъзможно е създаването на слайдшоу</text:p>
          </table:table-cell>
          <table:table-cell table:style-name="ce315" table:number-columns-repeated="990"/>
          <table:table-cell table:number-columns-repeated="4"/>
        </table:table-row>
        <table:table-row table:style-name="ro32">
          <table:table-cell table:style-name="ce49" office:value-type="string" calcext:value-type="string">
            <text:p>Error_SaveDiaporama_NoKeyframes</text:p>
          </table:table-cell>
          <table:table-cell table:style-name="ce371"/>
          <table:table-cell table:style-name="ce60" office:value-type="string" calcext:value-type="string">
            <text:p>A Slideshow is a sequence of Key Images saved in video format.\n Please add some Key Images before generating the Slideshow.</text:p>
          </table:table-cell>
          <table:table-cell table:style-name="ce602" office:value-type="string" calcext:value-type="string">
            <text:p>Un Diaporama est une succession d'Images Clés enregistrées sous forme de vidéo.\nVeuillez ajouter quelques Images Clés avant de générer le Diaporama.</text:p>
          </table:table-cell>
          <table:table-cell table:style-name="ce613" office:value-type="string" calcext:value-type="string">
            <text:p>Een diavoorstelling is een rij opeenvolgende Kernbeelden opgeslagen in video format.\n Voer a.u.b. enkele kernbeelden in,voordat u de diavoorstelling maakt.</text:p>
          </table:table-cell>
          <table:table-cell table:style-name="ce621" office:value-type="string" calcext:value-type="string">
            <text:p>Eine Diashow ist eine Sequenz von Schlüsselbildern als Videoformat gespeichert.\n Bitte erst Schlüsselbilder auswählen und dann die Diashow erstellen.</text:p>
          </table:table-cell>
          <table:table-cell table:style-name="ce632" office:value-type="string" calcext:value-type="string">
            <text:p>Un Pase de Diapositivas es una sucesión de imágenes clave guardas en un vídeo.\nAñada alguna imagen clave antes de generar el Pase de Diapositivas</text:p>
          </table:table-cell>
          <table:table-cell table:style-name="ce645" office:value-type="string" calcext:value-type="string">
            <text:p>Uma Apresentação de Slides é uma sequência de Quadros de Imagens salvos num formato de vídeo.\n Por favor, adicione alguns Quadros antes de gerar o Slideshow.</text:p>
          </table:table-cell>
          <table:table-cell table:style-name="ce657" office:value-type="string" calcext:value-type="string">
            <text:p>Pokaz slajdów jest to sekwencja kluczowy obrazów zapisanych w formacie wideo.\n Dodaj proszę kilka kluczowych obrazów przed generacją pokazu.</text:p>
          </table:table-cell>
          <table:table-cell table:style-name="ce667" office:value-type="string" calcext:value-type="string">
            <text:p>Una videopresentazione e' una sequenza di Immagini Chiave salvate in formato Video.\n Occorre aggiungere qualche Immagine Chiave PRIMA di generare la videopresentazione.</text:p>
          </table:table-cell>
          <table:table-cell table:style-name="ce680" office:value-type="string" calcext:value-type="string">
            <text:p>O Secvenţă de cadre reprezintă o serie de cadre cheie salvată în format video.\n Vă rugăm să adăugaţi câteva cadre cheie înainte de a genera Secvenţa de imagini.</text:p>
          </table:table-cell>
          <table:table-cell table:style-name="ce695" office:value-type="string" calcext:value-type="string">
            <text:p>Diaesitys on avainkuvien sarja tallennettuna videomuotoon.\n Lisää avainkuvia luodaksesi diaesityksen.</text:p>
          </table:table-cell>
          <table:table-cell table:style-name="ce708" office:value-type="string" calcext:value-type="string">
            <text:p>Et slidehow er en sekvens nøkkelbilder som er lagret I et videoformat.\n Vennligst legg til nøkkelbilder før du genererer slideshow.</text:p>
          </table:table-cell>
          <table:table-cell table:style-name="ce719" office:value-type="string" calcext:value-type="string">
            <text:p>一张幻灯片是在视频文件内保存的一系列关键图像序列.\n 请在生成幻灯片之前添加一些关键图像.</text:p>
          </table:table-cell>
          <table:table-cell table:style-name="ce728" office:value-type="string" calcext:value-type="string">
            <text:p>Slayt gösterisi, video formatı olarak kaydedilen bir Anahtar İmaj sekansıdır.\n Lütfen slayt gösterimini yaratmadan önce bir miktar Anahtar İmaj ekleyin.</text:p>
          </table:table-cell>
          <table:table-cell table:style-name="ce737"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749" office:value-type="string" calcext:value-type="string">
            <text:p>Demonstracija vyksta paveikslėlių žymių seka .\n Prašau pridėti paveikslėlių žymes prieš naudojant demonstracija.</text:p>
          </table:table-cell>
          <table:table-cell table:style-name="ce759" office:value-type="string" calcext:value-type="string">
            <text:p>Bildspel är en sekvens av nyckelbilder </text:p>
            <text:p>som sparats i videoformat.\n Lägg till nyckelbilder innan bildspel skapas.</text:p>
          </table:table-cell>
          <table:table-cell table:style-name="ce767" office:value-type="string" calcext:value-type="string">
            <text:p>Et slideshow er en sekvens af nøglebilleder, der e gemt i videoformat.\n Tilføj nøglebilleder før oprettelse af et slideshow.</text:p>
          </table:table-cell>
          <table:table-cell table:style-name="ce778" office:value-type="string" calcext:value-type="string">
            <text:p>Slideshow je sekvence klíčových pozic uložených ve video formátu\n Přidejte klíčové pozice před vytvořením Slideshow.</text:p>
          </table:table-cell>
          <table:table-cell table:style-name="ce787" office:value-type="string" calcext:value-type="string">
            <text:p><text:span text:style-name="T4">슬라이드 쇼는</text:span><text:span text:style-name="T5"> </text:span><text:span text:style-name="T6">비디오</text:span><text:span text:style-name="T5"> </text:span><text:span text:style-name="T6">형식</text:span><text:span text:style-name="T5">(format)</text:span><text:span text:style-name="T6">으로</text:span><text:span text:style-name="T5"> </text:span><text:span text:style-name="T6">저장된</text:span><text:span text:style-name="T5"> '</text:span><text:span text:style-name="T6">키</text:span><text:span text:style-name="T5"> </text:span><text:span text:style-name="T6">이미지</text:span><text:span text:style-name="T5">'</text:span><text:span text:style-name="T6">임</text:span><text:span text:style-name="T5">.\n</text:span><text:span text:style-name="T6">슬라이드</text:span><text:span text:style-name="T5"> </text:span><text:span text:style-name="T6">쇼를</text:span><text:span text:style-name="T5"> </text:span><text:span text:style-name="T6">만들기</text:span><text:span text:style-name="T5"> </text:span><text:span text:style-name="T6">전에</text:span><text:span text:style-name="T5"> </text:span><text:span text:style-name="T6">몇 개의</text:span><text:span text:style-name="T5"> '</text:span><text:span text:style-name="T6">키</text:span><text:span text:style-name="T5"> </text:span><text:span text:style-name="T6">이미지</text:span><text:span text:style-name="T5">'</text:span><text:span text:style-name="T6">를</text:span><text:span text:style-name="T5"> </text:span><text:span text:style-name="T6">만드세요</text:span><text:span text:style-name="T5">.</text:span></text:p>
          </table:table-cell>
          <table:table-cell table:style-name="ce800"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812" office:value-type="string" calcext:value-type="string">
            <text:p>Una presentació és una seqüència de fotogrames clau desats en format de vídeo.\n Si us plau afegeix alguns fotogrames clau abans de generar la presentació.</text:p>
          </table:table-cell>
          <table:table-cell table:style-name="ce819" office:value-type="string" calcext:value-type="string">
            <text:p>Projekcija slajdova je niz ključnih slika sačuvanih u video formatu.\n Molimo dodajte neke ključne slike pre generisanja projekcije slajdova .</text:p>
          </table:table-cell>
          <table:table-cell table:style-name="ce827"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37" office:value-type="string" calcext:value-type="string">
            <text:p>スライドショーはビデオフォーマットで保存された一連のキーイメージです。<text:span text:style-name="T10">\n</text:span><text:span text:style-name="T22">スライドショーを生成する前にキーイメージを追加してください。</text:span></text:p>
          </table:table-cell>
          <table:table-cell table:style-name="ce849"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59"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866" office:value-type="string" calcext:value-type="string">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table:style-name="ce874" office:value-type="string" calcext:value-type="string">
            <text:p>Слайдшоу е последователност от ключови кадри в видеоформат. \\n Моля, добавете такива кадри преди създаването на слайдшоу</text:p>
          </table:table-cell>
          <table:table-cell table:style-name="ce315" table:number-columns-repeated="990"/>
          <table:table-cell table:number-columns-repeated="4"/>
        </table:table-row>
        <table:table-row table:style-name="ro33">
          <table:table-cell table:style-name="ce49" office:value-type="string" calcext:value-type="string">
            <text:p>Error_SavePausedVideo</text:p>
          </table:table-cell>
          <table:table-cell table:style-name="ce371"/>
          <table:table-cell table:style-name="ce60" office:value-type="string" calcext:value-type="string">
            <text:p>Kinovea – Cannot create paused video</text:p>
          </table:table-cell>
          <table:table-cell table:style-name="ce602" office:value-type="string" calcext:value-type="string">
            <text:p>Kinovea - Création de la vidéo impossible.</text:p>
          </table:table-cell>
          <table:table-cell table:style-name="ce613" office:value-type="string" calcext:value-type="string">
            <text:p>Kinovea - Kan geen video met pauzes maken</text:p>
          </table:table-cell>
          <table:table-cell table:style-name="ce621" office:value-type="string" calcext:value-type="string">
            <text:p>Kinovea – Video kann nicht erstellt werden.</text:p>
          </table:table-cell>
          <table:table-cell table:style-name="ce632" office:value-type="string" calcext:value-type="string">
            <text:p>Kinovea – Imposible crear el vídeo</text:p>
          </table:table-cell>
          <table:table-cell table:style-name="ce645" office:value-type="string" calcext:value-type="string">
            <text:p>Kinovea - Nao pode criar video pausado.</text:p>
          </table:table-cell>
          <table:table-cell table:style-name="ce657"/>
          <table:table-cell table:style-name="ce667" office:value-type="string" calcext:value-type="string">
            <text:p>Kinovea – Impossibile creare il video richiesto</text:p>
          </table:table-cell>
          <table:table-cell table:style-name="ce680" office:value-type="string" calcext:value-type="string">
            <text:p>Kinovea – Fisierul video este imposibil de creat</text:p>
          </table:table-cell>
          <table:table-cell table:style-name="ce695" office:value-type="string" calcext:value-type="string">
            <text:p>Kinovea – Tauotetun videon luonti ei onnistu</text:p>
          </table:table-cell>
          <table:table-cell table:style-name="ce708" office:value-type="string" calcext:value-type="string">
            <text:p>Kinovea – Kan ikke lage video</text:p>
          </table:table-cell>
          <table:table-cell table:style-name="ce719" office:value-type="string" calcext:value-type="string">
            <text:p>不能建立暂停视频</text:p>
          </table:table-cell>
          <table:table-cell table:style-name="ce728" office:value-type="string" calcext:value-type="string">
            <text:p>Kinovea - Duraklatılmış video yaratılamıyor.</text:p>
          </table:table-cell>
          <table:table-cell table:style-name="ce737" office:value-type="string" calcext:value-type="string">
            <text:p>Kinovea – Αδύνατη η δημιουργία Video με παύση</text:p>
          </table:table-cell>
          <table:table-cell table:style-name="ce749" office:value-type="string" calcext:value-type="string">
            <text:p>Kinovea - negaliu atvaizduoti sustabdyto video</text:p>
          </table:table-cell>
          <table:table-cell table:style-name="ce759" office:value-type="string" calcext:value-type="string">
            <text:p>Kinovea – Kan inte skapa pausad video</text:p>
          </table:table-cell>
          <table:table-cell table:style-name="ce767" office:value-type="string" calcext:value-type="string">
            <text:p>Kinovea - Kan ikke oprette en pauset video.</text:p>
          </table:table-cell>
          <table:table-cell table:style-name="ce778" office:value-type="string" calcext:value-type="string">
            <text:p>Kinovea - nemůže vytvořit video s pauzami.</text:p>
          </table:table-cell>
          <table:table-cell table:style-name="ce788" office:value-type="string" calcext:value-type="string">
            <text:p>Kinovea – <text:span text:style-name="T4">멈춤</text:span><text:span text:style-name="T5"> </text:span><text:span text:style-name="T6">비디오를</text:span><text:span text:style-name="T5"> </text:span><text:span text:style-name="T6">만들</text:span><text:span text:style-name="T5"> </text:span><text:span text:style-name="T6">수</text:span><text:span text:style-name="T5"> </text:span><text:span text:style-name="T6">없음</text:span></text:p>
          </table:table-cell>
          <table:table-cell table:style-name="ce800" office:value-type="string" calcext:value-type="string">
            <text:p>Kinovea - невозможно создать видео с паузами</text:p>
          </table:table-cell>
          <table:table-cell table:style-name="ce812" office:value-type="string" calcext:value-type="string">
            <text:p>Kinovea – No s'ha pogut crear el vídeo.</text:p>
          </table:table-cell>
          <table:table-cell table:style-name="ce819" office:value-type="string" calcext:value-type="string">
            <text:p>Kinovea - Nije moguće zaustaviti video</text:p>
          </table:table-cell>
          <table:table-cell table:style-name="ce827" office:value-type="string" calcext:value-type="string">
            <text:p>Kinovea - Није могуће зауставити видео</text:p>
          </table:table-cell>
          <table:table-cell table:style-name="ce839" office:value-type="string" calcext:value-type="string">
            <text:p>Kinovea - <text:span text:style-name="T16">停止したビデオを生成できません。</text:span></text:p>
          </table:table-cell>
          <table:table-cell table:style-name="ce849" office:value-type="string" calcext:value-type="string">
            <text:p>Киновеа – не може да креира паузирано видео</text:p>
          </table:table-cell>
          <table:table-cell table:style-name="ce860" office:value-type="string" calcext:value-type="string">
            <text:p>كينوفيا - غير قادر علي إنشاء فيديو مؤقت.</text:p>
          </table:table-cell>
          <table:table-cell table:style-name="ce866" office:value-type="string" calcext:value-type="string">
            <text:p>کینوویا - امکان مکث ویدئو وجود ندارد.</text:p>
          </table:table-cell>
          <table:table-cell table:style-name="ce874" office:value-type="string" calcext:value-type="string">
            <text:p>Kinovea - невъзможно е съхраняването на видео с паузи</text:p>
          </table:table-cell>
          <table:table-cell table:style-name="ce315" table:number-columns-repeated="990"/>
          <table:table-cell table:number-columns-repeated="4"/>
        </table:table-row>
        <table:table-row table:style-name="ro34">
          <table:table-cell table:style-name="ce49" office:value-type="string" calcext:value-type="string">
            <text:p>Error_SaveMovie_FileError</text:p>
          </table:table-cell>
          <table:table-cell table:style-name="ce371"/>
          <table:table-cell table:style-name="ce60" office:value-type="string" calcext:value-type="string">
            <text:p>Unable to write file.\nMake sure you have the rights to write in the target folder and that the file is not currently used.</text:p>
          </table:table-cell>
          <table:table-cell table:style-name="ce602" office:value-type="string" calcext:value-type="string">
            <text:p>Le fichier n'a pu être écrit.\nAssurez vous d'avoir les droits suffisants pour écrire dans le dossier et que le fichier n'est pas en cours d'utilisation.</text:p>
          </table:table-cell>
          <table:table-cell table:style-name="ce613" office:value-type="string" calcext:value-type="string">
            <text:p>Onmogelijk bestand te maken. \nZorg ervoor dat u de rechten heeft om bestanden op te slaan in doelmap en dat het bestand nu niet in gebruik is.</text:p>
          </table:table-cell>
          <table:table-cell table:style-name="ce621" office:value-type="string" calcext:value-type="string">
            <text:p>Datei kann nicht gespeichert werden.\n Überprüfen Sie, ob Sie ausreichend Schreibrechte im Zielverzeichnis besitzen und die Datei nicht gerade verwendet wird.</text:p>
          </table:table-cell>
          <table:table-cell table:style-name="ce632" office:value-type="string" calcext:value-type="string">
            <text:p>El fichero no ha podido escribirse.\nAsegurese de tener derechos de escritura en la carpeta y que el fichero no está siendo utilizado.</text:p>
          </table:table-cell>
          <table:table-cell table:style-name="ce645" office:value-type="string" calcext:value-type="string">
            <text:p>Sem poder salvar o arquivo. \nVerifique se você tem autorização para salvar arquivos na pasta escolhida e se o mesmo nao está em uso.</text:p>
          </table:table-cell>
          <table:table-cell table:style-name="ce657"/>
          <table:table-cell table:style-name="ce667" office:value-type="string" calcext:value-type="string">
            <text:p>Impossibile scrivere il file.\nOccorre assicurarsi di avere i diritti per scrivere nella cartella di destinazione e che il file non sia al momento gia' in uso.</text:p>
          </table:table-cell>
          <table:table-cell table:style-name="ce685" office:value-type="string" calcext:value-type="string">
            <text:p>Fisierul nu a putut fi scris.\nAsigurati-va ca aveti drepturi de scriere in folderul destinatie si ca fisierul nu este in uz.</text:p>
          </table:table-cell>
          <table:table-cell table:style-name="ce695" office:value-type="string" calcext:value-type="string">
            <text:p>Tiedoston kirjoittaminen ei onnistu.\nVarmista käyttöoikeutesi tähän kohdehakemistoon ja että kyseinen tiedosto ei ole käytössä.</text:p>
          </table:table-cell>
          <table:table-cell table:style-name="ce708" office:value-type="string" calcext:value-type="string">
            <text:p>Kan ikke skrive til fil.\nPass på at du har rettighetene til å skrive til aktuell mappe og at filen ikke er I bruk. </text:p>
          </table:table-cell>
          <table:table-cell table:style-name="ce719" office:value-type="string" calcext:value-type="string">
            <text:p>写入文件出错.\n请确认目标目录有足够的权限及文件是否被打开.</text:p>
          </table:table-cell>
          <table:table-cell table:style-name="ce728" office:value-type="string" calcext:value-type="string">
            <text:p>Dosyayı yazamıyor.\n Hedef klasöre yazmak için gerekli izinlere sahip olduğunuzdan ve dosyanın şu anda kullanımda olmadığından emin olun.</text:p>
          </table:table-cell>
          <table:table-cell table:style-name="ce737"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749" office:value-type="string" calcext:value-type="string">
            <text:p>Negaliu įrašyti dokumento.\nPrašau patikrinti ar turite priėjimo teises į nudytą aplanką, ar dokumentas nenaudojamas kitos programos.</text:p>
          </table:table-cell>
          <table:table-cell table:style-name="ce759" office:value-type="string" calcext:value-type="string">
            <text:p>Kan inte skriva fil.\nHar du rättighet att skriva i målmapp eller används filen av någon?</text:p>
          </table:table-cell>
          <table:table-cell table:style-name="ce767" office:value-type="string" calcext:value-type="string">
            <text:p>Kan ikke gemme filen.\nsørg for at have skriverettigheder til kataloget, samt at filen ikke er i brug.</text:p>
          </table:table-cell>
          <table:table-cell table:style-name="ce778" office:value-type="string" calcext:value-type="string">
            <text:p>Do souboru nelze zapisovat.\nUbezpečte se, že máte oprávnění zapisovat do cílové složky a že soubor není právě používán.</text:p>
          </table:table-cell>
          <table:table-cell table:style-name="ce788" office:value-type="string" calcext:value-type="string">
            <text:p><text:span text:style-name="T4">파일을</text:span><text:span text:style-name="T5"> </text:span><text:span text:style-name="T6">기록할</text:span><text:span text:style-name="T5"> </text:span><text:span text:style-name="T6">수</text:span><text:span text:style-name="T5"> </text:span><text:span text:style-name="T6">없음</text:span><text:span text:style-name="T5">.\n</text:span><text:span text:style-name="T6">타깃</text:span><text:span text:style-name="T5"> </text:span><text:span text:style-name="T6">폴더에</text:span><text:span text:style-name="T5"> </text:span><text:span text:style-name="T6">쓰기</text:span><text:span text:style-name="T5"> </text:span><text:span text:style-name="T6">권한이</text:span><text:span text:style-name="T5"> </text:span><text:span text:style-name="T6">있는지</text:span><text:span text:style-name="T5">, </text:span><text:span text:style-name="T6">이</text:span><text:span text:style-name="T5"> </text:span><text:span text:style-name="T6">파일이</text:span><text:span text:style-name="T5"> </text:span><text:span text:style-name="T6">현재</text:span><text:span text:style-name="T5"> </text:span><text:span text:style-name="T6">사용되고</text:span><text:span text:style-name="T5"> </text:span><text:span text:style-name="T6">있지</text:span><text:span text:style-name="T5"> </text:span><text:span text:style-name="T6">않은지를</text:span><text:span text:style-name="T5">  </text:span><text:span text:style-name="T6">확인해야</text:span><text:span text:style-name="T5"> </text:span><text:span text:style-name="T6">함</text:span><text:span text:style-name="T5">.</text:span></text:p>
          </table:table-cell>
          <table:table-cell table:style-name="ce800"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812" office:value-type="string" calcext:value-type="string">
            <text:p>No s'ha pogut desar l'arxiu.\nAssegureu-vos de que teniu permisos d'escriptura en la destinació i que l'arxiu no està actualment en us.</text:p>
          </table:table-cell>
          <table:table-cell table:style-name="ce819" office:value-type="string" calcext:value-type="string">
            <text:p>Nije moguće zapisati datoteku.\nBudite sigurni da imate prava da pišete u željenoj fascikli i da se ta datoteka trenutno ne koristi. </text:p>
          </table:table-cell>
          <table:table-cell table:style-name="ce827"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39" office:value-type="string" calcext:value-type="string">
            <text:p><text:span text:style-name="T16">ファイルを上書きできません。</text:span><text:span text:style-name="T17">\n</text:span><text:span text:style-name="T22">ターゲットフォルダに書き込む権利を有し、別の場所でファイルが使われていないことを確認して下さい。</text:span></text:p>
          </table:table-cell>
          <table:table-cell table:style-name="ce849"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59"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866" office:value-type="string" calcext:value-type="string">
            <text:p>ایجاد پرونده ممکن نیست. n\ <text:s/>اطمینان حاصل کنید که شما حق ایجاد در پوشه هدف را دارید و این پرونده در حال حاضر استفاده نشده است.</text:p>
          </table:table-cell>
          <table:table-cell table:style-name="ce874" office:value-type="string" calcext:value-type="string">
            <text:p>Невъзможно е съхраняването на файла. \\n Убедете се, че имате право на запис в тази папка, защото файла може да се използва от други приложения</text:p>
          </table:table-cell>
          <table:table-cell table:style-name="ce315" table:number-columns-repeated="990"/>
          <table:table-cell table:number-columns-repeated="4"/>
        </table:table-row>
        <table:table-row table:style-name="ro35">
          <table:table-cell table:style-name="ce577" office:value-type="string" calcext:value-type="string">
            <text:p>Error_SaveMovie_Title</text:p>
          </table:table-cell>
          <table:table-cell table:style-name="ce371"/>
          <table:table-cell table:style-name="ce60" office:value-type="string" calcext:value-type="string">
            <text:p>Kinovea - Unable to Save Video. </text:p>
          </table:table-cell>
          <table:table-cell table:style-name="ce602" office:value-type="string" calcext:value-type="string">
            <text:p>Kinovea – Sauvegarde de la vidéo Impossible.</text:p>
          </table:table-cell>
          <table:table-cell table:style-name="ce613" office:value-type="string" calcext:value-type="string">
            <text:p>Kinovea - Kan bestand niet opslaan.</text:p>
          </table:table-cell>
          <table:table-cell table:style-name="ce621" office:value-type="string" calcext:value-type="string">
            <text:p>Kinovea – Video kann nicht gespeichert werden.</text:p>
          </table:table-cell>
          <table:table-cell table:style-name="ce632" office:value-type="string" calcext:value-type="string">
            <text:p>Kinovea – Fué imposible guardar el vídeo </text:p>
          </table:table-cell>
          <table:table-cell table:style-name="ce645" office:value-type="string" calcext:value-type="string">
            <text:p>Kinovea - Sem poder salvar o vídeo.</text:p>
          </table:table-cell>
          <table:table-cell table:style-name="ce657"/>
          <table:table-cell table:style-name="ce667" office:value-type="string" calcext:value-type="string">
            <text:p>Kinovea – Impossibile salvare il Video. </text:p>
          </table:table-cell>
          <table:table-cell table:style-name="ce686" office:value-type="string" calcext:value-type="string">
            <text:p>Kinovea – Salvarea fisierului video este imposibila.</text:p>
          </table:table-cell>
          <table:table-cell table:style-name="ce695" office:value-type="string" calcext:value-type="string">
            <text:p>Kinovea – Videon tallennus ei onnistu.</text:p>
          </table:table-cell>
          <table:table-cell table:style-name="ce708" office:value-type="string" calcext:value-type="string">
            <text:p>Kinovea – kan ikke lagre video</text:p>
          </table:table-cell>
          <table:table-cell table:style-name="ce719" office:value-type="string" calcext:value-type="string">
            <text:p>保存视频文件出错. </text:p>
          </table:table-cell>
          <table:table-cell table:style-name="ce728" office:value-type="string" calcext:value-type="string">
            <text:p>Kinovea - Videoyu Kaydedemiyor.</text:p>
          </table:table-cell>
          <table:table-cell table:style-name="ce737" office:value-type="string" calcext:value-type="string">
            <text:p>Kinovea - Αδύνατη η αποθήκευση του Video. </text:p>
          </table:table-cell>
          <table:table-cell table:style-name="ce749" office:value-type="string" calcext:value-type="string">
            <text:p>Kinovea - negaliu išsaugoti video.</text:p>
          </table:table-cell>
          <table:table-cell table:style-name="ce759" office:value-type="string" calcext:value-type="string">
            <text:p>Kinovea - Kan inte spara video.</text:p>
          </table:table-cell>
          <table:table-cell table:style-name="ce767" office:value-type="string" calcext:value-type="string">
            <text:p>Kinovea - Kan ikke gemme video.</text:p>
          </table:table-cell>
          <table:table-cell table:style-name="ce778" office:value-type="string" calcext:value-type="string">
            <text:p>Kinovea - nemůže uložit video.</text:p>
          </table:table-cell>
          <table:table-cell table:style-name="ce788" office:value-type="string" calcext:value-type="string">
            <text:p>Kinovea - <text:span text:style-name="T4">비디오</text:span><text:span text:style-name="T5"> </text:span><text:span text:style-name="T6">저장</text:span><text:span text:style-name="T5"> </text:span><text:span text:style-name="T6">불가</text:span></text:p>
          </table:table-cell>
          <table:table-cell table:style-name="ce800" office:value-type="string" calcext:value-type="string">
            <text:p>Kinovea - невозможно сохранить видео</text:p>
          </table:table-cell>
          <table:table-cell table:style-name="ce812" office:value-type="string" calcext:value-type="string">
            <text:p>Kinovea – Impossible desar el vídeo.</text:p>
          </table:table-cell>
          <table:table-cell table:style-name="ce819" office:value-type="string" calcext:value-type="string">
            <text:p>Kinovea - Nije moguće sačuvati video.</text:p>
          </table:table-cell>
          <table:table-cell table:style-name="ce827" office:value-type="string" calcext:value-type="string">
            <text:p>Киновеа - Није могyће сачувати видео.</text:p>
          </table:table-cell>
          <table:table-cell table:style-name="ce839" office:value-type="string" calcext:value-type="string">
            <text:p>Kinovea - <text:span text:style-name="T16">ビデオを保存できませんでした</text:span></text:p>
          </table:table-cell>
          <table:table-cell table:style-name="ce849" office:value-type="string" calcext:value-type="string">
            <text:p>Киновеа – не може да го зачува видеото.</text:p>
          </table:table-cell>
          <table:table-cell table:style-name="ce860" office:value-type="string" calcext:value-type="string">
            <text:p><text:s/>كينوفيا - غير قادر على حفظ الفيديو.</text:p>
          </table:table-cell>
          <table:table-cell table:style-name="ce866" office:value-type="string" calcext:value-type="string">
            <text:p>کینوویا - ذخیره ویدئو امکان پذیر نیست.</text:p>
          </table:table-cell>
          <table:table-cell table:style-name="ce874" office:value-type="string" calcext:value-type="string">
            <text:p>Kinovea - невъзможно е съхраняването на видео</text:p>
          </table:table-cell>
          <table:table-cell table:style-name="ce315" table:number-columns-repeated="990"/>
          <table:table-cell table:number-columns-repeated="4"/>
        </table:table-row>
        <table:table-row table:style-name="ro36">
          <table:table-cell table:style-name="ce577" office:value-type="string" calcext:value-type="string">
            <text:p>Error_SaveMovie_LowLevelError</text:p>
          </table:table-cell>
          <table:table-cell table:style-name="ce371"/>
          <table:table-cell table:style-name="ce60" office:value-type="string" calcext:value-type="string">
            <text:p>Unable to save video.\nTry again with a different format.</text:p>
          </table:table-cell>
          <table:table-cell table:style-name="ce602" office:value-type="string" calcext:value-type="string">
            <text:p>La vidéo n'a pu être enregistrée.\nRéessayez en utilisant un format différent. </text:p>
          </table:table-cell>
          <table:table-cell table:style-name="ce613" office:value-type="string" calcext:value-type="string">
            <text:p>Kan video niet opslaan.\nProbeer nogmaals met een ander format.</text:p>
          </table:table-cell>
          <table:table-cell table:style-name="ce621" office:value-type="string" calcext:value-type="string">
            <text:p>Video kann nicht gespeichert werden.\n Versuchen Sie es mit einem anderen Format.</text:p>
          </table:table-cell>
          <table:table-cell table:style-name="ce632" office:value-type="string" calcext:value-type="string">
            <text:p>El vídeo no ha podido guardarse.\nInténtelo de nuevo usando otro formato</text:p>
          </table:table-cell>
          <table:table-cell table:style-name="ce645" office:value-type="string" calcext:value-type="string">
            <text:p>Sem poder salvar o vídeo. \nTente denovo com um formato diferente.</text:p>
          </table:table-cell>
          <table:table-cell table:style-name="ce657"/>
          <table:table-cell table:style-name="ce667" office:value-type="string" calcext:value-type="string">
            <text:p>Impossibile salvare il video.\nRiprovare con formato diverso.</text:p>
          </table:table-cell>
          <table:table-cell table:style-name="ce685" office:value-type="string" calcext:value-type="string">
            <text:p>Fisierul video nu a putut fi salvat.\nIncercati din nou cu un alt format.</text:p>
          </table:table-cell>
          <table:table-cell table:style-name="ce695" office:value-type="string" calcext:value-type="string">
            <text:p>Videon tallennus ei onnistu.\nKokeile uudestaan toisella formaatilla.</text:p>
          </table:table-cell>
          <table:table-cell table:style-name="ce708" office:value-type="string" calcext:value-type="string">
            <text:p>Kan ikke lagre video. \n Prøv igjen med et annet format.</text:p>
          </table:table-cell>
          <table:table-cell table:style-name="ce719" office:value-type="string" calcext:value-type="string">
            <text:p>保存视频文件出错.\n请尝试不同保存格式.</text:p>
          </table:table-cell>
          <table:table-cell table:style-name="ce728" office:value-type="string" calcext:value-type="string">
            <text:p>Videoyu Kaydedemiyor.\n Başka bir format ile tekrar deneyin.</text:p>
          </table:table-cell>
          <table:table-cell table:style-name="ce737" office:value-type="string" calcext:value-type="string">
            <text:p>Αδύνατη η αποθήκευση του Video. \n Ξαναπροσπαθήστε με άλλη μορφή αρχείου.</text:p>
          </table:table-cell>
          <table:table-cell table:style-name="ce749" office:value-type="string" calcext:value-type="string">
            <text:p>Negaliu išsaugoti vaizdo.\nPabandykite naudoti kitą formatą.</text:p>
          </table:table-cell>
          <table:table-cell table:style-name="ce759" office:value-type="string" calcext:value-type="string">
            <text:p>Kan inte spara video.\nProva något annat format.</text:p>
          </table:table-cell>
          <table:table-cell table:style-name="ce767" office:value-type="string" calcext:value-type="string">
            <text:p>Kan ikke gemme video.\nPrøv igen med et andet format.</text:p>
          </table:table-cell>
          <table:table-cell table:style-name="ce778" office:value-type="string" calcext:value-type="string">
            <text:p>Video nelze uložit.\nZkuste znovu s jiným formátem.</text:p>
          </table:table-cell>
          <table:table-cell table:style-name="ce788" office:value-type="string" calcext:value-type="string">
            <text:p><text:span text:style-name="T4">비디오</text:span><text:span text:style-name="T5"> </text:span><text:span text:style-name="T6">저장</text:span><text:span text:style-name="T5"> </text:span><text:span text:style-name="T6">불가</text:span><text:span text:style-name="T5">.\n</text:span><text:span text:style-name="T6">다른</text:span><text:span text:style-name="T5"> </text:span><text:span text:style-name="T6">형식으로</text:span><text:span text:style-name="T5"> </text:span><text:span text:style-name="T6">다시</text:span><text:span text:style-name="T5"> </text:span><text:span text:style-name="T6">시도해</text:span><text:span text:style-name="T5"> </text:span><text:span text:style-name="T6">보십시오</text:span><text:span text:style-name="T5">.</text:span></text:p>
          </table:table-cell>
          <table:table-cell table:style-name="ce800" office:value-type="string" calcext:value-type="string">
            <text:p>Невозможно сохранить видео. \n Попытайтесь сохранить вновь в другом формате.</text:p>
          </table:table-cell>
          <table:table-cell table:style-name="ce812" office:value-type="string" calcext:value-type="string">
            <text:p>No s'ha pogut desar el vídeo.\nProveu-ho en un format diferent.</text:p>
          </table:table-cell>
          <table:table-cell table:style-name="ce819" office:value-type="string" calcext:value-type="string">
            <text:p>Nije moguće sačuvati video.\nPokušajte ponovo sa drugim formatom.</text:p>
          </table:table-cell>
          <table:table-cell table:style-name="ce827" office:value-type="string" calcext:value-type="string">
            <text:p>Није могуће сачувати видео.\nПокушајте поново са другим форматом.</text:p>
          </table:table-cell>
          <table:table-cell table:style-name="ce839" office:value-type="string" calcext:value-type="string">
            <text:p><text:span text:style-name="T16">ビデオを保存できませんでした。</text:span><text:span text:style-name="T17">\n</text:span><text:span text:style-name="T22">別のフォーマットでもう一度試してみてください。</text:span></text:p>
          </table:table-cell>
          <table:table-cell table:style-name="ce849" office:value-type="string" calcext:value-type="string">
            <text:p>Не може да се зачува видеото.\nОбидете се со друг формат.</text:p>
          </table:table-cell>
          <table:table-cell table:style-name="ce859" office:value-type="string" calcext:value-type="string">
            <text:p>غير قادر على حفظ الفيديو. \n حاول مرة أخرى بصيغة مختلفة.</text:p>
          </table:table-cell>
          <table:table-cell table:style-name="ce866" office:value-type="string" calcext:value-type="string">
            <text:p>ذخیره ویدئو امکان پذیر نیست. n\ دوباره با یک فرمت دیگر سعی کنید.</text:p>
          </table:table-cell>
          <table:table-cell table:style-name="ce874" office:value-type="string" calcext:value-type="string">
            <text:p>Невъзможно е съхраняването на видеото. \\n Опитайте да го съхраните отново в друг формат.</text:p>
          </table:table-cell>
          <table:table-cell table:style-name="ce315" table:number-columns-repeated="990"/>
          <table:table-cell table:number-columns-repeated="4"/>
        </table:table-row>
        <table:table-row table:style-name="ro36">
          <table:table-cell table:style-name="ce577" office:value-type="string" calcext:value-type="string">
            <text:p>FormCameraAlias_Title</text:p>
          </table:table-cell>
          <table:table-cell table:style-name="ce371"/>
          <table:table-cell table:style-name="ce60" office:value-type="string" calcext:value-type="string">
            <text:p>Rename camera</text:p>
          </table:table-cell>
          <table:table-cell table:style-name="ce602" office:value-type="string" calcext:value-type="string">
            <text:p>Renommage de la camera</text:p>
          </table:table-cell>
          <table:table-cell table:style-name="ce613" office:value-type="string" calcext:value-type="string">
            <text:p>Hernoem de camera</text:p>
          </table:table-cell>
          <table:table-cell table:style-name="ce621"/>
          <table:table-cell table:style-name="ce632" office:value-type="string" calcext:value-type="string">
            <text:p>Renombrar camara</text:p>
          </table:table-cell>
          <table:table-cell table:style-name="ce645"/>
          <table:table-cell table:style-name="ce657"/>
          <table:table-cell table:style-name="ce667"/>
          <table:table-cell table:style-name="ce685"/>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8"/>
          <table:table-cell table:style-name="ce800" office:value-type="string" calcext:value-type="string">
            <text:p>Переименовать камеру</text:p>
          </table:table-cell>
          <table:table-cell table:style-name="ce812" office:value-type="string" calcext:value-type="string">
            <text:p>Reanomenar càmera</text:p>
          </table:table-cell>
          <table:table-cell table:style-name="ce819"/>
          <table:table-cell table:style-name="ce827" office:value-type="string" calcext:value-type="string">
            <text:p>Измени име камере</text:p>
          </table:table-cell>
          <table:table-cell table:style-name="ce839"/>
          <table:table-cell table:style-name="ce849"/>
          <table:table-cell table:style-name="ce857" office:value-type="string" calcext:value-type="string">
            <text:p>إعادة تسمية الكاميرا</text:p>
          </table:table-cell>
          <table:table-cell table:style-name="ce866" office:value-type="string" calcext:value-type="string">
            <text:p>تغییر نام دوربین</text:p>
          </table:table-cell>
          <table:table-cell table:style-name="ce874" office:value-type="string" calcext:value-type="string">
            <text:p>Преименувай камерата</text:p>
          </table:table-cell>
          <table:table-cell table:style-name="ce315" table:number-columns-repeated="990"/>
          <table:table-cell table:number-columns-repeated="4"/>
        </table:table-row>
        <table:table-row table:style-name="ro36">
          <table:table-cell table:style-name="ce577" office:value-type="string" calcext:value-type="string">
            <text:p>FormCameraAlias_Alias</text:p>
          </table:table-cell>
          <table:table-cell table:style-name="ce371"/>
          <table:table-cell table:style-name="ce60" office:value-type="string" calcext:value-type="string">
            <text:p>Alias:</text:p>
          </table:table-cell>
          <table:table-cell table:style-name="ce602" office:value-type="string" calcext:value-type="string">
            <text:p>Alias :</text:p>
          </table:table-cell>
          <table:table-cell table:style-name="ce613" office:value-type="string" calcext:value-type="string">
            <text:p>Alias:</text:p>
          </table:table-cell>
          <table:table-cell table:style-name="ce621"/>
          <table:table-cell table:style-name="ce632" office:value-type="string" calcext:value-type="string">
            <text:p>Alias:</text:p>
          </table:table-cell>
          <table:table-cell table:style-name="ce645"/>
          <table:table-cell table:style-name="ce657"/>
          <table:table-cell table:style-name="ce667"/>
          <table:table-cell table:style-name="ce685"/>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8"/>
          <table:table-cell table:style-name="ce800" office:value-type="string" calcext:value-type="string">
            <text:p>Обозначение имени:</text:p>
          </table:table-cell>
          <table:table-cell table:style-name="ce812" office:value-type="string" calcext:value-type="string">
            <text:p>Sobrenom:</text:p>
          </table:table-cell>
          <table:table-cell table:style-name="ce819"/>
          <table:table-cell table:style-name="ce828" office:value-type="string" calcext:value-type="string">
            <text:p>Alias:</text:p>
          </table:table-cell>
          <table:table-cell table:style-name="ce839"/>
          <table:table-cell table:style-name="ce849"/>
          <table:table-cell table:style-name="ce857" office:value-type="string" calcext:value-type="string">
            <text:p>الاسم المستعار:</text:p>
          </table:table-cell>
          <table:table-cell table:style-name="ce866" office:value-type="string" calcext:value-type="string">
            <text:p>نام مستعار:</text:p>
          </table:table-cell>
          <table:table-cell table:style-name="ce874" office:value-type="string" calcext:value-type="string">
            <text:p>Обозначение на име:</text:p>
          </table:table-cell>
          <table:table-cell table:style-name="ce315" table:number-columns-repeated="990"/>
          <table:table-cell table:number-columns-repeated="4"/>
        </table:table-row>
        <table:table-row table:style-name="ro36">
          <table:table-cell table:style-name="ce577" office:value-type="string" calcext:value-type="string">
            <text:p>FormCameraAlias_Icon</text:p>
          </table:table-cell>
          <table:table-cell table:style-name="ce371"/>
          <table:table-cell table:style-name="ce60" office:value-type="string" calcext:value-type="string">
            <text:p>Icon:</text:p>
          </table:table-cell>
          <table:table-cell table:style-name="ce602" office:value-type="string" calcext:value-type="string">
            <text:p>Icône :</text:p>
          </table:table-cell>
          <table:table-cell table:style-name="ce613" office:value-type="string" calcext:value-type="string">
            <text:p>Icoon</text:p>
          </table:table-cell>
          <table:table-cell table:style-name="ce621"/>
          <table:table-cell table:style-name="ce632" office:value-type="string" calcext:value-type="string">
            <text:p>Icono:</text:p>
          </table:table-cell>
          <table:table-cell table:style-name="ce645"/>
          <table:table-cell table:style-name="ce657"/>
          <table:table-cell table:style-name="ce667"/>
          <table:table-cell table:style-name="ce685"/>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8"/>
          <table:table-cell table:style-name="ce800" office:value-type="string" calcext:value-type="string">
            <text:p>Значок:</text:p>
          </table:table-cell>
          <table:table-cell table:style-name="ce812" office:value-type="string" calcext:value-type="string">
            <text:p>Icona:</text:p>
          </table:table-cell>
          <table:table-cell table:style-name="ce819"/>
          <table:table-cell table:style-name="ce827" office:value-type="string" calcext:value-type="string">
            <text:p>Икона:</text:p>
          </table:table-cell>
          <table:table-cell table:style-name="ce839"/>
          <table:table-cell table:style-name="ce849"/>
          <table:table-cell table:style-name="ce857" office:value-type="string" calcext:value-type="string">
            <text:p>أيقونة:</text:p>
          </table:table-cell>
          <table:table-cell table:style-name="ce866" office:value-type="string" calcext:value-type="string">
            <text:p>آیکون:</text:p>
          </table:table-cell>
          <table:table-cell table:style-name="ce874" office:value-type="string" calcext:value-type="string">
            <text:p>Икона:</text:p>
          </table:table-cell>
          <table:table-cell table:style-name="ce315" table:number-columns-repeated="990"/>
          <table:table-cell table:number-columns-repeated="4"/>
        </table:table-row>
        <table:table-row table:style-name="ro36">
          <table:table-cell table:style-name="ce577" office:value-type="string" calcext:value-type="string">
            <text:p>FormIconPicker_Title</text:p>
          </table:table-cell>
          <table:table-cell table:style-name="ce371"/>
          <table:table-cell table:style-name="ce60" office:value-type="string" calcext:value-type="string">
            <text:p>Icons</text:p>
          </table:table-cell>
          <table:table-cell table:style-name="ce602" office:value-type="string" calcext:value-type="string">
            <text:p>Icônes</text:p>
          </table:table-cell>
          <table:table-cell table:style-name="ce613" office:value-type="string" calcext:value-type="string">
            <text:p>Iconen</text:p>
          </table:table-cell>
          <table:table-cell table:style-name="ce621"/>
          <table:table-cell table:style-name="ce632" office:value-type="string" calcext:value-type="string">
            <text:p>Icono:</text:p>
          </table:table-cell>
          <table:table-cell table:style-name="ce645"/>
          <table:table-cell table:style-name="ce657"/>
          <table:table-cell table:style-name="ce667"/>
          <table:table-cell table:style-name="ce685"/>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8"/>
          <table:table-cell table:style-name="ce800" office:value-type="string" calcext:value-type="string">
            <text:p>Значки:</text:p>
          </table:table-cell>
          <table:table-cell table:style-name="ce812" office:value-type="string" calcext:value-type="string">
            <text:p>Icones</text:p>
          </table:table-cell>
          <table:table-cell table:style-name="ce819"/>
          <table:table-cell table:style-name="ce827" office:value-type="string" calcext:value-type="string">
            <text:p>Иконе</text:p>
          </table:table-cell>
          <table:table-cell table:style-name="ce839"/>
          <table:table-cell table:style-name="ce849"/>
          <table:table-cell table:style-name="ce857" office:value-type="string" calcext:value-type="string">
            <text:p>الرموز</text:p>
          </table:table-cell>
          <table:table-cell table:style-name="ce866" office:value-type="string" calcext:value-type="string">
            <text:p>آیکون‌ها:</text:p>
          </table:table-cell>
          <table:table-cell table:style-name="ce874" office:value-type="string" calcext:value-type="string">
            <text:p>Икони:</text:p>
          </table:table-cell>
          <table:table-cell table:style-name="ce315" table:number-columns-repeated="990"/>
          <table:table-cell table:number-columns-repeated="4"/>
        </table:table-row>
        <table:table-row table:style-name="ro18">
          <table:table-cell table:style-name="ce49" office:value-type="string" calcext:value-type="string">
            <text:p>FormFileSave_Infos</text:p>
          </table:table-cell>
          <table:table-cell table:style-name="ce371"/>
          <table:table-cell table:style-name="ce60" office:value-type="string" calcext:value-type="string">
            <text:p>Progress :</text:p>
          </table:table-cell>
          <table:table-cell table:style-name="ce602" office:value-type="string" calcext:value-type="string">
            <text:p>Progression :</text:p>
          </table:table-cell>
          <table:table-cell table:style-name="ce613" office:value-type="string" calcext:value-type="string">
            <text:p>Voortgang :</text:p>
          </table:table-cell>
          <table:table-cell table:style-name="ce621" office:value-type="string" calcext:value-type="string">
            <text:p>Fortschritt :</text:p>
          </table:table-cell>
          <table:table-cell table:style-name="ce632" office:value-type="string" calcext:value-type="string">
            <text:p>Progresión :</text:p>
          </table:table-cell>
          <table:table-cell table:style-name="ce645" office:value-type="string" calcext:value-type="string">
            <text:p>Progresso:</text:p>
          </table:table-cell>
          <table:table-cell table:style-name="ce657" office:value-type="string" calcext:value-type="string">
            <text:p>Postęp :</text:p>
          </table:table-cell>
          <table:table-cell table:style-name="ce667" office:value-type="string" calcext:value-type="string">
            <text:p>In esecuzione :</text:p>
          </table:table-cell>
          <table:table-cell table:style-name="ce680" office:value-type="string" calcext:value-type="string">
            <text:p>Progres :</text:p>
          </table:table-cell>
          <table:table-cell table:style-name="ce695" office:value-type="string" calcext:value-type="string">
            <text:p>Edistyminen:</text:p>
          </table:table-cell>
          <table:table-cell table:style-name="ce708" office:value-type="string" calcext:value-type="string">
            <text:p>Framdrift:</text:p>
          </table:table-cell>
          <table:table-cell table:style-name="ce719" office:value-type="string" calcext:value-type="string">
            <text:p>进度:</text:p>
          </table:table-cell>
          <table:table-cell table:style-name="ce728" office:value-type="string" calcext:value-type="string">
            <text:p>İlerleme :</text:p>
          </table:table-cell>
          <table:table-cell table:style-name="ce737" office:value-type="string" calcext:value-type="string">
            <text:p>Πρόοδος :</text:p>
          </table:table-cell>
          <table:table-cell table:style-name="ce749" office:value-type="string" calcext:value-type="string">
            <text:p>Progresas :</text:p>
          </table:table-cell>
          <table:table-cell table:style-name="ce759" office:value-type="string" calcext:value-type="string">
            <text:p>Arbetsskede :</text:p>
          </table:table-cell>
          <table:table-cell table:style-name="ce767" office:value-type="string" calcext:value-type="string">
            <text:p>Arbejder:</text:p>
          </table:table-cell>
          <table:table-cell table:style-name="ce778" office:value-type="string" calcext:value-type="string">
            <text:p>Zpracování:</text:p>
          </table:table-cell>
          <table:table-cell table:style-name="ce787" office:value-type="string" calcext:value-type="string">
            <text:p><text:span text:style-name="T4">진행</text:span><text:span text:style-name="T5">:</text:span></text:p>
          </table:table-cell>
          <table:table-cell table:style-name="ce800" office:value-type="string" calcext:value-type="string">
            <text:p>Прогресс :</text:p>
          </table:table-cell>
          <table:table-cell table:style-name="ce812" office:value-type="string" calcext:value-type="string">
            <text:p>Progrés :</text:p>
          </table:table-cell>
          <table:table-cell table:style-name="ce819" office:value-type="string" calcext:value-type="string">
            <text:p>Napredovanje :</text:p>
          </table:table-cell>
          <table:table-cell table:style-name="ce827" office:value-type="string" calcext:value-type="string">
            <text:p>Напредовање :</text:p>
          </table:table-cell>
          <table:table-cell table:style-name="ce839" office:value-type="string" calcext:value-type="string">
            <text:p><text:span text:style-name="T16">進行中</text:span><text:span text:style-name="T17">…</text:span></text:p>
          </table:table-cell>
          <table:table-cell table:style-name="ce849" office:value-type="string" calcext:value-type="string">
            <text:p>Прогрес:</text:p>
          </table:table-cell>
          <table:table-cell table:style-name="ce857" office:value-type="string" calcext:value-type="string">
            <text:p>تقدم :</text:p>
          </table:table-cell>
          <table:table-cell table:style-name="ce866" office:value-type="string" calcext:value-type="string">
            <text:p>پیشرفت:</text:p>
          </table:table-cell>
          <table:table-cell table:style-name="ce874" office:value-type="string" calcext:value-type="string">
            <text:p>Прогрес :</text:p>
          </table:table-cell>
          <table:table-cell table:style-name="ce315" table:number-columns-repeated="990"/>
          <table:table-cell table:number-columns-repeated="4"/>
        </table:table-row>
        <table:table-row table:style-name="ro11">
          <table:table-cell table:style-name="ce49" office:value-type="string" calcext:value-type="string">
            <text:p>FormFramesExport_Infos</text:p>
          </table:table-cell>
          <table:table-cell table:style-name="ce371"/>
          <table:table-cell table:style-name="ce60" office:value-type="string" calcext:value-type="string">
            <text:p>Exported Images :</text:p>
          </table:table-cell>
          <table:table-cell table:style-name="ce602" office:value-type="string" calcext:value-type="string">
            <text:p>Images Exportées :</text:p>
          </table:table-cell>
          <table:table-cell table:style-name="ce613" office:value-type="string" calcext:value-type="string">
            <text:p>Geëxporteerde afbeeldingen:</text:p>
          </table:table-cell>
          <table:table-cell table:style-name="ce621" office:value-type="string" calcext:value-type="string">
            <text:p>Exportierte Bilder :</text:p>
          </table:table-cell>
          <table:table-cell table:style-name="ce632" office:value-type="string" calcext:value-type="string">
            <text:p>Imagenes Exportadas :</text:p>
          </table:table-cell>
          <table:table-cell table:style-name="ce645" office:value-type="string" calcext:value-type="string">
            <text:p>Imagens exportadas:</text:p>
          </table:table-cell>
          <table:table-cell table:style-name="ce659" office:value-type="string" calcext:value-type="string">
            <text:p>Wyskeportowane obrazy :</text:p>
          </table:table-cell>
          <table:table-cell table:style-name="ce667" office:value-type="string" calcext:value-type="string">
            <text:p>Immagini esportate :</text:p>
          </table:table-cell>
          <table:table-cell table:style-name="ce680" office:value-type="string" calcext:value-type="string">
            <text:p>Imagini exportate :</text:p>
          </table:table-cell>
          <table:table-cell table:style-name="ce695" office:value-type="string" calcext:value-type="string">
            <text:p>Kirkkaus:</text:p>
          </table:table-cell>
          <table:table-cell table:style-name="ce708" office:value-type="string" calcext:value-type="string">
            <text:p>Eksporterte bilder:</text:p>
          </table:table-cell>
          <table:table-cell table:style-name="ce719"/>
          <table:table-cell table:style-name="ce729" office:value-type="string" calcext:value-type="string">
            <text:p>Export edilen İmajlar :</text:p>
          </table:table-cell>
          <table:table-cell table:style-name="ce737" office:value-type="string" calcext:value-type="string">
            <text:p>Εξαγόμενες εικόνες :</text:p>
          </table:table-cell>
          <table:table-cell table:style-name="ce749" office:value-type="string" calcext:value-type="string">
            <text:p>Eksportuoti vaizdai :</text:p>
          </table:table-cell>
          <table:table-cell table:style-name="ce759" office:value-type="string" calcext:value-type="string">
            <text:p>Exporterade Bilder :</text:p>
          </table:table-cell>
          <table:table-cell table:style-name="ce767" office:value-type="string" calcext:value-type="string">
            <text:p>Eksporterede billeder:</text:p>
          </table:table-cell>
          <table:table-cell table:style-name="ce778" office:value-type="string" calcext:value-type="string">
            <text:p>Exportované obrazy:</text:p>
          </table:table-cell>
          <table:table-cell table:style-name="ce787" office:value-type="string" calcext:value-type="string">
            <text:p><text:span text:style-name="T4">반출된</text:span><text:span text:style-name="T5"> </text:span><text:span text:style-name="T6">이미지</text:span><text:span text:style-name="T5">:</text:span></text:p>
          </table:table-cell>
          <table:table-cell table:style-name="ce800" office:value-type="string" calcext:value-type="string">
            <text:p>Экспортированные изображения :</text:p>
          </table:table-cell>
          <table:table-cell table:style-name="ce812" office:value-type="string" calcext:value-type="string">
            <text:p>Imatges exportades :</text:p>
          </table:table-cell>
          <table:table-cell table:style-name="ce819" office:value-type="string" calcext:value-type="string">
            <text:p>Izvezene slike:</text:p>
          </table:table-cell>
          <table:table-cell table:style-name="ce827" office:value-type="string" calcext:value-type="string">
            <text:p>Извезене слике:</text:p>
          </table:table-cell>
          <table:table-cell table:style-name="ce839" office:value-type="string" calcext:value-type="string">
            <text:p><text:span text:style-name="T16">イメージエクスポート</text:span><text:span text:style-name="T17">:</text:span></text:p>
          </table:table-cell>
          <table:table-cell table:style-name="ce849" office:value-type="string" calcext:value-type="string">
            <text:p>Експортирани слики:</text:p>
          </table:table-cell>
          <table:table-cell table:style-name="ce857" office:value-type="string" calcext:value-type="string">
            <text:p>الصور المصدرة :</text:p>
          </table:table-cell>
          <table:table-cell table:style-name="ce866" office:value-type="string" calcext:value-type="string">
            <text:p>تصاویر استخراج شده:</text:p>
          </table:table-cell>
          <table:table-cell table:style-name="ce874" office:value-type="string" calcext:value-type="string">
            <text:p>Експортирани изображения :</text:p>
          </table:table-cell>
          <table:table-cell table:style-name="ce315" table:number-columns-repeated="990"/>
          <table:table-cell table:number-columns-repeated="4"/>
        </table:table-row>
        <table:table-row table:style-name="ro18">
          <table:table-cell table:style-name="ce49" office:value-type="string" calcext:value-type="string">
            <text:p>FormFramesExport_Title</text:p>
          </table:table-cell>
          <table:table-cell table:style-name="ce371"/>
          <table:table-cell table:style-name="ce60" office:value-type="string" calcext:value-type="string">
            <text:p>Exporting Images...</text:p>
          </table:table-cell>
          <table:table-cell table:style-name="ce602" office:value-type="string" calcext:value-type="string">
            <text:p>Export des Images...</text:p>
          </table:table-cell>
          <table:table-cell table:style-name="ce613" office:value-type="string" calcext:value-type="string">
            <text:p>Exporteren van de afbeeldingen…</text:p>
          </table:table-cell>
          <table:table-cell table:style-name="ce621" office:value-type="string" calcext:value-type="string">
            <text:p>Exprotiere Bilder...</text:p>
          </table:table-cell>
          <table:table-cell table:style-name="ce632" office:value-type="string" calcext:value-type="string">
            <text:p>Exportar Imagenes...</text:p>
          </table:table-cell>
          <table:table-cell table:style-name="ce645" office:value-type="string" calcext:value-type="string">
            <text:p>Exportanto imagens...</text:p>
          </table:table-cell>
          <table:table-cell table:style-name="ce659" office:value-type="string" calcext:value-type="string">
            <text:p>Eksportowanie obrazów...</text:p>
          </table:table-cell>
          <table:table-cell table:style-name="ce667" office:value-type="string" calcext:value-type="string">
            <text:p>Esportazione Immagini...</text:p>
          </table:table-cell>
          <table:table-cell table:style-name="ce680" office:value-type="string" calcext:value-type="string">
            <text:p>Export imagini...</text:p>
          </table:table-cell>
          <table:table-cell table:style-name="ce695" office:value-type="string" calcext:value-type="string">
            <text:p>Värisyvyys:</text:p>
          </table:table-cell>
          <table:table-cell table:style-name="ce708" office:value-type="string" calcext:value-type="string">
            <text:p>Eksporterer bilder...</text:p>
          </table:table-cell>
          <table:table-cell table:style-name="ce719" office:value-type="string" calcext:value-type="string">
            <text:p>正在导出的图像...</text:p>
          </table:table-cell>
          <table:table-cell table:style-name="ce729" office:value-type="string" calcext:value-type="string">
            <text:p>İmajları export ediyor...</text:p>
          </table:table-cell>
          <table:table-cell table:style-name="ce737" office:value-type="string" calcext:value-type="string">
            <text:p>Εικόνες Εξάγονται…</text:p>
          </table:table-cell>
          <table:table-cell table:style-name="ce749" office:value-type="string" calcext:value-type="string">
            <text:p>Eksportuoju vaizdus...</text:p>
          </table:table-cell>
          <table:table-cell table:style-name="ce759" office:value-type="string" calcext:value-type="string">
            <text:p>Exporterar Bilder :</text:p>
          </table:table-cell>
          <table:table-cell table:style-name="ce767" office:value-type="string" calcext:value-type="string">
            <text:p>Eksporterer billeder…</text:p>
          </table:table-cell>
          <table:table-cell table:style-name="ce778" office:value-type="string" calcext:value-type="string">
            <text:p>Exportování obrazů…</text:p>
          </table:table-cell>
          <table:table-cell table:style-name="ce787" office:value-type="string" calcext:value-type="string">
            <text:p><text:span text:style-name="T4">이미지</text:span><text:span text:style-name="T5"> </text:span><text:span text:style-name="T6">반출</text:span><text:span text:style-name="T5">(export)…</text:span></text:p>
          </table:table-cell>
          <table:table-cell table:style-name="ce800" office:value-type="string" calcext:value-type="string">
            <text:p>Экспорт изображений:</text:p>
          </table:table-cell>
          <table:table-cell table:style-name="ce812" office:value-type="string" calcext:value-type="string">
            <text:p>Exportant les imatges...</text:p>
          </table:table-cell>
          <table:table-cell table:style-name="ce819" office:value-type="string" calcext:value-type="string">
            <text:p>Izvoz slika ...</text:p>
          </table:table-cell>
          <table:table-cell table:style-name="ce827" office:value-type="string" calcext:value-type="string">
            <text:p>Извоз слика ...</text:p>
          </table:table-cell>
          <table:table-cell table:style-name="ce839" office:value-type="string" calcext:value-type="string">
            <text:p><text:span text:style-name="T16">イメージエクスポート中</text:span><text:span text:style-name="T17">:</text:span></text:p>
          </table:table-cell>
          <table:table-cell table:style-name="ce849" office:value-type="string" calcext:value-type="string">
            <text:p>Експортирање слики...</text:p>
          </table:table-cell>
          <table:table-cell table:style-name="ce857" office:value-type="string" calcext:value-type="string">
            <text:p>تصدير الصور...</text:p>
          </table:table-cell>
          <table:table-cell table:style-name="ce866" office:value-type="string" calcext:value-type="string">
            <text:p>در حال استخراج تصاویر ...</text:p>
          </table:table-cell>
          <table:table-cell table:style-name="ce874" office:value-type="string" calcext:value-type="string">
            <text:p>Експорт на изображение:</text:p>
          </table:table-cell>
          <table:table-cell table:style-name="ce315" table:number-columns-repeated="990"/>
          <table:table-cell table:number-columns-repeated="4"/>
        </table:table-row>
        <table:table-row table:style-name="ro18">
          <table:table-cell table:style-name="ce49" office:value-type="string" calcext:value-type="string">
            <text:p>FormProgressBar_Title</text:p>
          </table:table-cell>
          <table:table-cell table:style-name="ce371"/>
          <table:table-cell table:style-name="ce60" office:value-type="string" calcext:value-type="string">
            <text:p>Progress</text:p>
          </table:table-cell>
          <table:table-cell table:style-name="ce602" office:value-type="string" calcext:value-type="string">
            <text:p>Progression</text:p>
          </table:table-cell>
          <table:table-cell table:style-name="ce613" office:value-type="string" calcext:value-type="string">
            <text:p>Voortgang</text:p>
          </table:table-cell>
          <table:table-cell table:style-name="ce621" office:value-type="string" calcext:value-type="string">
            <text:p>Fortschritt</text:p>
          </table:table-cell>
          <table:table-cell table:style-name="ce632" office:value-type="string" calcext:value-type="string">
            <text:p>Progresiòn</text:p>
          </table:table-cell>
          <table:table-cell table:style-name="ce645" office:value-type="string" calcext:value-type="string">
            <text:p>Progresso</text:p>
          </table:table-cell>
          <table:table-cell table:style-name="ce657" office:value-type="string" calcext:value-type="string">
            <text:p>Postęp</text:p>
          </table:table-cell>
          <table:table-cell table:style-name="ce667" office:value-type="string" calcext:value-type="string">
            <text:p>In esecuzione</text:p>
          </table:table-cell>
          <table:table-cell table:style-name="ce680" office:value-type="string" calcext:value-type="string">
            <text:p>Progres</text:p>
          </table:table-cell>
          <table:table-cell table:style-name="ce695" office:value-type="string" calcext:value-type="string">
            <text:p>Tarkenna</text:p>
          </table:table-cell>
          <table:table-cell table:style-name="ce708" office:value-type="string" calcext:value-type="string">
            <text:p>Framdrift:</text:p>
          </table:table-cell>
          <table:table-cell table:style-name="ce719" office:value-type="string" calcext:value-type="string">
            <text:p>进度</text:p>
          </table:table-cell>
          <table:table-cell table:style-name="ce728" office:value-type="string" calcext:value-type="string">
            <text:p>İlerleme</text:p>
          </table:table-cell>
          <table:table-cell table:style-name="ce737" office:value-type="string" calcext:value-type="string">
            <text:p>Πρόοδος</text:p>
          </table:table-cell>
          <table:table-cell table:style-name="ce749" office:value-type="string" calcext:value-type="string">
            <text:p>Progresas</text:p>
          </table:table-cell>
          <table:table-cell table:style-name="ce759" office:value-type="string" calcext:value-type="string">
            <text:p>Arbetsskede</text:p>
          </table:table-cell>
          <table:table-cell table:style-name="ce769" office:value-type="string" calcext:value-type="string">
            <text:p>Arbejder</text:p>
          </table:table-cell>
          <table:table-cell table:style-name="ce778" office:value-type="string" calcext:value-type="string">
            <text:p>Zpracování:</text:p>
          </table:table-cell>
          <table:table-cell table:style-name="ce787" office:value-type="string" calcext:value-type="string">
            <text:p><text:span text:style-name="T4">진행</text:span><text:span text:style-name="T5">:</text:span></text:p>
          </table:table-cell>
          <table:table-cell table:style-name="ce800" office:value-type="string" calcext:value-type="string">
            <text:p>Прогресс</text:p>
          </table:table-cell>
          <table:table-cell table:style-name="ce812" office:value-type="string" calcext:value-type="string">
            <text:p>Progrés :</text:p>
          </table:table-cell>
          <table:table-cell table:style-name="ce819" office:value-type="string" calcext:value-type="string">
            <text:p>Napredovanje</text:p>
          </table:table-cell>
          <table:table-cell table:style-name="ce827" office:value-type="string" calcext:value-type="string">
            <text:p>Напредовање</text:p>
          </table:table-cell>
          <table:table-cell table:style-name="ce837" office:value-type="string" calcext:value-type="string">
            <text:p>進行中</text:p>
          </table:table-cell>
          <table:table-cell table:style-name="ce849" office:value-type="string" calcext:value-type="string">
            <text:p>Прогрес:</text:p>
          </table:table-cell>
          <table:table-cell table:style-name="ce857" office:value-type="string" calcext:value-type="string">
            <text:p>تقدم</text:p>
          </table:table-cell>
          <table:table-cell table:style-name="ce866" office:value-type="string" calcext:value-type="string">
            <text:p>پیشرفت</text:p>
          </table:table-cell>
          <table:table-cell table:style-name="ce874" office:value-type="string" calcext:value-type="string">
            <text:p>Прогрес</text:p>
          </table:table-cell>
          <table:table-cell table:style-name="ce315" table:number-columns-repeated="990"/>
          <table:table-cell table:number-columns-repeated="4"/>
        </table:table-row>
        <table:table-row table:style-name="ro18">
          <table:table-cell table:style-name="ce49" office:value-type="string" calcext:value-type="string">
            <text:p>Generic_Appearance</text:p>
          </table:table-cell>
          <table:table-cell table:style-name="ce371"/>
          <table:table-cell table:style-name="ce60" office:value-type="string" calcext:value-type="string">
            <text:p>Appearance</text:p>
          </table:table-cell>
          <table:table-cell table:style-name="ce602" office:value-type="string" calcext:value-type="string">
            <text:p>Apparence</text:p>
          </table:table-cell>
          <table:table-cell table:style-name="ce613" office:value-type="string" calcext:value-type="string">
            <text:p>Verschijning</text:p>
          </table:table-cell>
          <table:table-cell table:style-name="ce621" office:value-type="string" calcext:value-type="string">
            <text:p>Darstellung</text:p>
          </table:table-cell>
          <table:table-cell table:style-name="ce632" office:value-type="string" calcext:value-type="string">
            <text:p>Apariencia</text:p>
          </table:table-cell>
          <table:table-cell table:style-name="ce645" office:value-type="string" calcext:value-type="string">
            <text:p>Aparência</text:p>
          </table:table-cell>
          <table:table-cell table:style-name="ce657"/>
          <table:table-cell table:style-name="ce667" office:value-type="string" calcext:value-type="string">
            <text:p>Aspetto</text:p>
          </table:table-cell>
          <table:table-cell table:style-name="ce680" office:value-type="string" calcext:value-type="string">
            <text:p>Aspect</text:p>
          </table:table-cell>
          <table:table-cell table:style-name="ce695" office:value-type="string" calcext:value-type="string">
            <text:p>Ulkoasu</text:p>
          </table:table-cell>
          <table:table-cell table:style-name="ce708" office:value-type="string" calcext:value-type="string">
            <text:p>Utseende</text:p>
          </table:table-cell>
          <table:table-cell table:style-name="ce719" office:value-type="string" calcext:value-type="string">
            <text:p>外观</text:p>
          </table:table-cell>
          <table:table-cell table:style-name="ce728" office:value-type="string" calcext:value-type="string">
            <text:p>Görünüm</text:p>
          </table:table-cell>
          <table:table-cell table:style-name="ce737" office:value-type="string" calcext:value-type="string">
            <text:p>Εμφάνιση</text:p>
          </table:table-cell>
          <table:table-cell table:style-name="ce749" office:value-type="string" calcext:value-type="string">
            <text:p>Išvaizda</text:p>
          </table:table-cell>
          <table:table-cell table:style-name="ce759" office:value-type="string" calcext:value-type="string">
            <text:p>Utseende</text:p>
          </table:table-cell>
          <table:table-cell table:style-name="ce767" office:value-type="string" calcext:value-type="string">
            <text:p>Fremtoning</text:p>
          </table:table-cell>
          <table:table-cell table:style-name="ce778" office:value-type="string" calcext:value-type="string">
            <text:p>Vzhled</text:p>
          </table:table-cell>
          <table:table-cell table:style-name="ce789" office:value-type="string" calcext:value-type="string">
            <text:p>모양새</text:p>
          </table:table-cell>
          <table:table-cell table:style-name="ce800" office:value-type="string" calcext:value-type="string">
            <text:p>Видимость</text:p>
          </table:table-cell>
          <table:table-cell table:style-name="ce812" office:value-type="string" calcext:value-type="string">
            <text:p>Aparença</text:p>
          </table:table-cell>
          <table:table-cell table:style-name="ce819" office:value-type="string" calcext:value-type="string">
            <text:p>Izgled</text:p>
          </table:table-cell>
          <table:table-cell table:style-name="ce827" office:value-type="string" calcext:value-type="string">
            <text:p>Изглед</text:p>
          </table:table-cell>
          <table:table-cell table:style-name="ce837" office:value-type="string" calcext:value-type="string">
            <text:p>外観</text:p>
          </table:table-cell>
          <table:table-cell table:style-name="ce849" office:value-type="string" calcext:value-type="string">
            <text:p>Изглед</text:p>
          </table:table-cell>
          <table:table-cell table:style-name="ce857" office:value-type="string" calcext:value-type="string">
            <text:p>الظهور</text:p>
          </table:table-cell>
          <table:table-cell table:style-name="ce866" office:value-type="string" calcext:value-type="string">
            <text:p>ظاهر</text:p>
          </table:table-cell>
          <table:table-cell table:style-name="ce874" office:value-type="string" calcext:value-type="string">
            <text:p>Видимост</text:p>
          </table:table-cell>
          <table:table-cell table:style-name="ce315" table:number-columns-repeated="990"/>
          <table:table-cell table:number-columns-repeated="4"/>
        </table:table-row>
        <table:table-row table:style-name="ro18">
          <table:table-cell table:style-name="ce49" office:value-type="string" calcext:value-type="string">
            <text:p>Generic_Apply</text:p>
          </table:table-cell>
          <table:table-cell table:style-name="ce371"/>
          <table:table-cell table:style-name="ce60" office:value-type="string" calcext:value-type="string">
            <text:p>Apply</text:p>
          </table:table-cell>
          <table:table-cell table:style-name="ce602" office:value-type="string" calcext:value-type="string">
            <text:p>Appliquer</text:p>
          </table:table-cell>
          <table:table-cell table:style-name="ce613" office:value-type="string" calcext:value-type="string">
            <text:p>Toepassen</text:p>
          </table:table-cell>
          <table:table-cell table:style-name="ce620" office:value-type="string" calcext:value-type="string">
            <text:p>Anwenden</text:p>
          </table:table-cell>
          <table:table-cell table:style-name="ce632" office:value-type="string" calcext:value-type="string">
            <text:p>Aplicar</text:p>
          </table:table-cell>
          <table:table-cell table:style-name="ce645" office:value-type="string" calcext:value-type="string">
            <text:p>Aplicar</text:p>
          </table:table-cell>
          <table:table-cell table:style-name="ce657" office:value-type="string" calcext:value-type="string">
            <text:p>Zastosuj</text:p>
          </table:table-cell>
          <table:table-cell table:style-name="ce667" office:value-type="string" calcext:value-type="string">
            <text:p>Applica</text:p>
          </table:table-cell>
          <table:table-cell table:style-name="ce680" office:value-type="string" calcext:value-type="string">
            <text:p>Aplică</text:p>
          </table:table-cell>
          <table:table-cell table:style-name="ce695" office:value-type="string" calcext:value-type="string">
            <text:p>Sovella</text:p>
          </table:table-cell>
          <table:table-cell table:style-name="ce708" office:value-type="string" calcext:value-type="string">
            <text:p>Bruk</text:p>
          </table:table-cell>
          <table:table-cell table:style-name="ce719" office:value-type="string" calcext:value-type="string">
            <text:p>提交</text:p>
          </table:table-cell>
          <table:table-cell table:style-name="ce728" office:value-type="string" calcext:value-type="string">
            <text:p>Uygula</text:p>
          </table:table-cell>
          <table:table-cell table:style-name="ce737" office:value-type="string" calcext:value-type="string">
            <text:p>Εφαρμογή</text:p>
          </table:table-cell>
          <table:table-cell table:style-name="ce749" office:value-type="string" calcext:value-type="string">
            <text:p>Vykdyti</text:p>
          </table:table-cell>
          <table:table-cell table:style-name="ce759" office:value-type="string" calcext:value-type="string">
            <text:p>Använd</text:p>
          </table:table-cell>
          <table:table-cell table:style-name="ce767" office:value-type="string" calcext:value-type="string">
            <text:p>Anvend</text:p>
          </table:table-cell>
          <table:table-cell table:style-name="ce778" office:value-type="string" calcext:value-type="string">
            <text:p>Použít</text:p>
          </table:table-cell>
          <table:table-cell table:style-name="ce789" office:value-type="string" calcext:value-type="string">
            <text:p>적용</text:p>
          </table:table-cell>
          <table:table-cell table:style-name="ce800" office:value-type="string" calcext:value-type="string">
            <text:p>Применить</text:p>
          </table:table-cell>
          <table:table-cell table:style-name="ce812" office:value-type="string" calcext:value-type="string">
            <text:p>Aplicar</text:p>
          </table:table-cell>
          <table:table-cell table:style-name="ce819" office:value-type="string" calcext:value-type="string">
            <text:p>Primeni</text:p>
          </table:table-cell>
          <table:table-cell table:style-name="ce827" office:value-type="string" calcext:value-type="string">
            <text:p>Примени</text:p>
          </table:table-cell>
          <table:table-cell table:style-name="ce837" office:value-type="string" calcext:value-type="string">
            <text:p>適用</text:p>
          </table:table-cell>
          <table:table-cell table:style-name="ce849" office:value-type="string" calcext:value-type="string">
            <text:p>Примени</text:p>
          </table:table-cell>
          <table:table-cell table:style-name="ce857" office:value-type="string" calcext:value-type="string">
            <text:p>تطبيق</text:p>
          </table:table-cell>
          <table:table-cell table:style-name="ce866" office:value-type="string" calcext:value-type="string">
            <text:p>تایید</text:p>
          </table:table-cell>
          <table:table-cell table:style-name="ce874" office:value-type="string" calcext:value-type="string">
            <text:p>Приложи</text:p>
          </table:table-cell>
          <table:table-cell table:style-name="ce315" table:number-columns-repeated="990"/>
          <table:table-cell table:number-columns-repeated="4"/>
        </table:table-row>
        <table:table-row table:style-name="ro18">
          <table:table-cell table:style-name="ce49" office:value-type="string" calcext:value-type="string">
            <text:p>Generic_ArrowPicker</text:p>
          </table:table-cell>
          <table:table-cell table:style-name="ce371"/>
          <table:table-cell table:style-name="ce60" office:value-type="string" calcext:value-type="string">
            <text:p>Arrows:</text:p>
          </table:table-cell>
          <table:table-cell table:style-name="ce602" office:value-type="string" calcext:value-type="string">
            <text:p>Flèches :</text:p>
          </table:table-cell>
          <table:table-cell table:style-name="ce613" office:value-type="string" calcext:value-type="string">
            <text:p>Pijlen:</text:p>
          </table:table-cell>
          <table:table-cell table:style-name="ce620"/>
          <table:table-cell table:style-name="ce632" office:value-type="string" calcext:value-type="string">
            <text:p>Flecha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office:value-type="string" calcext:value-type="string">
            <text:p>Pile:</text:p>
          </table:table-cell>
          <table:table-cell table:style-name="ce778" office:value-type="string" calcext:value-type="string">
            <text:p>Šipky:</text:p>
          </table:table-cell>
          <table:table-cell table:style-name="ce787" office:value-type="string" calcext:value-type="string">
            <text:p><text:span text:style-name="T4">화살표</text:span><text:span text:style-name="T5">:</text:span></text:p>
          </table:table-cell>
          <table:table-cell table:style-name="ce800" office:value-type="string" calcext:value-type="string">
            <text:p>Стрелки:</text:p>
          </table:table-cell>
          <table:table-cell table:style-name="ce812" office:value-type="string" calcext:value-type="string">
            <text:p>Fletxes :</text:p>
          </table:table-cell>
          <table:table-cell table:style-name="ce819" office:value-type="string" calcext:value-type="string">
            <text:p>Strelice:</text:p>
          </table:table-cell>
          <table:table-cell table:style-name="ce827" office:value-type="string" calcext:value-type="string">
            <text:p>Стрелице:</text:p>
          </table:table-cell>
          <table:table-cell table:style-name="ce837" office:value-type="string" calcext:value-type="string">
            <text:p>矢印:</text:p>
          </table:table-cell>
          <table:table-cell table:style-name="ce849" office:value-type="string" calcext:value-type="string">
            <text:p>Стрелки:</text:p>
          </table:table-cell>
          <table:table-cell table:style-name="ce857" office:value-type="string" calcext:value-type="string">
            <text:p>اسهم:</text:p>
          </table:table-cell>
          <table:table-cell table:style-name="ce866" office:value-type="string" calcext:value-type="string">
            <text:p>پیکان‌ها:</text:p>
          </table:table-cell>
          <table:table-cell table:style-name="ce874" office:value-type="string" calcext:value-type="string">
            <text:p>Стрелки:</text:p>
          </table:table-cell>
          <table:table-cell table:style-name="ce315" table:number-columns-repeated="990"/>
          <table:table-cell table:number-columns-repeated="4"/>
        </table:table-row>
        <table:table-row table:style-name="ro10">
          <table:table-cell table:style-name="ce49" office:value-type="string" calcext:value-type="string">
            <text:p>Generic_Curved</text:p>
          </table:table-cell>
          <table:table-cell table:style-name="ce371"/>
          <table:table-cell table:style-name="ce60" office:value-type="string" calcext:value-type="string">
            <text:p>Curve:</text:p>
          </table:table-cell>
          <table:table-cell table:style-name="ce602" office:value-type="string" calcext:value-type="string">
            <text:p>Courbe :</text:p>
          </table:table-cell>
          <table:table-cell table:style-name="ce613" office:value-type="string" calcext:value-type="string">
            <text:p>Curve:</text:p>
          </table:table-cell>
          <table:table-cell table:style-name="ce620"/>
          <table:table-cell table:style-name="ce632" office:value-type="string" calcext:value-type="string">
            <text:p>Curv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ривая:</text:p>
          </table:table-cell>
          <table:table-cell table:style-name="ce812" office:value-type="string" calcext:value-type="string">
            <text:p>Corba:</text:p>
          </table:table-cell>
          <table:table-cell table:style-name="ce819"/>
          <table:table-cell table:style-name="ce827" office:value-type="string" calcext:value-type="string">
            <text:p>Крива:</text:p>
          </table:table-cell>
          <table:table-cell table:style-name="ce837"/>
          <table:table-cell table:style-name="ce849"/>
          <table:table-cell table:style-name="ce857" office:value-type="string" calcext:value-type="string">
            <text:p>منحنى:</text:p>
          </table:table-cell>
          <table:table-cell table:style-name="ce866" office:value-type="string" calcext:value-type="string">
            <text:p>منحنی:</text:p>
          </table:table-cell>
          <table:table-cell table:style-name="ce874" office:value-type="string" calcext:value-type="string">
            <text:p>Крива:</text:p>
          </table:table-cell>
          <table:table-cell table:style-name="ce315" table:number-columns-repeated="990"/>
          <table:table-cell table:number-columns-repeated="4"/>
        </table:table-row>
        <table:table-row table:style-name="ro10">
          <table:table-cell table:style-name="ce49" office:value-type="string" calcext:value-type="string">
            <text:p>Generic_Perspective</text:p>
          </table:table-cell>
          <table:table-cell table:style-name="ce371"/>
          <table:table-cell table:style-name="ce60" office:value-type="string" calcext:value-type="string">
            <text:p>Perspective:</text:p>
          </table:table-cell>
          <table:table-cell table:style-name="ce602" office:value-type="string" calcext:value-type="string">
            <text:p>Perspective :</text:p>
          </table:table-cell>
          <table:table-cell table:style-name="ce613" office:value-type="string" calcext:value-type="string">
            <text:p>Perspectief:</text:p>
          </table:table-cell>
          <table:table-cell table:style-name="ce620"/>
          <table:table-cell table:style-name="ce632" office:value-type="string" calcext:value-type="string">
            <text:p>Perspectiv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Perspectiva:</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چشم انداز:</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Generic_Clock</text:p>
          </table:table-cell>
          <table:table-cell table:style-name="ce371"/>
          <table:table-cell table:style-name="ce60" office:value-type="string" calcext:value-type="string">
            <text:p>Clock:</text:p>
          </table:table-cell>
          <table:table-cell table:style-name="ce602" office:value-type="string" calcext:value-type="string">
            <text:p>Horloge :</text:p>
          </table:table-cell>
          <table:table-cell table:style-name="ce613" office:value-type="string" calcext:value-type="string">
            <text:p>Klok:</text:p>
          </table:table-cell>
          <table:table-cell table:style-name="ce620"/>
          <table:table-cell table:style-name="ce632" office:value-type="string" calcext:value-type="string">
            <text:p>Reloj:</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Rellotge:</text:p>
          </table:table-cell>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8">
          <table:table-cell table:style-name="ce49" office:value-type="string" calcext:value-type="string">
            <text:p>Generic_Cancel</text:p>
          </table:table-cell>
          <table:table-cell table:style-name="ce371"/>
          <table:table-cell table:style-name="ce60" office:value-type="string" calcext:value-type="string">
            <text:p>Cancel</text:p>
          </table:table-cell>
          <table:table-cell table:style-name="ce602" office:value-type="string" calcext:value-type="string">
            <text:p>Annuler</text:p>
          </table:table-cell>
          <table:table-cell table:style-name="ce613" office:value-type="string" calcext:value-type="string">
            <text:p>Annuleer</text:p>
          </table:table-cell>
          <table:table-cell table:style-name="ce621" office:value-type="string" calcext:value-type="string">
            <text:p>Abbrechen</text:p>
          </table:table-cell>
          <table:table-cell table:style-name="ce632" office:value-type="string" calcext:value-type="string">
            <text:p>Anular</text:p>
          </table:table-cell>
          <table:table-cell table:style-name="ce645" office:value-type="string" calcext:value-type="string">
            <text:p>Cancelar</text:p>
          </table:table-cell>
          <table:table-cell table:style-name="ce657" office:value-type="string" calcext:value-type="string">
            <text:p>Anuluj</text:p>
          </table:table-cell>
          <table:table-cell table:style-name="ce667" office:value-type="string" calcext:value-type="string">
            <text:p>Annulla</text:p>
          </table:table-cell>
          <table:table-cell table:style-name="ce680" office:value-type="string" calcext:value-type="string">
            <text:p>Renunţă</text:p>
          </table:table-cell>
          <table:table-cell table:style-name="ce695" office:value-type="string" calcext:value-type="string">
            <text:p>Peruuta</text:p>
          </table:table-cell>
          <table:table-cell table:style-name="ce708" office:value-type="string" calcext:value-type="string">
            <text:p>Avbryt</text:p>
          </table:table-cell>
          <table:table-cell table:style-name="ce719" office:value-type="string" calcext:value-type="string">
            <text:p>取消</text:p>
          </table:table-cell>
          <table:table-cell table:style-name="ce728" office:value-type="string" calcext:value-type="string">
            <text:p>İptal Et</text:p>
          </table:table-cell>
          <table:table-cell table:style-name="ce737" office:value-type="string" calcext:value-type="string">
            <text:p>Ακύρωση</text:p>
          </table:table-cell>
          <table:table-cell table:style-name="ce749" office:value-type="string" calcext:value-type="string">
            <text:p>Nutraukti</text:p>
          </table:table-cell>
          <table:table-cell table:style-name="ce759" office:value-type="string" calcext:value-type="string">
            <text:p>Ångra</text:p>
          </table:table-cell>
          <table:table-cell table:style-name="ce767" office:value-type="string" calcext:value-type="string">
            <text:p>Annuller</text:p>
          </table:table-cell>
          <table:table-cell table:style-name="ce778" office:value-type="string" calcext:value-type="string">
            <text:p>Zrušit</text:p>
          </table:table-cell>
          <table:table-cell table:style-name="ce789" office:value-type="string" calcext:value-type="string">
            <text:p>취소</text:p>
          </table:table-cell>
          <table:table-cell table:style-name="ce800" office:value-type="string" calcext:value-type="string">
            <text:p>Отмена</text:p>
          </table:table-cell>
          <table:table-cell table:style-name="ce812" office:value-type="string" calcext:value-type="string">
            <text:p>Anular</text:p>
          </table:table-cell>
          <table:table-cell table:style-name="ce819" office:value-type="string" calcext:value-type="string">
            <text:p>Otkaži</text:p>
          </table:table-cell>
          <table:table-cell table:style-name="ce827" office:value-type="string" calcext:value-type="string">
            <text:p>Откажи</text:p>
          </table:table-cell>
          <table:table-cell table:style-name="ce837" office:value-type="string" calcext:value-type="string">
            <text:p>キャンセル</text:p>
          </table:table-cell>
          <table:table-cell table:style-name="ce849" office:value-type="string" calcext:value-type="string">
            <text:p>Откажи</text:p>
          </table:table-cell>
          <table:table-cell table:style-name="ce857" office:value-type="string" calcext:value-type="string">
            <text:p>إلغاء</text:p>
          </table:table-cell>
          <table:table-cell table:style-name="ce866" office:value-type="string" calcext:value-type="string">
            <text:p>لغو</text:p>
          </table:table-cell>
          <table:table-cell table:style-name="ce874" office:value-type="string" calcext:value-type="string">
            <text:p>Отмяна</text:p>
          </table:table-cell>
          <table:table-cell table:style-name="ce315" table:number-columns-repeated="990"/>
          <table:table-cell table:number-columns-repeated="4"/>
        </table:table-row>
        <table:table-row table:style-name="ro18">
          <table:table-cell table:style-name="ce49" office:value-type="string" calcext:value-type="string">
            <text:p>Generic_Close</text:p>
          </table:table-cell>
          <table:table-cell table:style-name="ce371"/>
          <table:table-cell table:style-name="ce60" office:value-type="string" calcext:value-type="string">
            <text:p>Close</text:p>
          </table:table-cell>
          <table:table-cell table:style-name="ce602" office:value-type="string" calcext:value-type="string">
            <text:p>Fermer</text:p>
          </table:table-cell>
          <table:table-cell table:style-name="ce613" office:value-type="string" calcext:value-type="string">
            <text:p>Sluiten</text:p>
          </table:table-cell>
          <table:table-cell table:style-name="ce621" office:value-type="string" calcext:value-type="string">
            <text:p>Schließen</text:p>
          </table:table-cell>
          <table:table-cell table:style-name="ce632" office:value-type="string" calcext:value-type="string">
            <text:p>Cerrar</text:p>
          </table:table-cell>
          <table:table-cell table:style-name="ce645" office:value-type="string" calcext:value-type="string">
            <text:p>Fechar</text:p>
          </table:table-cell>
          <table:table-cell table:style-name="ce657" office:value-type="string" calcext:value-type="string">
            <text:p>Zamknij</text:p>
          </table:table-cell>
          <table:table-cell table:style-name="ce667" office:value-type="string" calcext:value-type="string">
            <text:p>Chiudi</text:p>
          </table:table-cell>
          <table:table-cell table:style-name="ce680" office:value-type="string" calcext:value-type="string">
            <text:p>Închide</text:p>
          </table:table-cell>
          <table:table-cell table:style-name="ce695" office:value-type="string" calcext:value-type="string">
            <text:p>Sulje</text:p>
          </table:table-cell>
          <table:table-cell table:style-name="ce708" office:value-type="string" calcext:value-type="string">
            <text:p>Lukk vindu</text:p>
          </table:table-cell>
          <table:table-cell table:style-name="ce719" office:value-type="string" calcext:value-type="string">
            <text:p>关闭</text:p>
          </table:table-cell>
          <table:table-cell table:style-name="ce728" office:value-type="string" calcext:value-type="string">
            <text:p>Kapat</text:p>
          </table:table-cell>
          <table:table-cell table:style-name="ce737" office:value-type="string" calcext:value-type="string">
            <text:p>Κλείσιμο</text:p>
          </table:table-cell>
          <table:table-cell table:style-name="ce749" office:value-type="string" calcext:value-type="string">
            <text:p>Uždaryti</text:p>
          </table:table-cell>
          <table:table-cell table:style-name="ce759" office:value-type="string" calcext:value-type="string">
            <text:p>Stäng</text:p>
          </table:table-cell>
          <table:table-cell table:style-name="ce767" office:value-type="string" calcext:value-type="string">
            <text:p>Luk</text:p>
          </table:table-cell>
          <table:table-cell table:style-name="ce778" office:value-type="string" calcext:value-type="string">
            <text:p>Zavřít</text:p>
          </table:table-cell>
          <table:table-cell table:style-name="ce789" office:value-type="string" calcext:value-type="string">
            <text:p>닫기</text:p>
          </table:table-cell>
          <table:table-cell table:style-name="ce800" office:value-type="string" calcext:value-type="string">
            <text:p>Закрыть <text:s/></text:p>
          </table:table-cell>
          <table:table-cell table:style-name="ce812" office:value-type="string" calcext:value-type="string">
            <text:p>Tancar</text:p>
          </table:table-cell>
          <table:table-cell table:style-name="ce819" office:value-type="string" calcext:value-type="string">
            <text:p>Zatvori</text:p>
          </table:table-cell>
          <table:table-cell table:style-name="ce827" office:value-type="string" calcext:value-type="string">
            <text:p>Затвори</text:p>
          </table:table-cell>
          <table:table-cell table:style-name="ce837" office:value-type="string" calcext:value-type="string">
            <text:p>閉じる</text:p>
          </table:table-cell>
          <table:table-cell table:style-name="ce849" office:value-type="string" calcext:value-type="string">
            <text:p>Затвори</text:p>
          </table:table-cell>
          <table:table-cell table:style-name="ce857" office:value-type="string" calcext:value-type="string">
            <text:p>اغلاق</text:p>
          </table:table-cell>
          <table:table-cell table:style-name="ce866" office:value-type="string" calcext:value-type="string">
            <text:p>بستن</text:p>
          </table:table-cell>
          <table:table-cell table:style-name="ce874" office:value-type="string" calcext:value-type="string">
            <text:p>Затвори</text:p>
          </table:table-cell>
          <table:table-cell table:style-name="ce315" table:number-columns-repeated="990"/>
          <table:table-cell table:number-columns-repeated="4"/>
        </table:table-row>
        <table:table-row table:style-name="ro18">
          <table:table-cell table:style-name="ce574" office:value-type="string" calcext:value-type="string">
            <text:p>Generic_ColorPicker</text:p>
          </table:table-cell>
          <table:table-cell table:style-name="ce371"/>
          <table:table-cell table:style-name="ce60" office:value-type="string" calcext:value-type="string">
            <text:p>Color:</text:p>
          </table:table-cell>
          <table:table-cell table:style-name="ce602" office:value-type="string" calcext:value-type="string">
            <text:p>Couleur :</text:p>
          </table:table-cell>
          <table:table-cell table:style-name="ce613" office:value-type="string" calcext:value-type="string">
            <text:p>Kleur:</text:p>
          </table:table-cell>
          <table:table-cell table:style-name="ce621" office:value-type="string" calcext:value-type="string">
            <text:p>Farbe :</text:p>
          </table:table-cell>
          <table:table-cell table:style-name="ce632" office:value-type="string" calcext:value-type="string">
            <text:p>Color :</text:p>
          </table:table-cell>
          <table:table-cell table:style-name="ce645" office:value-type="string" calcext:value-type="string">
            <text:p>Cor:</text:p>
          </table:table-cell>
          <table:table-cell table:style-name="ce657"/>
          <table:table-cell table:style-name="ce668" office:value-type="string" calcext:value-type="string">
            <text:p>Colore</text:p>
          </table:table-cell>
          <table:table-cell table:style-name="ce680" office:value-type="string" calcext:value-type="string">
            <text:p>Culoare :</text:p>
          </table:table-cell>
          <table:table-cell table:style-name="ce695" office:value-type="string" calcext:value-type="string">
            <text:p>Väri:</text:p>
          </table:table-cell>
          <table:table-cell table:style-name="ce708" office:value-type="string" calcext:value-type="string">
            <text:p>Farger:</text:p>
          </table:table-cell>
          <table:table-cell table:style-name="ce719" office:value-type="string" calcext:value-type="string">
            <text:p>颜色:</text:p>
          </table:table-cell>
          <table:table-cell table:style-name="ce728" office:value-type="string" calcext:value-type="string">
            <text:p>Renk :</text:p>
          </table:table-cell>
          <table:table-cell table:style-name="ce737" office:value-type="string" calcext:value-type="string">
            <text:p>Χρώμα :</text:p>
          </table:table-cell>
          <table:table-cell table:style-name="ce749" office:value-type="string" calcext:value-type="string">
            <text:p>Spalva :</text:p>
          </table:table-cell>
          <table:table-cell table:style-name="ce759" office:value-type="string" calcext:value-type="string">
            <text:p>Färg :</text:p>
          </table:table-cell>
          <table:table-cell table:style-name="ce767" office:value-type="string" calcext:value-type="string">
            <text:p>Farve:</text:p>
          </table:table-cell>
          <table:table-cell table:style-name="ce778" office:value-type="string" calcext:value-type="string">
            <text:p>Barva:</text:p>
          </table:table-cell>
          <table:table-cell table:style-name="ce787" office:value-type="string" calcext:value-type="string">
            <text:p><text:span text:style-name="T4">색상</text:span><text:span text:style-name="T5">:</text:span></text:p>
          </table:table-cell>
          <table:table-cell table:style-name="ce800" office:value-type="string" calcext:value-type="string">
            <text:p>Цвета:</text:p>
          </table:table-cell>
          <table:table-cell table:style-name="ce812" office:value-type="string" calcext:value-type="string">
            <text:p>Color :</text:p>
          </table:table-cell>
          <table:table-cell table:style-name="ce819" office:value-type="string" calcext:value-type="string">
            <text:p>Boja:</text:p>
          </table:table-cell>
          <table:table-cell table:style-name="ce827" office:value-type="string" calcext:value-type="string">
            <text:p>Боја:</text:p>
          </table:table-cell>
          <table:table-cell table:style-name="ce837" office:value-type="string" calcext:value-type="string">
            <text:p>色</text:p>
          </table:table-cell>
          <table:table-cell table:style-name="ce849" office:value-type="string" calcext:value-type="string">
            <text:p>Боја:</text:p>
          </table:table-cell>
          <table:table-cell table:style-name="ce857" office:value-type="string" calcext:value-type="string">
            <text:p>لون:</text:p>
          </table:table-cell>
          <table:table-cell table:style-name="ce866" office:value-type="string" calcext:value-type="string">
            <text:p>رنگ:</text:p>
          </table:table-cell>
          <table:table-cell table:style-name="ce874" office:value-type="string" calcext:value-type="string">
            <text:p>Цвят:</text:p>
          </table:table-cell>
          <table:table-cell table:style-name="ce315" table:number-columns-repeated="990"/>
          <table:table-cell table:number-columns-repeated="4"/>
        </table:table-row>
        <table:table-row table:style-name="ro18">
          <table:table-cell table:style-name="ce49" office:value-type="string" calcext:value-type="string">
            <text:p>Generic_Configuration</text:p>
          </table:table-cell>
          <table:table-cell table:style-name="ce371"/>
          <table:table-cell table:style-name="ce60" office:value-type="string" calcext:value-type="string">
            <text:p>Configuration</text:p>
          </table:table-cell>
          <table:table-cell table:style-name="ce602" office:value-type="string" calcext:value-type="string">
            <text:p>Configuration</text:p>
          </table:table-cell>
          <table:table-cell table:style-name="ce613" office:value-type="string" calcext:value-type="string">
            <text:p>Configuratie</text:p>
          </table:table-cell>
          <table:table-cell table:style-name="ce621" office:value-type="string" calcext:value-type="string">
            <text:p>Konfigurieren</text:p>
          </table:table-cell>
          <table:table-cell table:style-name="ce632" office:value-type="string" calcext:value-type="string">
            <text:p>Configuraciòn</text:p>
          </table:table-cell>
          <table:table-cell table:style-name="ce645" office:value-type="string" calcext:value-type="string">
            <text:p>Configuração</text:p>
          </table:table-cell>
          <table:table-cell table:style-name="ce657" office:value-type="string" calcext:value-type="string">
            <text:p>Konfiguracja</text:p>
          </table:table-cell>
          <table:table-cell table:style-name="ce667" office:value-type="string" calcext:value-type="string">
            <text:p>Configurazione</text:p>
          </table:table-cell>
          <table:table-cell table:style-name="ce680" office:value-type="string" calcext:value-type="string">
            <text:p>Configuraţie</text:p>
          </table:table-cell>
          <table:table-cell table:style-name="ce695" office:value-type="string" calcext:value-type="string">
            <text:p>Konfiguraatio</text:p>
          </table:table-cell>
          <table:table-cell table:style-name="ce708" office:value-type="string" calcext:value-type="string">
            <text:p>Konfigurasjon</text:p>
          </table:table-cell>
          <table:table-cell table:style-name="ce719" office:value-type="string" calcext:value-type="string">
            <text:p>配置</text:p>
          </table:table-cell>
          <table:table-cell table:style-name="ce728" office:value-type="string" calcext:value-type="string">
            <text:p>Ayarlamalar</text:p>
          </table:table-cell>
          <table:table-cell table:style-name="ce737" office:value-type="string" calcext:value-type="string">
            <text:p>Διευθέτηση</text:p>
          </table:table-cell>
          <table:table-cell table:style-name="ce749" office:value-type="string" calcext:value-type="string">
            <text:p>Nustatymai</text:p>
          </table:table-cell>
          <table:table-cell table:style-name="ce759" office:value-type="string" calcext:value-type="string">
            <text:p>Konfiguration</text:p>
          </table:table-cell>
          <table:table-cell table:style-name="ce767" office:value-type="string" calcext:value-type="string">
            <text:p>Konfiguration</text:p>
          </table:table-cell>
          <table:table-cell table:style-name="ce778" office:value-type="string" calcext:value-type="string">
            <text:p>Konfigurace</text:p>
          </table:table-cell>
          <table:table-cell table:style-name="ce789" office:value-type="string" calcext:value-type="string">
            <text:p>구성</text:p>
          </table:table-cell>
          <table:table-cell table:style-name="ce800" office:value-type="string" calcext:value-type="string">
            <text:p>Конфигурация</text:p>
          </table:table-cell>
          <table:table-cell table:style-name="ce812" office:value-type="string" calcext:value-type="string">
            <text:p>Configuració</text:p>
          </table:table-cell>
          <table:table-cell table:style-name="ce819" office:value-type="string" calcext:value-type="string">
            <text:p>Konfiguracija</text:p>
          </table:table-cell>
          <table:table-cell table:style-name="ce827" office:value-type="string" calcext:value-type="string">
            <text:p>Конфигурација</text:p>
          </table:table-cell>
          <table:table-cell table:style-name="ce837" office:value-type="string" calcext:value-type="string">
            <text:p>設定</text:p>
          </table:table-cell>
          <table:table-cell table:style-name="ce849" office:value-type="string" calcext:value-type="string">
            <text:p>Конфигурација</text:p>
          </table:table-cell>
          <table:table-cell table:style-name="ce857" office:value-type="string" calcext:value-type="string">
            <text:p>اعدادات</text:p>
          </table:table-cell>
          <table:table-cell table:style-name="ce866" office:value-type="string" calcext:value-type="string">
            <text:p>پیکربندی</text:p>
          </table:table-cell>
          <table:table-cell table:style-name="ce874" office:value-type="string" calcext:value-type="string">
            <text:p>Конфигурация</text:p>
          </table:table-cell>
          <table:table-cell table:style-name="ce315" table:number-columns-repeated="990"/>
          <table:table-cell table:number-columns-repeated="4"/>
        </table:table-row>
        <table:table-row table:style-name="ro18">
          <table:table-cell table:style-name="ce49" office:value-type="string" calcext:value-type="string">
            <text:p>Generic_ConfigurationElipsis</text:p>
          </table:table-cell>
          <table:table-cell table:style-name="ce371"/>
          <table:table-cell table:style-name="ce60" office:value-type="string" calcext:value-type="string">
            <text:p>Configuration...</text:p>
          </table:table-cell>
          <table:table-cell table:style-name="ce602" office:value-type="string" calcext:value-type="string">
            <text:p>Configuration…</text:p>
          </table:table-cell>
          <table:table-cell table:style-name="ce613" office:value-type="string" calcext:value-type="string">
            <text:p>Configuratie…</text:p>
          </table:table-cell>
          <table:table-cell table:style-name="ce621" office:value-type="string" calcext:value-type="string">
            <text:p>Konfigurieren…</text:p>
          </table:table-cell>
          <table:table-cell table:style-name="ce632" office:value-type="string" calcext:value-type="string">
            <text:p>Configuraciòn…</text:p>
          </table:table-cell>
          <table:table-cell table:style-name="ce645" office:value-type="string" calcext:value-type="string">
            <text:p>Configuração…</text:p>
          </table:table-cell>
          <table:table-cell table:style-name="ce657" office:value-type="string" calcext:value-type="string">
            <text:p>Konfiguracja…</text:p>
          </table:table-cell>
          <table:table-cell table:style-name="ce667" office:value-type="string" calcext:value-type="string">
            <text:p>Configurazione…</text:p>
          </table:table-cell>
          <table:table-cell table:style-name="ce680" office:value-type="string" calcext:value-type="string">
            <text:p>Configuraţie…</text:p>
          </table:table-cell>
          <table:table-cell table:style-name="ce695" office:value-type="string" calcext:value-type="string">
            <text:p>Konfiguraatio…</text:p>
          </table:table-cell>
          <table:table-cell table:style-name="ce708" office:value-type="string" calcext:value-type="string">
            <text:p>Konfigurasjon...</text:p>
          </table:table-cell>
          <table:table-cell table:style-name="ce719" office:value-type="string" calcext:value-type="string">
            <text:p>配置...</text:p>
          </table:table-cell>
          <table:table-cell table:style-name="ce728" office:value-type="string" calcext:value-type="string">
            <text:p>Ayarlamalar…</text:p>
          </table:table-cell>
          <table:table-cell table:style-name="ce737" office:value-type="string" calcext:value-type="string">
            <text:p>Διευθέτηση…</text:p>
          </table:table-cell>
          <table:table-cell table:style-name="ce749" office:value-type="string" calcext:value-type="string">
            <text:p>Nustatymai…</text:p>
          </table:table-cell>
          <table:table-cell table:style-name="ce759" office:value-type="string" calcext:value-type="string">
            <text:p>Konfiguration…</text:p>
          </table:table-cell>
          <table:table-cell table:style-name="ce767" office:value-type="string" calcext:value-type="string">
            <text:p>Konfiguration…</text:p>
          </table:table-cell>
          <table:table-cell table:style-name="ce778" office:value-type="string" calcext:value-type="string">
            <text:p>Konfigurace…</text:p>
          </table:table-cell>
          <table:table-cell table:style-name="ce789" office:value-type="string" calcext:value-type="string">
            <text:p>구성...</text:p>
          </table:table-cell>
          <table:table-cell table:style-name="ce800" office:value-type="string" calcext:value-type="string">
            <text:p>Конфигурация...</text:p>
          </table:table-cell>
          <table:table-cell table:style-name="ce812" office:value-type="string" calcext:value-type="string">
            <text:p>Configuració…</text:p>
          </table:table-cell>
          <table:table-cell table:style-name="ce819" office:value-type="string" calcext:value-type="string">
            <text:p>Konfiguracija…</text:p>
          </table:table-cell>
          <table:table-cell table:style-name="ce827" office:value-type="string" calcext:value-type="string">
            <text:p>Конфигурација…</text:p>
          </table:table-cell>
          <table:table-cell table:style-name="ce837" office:value-type="string" calcext:value-type="string">
            <text:p>設定...</text:p>
          </table:table-cell>
          <table:table-cell table:style-name="ce849" office:value-type="string" calcext:value-type="string">
            <text:p>Конфигурација…</text:p>
          </table:table-cell>
          <table:table-cell table:style-name="ce857" office:value-type="string" calcext:value-type="string">
            <text:p>اعدادت...</text:p>
          </table:table-cell>
          <table:table-cell table:style-name="ce866" office:value-type="string" calcext:value-type="string">
            <text:p>پیکربندی ...</text:p>
          </table:table-cell>
          <table:table-cell table:style-name="ce874" office:value-type="string" calcext:value-type="string">
            <text:p>Конфигурация...</text:p>
          </table:table-cell>
          <table:table-cell table:style-name="ce315" table:number-columns-repeated="990"/>
          <table:table-cell table:number-columns-repeated="4"/>
        </table:table-row>
        <table:table-row table:style-name="ro18">
          <table:table-cell table:style-name="ce49" office:value-type="string" calcext:value-type="string">
            <text:p>Generic_Calibration</text:p>
          </table:table-cell>
          <table:table-cell table:style-name="ce371"/>
          <table:table-cell table:style-name="ce60" office:value-type="string" calcext:value-type="string">
            <text:p>Calibration</text:p>
          </table:table-cell>
          <table:table-cell table:style-name="ce602" office:value-type="string" calcext:value-type="string">
            <text:p>Calibration</text:p>
          </table:table-cell>
          <table:table-cell table:style-name="ce613" office:value-type="string" calcext:value-type="string">
            <text:p>Calibratie</text:p>
          </table:table-cell>
          <table:table-cell table:style-name="ce621"/>
          <table:table-cell table:style-name="ce632" office:value-type="string" calcext:value-type="string">
            <text:p>Calibración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2" office:value-type="string" calcext:value-type="string">
            <text:p>Калибровка</text:p>
          </table:table-cell>
          <table:table-cell table:style-name="ce812" office:value-type="string" calcext:value-type="string">
            <text:p>Calibració</text:p>
          </table:table-cell>
          <table:table-cell table:style-name="ce819" office:value-type="string" calcext:value-type="string">
            <text:p>Kalibracija</text:p>
          </table:table-cell>
          <table:table-cell table:style-name="ce827" office:value-type="string" calcext:value-type="string">
            <text:p>Калибрација</text:p>
          </table:table-cell>
          <table:table-cell table:style-name="ce837" office:value-type="string" calcext:value-type="string">
            <text:p>較正</text:p>
          </table:table-cell>
          <table:table-cell table:style-name="ce849" office:value-type="string" calcext:value-type="string">
            <text:p>Калибрација</text:p>
          </table:table-cell>
          <table:table-cell table:style-name="ce857" office:value-type="string" calcext:value-type="string">
            <text:p>معايرة</text:p>
          </table:table-cell>
          <table:table-cell table:style-name="ce866" office:value-type="string" calcext:value-type="string">
            <text:p>کالیبراسیون</text:p>
          </table:table-cell>
          <table:table-cell table:style-name="ce874" office:value-type="string" calcext:value-type="string">
            <text:p>Калибровка</text:p>
          </table:table-cell>
          <table:table-cell table:style-name="ce315" table:number-columns-repeated="990"/>
          <table:table-cell table:number-columns-repeated="4"/>
        </table:table-row>
        <table:table-row table:style-name="ro18">
          <table:table-cell table:style-name="ce49" office:value-type="string" calcext:value-type="string">
            <text:p>Generic_GridDivisionsPicker</text:p>
          </table:table-cell>
          <table:table-cell table:style-name="ce371"/>
          <table:table-cell table:style-name="ce60" office:value-type="string" calcext:value-type="string">
            <text:p>Divisions:</text:p>
          </table:table-cell>
          <table:table-cell table:style-name="ce602" office:value-type="string" calcext:value-type="string">
            <text:p>Divisions :</text:p>
          </table:table-cell>
          <table:table-cell table:style-name="ce613" office:value-type="string" calcext:value-type="string">
            <text:p>Verdeling:</text:p>
          </table:table-cell>
          <table:table-cell table:style-name="ce621"/>
          <table:table-cell table:style-name="ce632" office:value-type="string" calcext:value-type="string">
            <text:p>Division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2" office:value-type="string" calcext:value-type="string">
            <text:p>Подразделения:</text:p>
          </table:table-cell>
          <table:table-cell table:style-name="ce812" office:value-type="string" calcext:value-type="string">
            <text:p>Divisions :</text:p>
          </table:table-cell>
          <table:table-cell table:style-name="ce819" office:value-type="string" calcext:value-type="string">
            <text:p>Podeoci:</text:p>
          </table:table-cell>
          <table:table-cell table:style-name="ce827" office:value-type="string" calcext:value-type="string">
            <text:p>Подеоци:</text:p>
          </table:table-cell>
          <table:table-cell table:style-name="ce839" office:value-type="string" calcext:value-type="string">
            <text:p><text:span text:style-name="T16">分割数</text:span><text:span text:style-name="T17">:</text:span></text:p>
          </table:table-cell>
          <table:table-cell table:style-name="ce849" office:value-type="string" calcext:value-type="string">
            <text:p>Делови:</text:p>
          </table:table-cell>
          <table:table-cell table:style-name="ce857" office:value-type="string" calcext:value-type="string">
            <text:p>أقسام:</text:p>
          </table:table-cell>
          <table:table-cell table:style-name="ce866" office:value-type="string" calcext:value-type="string">
            <text:p>بخش ها:</text:p>
          </table:table-cell>
          <table:table-cell table:style-name="ce874" office:value-type="string" calcext:value-type="string">
            <text:p>Подразделения:</text:p>
          </table:table-cell>
          <table:table-cell table:style-name="ce315" table:number-columns-repeated="990"/>
          <table:table-cell table:number-columns-repeated="4"/>
        </table:table-row>
        <table:table-row table:style-name="ro18">
          <table:table-cell table:style-name="ce574" office:value-type="string" calcext:value-type="string">
            <text:p>Generic_FontSizePicker</text:p>
          </table:table-cell>
          <table:table-cell table:style-name="ce371"/>
          <table:table-cell table:style-name="ce60" office:value-type="string" calcext:value-type="string">
            <text:p>Font size:</text:p>
          </table:table-cell>
          <table:table-cell table:style-name="ce602" office:value-type="string" calcext:value-type="string">
            <text:p>Taille de la police :</text:p>
          </table:table-cell>
          <table:table-cell table:style-name="ce613" office:value-type="string" calcext:value-type="string">
            <text:p>Lettergrootte:</text:p>
          </table:table-cell>
          <table:table-cell table:style-name="ce621" office:value-type="string" calcext:value-type="string">
            <text:p>Schriftgröße:</text:p>
          </table:table-cell>
          <table:table-cell table:style-name="ce632" office:value-type="string" calcext:value-type="string">
            <text:p>Tamaño de la fuente:</text:p>
          </table:table-cell>
          <table:table-cell table:style-name="ce645" office:value-type="string" calcext:value-type="string">
            <text:p>Tamanho da Fonte:</text:p>
          </table:table-cell>
          <table:table-cell table:style-name="ce657"/>
          <table:table-cell table:style-name="ce668" office:value-type="string" calcext:value-type="string">
            <text:p>Dimensione del Font</text:p>
          </table:table-cell>
          <table:table-cell table:style-name="ce680" office:value-type="string" calcext:value-type="string">
            <text:p>Dimensiune font :</text:p>
          </table:table-cell>
          <table:table-cell table:style-name="ce695" office:value-type="string" calcext:value-type="string">
            <text:p>Fonttikoko:</text:p>
          </table:table-cell>
          <table:table-cell table:style-name="ce708" office:value-type="string" calcext:value-type="string">
            <text:p>Skriftstørrelse:</text:p>
          </table:table-cell>
          <table:table-cell table:style-name="ce719" office:value-type="string" calcext:value-type="string">
            <text:p>字体大小</text:p>
          </table:table-cell>
          <table:table-cell table:style-name="ce728" office:value-type="string" calcext:value-type="string">
            <text:p>Yazıtipi Büyüklüğü :</text:p>
          </table:table-cell>
          <table:table-cell table:style-name="ce737" office:value-type="string" calcext:value-type="string">
            <text:p>Μέγεθος Γραμματοσειράς :</text:p>
          </table:table-cell>
          <table:table-cell table:style-name="ce749" office:value-type="string" calcext:value-type="string">
            <text:p>Šrifto dydis :</text:p>
          </table:table-cell>
          <table:table-cell table:style-name="ce759" office:value-type="string" calcext:value-type="string">
            <text:p>Fontstorlek</text:p>
          </table:table-cell>
          <table:table-cell table:style-name="ce767" office:value-type="string" calcext:value-type="string">
            <text:p>Skriftstørrelse:</text:p>
          </table:table-cell>
          <table:table-cell table:style-name="ce778" office:value-type="string" calcext:value-type="string">
            <text:p>Velikost fontu:</text:p>
          </table:table-cell>
          <table:table-cell table:style-name="ce787" office:value-type="string" calcext:value-type="string">
            <text:p><text:span text:style-name="T4">글자</text:span><text:span text:style-name="T5"> </text:span><text:span text:style-name="T6">크기</text:span><text:span text:style-name="T5">:</text:span></text:p>
          </table:table-cell>
          <table:table-cell table:style-name="ce800" office:value-type="string" calcext:value-type="string">
            <text:p>Размер шрифта:</text:p>
          </table:table-cell>
          <table:table-cell table:style-name="ce812" office:value-type="string" calcext:value-type="string">
            <text:p>Mida de la font :</text:p>
          </table:table-cell>
          <table:table-cell table:style-name="ce819" office:value-type="string" calcext:value-type="string">
            <text:p>Veličina fonta:</text:p>
          </table:table-cell>
          <table:table-cell table:style-name="ce827" office:value-type="string" calcext:value-type="string">
            <text:p>Величина фонта:</text:p>
          </table:table-cell>
          <table:table-cell table:style-name="ce839" office:value-type="string" calcext:value-type="string">
            <text:p><text:span text:style-name="T16">フォントのサイズ</text:span><text:span text:style-name="T17">:</text:span></text:p>
          </table:table-cell>
          <table:table-cell table:style-name="ce849" office:value-type="string" calcext:value-type="string">
            <text:p>Големина на фонтот:</text:p>
          </table:table-cell>
          <table:table-cell table:style-name="ce857" office:value-type="string" calcext:value-type="string">
            <text:p>حجم الخط:</text:p>
          </table:table-cell>
          <table:table-cell table:style-name="ce866" office:value-type="string" calcext:value-type="string">
            <text:p>اندازه قلم:</text:p>
          </table:table-cell>
          <table:table-cell table:style-name="ce874" office:value-type="string" calcext:value-type="string">
            <text:p>Размер на шрифта:</text:p>
          </table:table-cell>
          <table:table-cell table:style-name="ce315" table:number-columns-repeated="990"/>
          <table:table-cell table:number-columns-repeated="4"/>
        </table:table-row>
        <table:table-row table:style-name="ro18">
          <table:table-cell table:style-name="ce574" office:value-type="string" calcext:value-type="string">
            <text:p>Generic_LineSizePicker</text:p>
          </table:table-cell>
          <table:table-cell table:style-name="ce371"/>
          <table:table-cell table:style-name="ce60" office:value-type="string" calcext:value-type="string">
            <text:p>Width:</text:p>
          </table:table-cell>
          <table:table-cell table:style-name="ce602" office:value-type="string" calcext:value-type="string">
            <text:p>Épaisseur :</text:p>
          </table:table-cell>
          <table:table-cell table:style-name="ce613" office:value-type="string" calcext:value-type="string">
            <text:p>Breedte:</text:p>
          </table:table-cell>
          <table:table-cell table:style-name="ce621"/>
          <table:table-cell table:style-name="ce632" office:value-type="string" calcext:value-type="string">
            <text:p>Ancho:</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office:value-type="string" calcext:value-type="string">
            <text:p>Bredde:</text:p>
          </table:table-cell>
          <table:table-cell table:style-name="ce778" office:value-type="string" calcext:value-type="string">
            <text:p>Šířka:</text:p>
          </table:table-cell>
          <table:table-cell table:style-name="ce787" office:value-type="string" calcext:value-type="string">
            <text:p><text:span text:style-name="T4">폭</text:span><text:span text:style-name="T5">:</text:span></text:p>
          </table:table-cell>
          <table:table-cell table:style-name="ce800" office:value-type="string" calcext:value-type="string">
            <text:p>Ширина:</text:p>
          </table:table-cell>
          <table:table-cell table:style-name="ce812" office:value-type="string" calcext:value-type="string">
            <text:p>Amplada:</text:p>
          </table:table-cell>
          <table:table-cell table:style-name="ce819" office:value-type="string" calcext:value-type="string">
            <text:p>Širina:</text:p>
          </table:table-cell>
          <table:table-cell table:style-name="ce827" office:value-type="string" calcext:value-type="string">
            <text:p>Ширина:</text:p>
          </table:table-cell>
          <table:table-cell table:style-name="ce839" office:value-type="string" calcext:value-type="string">
            <text:p><text:span text:style-name="T16">幅</text:span><text:span text:style-name="T17">:</text:span></text:p>
          </table:table-cell>
          <table:table-cell table:style-name="ce849" office:value-type="string" calcext:value-type="string">
            <text:p>Ширина:</text:p>
          </table:table-cell>
          <table:table-cell table:style-name="ce857" office:value-type="string" calcext:value-type="string">
            <text:p>العرض:</text:p>
          </table:table-cell>
          <table:table-cell table:style-name="ce866" office:value-type="string" calcext:value-type="string">
            <text:p>عرض:</text:p>
          </table:table-cell>
          <table:table-cell table:style-name="ce874" office:value-type="string" calcext:value-type="string">
            <text:p>Ширина:</text:p>
          </table:table-cell>
          <table:table-cell table:style-name="ce315" table:number-columns-repeated="990"/>
          <table:table-cell table:number-columns-repeated="4"/>
        </table:table-row>
        <table:table-row table:style-name="ro18">
          <table:table-cell table:style-name="ce574" office:value-type="string" calcext:value-type="string">
            <text:p>Generic_Opacity</text:p>
          </table:table-cell>
          <table:table-cell table:style-name="ce371"/>
          <table:table-cell table:style-name="ce60" office:value-type="string" calcext:value-type="string">
            <text:p>Opacity</text:p>
          </table:table-cell>
          <table:table-cell table:style-name="ce602" office:value-type="string" calcext:value-type="string">
            <text:p>Opacité</text:p>
          </table:table-cell>
          <table:table-cell table:style-name="ce613" office:value-type="string" calcext:value-type="string">
            <text:p>Doorzichtigheid</text:p>
          </table:table-cell>
          <table:table-cell table:style-name="ce622" office:value-type="string" calcext:value-type="string">
            <text:p>Deckkraft</text:p>
          </table:table-cell>
          <table:table-cell table:style-name="ce632" office:value-type="string" calcext:value-type="string">
            <text:p>Opacidad</text:p>
          </table:table-cell>
          <table:table-cell table:style-name="ce646" office:value-type="string" calcext:value-type="string">
            <text:p>Opacidade</text:p>
          </table:table-cell>
          <table:table-cell table:style-name="ce657"/>
          <table:table-cell table:style-name="ce668" office:value-type="string" calcext:value-type="string">
            <text:p>Opacita'</text:p>
          </table:table-cell>
          <table:table-cell table:style-name="ce680" office:value-type="string" calcext:value-type="string">
            <text:p>Opacitate </text:p>
          </table:table-cell>
          <table:table-cell table:style-name="ce695" office:value-type="string" calcext:value-type="string">
            <text:p>Läpinäkyvyys</text:p>
          </table:table-cell>
          <table:table-cell table:style-name="ce708"/>
          <table:table-cell table:style-name="ce719"/>
          <table:table-cell table:style-name="ce729" office:value-type="string" calcext:value-type="string">
            <text:p>Opaklık</text:p>
          </table:table-cell>
          <table:table-cell table:style-name="ce738" office:value-type="string" calcext:value-type="string">
            <text:p>Αδιαφάνεια</text:p>
          </table:table-cell>
          <table:table-cell table:style-name="ce751" office:value-type="string" calcext:value-type="string">
            <text:p>Permatomumas</text:p>
          </table:table-cell>
          <table:table-cell table:style-name="ce759" office:value-type="string" calcext:value-type="string">
            <text:p>Transparens</text:p>
          </table:table-cell>
          <table:table-cell table:style-name="ce767" office:value-type="string" calcext:value-type="string">
            <text:p>Ugennemsigtighed:</text:p>
          </table:table-cell>
          <table:table-cell table:style-name="ce778" office:value-type="string" calcext:value-type="string">
            <text:p>Opacita</text:p>
          </table:table-cell>
          <table:table-cell table:style-name="ce789" office:value-type="string" calcext:value-type="string">
            <text:p>투명도</text:p>
          </table:table-cell>
          <table:table-cell table:style-name="ce800" office:value-type="string" calcext:value-type="string">
            <text:p>Непрозрачность</text:p>
          </table:table-cell>
          <table:table-cell table:style-name="ce812" office:value-type="string" calcext:value-type="string">
            <text:p>Opacitat</text:p>
          </table:table-cell>
          <table:table-cell table:style-name="ce819" office:value-type="string" calcext:value-type="string">
            <text:p>Neprozirnost</text:p>
          </table:table-cell>
          <table:table-cell table:style-name="ce827" office:value-type="string" calcext:value-type="string">
            <text:p>Непрозирност</text:p>
          </table:table-cell>
          <table:table-cell table:style-name="ce839" office:value-type="string" calcext:value-type="string">
            <text:p><text:span text:style-name="T16">透明度</text:span><text:span text:style-name="T17">:</text:span></text:p>
          </table:table-cell>
          <table:table-cell table:style-name="ce849" office:value-type="string" calcext:value-type="string">
            <text:p>Нејасност</text:p>
          </table:table-cell>
          <table:table-cell table:style-name="ce857" office:value-type="string" calcext:value-type="string">
            <text:p>الغموض</text:p>
          </table:table-cell>
          <table:table-cell table:style-name="ce866" office:value-type="string" calcext:value-type="string">
            <text:p>تاری</text:p>
          </table:table-cell>
          <table:table-cell table:style-name="ce874" office:value-type="string" calcext:value-type="string">
            <text:p>Непрозрачност</text:p>
          </table:table-cell>
          <table:table-cell table:style-name="ce315" table:number-columns-repeated="990"/>
          <table:table-cell table:number-columns-repeated="4"/>
        </table:table-row>
        <table:table-row table:style-name="ro10">
          <table:table-cell table:style-name="ce575" office:value-type="string" calcext:value-type="string">
            <text:p>Generic_Visibility</text:p>
          </table:table-cell>
          <table:table-cell table:style-name="ce371"/>
          <table:table-cell table:style-name="ce590" office:value-type="string" calcext:value-type="string">
            <text:p>Visibility</text:p>
          </table:table-cell>
          <table:table-cell table:style-name="ce607" office:value-type="string" calcext:value-type="string">
            <text:p>Visibilité</text:p>
          </table:table-cell>
          <table:table-cell table:style-name="ce615" office:value-type="string" calcext:value-type="string">
            <text:p>Zichtbaarheid</text:p>
          </table:table-cell>
          <table:table-cell table:style-name="ce623"/>
          <table:table-cell table:style-name="ce635" office:value-type="string" calcext:value-type="string">
            <text:p>Visibilidad</text:p>
          </table:table-cell>
          <table:table-cell table:style-name="ce648"/>
          <table:table-cell table:style-name="ce660"/>
          <table:table-cell table:style-name="ce672"/>
          <table:table-cell table:style-name="ce687"/>
          <table:table-cell table:style-name="ce700"/>
          <table:table-cell table:style-name="ce711"/>
          <table:table-cell table:style-name="ce720"/>
          <table:table-cell table:style-name="ce731"/>
          <table:table-cell table:style-name="ce741"/>
          <table:table-cell table:style-name="ce752"/>
          <table:table-cell table:style-name="ce761"/>
          <table:table-cell table:style-name="ce770"/>
          <table:table-cell table:style-name="ce779"/>
          <table:table-cell table:style-name="ce790"/>
          <table:table-cell table:style-name="ce804" office:value-type="string" calcext:value-type="string">
            <text:p>Видимость</text:p>
          </table:table-cell>
          <table:table-cell table:style-name="ce813" office:value-type="string" calcext:value-type="string">
            <text:p>Visibilitat</text:p>
          </table:table-cell>
          <table:table-cell table:style-name="ce820"/>
          <table:table-cell table:style-name="ce829" office:value-type="string" calcext:value-type="string">
            <text:p>Видљивост</text:p>
          </table:table-cell>
          <table:table-cell table:style-name="ce840"/>
          <table:table-cell table:style-name="ce851"/>
          <table:table-cell table:style-name="ce861" office:value-type="string" calcext:value-type="string">
            <text:p>الظهور</text:p>
          </table:table-cell>
          <table:table-cell table:style-name="ce869" office:value-type="string" calcext:value-type="string">
            <text:p>نمایانی</text:p>
          </table:table-cell>
          <table:table-cell table:style-name="ce876" office:value-type="string" calcext:value-type="string">
            <text:p>Видимост</text:p>
          </table:table-cell>
          <table:table-cell table:style-name="ce315" table:number-columns-repeated="990"/>
          <table:table-cell table:number-columns-repeated="4"/>
        </table:table-row>
        <table:table-row table:style-name="ro18">
          <table:table-cell table:style-name="ce49" office:value-type="string" calcext:value-type="string">
            <text:p>Generic_Options</text:p>
          </table:table-cell>
          <table:table-cell table:style-name="ce371"/>
          <table:table-cell table:style-name="ce60" office:value-type="string" calcext:value-type="string">
            <text:p>Options</text:p>
          </table:table-cell>
          <table:table-cell table:style-name="ce602" office:value-type="string" calcext:value-type="string">
            <text:p>Options</text:p>
          </table:table-cell>
          <table:table-cell table:style-name="ce613" office:value-type="string" calcext:value-type="string">
            <text:p>Opties</text:p>
          </table:table-cell>
          <table:table-cell table:style-name="ce621" office:value-type="string" calcext:value-type="string">
            <text:p>Optionen</text:p>
          </table:table-cell>
          <table:table-cell table:style-name="ce632" office:value-type="string" calcext:value-type="string">
            <text:p>Opciones</text:p>
          </table:table-cell>
          <table:table-cell table:style-name="ce645" office:value-type="string" calcext:value-type="string">
            <text:p>Opções</text:p>
          </table:table-cell>
          <table:table-cell table:style-name="ce657" office:value-type="string" calcext:value-type="string">
            <text:p>Opcje</text:p>
          </table:table-cell>
          <table:table-cell table:style-name="ce667" office:value-type="string" calcext:value-type="string">
            <text:p>Opzioni</text:p>
          </table:table-cell>
          <table:table-cell table:style-name="ce680" office:value-type="string" calcext:value-type="string">
            <text:p>Opţiuni</text:p>
          </table:table-cell>
          <table:table-cell table:style-name="ce695" office:value-type="string" calcext:value-type="string">
            <text:p>Vaihtoehdot</text:p>
          </table:table-cell>
          <table:table-cell table:style-name="ce708" office:value-type="string" calcext:value-type="string">
            <text:p>Alternativer</text:p>
          </table:table-cell>
          <table:table-cell table:style-name="ce719" office:value-type="string" calcext:value-type="string">
            <text:p>选项</text:p>
          </table:table-cell>
          <table:table-cell table:style-name="ce728" office:value-type="string" calcext:value-type="string">
            <text:p>Seçenekler</text:p>
          </table:table-cell>
          <table:table-cell table:style-name="ce737" office:value-type="string" calcext:value-type="string">
            <text:p>Επιλογές</text:p>
          </table:table-cell>
          <table:table-cell table:style-name="ce749" office:value-type="string" calcext:value-type="string">
            <text:p>Nustatymai</text:p>
          </table:table-cell>
          <table:table-cell table:style-name="ce759" office:value-type="string" calcext:value-type="string">
            <text:p>Alternativ</text:p>
          </table:table-cell>
          <table:table-cell table:style-name="ce767" office:value-type="string" calcext:value-type="string">
            <text:p>Valgmuligheder</text:p>
          </table:table-cell>
          <table:table-cell table:style-name="ce778" office:value-type="string" calcext:value-type="string">
            <text:p>Možnosti</text:p>
          </table:table-cell>
          <table:table-cell table:style-name="ce789" office:value-type="string" calcext:value-type="string">
            <text:p>선택사항</text:p>
          </table:table-cell>
          <table:table-cell table:style-name="ce800" office:value-type="string" calcext:value-type="string">
            <text:p>Опции</text:p>
          </table:table-cell>
          <table:table-cell table:style-name="ce812" office:value-type="string" calcext:value-type="string">
            <text:p>Opcions</text:p>
          </table:table-cell>
          <table:table-cell table:style-name="ce819" office:value-type="string" calcext:value-type="string">
            <text:p>Opcije</text:p>
          </table:table-cell>
          <table:table-cell table:style-name="ce827" office:value-type="string" calcext:value-type="string">
            <text:p>Опције</text:p>
          </table:table-cell>
          <table:table-cell table:style-name="ce837" office:value-type="string" calcext:value-type="string">
            <text:p>オプション</text:p>
          </table:table-cell>
          <table:table-cell table:style-name="ce849" office:value-type="string" calcext:value-type="string">
            <text:p>Опции</text:p>
          </table:table-cell>
          <table:table-cell table:style-name="ce857" office:value-type="string" calcext:value-type="string">
            <text:p>خيارات</text:p>
          </table:table-cell>
          <table:table-cell table:style-name="ce866" office:value-type="string" calcext:value-type="string">
            <text:p>گزینه‌ها</text:p>
          </table:table-cell>
          <table:table-cell table:style-name="ce874" office:value-type="string" calcext:value-type="string">
            <text:p>Опции</text:p>
          </table:table-cell>
          <table:table-cell table:style-name="ce315" table:number-columns-repeated="990"/>
          <table:table-cell table:number-columns-repeated="4"/>
        </table:table-row>
        <table:table-row table:style-name="ro18">
          <table:table-cell table:style-name="ce574" office:value-type="string" calcext:value-type="string">
            <text:p>Generic_PenSizePicker</text:p>
          </table:table-cell>
          <table:table-cell table:style-name="ce371"/>
          <table:table-cell table:style-name="ce60" office:value-type="string" calcext:value-type="string">
            <text:p>Size:</text:p>
          </table:table-cell>
          <table:table-cell table:style-name="ce602" office:value-type="string" calcext:value-type="string">
            <text:p>Taille :</text:p>
          </table:table-cell>
          <table:table-cell table:style-name="ce613" office:value-type="string" calcext:value-type="string">
            <text:p>Afmeting:</text:p>
          </table:table-cell>
          <table:table-cell table:style-name="ce622"/>
          <table:table-cell table:style-name="ce632" office:value-type="string" calcext:value-type="string">
            <text:p>Tamaño:</text:p>
          </table:table-cell>
          <table:table-cell table:style-name="ce646"/>
          <table:table-cell table:style-name="ce657"/>
          <table:table-cell table:style-name="ce668"/>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office:value-type="string" calcext:value-type="string">
            <text:p>Størrelse:</text:p>
          </table:table-cell>
          <table:table-cell table:style-name="ce778" office:value-type="string" calcext:value-type="string">
            <text:p>Velikost:</text:p>
          </table:table-cell>
          <table:table-cell table:style-name="ce787" office:value-type="string" calcext:value-type="string">
            <text:p><text:span text:style-name="T4">크기</text:span><text:span text:style-name="T5">:</text:span></text:p>
          </table:table-cell>
          <table:table-cell table:style-name="ce800" office:value-type="string" calcext:value-type="string">
            <text:p>Размер:</text:p>
          </table:table-cell>
          <table:table-cell table:style-name="ce812" office:value-type="string" calcext:value-type="string">
            <text:p>Mida :</text:p>
          </table:table-cell>
          <table:table-cell table:style-name="ce819" office:value-type="string" calcext:value-type="string">
            <text:p>Veličina:</text:p>
          </table:table-cell>
          <table:table-cell table:style-name="ce827" office:value-type="string" calcext:value-type="string">
            <text:p>Величина:</text:p>
          </table:table-cell>
          <table:table-cell table:style-name="ce839" office:value-type="string" calcext:value-type="string">
            <text:p><text:span text:style-name="T16">サイズ</text:span><text:span text:style-name="T17">:</text:span></text:p>
          </table:table-cell>
          <table:table-cell table:style-name="ce849" office:value-type="string" calcext:value-type="string">
            <text:p>Големина:</text:p>
          </table:table-cell>
          <table:table-cell table:style-name="ce857" office:value-type="string" calcext:value-type="string">
            <text:p>حجم:</text:p>
          </table:table-cell>
          <table:table-cell table:style-name="ce866" office:value-type="string" calcext:value-type="string">
            <text:p>اندازه:</text:p>
          </table:table-cell>
          <table:table-cell table:style-name="ce874" office:value-type="string" calcext:value-type="string">
            <text:p>Размер:</text:p>
          </table:table-cell>
          <table:table-cell table:style-name="ce315" table:number-columns-repeated="990"/>
          <table:table-cell table:number-columns-repeated="4"/>
        </table:table-row>
        <table:table-row table:style-name="ro18">
          <table:table-cell table:style-name="ce49" office:value-type="string" calcext:value-type="string">
            <text:p>Generic_Save</text:p>
          </table:table-cell>
          <table:table-cell table:style-name="ce371"/>
          <table:table-cell table:style-name="ce60" office:value-type="string" calcext:value-type="string">
            <text:p>Save</text:p>
          </table:table-cell>
          <table:table-cell table:style-name="ce602" office:value-type="string" calcext:value-type="string">
            <text:p>Enregistrer</text:p>
          </table:table-cell>
          <table:table-cell table:style-name="ce613" office:value-type="string" calcext:value-type="string">
            <text:p>Bewaar</text:p>
          </table:table-cell>
          <table:table-cell table:style-name="ce620" office:value-type="string" calcext:value-type="string">
            <text:p>Speichern</text:p>
          </table:table-cell>
          <table:table-cell table:style-name="ce632" office:value-type="string" calcext:value-type="string">
            <text:p>Guardar</text:p>
          </table:table-cell>
          <table:table-cell table:style-name="ce645" office:value-type="string" calcext:value-type="string">
            <text:p>Salvar</text:p>
          </table:table-cell>
          <table:table-cell table:style-name="ce657" office:value-type="string" calcext:value-type="string">
            <text:p>Zapisz</text:p>
          </table:table-cell>
          <table:table-cell table:style-name="ce667" office:value-type="string" calcext:value-type="string">
            <text:p>Salva</text:p>
          </table:table-cell>
          <table:table-cell table:style-name="ce680" office:value-type="string" calcext:value-type="string">
            <text:p>Salvează</text:p>
          </table:table-cell>
          <table:table-cell table:style-name="ce695" office:value-type="string" calcext:value-type="string">
            <text:p>Tallenna</text:p>
          </table:table-cell>
          <table:table-cell table:style-name="ce708" office:value-type="string" calcext:value-type="string">
            <text:p>Lagre</text:p>
          </table:table-cell>
          <table:table-cell table:style-name="ce719" office:value-type="string" calcext:value-type="string">
            <text:p>保存</text:p>
          </table:table-cell>
          <table:table-cell table:style-name="ce728" office:value-type="string" calcext:value-type="string">
            <text:p>Kaydet</text:p>
          </table:table-cell>
          <table:table-cell table:style-name="ce737" office:value-type="string" calcext:value-type="string">
            <text:p>Αποθήκευση</text:p>
          </table:table-cell>
          <table:table-cell table:style-name="ce749" office:value-type="string" calcext:value-type="string">
            <text:p>Išsaugoti</text:p>
          </table:table-cell>
          <table:table-cell table:style-name="ce759" office:value-type="string" calcext:value-type="string">
            <text:p>Spara</text:p>
          </table:table-cell>
          <table:table-cell table:style-name="ce767" office:value-type="string" calcext:value-type="string">
            <text:p>Gem</text:p>
          </table:table-cell>
          <table:table-cell table:style-name="ce778" office:value-type="string" calcext:value-type="string">
            <text:p>Uložit</text:p>
          </table:table-cell>
          <table:table-cell table:style-name="ce789" office:value-type="string" calcext:value-type="string">
            <text:p>저장</text:p>
          </table:table-cell>
          <table:table-cell table:style-name="ce800" office:value-type="string" calcext:value-type="string">
            <text:p>Сохранить</text:p>
          </table:table-cell>
          <table:table-cell table:style-name="ce812" office:value-type="string" calcext:value-type="string">
            <text:p>Desar</text:p>
          </table:table-cell>
          <table:table-cell table:style-name="ce819" office:value-type="string" calcext:value-type="string">
            <text:p>Sačuvaj</text:p>
          </table:table-cell>
          <table:table-cell table:style-name="ce827" office:value-type="string" calcext:value-type="string">
            <text:p>Сачувај</text:p>
          </table:table-cell>
          <table:table-cell table:style-name="ce837" office:value-type="string" calcext:value-type="string">
            <text:p>保存</text:p>
          </table:table-cell>
          <table:table-cell table:style-name="ce849" office:value-type="string" calcext:value-type="string">
            <text:p>Зачувај Видео</text:p>
          </table:table-cell>
          <table:table-cell table:style-name="ce857" office:value-type="string" calcext:value-type="string">
            <text:p>حفظ</text:p>
          </table:table-cell>
          <table:table-cell table:style-name="ce866" office:value-type="string" calcext:value-type="string">
            <text:p>ذخیره</text:p>
          </table:table-cell>
          <table:table-cell table:style-name="ce874" office:value-type="string" calcext:value-type="string">
            <text:p>Съхрани</text:p>
          </table:table-cell>
          <table:table-cell table:style-name="ce315" table:number-columns-repeated="990"/>
          <table:table-cell table:number-columns-repeated="4"/>
        </table:table-row>
        <table:table-row table:style-name="ro18">
          <table:table-cell table:style-name="ce49" office:value-type="string" calcext:value-type="string">
            <text:p>Generic_TrackShapePicker</text:p>
          </table:table-cell>
          <table:table-cell table:style-name="ce371"/>
          <table:table-cell table:style-name="ce60" office:value-type="string" calcext:value-type="string">
            <text:p>Line shape:</text:p>
          </table:table-cell>
          <table:table-cell table:style-name="ce602" office:value-type="string" calcext:value-type="string">
            <text:p>Forme de ligne :</text:p>
          </table:table-cell>
          <table:table-cell table:style-name="ce613" office:value-type="string" calcext:value-type="string">
            <text:p>Lijnvorm:</text:p>
          </table:table-cell>
          <table:table-cell table:style-name="ce620"/>
          <table:table-cell table:style-name="ce632" office:value-type="string" calcext:value-type="string">
            <text:p>Forma de la líne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office:value-type="string" calcext:value-type="string">
            <text:p>Linjetype:</text:p>
          </table:table-cell>
          <table:table-cell table:style-name="ce778" office:value-type="string" calcext:value-type="string">
            <text:p>Tvar linky:</text:p>
          </table:table-cell>
          <table:table-cell table:style-name="ce787" office:value-type="string" calcext:value-type="string">
            <text:p><text:span text:style-name="T4">선</text:span><text:span text:style-name="T5"> </text:span><text:span text:style-name="T6">모양</text:span><text:span text:style-name="T5">:</text:span></text:p>
          </table:table-cell>
          <table:table-cell table:style-name="ce800" office:value-type="string" calcext:value-type="string">
            <text:p>Форма линии:</text:p>
          </table:table-cell>
          <table:table-cell table:style-name="ce812" office:value-type="string" calcext:value-type="string">
            <text:p>Forma de la línia :</text:p>
          </table:table-cell>
          <table:table-cell table:style-name="ce819" office:value-type="string" calcext:value-type="string">
            <text:p>Oblik linije:</text:p>
          </table:table-cell>
          <table:table-cell table:style-name="ce827" office:value-type="string" calcext:value-type="string">
            <text:p>Облик линије:</text:p>
          </table:table-cell>
          <table:table-cell table:style-name="ce839" office:value-type="string" calcext:value-type="string">
            <text:p><text:span text:style-name="T16">線の形</text:span><text:span text:style-name="T17">:</text:span></text:p>
          </table:table-cell>
          <table:table-cell table:style-name="ce849" office:value-type="string" calcext:value-type="string">
            <text:p>Форма на линијата:</text:p>
          </table:table-cell>
          <table:table-cell table:style-name="ce857" office:value-type="string" calcext:value-type="string">
            <text:p>شكل الخط:</text:p>
          </table:table-cell>
          <table:table-cell table:style-name="ce866" office:value-type="string" calcext:value-type="string">
            <text:p>شکل خط:</text:p>
          </table:table-cell>
          <table:table-cell table:style-name="ce874" office:value-type="string" calcext:value-type="string">
            <text:p>Форма на линия:</text:p>
          </table:table-cell>
          <table:table-cell table:style-name="ce315" table:number-columns-repeated="990"/>
          <table:table-cell table:number-columns-repeated="4"/>
        </table:table-row>
        <table:table-row table:style-name="ro10">
          <table:table-cell table:style-name="ce49" office:value-type="string" calcext:value-type="string">
            <text:p>Generic_Image</text:p>
          </table:table-cell>
          <table:table-cell table:style-name="ce371"/>
          <table:table-cell table:style-name="ce60" office:value-type="string" calcext:value-type="string">
            <text:p>Image</text:p>
          </table:table-cell>
          <table:table-cell table:style-name="ce602" office:value-type="string" calcext:value-type="string">
            <text:p>Image</text:p>
          </table:table-cell>
          <table:table-cell table:style-name="ce613" office:value-type="string" calcext:value-type="string">
            <text:p>Beeld</text:p>
          </table:table-cell>
          <table:table-cell table:style-name="ce620" office:value-type="string" calcext:value-type="string">
            <text:p>Bild</text:p>
          </table:table-cell>
          <table:table-cell table:style-name="ce632" office:value-type="string" calcext:value-type="string">
            <text:p>Imagen </text:p>
          </table:table-cell>
          <table:table-cell table:style-name="ce645" office:value-type="string" calcext:value-type="string">
            <text:p>Imagem</text:p>
          </table:table-cell>
          <table:table-cell table:style-name="ce657"/>
          <table:table-cell table:style-name="ce667" office:value-type="string" calcext:value-type="string">
            <text:p>Immagine</text:p>
          </table:table-cell>
          <table:table-cell table:style-name="ce680" office:value-type="string" calcext:value-type="string">
            <text:p>Imagine</text:p>
          </table:table-cell>
          <table:table-cell table:style-name="ce695" office:value-type="string" calcext:value-type="string">
            <text:p>Kuva</text:p>
          </table:table-cell>
          <table:table-cell table:style-name="ce708" office:value-type="string" calcext:value-type="string">
            <text:p>Bilde</text:p>
          </table:table-cell>
          <table:table-cell table:style-name="ce719" office:value-type="string" calcext:value-type="string">
            <text:p>图片</text:p>
          </table:table-cell>
          <table:table-cell table:style-name="ce728" office:value-type="string" calcext:value-type="string">
            <text:p>İmaj</text:p>
          </table:table-cell>
          <table:table-cell table:style-name="ce737" office:value-type="string" calcext:value-type="string">
            <text:p>Εικόνα</text:p>
          </table:table-cell>
          <table:table-cell table:style-name="ce749" office:value-type="string" calcext:value-type="string">
            <text:p>Paveikslėlis</text:p>
          </table:table-cell>
          <table:table-cell table:style-name="ce759" office:value-type="string" calcext:value-type="string">
            <text:p>Bild</text:p>
          </table:table-cell>
          <table:table-cell table:style-name="ce767" office:value-type="string" calcext:value-type="string">
            <text:p>Billede</text:p>
          </table:table-cell>
          <table:table-cell table:style-name="ce778" office:value-type="string" calcext:value-type="string">
            <text:p>Obraz</text:p>
          </table:table-cell>
          <table:table-cell table:style-name="ce789" office:value-type="string" calcext:value-type="string">
            <text:p>이미지</text:p>
          </table:table-cell>
          <table:table-cell table:style-name="ce800" office:value-type="string" calcext:value-type="string">
            <text:p>Изображение</text:p>
          </table:table-cell>
          <table:table-cell table:style-name="ce812" office:value-type="string" calcext:value-type="string">
            <text:p>Imatge</text:p>
          </table:table-cell>
          <table:table-cell table:style-name="ce819" office:value-type="string" calcext:value-type="string">
            <text:p>Slika</text:p>
          </table:table-cell>
          <table:table-cell table:style-name="ce827" office:value-type="string" calcext:value-type="string">
            <text:p>Слика</text:p>
          </table:table-cell>
          <table:table-cell table:style-name="ce837" office:value-type="string" calcext:value-type="string">
            <text:p>イメージ</text:p>
          </table:table-cell>
          <table:table-cell table:style-name="ce849" office:value-type="string" calcext:value-type="string">
            <text:p>Слика</text:p>
          </table:table-cell>
          <table:table-cell table:style-name="ce857" office:value-type="string" calcext:value-type="string">
            <text:p>صورة</text:p>
          </table:table-cell>
          <table:table-cell table:style-name="ce866" office:value-type="string" calcext:value-type="string">
            <text:p>تصویر</text:p>
          </table:table-cell>
          <table:table-cell table:style-name="ce874" office:value-type="string" calcext:value-type="string">
            <text:p>Изображение</text:p>
          </table:table-cell>
          <table:table-cell table:style-name="ce315" table:number-columns-repeated="990"/>
          <table:table-cell table:number-columns-repeated="4"/>
        </table:table-row>
        <table:table-row table:style-name="ro18">
          <table:table-cell table:style-name="ce49" office:value-type="string" calcext:value-type="string">
            <text:p>Generic_Video</text:p>
          </table:table-cell>
          <table:table-cell table:style-name="ce371"/>
          <table:table-cell table:style-name="ce60" office:value-type="string" calcext:value-type="string">
            <text:p>Video</text:p>
          </table:table-cell>
          <table:table-cell table:style-name="ce602" office:value-type="string" calcext:value-type="string">
            <text:p>Vidéo</text:p>
          </table:table-cell>
          <table:table-cell table:style-name="ce613" office:value-type="string" calcext:value-type="string">
            <text:p>Video</text:p>
          </table:table-cell>
          <table:table-cell table:style-name="ce624" office:value-type="string" calcext:value-type="string">
            <text:p>Video</text:p>
          </table:table-cell>
          <table:table-cell table:style-name="ce632" office:value-type="string" calcext:value-type="string">
            <text:p>Video</text:p>
          </table:table-cell>
          <table:table-cell table:style-name="ce646" office:value-type="string" calcext:value-type="string">
            <text:p>Video</text:p>
          </table:table-cell>
          <table:table-cell table:style-name="ce657"/>
          <table:table-cell table:style-name="ce667" office:value-type="string" calcext:value-type="string">
            <text:p>Video</text:p>
          </table:table-cell>
          <table:table-cell table:style-name="ce680" office:value-type="string" calcext:value-type="string">
            <text:p>Video </text:p>
          </table:table-cell>
          <table:table-cell table:style-name="ce695" office:value-type="string" calcext:value-type="string">
            <text:p>Video</text:p>
          </table:table-cell>
          <table:table-cell table:style-name="ce708"/>
          <table:table-cell table:style-name="ce719"/>
          <table:table-cell table:style-name="ce729" office:value-type="string" calcext:value-type="string">
            <text:p>Video</text:p>
          </table:table-cell>
          <table:table-cell table:style-name="ce738" office:value-type="string" calcext:value-type="string">
            <text:p>Βίντεο</text:p>
          </table:table-cell>
          <table:table-cell table:style-name="ce749" office:value-type="string" calcext:value-type="string">
            <text:p>Vaizdas</text:p>
          </table:table-cell>
          <table:table-cell table:style-name="ce759" office:value-type="string" calcext:value-type="string">
            <text:p>Video</text:p>
          </table:table-cell>
          <table:table-cell table:style-name="ce767" office:value-type="string" calcext:value-type="string">
            <text:p>Video</text:p>
          </table:table-cell>
          <table:table-cell table:style-name="ce778" office:value-type="string" calcext:value-type="string">
            <text:p>Video</text:p>
          </table:table-cell>
          <table:table-cell table:style-name="ce789" office:value-type="string" calcext:value-type="string">
            <text:p>비디오</text:p>
          </table:table-cell>
          <table:table-cell table:style-name="ce800" office:value-type="string" calcext:value-type="string">
            <text:p>Видео</text:p>
          </table:table-cell>
          <table:table-cell table:style-name="ce812" office:value-type="string" calcext:value-type="string">
            <text:p>Vídeo</text:p>
          </table:table-cell>
          <table:table-cell table:style-name="ce821" office:value-type="string" calcext:value-type="string">
            <text:p>Video</text:p>
          </table:table-cell>
          <table:table-cell table:style-name="ce830" office:value-type="string" calcext:value-type="string">
            <text:p>Видео</text:p>
          </table:table-cell>
          <table:table-cell table:style-name="ce837" office:value-type="string" calcext:value-type="string">
            <text:p>ビデオ</text:p>
          </table:table-cell>
          <table:table-cell table:style-name="ce849" office:value-type="string" calcext:value-type="string">
            <text:p>Видео</text:p>
          </table:table-cell>
          <table:table-cell table:style-name="ce857" office:value-type="string" calcext:value-type="string">
            <text:p>فيديو</text:p>
          </table:table-cell>
          <table:table-cell table:style-name="ce866" office:value-type="string" calcext:value-type="string">
            <text:p>ویدئو</text:p>
          </table:table-cell>
          <table:table-cell table:style-name="ce874" office:value-type="string" calcext:value-type="string">
            <text:p>Видео</text:p>
          </table:table-cell>
          <table:table-cell table:style-name="ce315" table:number-columns-repeated="990"/>
          <table:table-cell table:number-columns-repeated="4"/>
        </table:table-row>
        <table:table-row table:style-name="ro18">
          <table:table-cell table:style-name="ce49" office:value-type="string" calcext:value-type="string">
            <text:p>Generic_SaveImage</text:p>
          </table:table-cell>
          <table:table-cell table:style-name="ce371"/>
          <table:table-cell table:style-name="ce60" office:value-type="string" calcext:value-type="string">
            <text:p>Save image</text:p>
          </table:table-cell>
          <table:table-cell table:style-name="ce602" office:value-type="string" calcext:value-type="string">
            <text:p>Enregistrer l'image </text:p>
          </table:table-cell>
          <table:table-cell table:style-name="ce613" office:value-type="string" calcext:value-type="string">
            <text:p>Bewaar afbeelding</text:p>
          </table:table-cell>
          <table:table-cell table:style-name="ce621" office:value-type="string" calcext:value-type="string">
            <text:p>Speichere Einzelbild</text:p>
          </table:table-cell>
          <table:table-cell table:style-name="ce632" office:value-type="string" calcext:value-type="string">
            <text:p>Guardar la imagen.</text:p>
          </table:table-cell>
          <table:table-cell table:style-name="ce645" office:value-type="string" calcext:value-type="string">
            <text:p>Salvar Imagem</text:p>
          </table:table-cell>
          <table:table-cell table:style-name="ce657" office:value-type="string" calcext:value-type="string">
            <text:p>Zapisz obraz</text:p>
          </table:table-cell>
          <table:table-cell table:style-name="ce667" office:value-type="string" calcext:value-type="string">
            <text:p>Salva l'Immagine </text:p>
          </table:table-cell>
          <table:table-cell table:style-name="ce680" office:value-type="string" calcext:value-type="string">
            <text:p>Salvează cadrul</text:p>
          </table:table-cell>
          <table:table-cell table:style-name="ce695" office:value-type="string" calcext:value-type="string">
            <text:p>Tallenna kuva</text:p>
          </table:table-cell>
          <table:table-cell table:style-name="ce708" office:value-type="string" calcext:value-type="string">
            <text:p>Lagre bilde</text:p>
          </table:table-cell>
          <table:table-cell table:style-name="ce719" office:value-type="string" calcext:value-type="string">
            <text:p>保存图片</text:p>
          </table:table-cell>
          <table:table-cell table:style-name="ce728" office:value-type="string" calcext:value-type="string">
            <text:p>İmaj Kaydet</text:p>
          </table:table-cell>
          <table:table-cell table:style-name="ce737" office:value-type="string" calcext:value-type="string">
            <text:p>Αποθήκευση Εικόνας</text:p>
          </table:table-cell>
          <table:table-cell table:style-name="ce749" office:value-type="string" calcext:value-type="string">
            <text:p>Išsaugoti paveikslėlį</text:p>
          </table:table-cell>
          <table:table-cell table:style-name="ce759" office:value-type="string" calcext:value-type="string">
            <text:p>Spara bild</text:p>
          </table:table-cell>
          <table:table-cell table:style-name="ce767" office:value-type="string" calcext:value-type="string">
            <text:p>Gem billede</text:p>
          </table:table-cell>
          <table:table-cell table:style-name="ce778" office:value-type="string" calcext:value-type="string">
            <text:p>Uložit obraz</text:p>
          </table:table-cell>
          <table:table-cell table:style-name="ce787" office:value-type="string" calcext:value-type="string">
            <text:p><text:span text:style-name="T4">이미지</text:span><text:span text:style-name="T5"> </text:span><text:span text:style-name="T6">저장</text:span></text:p>
          </table:table-cell>
          <table:table-cell table:style-name="ce800" office:value-type="string" calcext:value-type="string">
            <text:p>Сохранить изображение</text:p>
          </table:table-cell>
          <table:table-cell table:style-name="ce812" office:value-type="string" calcext:value-type="string">
            <text:p>Desar l'imatge</text:p>
          </table:table-cell>
          <table:table-cell table:style-name="ce819" office:value-type="string" calcext:value-type="string">
            <text:p>Sačuvaj sliku</text:p>
          </table:table-cell>
          <table:table-cell table:style-name="ce827" office:value-type="string" calcext:value-type="string">
            <text:p>Сачувај слику</text:p>
          </table:table-cell>
          <table:table-cell table:style-name="ce837" office:value-type="string" calcext:value-type="string">
            <text:p>イメージの保存</text:p>
          </table:table-cell>
          <table:table-cell table:style-name="ce849" office:value-type="string" calcext:value-type="string">
            <text:p>Зачувај Слика</text:p>
          </table:table-cell>
          <table:table-cell table:style-name="ce857" office:value-type="string" calcext:value-type="string">
            <text:p>احفظ الصورة</text:p>
          </table:table-cell>
          <table:table-cell table:style-name="ce866" office:value-type="string" calcext:value-type="string">
            <text:p>ذخیره تصویر</text:p>
          </table:table-cell>
          <table:table-cell table:style-name="ce874" office:value-type="string" calcext:value-type="string">
            <text:p>Съхрани изображението</text:p>
          </table:table-cell>
          <table:table-cell table:style-name="ce315" table:number-columns-repeated="990"/>
          <table:table-cell table:number-columns-repeated="4"/>
        </table:table-row>
        <table:table-row table:style-name="ro10">
          <table:table-cell table:style-name="ce49" office:value-type="string" calcext:value-type="string">
            <text:p>Generic_File</text:p>
          </table:table-cell>
          <table:table-cell table:style-name="ce371"/>
          <table:table-cell table:style-name="ce60" office:value-type="string" calcext:value-type="string">
            <text:p>File</text:p>
          </table:table-cell>
          <table:table-cell table:style-name="ce602" office:value-type="string" calcext:value-type="string">
            <text:p>Fichier</text:p>
          </table:table-cell>
          <table:table-cell table:style-name="ce613" office:value-type="string" calcext:value-type="string">
            <text:p>Bestand</text:p>
          </table:table-cell>
          <table:table-cell table:style-name="ce621"/>
          <table:table-cell table:style-name="ce632" office:value-type="string" calcext:value-type="string">
            <text:p>Archiv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Файл <text:s/></text:p>
          </table:table-cell>
          <table:table-cell table:style-name="ce812" office:value-type="string" calcext:value-type="string">
            <text:p>Fitxer</text:p>
          </table:table-cell>
          <table:table-cell table:style-name="ce819"/>
          <table:table-cell table:style-name="ce827" office:value-type="string" calcext:value-type="string">
            <text:p>Датотека</text:p>
          </table:table-cell>
          <table:table-cell table:style-name="ce837"/>
          <table:table-cell table:style-name="ce849"/>
          <table:table-cell table:style-name="ce857" office:value-type="string" calcext:value-type="string">
            <text:p>ملف</text:p>
          </table:table-cell>
          <table:table-cell table:style-name="ce866" office:value-type="string" calcext:value-type="string">
            <text:p>پرونده</text:p>
          </table:table-cell>
          <table:table-cell table:style-name="ce874" office:value-type="string" calcext:value-type="string">
            <text:p>Файл </text:p>
          </table:table-cell>
          <table:table-cell table:style-name="ce315" table:number-columns-repeated="990"/>
          <table:table-cell table:number-columns-repeated="4"/>
        </table:table-row>
        <table:table-row table:style-name="ro10">
          <table:table-cell table:style-name="ce49" office:value-type="string" calcext:value-type="string">
            <text:p>Generic_Open</text:p>
          </table:table-cell>
          <table:table-cell table:style-name="ce371"/>
          <table:table-cell table:style-name="ce60" office:value-type="string" calcext:value-type="string">
            <text:p>Open</text:p>
          </table:table-cell>
          <table:table-cell table:style-name="ce602" office:value-type="string" calcext:value-type="string">
            <text:p>Ouvrir</text:p>
          </table:table-cell>
          <table:table-cell table:style-name="ce613" office:value-type="string" calcext:value-type="string">
            <text:p>Openen</text:p>
          </table:table-cell>
          <table:table-cell table:style-name="ce621"/>
          <table:table-cell table:style-name="ce632" office:value-type="string" calcext:value-type="string">
            <text:p>Abri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ткрыть</text:p>
          </table:table-cell>
          <table:table-cell table:style-name="ce812" office:value-type="string" calcext:value-type="string">
            <text:p>Obrir</text:p>
          </table:table-cell>
          <table:table-cell table:style-name="ce819"/>
          <table:table-cell table:style-name="ce827" office:value-type="string" calcext:value-type="string">
            <text:p>Отвори</text:p>
          </table:table-cell>
          <table:table-cell table:style-name="ce837"/>
          <table:table-cell table:style-name="ce849"/>
          <table:table-cell table:style-name="ce857" office:value-type="string" calcext:value-type="string">
            <text:p>فتح</text:p>
          </table:table-cell>
          <table:table-cell table:style-name="ce866" office:value-type="string" calcext:value-type="string">
            <text:p>باز کردن</text:p>
          </table:table-cell>
          <table:table-cell table:style-name="ce874" office:value-type="string" calcext:value-type="string">
            <text:p>Отвори</text:p>
          </table:table-cell>
          <table:table-cell table:style-name="ce315" table:number-columns-repeated="990"/>
          <table:table-cell table:number-columns-repeated="4"/>
        </table:table-row>
        <table:table-row table:style-name="ro10">
          <table:table-cell table:style-name="ce49" office:value-type="string" calcext:value-type="string">
            <text:p>Generic_Import</text:p>
          </table:table-cell>
          <table:table-cell table:style-name="ce371"/>
          <table:table-cell table:style-name="ce60" office:value-type="string" calcext:value-type="string">
            <text:p>Import</text:p>
          </table:table-cell>
          <table:table-cell table:style-name="ce602" office:value-type="string" calcext:value-type="string">
            <text:p>Importer</text:p>
          </table:table-cell>
          <table:table-cell table:style-name="ce613" office:value-type="string" calcext:value-type="string">
            <text:p>Importeren</text:p>
          </table:table-cell>
          <table:table-cell table:style-name="ce621"/>
          <table:table-cell table:style-name="ce632" office:value-type="string" calcext:value-type="string">
            <text:p>Import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Импорт</text:p>
          </table:table-cell>
          <table:table-cell table:style-name="ce812" office:value-type="string" calcext:value-type="string">
            <text:p>Importar</text:p>
          </table:table-cell>
          <table:table-cell table:style-name="ce819"/>
          <table:table-cell table:style-name="ce827" office:value-type="string" calcext:value-type="string">
            <text:p>Увези</text:p>
          </table:table-cell>
          <table:table-cell table:style-name="ce837"/>
          <table:table-cell table:style-name="ce849"/>
          <table:table-cell table:style-name="ce857" office:value-type="string" calcext:value-type="string">
            <text:p>استيراد</text:p>
          </table:table-cell>
          <table:table-cell table:style-name="ce866" office:value-type="string" calcext:value-type="string">
            <text:p>وارد کردن</text:p>
          </table:table-cell>
          <table:table-cell table:style-name="ce874" office:value-type="string" calcext:value-type="string">
            <text:p>Импорт</text:p>
          </table:table-cell>
          <table:table-cell table:style-name="ce315" table:number-columns-repeated="990"/>
          <table:table-cell table:number-columns-repeated="4"/>
        </table:table-row>
        <table:table-row table:style-name="ro10">
          <table:table-cell table:style-name="ce49" office:value-type="string" calcext:value-type="string">
            <text:p>Generic_Restore</text:p>
          </table:table-cell>
          <table:table-cell table:style-name="ce371"/>
          <table:table-cell table:style-name="ce60" office:value-type="string" calcext:value-type="string">
            <text:p>Restore default</text:p>
          </table:table-cell>
          <table:table-cell table:style-name="ce602" office:value-type="string" calcext:value-type="string">
            <text:p>Remise à zéro</text:p>
          </table:table-cell>
          <table:table-cell table:style-name="ce613" office:value-type="string" calcext:value-type="string">
            <text:p>Herstel naar standaard</text:p>
          </table:table-cell>
          <table:table-cell table:style-name="ce621"/>
          <table:table-cell table:style-name="ce632" office:value-type="string" calcext:value-type="string">
            <text:p>Restaurar a valores por defect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осстановить умолчание</text:p>
          </table:table-cell>
          <table:table-cell table:style-name="ce812" office:value-type="string" calcext:value-type="string">
            <text:p>Restaurar paràmetres per defecte</text:p>
          </table:table-cell>
          <table:table-cell table:style-name="ce819"/>
          <table:table-cell table:style-name="ce827" office:value-type="string" calcext:value-type="string">
            <text:p>Поништи подразумевано</text:p>
          </table:table-cell>
          <table:table-cell table:style-name="ce837"/>
          <table:table-cell table:style-name="ce849"/>
          <table:table-cell table:style-name="ce857" office:value-type="string" calcext:value-type="string">
            <text:p>استعادة الوضع الافتراضي</text:p>
          </table:table-cell>
          <table:table-cell table:style-name="ce866" office:value-type="string" calcext:value-type="string">
            <text:p>بازیابی پیش فرض</text:p>
          </table:table-cell>
          <table:table-cell table:style-name="ce874" office:value-type="string" calcext:value-type="string">
            <text:p>Възстанови по подразбиране</text:p>
          </table:table-cell>
          <table:table-cell table:style-name="ce315" table:number-columns-repeated="990"/>
          <table:table-cell table:number-columns-repeated="4"/>
        </table:table-row>
        <table:table-row table:style-name="ro10">
          <table:table-cell table:style-name="ce49" office:value-type="string" calcext:value-type="string">
            <text:p>Generic_Quit</text:p>
          </table:table-cell>
          <table:table-cell table:style-name="ce371"/>
          <table:table-cell table:style-name="ce60" office:value-type="string" calcext:value-type="string">
            <text:p>Quit</text:p>
          </table:table-cell>
          <table:table-cell table:style-name="ce602" office:value-type="string" calcext:value-type="string">
            <text:p>Quitter</text:p>
          </table:table-cell>
          <table:table-cell table:style-name="ce613" office:value-type="string" calcext:value-type="string">
            <text:p>Afsluiten</text:p>
          </table:table-cell>
          <table:table-cell table:style-name="ce621"/>
          <table:table-cell table:style-name="ce632" office:value-type="string" calcext:value-type="string">
            <text:p>Sali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ыход</text:p>
          </table:table-cell>
          <table:table-cell table:style-name="ce812" office:value-type="string" calcext:value-type="string">
            <text:p>Sortir</text:p>
          </table:table-cell>
          <table:table-cell table:style-name="ce819"/>
          <table:table-cell table:style-name="ce827" office:value-type="string" calcext:value-type="string">
            <text:p>Напусти</text:p>
          </table:table-cell>
          <table:table-cell table:style-name="ce837"/>
          <table:table-cell table:style-name="ce849"/>
          <table:table-cell table:style-name="ce857" office:value-type="string" calcext:value-type="string">
            <text:p>خروج</text:p>
          </table:table-cell>
          <table:table-cell table:style-name="ce866" office:value-type="string" calcext:value-type="string">
            <text:p>خارج شدن</text:p>
          </table:table-cell>
          <table:table-cell table:style-name="ce874" office:value-type="string" calcext:value-type="string">
            <text:p>Изход</text:p>
          </table:table-cell>
          <table:table-cell table:style-name="ce315" table:number-columns-repeated="990"/>
          <table:table-cell table:number-columns-repeated="4"/>
        </table:table-row>
        <table:table-row table:style-name="ro10">
          <table:table-cell table:style-name="ce49" office:value-type="string" calcext:value-type="string">
            <text:p>Generic_Cut</text:p>
          </table:table-cell>
          <table:table-cell table:style-name="ce371"/>
          <table:table-cell table:style-name="ce60" office:value-type="string" calcext:value-type="string">
            <text:p>Cut</text:p>
          </table:table-cell>
          <table:table-cell table:style-name="ce602" office:value-type="string" calcext:value-type="string">
            <text:p>Couper</text:p>
          </table:table-cell>
          <table:table-cell table:style-name="ce613" office:value-type="string" calcext:value-type="string">
            <text:p>Knip</text:p>
          </table:table-cell>
          <table:table-cell table:style-name="ce621"/>
          <table:table-cell table:style-name="ce632" office:value-type="string" calcext:value-type="string">
            <text:p>Cort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Tallar</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برش</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Generic_Copy</text:p>
          </table:table-cell>
          <table:table-cell table:style-name="ce371"/>
          <table:table-cell table:style-name="ce60" office:value-type="string" calcext:value-type="string">
            <text:p>Copy</text:p>
          </table:table-cell>
          <table:table-cell table:style-name="ce602" office:value-type="string" calcext:value-type="string">
            <text:p>Copier</text:p>
          </table:table-cell>
          <table:table-cell table:style-name="ce613" office:value-type="string" calcext:value-type="string">
            <text:p>Kopieer</text:p>
          </table:table-cell>
          <table:table-cell table:style-name="ce621"/>
          <table:table-cell table:style-name="ce632" office:value-type="string" calcext:value-type="string">
            <text:p>Copi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Copiar</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رونوشت</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Generic_Paste</text:p>
          </table:table-cell>
          <table:table-cell table:style-name="ce371"/>
          <table:table-cell table:style-name="ce60" office:value-type="string" calcext:value-type="string">
            <text:p>Paste</text:p>
          </table:table-cell>
          <table:table-cell table:style-name="ce602" office:value-type="string" calcext:value-type="string">
            <text:p>Coller</text:p>
          </table:table-cell>
          <table:table-cell table:style-name="ce613" office:value-type="string" calcext:value-type="string">
            <text:p>Plak</text:p>
          </table:table-cell>
          <table:table-cell table:style-name="ce621"/>
          <table:table-cell table:style-name="ce632" office:value-type="string" calcext:value-type="string">
            <text:p>Peg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Enganxar</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جایگذاری</text:p>
          </table:table-cell>
          <table:table-cell table:style-name="ce874"/>
          <table:table-cell table:style-name="ce315" table:number-columns-repeated="990"/>
          <table:table-cell table:number-columns-repeated="4"/>
        </table:table-row>
        <table:table-row table:style-name="ro10">
          <table:table-cell table:style-name="ce49" office:value-type="string" calcext:value-type="string">
            <text:p>FileProperty_Size</text:p>
          </table:table-cell>
          <table:table-cell table:style-name="ce371"/>
          <table:table-cell table:style-name="ce60" office:value-type="string" calcext:value-type="string">
            <text:p>Size</text:p>
          </table:table-cell>
          <table:table-cell table:style-name="ce602" office:value-type="string" calcext:value-type="string">
            <text:p>Taille</text:p>
          </table:table-cell>
          <table:table-cell table:style-name="ce613" office:value-type="string" calcext:value-type="string">
            <text:p>Grootte</text:p>
          </table:table-cell>
          <table:table-cell table:style-name="ce621"/>
          <table:table-cell table:style-name="ce632" office:value-type="string" calcext:value-type="string">
            <text:p>Tamañ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Размер</text:p>
          </table:table-cell>
          <table:table-cell table:style-name="ce812" office:value-type="string" calcext:value-type="string">
            <text:p>Mesura</text:p>
          </table:table-cell>
          <table:table-cell table:style-name="ce819"/>
          <table:table-cell table:style-name="ce827" office:value-type="string" calcext:value-type="string">
            <text:p>Величина</text:p>
          </table:table-cell>
          <table:table-cell table:style-name="ce837"/>
          <table:table-cell table:style-name="ce849"/>
          <table:table-cell table:style-name="ce857" office:value-type="string" calcext:value-type="string">
            <text:p>حجم</text:p>
          </table:table-cell>
          <table:table-cell table:style-name="ce866" office:value-type="string" calcext:value-type="string">
            <text:p>اندازه</text:p>
          </table:table-cell>
          <table:table-cell table:style-name="ce874" office:value-type="string" calcext:value-type="string">
            <text:p>Размер</text:p>
          </table:table-cell>
          <table:table-cell table:style-name="ce315" table:number-columns-repeated="990"/>
          <table:table-cell table:number-columns-repeated="4"/>
        </table:table-row>
        <table:table-row table:style-name="ro10">
          <table:table-cell table:style-name="ce49" office:value-type="string" calcext:value-type="string">
            <text:p>FileProperty_Framerate</text:p>
          </table:table-cell>
          <table:table-cell table:style-name="ce371"/>
          <table:table-cell table:style-name="ce60" office:value-type="string" calcext:value-type="string">
            <text:p>Framerate</text:p>
          </table:table-cell>
          <table:table-cell table:style-name="ce602" office:value-type="string" calcext:value-type="string">
            <text:p>Fréquence d'images</text:p>
          </table:table-cell>
          <table:table-cell table:style-name="ce613" office:value-type="string" calcext:value-type="string">
            <text:p>Framerate</text:p>
          </table:table-cell>
          <table:table-cell table:style-name="ce621"/>
          <table:table-cell table:style-name="ce632" office:value-type="string" calcext:value-type="string">
            <text:p>Tasa de fotograma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Частота</text:p>
          </table:table-cell>
          <table:table-cell table:style-name="ce812" office:value-type="string" calcext:value-type="string">
            <text:p>Freqüència d'imatges</text:p>
          </table:table-cell>
          <table:table-cell table:style-name="ce819"/>
          <table:table-cell table:style-name="ce827" office:value-type="string" calcext:value-type="string">
            <text:p>Број слика у секунди</text:p>
          </table:table-cell>
          <table:table-cell table:style-name="ce837"/>
          <table:table-cell table:style-name="ce849"/>
          <table:table-cell table:style-name="ce857" office:value-type="string" calcext:value-type="string">
            <text:p>معدل الكادرات</text:p>
          </table:table-cell>
          <table:table-cell table:style-name="ce866" office:value-type="string" calcext:value-type="string">
            <text:p>میزان فریم</text:p>
          </table:table-cell>
          <table:table-cell table:style-name="ce874" office:value-type="string" calcext:value-type="string">
            <text:p>Честота</text:p>
          </table:table-cell>
          <table:table-cell table:style-name="ce315" table:number-columns-repeated="990"/>
          <table:table-cell table:number-columns-repeated="4"/>
        </table:table-row>
        <table:table-row table:style-name="ro10">
          <table:table-cell table:style-name="ce49" office:value-type="string" calcext:value-type="string">
            <text:p>FileProperty_Duration</text:p>
          </table:table-cell>
          <table:table-cell table:style-name="ce371"/>
          <table:table-cell table:style-name="ce60" office:value-type="string" calcext:value-type="string">
            <text:p>Duration</text:p>
          </table:table-cell>
          <table:table-cell table:style-name="ce602" office:value-type="string" calcext:value-type="string">
            <text:p>Durée</text:p>
          </table:table-cell>
          <table:table-cell table:style-name="ce613" office:value-type="string" calcext:value-type="string">
            <text:p>Lengte</text:p>
          </table:table-cell>
          <table:table-cell table:style-name="ce621"/>
          <table:table-cell table:style-name="ce632" office:value-type="string" calcext:value-type="string">
            <text:p>Duración</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лительность</text:p>
          </table:table-cell>
          <table:table-cell table:style-name="ce812" office:value-type="string" calcext:value-type="string">
            <text:p>Duració</text:p>
          </table:table-cell>
          <table:table-cell table:style-name="ce819"/>
          <table:table-cell table:style-name="ce827" office:value-type="string" calcext:value-type="string">
            <text:p>Трајање</text:p>
          </table:table-cell>
          <table:table-cell table:style-name="ce837"/>
          <table:table-cell table:style-name="ce849"/>
          <table:table-cell table:style-name="ce857" office:value-type="string" calcext:value-type="string">
            <text:p>المدة الزمنية</text:p>
          </table:table-cell>
          <table:table-cell table:style-name="ce866" office:value-type="string" calcext:value-type="string">
            <text:p>مدت زمان</text:p>
          </table:table-cell>
          <table:table-cell table:style-name="ce874" office:value-type="string" calcext:value-type="string">
            <text:p>Продължителност</text:p>
          </table:table-cell>
          <table:table-cell table:style-name="ce315" table:number-columns-repeated="990"/>
          <table:table-cell table:number-columns-repeated="4"/>
        </table:table-row>
        <table:table-row table:style-name="ro10">
          <table:table-cell table:style-name="ce49" office:value-type="string" calcext:value-type="string">
            <text:p>FileProperty_CreationTime</text:p>
          </table:table-cell>
          <table:table-cell table:style-name="ce371"/>
          <table:table-cell table:style-name="ce60" office:value-type="string" calcext:value-type="string">
            <text:p>Creation time</text:p>
          </table:table-cell>
          <table:table-cell table:style-name="ce602" office:value-type="string" calcext:value-type="string">
            <text:p>Date de création</text:p>
          </table:table-cell>
          <table:table-cell table:style-name="ce613" office:value-type="string" calcext:value-type="string">
            <text:p>Datum gemaakt</text:p>
          </table:table-cell>
          <table:table-cell table:style-name="ce621"/>
          <table:table-cell table:style-name="ce632" office:value-type="string" calcext:value-type="string">
            <text:p>Fecha de creación</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Создать время</text:p>
          </table:table-cell>
          <table:table-cell table:style-name="ce812" office:value-type="string" calcext:value-type="string">
            <text:p>Data de creació</text:p>
          </table:table-cell>
          <table:table-cell table:style-name="ce819"/>
          <table:table-cell table:style-name="ce827" office:value-type="string" calcext:value-type="string">
            <text:p>Време израде</text:p>
          </table:table-cell>
          <table:table-cell table:style-name="ce837"/>
          <table:table-cell table:style-name="ce849"/>
          <table:table-cell table:style-name="ce857" office:value-type="string" calcext:value-type="string">
            <text:p>زمن الانشاء</text:p>
          </table:table-cell>
          <table:table-cell table:style-name="ce866" office:value-type="string" calcext:value-type="string">
            <text:p>زمان ایجاد</text:p>
          </table:table-cell>
          <table:table-cell table:style-name="ce874" office:value-type="string" calcext:value-type="string">
            <text:p>Създай време</text:p>
          </table:table-cell>
          <table:table-cell table:style-name="ce315" table:number-columns-repeated="990"/>
          <table:table-cell table:number-columns-repeated="4"/>
        </table:table-row>
        <table:table-row table:style-name="ro10">
          <table:table-cell table:style-name="ce49" office:value-type="string" calcext:value-type="string">
            <text:p>FileProperty_HasKva</text:p>
          </table:table-cell>
          <table:table-cell table:style-name="ce371"/>
          <table:table-cell table:style-name="ce60" office:value-type="string" calcext:value-type="string">
            <text:p>Kva file</text:p>
          </table:table-cell>
          <table:table-cell table:style-name="ce602" office:value-type="string" calcext:value-type="string">
            <text:p>Fichier Kva</text:p>
          </table:table-cell>
          <table:table-cell table:style-name="ce613" office:value-type="string" calcext:value-type="string">
            <text:p>Kva bestand</text:p>
          </table:table-cell>
          <table:table-cell table:style-name="ce621"/>
          <table:table-cell table:style-name="ce632" office:value-type="string" calcext:value-type="string">
            <text:p>Archivo kv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KVA файл</text:p>
          </table:table-cell>
          <table:table-cell table:style-name="ce812" office:value-type="string" calcext:value-type="string">
            <text:p>Arxiu Kva</text:p>
          </table:table-cell>
          <table:table-cell table:style-name="ce819"/>
          <table:table-cell table:style-name="ce827" office:value-type="string" calcext:value-type="string">
            <text:p>Kva датотека</text:p>
          </table:table-cell>
          <table:table-cell table:style-name="ce837"/>
          <table:table-cell table:style-name="ce849"/>
          <table:table-cell table:style-name="ce857" office:value-type="string" calcext:value-type="string">
            <text:p>ملف Kva</text:p>
          </table:table-cell>
          <table:table-cell table:style-name="ce866" office:value-type="string" calcext:value-type="string">
            <text:p>پرونده Kva</text:p>
          </table:table-cell>
          <table:table-cell table:style-name="ce874" office:value-type="string" calcext:value-type="string">
            <text:p>KVA файл</text:p>
          </table:table-cell>
          <table:table-cell table:style-name="ce315" table:number-columns-repeated="990"/>
          <table:table-cell table:number-columns-repeated="4"/>
        </table:table-row>
        <table:table-row table:style-name="ro10">
          <table:table-cell table:style-name="ce49" office:value-type="string" calcext:value-type="string">
            <text:p>FileFilter_XML</text:p>
          </table:table-cell>
          <table:table-cell table:style-name="ce371"/>
          <table:table-cell table:style-name="ce60" office:value-type="string" calcext:value-type="string">
            <text:p>XML (*.xml)|*.xml;</text:p>
          </table:table-cell>
          <table:table-cell table:style-name="ce602" office:value-type="string" calcext:value-type="string">
            <text:p>XML (*.xml)|*.xml;</text:p>
          </table:table-cell>
          <table:table-cell table:style-name="ce613" office:value-type="string" calcext:value-type="string">
            <text:p>XML (*.xml)|*.xml;</text:p>
          </table:table-cell>
          <table:table-cell table:style-name="ce621" office:value-type="string" calcext:value-type="string">
            <text:p>XML (*.xml)|*.xml;</text:p>
          </table:table-cell>
          <table:table-cell table:style-name="ce632" office:value-type="string" calcext:value-type="string">
            <text:p>XML (*.xml)|*.xml;</text:p>
          </table:table-cell>
          <table:table-cell table:style-name="ce645" office:value-type="string" calcext:value-type="string">
            <text:p>XML (*.xml)|*.xml;</text:p>
          </table:table-cell>
          <table:table-cell table:style-name="ce658" office:value-type="string" calcext:value-type="string">
            <text:p>XML (*.xml)|*.xml;</text:p>
          </table:table-cell>
          <table:table-cell table:style-name="ce667" office:value-type="string" calcext:value-type="string">
            <text:p>XML (*.xml)|*.xml;</text:p>
          </table:table-cell>
          <table:table-cell table:style-name="ce680" office:value-type="string" calcext:value-type="string">
            <text:p>XML (*.xml)|*.xml;</text:p>
          </table:table-cell>
          <table:table-cell table:style-name="ce695" office:value-type="string" calcext:value-type="string">
            <text:p>XML (*.xml)|*.xml;</text:p>
          </table:table-cell>
          <table:table-cell table:style-name="ce708" office:value-type="string" calcext:value-type="string">
            <text:p>XML (*.xml)|*.xml;</text:p>
          </table:table-cell>
          <table:table-cell table:style-name="ce719"/>
          <table:table-cell table:style-name="ce728" office:value-type="string" calcext:value-type="string">
            <text:p>XML (*.xml)|*.xml;</text:p>
          </table:table-cell>
          <table:table-cell table:style-name="ce737" office:value-type="string" calcext:value-type="string">
            <text:p>XML (*.xml)|*.xml;</text:p>
          </table:table-cell>
          <table:table-cell table:style-name="ce749" office:value-type="string" calcext:value-type="string">
            <text:p>XML (*.xml)|*.xml;</text:p>
          </table:table-cell>
          <table:table-cell table:style-name="ce759" office:value-type="string" calcext:value-type="string">
            <text:p>XML (*.xml)|*.xml;</text:p>
          </table:table-cell>
          <table:table-cell table:style-name="ce767" office:value-type="string" calcext:value-type="string">
            <text:p>XML (*.xml)|*.xml;</text:p>
          </table:table-cell>
          <table:table-cell table:style-name="ce780" office:value-type="string" calcext:value-type="string">
            <text:p>XML (*.xml)|*.xml;</text:p>
          </table:table-cell>
          <table:table-cell table:style-name="ce788" office:value-type="string" calcext:value-type="string">
            <text:p>XML (*.xml)|*.xml;</text:p>
          </table:table-cell>
          <table:table-cell table:style-name="ce800" office:value-type="string" calcext:value-type="string">
            <text:p>XML (*.xml)|*.xml;</text:p>
          </table:table-cell>
          <table:table-cell table:style-name="ce814" office:value-type="string" calcext:value-type="string">
            <text:p>XML (*.xml)|*.xml;</text:p>
          </table:table-cell>
          <table:table-cell table:style-name="ce819" office:value-type="string" calcext:value-type="string">
            <text:p>XML (*.xml)|*.xml;</text:p>
          </table:table-cell>
          <table:table-cell table:style-name="ce827" office:value-type="string" calcext:value-type="string">
            <text:p>XML (*.xml)|*.xml;</text:p>
          </table:table-cell>
          <table:table-cell table:style-name="ce839" office:value-type="string" calcext:value-type="string">
            <text:p>XML (*.xml)|*.xml;</text:p>
          </table:table-cell>
          <table:table-cell table:style-name="ce852" office:value-type="string" calcext:value-type="string">
            <text:p>XML (*.xml)|*.xml;</text:p>
          </table:table-cell>
          <table:table-cell table:style-name="ce862" office:value-type="string" calcext:value-type="string">
            <text:p>XML (*.xml)|*.xml;</text:p>
          </table:table-cell>
          <table:table-cell table:style-name="ce806" office:value-type="string" calcext:value-type="string">
            <text:p>XML (*.xml)|*.xml;</text:p>
          </table:table-cell>
          <table:table-cell table:style-name="ce874" office:value-type="string" calcext:value-type="string">
            <text:p>XML (*.xml)|*.xml</text:p>
          </table:table-cell>
          <table:table-cell table:style-name="ce315" table:number-columns-repeated="990"/>
          <table:table-cell table:number-columns-repeated="4"/>
        </table:table-row>
        <table:table-row table:style-name="ro37">
          <table:table-cell table:style-name="ce49" office:value-type="string" calcext:value-type="string">
            <text:p>FileFilter_SaveImage</text:p>
          </table:table-cell>
          <table:table-cell table:style-name="ce371"/>
          <table:table-cell table:style-name="ce60" office:value-type="string" calcext:value-type="string">
            <text:p>JPEG Images (*.jpg,*.jpeg)|*.jpg;*.jpeg|PNG Images (*.png)|*.png|Bitmap Images (*.bmp)|*.bmp</text:p>
          </table:table-cell>
          <table:table-cell table:style-name="ce602" office:value-type="string" calcext:value-type="string">
            <text:p>Images JPEG (*.jpg,*.jpeg)|*.jpg;*.jpeg|Images PNG (*.png)|*.png|Images Bitmap (*.bmp)|*.bmp</text:p>
          </table:table-cell>
          <table:table-cell table:style-name="ce613" office:value-type="string" calcext:value-type="string">
            <text:p>JPEG afbeeldingen (*.jpg,*.jpeg)|*.jpg;*.jpeg|PNG afbeeldingen (*.png)|*.png|Bitmap afbeeldingen (*.bmp)|*.bmp</text:p>
          </table:table-cell>
          <table:table-cell table:style-name="ce621" office:value-type="string" calcext:value-type="string">
            <text:p>JPEG Bilder (*.jpg,*.jpeg)|*.jpg;*.jpeg|PNG Bilder (*.png)|*.png|Pixelgrafik (*.bmp)|*.bmp</text:p>
          </table:table-cell>
          <table:table-cell table:style-name="ce632" office:value-type="string" calcext:value-type="string">
            <text:p>Imagenes JPEG (*.jpg,*.jpeg)|*.jpg;*.jpeg|Imagenes PNG (*.png)|*.png|Imagenes Bitmap (*.bmp)|*.bmp</text:p>
          </table:table-cell>
          <table:table-cell table:style-name="ce645" office:value-type="string" calcext:value-type="string">
            <text:p>Imagens JPEG (*.jpg,*.jpeg)|*.jpg;*.jpeg|Imagens PNG (*.png)|*.png|Imagens Bitmap (*.bmp)|*.bmp</text:p>
          </table:table-cell>
          <table:table-cell table:style-name="ce657" office:value-type="string" calcext:value-type="string">
            <text:p>Obrazy JPEG (*.jpg,*.jpeg)|*.jpg;*.jpeg|Obrazy PNG (*.png)|*.png|Bitmapy (*.bmp)|*.bmp</text:p>
          </table:table-cell>
          <table:table-cell table:style-name="ce667" office:value-type="string" calcext:value-type="string">
            <text:p>JPEG Images (*.jpg,*.jpeg)|*.jpg;*.jpeg|PNG Images (*.png)|*.png|Bitmap Images (*.bmp)|*.bmp</text:p>
          </table:table-cell>
          <table:table-cell table:style-name="ce680" office:value-type="string" calcext:value-type="string">
            <text:p>JPEG <text:s/>(*.jpg,*.jpeg)|*.jpg;*.jpeg|PNG <text:s/>(*.png)|*.png|Bitmap <text:s/>(*.bmp)|*.bmp</text:p>
          </table:table-cell>
          <table:table-cell table:style-name="ce695" office:value-type="string" calcext:value-type="string">
            <text:p>JPEG kuvat (*.jpg,*.jpeg)|*.jpg;*.jpeg|PNG kuvat (*.png)|*.png|Bitmap kuvat (*.bmp)|*.bmp</text:p>
          </table:table-cell>
          <table:table-cell table:style-name="ce708" office:value-type="string" calcext:value-type="string">
            <text:p>JPEG Images (*.jpg,*.jpeg)|*.jpg;*.jpeg|PNG Images (*.png)|*.png|Bitmap Images (*.bmp)|*.bmp</text:p>
          </table:table-cell>
          <table:table-cell table:style-name="ce719" office:value-type="string" calcext:value-type="string">
            <text:p>JPEG Images (*.jpg,*.jpeg)|*.jpg;*.jpeg|PNG Images (*.png)|*.png|Bitmap Images (*.bmp)|*.bmp</text:p>
          </table:table-cell>
          <table:table-cell table:style-name="ce728" office:value-type="string" calcext:value-type="string">
            <text:p>JPEG İmajları (*.jpg,*.jpeg)|*.jpg;*.jpeg|PNG İmajları (*.png)|*.png|Bitmap İmajları (*.bmp)|*.bmp</text:p>
          </table:table-cell>
          <table:table-cell table:style-name="ce737" office:value-type="string" calcext:value-type="string">
            <text:p>JPEG Images (*.jpg,*.jpeg)|*.jpg;*.jpeg|PNG Images (*.png)|*.png|Bitmap Images (*.bmp)|*.bmp</text:p>
          </table:table-cell>
          <table:table-cell table:style-name="ce749" office:value-type="string" calcext:value-type="string">
            <text:p>JPEG Images (*.jpg,*.jpeg)|*.jpg;*.jpeg|PNG Images (*.png)|*.png|Bitmap Images (*.bmp)|*.bmp</text:p>
          </table:table-cell>
          <table:table-cell table:style-name="ce759" office:value-type="string" calcext:value-type="string">
            <text:p>JPEG bilder (*.jpg,*.jpeg)|*.jpg;*.jpeg|PNG bilder (*.png)|*.png|Bitmap bilder (*.bmp)|*.bmp</text:p>
          </table:table-cell>
          <table:table-cell table:style-name="ce767" office:value-type="string" calcext:value-type="string">
            <text:p>JPEG billeder (*.jpg,*.jpeg)|*.jpg;*.jpeg|PNG billeder (*.png)|*.png|Bitmap billeder (*.bmp)|*.bmp</text:p>
          </table:table-cell>
          <table:table-cell table:style-name="ce780" office:value-type="string" calcext:value-type="string">
            <text:p>JPEG Images (*.jpg,*.jpeg)|*.jpg;*.jpeg|PNG Images (*.png)|*.png|Bitmap Images (*.bmp)|*.bmp</text:p>
          </table:table-cell>
          <table:table-cell table:style-name="ce788" office:value-type="string" calcext:value-type="string">
            <text:p>JPEG Images (*.jpg,*.jpeg)|*.jpg;*.jpeg|PNG Images (*.png)|*.png|Bitmap Images (*.bmp)|*.bmp</text:p>
          </table:table-cell>
          <table:table-cell table:style-name="ce800" office:value-type="string" calcext:value-type="string">
            <text:p>JPEG изображения (*.jpg,*.jpeg)|*.jpg;*.jpeg|PNG Изображения (*.png)|*.png|Битовые изображения (*.bmp)|*.bmp</text:p>
          </table:table-cell>
          <table:table-cell table:style-name="ce812" office:value-type="string" calcext:value-type="string">
            <text:p>Imatges JPEG (*.jpg,*.jpeg)|*.jpg;*.jpeg|Imatges PNG (*.png)|*.png|Imatges Bitmap (*.bmp)|*.bmp</text:p>
          </table:table-cell>
          <table:table-cell table:style-name="ce819" office:value-type="string" calcext:value-type="string">
            <text:p>JPEG slike (*.jpg,*.jpeg)|*.jpg;*.jpeg|PNG slike (*.png)|*.png|Bitmap slike (*.bmp)|*.bmp</text:p>
          </table:table-cell>
          <table:table-cell table:style-name="ce827" office:value-type="string" calcext:value-type="string">
            <text:p>JPEG slike (*.jpg,*.jpeg)|*.jpg;*.jpeg|PNG slike (*.png)|*.png|Bitmap slike (*.bmp)|*.bmp</text:p>
          </table:table-cell>
          <table:table-cell table:style-name="ce841" office:value-type="string" calcext:value-type="string">
            <text:p>JPEG <text:span text:style-name="T14">画像</text:span><text:span text:style-name="T15"> (*.jpg,*.jpeg)|*.jpg;*.jpeg|PNG </text:span><text:span text:style-name="T24">画像</text:span><text:span text:style-name="T15"> (*.png)|*.png|Bitmap </text:span><text:span text:style-name="T24">画像</text:span><text:span text:style-name="T15"> (*.bmp)|*.bmp</text:span></text:p>
          </table:table-cell>
          <table:table-cell table:style-name="ce852" office:value-type="string" calcext:value-type="string">
            <text:p>JPEG слики (*.jpg,*.jpeg)|*.jpg;*.jpeg|PNG слики (*.png)|*.png|Bitmap слики (*.bmp)|*.bmp</text:p>
          </table:table-cell>
          <table:table-cell table:style-name="ce862" office:value-type="string" calcext:value-type="string">
            <text:p>JPEG صور (*.jpg,*.jpeg)|*.jpg;*.jpeg|PNG صور (*.png)|*.png|Bitmap صور (*.bmp)|*.bmp</text:p>
          </table:table-cell>
          <table:table-cell table:style-name="ce870" office:value-type="string" calcext:value-type="string">
            <text:p>تصاویر JPEG (* .jpg ، *. jpeg) | * .jpg؛ *. jpeg | تصاویر PNG (* .png) | * .png | تصاویر Bitmap (* .bmp) | * .bmp</text:p>
          </table:table-cell>
          <table:table-cell table:style-name="ce874" office:value-type="string" calcext:value-type="string">
            <text:p>JPEG изображения (*.jpg,*.jpeg)|*.jpg</text:p>
          </table:table-cell>
          <table:table-cell table:style-name="ce315" table:number-columns-repeated="990"/>
          <table:table-cell table:number-columns-repeated="4"/>
        </table:table-row>
        <table:table-row table:style-name="ro38">
          <table:table-cell table:style-name="ce49" office:value-type="string" calcext:value-type="string">
            <text:p>FileFilter_ImportReference</text:p>
          </table:table-cell>
          <table:table-cell table:style-name="ce584"/>
          <table:table-cell table:style-name="ce60" office:value-type="string" calcext:value-type="string">
            <text:p>All supported files (*.SVG;*.JPG;*.PNG;*.BMP;*.GIF)|*.SVG;*.JPG;*.PNG;*.BMP;*.GIF</text:p>
          </table:table-cell>
          <table:table-cell table:style-name="ce602" office:value-type="string" calcext:value-type="string">
            <text:p>Tous les fichiers supportés (*.SVG;*.JPG;*.PNG;*.BMP;*.GIF)|*.SVG;*.JPG;*.PNG;*.BMP;*.GIF</text:p>
          </table:table-cell>
          <table:table-cell table:style-name="ce613" office:value-type="string" calcext:value-type="string">
            <text:p>Alle ondersteunde bestandtypes (*.SVG;*.JPG;*.PNG;*.BMP;*.GIF)|*.SVG;*.JPG;*.PNG;*.BMP;*.GIF</text:p>
          </table:table-cell>
          <table:table-cell table:style-name="ce622" office:value-type="string" calcext:value-type="string">
            <text:p>Alle unterstützten Formate (*.SVG;*.JPG;*.PNG;*.BMP;*.GIF)|*.SVG;*.JPG;*.PNG;*.BMP;*.GIF</text:p>
          </table:table-cell>
          <table:table-cell table:style-name="ce632" office:value-type="string" calcext:value-type="string">
            <text:p>Todos los archivos soportados (*.SVG;*.JPG;*.PNG;*.BMP;*.GIF)|*.SVG;*.JPG;*.PNG;*.BMP;*.GIF</text:p>
          </table:table-cell>
          <table:table-cell table:style-name="ce647" office:value-type="string" calcext:value-type="string">
            <text:p>Todos os formatos suportados (*.SVG;*.JPG;*.PNG;*.BMP;*.GIF)|*.SVG;*.JPG;*.PNG;*.BMP;*.GIF</text:p>
          </table:table-cell>
          <table:table-cell table:style-name="ce657"/>
          <table:table-cell table:style-name="ce671" office:value-type="string" calcext:value-type="string">
            <text:p>tutti I file supportati (*.SVG;*.JPG;*.PNG;*.BMP;*.GIF)|*.SVG;*.JPG;*.PNG;*.BMP;*.GIF</text:p>
          </table:table-cell>
          <table:table-cell table:style-name="ce684" office:value-type="string" calcext:value-type="string">
            <text:p>Toate fişierele suportate (*.SVG;*.JPG;*.PNG;*.BMP;*.GIF)|*.SVG;*.JPG;*.PNG;*.BMP;*.GIF</text:p>
          </table:table-cell>
          <table:table-cell table:style-name="ce695" office:value-type="string" calcext:value-type="string">
            <text:p>Kaikki tuetut kuvamuodot (*.SVG;*.JPG;*.PNG;*.BMP;*.GIF)|*.SVG;*.JPG;*.PNG;*.BMP;*.GIF</text:p>
          </table:table-cell>
          <table:table-cell table:style-name="ce708"/>
          <table:table-cell table:style-name="ce719"/>
          <table:table-cell table:style-name="ce729" office:value-type="string" calcext:value-type="string">
            <text:p>Desteklenen tüm dosyalar (*.SVG;*.JPG;*.PNG;*.BMP;*.GIF)|*.SVG;*.JPG;*.PNG;*.BMP;*.GIF</text:p>
          </table:table-cell>
          <table:table-cell table:style-name="ce739" office:value-type="string" calcext:value-type="string">
            <text:p>Όλα τα υποστηριζόμενα αρχεία (*.SVG;*.JPG;*.PNG;*.BMP;*.GIF)|*.SVG;*.JPG;*.PNG;*.BMP;*.GIF</text:p>
          </table:table-cell>
          <table:table-cell table:style-name="ce750" office:value-type="string" calcext:value-type="string">
            <text:p>Visi palaikomi failai (*.SVG;*.JPG;*.PNG;*.BMP;*.GIF)|*.SVG;*.JPG;*.PNG;*.BMP;*.GIF</text:p>
          </table:table-cell>
          <table:table-cell table:style-name="ce759" office:value-type="string" calcext:value-type="string">
            <text:p>Följande filer stöds (*.SVG;*.JPG;*.PNG;*.BMP;*.GIF)|*.SVG;*.JPG;*.PNG;*.BMP;*.GIF</text:p>
          </table:table-cell>
          <table:table-cell table:style-name="ce767" office:value-type="string" calcext:value-type="string">
            <text:p>Filtyper der understøttes (*.SVG;*.JPG;*.PNG;*.BMP;*.GIF)|*.SVG;*.JPG;*.PNG;*.BMP;*.GIF</text:p>
          </table:table-cell>
          <table:table-cell table:style-name="ce780" office:value-type="string" calcext:value-type="string">
            <text:p>All supported files (*.SVG;*.JPG;*.PNG;*.BMP;*.GIF)|*.SVG;*.JPG;*.PNG;*.BMP;*.GIF</text:p>
          </table:table-cell>
          <table:table-cell table:style-name="ce788" office:value-type="string" calcext:value-type="string">
            <text:p><text:span text:style-name="T4">지원되는</text:span><text:span text:style-name="T5"> </text:span><text:span text:style-name="T6">동영상</text:span><text:span text:style-name="T5"> </text:span><text:span text:style-name="T6">파일들</text:span><text:span text:style-name="T5"> (*.SVG;*.JPG;*.PNG;*.BMP;*.GIF)|*.SVG;*.JPG;*.PNG;*.BMP;*.GIF</text:span></text:p>
          </table:table-cell>
          <table:table-cell table:style-name="ce800" office:value-type="string" calcext:value-type="string">
            <text:p>Все поддерживаемые форматы файлов (*.SVG;*.JPG;*.PNG;*.BMP;*.GIF)|*.SVG;*.JPG;*.PNG;*.BMP;*.GIF</text:p>
          </table:table-cell>
          <table:table-cell table:style-name="ce812" office:value-type="string" calcext:value-type="string">
            <text:p>Tots els formats suportats(*.SVG;*.JPG;*.PNG;*.BMP;*.GIF)|*.SVG;*.JPG;*.PNG;*.BMP;*.GIF</text:p>
          </table:table-cell>
          <table:table-cell table:style-name="ce819" office:value-type="string" calcext:value-type="string">
            <text:p>Sve podržane datoteke (*.SVG;*.JPG;*.PNG;*.BMP;*.GIF)|*.SVG;*.JPG;*.PNG;*.BMP;*.GIF</text:p>
          </table:table-cell>
          <table:table-cell table:style-name="ce827" office:value-type="string" calcext:value-type="string">
            <text:p>Све подржане датотеке (*.SVG;*.JPG;*.PNG;*.BMP;*.GIF)|*.SVG;*.JPG;*.PNG;*.BMP;*.GIF</text:p>
          </table:table-cell>
          <table:table-cell table:style-name="ce841" office:value-type="string" calcext:value-type="string">
            <text:p><text:span text:style-name="T14">すべてのファイル拡張子</text:span><text:span text:style-name="T15">(*.SVG;*.JPG;*.PNG;*.BMP;*.GIF)|*.SVG;*.JPG;*.PNG;*.BMP;*.GIF</text:span></text:p>
          </table:table-cell>
          <table:table-cell table:style-name="ce849" office:value-type="string" calcext:value-type="string">
            <text:p>Сите поддржани датотеки (*.SVG;*.JPG;*.PNG;*.BMP;*.GIF)|*.SVG;*.JPG;*.PNG;*.BMP;*.GIF</text:p>
          </table:table-cell>
          <table:table-cell table:style-name="ce862" office:value-type="string" calcext:value-type="string">
            <text:p>الملفات المدعومة (*.SVG;*.JPG;*.PNG;*.BMP;*.GIF)|*.SVG;*.JPG;*.PNG;*.BMP;*.GIF</text:p>
          </table:table-cell>
          <table:table-cell table:style-name="ce870" office:value-type="string" calcext:value-type="string">
            <text:p>کلیه پرونده های پشتیبانی شده </text:p>
            <text:p>(* .SVG؛ *. JPG؛ *. PNG؛ *. BMP؛ *. GIF) | * .SVG؛ *. JPG؛ *. PNG؛ *. BMP؛ *. GIF</text:p>
          </table:table-cell>
          <table:table-cell table:style-name="ce874" office:value-type="string" calcext:value-type="string">
            <text:p>Всички поддържани файлови формати (*.SVG</text:p>
          </table:table-cell>
          <table:table-cell table:style-name="ce315" table:number-columns-repeated="990"/>
          <table:table-cell table:number-columns-repeated="4"/>
        </table:table-row>
        <table:table-row table:style-name="ro39">
          <table:table-cell table:style-name="ce49" office:value-type="string" calcext:value-type="string">
            <text:p>FileFilter_Spreadsheet</text:p>
          </table:table-cell>
          <table:table-cell table:style-name="ce584" office:value-type="string" calcext:value-type="string">
            <text:p>"Text" should be translated</text:p>
          </table:table-cell>
          <table:table-cell table:style-name="ce60" office:value-type="string" calcext:value-type="string">
            <text:p>OpenOffice Calc (*.ods)|*.ods|Microsoft Excel (*.xml)|*.xml|XHTML (*.html)|*.html|Text (*.txt)|*.txt;</text:p>
          </table:table-cell>
          <table:table-cell table:style-name="ce602" office:value-type="string" calcext:value-type="string">
            <text:p>OpenOffice Calc (*.ods)|*.ods|Microsoft Excel (*.xml)|*.xml|XHTML (*.html)|*.html|Texte (*.txt)|*.txt;</text:p>
          </table:table-cell>
          <table:table-cell table:style-name="ce613" office:value-type="string" calcext:value-type="string">
            <text:p>OpenOffice Calc (*.ods)|*.ods|Microsoft Excel (*.xml)|*.xml|XHTML (*.html)|*.html|Text (*.txt)|*.txt;</text:p>
          </table:table-cell>
          <table:table-cell table:style-name="ce621" office:value-type="string" calcext:value-type="string">
            <text:p>OpenOffice Calc (*.ods)|*.ods|Microsoft Excel (*.xml)|*.xml|XHTML (*.html)|*.html|Text (*.txt)|*.txt;</text:p>
          </table:table-cell>
          <table:table-cell table:style-name="ce632" office:value-type="string" calcext:value-type="string">
            <text:p>OpenOffice Calc (*.ods)|*.ods|Microsoft Excel (*.xml)|*.xml|XHTML (*.html)|*.html|Text (*.txt)|*.txt;</text:p>
          </table:table-cell>
          <table:table-cell table:style-name="ce645" office:value-type="string" calcext:value-type="string">
            <text:p>OpenOffice Calc (*.ods)|*.ods|Microsoft Excel (*.xml)|*.xml|XHTML (*.html)|*.html|Text (*.txt)|*.txt;</text:p>
          </table:table-cell>
          <table:table-cell table:style-name="ce657"/>
          <table:table-cell table:style-name="ce667" office:value-type="string" calcext:value-type="string">
            <text:p>OpenOffice Calc (*.ods)|*.ods|Microsoft Excel (*.xml)|*.xml|XHTML (*.html)|*.html|Text (*.txt)|*.txt;</text:p>
          </table:table-cell>
          <table:table-cell table:style-name="ce684"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08" office:value-type="string" calcext:value-type="string">
            <text:p>OpenOffice Calc (*.ods)|*.ods|Microsoft Excel (*.xml)|*.xml|XHTML (*.html)|*.html|Text (*.txt)|*.txt;</text:p>
          </table:table-cell>
          <table:table-cell table:style-name="ce719" office:value-type="string" calcext:value-type="string">
            <text:p>OpenOffice Calc (*.ods)|*.ods|Microsoft Excel (*.xml)|*.xml|XHTML (*.html)|*.html|Text (*.txt)|*.txt;</text:p>
          </table:table-cell>
          <table:table-cell table:style-name="ce728" office:value-type="string" calcext:value-type="string">
            <text:p>OpenOffice Calc (*.ods)|*.ods|Microsoft Excel (*.xml)|*.xml|XHTML (*.html)|*.html|Text (*.txt)|*.txt;</text:p>
          </table:table-cell>
          <table:table-cell table:style-name="ce737" office:value-type="string" calcext:value-type="string">
            <text:p>OpenOffice Calc (*.ods)|*.ods|Microsoft Excel (*.xml)|*.xml|XHTML (*.html)|*.html|Text (*.txt)|*.txt</text:p>
          </table:table-cell>
          <table:table-cell table:style-name="ce749" office:value-type="string" calcext:value-type="string">
            <text:p>OpenOffice Calc (*.ods)|*.ods|Microsoft Excel (*.xml)|*.xml|XHTML (*.html)|*.html|Text (*.txt)|*.txt;</text:p>
          </table:table-cell>
          <table:table-cell table:style-name="ce759" office:value-type="string" calcext:value-type="string">
            <text:p>OpenOffice Calc (*.ods)|*.ods|Microsoft Excel (*.xml)|*.xml|XHTML (*.html)|*.html|Text(*.txt)|*.txt;</text:p>
          </table:table-cell>
          <table:table-cell table:style-name="ce767" office:value-type="string" calcext:value-type="string">
            <text:p>OpenOffice Calc (*.ods)|*.ods|Microsoft Excel (*.xml)|*.xml|XHTML (*.html)|*.html|Text (*.txt)|*.txt;</text:p>
          </table:table-cell>
          <table:table-cell table:style-name="ce780" office:value-type="string" calcext:value-type="string">
            <text:p>OpenOffice Calc (*.ods)|*.ods|Microsoft Excel (*.xml)|*.xml|XHTML (*.html)|*.html|Text (*.txt)|*.txt;</text:p>
          </table:table-cell>
          <table:table-cell table:style-name="ce788" office:value-type="string" calcext:value-type="string">
            <text:p>OpenOffice Calc (*.ods)|*.ods|Microsoft Excel (*.xml)|*.xml|XHTML (*.html)|*.html|Text (*.txt)|*.txt;</text:p>
          </table:table-cell>
          <table:table-cell table:style-name="ce800" office:value-type="string" calcext:value-type="string">
            <text:p>OpenOffice Calc (*.ods)|*.ods|Microsoft Excel (*.xml)|*.xml|XHTML (*.html)|*.html|Text (*.txt)|*.txt;</text:p>
          </table:table-cell>
          <table:table-cell table:style-name="ce814" office:value-type="string" calcext:value-type="string">
            <text:p>OpenOffice Calc (*.ods)|*.ods|Microsoft Excel (*.xml)|*.xml|XHTML (*.html)|*.html|Texte (*.txt)|*.txt;</text:p>
          </table:table-cell>
          <table:table-cell table:style-name="ce819" office:value-type="string" calcext:value-type="string">
            <text:p>OpenOffice Calc (*.ods)|*.ods|Microsoft Excel (*.xml)|*.xml|XHTML (*.html)|*.html|Text (*.txt)|*.txt;</text:p>
          </table:table-cell>
          <table:table-cell table:style-name="ce827" office:value-type="string" calcext:value-type="string">
            <text:p>OpenOffice Calc (*.ods)|*.ods|Microsoft Excel (*.xml)|*.xml|XHTML (*.html)|*.html|Text (*.txt)|*.txt;</text:p>
          </table:table-cell>
          <table:table-cell table:style-name="ce839" office:value-type="string" calcext:value-type="string">
            <text:p>OpenOffice Calc (*.ods)|*.ods|Microsoft Excel (*.xml)|*.xml|XHTML (*.html)|*.html|<text:span text:style-name="T16">テキスト</text:span><text:span text:style-name="T17"> (*.txt)|*.txt;</text:span></text:p>
          </table:table-cell>
          <table:table-cell table:style-name="ce852" office:value-type="string" calcext:value-type="string">
            <text:p>OpenOffice Calc (*.ods)|*.ods|Microsoft Excel (*.xml)|*.xml|XHTML (*.html)|*.html|Text (*.txt)|*.txt;</text:p>
          </table:table-cell>
          <table:table-cell table:style-name="ce862" office:value-type="string" calcext:value-type="string">
            <text:p>OpenOffice Calc (*.ods)|*.ods|Microsoft Excel (*.xml)|*.xml|XHTML (*.html)|*.html|Text (*.txt)|*.txt;</text:p>
          </table:table-cell>
          <table:table-cell table:style-name="ce866" office:value-type="string" calcext:value-type="string">
            <text:p>OpenOffice Calc (* .ods) | * .ods | Microsoft Excel (* .xml) | * .xml | XHTML (* .html) | * .html | متن (* .txt) | * .txt؛</text:p>
          </table:table-cell>
          <table:table-cell table:style-name="ce874" office:value-type="string" calcext:value-type="string">
            <text:p>OpenOffice Calc (*.ods)|*.ods|Microsoft Excel (*.xml)|*.xml|XHTML (*.html)|*.html|Text (*.txt)|*.txt</text:p>
          </table:table-cell>
          <table:table-cell table:style-name="ce315" table:number-columns-repeated="990"/>
          <table:table-cell table:number-columns-repeated="4"/>
        </table:table-row>
        <table:table-row table:style-name="ro10">
          <table:table-cell table:style-name="ce49" office:value-type="string" calcext:value-type="string">
            <text:p>FileFilter_KVA_All</text:p>
          </table:table-cell>
          <table:table-cell table:style-name="ce371"/>
          <table:table-cell table:style-name="ce60" office:value-type="string" calcext:value-type="string">
            <text:p>All supported formats</text:p>
          </table:table-cell>
          <table:table-cell table:style-name="ce602" office:value-type="string" calcext:value-type="string">
            <text:p>Tous les formats supportés</text:p>
          </table:table-cell>
          <table:table-cell table:style-name="ce613" office:value-type="string" calcext:value-type="string">
            <text:p>Alle ondersteunde bestandtypes</text:p>
          </table:table-cell>
          <table:table-cell table:style-name="ce621"/>
          <table:table-cell table:style-name="ce632" office:value-type="string" calcext:value-type="string">
            <text:p>Todos los formatos soportados</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80"/>
          <table:table-cell table:style-name="ce788"/>
          <table:table-cell table:style-name="ce800"/>
          <table:table-cell table:style-name="ce812" office:value-type="string" calcext:value-type="string">
            <text:p>Tots els formats suportats</text:p>
          </table:table-cell>
          <table:table-cell table:style-name="ce819"/>
          <table:table-cell table:style-name="ce827"/>
          <table:table-cell table:style-name="ce839"/>
          <table:table-cell table:style-name="ce849"/>
          <table:table-cell table:style-name="ce862"/>
          <table:table-cell table:style-name="ce870"/>
          <table:table-cell table:style-name="ce874"/>
          <table:table-cell table:style-name="ce315" table:number-columns-repeated="990"/>
          <table:table-cell table:number-columns-repeated="4"/>
        </table:table-row>
        <table:table-row table:style-name="ro40">
          <table:table-cell table:style-name="ce49" office:value-type="string" calcext:value-type="string">
            <text:p>FileFilter_KVA_kva</text:p>
          </table:table-cell>
          <table:table-cell table:style-name="ce371"/>
          <table:table-cell table:style-name="ce60" office:value-type="string" calcext:value-type="string">
            <text:p>Kinovea Video Analysis (*.kva)</text:p>
          </table:table-cell>
          <table:table-cell table:style-name="ce602" office:value-type="string" calcext:value-type="string">
            <text:p>Analyse Video Kinovea (*.kva)</text:p>
          </table:table-cell>
          <table:table-cell table:style-name="ce613" office:value-type="string" calcext:value-type="string">
            <text:p>Kinovea Video Analyse (*.kva)</text:p>
          </table:table-cell>
          <table:table-cell table:style-name="ce621" office:value-type="string" calcext:value-type="string">
            <text:p>Kinovea Video Analyse (*.kva)</text:p>
          </table:table-cell>
          <table:table-cell table:style-name="ce632" office:value-type="string" calcext:value-type="string">
            <text:p>Analisis Video Kinovea (*.kva)</text:p>
          </table:table-cell>
          <table:table-cell table:style-name="ce645" office:value-type="string" calcext:value-type="string">
            <text:p>Kinovea Video Analysis (*.kva)</text:p>
          </table:table-cell>
          <table:table-cell table:style-name="ce658" office:value-type="string" calcext:value-type="string">
            <text:p>Kinovea Video Analysis (*.kva)</text:p>
          </table:table-cell>
          <table:table-cell table:style-name="ce667" office:value-type="string" calcext:value-type="string">
            <text:p>Kinovea Video Analisi (*.kva)</text:p>
          </table:table-cell>
          <table:table-cell table:style-name="ce680" office:value-type="string" calcext:value-type="string">
            <text:p>Analiză Video Kinovea <text:s/>(*.kva)</text:p>
          </table:table-cell>
          <table:table-cell table:style-name="ce695" office:value-type="string" calcext:value-type="string">
            <text:p>Kinovea videoanalyysi (*.kva)</text:p>
          </table:table-cell>
          <table:table-cell table:style-name="ce708" office:value-type="string" calcext:value-type="string">
            <text:p>Kinovea Video Analysis (*.kva)</text:p>
          </table:table-cell>
          <table:table-cell table:style-name="ce719" office:value-type="string" calcext:value-type="string">
            <text:p>视频分析文件 (*.kva)</text:p>
          </table:table-cell>
          <table:table-cell table:style-name="ce728" office:value-type="string" calcext:value-type="string">
            <text:p>Kinovea Video Analizi (*.kva)</text:p>
          </table:table-cell>
          <table:table-cell table:style-name="ce737" office:value-type="string" calcext:value-type="string">
            <text:p>Kinovea Video Analysis (*.kva)</text:p>
          </table:table-cell>
          <table:table-cell table:style-name="ce749" office:value-type="string" calcext:value-type="string">
            <text:p>Kinovea vaizdo analizė (*.kva)</text:p>
          </table:table-cell>
          <table:table-cell table:style-name="ce759" office:value-type="string" calcext:value-type="string">
            <text:p>Kinovea Videoanalys (*.kva)</text:p>
          </table:table-cell>
          <table:table-cell table:style-name="ce767" office:value-type="string" calcext:value-type="string">
            <text:p>Kinovea Video Analyse (*.kva)</text:p>
          </table:table-cell>
          <table:table-cell table:style-name="ce780" office:value-type="string" calcext:value-type="string">
            <text:p>Kinovea Video Analysis (*.kva)</text:p>
          </table:table-cell>
          <table:table-cell table:style-name="ce788" office:value-type="string" calcext:value-type="string">
            <text:p>Kinovea <text:span text:style-name="T4">비디오</text:span><text:span text:style-name="T5"> </text:span><text:span text:style-name="T6">분석</text:span><text:span text:style-name="T5"> (*.kva)</text:span></text:p>
          </table:table-cell>
          <table:table-cell table:style-name="ce800" office:value-type="string" calcext:value-type="string">
            <text:p>Kinovea видео анализ (*.kva)</text:p>
          </table:table-cell>
          <table:table-cell table:style-name="ce812" office:value-type="string" calcext:value-type="string">
            <text:p>Anàlisis de vídeo de Kinovea (*.kva)</text:p>
          </table:table-cell>
          <table:table-cell table:style-name="ce819" office:value-type="string" calcext:value-type="string">
            <text:p>Kinovea video analiza (*.kva)</text:p>
          </table:table-cell>
          <table:table-cell table:style-name="ce827" office:value-type="string" calcext:value-type="string">
            <text:p>Kinovea video analiza (*.kva)</text:p>
          </table:table-cell>
          <table:table-cell table:style-name="ce839" office:value-type="string" calcext:value-type="string">
            <text:p>Kinovea<text:span text:style-name="T16">ビデオアナラシス</text:span><text:span text:style-name="T17"> (*.kva)</text:span></text:p>
          </table:table-cell>
          <table:table-cell table:style-name="ce849" office:value-type="string" calcext:value-type="string">
            <text:p>Киновеа видео анализа <text:s/>(*.kva)</text:p>
          </table:table-cell>
          <table:table-cell table:style-name="ce862" office:value-type="string" calcext:value-type="string">
            <text:p>Kinovea Video Analysis (*.kva)</text:p>
          </table:table-cell>
          <table:table-cell table:style-name="ce870" office:value-type="string" calcext:value-type="string">
            <text:p>تجزیه و تحلیل ویدئو کینوویا (*.kva)</text:p>
          </table:table-cell>
          <table:table-cell table:style-name="ce874" office:value-type="string" calcext:value-type="string">
            <text:p>Kinovea видео анализ (*.kva)</text:p>
          </table:table-cell>
          <table:table-cell table:style-name="ce315" table:number-columns-repeated="990"/>
          <table:table-cell table:number-columns-repeated="4"/>
        </table:table-row>
        <table:table-row table:style-name="ro10">
          <table:table-cell table:style-name="ce49" office:value-type="string" calcext:value-type="string">
            <text:p>FileFilter_KVA_srt</text:p>
          </table:table-cell>
          <table:table-cell table:style-name="ce371"/>
          <table:table-cell table:style-name="ce60" office:value-type="string" calcext:value-type="string">
            <text:p>Subtitles (*.srt)</text:p>
          </table:table-cell>
          <table:table-cell table:style-name="ce602" office:value-type="string" calcext:value-type="string">
            <text:p>Sous-titres (*.srt)</text:p>
          </table:table-cell>
          <table:table-cell table:style-name="ce613" office:value-type="string" calcext:value-type="string">
            <text:p>Ondertitels (*.srt)</text:p>
          </table:table-cell>
          <table:table-cell table:style-name="ce621"/>
          <table:table-cell table:style-name="ce632" office:value-type="string" calcext:value-type="string">
            <text:p>Subtítulos (*.srt)</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80"/>
          <table:table-cell table:style-name="ce788"/>
          <table:table-cell table:style-name="ce800"/>
          <table:table-cell table:style-name="ce812" office:value-type="string" calcext:value-type="string">
            <text:p>Subtítols (*.srt)</text:p>
          </table:table-cell>
          <table:table-cell table:style-name="ce819"/>
          <table:table-cell table:style-name="ce827"/>
          <table:table-cell table:style-name="ce839"/>
          <table:table-cell table:style-name="ce849"/>
          <table:table-cell table:style-name="ce862"/>
          <table:table-cell table:style-name="ce870"/>
          <table:table-cell table:style-name="ce874"/>
          <table:table-cell table:style-name="ce315" table:number-columns-repeated="990"/>
          <table:table-cell table:number-columns-repeated="4"/>
        </table:table-row>
        <table:table-row table:style-name="ro41">
          <table:table-cell table:style-name="ce49" office:value-type="string" calcext:value-type="string">
            <text:p>FileFilter_SaveVideo</text:p>
          </table:table-cell>
          <table:table-cell table:style-name="ce371"/>
          <table:table-cell table:style-name="ce60" office:value-type="string" calcext:value-type="string">
            <text:p>Matroska (*.mkv)|*.mkv|MP4 (*.mp4)|*.mp4|AVI (*.avi)|*.avi; </text:p>
          </table:table-cell>
          <table:table-cell table:style-name="ce602" office:value-type="string" calcext:value-type="string">
            <text:p>Matroska (*.mkv)|*.mkv|MP4 (*.mp4)|*.mp4|AVI (*.avi)|*.avi; </text:p>
          </table:table-cell>
          <table:table-cell table:style-name="ce613" office:value-type="string" calcext:value-type="string">
            <text:p>Matroska (*.mkv)|*.mkv|MP4 (*.mp4)|*.mp4|AVI (*.avi)|*.avi;</text:p>
          </table:table-cell>
          <table:table-cell table:style-name="ce621" office:value-type="string" calcext:value-type="string">
            <text:p>Matroska (*.mkv)|*.mkv|MP4 (*.mp4)|*.mp4|AVI (*.avi)|*.avi; </text:p>
          </table:table-cell>
          <table:table-cell table:style-name="ce632" office:value-type="string" calcext:value-type="string">
            <text:p>Matroska (*.mkv)|*.mkv|MP4 (*.mp4)|*.mp4|AVI (*.avi)|*.avi; </text:p>
          </table:table-cell>
          <table:table-cell table:style-name="ce645" office:value-type="string" calcext:value-type="string">
            <text:p>Matroska (*.mkv)|*.mkv|MP4 (*.mp4)|*.mp4|AVI (*.avi)|*.avi; </text:p>
          </table:table-cell>
          <table:table-cell table:style-name="ce658" office:value-type="string" calcext:value-type="string">
            <text:p>Matroska (*.mkv)|*.mkv|MP4 (*.mp4)|*.mp4|AVI (*.avi)|*.avi; </text:p>
          </table:table-cell>
          <table:table-cell table:style-name="ce667" office:value-type="string" calcext:value-type="string">
            <text:p>Matroska (*.mkv)|*.mkv|MP4 (*.mp4)|*.mp4|AVI (*.avi)|*.avi; </text:p>
          </table:table-cell>
          <table:table-cell table:style-name="ce680" office:value-type="string" calcext:value-type="string">
            <text:p>Matroska (*.mkv)|*.mkv|MP4 (*.mp4)|*.mp4|AVI (*.avi)|*.avi; </text:p>
          </table:table-cell>
          <table:table-cell table:style-name="ce695" office:value-type="string" calcext:value-type="string">
            <text:p>Matroska (*.mkv)|*.mkv|MP4 (*.mp4)|*.mp4|AVI (*.avi)|*.avi; </text:p>
          </table:table-cell>
          <table:table-cell table:style-name="ce708" office:value-type="string" calcext:value-type="string">
            <text:p>Matroska (*.mkv)|*.mkv|MP4 (*.mp4)|*.mp4|AVI (*.avi)|*.avi;</text:p>
          </table:table-cell>
          <table:table-cell table:style-name="ce719" office:value-type="string" calcext:value-type="string">
            <text:p>高清格式 (*.mkv)|*.mkv|MP4 (*.mp4)|*.mp4|AVI (*.avi)|*.avi; </text:p>
          </table:table-cell>
          <table:table-cell table:style-name="ce728" office:value-type="string" calcext:value-type="string">
            <text:p>Matroska (*.mkv)|*.mkv|MP4 (*.mp4)|*.mp4|AVI (*.avi)|*.avi; </text:p>
          </table:table-cell>
          <table:table-cell table:style-name="ce737" office:value-type="string" calcext:value-type="string">
            <text:p>Matroska (*.mkv)|*.mkv|MP4 (*.mp4)|*.mp4|AVI (*.avi)|*.avi; </text:p>
          </table:table-cell>
          <table:table-cell table:style-name="ce749" office:value-type="string" calcext:value-type="string">
            <text:p>Matroska (*.mkv)|*.mkv|MP4 (*.mp4)|*.mp4|AVI (*.avi)|*.avi; </text:p>
          </table:table-cell>
          <table:table-cell table:style-name="ce759" office:value-type="string" calcext:value-type="string">
            <text:p>Matroska (*.mkv)|*.mkv|MP4 (*.mp4)|*.mp4|AVI (*.avi)|*.avi; </text:p>
          </table:table-cell>
          <table:table-cell table:style-name="ce767" office:value-type="string" calcext:value-type="string">
            <text:p>Matroska (*.mkv)|*.mkv|MP4 (*.mp4)|*.mp4|AVI (*.avi)|*.avi; </text:p>
          </table:table-cell>
          <table:table-cell table:style-name="ce780" office:value-type="string" calcext:value-type="string">
            <text:p>Matroska (*.mkv)|*.mkv|MP4 (*.mp4)|*.mp4|AVI (*.avi)|*.avi; </text:p>
          </table:table-cell>
          <table:table-cell table:style-name="ce788" office:value-type="string" calcext:value-type="string">
            <text:p>Matroska (*.mkv)|*.mkv|MP4 (*.mp4)|*.mp4|AVI (*.avi)|*.avi; </text:p>
          </table:table-cell>
          <table:table-cell table:style-name="ce800" office:value-type="string" calcext:value-type="string">
            <text:p>Matroska (*.mkv)|*.mkv|MP4 (*.mp4)|*.mp4|AVI (*.avi)|*.avi;</text:p>
          </table:table-cell>
          <table:table-cell table:style-name="ce815" office:value-type="string" calcext:value-type="string">
            <text:p>Matroska (*.mkv)|*.mkv|MP4 (*.mp4)|*.mp4|AVI (*.avi)|*.avi; </text:p>
          </table:table-cell>
          <table:table-cell table:style-name="ce819" office:value-type="string" calcext:value-type="string">
            <text:p>Matroska (*.mkv)|*.mkv|MP4 (*.mp4)|*.mp4|AVI (*.avi)|*.avi; </text:p>
          </table:table-cell>
          <table:table-cell table:style-name="ce827" office:value-type="string" calcext:value-type="string">
            <text:p>Matroska (*.mkv)|*.mkv|MP4 (*.mp4)|*.mp4|AVI (*.avi)|*.avi; </text:p>
          </table:table-cell>
          <table:table-cell table:style-name="ce841" office:value-type="string" calcext:value-type="string">
            <text:p>Matroska (*.mkv)|*.mkv|MP4 (*.mp4)|*.mp4|AVI (*.avi)|*.avi;</text:p>
          </table:table-cell>
          <table:table-cell table:style-name="ce852" office:value-type="string" calcext:value-type="string">
            <text:p>Matroska (*.mkv)|*.mkv|MP4 (*.mp4)|*.mp4|AVI (*.avi)|*.avi; </text:p>
          </table:table-cell>
          <table:table-cell table:style-name="ce862" office:value-type="string" calcext:value-type="string">
            <text:p>Matroska (*.mkv)|*.mkv|MP4 (*.mp4)|*.mp4|AVI (*.avi)|*.avi;</text:p>
          </table:table-cell>
          <table:table-cell table:style-name="ce871" office:value-type="string" calcext:value-type="string">
            <text:p>Matroska (*.mkv)|*.mkv|MP4 (*.mp4)|*.mp4|AVI (*.avi)|*.avi;</text:p>
          </table:table-cell>
          <table:table-cell table:style-name="ce874" office:value-type="string" calcext:value-type="string">
            <text:p>Matroska (*.mkv)|*.mkv|MP4 (*.mp4)|*.mp4|AVI (*.avi)|*.avi</text:p>
          </table:table-cell>
          <table:table-cell table:style-name="ce315" table:number-columns-repeated="990"/>
          <table:table-cell table:number-columns-repeated="4"/>
        </table:table-row>
        <table:table-row table:style-name="ro37">
          <table:table-cell table:style-name="ce49" office:value-type="string" calcext:value-type="string">
            <text:p>InfoBox_MetadataIsDirty_Text</text:p>
          </table:table-cell>
          <table:table-cell table:style-name="ce371"/>
          <table:table-cell table:style-name="ce60" office:value-type="string" calcext:value-type="string">
            <text:p>Key images have been modified.\nDo you want to save key images data before closing ?</text:p>
          </table:table-cell>
          <table:table-cell table:style-name="ce602" office:value-type="string" calcext:value-type="string">
            <text:p>Les images clés ont été modifiées.\nVoulez-vous sauvegarder les données des images clés avant de fermer ?</text:p>
          </table:table-cell>
          <table:table-cell table:style-name="ce613" office:value-type="string" calcext:value-type="string">
            <text:p>Kernbeelden zijn veranderd. \nWilt u de veranderde kernbeelden opslaan voor afsluiten ?</text:p>
          </table:table-cell>
          <table:table-cell table:style-name="ce620" office:value-type="string" calcext:value-type="string">
            <text:p>Schlüsselbilder wurden geändert.\nWollen Sie die Änderungen speichern?</text:p>
          </table:table-cell>
          <table:table-cell table:style-name="ce632" office:value-type="string" calcext:value-type="string">
            <text:p>Imágenes clave han sido modificados.\n ¿Desea guardar los datos antes de cerrar ?</text:p>
          </table:table-cell>
          <table:table-cell table:style-name="ce645" office:value-type="string" calcext:value-type="string">
            <text:p>Quadros de imagens foram modificados.\nVocê deseja salvá-los antes de sair?</text:p>
          </table:table-cell>
          <table:table-cell table:style-name="ce657"/>
          <table:table-cell table:style-name="ce667" office:value-type="string" calcext:value-type="string">
            <text:p>Le Immagini Chiave sono state modificate.\nSalvare le Immagini Chiave ed i loro Dati prima di chiudere ?</text:p>
          </table:table-cell>
          <table:table-cell table:style-name="ce680" office:value-type="string" calcext:value-type="string">
            <text:p>Cadrele cheie au fost modificate.\n Doriţi să salvaţi datele cadrelor cheie înainte de a inchide ?</text:p>
          </table:table-cell>
          <table:table-cell table:style-name="ce695" office:value-type="string" calcext:value-type="string">
            <text:p>Avainkuvia on muokattu.\nHaluatko tallentaa avainkuvien tiedot ennen sulkemista?</text:p>
          </table:table-cell>
          <table:table-cell table:style-name="ce708" office:value-type="string" calcext:value-type="string">
            <text:p>Nøkkelbilder er endret.\nØnsker du å lagre bilder før du avslutter ?</text:p>
          </table:table-cell>
          <table:table-cell table:style-name="ce719" office:value-type="string" calcext:value-type="string">
            <text:p>关键帧已被修改.\n关闭前是否保存数据？</text:p>
          </table:table-cell>
          <table:table-cell table:style-name="ce728" office:value-type="string" calcext:value-type="string">
            <text:p>Anahtar İmajlar değiştirildi.\n Kapatmadan önce anahtar imaj verisini kaydetmek istiyor musunuz?</text:p>
          </table:table-cell>
          <table:table-cell table:style-name="ce737"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749" office:value-type="string" calcext:value-type="string">
            <text:p>Paveikslėlių žymės yra pakeistos.\nAr norite išsaugoti žymes prieš uždarant programą?</text:p>
          </table:table-cell>
          <table:table-cell table:style-name="ce759" office:value-type="string" calcext:value-type="string">
            <text:p>Nyckelbilder har modifierats.\nVill du spara nyckelbildsinformation innan stängning ?</text:p>
          </table:table-cell>
          <table:table-cell table:style-name="ce767" office:value-type="string" calcext:value-type="string">
            <text:p>Nøglebilleder er blevet modificeret.\nØnsker du at gemme nøglebillederne inden der lukkes?</text:p>
          </table:table-cell>
          <table:table-cell table:style-name="ce778" office:value-type="string" calcext:value-type="string">
            <text:p>Klíčové pozice byly změněny.\n¨Chcete uložit klíčové pozice před uzavřením?</text:p>
          </table:table-cell>
          <table:table-cell table:style-name="ce789" office:value-type="string" calcext:value-type="string">
            <text:p>키 이미지'가 수정되었음.\n닫기 전에 키 이지미 자료를 저장할까요?</text:p>
          </table:table-cell>
          <table:table-cell table:style-name="ce800" office:value-type="string" calcext:value-type="string">
            <text:p>Ключевые кадры изменены.\n Вы хотите сохранить данные по ключевым кадрам перед закрытием?</text:p>
          </table:table-cell>
          <table:table-cell table:style-name="ce812" office:value-type="string" calcext:value-type="string">
            <text:p>Els fotogrames clau han estat modificats:\nVoleu desar-los abans de tancar?</text:p>
          </table:table-cell>
          <table:table-cell table:style-name="ce821" office:value-type="string" calcext:value-type="string">
            <text:p>Ključni slike su modifikovane.\nDa li želite da sačuvate podatke ključnih slika pre zatvaranja?</text:p>
          </table:table-cell>
          <table:table-cell table:style-name="ce830" office:value-type="string" calcext:value-type="string">
            <text:p>Кључни слике су модификоване.\nДа ли желите да сачувате податке кључних слика пре затварања?</text:p>
          </table:table-cell>
          <table:table-cell table:style-name="ce837" office:value-type="string" calcext:value-type="string">
            <text:p>キーイメージが変更されました。<text:span text:style-name="T10">\n</text:span><text:span text:style-name="T22">終了する前にキーイメージを保存しますか？</text:span></text:p>
          </table:table-cell>
          <table:table-cell table:style-name="ce849"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63" office:value-type="string" calcext:value-type="string">
            <text:p>تم تعديل الصور الرئيسية. \n هل تريد حفظ بيانات الصور الرئيسية قبل الاغلاق؟</text:p>
          </table:table-cell>
          <table:table-cell table:style-name="ce866" office:value-type="string" calcext:value-type="string">
            <text:p>تصاویر کلیدی اصلاح شده اند. \n آیا می‌خواهید قبل از بسته شدن داده‌های تصاویر را ذخیره کنید؟</text:p>
          </table:table-cell>
          <table:table-cell table:style-name="ce874" office:value-type="string" calcext:value-type="string">
            <text:p>Ключови кадри са променени.\\n Искате ли да ги съхраните преди затваряне?</text:p>
          </table:table-cell>
          <table:table-cell table:style-name="ce315" table:number-columns-repeated="990"/>
          <table:table-cell table:number-columns-repeated="4"/>
        </table:table-row>
        <table:table-row table:style-name="ro23">
          <table:table-cell table:style-name="ce49" office:value-type="string" calcext:value-type="string">
            <text:p>InfoBox_MetadataIsDirty_Title</text:p>
          </table:table-cell>
          <table:table-cell table:style-name="ce371"/>
          <table:table-cell table:style-name="ce60" office:value-type="string" calcext:value-type="string">
            <text:p>Key images data not saved</text:p>
          </table:table-cell>
          <table:table-cell table:style-name="ce602" office:value-type="string" calcext:value-type="string">
            <text:p>Images clés non sauvées</text:p>
          </table:table-cell>
          <table:table-cell table:style-name="ce613" office:value-type="string" calcext:value-type="string">
            <text:p>Kernbeelden niet opgeslagen</text:p>
          </table:table-cell>
          <table:table-cell table:style-name="ce621" office:value-type="string" calcext:value-type="string">
            <text:p>Schlüsselbilddaten wurden nicht gespeichert</text:p>
          </table:table-cell>
          <table:table-cell table:style-name="ce632" office:value-type="string" calcext:value-type="string">
            <text:p>Imágenes clave no guardadas</text:p>
          </table:table-cell>
          <table:table-cell table:style-name="ce645" office:value-type="string" calcext:value-type="string">
            <text:p>Dados dos quadros de imagens não foram salvos.</text:p>
          </table:table-cell>
          <table:table-cell table:style-name="ce657"/>
          <table:table-cell table:style-name="ce668" office:value-type="string" calcext:value-type="string">
            <text:p>Immagini Chiave non salvate</text:p>
          </table:table-cell>
          <table:table-cell table:style-name="ce680" office:value-type="string" calcext:value-type="string">
            <text:p>Cadrele cheie nu au fost salvate</text:p>
          </table:table-cell>
          <table:table-cell table:style-name="ce695" office:value-type="string" calcext:value-type="string">
            <text:p>Avainkuvien tietoja ei tallennettu</text:p>
          </table:table-cell>
          <table:table-cell table:style-name="ce708" office:value-type="string" calcext:value-type="string">
            <text:p>Nøkkelbilder ble ikke lagret</text:p>
          </table:table-cell>
          <table:table-cell table:style-name="ce719" office:value-type="string" calcext:value-type="string">
            <text:p>关键数据尚未保存！</text:p>
          </table:table-cell>
          <table:table-cell table:style-name="ce728" office:value-type="string" calcext:value-type="string">
            <text:p>Anahtar imaj verisi kaydedilmedi</text:p>
          </table:table-cell>
          <table:table-cell table:style-name="ce737" office:value-type="string" calcext:value-type="string">
            <text:p>Τα δεδομένα των Βασικών Εικόνων δεν έχουν αποθηκευτεί</text:p>
          </table:table-cell>
          <table:table-cell table:style-name="ce749" office:value-type="string" calcext:value-type="string">
            <text:p>Paveiklėlių žymės neišsaugotos</text:p>
          </table:table-cell>
          <table:table-cell table:style-name="ce759" office:value-type="string" calcext:value-type="string">
            <text:p>Nyckelbilds data ej sparad</text:p>
          </table:table-cell>
          <table:table-cell table:style-name="ce767" office:value-type="string" calcext:value-type="string">
            <text:p>Nøglebilleders data er ikke gemt</text:p>
          </table:table-cell>
          <table:table-cell table:style-name="ce778" office:value-type="string" calcext:value-type="string">
            <text:p>Data klíčových pozic neuložena</text:p>
          </table:table-cell>
          <table:table-cell table:style-name="ce787" office:value-type="string" calcext:value-type="string">
            <text:p><text:span text:style-name="T4">키</text:span><text:span text:style-name="T5"> </text:span><text:span text:style-name="T6">이미지</text:span><text:span text:style-name="T5">' </text:span><text:span text:style-name="T6">자료는</text:span><text:span text:style-name="T5"> </text:span><text:span text:style-name="T6">저장되지</text:span><text:span text:style-name="T5"> </text:span><text:span text:style-name="T6">않았음</text:span></text:p>
          </table:table-cell>
          <table:table-cell table:style-name="ce800" office:value-type="string" calcext:value-type="string">
            <text:p>Данные по ключевым кадрам не сохранены</text:p>
          </table:table-cell>
          <table:table-cell table:style-name="ce812" office:value-type="string" calcext:value-type="string">
            <text:p>Els fotogrames clau no s'han desat</text:p>
          </table:table-cell>
          <table:table-cell table:style-name="ce819" office:value-type="string" calcext:value-type="string">
            <text:p><text:s/>Podaci ključnih slika nisu sačuvani</text:p>
          </table:table-cell>
          <table:table-cell table:style-name="ce827" office:value-type="string" calcext:value-type="string">
            <text:p><text:s/>Подаци кључних слика нису сачувани</text:p>
          </table:table-cell>
          <table:table-cell table:style-name="ce837" office:value-type="string" calcext:value-type="string">
            <text:p>キーイメージは保存されませんでした。</text:p>
          </table:table-cell>
          <table:table-cell table:style-name="ce849" office:value-type="string" calcext:value-type="string">
            <text:p>Податотоците од клучните слики не се зачувани</text:p>
          </table:table-cell>
          <table:table-cell table:style-name="ce857" office:value-type="string" calcext:value-type="string">
            <text:p>لم يتم حفظ بيانات الصور الرئيسية</text:p>
          </table:table-cell>
          <table:table-cell table:style-name="ce866" office:value-type="string" calcext:value-type="string">
            <text:p>داده‌های تصاویر ذخیره نشده‌اند</text:p>
          </table:table-cell>
          <table:table-cell table:style-name="ce874" office:value-type="string" calcext:value-type="string">
            <text:p>Данните от ключовите кадри не са съхранени</text:p>
          </table:table-cell>
          <table:table-cell table:style-name="ce315" table:number-columns-repeated="990"/>
          <table:table-cell table:number-columns-repeated="4"/>
        </table:table-row>
        <table:table-row table:style-name="ro10">
          <table:table-cell table:style-name="ce49" office:value-type="string" calcext:value-type="string">
            <text:p>lblDelay_Text</text:p>
          </table:table-cell>
          <table:table-cell table:style-name="ce371"/>
          <table:table-cell table:style-name="ce59" office:value-type="string" calcext:value-type="string">
            <text:p>Delay (s):</text:p>
          </table:table-cell>
          <table:table-cell table:style-name="ce602" office:value-type="string" calcext:value-type="string">
            <text:p>Délai (s) :</text:p>
          </table:table-cell>
          <table:table-cell table:style-name="ce613" office:value-type="string" calcext:value-type="string">
            <text:p>Vertraging (s):</text:p>
          </table:table-cell>
          <table:table-cell table:style-name="ce622"/>
          <table:table-cell table:style-name="ce632" office:value-type="string" calcext:value-type="string">
            <text:p>Retraso (s):</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5" office:value-type="string" calcext:value-type="string">
            <text:p>Задержка(c) :</text:p>
          </table:table-cell>
          <table:table-cell table:style-name="ce812" office:value-type="string" calcext:value-type="string">
            <text:p>Retard (s) :</text:p>
          </table:table-cell>
          <table:table-cell table:style-name="ce819"/>
          <table:table-cell table:style-name="ce831" office:value-type="string" calcext:value-type="string">
            <text:p>Кашњење (s) :</text:p>
          </table:table-cell>
          <table:table-cell table:style-name="ce837"/>
          <table:table-cell table:style-name="ce849"/>
          <table:table-cell table:style-name="ce864"/>
          <table:table-cell table:style-name="ce866"/>
          <table:table-cell table:style-name="ce874" office:value-type="string" calcext:value-type="string">
            <text:p>Закъснение(c) :</text:p>
          </table:table-cell>
          <table:table-cell table:style-name="ce315" table:number-columns-repeated="990"/>
          <table:table-cell table:number-columns-repeated="4"/>
        </table:table-row>
        <table:table-row table:style-name="ro11">
          <table:table-cell table:style-name="ce49" office:value-type="string" calcext:value-type="string">
            <text:p>lblInfo_Text</text:p>
          </table:table-cell>
          <table:table-cell table:style-name="ce371"/>
          <table:table-cell table:style-name="ce60" office:value-type="string" calcext:value-type="string">
            <text:p>Common Controls :</text:p>
          </table:table-cell>
          <table:table-cell table:style-name="ce602" office:value-type="string" calcext:value-type="string">
            <text:p>Contrôles Communs :</text:p>
          </table:table-cell>
          <table:table-cell table:style-name="ce613" office:value-type="string" calcext:value-type="string">
            <text:p>Standaard bediening:</text:p>
          </table:table-cell>
          <table:table-cell table:style-name="ce621" office:value-type="string" calcext:value-type="string">
            <text:p>Standardauswahl:</text:p>
          </table:table-cell>
          <table:table-cell table:style-name="ce632" office:value-type="string" calcext:value-type="string">
            <text:p>Controles Comunes :</text:p>
          </table:table-cell>
          <table:table-cell table:style-name="ce645" office:value-type="string" calcext:value-type="string">
            <text:p>Controles Comuns:</text:p>
          </table:table-cell>
          <table:table-cell table:style-name="ce657" office:value-type="string" calcext:value-type="string">
            <text:p>Wspólne sterowanie :</text:p>
          </table:table-cell>
          <table:table-cell table:style-name="ce667" office:value-type="string" calcext:value-type="string">
            <text:p>Controlli Comuni :</text:p>
          </table:table-cell>
          <table:table-cell table:style-name="ce680" office:value-type="string" calcext:value-type="string">
            <text:p>Controale comune :</text:p>
          </table:table-cell>
          <table:table-cell table:style-name="ce695" office:value-type="string" calcext:value-type="string">
            <text:p>Yleiset toiminnot:</text:p>
          </table:table-cell>
          <table:table-cell table:style-name="ce708" office:value-type="string" calcext:value-type="string">
            <text:p>Standardvalg:</text:p>
          </table:table-cell>
          <table:table-cell table:style-name="ce719" office:value-type="string" calcext:value-type="string">
            <text:p>常用控制 :</text:p>
          </table:table-cell>
          <table:table-cell table:style-name="ce728" office:value-type="string" calcext:value-type="string">
            <text:p>Ortak Kontroller :</text:p>
          </table:table-cell>
          <table:table-cell table:style-name="ce737" office:value-type="string" calcext:value-type="string">
            <text:p>Κοινές Λειτουργίες :</text:p>
          </table:table-cell>
          <table:table-cell table:style-name="ce749" office:value-type="string" calcext:value-type="string">
            <text:p>Bendroji kontrolė :</text:p>
          </table:table-cell>
          <table:table-cell table:style-name="ce759" office:value-type="string" calcext:value-type="string">
            <text:p>Gemensamma kontroller :</text:p>
          </table:table-cell>
          <table:table-cell table:style-name="ce767" office:value-type="string" calcext:value-type="string">
            <text:p>Standardkontroller:</text:p>
          </table:table-cell>
          <table:table-cell table:style-name="ce778" office:value-type="string" calcext:value-type="string">
            <text:p>Ovládací prvky:</text:p>
          </table:table-cell>
          <table:table-cell table:style-name="ce787" office:value-type="string" calcext:value-type="string">
            <text:p><text:span text:style-name="T4">공통</text:span><text:span text:style-name="T5"> </text:span><text:span text:style-name="T6">조절</text:span><text:span text:style-name="T5">:</text:span></text:p>
          </table:table-cell>
          <table:table-cell table:style-name="ce800" office:value-type="string" calcext:value-type="string">
            <text:p>Общие элементы управления :</text:p>
          </table:table-cell>
          <table:table-cell table:style-name="ce812" office:value-type="string" calcext:value-type="string">
            <text:p>Controls comuns :</text:p>
          </table:table-cell>
          <table:table-cell table:style-name="ce819" office:value-type="string" calcext:value-type="string">
            <text:p>Zajedničke kontrole:</text:p>
          </table:table-cell>
          <table:table-cell table:style-name="ce827" office:value-type="string" calcext:value-type="string">
            <text:p>Заједничке контроле:</text:p>
          </table:table-cell>
          <table:table-cell table:style-name="ce839" office:value-type="string" calcext:value-type="string">
            <text:p><text:span text:style-name="T16">共通コントロール</text:span><text:span text:style-name="T17">:</text:span></text:p>
          </table:table-cell>
          <table:table-cell table:style-name="ce849" office:value-type="string" calcext:value-type="string">
            <text:p>Заеднички контроли:</text:p>
          </table:table-cell>
          <table:table-cell table:style-name="ce857" office:value-type="string" calcext:value-type="string">
            <text:p>التحكم العام :</text:p>
          </table:table-cell>
          <table:table-cell table:style-name="ce866" office:value-type="string" calcext:value-type="string">
            <text:p>کنترل‌های متداول:</text:p>
          </table:table-cell>
          <table:table-cell table:style-name="ce874" office:value-type="string" calcext:value-type="string">
            <text:p>Общи елементи при управление :</text:p>
          </table:table-cell>
          <table:table-cell table:style-name="ce315" table:number-columns-repeated="990"/>
          <table:table-cell table:number-columns-repeated="4"/>
        </table:table-row>
        <table:table-row table:style-name="ro18">
          <table:table-cell table:style-name="ce49" office:value-type="string" calcext:value-type="string">
            <text:p>lblSelDuration_Text</text:p>
          </table:table-cell>
          <table:table-cell table:style-name="ce371"/>
          <table:table-cell table:style-name="ce60" office:value-type="string" calcext:value-type="string">
            <text:p>Duration</text:p>
          </table:table-cell>
          <table:table-cell table:style-name="ce602" office:value-type="string" calcext:value-type="string">
            <text:p>Durée</text:p>
          </table:table-cell>
          <table:table-cell table:style-name="ce613" office:value-type="string" calcext:value-type="string">
            <text:p>Duur</text:p>
          </table:table-cell>
          <table:table-cell table:style-name="ce621" office:value-type="string" calcext:value-type="string">
            <text:p>Dauer</text:p>
          </table:table-cell>
          <table:table-cell table:style-name="ce632" office:value-type="string" calcext:value-type="string">
            <text:p>Duraciòn</text:p>
          </table:table-cell>
          <table:table-cell table:style-name="ce645" office:value-type="string" calcext:value-type="string">
            <text:p>Duração</text:p>
          </table:table-cell>
          <table:table-cell table:style-name="ce657" office:value-type="string" calcext:value-type="string">
            <text:p>Długość</text:p>
          </table:table-cell>
          <table:table-cell table:style-name="ce667" office:value-type="string" calcext:value-type="string">
            <text:p>Durata</text:p>
          </table:table-cell>
          <table:table-cell table:style-name="ce680" office:value-type="string" calcext:value-type="string">
            <text:p>Durata </text:p>
          </table:table-cell>
          <table:table-cell table:style-name="ce695" office:value-type="string" calcext:value-type="string">
            <text:p>Kesto</text:p>
          </table:table-cell>
          <table:table-cell table:style-name="ce708" office:value-type="string" calcext:value-type="string">
            <text:p>Varighet</text:p>
          </table:table-cell>
          <table:table-cell table:style-name="ce719" office:value-type="string" calcext:value-type="string">
            <text:p>时间</text:p>
          </table:table-cell>
          <table:table-cell table:style-name="ce728" office:value-type="string" calcext:value-type="string">
            <text:p>Süre</text:p>
          </table:table-cell>
          <table:table-cell table:style-name="ce737" office:value-type="string" calcext:value-type="string">
            <text:p>Διάρκεια</text:p>
          </table:table-cell>
          <table:table-cell table:style-name="ce749" office:value-type="string" calcext:value-type="string">
            <text:p>Trukmė</text:p>
          </table:table-cell>
          <table:table-cell table:style-name="ce759" office:value-type="string" calcext:value-type="string">
            <text:p>Längd på Klipp</text:p>
          </table:table-cell>
          <table:table-cell table:style-name="ce767" office:value-type="string" calcext:value-type="string">
            <text:p>Varighed</text:p>
          </table:table-cell>
          <table:table-cell table:style-name="ce778" office:value-type="string" calcext:value-type="string">
            <text:p>Délka</text:p>
          </table:table-cell>
          <table:table-cell table:style-name="ce789" office:value-type="string" calcext:value-type="string">
            <text:p>기간</text:p>
          </table:table-cell>
          <table:table-cell table:style-name="ce800" office:value-type="string" calcext:value-type="string">
            <text:p>Длительность</text:p>
          </table:table-cell>
          <table:table-cell table:style-name="ce812" office:value-type="string" calcext:value-type="string">
            <text:p>Duració</text:p>
          </table:table-cell>
          <table:table-cell table:style-name="ce819" office:value-type="string" calcext:value-type="string">
            <text:p>Trajanje</text:p>
          </table:table-cell>
          <table:table-cell table:style-name="ce827" office:value-type="string" calcext:value-type="string">
            <text:p>Трајање</text:p>
          </table:table-cell>
          <table:table-cell table:style-name="ce837" office:value-type="string" calcext:value-type="string">
            <text:p>時間</text:p>
          </table:table-cell>
          <table:table-cell table:style-name="ce849" office:value-type="string" calcext:value-type="string">
            <text:p>Времетраење</text:p>
          </table:table-cell>
          <table:table-cell table:style-name="ce857" office:value-type="string" calcext:value-type="string">
            <text:p>المدة</text:p>
          </table:table-cell>
          <table:table-cell table:style-name="ce866" office:value-type="string" calcext:value-type="string">
            <text:p>مدت زمان </text:p>
          </table:table-cell>
          <table:table-cell table:style-name="ce874" office:value-type="string" calcext:value-type="string">
            <text:p>Продължителност</text:p>
          </table:table-cell>
          <table:table-cell table:style-name="ce315" table:number-columns-repeated="990"/>
          <table:table-cell table:number-columns-repeated="4"/>
        </table:table-row>
        <table:table-row table:style-name="ro18">
          <table:table-cell table:style-name="ce49" office:value-type="string" calcext:value-type="string">
            <text:p>lblSelStartSelection_Text</text:p>
          </table:table-cell>
          <table:table-cell table:style-name="ce371"/>
          <table:table-cell table:style-name="ce60" office:value-type="string" calcext:value-type="string">
            <text:p>Start</text:p>
          </table:table-cell>
          <table:table-cell table:style-name="ce602" office:value-type="string" calcext:value-type="string">
            <text:p>Début</text:p>
          </table:table-cell>
          <table:table-cell table:style-name="ce613" office:value-type="string" calcext:value-type="string">
            <text:p>Start</text:p>
          </table:table-cell>
          <table:table-cell table:style-name="ce621" office:value-type="string" calcext:value-type="string">
            <text:p>Start</text:p>
          </table:table-cell>
          <table:table-cell table:style-name="ce632" office:value-type="string" calcext:value-type="string">
            <text:p>Principio</text:p>
          </table:table-cell>
          <table:table-cell table:style-name="ce645" office:value-type="string" calcext:value-type="string">
            <text:p>Início</text:p>
          </table:table-cell>
          <table:table-cell table:style-name="ce657" office:value-type="string" calcext:value-type="string">
            <text:p>Start</text:p>
          </table:table-cell>
          <table:table-cell table:style-name="ce667" office:value-type="string" calcext:value-type="string">
            <text:p>Inizio</text:p>
          </table:table-cell>
          <table:table-cell table:style-name="ce680" office:value-type="string" calcext:value-type="string">
            <text:p>Start</text:p>
          </table:table-cell>
          <table:table-cell table:style-name="ce695" office:value-type="string" calcext:value-type="string">
            <text:p>Aloitus</text:p>
          </table:table-cell>
          <table:table-cell table:style-name="ce708" office:value-type="string" calcext:value-type="string">
            <text:p>Start</text:p>
          </table:table-cell>
          <table:table-cell table:style-name="ce719" office:value-type="string" calcext:value-type="string">
            <text:p>开始</text:p>
          </table:table-cell>
          <table:table-cell table:style-name="ce728" office:value-type="string" calcext:value-type="string">
            <text:p>Başlat</text:p>
          </table:table-cell>
          <table:table-cell table:style-name="ce737" office:value-type="string" calcext:value-type="string">
            <text:p>Αρχή</text:p>
          </table:table-cell>
          <table:table-cell table:style-name="ce749" office:value-type="string" calcext:value-type="string">
            <text:p>Startas</text:p>
          </table:table-cell>
          <table:table-cell table:style-name="ce759" office:value-type="string" calcext:value-type="string">
            <text:p>Start</text:p>
          </table:table-cell>
          <table:table-cell table:style-name="ce767" office:value-type="string" calcext:value-type="string">
            <text:p>Start</text:p>
          </table:table-cell>
          <table:table-cell table:style-name="ce778" office:value-type="string" calcext:value-type="string">
            <text:p>Start</text:p>
          </table:table-cell>
          <table:table-cell table:style-name="ce789" office:value-type="string" calcext:value-type="string">
            <text:p>시작</text:p>
          </table:table-cell>
          <table:table-cell table:style-name="ce800" office:value-type="string" calcext:value-type="string">
            <text:p>Старт</text:p>
          </table:table-cell>
          <table:table-cell table:style-name="ce812" office:value-type="string" calcext:value-type="string">
            <text:p>Inici</text:p>
          </table:table-cell>
          <table:table-cell table:style-name="ce819" office:value-type="string" calcext:value-type="string">
            <text:p>Početak</text:p>
          </table:table-cell>
          <table:table-cell table:style-name="ce827" office:value-type="string" calcext:value-type="string">
            <text:p>Почетак</text:p>
          </table:table-cell>
          <table:table-cell table:style-name="ce837" office:value-type="string" calcext:value-type="string">
            <text:p>スタート</text:p>
          </table:table-cell>
          <table:table-cell table:style-name="ce849" office:value-type="string" calcext:value-type="string">
            <text:p>Старт</text:p>
          </table:table-cell>
          <table:table-cell table:style-name="ce857" office:value-type="string" calcext:value-type="string">
            <text:p>بداية</text:p>
          </table:table-cell>
          <table:table-cell table:style-name="ce866" office:value-type="string" calcext:value-type="string">
            <text:p>شروع</text:p>
          </table:table-cell>
          <table:table-cell table:style-name="ce874" office:value-type="string" calcext:value-type="string">
            <text:p>Старт</text:p>
          </table:table-cell>
          <table:table-cell table:style-name="ce315" table:number-columns-repeated="990"/>
          <table:table-cell table:number-columns-repeated="4"/>
        </table:table-row>
        <table:table-row table:style-name="ro10">
          <table:table-cell table:style-name="ce578" office:value-type="string" calcext:value-type="string">
            <text:p>lblSpeedTuner_Text</text:p>
          </table:table-cell>
          <table:table-cell table:style-name="ce585"/>
          <table:table-cell table:style-name="ce595" office:value-type="string" calcext:value-type="string">
            <text:p>Speed : {0}</text:p>
          </table:table-cell>
          <table:table-cell table:style-name="ce608" office:value-type="string" calcext:value-type="string">
            <text:p>Vitesse : {0}</text:p>
          </table:table-cell>
          <table:table-cell table:style-name="ce613" office:value-type="string" calcext:value-type="string">
            <text:p>Snelheid : {0}</text:p>
          </table:table-cell>
          <table:table-cell table:style-name="ce625" office:value-type="string" calcext:value-type="string">
            <text:p>Geschwindigkeit : {0}</text:p>
          </table:table-cell>
          <table:table-cell table:style-name="ce636" office:value-type="string" calcext:value-type="string">
            <text:p>Velocidad : {0}</text:p>
          </table:table-cell>
          <table:table-cell table:style-name="ce649" office:value-type="string" calcext:value-type="string">
            <text:p>Velocidade: {0}</text:p>
          </table:table-cell>
          <table:table-cell table:style-name="ce661" office:value-type="string" calcext:value-type="string">
            <text:p>Prędkość : {0}</text:p>
          </table:table-cell>
          <table:table-cell table:style-name="ce673" office:value-type="string" calcext:value-type="string">
            <text:p>Velocita' : {0}</text:p>
          </table:table-cell>
          <table:table-cell table:style-name="ce688" office:value-type="string" calcext:value-type="string">
            <text:p>Viteză : {0}</text:p>
          </table:table-cell>
          <table:table-cell table:style-name="ce701" office:value-type="string" calcext:value-type="string">
            <text:p>Nopeus: {0}</text:p>
          </table:table-cell>
          <table:table-cell table:style-name="ce712" office:value-type="string" calcext:value-type="string">
            <text:p>Hastighet: {0}</text:p>
          </table:table-cell>
          <table:table-cell table:style-name="ce721" office:value-type="string" calcext:value-type="string">
            <text:p>速度 :{0}</text:p>
          </table:table-cell>
          <table:table-cell table:style-name="ce732" office:value-type="string" calcext:value-type="string">
            <text:p>Hız : {0}</text:p>
          </table:table-cell>
          <table:table-cell table:style-name="ce742" office:value-type="string" calcext:value-type="string">
            <text:p>Ταχύτητα : {0}</text:p>
          </table:table-cell>
          <table:table-cell table:style-name="ce753" office:value-type="string" calcext:value-type="string">
            <text:p>Greitis : {0}</text:p>
          </table:table-cell>
          <table:table-cell table:style-name="ce762" office:value-type="string" calcext:value-type="string">
            <text:p>Hastighet : {0}</text:p>
          </table:table-cell>
          <table:table-cell table:style-name="ce771" office:value-type="string" calcext:value-type="string">
            <text:p>Hastighed : {0}</text:p>
          </table:table-cell>
          <table:table-cell table:style-name="ce781" office:value-type="string" calcext:value-type="string">
            <text:p>Rychlost: {0}</text:p>
          </table:table-cell>
          <table:table-cell table:style-name="ce791" office:value-type="string" calcext:value-type="string">
            <text:p><text:span text:style-name="T20">속력</text:span><text:span text:style-name="T21">: {0}</text:span></text:p>
          </table:table-cell>
          <table:table-cell table:style-name="ce800" office:value-type="string" calcext:value-type="string">
            <text:p>Скорость : {0}</text:p>
          </table:table-cell>
          <table:table-cell table:style-name="ce816" office:value-type="string" calcext:value-type="string">
            <text:p>Velocitat: {0}</text:p>
          </table:table-cell>
          <table:table-cell table:style-name="ce822" office:value-type="string" calcext:value-type="string">
            <text:p>Brzina : {0}</text:p>
          </table:table-cell>
          <table:table-cell table:style-name="ce832" office:value-type="string" calcext:value-type="string">
            <text:p>Брзина : {0}</text:p>
          </table:table-cell>
          <table:table-cell table:style-name="ce842" office:value-type="string" calcext:value-type="string">
            <text:p><text:span text:style-name="T25">スピード</text:span><text:span text:style-name="T26">: {0}</text:span></text:p>
          </table:table-cell>
          <table:table-cell table:style-name="ce853" office:value-type="string" calcext:value-type="string">
            <text:p>Брзина: {0}</text:p>
          </table:table-cell>
          <table:table-cell table:style-name="ce859" office:value-type="string" calcext:value-type="string">
            <text:p>{0} : سرعة</text:p>
          </table:table-cell>
          <table:table-cell table:style-name="ce866" office:value-type="string" calcext:value-type="string">
            <text:p>سرعت: {0}</text:p>
          </table:table-cell>
          <table:table-cell table:style-name="ce874" office:value-type="string" calcext:value-type="string">
            <text:p>Скорост : {0}</text:p>
          </table:table-cell>
          <table:table-cell table:style-name="ce585" table:number-columns-repeated="990"/>
          <table:table-cell table:style-name="ce42"/>
          <table:table-cell table:number-columns-repeated="3"/>
        </table:table-row>
        <table:table-row table:style-name="ro18">
          <table:table-cell table:style-name="ce49" office:value-type="string" calcext:value-type="string">
            <text:p>lblTimeCode_Text</text:p>
          </table:table-cell>
          <table:table-cell table:style-name="ce371"/>
          <table:table-cell table:style-name="ce60" office:value-type="string" calcext:value-type="string">
            <text:p>Position</text:p>
          </table:table-cell>
          <table:table-cell table:style-name="ce602" office:value-type="string" calcext:value-type="string">
            <text:p>Position</text:p>
          </table:table-cell>
          <table:table-cell table:style-name="ce613" office:value-type="string" calcext:value-type="string">
            <text:p>Positie</text:p>
          </table:table-cell>
          <table:table-cell table:style-name="ce621" office:value-type="string" calcext:value-type="string">
            <text:p>Position</text:p>
          </table:table-cell>
          <table:table-cell table:style-name="ce632" office:value-type="string" calcext:value-type="string">
            <text:p>Posiciòn</text:p>
          </table:table-cell>
          <table:table-cell table:style-name="ce645" office:value-type="string" calcext:value-type="string">
            <text:p>Posição</text:p>
          </table:table-cell>
          <table:table-cell table:style-name="ce657" office:value-type="string" calcext:value-type="string">
            <text:p>Pozycja</text:p>
          </table:table-cell>
          <table:table-cell table:style-name="ce667" office:value-type="string" calcext:value-type="string">
            <text:p>Posizione</text:p>
          </table:table-cell>
          <table:table-cell table:style-name="ce680" office:value-type="string" calcext:value-type="string">
            <text:p>Poziţie</text:p>
          </table:table-cell>
          <table:table-cell table:style-name="ce695" office:value-type="string" calcext:value-type="string">
            <text:p>Järjestys</text:p>
          </table:table-cell>
          <table:table-cell table:style-name="ce708" office:value-type="string" calcext:value-type="string">
            <text:p>Posisjon</text:p>
          </table:table-cell>
          <table:table-cell table:style-name="ce719" office:value-type="string" calcext:value-type="string">
            <text:p>位置</text:p>
          </table:table-cell>
          <table:table-cell table:style-name="ce728" office:value-type="string" calcext:value-type="string">
            <text:p>Konum</text:p>
          </table:table-cell>
          <table:table-cell table:style-name="ce737" office:value-type="string" calcext:value-type="string">
            <text:p>Θέση</text:p>
          </table:table-cell>
          <table:table-cell table:style-name="ce749" office:value-type="string" calcext:value-type="string">
            <text:p>Pozicija</text:p>
          </table:table-cell>
          <table:table-cell table:style-name="ce759" office:value-type="string" calcext:value-type="string">
            <text:p>Position</text:p>
          </table:table-cell>
          <table:table-cell table:style-name="ce767" office:value-type="string" calcext:value-type="string">
            <text:p>Position</text:p>
          </table:table-cell>
          <table:table-cell table:style-name="ce778" office:value-type="string" calcext:value-type="string">
            <text:p>Pozice</text:p>
          </table:table-cell>
          <table:table-cell table:style-name="ce789" office:value-type="string" calcext:value-type="string">
            <text:p>위치</text:p>
          </table:table-cell>
          <table:table-cell table:style-name="ce800" office:value-type="string" calcext:value-type="string">
            <text:p>Позиция</text:p>
          </table:table-cell>
          <table:table-cell table:style-name="ce812" office:value-type="string" calcext:value-type="string">
            <text:p>Posició</text:p>
          </table:table-cell>
          <table:table-cell table:style-name="ce819" office:value-type="string" calcext:value-type="string">
            <text:p>Pozicija</text:p>
          </table:table-cell>
          <table:table-cell table:style-name="ce827" office:value-type="string" calcext:value-type="string">
            <text:p>Позиција</text:p>
          </table:table-cell>
          <table:table-cell table:style-name="ce837" office:value-type="string" calcext:value-type="string">
            <text:p>ポジション</text:p>
          </table:table-cell>
          <table:table-cell table:style-name="ce849" office:value-type="string" calcext:value-type="string">
            <text:p>Позиција</text:p>
          </table:table-cell>
          <table:table-cell table:style-name="ce857" office:value-type="string" calcext:value-type="string">
            <text:p>التوقيت</text:p>
          </table:table-cell>
          <table:table-cell table:style-name="ce866" office:value-type="string" calcext:value-type="string">
            <text:p>موقعیت</text:p>
          </table:table-cell>
          <table:table-cell table:style-name="ce874" office:value-type="string" calcext:value-type="string">
            <text:p>Позиция</text:p>
          </table:table-cell>
          <table:table-cell table:style-name="ce315" table:number-columns-repeated="990"/>
          <table:table-cell table:number-columns-repeated="4"/>
        </table:table-row>
        <table:table-row table:style-name="ro18">
          <table:table-cell table:style-name="ce49" office:value-type="string" calcext:value-type="string">
            <text:p>lblWorkingZone_Text</text:p>
          </table:table-cell>
          <table:table-cell table:style-name="ce371"/>
          <table:table-cell table:style-name="ce60" office:value-type="string" calcext:value-type="string">
            <text:p>Working Zone:</text:p>
          </table:table-cell>
          <table:table-cell table:style-name="ce602" office:value-type="string" calcext:value-type="string">
            <text:p>Zone de Travail:</text:p>
          </table:table-cell>
          <table:table-cell table:style-name="ce613" office:value-type="string" calcext:value-type="string">
            <text:p>Werkgebied :</text:p>
          </table:table-cell>
          <table:table-cell table:style-name="ce621" office:value-type="string" calcext:value-type="string">
            <text:p>Arbeitsbereich:</text:p>
          </table:table-cell>
          <table:table-cell table:style-name="ce632" office:value-type="string" calcext:value-type="string">
            <text:p>Espacio de Trabajo:</text:p>
          </table:table-cell>
          <table:table-cell table:style-name="ce645" office:value-type="string" calcext:value-type="string">
            <text:p>Zona de Trabalho:</text:p>
          </table:table-cell>
          <table:table-cell table:style-name="ce657" office:value-type="string" calcext:value-type="string">
            <text:p>Obszar roboczy:</text:p>
          </table:table-cell>
          <table:table-cell table:style-name="ce667" office:value-type="string" calcext:value-type="string">
            <text:p>Zona Lavoro:</text:p>
          </table:table-cell>
          <table:table-cell table:style-name="ce680" office:value-type="string" calcext:value-type="string">
            <text:p>Zonă de lucru:</text:p>
          </table:table-cell>
          <table:table-cell table:style-name="ce695" office:value-type="string" calcext:value-type="string">
            <text:p>Työstettävä jakso:</text:p>
          </table:table-cell>
          <table:table-cell table:style-name="ce708" office:value-type="string" calcext:value-type="string">
            <text:p>Arbeidsfelt:</text:p>
          </table:table-cell>
          <table:table-cell table:style-name="ce719" office:value-type="string" calcext:value-type="string">
            <text:p>工作区</text:p>
          </table:table-cell>
          <table:table-cell table:style-name="ce728" office:value-type="string" calcext:value-type="string">
            <text:p>Çalışma Alanı:</text:p>
          </table:table-cell>
          <table:table-cell table:style-name="ce737" office:value-type="string" calcext:value-type="string">
            <text:p>Ζώνη Εργασίας:</text:p>
          </table:table-cell>
          <table:table-cell table:style-name="ce749" office:value-type="string" calcext:value-type="string">
            <text:p>Darbinė zona:</text:p>
          </table:table-cell>
          <table:table-cell table:style-name="ce759" office:value-type="string" calcext:value-type="string">
            <text:p>Arbetsområde:</text:p>
          </table:table-cell>
          <table:table-cell table:style-name="ce767" office:value-type="string" calcext:value-type="string">
            <text:p>Arbejdsområde:</text:p>
          </table:table-cell>
          <table:table-cell table:style-name="ce778" office:value-type="string" calcext:value-type="string">
            <text:p>Pracovní oblast:</text:p>
          </table:table-cell>
          <table:table-cell table:style-name="ce787" office:value-type="string" calcext:value-type="string">
            <text:p><text:span text:style-name="T4">작업영역</text:span><text:span text:style-name="T5">:</text:span></text:p>
          </table:table-cell>
          <table:table-cell table:style-name="ce800" office:value-type="string" calcext:value-type="string">
            <text:p>Обрабатываемый интервал:</text:p>
          </table:table-cell>
          <table:table-cell table:style-name="ce812" office:value-type="string" calcext:value-type="string">
            <text:p>Zona de treball:</text:p>
          </table:table-cell>
          <table:table-cell table:style-name="ce819" office:value-type="string" calcext:value-type="string">
            <text:p>Radna zona:</text:p>
          </table:table-cell>
          <table:table-cell table:style-name="ce827" office:value-type="string" calcext:value-type="string">
            <text:p>Радна зона:</text:p>
          </table:table-cell>
          <table:table-cell table:style-name="ce839" office:value-type="string" calcext:value-type="string">
            <text:p><text:span text:style-name="T16">作業範囲</text:span><text:span text:style-name="T17">:</text:span></text:p>
          </table:table-cell>
          <table:table-cell table:style-name="ce849" office:value-type="string" calcext:value-type="string">
            <text:p>Работна Зона:</text:p>
          </table:table-cell>
          <table:table-cell table:style-name="ce857" office:value-type="string" calcext:value-type="string">
            <text:p>منطقة العمل:</text:p>
          </table:table-cell>
          <table:table-cell table:style-name="ce866" office:value-type="string" calcext:value-type="string">
            <text:p>منطقه کاری:</text:p>
          </table:table-cell>
          <table:table-cell table:style-name="ce874" office:value-type="string" calcext:value-type="string">
            <text:p>Обработен интервал:</text:p>
          </table:table-cell>
          <table:table-cell table:style-name="ce315" table:number-columns-repeated="990"/>
          <table:table-cell table:number-columns-repeated="4"/>
        </table:table-row>
        <table:table-row table:style-name="ro18">
          <table:table-cell table:style-name="ce49" office:value-type="string" calcext:value-type="string">
            <text:p>LengthUnit_Millimeters</text:p>
          </table:table-cell>
          <table:table-cell table:style-name="ce371"/>
          <table:table-cell table:style-name="ce60" office:value-type="string" calcext:value-type="string">
            <text:p>Millimeters</text:p>
          </table:table-cell>
          <table:table-cell table:style-name="ce602" office:value-type="string" calcext:value-type="string">
            <text:p>Millimètres</text:p>
          </table:table-cell>
          <table:table-cell table:style-name="ce613" office:value-type="string" calcext:value-type="string">
            <text:p>Millimeters</text:p>
          </table:table-cell>
          <table:table-cell table:style-name="ce621"/>
          <table:table-cell table:style-name="ce632" office:value-type="string" calcext:value-type="string">
            <text:p>Milímetro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Миллиметры</text:p>
          </table:table-cell>
          <table:table-cell table:style-name="ce812" office:value-type="string" calcext:value-type="string">
            <text:p>Mil·límetres</text:p>
          </table:table-cell>
          <table:table-cell table:style-name="ce819" office:value-type="string" calcext:value-type="string">
            <text:p>Milimetri</text:p>
          </table:table-cell>
          <table:table-cell table:style-name="ce827" office:value-type="string" calcext:value-type="string">
            <text:p>Милиметри</text:p>
          </table:table-cell>
          <table:table-cell table:style-name="ce837" office:value-type="string" calcext:value-type="string">
            <text:p>ミリメートル</text:p>
          </table:table-cell>
          <table:table-cell table:style-name="ce849" office:value-type="string" calcext:value-type="string">
            <text:p>Милиметри</text:p>
          </table:table-cell>
          <table:table-cell table:style-name="ce857" office:value-type="string" calcext:value-type="string">
            <text:p>ملليمترات</text:p>
          </table:table-cell>
          <table:table-cell table:style-name="ce866" office:value-type="string" calcext:value-type="string">
            <text:p>میلی متر</text:p>
          </table:table-cell>
          <table:table-cell table:style-name="ce874" office:value-type="string" calcext:value-type="string">
            <text:p>Милиметри</text:p>
          </table:table-cell>
          <table:table-cell table:style-name="ce315" table:number-columns-repeated="990"/>
          <table:table-cell table:number-columns-repeated="4"/>
        </table:table-row>
        <table:table-row table:style-name="ro18">
          <table:table-cell table:style-name="ce49" office:value-type="string" calcext:value-type="string">
            <text:p>LengthUnit_Centimeters</text:p>
          </table:table-cell>
          <table:table-cell table:style-name="ce371"/>
          <table:table-cell table:style-name="ce60" office:value-type="string" calcext:value-type="string">
            <text:p>Centimeters</text:p>
          </table:table-cell>
          <table:table-cell table:style-name="ce602" office:value-type="string" calcext:value-type="string">
            <text:p>Centimètres</text:p>
          </table:table-cell>
          <table:table-cell table:style-name="ce613" office:value-type="string" calcext:value-type="string">
            <text:p>Centimeters</text:p>
          </table:table-cell>
          <table:table-cell table:style-name="ce621" office:value-type="string" calcext:value-type="string">
            <text:p>Zentimeter</text:p>
          </table:table-cell>
          <table:table-cell table:style-name="ce632" office:value-type="string" calcext:value-type="string">
            <text:p>Centímetros</text:p>
          </table:table-cell>
          <table:table-cell table:style-name="ce645" office:value-type="string" calcext:value-type="string">
            <text:p>Centimetro</text:p>
          </table:table-cell>
          <table:table-cell table:style-name="ce657"/>
          <table:table-cell table:style-name="ce667" office:value-type="string" calcext:value-type="string">
            <text:p>Centimetri</text:p>
          </table:table-cell>
          <table:table-cell table:style-name="ce680" office:value-type="string" calcext:value-type="string">
            <text:p>Centimetri</text:p>
          </table:table-cell>
          <table:table-cell table:style-name="ce695" office:value-type="string" calcext:value-type="string">
            <text:p>Senttimetriä</text:p>
          </table:table-cell>
          <table:table-cell table:style-name="ce708" office:value-type="string" calcext:value-type="string">
            <text:p>Centimetere</text:p>
          </table:table-cell>
          <table:table-cell table:style-name="ce719" office:value-type="string" calcext:value-type="string">
            <text:p>厘米</text:p>
          </table:table-cell>
          <table:table-cell table:style-name="ce728" office:value-type="string" calcext:value-type="string">
            <text:p>Santimetre</text:p>
          </table:table-cell>
          <table:table-cell table:style-name="ce737" office:value-type="string" calcext:value-type="string">
            <text:p>Εκατοστά</text:p>
          </table:table-cell>
          <table:table-cell table:style-name="ce749" office:value-type="string" calcext:value-type="string">
            <text:p>Centimetrai</text:p>
          </table:table-cell>
          <table:table-cell table:style-name="ce759" office:value-type="string" calcext:value-type="string">
            <text:p>Centimeter</text:p>
          </table:table-cell>
          <table:table-cell table:style-name="ce767" office:value-type="string" calcext:value-type="string">
            <text:p>Centimeter</text:p>
          </table:table-cell>
          <table:table-cell table:style-name="ce778" office:value-type="string" calcext:value-type="string">
            <text:p>Centimetry</text:p>
          </table:table-cell>
          <table:table-cell table:style-name="ce789" office:value-type="string" calcext:value-type="string">
            <text:p>센티미터</text:p>
          </table:table-cell>
          <table:table-cell table:style-name="ce800" office:value-type="string" calcext:value-type="string">
            <text:p>Сантиметры</text:p>
          </table:table-cell>
          <table:table-cell table:style-name="ce812" office:value-type="string" calcext:value-type="string">
            <text:p>Centímetres</text:p>
          </table:table-cell>
          <table:table-cell table:style-name="ce819" office:value-type="string" calcext:value-type="string">
            <text:p>Centimetri</text:p>
          </table:table-cell>
          <table:table-cell table:style-name="ce827" office:value-type="string" calcext:value-type="string">
            <text:p>Центиметри</text:p>
          </table:table-cell>
          <table:table-cell table:style-name="ce837" office:value-type="string" calcext:value-type="string">
            <text:p>センチメートル</text:p>
          </table:table-cell>
          <table:table-cell table:style-name="ce849" office:value-type="string" calcext:value-type="string">
            <text:p>Сантиметри</text:p>
          </table:table-cell>
          <table:table-cell table:style-name="ce857" office:value-type="string" calcext:value-type="string">
            <text:p>سم</text:p>
          </table:table-cell>
          <table:table-cell table:style-name="ce866" office:value-type="string" calcext:value-type="string">
            <text:p>سانتی متر</text:p>
          </table:table-cell>
          <table:table-cell table:style-name="ce874" office:value-type="string" calcext:value-type="string">
            <text:p>Сантиметри</text:p>
          </table:table-cell>
          <table:table-cell table:style-name="ce315" table:number-columns-repeated="990"/>
          <table:table-cell table:number-columns-repeated="4"/>
        </table:table-row>
        <table:table-row table:style-name="ro18">
          <table:table-cell table:style-name="ce49" office:value-type="string" calcext:value-type="string">
            <text:p>LengthUnit_Meters</text:p>
          </table:table-cell>
          <table:table-cell table:style-name="ce371"/>
          <table:table-cell table:style-name="ce60" office:value-type="string" calcext:value-type="string">
            <text:p>Meters</text:p>
          </table:table-cell>
          <table:table-cell table:style-name="ce602" office:value-type="string" calcext:value-type="string">
            <text:p>Mètres</text:p>
          </table:table-cell>
          <table:table-cell table:style-name="ce613" office:value-type="string" calcext:value-type="string">
            <text:p>Meters</text:p>
          </table:table-cell>
          <table:table-cell table:style-name="ce621" office:value-type="string" calcext:value-type="string">
            <text:p>Meter</text:p>
          </table:table-cell>
          <table:table-cell table:style-name="ce632" office:value-type="string" calcext:value-type="string">
            <text:p>Metros</text:p>
          </table:table-cell>
          <table:table-cell table:style-name="ce645" office:value-type="string" calcext:value-type="string">
            <text:p>Metros</text:p>
          </table:table-cell>
          <table:table-cell table:style-name="ce657"/>
          <table:table-cell table:style-name="ce667" office:value-type="string" calcext:value-type="string">
            <text:p>Metri</text:p>
          </table:table-cell>
          <table:table-cell table:style-name="ce680" office:value-type="string" calcext:value-type="string">
            <text:p>Metri</text:p>
          </table:table-cell>
          <table:table-cell table:style-name="ce695" office:value-type="string" calcext:value-type="string">
            <text:p>Metriä</text:p>
          </table:table-cell>
          <table:table-cell table:style-name="ce708" office:value-type="string" calcext:value-type="string">
            <text:p>Metre</text:p>
          </table:table-cell>
          <table:table-cell table:style-name="ce719" office:value-type="string" calcext:value-type="string">
            <text:p>米</text:p>
          </table:table-cell>
          <table:table-cell table:style-name="ce728" office:value-type="string" calcext:value-type="string">
            <text:p>Metre</text:p>
          </table:table-cell>
          <table:table-cell table:style-name="ce737" office:value-type="string" calcext:value-type="string">
            <text:p>Μέτρα</text:p>
          </table:table-cell>
          <table:table-cell table:style-name="ce749" office:value-type="string" calcext:value-type="string">
            <text:p>Metrai</text:p>
          </table:table-cell>
          <table:table-cell table:style-name="ce759" office:value-type="string" calcext:value-type="string">
            <text:p>Meter</text:p>
          </table:table-cell>
          <table:table-cell table:style-name="ce767" office:value-type="string" calcext:value-type="string">
            <text:p>Meter</text:p>
          </table:table-cell>
          <table:table-cell table:style-name="ce778" office:value-type="string" calcext:value-type="string">
            <text:p>Metry</text:p>
          </table:table-cell>
          <table:table-cell table:style-name="ce789" office:value-type="string" calcext:value-type="string">
            <text:p>미터</text:p>
          </table:table-cell>
          <table:table-cell table:style-name="ce800" office:value-type="string" calcext:value-type="string">
            <text:p>Метры</text:p>
          </table:table-cell>
          <table:table-cell table:style-name="ce812" office:value-type="string" calcext:value-type="string">
            <text:p>Metres</text:p>
          </table:table-cell>
          <table:table-cell table:style-name="ce819" office:value-type="string" calcext:value-type="string">
            <text:p>Metri</text:p>
          </table:table-cell>
          <table:table-cell table:style-name="ce827" office:value-type="string" calcext:value-type="string">
            <text:p>Метри</text:p>
          </table:table-cell>
          <table:table-cell table:style-name="ce837" office:value-type="string" calcext:value-type="string">
            <text:p>メートル</text:p>
          </table:table-cell>
          <table:table-cell table:style-name="ce849" office:value-type="string" calcext:value-type="string">
            <text:p>Метри</text:p>
          </table:table-cell>
          <table:table-cell table:style-name="ce857" office:value-type="string" calcext:value-type="string">
            <text:p>متر</text:p>
          </table:table-cell>
          <table:table-cell table:style-name="ce866" office:value-type="string" calcext:value-type="string">
            <text:p>متر</text:p>
          </table:table-cell>
          <table:table-cell table:style-name="ce874" office:value-type="string" calcext:value-type="string">
            <text:p>Метри</text:p>
          </table:table-cell>
          <table:table-cell table:style-name="ce315" table:number-columns-repeated="990"/>
          <table:table-cell table:number-columns-repeated="4"/>
        </table:table-row>
        <table:table-row table:style-name="ro18">
          <table:table-cell table:style-name="ce49" office:value-type="string" calcext:value-type="string">
            <text:p>LengthUnit_Inches</text:p>
          </table:table-cell>
          <table:table-cell table:style-name="ce371"/>
          <table:table-cell table:style-name="ce60" office:value-type="string" calcext:value-type="string">
            <text:p>Inches</text:p>
          </table:table-cell>
          <table:table-cell table:style-name="ce602" office:value-type="string" calcext:value-type="string">
            <text:p>Pouces</text:p>
          </table:table-cell>
          <table:table-cell table:style-name="ce613" office:value-type="string" calcext:value-type="string">
            <text:p>Inches</text:p>
          </table:table-cell>
          <table:table-cell table:style-name="ce621" office:value-type="string" calcext:value-type="string">
            <text:p>Inches</text:p>
          </table:table-cell>
          <table:table-cell table:style-name="ce632" office:value-type="string" calcext:value-type="string">
            <text:p>Pulgadas</text:p>
          </table:table-cell>
          <table:table-cell table:style-name="ce645" office:value-type="string" calcext:value-type="string">
            <text:p>Polegadas</text:p>
          </table:table-cell>
          <table:table-cell table:style-name="ce657"/>
          <table:table-cell table:style-name="ce667" office:value-type="string" calcext:value-type="string">
            <text:p>Pollici</text:p>
          </table:table-cell>
          <table:table-cell table:style-name="ce680" office:value-type="string" calcext:value-type="string">
            <text:p>Inch</text:p>
          </table:table-cell>
          <table:table-cell table:style-name="ce695" office:value-type="string" calcext:value-type="string">
            <text:p>Tuumaa</text:p>
          </table:table-cell>
          <table:table-cell table:style-name="ce708" office:value-type="string" calcext:value-type="string">
            <text:p>Tommer</text:p>
          </table:table-cell>
          <table:table-cell table:style-name="ce719" office:value-type="string" calcext:value-type="string">
            <text:p>英寸</text:p>
          </table:table-cell>
          <table:table-cell table:style-name="ce728" office:value-type="string" calcext:value-type="string">
            <text:p>İnç</text:p>
          </table:table-cell>
          <table:table-cell table:style-name="ce737" office:value-type="string" calcext:value-type="string">
            <text:p>Ίντσες</text:p>
          </table:table-cell>
          <table:table-cell table:style-name="ce749" office:value-type="string" calcext:value-type="string">
            <text:p>Coliai</text:p>
          </table:table-cell>
          <table:table-cell table:style-name="ce759" office:value-type="string" calcext:value-type="string">
            <text:p>Tum</text:p>
          </table:table-cell>
          <table:table-cell table:style-name="ce767" office:value-type="string" calcext:value-type="string">
            <text:p>Tommer</text:p>
          </table:table-cell>
          <table:table-cell table:style-name="ce778" office:value-type="string" calcext:value-type="string">
            <text:p>Palce</text:p>
          </table:table-cell>
          <table:table-cell table:style-name="ce789" office:value-type="string" calcext:value-type="string">
            <text:p>인치</text:p>
          </table:table-cell>
          <table:table-cell table:style-name="ce800" office:value-type="string" calcext:value-type="string">
            <text:p>Дюймы</text:p>
          </table:table-cell>
          <table:table-cell table:style-name="ce812" office:value-type="string" calcext:value-type="string">
            <text:p>Polzades</text:p>
          </table:table-cell>
          <table:table-cell table:style-name="ce819" office:value-type="string" calcext:value-type="string">
            <text:p>Inči</text:p>
          </table:table-cell>
          <table:table-cell table:style-name="ce827" office:value-type="string" calcext:value-type="string">
            <text:p>Инчи</text:p>
          </table:table-cell>
          <table:table-cell table:style-name="ce837" office:value-type="string" calcext:value-type="string">
            <text:p>インチ</text:p>
          </table:table-cell>
          <table:table-cell table:style-name="ce849" office:value-type="string" calcext:value-type="string">
            <text:p>Инчи</text:p>
          </table:table-cell>
          <table:table-cell table:style-name="ce857" office:value-type="string" calcext:value-type="string">
            <text:p>بوصة</text:p>
          </table:table-cell>
          <table:table-cell table:style-name="ce866" office:value-type="string" calcext:value-type="string">
            <text:p>اینچ</text:p>
          </table:table-cell>
          <table:table-cell table:style-name="ce874" office:value-type="string" calcext:value-type="string">
            <text:p>Инчове</text:p>
          </table:table-cell>
          <table:table-cell table:style-name="ce315" table:number-columns-repeated="990"/>
          <table:table-cell table:number-columns-repeated="4"/>
        </table:table-row>
        <table:table-row table:style-name="ro18">
          <table:table-cell table:style-name="ce49" office:value-type="string" calcext:value-type="string">
            <text:p>LengthUnit_Feet</text:p>
          </table:table-cell>
          <table:table-cell table:style-name="ce371"/>
          <table:table-cell table:style-name="ce60" office:value-type="string" calcext:value-type="string">
            <text:p>Feet</text:p>
          </table:table-cell>
          <table:table-cell table:style-name="ce602" office:value-type="string" calcext:value-type="string">
            <text:p>Pieds</text:p>
          </table:table-cell>
          <table:table-cell table:style-name="ce613" office:value-type="string" calcext:value-type="string">
            <text:p>Voet</text:p>
          </table:table-cell>
          <table:table-cell table:style-name="ce621" office:value-type="string" calcext:value-type="string">
            <text:p>Fuß</text:p>
          </table:table-cell>
          <table:table-cell table:style-name="ce632" office:value-type="string" calcext:value-type="string">
            <text:p>Pies</text:p>
          </table:table-cell>
          <table:table-cell table:style-name="ce645" office:value-type="string" calcext:value-type="string">
            <text:p>Pés</text:p>
          </table:table-cell>
          <table:table-cell table:style-name="ce657"/>
          <table:table-cell table:style-name="ce667" office:value-type="string" calcext:value-type="string">
            <text:p>Piedi</text:p>
          </table:table-cell>
          <table:table-cell table:style-name="ce680" office:value-type="string" calcext:value-type="string">
            <text:p>Picioare</text:p>
          </table:table-cell>
          <table:table-cell table:style-name="ce695" office:value-type="string" calcext:value-type="string">
            <text:p>Jalkaa</text:p>
          </table:table-cell>
          <table:table-cell table:style-name="ce708" office:value-type="string" calcext:value-type="string">
            <text:p>Fot</text:p>
          </table:table-cell>
          <table:table-cell table:style-name="ce719" office:value-type="string" calcext:value-type="string">
            <text:p>尺</text:p>
          </table:table-cell>
          <table:table-cell table:style-name="ce728" office:value-type="string" calcext:value-type="string">
            <text:p>Ayak</text:p>
          </table:table-cell>
          <table:table-cell table:style-name="ce737" office:value-type="string" calcext:value-type="string">
            <text:p>Πόδια</text:p>
          </table:table-cell>
          <table:table-cell table:style-name="ce749" office:value-type="string" calcext:value-type="string">
            <text:p>Pedos</text:p>
          </table:table-cell>
          <table:table-cell table:style-name="ce759" office:value-type="string" calcext:value-type="string">
            <text:p>Fot</text:p>
          </table:table-cell>
          <table:table-cell table:style-name="ce767" office:value-type="string" calcext:value-type="string">
            <text:p>Fod</text:p>
          </table:table-cell>
          <table:table-cell table:style-name="ce778" office:value-type="string" calcext:value-type="string">
            <text:p>Stopy</text:p>
          </table:table-cell>
          <table:table-cell table:style-name="ce789" office:value-type="string" calcext:value-type="string">
            <text:p>피트</text:p>
          </table:table-cell>
          <table:table-cell table:style-name="ce800" office:value-type="string" calcext:value-type="string">
            <text:p>Футы</text:p>
          </table:table-cell>
          <table:table-cell table:style-name="ce812" office:value-type="string" calcext:value-type="string">
            <text:p>Peus</text:p>
          </table:table-cell>
          <table:table-cell table:style-name="ce819" office:value-type="string" calcext:value-type="string">
            <text:p>Stope</text:p>
          </table:table-cell>
          <table:table-cell table:style-name="ce827" office:value-type="string" calcext:value-type="string">
            <text:p>Стопе</text:p>
          </table:table-cell>
          <table:table-cell table:style-name="ce837" office:value-type="string" calcext:value-type="string">
            <text:p>フィート</text:p>
          </table:table-cell>
          <table:table-cell table:style-name="ce849" office:value-type="string" calcext:value-type="string">
            <text:p>Стапки</text:p>
          </table:table-cell>
          <table:table-cell table:style-name="ce857" office:value-type="string" calcext:value-type="string">
            <text:p>قدم</text:p>
          </table:table-cell>
          <table:table-cell table:style-name="ce866" office:value-type="string" calcext:value-type="string">
            <text:p>پا</text:p>
          </table:table-cell>
          <table:table-cell table:style-name="ce874" office:value-type="string" calcext:value-type="string">
            <text:p>Фута</text:p>
          </table:table-cell>
          <table:table-cell table:style-name="ce315" table:number-columns-repeated="990"/>
          <table:table-cell table:number-columns-repeated="4"/>
        </table:table-row>
        <table:table-row table:style-name="ro18">
          <table:table-cell table:style-name="ce49" office:value-type="string" calcext:value-type="string">
            <text:p>LengthUnit_Yards</text:p>
          </table:table-cell>
          <table:table-cell table:style-name="ce371"/>
          <table:table-cell table:style-name="ce60" office:value-type="string" calcext:value-type="string">
            <text:p>Yards</text:p>
          </table:table-cell>
          <table:table-cell table:style-name="ce602" office:value-type="string" calcext:value-type="string">
            <text:p>Yards</text:p>
          </table:table-cell>
          <table:table-cell table:style-name="ce613" office:value-type="string" calcext:value-type="string">
            <text:p>Yards</text:p>
          </table:table-cell>
          <table:table-cell table:style-name="ce621" office:value-type="string" calcext:value-type="string">
            <text:p>Yard</text:p>
          </table:table-cell>
          <table:table-cell table:style-name="ce632" office:value-type="string" calcext:value-type="string">
            <text:p>Yardas</text:p>
          </table:table-cell>
          <table:table-cell table:style-name="ce645" office:value-type="string" calcext:value-type="string">
            <text:p>Jardas</text:p>
          </table:table-cell>
          <table:table-cell table:style-name="ce657"/>
          <table:table-cell table:style-name="ce667" office:value-type="string" calcext:value-type="string">
            <text:p>Yarde</text:p>
          </table:table-cell>
          <table:table-cell table:style-name="ce680" office:value-type="string" calcext:value-type="string">
            <text:p>Yarzi</text:p>
          </table:table-cell>
          <table:table-cell table:style-name="ce695" office:value-type="string" calcext:value-type="string">
            <text:p>Jaardia</text:p>
          </table:table-cell>
          <table:table-cell table:style-name="ce708" office:value-type="string" calcext:value-type="string">
            <text:p>Yards</text:p>
          </table:table-cell>
          <table:table-cell table:style-name="ce719" office:value-type="string" calcext:value-type="string">
            <text:p>码</text:p>
          </table:table-cell>
          <table:table-cell table:style-name="ce728" office:value-type="string" calcext:value-type="string">
            <text:p>Yarda</text:p>
          </table:table-cell>
          <table:table-cell table:style-name="ce737" office:value-type="string" calcext:value-type="string">
            <text:p>Γιάρδες</text:p>
          </table:table-cell>
          <table:table-cell table:style-name="ce749" office:value-type="string" calcext:value-type="string">
            <text:p>Jardai</text:p>
          </table:table-cell>
          <table:table-cell table:style-name="ce759" office:value-type="string" calcext:value-type="string">
            <text:p>Yards</text:p>
          </table:table-cell>
          <table:table-cell table:style-name="ce767" office:value-type="string" calcext:value-type="string">
            <text:p>Yards</text:p>
          </table:table-cell>
          <table:table-cell table:style-name="ce778" office:value-type="string" calcext:value-type="string">
            <text:p>Yardy</text:p>
          </table:table-cell>
          <table:table-cell table:style-name="ce789" office:value-type="string" calcext:value-type="string">
            <text:p>야드</text:p>
          </table:table-cell>
          <table:table-cell table:style-name="ce800" office:value-type="string" calcext:value-type="string">
            <text:p>Ярды</text:p>
          </table:table-cell>
          <table:table-cell table:style-name="ce812" office:value-type="string" calcext:value-type="string">
            <text:p>Iardes</text:p>
          </table:table-cell>
          <table:table-cell table:style-name="ce819" office:value-type="string" calcext:value-type="string">
            <text:p>Jardi</text:p>
          </table:table-cell>
          <table:table-cell table:style-name="ce827" office:value-type="string" calcext:value-type="string">
            <text:p>Јарди</text:p>
          </table:table-cell>
          <table:table-cell table:style-name="ce837" office:value-type="string" calcext:value-type="string">
            <text:p>ヤード</text:p>
          </table:table-cell>
          <table:table-cell table:style-name="ce849" office:value-type="string" calcext:value-type="string">
            <text:p>Јарди</text:p>
          </table:table-cell>
          <table:table-cell table:style-name="ce857" office:value-type="string" calcext:value-type="string">
            <text:p>ياردة</text:p>
          </table:table-cell>
          <table:table-cell table:style-name="ce866" office:value-type="string" calcext:value-type="string">
            <text:p>یارد</text:p>
          </table:table-cell>
          <table:table-cell table:style-name="ce874" office:value-type="string" calcext:value-type="string">
            <text:p>Ярдове</text:p>
          </table:table-cell>
          <table:table-cell table:style-name="ce315" table:number-columns-repeated="990"/>
          <table:table-cell table:number-columns-repeated="4"/>
        </table:table-row>
        <table:table-row table:style-name="ro10">
          <table:table-cell table:style-name="ce49" office:value-type="string" calcext:value-type="string">
            <text:p>LengthUnit_Percentage</text:p>
          </table:table-cell>
          <table:table-cell table:style-name="ce371"/>
          <table:table-cell table:style-name="ce60" office:value-type="string" calcext:value-type="string">
            <text:p>Percentage</text:p>
          </table:table-cell>
          <table:table-cell table:style-name="ce602" office:value-type="string" calcext:value-type="string">
            <text:p>Pourcentage</text:p>
          </table:table-cell>
          <table:table-cell table:style-name="ce613" office:value-type="string" calcext:value-type="string">
            <text:p>Percentage snelheid</text:p>
          </table:table-cell>
          <table:table-cell table:style-name="ce621"/>
          <table:table-cell table:style-name="ce632" office:value-type="string" calcext:value-type="string">
            <text:p>Porcentaje</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0" office:value-type="string" calcext:value-type="string">
            <text:p>Проценты</text:p>
          </table:table-cell>
          <table:table-cell table:style-name="ce812" office:value-type="string" calcext:value-type="string">
            <text:p>Percentatge</text:p>
          </table:table-cell>
          <table:table-cell table:style-name="ce819"/>
          <table:table-cell table:style-name="ce827" office:value-type="string" calcext:value-type="string">
            <text:p>Проценат</text:p>
          </table:table-cell>
          <table:table-cell table:style-name="ce837"/>
          <table:table-cell table:style-name="ce849"/>
          <table:table-cell table:style-name="ce857" office:value-type="string" calcext:value-type="string">
            <text:p>نسبة مئوية</text:p>
          </table:table-cell>
          <table:table-cell table:style-name="ce866" office:value-type="string" calcext:value-type="string">
            <text:p>درصد</text:p>
          </table:table-cell>
          <table:table-cell table:style-name="ce874" office:value-type="string" calcext:value-type="string">
            <text:p>Проценти</text:p>
          </table:table-cell>
          <table:table-cell table:style-name="ce315" table:number-columns-repeated="990"/>
          <table:table-cell table:number-columns-repeated="4"/>
        </table:table-row>
        <table:table-row table:style-name="ro42">
          <table:table-cell table:style-name="ce49" office:value-type="string" calcext:value-type="string">
            <text:p>LoadMovie_CodecNotFound</text:p>
          </table:table-cell>
          <table:table-cell table:style-name="ce371"/>
          <table:table-cell table:style-name="ce60" office:value-type="string" calcext:value-type="string">
            <text:p>Failure: Unable to open the file : unsupported video stream.</text:p>
          </table:table-cell>
          <table:table-cell table:style-name="ce602" office:value-type="string" calcext:value-type="string">
            <text:p>Chargement du fichier impossible : ce type de flux vidéo n'est pas supporté.</text:p>
          </table:table-cell>
          <table:table-cell table:style-name="ce613" office:value-type="string" calcext:value-type="string">
            <text:p>Fout bij het openen van het bestand : niet ondersteund video type.</text:p>
          </table:table-cell>
          <table:table-cell table:style-name="ce620" office:value-type="string" calcext:value-type="string">
            <text:p>Fehler beim Öffnen der Datei – Videostream wird nicht unterstützt.</text:p>
          </table:table-cell>
          <table:table-cell table:style-name="ce632" office:value-type="string" calcext:value-type="string">
            <text:p>Carga de archivo imposible: este tipo de flujo de vídeo no es compatible.</text:p>
          </table:table-cell>
          <table:table-cell table:style-name="ce645" office:value-type="string" calcext:value-type="string">
            <text:p>Falha: Erro ao tentar abrir o arquivo: formato de vídeo não suportado.</text:p>
          </table:table-cell>
          <table:table-cell table:style-name="ce657" office:value-type="string" calcext:value-type="string">
            <text:p>Błąd przy próbie otwarcia pliku : nieobsługiwany strumień wideo.</text:p>
          </table:table-cell>
          <table:table-cell table:style-name="ce667" office:value-type="string" calcext:value-type="string">
            <text:p>Errore : Impossibile aprire file : tipo di flusso video non supportato.</text:p>
          </table:table-cell>
          <table:table-cell table:style-name="ce680" office:value-type="string" calcext:value-type="string">
            <text:p>Eroare la deschiderea fişierului : fluxul video nu este suportat.</text:p>
          </table:table-cell>
          <table:table-cell table:style-name="ce695" office:value-type="string" calcext:value-type="string">
            <text:p>Tiedoston avaus epäonnistui: ei-tuettu videon stream-muoto.</text:p>
          </table:table-cell>
          <table:table-cell table:style-name="ce708" office:value-type="string" calcext:value-type="string">
            <text:p>Advarsel: Kan ikke åpne fil : støtter ikke videostream</text:p>
          </table:table-cell>
          <table:table-cell table:style-name="ce719" office:value-type="string" calcext:value-type="string">
            <text:p>失败: 无法打开文件 : 不支持的视频格式.</text:p>
          </table:table-cell>
          <table:table-cell table:style-name="ce728" office:value-type="string" calcext:value-type="string">
            <text:p>Hata: Dosya açılamıyor : desteklenmeyen video akışı.</text:p>
          </table:table-cell>
          <table:table-cell table:style-name="ce737" office:value-type="string" calcext:value-type="string">
            <text:p>Αποτυχία: Αδύνατο το άνοιγμα του αρχείου : Μη υποστηριζόμενη ροή video.</text:p>
          </table:table-cell>
          <table:table-cell table:style-name="ce749" office:value-type="string" calcext:value-type="string">
            <text:p>Klaida: Negaliu atveti dokumento : video formatas nepalaikomas.</text:p>
          </table:table-cell>
          <table:table-cell table:style-name="ce759" office:value-type="string" calcext:value-type="string">
            <text:p>Fel: Kan ej öppna filen : videoformat stöds ej.</text:p>
          </table:table-cell>
          <table:table-cell table:style-name="ce767" office:value-type="string" calcext:value-type="string">
            <text:p>Fejl: Kan ikke åbne filen: usupporteret video stream.</text:p>
          </table:table-cell>
          <table:table-cell table:style-name="ce778" office:value-type="string" calcext:value-type="string">
            <text:p>Chyba: Nelze otevřít soubor: nepodporovaný záznam videa</text:p>
          </table:table-cell>
          <table:table-cell table:style-name="ce787" office:value-type="string" calcext:value-type="string">
            <text:p><text:span text:style-name="T4">실패</text:span><text:span text:style-name="T5">: </text:span><text:span text:style-name="T6">파일을</text:span><text:span text:style-name="T5"> </text:span><text:span text:style-name="T6">열수</text:span><text:span text:style-name="T5"> </text:span><text:span text:style-name="T6">없음</text:span><text:span text:style-name="T5">: </text:span><text:span text:style-name="T6">지원되지</text:span><text:span text:style-name="T5"> </text:span><text:span text:style-name="T6">않는</text:span><text:span text:style-name="T5"> </text:span><text:span text:style-name="T6">비디오</text:span><text:span text:style-name="T5"> </text:span><text:span text:style-name="T6">스트림</text:span><text:span text:style-name="T5">.</text:span></text:p>
          </table:table-cell>
          <table:table-cell table:style-name="ce800" office:value-type="string" calcext:value-type="string">
            <text:p>Ошибка: Невозможно открыть файл : потоковое видео не поддерживается.</text:p>
          </table:table-cell>
          <table:table-cell table:style-name="ce812" office:value-type="string" calcext:value-type="string">
            <text:p>Error: No s'ha pogut obrir l'arxiu: flux de vídeo no suportat.</text:p>
          </table:table-cell>
          <table:table-cell table:style-name="ce819" office:value-type="string" calcext:value-type="string">
            <text:p>Greška : Nije moguće otvoriti datoteku : video zapis nije podržan.</text:p>
          </table:table-cell>
          <table:table-cell table:style-name="ce827" office:value-type="string" calcext:value-type="string">
            <text:p>Грешка : Није могуће отворити датотеку : видео запис није подржан.</text:p>
          </table:table-cell>
          <table:table-cell table:style-name="ce839" office:value-type="string" calcext:value-type="string">
            <text:p><text:span text:style-name="T16">エラー</text:span><text:span text:style-name="T17">: </text:span><text:span text:style-name="T22">ファイルを開くことができませんでした</text:span><text:span text:style-name="T17"> : </text:span><text:span text:style-name="T22">サポートされていないビデオ形式。</text:span></text:p>
          </table:table-cell>
          <table:table-cell table:style-name="ce849" office:value-type="string" calcext:value-type="string">
            <text:p>Проблем: Не може да се отвори датотеката : неподдржано видео рационализирање.</text:p>
          </table:table-cell>
          <table:table-cell table:style-name="ce857" office:value-type="string" calcext:value-type="string">
            <text:p>فشل: غير قادر على فتح الملف: لايدعم البث للفيديو .</text:p>
          </table:table-cell>
          <table:table-cell table:style-name="ce866" office:value-type="string" calcext:value-type="string">
            <text:p>عدم موفقیت: امکان باز کردن پرونده وجود ندارد: جریان ویدئویی پشتیبانی نشده.</text:p>
          </table:table-cell>
          <table:table-cell table:style-name="ce874" office:value-type="string" calcext:value-type="string">
            <text:p>Грешка: Невъзможно е отварянето на файла : видеото не се поддържа.</text:p>
          </table:table-cell>
          <table:table-cell table:style-name="ce315" table:number-columns-repeated="990"/>
          <table:table-cell table:number-columns-repeated="4"/>
        </table:table-row>
        <table:table-row table:style-name="ro43">
          <table:table-cell table:style-name="ce49" office:value-type="string" calcext:value-type="string">
            <text:p>LoadMovie_CodecNotOpened</text:p>
          </table:table-cell>
          <table:table-cell table:style-name="ce371"/>
          <table:table-cell table:style-name="ce60" office:value-type="string" calcext:value-type="string">
            <text:p>Failure: Unable to open the file : problem while initializing decoder.</text:p>
          </table:table-cell>
          <table:table-cell table:style-name="ce602" office:value-type="string" calcext:value-type="string">
            <text:p>Chargement du fichier impossible : problème lors l'initialisation du décodeur.</text:p>
          </table:table-cell>
          <table:table-cell table:style-name="ce613" office:value-type="string" calcext:value-type="string">
            <text:p>Fout bij het openen van het bestand : probleem met initialiseren van decoder.</text:p>
          </table:table-cell>
          <table:table-cell table:style-name="ce621" office:value-type="string" calcext:value-type="string">
            <text:p>Fehler beim Öffnen der Datei – Initialisierungsfehler des Decoders</text:p>
          </table:table-cell>
          <table:table-cell table:style-name="ce632" office:value-type="string" calcext:value-type="string">
            <text:p>Imposible cargar el archivo problema durante la inicialización del decodificador.</text:p>
          </table:table-cell>
          <table:table-cell table:style-name="ce645" office:value-type="string" calcext:value-type="string">
            <text:p>Falha: Erro ao tentar abrir o arquivo: problema durante a inicialização do decodificador.</text:p>
          </table:table-cell>
          <table:table-cell table:style-name="ce657" office:value-type="string" calcext:value-type="string">
            <text:p>Błąd przy próbie otwarcia pliku : problem podczas inicjalizacji dekodera.</text:p>
          </table:table-cell>
          <table:table-cell table:style-name="ce667" office:value-type="string" calcext:value-type="string">
            <text:p>Errore : Impossibile aprire file : problemi nell'inizializzazione decodificatore.</text:p>
          </table:table-cell>
          <table:table-cell table:style-name="ce680" office:value-type="string" calcext:value-type="string">
            <text:p>Eroare la deschiderea fişierului : sunt probleme la iniţializarea decodorului.</text:p>
          </table:table-cell>
          <table:table-cell table:style-name="ce695" office:value-type="string" calcext:value-type="string">
            <text:p>Tiedoston avaus epäonnistui: ongelma dekooderin käynnistyksessä.</text:p>
          </table:table-cell>
          <table:table-cell table:style-name="ce708" office:value-type="string" calcext:value-type="string">
            <text:p>Advarsel: Kan ikke åpne fil : problemer med å initialisere dekoder</text:p>
          </table:table-cell>
          <table:table-cell table:style-name="ce719" office:value-type="string" calcext:value-type="string">
            <text:p>失败: 无法打开文件 : 初始化解码器时出现问题.</text:p>
          </table:table-cell>
          <table:table-cell table:style-name="ce728" office:value-type="string" calcext:value-type="string">
            <text:p>Hata: Dosya açılamıyor : çözücüyü başlatırken problem oluştu.</text:p>
          </table:table-cell>
          <table:table-cell table:style-name="ce737" office:value-type="string" calcext:value-type="string">
            <text:p>Αποτυχία: Αδύνατο το άνοιγμα του αρχείου : Πρόβλημα κατά την ενεργοποίηση του αποκωδικοποιητή.</text:p>
          </table:table-cell>
          <table:table-cell table:style-name="ce749" office:value-type="string" calcext:value-type="string">
            <text:p>Klaida: Negaliu atverti dokumento : problema su dekoderiu.</text:p>
          </table:table-cell>
          <table:table-cell table:style-name="ce759" office:value-type="string" calcext:value-type="string">
            <text:p>Fel: Kan ej öppna filen : Problem med initierings dekodern.</text:p>
          </table:table-cell>
          <table:table-cell table:style-name="ce767" office:value-type="string" calcext:value-type="string">
            <text:p>Fejl: Kan ikke åbne filen: problem med/under initialisering af dekoder.</text:p>
          </table:table-cell>
          <table:table-cell table:style-name="ce778" office:value-type="string" calcext:value-type="string">
            <text:p>Chyba: Nelze otevřít soubor: problém s dekodérem</text:p>
          </table:table-cell>
          <table:table-cell table:style-name="ce789" office:value-type="string" calcext:value-type="string">
            <text:p>실패: 파일을 열수 없음: 디코더 초기화 때 문제 있음.</text:p>
          </table:table-cell>
          <table:table-cell table:style-name="ce800" office:value-type="string" calcext:value-type="string">
            <text:p>Ошибка: Невозможно открыть файл : проблема при инициализации декодера.</text:p>
          </table:table-cell>
          <table:table-cell table:style-name="ce812" office:value-type="string" calcext:value-type="string">
            <text:p>Error: No s'ha pogut obrir l'arxiu: problema amb el decodificador.</text:p>
          </table:table-cell>
          <table:table-cell table:style-name="ce819" office:value-type="string" calcext:value-type="string">
            <text:p>Greška: Nije moguće otvoriti datoteku : problem u inicijalizaciji dekodera.</text:p>
          </table:table-cell>
          <table:table-cell table:style-name="ce827" office:value-type="string" calcext:value-type="string">
            <text:p>Грешка: Није могуће отворити датотеку : проблем у иницијализацији декодера.</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デコーダーの初期設定で問題が発生しました。</text:span></text:p>
          </table:table-cell>
          <table:table-cell table:style-name="ce849" office:value-type="string" calcext:value-type="string">
            <text:p>Проблем: Не може да се отвори датотеката : проблем при иницијализирање на декодер.</text:p>
          </table:table-cell>
          <table:table-cell table:style-name="ce857" office:value-type="string" calcext:value-type="string">
            <text:p>فشل: غير قادر على فتح الملف: مشكلة أثناء اعداد فك التشفير.</text:p>
          </table:table-cell>
          <table:table-cell table:style-name="ce866" office:value-type="string" calcext:value-type="string">
            <text:p>عدم موفقیت: <text:s/>قادر به باز کردن پرونده نیست: اشکال هنگام شروع رمزگشایی.</text:p>
          </table:table-cell>
          <table:table-cell table:style-name="ce874" office:value-type="string" calcext:value-type="string">
            <text:p>Грешка: Невъзможно е отварянето на файла : проблем с инициализацията на декодера.</text:p>
          </table:table-cell>
          <table:table-cell table:style-name="ce315" table:number-columns-repeated="990"/>
          <table:table-cell table:number-columns-repeated="4"/>
        </table:table-row>
        <table:table-row table:style-name="ro42">
          <table:table-cell table:style-name="ce49" office:value-type="string" calcext:value-type="string">
            <text:p>LoadMovie_CodecNotSupported</text:p>
          </table:table-cell>
          <table:table-cell table:style-name="ce371"/>
          <table:table-cell table:style-name="ce60" office:value-type="string" calcext:value-type="string">
            <text:p>Failure: Unable to open the file : file type is not supported.</text:p>
          </table:table-cell>
          <table:table-cell table:style-name="ce602" office:value-type="string" calcext:value-type="string">
            <text:p>Chargement du fichier impossible : ce type du fichier n'est pas supporté.</text:p>
          </table:table-cell>
          <table:table-cell table:style-name="ce613" office:value-type="string" calcext:value-type="string">
            <text:p>Fout bij het openen van het bestand : bestandstype wordt niet ondersteund.</text:p>
          </table:table-cell>
          <table:table-cell table:style-name="ce620" office:value-type="string" calcext:value-type="string">
            <text:p>Fehler beim Öffnen der Datei – Format wird nicht unterstützt.</text:p>
          </table:table-cell>
          <table:table-cell table:style-name="ce632" office:value-type="string" calcext:value-type="string">
            <text:p>Carga de archivo imposible: este tipo de archivo no es compatible.</text:p>
          </table:table-cell>
          <table:table-cell table:style-name="ce645" office:value-type="string" calcext:value-type="string">
            <text:p>Falha: Erro ao tentar abrir o arquivo: tipo de arquivo não suportado.</text:p>
          </table:table-cell>
          <table:table-cell table:style-name="ce657" office:value-type="string" calcext:value-type="string">
            <text:p>Błąd przy próbie otwarcia pliku : typ pliku nie jest obsługiwany.</text:p>
          </table:table-cell>
          <table:table-cell table:style-name="ce667" office:value-type="string" calcext:value-type="string">
            <text:p>Errore : Impossibile aprire file : tipo file non supportato.</text:p>
          </table:table-cell>
          <table:table-cell table:style-name="ce680" office:value-type="string" calcext:value-type="string">
            <text:p>Eroare la deschiderea fişierului : tipul fişierului nu este suportat.</text:p>
          </table:table-cell>
          <table:table-cell table:style-name="ce695" office:value-type="string" calcext:value-type="string">
            <text:p>Tiedoston avaus epäonnistui: ei-tuettu tiedostomuoto.</text:p>
          </table:table-cell>
          <table:table-cell table:style-name="ce708" office:value-type="string" calcext:value-type="string">
            <text:p>Advarsel: Kan ikke åpne fil : denne filtypen støttes ikke</text:p>
          </table:table-cell>
          <table:table-cell table:style-name="ce719" office:value-type="string" calcext:value-type="string">
            <text:p>失败: 无法打开文件 : 文件类型不支持.</text:p>
          </table:table-cell>
          <table:table-cell table:style-name="ce728" office:value-type="string" calcext:value-type="string">
            <text:p>Hata: Dosya açılamıyor : dosya tipi desteklenmiyor.</text:p>
          </table:table-cell>
          <table:table-cell table:style-name="ce737" office:value-type="string" calcext:value-type="string">
            <text:p>Αποτυχία: Αδύνατο το άνοιγμα του αρχείου : Μη υποστηριζόμενος τύπος αρχείου.</text:p>
          </table:table-cell>
          <table:table-cell table:style-name="ce749" office:value-type="string" calcext:value-type="string">
            <text:p>Klaida: Negaliu atverti dokumento : dokumento formatas nepalaikomas</text:p>
          </table:table-cell>
          <table:table-cell table:style-name="ce759" office:value-type="string" calcext:value-type="string">
            <text:p>Fel: Kan ej öppna filen : filtypen stöds ej.</text:p>
          </table:table-cell>
          <table:table-cell table:style-name="ce767" office:value-type="string" calcext:value-type="string">
            <text:p>Fejl: Kan ikke åbne filen: usupporteret filtype.</text:p>
          </table:table-cell>
          <table:table-cell table:style-name="ce778" office:value-type="string" calcext:value-type="string">
            <text:p>Chyba: Nelze otevřít soubor: typ souboru není podporován.</text:p>
          </table:table-cell>
          <table:table-cell table:style-name="ce789" office:value-type="string" calcext:value-type="string">
            <text:p>실패: 파일을 열수 없음: 파일 형태가 지원되지 않는 것임.</text:p>
          </table:table-cell>
          <table:table-cell table:style-name="ce800" office:value-type="string" calcext:value-type="string">
            <text:p>Ошибка: Невозможно открыть файл: тип файла не поддерживается</text:p>
          </table:table-cell>
          <table:table-cell table:style-name="ce812" office:value-type="string" calcext:value-type="string">
            <text:p>Error: No s'ha pogut obrir l'arxiu: tipus no suportat.</text:p>
          </table:table-cell>
          <table:table-cell table:style-name="ce819" office:value-type="string" calcext:value-type="string">
            <text:p>Greška: Nije moguće otvoriti datoteku : tip datoteke nije podržan.</text:p>
          </table:table-cell>
          <table:table-cell table:style-name="ce827" office:value-type="string" calcext:value-type="string">
            <text:p>Грешка: Није могуће отворити датотеку : тип датотеке није подржан.</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サポートされていないファイルタイプ。</text:span></text:p>
          </table:table-cell>
          <table:table-cell table:style-name="ce849" office:value-type="string" calcext:value-type="string">
            <text:p>Проблем: Не може да се отвори датотеката : не е поддржан видот на датотеката. </text:p>
          </table:table-cell>
          <table:table-cell table:style-name="ce857" office:value-type="string" calcext:value-type="string">
            <text:p>فشل: غير قادر على فتح الملف: نوع ملف غير مدعوم.</text:p>
          </table:table-cell>
          <table:table-cell table:style-name="ce866" office:value-type="string" calcext:value-type="string">
            <text:p>عدم موفقیت: امکان باز کردن پرونده وجود ندارد: نوع پرونده پشتیبانی نمی شود.</text:p>
          </table:table-cell>
          <table:table-cell table:style-name="ce874" office:value-type="string" calcext:value-type="string">
            <text:p>Грешка: Невъзможно е отварянето на файла: този тип файл не се поддържа</text:p>
          </table:table-cell>
          <table:table-cell table:style-name="ce315" table:number-columns-repeated="990"/>
          <table:table-cell table:number-columns-repeated="4"/>
        </table:table-row>
        <table:table-row table:style-name="ro11">
          <table:table-cell table:style-name="ce49" office:value-type="string" calcext:value-type="string">
            <text:p>LoadMovie_Error</text:p>
          </table:table-cell>
          <table:table-cell table:style-name="ce371"/>
          <table:table-cell table:style-name="ce60" office:value-type="string" calcext:value-type="string">
            <text:p>Kinovea - Loading Error.</text:p>
          </table:table-cell>
          <table:table-cell table:style-name="ce602" office:value-type="string" calcext:value-type="string">
            <text:p>Kinovea - Erreur de Chargement.</text:p>
          </table:table-cell>
          <table:table-cell table:style-name="ce613" office:value-type="string" calcext:value-type="string">
            <text:p>Kinovea - Foutmelding</text:p>
          </table:table-cell>
          <table:table-cell table:style-name="ce621" office:value-type="string" calcext:value-type="string">
            <text:p>Kinovea – Ladefehler.</text:p>
          </table:table-cell>
          <table:table-cell table:style-name="ce632" office:value-type="string" calcext:value-type="string">
            <text:p>Kinovea - Error al cargar.</text:p>
          </table:table-cell>
          <table:table-cell table:style-name="ce645" office:value-type="string" calcext:value-type="string">
            <text:p>Kinovea - Erro ao carregar.</text:p>
          </table:table-cell>
          <table:table-cell table:style-name="ce657" office:value-type="string" calcext:value-type="string">
            <text:p>Kinovea - błąd podczas ładowania.</text:p>
          </table:table-cell>
          <table:table-cell table:style-name="ce667" office:value-type="string" calcext:value-type="string">
            <text:p>Kinovea – Errore nel caricamento.</text:p>
          </table:table-cell>
          <table:table-cell table:style-name="ce680" office:value-type="string" calcext:value-type="string">
            <text:p>Kinovea – Eroare la încărcare.</text:p>
          </table:table-cell>
          <table:table-cell table:style-name="ce695" office:value-type="string" calcext:value-type="string">
            <text:p>Kinovea – Latausvirhe.</text:p>
          </table:table-cell>
          <table:table-cell table:style-name="ce708" office:value-type="string" calcext:value-type="string">
            <text:p>Kinovea – Lastefeil</text:p>
          </table:table-cell>
          <table:table-cell table:style-name="ce719" office:value-type="string" calcext:value-type="string">
            <text:p>载入出错.</text:p>
          </table:table-cell>
          <table:table-cell table:style-name="ce728" office:value-type="string" calcext:value-type="string">
            <text:p>Kinovea - Yükleme Hatası.</text:p>
          </table:table-cell>
          <table:table-cell table:style-name="ce737" office:value-type="string" calcext:value-type="string">
            <text:p>Kinovea - Σφάλμα Φόρτωσης.</text:p>
          </table:table-cell>
          <table:table-cell table:style-name="ce749" office:value-type="string" calcext:value-type="string">
            <text:p>Kinovea - paleisties klaida.</text:p>
          </table:table-cell>
          <table:table-cell table:style-name="ce759" office:value-type="string" calcext:value-type="string">
            <text:p>Kinovea – Laddningsfel.</text:p>
          </table:table-cell>
          <table:table-cell table:style-name="ce767" office:value-type="string" calcext:value-type="string">
            <text:p>Kinovea - Indlæsningsfejl.</text:p>
          </table:table-cell>
          <table:table-cell table:style-name="ce778" office:value-type="string" calcext:value-type="string">
            <text:p>Kinovea - chyba při nahrávání.</text:p>
          </table:table-cell>
          <table:table-cell table:style-name="ce788" office:value-type="string" calcext:value-type="string">
            <text:p>Kinovea - <text:span text:style-name="T4">불러오기</text:span><text:span text:style-name="T5"> </text:span><text:span text:style-name="T6">오류</text:span><text:span text:style-name="T5">.</text:span></text:p>
          </table:table-cell>
          <table:table-cell table:style-name="ce800" office:value-type="string" calcext:value-type="string">
            <text:p>Kinovea - ошибка загрузки.</text:p>
          </table:table-cell>
          <table:table-cell table:style-name="ce812" office:value-type="string" calcext:value-type="string">
            <text:p>Kinovea – Error en carregar</text:p>
          </table:table-cell>
          <table:table-cell table:style-name="ce819" office:value-type="string" calcext:value-type="string">
            <text:p>Kinovea - Greška pri učitavanju.</text:p>
          </table:table-cell>
          <table:table-cell table:style-name="ce827" office:value-type="string" calcext:value-type="string">
            <text:p>Киновеа - Грешка при учитавању.</text:p>
          </table:table-cell>
          <table:table-cell table:style-name="ce839" office:value-type="string" calcext:value-type="string">
            <text:p>Kinovea - <text:span text:style-name="T16">ロードエラー</text:span></text:p>
          </table:table-cell>
          <table:table-cell table:style-name="ce849" office:value-type="string" calcext:value-type="string">
            <text:p>Киновеа – грешка при вчитување.</text:p>
          </table:table-cell>
          <table:table-cell table:style-name="ce857" office:value-type="string" calcext:value-type="string">
            <text:p>كينوفيا - خطأ التحميل.</text:p>
          </table:table-cell>
          <table:table-cell table:style-name="ce866" office:value-type="string" calcext:value-type="string">
            <text:p>کینوویا - خطای بارگیری.</text:p>
          </table:table-cell>
          <table:table-cell table:style-name="ce874" office:value-type="string" calcext:value-type="string">
            <text:p>Kinovea - грешка при зареждането.</text:p>
          </table:table-cell>
          <table:table-cell table:style-name="ce315" table:number-columns-repeated="990"/>
          <table:table-cell table:number-columns-repeated="4"/>
        </table:table-row>
        <table:table-row table:style-name="ro43">
          <table:table-cell table:style-name="ce49" office:value-type="string" calcext:value-type="string">
            <text:p>LoadMovie_FileNotOpened</text:p>
          </table:table-cell>
          <table:table-cell table:style-name="ce371"/>
          <table:table-cell table:style-name="ce60" office:value-type="string" calcext:value-type="string">
            <text:p>Failure: Unable to open the file : file not found or empty.</text:p>
          </table:table-cell>
          <table:table-cell table:style-name="ce602" office:value-type="string" calcext:value-type="string">
            <text:p>Chargement du fichier impossible : fichier introuvable ou vide.</text:p>
          </table:table-cell>
          <table:table-cell table:style-name="ce613" office:value-type="string" calcext:value-type="string">
            <text:p>Fout bij openen van bestand ; bestand niet gevonden.</text:p>
          </table:table-cell>
          <table:table-cell table:style-name="ce621" office:value-type="string" calcext:value-type="string">
            <text:p>Fehler beim Öffnen der Datei – Datei nicht gefunden.</text:p>
          </table:table-cell>
          <table:table-cell table:style-name="ce632" office:value-type="string" calcext:value-type="string">
            <text:p>Imposible cargar el archivo: no se encuentra el archivo. </text:p>
          </table:table-cell>
          <table:table-cell table:style-name="ce645" office:value-type="string" calcext:value-type="string">
            <text:p>Falha: Erro ao tentar abrir o arquivo: arquivo não encontrado.</text:p>
          </table:table-cell>
          <table:table-cell table:style-name="ce657" office:value-type="string" calcext:value-type="string">
            <text:p>Błąd przy próbie otwarcia pliku : nie znaleziono pliku.</text:p>
          </table:table-cell>
          <table:table-cell table:style-name="ce667" office:value-type="string" calcext:value-type="string">
            <text:p>Errore : Impossibile aprire file : file vuoto/non trovato.</text:p>
          </table:table-cell>
          <table:table-cell table:style-name="ce680" office:value-type="string" calcext:value-type="string">
            <text:p>Eroare la deschidere : fişier lipsă.</text:p>
          </table:table-cell>
          <table:table-cell table:style-name="ce695" office:value-type="string" calcext:value-type="string">
            <text:p>Tiedoston avaus epäonnistui: tiedostoa ei löytynyt.</text:p>
          </table:table-cell>
          <table:table-cell table:style-name="ce708" office:value-type="string" calcext:value-type="string">
            <text:p>Advarsel: Kan ikke åpne fil : Filen ikke funnet eller ingen data</text:p>
          </table:table-cell>
          <table:table-cell table:style-name="ce719" office:value-type="string" calcext:value-type="string">
            <text:p>失败: 无法打开文件 : 文件不存在或为空.</text:p>
          </table:table-cell>
          <table:table-cell table:style-name="ce728" office:value-type="string" calcext:value-type="string">
            <text:p>Hata: Dosya açılamıyor : dosya bulunamadı veya boş değil.</text:p>
          </table:table-cell>
          <table:table-cell table:style-name="ce737" office:value-type="string" calcext:value-type="string">
            <text:p>Αποτυχία: Αδύνατο το άνοιγμα του αρχείου : Το αρχείο δεν βρέθηκε ή είναι κενό.</text:p>
          </table:table-cell>
          <table:table-cell table:style-name="ce749" office:value-type="string" calcext:value-type="string">
            <text:p>Klaida: Negaliu atverti dokumento : dokumentas nerastas arba tuščias.</text:p>
          </table:table-cell>
          <table:table-cell table:style-name="ce759" office:value-type="string" calcext:value-type="string">
            <text:p>Fel: Kan ej öppna filen : hittar ej fil eller filen är tom.</text:p>
          </table:table-cell>
          <table:table-cell table:style-name="ce767" office:value-type="string" calcext:value-type="string">
            <text:p>Fejl: Kan ikke åbne filen: Filen ikke fundet eller tom.</text:p>
          </table:table-cell>
          <table:table-cell table:style-name="ce778" office:value-type="string" calcext:value-type="string">
            <text:p>Chyba: Nelze otevřít soubor: soubornenalezen nebo je prázdný.</text:p>
          </table:table-cell>
          <table:table-cell table:style-name="ce789" office:value-type="string" calcext:value-type="string">
            <text:p>실패: 파일을 열수 없음: 파일이 없거나 빈 파일임.</text:p>
          </table:table-cell>
          <table:table-cell table:style-name="ce800" office:value-type="string" calcext:value-type="string">
            <text:p>Ошибка: Невозможно открыть файл: файл не найден или пустой.</text:p>
          </table:table-cell>
          <table:table-cell table:style-name="ce812" office:value-type="string" calcext:value-type="string">
            <text:p>Error: No s'ha pogut obrir l'arxiu: arxiu no trobat o buit.</text:p>
          </table:table-cell>
          <table:table-cell table:style-name="ce819" office:value-type="string" calcext:value-type="string">
            <text:p>Greška: Nije moguće otvoriti datoteku : datoteka nije pronađena, ili je prazna.</text:p>
          </table:table-cell>
          <table:table-cell table:style-name="ce827" office:value-type="string" calcext:value-type="string">
            <text:p>Грешка: Није могуће отворити датотеку : датотека није пронађена, или је празна.</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ファイルが見つからなかったか、ファイルが空です。</text:span></text:p>
          </table:table-cell>
          <table:table-cell table:style-name="ce849" office:value-type="string" calcext:value-type="string">
            <text:p>Проблем: Не може да се отвори датотеката : датотеката не е пронајдена или е празна.</text:p>
          </table:table-cell>
          <table:table-cell table:style-name="ce857" office:value-type="string" calcext:value-type="string">
            <text:p>فشل: غير قادر على فتح الملف: ملف لم يتم العثور أو فارغ.</text:p>
          </table:table-cell>
          <table:table-cell table:style-name="ce866" office:value-type="string" calcext:value-type="string">
            <text:p>عدم موفقیت: امکان باز کردن پرونده وجود ندارد: پرونده یافت نشد یا خالی است.</text:p>
          </table:table-cell>
          <table:table-cell table:style-name="ce874" office:value-type="string" calcext:value-type="string">
            <text:p>Грешка: Невъзможно е отварянето на файла: не е намерен или е празен.</text:p>
          </table:table-cell>
          <table:table-cell table:style-name="ce315" table:number-columns-repeated="990"/>
          <table:table-cell table:number-columns-repeated="4"/>
        </table:table-row>
        <table:table-row table:style-name="ro44">
          <table:table-cell table:style-name="ce49" office:value-type="string" calcext:value-type="string">
            <text:p>LoadMovie_InconsistantMovieError</text:p>
          </table:table-cell>
          <table:table-cell table:style-name="ce371"/>
          <table:table-cell table:style-name="ce60" office:value-type="string" calcext:value-type="string">
            <text:p>Failure: Unable to open the file : inconsistencies found. Please check encoding process.</text:p>
          </table:table-cell>
          <table:table-cell table:style-name="ce602" office:value-type="string" calcext:value-type="string">
            <text:p>Chargement du fichier impossible : incohérences dans le fichier. Veuillez vérifier le processus d'encodage.</text:p>
          </table:table-cell>
          <table:table-cell table:style-name="ce613" office:value-type="string" calcext:value-type="string">
            <text:p>Fout bij het openen van het bestand : inconsistentie gevonden. Controleer alstublieft het encoding proces.</text:p>
          </table:table-cell>
          <table:table-cell table:style-name="ce621" office:value-type="string" calcext:value-type="string">
            <text:p>Fehler beim Öffnen der Datei – Unregelmäßigkeiten gefunden. Bitte Kodierungsprozeß überprüfen!</text:p>
          </table:table-cell>
          <table:table-cell table:style-name="ce632" office:value-type="string" calcext:value-type="string">
            <text:p>Imposible cargar el archivo: incongruencias en el archivo. Por favor, compruebe el proceso de codificación.</text:p>
          </table:table-cell>
          <table:table-cell table:style-name="ce645" office:value-type="string" calcext:value-type="string">
            <text:p>Falha: Erro ao tentar abrir o arquivo: encontradas inconsistências. Por favor, verifique o processo de codificação.</text:p>
          </table:table-cell>
          <table:table-cell table:style-name="ce657" office:value-type="string" calcext:value-type="string">
            <text:p>Błąd przy próbie otwarcia pliku : napotkano na niezgodność. Sprawdź proces kodowania.</text:p>
          </table:table-cell>
          <table:table-cell table:style-name="ce667" office:value-type="string" calcext:value-type="string">
            <text:p>Errore : Impossibile aprire file : trovate incongruenze. Verifica processo di Codifica.</text:p>
          </table:table-cell>
          <table:table-cell table:style-name="ce680" office:value-type="string" calcext:value-type="string">
            <text:p>Eroare la deschidere : există neconcordanţe. Vă rugăm să verificaţi procesul de encodare.</text:p>
          </table:table-cell>
          <table:table-cell table:style-name="ce695" office:value-type="string" calcext:value-type="string">
            <text:p>Tiedoston avaus epäonnistui: epäjohdonmukaisuuksia havaittu. Tarkista koodausprosessi.</text:p>
          </table:table-cell>
          <table:table-cell table:style-name="ce708" office:value-type="string" calcext:value-type="string">
            <text:p>Advarsel: Kan ikke åpne fil : </text:p>
          </table:table-cell>
          <table:table-cell table:style-name="ce719" office:value-type="string" calcext:value-type="string">
            <text:p>失败: 无法打开文件 : 发现不一致的地方. 请检查编码过程.</text:p>
          </table:table-cell>
          <table:table-cell table:style-name="ce728" office:value-type="string" calcext:value-type="string">
            <text:p>Hata: Dosya açılamıyor : uyuşmazlıklar bulundu. Lütfen kodlama işlemini kontrol edin.</text:p>
          </table:table-cell>
          <table:table-cell table:style-name="ce737"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749" office:value-type="string" calcext:value-type="string">
            <text:p>Klaida: Negaliu atverti dokumento : rasti neatitikimai. Patikrinkite kodavimo procesą.</text:p>
          </table:table-cell>
          <table:table-cell table:style-name="ce759" office:value-type="string" calcext:value-type="string">
            <text:p>Fel: Kan ej öppna filen : inkonsekvenser upptäckta. Kontrollera kodningsprocessen.</text:p>
          </table:table-cell>
          <table:table-cell table:style-name="ce767" office:value-type="string" calcext:value-type="string">
            <text:p>Fejl: Kan ikke åbne filen: Inkonsistens fundet. Check encoding processen.</text:p>
          </table:table-cell>
          <table:table-cell table:style-name="ce778" office:value-type="string" calcext:value-type="string">
            <text:p>Chyba: Nelze otevřít soubor: zjištěny nesrovnalosti. Zkontrolujte kódování.</text:p>
          </table:table-cell>
          <table:table-cell table:style-name="ce789" office:value-type="string" calcext:value-type="string">
            <text:p>실패: 파일을 열수 없음: 불일치 발견. 인코딩 과정을 검사해 볼 것.</text:p>
          </table:table-cell>
          <table:table-cell table:style-name="ce800"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812" office:value-type="string" calcext:value-type="string">
            <text:p>Error: No s'ha pogut obrir l'arxiu: format d'imatge no suportat.</text:p>
          </table:table-cell>
          <table:table-cell table:style-name="ce819" office:value-type="string" calcext:value-type="string">
            <text:p>Greška: Nije moguće otvoriti datoteku : pronađene nedoslednosti. Molimo vas da proverite proces kodiranja. </text:p>
          </table:table-cell>
          <table:table-cell table:style-name="ce827"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問題が発生しました。エンコーディングプロセスを確認して下さい。</text:span></text:p>
          </table:table-cell>
          <table:table-cell table:style-name="ce849"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57" office:value-type="string" calcext:value-type="string">
            <text:p>فشل: غير قادر على فتح الملف: يوجد عدم اتساق. يرجى مراجعة عملية الترميز.</text:p>
          </table:table-cell>
          <table:table-cell table:style-name="ce866" office:value-type="string" calcext:value-type="string">
            <text:p>عدم موفقیت: امکان باز کردن پرونده وجود ندارد: ناسازگاری‌هایی یافت شد. لطفا فرایند رمزگذاری را بررسی کنید.</text:p>
          </table:table-cell>
          <table:table-cell table:style-name="ce874" office:value-type="string" calcext:value-type="string">
            <text:p>Грешка: невъзможно е отварянето на файла: открито е несъответствиее: Моля, проконтролирауйте процеса на кодиране.</text:p>
          </table:table-cell>
          <table:table-cell table:style-name="ce315" table:number-columns-repeated="990"/>
          <table:table-cell table:number-columns-repeated="4"/>
        </table:table-row>
        <table:table-row table:style-name="ro43">
          <table:table-cell table:style-name="ce49" office:value-type="string" calcext:value-type="string">
            <text:p>LoadMovie_StreamInfoNotFound</text:p>
          </table:table-cell>
          <table:table-cell table:style-name="ce371"/>
          <table:table-cell table:style-name="ce60" office:value-type="string" calcext:value-type="string">
            <text:p>Failure: Unable to open the file : stream information not found.</text:p>
          </table:table-cell>
          <table:table-cell table:style-name="ce602" office:value-type="string" calcext:value-type="string">
            <text:p>Chargement du fichier impossible : informations de flux non trouvées.</text:p>
          </table:table-cell>
          <table:table-cell table:style-name="ce613" office:value-type="string" calcext:value-type="string">
            <text:p>Fout bij het openen van het bestand : informatie van voortgang niet gevonden.</text:p>
          </table:table-cell>
          <table:table-cell table:style-name="ce621" office:value-type="string" calcext:value-type="string">
            <text:p>Fehler beim Öffnen der Datei – Videostream Information nicht gefunden.</text:p>
          </table:table-cell>
          <table:table-cell table:style-name="ce632" office:value-type="string" calcext:value-type="string">
            <text:p>Imposible cargar el archivo: no se encuentran los flujos de información .</text:p>
          </table:table-cell>
          <table:table-cell table:style-name="ce645" office:value-type="string" calcext:value-type="string">
            <text:p>Falha: Erro ao tentar abrir o arquivo: informações do vídeo não encontradas.</text:p>
          </table:table-cell>
          <table:table-cell table:style-name="ce657" office:value-type="string" calcext:value-type="string">
            <text:p>Błąd podczas próby otwarcia pliku : nie znaleziono informacji o strumieniu.</text:p>
          </table:table-cell>
          <table:table-cell table:style-name="ce667" office:value-type="string" calcext:value-type="string">
            <text:p>Errore : Impossibile aprire file : mancano informazioni del flusso video.</text:p>
          </table:table-cell>
          <table:table-cell table:style-name="ce680" office:value-type="string" calcext:value-type="string">
            <text:p>Eroare la deschidere : nu sunt găsite informaţiile referitoare la fluxul video.</text:p>
          </table:table-cell>
          <table:table-cell table:style-name="ce695" office:value-type="string" calcext:value-type="string">
            <text:p>Tiedoston avaus epäonnistui: stream-tietoja ei löytynyt.</text:p>
          </table:table-cell>
          <table:table-cell table:style-name="ce708" office:value-type="string" calcext:value-type="string">
            <text:p>Advarsel: Kan ikke åpne fil : streamin informasjon ikke funnet</text:p>
          </table:table-cell>
          <table:table-cell table:style-name="ce719" office:value-type="string" calcext:value-type="string">
            <text:p>失败: 无法打开文件 : 无法找到视频流相关信息.</text:p>
          </table:table-cell>
          <table:table-cell table:style-name="ce728" office:value-type="string" calcext:value-type="string">
            <text:p>Hata: Dosya açılamıyor : akış bilgisi bulunamadı.</text:p>
          </table:table-cell>
          <table:table-cell table:style-name="ce737" office:value-type="string" calcext:value-type="string">
            <text:p>Αποτυχία: Αδύνατο το άνοιγμα του αρχείου : Πληροφορία ροής δεν βρέθηκε.</text:p>
          </table:table-cell>
          <table:table-cell table:style-name="ce749" office:value-type="string" calcext:value-type="string">
            <text:p>Klaida: Negaliu atverti dokumento : informacijos šaltinis nerastas.</text:p>
          </table:table-cell>
          <table:table-cell table:style-name="ce759" office:value-type="string" calcext:value-type="string">
            <text:p>Fel: Kan ej öppna filen : stream-informationen saknas.</text:p>
          </table:table-cell>
          <table:table-cell table:style-name="ce767" office:value-type="string" calcext:value-type="string">
            <text:p>Fejl: Kan ikke åbne filen: kan ikke finde informationer om stream.</text:p>
          </table:table-cell>
          <table:table-cell table:style-name="ce778" office:value-type="string" calcext:value-type="string">
            <text:p>Chyba: Nelze otevřít soubor: stream informace nenalezena.</text:p>
          </table:table-cell>
          <table:table-cell table:style-name="ce789" office:value-type="string" calcext:value-type="string">
            <text:p>실패: 파일을 열수 없음: 스트림 정보가 없음.</text:p>
          </table:table-cell>
          <table:table-cell table:style-name="ce800" office:value-type="string" calcext:value-type="string">
            <text:p>Ошибка: Невозможно открыть файл: потоковая информация не найдена</text:p>
          </table:table-cell>
          <table:table-cell table:style-name="ce812" office:value-type="string" calcext:value-type="string">
            <text:p>Error: No s'ha pogut obrir l'arxiu: imformació del flux no trobada.</text:p>
          </table:table-cell>
          <table:table-cell table:style-name="ce819" office:value-type="string" calcext:value-type="string">
            <text:p>Greška : Nije moguće otvoriti datoteku : informacije o toku nisu pronađene .</text:p>
          </table:table-cell>
          <table:table-cell table:style-name="ce827" office:value-type="string" calcext:value-type="string">
            <text:p>Грешка : Није могуће отворити датотеку : информације о току нису пронађене .</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ストリーム情報が検出されませんでした。</text:span></text:p>
          </table:table-cell>
          <table:table-cell table:style-name="ce849" office:value-type="string" calcext:value-type="string">
            <text:p>Проблем: Не може да се отвори датотеката : текот на информациите не е пронајден.</text:p>
          </table:table-cell>
          <table:table-cell table:style-name="ce857" office:value-type="string" calcext:value-type="string">
            <text:p>فشل: غير قادر على فتح الملف: معلومات البث غير موجوده.</text:p>
          </table:table-cell>
          <table:table-cell table:style-name="ce866" office:value-type="string" calcext:value-type="string">
            <text:p>عدم موفقیت: امکان باز کردن پرونده وجود ندارد: اطلاعات در جریان یافت نشد.</text:p>
          </table:table-cell>
          <table:table-cell table:style-name="ce874" office:value-type="string" calcext:value-type="string">
            <text:p>Грешка: Невъзможно отваряне на файл: няма информация за поточно предаване</text:p>
          </table:table-cell>
          <table:table-cell table:style-name="ce315" table:number-columns-repeated="990"/>
          <table:table-cell table:number-columns-repeated="4"/>
        </table:table-row>
        <table:table-row table:style-name="ro42">
          <table:table-cell table:style-name="ce49" office:value-type="string" calcext:value-type="string">
            <text:p>LoadMovie_UnkownError</text:p>
          </table:table-cell>
          <table:table-cell table:style-name="ce371"/>
          <table:table-cell table:style-name="ce60" office:value-type="string" calcext:value-type="string">
            <text:p>Failure: Unable to open the file : unknown error.</text:p>
          </table:table-cell>
          <table:table-cell table:style-name="ce602" office:value-type="string" calcext:value-type="string">
            <text:p>Chargement du fichier impossible : erreur inconnue.</text:p>
          </table:table-cell>
          <table:table-cell table:style-name="ce613" office:value-type="string" calcext:value-type="string">
            <text:p>Fout bij openen van bestand : onbekende fout.</text:p>
          </table:table-cell>
          <table:table-cell table:style-name="ce621" office:value-type="string" calcext:value-type="string">
            <text:p>Fehler beim Öffnen der Datei – unbekannter Fehler.</text:p>
          </table:table-cell>
          <table:table-cell table:style-name="ce632" office:value-type="string" calcext:value-type="string">
            <text:p>Imposible cargar el archivo: error desconocido ..</text:p>
          </table:table-cell>
          <table:table-cell table:style-name="ce645" office:value-type="string" calcext:value-type="string">
            <text:p>Falha: Erro ao tentar abrir o arquivo: erro desconhecido.</text:p>
          </table:table-cell>
          <table:table-cell table:style-name="ce657" office:value-type="string" calcext:value-type="string">
            <text:p>Błąd podczas próby otwarcia pliku : nieznany błąd.</text:p>
          </table:table-cell>
          <table:table-cell table:style-name="ce667" office:value-type="string" calcext:value-type="string">
            <text:p>Errore : Impossibile aprire file : errore sconosciuto.</text:p>
          </table:table-cell>
          <table:table-cell table:style-name="ce680" office:value-type="string" calcext:value-type="string">
            <text:p>Eroare necunoscută la deschidere.</text:p>
          </table:table-cell>
          <table:table-cell table:style-name="ce695" office:value-type="string" calcext:value-type="string">
            <text:p>Tiedoston avaus epäonnistui: tuntematon virhe.</text:p>
          </table:table-cell>
          <table:table-cell table:style-name="ce708" office:value-type="string" calcext:value-type="string">
            <text:p>Advarsel: Kan ikke åpne fil : ukjent feil</text:p>
          </table:table-cell>
          <table:table-cell table:style-name="ce719" office:value-type="string" calcext:value-type="string">
            <text:p>失败: 无法打开文件 : 未知错误.</text:p>
          </table:table-cell>
          <table:table-cell table:style-name="ce728" office:value-type="string" calcext:value-type="string">
            <text:p>Hata: Dosya açılamıyor : bilinmeyen hata.</text:p>
          </table:table-cell>
          <table:table-cell table:style-name="ce737" office:value-type="string" calcext:value-type="string">
            <text:p>Αποτυχία: Αδύνατο το άνοιγμα του αρχείου : Άγνωστο σφάλμα.</text:p>
          </table:table-cell>
          <table:table-cell table:style-name="ce749" office:value-type="string" calcext:value-type="string">
            <text:p>Klaida: Negaliu atverti dokumento : nenustatyta klaida.</text:p>
          </table:table-cell>
          <table:table-cell table:style-name="ce759" office:value-type="string" calcext:value-type="string">
            <text:p>Fel: kan ej öppna filen : okänt fel.</text:p>
          </table:table-cell>
          <table:table-cell table:style-name="ce767" office:value-type="string" calcext:value-type="string">
            <text:p>Fejl: Kan ikke åbne filen: ukendt fejl.</text:p>
          </table:table-cell>
          <table:table-cell table:style-name="ce778" office:value-type="string" calcext:value-type="string">
            <text:p>Chyba: Nelze otevřít soubor: neznámá chyba.</text:p>
          </table:table-cell>
          <table:table-cell table:style-name="ce789" office:value-type="string" calcext:value-type="string">
            <text:p>실패: 파일을 열수 없음: 알 수 없는 오류.</text:p>
          </table:table-cell>
          <table:table-cell table:style-name="ce800" office:value-type="string" calcext:value-type="string">
            <text:p>Ошибка: Невозможно открыть файл: неизвестная ошибка</text:p>
          </table:table-cell>
          <table:table-cell table:style-name="ce815" office:value-type="string" calcext:value-type="string">
            <text:p>Error: No s'ha pogut obrir l'arxiu: error desconegut.</text:p>
          </table:table-cell>
          <table:table-cell table:style-name="ce819" office:value-type="string" calcext:value-type="string">
            <text:p>Greška : Nije moguće otvoriti datoteku : nepoznata greška .</text:p>
          </table:table-cell>
          <table:table-cell table:style-name="ce827" office:value-type="string" calcext:value-type="string">
            <text:p>Грешка : Није могуће отворити датотеку : непозната грешка .</text:p>
          </table:table-cell>
          <table:table-cell table:style-name="ce839" office:value-type="string" calcext:value-type="string">
            <text:p><text:span text:style-name="T16">エラー</text:span><text:span text:style-name="T17">: </text:span><text:span text:style-name="T22">ファイルを開くことができませんでした</text:span><text:span text:style-name="T17"> : </text:span><text:span text:style-name="T22">不明なエラー。</text:span></text:p>
          </table:table-cell>
          <table:table-cell table:style-name="ce849" office:value-type="string" calcext:value-type="string">
            <text:p>Проблем: не може да се отвори датотеката : непозната грешка.</text:p>
          </table:table-cell>
          <table:table-cell table:style-name="ce857" office:value-type="string" calcext:value-type="string">
            <text:p>فشل: غير قادر على فتح الملف: خطأ غير معروف.</text:p>
          </table:table-cell>
          <table:table-cell table:style-name="ce866" office:value-type="string" calcext:value-type="string">
            <text:p>عدم موفقیت: امکان باز کردن پرونده وجود ندارد: خطای ناشناخته.</text:p>
          </table:table-cell>
          <table:table-cell table:style-name="ce874" office:value-type="string" calcext:value-type="string">
            <text:p>Грешка: Невъзможно отваряне на файл: неизвестна грешка</text:p>
          </table:table-cell>
          <table:table-cell table:style-name="ce315" table:number-columns-repeated="990"/>
          <table:table-cell table:number-columns-repeated="4"/>
        </table:table-row>
        <table:table-row table:style-name="ro43">
          <table:table-cell table:style-name="ce49" office:value-type="string" calcext:value-type="string">
            <text:p>LoadMovie_VideoStreamNotFound</text:p>
          </table:table-cell>
          <table:table-cell table:style-name="ce371"/>
          <table:table-cell table:style-name="ce60" office:value-type="string" calcext:value-type="string">
            <text:p>Failure: Unable to open the file : video stream not found.</text:p>
          </table:table-cell>
          <table:table-cell table:style-name="ce602" office:value-type="string" calcext:value-type="string">
            <text:p>Chargement du fichier impossible : aucun flux vidéo trouvé.</text:p>
          </table:table-cell>
          <table:table-cell table:style-name="ce613" office:value-type="string" calcext:value-type="string">
            <text:p>Fout bij openen van het bestand : geen video voortgang gevonden.</text:p>
          </table:table-cell>
          <table:table-cell table:style-name="ce621" office:value-type="string" calcext:value-type="string">
            <text:p>Fehler beim Öffnen der Datei – Videostream nicht gefunden.</text:p>
          </table:table-cell>
          <table:table-cell table:style-name="ce632" office:value-type="string" calcext:value-type="string">
            <text:p>Carga de archivo imposible: no se encontró ningun flujo vídeo.</text:p>
          </table:table-cell>
          <table:table-cell table:style-name="ce645" office:value-type="string" calcext:value-type="string">
            <text:p>Falha: Erro ao tentar abrir o arquivo: vídeo não encontrado.</text:p>
          </table:table-cell>
          <table:table-cell table:style-name="ce657" office:value-type="string" calcext:value-type="string">
            <text:p>Błąd przy próbie otwarcia pliku : nie znaleziono strumienia wideo.</text:p>
          </table:table-cell>
          <table:table-cell table:style-name="ce667" office:value-type="string" calcext:value-type="string">
            <text:p>Errore : Impossibile aprire file : non trovato alcun flusso video.</text:p>
          </table:table-cell>
          <table:table-cell table:style-name="ce680" office:value-type="string" calcext:value-type="string">
            <text:p>Eroare la deschidere : nu este găsit fluxul video.</text:p>
          </table:table-cell>
          <table:table-cell table:style-name="ce695" office:value-type="string" calcext:value-type="string">
            <text:p>Tiedoston avaus epäonnistui: video stream ei löytynyt.</text:p>
          </table:table-cell>
          <table:table-cell table:style-name="ce708" office:value-type="string" calcext:value-type="string">
            <text:p>Advarsel: Kan ikke åpne fil : videostream ikke funnet</text:p>
          </table:table-cell>
          <table:table-cell table:style-name="ce719" office:value-type="string" calcext:value-type="string">
            <text:p>失败: 无法打开文件 : 无法找到视频流.</text:p>
          </table:table-cell>
          <table:table-cell table:style-name="ce728" office:value-type="string" calcext:value-type="string">
            <text:p>Hata: Dosya açılamıyor : video akışı bulunamadı.</text:p>
          </table:table-cell>
          <table:table-cell table:style-name="ce737" office:value-type="string" calcext:value-type="string">
            <text:p>Αποτυχία: Αδύνατο το άνοιγμα του αρχείου : Ροή video δεν βρέθηκε.</text:p>
          </table:table-cell>
          <table:table-cell table:style-name="ce749" office:value-type="string" calcext:value-type="string">
            <text:p>Klaida: Negaliu atverti dokumento : video šaltinis nerastas.</text:p>
          </table:table-cell>
          <table:table-cell table:style-name="ce759" office:value-type="string" calcext:value-type="string">
            <text:p>Fel: Kan ej öppna filen : stream-informationen saknas.</text:p>
          </table:table-cell>
          <table:table-cell table:style-name="ce767" office:value-type="string" calcext:value-type="string">
            <text:p>Fejl: Kan ikke åbne filen: video stream ikke fundet.</text:p>
          </table:table-cell>
          <table:table-cell table:style-name="ce778" office:value-type="string" calcext:value-type="string">
            <text:p>Chyba: Nelze otevřít soubor: video stream nenalezen.</text:p>
          </table:table-cell>
          <table:table-cell table:style-name="ce789" office:value-type="string" calcext:value-type="string">
            <text:p>실패: 파일을 열수 없음: 비디오 스트림이 없음.</text:p>
          </table:table-cell>
          <table:table-cell table:style-name="ce800" office:value-type="string" calcext:value-type="string">
            <text:p>Ошибка: Невозможно открыть файл: видео не найдено.</text:p>
          </table:table-cell>
          <table:table-cell table:style-name="ce812" office:value-type="string" calcext:value-type="string">
            <text:p>Error: No s'ha pogut obrir l'arxiu: no s'ha trobat el flux del vídeo.</text:p>
          </table:table-cell>
          <table:table-cell table:style-name="ce819" office:value-type="string" calcext:value-type="string">
            <text:p>Grešk : Nije moguće otvoriti datoteku : tok video zapisa nije pronađen. </text:p>
          </table:table-cell>
          <table:table-cell table:style-name="ce827" office:value-type="string" calcext:value-type="string">
            <text:p>Грешк : Није могуће отворити датотеку : ток видео записа није пронађен. </text:p>
          </table:table-cell>
          <table:table-cell table:style-name="ce837" office:value-type="string" calcext:value-type="string">
            <text:p>エラー<text:span text:style-name="T27">: </text:span><text:span text:style-name="T22">ファイルを開くことができませんでした</text:span><text:span text:style-name="T17"> : </text:span><text:span text:style-name="T22">ビデオストリームが検出されませんでした。</text:span></text:p>
          </table:table-cell>
          <table:table-cell table:style-name="ce849" office:value-type="string" calcext:value-type="string">
            <text:p>Проблем: не може да се отвори датотеката : текот на видеото не е пронајден.</text:p>
          </table:table-cell>
          <table:table-cell table:style-name="ce857" office:value-type="string" calcext:value-type="string">
            <text:p>فشل: غير قادر على فتح الملف: بث الفيديو غير موجود.</text:p>
          </table:table-cell>
          <table:table-cell table:style-name="ce866" office:value-type="string" calcext:value-type="string">
            <text:p>عدم موفقیت: امکان باز کردن پرونده وجود ندارد: جریان ویدیو یافت نشد.</text:p>
          </table:table-cell>
          <table:table-cell table:style-name="ce874" office:value-type="string" calcext:value-type="string">
            <text:p>Грешка: Невъзможно отваряне на файл: не е открито видео.</text:p>
          </table:table-cell>
          <table:table-cell table:style-name="ce315" table:number-columns-repeated="990"/>
          <table:table-cell table:number-columns-repeated="4"/>
        </table:table-row>
        <table:table-row table:style-name="ro11">
          <table:table-cell table:style-name="ce49" office:value-type="string" calcext:value-type="string">
            <text:p>LockSelectionLock</text:p>
          </table:table-cell>
          <table:table-cell table:style-name="ce371"/>
          <table:table-cell table:style-name="ce60" office:value-type="string" calcext:value-type="string">
            <text:p>Lock the Working Zone Boundaries</text:p>
          </table:table-cell>
          <table:table-cell table:style-name="ce602" office:value-type="string" calcext:value-type="string">
            <text:p>Vérouiller les Bornes de la Zone de Travail</text:p>
          </table:table-cell>
          <table:table-cell table:style-name="ce613" office:value-type="string" calcext:value-type="string">
            <text:p>Werkgebiedgrenzen vergrendelen</text:p>
          </table:table-cell>
          <table:table-cell table:style-name="ce620" office:value-type="string" calcext:value-type="string">
            <text:p>Arbeitsbereichsgrenzen sperren</text:p>
          </table:table-cell>
          <table:table-cell table:style-name="ce637" office:value-type="string" calcext:value-type="string">
            <text:p>Bloquear la zona de trabajo </text:p>
          </table:table-cell>
          <table:table-cell table:style-name="ce645" office:value-type="string" calcext:value-type="string">
            <text:p>Travar os Limitadores da Zona de Trabalho</text:p>
          </table:table-cell>
          <table:table-cell table:style-name="ce657" office:value-type="string" calcext:value-type="string">
            <text:p>Zablokuj granice obszaru roboczego</text:p>
          </table:table-cell>
          <table:table-cell table:style-name="ce667" office:value-type="string" calcext:value-type="string">
            <text:p>Blocca confini della Zona Lavoro</text:p>
          </table:table-cell>
          <table:table-cell table:style-name="ce680" office:value-type="string" calcext:value-type="string">
            <text:p>Blochează marginile zonei de lucru</text:p>
          </table:table-cell>
          <table:table-cell table:style-name="ce695" office:value-type="string" calcext:value-type="string">
            <text:p>Lukitse työstöjakson rajat.</text:p>
          </table:table-cell>
          <table:table-cell table:style-name="ce708" office:value-type="string" calcext:value-type="string">
            <text:p>Lås arbeidssonegrensene</text:p>
          </table:table-cell>
          <table:table-cell table:style-name="ce719" office:value-type="string" calcext:value-type="string">
            <text:p>锁定工作区界限</text:p>
          </table:table-cell>
          <table:table-cell table:style-name="ce728" office:value-type="string" calcext:value-type="string">
            <text:p>Çalışma Alanı Sınırlarını Kilitle</text:p>
          </table:table-cell>
          <table:table-cell table:style-name="ce737" office:value-type="string" calcext:value-type="string">
            <text:p>Κλείδωμα Ορίων της Ζώνης Εργασίας</text:p>
          </table:table-cell>
          <table:table-cell table:style-name="ce749" office:value-type="string" calcext:value-type="string">
            <text:p>Užrakinti darbo zonos ribas</text:p>
          </table:table-cell>
          <table:table-cell table:style-name="ce759" office:value-type="string" calcext:value-type="string">
            <text:p>Lås arbetszonens gränser</text:p>
          </table:table-cell>
          <table:table-cell table:style-name="ce767" office:value-type="string" calcext:value-type="string">
            <text:p>Lås grænserne for arbejdszonen</text:p>
          </table:table-cell>
          <table:table-cell table:style-name="ce778" office:value-type="string" calcext:value-type="string">
            <text:p>Uzamčít hranice pracovní oblasti</text:p>
          </table:table-cell>
          <table:table-cell table:style-name="ce787" office:value-type="string" calcext:value-type="string">
            <text:p><text:span text:style-name="T4">작업영역</text:span><text:span text:style-name="T5"> </text:span><text:span text:style-name="T6">경계를</text:span><text:span text:style-name="T5"> </text:span><text:span text:style-name="T6">잠금</text:span></text:p>
          </table:table-cell>
          <table:table-cell table:style-name="ce800" office:value-type="string" calcext:value-type="string">
            <text:p>Определите границы исследуемого интервала</text:p>
          </table:table-cell>
          <table:table-cell table:style-name="ce812" office:value-type="string" calcext:value-type="string">
            <text:p>Bloqueja els límits de la zona de treball</text:p>
          </table:table-cell>
          <table:table-cell table:style-name="ce819" office:value-type="string" calcext:value-type="string">
            <text:p>Zaključajte granice radne zone</text:p>
          </table:table-cell>
          <table:table-cell table:style-name="ce827" office:value-type="string" calcext:value-type="string">
            <text:p>Закључајте границе радне зоне</text:p>
          </table:table-cell>
          <table:table-cell table:style-name="ce837" office:value-type="string" calcext:value-type="string">
            <text:p>作業範囲を固定</text:p>
          </table:table-cell>
          <table:table-cell table:style-name="ce849" office:value-type="string" calcext:value-type="string">
            <text:p>Заклучи ги границите на работната зона</text:p>
          </table:table-cell>
          <table:table-cell table:style-name="ce857" office:value-type="string" calcext:value-type="string">
            <text:p>قفل حدود منطقة العمل</text:p>
          </table:table-cell>
          <table:table-cell table:style-name="ce866" office:value-type="string" calcext:value-type="string">
            <text:p>مرزهای منطقه کاری را قفل کنید</text:p>
          </table:table-cell>
          <table:table-cell table:style-name="ce874" office:value-type="string" calcext:value-type="string">
            <text:p>Определете границите на изследвания интервал</text:p>
          </table:table-cell>
          <table:table-cell table:style-name="ce315" table:number-columns-repeated="990"/>
          <table:table-cell table:number-columns-repeated="4"/>
        </table:table-row>
        <table:table-row table:style-name="ro11">
          <table:table-cell table:style-name="ce49" office:value-type="string" calcext:value-type="string">
            <text:p>LockSelectionUnlock</text:p>
          </table:table-cell>
          <table:table-cell table:style-name="ce371"/>
          <table:table-cell table:style-name="ce60" office:value-type="string" calcext:value-type="string">
            <text:p>Unlock the Working Zone Boundaries</text:p>
          </table:table-cell>
          <table:table-cell table:style-name="ce602" office:value-type="string" calcext:value-type="string">
            <text:p>Dévérouiller les Bornes de la Zone de Travail</text:p>
          </table:table-cell>
          <table:table-cell table:style-name="ce613" office:value-type="string" calcext:value-type="string">
            <text:p>Werkgebiedgrenzen ontgrendelen</text:p>
          </table:table-cell>
          <table:table-cell table:style-name="ce621" office:value-type="string" calcext:value-type="string">
            <text:p>Arbeitsbereichsgrenzen verändern</text:p>
          </table:table-cell>
          <table:table-cell table:style-name="ce637" office:value-type="string" calcext:value-type="string">
            <text:p>Desbloquear la zona de trabajo </text:p>
          </table:table-cell>
          <table:table-cell table:style-name="ce645" office:value-type="string" calcext:value-type="string">
            <text:p>Destravar os Limitadores da Zona de Trabalho</text:p>
          </table:table-cell>
          <table:table-cell table:style-name="ce657" office:value-type="string" calcext:value-type="string">
            <text:p>Odblokuj granice obszaru roboczego</text:p>
          </table:table-cell>
          <table:table-cell table:style-name="ce667" office:value-type="string" calcext:value-type="string">
            <text:p>Sblocca confini della Zona Lavoro</text:p>
          </table:table-cell>
          <table:table-cell table:style-name="ce680" office:value-type="string" calcext:value-type="string">
            <text:p>Deblochează marginile zonei de lucru</text:p>
          </table:table-cell>
          <table:table-cell table:style-name="ce695" office:value-type="string" calcext:value-type="string">
            <text:p>Avaa työstöjakson rajat.</text:p>
          </table:table-cell>
          <table:table-cell table:style-name="ce708" office:value-type="string" calcext:value-type="string">
            <text:p>Åpne arbeidssonegrensene</text:p>
          </table:table-cell>
          <table:table-cell table:style-name="ce719" office:value-type="string" calcext:value-type="string">
            <text:p>解锁工作区界限</text:p>
          </table:table-cell>
          <table:table-cell table:style-name="ce728" office:value-type="string" calcext:value-type="string">
            <text:p>Çalışma Alanı Sınırlarının Kilidini Aç</text:p>
          </table:table-cell>
          <table:table-cell table:style-name="ce737" office:value-type="string" calcext:value-type="string">
            <text:p>Ξεκλείδωμα Ορίων της Ζώνης Εργασίας</text:p>
          </table:table-cell>
          <table:table-cell table:style-name="ce749" office:value-type="string" calcext:value-type="string">
            <text:p>Atrakinti darbo zonos ribas</text:p>
          </table:table-cell>
          <table:table-cell table:style-name="ce759" office:value-type="string" calcext:value-type="string">
            <text:p>Lås upp arbetszonens gränser</text:p>
          </table:table-cell>
          <table:table-cell table:style-name="ce767" office:value-type="string" calcext:value-type="string">
            <text:p>Frigør grænserne for arbejdszonen</text:p>
          </table:table-cell>
          <table:table-cell table:style-name="ce778" office:value-type="string" calcext:value-type="string">
            <text:p>Odemčít hranice pracovní oblasti</text:p>
          </table:table-cell>
          <table:table-cell table:style-name="ce789" office:value-type="string" calcext:value-type="string">
            <text:p>작업영역<text:span text:style-name="T19"> </text:span><text:span text:style-name="T6">경계를</text:span><text:span text:style-name="T5"> </text:span><text:span text:style-name="T6">품</text:span></text:p>
          </table:table-cell>
          <table:table-cell table:style-name="ce800" office:value-type="string" calcext:value-type="string">
            <text:p>Отменить границы исследуемого интервала</text:p>
          </table:table-cell>
          <table:table-cell table:style-name="ce812" office:value-type="string" calcext:value-type="string">
            <text:p>Desbloqueja els límits de la zona de treball</text:p>
          </table:table-cell>
          <table:table-cell table:style-name="ce819" office:value-type="string" calcext:value-type="string">
            <text:p>Otključajte granice radne zone</text:p>
          </table:table-cell>
          <table:table-cell table:style-name="ce827" office:value-type="string" calcext:value-type="string">
            <text:p>Откључајте границе радне зоне</text:p>
          </table:table-cell>
          <table:table-cell table:style-name="ce837" office:value-type="string" calcext:value-type="string">
            <text:p>作業範囲の固定解除</text:p>
          </table:table-cell>
          <table:table-cell table:style-name="ce849" office:value-type="string" calcext:value-type="string">
            <text:p>Отклучи ги границите на работната зона</text:p>
          </table:table-cell>
          <table:table-cell table:style-name="ce857" office:value-type="string" calcext:value-type="string">
            <text:p>فتح حدود منطقة العمل</text:p>
          </table:table-cell>
          <table:table-cell table:style-name="ce866" office:value-type="string" calcext:value-type="string">
            <text:p>مرزهای منطقه کاری را باز کنید</text:p>
          </table:table-cell>
          <table:table-cell table:style-name="ce877" office:value-type="string" calcext:value-type="string">
            <text:p>Отменете границите на изследвания интервал</text:p>
          </table:table-cell>
          <table:table-cell table:style-name="ce315" table:number-columns-repeated="990"/>
          <table:table-cell table:number-columns-repeated="4"/>
        </table:table-row>
        <table:table-row table:style-name="ro23">
          <table:table-cell table:style-name="ce574" office:value-type="string" calcext:value-type="string">
            <text:p>mnuChronoStart</text:p>
          </table:table-cell>
          <table:table-cell table:style-name="ce371"/>
          <table:table-cell table:style-name="ce60" office:value-type="string" calcext:value-type="string">
            <text:p>Start Stopwatch</text:p>
          </table:table-cell>
          <table:table-cell table:style-name="ce603" office:value-type="string" calcext:value-type="string">
            <text:p>Démarrer le Chronomètre</text:p>
          </table:table-cell>
          <table:table-cell table:style-name="ce613" office:value-type="string" calcext:value-type="string">
            <text:p>Start Stopwatch</text:p>
          </table:table-cell>
          <table:table-cell table:style-name="ce621" office:value-type="string" calcext:value-type="string">
            <text:p>Starte Stoppuhr</text:p>
          </table:table-cell>
          <table:table-cell table:style-name="ce632" office:value-type="string" calcext:value-type="string">
            <text:p>Iniciar el cronómetro</text:p>
          </table:table-cell>
          <table:table-cell table:style-name="ce645" office:value-type="string" calcext:value-type="string">
            <text:p>Iniciar Cronômetro</text:p>
          </table:table-cell>
          <table:table-cell table:style-name="ce657"/>
          <table:table-cell table:style-name="ce670" office:value-type="string" calcext:value-type="string">
            <text:p>Attiva Cronometro</text:p>
          </table:table-cell>
          <table:table-cell table:style-name="ce681" office:value-type="string" calcext:value-type="string">
            <text:p>Start Cronometru</text:p>
          </table:table-cell>
          <table:table-cell table:style-name="ce695" office:value-type="string" calcext:value-type="string">
            <text:p>Käynnistä ajanotto</text:p>
          </table:table-cell>
          <table:table-cell table:style-name="ce708" office:value-type="string" calcext:value-type="string">
            <text:p>Start stoppeklokke</text:p>
          </table:table-cell>
          <table:table-cell table:style-name="ce719" office:value-type="string" calcext:value-type="string">
            <text:p>开始数秒</text:p>
          </table:table-cell>
          <table:table-cell table:style-name="ce728" office:value-type="string" calcext:value-type="string">
            <text:p>Kronometreyi Başlat</text:p>
          </table:table-cell>
          <table:table-cell table:style-name="ce737" office:value-type="string" calcext:value-type="string">
            <text:p>Εκκίνηση Χρονομέτρου</text:p>
          </table:table-cell>
          <table:table-cell table:style-name="ce749" office:value-type="string" calcext:value-type="string">
            <text:p>Paleisti chronometrą</text:p>
          </table:table-cell>
          <table:table-cell table:style-name="ce759" office:value-type="string" calcext:value-type="string">
            <text:p>Starta stoppur</text:p>
          </table:table-cell>
          <table:table-cell table:style-name="ce767" office:value-type="string" calcext:value-type="string">
            <text:p>Start stopur</text:p>
          </table:table-cell>
          <table:table-cell table:style-name="ce778" office:value-type="string" calcext:value-type="string">
            <text:p>Stopky - start</text:p>
          </table:table-cell>
          <table:table-cell table:style-name="ce787" office:value-type="string" calcext:value-type="string">
            <text:p><text:span text:style-name="T4">초 시계</text:span><text:span text:style-name="T5"> </text:span><text:span text:style-name="T6">시작</text:span></text:p>
          </table:table-cell>
          <table:table-cell table:style-name="ce800" office:value-type="string" calcext:value-type="string">
            <text:p>Запустить <text:s/>секундомер</text:p>
          </table:table-cell>
          <table:table-cell table:style-name="ce812" office:value-type="string" calcext:value-type="string">
            <text:p>Inicia el Cronòmetre</text:p>
          </table:table-cell>
          <table:table-cell table:style-name="ce819" office:value-type="string" calcext:value-type="string">
            <text:p>Pokreni štopericu</text:p>
          </table:table-cell>
          <table:table-cell table:style-name="ce827" office:value-type="string" calcext:value-type="string">
            <text:p>Покрени штоперицу</text:p>
          </table:table-cell>
          <table:table-cell table:style-name="ce837" office:value-type="string" calcext:value-type="string">
            <text:p>ストップウォッチをスタートする</text:p>
          </table:table-cell>
          <table:table-cell table:style-name="ce849" office:value-type="string" calcext:value-type="string">
            <text:p>Стартувај стоперица</text:p>
          </table:table-cell>
          <table:table-cell table:style-name="ce857" office:value-type="string" calcext:value-type="string">
            <text:p>بدء ساعة توقيت</text:p>
          </table:table-cell>
          <table:table-cell table:style-name="ce866" office:value-type="string" calcext:value-type="string">
            <text:p>شروع کرنومتر</text:p>
          </table:table-cell>
          <table:table-cell table:style-name="ce874" office:value-type="string" calcext:value-type="string">
            <text:p>Стартирай хронометъра</text:p>
          </table:table-cell>
          <table:table-cell table:style-name="ce315" table:number-columns-repeated="990"/>
          <table:table-cell table:number-columns-repeated="4"/>
        </table:table-row>
        <table:table-row table:style-name="ro18">
          <table:table-cell table:style-name="ce574" office:value-type="string" calcext:value-type="string">
            <text:p>mnuChronoStop</text:p>
          </table:table-cell>
          <table:table-cell table:style-name="ce371"/>
          <table:table-cell table:style-name="ce60" office:value-type="string" calcext:value-type="string">
            <text:p>Stop Stopwatch</text:p>
          </table:table-cell>
          <table:table-cell table:style-name="ce603" office:value-type="string" calcext:value-type="string">
            <text:p>Arrêter le Chronomètre</text:p>
          </table:table-cell>
          <table:table-cell table:style-name="ce613" office:value-type="string" calcext:value-type="string">
            <text:p>Stop Stopwatch</text:p>
          </table:table-cell>
          <table:table-cell table:style-name="ce621" office:value-type="string" calcext:value-type="string">
            <text:p>Stoppuhr anhalten</text:p>
          </table:table-cell>
          <table:table-cell table:style-name="ce632" office:value-type="string" calcext:value-type="string">
            <text:p>Detener el cronómetro</text:p>
          </table:table-cell>
          <table:table-cell table:style-name="ce645" office:value-type="string" calcext:value-type="string">
            <text:p>Parar Cronômetro</text:p>
          </table:table-cell>
          <table:table-cell table:style-name="ce657"/>
          <table:table-cell table:style-name="ce670" office:value-type="string" calcext:value-type="string">
            <text:p>Ferma Cronometro</text:p>
          </table:table-cell>
          <table:table-cell table:style-name="ce681" office:value-type="string" calcext:value-type="string">
            <text:p>Stop Cronometru</text:p>
          </table:table-cell>
          <table:table-cell table:style-name="ce695" office:value-type="string" calcext:value-type="string">
            <text:p>Pysäytä ajanotto</text:p>
          </table:table-cell>
          <table:table-cell table:style-name="ce708" office:value-type="string" calcext:value-type="string">
            <text:p>Stop stoppeklokke</text:p>
          </table:table-cell>
          <table:table-cell table:style-name="ce719" office:value-type="string" calcext:value-type="string">
            <text:p>停止数秒</text:p>
          </table:table-cell>
          <table:table-cell table:style-name="ce728" office:value-type="string" calcext:value-type="string">
            <text:p>Kronometreyi Durdur</text:p>
          </table:table-cell>
          <table:table-cell table:style-name="ce737" office:value-type="string" calcext:value-type="string">
            <text:p>Διακοπή Χρονομέτρου</text:p>
          </table:table-cell>
          <table:table-cell table:style-name="ce749" office:value-type="string" calcext:value-type="string">
            <text:p>Stabdyti chronometrą</text:p>
          </table:table-cell>
          <table:table-cell table:style-name="ce759" office:value-type="string" calcext:value-type="string">
            <text:p>Stoppa stoppur</text:p>
          </table:table-cell>
          <table:table-cell table:style-name="ce767" office:value-type="string" calcext:value-type="string">
            <text:p>Stop stopur</text:p>
          </table:table-cell>
          <table:table-cell table:style-name="ce778" office:value-type="string" calcext:value-type="string">
            <text:p>Stopky - konec</text:p>
          </table:table-cell>
          <table:table-cell table:style-name="ce787" office:value-type="string" calcext:value-type="string">
            <text:p><text:span text:style-name="T4">초 시계</text:span><text:span text:style-name="T5"> </text:span><text:span text:style-name="T6">멈춤</text:span></text:p>
          </table:table-cell>
          <table:table-cell table:style-name="ce800" office:value-type="string" calcext:value-type="string">
            <text:p>Остановить секундомер</text:p>
          </table:table-cell>
          <table:table-cell table:style-name="ce812" office:value-type="string" calcext:value-type="string">
            <text:p>Atura el Cronòmetre</text:p>
          </table:table-cell>
          <table:table-cell table:style-name="ce819" office:value-type="string" calcext:value-type="string">
            <text:p>Zaustavi štopericu</text:p>
          </table:table-cell>
          <table:table-cell table:style-name="ce827" office:value-type="string" calcext:value-type="string">
            <text:p>Заустави штоперицу</text:p>
          </table:table-cell>
          <table:table-cell table:style-name="ce837" office:value-type="string" calcext:value-type="string">
            <text:p>ストップウォッチを止める</text:p>
          </table:table-cell>
          <table:table-cell table:style-name="ce849" office:value-type="string" calcext:value-type="string">
            <text:p>Стопирај стоперица</text:p>
          </table:table-cell>
          <table:table-cell table:style-name="ce857" office:value-type="string" calcext:value-type="string">
            <text:p>توقف ساعة توقيت</text:p>
          </table:table-cell>
          <table:table-cell table:style-name="ce866" office:value-type="string" calcext:value-type="string">
            <text:p>توقف کرنومتر</text:p>
          </table:table-cell>
          <table:table-cell table:style-name="ce874" office:value-type="string" calcext:value-type="string">
            <text:p>Спри хронометъра</text:p>
          </table:table-cell>
          <table:table-cell table:style-name="ce315" table:number-columns-repeated="990"/>
          <table:table-cell table:number-columns-repeated="4"/>
        </table:table-row>
        <table:table-row table:style-name="ro10">
          <table:table-cell table:style-name="ce574" office:value-type="string" calcext:value-type="string">
            <text:p>mnuHideBefore</text:p>
          </table:table-cell>
          <table:table-cell table:style-name="ce371"/>
          <table:table-cell table:style-name="ce60" office:value-type="string" calcext:value-type="string">
            <text:p>Hide before this point</text:p>
          </table:table-cell>
          <table:table-cell table:style-name="ce603" office:value-type="string" calcext:value-type="string">
            <text:p>Cacher avant ce point</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howBefore</text:p>
          </table:table-cell>
          <table:table-cell table:style-name="ce371"/>
          <table:table-cell table:style-name="ce60" office:value-type="string" calcext:value-type="string">
            <text:p>Show before this point</text:p>
          </table:table-cell>
          <table:table-cell table:style-name="ce603" office:value-type="string" calcext:value-type="string">
            <text:p>Montrer avant ce point</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HideAfter</text:p>
          </table:table-cell>
          <table:table-cell table:style-name="ce371"/>
          <table:table-cell table:style-name="ce60" office:value-type="string" calcext:value-type="string">
            <text:p>Hide after this point</text:p>
          </table:table-cell>
          <table:table-cell table:style-name="ce603" office:value-type="string" calcext:value-type="string">
            <text:p>Cacher après ce point</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howAfter</text:p>
          </table:table-cell>
          <table:table-cell table:style-name="ce371"/>
          <table:table-cell table:style-name="ce60" office:value-type="string" calcext:value-type="string">
            <text:p>Show after this point</text:p>
          </table:table-cell>
          <table:table-cell table:style-name="ce603" office:value-type="string" calcext:value-type="string">
            <text:p>Montrer après ce point</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howLabel</text:p>
          </table:table-cell>
          <table:table-cell table:style-name="ce371"/>
          <table:table-cell table:style-name="ce60" office:value-type="string" calcext:value-type="string">
            <text:p>Show label</text:p>
          </table:table-cell>
          <table:table-cell table:style-name="ce603" office:value-type="string" calcext:value-type="string">
            <text:p>Montrer le label</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8">
          <table:table-cell table:style-name="ce49" office:value-type="string" calcext:value-type="string">
            <text:p>mnuCloseScreen</text:p>
          </table:table-cell>
          <table:table-cell table:style-name="ce371"/>
          <table:table-cell table:style-name="ce60" office:value-type="string" calcext:value-type="string">
            <text:p>Close This Screen</text:p>
          </table:table-cell>
          <table:table-cell table:style-name="ce602" office:value-type="string" calcext:value-type="string">
            <text:p>Fermer cet Écran</text:p>
          </table:table-cell>
          <table:table-cell table:style-name="ce613" office:value-type="string" calcext:value-type="string">
            <text:p>Sluit dit scherm</text:p>
          </table:table-cell>
          <table:table-cell table:style-name="ce620" office:value-type="string" calcext:value-type="string">
            <text:p>Fenster schließen</text:p>
          </table:table-cell>
          <table:table-cell table:style-name="ce632" office:value-type="string" calcext:value-type="string">
            <text:p>Cerrar la pantalla</text:p>
          </table:table-cell>
          <table:table-cell table:style-name="ce645" office:value-type="string" calcext:value-type="string">
            <text:p>Fechar esta tela</text:p>
          </table:table-cell>
          <table:table-cell table:style-name="ce657" office:value-type="string" calcext:value-type="string">
            <text:p>Zamknij ten ekran</text:p>
          </table:table-cell>
          <table:table-cell table:style-name="ce667" office:value-type="string" calcext:value-type="string">
            <text:p>Chiudi questo schermo</text:p>
          </table:table-cell>
          <table:table-cell table:style-name="ce680" office:value-type="string" calcext:value-type="string">
            <text:p>Închide această fereastră</text:p>
          </table:table-cell>
          <table:table-cell table:style-name="ce695" office:value-type="string" calcext:value-type="string">
            <text:p>Sulje tämä näyttö</text:p>
          </table:table-cell>
          <table:table-cell table:style-name="ce708" office:value-type="string" calcext:value-type="string">
            <text:p>Lukk vindu</text:p>
          </table:table-cell>
          <table:table-cell table:style-name="ce719" office:value-type="string" calcext:value-type="string">
            <text:p>关闭这个屏幕</text:p>
          </table:table-cell>
          <table:table-cell table:style-name="ce728" office:value-type="string" calcext:value-type="string">
            <text:p>Bu Ekranı Kapa</text:p>
          </table:table-cell>
          <table:table-cell table:style-name="ce737" office:value-type="string" calcext:value-type="string">
            <text:p>Κλείσιμο αυτής της Οθόνης</text:p>
          </table:table-cell>
          <table:table-cell table:style-name="ce749" office:value-type="string" calcext:value-type="string">
            <text:p>Uždaryti langą</text:p>
          </table:table-cell>
          <table:table-cell table:style-name="ce759" office:value-type="string" calcext:value-type="string">
            <text:p>Stäng detta fönster</text:p>
          </table:table-cell>
          <table:table-cell table:style-name="ce767" office:value-type="string" calcext:value-type="string">
            <text:p>Luk denne skærm</text:p>
          </table:table-cell>
          <table:table-cell table:style-name="ce778" office:value-type="string" calcext:value-type="string">
            <text:p>Zavřít tuto obrazovku</text:p>
          </table:table-cell>
          <table:table-cell table:style-name="ce787" office:value-type="string" calcext:value-type="string">
            <text:p><text:span text:style-name="T4">이</text:span><text:span text:style-name="T5"> </text:span><text:span text:style-name="T6">화면</text:span><text:span text:style-name="T5"> </text:span><text:span text:style-name="T6">닫음</text:span></text:p>
          </table:table-cell>
          <table:table-cell table:style-name="ce800" office:value-type="string" calcext:value-type="string">
            <text:p>Закрыть этот экран</text:p>
          </table:table-cell>
          <table:table-cell table:style-name="ce812" office:value-type="string" calcext:value-type="string">
            <text:p>Tanca aquesta finestra</text:p>
          </table:table-cell>
          <table:table-cell table:style-name="ce819" office:value-type="string" calcext:value-type="string">
            <text:p>Zatvori ovaj ekran</text:p>
          </table:table-cell>
          <table:table-cell table:style-name="ce827" office:value-type="string" calcext:value-type="string">
            <text:p>Затвори овај екран</text:p>
          </table:table-cell>
          <table:table-cell table:style-name="ce837" office:value-type="string" calcext:value-type="string">
            <text:p>このスクリーンを閉じる</text:p>
          </table:table-cell>
          <table:table-cell table:style-name="ce849" office:value-type="string" calcext:value-type="string">
            <text:p>Затвори го овој екран</text:p>
          </table:table-cell>
          <table:table-cell table:style-name="ce857" office:value-type="string" calcext:value-type="string">
            <text:p>إغلاق هذه الشاشة</text:p>
          </table:table-cell>
          <table:table-cell table:style-name="ce866" office:value-type="string" calcext:value-type="string">
            <text:p>بستن این صفحه</text:p>
          </table:table-cell>
          <table:table-cell table:style-name="ce874" office:value-type="string" calcext:value-type="string">
            <text:p>Затвори този екран</text:p>
          </table:table-cell>
          <table:table-cell table:style-name="ce315" table:number-columns-repeated="990"/>
          <table:table-cell table:number-columns-repeated="4"/>
        </table:table-row>
        <table:table-row table:style-name="ro10">
          <table:table-cell table:style-name="ce49" office:value-type="string" calcext:value-type="string">
            <text:p>mnuCopyToClipboard</text:p>
          </table:table-cell>
          <table:table-cell table:style-name="ce371"/>
          <table:table-cell table:style-name="ce60" office:value-type="string" calcext:value-type="string">
            <text:p>Copy to Clipboard</text:p>
          </table:table-cell>
          <table:table-cell table:style-name="ce602" office:value-type="string" calcext:value-type="string">
            <text:p>Copier vers le Presse-Papier</text:p>
          </table:table-cell>
          <table:table-cell table:style-name="ce613" office:value-type="string" calcext:value-type="string">
            <text:p>Kopieer naar klembord</text:p>
          </table:table-cell>
          <table:table-cell table:style-name="ce620"/>
          <table:table-cell table:style-name="ce632" office:value-type="string" calcext:value-type="string">
            <text:p>Copiar al portapapel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опировать в буфер обмена</text:p>
          </table:table-cell>
          <table:table-cell table:style-name="ce812" office:value-type="string" calcext:value-type="string">
            <text:p>Copiar al porta-retalls</text:p>
          </table:table-cell>
          <table:table-cell table:style-name="ce819"/>
          <table:table-cell table:style-name="ce827" office:value-type="string" calcext:value-type="string">
            <text:p>Копирај у привремену меморију</text:p>
          </table:table-cell>
          <table:table-cell table:style-name="ce837"/>
          <table:table-cell table:style-name="ce849"/>
          <table:table-cell table:style-name="ce857" office:value-type="string" calcext:value-type="string">
            <text:p>نسخ إلى الحافظة</text:p>
          </table:table-cell>
          <table:table-cell table:style-name="ce866" office:value-type="string" calcext:value-type="string">
            <text:p>رونوشت به کلیپ بورد</text:p>
          </table:table-cell>
          <table:table-cell table:style-name="ce874" office:value-type="string" calcext:value-type="string">
            <text:p>Копиране в клипборда</text:p>
          </table:table-cell>
          <table:table-cell table:style-name="ce315" table:number-columns-repeated="990"/>
          <table:table-cell table:number-columns-repeated="4"/>
        </table:table-row>
        <table:table-row table:style-name="ro11">
          <table:table-cell table:style-name="ce49" office:value-type="string" calcext:value-type="string">
            <text:p>mnuCopyImageToClipboard</text:p>
          </table:table-cell>
          <table:table-cell table:style-name="ce371"/>
          <table:table-cell table:style-name="ce60" office:value-type="string" calcext:value-type="string">
            <text:p>Copy image to Clipboard</text:p>
          </table:table-cell>
          <table:table-cell table:style-name="ce602" office:value-type="string" calcext:value-type="string">
            <text:p>Copier l'image vers le Presse-Papier</text:p>
          </table:table-cell>
          <table:table-cell table:style-name="ce613" office:value-type="string" calcext:value-type="string">
            <text:p>Kopieer afbeelding naar klembord</text:p>
          </table:table-cell>
          <table:table-cell table:style-name="ce620"/>
          <table:table-cell table:style-name="ce632" office:value-type="string" calcext:value-type="string">
            <text:p>Copiar imagen al portapapel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Копировать изображение в буфер обмена</text:p>
          </table:table-cell>
          <table:table-cell table:style-name="ce812" office:value-type="string" calcext:value-type="string">
            <text:p>Copiar l'imatge al porta-retalls</text:p>
          </table:table-cell>
          <table:table-cell table:style-name="ce819"/>
          <table:table-cell table:style-name="ce827" office:value-type="string" calcext:value-type="string">
            <text:p>Копирај слику у привремену меморију</text:p>
          </table:table-cell>
          <table:table-cell table:style-name="ce837"/>
          <table:table-cell table:style-name="ce849"/>
          <table:table-cell table:style-name="ce857" office:value-type="string" calcext:value-type="string">
            <text:p>نسخ صورة إلى الحافظة</text:p>
          </table:table-cell>
          <table:table-cell table:style-name="ce866" office:value-type="string" calcext:value-type="string">
            <text:p>رونوشت تصویر به کلیپ بورد</text:p>
          </table:table-cell>
          <table:table-cell table:style-name="ce874" office:value-type="string" calcext:value-type="string">
            <text:p>Копирай изображението в клипборда</text:p>
          </table:table-cell>
          <table:table-cell table:style-name="ce315" table:number-columns-repeated="990"/>
          <table:table-cell table:number-columns-repeated="4"/>
        </table:table-row>
        <table:table-row table:style-name="ro11">
          <table:table-cell table:style-name="ce574" office:value-type="string" calcext:value-type="string">
            <text:p>mnuConfigureTrajectory</text:p>
          </table:table-cell>
          <table:table-cell table:style-name="ce371"/>
          <table:table-cell table:style-name="ce60" office:value-type="string" calcext:value-type="string">
            <text:p>Configure Path Display</text:p>
          </table:table-cell>
          <table:table-cell table:style-name="ce603" office:value-type="string" calcext:value-type="string">
            <text:p>Configurer l'affichage de la Trajectoire</text:p>
          </table:table-cell>
          <table:table-cell table:style-name="ce613" office:value-type="string" calcext:value-type="string">
            <text:p>Configureer Trajectpad beeldscherm</text:p>
          </table:table-cell>
          <table:table-cell table:style-name="ce621" office:value-type="string" calcext:value-type="string">
            <text:p>Konfiguriere Trajektorien Bildschirm</text:p>
          </table:table-cell>
          <table:table-cell table:style-name="ce632" office:value-type="string" calcext:value-type="string">
            <text:p>Configurar la visualización de la trayectoria</text:p>
          </table:table-cell>
          <table:table-cell table:style-name="ce645" office:value-type="string" calcext:value-type="string">
            <text:p>Configurar Exibição da Trajetória</text:p>
          </table:table-cell>
          <table:table-cell table:style-name="ce657"/>
          <table:table-cell table:style-name="ce670" office:value-type="string" calcext:value-type="string">
            <text:p>Configura vista Traiettoria</text:p>
          </table:table-cell>
          <table:table-cell table:style-name="ce681" office:value-type="string" calcext:value-type="string">
            <text:p>Configurează afişarea traiectoriei</text:p>
          </table:table-cell>
          <table:table-cell table:style-name="ce695" office:value-type="string" calcext:value-type="string">
            <text:p>Konfiguroi liikeradan näyttöä</text:p>
          </table:table-cell>
          <table:table-cell table:style-name="ce708" office:value-type="string" calcext:value-type="string">
            <text:p>Konfigurer banevisning</text:p>
          </table:table-cell>
          <table:table-cell table:style-name="ce719" office:value-type="string" calcext:value-type="string">
            <text:p>配置路径显示</text:p>
          </table:table-cell>
          <table:table-cell table:style-name="ce728" office:value-type="string" calcext:value-type="string">
            <text:p>Yol Görünümünü Ayarla</text:p>
          </table:table-cell>
          <table:table-cell table:style-name="ce737" office:value-type="string" calcext:value-type="string">
            <text:p>Διευθέτηση Απεικόνισης Διαδρομής</text:p>
          </table:table-cell>
          <table:table-cell table:style-name="ce749" office:value-type="string" calcext:value-type="string">
            <text:p>Nustatyti kelio rodymą</text:p>
          </table:table-cell>
          <table:table-cell table:style-name="ce759" office:value-type="string" calcext:value-type="string">
            <text:p>Konfigurera visning av banan </text:p>
          </table:table-cell>
          <table:table-cell table:style-name="ce767" office:value-type="string" calcext:value-type="string">
            <text:p>Konfigurer visning af spor</text:p>
          </table:table-cell>
          <table:table-cell table:style-name="ce778" office:value-type="string" calcext:value-type="string">
            <text:p>Konfigurovat zobrazení trasy</text:p>
          </table:table-cell>
          <table:table-cell table:style-name="ce787" office:value-type="string" calcext:value-type="string">
            <text:p><text:span text:style-name="T4">경로</text:span><text:span text:style-name="T5"> </text:span><text:span text:style-name="T6">표시</text:span><text:span text:style-name="T5"> </text:span><text:span text:style-name="T6">구성</text:span></text:p>
          </table:table-cell>
          <table:table-cell table:style-name="ce800" office:value-type="string" calcext:value-type="string">
            <text:p>Конфигурация отображения пути</text:p>
          </table:table-cell>
          <table:table-cell table:style-name="ce812" office:value-type="string" calcext:value-type="string">
            <text:p>Configurar la visualització de la trajectòria</text:p>
          </table:table-cell>
          <table:table-cell table:style-name="ce819" office:value-type="string" calcext:value-type="string">
            <text:p>Konfiguriši prikaz putanje</text:p>
          </table:table-cell>
          <table:table-cell table:style-name="ce827" office:value-type="string" calcext:value-type="string">
            <text:p>Конфигуриши приказ путање</text:p>
          </table:table-cell>
          <table:table-cell table:style-name="ce837" office:value-type="string" calcext:value-type="string">
            <text:p>軌道表示設定</text:p>
          </table:table-cell>
          <table:table-cell table:style-name="ce849" office:value-type="string" calcext:value-type="string">
            <text:p>Конфигурарај го патот на прикажување</text:p>
          </table:table-cell>
          <table:table-cell table:style-name="ce857" office:value-type="string" calcext:value-type="string">
            <text:p>اعدادات عرض المسار</text:p>
          </table:table-cell>
          <table:table-cell table:style-name="ce866" office:value-type="string" calcext:value-type="string">
            <text:p>پیکربندی نمایش مسیر</text:p>
          </table:table-cell>
          <table:table-cell table:style-name="ce874" office:value-type="string" calcext:value-type="string">
            <text:p>Конфигурация за показване на пътя</text:p>
          </table:table-cell>
          <table:table-cell table:style-name="ce315" table:number-columns-repeated="990"/>
          <table:table-cell table:number-columns-repeated="4"/>
        </table:table-row>
        <table:table-row table:style-name="ro18">
          <table:table-cell table:style-name="ce574" office:value-type="string" calcext:value-type="string">
            <text:p>mnuDeinterlace</text:p>
          </table:table-cell>
          <table:table-cell table:style-name="ce371"/>
          <table:table-cell table:style-name="ce60" office:value-type="string" calcext:value-type="string">
            <text:p>Deinterlace</text:p>
          </table:table-cell>
          <table:table-cell table:style-name="ce602" office:value-type="string" calcext:value-type="string">
            <text:p>Désentrelacer</text:p>
          </table:table-cell>
          <table:table-cell table:style-name="ce613" office:value-type="string" calcext:value-type="string">
            <text:p>Deinterlace</text:p>
          </table:table-cell>
          <table:table-cell table:style-name="ce620" office:value-type="string" calcext:value-type="string">
            <text:p>Deinterlace</text:p>
          </table:table-cell>
          <table:table-cell table:style-name="ce632" office:value-type="string" calcext:value-type="string">
            <text:p>Desentrelazado</text:p>
          </table:table-cell>
          <table:table-cell table:style-name="ce645" office:value-type="string" calcext:value-type="string">
            <text:p>Desentrelaçar</text:p>
          </table:table-cell>
          <table:table-cell table:style-name="ce657"/>
          <table:table-cell table:style-name="ce668" office:value-type="string" calcext:value-type="string">
            <text:p>Deinterlaccia</text:p>
          </table:table-cell>
          <table:table-cell table:style-name="ce680" office:value-type="string" calcext:value-type="string">
            <text:p>Deîntreţesere</text:p>
          </table:table-cell>
          <table:table-cell table:style-name="ce695" office:value-type="string" calcext:value-type="string">
            <text:p>Poista kuvien limitys</text:p>
          </table:table-cell>
          <table:table-cell table:style-name="ce708" office:value-type="string" calcext:value-type="string">
            <text:p>Oppløsing</text:p>
          </table:table-cell>
          <table:table-cell table:style-name="ce719" office:value-type="string" calcext:value-type="string">
            <text:p>反交错</text:p>
          </table:table-cell>
          <table:table-cell table:style-name="ce728" office:value-type="string" calcext:value-type="string">
            <text:p>Deinterlace</text:p>
          </table:table-cell>
          <table:table-cell table:style-name="ce737" office:value-type="string" calcext:value-type="string">
            <text:p>Απόπλεξη</text:p>
          </table:table-cell>
          <table:table-cell table:style-name="ce749" office:value-type="string" calcext:value-type="string">
            <text:p>Deinterlace</text:p>
          </table:table-cell>
          <table:table-cell table:style-name="ce759" office:value-type="string" calcext:value-type="string">
            <text:p>Uppflätning</text:p>
          </table:table-cell>
          <table:table-cell table:style-name="ce767" office:value-type="string" calcext:value-type="string">
            <text:p>Deinterlace</text:p>
          </table:table-cell>
          <table:table-cell table:style-name="ce778" office:value-type="string" calcext:value-type="string">
            <text:p>Deinterlace</text:p>
          </table:table-cell>
          <table:table-cell table:style-name="ce789" office:value-type="string" calcext:value-type="string">
            <text:p>디인터레이스</text:p>
          </table:table-cell>
          <table:table-cell table:style-name="ce800" office:value-type="string" calcext:value-type="string">
            <text:p>Деинтерлейсинг</text:p>
          </table:table-cell>
          <table:table-cell table:style-name="ce812" office:value-type="string" calcext:value-type="string">
            <text:p>Des-entrellaçar</text:p>
          </table:table-cell>
          <table:table-cell table:style-name="ce819" office:value-type="string" calcext:value-type="string">
            <text:p>Raspleti</text:p>
          </table:table-cell>
          <table:table-cell table:style-name="ce827" office:value-type="string" calcext:value-type="string">
            <text:p>Расплети</text:p>
          </table:table-cell>
          <table:table-cell table:style-name="ce837" office:value-type="string" calcext:value-type="string">
            <text:p>インターランス解除</text:p>
          </table:table-cell>
          <table:table-cell table:style-name="ce849" office:value-type="string" calcext:value-type="string">
            <text:p>Расплетување</text:p>
          </table:table-cell>
          <table:table-cell table:style-name="ce857" office:value-type="string" calcext:value-type="string">
            <text:p>فك التشابك</text:p>
          </table:table-cell>
          <table:table-cell table:style-name="ce866" office:value-type="string" calcext:value-type="string">
            <text:p>کاهش تصویر مشبک</text:p>
          </table:table-cell>
          <table:table-cell table:style-name="ce874" office:value-type="string" calcext:value-type="string">
            <text:p>Разплитане</text:p>
          </table:table-cell>
          <table:table-cell table:style-name="ce315" table:number-columns-repeated="990"/>
          <table:table-cell table:number-columns-repeated="4"/>
        </table:table-row>
        <table:table-row table:style-name="ro18">
          <table:table-cell table:style-name="ce49" office:value-type="string" calcext:value-type="string">
            <text:p>mnuDeleteDrawing</text:p>
          </table:table-cell>
          <table:table-cell table:style-name="ce371"/>
          <table:table-cell table:style-name="ce60" office:value-type="string" calcext:value-type="string">
            <text:p>Delete</text:p>
          </table:table-cell>
          <table:table-cell table:style-name="ce602" office:value-type="string" calcext:value-type="string">
            <text:p>Effacer</text:p>
          </table:table-cell>
          <table:table-cell table:style-name="ce613" office:value-type="string" calcext:value-type="string">
            <text:p>Verwijder</text:p>
          </table:table-cell>
          <table:table-cell table:style-name="ce621" office:value-type="string" calcext:value-type="string">
            <text:p>Löschen</text:p>
          </table:table-cell>
          <table:table-cell table:style-name="ce632" office:value-type="string" calcext:value-type="string">
            <text:p>Borrar</text:p>
          </table:table-cell>
          <table:table-cell table:style-name="ce645" office:value-type="string" calcext:value-type="string">
            <text:p>Apagar</text:p>
          </table:table-cell>
          <table:table-cell table:style-name="ce659" office:value-type="string" calcext:value-type="string">
            <text:p>Skasuj</text:p>
          </table:table-cell>
          <table:table-cell table:style-name="ce667" office:value-type="string" calcext:value-type="string">
            <text:p>Cancella</text:p>
          </table:table-cell>
          <table:table-cell table:style-name="ce680" office:value-type="string" calcext:value-type="string">
            <text:p>Şterge</text:p>
          </table:table-cell>
          <table:table-cell table:style-name="ce695" office:value-type="string" calcext:value-type="string">
            <text:p>Poista</text:p>
          </table:table-cell>
          <table:table-cell table:style-name="ce708" office:value-type="string" calcext:value-type="string">
            <text:p>Slett</text:p>
          </table:table-cell>
          <table:table-cell table:style-name="ce719" office:value-type="string" calcext:value-type="string">
            <text:p>删除</text:p>
          </table:table-cell>
          <table:table-cell table:style-name="ce728" office:value-type="string" calcext:value-type="string">
            <text:p>Sil</text:p>
          </table:table-cell>
          <table:table-cell table:style-name="ce737" office:value-type="string" calcext:value-type="string">
            <text:p>Διαγραφή</text:p>
          </table:table-cell>
          <table:table-cell table:style-name="ce749" office:value-type="string" calcext:value-type="string">
            <text:p>Trinti</text:p>
          </table:table-cell>
          <table:table-cell table:style-name="ce759" office:value-type="string" calcext:value-type="string">
            <text:p>Radera</text:p>
          </table:table-cell>
          <table:table-cell table:style-name="ce767" office:value-type="string" calcext:value-type="string">
            <text:p>Slet</text:p>
          </table:table-cell>
          <table:table-cell table:style-name="ce778" office:value-type="string" calcext:value-type="string">
            <text:p>Vymazat</text:p>
          </table:table-cell>
          <table:table-cell table:style-name="ce789" office:value-type="string" calcext:value-type="string">
            <text:p>지우기</text:p>
          </table:table-cell>
          <table:table-cell table:style-name="ce800" office:value-type="string" calcext:value-type="string">
            <text:p>Удалить</text:p>
          </table:table-cell>
          <table:table-cell table:style-name="ce812" office:value-type="string" calcext:value-type="string">
            <text:p>Esborrar</text:p>
          </table:table-cell>
          <table:table-cell table:style-name="ce819" office:value-type="string" calcext:value-type="string">
            <text:p>Izbriši</text:p>
          </table:table-cell>
          <table:table-cell table:style-name="ce827" office:value-type="string" calcext:value-type="string">
            <text:p>Избриши</text:p>
          </table:table-cell>
          <table:table-cell table:style-name="ce837" office:value-type="string" calcext:value-type="string">
            <text:p>削除</text:p>
          </table:table-cell>
          <table:table-cell table:style-name="ce849" office:value-type="string" calcext:value-type="string">
            <text:p>Бриши</text:p>
          </table:table-cell>
          <table:table-cell table:style-name="ce857" office:value-type="string" calcext:value-type="string">
            <text:p>حذف</text:p>
          </table:table-cell>
          <table:table-cell table:style-name="ce866" office:value-type="string" calcext:value-type="string">
            <text:p>حذف</text:p>
          </table:table-cell>
          <table:table-cell table:style-name="ce874" office:value-type="string" calcext:value-type="string">
            <text:p>Изтрии</text:p>
          </table:table-cell>
          <table:table-cell table:style-name="ce315" table:number-columns-repeated="990"/>
          <table:table-cell table:number-columns-repeated="4"/>
        </table:table-row>
        <table:table-row table:style-name="ro23">
          <table:table-cell table:style-name="ce574" office:value-type="string" calcext:value-type="string">
            <text:p>mnuDeleteEndOfTrajectory</text:p>
          </table:table-cell>
          <table:table-cell table:style-name="ce371"/>
          <table:table-cell table:style-name="ce60" office:value-type="string" calcext:value-type="string">
            <text:p>Delete Path after this Point</text:p>
          </table:table-cell>
          <table:table-cell table:style-name="ce603" office:value-type="string" calcext:value-type="string">
            <text:p>Effacer la Trajectoire après ce point</text:p>
          </table:table-cell>
          <table:table-cell table:style-name="ce613" office:value-type="string" calcext:value-type="string">
            <text:p>Verwijder Trajectpad vanaf dit punt</text:p>
          </table:table-cell>
          <table:table-cell table:style-name="ce621" office:value-type="string" calcext:value-type="string">
            <text:p>Lösche Trajektorien nach diesem Punkt</text:p>
          </table:table-cell>
          <table:table-cell table:style-name="ce632" office:value-type="string" calcext:value-type="string">
            <text:p>Borrar la trayectoria a partir de este punto</text:p>
          </table:table-cell>
          <table:table-cell table:style-name="ce645" office:value-type="string" calcext:value-type="string">
            <text:p>Apagar a trajetória a partir deste ponto</text:p>
          </table:table-cell>
          <table:table-cell table:style-name="ce657"/>
          <table:table-cell table:style-name="ce670" office:value-type="string" calcext:value-type="string">
            <text:p>Cancella la Traiettoria dopo questo Punto</text:p>
          </table:table-cell>
          <table:table-cell table:style-name="ce681" office:value-type="string" calcext:value-type="string">
            <text:p>Şterge traiectoria după acest punct</text:p>
          </table:table-cell>
          <table:table-cell table:style-name="ce695" office:value-type="string" calcext:value-type="string">
            <text:p>Poista liikerata pisteestä eteenpäin</text:p>
          </table:table-cell>
          <table:table-cell table:style-name="ce708" office:value-type="string" calcext:value-type="string">
            <text:p>Slett etter dette punktet</text:p>
          </table:table-cell>
          <table:table-cell table:style-name="ce719" office:value-type="string" calcext:value-type="string">
            <text:p>删除这点后的路径</text:p>
          </table:table-cell>
          <table:table-cell table:style-name="ce728" office:value-type="string" calcext:value-type="string">
            <text:p>Bu noktadan sonraki Yolu Sil</text:p>
          </table:table-cell>
          <table:table-cell table:style-name="ce737" office:value-type="string" calcext:value-type="string">
            <text:p>Διαγραφή Διαδρομής μετά από αυτό το Σημείο</text:p>
          </table:table-cell>
          <table:table-cell table:style-name="ce749" office:value-type="string" calcext:value-type="string">
            <text:p>Trinti kelią nuo šio taško</text:p>
          </table:table-cell>
          <table:table-cell table:style-name="ce759" office:value-type="string" calcext:value-type="string">
            <text:p>Radera banan efter den här punkten</text:p>
          </table:table-cell>
          <table:table-cell table:style-name="ce767" office:value-type="string" calcext:value-type="string">
            <text:p>Slet spor efter dette punkt</text:p>
          </table:table-cell>
          <table:table-cell table:style-name="ce778" office:value-type="string" calcext:value-type="string">
            <text:p>Vymazat trasu za tímto bodem</text:p>
          </table:table-cell>
          <table:table-cell table:style-name="ce787" office:value-type="string" calcext:value-type="string">
            <text:p><text:span text:style-name="T4">이</text:span><text:span text:style-name="T5"> </text:span><text:span text:style-name="T6">점</text:span><text:span text:style-name="T5"> </text:span><text:span text:style-name="T6">이후의</text:span><text:span text:style-name="T5"> </text:span><text:span text:style-name="T6">궤도</text:span><text:span text:style-name="T5"> </text:span><text:span text:style-name="T6">지우기</text:span></text:p>
          </table:table-cell>
          <table:table-cell table:style-name="ce800" office:value-type="string" calcext:value-type="string">
            <text:p>Удалить путь после этой точки</text:p>
          </table:table-cell>
          <table:table-cell table:style-name="ce812" office:value-type="string" calcext:value-type="string">
            <text:p>Esborrar la trajectòria després d'aquest Punt.</text:p>
          </table:table-cell>
          <table:table-cell table:style-name="ce819" office:value-type="string" calcext:value-type="string">
            <text:p>Izbriši put posle ove tačke</text:p>
          </table:table-cell>
          <table:table-cell table:style-name="ce827" office:value-type="string" calcext:value-type="string">
            <text:p>Избриши пут после ове тачке</text:p>
          </table:table-cell>
          <table:table-cell table:style-name="ce837" office:value-type="string" calcext:value-type="string">
            <text:p>このポイント以降の軌道を削除</text:p>
          </table:table-cell>
          <table:table-cell table:style-name="ce849" office:value-type="string" calcext:value-type="string">
            <text:p>Ибриши го патот после оваа точка</text:p>
          </table:table-cell>
          <table:table-cell table:style-name="ce857" office:value-type="string" calcext:value-type="string">
            <text:p>حذف المسار بعد هذه نقطة</text:p>
          </table:table-cell>
          <table:table-cell table:style-name="ce866" office:value-type="string" calcext:value-type="string">
            <text:p>مسیر را بعد از این نقطه حذف کنید</text:p>
          </table:table-cell>
          <table:table-cell table:style-name="ce874" office:value-type="string" calcext:value-type="string">
            <text:p>Изтрии пътя след тази точка</text:p>
          </table:table-cell>
          <table:table-cell table:style-name="ce315" table:number-columns-repeated="990"/>
          <table:table-cell table:number-columns-repeated="4"/>
        </table:table-row>
        <table:table-row table:style-name="ro18">
          <table:table-cell table:style-name="ce574" office:value-type="string" calcext:value-type="string">
            <text:p>mnuDeleteTrajectory</text:p>
          </table:table-cell>
          <table:table-cell table:style-name="ce371"/>
          <table:table-cell table:style-name="ce60" office:value-type="string" calcext:value-type="string">
            <text:p>Delete all the Path</text:p>
          </table:table-cell>
          <table:table-cell table:style-name="ce603" office:value-type="string" calcext:value-type="string">
            <text:p>Effacer toute la trajectoire</text:p>
          </table:table-cell>
          <table:table-cell table:style-name="ce613" office:value-type="string" calcext:value-type="string">
            <text:p>Verwijder alle Trajectpaden</text:p>
          </table:table-cell>
          <table:table-cell table:style-name="ce621" office:value-type="string" calcext:value-type="string">
            <text:p>Lösche alle Trajektorien</text:p>
          </table:table-cell>
          <table:table-cell table:style-name="ce632" office:value-type="string" calcext:value-type="string">
            <text:p>Borrar toda la trayectoria</text:p>
          </table:table-cell>
          <table:table-cell table:style-name="ce645" office:value-type="string" calcext:value-type="string">
            <text:p>Apagar todas as trajetórias</text:p>
          </table:table-cell>
          <table:table-cell table:style-name="ce657"/>
          <table:table-cell table:style-name="ce670" office:value-type="string" calcext:value-type="string">
            <text:p>Cancella tutte le Traiettorie</text:p>
          </table:table-cell>
          <table:table-cell table:style-name="ce681" office:value-type="string" calcext:value-type="string">
            <text:p>Şterge toată traiectoria </text:p>
          </table:table-cell>
          <table:table-cell table:style-name="ce695" office:value-type="string" calcext:value-type="string">
            <text:p>Poista liikerata</text:p>
          </table:table-cell>
          <table:table-cell table:style-name="ce708" office:value-type="string" calcext:value-type="string">
            <text:p>Slett alle baner</text:p>
          </table:table-cell>
          <table:table-cell table:style-name="ce719" office:value-type="string" calcext:value-type="string">
            <text:p>删除所有路径</text:p>
          </table:table-cell>
          <table:table-cell table:style-name="ce728" office:value-type="string" calcext:value-type="string">
            <text:p>Tüm Yolları sil</text:p>
          </table:table-cell>
          <table:table-cell table:style-name="ce737" office:value-type="string" calcext:value-type="string">
            <text:p>Διαγραφή όλων των Διαδρομών</text:p>
          </table:table-cell>
          <table:table-cell table:style-name="ce749" office:value-type="string" calcext:value-type="string">
            <text:p>Trinti visą kelią</text:p>
          </table:table-cell>
          <table:table-cell table:style-name="ce759" office:value-type="string" calcext:value-type="string">
            <text:p>Radera hela banan</text:p>
          </table:table-cell>
          <table:table-cell table:style-name="ce767" office:value-type="string" calcext:value-type="string">
            <text:p>Slet hele sporet</text:p>
          </table:table-cell>
          <table:table-cell table:style-name="ce778" office:value-type="string" calcext:value-type="string">
            <text:p>Vymazat všechny trasy</text:p>
          </table:table-cell>
          <table:table-cell table:style-name="ce787" office:value-type="string" calcext:value-type="string">
            <text:p><text:span text:style-name="T4">모든</text:span><text:span text:style-name="T5"> </text:span><text:span text:style-name="T6">궤도</text:span><text:span text:style-name="T5"> </text:span><text:span text:style-name="T6">지우기</text:span></text:p>
          </table:table-cell>
          <table:table-cell table:style-name="ce800" office:value-type="string" calcext:value-type="string">
            <text:p>Удалить путь целиком</text:p>
          </table:table-cell>
          <table:table-cell table:style-name="ce812" office:value-type="string" calcext:value-type="string">
            <text:p>Esborrar tota la trajectòria</text:p>
          </table:table-cell>
          <table:table-cell table:style-name="ce819" office:value-type="string" calcext:value-type="string">
            <text:p>Obriši sve putanje</text:p>
          </table:table-cell>
          <table:table-cell table:style-name="ce827" office:value-type="string" calcext:value-type="string">
            <text:p>Обриши све путање</text:p>
          </table:table-cell>
          <table:table-cell table:style-name="ce837" office:value-type="string" calcext:value-type="string">
            <text:p>すべての軌道を削除</text:p>
          </table:table-cell>
          <table:table-cell table:style-name="ce849" office:value-type="string" calcext:value-type="string">
            <text:p>Избриши ги сите патеки</text:p>
          </table:table-cell>
          <table:table-cell table:style-name="ce857" office:value-type="string" calcext:value-type="string">
            <text:p>حذف المسار بالكامل</text:p>
          </table:table-cell>
          <table:table-cell table:style-name="ce866" office:value-type="string" calcext:value-type="string">
            <text:p>حذف تمام مسیر</text:p>
          </table:table-cell>
          <table:table-cell table:style-name="ce874" office:value-type="string" calcext:value-type="string">
            <text:p>Изтрии изцяло пътя</text:p>
          </table:table-cell>
          <table:table-cell table:style-name="ce315" table:number-columns-repeated="990"/>
          <table:table-cell table:number-columns-repeated="4"/>
        </table:table-row>
        <table:table-row table:style-name="ro10">
          <table:table-cell table:style-name="ce574" office:value-type="string" calcext:value-type="string">
            <text:p>mnuDrawingTrackingStart</text:p>
          </table:table-cell>
          <table:table-cell table:style-name="ce371"/>
          <table:table-cell table:style-name="ce60" office:value-type="string" calcext:value-type="string">
            <text:p>Start tracking</text:p>
          </table:table-cell>
          <table:table-cell table:style-name="ce603" office:value-type="string" calcext:value-type="string">
            <text:p>Démarrer le suivi</text:p>
          </table:table-cell>
          <table:table-cell table:style-name="ce613" office:value-type="string" calcext:value-type="string">
            <text:p>Start volgen</text:p>
          </table:table-cell>
          <table:table-cell table:style-name="ce621"/>
          <table:table-cell table:style-name="ce632" office:value-type="string" calcext:value-type="string">
            <text:p>Iniciar seguimiento</text:p>
          </table:table-cell>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Начать отслеживание</text:p>
          </table:table-cell>
          <table:table-cell table:style-name="ce812" office:value-type="string" calcext:value-type="string">
            <text:p>Iniciar seguimen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شروع ردیابی</text:p>
          </table:table-cell>
          <table:table-cell table:style-name="ce874" office:value-type="string" calcext:value-type="string">
            <text:p>Започнете преглеждането</text:p>
          </table:table-cell>
          <table:table-cell table:style-name="ce315" table:number-columns-repeated="990"/>
          <table:table-cell table:number-columns-repeated="4"/>
        </table:table-row>
        <table:table-row table:style-name="ro10">
          <table:table-cell table:style-name="ce574" office:value-type="string" calcext:value-type="string">
            <text:p>mnuDrawingTrackingStop</text:p>
          </table:table-cell>
          <table:table-cell table:style-name="ce371"/>
          <table:table-cell table:style-name="ce60" office:value-type="string" calcext:value-type="string">
            <text:p>Stop tracking</text:p>
          </table:table-cell>
          <table:table-cell table:style-name="ce603" office:value-type="string" calcext:value-type="string">
            <text:p>Arrêter le suivi</text:p>
          </table:table-cell>
          <table:table-cell table:style-name="ce613" office:value-type="string" calcext:value-type="string">
            <text:p>Stop volgen</text:p>
          </table:table-cell>
          <table:table-cell table:style-name="ce621"/>
          <table:table-cell table:style-name="ce632" office:value-type="string" calcext:value-type="string">
            <text:p>Finalizar seguimiento</text:p>
          </table:table-cell>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Остановить отслеживание</text:p>
          </table:table-cell>
          <table:table-cell table:style-name="ce812" office:value-type="string" calcext:value-type="string">
            <text:p>Finalitzar seguiment</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توقف ردیابی</text:p>
          </table:table-cell>
          <table:table-cell table:style-name="ce874" office:value-type="string" calcext:value-type="string">
            <text:p>Спрете преглеждането</text:p>
          </table:table-cell>
          <table:table-cell table:style-name="ce315" table:number-columns-repeated="990"/>
          <table:table-cell table:number-columns-repeated="4"/>
        </table:table-row>
        <table:table-row table:style-name="ro18">
          <table:table-cell table:style-name="ce49" office:value-type="string" calcext:value-type="string">
            <text:p>mnuTwoCaptures</text:p>
          </table:table-cell>
          <table:table-cell table:style-name="ce371"/>
          <table:table-cell table:style-name="ce60" office:value-type="string" calcext:value-type="string">
            <text:p>Two Capture Screens</text:p>
          </table:table-cell>
          <table:table-cell table:style-name="ce602" office:value-type="string" calcext:value-type="string">
            <text:p>Deux Écrans de Capture Vidéo</text:p>
          </table:table-cell>
          <table:table-cell table:style-name="ce613" office:value-type="string" calcext:value-type="string">
            <text:p>Twee opname schermen</text:p>
          </table:table-cell>
          <table:table-cell table:style-name="ce621" office:value-type="string" calcext:value-type="string">
            <text:p>2x Aufnahmefenster</text:p>
          </table:table-cell>
          <table:table-cell table:style-name="ce632" office:value-type="string" calcext:value-type="string">
            <text:p>Dos pantallas de captura de vídeo</text:p>
          </table:table-cell>
          <table:table-cell table:style-name="ce645" office:value-type="string" calcext:value-type="string">
            <text:p>Duas Telas de Captura</text:p>
          </table:table-cell>
          <table:table-cell table:style-name="ce657" office:value-type="string" calcext:value-type="string">
            <text:p>Dwa zrzuty ekranu</text:p>
          </table:table-cell>
          <table:table-cell table:style-name="ce667" office:value-type="string" calcext:value-type="string">
            <text:p>Due schermi di Cattura Video</text:p>
          </table:table-cell>
          <table:table-cell table:style-name="ce680" office:value-type="string" calcext:value-type="string">
            <text:p>Două ferestre de captură video</text:p>
          </table:table-cell>
          <table:table-cell table:style-name="ce695" office:value-type="string" calcext:value-type="string">
            <text:p>Kaksi kuvausnäyttöä</text:p>
          </table:table-cell>
          <table:table-cell table:style-name="ce708" office:value-type="string" calcext:value-type="string">
            <text:p>To opptaksvinduer</text:p>
          </table:table-cell>
          <table:table-cell table:style-name="ce719" office:value-type="string" calcext:value-type="string">
            <text:p>双摄像头采集模式</text:p>
          </table:table-cell>
          <table:table-cell table:style-name="ce728" office:value-type="string" calcext:value-type="string">
            <text:p>İki Görüntü Yakalama Ekranı</text:p>
          </table:table-cell>
          <table:table-cell table:style-name="ce737" office:value-type="string" calcext:value-type="string">
            <text:p>Δυο Οθόνες Αποτύπωσης</text:p>
          </table:table-cell>
          <table:table-cell table:style-name="ce749" office:value-type="string" calcext:value-type="string">
            <text:p>Du irašymo ekranai</text:p>
          </table:table-cell>
          <table:table-cell table:style-name="ce759" office:value-type="string" calcext:value-type="string">
            <text:p>Två inspelningsfönster</text:p>
          </table:table-cell>
          <table:table-cell table:style-name="ce767" office:value-type="string" calcext:value-type="string">
            <text:p>To optageskærme</text:p>
          </table:table-cell>
          <table:table-cell table:style-name="ce778" office:value-type="string" calcext:value-type="string">
            <text:p>2 snímací obrazovky</text:p>
          </table:table-cell>
          <table:table-cell table:style-name="ce787" office:value-type="string" calcext:value-type="string">
            <text:p><text:span text:style-name="T4">두 개의</text:span><text:span text:style-name="T5"> </text:span><text:span text:style-name="T6">캡처</text:span><text:span text:style-name="T5"> </text:span><text:span text:style-name="T6">화면</text:span></text:p>
          </table:table-cell>
          <table:table-cell table:style-name="ce800" office:value-type="string" calcext:value-type="string">
            <text:p>Два экрана съемки</text:p>
          </table:table-cell>
          <table:table-cell table:style-name="ce812" office:value-type="string" calcext:value-type="string">
            <text:p>Dues pantalles de Captura</text:p>
          </table:table-cell>
          <table:table-cell table:style-name="ce819" office:value-type="string" calcext:value-type="string">
            <text:p>Dva ekrana za snimanje</text:p>
          </table:table-cell>
          <table:table-cell table:style-name="ce827" office:value-type="string" calcext:value-type="string">
            <text:p>Два екрана за снимање</text:p>
          </table:table-cell>
          <table:table-cell table:style-name="ce837" office:value-type="string" calcext:value-type="string">
            <text:p>二つのキャプチャスクリーン</text:p>
          </table:table-cell>
          <table:table-cell table:style-name="ce849" office:value-type="string" calcext:value-type="string">
            <text:p>Два екрани за снимање</text:p>
          </table:table-cell>
          <table:table-cell table:style-name="ce857" office:value-type="string" calcext:value-type="string">
            <text:p>شاشتين للالتقاط</text:p>
          </table:table-cell>
          <table:table-cell table:style-name="ce866" office:value-type="string" calcext:value-type="string">
            <text:p>دو صفحه ضبط</text:p>
          </table:table-cell>
          <table:table-cell table:style-name="ce874" office:value-type="string" calcext:value-type="string">
            <text:p>Два екрана за снимане</text:p>
          </table:table-cell>
          <table:table-cell table:style-name="ce315" table:number-columns-repeated="990"/>
          <table:table-cell table:number-columns-repeated="4"/>
        </table:table-row>
        <table:table-row table:style-name="ro14">
          <table:table-cell table:style-name="ce49" office:value-type="string" calcext:value-type="string">
            <text:p>mnuTwoMixed</text:p>
          </table:table-cell>
          <table:table-cell table:style-name="ce371"/>
          <table:table-cell table:style-name="ce60" office:value-type="string" calcext:value-type="string">
            <text:p>One Capture screen and one Playback screen</text:p>
          </table:table-cell>
          <table:table-cell table:style-name="ce602" office:value-type="string" calcext:value-type="string">
            <text:p>Un écran de capture et un écran de lecture</text:p>
          </table:table-cell>
          <table:table-cell table:style-name="ce613" office:value-type="string" calcext:value-type="string">
            <text:p>Eén opnamescherm en één afspeelscherm</text:p>
          </table:table-cell>
          <table:table-cell table:style-name="ce622" office:value-type="string" calcext:value-type="string">
            <text:p>Aufnahme- und Wiedergabefenster</text:p>
          </table:table-cell>
          <table:table-cell table:style-name="ce632" office:value-type="string" calcext:value-type="string">
            <text:p>Una pantalla de captura y una pantalla de lectura</text:p>
          </table:table-cell>
          <table:table-cell table:style-name="ce645" office:value-type="string" calcext:value-type="string">
            <text:p>Uma Tela de Captura e uma de Reprodução</text:p>
          </table:table-cell>
          <table:table-cell table:style-name="ce657"/>
          <table:table-cell table:style-name="ce667" office:value-type="string" calcext:value-type="string">
            <text:p>Uno schermo di Cattura Video ed uno di Riproduzione</text:p>
          </table:table-cell>
          <table:table-cell table:style-name="ce680" office:value-type="string" calcext:value-type="string">
            <text:p>Un ecran de captura si un ecran de redare</text:p>
          </table:table-cell>
          <table:table-cell table:style-name="ce695" office:value-type="string" calcext:value-type="string">
            <text:p>Yksi kuvausnäyttö ja yksi videonäyttö</text:p>
          </table:table-cell>
          <table:table-cell table:style-name="ce708" office:value-type="string" calcext:value-type="string">
            <text:p>Et opptaksvindu og et avspillingsvindu</text:p>
          </table:table-cell>
          <table:table-cell table:style-name="ce719" office:value-type="string" calcext:value-type="string">
            <text:p>单屏幕单摄像头模式</text:p>
          </table:table-cell>
          <table:table-cell table:style-name="ce729" office:value-type="string" calcext:value-type="string">
            <text:p>Bir Görüntü Yakalama ekranı ve Bir Oynatma ekranı </text:p>
          </table:table-cell>
          <table:table-cell table:style-name="ce737" office:value-type="string" calcext:value-type="string">
            <text:p>Μια οθόνη Αποτύπωσης και μια Αναπαραγωγής</text:p>
          </table:table-cell>
          <table:table-cell table:style-name="ce749" office:value-type="string" calcext:value-type="string">
            <text:p>Irašymo ir peržiūros ekranas</text:p>
          </table:table-cell>
          <table:table-cell table:style-name="ce759" office:value-type="string" calcext:value-type="string">
            <text:p>Ett inspelningsönster och ett uppspelningsfönster</text:p>
          </table:table-cell>
          <table:table-cell table:style-name="ce767" office:value-type="string" calcext:value-type="string">
            <text:p>En optage- og en afspilnings-skærm</text:p>
          </table:table-cell>
          <table:table-cell table:style-name="ce778" office:value-type="string" calcext:value-type="string">
            <text:p>1 snímací obrazovka a 1 obrazovka pro přehrávání</text:p>
          </table:table-cell>
          <table:table-cell table:style-name="ce787" office:value-type="string" calcext:value-type="string">
            <text:p><text:span text:style-name="T4">캡처</text:span><text:span text:style-name="T5"> </text:span><text:span text:style-name="T6">화면</text:span><text:span text:style-name="T5"> </text:span><text:span text:style-name="T6">하나</text:span><text:span text:style-name="T5">/</text:span><text:span text:style-name="T6">재생</text:span><text:span text:style-name="T5"> </text:span><text:span text:style-name="T6">화면</text:span><text:span text:style-name="T5"> </text:span><text:span text:style-name="T6">하나</text:span></text:p>
          </table:table-cell>
          <table:table-cell table:style-name="ce800" office:value-type="string" calcext:value-type="string">
            <text:p>Один экран съемки и один экран воспроизведения</text:p>
          </table:table-cell>
          <table:table-cell table:style-name="ce812" office:value-type="string" calcext:value-type="string">
            <text:p>Una pantalla de captura i una pantalla de reproducció</text:p>
          </table:table-cell>
          <table:table-cell table:style-name="ce819" office:value-type="string" calcext:value-type="string">
            <text:p>Jedan ekran za snimanje i jedan ekran za reprodukovanje</text:p>
          </table:table-cell>
          <table:table-cell table:style-name="ce827" office:value-type="string" calcext:value-type="string">
            <text:p>Један екран за снимање и један екран за репродуковање</text:p>
          </table:table-cell>
          <table:table-cell table:style-name="ce837" office:value-type="string" calcext:value-type="string">
            <text:p>キャプチャスクリーンとプレイバックスクリーン</text:p>
          </table:table-cell>
          <table:table-cell table:style-name="ce849" office:value-type="string" calcext:value-type="string">
            <text:p>Еден екран за снимање и еден екран за репродукција</text:p>
          </table:table-cell>
          <table:table-cell table:style-name="ce857" office:value-type="string" calcext:value-type="string">
            <text:p>شاشة للالتقاط وشاشة للعرض</text:p>
          </table:table-cell>
          <table:table-cell table:style-name="ce866" office:value-type="string" calcext:value-type="string">
            <text:p>یک صفحه ضبط و یک صفحه پخش</text:p>
          </table:table-cell>
          <table:table-cell table:style-name="ce874" office:value-type="string" calcext:value-type="string">
            <text:p>Един екран за снимане и един екран за възпроизвеждане</text:p>
          </table:table-cell>
          <table:table-cell table:style-name="ce315" table:number-columns-repeated="990"/>
          <table:table-cell table:number-columns-repeated="4"/>
        </table:table-row>
        <table:table-row table:style-name="ro23">
          <table:table-cell table:style-name="ce49" office:value-type="string" calcext:value-type="string">
            <text:p>mnuTwoPlayers</text:p>
          </table:table-cell>
          <table:table-cell table:style-name="ce371"/>
          <table:table-cell table:style-name="ce60" office:value-type="string" calcext:value-type="string">
            <text:p>Two Playback Screens</text:p>
          </table:table-cell>
          <table:table-cell table:style-name="ce602" office:value-type="string" calcext:value-type="string">
            <text:p>Deux Écrans de Lecture</text:p>
          </table:table-cell>
          <table:table-cell table:style-name="ce613" office:value-type="string" calcext:value-type="string">
            <text:p>Twee afspeel schermen</text:p>
          </table:table-cell>
          <table:table-cell table:style-name="ce621" office:value-type="string" calcext:value-type="string">
            <text:p>2x Wiedergabefenster</text:p>
          </table:table-cell>
          <table:table-cell table:style-name="ce632" office:value-type="string" calcext:value-type="string">
            <text:p>Dos pantallas de Lectura</text:p>
          </table:table-cell>
          <table:table-cell table:style-name="ce645" office:value-type="string" calcext:value-type="string">
            <text:p>Duas Telas de Reprodução</text:p>
          </table:table-cell>
          <table:table-cell table:style-name="ce657" office:value-type="string" calcext:value-type="string">
            <text:p>Dwa ekrany odtwarzania</text:p>
          </table:table-cell>
          <table:table-cell table:style-name="ce667" office:value-type="string" calcext:value-type="string">
            <text:p>Due schermi di Riproduzione</text:p>
          </table:table-cell>
          <table:table-cell table:style-name="ce680" office:value-type="string" calcext:value-type="string">
            <text:p>Două ferestre de Rulare</text:p>
          </table:table-cell>
          <table:table-cell table:style-name="ce695" office:value-type="string" calcext:value-type="string">
            <text:p>Kaksi video/analyysinäyttöä</text:p>
          </table:table-cell>
          <table:table-cell table:style-name="ce708" office:value-type="string" calcext:value-type="string">
            <text:p>To avspillingsvinduer</text:p>
          </table:table-cell>
          <table:table-cell table:style-name="ce719" office:value-type="string" calcext:value-type="string">
            <text:p>双屏幕显示模式</text:p>
          </table:table-cell>
          <table:table-cell table:style-name="ce728" office:value-type="string" calcext:value-type="string">
            <text:p>İki Oynatma Ekranı</text:p>
          </table:table-cell>
          <table:table-cell table:style-name="ce737" office:value-type="string" calcext:value-type="string">
            <text:p>Δυο Οθόνες Αναπαραγωγής</text:p>
          </table:table-cell>
          <table:table-cell table:style-name="ce749" office:value-type="string" calcext:value-type="string">
            <text:p>Du peržūros ekranai</text:p>
          </table:table-cell>
          <table:table-cell table:style-name="ce759" office:value-type="string" calcext:value-type="string">
            <text:p>Två uppspelningsfönster</text:p>
          </table:table-cell>
          <table:table-cell table:style-name="ce767" office:value-type="string" calcext:value-type="string">
            <text:p>To afspilningsskærme</text:p>
          </table:table-cell>
          <table:table-cell table:style-name="ce778" office:value-type="string" calcext:value-type="string">
            <text:p>2 obrazovky pro přehrávání</text:p>
          </table:table-cell>
          <table:table-cell table:style-name="ce787" office:value-type="string" calcext:value-type="string">
            <text:p><text:span text:style-name="T4">두 개의</text:span><text:span text:style-name="T5"> </text:span><text:span text:style-name="T6">재생</text:span><text:span text:style-name="T5"> </text:span><text:span text:style-name="T6">화면</text:span></text:p>
          </table:table-cell>
          <table:table-cell table:style-name="ce800" office:value-type="string" calcext:value-type="string">
            <text:p>Два экрана воспроизведения</text:p>
          </table:table-cell>
          <table:table-cell table:style-name="ce812" office:value-type="string" calcext:value-type="string">
            <text:p>Dues pantalles de reproducció</text:p>
          </table:table-cell>
          <table:table-cell table:style-name="ce819" office:value-type="string" calcext:value-type="string">
            <text:p>Dva ekrana za reprodukovanje</text:p>
          </table:table-cell>
          <table:table-cell table:style-name="ce827" office:value-type="string" calcext:value-type="string">
            <text:p>Два екрана за репродуковање</text:p>
          </table:table-cell>
          <table:table-cell table:style-name="ce837" office:value-type="string" calcext:value-type="string">
            <text:p>二つのプレイバックスクリーン</text:p>
          </table:table-cell>
          <table:table-cell table:style-name="ce849" office:value-type="string" calcext:value-type="string">
            <text:p>Два екрани за репродукција</text:p>
          </table:table-cell>
          <table:table-cell table:style-name="ce857" office:value-type="string" calcext:value-type="string">
            <text:p>شاشتين للعرض</text:p>
          </table:table-cell>
          <table:table-cell table:style-name="ce866" office:value-type="string" calcext:value-type="string">
            <text:p>دو صفحه پخش</text:p>
          </table:table-cell>
          <table:table-cell table:style-name="ce874" office:value-type="string" calcext:value-type="string">
            <text:p>Два екрана за възпроизвеждане</text:p>
          </table:table-cell>
          <table:table-cell table:style-name="ce315" table:number-columns-repeated="990"/>
          <table:table-cell table:number-columns-repeated="4"/>
        </table:table-row>
        <table:table-row table:style-name="ro23">
          <table:table-cell table:style-name="ce49" office:value-type="string" calcext:value-type="string">
            <text:p>mnuExportSpreadsheet</text:p>
          </table:table-cell>
          <table:table-cell table:style-name="ce371"/>
          <table:table-cell table:style-name="ce60" office:value-type="string" calcext:value-type="string">
            <text:p>Export to Spreadsheet</text:p>
          </table:table-cell>
          <table:table-cell table:style-name="ce602" office:value-type="string" calcext:value-type="string">
            <text:p>Export Tableur</text:p>
          </table:table-cell>
          <table:table-cell table:style-name="ce613" office:value-type="string" calcext:value-type="string">
            <text:p>Export naar Spreadsheet</text:p>
          </table:table-cell>
          <table:table-cell table:style-name="ce621" office:value-type="string" calcext:value-type="string">
            <text:p>Export als Tabelle</text:p>
          </table:table-cell>
          <table:table-cell table:style-name="ce632" office:value-type="string" calcext:value-type="string">
            <text:p>Exportar la hoja de cálculo</text:p>
          </table:table-cell>
          <table:table-cell table:style-name="ce645" office:value-type="string" calcext:value-type="string">
            <text:p>Exportar para Planilha</text:p>
          </table:table-cell>
          <table:table-cell table:style-name="ce657"/>
          <table:table-cell table:style-name="ce667" office:value-type="string" calcext:value-type="string">
            <text:p>Esporta su foglio di calcolo</text:p>
          </table:table-cell>
          <table:table-cell table:style-name="ce680" office:value-type="string" calcext:value-type="string">
            <text:p>Exporta tabel</text:p>
          </table:table-cell>
          <table:table-cell table:style-name="ce695" office:value-type="string" calcext:value-type="string">
            <text:p>Vie taulukko-ohjelmaan</text:p>
          </table:table-cell>
          <table:table-cell table:style-name="ce708" office:value-type="string" calcext:value-type="string">
            <text:p>Eksporter til regneark</text:p>
          </table:table-cell>
          <table:table-cell table:style-name="ce719" office:value-type="string" calcext:value-type="string">
            <text:p>导出至电子表格</text:p>
          </table:table-cell>
          <table:table-cell table:style-name="ce729" office:value-type="string" calcext:value-type="string">
            <text:p>Spreadsheet'e export et</text:p>
          </table:table-cell>
          <table:table-cell table:style-name="ce737" office:value-type="string" calcext:value-type="string">
            <text:p>Εξαγωγή σε Λογιστικό φύλλο</text:p>
          </table:table-cell>
          <table:table-cell table:style-name="ce749" office:value-type="string" calcext:value-type="string">
            <text:p>Eksportuoti į skaičiuoklę</text:p>
          </table:table-cell>
          <table:table-cell table:style-name="ce759" office:value-type="string" calcext:value-type="string">
            <text:p>Exportera till kalkylblad</text:p>
          </table:table-cell>
          <table:table-cell table:style-name="ce767" office:value-type="string" calcext:value-type="string">
            <text:p>Eksporter til regneark</text:p>
          </table:table-cell>
          <table:table-cell table:style-name="ce778" office:value-type="string" calcext:value-type="string">
            <text:p>Export do tabulkového procesoru</text:p>
          </table:table-cell>
          <table:table-cell table:style-name="ce787" office:value-type="string" calcext:value-type="string">
            <text:p><text:span text:style-name="T4">표 계산</text:span><text:span text:style-name="T5"> </text:span><text:span text:style-name="T6">프로그램으로</text:span><text:span text:style-name="T5"> </text:span><text:span text:style-name="T6">내보내기</text:span></text:p>
          </table:table-cell>
          <table:table-cell table:style-name="ce800" office:value-type="string" calcext:value-type="string">
            <text:p>Экспортировать в электронную таблицу</text:p>
          </table:table-cell>
          <table:table-cell table:style-name="ce812" office:value-type="string" calcext:value-type="string">
            <text:p>Exporta Graella</text:p>
          </table:table-cell>
          <table:table-cell table:style-name="ce819" office:value-type="string" calcext:value-type="string">
            <text:p>Izvezi u tabele</text:p>
          </table:table-cell>
          <table:table-cell table:style-name="ce827" office:value-type="string" calcext:value-type="string">
            <text:p>Извези у табеле</text:p>
          </table:table-cell>
          <table:table-cell table:style-name="ce837" office:value-type="string" calcext:value-type="string">
            <text:p>スプレッドシートにエクスポート</text:p>
          </table:table-cell>
          <table:table-cell table:style-name="ce849" office:value-type="string" calcext:value-type="string">
            <text:p>Експорт во табеларен приказ</text:p>
          </table:table-cell>
          <table:table-cell table:style-name="ce862" office:value-type="string" calcext:value-type="string">
            <text:p>تصدير الي ورقة جدولية</text:p>
          </table:table-cell>
          <table:table-cell table:style-name="ce866" office:value-type="string" calcext:value-type="string">
            <text:p>استخراج به صفحه گسترده</text:p>
          </table:table-cell>
          <table:table-cell table:style-name="ce874" office:value-type="string" calcext:value-type="string">
            <text:p>Експортирай в електронна таблица</text:p>
          </table:table-cell>
          <table:table-cell table:style-name="ce315" table:number-columns-repeated="990"/>
          <table:table-cell table:number-columns-repeated="4"/>
        </table:table-row>
        <table:table-row table:style-name="ro10">
          <table:table-cell table:style-name="ce49" office:value-type="string" calcext:value-type="string">
            <text:p>mnuExportODF</text:p>
          </table:table-cell>
          <table:table-cell table:style-name="ce371"/>
          <table:table-cell table:style-name="ce60" office:value-type="string" calcext:value-type="string">
            <text:p>OpenOffice Calc (ODF)</text:p>
          </table:table-cell>
          <table:table-cell table:style-name="ce602" office:value-type="string" calcext:value-type="string">
            <text:p>OpenOffice Calc (ODF)</text:p>
          </table:table-cell>
          <table:table-cell table:style-name="ce613" office:value-type="string" calcext:value-type="string">
            <text:p>OpenOffice Calc (ODF)</text:p>
          </table:table-cell>
          <table:table-cell table:style-name="ce621" office:value-type="string" calcext:value-type="string">
            <text:p>OpenOffice Calc (ODF)</text:p>
          </table:table-cell>
          <table:table-cell table:style-name="ce632" office:value-type="string" calcext:value-type="string">
            <text:p>OpenOffice Calc (ODF)</text:p>
          </table:table-cell>
          <table:table-cell table:style-name="ce645" office:value-type="string" calcext:value-type="string">
            <text:p>OpenOffice Calc (ODF)</text:p>
          </table:table-cell>
          <table:table-cell table:style-name="ce657"/>
          <table:table-cell table:style-name="ce667" office:value-type="string" calcext:value-type="string">
            <text:p>OpenOffice Calc (ODF)</text:p>
          </table:table-cell>
          <table:table-cell table:style-name="ce686" office:value-type="string" calcext:value-type="string">
            <text:p>OpenOffice Calc (ODF)</text:p>
          </table:table-cell>
          <table:table-cell table:style-name="ce695" office:value-type="string" calcext:value-type="string">
            <text:p>OpenOffice Calc (ODF)</text:p>
          </table:table-cell>
          <table:table-cell table:style-name="ce708" office:value-type="string" calcext:value-type="string">
            <text:p>OpenOffice Calc (ODF)</text:p>
          </table:table-cell>
          <table:table-cell table:style-name="ce719" office:value-type="string" calcext:value-type="string">
            <text:p>OpenOffice Calc (ODF)</text:p>
          </table:table-cell>
          <table:table-cell table:style-name="ce728" office:value-type="string" calcext:value-type="string">
            <text:p>OpenOffice Calc (ODF)</text:p>
          </table:table-cell>
          <table:table-cell table:style-name="ce737" office:value-type="string" calcext:value-type="string">
            <text:p>OpenOffice Calc (ODF)</text:p>
          </table:table-cell>
          <table:table-cell table:style-name="ce749" office:value-type="string" calcext:value-type="string">
            <text:p>OpenOffice Calc (ODF)</text:p>
          </table:table-cell>
          <table:table-cell table:style-name="ce759" office:value-type="string" calcext:value-type="string">
            <text:p>OpenOffice Calc (ODF)</text:p>
          </table:table-cell>
          <table:table-cell table:style-name="ce767" office:value-type="string" calcext:value-type="string">
            <text:p>OpenOffice Calc (ODF)</text:p>
          </table:table-cell>
          <table:table-cell table:style-name="ce780" office:value-type="string" calcext:value-type="string">
            <text:p>OpenOffice Calc (ODF)</text:p>
          </table:table-cell>
          <table:table-cell table:style-name="ce788" office:value-type="string" calcext:value-type="string">
            <text:p>OpenOffice Calc (ODF)</text:p>
          </table:table-cell>
          <table:table-cell table:style-name="ce800" office:value-type="string" calcext:value-type="string">
            <text:p>OpenOffice Calc (ODF)</text:p>
          </table:table-cell>
          <table:table-cell table:style-name="ce814" office:value-type="string" calcext:value-type="string">
            <text:p>OpenOffice Calc (ODF)</text:p>
          </table:table-cell>
          <table:table-cell table:style-name="ce819" office:value-type="string" calcext:value-type="string">
            <text:p>OpenOffice Calc (ODF)</text:p>
          </table:table-cell>
          <table:table-cell table:style-name="ce827" office:value-type="string" calcext:value-type="string">
            <text:p>OpenOffice Calc (ODF)</text:p>
          </table:table-cell>
          <table:table-cell table:style-name="ce841" office:value-type="string" calcext:value-type="string">
            <text:p>OpenOffice Calc (ODF)</text:p>
          </table:table-cell>
          <table:table-cell table:style-name="ce852" office:value-type="string" calcext:value-type="string">
            <text:p>OpenOffice Calc (ODF)</text:p>
          </table:table-cell>
          <table:table-cell table:style-name="ce862" office:value-type="string" calcext:value-type="string">
            <text:p>OpenOffice Calc (ODF)</text:p>
          </table:table-cell>
          <table:table-cell table:style-name="ce806" office:value-type="string" calcext:value-type="string">
            <text:p>OpenOffice Calc (ODF)</text:p>
          </table:table-cell>
          <table:table-cell table:style-name="ce874" office:value-type="string" calcext:value-type="string">
            <text:p>OpenOffice Calc (ODF)</text:p>
          </table:table-cell>
          <table:table-cell table:style-name="ce315" table:number-columns-repeated="990"/>
          <table:table-cell table:number-columns-repeated="4"/>
        </table:table-row>
        <table:table-row table:style-name="ro10">
          <table:table-cell table:style-name="ce49" office:value-type="string" calcext:value-type="string">
            <text:p>mnuExportMSXML</text:p>
          </table:table-cell>
          <table:table-cell table:style-name="ce371"/>
          <table:table-cell table:style-name="ce60" office:value-type="string" calcext:value-type="string">
            <text:p>Microsoft Excel (MS-XML)</text:p>
          </table:table-cell>
          <table:table-cell table:style-name="ce602" office:value-type="string" calcext:value-type="string">
            <text:p>Microsoft Excel (MS-XML)</text:p>
          </table:table-cell>
          <table:table-cell table:style-name="ce613" office:value-type="string" calcext:value-type="string">
            <text:p>Microsoft Excel (MS-XML)</text:p>
          </table:table-cell>
          <table:table-cell table:style-name="ce621" office:value-type="string" calcext:value-type="string">
            <text:p>Microsoft Excel (MS-XML)</text:p>
          </table:table-cell>
          <table:table-cell table:style-name="ce632" office:value-type="string" calcext:value-type="string">
            <text:p>Microsoft Excel (MS-XML)</text:p>
          </table:table-cell>
          <table:table-cell table:style-name="ce645" office:value-type="string" calcext:value-type="string">
            <text:p>Microsoft Excel (MS-XML)</text:p>
          </table:table-cell>
          <table:table-cell table:style-name="ce657"/>
          <table:table-cell table:style-name="ce667" office:value-type="string" calcext:value-type="string">
            <text:p>Microsoft Excel (MS-XML)</text:p>
          </table:table-cell>
          <table:table-cell table:style-name="ce686" office:value-type="string" calcext:value-type="string">
            <text:p>Microsoft Excel (MS-XML)</text:p>
          </table:table-cell>
          <table:table-cell table:style-name="ce695" office:value-type="string" calcext:value-type="string">
            <text:p>Microsoft Excel (MS-XML)</text:p>
          </table:table-cell>
          <table:table-cell table:style-name="ce708" office:value-type="string" calcext:value-type="string">
            <text:p>Microsoft Excel (MS-XML)</text:p>
          </table:table-cell>
          <table:table-cell table:style-name="ce719" office:value-type="string" calcext:value-type="string">
            <text:p>Microsoft Excel (MS-XML)</text:p>
          </table:table-cell>
          <table:table-cell table:style-name="ce728" office:value-type="string" calcext:value-type="string">
            <text:p>Microsoft Excel (MS-XML)</text:p>
          </table:table-cell>
          <table:table-cell table:style-name="ce737" office:value-type="string" calcext:value-type="string">
            <text:p>Microsoft Excel (MS-XML)</text:p>
          </table:table-cell>
          <table:table-cell table:style-name="ce749" office:value-type="string" calcext:value-type="string">
            <text:p>Microsoft Excel (MS-XML)</text:p>
          </table:table-cell>
          <table:table-cell table:style-name="ce759" office:value-type="string" calcext:value-type="string">
            <text:p>Microsoft Excel (MS-XML)</text:p>
          </table:table-cell>
          <table:table-cell table:style-name="ce767" office:value-type="string" calcext:value-type="string">
            <text:p>Microsoft Excel (MS-XML)</text:p>
          </table:table-cell>
          <table:table-cell table:style-name="ce780" office:value-type="string" calcext:value-type="string">
            <text:p>Microsoft Excel (MS-XML)</text:p>
          </table:table-cell>
          <table:table-cell table:style-name="ce788" office:value-type="string" calcext:value-type="string">
            <text:p>Microsoft Excel (MS-XML)</text:p>
          </table:table-cell>
          <table:table-cell table:style-name="ce800" office:value-type="string" calcext:value-type="string">
            <text:p>Microsoft Excel (MS-XML)</text:p>
          </table:table-cell>
          <table:table-cell table:style-name="ce814" office:value-type="string" calcext:value-type="string">
            <text:p>Microsoft Excel (MS-XML)</text:p>
          </table:table-cell>
          <table:table-cell table:style-name="ce819" office:value-type="string" calcext:value-type="string">
            <text:p>Microsoft Excel (MS-XML)</text:p>
          </table:table-cell>
          <table:table-cell table:style-name="ce827" office:value-type="string" calcext:value-type="string">
            <text:p>Microsoft Excel (MS-XML)</text:p>
          </table:table-cell>
          <table:table-cell table:style-name="ce841" office:value-type="string" calcext:value-type="string">
            <text:p>Microsoft Excel (MS-XML)</text:p>
          </table:table-cell>
          <table:table-cell table:style-name="ce852" office:value-type="string" calcext:value-type="string">
            <text:p>Microsoft Excel (MS-XML)</text:p>
          </table:table-cell>
          <table:table-cell table:style-name="ce862" office:value-type="string" calcext:value-type="string">
            <text:p>Microsoft Excel (MS-XML)</text:p>
          </table:table-cell>
          <table:table-cell table:style-name="ce871" office:value-type="string" calcext:value-type="string">
            <text:p>Microsoft Excel (MS-XML)</text:p>
          </table:table-cell>
          <table:table-cell table:style-name="ce874" office:value-type="string" calcext:value-type="string">
            <text:p>Microsoft Excel (MS-XML)</text:p>
          </table:table-cell>
          <table:table-cell table:style-name="ce315" table:number-columns-repeated="990"/>
          <table:table-cell table:number-columns-repeated="4"/>
        </table:table-row>
        <table:table-row table:style-name="ro10">
          <table:table-cell table:style-name="ce49" office:value-type="string" calcext:value-type="string">
            <text:p>mnuExportXHTML</text:p>
          </table:table-cell>
          <table:table-cell table:style-name="ce371"/>
          <table:table-cell table:style-name="ce60" office:value-type="string" calcext:value-type="string">
            <text:p>XHTML</text:p>
          </table:table-cell>
          <table:table-cell table:style-name="ce602" office:value-type="string" calcext:value-type="string">
            <text:p>XHTML</text:p>
          </table:table-cell>
          <table:table-cell table:style-name="ce613" office:value-type="string" calcext:value-type="string">
            <text:p>XHTML</text:p>
          </table:table-cell>
          <table:table-cell table:style-name="ce621" office:value-type="string" calcext:value-type="string">
            <text:p>XHTML</text:p>
          </table:table-cell>
          <table:table-cell table:style-name="ce632" office:value-type="string" calcext:value-type="string">
            <text:p>XHTML</text:p>
          </table:table-cell>
          <table:table-cell table:style-name="ce645" office:value-type="string" calcext:value-type="string">
            <text:p>XHTML</text:p>
          </table:table-cell>
          <table:table-cell table:style-name="ce657"/>
          <table:table-cell table:style-name="ce667" office:value-type="string" calcext:value-type="string">
            <text:p>XHTML</text:p>
          </table:table-cell>
          <table:table-cell table:style-name="ce686" office:value-type="string" calcext:value-type="string">
            <text:p>XHTML</text:p>
          </table:table-cell>
          <table:table-cell table:style-name="ce695" office:value-type="string" calcext:value-type="string">
            <text:p>XHTML</text:p>
          </table:table-cell>
          <table:table-cell table:style-name="ce708" office:value-type="string" calcext:value-type="string">
            <text:p>XHTML</text:p>
          </table:table-cell>
          <table:table-cell table:style-name="ce719" office:value-type="string" calcext:value-type="string">
            <text:p>XHTML</text:p>
          </table:table-cell>
          <table:table-cell table:style-name="ce728" office:value-type="string" calcext:value-type="string">
            <text:p>XHTML</text:p>
          </table:table-cell>
          <table:table-cell table:style-name="ce737" office:value-type="string" calcext:value-type="string">
            <text:p>XHTML</text:p>
          </table:table-cell>
          <table:table-cell table:style-name="ce749" office:value-type="string" calcext:value-type="string">
            <text:p>XHTML</text:p>
          </table:table-cell>
          <table:table-cell table:style-name="ce759" office:value-type="string" calcext:value-type="string">
            <text:p>XHTML</text:p>
          </table:table-cell>
          <table:table-cell table:style-name="ce767" office:value-type="string" calcext:value-type="string">
            <text:p>XHTML</text:p>
          </table:table-cell>
          <table:table-cell table:style-name="ce780" office:value-type="string" calcext:value-type="string">
            <text:p>XHTML</text:p>
          </table:table-cell>
          <table:table-cell table:style-name="ce788" office:value-type="string" calcext:value-type="string">
            <text:p>XHTML</text:p>
          </table:table-cell>
          <table:table-cell table:style-name="ce800" office:value-type="string" calcext:value-type="string">
            <text:p>XHTML</text:p>
          </table:table-cell>
          <table:table-cell table:style-name="ce814" office:value-type="string" calcext:value-type="string">
            <text:p>XHTML</text:p>
          </table:table-cell>
          <table:table-cell table:style-name="ce819" office:value-type="string" calcext:value-type="string">
            <text:p>XHTML</text:p>
          </table:table-cell>
          <table:table-cell table:style-name="ce827" office:value-type="string" calcext:value-type="string">
            <text:p>XHTML</text:p>
          </table:table-cell>
          <table:table-cell table:style-name="ce841" office:value-type="string" calcext:value-type="string">
            <text:p>XHTML</text:p>
          </table:table-cell>
          <table:table-cell table:style-name="ce852" office:value-type="string" calcext:value-type="string">
            <text:p>XHTML</text:p>
          </table:table-cell>
          <table:table-cell table:number-columns-repeated="2" table:style-name="ce857" office:value-type="string" calcext:value-type="string">
            <text:p>XHTML</text:p>
          </table:table-cell>
          <table:table-cell table:style-name="ce874" office:value-type="string" calcext:value-type="string">
            <text:p>XHTML</text:p>
          </table:table-cell>
          <table:table-cell table:style-name="ce315" table:number-columns-repeated="990"/>
          <table:table-cell table:number-columns-repeated="4"/>
        </table:table-row>
        <table:table-row table:style-name="ro14">
          <table:table-cell table:style-name="ce49" office:value-type="string" calcext:value-type="string">
            <text:p>mnuExportTEXT</text:p>
          </table:table-cell>
          <table:table-cell table:style-name="ce371"/>
          <table:table-cell table:style-name="ce60" office:value-type="string" calcext:value-type="string">
            <text:p>Trajectories to simple text</text:p>
          </table:table-cell>
          <table:table-cell table:style-name="ce602" office:value-type="string" calcext:value-type="string">
            <text:p>Trajectoires vers texte simple</text:p>
          </table:table-cell>
          <table:table-cell table:style-name="ce613" office:value-type="string" calcext:value-type="string">
            <text:p>Trajectpad naar simpele tekst</text:p>
          </table:table-cell>
          <table:table-cell table:style-name="ce621" office:value-type="string" calcext:value-type="string">
            <text:p>Trajektorie in einfachen Text</text:p>
          </table:table-cell>
          <table:table-cell table:style-name="ce632" office:value-type="string" calcext:value-type="string">
            <text:p>Trayectoria en texto</text:p>
          </table:table-cell>
          <table:table-cell table:style-name="ce646" office:value-type="string" calcext:value-type="string">
            <text:p>Trajetória em texto simples</text:p>
          </table:table-cell>
          <table:table-cell table:style-name="ce657"/>
          <table:table-cell table:style-name="ce667" office:value-type="string" calcext:value-type="string">
            <text:p>Traiettorie in formato testo</text:p>
          </table:table-cell>
          <table:table-cell table:style-name="ce680" office:value-type="string" calcext:value-type="string">
            <text:p>Traiectorii ca text simplu</text:p>
          </table:table-cell>
          <table:table-cell table:style-name="ce699" office:value-type="string" calcext:value-type="string">
            <text:p>Radan tiedot tekstitiedostoon</text:p>
          </table:table-cell>
          <table:table-cell table:style-name="ce710" office:value-type="string" calcext:value-type="string">
            <text:p>Overføring til enkel tekst</text:p>
          </table:table-cell>
          <table:table-cell table:style-name="ce719" office:value-type="string" calcext:value-type="string">
            <text:p>简单文本轨迹</text:p>
          </table:table-cell>
          <table:table-cell table:style-name="ce730" office:value-type="string" calcext:value-type="string">
            <text:p>İzleme yollarından basit metine</text:p>
          </table:table-cell>
          <table:table-cell table:style-name="ce743" office:value-type="string" calcext:value-type="string">
            <text:p>Τροχιές σε απλό κείμενο</text:p>
          </table:table-cell>
          <table:table-cell table:style-name="ce749" office:value-type="string" calcext:value-type="string">
            <text:p>Versti trajektorijas į paprastą tekstą</text:p>
          </table:table-cell>
          <table:table-cell table:style-name="ce760" office:value-type="string" calcext:value-type="string">
            <text:p>Bandata till simpel text</text:p>
          </table:table-cell>
          <table:table-cell table:style-name="ce767" office:value-type="string" calcext:value-type="string">
            <text:p>Baner til simpel tekst</text:p>
          </table:table-cell>
          <table:table-cell table:style-name="ce778" office:value-type="string" calcext:value-type="string">
            <text:p>Dráhy jako jednoduchý text</text:p>
          </table:table-cell>
          <table:table-cell table:style-name="ce787" office:value-type="string" calcext:value-type="string">
            <text:p><text:span text:style-name="T4">단순</text:span><text:span text:style-name="T5"> </text:span><text:span text:style-name="T6">문자에</text:span><text:span text:style-name="T5"> </text:span><text:span text:style-name="T6">투사</text:span><text:span text:style-name="T5">?</text:span></text:p>
          </table:table-cell>
          <table:table-cell table:style-name="ce800" office:value-type="string" calcext:value-type="string">
            <text:p>Преобразовать параметры траектории в текстовый формат</text:p>
          </table:table-cell>
          <table:table-cell table:style-name="ce812" office:value-type="string" calcext:value-type="string">
            <text:p>Trajectòries a text simple</text:p>
          </table:table-cell>
          <table:table-cell table:style-name="ce819" office:value-type="string" calcext:value-type="string">
            <text:p>Putanje do jednostavnog teksta</text:p>
          </table:table-cell>
          <table:table-cell table:style-name="ce827" office:value-type="string" calcext:value-type="string">
            <text:p>Путање до једноставног текста</text:p>
          </table:table-cell>
          <table:table-cell table:style-name="ce837" office:value-type="string" calcext:value-type="string">
            <text:p>シンプルテキストへの変換</text:p>
          </table:table-cell>
          <table:table-cell table:style-name="ce849" office:value-type="string" calcext:value-type="string">
            <text:p>Траекториите во едноставен текст</text:p>
          </table:table-cell>
          <table:table-cell table:style-name="ce857" office:value-type="string" calcext:value-type="string">
            <text:p>مسارات إلى نص بسيط</text:p>
          </table:table-cell>
          <table:table-cell table:style-name="ce866" office:value-type="string" calcext:value-type="string">
            <text:p>مسیرهای متن ساده</text:p>
          </table:table-cell>
          <table:table-cell table:style-name="ce874" office:value-type="string" calcext:value-type="string">
            <text:p>Преобразуване на параметрите от треакторията в текстов формат</text:p>
          </table:table-cell>
          <table:table-cell table:style-name="ce315" table:number-columns-repeated="990"/>
          <table:table-cell table:number-columns-repeated="4"/>
        </table:table-row>
        <table:table-row table:style-name="ro18">
          <table:table-cell table:style-name="ce49" office:value-type="string" calcext:value-type="string">
            <text:p>mnuFormat</text:p>
          </table:table-cell>
          <table:table-cell table:style-name="ce371"/>
          <table:table-cell table:style-name="ce60" office:value-type="string" calcext:value-type="string">
            <text:p>Image Format</text:p>
          </table:table-cell>
          <table:table-cell table:style-name="ce602" office:value-type="string" calcext:value-type="string">
            <text:p>Format de l'image</text:p>
          </table:table-cell>
          <table:table-cell table:style-name="ce613" office:value-type="string" calcext:value-type="string">
            <text:p>Afbeeldingstype</text:p>
          </table:table-cell>
          <table:table-cell table:style-name="ce621" office:value-type="string" calcext:value-type="string">
            <text:p>Bildformat</text:p>
          </table:table-cell>
          <table:table-cell table:style-name="ce632" office:value-type="string" calcext:value-type="string">
            <text:p>Formato de la imagen</text:p>
          </table:table-cell>
          <table:table-cell table:style-name="ce645" office:value-type="string" calcext:value-type="string">
            <text:p>Formato da Imagem</text:p>
          </table:table-cell>
          <table:table-cell table:style-name="ce657"/>
          <table:table-cell table:style-name="ce667" office:value-type="string" calcext:value-type="string">
            <text:p>Formato immagine</text:p>
          </table:table-cell>
          <table:table-cell table:style-name="ce680" office:value-type="string" calcext:value-type="string">
            <text:p><text:s/>Format de imagine</text:p>
          </table:table-cell>
          <table:table-cell table:style-name="ce695" office:value-type="string" calcext:value-type="string">
            <text:p>Kuvaformaatti</text:p>
          </table:table-cell>
          <table:table-cell table:style-name="ce708" office:value-type="string" calcext:value-type="string">
            <text:p>Bildeformat</text:p>
          </table:table-cell>
          <table:table-cell table:style-name="ce719" office:value-type="string" calcext:value-type="string">
            <text:p>图片格式</text:p>
          </table:table-cell>
          <table:table-cell table:style-name="ce728" office:value-type="string" calcext:value-type="string">
            <text:p>İmaj Formatı</text:p>
          </table:table-cell>
          <table:table-cell table:style-name="ce737" office:value-type="string" calcext:value-type="string">
            <text:p>Μορφή Εικόνας</text:p>
          </table:table-cell>
          <table:table-cell table:style-name="ce749" office:value-type="string" calcext:value-type="string">
            <text:p>Paveikslėlio formatas</text:p>
          </table:table-cell>
          <table:table-cell table:style-name="ce759" office:value-type="string" calcext:value-type="string">
            <text:p>Bildformat</text:p>
          </table:table-cell>
          <table:table-cell table:style-name="ce767" office:value-type="string" calcext:value-type="string">
            <text:p>Billedformat</text:p>
          </table:table-cell>
          <table:table-cell table:style-name="ce778" office:value-type="string" calcext:value-type="string">
            <text:p>Formát obrazu</text:p>
          </table:table-cell>
          <table:table-cell table:style-name="ce789" office:value-type="string" calcext:value-type="string">
            <text:p>이미지 형식(format)</text:p>
          </table:table-cell>
          <table:table-cell table:style-name="ce800" office:value-type="string" calcext:value-type="string">
            <text:p>Формат изображения</text:p>
          </table:table-cell>
          <table:table-cell table:style-name="ce812" office:value-type="string" calcext:value-type="string">
            <text:p>Format d'imatge</text:p>
          </table:table-cell>
          <table:table-cell table:style-name="ce819" office:value-type="string" calcext:value-type="string">
            <text:p>Grafički format</text:p>
          </table:table-cell>
          <table:table-cell table:style-name="ce827" office:value-type="string" calcext:value-type="string">
            <text:p>Графички формат</text:p>
          </table:table-cell>
          <table:table-cell table:style-name="ce837" office:value-type="string" calcext:value-type="string">
            <text:p>イメージフォーマット</text:p>
          </table:table-cell>
          <table:table-cell table:style-name="ce849" office:value-type="string" calcext:value-type="string">
            <text:p>Формат на сликата</text:p>
          </table:table-cell>
          <table:table-cell table:style-name="ce857" office:value-type="string" calcext:value-type="string">
            <text:p>تنسيق الصورة</text:p>
          </table:table-cell>
          <table:table-cell table:style-name="ce866" office:value-type="string" calcext:value-type="string">
            <text:p>قالب تصویر</text:p>
          </table:table-cell>
          <table:table-cell table:style-name="ce874" office:value-type="string" calcext:value-type="string">
            <text:p>Формат на изображението</text:p>
          </table:table-cell>
          <table:table-cell table:style-name="ce315" table:number-columns-repeated="990"/>
          <table:table-cell table:number-columns-repeated="4"/>
        </table:table-row>
        <table:table-row table:style-name="ro11">
          <table:table-cell table:style-name="ce49" office:value-type="string" calcext:value-type="string">
            <text:p>mnuFormatAuto</text:p>
          </table:table-cell>
          <table:table-cell table:style-name="ce371" office:value-type="string" calcext:value-type="string">
            <text:p>also on RootLang</text:p>
          </table:table-cell>
          <table:table-cell table:style-name="ce60" office:value-type="string" calcext:value-type="string">
            <text:p>Auto Detection</text:p>
          </table:table-cell>
          <table:table-cell table:style-name="ce602" office:value-type="string" calcext:value-type="string">
            <text:p>Détection Automatique</text:p>
          </table:table-cell>
          <table:table-cell table:style-name="ce613" office:value-type="string" calcext:value-type="string">
            <text:p>Automatische detectie</text:p>
          </table:table-cell>
          <table:table-cell table:style-name="ce621" office:value-type="string" calcext:value-type="string">
            <text:p>Automatisch</text:p>
          </table:table-cell>
          <table:table-cell table:style-name="ce632" office:value-type="string" calcext:value-type="string">
            <text:p>Detección automática</text:p>
          </table:table-cell>
          <table:table-cell table:style-name="ce645" office:value-type="string" calcext:value-type="string">
            <text:p>Auto Detecção</text:p>
          </table:table-cell>
          <table:table-cell table:style-name="ce657"/>
          <table:table-cell table:style-name="ce668" office:value-type="string" calcext:value-type="string">
            <text:p>Rilevazione automatica</text:p>
          </table:table-cell>
          <table:table-cell table:style-name="ce680" office:value-type="string" calcext:value-type="string">
            <text:p>Detectie automata</text:p>
          </table:table-cell>
          <table:table-cell table:style-name="ce695" office:value-type="string" calcext:value-type="string">
            <text:p>Automaattinen havaitseminen</text:p>
          </table:table-cell>
          <table:table-cell table:style-name="ce708" office:value-type="string" calcext:value-type="string">
            <text:p>Automatisk valg</text:p>
          </table:table-cell>
          <table:table-cell table:style-name="ce719" office:value-type="string" calcext:value-type="string">
            <text:p>自动识别</text:p>
          </table:table-cell>
          <table:table-cell table:style-name="ce728" office:value-type="string" calcext:value-type="string">
            <text:p>Otomatik Bulma</text:p>
          </table:table-cell>
          <table:table-cell table:style-name="ce737" office:value-type="string" calcext:value-type="string">
            <text:p>Αυτόματη Ανίχνευση</text:p>
          </table:table-cell>
          <table:table-cell table:style-name="ce749" office:value-type="string" calcext:value-type="string">
            <text:p>Automatinis radimas</text:p>
          </table:table-cell>
          <table:table-cell table:style-name="ce759" office:value-type="string" calcext:value-type="string">
            <text:p>Automatisk Igenkänning</text:p>
          </table:table-cell>
          <table:table-cell table:style-name="ce768" office:value-type="string" calcext:value-type="string">
            <text:p>Automatisk</text:p>
          </table:table-cell>
          <table:table-cell table:style-name="ce778" office:value-type="string" calcext:value-type="string">
            <text:p>Autodetekce</text:p>
          </table:table-cell>
          <table:table-cell table:style-name="ce787" office:value-type="string" calcext:value-type="string">
            <text:p><text:span text:style-name="T4">자동</text:span><text:span text:style-name="T5"> </text:span><text:span text:style-name="T6">탐지</text:span></text:p>
          </table:table-cell>
          <table:table-cell table:style-name="ce800" office:value-type="string" calcext:value-type="string">
            <text:p>Автоматическое определение</text:p>
          </table:table-cell>
          <table:table-cell table:style-name="ce812" office:value-type="string" calcext:value-type="string">
            <text:p>Detecció automàtica</text:p>
          </table:table-cell>
          <table:table-cell table:style-name="ce819" office:value-type="string" calcext:value-type="string">
            <text:p>Automatsko otkrivanje</text:p>
          </table:table-cell>
          <table:table-cell table:style-name="ce827" office:value-type="string" calcext:value-type="string">
            <text:p>Аутоматско откривање</text:p>
          </table:table-cell>
          <table:table-cell table:style-name="ce837" office:value-type="string" calcext:value-type="string">
            <text:p>自動検出</text:p>
          </table:table-cell>
          <table:table-cell table:style-name="ce849" office:value-type="string" calcext:value-type="string">
            <text:p>Автоматско пронаоѓање</text:p>
          </table:table-cell>
          <table:table-cell table:style-name="ce857" office:value-type="string" calcext:value-type="string">
            <text:p>اكتشاف تلقائي</text:p>
          </table:table-cell>
          <table:table-cell table:style-name="ce866" office:value-type="string" calcext:value-type="string">
            <text:p>تشخیص خودکار</text:p>
          </table:table-cell>
          <table:table-cell table:style-name="ce874" office:value-type="string" calcext:value-type="string">
            <text:p>Автоматично определяне</text:p>
          </table:table-cell>
          <table:table-cell table:style-name="ce315" table:number-columns-repeated="990"/>
          <table:table-cell table:number-columns-repeated="4"/>
        </table:table-row>
        <table:table-row table:style-name="ro18">
          <table:table-cell table:style-name="ce49" office:value-type="string" calcext:value-type="string">
            <text:p>mnuFormatForce43</text:p>
          </table:table-cell>
          <table:table-cell table:style-name="ce371" office:value-type="string" calcext:value-type="string">
            <text:p>also on RootLang</text:p>
          </table:table-cell>
          <table:table-cell table:style-name="ce60" office:value-type="string" calcext:value-type="string">
            <text:p>Force 4:3</text:p>
          </table:table-cell>
          <table:table-cell table:style-name="ce602" office:value-type="string" calcext:value-type="string">
            <text:p>Forcer 4:3</text:p>
          </table:table-cell>
          <table:table-cell table:style-name="ce613" office:value-type="string" calcext:value-type="string">
            <text:p>Forceer 4:3</text:p>
          </table:table-cell>
          <table:table-cell table:style-name="ce626" office:value-type="string" calcext:value-type="string">
            <text:p>4:3 erzwingen</text:p>
          </table:table-cell>
          <table:table-cell table:style-name="ce632" office:value-type="string" calcext:value-type="string">
            <text:p>Forzar 4:3</text:p>
          </table:table-cell>
          <table:table-cell table:style-name="ce645" office:value-type="string" calcext:value-type="string">
            <text:p>Forçar 4:3</text:p>
          </table:table-cell>
          <table:table-cell table:style-name="ce657"/>
          <table:table-cell table:style-name="ce668" office:value-type="string" calcext:value-type="string">
            <text:p>Applica 4:3</text:p>
          </table:table-cell>
          <table:table-cell table:style-name="ce680" office:value-type="string" calcext:value-type="string">
            <text:p>Forteaza format 4:3</text:p>
          </table:table-cell>
          <table:table-cell table:style-name="ce695" office:value-type="string" calcext:value-type="string">
            <text:p>Pakota 4:3</text:p>
          </table:table-cell>
          <table:table-cell table:style-name="ce708" office:value-type="string" calcext:value-type="string">
            <text:p>Bruk 4:3</text:p>
          </table:table-cell>
          <table:table-cell table:style-name="ce719" office:value-type="string" calcext:value-type="string">
            <text:p>强制 4:3</text:p>
          </table:table-cell>
          <table:table-cell table:style-name="ce728" office:value-type="string" calcext:value-type="string">
            <text:p>4:3'ü Zorla</text:p>
          </table:table-cell>
          <table:table-cell table:style-name="ce737" office:value-type="string" calcext:value-type="string">
            <text:p>Εφαρμογή 4:3</text:p>
          </table:table-cell>
          <table:table-cell table:style-name="ce749" office:value-type="string" calcext:value-type="string">
            <text:p>Formatas 4:3</text:p>
          </table:table-cell>
          <table:table-cell table:style-name="ce759" office:value-type="string" calcext:value-type="string">
            <text:p>Bildförhållande 4:3</text:p>
          </table:table-cell>
          <table:table-cell table:style-name="ce767" office:value-type="string" calcext:value-type="string">
            <text:p>Gennemtving 4:3</text:p>
          </table:table-cell>
          <table:table-cell table:style-name="ce778" office:value-type="string" calcext:value-type="string">
            <text:p>Formát 4:3</text:p>
          </table:table-cell>
          <table:table-cell table:style-name="ce787" office:value-type="string" calcext:value-type="string">
            <text:p>4:3<text:span text:style-name="T4">으로</text:span><text:span text:style-name="T5"> </text:span><text:span text:style-name="T6">만들기</text:span></text:p>
          </table:table-cell>
          <table:table-cell table:style-name="ce800" office:value-type="string" calcext:value-type="string">
            <text:p>Отношение 4:3</text:p>
          </table:table-cell>
          <table:table-cell table:style-name="ce812" office:value-type="string" calcext:value-type="string">
            <text:p>Forçar 4:3</text:p>
          </table:table-cell>
          <table:table-cell table:style-name="ce819" office:value-type="string" calcext:value-type="string">
            <text:p>Sila 4:3</text:p>
          </table:table-cell>
          <table:table-cell table:style-name="ce827" office:value-type="string" calcext:value-type="string">
            <text:p>Сила 4:3</text:p>
          </table:table-cell>
          <table:table-cell table:style-name="ce843" office:value-type="string" calcext:value-type="string">
            <text:p>4:3<text:span text:style-name="T16">に変換</text:span></text:p>
          </table:table-cell>
          <table:table-cell table:style-name="ce849" office:value-type="string" calcext:value-type="string">
            <text:p>Сила 4:3</text:p>
          </table:table-cell>
          <table:table-cell table:style-name="ce857" office:value-type="string" calcext:value-type="string">
            <text:p>مصدر 4: 3</text:p>
          </table:table-cell>
          <table:table-cell table:style-name="ce857" office:value-type="string" calcext:value-type="string">
            <text:p>تصویر 4:3</text:p>
          </table:table-cell>
          <table:table-cell table:style-name="ce874" office:value-type="string" calcext:value-type="string">
            <text:p>Съотношение 4:3</text:p>
          </table:table-cell>
          <table:table-cell table:style-name="ce315" table:number-columns-repeated="990"/>
          <table:table-cell table:number-columns-repeated="4"/>
        </table:table-row>
        <table:table-row table:style-name="ro18">
          <table:table-cell table:style-name="ce49" office:value-type="string" calcext:value-type="string">
            <text:p>mnuFormatForce169</text:p>
          </table:table-cell>
          <table:table-cell table:style-name="ce371" office:value-type="string" calcext:value-type="string">
            <text:p>also on RootLang</text:p>
          </table:table-cell>
          <table:table-cell table:style-name="ce60" office:value-type="string" calcext:value-type="string">
            <text:p>Force 16:9</text:p>
          </table:table-cell>
          <table:table-cell table:style-name="ce602" office:value-type="string" calcext:value-type="string">
            <text:p>Forcer 16:9</text:p>
          </table:table-cell>
          <table:table-cell table:style-name="ce613" office:value-type="string" calcext:value-type="string">
            <text:p>Forceer 16:9</text:p>
          </table:table-cell>
          <table:table-cell table:style-name="ce626" office:value-type="string" calcext:value-type="string">
            <text:p>16:9 erzwingen</text:p>
          </table:table-cell>
          <table:table-cell table:style-name="ce632" office:value-type="string" calcext:value-type="string">
            <text:p>Forzar 16:9</text:p>
          </table:table-cell>
          <table:table-cell table:style-name="ce645" office:value-type="string" calcext:value-type="string">
            <text:p>Forçar 16:9</text:p>
          </table:table-cell>
          <table:table-cell table:style-name="ce657"/>
          <table:table-cell table:style-name="ce668" office:value-type="string" calcext:value-type="string">
            <text:p>Applica 16:9</text:p>
          </table:table-cell>
          <table:table-cell table:style-name="ce680" office:value-type="string" calcext:value-type="string">
            <text:p>Forteaza format 16:9</text:p>
          </table:table-cell>
          <table:table-cell table:style-name="ce695" office:value-type="string" calcext:value-type="string">
            <text:p>Pakota 16:9</text:p>
          </table:table-cell>
          <table:table-cell table:style-name="ce708" office:value-type="string" calcext:value-type="string">
            <text:p>Bruk 16:9</text:p>
          </table:table-cell>
          <table:table-cell table:style-name="ce719" office:value-type="string" calcext:value-type="string">
            <text:p>强制 16:9</text:p>
          </table:table-cell>
          <table:table-cell table:style-name="ce728" office:value-type="string" calcext:value-type="string">
            <text:p>16:9'ü Zorla</text:p>
          </table:table-cell>
          <table:table-cell table:style-name="ce737" office:value-type="string" calcext:value-type="string">
            <text:p>Εφαρμογή 16:9</text:p>
          </table:table-cell>
          <table:table-cell table:style-name="ce749" office:value-type="string" calcext:value-type="string">
            <text:p>Formatas 16:9</text:p>
          </table:table-cell>
          <table:table-cell table:style-name="ce759" office:value-type="string" calcext:value-type="string">
            <text:p>Bildförhållande 16:9</text:p>
          </table:table-cell>
          <table:table-cell table:style-name="ce767" office:value-type="string" calcext:value-type="string">
            <text:p>Gennemtving 16:9</text:p>
          </table:table-cell>
          <table:table-cell table:style-name="ce778" office:value-type="string" calcext:value-type="string">
            <text:p>Formát 16:9</text:p>
          </table:table-cell>
          <table:table-cell table:style-name="ce787" office:value-type="string" calcext:value-type="string">
            <text:p>16:9<text:span text:style-name="T4">로</text:span><text:span text:style-name="T5"> </text:span><text:span text:style-name="T6">만들기</text:span></text:p>
          </table:table-cell>
          <table:table-cell table:style-name="ce800" office:value-type="string" calcext:value-type="string">
            <text:p>Отношение 16:9</text:p>
          </table:table-cell>
          <table:table-cell table:style-name="ce812" office:value-type="string" calcext:value-type="string">
            <text:p>Forçar 16:9</text:p>
          </table:table-cell>
          <table:table-cell table:style-name="ce819" office:value-type="string" calcext:value-type="string">
            <text:p>Sila 16:9</text:p>
          </table:table-cell>
          <table:table-cell table:style-name="ce827" office:value-type="string" calcext:value-type="string">
            <text:p>Сила 16:9</text:p>
          </table:table-cell>
          <table:table-cell table:style-name="ce839" office:value-type="string" calcext:value-type="string">
            <text:p>16:9<text:span text:style-name="T16">に変換</text:span></text:p>
          </table:table-cell>
          <table:table-cell table:style-name="ce849" office:value-type="string" calcext:value-type="string">
            <text:p>Сила 16:9</text:p>
          </table:table-cell>
          <table:table-cell table:style-name="ce857" office:value-type="string" calcext:value-type="string">
            <text:p>مصدر 16: 9</text:p>
          </table:table-cell>
          <table:table-cell table:style-name="ce857" office:value-type="string" calcext:value-type="string">
            <text:p>تصویر 16:9</text:p>
          </table:table-cell>
          <table:table-cell table:style-name="ce874" office:value-type="string" calcext:value-type="string">
            <text:p>Съотношение 16:9</text:p>
          </table:table-cell>
          <table:table-cell table:style-name="ce315" table:number-columns-repeated="990"/>
          <table:table-cell table:number-columns-repeated="4"/>
        </table:table-row>
        <table:table-row table:style-name="ro10">
          <table:table-cell table:style-name="ce49" office:value-type="string" calcext:value-type="string">
            <text:p>mnuRotation</text:p>
          </table:table-cell>
          <table:table-cell table:style-name="ce371"/>
          <table:table-cell table:style-name="ce60" office:value-type="string" calcext:value-type="string">
            <text:p>Image Rotation</text:p>
          </table:table-cell>
          <table:table-cell table:style-name="ce602" office:value-type="string" calcext:value-type="string">
            <text:p>Rotation de l’image</text:p>
          </table:table-cell>
          <table:table-cell table:style-name="ce613" office:value-type="string" calcext:value-type="string">
            <text:p>Draai afbeelding</text:p>
          </table:table-cell>
          <table:table-cell table:style-name="ce626"/>
          <table:table-cell table:style-name="ce632" office:value-type="string" calcext:value-type="string">
            <text:p>Rotación de la imagen</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ращение изображения</text:p>
          </table:table-cell>
          <table:table-cell table:style-name="ce812" office:value-type="string" calcext:value-type="string">
            <text:p>Rotació de l’imatge</text:p>
          </table:table-cell>
          <table:table-cell table:style-name="ce819"/>
          <table:table-cell table:style-name="ce827"/>
          <table:table-cell table:style-name="ce839"/>
          <table:table-cell table:style-name="ce849"/>
          <table:table-cell table:style-name="ce857"/>
          <table:table-cell table:style-name="ce866" office:value-type="string" calcext:value-type="string">
            <text:p>چرخش تصویر</text:p>
          </table:table-cell>
          <table:table-cell table:style-name="ce874" office:value-type="string" calcext:value-type="string">
            <text:p>Завъртане</text:p>
          </table:table-cell>
          <table:table-cell table:style-name="ce315" table:number-columns-repeated="990"/>
          <table:table-cell table:number-columns-repeated="4"/>
        </table:table-row>
        <table:table-row table:style-name="ro10">
          <table:table-cell table:style-name="ce49" office:value-type="string" calcext:value-type="string">
            <text:p>mnuRotation0</text:p>
          </table:table-cell>
          <table:table-cell table:style-name="ce371"/>
          <table:table-cell table:style-name="ce60" office:value-type="string" calcext:value-type="string">
            <text:p>No Rotation</text:p>
          </table:table-cell>
          <table:table-cell table:style-name="ce602" office:value-type="string" calcext:value-type="string">
            <text:p>Pas de rotation</text:p>
          </table:table-cell>
          <table:table-cell table:style-name="ce613" office:value-type="string" calcext:value-type="string">
            <text:p>Geen draaiïng</text:p>
          </table:table-cell>
          <table:table-cell table:style-name="ce626"/>
          <table:table-cell table:style-name="ce632" office:value-type="string" calcext:value-type="string">
            <text:p>Sin rotación</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Баз вращения изображения</text:p>
          </table:table-cell>
          <table:table-cell table:style-name="ce812" office:value-type="string" calcext:value-type="string">
            <text:p>Sense rotació</text:p>
          </table:table-cell>
          <table:table-cell table:style-name="ce819"/>
          <table:table-cell table:style-name="ce827"/>
          <table:table-cell table:style-name="ce839"/>
          <table:table-cell table:style-name="ce849"/>
          <table:table-cell table:style-name="ce857"/>
          <table:table-cell table:style-name="ce866" office:value-type="string" calcext:value-type="string">
            <text:p>بدون چرخش</text:p>
          </table:table-cell>
          <table:table-cell table:style-name="ce874" office:value-type="string" calcext:value-type="string">
            <text:p>Без завъртане</text:p>
          </table:table-cell>
          <table:table-cell table:style-name="ce315" table:number-columns-repeated="990"/>
          <table:table-cell table:number-columns-repeated="4"/>
        </table:table-row>
        <table:table-row table:style-name="ro10">
          <table:table-cell table:style-name="ce49" office:value-type="string" calcext:value-type="string">
            <text:p>mnuRotation90</text:p>
          </table:table-cell>
          <table:table-cell table:style-name="ce371"/>
          <table:table-cell table:style-name="ce60" office:value-type="string" calcext:value-type="string">
            <text:p>90° Clockwise</text:p>
          </table:table-cell>
          <table:table-cell table:style-name="ce602" office:value-type="string" calcext:value-type="string">
            <text:p>90° Horaire</text:p>
          </table:table-cell>
          <table:table-cell table:style-name="ce613" office:value-type="string" calcext:value-type="string">
            <text:p>90° met klok mee</text:p>
          </table:table-cell>
          <table:table-cell table:style-name="ce626"/>
          <table:table-cell table:style-name="ce632" office:value-type="string" calcext:value-type="string">
            <text:p>90º horario</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6" office:value-type="string" calcext:value-type="string">
            <text:p>90° по часовой стрелке</text:p>
          </table:table-cell>
          <table:table-cell table:style-name="ce812" office:value-type="string" calcext:value-type="string">
            <text:p>90º horari</text:p>
          </table:table-cell>
          <table:table-cell table:style-name="ce819"/>
          <table:table-cell table:style-name="ce827"/>
          <table:table-cell table:style-name="ce839"/>
          <table:table-cell table:style-name="ce849"/>
          <table:table-cell table:style-name="ce857"/>
          <table:table-cell table:style-name="ce866" office:value-type="string" calcext:value-type="string">
            <text:p>ساعتگرد 90 درجه</text:p>
          </table:table-cell>
          <table:table-cell table:style-name="ce874" office:value-type="string" calcext:value-type="string">
            <text:p>90° по часовниковата стрелка</text:p>
          </table:table-cell>
          <table:table-cell table:style-name="ce315" table:number-columns-repeated="990"/>
          <table:table-cell table:number-columns-repeated="4"/>
        </table:table-row>
        <table:table-row table:style-name="ro10">
          <table:table-cell table:style-name="ce49" office:value-type="string" calcext:value-type="string">
            <text:p>mnuRotation180</text:p>
          </table:table-cell>
          <table:table-cell table:style-name="ce371"/>
          <table:table-cell table:style-name="ce60" office:value-type="string" calcext:value-type="string">
            <text:p>180°</text:p>
          </table:table-cell>
          <table:table-cell table:style-name="ce602" office:value-type="string" calcext:value-type="string">
            <text:p>180°</text:p>
          </table:table-cell>
          <table:table-cell table:style-name="ce616" office:value-type="string" calcext:value-type="string">
            <text:p>180°</text:p>
          </table:table-cell>
          <table:table-cell table:style-name="ce626"/>
          <table:table-cell table:style-name="ce632" office:value-type="string" calcext:value-type="string">
            <text:p>180º</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6" office:value-type="string" calcext:value-type="string">
            <text:p>180°</text:p>
          </table:table-cell>
          <table:table-cell table:style-name="ce812" office:value-type="string" calcext:value-type="string">
            <text:p>180º</text:p>
          </table:table-cell>
          <table:table-cell table:style-name="ce819"/>
          <table:table-cell table:style-name="ce827"/>
          <table:table-cell table:style-name="ce839"/>
          <table:table-cell table:style-name="ce849"/>
          <table:table-cell table:style-name="ce857"/>
          <table:table-cell table:style-name="ce866" office:value-type="float" office:value="180" calcext:value-type="float">
            <text:p>180</text:p>
          </table:table-cell>
          <table:table-cell table:style-name="ce874" office:value-type="string" calcext:value-type="string">
            <text:p>180°</text:p>
          </table:table-cell>
          <table:table-cell table:style-name="ce315" table:number-columns-repeated="990"/>
          <table:table-cell table:number-columns-repeated="4"/>
        </table:table-row>
        <table:table-row table:style-name="ro25">
          <table:table-cell table:style-name="ce49" office:value-type="string" calcext:value-type="string">
            <text:p>mnuRotation270</text:p>
          </table:table-cell>
          <table:table-cell table:style-name="ce371"/>
          <table:table-cell table:style-name="ce60" office:value-type="string" calcext:value-type="string">
            <text:p>90° Counter-clockwise</text:p>
          </table:table-cell>
          <table:table-cell table:style-name="ce602" office:value-type="string" calcext:value-type="string">
            <text:p>90° Anti-horaire</text:p>
          </table:table-cell>
          <table:table-cell table:style-name="ce613" office:value-type="string" calcext:value-type="string">
            <text:p>90° tegen de klok in</text:p>
          </table:table-cell>
          <table:table-cell table:style-name="ce626"/>
          <table:table-cell table:style-name="ce632" office:value-type="string" calcext:value-type="string">
            <text:p>90º antihorario</text:p>
          </table:table-cell>
          <table:table-cell table:style-name="ce645"/>
          <table:table-cell table:style-name="ce657"/>
          <table:table-cell table:style-name="ce668"/>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6" office:value-type="string" calcext:value-type="string">
            <text:p>90° против часовой стрелки</text:p>
          </table:table-cell>
          <table:table-cell table:style-name="ce812" office:value-type="string" calcext:value-type="string">
            <text:p>90º antihorari</text:p>
          </table:table-cell>
          <table:table-cell table:style-name="ce819"/>
          <table:table-cell table:style-name="ce827"/>
          <table:table-cell table:style-name="ce839"/>
          <table:table-cell table:style-name="ce849"/>
          <table:table-cell table:style-name="ce857"/>
          <table:table-cell table:style-name="ce866" office:value-type="string" calcext:value-type="string">
            <text:p>پادساعتگرد 90 درجه</text:p>
          </table:table-cell>
          <table:table-cell table:style-name="ce874" office:value-type="string" calcext:value-type="string">
            <text:p>90° срещу часовниковата стрелка</text:p>
          </table:table-cell>
          <table:table-cell table:style-name="ce315" table:number-columns-repeated="990"/>
          <table:table-cell table:number-columns-repeated="4"/>
        </table:table-row>
        <table:table-row table:style-name="ro18">
          <table:table-cell table:style-name="ce49" office:value-type="string" calcext:value-type="string">
            <text:p>mnuGotoKeyframe</text:p>
          </table:table-cell>
          <table:table-cell table:style-name="ce371"/>
          <table:table-cell table:style-name="ce589" office:value-type="string" calcext:value-type="string">
            <text:p>Go to Key Image</text:p>
          </table:table-cell>
          <table:table-cell table:style-name="ce602" office:value-type="string" calcext:value-type="string">
            <text:p>Aller à l'Image Clé</text:p>
          </table:table-cell>
          <table:table-cell table:style-name="ce613" office:value-type="string" calcext:value-type="string">
            <text:p>Ga naar Kernbeeld</text:p>
          </table:table-cell>
          <table:table-cell table:style-name="ce620" office:value-type="string" calcext:value-type="string">
            <text:p>Gehe zum Schlüsselbild</text:p>
          </table:table-cell>
          <table:table-cell table:style-name="ce632" office:value-type="string" calcext:value-type="string">
            <text:p>Ir a la Imagen Clave</text:p>
          </table:table-cell>
          <table:table-cell table:style-name="ce645" office:value-type="string" calcext:value-type="string">
            <text:p>Ir para o Quadro de Imagem</text:p>
          </table:table-cell>
          <table:table-cell table:style-name="ce657"/>
          <table:table-cell table:style-name="ce668" office:value-type="string" calcext:value-type="string">
            <text:p>Vai al Fotogramma dell'Immagine Chiave</text:p>
          </table:table-cell>
          <table:table-cell table:style-name="ce682" office:value-type="string" calcext:value-type="string">
            <text:p>Mergi la cadrul cheie </text:p>
          </table:table-cell>
          <table:table-cell table:style-name="ce697" office:value-type="string" calcext:value-type="string">
            <text:p>Mene avainkuvaan</text:p>
          </table:table-cell>
          <table:table-cell table:style-name="ce708" office:value-type="string" calcext:value-type="string">
            <text:p>Gå til nøkkelbilde</text:p>
          </table:table-cell>
          <table:table-cell table:style-name="ce719" office:value-type="string" calcext:value-type="string">
            <text:p>转到关键图像</text:p>
          </table:table-cell>
          <table:table-cell table:style-name="ce728" office:value-type="string" calcext:value-type="string">
            <text:p>Anahtar İmaja Git</text:p>
          </table:table-cell>
          <table:table-cell table:style-name="ce737" office:value-type="string" calcext:value-type="string">
            <text:p>Πήγαινε στην Βασική Εικόνα</text:p>
          </table:table-cell>
          <table:table-cell table:style-name="ce749" office:value-type="string" calcext:value-type="string">
            <text:p>Eiti į pažymęta paveikslėlį</text:p>
          </table:table-cell>
          <table:table-cell table:style-name="ce759" office:value-type="string" calcext:value-type="string">
            <text:p>Gå till nyckelbild</text:p>
          </table:table-cell>
          <table:table-cell table:style-name="ce767" office:value-type="string" calcext:value-type="string">
            <text:p>Gå til nøglebillede</text:p>
          </table:table-cell>
          <table:table-cell table:style-name="ce778" office:value-type="string" calcext:value-type="string">
            <text:p>Přejít na klíčovou pozici</text:p>
          </table:table-cell>
          <table:table-cell table:style-name="ce787"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이동</text:span></text:p>
          </table:table-cell>
          <table:table-cell table:style-name="ce800" office:value-type="string" calcext:value-type="string">
            <text:p>Перейти к ключевым кадрам</text:p>
          </table:table-cell>
          <table:table-cell table:style-name="ce812" office:value-type="string" calcext:value-type="string">
            <text:p>Anar a l'imatge clau</text:p>
          </table:table-cell>
          <table:table-cell table:style-name="ce819" office:value-type="string" calcext:value-type="string">
            <text:p>Idi na ključnu sliku</text:p>
          </table:table-cell>
          <table:table-cell table:style-name="ce827" office:value-type="string" calcext:value-type="string">
            <text:p>Иди на кључну слику</text:p>
          </table:table-cell>
          <table:table-cell table:style-name="ce837" office:value-type="string" calcext:value-type="string">
            <text:p>キーイメージへ</text:p>
          </table:table-cell>
          <table:table-cell table:style-name="ce849" office:value-type="string" calcext:value-type="string">
            <text:p>Оди на клучната слика</text:p>
          </table:table-cell>
          <table:table-cell table:style-name="ce857" office:value-type="string" calcext:value-type="string">
            <text:p>الذهاب إلى صورة رئيسية</text:p>
          </table:table-cell>
          <table:table-cell table:style-name="ce866" office:value-type="string" calcext:value-type="string">
            <text:p>به داده تصویر بروید</text:p>
          </table:table-cell>
          <table:table-cell table:style-name="ce874" office:value-type="string" calcext:value-type="string">
            <text:p>Премини към ключовите кадри</text:p>
          </table:table-cell>
          <table:table-cell table:style-name="ce315" table:number-columns-repeated="990"/>
          <table:table-cell table:number-columns-repeated="4"/>
        </table:table-row>
        <table:table-row table:style-name="ro18">
          <table:table-cell table:style-name="ce574" office:value-type="string" calcext:value-type="string">
            <text:p>mnuGridsHide</text:p>
          </table:table-cell>
          <table:table-cell table:style-name="ce371"/>
          <table:table-cell table:style-name="ce60" office:value-type="string" calcext:value-type="string">
            <text:p>Hide</text:p>
          </table:table-cell>
          <table:table-cell table:style-name="ce602" office:value-type="string" calcext:value-type="string">
            <text:p>Masquer</text:p>
          </table:table-cell>
          <table:table-cell table:style-name="ce613" office:value-type="string" calcext:value-type="string">
            <text:p>Verberg</text:p>
          </table:table-cell>
          <table:table-cell table:style-name="ce621" office:value-type="string" calcext:value-type="string">
            <text:p>Ausblenden</text:p>
          </table:table-cell>
          <table:table-cell table:style-name="ce632" office:value-type="string" calcext:value-type="string">
            <text:p>Ocultar</text:p>
          </table:table-cell>
          <table:table-cell table:style-name="ce645" office:value-type="string" calcext:value-type="string">
            <text:p>Esconder</text:p>
          </table:table-cell>
          <table:table-cell table:style-name="ce657"/>
          <table:table-cell table:style-name="ce668" office:value-type="string" calcext:value-type="string">
            <text:p>Nascondi</text:p>
          </table:table-cell>
          <table:table-cell table:style-name="ce680" office:value-type="string" calcext:value-type="string">
            <text:p>Ascunde</text:p>
          </table:table-cell>
          <table:table-cell table:style-name="ce695" office:value-type="string" calcext:value-type="string">
            <text:p>Piilota</text:p>
          </table:table-cell>
          <table:table-cell table:style-name="ce708" office:value-type="string" calcext:value-type="string">
            <text:p>Skjul</text:p>
          </table:table-cell>
          <table:table-cell table:style-name="ce719" office:value-type="string" calcext:value-type="string">
            <text:p>隐藏</text:p>
          </table:table-cell>
          <table:table-cell table:style-name="ce728" office:value-type="string" calcext:value-type="string">
            <text:p>Gizle</text:p>
          </table:table-cell>
          <table:table-cell table:style-name="ce737" office:value-type="string" calcext:value-type="string">
            <text:p>Απόκρυψη</text:p>
          </table:table-cell>
          <table:table-cell table:style-name="ce749" office:value-type="string" calcext:value-type="string">
            <text:p>Paslėpti</text:p>
          </table:table-cell>
          <table:table-cell table:style-name="ce759" office:value-type="string" calcext:value-type="string">
            <text:p>Dölj</text:p>
          </table:table-cell>
          <table:table-cell table:style-name="ce767" office:value-type="string" calcext:value-type="string">
            <text:p>Skjul</text:p>
          </table:table-cell>
          <table:table-cell table:style-name="ce778" office:value-type="string" calcext:value-type="string">
            <text:p>Skrýt</text:p>
          </table:table-cell>
          <table:table-cell table:style-name="ce789" office:value-type="string" calcext:value-type="string">
            <text:p>숨기기</text:p>
          </table:table-cell>
          <table:table-cell table:style-name="ce800" office:value-type="string" calcext:value-type="string">
            <text:p>Скрыть</text:p>
          </table:table-cell>
          <table:table-cell table:style-name="ce812" office:value-type="string" calcext:value-type="string">
            <text:p>Amagar</text:p>
          </table:table-cell>
          <table:table-cell table:style-name="ce819" office:value-type="string" calcext:value-type="string">
            <text:p>Sakrij</text:p>
          </table:table-cell>
          <table:table-cell table:style-name="ce827" office:value-type="string" calcext:value-type="string">
            <text:p>Сакриј</text:p>
          </table:table-cell>
          <table:table-cell table:style-name="ce837" office:value-type="string" calcext:value-type="string">
            <text:p>隠す</text:p>
          </table:table-cell>
          <table:table-cell table:style-name="ce849" office:value-type="string" calcext:value-type="string">
            <text:p>Сокриј</text:p>
          </table:table-cell>
          <table:table-cell table:style-name="ce857" office:value-type="string" calcext:value-type="string">
            <text:p>إخفاء</text:p>
          </table:table-cell>
          <table:table-cell table:style-name="ce866" office:value-type="string" calcext:value-type="string">
            <text:p>پنهان کردن</text:p>
          </table:table-cell>
          <table:table-cell table:style-name="ce874" office:value-type="string" calcext:value-type="string">
            <text:p>Скрии</text:p>
          </table:table-cell>
          <table:table-cell table:style-name="ce315" table:number-columns-repeated="990"/>
          <table:table-cell table:number-columns-repeated="4"/>
        </table:table-row>
        <table:table-row table:style-name="ro18">
          <table:table-cell table:style-name="ce49" office:value-type="string" calcext:value-type="string">
            <text:p>mnuHome</text:p>
          </table:table-cell>
          <table:table-cell table:style-name="ce53" office:value-type="string" calcext:value-type="string">
            <text:p>also on RootLang</text:p>
          </table:table-cell>
          <table:table-cell table:style-name="ce56" office:value-type="string" calcext:value-type="string">
            <text:p>File Explorer</text:p>
          </table:table-cell>
          <table:table-cell table:style-name="ce609" office:value-type="string" calcext:value-type="string">
            <text:p>Explorateur de Fichiers</text:p>
          </table:table-cell>
          <table:table-cell table:style-name="ce613" office:value-type="string" calcext:value-type="string">
            <text:p>Bladeren</text:p>
          </table:table-cell>
          <table:table-cell table:style-name="ce621" office:value-type="string" calcext:value-type="string">
            <text:p>Datei Explorer</text:p>
          </table:table-cell>
          <table:table-cell table:style-name="ce632" office:value-type="string" calcext:value-type="string">
            <text:p>Explorador De Archivos</text:p>
          </table:table-cell>
          <table:table-cell table:style-name="ce645" office:value-type="string" calcext:value-type="string">
            <text:p>Gerenciador de Arquivos</text:p>
          </table:table-cell>
          <table:table-cell table:style-name="ce657" office:value-type="string" calcext:value-type="string">
            <text:p>Przeglądarka plików</text:p>
          </table:table-cell>
          <table:table-cell table:style-name="ce667" office:value-type="string" calcext:value-type="string">
            <text:p>Esplora File </text:p>
          </table:table-cell>
          <table:table-cell table:style-name="ce680" office:value-type="string" calcext:value-type="string">
            <text:p>Explorator fişiere</text:p>
          </table:table-cell>
          <table:table-cell table:style-name="ce695" office:value-type="string" calcext:value-type="string">
            <text:p>Tiedostopuu</text:p>
          </table:table-cell>
          <table:table-cell table:style-name="ce708" office:value-type="string" calcext:value-type="string">
            <text:p>Utforsk fil</text:p>
          </table:table-cell>
          <table:table-cell table:style-name="ce722" office:value-type="string" calcext:value-type="string">
            <text:p>文件浏览器</text:p>
          </table:table-cell>
          <table:table-cell table:style-name="ce728" office:value-type="string" calcext:value-type="string">
            <text:p>Dosya Gezgini</text:p>
          </table:table-cell>
          <table:table-cell table:style-name="ce744" office:value-type="string" calcext:value-type="string">
            <text:p>Εξερευνητής Αρχείων</text:p>
          </table:table-cell>
          <table:table-cell table:style-name="ce749" office:value-type="string" calcext:value-type="string">
            <text:p>Dokumentų naršyklė</text:p>
          </table:table-cell>
          <table:table-cell table:style-name="ce759" office:value-type="string" calcext:value-type="string">
            <text:p>Fil Utforskare</text:p>
          </table:table-cell>
          <table:table-cell table:style-name="ce772" office:value-type="string" calcext:value-type="string">
            <text:p>Filoversigt</text:p>
          </table:table-cell>
          <table:table-cell table:style-name="ce782" office:value-type="string" calcext:value-type="string">
            <text:p>File Explorer</text:p>
          </table:table-cell>
          <table:table-cell table:style-name="ce792" office:value-type="string" calcext:value-type="string">
            <text:p><text:span text:style-name="T4">파일</text:span><text:span text:style-name="T5"> </text:span><text:span text:style-name="T6">탐색기</text:span></text:p>
          </table:table-cell>
          <table:table-cell table:style-name="ce800" office:value-type="string" calcext:value-type="string">
            <text:p>Проводник</text:p>
          </table:table-cell>
          <table:table-cell table:style-name="ce812" office:value-type="string" calcext:value-type="string">
            <text:p>Explorador d'arxius</text:p>
          </table:table-cell>
          <table:table-cell table:style-name="ce823" office:value-type="string" calcext:value-type="string">
            <text:p>Istraživač datoteke</text:p>
          </table:table-cell>
          <table:table-cell table:style-name="ce833" office:value-type="string" calcext:value-type="string">
            <text:p>Истраживач датотеке</text:p>
          </table:table-cell>
          <table:table-cell table:style-name="ce844" office:value-type="string" calcext:value-type="string">
            <text:p>エクスプローラー</text:p>
          </table:table-cell>
          <table:table-cell table:style-name="ce849" office:value-type="string" calcext:value-type="string">
            <text:p>Истражувач на датотеки</text:p>
          </table:table-cell>
          <table:table-cell table:style-name="ce857" office:value-type="string" calcext:value-type="string">
            <text:p>متصفح الملفات</text:p>
          </table:table-cell>
          <table:table-cell table:style-name="ce866" office:value-type="string" calcext:value-type="string">
            <text:p>جستجوگر فایل</text:p>
          </table:table-cell>
          <table:table-cell table:style-name="ce874" office:value-type="string" calcext:value-type="string">
            <text:p>Устройство</text:p>
          </table:table-cell>
          <table:table-cell table:style-name="ce315" table:number-columns-repeated="990"/>
          <table:table-cell table:number-columns-repeated="4"/>
        </table:table-row>
        <table:table-row table:style-name="ro18">
          <table:table-cell table:style-name="ce574" office:value-type="string" calcext:value-type="string">
            <text:p>mnuImportImage</text:p>
          </table:table-cell>
          <table:table-cell table:style-name="ce371"/>
          <table:table-cell table:style-name="ce60" office:value-type="string" calcext:value-type="string">
            <text:p>Import image…</text:p>
          </table:table-cell>
          <table:table-cell table:style-name="ce602" office:value-type="string" calcext:value-type="string">
            <text:p>Importer une image…</text:p>
          </table:table-cell>
          <table:table-cell table:style-name="ce613" office:value-type="string" calcext:value-type="string">
            <text:p>Importeer afbeelding…</text:p>
          </table:table-cell>
          <table:table-cell table:style-name="ce622" office:value-type="string" calcext:value-type="string">
            <text:p>Bild importieren</text:p>
          </table:table-cell>
          <table:table-cell table:style-name="ce632" office:value-type="string" calcext:value-type="string">
            <text:p>Importar una imagen…</text:p>
          </table:table-cell>
          <table:table-cell table:style-name="ce646" office:value-type="string" calcext:value-type="string">
            <text:p>Importar imagens...</text:p>
          </table:table-cell>
          <table:table-cell table:style-name="ce657"/>
          <table:table-cell table:style-name="ce671" office:value-type="string" calcext:value-type="string">
            <text:p>Importa un'immagine…</text:p>
          </table:table-cell>
          <table:table-cell table:style-name="ce680" office:value-type="string" calcext:value-type="string">
            <text:p>Importă imagine...</text:p>
          </table:table-cell>
          <table:table-cell table:style-name="ce695" office:value-type="string" calcext:value-type="string">
            <text:p>Tuo kuva...</text:p>
          </table:table-cell>
          <table:table-cell table:style-name="ce708"/>
          <table:table-cell table:style-name="ce719"/>
          <table:table-cell table:style-name="ce729" office:value-type="string" calcext:value-type="string">
            <text:p>İmaj import et...</text:p>
          </table:table-cell>
          <table:table-cell table:style-name="ce738" office:value-type="string" calcext:value-type="string">
            <text:p>Εισαγωγή εικόνας</text:p>
          </table:table-cell>
          <table:table-cell table:style-name="ce751" office:value-type="string" calcext:value-type="string">
            <text:p>Importuoti paveikslėlį...</text:p>
          </table:table-cell>
          <table:table-cell table:style-name="ce759" office:value-type="string" calcext:value-type="string">
            <text:p>Importera Bild...</text:p>
          </table:table-cell>
          <table:table-cell table:style-name="ce767" office:value-type="string" calcext:value-type="string">
            <text:p>Importer billede…</text:p>
          </table:table-cell>
          <table:table-cell table:style-name="ce778" office:value-type="string" calcext:value-type="string">
            <text:p>Importovat obrázek…</text:p>
          </table:table-cell>
          <table:table-cell table:style-name="ce787" office:value-type="string" calcext:value-type="string">
            <text:p><text:span text:style-name="T4">이미지</text:span><text:span text:style-name="T5"> </text:span><text:span text:style-name="T6">가져오기</text:span><text:span text:style-name="T5">…</text:span></text:p>
          </table:table-cell>
          <table:table-cell table:style-name="ce800" office:value-type="string" calcext:value-type="string">
            <text:p>Импорт изображений…</text:p>
          </table:table-cell>
          <table:table-cell table:style-name="ce812" office:value-type="string" calcext:value-type="string">
            <text:p>Importar una imatge...</text:p>
          </table:table-cell>
          <table:table-cell table:style-name="ce819" office:value-type="string" calcext:value-type="string">
            <text:p>Uveži sliku...</text:p>
          </table:table-cell>
          <table:table-cell table:style-name="ce827" office:value-type="string" calcext:value-type="string">
            <text:p>Увези слику...</text:p>
          </table:table-cell>
          <table:table-cell table:style-name="ce839" office:value-type="string" calcext:value-type="string">
            <text:p><text:span text:style-name="T16">インポートイメージ</text:span><text:span text:style-name="T17">…</text:span></text:p>
          </table:table-cell>
          <table:table-cell table:style-name="ce849" office:value-type="string" calcext:value-type="string">
            <text:p>Внеси слика</text:p>
          </table:table-cell>
          <table:table-cell table:style-name="ce857" office:value-type="string" calcext:value-type="string">
            <text:p>استيراد صورة ...</text:p>
          </table:table-cell>
          <table:table-cell table:style-name="ce866" office:value-type="string" calcext:value-type="string">
            <text:p>وارد کردن تصویر ...</text:p>
          </table:table-cell>
          <table:table-cell table:style-name="ce874" office:value-type="string" calcext:value-type="string">
            <text:p>Импортиране на изображения…</text:p>
          </table:table-cell>
          <table:table-cell table:style-name="ce315" table:number-columns-repeated="990"/>
          <table:table-cell table:number-columns-repeated="4"/>
        </table:table-row>
        <table:table-row table:style-name="ro10">
          <table:table-cell table:style-name="ce574" office:value-type="string" calcext:value-type="string">
            <text:p>mnuSignedAngle</text:p>
          </table:table-cell>
          <table:table-cell table:style-name="ce371"/>
          <table:table-cell table:style-name="ce60" office:value-type="string" calcext:value-type="string">
            <text:p>Signed angle</text:p>
          </table:table-cell>
          <table:table-cell table:style-name="ce602" office:value-type="string" calcext:value-type="string">
            <text:p>Angle signé</text:p>
          </table:table-cell>
          <table:table-cell table:style-name="ce613" office:value-type="string" calcext:value-type="string">
            <text:p>Opgegeven hoek</text:p>
          </table:table-cell>
          <table:table-cell table:style-name="ce622"/>
          <table:table-cell table:style-name="ce632" office:value-type="string" calcext:value-type="string">
            <text:p>Ángulo con signo</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table:table-cell table:style-name="ce778"/>
          <table:table-cell table:style-name="ce787"/>
          <table:table-cell table:style-name="ce800" office:value-type="string" calcext:value-type="string">
            <text:p>Значение угла</text:p>
          </table:table-cell>
          <table:table-cell table:style-name="ce812" office:value-type="string" calcext:value-type="string">
            <text:p>Angle amb sign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زاویه علامت دار</text:p>
          </table:table-cell>
          <table:table-cell table:style-name="ce874" office:value-type="string" calcext:value-type="string">
            <text:p>Ъглова стойност</text:p>
          </table:table-cell>
          <table:table-cell table:style-name="ce315" table:number-columns-repeated="990"/>
          <table:table-cell table:number-columns-repeated="4"/>
        </table:table-row>
        <table:table-row table:style-name="ro10">
          <table:table-cell table:style-name="ce574" office:value-type="string" calcext:value-type="string">
            <text:p>mnuCounterClockwise</text:p>
          </table:table-cell>
          <table:table-cell table:style-name="ce371"/>
          <table:table-cell table:style-name="ce60" office:value-type="string" calcext:value-type="string">
            <text:p>Counter clockwise</text:p>
          </table:table-cell>
          <table:table-cell table:style-name="ce602" office:value-type="string" calcext:value-type="string">
            <text:p>Anti-horaire</text:p>
          </table:table-cell>
          <table:table-cell table:style-name="ce613" office:value-type="string" calcext:value-type="string">
            <text:p>Tegen de klok in</text:p>
          </table:table-cell>
          <table:table-cell table:style-name="ce622"/>
          <table:table-cell table:style-name="ce632" office:value-type="string" calcext:value-type="string">
            <text:p>Antihorario</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table:table-cell table:style-name="ce778"/>
          <table:table-cell table:style-name="ce787"/>
          <table:table-cell table:style-name="ce800" office:value-type="string" calcext:value-type="string">
            <text:p>Против часовой стрелки</text:p>
          </table:table-cell>
          <table:table-cell table:style-name="ce812" office:value-type="string" calcext:value-type="string">
            <text:p>Antihorari</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شمارنده ساعتگرد</text:p>
          </table:table-cell>
          <table:table-cell table:style-name="ce874" office:value-type="string" calcext:value-type="string">
            <text:p>Срещу часовниковата стрелка</text:p>
          </table:table-cell>
          <table:table-cell table:style-name="ce315" table:number-columns-repeated="990"/>
          <table:table-cell table:number-columns-repeated="4"/>
        </table:table-row>
        <table:table-row table:style-name="ro10">
          <table:table-cell table:style-name="ce574" office:value-type="string" calcext:value-type="string">
            <text:p>mnuSupplementaryAngle</text:p>
          </table:table-cell>
          <table:table-cell table:style-name="ce371"/>
          <table:table-cell table:style-name="ce60" office:value-type="string" calcext:value-type="string">
            <text:p>Supplementary angle</text:p>
          </table:table-cell>
          <table:table-cell table:style-name="ce602" office:value-type="string" calcext:value-type="string">
            <text:p>Angle supplémentaire</text:p>
          </table:table-cell>
          <table:table-cell table:style-name="ce613" office:value-type="string" calcext:value-type="string">
            <text:p>Aanvullende hoek</text:p>
          </table:table-cell>
          <table:table-cell table:style-name="ce622"/>
          <table:table-cell table:style-name="ce632" office:value-type="string" calcext:value-type="string">
            <text:p>Ángulo suplementario</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table:table-cell table:style-name="ce778"/>
          <table:table-cell table:style-name="ce787"/>
          <table:table-cell table:style-name="ce800" office:value-type="string" calcext:value-type="string">
            <text:p>Дополнительный угол</text:p>
          </table:table-cell>
          <table:table-cell table:style-name="ce812" office:value-type="string" calcext:value-type="string">
            <text:p>Angle suplementari</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زاویه تکمیلی</text:p>
          </table:table-cell>
          <table:table-cell table:style-name="ce874" office:value-type="string" calcext:value-type="string">
            <text:p>Допълнителен ъгъл</text:p>
          </table:table-cell>
          <table:table-cell table:style-name="ce315" table:number-columns-repeated="990"/>
          <table:table-cell table:number-columns-repeated="4"/>
        </table:table-row>
        <table:table-row table:style-name="ro18">
          <table:table-cell table:style-name="ce574" office:value-type="string" calcext:value-type="string">
            <text:p>mnuFlipHorizontally</text:p>
          </table:table-cell>
          <table:table-cell table:style-name="ce371"/>
          <table:table-cell table:style-name="ce60" office:value-type="string" calcext:value-type="string">
            <text:p>Flip horizontally</text:p>
          </table:table-cell>
          <table:table-cell table:style-name="ce602" office:value-type="string" calcext:value-type="string">
            <text:p>Retourner horizontalement</text:p>
          </table:table-cell>
          <table:table-cell table:style-name="ce613" office:value-type="string" calcext:value-type="string">
            <text:p>Spiegel horizontaal</text:p>
          </table:table-cell>
          <table:table-cell table:style-name="ce622"/>
          <table:table-cell table:style-name="ce632" office:value-type="string" calcext:value-type="string">
            <text:p>Invertir horizontalmente</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table:table-cell table:style-name="ce778"/>
          <table:table-cell table:style-name="ce787"/>
          <table:table-cell table:style-name="ce802" office:value-type="string" calcext:value-type="string">
            <text:p>Отразить горизонтально</text:p>
          </table:table-cell>
          <table:table-cell table:style-name="ce812" office:value-type="string" calcext:value-type="string">
            <text:p>Reflexa horitzontalment</text:p>
          </table:table-cell>
          <table:table-cell table:style-name="ce819" office:value-type="string" calcext:value-type="string">
            <text:p>Okreni horizontalno</text:p>
          </table:table-cell>
          <table:table-cell table:style-name="ce827" office:value-type="string" calcext:value-type="string">
            <text:p>Окрени хоризонтално</text:p>
          </table:table-cell>
          <table:table-cell table:style-name="ce837" office:value-type="string" calcext:value-type="string">
            <text:p>水平に反転</text:p>
          </table:table-cell>
          <table:table-cell table:style-name="ce849" office:value-type="string" calcext:value-type="string">
            <text:p>Преврти хоризонтално</text:p>
          </table:table-cell>
          <table:table-cell table:style-name="ce857" office:value-type="string" calcext:value-type="string">
            <text:p>اقلب أفقيا</text:p>
          </table:table-cell>
          <table:table-cell table:style-name="ce866" office:value-type="string" calcext:value-type="string">
            <text:p>تلنگر افقی</text:p>
          </table:table-cell>
          <table:table-cell table:style-name="ce874" office:value-type="string" calcext:value-type="string">
            <text:p>Покажи хоризонтално</text:p>
          </table:table-cell>
          <table:table-cell table:style-name="ce315" table:number-columns-repeated="990"/>
          <table:table-cell table:number-columns-repeated="4"/>
        </table:table-row>
        <table:table-row table:style-name="ro18">
          <table:table-cell table:style-name="ce574" office:value-type="string" calcext:value-type="string">
            <text:p>mnuFlipVertically</text:p>
          </table:table-cell>
          <table:table-cell table:style-name="ce371"/>
          <table:table-cell table:style-name="ce60" office:value-type="string" calcext:value-type="string">
            <text:p>Flip vertically</text:p>
          </table:table-cell>
          <table:table-cell table:style-name="ce602" office:value-type="string" calcext:value-type="string">
            <text:p>Retourner verticalement</text:p>
          </table:table-cell>
          <table:table-cell table:style-name="ce613" office:value-type="string" calcext:value-type="string">
            <text:p>Spiegel verticaal</text:p>
          </table:table-cell>
          <table:table-cell table:style-name="ce622"/>
          <table:table-cell table:style-name="ce632" office:value-type="string" calcext:value-type="string">
            <text:p>Invertir verticalmente</text:p>
          </table:table-cell>
          <table:table-cell table:style-name="ce646"/>
          <table:table-cell table:style-name="ce657"/>
          <table:table-cell table:style-name="ce671"/>
          <table:table-cell table:style-name="ce680"/>
          <table:table-cell table:style-name="ce695"/>
          <table:table-cell table:style-name="ce708"/>
          <table:table-cell table:style-name="ce719"/>
          <table:table-cell table:style-name="ce729"/>
          <table:table-cell table:style-name="ce738"/>
          <table:table-cell table:style-name="ce751"/>
          <table:table-cell table:style-name="ce759"/>
          <table:table-cell table:style-name="ce767"/>
          <table:table-cell table:style-name="ce778"/>
          <table:table-cell table:style-name="ce787"/>
          <table:table-cell table:style-name="ce802" office:value-type="string" calcext:value-type="string">
            <text:p>Отразить вертикально</text:p>
          </table:table-cell>
          <table:table-cell table:style-name="ce812" office:value-type="string" calcext:value-type="string">
            <text:p>Reflexa verticalment</text:p>
          </table:table-cell>
          <table:table-cell table:style-name="ce819" office:value-type="string" calcext:value-type="string">
            <text:p>Okreni vertikalno</text:p>
          </table:table-cell>
          <table:table-cell table:style-name="ce827" office:value-type="string" calcext:value-type="string">
            <text:p>Окрени вертикално</text:p>
          </table:table-cell>
          <table:table-cell table:style-name="ce837" office:value-type="string" calcext:value-type="string">
            <text:p>垂直に反転</text:p>
          </table:table-cell>
          <table:table-cell table:style-name="ce849" office:value-type="string" calcext:value-type="string">
            <text:p>Преврти вертикално</text:p>
          </table:table-cell>
          <table:table-cell table:style-name="ce857" office:value-type="string" calcext:value-type="string">
            <text:p>اقلب عموديا</text:p>
          </table:table-cell>
          <table:table-cell table:style-name="ce866" office:value-type="string" calcext:value-type="string">
            <text:p>تلنگر عمودی</text:p>
          </table:table-cell>
          <table:table-cell table:style-name="ce874" office:value-type="string" calcext:value-type="string">
            <text:p>Покажи вертикално</text:p>
          </table:table-cell>
          <table:table-cell table:style-name="ce315" table:number-columns-repeated="990"/>
          <table:table-cell table:number-columns-repeated="4"/>
        </table:table-row>
        <table:table-row table:style-name="ro10">
          <table:table-cell table:style-name="ce49" office:value-type="string" calcext:value-type="string">
            <text:p>mnuLoadAnalysis</text:p>
          </table:table-cell>
          <table:table-cell table:style-name="ce371"/>
          <table:table-cell table:style-name="ce60" office:value-type="string" calcext:value-type="string">
            <text:p>Load annotations…</text:p>
          </table:table-cell>
          <table:table-cell table:style-name="ce602" office:value-type="string" calcext:value-type="string">
            <text:p>Charger des annotations…</text:p>
          </table:table-cell>
          <table:table-cell table:style-name="ce613" office:value-type="string" calcext:value-type="string">
            <text:p>Laad de annotaties…</text:p>
          </table:table-cell>
          <table:table-cell table:style-name="ce621"/>
          <table:table-cell table:style-name="ce632" office:value-type="string" calcext:value-type="string">
            <text:p>Cargar anotaciones…</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table:table-cell table:style-name="ce812" office:value-type="string" calcext:value-type="string">
            <text:p>Carrega anotacions...</text:p>
          </table:table-cell>
          <table:table-cell table:style-name="ce819"/>
          <table:table-cell table:style-name="ce827"/>
          <table:table-cell table:style-name="ce839"/>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5">
          <table:table-cell table:style-name="ce49" office:value-type="string" calcext:value-type="string">
            <text:p>mnuMagnification</text:p>
          </table:table-cell>
          <table:table-cell table:style-name="ce371" office:value-type="string" calcext:value-type="string">
            <text:p>will expand to "Zoom x1.5", "Zoom x1.75", etc.</text:p>
          </table:table-cell>
          <table:table-cell table:style-name="ce60" office:value-type="string" calcext:value-type="string">
            <text:p>Zoom x{0:0.00}</text:p>
          </table:table-cell>
          <table:table-cell table:style-name="ce602" office:value-type="string" calcext:value-type="string">
            <text:p>Zoom x{0:0.00}</text:p>
          </table:table-cell>
          <table:table-cell table:style-name="ce613" office:value-type="string" calcext:value-type="string">
            <text:p>Zoom x{0:0.00}</text:p>
          </table:table-cell>
          <table:table-cell table:style-name="ce627" office:value-type="string" calcext:value-type="string">
            <text:p>Zoom x{0:0.00}</text:p>
          </table:table-cell>
          <table:table-cell table:style-name="ce638" office:value-type="string" calcext:value-type="string">
            <text:p>Zoom x{0:0.00}</text:p>
          </table:table-cell>
          <table:table-cell table:style-name="ce650" office:value-type="string" calcext:value-type="string">
            <text:p>Zoom x{0:0.00}</text:p>
          </table:table-cell>
          <table:table-cell table:style-name="ce658" office:value-type="string" calcext:value-type="string">
            <text:p>Zoom x{0:0.00}</text:p>
          </table:table-cell>
          <table:table-cell table:style-name="ce667" office:value-type="string" calcext:value-type="string">
            <text:p>Zoom x{0:0.00}</text:p>
          </table:table-cell>
          <table:table-cell table:style-name="ce680" office:value-type="string" calcext:value-type="string">
            <text:p>Zoom x{0:0.00}</text:p>
          </table:table-cell>
          <table:table-cell table:style-name="ce695" office:value-type="string" calcext:value-type="string">
            <text:p>Zoom x{0:0.00}</text:p>
          </table:table-cell>
          <table:table-cell table:style-name="ce713" office:value-type="string" calcext:value-type="string">
            <text:p>Zoom x{0:0.00}</text:p>
          </table:table-cell>
          <table:table-cell table:style-name="ce723" office:value-type="string" calcext:value-type="string">
            <text:p>放大 x{0:0.00}</text:p>
          </table:table-cell>
          <table:table-cell table:style-name="ce728" office:value-type="string" calcext:value-type="string">
            <text:p>Yaklaştır x{0:0.00}</text:p>
          </table:table-cell>
          <table:table-cell table:style-name="ce737" office:value-type="string" calcext:value-type="string">
            <text:p>Μεγέθυνση x{0:0.00}</text:p>
          </table:table-cell>
          <table:table-cell table:style-name="ce749" office:value-type="string" calcext:value-type="string">
            <text:p>Didinimas x{0:0.00}</text:p>
          </table:table-cell>
          <table:table-cell table:style-name="ce759" office:value-type="string" calcext:value-type="string">
            <text:p>Zooma x{0:0.00}</text:p>
          </table:table-cell>
          <table:table-cell table:style-name="ce767" office:value-type="string" calcext:value-type="string">
            <text:p>Zoom x{0:0.00}</text:p>
          </table:table-cell>
          <table:table-cell table:style-name="ce780" office:value-type="string" calcext:value-type="string">
            <text:p>Zoom x{0:0.00}</text:p>
          </table:table-cell>
          <table:table-cell table:style-name="ce793" office:value-type="string" calcext:value-type="string">
            <text:p>확대 x{0:0.00}</text:p>
          </table:table-cell>
          <table:table-cell table:style-name="ce800" office:value-type="string" calcext:value-type="string">
            <text:p>Приближение х {0:0.00}</text:p>
          </table:table-cell>
          <table:table-cell table:style-name="ce814" office:value-type="string" calcext:value-type="string">
            <text:p>Zoom x{0:0.00}</text:p>
          </table:table-cell>
          <table:table-cell table:style-name="ce819" office:value-type="string" calcext:value-type="string">
            <text:p>Uveličaj x{0:0.00}</text:p>
          </table:table-cell>
          <table:table-cell table:style-name="ce827" office:value-type="string" calcext:value-type="string">
            <text:p>Увеличај x{0:0.00}</text:p>
          </table:table-cell>
          <table:table-cell table:style-name="ce837" office:value-type="string" calcext:value-type="string">
            <text:p>ズーム x{0:0.00}</text:p>
          </table:table-cell>
          <table:table-cell table:style-name="ce849" office:value-type="string" calcext:value-type="string">
            <text:p>Зум x{0:0.00}</text:p>
          </table:table-cell>
          <table:table-cell table:style-name="ce857" office:value-type="string" calcext:value-type="string">
            <text:p>التكبير x {0: 0.00}</text:p>
          </table:table-cell>
          <table:table-cell table:style-name="ce857" office:value-type="string" calcext:value-type="string">
            <text:p>بزرگنمایی x {0: 0.00}</text:p>
          </table:table-cell>
          <table:table-cell table:style-name="ce874" office:value-type="string" calcext:value-type="string">
            <text:p>Приближаване х {0:0.00}</text:p>
          </table:table-cell>
          <table:table-cell table:style-name="ce315" table:number-columns-repeated="990"/>
          <table:table-cell table:number-columns-repeated="4"/>
        </table:table-row>
        <table:table-row table:style-name="ro11">
          <table:table-cell table:style-name="ce49" office:value-type="string" calcext:value-type="string">
            <text:p>mnuMagnifierDirect</text:p>
          </table:table-cell>
          <table:table-cell table:style-name="ce371"/>
          <table:table-cell table:style-name="ce589" office:value-type="string" calcext:value-type="string">
            <text:p>Switch to Direct Zoom</text:p>
          </table:table-cell>
          <table:table-cell table:style-name="ce603" office:value-type="string" calcext:value-type="string">
            <text:p>Basculer en Zoom Direct</text:p>
          </table:table-cell>
          <table:table-cell table:style-name="ce613" office:value-type="string" calcext:value-type="string">
            <text:p>Schakel naar Direct Zoom</text:p>
          </table:table-cell>
          <table:table-cell table:style-name="ce620" office:value-type="string" calcext:value-type="string">
            <text:p>Direkt Zoom</text:p>
          </table:table-cell>
          <table:table-cell table:style-name="ce632" office:value-type="string" calcext:value-type="string">
            <text:p>Cambiar a Zoom Directo</text:p>
          </table:table-cell>
          <table:table-cell table:style-name="ce645" office:value-type="string" calcext:value-type="string">
            <text:p>Mudar para Zoom Direto</text:p>
          </table:table-cell>
          <table:table-cell table:style-name="ce657"/>
          <table:table-cell table:style-name="ce668" office:value-type="string" calcext:value-type="string">
            <text:p>Passa a ZOOM diretto</text:p>
          </table:table-cell>
          <table:table-cell table:style-name="ce682" office:value-type="string" calcext:value-type="string">
            <text:p>Schimbă în <text:s/>Zoom Direct</text:p>
          </table:table-cell>
          <table:table-cell table:style-name="ce697" office:value-type="string" calcext:value-type="string">
            <text:p>Vaihda suoraan Zoomiin</text:p>
          </table:table-cell>
          <table:table-cell table:style-name="ce708" office:value-type="string" calcext:value-type="string">
            <text:p>Bytt til direkte zoom</text:p>
          </table:table-cell>
          <table:table-cell table:style-name="ce719" office:value-type="string" calcext:value-type="string">
            <text:p>切换到直接放大模式</text:p>
          </table:table-cell>
          <table:table-cell table:style-name="ce728" office:value-type="string" calcext:value-type="string">
            <text:p>Direkt Yakınlaşmaya Geç</text:p>
          </table:table-cell>
          <table:table-cell table:style-name="ce737" office:value-type="string" calcext:value-type="string">
            <text:p>Αλλαγή σε Απευθείας Μεγέθυνση</text:p>
          </table:table-cell>
          <table:table-cell table:style-name="ce749" office:value-type="string" calcext:value-type="string">
            <text:p>Perjungti tiesioginį didinimą</text:p>
          </table:table-cell>
          <table:table-cell table:style-name="ce759" office:value-type="string" calcext:value-type="string">
            <text:p>Byt till direkt zoom</text:p>
          </table:table-cell>
          <table:table-cell table:style-name="ce767" office:value-type="string" calcext:value-type="string">
            <text:p>Skift til direkte zoom</text:p>
          </table:table-cell>
          <table:table-cell table:style-name="ce778" office:value-type="string" calcext:value-type="string">
            <text:p>Přepnout do zvětšení obrazu</text:p>
          </table:table-cell>
          <table:table-cell table:style-name="ce787" office:value-type="string" calcext:value-type="string">
            <text:p><text:span text:style-name="T4">바로</text:span><text:span text:style-name="T5"> </text:span><text:span text:style-name="T6">확대로</text:span><text:span text:style-name="T5"> </text:span><text:span text:style-name="T6">전환</text:span></text:p>
          </table:table-cell>
          <table:table-cell table:style-name="ce800" office:value-type="string" calcext:value-type="string">
            <text:p>Переключиться на увеличение</text:p>
          </table:table-cell>
          <table:table-cell table:style-name="ce812" office:value-type="string" calcext:value-type="string">
            <text:p>Passar a zoom directe</text:p>
          </table:table-cell>
          <table:table-cell table:style-name="ce819" office:value-type="string" calcext:value-type="string">
            <text:p>Automatski prebaci na zumiranje</text:p>
          </table:table-cell>
          <table:table-cell table:style-name="ce827" office:value-type="string" calcext:value-type="string">
            <text:p>Аутоматски пребаци на зумирање</text:p>
          </table:table-cell>
          <table:table-cell table:style-name="ce837" office:value-type="string" calcext:value-type="string">
            <text:p>ダイレクトズームに切替え</text:p>
          </table:table-cell>
          <table:table-cell table:style-name="ce849" office:value-type="string" calcext:value-type="string">
            <text:p>Промени во директен зум</text:p>
          </table:table-cell>
          <table:table-cell table:style-name="ce857" office:value-type="string" calcext:value-type="string">
            <text:p>تبديل للتكبير المباشر</text:p>
          </table:table-cell>
          <table:table-cell table:style-name="ce866" office:value-type="string" calcext:value-type="string">
            <text:p>تغییر به بزرگنمایی مستقیم</text:p>
          </table:table-cell>
          <table:table-cell table:style-name="ce874" office:value-type="string" calcext:value-type="string">
            <text:p>Превключване за увеличение</text:p>
          </table:table-cell>
          <table:table-cell table:style-name="ce315" table:number-columns-repeated="990"/>
          <table:table-cell table:number-columns-repeated="4"/>
        </table:table-row>
        <table:table-row table:style-name="ro18">
          <table:table-cell table:style-name="ce574" office:value-type="string" calcext:value-type="string">
            <text:p>mnuMagnifierQuit</text:p>
          </table:table-cell>
          <table:table-cell table:style-name="ce371"/>
          <table:table-cell table:style-name="ce588" office:value-type="string" calcext:value-type="string">
            <text:p>Close Magnifier</text:p>
          </table:table-cell>
          <table:table-cell table:style-name="ce603" office:value-type="string" calcext:value-type="string">
            <text:p>Quitter le mode Loupe</text:p>
          </table:table-cell>
          <table:table-cell table:style-name="ce613" office:value-type="string" calcext:value-type="string">
            <text:p>Sluit Vergrootglas</text:p>
          </table:table-cell>
          <table:table-cell table:style-name="ce621" office:value-type="string" calcext:value-type="string">
            <text:p>Lupe schließen</text:p>
          </table:table-cell>
          <table:table-cell table:style-name="ce632" office:value-type="string" calcext:value-type="string">
            <text:p>Salir del modo lupa</text:p>
          </table:table-cell>
          <table:table-cell table:style-name="ce645" office:value-type="string" calcext:value-type="string">
            <text:p>Fechar Lupa</text:p>
          </table:table-cell>
          <table:table-cell table:style-name="ce657"/>
          <table:table-cell table:style-name="ce670" office:value-type="string" calcext:value-type="string">
            <text:p>Chiudi lente d'ingrandimento</text:p>
          </table:table-cell>
          <table:table-cell table:style-name="ce681" office:value-type="string" calcext:value-type="string">
            <text:p>Închide modul Lupă</text:p>
          </table:table-cell>
          <table:table-cell table:style-name="ce696" office:value-type="string" calcext:value-type="string">
            <text:p>Sulje suurennuslasi</text:p>
          </table:table-cell>
          <table:table-cell table:style-name="ce708" office:value-type="string" calcext:value-type="string">
            <text:p>Lukk forstørrelsesglass</text:p>
          </table:table-cell>
          <table:table-cell table:style-name="ce719" office:value-type="string" calcext:value-type="string">
            <text:p>关闭放大镜</text:p>
          </table:table-cell>
          <table:table-cell table:style-name="ce728" office:value-type="string" calcext:value-type="string">
            <text:p>Büyüteci Kapat</text:p>
          </table:table-cell>
          <table:table-cell table:style-name="ce737" office:value-type="string" calcext:value-type="string">
            <text:p>Κλείσιμο Μεγεθυντή</text:p>
          </table:table-cell>
          <table:table-cell table:style-name="ce749" office:value-type="string" calcext:value-type="string">
            <text:p>Uždaryti padidinimo stiklą</text:p>
          </table:table-cell>
          <table:table-cell table:style-name="ce759" office:value-type="string" calcext:value-type="string">
            <text:p>Stäng förstoringsglas</text:p>
          </table:table-cell>
          <table:table-cell table:style-name="ce767" office:value-type="string" calcext:value-type="string">
            <text:p>Luk lup</text:p>
          </table:table-cell>
          <table:table-cell table:style-name="ce778" office:value-type="string" calcext:value-type="string">
            <text:p>Zavřít lupu</text:p>
          </table:table-cell>
          <table:table-cell table:style-name="ce787" office:value-type="string" calcext:value-type="string">
            <text:p><text:span text:style-name="T4">확대경</text:span><text:span text:style-name="T5"> </text:span><text:span text:style-name="T6">닫기</text:span></text:p>
          </table:table-cell>
          <table:table-cell table:style-name="ce800" office:value-type="string" calcext:value-type="string">
            <text:p>Закрыть лупу</text:p>
          </table:table-cell>
          <table:table-cell table:style-name="ce812" office:value-type="string" calcext:value-type="string">
            <text:p>Sortir del mode lupa</text:p>
          </table:table-cell>
          <table:table-cell table:style-name="ce819" office:value-type="string" calcext:value-type="string">
            <text:p>Zatvori lupu</text:p>
          </table:table-cell>
          <table:table-cell table:style-name="ce827" office:value-type="string" calcext:value-type="string">
            <text:p>Затвори лупу</text:p>
          </table:table-cell>
          <table:table-cell table:style-name="ce837" office:value-type="string" calcext:value-type="string">
            <text:p>拡大を終了</text:p>
          </table:table-cell>
          <table:table-cell table:style-name="ce849" office:value-type="string" calcext:value-type="string">
            <text:p>Затвори ја лупата</text:p>
          </table:table-cell>
          <table:table-cell table:style-name="ce857" office:value-type="string" calcext:value-type="string">
            <text:p>مكبر عن قرب</text:p>
          </table:table-cell>
          <table:table-cell table:style-name="ce866" office:value-type="string" calcext:value-type="string">
            <text:p>بستن ذره بین</text:p>
          </table:table-cell>
          <table:table-cell table:style-name="ce874" office:value-type="string" calcext:value-type="string">
            <text:p>Затвори лупата</text:p>
          </table:table-cell>
          <table:table-cell table:style-name="ce315" table:number-columns-repeated="990"/>
          <table:table-cell table:number-columns-repeated="4"/>
        </table:table-row>
        <table:table-row table:style-name="ro18">
          <table:table-cell table:style-name="ce49" office:value-type="string" calcext:value-type="string">
            <text:p>mnuMirror</text:p>
          </table:table-cell>
          <table:table-cell table:style-name="ce371"/>
          <table:table-cell table:style-name="ce60" office:value-type="string" calcext:value-type="string">
            <text:p>Mirror</text:p>
          </table:table-cell>
          <table:table-cell table:style-name="ce602" office:value-type="string" calcext:value-type="string">
            <text:p>Miroir</text:p>
          </table:table-cell>
          <table:table-cell table:style-name="ce613" office:value-type="string" calcext:value-type="string">
            <text:p>Spiegel</text:p>
          </table:table-cell>
          <table:table-cell table:style-name="ce621" office:value-type="string" calcext:value-type="string">
            <text:p>Spiegel</text:p>
          </table:table-cell>
          <table:table-cell table:style-name="ce632" office:value-type="string" calcext:value-type="string">
            <text:p>Espejo</text:p>
          </table:table-cell>
          <table:table-cell table:style-name="ce645" office:value-type="string" calcext:value-type="string">
            <text:p>Espelhar</text:p>
          </table:table-cell>
          <table:table-cell table:style-name="ce657" office:value-type="string" calcext:value-type="string">
            <text:p>Lustrzanie</text:p>
          </table:table-cell>
          <table:table-cell table:style-name="ce667" office:value-type="string" calcext:value-type="string">
            <text:p>Specchio</text:p>
          </table:table-cell>
          <table:table-cell table:style-name="ce680" office:value-type="string" calcext:value-type="string">
            <text:p>Oglindă</text:p>
          </table:table-cell>
          <table:table-cell table:style-name="ce695" office:value-type="string" calcext:value-type="string">
            <text:p>Peili</text:p>
          </table:table-cell>
          <table:table-cell table:style-name="ce708" office:value-type="string" calcext:value-type="string">
            <text:p>Speil</text:p>
          </table:table-cell>
          <table:table-cell table:style-name="ce719" office:value-type="string" calcext:value-type="string">
            <text:p>镜像</text:p>
          </table:table-cell>
          <table:table-cell table:style-name="ce728" office:value-type="string" calcext:value-type="string">
            <text:p>Ayna</text:p>
          </table:table-cell>
          <table:table-cell table:style-name="ce737" office:value-type="string" calcext:value-type="string">
            <text:p>Καθρέφτης</text:p>
          </table:table-cell>
          <table:table-cell table:style-name="ce749" office:value-type="string" calcext:value-type="string">
            <text:p>Veidrodis</text:p>
          </table:table-cell>
          <table:table-cell table:style-name="ce759" office:value-type="string" calcext:value-type="string">
            <text:p>Spegelvänd</text:p>
          </table:table-cell>
          <table:table-cell table:style-name="ce767" office:value-type="string" calcext:value-type="string">
            <text:p>Spejlvend</text:p>
          </table:table-cell>
          <table:table-cell table:style-name="ce778" office:value-type="string" calcext:value-type="string">
            <text:p>Zrcadlit</text:p>
          </table:table-cell>
          <table:table-cell table:style-name="ce789" office:value-type="string" calcext:value-type="string">
            <text:p>거울</text:p>
          </table:table-cell>
          <table:table-cell table:style-name="ce800" office:value-type="string" calcext:value-type="string">
            <text:p>Зеркально</text:p>
          </table:table-cell>
          <table:table-cell table:style-name="ce812" office:value-type="string" calcext:value-type="string">
            <text:p>Mirall</text:p>
          </table:table-cell>
          <table:table-cell table:style-name="ce819" office:value-type="string" calcext:value-type="string">
            <text:p>Ogledalo</text:p>
          </table:table-cell>
          <table:table-cell table:style-name="ce827" office:value-type="string" calcext:value-type="string">
            <text:p>Огледало</text:p>
          </table:table-cell>
          <table:table-cell table:style-name="ce837" office:value-type="string" calcext:value-type="string">
            <text:p>鏡</text:p>
          </table:table-cell>
          <table:table-cell table:style-name="ce849" office:value-type="string" calcext:value-type="string">
            <text:p>Огледало</text:p>
          </table:table-cell>
          <table:table-cell table:style-name="ce857" office:value-type="string" calcext:value-type="string">
            <text:p>مرآة</text:p>
          </table:table-cell>
          <table:table-cell table:style-name="ce866" office:value-type="string" calcext:value-type="string">
            <text:p>آینه</text:p>
          </table:table-cell>
          <table:table-cell table:style-name="ce874" office:value-type="string" calcext:value-type="string">
            <text:p>Образец</text:p>
          </table:table-cell>
          <table:table-cell table:style-name="ce315" table:number-columns-repeated="990"/>
          <table:table-cell table:number-columns-repeated="4"/>
        </table:table-row>
        <table:table-row table:style-name="ro18">
          <table:table-cell table:style-name="ce49" office:value-type="string" calcext:value-type="string">
            <text:p>mnuOneCapture</text:p>
          </table:table-cell>
          <table:table-cell table:style-name="ce371"/>
          <table:table-cell table:style-name="ce60" office:value-type="string" calcext:value-type="string">
            <text:p>One Capture Screen</text:p>
          </table:table-cell>
          <table:table-cell table:style-name="ce602" office:value-type="string" calcext:value-type="string">
            <text:p>Un Écran de Capture Vidéo</text:p>
          </table:table-cell>
          <table:table-cell table:style-name="ce613" office:value-type="string" calcext:value-type="string">
            <text:p>Eén opname-scherm</text:p>
          </table:table-cell>
          <table:table-cell table:style-name="ce621" office:value-type="string" calcext:value-type="string">
            <text:p>1x Aufnahmefenster</text:p>
          </table:table-cell>
          <table:table-cell table:style-name="ce632" office:value-type="string" calcext:value-type="string">
            <text:p>Una pantalla de Captura de Video</text:p>
          </table:table-cell>
          <table:table-cell table:style-name="ce645" office:value-type="string" calcext:value-type="string">
            <text:p>Uma Tela de Captura</text:p>
          </table:table-cell>
          <table:table-cell table:style-name="ce657" office:value-type="string" calcext:value-type="string">
            <text:p>Pojedynczy zrzut ekranu</text:p>
          </table:table-cell>
          <table:table-cell table:style-name="ce667" office:value-type="string" calcext:value-type="string">
            <text:p>Un schermo di Cattura Video</text:p>
          </table:table-cell>
          <table:table-cell table:style-name="ce680" office:value-type="string" calcext:value-type="string">
            <text:p>O fereastră de captură</text:p>
          </table:table-cell>
          <table:table-cell table:style-name="ce695" office:value-type="string" calcext:value-type="string">
            <text:p>Yksi kuvausnäyttö</text:p>
          </table:table-cell>
          <table:table-cell table:style-name="ce708" office:value-type="string" calcext:value-type="string">
            <text:p>Et opptaksvindu</text:p>
          </table:table-cell>
          <table:table-cell table:style-name="ce719" office:value-type="string" calcext:value-type="string">
            <text:p>单摄像头采集模式</text:p>
          </table:table-cell>
          <table:table-cell table:style-name="ce728" office:value-type="string" calcext:value-type="string">
            <text:p>Bir Görüntü Yakalama Ekranı</text:p>
          </table:table-cell>
          <table:table-cell table:style-name="ce737" office:value-type="string" calcext:value-type="string">
            <text:p>Μια οθόνη Αποτύπωσης</text:p>
          </table:table-cell>
          <table:table-cell table:style-name="ce749" office:value-type="string" calcext:value-type="string">
            <text:p>Vienas irašymo ekranas</text:p>
          </table:table-cell>
          <table:table-cell table:style-name="ce759" office:value-type="string" calcext:value-type="string">
            <text:p>Ett inspelningsfönster</text:p>
          </table:table-cell>
          <table:table-cell table:style-name="ce767" office:value-type="string" calcext:value-type="string">
            <text:p>En optageskærm</text:p>
          </table:table-cell>
          <table:table-cell table:style-name="ce778" office:value-type="string" calcext:value-type="string">
            <text:p>1 snímací obrazovka</text:p>
          </table:table-cell>
          <table:table-cell table:style-name="ce787" office:value-type="string" calcext:value-type="string">
            <text:p><text:span text:style-name="T4">하나의</text:span><text:span text:style-name="T5"> </text:span><text:span text:style-name="T6">캡처</text:span><text:span text:style-name="T5"> </text:span><text:span text:style-name="T6">화면</text:span></text:p>
          </table:table-cell>
          <table:table-cell table:style-name="ce800" office:value-type="string" calcext:value-type="string">
            <text:p>Один экран съемки</text:p>
          </table:table-cell>
          <table:table-cell table:style-name="ce812" office:value-type="string" calcext:value-type="string">
            <text:p>Una pantalla de captura</text:p>
          </table:table-cell>
          <table:table-cell table:style-name="ce819" office:value-type="string" calcext:value-type="string">
            <text:p>Jedan ekran za snimanje</text:p>
          </table:table-cell>
          <table:table-cell table:style-name="ce827" office:value-type="string" calcext:value-type="string">
            <text:p>Један екран за снимање</text:p>
          </table:table-cell>
          <table:table-cell table:style-name="ce837" office:value-type="string" calcext:value-type="string">
            <text:p>キャプチャスクリーン</text:p>
          </table:table-cell>
          <table:table-cell table:style-name="ce849" office:value-type="string" calcext:value-type="string">
            <text:p>Еден екран за снимање</text:p>
          </table:table-cell>
          <table:table-cell table:style-name="ce857" office:value-type="string" calcext:value-type="string">
            <text:p>شاشة واحدة للالتقاط</text:p>
          </table:table-cell>
          <table:table-cell table:style-name="ce866" office:value-type="string" calcext:value-type="string">
            <text:p>یک صفحه ضبط</text:p>
          </table:table-cell>
          <table:table-cell table:style-name="ce874" office:value-type="string" calcext:value-type="string">
            <text:p>Снимане в един екран</text:p>
          </table:table-cell>
          <table:table-cell table:style-name="ce315" table:number-columns-repeated="990"/>
          <table:table-cell table:number-columns-repeated="4"/>
        </table:table-row>
        <table:table-row table:style-name="ro11">
          <table:table-cell table:style-name="ce49" office:value-type="string" calcext:value-type="string">
            <text:p>mnuOnePlayer</text:p>
          </table:table-cell>
          <table:table-cell table:style-name="ce371"/>
          <table:table-cell table:style-name="ce60" office:value-type="string" calcext:value-type="string">
            <text:p>One Playback Screen</text:p>
          </table:table-cell>
          <table:table-cell table:style-name="ce602" office:value-type="string" calcext:value-type="string">
            <text:p>Un Écran de Lecture</text:p>
          </table:table-cell>
          <table:table-cell table:style-name="ce613" office:value-type="string" calcext:value-type="string">
            <text:p>Eén afspeelscherm</text:p>
          </table:table-cell>
          <table:table-cell table:style-name="ce621" office:value-type="string" calcext:value-type="string">
            <text:p>1x Wiedergabefenster</text:p>
          </table:table-cell>
          <table:table-cell table:style-name="ce632" office:value-type="string" calcext:value-type="string">
            <text:p>Una pantalla de Lectura</text:p>
          </table:table-cell>
          <table:table-cell table:style-name="ce645" office:value-type="string" calcext:value-type="string">
            <text:p>Uma Tela de Reproduzir</text:p>
          </table:table-cell>
          <table:table-cell table:style-name="ce657" office:value-type="string" calcext:value-type="string">
            <text:p>Jeden ekran odtwarzania</text:p>
          </table:table-cell>
          <table:table-cell table:style-name="ce667" office:value-type="string" calcext:value-type="string">
            <text:p>Un schermo di Riproduzione</text:p>
          </table:table-cell>
          <table:table-cell table:style-name="ce680" office:value-type="string" calcext:value-type="string">
            <text:p>O fereastră de Rulare</text:p>
          </table:table-cell>
          <table:table-cell table:style-name="ce695" office:value-type="string" calcext:value-type="string">
            <text:p>Yksi video/analyysinäyttö</text:p>
          </table:table-cell>
          <table:table-cell table:style-name="ce708" office:value-type="string" calcext:value-type="string">
            <text:p>Et avspillingsvindu</text:p>
          </table:table-cell>
          <table:table-cell table:style-name="ce719" office:value-type="string" calcext:value-type="string">
            <text:p>单屏幕显示模式</text:p>
          </table:table-cell>
          <table:table-cell table:style-name="ce728" office:value-type="string" calcext:value-type="string">
            <text:p>Bir Oynatma Ekranı</text:p>
          </table:table-cell>
          <table:table-cell table:style-name="ce737" office:value-type="string" calcext:value-type="string">
            <text:p>Μια οθόνη Αναπαραγωγής</text:p>
          </table:table-cell>
          <table:table-cell table:style-name="ce749" office:value-type="string" calcext:value-type="string">
            <text:p>Vienas peržūros ekranas</text:p>
          </table:table-cell>
          <table:table-cell table:style-name="ce759" office:value-type="string" calcext:value-type="string">
            <text:p>Ett uppspelningsfönster</text:p>
          </table:table-cell>
          <table:table-cell table:style-name="ce767" office:value-type="string" calcext:value-type="string">
            <text:p>En afspilningsskærm</text:p>
          </table:table-cell>
          <table:table-cell table:style-name="ce778" office:value-type="string" calcext:value-type="string">
            <text:p>1 obrazovka pro přehrávání</text:p>
          </table:table-cell>
          <table:table-cell table:style-name="ce787" office:value-type="string" calcext:value-type="string">
            <text:p><text:span text:style-name="T4">하나의</text:span><text:span text:style-name="T5"> </text:span><text:span text:style-name="T6">재생</text:span><text:span text:style-name="T5"> </text:span><text:span text:style-name="T6">화면</text:span></text:p>
          </table:table-cell>
          <table:table-cell table:style-name="ce800" office:value-type="string" calcext:value-type="string">
            <text:p>Один экран воспроизведения</text:p>
          </table:table-cell>
          <table:table-cell table:style-name="ce812" office:value-type="string" calcext:value-type="string">
            <text:p>Una pantalla de reproducció</text:p>
          </table:table-cell>
          <table:table-cell table:style-name="ce819" office:value-type="string" calcext:value-type="string">
            <text:p>Jedan ekran za reprodukovanje</text:p>
          </table:table-cell>
          <table:table-cell table:style-name="ce827" office:value-type="string" calcext:value-type="string">
            <text:p>Један екран за репродуковање</text:p>
          </table:table-cell>
          <table:table-cell table:style-name="ce837" office:value-type="string" calcext:value-type="string">
            <text:p>プレイバックスクリーン</text:p>
          </table:table-cell>
          <table:table-cell table:style-name="ce849" office:value-type="string" calcext:value-type="string">
            <text:p>Еден екран за репродукција</text:p>
          </table:table-cell>
          <table:table-cell table:style-name="ce857" office:value-type="string" calcext:value-type="string">
            <text:p>شاشة واحدة للعرض</text:p>
          </table:table-cell>
          <table:table-cell table:style-name="ce866" office:value-type="string" calcext:value-type="string">
            <text:p>یک صفحه نمایش پخش</text:p>
          </table:table-cell>
          <table:table-cell table:style-name="ce874" office:value-type="string" calcext:value-type="string">
            <text:p>Пускане в един екран</text:p>
          </table:table-cell>
          <table:table-cell table:style-name="ce315" table:number-columns-repeated="990"/>
          <table:table-cell table:number-columns-repeated="4"/>
        </table:table-row>
        <table:table-row table:style-name="ro18">
          <table:table-cell table:style-name="ce49" office:value-type="string" calcext:value-type="string">
            <text:p>mnuPlayPause</text:p>
          </table:table-cell>
          <table:table-cell table:style-name="ce371"/>
          <table:table-cell table:style-name="ce60" office:value-type="string" calcext:value-type="string">
            <text:p>Play | Pause</text:p>
          </table:table-cell>
          <table:table-cell table:style-name="ce602" office:value-type="string" calcext:value-type="string">
            <text:p>Lire | Pauser</text:p>
          </table:table-cell>
          <table:table-cell table:style-name="ce613" office:value-type="string" calcext:value-type="string">
            <text:p>Afspelen | Pause</text:p>
          </table:table-cell>
          <table:table-cell table:style-name="ce621" office:value-type="string" calcext:value-type="string">
            <text:p>Abspielen | Pause</text:p>
          </table:table-cell>
          <table:table-cell table:style-name="ce632" office:value-type="string" calcext:value-type="string">
            <text:p>Lectura | Pausa</text:p>
          </table:table-cell>
          <table:table-cell table:style-name="ce645" office:value-type="string" calcext:value-type="string">
            <text:p>Reproduzir | Pausar</text:p>
          </table:table-cell>
          <table:table-cell table:style-name="ce657" office:value-type="string" calcext:value-type="string">
            <text:p>Odtwarzaj | Pauza</text:p>
          </table:table-cell>
          <table:table-cell table:style-name="ce667" office:value-type="string" calcext:value-type="string">
            <text:p>Riproduzione | Pausa</text:p>
          </table:table-cell>
          <table:table-cell table:style-name="ce680" office:value-type="string" calcext:value-type="string">
            <text:p>Rulează | Pauză</text:p>
          </table:table-cell>
          <table:table-cell table:style-name="ce695" office:value-type="string" calcext:value-type="string">
            <text:p>Käynnistä | Pysäytä</text:p>
          </table:table-cell>
          <table:table-cell table:style-name="ce708" office:value-type="string" calcext:value-type="string">
            <text:p>Spill av | Pause</text:p>
          </table:table-cell>
          <table:table-cell table:style-name="ce719" office:value-type="string" calcext:value-type="string">
            <text:p>播放|暂停</text:p>
          </table:table-cell>
          <table:table-cell table:style-name="ce728" office:value-type="string" calcext:value-type="string">
            <text:p>Oynat | Duraklat</text:p>
          </table:table-cell>
          <table:table-cell table:style-name="ce737" office:value-type="string" calcext:value-type="string">
            <text:p>Αναπαραγωγή | Παύση</text:p>
          </table:table-cell>
          <table:table-cell table:style-name="ce749" office:value-type="string" calcext:value-type="string">
            <text:p>Groti | Pauzė</text:p>
          </table:table-cell>
          <table:table-cell table:style-name="ce759" office:value-type="string" calcext:value-type="string">
            <text:p>Starta | Pausa</text:p>
          </table:table-cell>
          <table:table-cell table:style-name="ce767" office:value-type="string" calcext:value-type="string">
            <text:p>Afspil | Pause</text:p>
          </table:table-cell>
          <table:table-cell table:style-name="ce778" office:value-type="string" calcext:value-type="string">
            <text:p>Přehrát I Pozastavit</text:p>
          </table:table-cell>
          <table:table-cell table:style-name="ce787" office:value-type="string" calcext:value-type="string">
            <text:p><text:span text:style-name="T4">재생</text:span><text:span text:style-name="T5">|</text:span><text:span text:style-name="T6">멈춤</text:span></text:p>
          </table:table-cell>
          <table:table-cell table:style-name="ce800" office:value-type="string" calcext:value-type="string">
            <text:p>Воспроизведение Пауза</text:p>
          </table:table-cell>
          <table:table-cell table:style-name="ce812" office:value-type="string" calcext:value-type="string">
            <text:p>Reprodueix | Pausa</text:p>
          </table:table-cell>
          <table:table-cell table:style-name="ce819" office:value-type="string" calcext:value-type="string">
            <text:p>Reprodukuj | Pauziraj</text:p>
          </table:table-cell>
          <table:table-cell table:style-name="ce827" office:value-type="string" calcext:value-type="string">
            <text:p>Репродукуј | Паузирај</text:p>
          </table:table-cell>
          <table:table-cell table:style-name="ce837" office:value-type="string" calcext:value-type="string">
            <text:p>再生 | 一時停止</text:p>
          </table:table-cell>
          <table:table-cell table:style-name="ce849" office:value-type="string" calcext:value-type="string">
            <text:p>Старт | Пауза</text:p>
          </table:table-cell>
          <table:table-cell table:style-name="ce857" office:value-type="string" calcext:value-type="string">
            <text:p>تشغيل | ايقاف</text:p>
          </table:table-cell>
          <table:table-cell table:style-name="ce866" office:value-type="string" calcext:value-type="string">
            <text:p>اجرا | مکث </text:p>
          </table:table-cell>
          <table:table-cell table:style-name="ce874" office:value-type="string" calcext:value-type="string">
            <text:p>Възпроизвеждане Пауза</text:p>
          </table:table-cell>
          <table:table-cell table:style-name="ce315" table:number-columns-repeated="990"/>
          <table:table-cell table:number-columns-repeated="4"/>
        </table:table-row>
        <table:table-row table:style-name="ro11">
          <table:table-cell table:style-name="ce574" office:value-type="string" calcext:value-type="string">
            <text:p>mnuRestartTracking</text:p>
          </table:table-cell>
          <table:table-cell table:style-name="ce371"/>
          <table:table-cell table:style-name="ce60" office:value-type="string" calcext:value-type="string">
            <text:p>Restart Path Edition</text:p>
          </table:table-cell>
          <table:table-cell table:style-name="ce603" office:value-type="string" calcext:value-type="string">
            <text:p>Reprendre l'édition de la Trajectoire</text:p>
          </table:table-cell>
          <table:table-cell table:style-name="ce613" office:value-type="string" calcext:value-type="string">
            <text:p>Herstart Trajectpad Editor</text:p>
          </table:table-cell>
          <table:table-cell table:style-name="ce621" office:value-type="string" calcext:value-type="string">
            <text:p>Trajektorien-Editor neu starten</text:p>
          </table:table-cell>
          <table:table-cell table:style-name="ce632" office:value-type="string" calcext:value-type="string">
            <text:p>Reanudar la edición de la Trayectoria</text:p>
          </table:table-cell>
          <table:table-cell table:style-name="ce645" office:value-type="string" calcext:value-type="string">
            <text:p>Reiniciar Edição do Caminho</text:p>
          </table:table-cell>
          <table:table-cell table:style-name="ce657"/>
          <table:table-cell table:style-name="ce670" office:value-type="string" calcext:value-type="string">
            <text:p>Riprendi tracciatura Traiettoria</text:p>
          </table:table-cell>
          <table:table-cell table:style-name="ce681" office:value-type="string" calcext:value-type="string">
            <text:p>Restartează ediţia traiectoriei</text:p>
          </table:table-cell>
          <table:table-cell table:style-name="ce695" office:value-type="string" calcext:value-type="string">
            <text:p>Uudelleenkäynnistä liikeradan editointi</text:p>
          </table:table-cell>
          <table:table-cell table:style-name="ce708" office:value-type="string" calcext:value-type="string">
            <text:p>Start bane på nytt Editor</text:p>
          </table:table-cell>
          <table:table-cell table:style-name="ce719" office:value-type="string" calcext:value-type="string">
            <text:p>重启路径</text:p>
          </table:table-cell>
          <table:table-cell table:style-name="ce728" office:value-type="string" calcext:value-type="string">
            <text:p>Yol Düzenlemesini Baştan Başlat</text:p>
          </table:table-cell>
          <table:table-cell table:style-name="ce737" office:value-type="string" calcext:value-type="string">
            <text:p>Επανεκκίνηση Έκδοσης Διαδρομής</text:p>
          </table:table-cell>
          <table:table-cell table:style-name="ce749" office:value-type="string" calcext:value-type="string">
            <text:p>Atstatyti kelio redagavimą</text:p>
          </table:table-cell>
          <table:table-cell table:style-name="ce760" office:value-type="string" calcext:value-type="string">
            <text:p>Återstarta banans editering</text:p>
          </table:table-cell>
          <table:table-cell table:style-name="ce767" office:value-type="string" calcext:value-type="string">
            <text:p>Genstart editering af spor</text:p>
          </table:table-cell>
          <table:table-cell table:style-name="ce778" office:value-type="string" calcext:value-type="string">
            <text:p>Restart trasování</text:p>
          </table:table-cell>
          <table:table-cell table:style-name="ce787" office:value-type="string" calcext:value-type="string">
            <text:p><text:span text:style-name="T4">경로</text:span><text:span text:style-name="T5"> </text:span><text:span text:style-name="T6">편집</text:span><text:span text:style-name="T5"> </text:span><text:span text:style-name="T6">다시 시작</text:span></text:p>
          </table:table-cell>
          <table:table-cell table:style-name="ce800" office:value-type="string" calcext:value-type="string">
            <text:p>Повторное определение пути</text:p>
          </table:table-cell>
          <table:table-cell table:style-name="ce812" office:value-type="string" calcext:value-type="string">
            <text:p>Reprendre l'edició de la trajectòria</text:p>
          </table:table-cell>
          <table:table-cell table:style-name="ce819" office:value-type="string" calcext:value-type="string">
            <text:p>Ponovo pokreni putanju izdanja</text:p>
          </table:table-cell>
          <table:table-cell table:style-name="ce827" office:value-type="string" calcext:value-type="string">
            <text:p>Поново покрени путању издања</text:p>
          </table:table-cell>
          <table:table-cell table:style-name="ce837" office:value-type="string" calcext:value-type="string">
            <text:p>軌道の最終地点を再設定</text:p>
          </table:table-cell>
          <table:table-cell table:style-name="ce849" office:value-type="string" calcext:value-type="string">
            <text:p>Рестартирај го изданието на патот</text:p>
          </table:table-cell>
          <table:table-cell table:style-name="ce857" office:value-type="string" calcext:value-type="string">
            <text:p>اعادة تحرير المسار</text:p>
          </table:table-cell>
          <table:table-cell table:style-name="ce866" office:value-type="string" calcext:value-type="string">
            <text:p>راه اندازی مجدد ویرایش مسیر</text:p>
          </table:table-cell>
          <table:table-cell table:style-name="ce874" office:value-type="string" calcext:value-type="string">
            <text:p>Повторно определяне на път</text:p>
          </table:table-cell>
          <table:table-cell table:style-name="ce315" table:number-columns-repeated="990"/>
          <table:table-cell table:number-columns-repeated="4"/>
        </table:table-row>
        <table:table-row table:style-name="ro11">
          <table:table-cell table:style-name="ce574" office:value-type="string" calcext:value-type="string">
            <text:p>mnuMarkTimeAsOrigin</text:p>
          </table:table-cell>
          <table:table-cell table:style-name="ce371"/>
          <table:table-cell table:style-name="ce60" office:value-type="string" calcext:value-type="string">
            <text:p>Mark current time as time origin</text:p>
          </table:table-cell>
          <table:table-cell table:style-name="ce603" office:value-type="string" calcext:value-type="string">
            <text:p>Marquer le temps courant comme origine</text:p>
          </table:table-cell>
          <table:table-cell table:style-name="ce613" office:value-type="string" calcext:value-type="string">
            <text:p>Markeer huidige tijd als oorsprong</text:p>
          </table:table-cell>
          <table:table-cell table:style-name="ce621"/>
          <table:table-cell table:style-name="ce632" office:value-type="string" calcext:value-type="string">
            <text:p>Marcar tiempo actual como origen de tiempo</text:p>
          </table:table-cell>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60"/>
          <table:table-cell table:style-name="ce767"/>
          <table:table-cell table:style-name="ce778"/>
          <table:table-cell table:style-name="ce787"/>
          <table:table-cell table:style-name="ce800"/>
          <table:table-cell table:style-name="ce812" office:value-type="string" calcext:value-type="string">
            <text:p>Marcar el temps actual com a origen de temps</text:p>
          </table:table-cell>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45">
          <table:table-cell table:style-name="ce574" office:value-type="string" calcext:value-type="string">
            <text:p>mnuMarkTimeAsOriginClock</text:p>
          </table:table-cell>
          <table:table-cell table:style-name="ce371"/>
          <table:table-cell table:style-name="ce60" office:value-type="string" calcext:value-type="string">
            <text:p>Mark current time as time origin for this clock</text:p>
          </table:table-cell>
          <table:table-cell table:style-name="ce603"/>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08"/>
          <table:table-cell table:style-name="ce719"/>
          <table:table-cell table:style-name="ce728"/>
          <table:table-cell table:style-name="ce737"/>
          <table:table-cell table:style-name="ce749"/>
          <table:table-cell table:style-name="ce760"/>
          <table:table-cell table:style-name="ce767"/>
          <table:table-cell table:style-name="ce778"/>
          <table:table-cell table:style-name="ce787"/>
          <table:table-cell table:style-name="ce800"/>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0" office:value-type="string" calcext:value-type="string">
            <text:p>mnuOpenVideo</text:p>
          </table:table-cell>
          <table:table-cell table:style-name="ce53"/>
          <table:table-cell table:style-name="ce56" office:value-type="string" calcext:value-type="string">
            <text:p>Open video…</text:p>
          </table:table-cell>
          <table:table-cell table:style-name="ce609" office:value-type="string" calcext:value-type="string">
            <text:p>Ouvrir une vidéo</text:p>
          </table:table-cell>
          <table:table-cell table:style-name="ce613" office:value-type="string" calcext:value-type="string">
            <text:p>Open een video bestand</text:p>
          </table:table-cell>
          <table:table-cell table:style-name="ce628" office:value-type="string" calcext:value-type="string">
            <text:p>Videodatei öffnen</text:p>
          </table:table-cell>
          <table:table-cell table:style-name="ce639" office:value-type="string" calcext:value-type="string">
            <text:p>Abrir un video</text:p>
          </table:table-cell>
          <table:table-cell table:style-name="ce651" office:value-type="string" calcext:value-type="string">
            <text:p>Abrir arquivo de vídeo</text:p>
          </table:table-cell>
          <table:table-cell table:style-name="ce662" office:value-type="string" calcext:value-type="string">
            <text:p>Otwórz plik wideo</text:p>
          </table:table-cell>
          <table:table-cell table:style-name="ce674" office:value-type="string" calcext:value-type="string">
            <text:p>Apri File Video</text:p>
          </table:table-cell>
          <table:table-cell table:style-name="ce689" office:value-type="string" calcext:value-type="string">
            <text:p>Deschide fişier video</text:p>
          </table:table-cell>
          <table:table-cell table:style-name="ce702" office:value-type="string" calcext:value-type="string">
            <text:p>Avaa videotiedosto</text:p>
          </table:table-cell>
          <table:table-cell table:style-name="ce714" office:value-type="string" calcext:value-type="string">
            <text:p>Åpne videofil</text:p>
          </table:table-cell>
          <table:table-cell table:style-name="ce724" office:value-type="string" calcext:value-type="string">
            <text:p>打开视频文件</text:p>
          </table:table-cell>
          <table:table-cell table:style-name="ce733" office:value-type="string" calcext:value-type="string">
            <text:p>Video Dosyasını Aç</text:p>
          </table:table-cell>
          <table:table-cell table:style-name="ce745" office:value-type="string" calcext:value-type="string">
            <text:p>Άνοιγμα Αρχείου Video</text:p>
          </table:table-cell>
          <table:table-cell table:style-name="ce754" office:value-type="string" calcext:value-type="string">
            <text:p>Atidaryti vaizdo dokumentą</text:p>
          </table:table-cell>
          <table:table-cell table:style-name="ce763" office:value-type="string" calcext:value-type="string">
            <text:p>Öppna Video Fil</text:p>
          </table:table-cell>
          <table:table-cell table:style-name="ce773" office:value-type="string" calcext:value-type="string">
            <text:p>Aben videofil</text:p>
          </table:table-cell>
          <table:table-cell table:style-name="ce783" office:value-type="string" calcext:value-type="string">
            <text:p>Otevřít video soubor</text:p>
          </table:table-cell>
          <table:table-cell table:style-name="ce794" office:value-type="string" calcext:value-type="string">
            <text:p>비디오<text:span text:style-name="T19"> </text:span><text:span text:style-name="T6">파일</text:span><text:span text:style-name="T5"> </text:span><text:span text:style-name="T6">열기</text:span></text:p>
          </table:table-cell>
          <table:table-cell table:style-name="ce807" office:value-type="string" calcext:value-type="string">
            <text:p>Открыть видео файл</text:p>
          </table:table-cell>
          <table:table-cell table:style-name="ce795" office:value-type="string" calcext:value-type="string">
            <text:p>Obrir un arxiu de video</text:p>
          </table:table-cell>
          <table:table-cell table:style-name="ce824" office:value-type="string" calcext:value-type="string">
            <text:p>Otvori video datoteku</text:p>
          </table:table-cell>
          <table:table-cell table:style-name="ce827" office:value-type="string" calcext:value-type="string">
            <text:p>Отвори видео датотеку</text:p>
          </table:table-cell>
          <table:table-cell table:style-name="ce845" office:value-type="string" calcext:value-type="string">
            <text:p>ビデオファイルを開く</text:p>
          </table:table-cell>
          <table:table-cell table:style-name="ce854" office:value-type="string" calcext:value-type="string">
            <text:p>Отвори видео датотека</text:p>
          </table:table-cell>
          <table:table-cell table:style-name="ce857" office:value-type="string" calcext:value-type="string">
            <text:p>فتح ملف الفيديو</text:p>
          </table:table-cell>
          <table:table-cell table:style-name="ce866" office:value-type="string" calcext:value-type="string">
            <text:p>بازکردن فایل ویدیوئی</text:p>
          </table:table-cell>
          <table:table-cell table:style-name="ce874" office:value-type="string" calcext:value-type="string">
            <text:p>Отвори видео файл</text:p>
          </table:table-cell>
          <table:table-cell table:style-name="ce315" table:number-columns-repeated="991"/>
          <table:table-cell table:number-columns-repeated="3"/>
        </table:table-row>
        <table:table-row table:style-name="ro10">
          <table:table-cell table:style-name="ce49" office:value-type="string" calcext:value-type="string">
            <text:p>dlgOpenFile_Filter</text:p>
          </table:table-cell>
          <table:table-cell table:style-name="ce53"/>
          <table:table-cell table:style-name="ce56" office:value-type="string" calcext:value-type="string">
            <text:p>All files (*.*)|*.*</text:p>
          </table:table-cell>
          <table:table-cell table:style-name="ce609" office:value-type="string" calcext:value-type="string">
            <text:p>Tous les fichiers (*.*)|*.*</text:p>
          </table:table-cell>
          <table:table-cell table:style-name="ce613" office:value-type="string" calcext:value-type="string">
            <text:p>Alle bestanden (*.*)|*.*</text:p>
          </table:table-cell>
          <table:table-cell table:style-name="ce628" office:value-type="string" calcext:value-type="string">
            <text:p>Alle Dateien (*.*)|*.*</text:p>
          </table:table-cell>
          <table:table-cell table:style-name="ce639" office:value-type="string" calcext:value-type="string">
            <text:p>Todos los archivos (*.*)|*.*</text:p>
          </table:table-cell>
          <table:table-cell table:style-name="ce651" office:value-type="string" calcext:value-type="string">
            <text:p>Todos os arquivos (*.*)|*.*</text:p>
          </table:table-cell>
          <table:table-cell table:style-name="ce662" office:value-type="string" calcext:value-type="string">
            <text:p>Wszystkie pliki (*.*)|*.*</text:p>
          </table:table-cell>
          <table:table-cell table:style-name="ce674" office:value-type="string" calcext:value-type="string">
            <text:p>Tutti I files (*.*)|*.*</text:p>
          </table:table-cell>
          <table:table-cell table:style-name="ce689" office:value-type="string" calcext:value-type="string">
            <text:p>Toate fişierele (*.*)|*.*</text:p>
          </table:table-cell>
          <table:table-cell table:style-name="ce702" office:value-type="string" calcext:value-type="string">
            <text:p>Kaikki tiedostot (*.*)|*.*</text:p>
          </table:table-cell>
          <table:table-cell table:style-name="ce714" office:value-type="string" calcext:value-type="string">
            <text:p>Alle filer (*.*)|*.*</text:p>
          </table:table-cell>
          <table:table-cell table:style-name="ce724" office:value-type="string" calcext:value-type="string">
            <text:p>所有文件 (*.*)|*.*</text:p>
          </table:table-cell>
          <table:table-cell table:style-name="ce733" office:value-type="string" calcext:value-type="string">
            <text:p>Tüm Dosyalar (*.*)|*.*</text:p>
          </table:table-cell>
          <table:table-cell table:style-name="ce745" office:value-type="string" calcext:value-type="string">
            <text:p>Όλα τα αρχεία (*.*)|*.*</text:p>
          </table:table-cell>
          <table:table-cell table:style-name="ce755" office:value-type="string" calcext:value-type="string">
            <text:p>Visi dokumentai (*.*)|*.*</text:p>
          </table:table-cell>
          <table:table-cell table:style-name="ce763" office:value-type="string" calcext:value-type="string">
            <text:p>Alla filer (*.*)|*.*</text:p>
          </table:table-cell>
          <table:table-cell table:style-name="ce773" office:value-type="string" calcext:value-type="string">
            <text:p>Alle filtyper (*.*)|*.*</text:p>
          </table:table-cell>
          <table:table-cell table:style-name="ce783" office:value-type="string" calcext:value-type="string">
            <text:p>Všechny soubory (*.*)|*.*</text:p>
          </table:table-cell>
          <table:table-cell table:style-name="ce795" office:value-type="string" calcext:value-type="string">
            <text:p><text:span text:style-name="T4">모든</text:span><text:span text:style-name="T5"> </text:span><text:span text:style-name="T6">파일들</text:span><text:span text:style-name="T5"> (*.*)|*.*</text:span></text:p>
          </table:table-cell>
          <table:table-cell table:style-name="ce808" office:value-type="string" calcext:value-type="string">
            <text:p>Все файлы (*.*)|*.*</text:p>
          </table:table-cell>
          <table:table-cell table:style-name="ce795" office:value-type="string" calcext:value-type="string">
            <text:p>Tots els fitxers (*.*)|*.*</text:p>
          </table:table-cell>
          <table:table-cell table:style-name="ce824" office:value-type="string" calcext:value-type="string">
            <text:p>Sve datoteke (*.*)|*.*</text:p>
          </table:table-cell>
          <table:table-cell table:style-name="ce827" office:value-type="string" calcext:value-type="string">
            <text:p>Све датотеке (*.*)|*.*</text:p>
          </table:table-cell>
          <table:table-cell table:style-name="ce845" office:value-type="string" calcext:value-type="string">
            <text:p>すべてのファイル (*.*)|*.*</text:p>
          </table:table-cell>
          <table:table-cell table:style-name="ce854" office:value-type="string" calcext:value-type="string">
            <text:p>Сите датотеки</text:p>
          </table:table-cell>
          <table:table-cell table:style-name="ce857" office:value-type="string" calcext:value-type="string">
            <text:p>جميع الملفات (*. *)| *. *</text:p>
          </table:table-cell>
          <table:table-cell table:style-name="ce866" office:value-type="string" calcext:value-type="string">
            <text:p>تمام فایل‌ها <text:s/>(*.*)|*.*</text:p>
          </table:table-cell>
          <table:table-cell table:style-name="ce874" office:value-type="string" calcext:value-type="string">
            <text:p>Всички файлове (*.*)|*.*</text:p>
          </table:table-cell>
          <table:table-cell table:style-name="ce315" table:number-columns-repeated="991"/>
          <table:table-cell table:number-columns-repeated="3"/>
        </table:table-row>
        <table:table-row table:style-name="ro11">
          <table:table-cell table:style-name="ce49" office:value-type="string" calcext:value-type="string">
            <text:p>mnuOpenReplayWatcher</text:p>
          </table:table-cell>
          <table:table-cell table:style-name="ce53"/>
          <table:table-cell table:style-name="ce56" office:value-type="string" calcext:value-type="string">
            <text:p>Open replay folder observer…</text:p>
          </table:table-cell>
          <table:table-cell table:style-name="ce609" office:value-type="string" calcext:value-type="string">
            <text:p>Ouvrir un observateur de dossier de relecture…</text:p>
          </table:table-cell>
          <table:table-cell table:style-name="ce613" office:value-type="string" calcext:value-type="string">
            <text:p>Open de weergave van de herhalingenmap..</text:p>
          </table:table-cell>
          <table:table-cell table:style-name="ce628"/>
          <table:table-cell table:style-name="ce640" office:value-type="string" calcext:value-type="string">
            <text:p>Abrir observador de carpeta de reproducción</text:p>
          </table:table-cell>
          <table:table-cell table:style-name="ce651"/>
          <table:table-cell table:style-name="ce662"/>
          <table:table-cell table:style-name="ce674"/>
          <table:table-cell table:style-name="ce689"/>
          <table:table-cell table:style-name="ce702"/>
          <table:table-cell table:style-name="ce714"/>
          <table:table-cell table:style-name="ce724"/>
          <table:table-cell table:style-name="ce733"/>
          <table:table-cell table:style-name="ce745"/>
          <table:table-cell table:style-name="ce754"/>
          <table:table-cell table:style-name="ce763"/>
          <table:table-cell table:style-name="ce774"/>
          <table:table-cell table:style-name="ce783"/>
          <table:table-cell table:style-name="ce794"/>
          <table:table-cell table:style-name="ce807"/>
          <table:table-cell table:style-name="ce795" office:value-type="string" calcext:value-type="string">
            <text:p>Obrir observador de carpeta de reproducció</text:p>
          </table:table-cell>
          <table:table-cell table:style-name="ce824"/>
          <table:table-cell table:style-name="ce827"/>
          <table:table-cell table:style-name="ce845"/>
          <table:table-cell table:style-name="ce854"/>
          <table:table-cell table:style-name="ce857"/>
          <table:table-cell table:style-name="ce866"/>
          <table:table-cell table:style-name="ce874"/>
          <table:table-cell table:style-name="ce315" table:number-columns-repeated="991"/>
          <table:table-cell table:number-columns-repeated="3"/>
        </table:table-row>
        <table:table-row table:style-name="ro11">
          <table:table-cell table:style-name="ce49" office:value-type="string" calcext:value-type="string">
            <text:p>mnuSave</text:p>
          </table:table-cell>
          <table:table-cell table:style-name="ce371"/>
          <table:table-cell table:style-name="ce60" office:value-type="string" calcext:value-type="string">
            <text:p>Save...</text:p>
          </table:table-cell>
          <table:table-cell table:style-name="ce602" office:value-type="string" calcext:value-type="string">
            <text:p>Enregistrer...</text:p>
          </table:table-cell>
          <table:table-cell table:style-name="ce613" office:value-type="string" calcext:value-type="string">
            <text:p>Bewaar video of kernbeeldgegevens…</text:p>
          </table:table-cell>
          <table:table-cell table:style-name="ce621" office:value-type="string" calcext:value-type="string">
            <text:p>Speichere Video oder Schlüsselbilddaten...</text:p>
          </table:table-cell>
          <table:table-cell table:style-name="ce632" office:value-type="string" calcext:value-type="string">
            <text:p>Guardar el video o los datos de las imàgenes clave…</text:p>
          </table:table-cell>
          <table:table-cell table:style-name="ce645" office:value-type="string" calcext:value-type="string">
            <text:p>Salvar Vídeo ou Dados dos Quadros de Imagens...</text:p>
          </table:table-cell>
          <table:table-cell table:style-name="ce657" office:value-type="string" calcext:value-type="string">
            <text:p>Zapisz dane wideo albo kluczowych obrazów</text:p>
          </table:table-cell>
          <table:table-cell table:style-name="ce667" office:value-type="string" calcext:value-type="string">
            <text:p>Salva...</text:p>
          </table:table-cell>
          <table:table-cell table:style-name="ce680" office:value-type="string" calcext:value-type="string">
            <text:p>Salvează <text:s/>fişierul video sau datele cadrelor cheie...</text:p>
          </table:table-cell>
          <table:table-cell table:style-name="ce695" office:value-type="string" calcext:value-type="string">
            <text:p>Tallenna...</text:p>
          </table:table-cell>
          <table:table-cell table:style-name="ce708" office:value-type="string" calcext:value-type="string">
            <text:p>Lagre...</text:p>
          </table:table-cell>
          <table:table-cell table:style-name="ce719" office:value-type="string" calcext:value-type="string">
            <text:p>保存…</text:p>
          </table:table-cell>
          <table:table-cell table:style-name="ce728" office:value-type="string" calcext:value-type="string">
            <text:p>Kaydet...</text:p>
          </table:table-cell>
          <table:table-cell table:style-name="ce737" office:value-type="string" calcext:value-type="string">
            <text:p>Αποθήκευση…</text:p>
          </table:table-cell>
          <table:table-cell table:style-name="ce749" office:value-type="string" calcext:value-type="string">
            <text:p>Išsaugoti...</text:p>
          </table:table-cell>
          <table:table-cell table:style-name="ce759" office:value-type="string" calcext:value-type="string">
            <text:p>Spara...</text:p>
          </table:table-cell>
          <table:table-cell table:style-name="ce767" office:value-type="string" calcext:value-type="string">
            <text:p>Gem…</text:p>
          </table:table-cell>
          <table:table-cell table:style-name="ce778" office:value-type="string" calcext:value-type="string">
            <text:p>Uložit…</text:p>
          </table:table-cell>
          <table:table-cell table:style-name="ce787" office:value-type="string" calcext:value-type="string">
            <text:p><text:span text:style-name="T4">저장</text:span><text:span text:style-name="T5">…</text:span></text:p>
          </table:table-cell>
          <table:table-cell table:style-name="ce800" office:value-type="string" calcext:value-type="string">
            <text:p>Сохранение…</text:p>
          </table:table-cell>
          <table:table-cell table:style-name="ce812" office:value-type="string" calcext:value-type="string">
            <text:p>Desar</text:p>
          </table:table-cell>
          <table:table-cell table:style-name="ce819" office:value-type="string" calcext:value-type="string">
            <text:p>Sačuvaj...</text:p>
          </table:table-cell>
          <table:table-cell table:style-name="ce827" office:value-type="string" calcext:value-type="string">
            <text:p>Сачувај...</text:p>
          </table:table-cell>
          <table:table-cell table:style-name="ce839" office:value-type="string" calcext:value-type="string">
            <text:p><text:span text:style-name="T16">保存</text:span><text:span text:style-name="T17">…</text:span></text:p>
          </table:table-cell>
          <table:table-cell table:style-name="ce849" office:value-type="string" calcext:value-type="string">
            <text:p>Зачувај...</text:p>
          </table:table-cell>
          <table:table-cell table:style-name="ce857" office:value-type="string" calcext:value-type="string">
            <text:p>حفظ...</text:p>
          </table:table-cell>
          <table:table-cell table:style-name="ce866" office:value-type="string" calcext:value-type="string">
            <text:p>ذخیره ...</text:p>
          </table:table-cell>
          <table:table-cell table:style-name="ce874" office:value-type="string" calcext:value-type="string">
            <text:p>Съхранение…</text:p>
          </table:table-cell>
          <table:table-cell table:style-name="ce315" table:number-columns-repeated="990"/>
          <table:table-cell table:number-columns-repeated="4"/>
        </table:table-row>
        <table:table-row table:style-name="ro18">
          <table:table-cell table:style-name="ce49" office:value-type="string" calcext:value-type="string">
            <text:p>mnuSealMeasure</text:p>
          </table:table-cell>
          <table:table-cell table:style-name="ce371"/>
          <table:table-cell table:style-name="ce60" office:value-type="string" calcext:value-type="string">
            <text:p>Calibrate measure...</text:p>
          </table:table-cell>
          <table:table-cell table:style-name="ce602" office:value-type="string" calcext:value-type="string">
            <text:p>Étalonner la mesure...</text:p>
          </table:table-cell>
          <table:table-cell table:style-name="ce613" office:value-type="string" calcext:value-type="string">
            <text:p>Fixeer de afmeting</text:p>
          </table:table-cell>
          <table:table-cell table:style-name="ce621" office:value-type="string" calcext:value-type="string">
            <text:p>Messung kalibrieren</text:p>
          </table:table-cell>
          <table:table-cell table:style-name="ce632" office:value-type="string" calcext:value-type="string">
            <text:p>Contrastar la medida</text:p>
          </table:table-cell>
          <table:table-cell table:style-name="ce652" office:value-type="string" calcext:value-type="string">
            <text:p>Calibrar a medida...</text:p>
          </table:table-cell>
          <table:table-cell table:style-name="ce657"/>
          <table:table-cell table:style-name="ce668" office:value-type="string" calcext:value-type="string">
            <text:p>Misura stabilita...</text:p>
          </table:table-cell>
          <table:table-cell table:style-name="ce680" office:value-type="string" calcext:value-type="string">
            <text:p>Calibreaza...</text:p>
          </table:table-cell>
          <table:table-cell table:style-name="ce695" office:value-type="string" calcext:value-type="string">
            <text:p>Sulje mitta...</text:p>
          </table:table-cell>
          <table:table-cell table:style-name="ce710" office:value-type="string" calcext:value-type="string">
            <text:p>Kalibrere måling</text:p>
          </table:table-cell>
          <table:table-cell table:style-name="ce719" office:value-type="string" calcext:value-type="string">
            <text:p>校准测量...</text:p>
          </table:table-cell>
          <table:table-cell table:style-name="ce728" office:value-type="string" calcext:value-type="string">
            <text:p>Ölçümü Kalibre Et...</text:p>
          </table:table-cell>
          <table:table-cell table:style-name="ce737" office:value-type="string" calcext:value-type="string">
            <text:p>Μέτρηση σφραγίδας…</text:p>
          </table:table-cell>
          <table:table-cell table:style-name="ce749" office:value-type="string" calcext:value-type="string">
            <text:p>Nustatyti dydį...</text:p>
          </table:table-cell>
          <table:table-cell table:style-name="ce759" office:value-type="string" calcext:value-type="string">
            <text:p>Kalibrera längd...</text:p>
          </table:table-cell>
          <table:table-cell table:style-name="ce767" office:value-type="string" calcext:value-type="string">
            <text:p>Kalibrer måling…</text:p>
          </table:table-cell>
          <table:table-cell table:style-name="ce778" office:value-type="string" calcext:value-type="string">
            <text:p>Kalibrovat měření…</text:p>
          </table:table-cell>
          <table:table-cell table:style-name="ce787" office:value-type="string" calcext:value-type="string">
            <text:p><text:span text:style-name="T4">자를</text:span><text:span text:style-name="T5"> </text:span><text:span text:style-name="T6">측정함</text:span></text:p>
          </table:table-cell>
          <table:table-cell table:style-name="ce800" office:value-type="string" calcext:value-type="string">
            <text:p>Калибровка измерений…</text:p>
          </table:table-cell>
          <table:table-cell table:style-name="ce812" office:value-type="string" calcext:value-type="string">
            <text:p>Calibrar la mesura...</text:p>
          </table:table-cell>
          <table:table-cell table:style-name="ce819" office:value-type="string" calcext:value-type="string">
            <text:p>Kalibriši meru...</text:p>
          </table:table-cell>
          <table:table-cell table:style-name="ce827" office:value-type="string" calcext:value-type="string">
            <text:p>Калибриши меру...</text:p>
          </table:table-cell>
          <table:table-cell table:style-name="ce839" office:value-type="string" calcext:value-type="string">
            <text:p><text:span text:style-name="T16">計測値の較正</text:span><text:span text:style-name="T17">…</text:span></text:p>
          </table:table-cell>
          <table:table-cell table:style-name="ce849" office:value-type="string" calcext:value-type="string">
            <text:p>Мерка за калибрирање...</text:p>
          </table:table-cell>
          <table:table-cell table:style-name="ce857" office:value-type="string" calcext:value-type="string">
            <text:p>معايرة قياس...</text:p>
          </table:table-cell>
          <table:table-cell table:style-name="ce866" office:value-type="string" calcext:value-type="string">
            <text:p>اندازه گیری کالیبراسیون ...</text:p>
          </table:table-cell>
          <table:table-cell table:style-name="ce874" office:value-type="string" calcext:value-type="string">
            <text:p>Калибриране на измервания…</text:p>
          </table:table-cell>
          <table:table-cell table:style-name="ce315" table:number-columns-repeated="990"/>
          <table:table-cell table:number-columns-repeated="4"/>
        </table:table-row>
        <table:table-row table:style-name="ro18">
          <table:table-cell table:style-name="ce49" office:value-type="string" calcext:value-type="string">
            <text:p>mnuCalibrate</text:p>
          </table:table-cell>
          <table:table-cell table:style-name="ce371"/>
          <table:table-cell table:style-name="ce60" office:value-type="string" calcext:value-type="string">
            <text:p>Calibrate...</text:p>
          </table:table-cell>
          <table:table-cell table:style-name="ce602" office:value-type="string" calcext:value-type="string">
            <text:p>Calibrer…</text:p>
          </table:table-cell>
          <table:table-cell table:style-name="ce613" office:value-type="string" calcext:value-type="string">
            <text:p>Calibreer…</text:p>
          </table:table-cell>
          <table:table-cell table:style-name="ce621"/>
          <table:table-cell table:style-name="ce632" office:value-type="string" calcext:value-type="string">
            <text:p>Calibrar…</text:p>
          </table:table-cell>
          <table:table-cell table:style-name="ce652"/>
          <table:table-cell table:style-name="ce657"/>
          <table:table-cell table:style-name="ce668"/>
          <table:table-cell table:style-name="ce680"/>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Калибровка….</text:p>
          </table:table-cell>
          <table:table-cell table:style-name="ce812" office:value-type="string" calcext:value-type="string">
            <text:p>Calibrar...</text:p>
          </table:table-cell>
          <table:table-cell table:style-name="ce819" office:value-type="string" calcext:value-type="string">
            <text:p>Kalibriši...</text:p>
          </table:table-cell>
          <table:table-cell table:style-name="ce827" office:value-type="string" calcext:value-type="string">
            <text:p>Калибриши...</text:p>
          </table:table-cell>
          <table:table-cell table:style-name="ce839" office:value-type="string" calcext:value-type="string">
            <text:p><text:span text:style-name="T16">較正</text:span><text:span text:style-name="T17">…</text:span></text:p>
          </table:table-cell>
          <table:table-cell table:style-name="ce849" office:value-type="string" calcext:value-type="string">
            <text:p>Калибрирај...</text:p>
          </table:table-cell>
          <table:table-cell table:style-name="ce857" office:value-type="string" calcext:value-type="string">
            <text:p>معايرة...</text:p>
          </table:table-cell>
          <table:table-cell table:style-name="ce866" office:value-type="string" calcext:value-type="string">
            <text:p>کالیبراسیون ...</text:p>
          </table:table-cell>
          <table:table-cell table:style-name="ce874" office:value-type="string" calcext:value-type="string">
            <text:p>Калибровка….</text:p>
          </table:table-cell>
          <table:table-cell table:style-name="ce315" table:number-columns-repeated="990"/>
          <table:table-cell table:number-columns-repeated="4"/>
        </table:table-row>
        <table:table-row table:style-name="ro11">
          <table:table-cell table:style-name="ce579" office:value-type="string" calcext:value-type="string">
            <text:p>mnuTimebase</text:p>
          </table:table-cell>
          <table:table-cell table:style-name="ce579"/>
          <table:table-cell table:style-name="ce596" office:value-type="string" calcext:value-type="string">
            <text:p>Configure video timing...</text:p>
          </table:table-cell>
          <table:table-cell table:style-name="ce602" office:value-type="string" calcext:value-type="string">
            <text:p>Configurer le timing de la vidéo…</text:p>
          </table:table-cell>
          <table:table-cell table:style-name="ce613" office:value-type="string" calcext:value-type="string">
            <text:p>Configureer de videotiming…</text:p>
          </table:table-cell>
          <table:table-cell table:style-name="ce622"/>
          <table:table-cell table:style-name="ce632" office:value-type="string" calcext:value-type="string">
            <text:p>Configurar velocidad del video</text:p>
          </table:table-cell>
          <table:table-cell table:style-name="ce646"/>
          <table:table-cell table:style-name="ce663"/>
          <table:table-cell table:style-name="ce675"/>
          <table:table-cell table:style-name="ce690"/>
          <table:table-cell table:style-name="ce703"/>
          <table:table-cell table:style-name="ce715"/>
          <table:table-cell table:style-name="ce719"/>
          <table:table-cell table:style-name="ce729"/>
          <table:table-cell table:style-name="ce738"/>
          <table:table-cell table:style-name="ce749"/>
          <table:table-cell table:style-name="ce759"/>
          <table:table-cell table:style-name="ce767"/>
          <table:table-cell table:style-name="ce778"/>
          <table:table-cell table:style-name="ce788"/>
          <table:table-cell table:style-name="ce800" office:value-type="string" calcext:value-type="string">
            <text:p>Конфигурация времени видео…</text:p>
          </table:table-cell>
          <table:table-cell table:style-name="ce812" office:value-type="string" calcext:value-type="string">
            <text:p>Configurar la velocitat del video</text:p>
          </table:table-cell>
          <table:table-cell table:style-name="ce819"/>
          <table:table-cell table:style-name="ce827" office:value-type="string" calcext:value-type="string">
            <text:p>Подеси време видео записа</text:p>
          </table:table-cell>
          <table:table-cell table:style-name="ce839"/>
          <table:table-cell table:style-name="ce855"/>
          <table:table-cell table:style-name="ce857" office:value-type="string" calcext:value-type="string">
            <text:p>اعدادات توقيت الفيديو ...</text:p>
          </table:table-cell>
          <table:table-cell table:style-name="ce866" office:value-type="string" calcext:value-type="string">
            <text:p>پیکربندی زمانی ویدئو ...</text:p>
          </table:table-cell>
          <table:table-cell table:style-name="ce874" office:value-type="string" calcext:value-type="string">
            <text:p>Настройка на времето за видео…</text:p>
          </table:table-cell>
          <table:table-cell table:style-name="ce882" table:number-columns-repeated="989"/>
          <table:table-cell table:style-name="ce315"/>
          <table:table-cell table:number-columns-repeated="4"/>
        </table:table-row>
        <table:table-row table:style-name="ro18">
          <table:table-cell table:style-name="ce49" office:value-type="string" calcext:value-type="string">
            <text:p>mnuShowMeasure</text:p>
          </table:table-cell>
          <table:table-cell table:style-name="ce371"/>
          <table:table-cell table:style-name="ce60" office:value-type="string" calcext:value-type="string">
            <text:p>Display Measure</text:p>
          </table:table-cell>
          <table:table-cell table:style-name="ce602" office:value-type="string" calcext:value-type="string">
            <text:p>Afficher la mesure</text:p>
          </table:table-cell>
          <table:table-cell table:style-name="ce613" office:value-type="string" calcext:value-type="string">
            <text:p>Toon afmeting</text:p>
          </table:table-cell>
          <table:table-cell table:style-name="ce621" office:value-type="string" calcext:value-type="string">
            <text:p>Messwert anzeigen</text:p>
          </table:table-cell>
          <table:table-cell table:style-name="ce632" office:value-type="string" calcext:value-type="string">
            <text:p>Mostar la medida</text:p>
          </table:table-cell>
          <table:table-cell table:style-name="ce645" office:value-type="string" calcext:value-type="string">
            <text:p>Mostrar Medida</text:p>
          </table:table-cell>
          <table:table-cell table:style-name="ce657"/>
          <table:table-cell table:style-name="ce667" office:value-type="string" calcext:value-type="string">
            <text:p>Visualizza la misura</text:p>
          </table:table-cell>
          <table:table-cell table:style-name="ce680" office:value-type="string" calcext:value-type="string">
            <text:p>Afiseaza indicator</text:p>
          </table:table-cell>
          <table:table-cell table:style-name="ce695" office:value-type="string" calcext:value-type="string">
            <text:p>Näytä mitta</text:p>
          </table:table-cell>
          <table:table-cell table:style-name="ce708" office:value-type="string" calcext:value-type="string">
            <text:p>Vis måling</text:p>
          </table:table-cell>
          <table:table-cell table:style-name="ce719" office:value-type="string" calcext:value-type="string">
            <text:p>显示测量</text:p>
          </table:table-cell>
          <table:table-cell table:style-name="ce728" office:value-type="string" calcext:value-type="string">
            <text:p>Ölçümü Göster</text:p>
          </table:table-cell>
          <table:table-cell table:style-name="ce737" office:value-type="string" calcext:value-type="string">
            <text:p>Απεικόνιση Μέτρησης</text:p>
          </table:table-cell>
          <table:table-cell table:style-name="ce749" office:value-type="string" calcext:value-type="string">
            <text:p>Rodyti dydį</text:p>
          </table:table-cell>
          <table:table-cell table:style-name="ce759" office:value-type="string" calcext:value-type="string">
            <text:p>Visa längd</text:p>
          </table:table-cell>
          <table:table-cell table:style-name="ce767" office:value-type="string" calcext:value-type="string">
            <text:p>Vis måling</text:p>
          </table:table-cell>
          <table:table-cell table:style-name="ce778" office:value-type="string" calcext:value-type="string">
            <text:p>Zobrazit měření</text:p>
          </table:table-cell>
          <table:table-cell table:style-name="ce787" office:value-type="string" calcext:value-type="string">
            <text:p><text:span text:style-name="T4">자</text:span><text:span text:style-name="T5"> </text:span><text:span text:style-name="T6">표시</text:span></text:p>
          </table:table-cell>
          <table:table-cell table:style-name="ce800" office:value-type="string" calcext:value-type="string">
            <text:p>Отображение размерностей</text:p>
          </table:table-cell>
          <table:table-cell table:style-name="ce812" office:value-type="string" calcext:value-type="string">
            <text:p>Mostrar mesura</text:p>
          </table:table-cell>
          <table:table-cell table:style-name="ce819" office:value-type="string" calcext:value-type="string">
            <text:p>Prikaži meru</text:p>
          </table:table-cell>
          <table:table-cell table:style-name="ce827" office:value-type="string" calcext:value-type="string">
            <text:p>Прикажи меру</text:p>
          </table:table-cell>
          <table:table-cell table:style-name="ce837" office:value-type="string" calcext:value-type="string">
            <text:p>計測値を表示</text:p>
          </table:table-cell>
          <table:table-cell table:style-name="ce849" office:value-type="string" calcext:value-type="string">
            <text:p>Прикажи мерка</text:p>
          </table:table-cell>
          <table:table-cell table:style-name="ce857" office:value-type="string" calcext:value-type="string">
            <text:p>عرض القياس</text:p>
          </table:table-cell>
          <table:table-cell table:style-name="ce866" office:value-type="string" calcext:value-type="string">
            <text:p>مقیاس نمایش</text:p>
          </table:table-cell>
          <table:table-cell table:style-name="ce874" office:value-type="string" calcext:value-type="string">
            <text:p>Показване на размера</text:p>
          </table:table-cell>
          <table:table-cell table:style-name="ce315" table:number-columns-repeated="990"/>
          <table:table-cell table:number-columns-repeated="4"/>
        </table:table-row>
        <table:table-row table:style-name="ro11">
          <table:table-cell table:style-name="ce49" office:value-type="string" calcext:value-type="string">
            <text:p>mnuStopTracking</text:p>
          </table:table-cell>
          <table:table-cell table:style-name="ce371"/>
          <table:table-cell table:style-name="ce60" office:value-type="string" calcext:value-type="string">
            <text:p>End Path Edition </text:p>
          </table:table-cell>
          <table:table-cell table:style-name="ce603" office:value-type="string" calcext:value-type="string">
            <text:p>Terminer l'édition de la Trajectoire</text:p>
          </table:table-cell>
          <table:table-cell table:style-name="ce613" office:value-type="string" calcext:value-type="string">
            <text:p>Beëindig Trajectory bewerking</text:p>
          </table:table-cell>
          <table:table-cell table:style-name="ce620" office:value-type="string" calcext:value-type="string">
            <text:p>Beende Trajektorienbearbeitung</text:p>
          </table:table-cell>
          <table:table-cell table:style-name="ce632" office:value-type="string" calcext:value-type="string">
            <text:p>Terminar la ediciòn de la Trayectoria</text:p>
          </table:table-cell>
          <table:table-cell table:style-name="ce645" office:value-type="string" calcext:value-type="string">
            <text:p>Fim da Edição do Caminho</text:p>
          </table:table-cell>
          <table:table-cell table:style-name="ce657"/>
          <table:table-cell table:style-name="ce670" office:value-type="string" calcext:value-type="string">
            <text:p>Fine tracciatura Traiettoria</text:p>
          </table:table-cell>
          <table:table-cell table:style-name="ce681" office:value-type="string" calcext:value-type="string">
            <text:p>Termină ediţia traiectoriei</text:p>
          </table:table-cell>
          <table:table-cell table:style-name="ce695" office:value-type="string" calcext:value-type="string">
            <text:p>Lopeta liikeradan editointi</text:p>
          </table:table-cell>
          <table:table-cell table:style-name="ce708" office:value-type="string" calcext:value-type="string">
            <text:p>End bane Editor</text:p>
          </table:table-cell>
          <table:table-cell table:style-name="ce719" office:value-type="string" calcext:value-type="string">
            <text:p>结束路径 </text:p>
          </table:table-cell>
          <table:table-cell table:style-name="ce728" office:value-type="string" calcext:value-type="string">
            <text:p>Yol Düzenlemesini Sonlandır</text:p>
          </table:table-cell>
          <table:table-cell table:style-name="ce737" office:value-type="string" calcext:value-type="string">
            <text:p>Τερματισμός Έκδοσης Διαδρομής</text:p>
          </table:table-cell>
          <table:table-cell table:style-name="ce749" office:value-type="string" calcext:value-type="string">
            <text:p>Baigti redaguoti kelią</text:p>
          </table:table-cell>
          <table:table-cell table:style-name="ce760" office:value-type="string" calcext:value-type="string">
            <text:p>Avsluta banans editering</text:p>
          </table:table-cell>
          <table:table-cell table:style-name="ce767" office:value-type="string" calcext:value-type="string">
            <text:p>Afslut editering af spor</text:p>
          </table:table-cell>
          <table:table-cell table:style-name="ce778" office:value-type="string" calcext:value-type="string">
            <text:p>Konec trasování</text:p>
          </table:table-cell>
          <table:table-cell table:style-name="ce787" office:value-type="string" calcext:value-type="string">
            <text:p><text:span text:style-name="T4">경로</text:span><text:span text:style-name="T5"> </text:span><text:span text:style-name="T6">편집</text:span><text:span text:style-name="T5"> </text:span><text:span text:style-name="T6">끝</text:span></text:p>
          </table:table-cell>
          <table:table-cell table:style-name="ce800" office:value-type="string" calcext:value-type="string">
            <text:p>Закончить редактирование пути</text:p>
          </table:table-cell>
          <table:table-cell table:style-name="ce812" office:value-type="string" calcext:value-type="string">
            <text:p>Finalitzar l'edició de la trajectòria</text:p>
          </table:table-cell>
          <table:table-cell table:style-name="ce819" office:value-type="string" calcext:value-type="string">
            <text:p>Završi <text:s/>putanju izdanja</text:p>
          </table:table-cell>
          <table:table-cell table:style-name="ce827" office:value-type="string" calcext:value-type="string">
            <text:p>Заврши <text:s/>путању издања</text:p>
          </table:table-cell>
          <table:table-cell table:style-name="ce837" office:value-type="string" calcext:value-type="string">
            <text:p>軌道の最終地点を確定</text:p>
          </table:table-cell>
          <table:table-cell table:style-name="ce849" office:value-type="string" calcext:value-type="string">
            <text:p>Зврши со уредување на патеката</text:p>
          </table:table-cell>
          <table:table-cell table:style-name="ce857" office:value-type="string" calcext:value-type="string">
            <text:p>انهاء تحرير المسار</text:p>
          </table:table-cell>
          <table:table-cell table:style-name="ce866" office:value-type="string" calcext:value-type="string">
            <text:p>پایان ویرایش مسیر</text:p>
          </table:table-cell>
          <table:table-cell table:style-name="ce874" office:value-type="string" calcext:value-type="string">
            <text:p>Завършете редактирането на пътя</text:p>
          </table:table-cell>
          <table:table-cell table:style-name="ce315" table:number-columns-repeated="990"/>
          <table:table-cell table:number-columns-repeated="4"/>
        </table:table-row>
        <table:table-row table:style-name="ro11">
          <table:table-cell table:style-name="ce49" office:value-type="string" calcext:value-type="string">
            <text:p>mnuSVGTools</text:p>
          </table:table-cell>
          <table:table-cell table:style-name="ce371"/>
          <table:table-cell table:style-name="ce60" office:value-type="string" calcext:value-type="string">
            <text:p>Observational reference</text:p>
          </table:table-cell>
          <table:table-cell table:style-name="ce603" office:value-type="string" calcext:value-type="string">
            <text:p>Référence d'observation</text:p>
          </table:table-cell>
          <table:table-cell table:style-name="ce613" office:value-type="string" calcext:value-type="string">
            <text:p>Observatie Referentie</text:p>
          </table:table-cell>
          <table:table-cell table:style-name="ce624" office:value-type="string" calcext:value-type="string">
            <text:p>Referenzobjekt</text:p>
          </table:table-cell>
          <table:table-cell table:style-name="ce632" office:value-type="string" calcext:value-type="string">
            <text:p>Referencia de observación</text:p>
          </table:table-cell>
          <table:table-cell table:style-name="ce646" office:value-type="string" calcext:value-type="string">
            <text:p>Referência observação </text:p>
          </table:table-cell>
          <table:table-cell table:style-name="ce657"/>
          <table:table-cell table:style-name="ce670" office:value-type="string" calcext:value-type="string">
            <text:p>Riferimenti visivi</text:p>
          </table:table-cell>
          <table:table-cell table:style-name="ce681" office:value-type="string" calcext:value-type="string">
            <text:p>Referinţă pentru observaţie</text:p>
          </table:table-cell>
          <table:table-cell table:style-name="ce695" office:value-type="string" calcext:value-type="string">
            <text:p>Havaintoreferenssi</text:p>
          </table:table-cell>
          <table:table-cell table:style-name="ce708"/>
          <table:table-cell table:style-name="ce719"/>
          <table:table-cell table:style-name="ce729" office:value-type="string" calcext:value-type="string">
            <text:p>Gözlemsel referans</text:p>
          </table:table-cell>
          <table:table-cell table:style-name="ce738" office:value-type="string" calcext:value-type="string">
            <text:p>Εικόνες για χρήση ως σημείων αναφοράς</text:p>
          </table:table-cell>
          <table:table-cell table:style-name="ce749" office:value-type="string" calcext:value-type="string">
            <text:p>Stebėjimo nuoroda</text:p>
          </table:table-cell>
          <table:table-cell table:style-name="ce759" office:value-type="string" calcext:value-type="string">
            <text:p>Observationsreferens</text:p>
          </table:table-cell>
          <table:table-cell table:style-name="ce767" office:value-type="string" calcext:value-type="string">
            <text:p>Observationsreference</text:p>
          </table:table-cell>
          <table:table-cell table:style-name="ce778" office:value-type="string" calcext:value-type="string">
            <text:p>Srovnávací reference</text:p>
          </table:table-cell>
          <table:table-cell table:style-name="ce787" office:value-type="string" calcext:value-type="string">
            <text:p><text:span text:style-name="T4">관측 가능한</text:span><text:span text:style-name="T5"> </text:span><text:span text:style-name="T6">참조</text:span></text:p>
          </table:table-cell>
          <table:table-cell table:style-name="ce800" office:value-type="string" calcext:value-type="string">
            <text:p>Визуальные ориентиры</text:p>
          </table:table-cell>
          <table:table-cell table:style-name="ce812" office:value-type="string" calcext:value-type="string">
            <text:p>Referència d'observació</text:p>
          </table:table-cell>
          <table:table-cell table:style-name="ce819" office:value-type="string" calcext:value-type="string">
            <text:p>Tačka posmatranja</text:p>
          </table:table-cell>
          <table:table-cell table:style-name="ce827" office:value-type="string" calcext:value-type="string">
            <text:p>Тачка посматрања</text:p>
          </table:table-cell>
          <table:table-cell table:style-name="ce837" office:value-type="string" calcext:value-type="string">
            <text:p>実測用画像</text:p>
          </table:table-cell>
          <table:table-cell table:style-name="ce849" office:value-type="string" calcext:value-type="string">
            <text:p>Точка на набљудување</text:p>
          </table:table-cell>
          <table:table-cell table:style-name="ce857" office:value-type="string" calcext:value-type="string">
            <text:p>ملاحظات مرجعية</text:p>
          </table:table-cell>
          <table:table-cell table:style-name="ce866" office:value-type="string" calcext:value-type="string">
            <text:p>مرجع مشاهده ای</text:p>
          </table:table-cell>
          <table:table-cell table:style-name="ce874" office:value-type="string" calcext:value-type="string">
            <text:p>Визуални ориентири</text:p>
          </table:table-cell>
          <table:table-cell table:style-name="ce315" table:number-columns-repeated="990"/>
          <table:table-cell table:number-columns-repeated="4"/>
        </table:table-row>
        <table:table-row table:style-name="ro10">
          <table:table-cell table:style-name="ce49" office:value-type="string" calcext:value-type="string">
            <text:p>mnuSwapScreens</text:p>
          </table:table-cell>
          <table:table-cell table:style-name="ce371"/>
          <table:table-cell table:style-name="ce60" office:value-type="string" calcext:value-type="string">
            <text:p>Invert Videos Positions</text:p>
          </table:table-cell>
          <table:table-cell table:style-name="ce602" office:value-type="string" calcext:value-type="string">
            <text:p>Inverser l’emplacements des vidéos</text:p>
          </table:table-cell>
          <table:table-cell table:style-name="ce613" office:value-type="string" calcext:value-type="string">
            <text:p>Draai Video posities om</text:p>
          </table:table-cell>
          <table:table-cell table:style-name="ce621" office:value-type="string" calcext:value-type="string">
            <text:p>Invertiere Video Positionen</text:p>
          </table:table-cell>
          <table:table-cell table:style-name="ce632" office:value-type="string" calcext:value-type="string">
            <text:p>Invertir los vídeos</text:p>
          </table:table-cell>
          <table:table-cell table:style-name="ce645" office:value-type="string" calcext:value-type="string">
            <text:p>Inverter a Posição dos Vídeos</text:p>
          </table:table-cell>
          <table:table-cell table:style-name="ce657" office:value-type="string" calcext:value-type="string">
            <text:p>Odwróć pozycję wideo</text:p>
          </table:table-cell>
          <table:table-cell table:style-name="ce667" office:value-type="string" calcext:value-type="string">
            <text:p>Inverti le posizioni dei Video</text:p>
          </table:table-cell>
          <table:table-cell table:style-name="ce680" office:value-type="string" calcext:value-type="string">
            <text:p>Inversează poziţia fişierelor video</text:p>
          </table:table-cell>
          <table:table-cell table:style-name="ce695" office:value-type="string" calcext:value-type="string">
            <text:p>Vaihda videoiden järjestys</text:p>
          </table:table-cell>
          <table:table-cell table:style-name="ce710" office:value-type="string" calcext:value-type="string">
            <text:p>Inverter videoposisjoner</text:p>
          </table:table-cell>
          <table:table-cell table:style-name="ce719" office:value-type="string" calcext:value-type="string">
            <text:p>反转视频位置</text:p>
          </table:table-cell>
          <table:table-cell table:style-name="ce728" office:value-type="string" calcext:value-type="string">
            <text:p>Video Konumlarını Tersine Çevir</text:p>
          </table:table-cell>
          <table:table-cell table:style-name="ce737" office:value-type="string" calcext:value-type="string">
            <text:p>Εισαγωγή Θέσεων Video</text:p>
          </table:table-cell>
          <table:table-cell table:style-name="ce749" office:value-type="string" calcext:value-type="string">
            <text:p>Invertuoti vaizdo pozicija</text:p>
          </table:table-cell>
          <table:table-cell table:style-name="ce759" office:value-type="string" calcext:value-type="string">
            <text:p>Byt videonas platser</text:p>
          </table:table-cell>
          <table:table-cell table:style-name="ce768" office:value-type="string" calcext:value-type="string">
            <text:p>Byt om på vinduer</text:p>
          </table:table-cell>
          <table:table-cell table:style-name="ce778" office:value-type="string" calcext:value-type="string">
            <text:p>Otočit pozice videí</text:p>
          </table:table-cell>
          <table:table-cell table:style-name="ce787" office:value-type="string" calcext:value-type="string">
            <text:p><text:span text:style-name="T4">비디오의</text:span><text:span text:style-name="T5"> </text:span><text:span text:style-name="T6">위치를</text:span><text:span text:style-name="T5"> </text:span><text:span text:style-name="T6">도치</text:span></text:p>
          </table:table-cell>
          <table:table-cell table:style-name="ce800" office:value-type="string" calcext:value-type="string">
            <text:p>Обратить видео</text:p>
          </table:table-cell>
          <table:table-cell table:style-name="ce812" office:value-type="string" calcext:value-type="string">
            <text:p>Inverteix la posició dels vídeos</text:p>
          </table:table-cell>
          <table:table-cell table:style-name="ce821" office:value-type="string" calcext:value-type="string">
            <text:p>Obrni video pozicije</text:p>
          </table:table-cell>
          <table:table-cell table:style-name="ce830" office:value-type="string" calcext:value-type="string">
            <text:p>Обрни видео позиције</text:p>
          </table:table-cell>
          <table:table-cell table:style-name="ce837" office:value-type="string" calcext:value-type="string">
            <text:p>ビデオポジションの反転</text:p>
          </table:table-cell>
          <table:table-cell table:style-name="ce849" office:value-type="string" calcext:value-type="string">
            <text:p>Инверзна видео позиција</text:p>
          </table:table-cell>
          <table:table-cell table:style-name="ce857" office:value-type="string" calcext:value-type="string">
            <text:p>تبديل مواضع الفيديو</text:p>
          </table:table-cell>
          <table:table-cell table:style-name="ce866" office:value-type="string" calcext:value-type="string">
            <text:p>موقعیت فیلم‌های معکوس</text:p>
          </table:table-cell>
          <table:table-cell table:style-name="ce874" office:value-type="string" calcext:value-type="string">
            <text:p>Инвертиране на видеото</text:p>
          </table:table-cell>
          <table:table-cell table:style-name="ce315" table:number-columns-repeated="990"/>
          <table:table-cell table:number-columns-repeated="4"/>
        </table:table-row>
        <table:table-row table:style-name="ro10">
          <table:table-cell table:style-name="ce49" office:value-type="string" calcext:value-type="string">
            <text:p>mnuThumbnailDelete</text:p>
          </table:table-cell>
          <table:table-cell table:style-name="ce371"/>
          <table:table-cell table:style-name="ce60" office:value-type="string" calcext:value-type="string">
            <text:p>Delete</text:p>
          </table:table-cell>
          <table:table-cell table:style-name="ce602" office:value-type="string" calcext:value-type="string">
            <text:p>Supprimer</text:p>
          </table:table-cell>
          <table:table-cell table:style-name="ce613" office:value-type="string" calcext:value-type="string">
            <text:p>Verwijder</text:p>
          </table:table-cell>
          <table:table-cell table:style-name="ce621"/>
          <table:table-cell table:style-name="ce632" office:value-type="string" calcext:value-type="string">
            <text:p>Borr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Удалить</text:p>
          </table:table-cell>
          <table:table-cell table:style-name="ce812" office:value-type="string" calcext:value-type="string">
            <text:p>Suprimir</text:p>
          </table:table-cell>
          <table:table-cell table:style-name="ce821"/>
          <table:table-cell table:style-name="ce830" office:value-type="string" calcext:value-type="string">
            <text:p>Избриши</text:p>
          </table:table-cell>
          <table:table-cell table:style-name="ce837"/>
          <table:table-cell table:style-name="ce849"/>
          <table:table-cell table:style-name="ce857" office:value-type="string" calcext:value-type="string">
            <text:p>حذف</text:p>
          </table:table-cell>
          <table:table-cell table:style-name="ce866" office:value-type="string" calcext:value-type="string">
            <text:p>حذف</text:p>
          </table:table-cell>
          <table:table-cell table:style-name="ce874" office:value-type="string" calcext:value-type="string">
            <text:p>Изтрии</text:p>
          </table:table-cell>
          <table:table-cell table:style-name="ce315" table:number-columns-repeated="990"/>
          <table:table-cell table:number-columns-repeated="4"/>
        </table:table-row>
        <table:table-row table:style-name="ro11">
          <table:table-cell table:style-name="ce49" office:value-type="string" calcext:value-type="string">
            <text:p>mnuThumbnailForget</text:p>
          </table:table-cell>
          <table:table-cell table:style-name="ce371"/>
          <table:table-cell table:style-name="ce60" office:value-type="string" calcext:value-type="string">
            <text:p>Forget custom settings</text:p>
          </table:table-cell>
          <table:table-cell table:style-name="ce602" office:value-type="string" calcext:value-type="string">
            <text:p>Oublier les paramètres personalisés</text:p>
          </table:table-cell>
          <table:table-cell table:style-name="ce613" office:value-type="string" calcext:value-type="string">
            <text:p>Vergeet de aangepaste instellingen</text:p>
          </table:table-cell>
          <table:table-cell table:style-name="ce621"/>
          <table:table-cell table:style-name="ce632" office:value-type="string" calcext:value-type="string">
            <text:p>Borrar configuración personalizada</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Забыть пользовательские установки</text:p>
          </table:table-cell>
          <table:table-cell table:style-name="ce812" office:value-type="string" calcext:value-type="string">
            <text:p>Oblidar els paràmetres personalitzats</text:p>
          </table:table-cell>
          <table:table-cell table:style-name="ce821"/>
          <table:table-cell table:style-name="ce830" office:value-type="string" calcext:value-type="string">
            <text:p>Заборави подршавања корисника</text:p>
          </table:table-cell>
          <table:table-cell table:style-name="ce837"/>
          <table:table-cell table:style-name="ce849"/>
          <table:table-cell table:style-name="ce857" office:value-type="string" calcext:value-type="string">
            <text:p>تجاهل تخصيص الاعدادت</text:p>
          </table:table-cell>
          <table:table-cell table:style-name="ce866" office:value-type="string" calcext:value-type="string">
            <text:p>فراموشی تنظیمات سفارشی</text:p>
          </table:table-cell>
          <table:table-cell table:style-name="ce874" office:value-type="string" calcext:value-type="string">
            <text:p>Не ползвай потребителските настройки</text:p>
          </table:table-cell>
          <table:table-cell table:style-name="ce315" table:number-columns-repeated="990"/>
          <table:table-cell table:number-columns-repeated="4"/>
        </table:table-row>
        <table:table-row table:style-name="ro10">
          <table:table-cell table:style-name="ce49" office:value-type="string" calcext:value-type="string">
            <text:p>mnuThumbnailRename</text:p>
          </table:table-cell>
          <table:table-cell table:style-name="ce371"/>
          <table:table-cell table:style-name="ce60" office:value-type="string" calcext:value-type="string">
            <text:p>Rename</text:p>
          </table:table-cell>
          <table:table-cell table:style-name="ce602" office:value-type="string" calcext:value-type="string">
            <text:p>Renommer</text:p>
          </table:table-cell>
          <table:table-cell table:style-name="ce613" office:value-type="string" calcext:value-type="string">
            <text:p>Hernoemen</text:p>
          </table:table-cell>
          <table:table-cell table:style-name="ce621"/>
          <table:table-cell table:style-name="ce632" office:value-type="string" calcext:value-type="string">
            <text:p>Renombr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Переименовать</text:p>
          </table:table-cell>
          <table:table-cell table:style-name="ce812" office:value-type="string" calcext:value-type="string">
            <text:p>Reanomenar</text:p>
          </table:table-cell>
          <table:table-cell table:style-name="ce821"/>
          <table:table-cell table:style-name="ce830" office:value-type="string" calcext:value-type="string">
            <text:p>Преименуј</text:p>
          </table:table-cell>
          <table:table-cell table:style-name="ce837"/>
          <table:table-cell table:style-name="ce849"/>
          <table:table-cell table:style-name="ce857" office:value-type="string" calcext:value-type="string">
            <text:p>اعادة تسمية</text:p>
          </table:table-cell>
          <table:table-cell table:style-name="ce866" office:value-type="string" calcext:value-type="string">
            <text:p>تغییر نام</text:p>
          </table:table-cell>
          <table:table-cell table:style-name="ce874" office:value-type="string" calcext:value-type="string">
            <text:p>Преименувай</text:p>
          </table:table-cell>
          <table:table-cell table:style-name="ce315" table:number-columns-repeated="990"/>
          <table:table-cell table:number-columns-repeated="4"/>
        </table:table-row>
        <table:table-row table:style-name="ro11">
          <table:table-cell table:style-name="ce49" office:value-type="string" calcext:value-type="string">
            <text:p>mnuThumbnailLocate</text:p>
          </table:table-cell>
          <table:table-cell table:style-name="ce371"/>
          <table:table-cell table:style-name="ce60" office:value-type="string" calcext:value-type="string">
            <text:p>Locate file in Windows Explorer</text:p>
          </table:table-cell>
          <table:table-cell table:style-name="ce602" office:value-type="string" calcext:value-type="string">
            <text:p>Trouver le fichier dans l'Explorateur Windows</text:p>
          </table:table-cell>
          <table:table-cell table:style-name="ce613" office:value-type="string" calcext:value-type="string">
            <text:p>Zoek bestand in Windows verkenner</text:p>
          </table:table-cell>
          <table:table-cell table:style-name="ce621"/>
          <table:table-cell table:style-name="ce632" office:value-type="string" calcext:value-type="string">
            <text:p>Buscar archivo en Windows Explore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Расположение файла в Windows Explorer</text:p>
          </table:table-cell>
          <table:table-cell table:style-name="ce812" office:value-type="string" calcext:value-type="string">
            <text:p>Buscar l'arxiu en l'explorador de Windows</text:p>
          </table:table-cell>
          <table:table-cell table:style-name="ce821"/>
          <table:table-cell table:style-name="ce830" office:value-type="string" calcext:value-type="string">
            <text:p>Лоцирај датотеку у Windows Explorer</text:p>
          </table:table-cell>
          <table:table-cell table:style-name="ce837"/>
          <table:table-cell table:style-name="ce849"/>
          <table:table-cell table:style-name="ce857" office:value-type="string" calcext:value-type="string">
            <text:p>العثور علي ملف في متصفح الويندوز</text:p>
          </table:table-cell>
          <table:table-cell table:style-name="ce866" office:value-type="string" calcext:value-type="string">
            <text:p>یعیین پرونده در Windows Explorer</text:p>
          </table:table-cell>
          <table:table-cell table:style-name="ce874" office:value-type="string" calcext:value-type="string">
            <text:p>Разположение на файла в Windows Explorer</text:p>
          </table:table-cell>
          <table:table-cell table:style-name="ce315" table:number-columns-repeated="990"/>
          <table:table-cell table:number-columns-repeated="4"/>
        </table:table-row>
        <table:table-row table:style-name="ro46">
          <table:table-cell table:style-name="ce49" office:value-type="string" calcext:value-type="string">
            <text:p>mnuToggleCommonCtrls</text:p>
          </table:table-cell>
          <table:table-cell table:style-name="ce371"/>
          <table:table-cell table:style-name="ce60" office:value-type="string" calcext:value-type="string">
            <text:p>Show/Hide Common Controls</text:p>
          </table:table-cell>
          <table:table-cell table:style-name="ce602" office:value-type="string" calcext:value-type="string">
            <text:p>Montrer ou cacher les contrôles communs</text:p>
          </table:table-cell>
          <table:table-cell table:style-name="ce613" office:value-type="string" calcext:value-type="string">
            <text:p>Toon/Verberg standaard bediening</text:p>
          </table:table-cell>
          <table:table-cell table:style-name="ce621" office:value-type="string" calcext:value-type="string">
            <text:p>Zeige/Verstecke Standardauswahlwerkzeuge</text:p>
          </table:table-cell>
          <table:table-cell table:style-name="ce632" office:value-type="string" calcext:value-type="string">
            <text:p>Mostrar / Ocultar controles comunes</text:p>
          </table:table-cell>
          <table:table-cell table:style-name="ce645" office:value-type="string" calcext:value-type="string">
            <text:p>Mostrar/Esconder Controles em Comum</text:p>
          </table:table-cell>
          <table:table-cell table:style-name="ce657" office:value-type="string" calcext:value-type="string">
            <text:p>Pokaż/Ukryj wspólne sterowanie</text:p>
          </table:table-cell>
          <table:table-cell table:style-name="ce667" office:value-type="string" calcext:value-type="string">
            <text:p>Mostra/nascondi i Controlli Comuni</text:p>
          </table:table-cell>
          <table:table-cell table:style-name="ce680" office:value-type="string" calcext:value-type="string">
            <text:p>Arată/Ascunde controalele comune</text:p>
          </table:table-cell>
          <table:table-cell table:style-name="ce695" office:value-type="string" calcext:value-type="string">
            <text:p>Näytä/Piilota yleiset toiminnot</text:p>
          </table:table-cell>
          <table:table-cell table:style-name="ce708" office:value-type="string" calcext:value-type="string">
            <text:p>Vis/Skjul Standardverktøy</text:p>
          </table:table-cell>
          <table:table-cell table:style-name="ce719" office:value-type="string" calcext:value-type="string">
            <text:p>显示/隐藏 常见控制</text:p>
          </table:table-cell>
          <table:table-cell table:style-name="ce728" office:value-type="string" calcext:value-type="string">
            <text:p>Ortak Kontrolleri Göster/Gizle</text:p>
          </table:table-cell>
          <table:table-cell table:style-name="ce737" office:value-type="string" calcext:value-type="string">
            <text:p>Εμφάνιση/Απόκρυψη Κοινών στοιχείων Ελέγχου</text:p>
          </table:table-cell>
          <table:table-cell table:style-name="ce749" office:value-type="string" calcext:value-type="string">
            <text:p>Rodyti / slepti įrankių juostą</text:p>
          </table:table-cell>
          <table:table-cell table:style-name="ce759" office:value-type="string" calcext:value-type="string">
            <text:p>Visa/Dölj gemensamma kontroller</text:p>
          </table:table-cell>
          <table:table-cell table:style-name="ce767" office:value-type="string" calcext:value-type="string">
            <text:p>Vis/skjul almindlig styring</text:p>
          </table:table-cell>
          <table:table-cell table:style-name="ce778" office:value-type="string" calcext:value-type="string">
            <text:p>Zobrazit/Skrýt ovládací prvky</text:p>
          </table:table-cell>
          <table:table-cell table:style-name="ce787" office:value-type="string" calcext:value-type="string">
            <text:p><text:span text:style-name="T4">공통</text:span><text:span text:style-name="T5"> </text:span><text:span text:style-name="T6">조절을</text:span><text:span text:style-name="T5"> </text:span><text:span text:style-name="T6">보임</text:span><text:span text:style-name="T5">/</text:span><text:span text:style-name="T6">감춤</text:span></text:p>
          </table:table-cell>
          <table:table-cell table:style-name="ce800" office:value-type="string" calcext:value-type="string">
            <text:p>Показать/скрыть общие настройки</text:p>
          </table:table-cell>
          <table:table-cell table:style-name="ce812" office:value-type="string" calcext:value-type="string">
            <text:p>Mostrar/Amagar els Controls Comuns</text:p>
          </table:table-cell>
          <table:table-cell table:style-name="ce821" office:value-type="string" calcext:value-type="string">
            <text:p>Prikaži/sakrij zajedničke kontrole </text:p>
          </table:table-cell>
          <table:table-cell table:style-name="ce830" office:value-type="string" calcext:value-type="string">
            <text:p>Прикажи/сакриј заједничке контроле </text:p>
          </table:table-cell>
          <table:table-cell table:style-name="ce839" office:value-type="string" calcext:value-type="string">
            <text:p><text:span text:style-name="T16">共通コントロールの表示</text:span><text:span text:style-name="T17">/</text:span><text:span text:style-name="T22">非表示</text:span></text:p>
          </table:table-cell>
          <table:table-cell table:style-name="ce849" office:value-type="string" calcext:value-type="string">
            <text:p>Прикажи/Сокриј заеднички контроли</text:p>
          </table:table-cell>
          <table:table-cell table:style-name="ce857" office:value-type="string" calcext:value-type="string">
            <text:p>إظهار / إخفاء التحكم العام</text:p>
          </table:table-cell>
          <table:table-cell table:style-name="ce866" office:value-type="string" calcext:value-type="string">
            <text:p><text:s/>نمایش / پنهان کنترل‌های متداول</text:p>
          </table:table-cell>
          <table:table-cell table:style-name="ce874" office:value-type="string" calcext:value-type="string">
            <text:p>Покажи/скрии общите настройки</text:p>
          </table:table-cell>
          <table:table-cell table:style-name="ce315" table:number-columns-repeated="990"/>
          <table:table-cell table:number-columns-repeated="4"/>
        </table:table-row>
        <table:table-row table:style-name="ro18">
          <table:table-cell table:style-name="ce574" office:value-type="string" calcext:value-type="string">
            <text:p>mnuTrackTrajectory</text:p>
          </table:table-cell>
          <table:table-cell table:style-name="ce371"/>
          <table:table-cell table:style-name="ce60" office:value-type="string" calcext:value-type="string">
            <text:p>Track Path</text:p>
          </table:table-cell>
          <table:table-cell table:style-name="ce603" office:value-type="string" calcext:value-type="string">
            <text:p>Suivre la Trajectoire</text:p>
          </table:table-cell>
          <table:table-cell table:style-name="ce613" office:value-type="string" calcext:value-type="string">
            <text:p>Baan Trajectpad</text:p>
          </table:table-cell>
          <table:table-cell table:style-name="ce621" office:value-type="string" calcext:value-type="string">
            <text:p>Verfolge Trajektorien</text:p>
          </table:table-cell>
          <table:table-cell table:style-name="ce632" office:value-type="string" calcext:value-type="string">
            <text:p>Seguir la Trayectoria</text:p>
          </table:table-cell>
          <table:table-cell table:style-name="ce645" office:value-type="string" calcext:value-type="string">
            <text:p>Desenhar Caminho</text:p>
          </table:table-cell>
          <table:table-cell table:style-name="ce657"/>
          <table:table-cell table:style-name="ce670" office:value-type="string" calcext:value-type="string">
            <text:p>Traccia la Traiettoria</text:p>
          </table:table-cell>
          <table:table-cell table:style-name="ce681" office:value-type="string" calcext:value-type="string">
            <text:p>Urmăreşte traiectoria</text:p>
          </table:table-cell>
          <table:table-cell table:style-name="ce695" office:value-type="string" calcext:value-type="string">
            <text:p>Seuraa liikerataa</text:p>
          </table:table-cell>
          <table:table-cell table:style-name="ce710" office:value-type="string" calcext:value-type="string">
            <text:p>Følg <text:s/>banen</text:p>
          </table:table-cell>
          <table:table-cell table:style-name="ce719" office:value-type="string" calcext:value-type="string">
            <text:p>跟踪路径</text:p>
          </table:table-cell>
          <table:table-cell table:style-name="ce728" office:value-type="string" calcext:value-type="string">
            <text:p>İzlenen Yol</text:p>
          </table:table-cell>
          <table:table-cell table:style-name="ce737" office:value-type="string" calcext:value-type="string">
            <text:p>Ανίχνευση Διαδρομής</text:p>
          </table:table-cell>
          <table:table-cell table:style-name="ce749" office:value-type="string" calcext:value-type="string">
            <text:p>Sekimo kelias</text:p>
          </table:table-cell>
          <table:table-cell table:style-name="ce759" office:value-type="string" calcext:value-type="string">
            <text:p>Spåra banan</text:p>
          </table:table-cell>
          <table:table-cell table:style-name="ce767" office:value-type="string" calcext:value-type="string">
            <text:p>Følg spor</text:p>
          </table:table-cell>
          <table:table-cell table:style-name="ce778" office:value-type="string" calcext:value-type="string">
            <text:p>Trasování</text:p>
          </table:table-cell>
          <table:table-cell table:style-name="ce787" office:value-type="string" calcext:value-type="string">
            <text:p><text:span text:style-name="T4">경로를</text:span><text:span text:style-name="T5"> </text:span><text:span text:style-name="T6">추적</text:span></text:p>
          </table:table-cell>
          <table:table-cell table:style-name="ce800" office:value-type="string" calcext:value-type="string">
            <text:p>Прорисовка пути</text:p>
          </table:table-cell>
          <table:table-cell table:style-name="ce812" office:value-type="string" calcext:value-type="string">
            <text:p>Segueix la trajectòria</text:p>
          </table:table-cell>
          <table:table-cell table:style-name="ce819" office:value-type="string" calcext:value-type="string">
            <text:p>Prati putanju</text:p>
          </table:table-cell>
          <table:table-cell table:style-name="ce827" office:value-type="string" calcext:value-type="string">
            <text:p>Прати путању</text:p>
          </table:table-cell>
          <table:table-cell table:style-name="ce837" office:value-type="string" calcext:value-type="string">
            <text:p>軌道追跡</text:p>
          </table:table-cell>
          <table:table-cell table:style-name="ce849" office:value-type="string" calcext:value-type="string">
            <text:p>Следи го патот</text:p>
          </table:table-cell>
          <table:table-cell table:style-name="ce857" office:value-type="string" calcext:value-type="string">
            <text:p>تتبع المسار</text:p>
          </table:table-cell>
          <table:table-cell table:style-name="ce866" office:value-type="string" calcext:value-type="string">
            <text:p>مسیر ردیابی</text:p>
          </table:table-cell>
          <table:table-cell table:style-name="ce874" office:value-type="string" calcext:value-type="string">
            <text:p>Очертаване на треакторията</text:p>
          </table:table-cell>
          <table:table-cell table:style-name="ce315" table:number-columns-repeated="990"/>
          <table:table-cell table:number-columns-repeated="4"/>
        </table:table-row>
        <table:table-row table:style-name="ro18">
          <table:table-cell table:style-name="ce574" office:value-type="string" calcext:value-type="string">
            <text:p>mnuCoordinateSystem</text:p>
          </table:table-cell>
          <table:table-cell table:style-name="ce371"/>
          <table:table-cell table:style-name="ce60" office:value-type="string" calcext:value-type="string">
            <text:p>Coordinate System</text:p>
          </table:table-cell>
          <table:table-cell table:style-name="ce603" office:value-type="string" calcext:value-type="string">
            <text:p>Repère de coordonnées</text:p>
          </table:table-cell>
          <table:table-cell table:style-name="ce613" office:value-type="string" calcext:value-type="string">
            <text:p>Coördinaten systeem</text:p>
          </table:table-cell>
          <table:table-cell table:style-name="ce621"/>
          <table:table-cell table:style-name="ce632" office:value-type="string" calcext:value-type="string">
            <text:p>Sistema de coordenadas</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Координатная система</text:p>
          </table:table-cell>
          <table:table-cell table:style-name="ce812" office:value-type="string" calcext:value-type="string">
            <text:p>Sistema de coordinades</text:p>
          </table:table-cell>
          <table:table-cell table:style-name="ce819" office:value-type="string" calcext:value-type="string">
            <text:p>Koordinatni sistem</text:p>
          </table:table-cell>
          <table:table-cell table:style-name="ce827" office:value-type="string" calcext:value-type="string">
            <text:p>Координатни систем</text:p>
          </table:table-cell>
          <table:table-cell table:style-name="ce837" office:value-type="string" calcext:value-type="string">
            <text:p>座標</text:p>
          </table:table-cell>
          <table:table-cell table:style-name="ce849" office:value-type="string" calcext:value-type="string">
            <text:p>Координатен систем</text:p>
          </table:table-cell>
          <table:table-cell table:style-name="ce857" office:value-type="string" calcext:value-type="string">
            <text:p>نظام الإحداثيات</text:p>
          </table:table-cell>
          <table:table-cell table:style-name="ce866" office:value-type="string" calcext:value-type="string">
            <text:p>دستگاه مختصات</text:p>
          </table:table-cell>
          <table:table-cell table:style-name="ce874" office:value-type="string" calcext:value-type="string">
            <text:p>Система с координати</text:p>
          </table:table-cell>
          <table:table-cell table:style-name="ce315" table:number-columns-repeated="990"/>
          <table:table-cell table:number-columns-repeated="4"/>
        </table:table-row>
        <table:table-row table:style-name="ro18">
          <table:table-cell table:style-name="ce574" office:value-type="string" calcext:value-type="string">
            <text:p>mnuCoordinateSystemShowAxis</text:p>
          </table:table-cell>
          <table:table-cell table:style-name="ce371"/>
          <table:table-cell table:style-name="ce60" office:value-type="string" calcext:value-type="string">
            <text:p>Axes</text:p>
          </table:table-cell>
          <table:table-cell table:style-name="ce603" office:value-type="string" calcext:value-type="string">
            <text:p>Axes</text:p>
          </table:table-cell>
          <table:table-cell table:style-name="ce613" office:value-type="string" calcext:value-type="string">
            <text:p>Assen</text:p>
          </table:table-cell>
          <table:table-cell table:style-name="ce621"/>
          <table:table-cell table:style-name="ce632" office:value-type="string" calcext:value-type="string">
            <text:p>Ejes</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Оси</text:p>
          </table:table-cell>
          <table:table-cell table:style-name="ce812" office:value-type="string" calcext:value-type="string">
            <text:p>Eixos</text:p>
          </table:table-cell>
          <table:table-cell table:style-name="ce819" office:value-type="string" calcext:value-type="string">
            <text:p>Ose</text:p>
          </table:table-cell>
          <table:table-cell table:style-name="ce827" office:value-type="string" calcext:value-type="string">
            <text:p>Осе</text:p>
          </table:table-cell>
          <table:table-cell table:style-name="ce837" office:value-type="string" calcext:value-type="string">
            <text:p>軸</text:p>
          </table:table-cell>
          <table:table-cell table:style-name="ce849" office:value-type="string" calcext:value-type="string">
            <text:p>Оски</text:p>
          </table:table-cell>
          <table:table-cell table:style-name="ce857" office:value-type="string" calcext:value-type="string">
            <text:p>محاور</text:p>
          </table:table-cell>
          <table:table-cell table:style-name="ce866" office:value-type="string" calcext:value-type="string">
            <text:p>محورها</text:p>
          </table:table-cell>
          <table:table-cell table:style-name="ce874" office:value-type="string" calcext:value-type="string">
            <text:p>Ос</text:p>
          </table:table-cell>
          <table:table-cell table:style-name="ce315" table:number-columns-repeated="990"/>
          <table:table-cell table:number-columns-repeated="4"/>
        </table:table-row>
        <table:table-row table:style-name="ro18">
          <table:table-cell table:style-name="ce574" office:value-type="string" calcext:value-type="string">
            <text:p>mnuCoordinateSystemShowGrid</text:p>
          </table:table-cell>
          <table:table-cell table:style-name="ce371"/>
          <table:table-cell table:style-name="ce60" office:value-type="string" calcext:value-type="string">
            <text:p>Grid</text:p>
          </table:table-cell>
          <table:table-cell table:style-name="ce603" office:value-type="string" calcext:value-type="string">
            <text:p>Grille</text:p>
          </table:table-cell>
          <table:table-cell table:style-name="ce613" office:value-type="string" calcext:value-type="string">
            <text:p>Raster</text:p>
          </table:table-cell>
          <table:table-cell table:style-name="ce621"/>
          <table:table-cell table:style-name="ce632" office:value-type="string" calcext:value-type="string">
            <text:p>Cuadrícula</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Сетка</text:p>
          </table:table-cell>
          <table:table-cell table:style-name="ce812" office:value-type="string" calcext:value-type="string">
            <text:p>Graella</text:p>
          </table:table-cell>
          <table:table-cell table:style-name="ce819" office:value-type="string" calcext:value-type="string">
            <text:p>Koordinatna mreža</text:p>
          </table:table-cell>
          <table:table-cell table:style-name="ce827" office:value-type="string" calcext:value-type="string">
            <text:p>Координатна мрежа</text:p>
          </table:table-cell>
          <table:table-cell table:style-name="ce837" office:value-type="string" calcext:value-type="string">
            <text:p>グリッド</text:p>
          </table:table-cell>
          <table:table-cell table:style-name="ce849" office:value-type="string" calcext:value-type="string">
            <text:p>Координатна мрежа</text:p>
          </table:table-cell>
          <table:table-cell table:style-name="ce857" office:value-type="string" calcext:value-type="string">
            <text:p>شبكة</text:p>
          </table:table-cell>
          <table:table-cell table:style-name="ce806" office:value-type="string" calcext:value-type="string">
            <text:p>توری</text:p>
          </table:table-cell>
          <table:table-cell table:style-name="ce874" office:value-type="string" calcext:value-type="string">
            <text:p>Мрежа</text:p>
          </table:table-cell>
          <table:table-cell table:style-name="ce315" table:number-columns-repeated="990"/>
          <table:table-cell table:number-columns-repeated="4"/>
        </table:table-row>
        <table:table-row table:style-name="ro18">
          <table:table-cell table:style-name="ce574" office:value-type="string" calcext:value-type="string">
            <text:p>mnuCoordinateSystemShowTickMarks</text:p>
          </table:table-cell>
          <table:table-cell table:style-name="ce371"/>
          <table:table-cell table:style-name="ce60" office:value-type="string" calcext:value-type="string">
            <text:p>Tick marks</text:p>
          </table:table-cell>
          <table:table-cell table:style-name="ce603" office:value-type="string" calcext:value-type="string">
            <text:p>Graduations</text:p>
          </table:table-cell>
          <table:table-cell table:style-name="ce613" office:value-type="string" calcext:value-type="string">
            <text:p>Stappen</text:p>
          </table:table-cell>
          <table:table-cell table:style-name="ce621"/>
          <table:table-cell table:style-name="ce632" office:value-type="string" calcext:value-type="string">
            <text:p>Marcas de divisiones</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Отметки</text:p>
          </table:table-cell>
          <table:table-cell table:style-name="ce812" office:value-type="string" calcext:value-type="string">
            <text:p>Graduacions</text:p>
          </table:table-cell>
          <table:table-cell table:style-name="ce819" office:value-type="string" calcext:value-type="string">
            <text:p>Stepenovanje</text:p>
          </table:table-cell>
          <table:table-cell table:style-name="ce827" office:value-type="string" calcext:value-type="string">
            <text:p>Степеновање</text:p>
          </table:table-cell>
          <table:table-cell table:style-name="ce837" office:value-type="string" calcext:value-type="string">
            <text:p>目盛り</text:p>
          </table:table-cell>
          <table:table-cell table:style-name="ce849" office:value-type="string" calcext:value-type="string">
            <text:p>Дебели означувачи</text:p>
          </table:table-cell>
          <table:table-cell table:style-name="ce857" office:value-type="string" calcext:value-type="string">
            <text:p>وضع درجات</text:p>
          </table:table-cell>
          <table:table-cell table:style-name="ce866" office:value-type="string" calcext:value-type="string">
            <text:p>تیک علامت‌ها</text:p>
          </table:table-cell>
          <table:table-cell table:style-name="ce874" office:value-type="string" calcext:value-type="string">
            <text:p>Отметки</text:p>
          </table:table-cell>
          <table:table-cell table:style-name="ce315" table:number-columns-repeated="990"/>
          <table:table-cell table:number-columns-repeated="4"/>
        </table:table-row>
        <table:table-row table:style-name="ro18">
          <table:table-cell table:style-name="ce574" office:value-type="string" calcext:value-type="string">
            <text:p>mnuCoordinateSystemHide</text:p>
          </table:table-cell>
          <table:table-cell table:style-name="ce371"/>
          <table:table-cell table:style-name="ce60" office:value-type="string" calcext:value-type="string">
            <text:p>Hide</text:p>
          </table:table-cell>
          <table:table-cell table:style-name="ce603" office:value-type="string" calcext:value-type="string">
            <text:p>Masquer</text:p>
          </table:table-cell>
          <table:table-cell table:style-name="ce613" office:value-type="string" calcext:value-type="string">
            <text:p>Verberg</text:p>
          </table:table-cell>
          <table:table-cell table:style-name="ce621"/>
          <table:table-cell table:style-name="ce632" office:value-type="string" calcext:value-type="string">
            <text:p>Ocultar</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Скрыть</text:p>
          </table:table-cell>
          <table:table-cell table:style-name="ce812" office:value-type="string" calcext:value-type="string">
            <text:p>Amagar</text:p>
          </table:table-cell>
          <table:table-cell table:style-name="ce819" office:value-type="string" calcext:value-type="string">
            <text:p>Sakriti</text:p>
          </table:table-cell>
          <table:table-cell table:style-name="ce827" office:value-type="string" calcext:value-type="string">
            <text:p>Сакрити</text:p>
          </table:table-cell>
          <table:table-cell table:style-name="ce837" office:value-type="string" calcext:value-type="string">
            <text:p>隠す</text:p>
          </table:table-cell>
          <table:table-cell table:style-name="ce849" office:value-type="string" calcext:value-type="string">
            <text:p>Скриј</text:p>
          </table:table-cell>
          <table:table-cell table:style-name="ce857" office:value-type="string" calcext:value-type="string">
            <text:p>إخفاء</text:p>
          </table:table-cell>
          <table:table-cell table:style-name="ce866" office:value-type="string" calcext:value-type="string">
            <text:p>پنهان کردن</text:p>
          </table:table-cell>
          <table:table-cell table:style-name="ce874" office:value-type="string" calcext:value-type="string">
            <text:p>Скрии</text:p>
          </table:table-cell>
          <table:table-cell table:style-name="ce315" table:number-columns-repeated="990"/>
          <table:table-cell table:number-columns-repeated="4"/>
        </table:table-row>
        <table:table-row table:style-name="ro11">
          <table:table-cell table:style-name="ce574" office:value-type="string" calcext:value-type="string">
            <text:p>mnuPolyline_FinishHere</text:p>
          </table:table-cell>
          <table:table-cell table:style-name="ce371"/>
          <table:table-cell table:style-name="ce60" office:value-type="string" calcext:value-type="string">
            <text:p>Finish polyline here</text:p>
          </table:table-cell>
          <table:table-cell table:style-name="ce603" office:value-type="string" calcext:value-type="string">
            <text:p>Terminer la polyligne ici</text:p>
          </table:table-cell>
          <table:table-cell table:style-name="ce613" office:value-type="string" calcext:value-type="string">
            <text:p>Beëindig polylijn hier</text:p>
          </table:table-cell>
          <table:table-cell table:style-name="ce621"/>
          <table:table-cell table:style-name="ce632" office:value-type="string" calcext:value-type="string">
            <text:p>Finalizar polilínea aquí</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Итоговая ломаная линия здесь</text:p>
          </table:table-cell>
          <table:table-cell table:style-name="ce812" office:value-type="string" calcext:value-type="string">
            <text:p>Finalitzar la polilínia aquí</text:p>
          </table:table-cell>
          <table:table-cell table:style-name="ce819"/>
          <table:table-cell table:style-name="ce827" office:value-type="string" calcext:value-type="string">
            <text:p>Заврши линију из више делова овде</text:p>
          </table:table-cell>
          <table:table-cell table:style-name="ce837"/>
          <table:table-cell table:style-name="ce849"/>
          <table:table-cell table:style-name="ce857" office:value-type="string" calcext:value-type="string">
            <text:p>إنهاء متعدد الخطوط هنا</text:p>
          </table:table-cell>
          <table:table-cell table:style-name="ce866" office:value-type="string" calcext:value-type="string">
            <text:p>چندخطی را اینجا تمام کنید</text:p>
          </table:table-cell>
          <table:table-cell table:style-name="ce874" office:value-type="string" calcext:value-type="string">
            <text:p>Получената прекъсната линия е тук</text:p>
          </table:table-cell>
          <table:table-cell table:style-name="ce315" table:number-columns-repeated="990"/>
          <table:table-cell table:number-columns-repeated="4"/>
        </table:table-row>
        <table:table-row table:style-name="ro11">
          <table:table-cell table:style-name="ce574" office:value-type="string" calcext:value-type="string">
            <text:p>mnuPolyline_FinishAtPrevious</text:p>
          </table:table-cell>
          <table:table-cell table:style-name="ce371"/>
          <table:table-cell table:style-name="ce60" office:value-type="string" calcext:value-type="string">
            <text:p>Finish polyline at previous point</text:p>
          </table:table-cell>
          <table:table-cell table:style-name="ce603" office:value-type="string" calcext:value-type="string">
            <text:p>Terminer la polyligne au point précédent</text:p>
          </table:table-cell>
          <table:table-cell table:style-name="ce613" office:value-type="string" calcext:value-type="string">
            <text:p>Beëindigi polylijn bij vorige punt</text:p>
          </table:table-cell>
          <table:table-cell table:style-name="ce621"/>
          <table:table-cell table:style-name="ce632" office:value-type="string" calcext:value-type="string">
            <text:p>Finalizar polilínea en el punto anterior</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Итоговая ломаная линия предыдущей точки</text:p>
          </table:table-cell>
          <table:table-cell table:style-name="ce812" office:value-type="string" calcext:value-type="string">
            <text:p>Finalitzar la polilínia al punt anterior</text:p>
          </table:table-cell>
          <table:table-cell table:style-name="ce819"/>
          <table:table-cell table:style-name="ce827" office:value-type="string" calcext:value-type="string">
            <text:p>Заврши линију из више делова на претходној тачки</text:p>
          </table:table-cell>
          <table:table-cell table:style-name="ce837"/>
          <table:table-cell table:style-name="ce849"/>
          <table:table-cell table:style-name="ce857" office:value-type="string" calcext:value-type="string">
            <text:p>إنهاء متعدد الخطوط في النقطة السابقة</text:p>
          </table:table-cell>
          <table:table-cell table:style-name="ce866" office:value-type="string" calcext:value-type="string">
            <text:p>چند خطی را در مرحله قبل تمام کنید</text:p>
          </table:table-cell>
          <table:table-cell table:style-name="ce874" office:value-type="string" calcext:value-type="string">
            <text:p>Показване прекъсната линия от предишна точка</text:p>
          </table:table-cell>
          <table:table-cell table:style-name="ce315" table:number-columns-repeated="990"/>
          <table:table-cell table:number-columns-repeated="4"/>
        </table:table-row>
        <table:table-row table:style-name="ro10">
          <table:table-cell table:style-name="ce574" office:value-type="string" calcext:value-type="string">
            <text:p>mnuPolyline_CloseMenu</text:p>
          </table:table-cell>
          <table:table-cell table:style-name="ce371"/>
          <table:table-cell table:style-name="ce60" office:value-type="string" calcext:value-type="string">
            <text:p>Close this menu</text:p>
          </table:table-cell>
          <table:table-cell table:style-name="ce603" office:value-type="string" calcext:value-type="string">
            <text:p>Fermer ce menu</text:p>
          </table:table-cell>
          <table:table-cell table:style-name="ce613" office:value-type="string" calcext:value-type="string">
            <text:p>Sluit dit menu</text:p>
          </table:table-cell>
          <table:table-cell table:style-name="ce621"/>
          <table:table-cell table:style-name="ce632" office:value-type="string" calcext:value-type="string">
            <text:p>Cerrar este menú</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office:value-type="string" calcext:value-type="string">
            <text:p>Закрыть это меню</text:p>
          </table:table-cell>
          <table:table-cell table:style-name="ce812" office:value-type="string" calcext:value-type="string">
            <text:p>Tancar aquest menú</text:p>
          </table:table-cell>
          <table:table-cell table:style-name="ce819"/>
          <table:table-cell table:style-name="ce827" office:value-type="string" calcext:value-type="string">
            <text:p>Затвори овај мени</text:p>
          </table:table-cell>
          <table:table-cell table:style-name="ce837"/>
          <table:table-cell table:style-name="ce849"/>
          <table:table-cell table:style-name="ce857" office:value-type="string" calcext:value-type="string">
            <text:p>إغلاق هذه القائمة</text:p>
          </table:table-cell>
          <table:table-cell table:style-name="ce806" office:value-type="string" calcext:value-type="string">
            <text:p>این فهرست را ببندید</text:p>
          </table:table-cell>
          <table:table-cell table:style-name="ce874" office:value-type="string" calcext:value-type="string">
            <text:p>Затвори това меню</text:p>
          </table:table-cell>
          <table:table-cell table:style-name="ce315" table:number-columns-repeated="990"/>
          <table:table-cell table:number-columns-repeated="4"/>
        </table:table-row>
        <table:table-row table:style-name="ro10">
          <table:table-cell table:style-name="ce574" office:value-type="string" calcext:value-type="string">
            <text:p>mnuCutDrawing</text:p>
          </table:table-cell>
          <table:table-cell table:style-name="ce371"/>
          <table:table-cell table:style-name="ce60" office:value-type="string" calcext:value-type="string">
            <text:p>Cut drawing</text:p>
          </table:table-cell>
          <table:table-cell table:style-name="ce603" office:value-type="string" calcext:value-type="string">
            <text:p>Couper le dessin</text:p>
          </table:table-cell>
          <table:table-cell table:style-name="ce613" office:value-type="string" calcext:value-type="string">
            <text:p>Knip tekening</text:p>
          </table:table-cell>
          <table:table-cell table:style-name="ce621"/>
          <table:table-cell table:style-name="ce632" office:value-type="string" calcext:value-type="string">
            <text:p>Cortar dibujo</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Tallar dibuix</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برش طرح</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CopyDrawing</text:p>
          </table:table-cell>
          <table:table-cell table:style-name="ce371"/>
          <table:table-cell table:style-name="ce60" office:value-type="string" calcext:value-type="string">
            <text:p>Copy drawing</text:p>
          </table:table-cell>
          <table:table-cell table:style-name="ce603" office:value-type="string" calcext:value-type="string">
            <text:p>Copier le dessin</text:p>
          </table:table-cell>
          <table:table-cell table:style-name="ce613" office:value-type="string" calcext:value-type="string">
            <text:p>Kopieer tekening</text:p>
          </table:table-cell>
          <table:table-cell table:style-name="ce621"/>
          <table:table-cell table:style-name="ce632" office:value-type="string" calcext:value-type="string">
            <text:p>Copiar dibujo</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copiar dibuix</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رونوشت طرح</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PasteDrawing</text:p>
          </table:table-cell>
          <table:table-cell table:style-name="ce371"/>
          <table:table-cell table:style-name="ce60" office:value-type="string" calcext:value-type="string">
            <text:p>Paste drawing</text:p>
          </table:table-cell>
          <table:table-cell table:style-name="ce603" office:value-type="string" calcext:value-type="string">
            <text:p>Coller le dessin</text:p>
          </table:table-cell>
          <table:table-cell table:style-name="ce613" office:value-type="string" calcext:value-type="string">
            <text:p>Plak tekening</text:p>
          </table:table-cell>
          <table:table-cell table:style-name="ce621"/>
          <table:table-cell table:style-name="ce632" office:value-type="string" calcext:value-type="string">
            <text:p>Pegar dibujo</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Enganxar dibuix</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جایگذاری طرح</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etStyleAsDefault</text:p>
          </table:table-cell>
          <table:table-cell table:style-name="ce371"/>
          <table:table-cell table:style-name="ce60" office:value-type="string" calcext:value-type="string">
            <text:p>Set style as default</text:p>
          </table:table-cell>
          <table:table-cell table:style-name="ce603" office:value-type="string" calcext:value-type="string">
            <text:p>Utiliser le style en tant que style par défaut</text:p>
          </table:table-cell>
          <table:table-cell table:style-name="ce613" office:value-type="string" calcext:value-type="string">
            <text:p>Set de stijl als standaard</text:p>
          </table:table-cell>
          <table:table-cell table:style-name="ce621"/>
          <table:table-cell table:style-name="ce632" office:value-type="string" calcext:value-type="string">
            <text:p>Establecer el estilo por defecto</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Estableix com a estil per defecte</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تنظیم سبک به صورت پیش فرض</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VisibilityDefault</text:p>
          </table:table-cell>
          <table:table-cell table:style-name="ce371"/>
          <table:table-cell table:style-name="ce60" office:value-type="string" calcext:value-type="string">
            <text:p>Default fading</text:p>
          </table:table-cell>
          <table:table-cell table:style-name="ce603" office:value-type="string" calcext:value-type="string">
            <text:p>Fondu par défaut</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VisibilityCustom</text:p>
          </table:table-cell>
          <table:table-cell table:style-name="ce371"/>
          <table:table-cell table:style-name="ce60" office:value-type="string" calcext:value-type="string">
            <text:p>Custom fading</text:p>
          </table:table-cell>
          <table:table-cell table:style-name="ce603" office:value-type="string" calcext:value-type="string">
            <text:p>Fondu personnalisé</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VisibilityConfigure</text:p>
          </table:table-cell>
          <table:table-cell table:style-name="ce371"/>
          <table:table-cell table:style-name="ce60" office:value-type="string" calcext:value-type="string">
            <text:p>Configure custom fading</text:p>
          </table:table-cell>
          <table:table-cell table:style-name="ce603" office:value-type="string" calcext:value-type="string">
            <text:p>Configurer le fondu personnalisé</text:p>
          </table:table-cell>
          <table:table-cell table:style-name="ce613"/>
          <table:table-cell table:style-name="ce621"/>
          <table:table-cell table:style-name="ce632"/>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0">
          <table:table-cell table:style-name="ce574" office:value-type="string" calcext:value-type="string">
            <text:p>mnuPasteImage</text:p>
          </table:table-cell>
          <table:table-cell table:style-name="ce371"/>
          <table:table-cell table:style-name="ce60" office:value-type="string" calcext:value-type="string">
            <text:p>Paste image from clipboard</text:p>
          </table:table-cell>
          <table:table-cell table:style-name="ce603" office:value-type="string" calcext:value-type="string">
            <text:p>Coller l’image depuis le presse-papier</text:p>
          </table:table-cell>
          <table:table-cell table:style-name="ce613" office:value-type="string" calcext:value-type="string">
            <text:p>Plak vanaf klembord</text:p>
          </table:table-cell>
          <table:table-cell table:style-name="ce621"/>
          <table:table-cell table:style-name="ce632" office:value-type="string" calcext:value-type="string">
            <text:p>Pegar imagen del portapapeles</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Enganxar la imatge de del portaretalls</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جایگذاری تصویر از کلیپ برد</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howArrow</text:p>
          </table:table-cell>
          <table:table-cell table:style-name="ce371"/>
          <table:table-cell table:style-name="ce60" office:value-type="string" calcext:value-type="string">
            <text:p>Show arrow</text:p>
          </table:table-cell>
          <table:table-cell table:style-name="ce603" office:value-type="string" calcext:value-type="string">
            <text:p>Afficher la flèche</text:p>
          </table:table-cell>
          <table:table-cell table:style-name="ce613" office:value-type="string" calcext:value-type="string">
            <text:p>Toon pijl</text:p>
          </table:table-cell>
          <table:table-cell table:style-name="ce621"/>
          <table:table-cell table:style-name="ce632" office:value-type="string" calcext:value-type="string">
            <text:p>Mostar flecha</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Mostrar fletxa</text:p>
          </table:table-cell>
          <table:table-cell table:style-name="ce819"/>
          <table:table-cell table:style-name="ce827"/>
          <table:table-cell table:style-name="ce837"/>
          <table:table-cell table:style-name="ce849"/>
          <table:table-cell table:style-name="ce857"/>
          <table:table-cell table:style-name="ce866" office:value-type="string" calcext:value-type="string">
            <text:p>نمایش پیکان</text:p>
          </table:table-cell>
          <table:table-cell table:style-name="ce874"/>
          <table:table-cell table:style-name="ce315" table:number-columns-repeated="990"/>
          <table:table-cell table:number-columns-repeated="4"/>
        </table:table-row>
        <table:table-row table:style-name="ro10">
          <table:table-cell table:style-name="ce574" office:value-type="string" calcext:value-type="string">
            <text:p>mnuShowCircleCenter</text:p>
          </table:table-cell>
          <table:table-cell table:style-name="ce371"/>
          <table:table-cell table:style-name="ce60" office:value-type="string" calcext:value-type="string">
            <text:p>Show circle center</text:p>
          </table:table-cell>
          <table:table-cell table:style-name="ce603" office:value-type="string" calcext:value-type="string">
            <text:p>Afficher le centre du cercle</text:p>
          </table:table-cell>
          <table:table-cell table:style-name="ce613" office:value-type="string" calcext:value-type="string">
            <text:p>Toon cirkel midden</text:p>
          </table:table-cell>
          <table:table-cell table:style-name="ce621"/>
          <table:table-cell table:style-name="ce632" office:value-type="string" calcext:value-type="string">
            <text:p>Mostrar el centro del círculo</text:p>
          </table:table-cell>
          <table:table-cell table:style-name="ce645"/>
          <table:table-cell table:style-name="ce657"/>
          <table:table-cell table:style-name="ce670"/>
          <table:table-cell table:style-name="ce681"/>
          <table:table-cell table:style-name="ce695"/>
          <table:table-cell table:style-name="ce710"/>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2"/>
          <table:table-cell table:style-name="ce812" office:value-type="string" calcext:value-type="string">
            <text:p>Mostrar el centre del cercle</text:p>
          </table:table-cell>
          <table:table-cell table:style-name="ce819"/>
          <table:table-cell table:style-name="ce827"/>
          <table:table-cell table:style-name="ce837"/>
          <table:table-cell table:style-name="ce849"/>
          <table:table-cell table:style-name="ce857"/>
          <table:table-cell table:style-name="ce866"/>
          <table:table-cell table:style-name="ce874"/>
          <table:table-cell table:style-name="ce315" table:number-columns-repeated="990"/>
          <table:table-cell table:number-columns-repeated="4"/>
        </table:table-row>
        <table:table-row table:style-name="ro11">
          <table:table-cell table:style-name="ce49" office:value-type="string" calcext:value-type="string">
            <text:p>RecentlyUsedColors</text:p>
          </table:table-cell>
          <table:table-cell table:style-name="ce371"/>
          <table:table-cell table:style-name="ce60" office:value-type="string" calcext:value-type="string">
            <text:p>Recently used colors:</text:p>
          </table:table-cell>
          <table:table-cell table:style-name="ce602" office:value-type="string" calcext:value-type="string">
            <text:p>Couleurs utilisées récemment :</text:p>
          </table:table-cell>
          <table:table-cell table:style-name="ce613" office:value-type="string" calcext:value-type="string">
            <text:p>Recent gebruikte kleuren:</text:p>
          </table:table-cell>
          <table:table-cell table:style-name="ce622" office:value-type="string" calcext:value-type="string">
            <text:p>zuletzt verwendete Farben</text:p>
          </table:table-cell>
          <table:table-cell table:style-name="ce632" office:value-type="string" calcext:value-type="string">
            <text:p>Colores usados recientemente</text:p>
          </table:table-cell>
          <table:table-cell table:style-name="ce646" office:value-type="string" calcext:value-type="string">
            <text:p>Cores usadas recentemente:</text:p>
          </table:table-cell>
          <table:table-cell table:style-name="ce657"/>
          <table:table-cell table:style-name="ce667" office:value-type="string" calcext:value-type="string">
            <text:p>Colori utilizzati di recente:</text:p>
          </table:table-cell>
          <table:table-cell table:style-name="ce691" office:value-type="string" calcext:value-type="string">
            <text:p>Culori folosite recent :</text:p>
          </table:table-cell>
          <table:table-cell table:style-name="ce695" office:value-type="string" calcext:value-type="string">
            <text:p>Äsken käytetyt värit:</text:p>
          </table:table-cell>
          <table:table-cell table:style-name="ce708"/>
          <table:table-cell table:style-name="ce719"/>
          <table:table-cell table:style-name="ce729" office:value-type="string" calcext:value-type="string">
            <text:p>Yeni kullanılmış renkler:</text:p>
          </table:table-cell>
          <table:table-cell table:style-name="ce738" office:value-type="string" calcext:value-type="string">
            <text:p>Πρόσφατα χρησιμοποιημένα χρώματα:</text:p>
          </table:table-cell>
          <table:table-cell table:style-name="ce749" office:value-type="string" calcext:value-type="string">
            <text:p>Vėliausiai naudotos spalvos:</text:p>
          </table:table-cell>
          <table:table-cell table:style-name="ce759" office:value-type="string" calcext:value-type="string">
            <text:p>Senaste använda färger:</text:p>
          </table:table-cell>
          <table:table-cell table:style-name="ce767" office:value-type="string" calcext:value-type="string">
            <text:p>Tidligere anvendte farver:</text:p>
          </table:table-cell>
          <table:table-cell table:style-name="ce778" office:value-type="string" calcext:value-type="string">
            <text:p>Naposledy použité barvy:</text:p>
          </table:table-cell>
          <table:table-cell table:style-name="ce787" office:value-type="string" calcext:value-type="string">
            <text:p><text:span text:style-name="T4">최근</text:span><text:span text:style-name="T5"> </text:span><text:span text:style-name="T6">사용된</text:span><text:span text:style-name="T5"> </text:span><text:span text:style-name="T6">색상</text:span><text:span text:style-name="T5">:</text:span></text:p>
          </table:table-cell>
          <table:table-cell table:style-name="ce800" office:value-type="string" calcext:value-type="string">
            <text:p>Недавно используемые цвета:</text:p>
          </table:table-cell>
          <table:table-cell table:style-name="ce812" office:value-type="string" calcext:value-type="string">
            <text:p>Colors emprats recentment:</text:p>
          </table:table-cell>
          <table:table-cell table:style-name="ce819" office:value-type="string" calcext:value-type="string">
            <text:p>Nedavno korišćene boje :</text:p>
          </table:table-cell>
          <table:table-cell table:style-name="ce827" office:value-type="string" calcext:value-type="string">
            <text:p>Недавно коришћење боје :</text:p>
          </table:table-cell>
          <table:table-cell table:style-name="ce839" office:value-type="string" calcext:value-type="string">
            <text:p><text:span text:style-name="T16">最近使用されたカラー</text:span><text:span text:style-name="T17">:</text:span></text:p>
          </table:table-cell>
          <table:table-cell table:style-name="ce849" office:value-type="string" calcext:value-type="string">
            <text:p>Неодамна користени бои:</text:p>
          </table:table-cell>
          <table:table-cell table:style-name="ce857" office:value-type="string" calcext:value-type="string">
            <text:p>الألوان المستخدمة مؤخرا:</text:p>
          </table:table-cell>
          <table:table-cell table:style-name="ce866" office:value-type="string" calcext:value-type="string">
            <text:p>رنگ‌های اخیراً استفاده شده:</text:p>
          </table:table-cell>
          <table:table-cell table:style-name="ce874" office:value-type="string" calcext:value-type="string">
            <text:p>Скоро използвани цветове:</text:p>
          </table:table-cell>
          <table:table-cell table:style-name="ce315" table:number-columns-repeated="990"/>
          <table:table-cell table:number-columns-repeated="4"/>
        </table:table-row>
        <table:table-row table:style-name="ro18">
          <table:table-cell table:style-name="ce49" office:value-type="string" calcext:value-type="string">
            <text:p>statusEmptyScreen</text:p>
          </table:table-cell>
          <table:table-cell table:style-name="ce371"/>
          <table:table-cell table:style-name="ce60" office:value-type="string" calcext:value-type="string">
            <text:p>Empty</text:p>
          </table:table-cell>
          <table:table-cell table:style-name="ce602" office:value-type="string" calcext:value-type="string">
            <text:p>Vide</text:p>
          </table:table-cell>
          <table:table-cell table:style-name="ce613" office:value-type="string" calcext:value-type="string">
            <text:p>Leeg</text:p>
          </table:table-cell>
          <table:table-cell table:style-name="ce621" office:value-type="string" calcext:value-type="string">
            <text:p>Leer</text:p>
          </table:table-cell>
          <table:table-cell table:style-name="ce632" office:value-type="string" calcext:value-type="string">
            <text:p>vacio</text:p>
          </table:table-cell>
          <table:table-cell table:style-name="ce645" office:value-type="string" calcext:value-type="string">
            <text:p>Vazio</text:p>
          </table:table-cell>
          <table:table-cell table:style-name="ce657" office:value-type="string" calcext:value-type="string">
            <text:p>Pusty</text:p>
          </table:table-cell>
          <table:table-cell table:style-name="ce667" office:value-type="string" calcext:value-type="string">
            <text:p>Vuoto</text:p>
          </table:table-cell>
          <table:table-cell table:style-name="ce680" office:value-type="string" calcext:value-type="string">
            <text:p>Gol</text:p>
          </table:table-cell>
          <table:table-cell table:style-name="ce695" office:value-type="string" calcext:value-type="string">
            <text:p>Tyhjä</text:p>
          </table:table-cell>
          <table:table-cell table:style-name="ce708" office:value-type="string" calcext:value-type="string">
            <text:p>Tomt</text:p>
          </table:table-cell>
          <table:table-cell table:style-name="ce719" office:value-type="string" calcext:value-type="string">
            <text:p>空</text:p>
          </table:table-cell>
          <table:table-cell table:style-name="ce728" office:value-type="string" calcext:value-type="string">
            <text:p>Boş</text:p>
          </table:table-cell>
          <table:table-cell table:style-name="ce737" office:value-type="string" calcext:value-type="string">
            <text:p>Άδειο</text:p>
          </table:table-cell>
          <table:table-cell table:style-name="ce749" office:value-type="string" calcext:value-type="string">
            <text:p>Tuščia</text:p>
          </table:table-cell>
          <table:table-cell table:style-name="ce759" office:value-type="string" calcext:value-type="string">
            <text:p>Tomt</text:p>
          </table:table-cell>
          <table:table-cell table:style-name="ce767" office:value-type="string" calcext:value-type="string">
            <text:p>Tom</text:p>
          </table:table-cell>
          <table:table-cell table:style-name="ce778" office:value-type="string" calcext:value-type="string">
            <text:p>Prázdný</text:p>
          </table:table-cell>
          <table:table-cell table:style-name="ce789" office:value-type="string" calcext:value-type="string">
            <text:p>비어있음</text:p>
          </table:table-cell>
          <table:table-cell table:style-name="ce800" office:value-type="string" calcext:value-type="string">
            <text:p>Пусто</text:p>
          </table:table-cell>
          <table:table-cell table:style-name="ce812" office:value-type="string" calcext:value-type="string">
            <text:p>Buit</text:p>
          </table:table-cell>
          <table:table-cell table:style-name="ce819" office:value-type="string" calcext:value-type="string">
            <text:p>Prazno</text:p>
          </table:table-cell>
          <table:table-cell table:style-name="ce827" office:value-type="string" calcext:value-type="string">
            <text:p>Празно</text:p>
          </table:table-cell>
          <table:table-cell table:style-name="ce837" office:value-type="string" calcext:value-type="string">
            <text:p>空</text:p>
          </table:table-cell>
          <table:table-cell table:style-name="ce849" office:value-type="string" calcext:value-type="string">
            <text:p>Празно</text:p>
          </table:table-cell>
          <table:table-cell table:style-name="ce857" office:value-type="string" calcext:value-type="string">
            <text:p>فارغ</text:p>
          </table:table-cell>
          <table:table-cell table:style-name="ce866" office:value-type="string" calcext:value-type="string">
            <text:p>خالی</text:p>
          </table:table-cell>
          <table:table-cell table:style-name="ce874" office:value-type="string" calcext:value-type="string">
            <text:p>Празно</text:p>
          </table:table-cell>
          <table:table-cell table:style-name="ce315" table:number-columns-repeated="990"/>
          <table:table-cell table:number-columns-repeated="4"/>
        </table:table-row>
        <table:table-row table:style-name="ro18">
          <table:table-cell table:style-name="ce49" office:value-type="string" calcext:value-type="string">
            <text:p>Toast_Pause</text:p>
          </table:table-cell>
          <table:table-cell table:style-name="ce371"/>
          <table:table-cell table:style-name="ce60" office:value-type="string" calcext:value-type="string">
            <text:p>Pause</text:p>
          </table:table-cell>
          <table:table-cell table:style-name="ce602" office:value-type="string" calcext:value-type="string">
            <text:p>Pause</text:p>
          </table:table-cell>
          <table:table-cell table:style-name="ce613" office:value-type="string" calcext:value-type="string">
            <text:p>Pauze</text:p>
          </table:table-cell>
          <table:table-cell table:style-name="ce622" office:value-type="string" calcext:value-type="string">
            <text:p>Pause</text:p>
          </table:table-cell>
          <table:table-cell table:style-name="ce632" office:value-type="string" calcext:value-type="string">
            <text:p>Pausa</text:p>
          </table:table-cell>
          <table:table-cell table:style-name="ce646" office:value-type="string" calcext:value-type="string">
            <text:p>Pausa</text:p>
          </table:table-cell>
          <table:table-cell table:style-name="ce657"/>
          <table:table-cell table:style-name="ce667" office:value-type="string" calcext:value-type="string">
            <text:p>Pausa</text:p>
          </table:table-cell>
          <table:table-cell table:style-name="ce680" office:value-type="string" calcext:value-type="string">
            <text:p>Pauză</text:p>
          </table:table-cell>
          <table:table-cell table:style-name="ce695" office:value-type="string" calcext:value-type="string">
            <text:p>Tauko</text:p>
          </table:table-cell>
          <table:table-cell table:style-name="ce708"/>
          <table:table-cell table:style-name="ce719"/>
          <table:table-cell table:style-name="ce729" office:value-type="string" calcext:value-type="string">
            <text:p>Duraklat</text:p>
          </table:table-cell>
          <table:table-cell table:style-name="ce738" office:value-type="string" calcext:value-type="string">
            <text:p>Παύση</text:p>
          </table:table-cell>
          <table:table-cell table:style-name="ce749" office:value-type="string" calcext:value-type="string">
            <text:p>Pausė</text:p>
          </table:table-cell>
          <table:table-cell table:style-name="ce759" office:value-type="string" calcext:value-type="string">
            <text:p>Pausa</text:p>
          </table:table-cell>
          <table:table-cell table:style-name="ce767" office:value-type="string" calcext:value-type="string">
            <text:p>Pause</text:p>
          </table:table-cell>
          <table:table-cell table:style-name="ce778" office:value-type="string" calcext:value-type="string">
            <text:p>Pauza</text:p>
          </table:table-cell>
          <table:table-cell table:style-name="ce789" office:value-type="string" calcext:value-type="string">
            <text:p>멈춤</text:p>
          </table:table-cell>
          <table:table-cell table:style-name="ce800" office:value-type="string" calcext:value-type="string">
            <text:p>Пауза</text:p>
          </table:table-cell>
          <table:table-cell table:style-name="ce812" office:value-type="string" calcext:value-type="string">
            <text:p>Pausa</text:p>
          </table:table-cell>
          <table:table-cell table:style-name="ce819" office:value-type="string" calcext:value-type="string">
            <text:p>Pauziraj</text:p>
          </table:table-cell>
          <table:table-cell table:style-name="ce827" office:value-type="string" calcext:value-type="string">
            <text:p>Паузирај</text:p>
          </table:table-cell>
          <table:table-cell table:style-name="ce837" office:value-type="string" calcext:value-type="string">
            <text:p>一時停止</text:p>
          </table:table-cell>
          <table:table-cell table:style-name="ce849" office:value-type="string" calcext:value-type="string">
            <text:p>Пауза</text:p>
          </table:table-cell>
          <table:table-cell table:style-name="ce857" office:value-type="string" calcext:value-type="string">
            <text:p>وقف</text:p>
          </table:table-cell>
          <table:table-cell table:style-name="ce866" office:value-type="string" calcext:value-type="string">
            <text:p>مکث</text:p>
          </table:table-cell>
          <table:table-cell table:style-name="ce874" office:value-type="string" calcext:value-type="string">
            <text:p>Пауза</text:p>
          </table:table-cell>
          <table:table-cell table:style-name="ce315" table:number-columns-repeated="990"/>
          <table:table-cell table:number-columns-repeated="4"/>
        </table:table-row>
        <table:table-row table:style-name="ro18">
          <table:table-cell table:style-name="ce49" office:value-type="string" calcext:value-type="string">
            <text:p>Toast_Zoom</text:p>
          </table:table-cell>
          <table:table-cell table:style-name="ce371"/>
          <table:table-cell table:style-name="ce60" office:value-type="string" calcext:value-type="string">
            <text:p>Zoom: {0}%</text:p>
          </table:table-cell>
          <table:table-cell table:style-name="ce610" office:value-type="string" calcext:value-type="string">
            <text:p>Zoom : {0}%</text:p>
          </table:table-cell>
          <table:table-cell table:style-name="ce613" office:value-type="string" calcext:value-type="string">
            <text:p>Zoom: {0}%</text:p>
          </table:table-cell>
          <table:table-cell table:style-name="ce621" office:value-type="string" calcext:value-type="string">
            <text:p>Zoom: {0}%</text:p>
          </table:table-cell>
          <table:table-cell table:style-name="ce632" office:value-type="string" calcext:value-type="string">
            <text:p>Zoom : {0}%</text:p>
          </table:table-cell>
          <table:table-cell table:style-name="ce646" office:value-type="string" calcext:value-type="string">
            <text:p>Zoom: {0}%</text:p>
          </table:table-cell>
          <table:table-cell table:style-name="ce657"/>
          <table:table-cell table:style-name="ce671" office:value-type="string" calcext:value-type="string">
            <text:p>Zoom: {0}%</text:p>
          </table:table-cell>
          <table:table-cell table:style-name="ce680" office:value-type="string" calcext:value-type="string">
            <text:p>Zoom: {0}%</text:p>
          </table:table-cell>
          <table:table-cell table:style-name="ce699" office:value-type="string" calcext:value-type="string">
            <text:p>Zoom: {0}%</text:p>
          </table:table-cell>
          <table:table-cell table:style-name="ce708"/>
          <table:table-cell table:style-name="ce719"/>
          <table:table-cell table:style-name="ce729" office:value-type="string" calcext:value-type="string">
            <text:p>Yaklaştır: {0}%</text:p>
          </table:table-cell>
          <table:table-cell table:style-name="ce738" office:value-type="string" calcext:value-type="string">
            <text:p>Μεχέθυνση: {0}%</text:p>
          </table:table-cell>
          <table:table-cell table:style-name="ce749" office:value-type="string" calcext:value-type="string">
            <text:p>Didinti: {0}%</text:p>
          </table:table-cell>
          <table:table-cell table:style-name="ce759" office:value-type="string" calcext:value-type="string">
            <text:p>Zooma : {0}%</text:p>
          </table:table-cell>
          <table:table-cell table:style-name="ce767" office:value-type="string" calcext:value-type="string">
            <text:p>Zoom: {0}%</text:p>
          </table:table-cell>
          <table:table-cell table:style-name="ce780" office:value-type="string" calcext:value-type="string">
            <text:p>Zoom: {0}%</text:p>
          </table:table-cell>
          <table:table-cell table:style-name="ce788" office:value-type="string" calcext:value-type="string">
            <text:p><text:span text:style-name="T4">확대</text:span><text:span text:style-name="T5">: {0}%</text:span></text:p>
          </table:table-cell>
          <table:table-cell table:style-name="ce800" office:value-type="string" calcext:value-type="string">
            <text:p>Приближение: {0}%</text:p>
          </table:table-cell>
          <table:table-cell table:style-name="ce812" office:value-type="string" calcext:value-type="string">
            <text:p>Zoom: {0}%</text:p>
          </table:table-cell>
          <table:table-cell table:style-name="ce819" office:value-type="string" calcext:value-type="string">
            <text:p>Zumiraj: {0}%</text:p>
          </table:table-cell>
          <table:table-cell table:style-name="ce827" office:value-type="string" calcext:value-type="string">
            <text:p>Зумирај: {0}%</text:p>
          </table:table-cell>
          <table:table-cell table:style-name="ce837" office:value-type="string" calcext:value-type="string">
            <text:p>ズーム: {0}%</text:p>
          </table:table-cell>
          <table:table-cell table:style-name="ce849" office:value-type="string" calcext:value-type="string">
            <text:p>Зум: {0}%</text:p>
          </table:table-cell>
          <table:table-cell table:style-name="ce857" office:value-type="string" calcext:value-type="string">
            <text:p>التكبير: {0}٪</text:p>
          </table:table-cell>
          <table:table-cell table:style-name="ce857" office:value-type="string" calcext:value-type="string">
            <text:p>بزگنمایی: {0}٪</text:p>
          </table:table-cell>
          <table:table-cell table:style-name="ce874" office:value-type="string" calcext:value-type="string">
            <text:p>Приближаване: {0}%</text:p>
          </table:table-cell>
          <table:table-cell table:style-name="ce315" table:number-columns-repeated="990"/>
          <table:table-cell table:number-columns-repeated="4"/>
        </table:table-row>
        <table:table-row table:style-name="ro11">
          <table:table-cell table:style-name="ce49" office:value-type="string" calcext:value-type="string">
            <text:p>Toast_StartRecord</text:p>
          </table:table-cell>
          <table:table-cell table:style-name="ce371"/>
          <table:table-cell table:style-name="ce60" office:value-type="string" calcext:value-type="string">
            <text:p>Recording started</text:p>
          </table:table-cell>
          <table:table-cell table:style-name="ce610" office:value-type="string" calcext:value-type="string">
            <text:p>Enregistrement démarré</text:p>
          </table:table-cell>
          <table:table-cell table:style-name="ce613" office:value-type="string" calcext:value-type="string">
            <text:p>Opname gestart</text:p>
          </table:table-cell>
          <table:table-cell table:style-name="ce622" office:value-type="string" calcext:value-type="string">
            <text:p>Aufnahme gestartet</text:p>
          </table:table-cell>
          <table:table-cell table:style-name="ce632" office:value-type="string" calcext:value-type="string">
            <text:p>Grabación iniciada</text:p>
          </table:table-cell>
          <table:table-cell table:style-name="ce646" office:value-type="string" calcext:value-type="string">
            <text:p>Gravação iniciada</text:p>
          </table:table-cell>
          <table:table-cell table:style-name="ce657"/>
          <table:table-cell table:style-name="ce667" office:value-type="string" calcext:value-type="string">
            <text:p>Registrazione iniziata </text:p>
          </table:table-cell>
          <table:table-cell table:style-name="ce680" office:value-type="string" calcext:value-type="string">
            <text:p>Înregistrarea a fost pornită</text:p>
          </table:table-cell>
          <table:table-cell table:style-name="ce695" office:value-type="string" calcext:value-type="string">
            <text:p>Nauhoitus alkanut</text:p>
          </table:table-cell>
          <table:table-cell table:style-name="ce708"/>
          <table:table-cell table:style-name="ce719"/>
          <table:table-cell table:style-name="ce729" office:value-type="string" calcext:value-type="string">
            <text:p>Kayıt başladı</text:p>
          </table:table-cell>
          <table:table-cell table:style-name="ce738" office:value-type="string" calcext:value-type="string">
            <text:p>Η εγγραφή ξεκίνησε</text:p>
          </table:table-cell>
          <table:table-cell table:style-name="ce749" office:value-type="string" calcext:value-type="string">
            <text:p>Irašymas predėtas</text:p>
          </table:table-cell>
          <table:table-cell table:style-name="ce759" office:value-type="string" calcext:value-type="string">
            <text:p>Inspelning startad</text:p>
          </table:table-cell>
          <table:table-cell table:style-name="ce767" office:value-type="string" calcext:value-type="string">
            <text:p>Optagelse startet</text:p>
          </table:table-cell>
          <table:table-cell table:style-name="ce778" office:value-type="string" calcext:value-type="string">
            <text:p>Záznam byl zahájen</text:p>
          </table:table-cell>
          <table:table-cell table:style-name="ce787" office:value-type="string" calcext:value-type="string">
            <text:p><text:span text:style-name="T4">녹화</text:span><text:span text:style-name="T5"> </text:span><text:span text:style-name="T6">시작</text:span></text:p>
          </table:table-cell>
          <table:table-cell table:style-name="ce800" office:value-type="string" calcext:value-type="string">
            <text:p>Начало записи</text:p>
          </table:table-cell>
          <table:table-cell table:style-name="ce812" office:value-type="string" calcext:value-type="string">
            <text:p>Gravació iniciada</text:p>
          </table:table-cell>
          <table:table-cell table:style-name="ce819" office:value-type="string" calcext:value-type="string">
            <text:p>Snimanje audio zapisa je započeto</text:p>
          </table:table-cell>
          <table:table-cell table:style-name="ce827" office:value-type="string" calcext:value-type="string">
            <text:p>Снимање аудио записа је започето</text:p>
          </table:table-cell>
          <table:table-cell table:style-name="ce837" office:value-type="string" calcext:value-type="string">
            <text:p>録画開始</text:p>
          </table:table-cell>
          <table:table-cell table:style-name="ce849" office:value-type="string" calcext:value-type="string">
            <text:p>Снимањето е започнато</text:p>
          </table:table-cell>
          <table:table-cell table:style-name="ce857" office:value-type="string" calcext:value-type="string">
            <text:p>بدأ تسجيل</text:p>
          </table:table-cell>
          <table:table-cell table:style-name="ce866" office:value-type="string" calcext:value-type="string">
            <text:p>ضبط شروع شد</text:p>
          </table:table-cell>
          <table:table-cell table:style-name="ce878" office:value-type="string" calcext:value-type="string">
            <text:p>Начало на запис</text:p>
          </table:table-cell>
          <table:table-cell table:style-name="ce315" table:number-columns-repeated="990"/>
          <table:table-cell table:number-columns-repeated="4"/>
        </table:table-row>
        <table:table-row table:style-name="ro11">
          <table:table-cell table:style-name="ce49" office:value-type="string" calcext:value-type="string">
            <text:p>Toast_StopRecord</text:p>
          </table:table-cell>
          <table:table-cell table:style-name="ce371"/>
          <table:table-cell table:style-name="ce60" office:value-type="string" calcext:value-type="string">
            <text:p>Recording stopped</text:p>
          </table:table-cell>
          <table:table-cell table:style-name="ce610" office:value-type="string" calcext:value-type="string">
            <text:p>Enregistrement arrêté</text:p>
          </table:table-cell>
          <table:table-cell table:style-name="ce613" office:value-type="string" calcext:value-type="string">
            <text:p>Opname gestopt</text:p>
          </table:table-cell>
          <table:table-cell table:style-name="ce622" office:value-type="string" calcext:value-type="string">
            <text:p>Aufnahme gestoppt</text:p>
          </table:table-cell>
          <table:table-cell table:style-name="ce632" office:value-type="string" calcext:value-type="string">
            <text:p>Grabación detenida</text:p>
          </table:table-cell>
          <table:table-cell table:style-name="ce646" office:value-type="string" calcext:value-type="string">
            <text:p>Gravação interrompida</text:p>
          </table:table-cell>
          <table:table-cell table:style-name="ce657"/>
          <table:table-cell table:style-name="ce667" office:value-type="string" calcext:value-type="string">
            <text:p>Registrazione fermata </text:p>
          </table:table-cell>
          <table:table-cell table:style-name="ce680" office:value-type="string" calcext:value-type="string">
            <text:p>Înregistrarea a fost oprită</text:p>
          </table:table-cell>
          <table:table-cell table:style-name="ce695" office:value-type="string" calcext:value-type="string">
            <text:p>Nauhoitus päättynyt</text:p>
          </table:table-cell>
          <table:table-cell table:style-name="ce708"/>
          <table:table-cell table:style-name="ce719"/>
          <table:table-cell table:style-name="ce729" office:value-type="string" calcext:value-type="string">
            <text:p>Kayıt durdu</text:p>
          </table:table-cell>
          <table:table-cell table:style-name="ce738" office:value-type="string" calcext:value-type="string">
            <text:p>Η εγγραφή σταμάτησε</text:p>
          </table:table-cell>
          <table:table-cell table:style-name="ce749" office:value-type="string" calcext:value-type="string">
            <text:p>Irašymas sustapdytas</text:p>
          </table:table-cell>
          <table:table-cell table:style-name="ce759" office:value-type="string" calcext:value-type="string">
            <text:p>Inspelning stoppad</text:p>
          </table:table-cell>
          <table:table-cell table:style-name="ce767" office:value-type="string" calcext:value-type="string">
            <text:p>Optagelse stoppet</text:p>
          </table:table-cell>
          <table:table-cell table:style-name="ce778" office:value-type="string" calcext:value-type="string">
            <text:p>Záznam byl ukončen</text:p>
          </table:table-cell>
          <table:table-cell table:style-name="ce787" office:value-type="string" calcext:value-type="string">
            <text:p><text:span text:style-name="T4">녹화</text:span><text:span text:style-name="T5"> </text:span><text:span text:style-name="T6">정지</text:span></text:p>
          </table:table-cell>
          <table:table-cell table:style-name="ce800" office:value-type="string" calcext:value-type="string">
            <text:p>Остановка записи</text:p>
          </table:table-cell>
          <table:table-cell table:style-name="ce812" office:value-type="string" calcext:value-type="string">
            <text:p>Gravació aturada</text:p>
          </table:table-cell>
          <table:table-cell table:style-name="ce819" office:value-type="string" calcext:value-type="string">
            <text:p>Snimanje audio zapisa je zaustavljeno</text:p>
          </table:table-cell>
          <table:table-cell table:style-name="ce827" office:value-type="string" calcext:value-type="string">
            <text:p>Снимање аудио записа је заустављено</text:p>
          </table:table-cell>
          <table:table-cell table:style-name="ce837" office:value-type="string" calcext:value-type="string">
            <text:p>録画停止</text:p>
          </table:table-cell>
          <table:table-cell table:style-name="ce849" office:value-type="string" calcext:value-type="string">
            <text:p>Снимањето е стопирано</text:p>
          </table:table-cell>
          <table:table-cell table:style-name="ce857" office:value-type="string" calcext:value-type="string">
            <text:p>توقف تسجيل</text:p>
          </table:table-cell>
          <table:table-cell table:style-name="ce866" office:value-type="string" calcext:value-type="string">
            <text:p>ضبط متوقف شد</text:p>
          </table:table-cell>
          <table:table-cell table:style-name="ce874" office:value-type="string" calcext:value-type="string">
            <text:p>Спиране на запис</text:p>
          </table:table-cell>
          <table:table-cell table:style-name="ce315" table:number-columns-repeated="990"/>
          <table:table-cell table:number-columns-repeated="4"/>
        </table:table-row>
        <table:table-row table:style-name="ro18">
          <table:table-cell table:style-name="ce49" office:value-type="string" calcext:value-type="string">
            <text:p>Toast_ImageSaved</text:p>
          </table:table-cell>
          <table:table-cell table:style-name="ce371"/>
          <table:table-cell table:style-name="ce60" office:value-type="string" calcext:value-type="string">
            <text:p>Image Saved</text:p>
          </table:table-cell>
          <table:table-cell table:style-name="ce610" office:value-type="string" calcext:value-type="string">
            <text:p>Image enregistrée</text:p>
          </table:table-cell>
          <table:table-cell table:style-name="ce613" office:value-type="string" calcext:value-type="string">
            <text:p>Beeld opgeslagen</text:p>
          </table:table-cell>
          <table:table-cell table:style-name="ce622" office:value-type="string" calcext:value-type="string">
            <text:p>Bild gespeichert</text:p>
          </table:table-cell>
          <table:table-cell table:style-name="ce632" office:value-type="string" calcext:value-type="string">
            <text:p>Imagen grabada</text:p>
          </table:table-cell>
          <table:table-cell table:style-name="ce646" office:value-type="string" calcext:value-type="string">
            <text:p>Imagem salva</text:p>
          </table:table-cell>
          <table:table-cell table:style-name="ce657"/>
          <table:table-cell table:style-name="ce667" office:value-type="string" calcext:value-type="string">
            <text:p>Immagine salvata </text:p>
          </table:table-cell>
          <table:table-cell table:style-name="ce680" office:value-type="string" calcext:value-type="string">
            <text:p>Imaginea a fost salvată</text:p>
          </table:table-cell>
          <table:table-cell table:style-name="ce695" office:value-type="string" calcext:value-type="string">
            <text:p>Kuva tallennettu</text:p>
          </table:table-cell>
          <table:table-cell table:style-name="ce708"/>
          <table:table-cell table:style-name="ce719"/>
          <table:table-cell table:style-name="ce729" office:value-type="string" calcext:value-type="string">
            <text:p>İmaj kaydedildi</text:p>
          </table:table-cell>
          <table:table-cell table:style-name="ce738" office:value-type="string" calcext:value-type="string">
            <text:p>Η εικόνα σώθηκε</text:p>
          </table:table-cell>
          <table:table-cell table:style-name="ce749" office:value-type="string" calcext:value-type="string">
            <text:p>Paveikslėlis išsaugotas</text:p>
          </table:table-cell>
          <table:table-cell table:style-name="ce759" office:value-type="string" calcext:value-type="string">
            <text:p>Bild sparad</text:p>
          </table:table-cell>
          <table:table-cell table:style-name="ce767" office:value-type="string" calcext:value-type="string">
            <text:p>Billede gemt</text:p>
          </table:table-cell>
          <table:table-cell table:style-name="ce778" office:value-type="string" calcext:value-type="string">
            <text:p>Obraz uložen</text:p>
          </table:table-cell>
          <table:table-cell table:style-name="ce787" office:value-type="string" calcext:value-type="string">
            <text:p><text:span text:style-name="T4">이미지</text:span><text:span text:style-name="T5"> </text:span><text:span text:style-name="T6">저장됨</text:span></text:p>
          </table:table-cell>
          <table:table-cell table:style-name="ce800" office:value-type="string" calcext:value-type="string">
            <text:p>Сохранить изображение</text:p>
          </table:table-cell>
          <table:table-cell table:style-name="ce812" office:value-type="string" calcext:value-type="string">
            <text:p>Imatge desada</text:p>
          </table:table-cell>
          <table:table-cell table:style-name="ce819" office:value-type="string" calcext:value-type="string">
            <text:p>Slika je sačuvana</text:p>
          </table:table-cell>
          <table:table-cell table:style-name="ce827" office:value-type="string" calcext:value-type="string">
            <text:p>Слика је сачувана</text:p>
          </table:table-cell>
          <table:table-cell table:style-name="ce837" office:value-type="string" calcext:value-type="string">
            <text:p>イメージが保存されました</text:p>
          </table:table-cell>
          <table:table-cell table:style-name="ce849" office:value-type="string" calcext:value-type="string">
            <text:p>Зачувана слика</text:p>
          </table:table-cell>
          <table:table-cell table:style-name="ce857" office:value-type="string" calcext:value-type="string">
            <text:p>الصورة المحفوظة</text:p>
          </table:table-cell>
          <table:table-cell table:style-name="ce866" office:value-type="string" calcext:value-type="string">
            <text:p>تصویر ذخیره شد</text:p>
          </table:table-cell>
          <table:table-cell table:style-name="ce874" office:value-type="string" calcext:value-type="string">
            <text:p>Съхрани изображение</text:p>
          </table:table-cell>
          <table:table-cell table:style-name="ce315" table:number-columns-repeated="990"/>
          <table:table-cell table:number-columns-repeated="4"/>
        </table:table-row>
        <table:table-row table:style-name="ro18">
          <table:table-cell table:style-name="ce49" office:value-type="string" calcext:value-type="string">
            <text:p>ToolTip_AddKeyframe</text:p>
          </table:table-cell>
          <table:table-cell table:style-name="ce371"/>
          <table:table-cell table:style-name="ce60" office:value-type="string" calcext:value-type="string">
            <text:p>Add a Key Image</text:p>
          </table:table-cell>
          <table:table-cell table:style-name="ce602" office:value-type="string" calcext:value-type="string">
            <text:p>Ajouter une Image Clé</text:p>
          </table:table-cell>
          <table:table-cell table:style-name="ce613" office:value-type="string" calcext:value-type="string">
            <text:p>Voeg een kernbeeld toe</text:p>
          </table:table-cell>
          <table:table-cell table:style-name="ce621" office:value-type="string" calcext:value-type="string">
            <text:p>Füge ein Schlüsselbild hinzu</text:p>
          </table:table-cell>
          <table:table-cell table:style-name="ce632" office:value-type="string" calcext:value-type="string">
            <text:p>Añadir un a imàgen clave</text:p>
          </table:table-cell>
          <table:table-cell table:style-name="ce645" office:value-type="string" calcext:value-type="string">
            <text:p>Adicionar um Quadro de Imagem</text:p>
          </table:table-cell>
          <table:table-cell table:style-name="ce657" office:value-type="string" calcext:value-type="string">
            <text:p>Dodaj kluczowy obraz</text:p>
          </table:table-cell>
          <table:table-cell table:style-name="ce667" office:value-type="string" calcext:value-type="string">
            <text:p>Aggiungi un'Immagine Chiave</text:p>
          </table:table-cell>
          <table:table-cell table:style-name="ce680" office:value-type="string" calcext:value-type="string">
            <text:p>Adaugă un cadru cheie</text:p>
          </table:table-cell>
          <table:table-cell table:style-name="ce695" office:value-type="string" calcext:value-type="string">
            <text:p>Lisää avainkuva</text:p>
          </table:table-cell>
          <table:table-cell table:style-name="ce708" office:value-type="string" calcext:value-type="string">
            <text:p>Legg til nøkkelbilde</text:p>
          </table:table-cell>
          <table:table-cell table:style-name="ce719" office:value-type="string" calcext:value-type="string">
            <text:p>新增一个关键图像</text:p>
          </table:table-cell>
          <table:table-cell table:style-name="ce728" office:value-type="string" calcext:value-type="string">
            <text:p>Anahtar İmaj Ekle</text:p>
          </table:table-cell>
          <table:table-cell table:style-name="ce737" office:value-type="string" calcext:value-type="string">
            <text:p>Προσθήκη Βασικής Εικόνας</text:p>
          </table:table-cell>
          <table:table-cell table:style-name="ce749" office:value-type="string" calcext:value-type="string">
            <text:p>Pridėti pažymėtą paveikslėlį</text:p>
          </table:table-cell>
          <table:table-cell table:style-name="ce759" office:value-type="string" calcext:value-type="string">
            <text:p>Lägg till nyckelbild</text:p>
          </table:table-cell>
          <table:table-cell table:style-name="ce767" office:value-type="string" calcext:value-type="string">
            <text:p>Tilføj et nøglebillede</text:p>
          </table:table-cell>
          <table:table-cell table:style-name="ce778" office:value-type="string" calcext:value-type="string">
            <text:p>Přidat klíčovou pozici</text:p>
          </table:table-cell>
          <table:table-cell table:style-name="ce787" office:value-type="string" calcext:value-type="string">
            <text:p><text:span text:style-name="T4">키 이미지</text:span><text:span text:style-name="T5">' </text:span><text:span text:style-name="T6">추가</text:span></text:p>
          </table:table-cell>
          <table:table-cell table:style-name="ce800" office:value-type="string" calcext:value-type="string">
            <text:p>Добавить ключевые кадры</text:p>
          </table:table-cell>
          <table:table-cell table:style-name="ce812" office:value-type="string" calcext:value-type="string">
            <text:p>Afegir una imatge clau</text:p>
          </table:table-cell>
          <table:table-cell table:style-name="ce819" office:value-type="string" calcext:value-type="string">
            <text:p>Dodaj ključnu sliku</text:p>
          </table:table-cell>
          <table:table-cell table:style-name="ce827" office:value-type="string" calcext:value-type="string">
            <text:p>Додај кључну слику</text:p>
          </table:table-cell>
          <table:table-cell table:style-name="ce837" office:value-type="string" calcext:value-type="string">
            <text:p>キーイメージの追加</text:p>
          </table:table-cell>
          <table:table-cell table:style-name="ce849" office:value-type="string" calcext:value-type="string">
            <text:p>Додади клучна слика</text:p>
          </table:table-cell>
          <table:table-cell table:style-name="ce857" office:value-type="string" calcext:value-type="string">
            <text:p>إضافة صورة رئيسية</text:p>
          </table:table-cell>
          <table:table-cell table:style-name="ce866" office:value-type="string" calcext:value-type="string">
            <text:p>اضافه کردن داده تصویر</text:p>
          </table:table-cell>
          <table:table-cell table:style-name="ce874" office:value-type="string" calcext:value-type="string">
            <text:p>Добави ключови кадри</text:p>
          </table:table-cell>
          <table:table-cell table:style-name="ce315" table:number-columns-repeated="990"/>
          <table:table-cell table:number-columns-repeated="4"/>
        </table:table-row>
        <table:table-row table:style-name="ro11">
          <table:table-cell table:style-name="ce49" office:value-type="string" calcext:value-type="string">
            <text:p>ToolTip_Back</text:p>
          </table:table-cell>
          <table:table-cell table:style-name="ce371"/>
          <table:table-cell table:style-name="ce60" office:value-type="string" calcext:value-type="string">
            <text:p>Go to Previous Frame</text:p>
          </table:table-cell>
          <table:table-cell table:style-name="ce602" office:value-type="string" calcext:value-type="string">
            <text:p>Aller à l'Image Précédente</text:p>
          </table:table-cell>
          <table:table-cell table:style-name="ce613" office:value-type="string" calcext:value-type="string">
            <text:p>Ga naar vorige frame</text:p>
          </table:table-cell>
          <table:table-cell table:style-name="ce621" office:value-type="string" calcext:value-type="string">
            <text:p>zum vorherigen Bild</text:p>
          </table:table-cell>
          <table:table-cell table:style-name="ce632" office:value-type="string" calcext:value-type="string">
            <text:p>Ir a la imagen anterior</text:p>
          </table:table-cell>
          <table:table-cell table:style-name="ce645" office:value-type="string" calcext:value-type="string">
            <text:p>Voltar ao Quadro Anterior</text:p>
          </table:table-cell>
          <table:table-cell table:style-name="ce658" office:value-type="string" calcext:value-type="string">
            <text:p>Idź do poprzedniej klatki</text:p>
          </table:table-cell>
          <table:table-cell table:style-name="ce667" office:value-type="string" calcext:value-type="string">
            <text:p>Vai al Fotogramma precedente</text:p>
          </table:table-cell>
          <table:table-cell table:style-name="ce680" office:value-type="string" calcext:value-type="string">
            <text:p>Mergi către cadrul precedent</text:p>
          </table:table-cell>
          <table:table-cell table:style-name="ce695" office:value-type="string" calcext:value-type="string">
            <text:p>Mene edelliseen kuvaan</text:p>
          </table:table-cell>
          <table:table-cell table:style-name="ce708" office:value-type="string" calcext:value-type="string">
            <text:p>Gå til forrige bilde</text:p>
          </table:table-cell>
          <table:table-cell table:style-name="ce719" office:value-type="string" calcext:value-type="string">
            <text:p>转到上一帧</text:p>
          </table:table-cell>
          <table:table-cell table:style-name="ce728" office:value-type="string" calcext:value-type="string">
            <text:p>Bir Önceki Kareye Git</text:p>
          </table:table-cell>
          <table:table-cell table:style-name="ce737" office:value-type="string" calcext:value-type="string">
            <text:p>Πήγαινε στο προηγούμενο Πλαίσιο</text:p>
          </table:table-cell>
          <table:table-cell table:style-name="ce749" office:value-type="string" calcext:value-type="string">
            <text:p>Pereiti į ankstesnį kadrą</text:p>
          </table:table-cell>
          <table:table-cell table:style-name="ce759" office:value-type="string" calcext:value-type="string">
            <text:p>Gå till föregående bild</text:p>
          </table:table-cell>
          <table:table-cell table:style-name="ce767" office:value-type="string" calcext:value-type="string">
            <text:p>Gå til forrige billede</text:p>
          </table:table-cell>
          <table:table-cell table:style-name="ce778" office:value-type="string" calcext:value-type="string">
            <text:p>Přejít na předcházející snímek </text:p>
          </table:table-cell>
          <table:table-cell table:style-name="ce787" office:value-type="string" calcext:value-type="string">
            <text:p><text:span text:style-name="T4">이전</text:span><text:span text:style-name="T5"> </text:span><text:span text:style-name="T6">프레임으로</text:span><text:span text:style-name="T5"> </text:span><text:span text:style-name="T6">이동</text:span></text:p>
          </table:table-cell>
          <table:table-cell table:style-name="ce800" office:value-type="string" calcext:value-type="string">
            <text:p>Перейти к предыдущему кадру <text:s/></text:p>
          </table:table-cell>
          <table:table-cell table:style-name="ce812" office:value-type="string" calcext:value-type="string">
            <text:p>Anar al fotograma previ</text:p>
          </table:table-cell>
          <table:table-cell table:style-name="ce819" office:value-type="string" calcext:value-type="string">
            <text:p>Idi na prethodni okvir </text:p>
          </table:table-cell>
          <table:table-cell table:style-name="ce827" office:value-type="string" calcext:value-type="string">
            <text:p>Иди на претходну слику</text:p>
          </table:table-cell>
          <table:table-cell table:style-name="ce837" office:value-type="string" calcext:value-type="string">
            <text:p>前のフレームへ移動</text:p>
          </table:table-cell>
          <table:table-cell table:style-name="ce849" office:value-type="string" calcext:value-type="string">
            <text:p>Оди на претходната слика</text:p>
          </table:table-cell>
          <table:table-cell table:style-name="ce857" office:value-type="string" calcext:value-type="string">
            <text:p>الذهاب إلى الكادر السابق</text:p>
          </table:table-cell>
          <table:table-cell table:style-name="ce866" office:value-type="string" calcext:value-type="string">
            <text:p>برو به فریم قبلی</text:p>
          </table:table-cell>
          <table:table-cell table:style-name="ce874" office:value-type="string" calcext:value-type="string">
            <text:p>Върни към предишния кадър </text:p>
          </table:table-cell>
          <table:table-cell table:style-name="ce315" table:number-columns-repeated="990"/>
          <table:table-cell table:number-columns-repeated="4"/>
        </table:table-row>
        <table:table-row table:style-name="ro18">
          <table:table-cell table:style-name="ce49" office:value-type="string" calcext:value-type="string">
            <text:p>ToolTip_ColorProfile</text:p>
          </table:table-cell>
          <table:table-cell table:style-name="ce371"/>
          <table:table-cell table:style-name="ce60" office:value-type="string" calcext:value-type="string">
            <text:p>Color Profile</text:p>
          </table:table-cell>
          <table:table-cell table:style-name="ce602" office:value-type="string" calcext:value-type="string">
            <text:p>Profil Couleur</text:p>
          </table:table-cell>
          <table:table-cell table:style-name="ce613" office:value-type="string" calcext:value-type="string">
            <text:p>Kleurprofiel</text:p>
          </table:table-cell>
          <table:table-cell table:style-name="ce621" office:value-type="string" calcext:value-type="string">
            <text:p>Farbprofil</text:p>
          </table:table-cell>
          <table:table-cell table:style-name="ce632" office:value-type="string" calcext:value-type="string">
            <text:p>Perfil Color</text:p>
          </table:table-cell>
          <table:table-cell table:style-name="ce645" office:value-type="string" calcext:value-type="string">
            <text:p>Perfil de Cores</text:p>
          </table:table-cell>
          <table:table-cell table:style-name="ce658" office:value-type="string" calcext:value-type="string">
            <text:p>Profil koloru</text:p>
          </table:table-cell>
          <table:table-cell table:style-name="ce667" office:value-type="string" calcext:value-type="string">
            <text:p>Impostazioni Colore</text:p>
          </table:table-cell>
          <table:table-cell table:style-name="ce680" office:value-type="string" calcext:value-type="string">
            <text:p>Profil Culoare</text:p>
          </table:table-cell>
          <table:table-cell table:style-name="ce695" office:value-type="string" calcext:value-type="string">
            <text:p>Väriprofiili</text:p>
          </table:table-cell>
          <table:table-cell table:style-name="ce708" office:value-type="string" calcext:value-type="string">
            <text:p>Fargeprofil</text:p>
          </table:table-cell>
          <table:table-cell table:style-name="ce719" office:value-type="string" calcext:value-type="string">
            <text:p>颜色配置</text:p>
          </table:table-cell>
          <table:table-cell table:style-name="ce728" office:value-type="string" calcext:value-type="string">
            <text:p>Renk Profili</text:p>
          </table:table-cell>
          <table:table-cell table:style-name="ce737" office:value-type="string" calcext:value-type="string">
            <text:p>Προφίλ Χρώματος…</text:p>
          </table:table-cell>
          <table:table-cell table:style-name="ce749" office:value-type="string" calcext:value-type="string">
            <text:p>Spalvų profilis</text:p>
          </table:table-cell>
          <table:table-cell table:style-name="ce759" office:value-type="string" calcext:value-type="string">
            <text:p>Färgprofil</text:p>
          </table:table-cell>
          <table:table-cell table:style-name="ce767" office:value-type="string" calcext:value-type="string">
            <text:p>Farveprofil</text:p>
          </table:table-cell>
          <table:table-cell table:style-name="ce778" office:value-type="string" calcext:value-type="string">
            <text:p>Barevný profil</text:p>
          </table:table-cell>
          <table:table-cell table:style-name="ce787" office:value-type="string" calcext:value-type="string">
            <text:p><text:span text:style-name="T4">색상</text:span><text:span text:style-name="T5"> </text:span><text:span text:style-name="T6">프로파일</text:span></text:p>
          </table:table-cell>
          <table:table-cell table:style-name="ce800" office:value-type="string" calcext:value-type="string">
            <text:p>Цветовой профиль</text:p>
          </table:table-cell>
          <table:table-cell table:style-name="ce812" office:value-type="string" calcext:value-type="string">
            <text:p>Perfil de colors</text:p>
          </table:table-cell>
          <table:table-cell table:style-name="ce819" office:value-type="string" calcext:value-type="string">
            <text:p>Boja profila</text:p>
          </table:table-cell>
          <table:table-cell table:style-name="ce827" office:value-type="string" calcext:value-type="string">
            <text:p>Боја профила</text:p>
          </table:table-cell>
          <table:table-cell table:style-name="ce837" office:value-type="string" calcext:value-type="string">
            <text:p>カラープロファイル</text:p>
          </table:table-cell>
          <table:table-cell table:style-name="ce849" office:value-type="string" calcext:value-type="string">
            <text:p>Боја на профилот</text:p>
          </table:table-cell>
          <table:table-cell table:style-name="ce857" office:value-type="string" calcext:value-type="string">
            <text:p>بروفايل اللون...</text:p>
          </table:table-cell>
          <table:table-cell table:style-name="ce866" office:value-type="string" calcext:value-type="string">
            <text:p>مشخصات رنگ</text:p>
          </table:table-cell>
          <table:table-cell table:style-name="ce874" office:value-type="string" calcext:value-type="string">
            <text:p>Цветови профил</text:p>
          </table:table-cell>
          <table:table-cell table:style-name="ce315" table:number-columns-repeated="990"/>
          <table:table-cell table:number-columns-repeated="4"/>
        </table:table-row>
        <table:table-row table:style-name="ro11">
          <table:table-cell table:style-name="ce49" office:value-type="string" calcext:value-type="string">
            <text:p>ToolTip_CommonCtrl_DisableMerge</text:p>
          </table:table-cell>
          <table:table-cell table:style-name="ce371"/>
          <table:table-cell table:style-name="ce60" office:value-type="string" calcext:value-type="string">
            <text:p>Disable superposition of images</text:p>
          </table:table-cell>
          <table:table-cell table:style-name="ce602" office:value-type="string" calcext:value-type="string">
            <text:p>Désactiver la superposition des images</text:p>
          </table:table-cell>
          <table:table-cell table:style-name="ce613" office:value-type="string" calcext:value-type="string">
            <text:p>Deactiveer superposition van de beelden</text:p>
          </table:table-cell>
          <table:table-cell table:style-name="ce621" office:value-type="string" calcext:value-type="string">
            <text:p>Bildüberlagerung deaktivieren</text:p>
          </table:table-cell>
          <table:table-cell table:style-name="ce632" office:value-type="string" calcext:value-type="string">
            <text:p>Desactivar la superposición de imágenes</text:p>
          </table:table-cell>
          <table:table-cell table:style-name="ce645" office:value-type="string" calcext:value-type="string">
            <text:p>Desabilitar sobreposição de imagens.</text:p>
          </table:table-cell>
          <table:table-cell table:style-name="ce658"/>
          <table:table-cell table:style-name="ce667" office:value-type="string" calcext:value-type="string">
            <text:p>Disabilita la sovrapposizione di immagini</text:p>
          </table:table-cell>
          <table:table-cell table:style-name="ce680" office:value-type="string" calcext:value-type="string">
            <text:p>Dezactiveaza superpozitia cadrelor</text:p>
          </table:table-cell>
          <table:table-cell table:style-name="ce695" office:value-type="string" calcext:value-type="string">
            <text:p>Sulje kuvien päällekkäisyystoiminto</text:p>
          </table:table-cell>
          <table:table-cell table:style-name="ce708" office:value-type="string" calcext:value-type="string">
            <text:p>Deaktiver superposisjon av bilde</text:p>
          </table:table-cell>
          <table:table-cell table:style-name="ce719" office:value-type="string" calcext:value-type="string">
            <text:p>禁用叠加图像</text:p>
          </table:table-cell>
          <table:table-cell table:style-name="ce728" office:value-type="string" calcext:value-type="string">
            <text:p>İmajların süperkonumlandırmasını İptal Et</text:p>
          </table:table-cell>
          <table:table-cell table:style-name="ce737" office:value-type="string" calcext:value-type="string">
            <text:p>Απενεργοποίηση επαλληλίας εικόνων</text:p>
          </table:table-cell>
          <table:table-cell table:style-name="ce749" office:value-type="string" calcext:value-type="string">
            <text:p>Išjungti paveikslėlio superpozicia</text:p>
          </table:table-cell>
          <table:table-cell table:style-name="ce759" office:value-type="string" calcext:value-type="string">
            <text:p>Inaktivera överlagring av bilder</text:p>
          </table:table-cell>
          <table:table-cell table:style-name="ce767" office:value-type="string" calcext:value-type="string">
            <text:p>Aktiver "overlay" af billeder</text:p>
          </table:table-cell>
          <table:table-cell table:style-name="ce778" office:value-type="string" calcext:value-type="string">
            <text:p>Neumožnit superpozici obrazů</text:p>
          </table:table-cell>
          <table:table-cell table:style-name="ce787" office:value-type="string" calcext:value-type="string">
            <text:p><text:span text:style-name="T4">이미지의</text:span><text:span text:style-name="T5"> </text:span><text:span text:style-name="T6">겹침을</text:span><text:span text:style-name="T5"> </text:span><text:span text:style-name="T6">불가하게</text:span></text:p>
          </table:table-cell>
          <table:table-cell table:style-name="ce800" office:value-type="string" calcext:value-type="string">
            <text:p>Отключить наложение изображений</text:p>
          </table:table-cell>
          <table:table-cell table:style-name="ce812" office:value-type="string" calcext:value-type="string">
            <text:p>Deshabilita la superposició d'imatges</text:p>
          </table:table-cell>
          <table:table-cell table:style-name="ce819" office:value-type="string" calcext:value-type="string">
            <text:p>Onemogući superpoziciju slika</text:p>
          </table:table-cell>
          <table:table-cell table:style-name="ce827" office:value-type="string" calcext:value-type="string">
            <text:p>Онемогући суперпозицију слика</text:p>
          </table:table-cell>
          <table:table-cell table:style-name="ce837" office:value-type="string" calcext:value-type="string">
            <text:p>イメージの重複を無効化</text:p>
          </table:table-cell>
          <table:table-cell table:style-name="ce849" office:value-type="string" calcext:value-type="string">
            <text:p>Оневозможи суперпозиција на сликите</text:p>
          </table:table-cell>
          <table:table-cell table:style-name="ce857" office:value-type="string" calcext:value-type="string">
            <text:p>تعطيل تراكب الصور</text:p>
          </table:table-cell>
          <table:table-cell table:style-name="ce866" office:value-type="string" calcext:value-type="string">
            <text:p>غیرفعال کردن تصاویر</text:p>
          </table:table-cell>
          <table:table-cell table:style-name="ce874" office:value-type="string" calcext:value-type="string">
            <text:p>Деактивирайте наслагването на изображение</text:p>
          </table:table-cell>
          <table:table-cell table:style-name="ce315" table:number-columns-repeated="990"/>
          <table:table-cell table:number-columns-repeated="4"/>
        </table:table-row>
        <table:table-row table:style-name="ro11">
          <table:table-cell table:style-name="ce49" office:value-type="string" calcext:value-type="string">
            <text:p>ToolTip_CommonCtrl_EnableMerge</text:p>
          </table:table-cell>
          <table:table-cell table:style-name="ce371"/>
          <table:table-cell table:style-name="ce60" office:value-type="string" calcext:value-type="string">
            <text:p>Enable superposition of images</text:p>
          </table:table-cell>
          <table:table-cell table:style-name="ce602" office:value-type="string" calcext:value-type="string">
            <text:p>Activer la superposition des images</text:p>
          </table:table-cell>
          <table:table-cell table:style-name="ce613" office:value-type="string" calcext:value-type="string">
            <text:p>Activeer superposition van de beelden</text:p>
          </table:table-cell>
          <table:table-cell table:style-name="ce621" office:value-type="string" calcext:value-type="string">
            <text:p>Bildüberlagerung aktivieren</text:p>
          </table:table-cell>
          <table:table-cell table:style-name="ce632" office:value-type="string" calcext:value-type="string">
            <text:p>Activar la superposición de imágenes</text:p>
          </table:table-cell>
          <table:table-cell table:style-name="ce645" office:value-type="string" calcext:value-type="string">
            <text:p>Habilitar sobreposição de imagens.</text:p>
          </table:table-cell>
          <table:table-cell table:style-name="ce658"/>
          <table:table-cell table:style-name="ce667" office:value-type="string" calcext:value-type="string">
            <text:p>Abilita la sovrapposizione di immagini</text:p>
          </table:table-cell>
          <table:table-cell table:style-name="ce680" office:value-type="string" calcext:value-type="string">
            <text:p>Activeaza superpozitia cadrelor</text:p>
          </table:table-cell>
          <table:table-cell table:style-name="ce695" office:value-type="string" calcext:value-type="string">
            <text:p>Mahdollista kuvien päällekkäisyys</text:p>
          </table:table-cell>
          <table:table-cell table:style-name="ce708" office:value-type="string" calcext:value-type="string">
            <text:p>Aktiver superposisjon av bilde</text:p>
          </table:table-cell>
          <table:table-cell table:style-name="ce719" office:value-type="string" calcext:value-type="string">
            <text:p>启用叠加图像</text:p>
          </table:table-cell>
          <table:table-cell table:style-name="ce728" office:value-type="string" calcext:value-type="string">
            <text:p>İmajların süperkonumlandırmasını Aktive Et</text:p>
          </table:table-cell>
          <table:table-cell table:style-name="ce737" office:value-type="string" calcext:value-type="string">
            <text:p>Ενεργοποίηση επαλληλίας εικόνων</text:p>
          </table:table-cell>
          <table:table-cell table:style-name="ce749" office:value-type="string" calcext:value-type="string">
            <text:p>Įjungti paveikslėlio superpozicia</text:p>
          </table:table-cell>
          <table:table-cell table:style-name="ce759" office:value-type="string" calcext:value-type="string">
            <text:p>Aktivera överlagring av bilder</text:p>
          </table:table-cell>
          <table:table-cell table:style-name="ce767" office:value-type="string" calcext:value-type="string">
            <text:p>Deaktiver "overlay" af billeder</text:p>
          </table:table-cell>
          <table:table-cell table:style-name="ce778" office:value-type="string" calcext:value-type="string">
            <text:p>Umožnit superpozici obrazů</text:p>
          </table:table-cell>
          <table:table-cell table:style-name="ce789" office:value-type="string" calcext:value-type="string">
            <text:p>이미지의<text:span text:style-name="T19"> </text:span><text:span text:style-name="T6">겹침을</text:span><text:span text:style-name="T5"> </text:span><text:span text:style-name="T6">가능하게</text:span></text:p>
          </table:table-cell>
          <table:table-cell table:style-name="ce800" office:value-type="string" calcext:value-type="string">
            <text:p>Включить наложение изображений</text:p>
          </table:table-cell>
          <table:table-cell table:style-name="ce812" office:value-type="string" calcext:value-type="string">
            <text:p>Habilita la superposició d'imatges</text:p>
          </table:table-cell>
          <table:table-cell table:style-name="ce819" office:value-type="string" calcext:value-type="string">
            <text:p>Omogući superpoziciju slika</text:p>
          </table:table-cell>
          <table:table-cell table:style-name="ce827" office:value-type="string" calcext:value-type="string">
            <text:p>Омогући суперпозицију слика</text:p>
          </table:table-cell>
          <table:table-cell table:style-name="ce837" office:value-type="string" calcext:value-type="string">
            <text:p>イメージの重複を有効化</text:p>
          </table:table-cell>
          <table:table-cell table:style-name="ce849" office:value-type="string" calcext:value-type="string">
            <text:p>Овозможи суперпозиција на сликите</text:p>
          </table:table-cell>
          <table:table-cell table:style-name="ce857" office:value-type="string" calcext:value-type="string">
            <text:p>تمكين تراكب الصور</text:p>
          </table:table-cell>
          <table:table-cell table:style-name="ce866" office:value-type="string" calcext:value-type="string">
            <text:p>فعال سازی ترکیب بندی تصاویر </text:p>
          </table:table-cell>
          <table:table-cell table:style-name="ce874" office:value-type="string" calcext:value-type="string">
            <text:p>Включи наслагването на изображение</text:p>
          </table:table-cell>
          <table:table-cell table:style-name="ce315" table:number-columns-repeated="990"/>
          <table:table-cell table:number-columns-repeated="4"/>
        </table:table-row>
        <table:table-row table:style-name="ro18">
          <table:table-cell table:style-name="ce49" office:value-type="string" calcext:value-type="string">
            <text:p>ToolTip_DrawingToolAngle2D</text:p>
          </table:table-cell>
          <table:table-cell table:style-name="ce371"/>
          <table:table-cell table:style-name="ce60" office:value-type="string" calcext:value-type="string">
            <text:p>Angle</text:p>
          </table:table-cell>
          <table:table-cell table:style-name="ce602" office:value-type="string" calcext:value-type="string">
            <text:p>Angle</text:p>
          </table:table-cell>
          <table:table-cell table:style-name="ce613" office:value-type="string" calcext:value-type="string">
            <text:p>Hoek</text:p>
          </table:table-cell>
          <table:table-cell table:style-name="ce621" office:value-type="string" calcext:value-type="string">
            <text:p>Winkelmessung</text:p>
          </table:table-cell>
          <table:table-cell table:style-name="ce632" office:value-type="string" calcext:value-type="string">
            <text:p>Angulo</text:p>
          </table:table-cell>
          <table:table-cell table:style-name="ce645" office:value-type="string" calcext:value-type="string">
            <text:p>Ângulo</text:p>
          </table:table-cell>
          <table:table-cell table:style-name="ce658" office:value-type="string" calcext:value-type="string">
            <text:p>Kąt</text:p>
          </table:table-cell>
          <table:table-cell table:style-name="ce667" office:value-type="string" calcext:value-type="string">
            <text:p>Angolo</text:p>
          </table:table-cell>
          <table:table-cell table:style-name="ce680" office:value-type="string" calcext:value-type="string">
            <text:p>Unghi</text:p>
          </table:table-cell>
          <table:table-cell table:style-name="ce695" office:value-type="string" calcext:value-type="string">
            <text:p>Kulma</text:p>
          </table:table-cell>
          <table:table-cell table:style-name="ce708" office:value-type="string" calcext:value-type="string">
            <text:p>Vinkel</text:p>
          </table:table-cell>
          <table:table-cell table:style-name="ce719" office:value-type="string" calcext:value-type="string">
            <text:p>角度</text:p>
          </table:table-cell>
          <table:table-cell table:style-name="ce728" office:value-type="string" calcext:value-type="string">
            <text:p>Açı</text:p>
          </table:table-cell>
          <table:table-cell table:style-name="ce737" office:value-type="string" calcext:value-type="string">
            <text:p>Γωνία</text:p>
          </table:table-cell>
          <table:table-cell table:style-name="ce749" office:value-type="string" calcext:value-type="string">
            <text:p>Kampas</text:p>
          </table:table-cell>
          <table:table-cell table:style-name="ce759" office:value-type="string" calcext:value-type="string">
            <text:p>Vinkel</text:p>
          </table:table-cell>
          <table:table-cell table:style-name="ce767" office:value-type="string" calcext:value-type="string">
            <text:p>Vinkel</text:p>
          </table:table-cell>
          <table:table-cell table:style-name="ce778" office:value-type="string" calcext:value-type="string">
            <text:p>Úhel</text:p>
          </table:table-cell>
          <table:table-cell table:style-name="ce789" office:value-type="string" calcext:value-type="string">
            <text:p>각도</text:p>
          </table:table-cell>
          <table:table-cell table:style-name="ce800" office:value-type="string" calcext:value-type="string">
            <text:p>Угол</text:p>
          </table:table-cell>
          <table:table-cell table:style-name="ce812" office:value-type="string" calcext:value-type="string">
            <text:p>Angle</text:p>
          </table:table-cell>
          <table:table-cell table:style-name="ce819" office:value-type="string" calcext:value-type="string">
            <text:p>Ugao</text:p>
          </table:table-cell>
          <table:table-cell table:style-name="ce827" office:value-type="string" calcext:value-type="string">
            <text:p>Угао</text:p>
          </table:table-cell>
          <table:table-cell table:style-name="ce837" office:value-type="string" calcext:value-type="string">
            <text:p>角度</text:p>
          </table:table-cell>
          <table:table-cell table:style-name="ce849" office:value-type="string" calcext:value-type="string">
            <text:p>Агол</text:p>
          </table:table-cell>
          <table:table-cell table:style-name="ce857" office:value-type="string" calcext:value-type="string">
            <text:p>زاوية</text:p>
          </table:table-cell>
          <table:table-cell table:style-name="ce866" office:value-type="string" calcext:value-type="string">
            <text:p>زاویه </text:p>
          </table:table-cell>
          <table:table-cell table:style-name="ce874" office:value-type="string" calcext:value-type="string">
            <text:p>Ъгъл</text:p>
          </table:table-cell>
          <table:table-cell table:style-name="ce315" table:number-columns-repeated="990"/>
          <table:table-cell table:number-columns-repeated="4"/>
        </table:table-row>
        <table:table-row table:style-name="ro18">
          <table:table-cell table:style-name="ce574" office:value-type="string" calcext:value-type="string">
            <text:p>ToolTip_DrawingToolChrono</text:p>
          </table:table-cell>
          <table:table-cell table:style-name="ce371"/>
          <table:table-cell table:style-name="ce60" office:value-type="string" calcext:value-type="string">
            <text:p>Stopwatch</text:p>
          </table:table-cell>
          <table:table-cell table:style-name="ce603" office:value-type="string" calcext:value-type="string">
            <text:p>Chronomètre</text:p>
          </table:table-cell>
          <table:table-cell table:style-name="ce613" office:value-type="string" calcext:value-type="string">
            <text:p>Stopwatch/tijdas</text:p>
          </table:table-cell>
          <table:table-cell table:style-name="ce621" office:value-type="string" calcext:value-type="string">
            <text:p>Stoppuhr/Zeitachse</text:p>
          </table:table-cell>
          <table:table-cell table:style-name="ce632" office:value-type="string" calcext:value-type="string">
            <text:p>Cronómetro</text:p>
          </table:table-cell>
          <table:table-cell table:style-name="ce645" office:value-type="string" calcext:value-type="string">
            <text:p>Cronômetro</text:p>
          </table:table-cell>
          <table:table-cell table:style-name="ce658"/>
          <table:table-cell table:style-name="ce670" office:value-type="string" calcext:value-type="string">
            <text:p>Cronometro</text:p>
          </table:table-cell>
          <table:table-cell table:style-name="ce681" office:value-type="string" calcext:value-type="string">
            <text:p>Cronometru</text:p>
          </table:table-cell>
          <table:table-cell table:style-name="ce695" office:value-type="string" calcext:value-type="string">
            <text:p>Ajanotto</text:p>
          </table:table-cell>
          <table:table-cell table:style-name="ce708" office:value-type="string" calcext:value-type="string">
            <text:p>Stoppeklokke</text:p>
          </table:table-cell>
          <table:table-cell table:style-name="ce719" office:value-type="string" calcext:value-type="string">
            <text:p>秒表</text:p>
          </table:table-cell>
          <table:table-cell table:style-name="ce728" office:value-type="string" calcext:value-type="string">
            <text:p>Kronometre</text:p>
          </table:table-cell>
          <table:table-cell table:style-name="ce737" office:value-type="string" calcext:value-type="string">
            <text:p>Χρονόμετρο</text:p>
          </table:table-cell>
          <table:table-cell table:style-name="ce749" office:value-type="string" calcext:value-type="string">
            <text:p>Chronometras</text:p>
          </table:table-cell>
          <table:table-cell table:style-name="ce759" office:value-type="string" calcext:value-type="string">
            <text:p>Stoppur</text:p>
          </table:table-cell>
          <table:table-cell table:style-name="ce767" office:value-type="string" calcext:value-type="string">
            <text:p>Stopur</text:p>
          </table:table-cell>
          <table:table-cell table:style-name="ce778" office:value-type="string" calcext:value-type="string">
            <text:p>Stopky</text:p>
          </table:table-cell>
          <table:table-cell table:style-name="ce789" office:value-type="string" calcext:value-type="string">
            <text:p>초 시계</text:p>
          </table:table-cell>
          <table:table-cell table:style-name="ce800" office:value-type="string" calcext:value-type="string">
            <text:p>Секундомер</text:p>
          </table:table-cell>
          <table:table-cell table:style-name="ce812" office:value-type="string" calcext:value-type="string">
            <text:p>Cronòmetre</text:p>
          </table:table-cell>
          <table:table-cell table:style-name="ce819" office:value-type="string" calcext:value-type="string">
            <text:p>Štoperica </text:p>
          </table:table-cell>
          <table:table-cell table:style-name="ce827" office:value-type="string" calcext:value-type="string">
            <text:p>Штоперица </text:p>
          </table:table-cell>
          <table:table-cell table:style-name="ce837" office:value-type="string" calcext:value-type="string">
            <text:p>ストップウォッチ</text:p>
          </table:table-cell>
          <table:table-cell table:style-name="ce849" office:value-type="string" calcext:value-type="string">
            <text:p>Стоперица</text:p>
          </table:table-cell>
          <table:table-cell table:style-name="ce857" office:value-type="string" calcext:value-type="string">
            <text:p>ساعة ايقاف</text:p>
          </table:table-cell>
          <table:table-cell table:style-name="ce866" office:value-type="string" calcext:value-type="string">
            <text:p>کرنومتر</text:p>
          </table:table-cell>
          <table:table-cell table:style-name="ce874" office:value-type="string" calcext:value-type="string">
            <text:p>Хронометър</text:p>
          </table:table-cell>
          <table:table-cell table:style-name="ce315" table:number-columns-repeated="990"/>
          <table:table-cell table:number-columns-repeated="4"/>
        </table:table-row>
        <table:table-row table:style-name="ro18">
          <table:table-cell table:style-name="ce574" office:value-type="string" calcext:value-type="string">
            <text:p>ToolTip_DrawingToolCircle</text:p>
          </table:table-cell>
          <table:table-cell table:style-name="ce371"/>
          <table:table-cell table:style-name="ce60" office:value-type="string" calcext:value-type="string">
            <text:p>Circle</text:p>
          </table:table-cell>
          <table:table-cell table:style-name="ce603" office:value-type="string" calcext:value-type="string">
            <text:p>Cercle</text:p>
          </table:table-cell>
          <table:table-cell table:style-name="ce613" office:value-type="string" calcext:value-type="string">
            <text:p>Cirkel</text:p>
          </table:table-cell>
          <table:table-cell table:style-name="ce622" office:value-type="string" calcext:value-type="string">
            <text:p>Kreis</text:p>
          </table:table-cell>
          <table:table-cell table:style-name="ce632" office:value-type="string" calcext:value-type="string">
            <text:p>Círculo</text:p>
          </table:table-cell>
          <table:table-cell table:style-name="ce646" office:value-type="string" calcext:value-type="string">
            <text:p>Circulo</text:p>
          </table:table-cell>
          <table:table-cell table:style-name="ce658"/>
          <table:table-cell table:style-name="ce670" office:value-type="string" calcext:value-type="string">
            <text:p>Cerchio</text:p>
          </table:table-cell>
          <table:table-cell table:style-name="ce681" office:value-type="string" calcext:value-type="string">
            <text:p>Cerc</text:p>
          </table:table-cell>
          <table:table-cell table:style-name="ce695" office:value-type="string" calcext:value-type="string">
            <text:p>Ympyrä</text:p>
          </table:table-cell>
          <table:table-cell table:style-name="ce708"/>
          <table:table-cell table:style-name="ce719"/>
          <table:table-cell table:style-name="ce729" office:value-type="string" calcext:value-type="string">
            <text:p>Daire</text:p>
          </table:table-cell>
          <table:table-cell table:style-name="ce738" office:value-type="string" calcext:value-type="string">
            <text:p>Κύκλος</text:p>
          </table:table-cell>
          <table:table-cell table:style-name="ce749" office:value-type="string" calcext:value-type="string">
            <text:p>Apskritimas</text:p>
          </table:table-cell>
          <table:table-cell table:style-name="ce759" office:value-type="string" calcext:value-type="string">
            <text:p>Cirkel</text:p>
          </table:table-cell>
          <table:table-cell table:style-name="ce767" office:value-type="string" calcext:value-type="string">
            <text:p>Cirkel</text:p>
          </table:table-cell>
          <table:table-cell table:style-name="ce778" office:value-type="string" calcext:value-type="string">
            <text:p>Kružnice</text:p>
          </table:table-cell>
          <table:table-cell table:style-name="ce789" office:value-type="string" calcext:value-type="string">
            <text:p>원</text:p>
          </table:table-cell>
          <table:table-cell table:style-name="ce800" office:value-type="string" calcext:value-type="string">
            <text:p>Круг</text:p>
          </table:table-cell>
          <table:table-cell table:style-name="ce812" office:value-type="string" calcext:value-type="string">
            <text:p>Cercle</text:p>
          </table:table-cell>
          <table:table-cell table:style-name="ce819" office:value-type="string" calcext:value-type="string">
            <text:p>Krug</text:p>
          </table:table-cell>
          <table:table-cell table:style-name="ce827" office:value-type="string" calcext:value-type="string">
            <text:p>Круг</text:p>
          </table:table-cell>
          <table:table-cell table:style-name="ce837" office:value-type="string" calcext:value-type="string">
            <text:p>円</text:p>
          </table:table-cell>
          <table:table-cell table:style-name="ce849" office:value-type="string" calcext:value-type="string">
            <text:p>Круг</text:p>
          </table:table-cell>
          <table:table-cell table:style-name="ce857" office:value-type="string" calcext:value-type="string">
            <text:p>دائرة</text:p>
          </table:table-cell>
          <table:table-cell table:style-name="ce866" office:value-type="string" calcext:value-type="string">
            <text:p>دایره</text:p>
          </table:table-cell>
          <table:table-cell table:style-name="ce874" office:value-type="string" calcext:value-type="string">
            <text:p>Кръг</text:p>
          </table:table-cell>
          <table:table-cell table:style-name="ce315" table:number-columns-repeated="990"/>
          <table:table-cell table:number-columns-repeated="4"/>
        </table:table-row>
        <table:table-row table:style-name="ro18">
          <table:table-cell table:style-name="ce49" office:value-type="string" calcext:value-type="string">
            <text:p>ToolTip_DrawingToolCross2D</text:p>
          </table:table-cell>
          <table:table-cell table:style-name="ce371"/>
          <table:table-cell table:style-name="ce60" office:value-type="string" calcext:value-type="string">
            <text:p>Marker</text:p>
          </table:table-cell>
          <table:table-cell table:style-name="ce602" office:value-type="string" calcext:value-type="string">
            <text:p>Marqueur</text:p>
          </table:table-cell>
          <table:table-cell table:style-name="ce613" office:value-type="string" calcext:value-type="string">
            <text:p>Markeerder</text:p>
          </table:table-cell>
          <table:table-cell table:style-name="ce620" office:value-type="string" calcext:value-type="string">
            <text:p>Marker</text:p>
          </table:table-cell>
          <table:table-cell table:style-name="ce632" office:value-type="string" calcext:value-type="string">
            <text:p>Marcador</text:p>
          </table:table-cell>
          <table:table-cell table:style-name="ce645" office:value-type="string" calcext:value-type="string">
            <text:p>Marcador</text:p>
          </table:table-cell>
          <table:table-cell table:style-name="ce657" office:value-type="string" calcext:value-type="string">
            <text:p>Krzyżyk</text:p>
          </table:table-cell>
          <table:table-cell table:style-name="ce667" office:value-type="string" calcext:value-type="string">
            <text:p>Marcatori</text:p>
          </table:table-cell>
          <table:table-cell table:style-name="ce680" office:value-type="string" calcext:value-type="string">
            <text:p>Marker</text:p>
          </table:table-cell>
          <table:table-cell table:style-name="ce695" office:value-type="string" calcext:value-type="string">
            <text:p>Markkeri</text:p>
          </table:table-cell>
          <table:table-cell table:style-name="ce708" office:value-type="string" calcext:value-type="string">
            <text:p>Markering</text:p>
          </table:table-cell>
          <table:table-cell table:style-name="ce719" office:value-type="string" calcext:value-type="string">
            <text:p>交叉标记</text:p>
          </table:table-cell>
          <table:table-cell table:style-name="ce728" office:value-type="string" calcext:value-type="string">
            <text:p>Kesişme İşaretleyicisi</text:p>
          </table:table-cell>
          <table:table-cell table:style-name="ce737" office:value-type="string" calcext:value-type="string">
            <text:p>Σταυρός Σημάδι</text:p>
          </table:table-cell>
          <table:table-cell table:style-name="ce749" office:value-type="string" calcext:value-type="string">
            <text:p>Judesio žymė</text:p>
          </table:table-cell>
          <table:table-cell table:style-name="ce759" office:value-type="string" calcext:value-type="string">
            <text:p>Kryssmarkör</text:p>
          </table:table-cell>
          <table:table-cell table:style-name="ce767" office:value-type="string" calcext:value-type="string">
            <text:p>Markeringskryds</text:p>
          </table:table-cell>
          <table:table-cell table:style-name="ce778" office:value-type="string" calcext:value-type="string">
            <text:p>Křížek</text:p>
          </table:table-cell>
          <table:table-cell table:style-name="ce787" office:value-type="string" calcext:value-type="string">
            <text:p><text:span text:style-name="T4">십자</text:span><text:span text:style-name="T5"> </text:span><text:span text:style-name="T6">표식</text:span><text:span text:style-name="T5">(marker)</text:span></text:p>
          </table:table-cell>
          <table:table-cell table:style-name="ce800" office:value-type="string" calcext:value-type="string">
            <text:p>Крестик</text:p>
          </table:table-cell>
          <table:table-cell table:style-name="ce812" office:value-type="string" calcext:value-type="string">
            <text:p>Marca</text:p>
          </table:table-cell>
          <table:table-cell table:style-name="ce819" office:value-type="string" calcext:value-type="string">
            <text:p>Krstasti označivač</text:p>
          </table:table-cell>
          <table:table-cell table:style-name="ce827" office:value-type="string" calcext:value-type="string">
            <text:p>Крстасти означивач</text:p>
          </table:table-cell>
          <table:table-cell table:style-name="ce837" office:value-type="string" calcext:value-type="string">
            <text:p>クロスマーカー</text:p>
          </table:table-cell>
          <table:table-cell table:style-name="ce849" office:value-type="string" calcext:value-type="string">
            <text:p>Крстест означувач</text:p>
          </table:table-cell>
          <table:table-cell table:style-name="ce857" office:value-type="string" calcext:value-type="string">
            <text:p>علامة</text:p>
          </table:table-cell>
          <table:table-cell table:style-name="ce866" office:value-type="string" calcext:value-type="string">
            <text:p>نشانگر</text:p>
          </table:table-cell>
          <table:table-cell table:style-name="ce874" office:value-type="string" calcext:value-type="string">
            <text:p>Кръстче</text:p>
          </table:table-cell>
          <table:table-cell table:style-name="ce315" table:number-columns-repeated="990"/>
          <table:table-cell table:number-columns-repeated="4"/>
        </table:table-row>
        <table:table-row table:style-name="ro18">
          <table:table-cell table:style-name="ce49" office:value-type="string" calcext:value-type="string">
            <text:p>ToolTip_DrawingToolLine2D</text:p>
          </table:table-cell>
          <table:table-cell table:style-name="ce371"/>
          <table:table-cell table:style-name="ce60" office:value-type="string" calcext:value-type="string">
            <text:p>Line</text:p>
          </table:table-cell>
          <table:table-cell table:style-name="ce602" office:value-type="string" calcext:value-type="string">
            <text:p>Ligne</text:p>
          </table:table-cell>
          <table:table-cell table:style-name="ce613" office:value-type="string" calcext:value-type="string">
            <text:p>Lijn</text:p>
          </table:table-cell>
          <table:table-cell table:style-name="ce621" office:value-type="string" calcext:value-type="string">
            <text:p>Linie/Längenmessung</text:p>
          </table:table-cell>
          <table:table-cell table:style-name="ce632" office:value-type="string" calcext:value-type="string">
            <text:p>Linea</text:p>
          </table:table-cell>
          <table:table-cell table:style-name="ce645" office:value-type="string" calcext:value-type="string">
            <text:p>Linha</text:p>
          </table:table-cell>
          <table:table-cell table:style-name="ce658" office:value-type="string" calcext:value-type="string">
            <text:p>Linia</text:p>
          </table:table-cell>
          <table:table-cell table:style-name="ce667" office:value-type="string" calcext:value-type="string">
            <text:p>Linea</text:p>
          </table:table-cell>
          <table:table-cell table:style-name="ce680" office:value-type="string" calcext:value-type="string">
            <text:p>Linie</text:p>
          </table:table-cell>
          <table:table-cell table:style-name="ce695" office:value-type="string" calcext:value-type="string">
            <text:p>Viiva</text:p>
          </table:table-cell>
          <table:table-cell table:style-name="ce708" office:value-type="string" calcext:value-type="string">
            <text:p>Linje</text:p>
          </table:table-cell>
          <table:table-cell table:style-name="ce719" office:value-type="string" calcext:value-type="string">
            <text:p>线</text:p>
          </table:table-cell>
          <table:table-cell table:style-name="ce728" office:value-type="string" calcext:value-type="string">
            <text:p>Çizgi</text:p>
          </table:table-cell>
          <table:table-cell table:style-name="ce737" office:value-type="string" calcext:value-type="string">
            <text:p>Γραμμή</text:p>
          </table:table-cell>
          <table:table-cell table:style-name="ce749" office:value-type="string" calcext:value-type="string">
            <text:p>Linija</text:p>
          </table:table-cell>
          <table:table-cell table:style-name="ce759" office:value-type="string" calcext:value-type="string">
            <text:p>Linje</text:p>
          </table:table-cell>
          <table:table-cell table:style-name="ce767" office:value-type="string" calcext:value-type="string">
            <text:p>Linje</text:p>
          </table:table-cell>
          <table:table-cell table:style-name="ce778" office:value-type="string" calcext:value-type="string">
            <text:p>Linka</text:p>
          </table:table-cell>
          <table:table-cell table:style-name="ce789" office:value-type="string" calcext:value-type="string">
            <text:p>선</text:p>
          </table:table-cell>
          <table:table-cell table:style-name="ce800" office:value-type="string" calcext:value-type="string">
            <text:p>Линия</text:p>
          </table:table-cell>
          <table:table-cell table:style-name="ce812" office:value-type="string" calcext:value-type="string">
            <text:p>Línia</text:p>
          </table:table-cell>
          <table:table-cell table:style-name="ce819" office:value-type="string" calcext:value-type="string">
            <text:p>Linija</text:p>
          </table:table-cell>
          <table:table-cell table:style-name="ce827" office:value-type="string" calcext:value-type="string">
            <text:p>Линија</text:p>
          </table:table-cell>
          <table:table-cell table:style-name="ce837" office:value-type="string" calcext:value-type="string">
            <text:p>ライン</text:p>
          </table:table-cell>
          <table:table-cell table:style-name="ce849" office:value-type="string" calcext:value-type="string">
            <text:p>Линија</text:p>
          </table:table-cell>
          <table:table-cell table:style-name="ce857" office:value-type="string" calcext:value-type="string">
            <text:p>خط</text:p>
          </table:table-cell>
          <table:table-cell table:style-name="ce866" office:value-type="string" calcext:value-type="string">
            <text:p>خط</text:p>
          </table:table-cell>
          <table:table-cell table:style-name="ce874" office:value-type="string" calcext:value-type="string">
            <text:p>Линия</text:p>
          </table:table-cell>
          <table:table-cell table:style-name="ce315" table:number-columns-repeated="990"/>
          <table:table-cell table:number-columns-repeated="4"/>
        </table:table-row>
        <table:table-row table:style-name="ro18">
          <table:table-cell table:style-name="ce49" office:value-type="string" calcext:value-type="string">
            <text:p>ToolTip_DrawingToolPencil</text:p>
          </table:table-cell>
          <table:table-cell table:style-name="ce371"/>
          <table:table-cell table:style-name="ce60" office:value-type="string" calcext:value-type="string">
            <text:p>Pencil</text:p>
          </table:table-cell>
          <table:table-cell table:style-name="ce602" office:value-type="string" calcext:value-type="string">
            <text:p>Crayon</text:p>
          </table:table-cell>
          <table:table-cell table:style-name="ce613" office:value-type="string" calcext:value-type="string">
            <text:p>Potlood</text:p>
          </table:table-cell>
          <table:table-cell table:style-name="ce621" office:value-type="string" calcext:value-type="string">
            <text:p>Stift</text:p>
          </table:table-cell>
          <table:table-cell table:style-name="ce632" office:value-type="string" calcext:value-type="string">
            <text:p>Lapiz</text:p>
          </table:table-cell>
          <table:table-cell table:style-name="ce645" office:value-type="string" calcext:value-type="string">
            <text:p>Lápis</text:p>
          </table:table-cell>
          <table:table-cell table:style-name="ce658" office:value-type="string" calcext:value-type="string">
            <text:p>Ołówek</text:p>
          </table:table-cell>
          <table:table-cell table:style-name="ce667" office:value-type="string" calcext:value-type="string">
            <text:p>Matita</text:p>
          </table:table-cell>
          <table:table-cell table:style-name="ce680" office:value-type="string" calcext:value-type="string">
            <text:p>Creion</text:p>
          </table:table-cell>
          <table:table-cell table:style-name="ce695" office:value-type="string" calcext:value-type="string">
            <text:p>Kynä</text:p>
          </table:table-cell>
          <table:table-cell table:style-name="ce708" office:value-type="string" calcext:value-type="string">
            <text:p>Blyant</text:p>
          </table:table-cell>
          <table:table-cell table:style-name="ce719" office:value-type="string" calcext:value-type="string">
            <text:p>铅笔</text:p>
          </table:table-cell>
          <table:table-cell table:style-name="ce728" office:value-type="string" calcext:value-type="string">
            <text:p>Kalem</text:p>
          </table:table-cell>
          <table:table-cell table:style-name="ce737" office:value-type="string" calcext:value-type="string">
            <text:p>Μολύβι</text:p>
          </table:table-cell>
          <table:table-cell table:style-name="ce749" office:value-type="string" calcext:value-type="string">
            <text:p>Pieštukas</text:p>
          </table:table-cell>
          <table:table-cell table:style-name="ce759" office:value-type="string" calcext:value-type="string">
            <text:p>Penna</text:p>
          </table:table-cell>
          <table:table-cell table:style-name="ce767" office:value-type="string" calcext:value-type="string">
            <text:p>Blyant</text:p>
          </table:table-cell>
          <table:table-cell table:style-name="ce778" office:value-type="string" calcext:value-type="string">
            <text:p>Tužka</text:p>
          </table:table-cell>
          <table:table-cell table:style-name="ce789" office:value-type="string" calcext:value-type="string">
            <text:p>연필</text:p>
          </table:table-cell>
          <table:table-cell table:style-name="ce800" office:value-type="string" calcext:value-type="string">
            <text:p>Карандаш</text:p>
          </table:table-cell>
          <table:table-cell table:style-name="ce812" office:value-type="string" calcext:value-type="string">
            <text:p>Llapis</text:p>
          </table:table-cell>
          <table:table-cell table:style-name="ce819" office:value-type="string" calcext:value-type="string">
            <text:p>Olovka</text:p>
          </table:table-cell>
          <table:table-cell table:style-name="ce827" office:value-type="string" calcext:value-type="string">
            <text:p>Оловка</text:p>
          </table:table-cell>
          <table:table-cell table:style-name="ce837" office:value-type="string" calcext:value-type="string">
            <text:p>ペン</text:p>
          </table:table-cell>
          <table:table-cell table:style-name="ce849" office:value-type="string" calcext:value-type="string">
            <text:p>Молив</text:p>
          </table:table-cell>
          <table:table-cell table:style-name="ce857" office:value-type="string" calcext:value-type="string">
            <text:p>قلم</text:p>
          </table:table-cell>
          <table:table-cell table:style-name="ce866" office:value-type="string" calcext:value-type="string">
            <text:p>قلم</text:p>
          </table:table-cell>
          <table:table-cell table:style-name="ce874" office:value-type="string" calcext:value-type="string">
            <text:p>Молив</text:p>
          </table:table-cell>
          <table:table-cell table:style-name="ce315" table:number-columns-repeated="990"/>
          <table:table-cell table:number-columns-repeated="4"/>
        </table:table-row>
        <table:table-row table:style-name="ro18">
          <table:table-cell table:style-name="ce49" office:value-type="string" calcext:value-type="string">
            <text:p>ToolTip_DrawingToolPointer</text:p>
          </table:table-cell>
          <table:table-cell table:style-name="ce371"/>
          <table:table-cell table:style-name="ce60" office:value-type="string" calcext:value-type="string">
            <text:p>Move</text:p>
          </table:table-cell>
          <table:table-cell table:style-name="ce602" office:value-type="string" calcext:value-type="string">
            <text:p>Déplacement</text:p>
          </table:table-cell>
          <table:table-cell table:style-name="ce613" office:value-type="string" calcext:value-type="string">
            <text:p>Verplaats</text:p>
          </table:table-cell>
          <table:table-cell table:style-name="ce621" office:value-type="string" calcext:value-type="string">
            <text:p>Bewegen</text:p>
          </table:table-cell>
          <table:table-cell table:style-name="ce632" office:value-type="string" calcext:value-type="string">
            <text:p>Desplazamiento</text:p>
          </table:table-cell>
          <table:table-cell table:style-name="ce645" office:value-type="string" calcext:value-type="string">
            <text:p>Mover</text:p>
          </table:table-cell>
          <table:table-cell table:style-name="ce658" office:value-type="string" calcext:value-type="string">
            <text:p>Przesuń</text:p>
          </table:table-cell>
          <table:table-cell table:style-name="ce667" office:value-type="string" calcext:value-type="string">
            <text:p>Sposta</text:p>
          </table:table-cell>
          <table:table-cell table:style-name="ce680" office:value-type="string" calcext:value-type="string">
            <text:p>Mutare</text:p>
          </table:table-cell>
          <table:table-cell table:style-name="ce695" office:value-type="string" calcext:value-type="string">
            <text:p>Siirrä</text:p>
          </table:table-cell>
          <table:table-cell table:style-name="ce708" office:value-type="string" calcext:value-type="string">
            <text:p>Flytt</text:p>
          </table:table-cell>
          <table:table-cell table:style-name="ce719" office:value-type="string" calcext:value-type="string">
            <text:p>移动</text:p>
          </table:table-cell>
          <table:table-cell table:style-name="ce728" office:value-type="string" calcext:value-type="string">
            <text:p>Taşı</text:p>
          </table:table-cell>
          <table:table-cell table:style-name="ce737" office:value-type="string" calcext:value-type="string">
            <text:p>Μετακίνηση</text:p>
          </table:table-cell>
          <table:table-cell table:style-name="ce749" office:value-type="string" calcext:value-type="string">
            <text:p>Perkelti</text:p>
          </table:table-cell>
          <table:table-cell table:style-name="ce759" office:value-type="string" calcext:value-type="string">
            <text:p>Flytta</text:p>
          </table:table-cell>
          <table:table-cell table:style-name="ce767" office:value-type="string" calcext:value-type="string">
            <text:p>Flyt</text:p>
          </table:table-cell>
          <table:table-cell table:style-name="ce778" office:value-type="string" calcext:value-type="string">
            <text:p>Posun</text:p>
          </table:table-cell>
          <table:table-cell table:style-name="ce789" office:value-type="string" calcext:value-type="string">
            <text:p>이동</text:p>
          </table:table-cell>
          <table:table-cell table:style-name="ce800" office:value-type="string" calcext:value-type="string">
            <text:p>Движение <text:s/></text:p>
          </table:table-cell>
          <table:table-cell table:style-name="ce812" office:value-type="string" calcext:value-type="string">
            <text:p>Maure</text:p>
          </table:table-cell>
          <table:table-cell table:style-name="ce819" office:value-type="string" calcext:value-type="string">
            <text:p>Premesti</text:p>
          </table:table-cell>
          <table:table-cell table:style-name="ce827" office:value-type="string" calcext:value-type="string">
            <text:p>Премести</text:p>
          </table:table-cell>
          <table:table-cell table:style-name="ce837" office:value-type="string" calcext:value-type="string">
            <text:p>移動</text:p>
          </table:table-cell>
          <table:table-cell table:style-name="ce849" office:value-type="string" calcext:value-type="string">
            <text:p>Движи</text:p>
          </table:table-cell>
          <table:table-cell table:style-name="ce857" office:value-type="string" calcext:value-type="string">
            <text:p>حرك</text:p>
          </table:table-cell>
          <table:table-cell table:style-name="ce866" office:value-type="string" calcext:value-type="string">
            <text:p>حرکت</text:p>
          </table:table-cell>
          <table:table-cell table:style-name="ce874" office:value-type="string" calcext:value-type="string">
            <text:p>Движение </text:p>
          </table:table-cell>
          <table:table-cell table:style-name="ce315" table:number-columns-repeated="990"/>
          <table:table-cell table:number-columns-repeated="4"/>
        </table:table-row>
        <table:table-row table:style-name="ro18">
          <table:table-cell table:style-name="ce49" office:value-type="string" calcext:value-type="string">
            <text:p>ToolTip_DrawingToolText</text:p>
          </table:table-cell>
          <table:table-cell table:style-name="ce371"/>
          <table:table-cell table:style-name="ce60" office:value-type="string" calcext:value-type="string">
            <text:p>Text</text:p>
          </table:table-cell>
          <table:table-cell table:style-name="ce602" office:value-type="string" calcext:value-type="string">
            <text:p>Texte</text:p>
          </table:table-cell>
          <table:table-cell table:style-name="ce613" office:value-type="string" calcext:value-type="string">
            <text:p>Tekst</text:p>
          </table:table-cell>
          <table:table-cell table:style-name="ce621" office:value-type="string" calcext:value-type="string">
            <text:p>Text</text:p>
          </table:table-cell>
          <table:table-cell table:style-name="ce632" office:value-type="string" calcext:value-type="string">
            <text:p>Texto</text:p>
          </table:table-cell>
          <table:table-cell table:style-name="ce645" office:value-type="string" calcext:value-type="string">
            <text:p>Texto</text:p>
          </table:table-cell>
          <table:table-cell table:style-name="ce658" office:value-type="string" calcext:value-type="string">
            <text:p>Tekst</text:p>
          </table:table-cell>
          <table:table-cell table:style-name="ce667" office:value-type="string" calcext:value-type="string">
            <text:p>Testo</text:p>
          </table:table-cell>
          <table:table-cell table:style-name="ce680" office:value-type="string" calcext:value-type="string">
            <text:p>Text</text:p>
          </table:table-cell>
          <table:table-cell table:style-name="ce695" office:value-type="string" calcext:value-type="string">
            <text:p>Teksti</text:p>
          </table:table-cell>
          <table:table-cell table:style-name="ce708" office:value-type="string" calcext:value-type="string">
            <text:p>Tekst</text:p>
          </table:table-cell>
          <table:table-cell table:style-name="ce719" office:value-type="string" calcext:value-type="string">
            <text:p>文字</text:p>
          </table:table-cell>
          <table:table-cell table:style-name="ce728" office:value-type="string" calcext:value-type="string">
            <text:p>Metin</text:p>
          </table:table-cell>
          <table:table-cell table:style-name="ce737" office:value-type="string" calcext:value-type="string">
            <text:p>Κείμενο</text:p>
          </table:table-cell>
          <table:table-cell table:style-name="ce749" office:value-type="string" calcext:value-type="string">
            <text:p>Tekstas</text:p>
          </table:table-cell>
          <table:table-cell table:style-name="ce759" office:value-type="string" calcext:value-type="string">
            <text:p>Text</text:p>
          </table:table-cell>
          <table:table-cell table:style-name="ce767" office:value-type="string" calcext:value-type="string">
            <text:p>Tekst</text:p>
          </table:table-cell>
          <table:table-cell table:style-name="ce778" office:value-type="string" calcext:value-type="string">
            <text:p>Text</text:p>
          </table:table-cell>
          <table:table-cell table:style-name="ce789" office:value-type="string" calcext:value-type="string">
            <text:p>문자</text:p>
          </table:table-cell>
          <table:table-cell table:style-name="ce800" office:value-type="string" calcext:value-type="string">
            <text:p>Текст</text:p>
          </table:table-cell>
          <table:table-cell table:style-name="ce812" office:value-type="string" calcext:value-type="string">
            <text:p>Text</text:p>
          </table:table-cell>
          <table:table-cell table:style-name="ce819" office:value-type="string" calcext:value-type="string">
            <text:p>Tekst</text:p>
          </table:table-cell>
          <table:table-cell table:style-name="ce827" office:value-type="string" calcext:value-type="string">
            <text:p>Текст</text:p>
          </table:table-cell>
          <table:table-cell table:style-name="ce837" office:value-type="string" calcext:value-type="string">
            <text:p>テキスト</text:p>
          </table:table-cell>
          <table:table-cell table:style-name="ce849" office:value-type="string" calcext:value-type="string">
            <text:p>Текст</text:p>
          </table:table-cell>
          <table:table-cell table:style-name="ce857" office:value-type="string" calcext:value-type="string">
            <text:p>نص</text:p>
          </table:table-cell>
          <table:table-cell table:style-name="ce806" office:value-type="string" calcext:value-type="string">
            <text:p>متن</text:p>
          </table:table-cell>
          <table:table-cell table:style-name="ce874" office:value-type="string" calcext:value-type="string">
            <text:p>Текст</text:p>
          </table:table-cell>
          <table:table-cell table:style-name="ce315" table:number-columns-repeated="990"/>
          <table:table-cell table:number-columns-repeated="4"/>
        </table:table-row>
        <table:table-row table:style-name="ro18">
          <table:table-cell table:style-name="ce49" office:value-type="string" calcext:value-type="string">
            <text:p>ToolTip_DrawingToolSpotlight</text:p>
          </table:table-cell>
          <table:table-cell table:style-name="ce371"/>
          <table:table-cell table:style-name="ce60" office:value-type="string" calcext:value-type="string">
            <text:p>Spotlight</text:p>
          </table:table-cell>
          <table:table-cell table:style-name="ce602" office:value-type="string" calcext:value-type="string">
            <text:p>Projecteur</text:p>
          </table:table-cell>
          <table:table-cell table:style-name="ce613" office:value-type="string" calcext:value-type="string">
            <text:p>Spotlicht</text:p>
          </table:table-cell>
          <table:table-cell table:style-name="ce621"/>
          <table:table-cell table:style-name="ce632" office:value-type="string" calcext:value-type="string">
            <text:p>Foco</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2" office:value-type="string" calcext:value-type="string">
            <text:p>Прожектор</text:p>
          </table:table-cell>
          <table:table-cell table:style-name="ce812" office:value-type="string" calcext:value-type="string">
            <text:p>Focus</text:p>
          </table:table-cell>
          <table:table-cell table:style-name="ce819" office:value-type="string" calcext:value-type="string">
            <text:p>Aktuelno</text:p>
          </table:table-cell>
          <table:table-cell table:style-name="ce827" office:value-type="string" calcext:value-type="string">
            <text:p>Актуелно</text:p>
          </table:table-cell>
          <table:table-cell table:style-name="ce837" office:value-type="string" calcext:value-type="string">
            <text:p>スポットライト</text:p>
          </table:table-cell>
          <table:table-cell table:style-name="ce849" office:value-type="string" calcext:value-type="string">
            <text:p>Центар на внимание</text:p>
          </table:table-cell>
          <table:table-cell table:style-name="ce857" office:value-type="string" calcext:value-type="string">
            <text:p>ضوء كشاف</text:p>
          </table:table-cell>
          <table:table-cell table:style-name="ce866" office:value-type="string" calcext:value-type="string">
            <text:p>نور افکن</text:p>
          </table:table-cell>
          <table:table-cell table:style-name="ce874" office:value-type="string" calcext:value-type="string">
            <text:p>Прожектор</text:p>
          </table:table-cell>
          <table:table-cell table:style-name="ce315" table:number-columns-repeated="990"/>
          <table:table-cell table:number-columns-repeated="4"/>
        </table:table-row>
        <table:table-row table:style-name="ro11">
          <table:table-cell table:style-name="ce49" office:value-type="string" calcext:value-type="string">
            <text:p>ToolTip_DrawingToolAutonumbers</text:p>
          </table:table-cell>
          <table:table-cell table:style-name="ce371"/>
          <table:table-cell table:style-name="ce60" office:value-type="string" calcext:value-type="string">
            <text:p>Auto numbers</text:p>
          </table:table-cell>
          <table:table-cell table:style-name="ce602" office:value-type="string" calcext:value-type="string">
            <text:p>Numérotation auto</text:p>
          </table:table-cell>
          <table:table-cell table:style-name="ce613" office:value-type="string" calcext:value-type="string">
            <text:p>Automatische nummering</text:p>
          </table:table-cell>
          <table:table-cell table:style-name="ce621"/>
          <table:table-cell table:style-name="ce632" office:value-type="string" calcext:value-type="string">
            <text:p>Autonumeración</text:p>
          </table:table-cell>
          <table:table-cell table:style-name="ce645"/>
          <table:table-cell table:style-name="ce658"/>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9"/>
          <table:table-cell table:style-name="ce802" office:value-type="string" calcext:value-type="string">
            <text:p>Автоматическая нумерация</text:p>
          </table:table-cell>
          <table:table-cell table:style-name="ce812" office:value-type="string" calcext:value-type="string">
            <text:p>Autonumeració</text:p>
          </table:table-cell>
          <table:table-cell table:style-name="ce819" office:value-type="string" calcext:value-type="string">
            <text:p>Auto brojevi</text:p>
          </table:table-cell>
          <table:table-cell table:style-name="ce827" office:value-type="string" calcext:value-type="string">
            <text:p>Ауто бројеви</text:p>
          </table:table-cell>
          <table:table-cell table:style-name="ce837" office:value-type="string" calcext:value-type="string">
            <text:p>オートナンバー</text:p>
          </table:table-cell>
          <table:table-cell table:style-name="ce849" office:value-type="string" calcext:value-type="string">
            <text:p>Авто броеви</text:p>
          </table:table-cell>
          <table:table-cell table:style-name="ce857" office:value-type="string" calcext:value-type="string">
            <text:p>ترقيم تلقائي</text:p>
          </table:table-cell>
          <table:table-cell table:style-name="ce866" office:value-type="string" calcext:value-type="string">
            <text:p>شماره‌های خودکار</text:p>
          </table:table-cell>
          <table:table-cell table:style-name="ce874" office:value-type="string" calcext:value-type="string">
            <text:p>Автоматично номериране</text:p>
          </table:table-cell>
          <table:table-cell table:style-name="ce315" table:number-columns-repeated="990"/>
          <table:table-cell table:number-columns-repeated="4"/>
        </table:table-row>
        <table:table-row table:style-name="ro18">
          <table:table-cell table:style-name="ce49" office:value-type="string" calcext:value-type="string">
            <text:p>ToolTip_First</text:p>
          </table:table-cell>
          <table:table-cell table:style-name="ce371"/>
          <table:table-cell table:style-name="ce60" office:value-type="string" calcext:value-type="string">
            <text:p>Go Back to Beginning</text:p>
          </table:table-cell>
          <table:table-cell table:style-name="ce602" office:value-type="string" calcext:value-type="string">
            <text:p>Retourner au Début</text:p>
          </table:table-cell>
          <table:table-cell table:style-name="ce613" office:value-type="string" calcext:value-type="string">
            <text:p>Ga terug naar het begin</text:p>
          </table:table-cell>
          <table:table-cell table:style-name="ce621" office:value-type="string" calcext:value-type="string">
            <text:p>zum Anfang</text:p>
          </table:table-cell>
          <table:table-cell table:style-name="ce632" office:value-type="string" calcext:value-type="string">
            <text:p>Volver al Principio</text:p>
          </table:table-cell>
          <table:table-cell table:style-name="ce645" office:value-type="string" calcext:value-type="string">
            <text:p>Voltar ao Início</text:p>
          </table:table-cell>
          <table:table-cell table:style-name="ce658" office:value-type="string" calcext:value-type="string">
            <text:p>Idź do początku</text:p>
          </table:table-cell>
          <table:table-cell table:style-name="ce667" office:value-type="string" calcext:value-type="string">
            <text:p>Torna all'Inizio</text:p>
          </table:table-cell>
          <table:table-cell table:style-name="ce680" office:value-type="string" calcext:value-type="string">
            <text:p>Mergi la început</text:p>
          </table:table-cell>
          <table:table-cell table:style-name="ce695" office:value-type="string" calcext:value-type="string">
            <text:p>Palaa alkuun</text:p>
          </table:table-cell>
          <table:table-cell table:style-name="ce708" office:value-type="string" calcext:value-type="string">
            <text:p>Gå tilbake til start</text:p>
          </table:table-cell>
          <table:table-cell table:style-name="ce719" office:value-type="string" calcext:value-type="string">
            <text:p>回到开始</text:p>
          </table:table-cell>
          <table:table-cell table:style-name="ce728" office:value-type="string" calcext:value-type="string">
            <text:p>Başa Geri Dön</text:p>
          </table:table-cell>
          <table:table-cell table:style-name="ce737" office:value-type="string" calcext:value-type="string">
            <text:p>Πήγαινε Πίσω στην Αρχή</text:p>
          </table:table-cell>
          <table:table-cell table:style-name="ce749" office:value-type="string" calcext:value-type="string">
            <text:p>Nuo pradžių</text:p>
          </table:table-cell>
          <table:table-cell table:style-name="ce759" office:value-type="string" calcext:value-type="string">
            <text:p>Gå tillbaka till början</text:p>
          </table:table-cell>
          <table:table-cell table:style-name="ce767" office:value-type="string" calcext:value-type="string">
            <text:p>Gå tibage til begyndelsen</text:p>
          </table:table-cell>
          <table:table-cell table:style-name="ce778" office:value-type="string" calcext:value-type="string">
            <text:p>Zpět na začátek</text:p>
          </table:table-cell>
          <table:table-cell table:style-name="ce787" office:value-type="string" calcext:value-type="string">
            <text:p><text:span text:style-name="T4">시작으로</text:span><text:span text:style-name="T5"> </text:span><text:span text:style-name="T6">되돌아감</text:span></text:p>
          </table:table-cell>
          <table:table-cell table:style-name="ce800" office:value-type="string" calcext:value-type="string">
            <text:p>Вернуться в начало</text:p>
          </table:table-cell>
          <table:table-cell table:style-name="ce812" office:value-type="string" calcext:value-type="string">
            <text:p>Tornar a l'inici</text:p>
          </table:table-cell>
          <table:table-cell table:style-name="ce819" office:value-type="string" calcext:value-type="string">
            <text:p>Vrati se na početak</text:p>
          </table:table-cell>
          <table:table-cell table:style-name="ce827" office:value-type="string" calcext:value-type="string">
            <text:p>Врати се на почетак</text:p>
          </table:table-cell>
          <table:table-cell table:style-name="ce837" office:value-type="string" calcext:value-type="string">
            <text:p>最初に戻る</text:p>
          </table:table-cell>
          <table:table-cell table:style-name="ce849" office:value-type="string" calcext:value-type="string">
            <text:p>Врати се на почетокот</text:p>
          </table:table-cell>
          <table:table-cell table:style-name="ce857" office:value-type="string" calcext:value-type="string">
            <text:p>العودة إلى البداية</text:p>
          </table:table-cell>
          <table:table-cell table:style-name="ce866" office:value-type="string" calcext:value-type="string">
            <text:p>بازگشت به ابتدا</text:p>
          </table:table-cell>
          <table:table-cell table:style-name="ce874" office:value-type="string" calcext:value-type="string">
            <text:p>Върни в началото</text:p>
          </table:table-cell>
          <table:table-cell table:style-name="ce315" table:number-columns-repeated="990"/>
          <table:table-cell table:number-columns-repeated="4"/>
        </table:table-row>
        <table:table-row table:style-name="ro18">
          <table:table-cell table:style-name="ce49" office:value-type="string" calcext:value-type="string">
            <text:p>ToolTip_Last</text:p>
          </table:table-cell>
          <table:table-cell table:style-name="ce371"/>
          <table:table-cell table:style-name="ce60" office:value-type="string" calcext:value-type="string">
            <text:p>Jump to End</text:p>
          </table:table-cell>
          <table:table-cell table:style-name="ce602" office:value-type="string" calcext:value-type="string">
            <text:p>Aller à la Fin</text:p>
          </table:table-cell>
          <table:table-cell table:style-name="ce613" office:value-type="string" calcext:value-type="string">
            <text:p>Spring naar het eind</text:p>
          </table:table-cell>
          <table:table-cell table:style-name="ce621" office:value-type="string" calcext:value-type="string">
            <text:p>zum Ende</text:p>
          </table:table-cell>
          <table:table-cell table:style-name="ce632" office:value-type="string" calcext:value-type="string">
            <text:p>Ir al final.</text:p>
          </table:table-cell>
          <table:table-cell table:style-name="ce645" office:value-type="string" calcext:value-type="string">
            <text:p>Pular para o Final</text:p>
          </table:table-cell>
          <table:table-cell table:style-name="ce658" office:value-type="string" calcext:value-type="string">
            <text:p>Skocz na koniec</text:p>
          </table:table-cell>
          <table:table-cell table:style-name="ce667" office:value-type="string" calcext:value-type="string">
            <text:p>Salta alla Fine</text:p>
          </table:table-cell>
          <table:table-cell table:style-name="ce680" office:value-type="string" calcext:value-type="string">
            <text:p>Mergi la sfârşit</text:p>
          </table:table-cell>
          <table:table-cell table:style-name="ce695" office:value-type="string" calcext:value-type="string">
            <text:p>Siirry loppuun</text:p>
          </table:table-cell>
          <table:table-cell table:style-name="ce708" office:value-type="string" calcext:value-type="string">
            <text:p>Hopp til slutt</text:p>
          </table:table-cell>
          <table:table-cell table:style-name="ce719" office:value-type="string" calcext:value-type="string">
            <text:p>跳到最后</text:p>
          </table:table-cell>
          <table:table-cell table:style-name="ce728" office:value-type="string" calcext:value-type="string">
            <text:p>Sona Atla</text:p>
          </table:table-cell>
          <table:table-cell table:style-name="ce737" office:value-type="string" calcext:value-type="string">
            <text:p>Πήδημα στο Τέλος</text:p>
          </table:table-cell>
          <table:table-cell table:style-name="ce749" office:value-type="string" calcext:value-type="string">
            <text:p>Į pabaigą</text:p>
          </table:table-cell>
          <table:table-cell table:style-name="ce759" office:value-type="string" calcext:value-type="string">
            <text:p>Hoppa till slutet</text:p>
          </table:table-cell>
          <table:table-cell table:style-name="ce767" office:value-type="string" calcext:value-type="string">
            <text:p>Hop til enden</text:p>
          </table:table-cell>
          <table:table-cell table:style-name="ce778" office:value-type="string" calcext:value-type="string">
            <text:p>Přejít na konec</text:p>
          </table:table-cell>
          <table:table-cell table:style-name="ce787" office:value-type="string" calcext:value-type="string">
            <text:p><text:span text:style-name="T4">끝으로</text:span><text:span text:style-name="T5"> </text:span><text:span text:style-name="T6">감</text:span></text:p>
          </table:table-cell>
          <table:table-cell table:style-name="ce800" office:value-type="string" calcext:value-type="string">
            <text:p>Перейти в конец</text:p>
          </table:table-cell>
          <table:table-cell table:style-name="ce812" office:value-type="string" calcext:value-type="string">
            <text:p>Anar al final</text:p>
          </table:table-cell>
          <table:table-cell table:style-name="ce819" office:value-type="string" calcext:value-type="string">
            <text:p>Pređi na Kraj</text:p>
          </table:table-cell>
          <table:table-cell table:style-name="ce827" office:value-type="string" calcext:value-type="string">
            <text:p>Пређи на Крај</text:p>
          </table:table-cell>
          <table:table-cell table:style-name="ce837" office:value-type="string" calcext:value-type="string">
            <text:p>最後に進む</text:p>
          </table:table-cell>
          <table:table-cell table:style-name="ce849" office:value-type="string" calcext:value-type="string">
            <text:p>Премини на крајот</text:p>
          </table:table-cell>
          <table:table-cell table:style-name="ce857" office:value-type="string" calcext:value-type="string">
            <text:p>القفز الى النهاية</text:p>
          </table:table-cell>
          <table:table-cell table:style-name="ce866" office:value-type="string" calcext:value-type="string">
            <text:p>پرش به انتها</text:p>
          </table:table-cell>
          <table:table-cell table:style-name="ce874" office:value-type="string" calcext:value-type="string">
            <text:p>Премини към края</text:p>
          </table:table-cell>
          <table:table-cell table:style-name="ce315" table:number-columns-repeated="990"/>
          <table:table-cell table:number-columns-repeated="4"/>
        </table:table-row>
        <table:table-row table:style-name="ro18">
          <table:table-cell table:style-name="ce574" office:value-type="string" calcext:value-type="string">
            <text:p>ToolTip_Magnifier</text:p>
          </table:table-cell>
          <table:table-cell table:style-name="ce371"/>
          <table:table-cell table:style-name="ce588" office:value-type="string" calcext:value-type="string">
            <text:p>Magnifier</text:p>
          </table:table-cell>
          <table:table-cell table:style-name="ce603" office:value-type="string" calcext:value-type="string">
            <text:p>Loupe</text:p>
          </table:table-cell>
          <table:table-cell table:style-name="ce613" office:value-type="string" calcext:value-type="string">
            <text:p>Vergrootglas</text:p>
          </table:table-cell>
          <table:table-cell table:style-name="ce621" office:value-type="string" calcext:value-type="string">
            <text:p>Lupe</text:p>
          </table:table-cell>
          <table:table-cell table:style-name="ce632" office:value-type="string" calcext:value-type="string">
            <text:p>Lupa</text:p>
          </table:table-cell>
          <table:table-cell table:style-name="ce645" office:value-type="string" calcext:value-type="string">
            <text:p>Lupa</text:p>
          </table:table-cell>
          <table:table-cell table:style-name="ce658"/>
          <table:table-cell table:style-name="ce670" office:value-type="string" calcext:value-type="string">
            <text:p>Lente d'ingrandimento</text:p>
          </table:table-cell>
          <table:table-cell table:style-name="ce681" office:value-type="string" calcext:value-type="string">
            <text:p>Lupă</text:p>
          </table:table-cell>
          <table:table-cell table:style-name="ce696" office:value-type="string" calcext:value-type="string">
            <text:p>Suurennuslasi</text:p>
          </table:table-cell>
          <table:table-cell table:style-name="ce708" office:value-type="string" calcext:value-type="string">
            <text:p>Forsrørrelsesglass</text:p>
          </table:table-cell>
          <table:table-cell table:style-name="ce719" office:value-type="string" calcext:value-type="string">
            <text:p>放大镜</text:p>
          </table:table-cell>
          <table:table-cell table:style-name="ce728" office:value-type="string" calcext:value-type="string">
            <text:p>Büyüteç</text:p>
          </table:table-cell>
          <table:table-cell table:style-name="ce737" office:value-type="string" calcext:value-type="string">
            <text:p>Μεγεθυντής</text:p>
          </table:table-cell>
          <table:table-cell table:style-name="ce749" office:value-type="string" calcext:value-type="string">
            <text:p>Didintuvas</text:p>
          </table:table-cell>
          <table:table-cell table:style-name="ce759" office:value-type="string" calcext:value-type="string">
            <text:p>Förstoringsglas</text:p>
          </table:table-cell>
          <table:table-cell table:style-name="ce767" office:value-type="string" calcext:value-type="string">
            <text:p>Forstør</text:p>
          </table:table-cell>
          <table:table-cell table:style-name="ce778" office:value-type="string" calcext:value-type="string">
            <text:p>Lupa</text:p>
          </table:table-cell>
          <table:table-cell table:style-name="ce796" office:value-type="string" calcext:value-type="string">
            <text:p>확대경</text:p>
          </table:table-cell>
          <table:table-cell table:style-name="ce800" office:value-type="string" calcext:value-type="string">
            <text:p>Лупа</text:p>
          </table:table-cell>
          <table:table-cell table:style-name="ce812" office:value-type="string" calcext:value-type="string">
            <text:p>Lupa</text:p>
          </table:table-cell>
          <table:table-cell table:style-name="ce819" office:value-type="string" calcext:value-type="string">
            <text:p>Lupa</text:p>
          </table:table-cell>
          <table:table-cell table:style-name="ce827" office:value-type="string" calcext:value-type="string">
            <text:p>Лупа</text:p>
          </table:table-cell>
          <table:table-cell table:style-name="ce837" office:value-type="string" calcext:value-type="string">
            <text:p>拡大</text:p>
          </table:table-cell>
          <table:table-cell table:style-name="ce849" office:value-type="string" calcext:value-type="string">
            <text:p>Лупа</text:p>
          </table:table-cell>
          <table:table-cell table:style-name="ce857" office:value-type="string" calcext:value-type="string">
            <text:p>مكبر</text:p>
          </table:table-cell>
          <table:table-cell table:style-name="ce866" office:value-type="string" calcext:value-type="string">
            <text:p>ذره بین</text:p>
          </table:table-cell>
          <table:table-cell table:style-name="ce874" office:value-type="string" calcext:value-type="string">
            <text:p>Лупа</text:p>
          </table:table-cell>
          <table:table-cell table:style-name="ce315" table:number-columns-repeated="990"/>
          <table:table-cell table:number-columns-repeated="4"/>
        </table:table-row>
        <table:table-row table:style-name="ro11">
          <table:table-cell table:style-name="ce49" office:value-type="string" calcext:value-type="string">
            <text:p>ToolTip_Next</text:p>
          </table:table-cell>
          <table:table-cell table:style-name="ce371"/>
          <table:table-cell table:style-name="ce60" office:value-type="string" calcext:value-type="string">
            <text:p>Go to Next Frame</text:p>
          </table:table-cell>
          <table:table-cell table:style-name="ce602" office:value-type="string" calcext:value-type="string">
            <text:p>Aller à l'Image Suivante</text:p>
          </table:table-cell>
          <table:table-cell table:style-name="ce613" office:value-type="string" calcext:value-type="string">
            <text:p>Ga naar volgende frame</text:p>
          </table:table-cell>
          <table:table-cell table:style-name="ce621" office:value-type="string" calcext:value-type="string">
            <text:p>zum nächsten Bild</text:p>
          </table:table-cell>
          <table:table-cell table:style-name="ce632" office:value-type="string" calcext:value-type="string">
            <text:p>Ir a la proxima imagen</text:p>
          </table:table-cell>
          <table:table-cell table:style-name="ce645" office:value-type="string" calcext:value-type="string">
            <text:p>Ir para o Próximo Quadro</text:p>
          </table:table-cell>
          <table:table-cell table:style-name="ce658" office:value-type="string" calcext:value-type="string">
            <text:p>Idź do następnej klatki</text:p>
          </table:table-cell>
          <table:table-cell table:style-name="ce667" office:value-type="string" calcext:value-type="string">
            <text:p>Vai al prossimo fotogramma</text:p>
          </table:table-cell>
          <table:table-cell table:style-name="ce680" office:value-type="string" calcext:value-type="string">
            <text:p>Mergi la următorul cadru</text:p>
          </table:table-cell>
          <table:table-cell table:style-name="ce695" office:value-type="string" calcext:value-type="string">
            <text:p>Siirry seuraavaan kuvaan</text:p>
          </table:table-cell>
          <table:table-cell table:style-name="ce708" office:value-type="string" calcext:value-type="string">
            <text:p>Gå til neste bilde</text:p>
          </table:table-cell>
          <table:table-cell table:style-name="ce719" office:value-type="string" calcext:value-type="string">
            <text:p>转到下一帧</text:p>
          </table:table-cell>
          <table:table-cell table:style-name="ce728" office:value-type="string" calcext:value-type="string">
            <text:p>Bir Sonraki Kareye Git</text:p>
          </table:table-cell>
          <table:table-cell table:style-name="ce737" office:value-type="string" calcext:value-type="string">
            <text:p>Πήγαινε στο Επόμενο Πλαίσιο</text:p>
          </table:table-cell>
          <table:table-cell table:style-name="ce749" office:value-type="string" calcext:value-type="string">
            <text:p>Sekantis kadras</text:p>
          </table:table-cell>
          <table:table-cell table:style-name="ce759" office:value-type="string" calcext:value-type="string">
            <text:p>Gå till nästa bild</text:p>
          </table:table-cell>
          <table:table-cell table:style-name="ce767" office:value-type="string" calcext:value-type="string">
            <text:p>Gå til næste billede</text:p>
          </table:table-cell>
          <table:table-cell table:style-name="ce778" office:value-type="string" calcext:value-type="string">
            <text:p>Přejít na další snímek</text:p>
          </table:table-cell>
          <table:table-cell table:style-name="ce787" office:value-type="string" calcext:value-type="string">
            <text:p><text:span text:style-name="T4">다음</text:span><text:span text:style-name="T5"> </text:span><text:span text:style-name="T6">프레임으로</text:span><text:span text:style-name="T5"> </text:span><text:span text:style-name="T6">감</text:span></text:p>
          </table:table-cell>
          <table:table-cell table:style-name="ce800" office:value-type="string" calcext:value-type="string">
            <text:p>Перейти к следующему кадру <text:s/></text:p>
          </table:table-cell>
          <table:table-cell table:style-name="ce812" office:value-type="string" calcext:value-type="string">
            <text:p>Ves al següent fotograma</text:p>
          </table:table-cell>
          <table:table-cell table:style-name="ce819" office:value-type="string" calcext:value-type="string">
            <text:p>Idi na sledeći okvir </text:p>
          </table:table-cell>
          <table:table-cell table:style-name="ce827" office:value-type="string" calcext:value-type="string">
            <text:p>Иди на следећу слику </text:p>
          </table:table-cell>
          <table:table-cell table:style-name="ce837" office:value-type="string" calcext:value-type="string">
            <text:p>次のフレームへ</text:p>
          </table:table-cell>
          <table:table-cell table:style-name="ce849" office:value-type="string" calcext:value-type="string">
            <text:p>Оди на следниот фрејм</text:p>
          </table:table-cell>
          <table:table-cell table:style-name="ce857" office:value-type="string" calcext:value-type="string">
            <text:p>الذهاب إلى الكادر التالي</text:p>
          </table:table-cell>
          <table:table-cell table:style-name="ce806" office:value-type="string" calcext:value-type="string">
            <text:p>برو به فریم بعدی</text:p>
          </table:table-cell>
          <table:table-cell table:style-name="ce874" office:value-type="string" calcext:value-type="string">
            <text:p>Премини към следващия кадър</text:p>
          </table:table-cell>
          <table:table-cell table:style-name="ce315" table:number-columns-repeated="990"/>
          <table:table-cell table:number-columns-repeated="4"/>
        </table:table-row>
        <table:table-row table:style-name="ro18">
          <table:table-cell table:style-name="ce49" office:value-type="string" calcext:value-type="string">
            <text:p>ToolTip_Play</text:p>
          </table:table-cell>
          <table:table-cell table:style-name="ce371"/>
          <table:table-cell table:style-name="ce60" office:value-type="string" calcext:value-type="string">
            <text:p>Play | Pause</text:p>
          </table:table-cell>
          <table:table-cell table:style-name="ce602" office:value-type="string" calcext:value-type="string">
            <text:p>Lire | Pauser</text:p>
          </table:table-cell>
          <table:table-cell table:style-name="ce613" office:value-type="string" calcext:value-type="string">
            <text:p>Speel <text:s/>| <text:s/>Pauze</text:p>
          </table:table-cell>
          <table:table-cell table:style-name="ce621" office:value-type="string" calcext:value-type="string">
            <text:p>Abspielen | Pause</text:p>
          </table:table-cell>
          <table:table-cell table:style-name="ce632" office:value-type="string" calcext:value-type="string">
            <text:p>Lectura | Pausa</text:p>
          </table:table-cell>
          <table:table-cell table:style-name="ce645" office:value-type="string" calcext:value-type="string">
            <text:p>Reproduzir | Pausar</text:p>
          </table:table-cell>
          <table:table-cell table:style-name="ce657" office:value-type="string" calcext:value-type="string">
            <text:p>Odtwarzaj | Pauza</text:p>
          </table:table-cell>
          <table:table-cell table:style-name="ce667" office:value-type="string" calcext:value-type="string">
            <text:p>Riproduci | Pausa</text:p>
          </table:table-cell>
          <table:table-cell table:style-name="ce680" office:value-type="string" calcext:value-type="string">
            <text:p>Rulează | Pauză</text:p>
          </table:table-cell>
          <table:table-cell table:style-name="ce695" office:value-type="string" calcext:value-type="string">
            <text:p>Käynnistä | Pysäytä</text:p>
          </table:table-cell>
          <table:table-cell table:style-name="ce708" office:value-type="string" calcext:value-type="string">
            <text:p>Spill av | Pause</text:p>
          </table:table-cell>
          <table:table-cell table:style-name="ce719" office:value-type="string" calcext:value-type="string">
            <text:p>播放|暂停</text:p>
          </table:table-cell>
          <table:table-cell table:style-name="ce728" office:value-type="string" calcext:value-type="string">
            <text:p>Oynat | Duraklat</text:p>
          </table:table-cell>
          <table:table-cell table:style-name="ce737" office:value-type="string" calcext:value-type="string">
            <text:p>Αναπαραγωγή | Παύση</text:p>
          </table:table-cell>
          <table:table-cell table:style-name="ce749" office:value-type="string" calcext:value-type="string">
            <text:p>Groti | Pauzė</text:p>
          </table:table-cell>
          <table:table-cell table:style-name="ce759" office:value-type="string" calcext:value-type="string">
            <text:p>Starta | Pausa</text:p>
          </table:table-cell>
          <table:table-cell table:style-name="ce767" office:value-type="string" calcext:value-type="string">
            <text:p>Afspil | Pause</text:p>
          </table:table-cell>
          <table:table-cell table:style-name="ce778" office:value-type="string" calcext:value-type="string">
            <text:p>Přehrát I Pozastavit </text:p>
          </table:table-cell>
          <table:table-cell table:style-name="ce787" office:value-type="string" calcext:value-type="string">
            <text:p><text:span text:style-name="T4">재생</text:span><text:span text:style-name="T5">|</text:span><text:span text:style-name="T6">멈춤</text:span></text:p>
          </table:table-cell>
          <table:table-cell table:style-name="ce800" office:value-type="string" calcext:value-type="string">
            <text:p>Воспроизвести | Пауза <text:s/></text:p>
          </table:table-cell>
          <table:table-cell table:style-name="ce812" office:value-type="string" calcext:value-type="string">
            <text:p>Reproduir/Pausa</text:p>
          </table:table-cell>
          <table:table-cell table:style-name="ce819" office:value-type="string" calcext:value-type="string">
            <text:p>Reprodukuj | Pauziraj</text:p>
          </table:table-cell>
          <table:table-cell table:style-name="ce827" office:value-type="string" calcext:value-type="string">
            <text:p>Репродукуј | Паузирај</text:p>
          </table:table-cell>
          <table:table-cell table:style-name="ce837" office:value-type="string" calcext:value-type="string">
            <text:p>再生 | 一時停止</text:p>
          </table:table-cell>
          <table:table-cell table:style-name="ce849" office:value-type="string" calcext:value-type="string">
            <text:p>Старт | Пауза</text:p>
          </table:table-cell>
          <table:table-cell table:style-name="ce857" office:value-type="string" calcext:value-type="string">
            <text:p>تشغيل | ايقاف</text:p>
          </table:table-cell>
          <table:table-cell table:style-name="ce866" office:value-type="string" calcext:value-type="string">
            <text:p>اجرا | مکث </text:p>
          </table:table-cell>
          <table:table-cell table:style-name="ce874" office:value-type="string" calcext:value-type="string">
            <text:p>Пусни | Пауза </text:p>
          </table:table-cell>
          <table:table-cell table:style-name="ce315" table:number-columns-repeated="990"/>
          <table:table-cell table:number-columns-repeated="4"/>
        </table:table-row>
        <table:table-row table:style-name="ro15">
          <table:table-cell table:style-name="ce49" office:value-type="string" calcext:value-type="string">
            <text:p>ToolTip_PlayingMode_Loop</text:p>
          </table:table-cell>
          <table:table-cell table:style-name="ce371"/>
          <table:table-cell table:style-name="ce60" office:value-type="string" calcext:value-type="string">
            <text:p>Change Repeat Mode ( Once | Loop ) - Current Mode : Loop</text:p>
          </table:table-cell>
          <table:table-cell table:style-name="ce602" office:value-type="string" calcext:value-type="string">
            <text:p>Changer le Mode de répétition ( Une fois | En Boucle ) - Mode Actuel : En Boucle</text:p>
          </table:table-cell>
          <table:table-cell table:style-name="ce613" office:value-type="string" calcext:value-type="string">
            <text:p>Verander herhalingsweergave ( Eenmaal | Herhaal ) - Huidige weergave : Herhaal</text:p>
          </table:table-cell>
          <table:table-cell table:style-name="ce621" office:value-type="string" calcext:value-type="string">
            <text:p>Abspielmodus ändern (Einmal | Schleife) – Aktueller Modus : Schleife</text:p>
          </table:table-cell>
          <table:table-cell table:style-name="ce632" office:value-type="string" calcext:value-type="string">
            <text:p>Cambiar el Modo Repeticiòn ( Una vez | En Bucle ) - Moda Actual : En Bucle</text:p>
          </table:table-cell>
          <table:table-cell table:style-name="ce645" office:value-type="string" calcext:value-type="string">
            <text:p>Mudar o modo de repetição ( Uma vez | Loop ) - Modo atual: Loop</text:p>
          </table:table-cell>
          <table:table-cell table:style-name="ce657" office:value-type="string" calcext:value-type="string">
            <text:p>Wybierz tryb powtarzania (Pojedynczo | Pętla) - Aktualny tryb : Pętla</text:p>
          </table:table-cell>
          <table:table-cell table:style-name="ce667" office:value-type="string" calcext:value-type="string">
            <text:p>Cambia modalita' Ripetizione ( una volta | Loop ) - Modalita' attuale : Loop</text:p>
          </table:table-cell>
          <table:table-cell table:style-name="ce680" office:value-type="string" calcext:value-type="string">
            <text:p>Schimbă modul de repetiţie ( O dată | Buclă ) - Mod curent : Buclă</text:p>
          </table:table-cell>
          <table:table-cell table:style-name="ce695" office:value-type="string" calcext:value-type="string">
            <text:p>Muuta toistoa ( Kerta | Jatkuva ) - Nykyinen: Jatkuva</text:p>
          </table:table-cell>
          <table:table-cell table:style-name="ce708" office:value-type="string" calcext:value-type="string">
            <text:p>Endre avspillingsmodus ( En gang | Repeterende ) - Aktuell modus : Repeterende</text:p>
          </table:table-cell>
          <table:table-cell table:style-name="ce719" office:value-type="string" calcext:value-type="string">
            <text:p>更改重复模式 ( 单一 | 循环 ) - 当前模式 : 循环</text:p>
          </table:table-cell>
          <table:table-cell table:style-name="ce728" office:value-type="string" calcext:value-type="string">
            <text:p>Tekrarlama Modunu Değiştir ( Tek Sefer | Döngü ) - Geçerli Mod : Döngü</text:p>
          </table:table-cell>
          <table:table-cell table:style-name="ce737" office:value-type="string" calcext:value-type="string">
            <text:p>Αλλαγή Τρόπου Επανάληψης (Μια Φορά | Κύκλος) - Παρόν τρόπος : Κύκλος</text:p>
          </table:table-cell>
          <table:table-cell table:style-name="ce749" office:value-type="string" calcext:value-type="string">
            <text:p>Keisti kartojimo režimą ( kartą | be galo ) - Kartojimo režimas : kartą</text:p>
          </table:table-cell>
          <table:table-cell table:style-name="ce759" office:value-type="string" calcext:value-type="string">
            <text:p>Växla uppspelningsalternativ ( Engång | Slinga ) - Nuvarande Alternativ : Slinga</text:p>
          </table:table-cell>
          <table:table-cell table:style-name="ce767" office:value-type="string" calcext:value-type="string">
            <text:p>Ændre gentagelses måde (En gang | Loop) - Nuværende måde: Loop</text:p>
          </table:table-cell>
          <table:table-cell table:style-name="ce778" office:value-type="string" calcext:value-type="string">
            <text:p>Změňte režim opakování ( Jednou | Smyčka ) - Stávající režim: Smyčka</text:p>
          </table:table-cell>
          <table:table-cell table:style-name="ce788"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루프</text:span><text:span text:style-name="T5">(Loop)</text:span></text:p>
          </table:table-cell>
          <table:table-cell table:style-name="ce800" office:value-type="string" calcext:value-type="string">
            <text:p>Изменить режим повтора (однократно | зациклить) - текущий режим : зациклить</text:p>
          </table:table-cell>
          <table:table-cell table:style-name="ce812" office:value-type="string" calcext:value-type="string">
            <text:p>Canviar el mode de repetició (Una vegada/Cíclic) – Mode actual: Cíclic</text:p>
          </table:table-cell>
          <table:table-cell table:style-name="ce819" office:value-type="string" calcext:value-type="string">
            <text:p>Promenite režim ponavljanja ( jednom | petlja ) - Trenutni režim : petlja</text:p>
          </table:table-cell>
          <table:table-cell table:style-name="ce827" office:value-type="string" calcext:value-type="string">
            <text:p>Промените режим понављања ( једном | петља ) - Тренутни режим : петља</text:p>
          </table:table-cell>
          <table:table-cell table:style-name="ce837" office:value-type="string" calcext:value-type="string">
            <text:p>リピートモードの変更 <text:s/>(シングル | ループ ) - 現在のモード : ループ</text:p>
          </table:table-cell>
          <table:table-cell table:style-name="ce849" office:value-type="string" calcext:value-type="string">
            <text:p>Промени го режимот за повторување ( Еднаш | Јамка ) Моментален режим : Јамка</text:p>
          </table:table-cell>
          <table:table-cell table:style-name="ce857" office:value-type="string" calcext:value-type="string">
            <text:p>تغيير وضع التكرار (مرة واحدة | حلقة) - الوضع الحالي: حلقة</text:p>
          </table:table-cell>
          <table:table-cell table:style-name="ce866" office:value-type="string" calcext:value-type="string">
            <text:p>تغییر حالت تکرار (یکبار | حلقه) - حالت فعلی: حلقه</text:p>
          </table:table-cell>
          <table:table-cell table:style-name="ce874" office:value-type="string" calcext:value-type="string">
            <text:p>Промени режима на повторение (еднократно | контур) - текущ режим : контур</text:p>
          </table:table-cell>
          <table:table-cell table:style-name="ce315" table:number-columns-repeated="990"/>
          <table:table-cell table:number-columns-repeated="4"/>
        </table:table-row>
        <table:table-row table:style-name="ro15">
          <table:table-cell table:style-name="ce49" office:value-type="string" calcext:value-type="string">
            <text:p>ToolTip_PlayingMode_Once</text:p>
          </table:table-cell>
          <table:table-cell table:style-name="ce371"/>
          <table:table-cell table:style-name="ce60" office:value-type="string" calcext:value-type="string">
            <text:p>Change Repeat Mode ( Once | Loop ) - Current Mode : Once</text:p>
          </table:table-cell>
          <table:table-cell table:style-name="ce602" office:value-type="string" calcext:value-type="string">
            <text:p>Changer le Mode Répétition ( Une fois | En Boucle ) - Mode Actuel : Une Fois</text:p>
          </table:table-cell>
          <table:table-cell table:style-name="ce613" office:value-type="string" calcext:value-type="string">
            <text:p>Verander herhalingsweergave ( Enkel | Herhaal ) - Huidige weergave : Eenmaal</text:p>
          </table:table-cell>
          <table:table-cell table:style-name="ce621" office:value-type="string" calcext:value-type="string">
            <text:p>Abspielmodus ändern (Einmal | Schleife) – Aktueller Modus : Einmal</text:p>
          </table:table-cell>
          <table:table-cell table:style-name="ce632" office:value-type="string" calcext:value-type="string">
            <text:p>Cambiar el Modo Repeticiòn ( Una vez | En Bucle ) - Moda Actual : Una vez</text:p>
          </table:table-cell>
          <table:table-cell table:style-name="ce645" office:value-type="string" calcext:value-type="string">
            <text:p>Mudar o modo de repetição ( Uma vez | Loop ) - Modo atual: Uma vez</text:p>
          </table:table-cell>
          <table:table-cell table:style-name="ce657" office:value-type="string" calcext:value-type="string">
            <text:p>Wybierz tryb powtarzania (Pojedynczo | Pętla) - Aktualny tryb : Pojedynczo</text:p>
          </table:table-cell>
          <table:table-cell table:style-name="ce667" office:value-type="string" calcext:value-type="string">
            <text:p>Cambia modalita' Ripetizione ( una volta | Loop ) - Modalita' attuale : una volta </text:p>
          </table:table-cell>
          <table:table-cell table:style-name="ce680" office:value-type="string" calcext:value-type="string">
            <text:p>Schimbă modul de repetiţie ( O dată | Buclă ) - Mod curent : O dată</text:p>
          </table:table-cell>
          <table:table-cell table:style-name="ce695" office:value-type="string" calcext:value-type="string">
            <text:p>Muuta toistoa ( Kerta | Jatkuva ) - Nykyinen: Kerta</text:p>
          </table:table-cell>
          <table:table-cell table:style-name="ce708" office:value-type="string" calcext:value-type="string">
            <text:p>Endre avspillingsmodus ( En gang | Repeterende ) - Aktuell modus : En gang</text:p>
          </table:table-cell>
          <table:table-cell table:style-name="ce719" office:value-type="string" calcext:value-type="string">
            <text:p>更改重复模式 ( 单一 | 循环 ) - 当前模式 : 单一</text:p>
          </table:table-cell>
          <table:table-cell table:style-name="ce728" office:value-type="string" calcext:value-type="string">
            <text:p>Tekrarlama Modunu Değiştir ( Tek Sefer | Döngü ) - Geçerli Mod : Tek Sefer</text:p>
          </table:table-cell>
          <table:table-cell table:style-name="ce737" office:value-type="string" calcext:value-type="string">
            <text:p>Αλλαγή Τρόπου Επανάληψης (Μια Φορά | Κύκλος) - Παρόν τρόπος : Μια Φορά</text:p>
          </table:table-cell>
          <table:table-cell table:style-name="ce749" office:value-type="string" calcext:value-type="string">
            <text:p>Keisti kartojimo režimą ( kartą | be galo ) - Kartojimo režimas : be galo</text:p>
          </table:table-cell>
          <table:table-cell table:style-name="ce759" office:value-type="string" calcext:value-type="string">
            <text:p>Växla uppspelningsalternativ ( Engång | Slinga ) - Nuvarande Alternativ : Engång</text:p>
          </table:table-cell>
          <table:table-cell table:style-name="ce767" office:value-type="string" calcext:value-type="string">
            <text:p>Ændre gentagelses måde (En gang | Loop) - Nuværende måde: En gang</text:p>
          </table:table-cell>
          <table:table-cell table:style-name="ce778" office:value-type="string" calcext:value-type="string">
            <text:p>Změňte režim opakování ( Jednou | Smyčka ) - Stávající režim: Jednou</text:p>
          </table:table-cell>
          <table:table-cell table:style-name="ce788"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한번</text:span><text:span text:style-name="T5">(Once)</text:span></text:p>
          </table:table-cell>
          <table:table-cell table:style-name="ce800" office:value-type="string" calcext:value-type="string">
            <text:p>Изменить режим повтора (однократно | зациклить) - текущий режим : однократно</text:p>
          </table:table-cell>
          <table:table-cell table:style-name="ce812" office:value-type="string" calcext:value-type="string">
            <text:p>Canviar el mode de repetició (Una vegada/Cíclic) – Mode actual: Una vegada</text:p>
          </table:table-cell>
          <table:table-cell table:style-name="ce819" office:value-type="string" calcext:value-type="string">
            <text:p>Promenite režim ponavljanja ( jednom | petlja ) - Trenutni režim : jednom</text:p>
          </table:table-cell>
          <table:table-cell table:style-name="ce827" office:value-type="string" calcext:value-type="string">
            <text:p>Промените режим понављања ( једном | петља ) - Тренутни режим : једном</text:p>
          </table:table-cell>
          <table:table-cell table:style-name="ce837" office:value-type="string" calcext:value-type="string">
            <text:p>リピートモードの変更 <text:s/>(シングル | ループ ) - 現在のモード : シングル</text:p>
          </table:table-cell>
          <table:table-cell table:style-name="ce849" office:value-type="string" calcext:value-type="string">
            <text:p>Промени го режимот за повторување ( Еднаш | Јамка ) Моментален режим : Еднаш</text:p>
          </table:table-cell>
          <table:table-cell table:style-name="ce857" office:value-type="string" calcext:value-type="string">
            <text:p>تغيير وضع التكرار (مرة واحدة | حلقة) - الوضع الحالي: مرة واحدة</text:p>
          </table:table-cell>
          <table:table-cell table:style-name="ce866" office:value-type="string" calcext:value-type="string">
            <text:p>تغییر حالت تکرار (یکبار | حلقه) - حالت فعلی: یک بار</text:p>
          </table:table-cell>
          <table:table-cell table:style-name="ce874" office:value-type="string" calcext:value-type="string">
            <text:p>Промени режима на повторение (еднократно | контур) - текущ режим : еднократно</text:p>
          </table:table-cell>
          <table:table-cell table:style-name="ce315" table:number-columns-repeated="990"/>
          <table:table-cell table:number-columns-repeated="4"/>
        </table:table-row>
        <table:table-row table:style-name="ro14">
          <table:table-cell table:style-name="ce49" office:value-type="string" calcext:value-type="string">
            <text:p>ToolTip_Rafale</text:p>
          </table:table-cell>
          <table:table-cell table:style-name="ce371"/>
          <table:table-cell table:style-name="ce60" office:value-type="string" calcext:value-type="string">
            <text:p>Save a Sequence of Images</text:p>
          </table:table-cell>
          <table:table-cell table:style-name="ce602" office:value-type="string" calcext:value-type="string">
            <text:p>Enregistrer une Séquence d'Images</text:p>
          </table:table-cell>
          <table:table-cell table:style-name="ce613" office:value-type="string" calcext:value-type="string">
            <text:p>Bewaar beeldmateriaal</text:p>
          </table:table-cell>
          <table:table-cell table:style-name="ce621" office:value-type="string" calcext:value-type="string">
            <text:p>Bildsequenz speichern</text:p>
          </table:table-cell>
          <table:table-cell table:style-name="ce632" office:value-type="string" calcext:value-type="string">
            <text:p>Guardar una secuencia de imagen </text:p>
          </table:table-cell>
          <table:table-cell table:style-name="ce645" office:value-type="string" calcext:value-type="string">
            <text:p>Salvar uma Sequência de Imagens</text:p>
          </table:table-cell>
          <table:table-cell table:style-name="ce657" office:value-type="string" calcext:value-type="string">
            <text:p>Zapisz sekwencję obrazów</text:p>
          </table:table-cell>
          <table:table-cell table:style-name="ce667" office:value-type="string" calcext:value-type="string">
            <text:p>Salva una sequenza di Immagini</text:p>
          </table:table-cell>
          <table:table-cell table:style-name="ce680" office:value-type="string" calcext:value-type="string">
            <text:p>Salvează o secvenţa de cadre</text:p>
          </table:table-cell>
          <table:table-cell table:style-name="ce695" office:value-type="string" calcext:value-type="string">
            <text:p>Tallenna kuvasarja</text:p>
          </table:table-cell>
          <table:table-cell table:style-name="ce708" office:value-type="string" calcext:value-type="string">
            <text:p>Lagre bildesekvens</text:p>
          </table:table-cell>
          <table:table-cell table:style-name="ce719" office:value-type="string" calcext:value-type="string">
            <text:p>保存图像序列</text:p>
          </table:table-cell>
          <table:table-cell table:style-name="ce728" office:value-type="string" calcext:value-type="string">
            <text:p>Bir İmaj Sekansı Kaydet</text:p>
          </table:table-cell>
          <table:table-cell table:style-name="ce737" office:value-type="string" calcext:value-type="string">
            <text:p>Αποθήκευση Ακολουθίας Εικόνων</text:p>
          </table:table-cell>
          <table:table-cell table:style-name="ce749" office:value-type="string" calcext:value-type="string">
            <text:p>Išsaugoti vaizdų seką</text:p>
          </table:table-cell>
          <table:table-cell table:style-name="ce759" office:value-type="string" calcext:value-type="string">
            <text:p>Spara en Bildsekvens</text:p>
          </table:table-cell>
          <table:table-cell table:style-name="ce767" office:value-type="string" calcext:value-type="string">
            <text:p>Gem en billedserie</text:p>
          </table:table-cell>
          <table:table-cell table:style-name="ce778" office:value-type="string" calcext:value-type="string">
            <text:p>Uložit sekvenci obrazů</text:p>
          </table:table-cell>
          <table:table-cell table:style-name="ce787"/>
          <table:table-cell table:style-name="ce800" office:value-type="string" calcext:value-type="string">
            <text:p>Сохранить последовательность изображений</text:p>
          </table:table-cell>
          <table:table-cell table:style-name="ce812" office:value-type="string" calcext:value-type="string">
            <text:p>Desar una seqüència d'imatges</text:p>
          </table:table-cell>
          <table:table-cell table:style-name="ce819" office:value-type="string" calcext:value-type="string">
            <text:p>Sačuvaj redosled slika</text:p>
          </table:table-cell>
          <table:table-cell table:style-name="ce827" office:value-type="string" calcext:value-type="string">
            <text:p>Сачувај редослед слика</text:p>
          </table:table-cell>
          <table:table-cell table:style-name="ce837" office:value-type="string" calcext:value-type="string">
            <text:p>イメージシーケンスを保存</text:p>
          </table:table-cell>
          <table:table-cell table:style-name="ce849" office:value-type="string" calcext:value-type="string">
            <text:p>Зачувај секвенца од сликите</text:p>
          </table:table-cell>
          <table:table-cell table:style-name="ce857" office:value-type="string" calcext:value-type="string">
            <text:p>حفظ تسلسل الصور</text:p>
          </table:table-cell>
          <table:table-cell table:style-name="ce866" office:value-type="string" calcext:value-type="string">
            <text:p>ذخیره دنباله‌ای از تصاویر</text:p>
          </table:table-cell>
          <table:table-cell table:style-name="ce874" office:value-type="string" calcext:value-type="string">
            <text:p>Съхрани последователността на изображенията</text:p>
          </table:table-cell>
          <table:table-cell table:style-name="ce315" table:number-columns-repeated="990"/>
          <table:table-cell table:number-columns-repeated="4"/>
        </table:table-row>
        <table:table-row table:style-name="ro11">
          <table:table-cell table:style-name="ce49" office:value-type="string" calcext:value-type="string">
            <text:p>ToolTip_StartRecording</text:p>
          </table:table-cell>
          <table:table-cell table:style-name="ce371"/>
          <table:table-cell table:style-name="ce60" office:value-type="string" calcext:value-type="string">
            <text:p>Start recording video</text:p>
          </table:table-cell>
          <table:table-cell table:style-name="ce602" office:value-type="string" calcext:value-type="string">
            <text:p>Démarrer l'enregistrement vidéo</text:p>
          </table:table-cell>
          <table:table-cell table:style-name="ce613" office:value-type="string" calcext:value-type="string">
            <text:p>Start video opname</text:p>
          </table:table-cell>
          <table:table-cell table:style-name="ce622" office:value-type="string" calcext:value-type="string">
            <text:p>Aufnahme starten</text:p>
          </table:table-cell>
          <table:table-cell table:style-name="ce632" office:value-type="string" calcext:value-type="string">
            <text:p>Iniciar grabación</text:p>
          </table:table-cell>
          <table:table-cell table:style-name="ce646" office:value-type="string" calcext:value-type="string">
            <text:p>Iniciar gravação de video</text:p>
          </table:table-cell>
          <table:table-cell table:style-name="ce657"/>
          <table:table-cell table:style-name="ce667" office:value-type="string" calcext:value-type="string">
            <text:p>Attiva registrazione video</text:p>
          </table:table-cell>
          <table:table-cell table:style-name="ce680" office:value-type="string" calcext:value-type="string">
            <text:p>Porniţi înregistrarea video</text:p>
          </table:table-cell>
          <table:table-cell table:style-name="ce695" office:value-type="string" calcext:value-type="string">
            <text:p>Käynnistä videon nauhoitus</text:p>
          </table:table-cell>
          <table:table-cell table:style-name="ce708"/>
          <table:table-cell table:style-name="ce719"/>
          <table:table-cell table:style-name="ce729" office:value-type="string" calcext:value-type="string">
            <text:p>Video kaydetmeye başla</text:p>
          </table:table-cell>
          <table:table-cell table:style-name="ce738" office:value-type="string" calcext:value-type="string">
            <text:p>Εκκίνηση εγγραφής βίντεο</text:p>
          </table:table-cell>
          <table:table-cell table:style-name="ce749" office:value-type="string" calcext:value-type="string">
            <text:p>Pradėti irašinėti video</text:p>
          </table:table-cell>
          <table:table-cell table:style-name="ce759" office:value-type="string" calcext:value-type="string">
            <text:p>Starta inspelning av video</text:p>
          </table:table-cell>
          <table:table-cell table:style-name="ce767" office:value-type="string" calcext:value-type="string">
            <text:p>Start videooptagelse</text:p>
          </table:table-cell>
          <table:table-cell table:style-name="ce778" office:value-type="string" calcext:value-type="string">
            <text:p>Zahájit nahrávání videa</text:p>
          </table:table-cell>
          <table:table-cell table:style-name="ce787" office:value-type="string" calcext:value-type="string">
            <text:p><text:span text:style-name="T4">비디오</text:span><text:span text:style-name="T5"> </text:span><text:span text:style-name="T6">기록을</text:span><text:span text:style-name="T5"> </text:span><text:span text:style-name="T6">시작</text:span></text:p>
          </table:table-cell>
          <table:table-cell table:style-name="ce800" office:value-type="string" calcext:value-type="string">
            <text:p>Старт записи видео</text:p>
          </table:table-cell>
          <table:table-cell table:style-name="ce812" office:value-type="string" calcext:value-type="string">
            <text:p>Començar la gravació de vídeo</text:p>
          </table:table-cell>
          <table:table-cell table:style-name="ce819" office:value-type="string" calcext:value-type="string">
            <text:p>Počni snimanje video zapisa</text:p>
          </table:table-cell>
          <table:table-cell table:style-name="ce827" office:value-type="string" calcext:value-type="string">
            <text:p>Почни снимање видео записа</text:p>
          </table:table-cell>
          <table:table-cell table:style-name="ce837" office:value-type="string" calcext:value-type="string">
            <text:p>ビデオの録画を開始</text:p>
          </table:table-cell>
          <table:table-cell table:style-name="ce849" office:value-type="string" calcext:value-type="string">
            <text:p>Старувај го снимањето на видеото</text:p>
          </table:table-cell>
          <table:table-cell table:style-name="ce857" office:value-type="string" calcext:value-type="string">
            <text:p>بدء تسجيل الفيديو</text:p>
          </table:table-cell>
          <table:table-cell table:style-name="ce866" office:value-type="string" calcext:value-type="string">
            <text:p>شروع ضبط ویدئو</text:p>
          </table:table-cell>
          <table:table-cell table:style-name="ce874" office:value-type="string" calcext:value-type="string">
            <text:p>Старт на видео запис</text:p>
          </table:table-cell>
          <table:table-cell table:style-name="ce315" table:number-columns-repeated="990"/>
          <table:table-cell table:number-columns-repeated="4"/>
        </table:table-row>
        <table:table-row table:style-name="ro11">
          <table:table-cell table:style-name="ce49" office:value-type="string" calcext:value-type="string">
            <text:p>ToolTip_StopRecording</text:p>
          </table:table-cell>
          <table:table-cell table:style-name="ce371"/>
          <table:table-cell table:style-name="ce60" office:value-type="string" calcext:value-type="string">
            <text:p>Stop recording video</text:p>
          </table:table-cell>
          <table:table-cell table:style-name="ce602" office:value-type="string" calcext:value-type="string">
            <text:p>Arrêter l'enregistrement vidéo</text:p>
          </table:table-cell>
          <table:table-cell table:style-name="ce613" office:value-type="string" calcext:value-type="string">
            <text:p>Stop video opname</text:p>
          </table:table-cell>
          <table:table-cell table:style-name="ce622" office:value-type="string" calcext:value-type="string">
            <text:p>Aufnahme stoppen</text:p>
          </table:table-cell>
          <table:table-cell table:style-name="ce632" office:value-type="string" calcext:value-type="string">
            <text:p>Detener grabación</text:p>
          </table:table-cell>
          <table:table-cell table:style-name="ce646" office:value-type="string" calcext:value-type="string">
            <text:p>Parar gravação de video</text:p>
          </table:table-cell>
          <table:table-cell table:style-name="ce657"/>
          <table:table-cell table:style-name="ce667" office:value-type="string" calcext:value-type="string">
            <text:p>Ferma registrazione video</text:p>
          </table:table-cell>
          <table:table-cell table:style-name="ce680" office:value-type="string" calcext:value-type="string">
            <text:p>Opriţi înregistrarea video</text:p>
          </table:table-cell>
          <table:table-cell table:style-name="ce695" office:value-type="string" calcext:value-type="string">
            <text:p>Lopeta videon nauhoitus</text:p>
          </table:table-cell>
          <table:table-cell table:style-name="ce708"/>
          <table:table-cell table:style-name="ce719"/>
          <table:table-cell table:style-name="ce729" office:value-type="string" calcext:value-type="string">
            <text:p>Video kaydetmeyi bitir</text:p>
          </table:table-cell>
          <table:table-cell table:style-name="ce738" office:value-type="string" calcext:value-type="string">
            <text:p>Παύση εγγραφής βίντεο</text:p>
          </table:table-cell>
          <table:table-cell table:style-name="ce749" office:value-type="string" calcext:value-type="string">
            <text:p>Stabdyti irašymą video</text:p>
          </table:table-cell>
          <table:table-cell table:style-name="ce759" office:value-type="string" calcext:value-type="string">
            <text:p>Stoppa inspelning av video</text:p>
          </table:table-cell>
          <table:table-cell table:style-name="ce767" office:value-type="string" calcext:value-type="string">
            <text:p>Stop videooptagelse</text:p>
          </table:table-cell>
          <table:table-cell table:style-name="ce778" office:value-type="string" calcext:value-type="string">
            <text:p>Ukončit nahrávání videa</text:p>
          </table:table-cell>
          <table:table-cell table:style-name="ce787" office:value-type="string" calcext:value-type="string">
            <text:p><text:span text:style-name="T4">비디오</text:span><text:span text:style-name="T5"> </text:span><text:span text:style-name="T6">기록을</text:span><text:span text:style-name="T5"> </text:span><text:span text:style-name="T6">정지</text:span></text:p>
          </table:table-cell>
          <table:table-cell table:style-name="ce800" office:value-type="string" calcext:value-type="string">
            <text:p>Остановка записи видео</text:p>
          </table:table-cell>
          <table:table-cell table:style-name="ce812" office:value-type="string" calcext:value-type="string">
            <text:p>Finalitzar la gravació de vídeo</text:p>
          </table:table-cell>
          <table:table-cell table:style-name="ce819" office:value-type="string" calcext:value-type="string">
            <text:p>Prekini snimanje video zapisa</text:p>
          </table:table-cell>
          <table:table-cell table:style-name="ce827" office:value-type="string" calcext:value-type="string">
            <text:p>Прекини снимање видео записа</text:p>
          </table:table-cell>
          <table:table-cell table:style-name="ce837" office:value-type="string" calcext:value-type="string">
            <text:p>ビデオの録画を停止</text:p>
          </table:table-cell>
          <table:table-cell table:style-name="ce849" office:value-type="string" calcext:value-type="string">
            <text:p>Стопирај го снимањето на видеото</text:p>
          </table:table-cell>
          <table:table-cell table:style-name="ce857" office:value-type="string" calcext:value-type="string">
            <text:p>إيقاف تسجيل الفيديو</text:p>
          </table:table-cell>
          <table:table-cell table:style-name="ce866" office:value-type="string" calcext:value-type="string">
            <text:p>توقف ضبط ویدئو</text:p>
          </table:table-cell>
          <table:table-cell table:style-name="ce874" office:value-type="string" calcext:value-type="string">
            <text:p>Стоп на видео записа</text:p>
          </table:table-cell>
          <table:table-cell table:style-name="ce315" table:number-columns-repeated="990"/>
          <table:table-cell table:number-columns-repeated="4"/>
        </table:table-row>
        <table:table-row table:style-name="ro10">
          <table:table-cell table:style-name="ce49" office:value-type="string" calcext:value-type="string">
            <text:p>ToolTip_PauseCamera</text:p>
          </table:table-cell>
          <table:table-cell table:style-name="ce371"/>
          <table:table-cell table:style-name="ce60" office:value-type="string" calcext:value-type="string">
            <text:p>Pause camera</text:p>
          </table:table-cell>
          <table:table-cell table:style-name="ce602" office:value-type="string" calcext:value-type="string">
            <text:p>Pauser la caméra</text:p>
          </table:table-cell>
          <table:table-cell table:style-name="ce613" office:value-type="string" calcext:value-type="string">
            <text:p>Pauzeer camera</text:p>
          </table:table-cell>
          <table:table-cell table:style-name="ce622"/>
          <table:table-cell table:style-name="ce632" office:value-type="string" calcext:value-type="string">
            <text:p>Pausar cámara</text:p>
          </table:table-cell>
          <table:table-cell table:style-name="ce646"/>
          <table:table-cell table:style-name="ce657"/>
          <table:table-cell table:style-name="ce667"/>
          <table:table-cell table:style-name="ce680"/>
          <table:table-cell table:style-name="ce695"/>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0" office:value-type="string" calcext:value-type="string">
            <text:p>Пауза для камеры</text:p>
          </table:table-cell>
          <table:table-cell table:style-name="ce812" office:value-type="string" calcext:value-type="string">
            <text:p>Aturar la càmera</text:p>
          </table:table-cell>
          <table:table-cell table:style-name="ce819"/>
          <table:table-cell table:style-name="ce827" office:value-type="string" calcext:value-type="string">
            <text:p>Паузирај камеру</text:p>
          </table:table-cell>
          <table:table-cell table:style-name="ce837"/>
          <table:table-cell table:style-name="ce849"/>
          <table:table-cell table:style-name="ce857" office:value-type="string" calcext:value-type="string">
            <text:p>ايقاف الكاميرا</text:p>
          </table:table-cell>
          <table:table-cell table:style-name="ce866" office:value-type="string" calcext:value-type="string">
            <text:p>مکث دوربین</text:p>
          </table:table-cell>
          <table:table-cell table:style-name="ce874" office:value-type="string" calcext:value-type="string">
            <text:p>Пауза за камерата</text:p>
          </table:table-cell>
          <table:table-cell table:style-name="ce315" table:number-columns-repeated="990"/>
          <table:table-cell table:number-columns-repeated="4"/>
        </table:table-row>
        <table:table-row table:style-name="ro10">
          <table:table-cell table:style-name="ce49" office:value-type="string" calcext:value-type="string">
            <text:p>ToolTip_StartCamera</text:p>
          </table:table-cell>
          <table:table-cell table:style-name="ce371"/>
          <table:table-cell table:style-name="ce60" office:value-type="string" calcext:value-type="string">
            <text:p>Start camera</text:p>
          </table:table-cell>
          <table:table-cell table:style-name="ce602" office:value-type="string" calcext:value-type="string">
            <text:p>Démarrer la caméra</text:p>
          </table:table-cell>
          <table:table-cell table:style-name="ce613" office:value-type="string" calcext:value-type="string">
            <text:p>Start camera</text:p>
          </table:table-cell>
          <table:table-cell table:style-name="ce622"/>
          <table:table-cell table:style-name="ce632" office:value-type="string" calcext:value-type="string">
            <text:p>Iniciar cámara</text:p>
          </table:table-cell>
          <table:table-cell table:style-name="ce646"/>
          <table:table-cell table:style-name="ce657"/>
          <table:table-cell table:style-name="ce667"/>
          <table:table-cell table:style-name="ce680"/>
          <table:table-cell table:style-name="ce695"/>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0" office:value-type="string" calcext:value-type="string">
            <text:p>Старт для камеры</text:p>
          </table:table-cell>
          <table:table-cell table:style-name="ce812" office:value-type="string" calcext:value-type="string">
            <text:p>Iniciar la càmera</text:p>
          </table:table-cell>
          <table:table-cell table:style-name="ce819"/>
          <table:table-cell table:style-name="ce827" office:value-type="string" calcext:value-type="string">
            <text:p>Покрени камеру</text:p>
          </table:table-cell>
          <table:table-cell table:style-name="ce837"/>
          <table:table-cell table:style-name="ce849"/>
          <table:table-cell table:style-name="ce857" office:value-type="string" calcext:value-type="string">
            <text:p>بداية الكاميرا</text:p>
          </table:table-cell>
          <table:table-cell table:style-name="ce866" office:value-type="string" calcext:value-type="string">
            <text:p>شروع دوربین</text:p>
          </table:table-cell>
          <table:table-cell table:style-name="ce874" office:value-type="string" calcext:value-type="string">
            <text:p>Старт на камерата</text:p>
          </table:table-cell>
          <table:table-cell table:style-name="ce315" table:number-columns-repeated="990"/>
          <table:table-cell table:number-columns-repeated="4"/>
        </table:table-row>
        <table:table-row table:style-name="ro10">
          <table:table-cell table:style-name="ce49" office:value-type="string" calcext:value-type="string">
            <text:p>ToolTip_ConfigureCamera</text:p>
          </table:table-cell>
          <table:table-cell table:style-name="ce371"/>
          <table:table-cell table:style-name="ce60" office:value-type="string" calcext:value-type="string">
            <text:p>Configure camera</text:p>
          </table:table-cell>
          <table:table-cell table:style-name="ce602" office:value-type="string" calcext:value-type="string">
            <text:p>Configurer la camera</text:p>
          </table:table-cell>
          <table:table-cell table:style-name="ce613" office:value-type="string" calcext:value-type="string">
            <text:p>Configureer de camera</text:p>
          </table:table-cell>
          <table:table-cell table:style-name="ce622"/>
          <table:table-cell table:style-name="ce632" office:value-type="string" calcext:value-type="string">
            <text:p>Configurar cámara</text:p>
          </table:table-cell>
          <table:table-cell table:style-name="ce646"/>
          <table:table-cell table:style-name="ce657"/>
          <table:table-cell table:style-name="ce667"/>
          <table:table-cell table:style-name="ce680"/>
          <table:table-cell table:style-name="ce695"/>
          <table:table-cell table:style-name="ce708"/>
          <table:table-cell table:style-name="ce719"/>
          <table:table-cell table:style-name="ce729"/>
          <table:table-cell table:style-name="ce738"/>
          <table:table-cell table:style-name="ce749"/>
          <table:table-cell table:style-name="ce759"/>
          <table:table-cell table:style-name="ce767"/>
          <table:table-cell table:style-name="ce778"/>
          <table:table-cell table:style-name="ce787"/>
          <table:table-cell table:style-name="ce800" office:value-type="string" calcext:value-type="string">
            <text:p>Конфигурация камеры</text:p>
          </table:table-cell>
          <table:table-cell table:style-name="ce812" office:value-type="string" calcext:value-type="string">
            <text:p>Configurar la càmera</text:p>
          </table:table-cell>
          <table:table-cell table:style-name="ce819"/>
          <table:table-cell table:style-name="ce827" office:value-type="string" calcext:value-type="string">
            <text:p>Подеси камеру</text:p>
          </table:table-cell>
          <table:table-cell table:style-name="ce837"/>
          <table:table-cell table:style-name="ce849"/>
          <table:table-cell table:style-name="ce857" office:value-type="string" calcext:value-type="string">
            <text:p>اعدادات الكاميرا</text:p>
          </table:table-cell>
          <table:table-cell table:style-name="ce866" office:value-type="string" calcext:value-type="string">
            <text:p>پیکربندی دوربین</text:p>
          </table:table-cell>
          <table:table-cell table:style-name="ce874" office:value-type="string" calcext:value-type="string">
            <text:p>Настройка на камера</text:p>
          </table:table-cell>
          <table:table-cell table:style-name="ce315" table:number-columns-repeated="990"/>
          <table:table-cell table:number-columns-repeated="4"/>
        </table:table-row>
        <table:table-row table:style-name="ro23">
          <table:table-cell table:style-name="ce49" office:value-type="string" calcext:value-type="string">
            <text:p>ToolTip_ResetWorkingZone</text:p>
          </table:table-cell>
          <table:table-cell table:style-name="ce371"/>
          <table:table-cell table:style-name="ce60" office:value-type="string" calcext:value-type="string">
            <text:p>Reset the Working Zone to Full Video</text:p>
          </table:table-cell>
          <table:table-cell table:style-name="ce602" office:value-type="string" calcext:value-type="string">
            <text:p>Remise à zéro de la Zone de Travail</text:p>
          </table:table-cell>
          <table:table-cell table:style-name="ce613" office:value-type="string" calcext:value-type="string">
            <text:p>Herstel het werkgebied naar volledige video</text:p>
          </table:table-cell>
          <table:table-cell table:style-name="ce621" office:value-type="string" calcext:value-type="string">
            <text:p>Arbeitsbereich zurücksetzen</text:p>
          </table:table-cell>
          <table:table-cell table:style-name="ce632" office:value-type="string" calcext:value-type="string">
            <text:p>Reinicializar la zona de trabajo</text:p>
          </table:table-cell>
          <table:table-cell table:style-name="ce645" office:value-type="string" calcext:value-type="string">
            <text:p>Resetar a Zona de Trabalho ao comprimento do Vídeo</text:p>
          </table:table-cell>
          <table:table-cell table:style-name="ce657" office:value-type="string" calcext:value-type="string">
            <text:p>Zresetuj Obszar Roboczy</text:p>
          </table:table-cell>
          <table:table-cell table:style-name="ce667" office:value-type="string" calcext:value-type="string">
            <text:p>Reimposta la Zona Lavoro pari al Video Intero</text:p>
          </table:table-cell>
          <table:table-cell table:style-name="ce680" office:value-type="string" calcext:value-type="string">
            <text:p>Resetează zona de lucru</text:p>
          </table:table-cell>
          <table:table-cell table:style-name="ce695" office:value-type="string" calcext:value-type="string">
            <text:p>Palauta työstöjakso koko videon mittaiseksi</text:p>
          </table:table-cell>
          <table:table-cell table:style-name="ce708" office:value-type="string" calcext:value-type="string">
            <text:p>Tilbakestill arbeidssonen til hele videoen</text:p>
          </table:table-cell>
          <table:table-cell table:style-name="ce719" office:value-type="string" calcext:value-type="string">
            <text:p>重置工作区的全部视频</text:p>
          </table:table-cell>
          <table:table-cell table:style-name="ce728" office:value-type="string" calcext:value-type="string">
            <text:p>Çalışma Alanını Tam Videoya Geri Ayarla</text:p>
          </table:table-cell>
          <table:table-cell table:style-name="ce737" office:value-type="string" calcext:value-type="string">
            <text:p>Επαναφορά της Ζώνης Εργασίας σε Πλήρες Video</text:p>
          </table:table-cell>
          <table:table-cell table:style-name="ce749" office:value-type="string" calcext:value-type="string">
            <text:p>Atstatyti darbo zona visame video</text:p>
          </table:table-cell>
          <table:table-cell table:style-name="ce759" office:value-type="string" calcext:value-type="string">
            <text:p>Återställ arbetszonen till hel video</text:p>
          </table:table-cell>
          <table:table-cell table:style-name="ce767" office:value-type="string" calcext:value-type="string">
            <text:p>Nulstil arbejdsområde til hele videoen</text:p>
          </table:table-cell>
          <table:table-cell table:style-name="ce778" office:value-type="string" calcext:value-type="string">
            <text:p>Přenastavit procovní oblast na celý rozsah videa</text:p>
          </table:table-cell>
          <table:table-cell table:style-name="ce787" office:value-type="string" calcext:value-type="string">
            <text:p><text:span text:style-name="T4">작업영역을</text:span><text:span text:style-name="T5"> </text:span><text:span text:style-name="T6">전체로</text:span><text:span text:style-name="T5"> </text:span><text:span text:style-name="T6">초기화</text:span></text:p>
          </table:table-cell>
          <table:table-cell table:style-name="ce800" office:value-type="string" calcext:value-type="string">
            <text:p>Сброс исследуемого интервала</text:p>
          </table:table-cell>
          <table:table-cell table:style-name="ce812" office:value-type="string" calcext:value-type="string">
            <text:p>Restablir la zona de treball a tot el vídeo</text:p>
          </table:table-cell>
          <table:table-cell table:style-name="ce819" office:value-type="string" calcext:value-type="string">
            <text:p>Vrati Radnu zonu na videozapis u celosti</text:p>
          </table:table-cell>
          <table:table-cell table:style-name="ce827" office:value-type="string" calcext:value-type="string">
            <text:p>Врати Радну зону на видеозапис у целости</text:p>
          </table:table-cell>
          <table:table-cell table:style-name="ce837" office:value-type="string" calcext:value-type="string">
            <text:p>作業範囲をビデオ全体にリセット</text:p>
          </table:table-cell>
          <table:table-cell table:style-name="ce849" office:value-type="string" calcext:value-type="string">
            <text:p>Ресетирај ја работната зона на цело видео</text:p>
          </table:table-cell>
          <table:table-cell table:style-name="ce857" office:value-type="string" calcext:value-type="string">
            <text:p>إعادة ضبط منطقة العمل لكامل الفيديو</text:p>
          </table:table-cell>
          <table:table-cell table:style-name="ce866" office:value-type="string" calcext:value-type="string">
            <text:p>تنظیم مجدد منطقه کاری در ویدیو</text:p>
          </table:table-cell>
          <table:table-cell table:style-name="ce874" office:value-type="string" calcext:value-type="string">
            <text:p>Нулирай избрания интервал</text:p>
          </table:table-cell>
          <table:table-cell table:style-name="ce315" table:number-columns-repeated="990"/>
          <table:table-cell table:number-columns-repeated="4"/>
        </table:table-row>
        <table:table-row table:style-name="ro18">
          <table:table-cell table:style-name="ce49" office:value-type="string" calcext:value-type="string">
            <text:p>ToolTip_RichText_Bold</text:p>
          </table:table-cell>
          <table:table-cell table:style-name="ce371"/>
          <table:table-cell table:style-name="ce60" office:value-type="string" calcext:value-type="string">
            <text:p>Bold</text:p>
          </table:table-cell>
          <table:table-cell table:style-name="ce602" office:value-type="string" calcext:value-type="string">
            <text:p>Gras</text:p>
          </table:table-cell>
          <table:table-cell table:style-name="ce613" office:value-type="string" calcext:value-type="string">
            <text:p>Vet</text:p>
          </table:table-cell>
          <table:table-cell table:style-name="ce622" office:value-type="string" calcext:value-type="string">
            <text:p>Fett</text:p>
          </table:table-cell>
          <table:table-cell table:style-name="ce632" office:value-type="string" calcext:value-type="string">
            <text:p>Negrita</text:p>
          </table:table-cell>
          <table:table-cell table:style-name="ce646" office:value-type="string" calcext:value-type="string">
            <text:p>Negrito</text:p>
          </table:table-cell>
          <table:table-cell table:style-name="ce657"/>
          <table:table-cell table:style-name="ce667" office:value-type="string" calcext:value-type="string">
            <text:p>Grassetto</text:p>
          </table:table-cell>
          <table:table-cell table:style-name="ce680" office:value-type="string" calcext:value-type="string">
            <text:p>Bold</text:p>
          </table:table-cell>
          <table:table-cell table:style-name="ce695" office:value-type="string" calcext:value-type="string">
            <text:p>Lihavoitu</text:p>
          </table:table-cell>
          <table:table-cell table:style-name="ce708"/>
          <table:table-cell table:style-name="ce719"/>
          <table:table-cell table:style-name="ce729" office:value-type="string" calcext:value-type="string">
            <text:p>Koyu</text:p>
          </table:table-cell>
          <table:table-cell table:style-name="ce738" office:value-type="string" calcext:value-type="string">
            <text:p>Έντονα</text:p>
          </table:table-cell>
          <table:table-cell table:style-name="ce749" office:value-type="string" calcext:value-type="string">
            <text:p>Paryškinti</text:p>
          </table:table-cell>
          <table:table-cell table:style-name="ce759" office:value-type="string" calcext:value-type="string">
            <text:p>Fet</text:p>
          </table:table-cell>
          <table:table-cell table:style-name="ce767" office:value-type="string" calcext:value-type="string">
            <text:p>Frenhævet</text:p>
          </table:table-cell>
          <table:table-cell table:style-name="ce778" office:value-type="string" calcext:value-type="string">
            <text:p>Tučně</text:p>
          </table:table-cell>
          <table:table-cell table:style-name="ce789" office:value-type="string" calcext:value-type="string">
            <text:p>굵게</text:p>
          </table:table-cell>
          <table:table-cell table:style-name="ce800" office:value-type="string" calcext:value-type="string">
            <text:p>Жирный</text:p>
          </table:table-cell>
          <table:table-cell table:style-name="ce812" office:value-type="string" calcext:value-type="string">
            <text:p>Negreta</text:p>
          </table:table-cell>
          <table:table-cell table:style-name="ce819" office:value-type="string" calcext:value-type="string">
            <text:p>Podebljano</text:p>
          </table:table-cell>
          <table:table-cell table:style-name="ce827" office:value-type="string" calcext:value-type="string">
            <text:p>Подебљано</text:p>
          </table:table-cell>
          <table:table-cell table:style-name="ce837" office:value-type="string" calcext:value-type="string">
            <text:p>太字</text:p>
          </table:table-cell>
          <table:table-cell table:style-name="ce849" office:value-type="string" calcext:value-type="string">
            <text:p>Задебелено</text:p>
          </table:table-cell>
          <table:table-cell table:style-name="ce857" office:value-type="string" calcext:value-type="string">
            <text:p>غليظ</text:p>
          </table:table-cell>
          <table:table-cell table:style-name="ce866" office:value-type="string" calcext:value-type="string">
            <text:p>ضخیم</text:p>
          </table:table-cell>
          <table:table-cell table:style-name="ce874" office:value-type="string" calcext:value-type="string">
            <text:p>Очертан</text:p>
          </table:table-cell>
          <table:table-cell table:style-name="ce315" table:number-columns-repeated="990"/>
          <table:table-cell table:number-columns-repeated="4"/>
        </table:table-row>
        <table:table-row table:style-name="ro18">
          <table:table-cell table:style-name="ce49" office:value-type="string" calcext:value-type="string">
            <text:p>ToolTip_RichText_Italic</text:p>
          </table:table-cell>
          <table:table-cell table:style-name="ce371"/>
          <table:table-cell table:style-name="ce60" office:value-type="string" calcext:value-type="string">
            <text:p>Italic</text:p>
          </table:table-cell>
          <table:table-cell table:style-name="ce602" office:value-type="string" calcext:value-type="string">
            <text:p>Italique</text:p>
          </table:table-cell>
          <table:table-cell table:style-name="ce613" office:value-type="string" calcext:value-type="string">
            <text:p>Cursief</text:p>
          </table:table-cell>
          <table:table-cell table:style-name="ce622" office:value-type="string" calcext:value-type="string">
            <text:p>Kursiv</text:p>
          </table:table-cell>
          <table:table-cell table:style-name="ce632" office:value-type="string" calcext:value-type="string">
            <text:p>Cursiva</text:p>
          </table:table-cell>
          <table:table-cell table:style-name="ce646" office:value-type="string" calcext:value-type="string">
            <text:p>Itálico</text:p>
          </table:table-cell>
          <table:table-cell table:style-name="ce657"/>
          <table:table-cell table:style-name="ce667" office:value-type="string" calcext:value-type="string">
            <text:p>Italico</text:p>
          </table:table-cell>
          <table:table-cell table:style-name="ce680" office:value-type="string" calcext:value-type="string">
            <text:p>Italic</text:p>
          </table:table-cell>
          <table:table-cell table:style-name="ce695" office:value-type="string" calcext:value-type="string">
            <text:p>Kursivoitu</text:p>
          </table:table-cell>
          <table:table-cell table:style-name="ce708"/>
          <table:table-cell table:style-name="ce719"/>
          <table:table-cell table:style-name="ce729" office:value-type="string" calcext:value-type="string">
            <text:p>İtalik</text:p>
          </table:table-cell>
          <table:table-cell table:style-name="ce738" office:value-type="string" calcext:value-type="string">
            <text:p>Πλάγια</text:p>
          </table:table-cell>
          <table:table-cell table:style-name="ce749" office:value-type="string" calcext:value-type="string">
            <text:p>Paversti</text:p>
          </table:table-cell>
          <table:table-cell table:style-name="ce759" office:value-type="string" calcext:value-type="string">
            <text:p>Kursiv</text:p>
          </table:table-cell>
          <table:table-cell table:style-name="ce767" office:value-type="string" calcext:value-type="string">
            <text:p>Kursiv</text:p>
          </table:table-cell>
          <table:table-cell table:style-name="ce778" office:value-type="string" calcext:value-type="string">
            <text:p>Kurzíva</text:p>
          </table:table-cell>
          <table:table-cell table:style-name="ce789" office:value-type="string" calcext:value-type="string">
            <text:p>이태릭체로</text:p>
          </table:table-cell>
          <table:table-cell table:style-name="ce800" office:value-type="string" calcext:value-type="string">
            <text:p>Курсив</text:p>
          </table:table-cell>
          <table:table-cell table:style-name="ce812" office:value-type="string" calcext:value-type="string">
            <text:p>Cursiva</text:p>
          </table:table-cell>
          <table:table-cell table:style-name="ce819" office:value-type="string" calcext:value-type="string">
            <text:p>Kurziv</text:p>
          </table:table-cell>
          <table:table-cell table:style-name="ce827" office:value-type="string" calcext:value-type="string">
            <text:p>Курзив</text:p>
          </table:table-cell>
          <table:table-cell table:style-name="ce837" office:value-type="string" calcext:value-type="string">
            <text:p>イタリック</text:p>
          </table:table-cell>
          <table:table-cell table:style-name="ce849" office:value-type="string" calcext:value-type="string">
            <text:p>Закосено</text:p>
          </table:table-cell>
          <table:table-cell table:style-name="ce857" office:value-type="string" calcext:value-type="string">
            <text:p>مائل</text:p>
          </table:table-cell>
          <table:table-cell table:style-name="ce866" office:value-type="string" calcext:value-type="string">
            <text:p>کج</text:p>
          </table:table-cell>
          <table:table-cell table:style-name="ce874" office:value-type="string" calcext:value-type="string">
            <text:p>Курсив</text:p>
          </table:table-cell>
          <table:table-cell table:style-name="ce315" table:number-columns-repeated="990"/>
          <table:table-cell table:number-columns-repeated="4"/>
        </table:table-row>
        <table:table-row table:style-name="ro18">
          <table:table-cell table:style-name="ce49" office:value-type="string" calcext:value-type="string">
            <text:p>ToolTip_RichText_Underline</text:p>
          </table:table-cell>
          <table:table-cell table:style-name="ce371"/>
          <table:table-cell table:style-name="ce60" office:value-type="string" calcext:value-type="string">
            <text:p>Underline</text:p>
          </table:table-cell>
          <table:table-cell table:style-name="ce602" office:value-type="string" calcext:value-type="string">
            <text:p>Souligné</text:p>
          </table:table-cell>
          <table:table-cell table:style-name="ce613" office:value-type="string" calcext:value-type="string">
            <text:p>Onderstrepen</text:p>
          </table:table-cell>
          <table:table-cell table:style-name="ce622" office:value-type="string" calcext:value-type="string">
            <text:p>Unterstrichen</text:p>
          </table:table-cell>
          <table:table-cell table:style-name="ce632" office:value-type="string" calcext:value-type="string">
            <text:p>Subrayado</text:p>
          </table:table-cell>
          <table:table-cell table:style-name="ce646" office:value-type="string" calcext:value-type="string">
            <text:p>Sublinhado</text:p>
          </table:table-cell>
          <table:table-cell table:style-name="ce657"/>
          <table:table-cell table:style-name="ce667" office:value-type="string" calcext:value-type="string">
            <text:p>Sottolineato</text:p>
          </table:table-cell>
          <table:table-cell table:style-name="ce680" office:value-type="string" calcext:value-type="string">
            <text:p>Subliniat</text:p>
          </table:table-cell>
          <table:table-cell table:style-name="ce695" office:value-type="string" calcext:value-type="string">
            <text:p>Alleviivattu</text:p>
          </table:table-cell>
          <table:table-cell table:style-name="ce708"/>
          <table:table-cell table:style-name="ce719"/>
          <table:table-cell table:style-name="ce729" office:value-type="string" calcext:value-type="string">
            <text:p>Altını çiz</text:p>
          </table:table-cell>
          <table:table-cell table:style-name="ce738" office:value-type="string" calcext:value-type="string">
            <text:p>Υπογραμμισμένα</text:p>
          </table:table-cell>
          <table:table-cell table:style-name="ce749" office:value-type="string" calcext:value-type="string">
            <text:p>Pabraukti</text:p>
          </table:table-cell>
          <table:table-cell table:style-name="ce759" office:value-type="string" calcext:value-type="string">
            <text:p>Understruken</text:p>
          </table:table-cell>
          <table:table-cell table:style-name="ce767" office:value-type="string" calcext:value-type="string">
            <text:p>Understreget</text:p>
          </table:table-cell>
          <table:table-cell table:style-name="ce778" office:value-type="string" calcext:value-type="string">
            <text:p>Podtrženo</text:p>
          </table:table-cell>
          <table:table-cell table:style-name="ce789" office:value-type="string" calcext:value-type="string">
            <text:p>밑줄</text:p>
          </table:table-cell>
          <table:table-cell table:style-name="ce800" office:value-type="string" calcext:value-type="string">
            <text:p>Подчеркнутый</text:p>
          </table:table-cell>
          <table:table-cell table:style-name="ce812" office:value-type="string" calcext:value-type="string">
            <text:p>Subratllat</text:p>
          </table:table-cell>
          <table:table-cell table:style-name="ce819" office:value-type="string" calcext:value-type="string">
            <text:p>Podvučeno</text:p>
          </table:table-cell>
          <table:table-cell table:style-name="ce827" office:value-type="string" calcext:value-type="string">
            <text:p>Подвучено</text:p>
          </table:table-cell>
          <table:table-cell table:style-name="ce837" office:value-type="string" calcext:value-type="string">
            <text:p>下線</text:p>
          </table:table-cell>
          <table:table-cell table:style-name="ce849" office:value-type="string" calcext:value-type="string">
            <text:p>Подвлечено</text:p>
          </table:table-cell>
          <table:table-cell table:style-name="ce857" office:value-type="string" calcext:value-type="string">
            <text:p>تحته خط</text:p>
          </table:table-cell>
          <table:table-cell table:style-name="ce866" office:value-type="string" calcext:value-type="string">
            <text:p>خط تاکید</text:p>
          </table:table-cell>
          <table:table-cell table:style-name="ce874" office:value-type="string" calcext:value-type="string">
            <text:p>Подчертан</text:p>
          </table:table-cell>
          <table:table-cell table:style-name="ce315" table:number-columns-repeated="990"/>
          <table:table-cell table:number-columns-repeated="4"/>
        </table:table-row>
        <table:table-row table:style-name="ro18">
          <table:table-cell table:style-name="ce49" office:value-type="string" calcext:value-type="string">
            <text:p>ToolTip_RichText_Strikeout</text:p>
          </table:table-cell>
          <table:table-cell table:style-name="ce371"/>
          <table:table-cell table:style-name="ce60" office:value-type="string" calcext:value-type="string">
            <text:p>Strikeout</text:p>
          </table:table-cell>
          <table:table-cell table:style-name="ce602" office:value-type="string" calcext:value-type="string">
            <text:p>Barré</text:p>
          </table:table-cell>
          <table:table-cell table:style-name="ce613" office:value-type="string" calcext:value-type="string">
            <text:p>Doorhalen</text:p>
          </table:table-cell>
          <table:table-cell table:style-name="ce622" office:value-type="string" calcext:value-type="string">
            <text:p>Durchgestrichen</text:p>
          </table:table-cell>
          <table:table-cell table:style-name="ce632" office:value-type="string" calcext:value-type="string">
            <text:p>Tachado</text:p>
          </table:table-cell>
          <table:table-cell table:style-name="ce646" office:value-type="string" calcext:value-type="string">
            <text:p>Traçado</text:p>
          </table:table-cell>
          <table:table-cell table:style-name="ce657"/>
          <table:table-cell table:style-name="ce667" office:value-type="string" calcext:value-type="string">
            <text:p>Barrato</text:p>
          </table:table-cell>
          <table:table-cell table:style-name="ce680" office:value-type="string" calcext:value-type="string">
            <text:p>Tăiat</text:p>
          </table:table-cell>
          <table:table-cell table:style-name="ce695" office:value-type="string" calcext:value-type="string">
            <text:p>Ylilyönti</text:p>
          </table:table-cell>
          <table:table-cell table:style-name="ce708"/>
          <table:table-cell table:style-name="ce719"/>
          <table:table-cell table:style-name="ce729" office:value-type="string" calcext:value-type="string">
            <text:p>Belirginleştir</text:p>
          </table:table-cell>
          <table:table-cell table:style-name="ce738" office:value-type="string" calcext:value-type="string">
            <text:p>Διεγραμμένα</text:p>
          </table:table-cell>
          <table:table-cell table:style-name="ce749" office:value-type="string" calcext:value-type="string">
            <text:p>Perbraukti</text:p>
          </table:table-cell>
          <table:table-cell table:style-name="ce759" office:value-type="string" calcext:value-type="string">
            <text:p>Överstruken</text:p>
          </table:table-cell>
          <table:table-cell table:style-name="ce767" office:value-type="string" calcext:value-type="string">
            <text:p>Gennemstreget</text:p>
          </table:table-cell>
          <table:table-cell table:style-name="ce778"/>
          <table:table-cell table:style-name="ce789" office:value-type="string" calcext:value-type="string">
            <text:p>줄 쳐서 지우기</text:p>
          </table:table-cell>
          <table:table-cell table:style-name="ce800" office:value-type="string" calcext:value-type="string">
            <text:p>Зачеркнутый</text:p>
          </table:table-cell>
          <table:table-cell table:style-name="ce812" office:value-type="string" calcext:value-type="string">
            <text:p>Tatxat</text:p>
          </table:table-cell>
          <table:table-cell table:style-name="ce819" office:value-type="string" calcext:value-type="string">
            <text:p>Precrtano</text:p>
          </table:table-cell>
          <table:table-cell table:style-name="ce827" office:value-type="string" calcext:value-type="string">
            <text:p>Прецртано</text:p>
          </table:table-cell>
          <table:table-cell table:style-name="ce837" office:value-type="string" calcext:value-type="string">
            <text:p>取り消し線</text:p>
          </table:table-cell>
          <table:table-cell table:style-name="ce849" office:value-type="string" calcext:value-type="string">
            <text:p>Прецртано</text:p>
          </table:table-cell>
          <table:table-cell table:style-name="ce857" office:value-type="string" calcext:value-type="string">
            <text:p>يتخلله</text:p>
          </table:table-cell>
          <table:table-cell table:style-name="ce866" office:value-type="string" calcext:value-type="string">
            <text:p>خط زدن</text:p>
          </table:table-cell>
          <table:table-cell table:style-name="ce874" office:value-type="string" calcext:value-type="string">
            <text:p>Зачеркнат</text:p>
          </table:table-cell>
          <table:table-cell table:style-name="ce315" table:number-columns-repeated="990"/>
          <table:table-cell table:number-columns-repeated="4"/>
        </table:table-row>
        <table:table-row table:style-name="ro18">
          <table:table-cell table:style-name="ce49" office:value-type="string" calcext:value-type="string">
            <text:p>ToolTip_RichText_ForeColor</text:p>
          </table:table-cell>
          <table:table-cell table:style-name="ce371"/>
          <table:table-cell table:style-name="ce60" office:value-type="string" calcext:value-type="string">
            <text:p>Foreground color</text:p>
          </table:table-cell>
          <table:table-cell table:style-name="ce602" office:value-type="string" calcext:value-type="string">
            <text:p>Couleur du texte</text:p>
          </table:table-cell>
          <table:table-cell table:style-name="ce613" office:value-type="string" calcext:value-type="string">
            <text:p>Voorgrondkleur</text:p>
          </table:table-cell>
          <table:table-cell table:style-name="ce622" office:value-type="string" calcext:value-type="string">
            <text:p>Schriftfarbe</text:p>
          </table:table-cell>
          <table:table-cell table:style-name="ce632" office:value-type="string" calcext:value-type="string">
            <text:p>Color del texto</text:p>
          </table:table-cell>
          <table:table-cell table:style-name="ce646" office:value-type="string" calcext:value-type="string">
            <text:p>Cor do Primeiro Plano</text:p>
          </table:table-cell>
          <table:table-cell table:style-name="ce657"/>
          <table:table-cell table:style-name="ce667" office:value-type="string" calcext:value-type="string">
            <text:p>Colore carattere</text:p>
          </table:table-cell>
          <table:table-cell table:style-name="ce680" office:value-type="string" calcext:value-type="string">
            <text:p>Culoare text</text:p>
          </table:table-cell>
          <table:table-cell table:style-name="ce695" office:value-type="string" calcext:value-type="string">
            <text:p>Edustan väritys</text:p>
          </table:table-cell>
          <table:table-cell table:style-name="ce708"/>
          <table:table-cell table:style-name="ce719"/>
          <table:table-cell table:style-name="ce729" office:value-type="string" calcext:value-type="string">
            <text:p>Önplan rengi</text:p>
          </table:table-cell>
          <table:table-cell table:style-name="ce738" office:value-type="string" calcext:value-type="string">
            <text:p>Χρώμα προσκήνιου</text:p>
          </table:table-cell>
          <table:table-cell table:style-name="ce749" office:value-type="string" calcext:value-type="string">
            <text:p>Priekinio plano spalva</text:p>
          </table:table-cell>
          <table:table-cell table:style-name="ce760" office:value-type="string" calcext:value-type="string">
            <text:p>Frontfärg</text:p>
          </table:table-cell>
          <table:table-cell table:style-name="ce767" office:value-type="string" calcext:value-type="string">
            <text:p>Forgrundsfarve</text:p>
          </table:table-cell>
          <table:table-cell table:style-name="ce778" office:value-type="string" calcext:value-type="string">
            <text:p>Barva popředí</text:p>
          </table:table-cell>
          <table:table-cell table:style-name="ce787" office:value-type="string" calcext:value-type="string">
            <text:p><text:span text:style-name="T4">전경</text:span><text:span text:style-name="T5"> </text:span><text:span text:style-name="T6">색상</text:span></text:p>
          </table:table-cell>
          <table:table-cell table:style-name="ce800" office:value-type="string" calcext:value-type="string">
            <text:p>Передний фон</text:p>
          </table:table-cell>
          <table:table-cell table:style-name="ce812" office:value-type="string" calcext:value-type="string">
            <text:p>Color primer pla</text:p>
          </table:table-cell>
          <table:table-cell table:style-name="ce819" office:value-type="string" calcext:value-type="string">
            <text:p>Boja prednjeg plana</text:p>
          </table:table-cell>
          <table:table-cell table:style-name="ce827" office:value-type="string" calcext:value-type="string">
            <text:p>Боја предњег плана</text:p>
          </table:table-cell>
          <table:table-cell table:style-name="ce837" office:value-type="string" calcext:value-type="string">
            <text:p>前景の色</text:p>
          </table:table-cell>
          <table:table-cell table:style-name="ce849" office:value-type="string" calcext:value-type="string">
            <text:p>Боја на преднината</text:p>
          </table:table-cell>
          <table:table-cell table:style-name="ce857" office:value-type="string" calcext:value-type="string">
            <text:p>اللون الأمامي</text:p>
          </table:table-cell>
          <table:table-cell table:style-name="ce866" office:value-type="string" calcext:value-type="string">
            <text:p>رنگ پیش زمینه</text:p>
          </table:table-cell>
          <table:table-cell table:style-name="ce874" office:value-type="string" calcext:value-type="string">
            <text:p>Преден фон</text:p>
          </table:table-cell>
          <table:table-cell table:style-name="ce315" table:number-columns-repeated="990"/>
          <table:table-cell table:number-columns-repeated="4"/>
        </table:table-row>
        <table:table-row table:style-name="ro18">
          <table:table-cell table:style-name="ce49" office:value-type="string" calcext:value-type="string">
            <text:p>ToolTip_RichText_BackColor</text:p>
          </table:table-cell>
          <table:table-cell table:style-name="ce371"/>
          <table:table-cell table:style-name="ce60" office:value-type="string" calcext:value-type="string">
            <text:p>Background color</text:p>
          </table:table-cell>
          <table:table-cell table:style-name="ce602" office:value-type="string" calcext:value-type="string">
            <text:p>Couleur du fond</text:p>
          </table:table-cell>
          <table:table-cell table:style-name="ce613" office:value-type="string" calcext:value-type="string">
            <text:p>Achtergrondkleur</text:p>
          </table:table-cell>
          <table:table-cell table:style-name="ce622" office:value-type="string" calcext:value-type="string">
            <text:p>Hintergrund</text:p>
          </table:table-cell>
          <table:table-cell table:style-name="ce632" office:value-type="string" calcext:value-type="string">
            <text:p>Color de fondo</text:p>
          </table:table-cell>
          <table:table-cell table:style-name="ce646" office:value-type="string" calcext:value-type="string">
            <text:p>Cor do Segundo Plano</text:p>
          </table:table-cell>
          <table:table-cell table:style-name="ce657"/>
          <table:table-cell table:style-name="ce667" office:value-type="string" calcext:value-type="string">
            <text:p>Colore di sfondo</text:p>
          </table:table-cell>
          <table:table-cell table:style-name="ce680" office:value-type="string" calcext:value-type="string">
            <text:p>Culoare fundal</text:p>
          </table:table-cell>
          <table:table-cell table:style-name="ce695" office:value-type="string" calcext:value-type="string">
            <text:p>Taustan väritys</text:p>
          </table:table-cell>
          <table:table-cell table:style-name="ce708"/>
          <table:table-cell table:style-name="ce719"/>
          <table:table-cell table:style-name="ce729" office:value-type="string" calcext:value-type="string">
            <text:p>Arkaplan rengi</text:p>
          </table:table-cell>
          <table:table-cell table:style-name="ce738" office:value-type="string" calcext:value-type="string">
            <text:p>Χρώμα φόντου</text:p>
          </table:table-cell>
          <table:table-cell table:style-name="ce749" office:value-type="string" calcext:value-type="string">
            <text:p>Fono spalva</text:p>
          </table:table-cell>
          <table:table-cell table:style-name="ce759" office:value-type="string" calcext:value-type="string">
            <text:p>Bakgrundsfärg</text:p>
          </table:table-cell>
          <table:table-cell table:style-name="ce767" office:value-type="string" calcext:value-type="string">
            <text:p>Baggrundsfarve</text:p>
          </table:table-cell>
          <table:table-cell table:style-name="ce778" office:value-type="string" calcext:value-type="string">
            <text:p>Barva pozadí</text:p>
          </table:table-cell>
          <table:table-cell table:style-name="ce789" office:value-type="string" calcext:value-type="string">
            <text:p>배경 색상</text:p>
          </table:table-cell>
          <table:table-cell table:style-name="ce800" office:value-type="string" calcext:value-type="string">
            <text:p>Задний фон</text:p>
          </table:table-cell>
          <table:table-cell table:style-name="ce812" office:value-type="string" calcext:value-type="string">
            <text:p>Color de fons</text:p>
          </table:table-cell>
          <table:table-cell table:style-name="ce819" office:value-type="string" calcext:value-type="string">
            <text:p>Boja prednjeg plana</text:p>
          </table:table-cell>
          <table:table-cell table:style-name="ce827" office:value-type="string" calcext:value-type="string">
            <text:p>Боја предњег плана</text:p>
          </table:table-cell>
          <table:table-cell table:style-name="ce837" office:value-type="string" calcext:value-type="string">
            <text:p>背景の色</text:p>
          </table:table-cell>
          <table:table-cell table:style-name="ce849" office:value-type="string" calcext:value-type="string">
            <text:p>Боја на заднината</text:p>
          </table:table-cell>
          <table:table-cell table:style-name="ce857" office:value-type="string" calcext:value-type="string">
            <text:p>لون الخلفية</text:p>
          </table:table-cell>
          <table:table-cell table:style-name="ce866" office:value-type="string" calcext:value-type="string">
            <text:p>رنگ پس زمینه</text:p>
          </table:table-cell>
          <table:table-cell table:style-name="ce874" office:value-type="string" calcext:value-type="string">
            <text:p>Заден фон</text:p>
          </table:table-cell>
          <table:table-cell table:style-name="ce315" table:number-columns-repeated="990"/>
          <table:table-cell table:number-columns-repeated="4"/>
        </table:table-row>
        <table:table-row table:style-name="ro47">
          <table:table-cell table:style-name="ce49" office:value-type="string" calcext:value-type="string">
            <text:p>ToolTip_SaveDiaporama</text:p>
          </table:table-cell>
          <table:table-cell table:style-name="ce371"/>
          <table:table-cell table:style-name="ce60" office:value-type="string" calcext:value-type="string">
            <text:p>Save a slideshow from Key Images</text:p>
          </table:table-cell>
          <table:table-cell table:style-name="ce602" office:value-type="string" calcext:value-type="string">
            <text:p>Enregistrer un diaporama des images clés</text:p>
          </table:table-cell>
          <table:table-cell table:style-name="ce613" office:value-type="string" calcext:value-type="string">
            <text:p>Bewaar een diashow van de kernafbeeldingen</text:p>
          </table:table-cell>
          <table:table-cell table:style-name="ce620" office:value-type="string" calcext:value-type="string">
            <text:p>Diashow aus den Schlüsselbildern speichern</text:p>
          </table:table-cell>
          <table:table-cell table:style-name="ce632" office:value-type="string" calcext:value-type="string">
            <text:p>Guardar una presentación de diapositivas de las imágenes claves</text:p>
          </table:table-cell>
          <table:table-cell table:style-name="ce645" office:value-type="string" calcext:value-type="string">
            <text:p>Salvar Slideshow a partir dos Quadros de Imagens</text:p>
          </table:table-cell>
          <table:table-cell table:style-name="ce659" office:value-type="string" calcext:value-type="string">
            <text:p>Zapisz pokaz slajdów z kluczowych obrazów</text:p>
          </table:table-cell>
          <table:table-cell table:style-name="ce667" office:value-type="string" calcext:value-type="string">
            <text:p>Salva una videopresentazione delle Immagini Chiave</text:p>
          </table:table-cell>
          <table:table-cell table:style-name="ce680" office:value-type="string" calcext:value-type="string">
            <text:p>Salvează o succesiune de imagini din cadrele cheie</text:p>
          </table:table-cell>
          <table:table-cell table:style-name="ce695" office:value-type="string" calcext:value-type="string">
            <text:p>Tallenna diaesitys avainkuvista</text:p>
          </table:table-cell>
          <table:table-cell table:style-name="ce708" office:value-type="string" calcext:value-type="string">
            <text:p>Lagre slideshow fra nøkkelbilder</text:p>
          </table:table-cell>
          <table:table-cell table:style-name="ce719" office:value-type="string" calcext:value-type="string">
            <text:p>从关键图像里保存一个幻灯片</text:p>
          </table:table-cell>
          <table:table-cell table:style-name="ce728" office:value-type="string" calcext:value-type="string">
            <text:p>Anahtar İmajlardan bir slayt gösterimi kaydet</text:p>
          </table:table-cell>
          <table:table-cell table:style-name="ce737" office:value-type="string" calcext:value-type="string">
            <text:p>Αποθήκευση προβολής-διαφανειών από τις Βασικές Εικόνες</text:p>
          </table:table-cell>
          <table:table-cell table:style-name="ce749" office:value-type="string" calcext:value-type="string">
            <text:p>Išsaugoti demonstracija iš pažymėtų paveikslėlių</text:p>
          </table:table-cell>
          <table:table-cell table:style-name="ce759" office:value-type="string" calcext:value-type="string">
            <text:p>Spara nyckelbilder som bildspel</text:p>
          </table:table-cell>
          <table:table-cell table:style-name="ce767" office:value-type="string" calcext:value-type="string">
            <text:p>Gem nøglebilleder som slide show</text:p>
          </table:table-cell>
          <table:table-cell table:style-name="ce778" office:value-type="string" calcext:value-type="string">
            <text:p>Uložit slideshow z klíčových pozic</text:p>
          </table:table-cell>
          <table:table-cell table:style-name="ce787"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부터</text:span><text:span text:style-name="T5"> </text:span><text:span text:style-name="T6">슬라이드</text:span><text:span text:style-name="T5"> </text:span><text:span text:style-name="T6">쇼</text:span><text:span text:style-name="T5"> </text:span><text:span text:style-name="T6">저장</text:span></text:p>
          </table:table-cell>
          <table:table-cell table:style-name="ce800" office:value-type="string" calcext:value-type="string">
            <text:p>Сохранить слайдшоу из ключевых кадров</text:p>
          </table:table-cell>
          <table:table-cell table:style-name="ce812" office:value-type="string" calcext:value-type="string">
            <text:p>Desar una presentació de fotogrames clau</text:p>
          </table:table-cell>
          <table:table-cell table:style-name="ce819" office:value-type="string" calcext:value-type="string">
            <text:p>Sačuvaj projekciju slajdova ključnih slika</text:p>
          </table:table-cell>
          <table:table-cell table:style-name="ce827" office:value-type="string" calcext:value-type="string">
            <text:p>Сачувај пројекцију слајдова кључних слика</text:p>
          </table:table-cell>
          <table:table-cell table:style-name="ce837" office:value-type="string" calcext:value-type="string">
            <text:p>キーイメージからスライドショーを保存</text:p>
          </table:table-cell>
          <table:table-cell table:style-name="ce849" office:value-type="string" calcext:value-type="string">
            <text:p>Зачувај слајдшоу од клучните слики</text:p>
          </table:table-cell>
          <table:table-cell table:style-name="ce857" office:value-type="string" calcext:value-type="string">
            <text:p>حفظ شرائح من الصور الرئيسية</text:p>
          </table:table-cell>
          <table:table-cell table:style-name="ce866" office:value-type="string" calcext:value-type="string">
            <text:p>ذخیره نمایش پرده‌ای از دادده تصاویر</text:p>
          </table:table-cell>
          <table:table-cell table:style-name="ce874" office:value-type="string" calcext:value-type="string">
            <text:p>Съхрани слайдшоу от ключови кадри</text:p>
          </table:table-cell>
          <table:table-cell table:style-name="ce315" table:number-columns-repeated="990"/>
          <table:table-cell table:number-columns-repeated="4"/>
        </table:table-row>
        <table:table-row table:style-name="ro23">
          <table:table-cell table:style-name="ce49" office:value-type="string" calcext:value-type="string">
            <text:p>ToolTip_SavePausedVideo</text:p>
          </table:table-cell>
          <table:table-cell table:style-name="ce371"/>
          <table:table-cell table:style-name="ce60" office:value-type="string" calcext:value-type="string">
            <text:p>Save video with a pause on each key image</text:p>
          </table:table-cell>
          <table:table-cell table:style-name="ce602" office:value-type="string" calcext:value-type="string">
            <text:p>Enregistrer la vidéo avec une pause sur chaque Image Clé</text:p>
          </table:table-cell>
          <table:table-cell table:style-name="ce613" office:value-type="string" calcext:value-type="string">
            <text:p>Sla de video op met een pauze op elk Kernbeeld</text:p>
          </table:table-cell>
          <table:table-cell table:style-name="ce621" office:value-type="string" calcext:value-type="string">
            <text:p>Speichere Video mit einer Pause zwischen jedem Schlüsselbild</text:p>
          </table:table-cell>
          <table:table-cell table:style-name="ce632" office:value-type="string" calcext:value-type="string">
            <text:p>Grabar el vídeo con una pausa en cada imagen clave</text:p>
          </table:table-cell>
          <table:table-cell table:style-name="ce645" office:value-type="string" calcext:value-type="string">
            <text:p>Salvar vídeo com uma pausa em cada Quadro de Imagem.</text:p>
          </table:table-cell>
          <table:table-cell table:style-name="ce657"/>
          <table:table-cell table:style-name="ce667" office:value-type="string" calcext:value-type="string">
            <text:p>Salva il video con una pausa per ogni Immagine Chiave</text:p>
          </table:table-cell>
          <table:table-cell table:style-name="ce680" office:value-type="string" calcext:value-type="string">
            <text:p>Salveaza fisierul video cu o pauza in fiecare cadru cheie</text:p>
          </table:table-cell>
          <table:table-cell table:style-name="ce695" office:value-type="string" calcext:value-type="string">
            <text:p>Tallenna video tauolla jokaisen avainkuvan kohdalla</text:p>
          </table:table-cell>
          <table:table-cell table:style-name="ce708" office:value-type="string" calcext:value-type="string">
            <text:p>Lagre video med en pause ved hvert bilde</text:p>
          </table:table-cell>
          <table:table-cell table:style-name="ce719" office:value-type="string" calcext:value-type="string">
            <text:p>在每一个关键图像上添加暂停并保存</text:p>
          </table:table-cell>
          <table:table-cell table:style-name="ce728" office:value-type="string" calcext:value-type="string">
            <text:p>Videoyu her bir anahtar imaj üzerinde duraklama ile kaydet</text:p>
          </table:table-cell>
          <table:table-cell table:style-name="ce737" office:value-type="string" calcext:value-type="string">
            <text:p>Αποθήκευση video με παύση σε κάθε βασική εικόνα</text:p>
          </table:table-cell>
          <table:table-cell table:style-name="ce749" office:value-type="string" calcext:value-type="string">
            <text:p>Išsaugoti vaizdą su pristabdymai pažymėtuose paveikslėliuose</text:p>
          </table:table-cell>
          <table:table-cell table:style-name="ce759" office:value-type="string" calcext:value-type="string">
            <text:p>Spara video med paus vid varje nyckelbild</text:p>
          </table:table-cell>
          <table:table-cell table:style-name="ce767" office:value-type="string" calcext:value-type="string">
            <text:p>Gem video med en pause for hver nøglebillede</text:p>
          </table:table-cell>
          <table:table-cell table:style-name="ce778" office:value-type="string" calcext:value-type="string">
            <text:p>Uložit video s prodlevou na každé klíčové pozici</text:p>
          </table:table-cell>
          <table:table-cell table:style-name="ce787"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비디오</text:span><text:span text:style-name="T5"> </text:span><text:span text:style-name="T6">저장</text:span></text:p>
          </table:table-cell>
          <table:table-cell table:style-name="ce800" office:value-type="string" calcext:value-type="string">
            <text:p>Сохранить видео с паузами на ключевых кадрах</text:p>
          </table:table-cell>
          <table:table-cell table:style-name="ce812" office:value-type="string" calcext:value-type="string">
            <text:p>Desa un vídeo amb pausa a cada fotograma clau</text:p>
          </table:table-cell>
          <table:table-cell table:style-name="ce819" office:value-type="string" calcext:value-type="string">
            <text:p>Sačuvaj video sa pauzom na svakoj ključnoj slici</text:p>
          </table:table-cell>
          <table:table-cell table:style-name="ce827" office:value-type="string" calcext:value-type="string">
            <text:p>Сачувај видео са паузом на свакој кључној слици</text:p>
          </table:table-cell>
          <table:table-cell table:style-name="ce837" office:value-type="string" calcext:value-type="string">
            <text:p>各キーイメージで一時停止したビデオを保存</text:p>
          </table:table-cell>
          <table:table-cell table:style-name="ce849" office:value-type="string" calcext:value-type="string">
            <text:p>Зачувај го видеото со пауза на секоја клучна слика</text:p>
          </table:table-cell>
          <table:table-cell table:style-name="ce857" office:value-type="string" calcext:value-type="string">
            <text:p>حفظ الفيديو مع وقفة على كل صورة الرئيسية</text:p>
          </table:table-cell>
          <table:table-cell table:style-name="ce866" office:value-type="string" calcext:value-type="string">
            <text:p>ذخیره ویدئو با مکث در هر داده تصویر</text:p>
          </table:table-cell>
          <table:table-cell table:style-name="ce874" office:value-type="string" calcext:value-type="string">
            <text:p>Съхрани видео с паузи на ключови кадри</text:p>
          </table:table-cell>
          <table:table-cell table:style-name="ce315" table:number-columns-repeated="990"/>
          <table:table-cell table:number-columns-repeated="4"/>
        </table:table-row>
        <table:table-row table:style-name="ro14">
          <table:table-cell table:style-name="ce49" office:value-type="string" calcext:value-type="string">
            <text:p>ToolTip_SetHandlerLeft</text:p>
          </table:table-cell>
          <table:table-cell table:style-name="ce371"/>
          <table:table-cell table:style-name="ce60" office:value-type="string" calcext:value-type="string">
            <text:p>Set the First Frame of Working Zone to the Current Frame</text:p>
          </table:table-cell>
          <table:table-cell table:style-name="ce602" office:value-type="string" calcext:value-type="string">
            <text:p>Positionner l'Entrée de la Zone de Travail sur l'Image Courante</text:p>
          </table:table-cell>
          <table:table-cell table:style-name="ce613" office:value-type="string" calcext:value-type="string">
            <text:p>Maak eerste frame van het werkgebied nu het huidige frame</text:p>
          </table:table-cell>
          <table:table-cell table:style-name="ce621" office:value-type="string" calcext:value-type="string">
            <text:p>Beginn des Arbeitsbereichs auf die aktuelle Position setzen</text:p>
          </table:table-cell>
          <table:table-cell table:style-name="ce632" office:value-type="string" calcext:value-type="string">
            <text:p>Posicionar la entrada de la zona de trabajo sobre la imagen actual</text:p>
          </table:table-cell>
          <table:table-cell table:style-name="ce645" office:value-type="string" calcext:value-type="string">
            <text:p>Ajustar o Primeiro Quadro da Zona de Trabalho pelo Quadro Atual</text:p>
          </table:table-cell>
          <table:table-cell table:style-name="ce657" office:value-type="string" calcext:value-type="string">
            <text:p>Ustaw aktualną klatkę jako pierwszą klatkę Obszaru Roboczego</text:p>
          </table:table-cell>
          <table:table-cell table:style-name="ce667" office:value-type="string" calcext:value-type="string">
            <text:p>Imposta il Fotogramma attuale come PRIMO fotogramma della Zona Lavoro </text:p>
          </table:table-cell>
          <table:table-cell table:style-name="ce680" office:value-type="string" calcext:value-type="string">
            <text:p>Setaţi <text:s/>începutul zonei de lucru pe cadrul curent</text:p>
          </table:table-cell>
          <table:table-cell table:style-name="ce695" office:value-type="string" calcext:value-type="string">
            <text:p>Aseta työstöjakson ensimmäinen kuva nykyiseksi kuvaksi</text:p>
          </table:table-cell>
          <table:table-cell table:style-name="ce708" office:value-type="string" calcext:value-type="string">
            <text:p>Sett første bilde I arbeidssonen til det aktuelle bilde</text:p>
          </table:table-cell>
          <table:table-cell table:style-name="ce719" office:value-type="string" calcext:value-type="string">
            <text:p>设置工作区的第一帧为当前帧</text:p>
          </table:table-cell>
          <table:table-cell table:style-name="ce728" office:value-type="string" calcext:value-type="string">
            <text:p>Çalışma Alanının İlk Karesini Geçerli Kareye Denkleştir</text:p>
          </table:table-cell>
          <table:table-cell table:style-name="ce737" office:value-type="string" calcext:value-type="string">
            <text:p>Τοποθέτηση του Πρώτου Πλαισίου της Ζώνης Εργασίας στο παρόν Πλαίσιο</text:p>
          </table:table-cell>
          <table:table-cell table:style-name="ce749" office:value-type="string" calcext:value-type="string">
            <text:p>Nustatyti pirmutinį kadrą darbinei zonai</text:p>
          </table:table-cell>
          <table:table-cell table:style-name="ce760" office:value-type="string" calcext:value-type="string">
            <text:p>Placera arbetszonens första bild som nuvarande bild</text:p>
          </table:table-cell>
          <table:table-cell table:style-name="ce768" office:value-type="string" calcext:value-type="string">
            <text:p>Sæt start på arbejdszone</text:p>
          </table:table-cell>
          <table:table-cell table:style-name="ce778" office:value-type="string" calcext:value-type="string">
            <text:p>Nastavit první snímek pracovní oblasti na stávající snímek</text:p>
          </table:table-cell>
          <table:table-cell table:style-name="ce787" office:value-type="string" calcext:value-type="string">
            <text:p><text:span text:style-name="T4">작업영역의</text:span><text:span text:style-name="T5"> </text:span><text:span text:style-name="T6">첫</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00" office:value-type="string" calcext:value-type="string">
            <text:p>Установить текущий кадр в качестве первого кадра исследуемого интервала</text:p>
          </table:table-cell>
          <table:table-cell table:style-name="ce812" office:value-type="string" calcext:value-type="string">
            <text:p>Estableix el primer fotograma de la zona de treball coma <text:s/>fotograma actual</text:p>
          </table:table-cell>
          <table:table-cell table:style-name="ce819" office:value-type="string" calcext:value-type="string">
            <text:p>Postavi prvi kadar radne zone u trenutni kadar</text:p>
          </table:table-cell>
          <table:table-cell table:style-name="ce827" office:value-type="string" calcext:value-type="string">
            <text:p>Постави први кадар радне зоне у тренутни кадар</text:p>
          </table:table-cell>
          <table:table-cell table:style-name="ce837" office:value-type="string" calcext:value-type="string">
            <text:p>作業範囲の最初のフレームを現在のフレームにセット</text:p>
          </table:table-cell>
          <table:table-cell table:style-name="ce849" office:value-type="string" calcext:value-type="string">
            <text:p>Постави го првиот фрејм од работната зона како моментален фрејм</text:p>
          </table:table-cell>
          <table:table-cell table:style-name="ce857" office:value-type="string" calcext:value-type="string">
            <text:p>تعيين الكادر الأول في منطقة العمل إلى الكادر الحالي</text:p>
          </table:table-cell>
          <table:table-cell table:style-name="ce866" office:value-type="string" calcext:value-type="string">
            <text:p>تنظیم اولین فریم منطقه کاری روی فریم فعلی </text:p>
          </table:table-cell>
          <table:table-cell table:style-name="ce874" office:value-type="string" calcext:value-type="string">
            <text:p>Задайте текущия кадър като първи кадър от работния интервал</text:p>
          </table:table-cell>
          <table:table-cell table:style-name="ce315" table:number-columns-repeated="990"/>
          <table:table-cell table:number-columns-repeated="4"/>
        </table:table-row>
        <table:table-row table:style-name="ro14">
          <table:table-cell table:style-name="ce49" office:value-type="string" calcext:value-type="string">
            <text:p>ToolTip_SetHandlerRight</text:p>
          </table:table-cell>
          <table:table-cell table:style-name="ce371"/>
          <table:table-cell table:style-name="ce60" office:value-type="string" calcext:value-type="string">
            <text:p>Set the Last Frame of Working Zone to the Current Frame</text:p>
          </table:table-cell>
          <table:table-cell table:style-name="ce602" office:value-type="string" calcext:value-type="string">
            <text:p>Positionner la Sortie de la Zone de Travail sur l'Image Courante</text:p>
          </table:table-cell>
          <table:table-cell table:style-name="ce613" office:value-type="string" calcext:value-type="string">
            <text:p>Maak laatste frame van het werkgebied nu het huidige frame</text:p>
          </table:table-cell>
          <table:table-cell table:style-name="ce621" office:value-type="string" calcext:value-type="string">
            <text:p>Ende des Arbeitsbereichs auf die aktuelle Position setzen</text:p>
          </table:table-cell>
          <table:table-cell table:style-name="ce632" office:value-type="string" calcext:value-type="string">
            <text:p>Posicionar la salida de la zona de trabajo sobre la imagen actual</text:p>
          </table:table-cell>
          <table:table-cell table:style-name="ce645" office:value-type="string" calcext:value-type="string">
            <text:p>Ajustar o Último Quadro da Zona de Trabalho pelo Quadro Atual</text:p>
          </table:table-cell>
          <table:table-cell table:style-name="ce657" office:value-type="string" calcext:value-type="string">
            <text:p>Ustaw aktualną klatkę jako ostatnią klatkę Obszaru Roboczego</text:p>
          </table:table-cell>
          <table:table-cell table:style-name="ce667" office:value-type="string" calcext:value-type="string">
            <text:p>Imposta il Fotogramma attuale come ULTIMO fotogramma della Zona Lavoro </text:p>
          </table:table-cell>
          <table:table-cell table:style-name="ce680" office:value-type="string" calcext:value-type="string">
            <text:p>Setaţi <text:s/>sfârşitul zonei de lucru pe cadrul curent </text:p>
          </table:table-cell>
          <table:table-cell table:style-name="ce695" office:value-type="string" calcext:value-type="string">
            <text:p>Aseta työstöjakson viimeinen kuva nykyiseksi kuvaksi</text:p>
          </table:table-cell>
          <table:table-cell table:style-name="ce708" office:value-type="string" calcext:value-type="string">
            <text:p>Sett siste bilde I arbeidssonen til det aktuelle bilde</text:p>
          </table:table-cell>
          <table:table-cell table:style-name="ce719" office:value-type="string" calcext:value-type="string">
            <text:p>设置工作区的最后一帧为当前帧</text:p>
          </table:table-cell>
          <table:table-cell table:style-name="ce728" office:value-type="string" calcext:value-type="string">
            <text:p>Çalışma Alanının Son Karesini Geçerli Kareye Denkleştir</text:p>
          </table:table-cell>
          <table:table-cell table:style-name="ce737" office:value-type="string" calcext:value-type="string">
            <text:p>Τοποθέτηση του Τελευταίου Πλαισίου της Ζώνης Εργασίας στο παρόν Πλαίσιο</text:p>
          </table:table-cell>
          <table:table-cell table:style-name="ce749" office:value-type="string" calcext:value-type="string">
            <text:p>Nustatyti paskutinį kadrą darbinei zonai</text:p>
          </table:table-cell>
          <table:table-cell table:style-name="ce760" office:value-type="string" calcext:value-type="string">
            <text:p>Placera arbetszonens sista bild som nuvarande bild</text:p>
          </table:table-cell>
          <table:table-cell table:style-name="ce768" office:value-type="string" calcext:value-type="string">
            <text:p>Sæt slut på arbejdszone</text:p>
          </table:table-cell>
          <table:table-cell table:style-name="ce778" office:value-type="string" calcext:value-type="string">
            <text:p>Nastavit poslední snímek pracovní oblasti na stávající snímek</text:p>
          </table:table-cell>
          <table:table-cell table:style-name="ce787" office:value-type="string" calcext:value-type="string">
            <text:p><text:span text:style-name="T4">작업영역의</text:span><text:span text:style-name="T5"> </text:span><text:span text:style-name="T6">마지막</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00" office:value-type="string" calcext:value-type="string">
            <text:p>Установить текущий кадр в качестве последнего кадра исследуемого интервала</text:p>
          </table:table-cell>
          <table:table-cell table:style-name="ce812" office:value-type="string" calcext:value-type="string">
            <text:p>Estableix l'últim fotograma de la zona de treball coma <text:s/>fotograma actual</text:p>
          </table:table-cell>
          <table:table-cell table:style-name="ce819" office:value-type="string" calcext:value-type="string">
            <text:p>Postavi poslednji kadar radne zone u trenutni kadar</text:p>
          </table:table-cell>
          <table:table-cell table:style-name="ce827" office:value-type="string" calcext:value-type="string">
            <text:p>Постави последњи кадар радне зоне у тренутни кадар</text:p>
          </table:table-cell>
          <table:table-cell table:style-name="ce837" office:value-type="string" calcext:value-type="string">
            <text:p>作業範囲の最後のフレームを現在のフレームにセット</text:p>
          </table:table-cell>
          <table:table-cell table:style-name="ce849" office:value-type="string" calcext:value-type="string">
            <text:p>Постави го последниот фрејм од работната зона како моментален фрејм</text:p>
          </table:table-cell>
          <table:table-cell table:style-name="ce857" office:value-type="string" calcext:value-type="string">
            <text:p>تعيين الكادر الأخير من منطقة العامل إلى الكادر الحالي</text:p>
          </table:table-cell>
          <table:table-cell table:style-name="ce866" office:value-type="string" calcext:value-type="string">
            <text:p>تنظیم آخرین فریم منطقه کاری روی فریم فعلی </text:p>
          </table:table-cell>
          <table:table-cell table:style-name="ce874" office:value-type="string" calcext:value-type="string">
            <text:p>Задайте текущия кадър като последен кадър от работния интервал</text:p>
          </table:table-cell>
          <table:table-cell table:style-name="ce315" table:number-columns-repeated="990"/>
          <table:table-cell table:number-columns-repeated="4"/>
        </table:table-row>
        <table:table-row table:style-name="ro18">
          <table:table-cell table:style-name="ce49" office:value-type="string" calcext:value-type="string">
            <text:p>ToolTip_ShowComments</text:p>
          </table:table-cell>
          <table:table-cell table:style-name="ce371"/>
          <table:table-cell table:style-name="ce60" office:value-type="string" calcext:value-type="string">
            <text:p>Show Comments</text:p>
          </table:table-cell>
          <table:table-cell table:style-name="ce602" office:value-type="string" calcext:value-type="string">
            <text:p>Montrer les Commentaires</text:p>
          </table:table-cell>
          <table:table-cell table:style-name="ce613" office:value-type="string" calcext:value-type="string">
            <text:p>Toon commentaar</text:p>
          </table:table-cell>
          <table:table-cell table:style-name="ce621" office:value-type="string" calcext:value-type="string">
            <text:p>Zeige Anmerkungen</text:p>
          </table:table-cell>
          <table:table-cell table:style-name="ce632" office:value-type="string" calcext:value-type="string">
            <text:p>Mostrar Comentarios</text:p>
          </table:table-cell>
          <table:table-cell table:style-name="ce645" office:value-type="string" calcext:value-type="string">
            <text:p>Mostrar Comentários</text:p>
          </table:table-cell>
          <table:table-cell table:style-name="ce657" office:value-type="string" calcext:value-type="string">
            <text:p>Pokaż komentarze</text:p>
          </table:table-cell>
          <table:table-cell table:style-name="ce667" office:value-type="string" calcext:value-type="string">
            <text:p>Mostra i Commenti</text:p>
          </table:table-cell>
          <table:table-cell table:style-name="ce680" office:value-type="string" calcext:value-type="string">
            <text:p>Arată comentariile</text:p>
          </table:table-cell>
          <table:table-cell table:style-name="ce695" office:value-type="string" calcext:value-type="string">
            <text:p>Näytä kommentit</text:p>
          </table:table-cell>
          <table:table-cell table:style-name="ce708" office:value-type="string" calcext:value-type="string">
            <text:p>Vis kommentarer</text:p>
          </table:table-cell>
          <table:table-cell table:style-name="ce719" office:value-type="string" calcext:value-type="string">
            <text:p>显示注释</text:p>
          </table:table-cell>
          <table:table-cell table:style-name="ce728" office:value-type="string" calcext:value-type="string">
            <text:p>Yorumları Göster</text:p>
          </table:table-cell>
          <table:table-cell table:style-name="ce737" office:value-type="string" calcext:value-type="string">
            <text:p>Εμφάνιση Σχολίων</text:p>
          </table:table-cell>
          <table:table-cell table:style-name="ce749" office:value-type="string" calcext:value-type="string">
            <text:p>Rodyti komentarus</text:p>
          </table:table-cell>
          <table:table-cell table:style-name="ce759" office:value-type="string" calcext:value-type="string">
            <text:p>Visa kommentarer</text:p>
          </table:table-cell>
          <table:table-cell table:style-name="ce767" office:value-type="string" calcext:value-type="string">
            <text:p>Vis kommentarer</text:p>
          </table:table-cell>
          <table:table-cell table:style-name="ce778" office:value-type="string" calcext:value-type="string">
            <text:p>Ukázat komentář</text:p>
          </table:table-cell>
          <table:table-cell table:style-name="ce787" office:value-type="string" calcext:value-type="string">
            <text:p><text:span text:style-name="T4">주석</text:span><text:span text:style-name="T5"> </text:span><text:span text:style-name="T6">보이기</text:span></text:p>
          </table:table-cell>
          <table:table-cell table:style-name="ce800" office:value-type="string" calcext:value-type="string">
            <text:p>Показать комментарии</text:p>
          </table:table-cell>
          <table:table-cell table:style-name="ce812" office:value-type="string" calcext:value-type="string">
            <text:p>Mostrar els comentaris</text:p>
          </table:table-cell>
          <table:table-cell table:style-name="ce819" office:value-type="string" calcext:value-type="string">
            <text:p>Prikaži komentare</text:p>
          </table:table-cell>
          <table:table-cell table:style-name="ce827" office:value-type="string" calcext:value-type="string">
            <text:p>Прикажи коментаре</text:p>
          </table:table-cell>
          <table:table-cell table:style-name="ce837" office:value-type="string" calcext:value-type="string">
            <text:p>コメントを表示</text:p>
          </table:table-cell>
          <table:table-cell table:style-name="ce849" office:value-type="string" calcext:value-type="string">
            <text:p>Прикажи коментари</text:p>
          </table:table-cell>
          <table:table-cell table:style-name="ce857" office:value-type="string" calcext:value-type="string">
            <text:p>اظهار التعليقات</text:p>
          </table:table-cell>
          <table:table-cell table:style-name="ce866" office:value-type="string" calcext:value-type="string">
            <text:p>نمایش نظرات</text:p>
          </table:table-cell>
          <table:table-cell table:style-name="ce874" office:value-type="string" calcext:value-type="string">
            <text:p>Покажи коментари</text:p>
          </table:table-cell>
          <table:table-cell table:style-name="ce315" table:number-columns-repeated="990"/>
          <table:table-cell table:number-columns-repeated="4"/>
        </table:table-row>
        <table:table-row table:style-name="ro23">
          <table:table-cell table:style-name="ce49" office:value-type="string" calcext:value-type="string">
            <text:p>ToolTip_SideBySideSnapshot</text:p>
          </table:table-cell>
          <table:table-cell table:style-name="ce371"/>
          <table:table-cell table:style-name="ce60" office:value-type="string" calcext:value-type="string">
            <text:p>Save both images to a composite image</text:p>
          </table:table-cell>
          <table:table-cell table:style-name="ce602" office:value-type="string" calcext:value-type="string">
            <text:p>Enregistrer les deux images dans une image composée</text:p>
          </table:table-cell>
          <table:table-cell table:style-name="ce613" office:value-type="string" calcext:value-type="string">
            <text:p>Bewaar beide beelden in <text:s/>een samengestelde afbeelding</text:p>
          </table:table-cell>
          <table:table-cell table:style-name="ce622" office:value-type="string" calcext:value-type="string">
            <text:p>Beide Bilder in einem Vergleichsbild speichern</text:p>
          </table:table-cell>
          <table:table-cell table:style-name="ce632" office:value-type="string" calcext:value-type="string">
            <text:p>Guardar los dos imagenes en una imagen compuesta</text:p>
          </table:table-cell>
          <table:table-cell table:style-name="ce646" office:value-type="string" calcext:value-type="string">
            <text:p>Salvar ambas as imagens em uma composição de imagem</text:p>
          </table:table-cell>
          <table:table-cell table:style-name="ce658"/>
          <table:table-cell table:style-name="ce667" office:value-type="string" calcext:value-type="string">
            <text:p>Salva entrambe le immagini in una immagine composta</text:p>
          </table:table-cell>
          <table:table-cell table:style-name="ce680" office:value-type="string" calcext:value-type="string">
            <text:p>Salvează ambele imagini într-o imagine mixtă</text:p>
          </table:table-cell>
          <table:table-cell table:style-name="ce695" office:value-type="string" calcext:value-type="string">
            <text:p>Tallenna kummatkin kuvat yhdistelmäkuvaan</text:p>
          </table:table-cell>
          <table:table-cell table:style-name="ce708"/>
          <table:table-cell table:style-name="ce719"/>
          <table:table-cell table:style-name="ce729" office:value-type="string" calcext:value-type="string">
            <text:p>İki imajı kompozit bir imaja kaydet</text:p>
          </table:table-cell>
          <table:table-cell table:style-name="ce738" office:value-type="string" calcext:value-type="string">
            <text:p>Αποθήκευση και των δύο εικόνων σαν μια σύνθετη εικόνα</text:p>
          </table:table-cell>
          <table:table-cell table:style-name="ce749" office:value-type="string" calcext:value-type="string">
            <text:p>Išsaugoti abu paveikslėlius kaip vieną</text:p>
          </table:table-cell>
          <table:table-cell table:style-name="ce759" office:value-type="string" calcext:value-type="string">
            <text:p>Spara båda bilderna till en sammansatt bild</text:p>
          </table:table-cell>
          <table:table-cell table:style-name="ce767" office:value-type="string" calcext:value-type="string">
            <text:p>Gem begge billeder i et sammensat billede</text:p>
          </table:table-cell>
          <table:table-cell table:style-name="ce778" office:value-type="string" calcext:value-type="string">
            <text:p>Uložit oba obrazy do kompozitního videa</text:p>
          </table:table-cell>
          <table:table-cell table:style-name="ce787" office:value-type="string" calcext:value-type="string">
            <text:p><text:span text:style-name="T4">두</text:span><text:span text:style-name="T5"> </text:span><text:span text:style-name="T6">이미지를</text:span><text:span text:style-name="T5"> </text:span><text:span text:style-name="T6">컴포지트</text:span><text:span text:style-name="T5"> </text:span><text:span text:style-name="T6">이미지로</text:span><text:span text:style-name="T5"> </text:span><text:span text:style-name="T6">저장</text:span></text:p>
          </table:table-cell>
          <table:table-cell table:style-name="ce800" office:value-type="string" calcext:value-type="string">
            <text:p>Сохранить составное изображение из двух кадров</text:p>
          </table:table-cell>
          <table:table-cell table:style-name="ce812" office:value-type="string" calcext:value-type="string">
            <text:p>Desar ambdues imatges en una imatge composta</text:p>
          </table:table-cell>
          <table:table-cell table:style-name="ce819" office:value-type="string" calcext:value-type="string">
            <text:p>Sačuvaj obe slike na složenoj slici</text:p>
          </table:table-cell>
          <table:table-cell table:style-name="ce827" office:value-type="string" calcext:value-type="string">
            <text:p>Сачувај обе слике на сложеној слици</text:p>
          </table:table-cell>
          <table:table-cell table:style-name="ce837" office:value-type="string" calcext:value-type="string">
            <text:p>両方のイメージをコンポジットイメージに保存</text:p>
          </table:table-cell>
          <table:table-cell table:style-name="ce849" office:value-type="string" calcext:value-type="string">
            <text:p>Зачувај ги двете слики како композитна слика</text:p>
          </table:table-cell>
          <table:table-cell table:style-name="ce857" office:value-type="string" calcext:value-type="string">
            <text:p>حفظ كل الصور في صورة مركبة</text:p>
          </table:table-cell>
          <table:table-cell table:style-name="ce866" office:value-type="string" calcext:value-type="string">
            <text:p>ذخیره هر دو تصویر در یک تصویر مرکب</text:p>
          </table:table-cell>
          <table:table-cell table:style-name="ce874" office:value-type="string" calcext:value-type="string">
            <text:p>Съхрани съставената от два кадъра картина</text:p>
          </table:table-cell>
          <table:table-cell table:style-name="ce315" table:number-columns-repeated="990"/>
          <table:table-cell table:number-columns-repeated="4"/>
        </table:table-row>
        <table:table-row table:style-name="ro23">
          <table:table-cell table:style-name="ce49" office:value-type="string" calcext:value-type="string">
            <text:p>ToolTip_SideBySideVideo</text:p>
          </table:table-cell>
          <table:table-cell table:style-name="ce371"/>
          <table:table-cell table:style-name="ce60" office:value-type="string" calcext:value-type="string">
            <text:p>Save both videos into a composite video</text:p>
          </table:table-cell>
          <table:table-cell table:style-name="ce602" office:value-type="string" calcext:value-type="string">
            <text:p>Enregistrer les deux vidéos dans une vidéo composée</text:p>
          </table:table-cell>
          <table:table-cell table:style-name="ce613" office:value-type="string" calcext:value-type="string">
            <text:p>Bewaar beide videos in een samengestelde video</text:p>
          </table:table-cell>
          <table:table-cell table:style-name="ce622" office:value-type="string" calcext:value-type="string">
            <text:p>Beide Videos in einem Vergleichsvideo speichern</text:p>
          </table:table-cell>
          <table:table-cell table:style-name="ce632" office:value-type="string" calcext:value-type="string">
            <text:p>Guardar los dos videos en una video compuesto</text:p>
          </table:table-cell>
          <table:table-cell table:style-name="ce646" office:value-type="string" calcext:value-type="string">
            <text:p>Salvar ambos os videos em uma composição de video</text:p>
          </table:table-cell>
          <table:table-cell table:style-name="ce658"/>
          <table:table-cell table:style-name="ce667" office:value-type="string" calcext:value-type="string">
            <text:p>Salva entrambi i video in un video composto</text:p>
          </table:table-cell>
          <table:table-cell table:style-name="ce680" office:value-type="string" calcext:value-type="string">
            <text:p>Salvează ambele fişiere video <text:s/>într-un fişier video mixt</text:p>
          </table:table-cell>
          <table:table-cell table:style-name="ce695" office:value-type="string" calcext:value-type="string">
            <text:p>Tallenna kummatkin videot yhdistelmävideoon</text:p>
          </table:table-cell>
          <table:table-cell table:style-name="ce708"/>
          <table:table-cell table:style-name="ce719"/>
          <table:table-cell table:style-name="ce729" office:value-type="string" calcext:value-type="string">
            <text:p>İki videoyu kompozit bir videoya kaydet</text:p>
          </table:table-cell>
          <table:table-cell table:style-name="ce738" office:value-type="string" calcext:value-type="string">
            <text:p>Αποθήκευση και των δύο βίντεο σαν ένα σύνθετο βίντεο</text:p>
          </table:table-cell>
          <table:table-cell table:style-name="ce749" office:value-type="string" calcext:value-type="string">
            <text:p>Išsaugoti abu vaizdus kaip vieną</text:p>
          </table:table-cell>
          <table:table-cell table:style-name="ce759" office:value-type="string" calcext:value-type="string">
            <text:p>Spara båda videona till en sammansatt video</text:p>
          </table:table-cell>
          <table:table-cell table:style-name="ce767" office:value-type="string" calcext:value-type="string">
            <text:p>Gem begge videoer i en sammensat video</text:p>
          </table:table-cell>
          <table:table-cell table:style-name="ce778" office:value-type="string" calcext:value-type="string">
            <text:p>Uložit obě videa jako kompozitní video</text:p>
          </table:table-cell>
          <table:table-cell table:style-name="ce789" office:value-type="string" calcext:value-type="string">
            <text:p>두<text:span text:style-name="T19"> </text:span><text:span text:style-name="T6">비디오를</text:span><text:span text:style-name="T5"> </text:span><text:span text:style-name="T6">컴포지트</text:span><text:span text:style-name="T5"> </text:span><text:span text:style-name="T6">비디오로</text:span><text:span text:style-name="T5"> </text:span><text:span text:style-name="T6">저장</text:span></text:p>
          </table:table-cell>
          <table:table-cell table:style-name="ce800" office:value-type="string" calcext:value-type="string">
            <text:p>Сохранить составное видео, включающее два видеоряда</text:p>
          </table:table-cell>
          <table:table-cell table:style-name="ce812" office:value-type="string" calcext:value-type="string">
            <text:p>Desar ambdós vídeos en un vídeo compost</text:p>
          </table:table-cell>
          <table:table-cell table:style-name="ce819" office:value-type="string" calcext:value-type="string">
            <text:p>Sačuvaj oba videa na složenom video zapisu</text:p>
          </table:table-cell>
          <table:table-cell table:style-name="ce827" office:value-type="string" calcext:value-type="string">
            <text:p>Сачувај оба видеа на сложеном видео запису</text:p>
          </table:table-cell>
          <table:table-cell table:style-name="ce837" office:value-type="string" calcext:value-type="string">
            <text:p>両方のビデオをコンポジットビデオに保存</text:p>
          </table:table-cell>
          <table:table-cell table:style-name="ce849" office:value-type="string" calcext:value-type="string">
            <text:p>Зачувај ги двете видеа во композитно видео</text:p>
          </table:table-cell>
          <table:table-cell table:style-name="ce857" office:value-type="string" calcext:value-type="string">
            <text:p>حفظ كلا الفيديوهين في فيديو مركب</text:p>
          </table:table-cell>
          <table:table-cell table:style-name="ce866" office:value-type="string" calcext:value-type="string">
            <text:p>ذخیره هر دو ویدئو در یک ویدئوی مرکب</text:p>
          </table:table-cell>
          <table:table-cell table:style-name="ce874" office:value-type="string" calcext:value-type="string">
            <text:p>Съхрани създаденото видео, включващо две видео-ядра</text:p>
          </table:table-cell>
          <table:table-cell table:style-name="ce315" table:number-columns-repeated="990"/>
          <table:table-cell table:number-columns-repeated="4"/>
        </table:table-row>
        <table:table-row table:style-name="ro11">
          <table:table-cell table:style-name="ce49" office:value-type="string" calcext:value-type="string">
            <text:p>ToolTip_trkSelection</text:p>
          </table:table-cell>
          <table:table-cell table:style-name="ce371"/>
          <table:table-cell table:style-name="ce60" office:value-type="string" calcext:value-type="string">
            <text:p>Set the Working Zone</text:p>
          </table:table-cell>
          <table:table-cell table:style-name="ce602" office:value-type="string" calcext:value-type="string">
            <text:p>Spécifier la Zone de Travail</text:p>
          </table:table-cell>
          <table:table-cell table:style-name="ce613" office:value-type="string" calcext:value-type="string">
            <text:p>Definieer werkgebied</text:p>
          </table:table-cell>
          <table:table-cell table:style-name="ce621" office:value-type="string" calcext:value-type="string">
            <text:p>Arbeitsbereich markieren</text:p>
          </table:table-cell>
          <table:table-cell table:style-name="ce632" office:value-type="string" calcext:value-type="string">
            <text:p>Especificar el área de trabajo</text:p>
          </table:table-cell>
          <table:table-cell table:style-name="ce645" office:value-type="string" calcext:value-type="string">
            <text:p>Ajustar a Zona de Trabalho</text:p>
          </table:table-cell>
          <table:table-cell table:style-name="ce657" office:value-type="string" calcext:value-type="string">
            <text:p>Ustaw Obszar Roboczy</text:p>
          </table:table-cell>
          <table:table-cell table:style-name="ce667" office:value-type="string" calcext:value-type="string">
            <text:p>Imposta la Zona Lavoro</text:p>
          </table:table-cell>
          <table:table-cell table:style-name="ce680" office:value-type="string" calcext:value-type="string">
            <text:p>Specificaţi zona de lucru</text:p>
          </table:table-cell>
          <table:table-cell table:style-name="ce695" office:value-type="string" calcext:value-type="string">
            <text:p>Aseta työstöjakso</text:p>
          </table:table-cell>
          <table:table-cell table:style-name="ce708" office:value-type="string" calcext:value-type="string">
            <text:p>Marker arbeidsfeltet</text:p>
          </table:table-cell>
          <table:table-cell table:style-name="ce719" office:value-type="string" calcext:value-type="string">
            <text:p>设置工作区</text:p>
          </table:table-cell>
          <table:table-cell table:style-name="ce728" office:value-type="string" calcext:value-type="string">
            <text:p>Çalışma Alanını Ayarla</text:p>
          </table:table-cell>
          <table:table-cell table:style-name="ce737" office:value-type="string" calcext:value-type="string">
            <text:p>Καθορισμός της Ζώνης Εργασίας</text:p>
          </table:table-cell>
          <table:table-cell table:style-name="ce749" office:value-type="string" calcext:value-type="string">
            <text:p>Nustatyti darbine dalį</text:p>
          </table:table-cell>
          <table:table-cell table:style-name="ce759" office:value-type="string" calcext:value-type="string">
            <text:p>Ställ in arbetszonen</text:p>
          </table:table-cell>
          <table:table-cell table:style-name="ce768" office:value-type="string" calcext:value-type="string">
            <text:p>Flyt Start/Slut for arbejdszonen</text:p>
          </table:table-cell>
          <table:table-cell table:style-name="ce778" office:value-type="string" calcext:value-type="string">
            <text:p>Nastavit pracovní oblast</text:p>
          </table:table-cell>
          <table:table-cell table:style-name="ce787" office:value-type="string" calcext:value-type="string">
            <text:p><text:span text:style-name="T4">작업</text:span><text:span text:style-name="T5"> </text:span><text:span text:style-name="T6">영역의</text:span><text:span text:style-name="T5"> </text:span><text:span text:style-name="T6">지정</text:span></text:p>
          </table:table-cell>
          <table:table-cell table:style-name="ce800" office:value-type="string" calcext:value-type="string">
            <text:p>Установить исследуемый интервал</text:p>
          </table:table-cell>
          <table:table-cell table:style-name="ce812" office:value-type="string" calcext:value-type="string">
            <text:p>Establir la zona de treball</text:p>
          </table:table-cell>
          <table:table-cell table:style-name="ce819" office:value-type="string" calcext:value-type="string">
            <text:p>Postavi radnu zonu</text:p>
          </table:table-cell>
          <table:table-cell table:style-name="ce827" office:value-type="string" calcext:value-type="string">
            <text:p>Постави радну зону</text:p>
          </table:table-cell>
          <table:table-cell table:style-name="ce837" office:value-type="string" calcext:value-type="string">
            <text:p>作業範囲を設定</text:p>
          </table:table-cell>
          <table:table-cell table:style-name="ce849" office:value-type="string" calcext:value-type="string">
            <text:p>Прилагоди ја работната зона</text:p>
          </table:table-cell>
          <table:table-cell table:style-name="ce857" office:value-type="string" calcext:value-type="string">
            <text:p>اعداد منطقة العمل</text:p>
          </table:table-cell>
          <table:table-cell table:style-name="ce866" office:value-type="string" calcext:value-type="string">
            <text:p>تنظیم منطقه کاری</text:p>
          </table:table-cell>
          <table:table-cell table:style-name="ce874" office:value-type="string" calcext:value-type="string">
            <text:p>Задайте интервал</text:p>
          </table:table-cell>
          <table:table-cell table:style-name="ce315" table:number-columns-repeated="990"/>
          <table:table-cell table:number-columns-repeated="4"/>
        </table:table-row>
        <table:table-row table:style-name="ro18">
          <table:table-cell table:style-name="ce49" office:value-type="string" calcext:value-type="string">
            <text:p>VideoFilterEdgesOnly_FriendlyName</text:p>
          </table:table-cell>
          <table:table-cell table:style-name="ce371"/>
          <table:table-cell table:style-name="ce60" office:value-type="string" calcext:value-type="string">
            <text:p>Edges Only...</text:p>
          </table:table-cell>
          <table:table-cell table:style-name="ce602" office:value-type="string" calcext:value-type="string">
            <text:p>Contours Seulement...</text:p>
          </table:table-cell>
          <table:table-cell table:style-name="ce613" office:value-type="string" calcext:value-type="string">
            <text:p>Randen alleen…</text:p>
          </table:table-cell>
          <table:table-cell table:style-name="ce621" office:value-type="string" calcext:value-type="string">
            <text:p>Nur Videoränder...</text:p>
          </table:table-cell>
          <table:table-cell table:style-name="ce632" office:value-type="string" calcext:value-type="string">
            <text:p>Contornos Solamente...</text:p>
          </table:table-cell>
          <table:table-cell table:style-name="ce645" office:value-type="string" calcext:value-type="string">
            <text:p>Apenas Bordas...</text:p>
          </table:table-cell>
          <table:table-cell table:style-name="ce657" office:value-type="string" calcext:value-type="string">
            <text:p>Tylko krawędzie...</text:p>
          </table:table-cell>
          <table:table-cell table:style-name="ce667" office:value-type="string" calcext:value-type="string">
            <text:p>Solo Contorni...</text:p>
          </table:table-cell>
          <table:table-cell table:style-name="ce680" office:value-type="string" calcext:value-type="string">
            <text:p>Doar marginile...</text:p>
          </table:table-cell>
          <table:table-cell table:style-name="ce695" office:value-type="string" calcext:value-type="string">
            <text:p>Vain rajat...</text:p>
          </table:table-cell>
          <table:table-cell table:style-name="ce708" office:value-type="string" calcext:value-type="string">
            <text:p>Kun kanter...</text:p>
          </table:table-cell>
          <table:table-cell table:style-name="ce719" office:value-type="string" calcext:value-type="string">
            <text:p>只显示边缘...</text:p>
          </table:table-cell>
          <table:table-cell table:style-name="ce728" office:value-type="string" calcext:value-type="string">
            <text:p>Sadece Kenarlar...</text:p>
          </table:table-cell>
          <table:table-cell table:style-name="ce737" office:value-type="string" calcext:value-type="string">
            <text:p>Μόνο οι Άκρες…</text:p>
          </table:table-cell>
          <table:table-cell table:style-name="ce749" office:value-type="string" calcext:value-type="string">
            <text:p>Tik kraštai...</text:p>
          </table:table-cell>
          <table:table-cell table:style-name="ce759" office:value-type="string" calcext:value-type="string">
            <text:p>Endast kanter...</text:p>
          </table:table-cell>
          <table:table-cell table:style-name="ce767" office:value-type="string" calcext:value-type="string">
            <text:p>Kun kanter…</text:p>
          </table:table-cell>
          <table:table-cell table:style-name="ce778" office:value-type="string" calcext:value-type="string">
            <text:p>Pouze okraje…</text:p>
          </table:table-cell>
          <table:table-cell table:style-name="ce789" office:value-type="string" calcext:value-type="string">
            <text:p>윤곽만…</text:p>
          </table:table-cell>
          <table:table-cell table:style-name="ce800" office:value-type="string" calcext:value-type="string">
            <text:p>Только края…</text:p>
          </table:table-cell>
          <table:table-cell table:style-name="ce812" office:value-type="string" calcext:value-type="string">
            <text:p>Només contorns...</text:p>
          </table:table-cell>
          <table:table-cell table:style-name="ce819" office:value-type="string" calcext:value-type="string">
            <text:p>Samo ivice ...</text:p>
          </table:table-cell>
          <table:table-cell table:style-name="ce827" office:value-type="string" calcext:value-type="string">
            <text:p>Само ивице ...</text:p>
          </table:table-cell>
          <table:table-cell table:style-name="ce839" office:value-type="string" calcext:value-type="string">
            <text:p><text:span text:style-name="T16">エッジのみ</text:span><text:span text:style-name="T17">…</text:span></text:p>
          </table:table-cell>
          <table:table-cell table:style-name="ce849" office:value-type="string" calcext:value-type="string">
            <text:p>Само рабови...</text:p>
          </table:table-cell>
          <table:table-cell table:style-name="ce857" office:value-type="string" calcext:value-type="string">
            <text:p>حواف فقط ...</text:p>
          </table:table-cell>
          <table:table-cell table:style-name="ce866" office:value-type="string" calcext:value-type="string">
            <text:p>فقط لبه ها ...</text:p>
          </table:table-cell>
          <table:table-cell table:style-name="ce874" office:value-type="string" calcext:value-type="string">
            <text:p>Само за края…</text:p>
          </table:table-cell>
          <table:table-cell table:style-name="ce315" table:number-columns-repeated="990"/>
          <table:table-cell table:number-columns-repeated="4"/>
        </table:table-row>
        <table:table-row table:style-name="ro11">
          <table:table-cell table:style-name="ce49" office:value-type="string" calcext:value-type="string">
            <text:p>VideoFilterAutoLevels_FriendlyName</text:p>
          </table:table-cell>
          <table:table-cell table:style-name="ce371"/>
          <table:table-cell table:style-name="ce60" office:value-type="string" calcext:value-type="string">
            <text:p>Auto Levels...</text:p>
          </table:table-cell>
          <table:table-cell table:style-name="ce602" office:value-type="string" calcext:value-type="string">
            <text:p>Niveaux Automatiques...</text:p>
          </table:table-cell>
          <table:table-cell table:style-name="ce613" office:value-type="string" calcext:value-type="string">
            <text:p>Automatische niveaubepaling</text:p>
          </table:table-cell>
          <table:table-cell table:style-name="ce621" office:value-type="string" calcext:value-type="string">
            <text:p>Automatisch</text:p>
          </table:table-cell>
          <table:table-cell table:style-name="ce632" office:value-type="string" calcext:value-type="string">
            <text:p>Niveles automáticos...</text:p>
          </table:table-cell>
          <table:table-cell table:style-name="ce645" office:value-type="string" calcext:value-type="string">
            <text:p>Niveis automáticos...</text:p>
          </table:table-cell>
          <table:table-cell table:style-name="ce657"/>
          <table:table-cell table:style-name="ce667" office:value-type="string" calcext:value-type="string">
            <text:p>Livelli automatici...</text:p>
          </table:table-cell>
          <table:table-cell table:style-name="ce680" office:value-type="string" calcext:value-type="string">
            <text:p>Nivele Automate...</text:p>
          </table:table-cell>
          <table:table-cell table:style-name="ce695" office:value-type="string" calcext:value-type="string">
            <text:p>Automaattiset tasot...</text:p>
          </table:table-cell>
          <table:table-cell table:style-name="ce708" office:value-type="string" calcext:value-type="string">
            <text:p>Auto levels...</text:p>
          </table:table-cell>
          <table:table-cell table:style-name="ce719" office:value-type="string" calcext:value-type="string">
            <text:p>自动对准...</text:p>
          </table:table-cell>
          <table:table-cell table:style-name="ce728" office:value-type="string" calcext:value-type="string">
            <text:p>Oto Seviye...</text:p>
          </table:table-cell>
          <table:table-cell table:style-name="ce737" office:value-type="string" calcext:value-type="string">
            <text:p>Αυτόματα Επίπεδα…</text:p>
          </table:table-cell>
          <table:table-cell table:style-name="ce749" office:value-type="string" calcext:value-type="string">
            <text:p>Automatinis lygis...</text:p>
          </table:table-cell>
          <table:table-cell table:style-name="ce759" office:value-type="string" calcext:value-type="string">
            <text:p>Automatisk Nivåavkänning...</text:p>
          </table:table-cell>
          <table:table-cell table:style-name="ce767" office:value-type="string" calcext:value-type="string">
            <text:p>Auto niveauer…</text:p>
          </table:table-cell>
          <table:table-cell table:style-name="ce778" office:value-type="string" calcext:value-type="string">
            <text:p>Automatické nastavení</text:p>
          </table:table-cell>
          <table:table-cell table:style-name="ce787" office:value-type="string" calcext:value-type="string">
            <text:p><text:span text:style-name="T4">자동</text:span><text:span text:style-name="T5"> </text:span><text:span text:style-name="T6">수준</text:span><text:span text:style-name="T5">…</text:span></text:p>
          </table:table-cell>
          <table:table-cell table:style-name="ce800" office:value-type="string" calcext:value-type="string">
            <text:p>Автоуровни…</text:p>
          </table:table-cell>
          <table:table-cell table:style-name="ce812" office:value-type="string" calcext:value-type="string">
            <text:p>Nivells Automàtics</text:p>
          </table:table-cell>
          <table:table-cell table:style-name="ce819" office:value-type="string" calcext:value-type="string">
            <text:p>Automatsko podešavnje nivoa...</text:p>
          </table:table-cell>
          <table:table-cell table:style-name="ce827" office:value-type="string" calcext:value-type="string">
            <text:p>Аутоматско подешавње нивоа...</text:p>
          </table:table-cell>
          <table:table-cell table:style-name="ce839" office:value-type="string" calcext:value-type="string">
            <text:p><text:span text:style-name="T16">オートレベル</text:span><text:span text:style-name="T17">…</text:span></text:p>
          </table:table-cell>
          <table:table-cell table:style-name="ce849" office:value-type="string" calcext:value-type="string">
            <text:p>Автоматско прилагодување на нивото...</text:p>
          </table:table-cell>
          <table:table-cell table:style-name="ce857" office:value-type="string" calcext:value-type="string">
            <text:p>مستويات تلقائية...</text:p>
          </table:table-cell>
          <table:table-cell table:style-name="ce866" office:value-type="string" calcext:value-type="string">
            <text:p>سطوح خودکار ...</text:p>
          </table:table-cell>
          <table:table-cell table:style-name="ce874" office:value-type="string" calcext:value-type="string">
            <text:p>Автоматични нива…</text:p>
          </table:table-cell>
          <table:table-cell table:style-name="ce315" table:number-columns-repeated="990"/>
          <table:table-cell table:number-columns-repeated="4"/>
        </table:table-row>
        <table:table-row table:style-name="ro18">
          <table:table-cell table:style-name="ce49" office:value-type="string" calcext:value-type="string">
            <text:p>VideoFilterSharpen_FriendlyName</text:p>
          </table:table-cell>
          <table:table-cell table:style-name="ce371"/>
          <table:table-cell table:style-name="ce60" office:value-type="string" calcext:value-type="string">
            <text:p>Sharpen...</text:p>
          </table:table-cell>
          <table:table-cell table:style-name="ce602" office:value-type="string" calcext:value-type="string">
            <text:p>Renforcement des Contours...</text:p>
          </table:table-cell>
          <table:table-cell table:style-name="ce613" office:value-type="string" calcext:value-type="string">
            <text:p>Verscherp…</text:p>
          </table:table-cell>
          <table:table-cell table:style-name="ce621" office:value-type="string" calcext:value-type="string">
            <text:p>Scharfzeichnen...</text:p>
          </table:table-cell>
          <table:table-cell table:style-name="ce632" office:value-type="string" calcext:value-type="string">
            <text:p>Fortalecimiento de contornos…</text:p>
          </table:table-cell>
          <table:table-cell table:style-name="ce645" office:value-type="string" calcext:value-type="string">
            <text:p>Nitidez...</text:p>
          </table:table-cell>
          <table:table-cell table:style-name="ce657" office:value-type="string" calcext:value-type="string">
            <text:p>Wyostrz...</text:p>
          </table:table-cell>
          <table:table-cell table:style-name="ce667" office:value-type="string" calcext:value-type="string">
            <text:p>Nitidezza...</text:p>
          </table:table-cell>
          <table:table-cell table:style-name="ce680" office:value-type="string" calcext:value-type="string">
            <text:p>Accentuare de contururi...</text:p>
          </table:table-cell>
          <table:table-cell table:style-name="ce695" office:value-type="string" calcext:value-type="string">
            <text:p>Tarkenna...</text:p>
          </table:table-cell>
          <table:table-cell table:style-name="ce708" office:value-type="string" calcext:value-type="string">
            <text:p>Skarp opp</text:p>
          </table:table-cell>
          <table:table-cell table:style-name="ce719" office:value-type="string" calcext:value-type="string">
            <text:p>锐化...</text:p>
          </table:table-cell>
          <table:table-cell table:style-name="ce728" office:value-type="string" calcext:value-type="string">
            <text:p>Keskinleştir...</text:p>
          </table:table-cell>
          <table:table-cell table:style-name="ce737" office:value-type="string" calcext:value-type="string">
            <text:p>Όξυνση…</text:p>
          </table:table-cell>
          <table:table-cell table:style-name="ce749" office:value-type="string" calcext:value-type="string">
            <text:p>Ryškumas...</text:p>
          </table:table-cell>
          <table:table-cell table:style-name="ce759" office:value-type="string" calcext:value-type="string">
            <text:p>Skärpa...</text:p>
          </table:table-cell>
          <table:table-cell table:style-name="ce767" office:value-type="string" calcext:value-type="string">
            <text:p>Gør skarp…</text:p>
          </table:table-cell>
          <table:table-cell table:style-name="ce778" office:value-type="string" calcext:value-type="string">
            <text:p>Zaostřit…</text:p>
          </table:table-cell>
          <table:table-cell table:style-name="ce787" office:value-type="string" calcext:value-type="string">
            <text:p><text:span text:style-name="T4">날카롭게</text:span><text:span text:style-name="T5">..</text:span></text:p>
          </table:table-cell>
          <table:table-cell table:style-name="ce800" office:value-type="string" calcext:value-type="string">
            <text:p>Резкость…</text:p>
          </table:table-cell>
          <table:table-cell table:style-name="ce812" office:value-type="string" calcext:value-type="string">
            <text:p>Ressalta els contorns</text:p>
          </table:table-cell>
          <table:table-cell table:style-name="ce819" office:value-type="string" calcext:value-type="string">
            <text:p>Izoštravanje...</text:p>
          </table:table-cell>
          <table:table-cell table:style-name="ce827" office:value-type="string" calcext:value-type="string">
            <text:p>Изоштравање...</text:p>
          </table:table-cell>
          <table:table-cell table:style-name="ce839" office:value-type="string" calcext:value-type="string">
            <text:p><text:span text:style-name="T16">鮮明化</text:span><text:span text:style-name="T17">…</text:span></text:p>
          </table:table-cell>
          <table:table-cell table:style-name="ce849" office:value-type="string" calcext:value-type="string">
            <text:p>Изострување...</text:p>
          </table:table-cell>
          <table:table-cell table:style-name="ce857" office:value-type="string" calcext:value-type="string">
            <text:p>حدة الوضوح...</text:p>
          </table:table-cell>
          <table:table-cell table:style-name="ce866" office:value-type="string" calcext:value-type="string">
            <text:p>تیز کردن ...</text:p>
          </table:table-cell>
          <table:table-cell table:style-name="ce874" office:value-type="string" calcext:value-type="string">
            <text:p>Контраст…</text:p>
          </table:table-cell>
          <table:table-cell table:style-name="ce315" table:number-columns-repeated="990"/>
          <table:table-cell table:number-columns-repeated="4"/>
        </table:table-row>
        <table:table-row table:style-name="ro18">
          <table:table-cell table:style-name="ce49" office:value-type="string" calcext:value-type="string">
            <text:p>VideoFilterMosaic_FriendlyName</text:p>
          </table:table-cell>
          <table:table-cell table:style-name="ce371"/>
          <table:table-cell table:style-name="ce60" office:value-type="string" calcext:value-type="string">
            <text:p>Overview...</text:p>
          </table:table-cell>
          <table:table-cell table:style-name="ce602" office:value-type="string" calcext:value-type="string">
            <text:p>Vue d'ensemble...</text:p>
          </table:table-cell>
          <table:table-cell table:style-name="ce613" office:value-type="string" calcext:value-type="string">
            <text:p>Overzicht…</text:p>
          </table:table-cell>
          <table:table-cell table:style-name="ce621" office:value-type="string" calcext:value-type="string">
            <text:p>Übersicht</text:p>
          </table:table-cell>
          <table:table-cell table:style-name="ce632" office:value-type="string" calcext:value-type="string">
            <text:p>Resumen</text:p>
          </table:table-cell>
          <table:table-cell table:style-name="ce646" office:value-type="string" calcext:value-type="string">
            <text:p>Visão geral...</text:p>
          </table:table-cell>
          <table:table-cell table:style-name="ce657"/>
          <table:table-cell table:style-name="ce667" office:value-type="string" calcext:value-type="string">
            <text:p>Panoramica...</text:p>
          </table:table-cell>
          <table:table-cell table:style-name="ce680" office:value-type="string" calcext:value-type="string">
            <text:p>Privire de ansamblu</text:p>
          </table:table-cell>
          <table:table-cell table:style-name="ce695" office:value-type="string" calcext:value-type="string">
            <text:p>Katsaus...</text:p>
          </table:table-cell>
          <table:table-cell table:style-name="ce710" office:value-type="string" calcext:value-type="string">
            <text:p>Oversikt…</text:p>
          </table:table-cell>
          <table:table-cell table:style-name="ce719" office:value-type="string" calcext:value-type="string">
            <text:p>马赛克...</text:p>
          </table:table-cell>
          <table:table-cell table:style-name="ce728" office:value-type="string" calcext:value-type="string">
            <text:p>Göz Atma...</text:p>
          </table:table-cell>
          <table:table-cell table:style-name="ce737" office:value-type="string" calcext:value-type="string">
            <text:p>Περίληψη…</text:p>
          </table:table-cell>
          <table:table-cell table:style-name="ce749" office:value-type="string" calcext:value-type="string">
            <text:p>Apžvalga...</text:p>
          </table:table-cell>
          <table:table-cell table:style-name="ce759" office:value-type="string" calcext:value-type="string">
            <text:p>Översikt...</text:p>
          </table:table-cell>
          <table:table-cell table:style-name="ce767" office:value-type="string" calcext:value-type="string">
            <text:p>Overblik…</text:p>
          </table:table-cell>
          <table:table-cell table:style-name="ce778" office:value-type="string" calcext:value-type="string">
            <text:p>Celkový přehled</text:p>
          </table:table-cell>
          <table:table-cell table:style-name="ce787" office:value-type="string" calcext:value-type="string">
            <text:p><text:span text:style-name="T4">개관(overview)</text:span><text:span text:style-name="T5">…</text:span></text:p>
          </table:table-cell>
          <table:table-cell table:style-name="ce800" office:value-type="string" calcext:value-type="string">
            <text:p>Раскадровка…</text:p>
          </table:table-cell>
          <table:table-cell table:style-name="ce812" office:value-type="string" calcext:value-type="string">
            <text:p>Resum...</text:p>
          </table:table-cell>
          <table:table-cell table:style-name="ce819" office:value-type="string" calcext:value-type="string">
            <text:p>Pregled...</text:p>
          </table:table-cell>
          <table:table-cell table:style-name="ce827" office:value-type="string" calcext:value-type="string">
            <text:p>Преглед...</text:p>
          </table:table-cell>
          <table:table-cell table:style-name="ce839" office:value-type="string" calcext:value-type="string">
            <text:p><text:span text:style-name="T16">概要</text:span><text:span text:style-name="T17">…</text:span></text:p>
          </table:table-cell>
          <table:table-cell table:style-name="ce849" office:value-type="string" calcext:value-type="string">
            <text:p>Преглед...</text:p>
          </table:table-cell>
          <table:table-cell table:style-name="ce857" office:value-type="string" calcext:value-type="string">
            <text:p>نظرة عامة...</text:p>
          </table:table-cell>
          <table:table-cell table:style-name="ce866" office:value-type="string" calcext:value-type="string">
            <text:p>پیش نمایش ...</text:p>
          </table:table-cell>
          <table:table-cell table:style-name="ce874" office:value-type="string" calcext:value-type="string">
            <text:p>Сториборд…</text:p>
          </table:table-cell>
          <table:table-cell table:style-name="ce315" table:number-columns-repeated="990"/>
          <table:table-cell table:number-columns-repeated="4"/>
        </table:table-row>
        <table:table-row table:style-name="ro18">
          <table:table-cell table:style-name="ce49" office:value-type="string" calcext:value-type="string">
            <text:p>VideoFilterReverse_FriendlyName</text:p>
          </table:table-cell>
          <table:table-cell table:style-name="ce371"/>
          <table:table-cell table:style-name="ce60" office:value-type="string" calcext:value-type="string">
            <text:p>Reverse...</text:p>
          </table:table-cell>
          <table:table-cell table:style-name="ce602" office:value-type="string" calcext:value-type="string">
            <text:p>Inverse...</text:p>
          </table:table-cell>
          <table:table-cell table:style-name="ce613" office:value-type="string" calcext:value-type="string">
            <text:p>Keer om….</text:p>
          </table:table-cell>
          <table:table-cell table:style-name="ce621" office:value-type="string" calcext:value-type="string">
            <text:p>Invers</text:p>
          </table:table-cell>
          <table:table-cell table:style-name="ce632" office:value-type="string" calcext:value-type="string">
            <text:p>Invertido...</text:p>
          </table:table-cell>
          <table:table-cell table:style-name="ce645" office:value-type="string" calcext:value-type="string">
            <text:p>Reverso...</text:p>
          </table:table-cell>
          <table:table-cell table:style-name="ce657"/>
          <table:table-cell table:style-name="ce667" office:value-type="string" calcext:value-type="string">
            <text:p>A ritroso...</text:p>
          </table:table-cell>
          <table:table-cell table:style-name="ce680" office:value-type="string" calcext:value-type="string">
            <text:p>Inversează...</text:p>
          </table:table-cell>
          <table:table-cell table:style-name="ce695" office:value-type="string" calcext:value-type="string">
            <text:p>Käänteinen...</text:p>
          </table:table-cell>
          <table:table-cell table:style-name="ce708" office:value-type="string" calcext:value-type="string">
            <text:p>Inverter</text:p>
          </table:table-cell>
          <table:table-cell table:style-name="ce719" office:value-type="string" calcext:value-type="string">
            <text:p>反向...</text:p>
          </table:table-cell>
          <table:table-cell table:style-name="ce728" office:value-type="string" calcext:value-type="string">
            <text:p>Geri...</text:p>
          </table:table-cell>
          <table:table-cell table:style-name="ce737" office:value-type="string" calcext:value-type="string">
            <text:p>Αντιστροφή…</text:p>
          </table:table-cell>
          <table:table-cell table:style-name="ce749" office:value-type="string" calcext:value-type="string">
            <text:p>Reversas...</text:p>
          </table:table-cell>
          <table:table-cell table:style-name="ce759" office:value-type="string" calcext:value-type="string">
            <text:p>Invertera...</text:p>
          </table:table-cell>
          <table:table-cell table:style-name="ce768" office:value-type="string" calcext:value-type="string">
            <text:p>Omvendt rækkefølge…</text:p>
          </table:table-cell>
          <table:table-cell table:style-name="ce778" office:value-type="string" calcext:value-type="string">
            <text:p>Zpětné přehrávání…</text:p>
          </table:table-cell>
          <table:table-cell table:style-name="ce787" office:value-type="string" calcext:value-type="string">
            <text:p><text:span text:style-name="T4">반대(reverse)</text:span><text:span text:style-name="T5">…</text:span></text:p>
          </table:table-cell>
          <table:table-cell table:style-name="ce800" office:value-type="string" calcext:value-type="string">
            <text:p>Реверс…</text:p>
          </table:table-cell>
          <table:table-cell table:style-name="ce812" office:value-type="string" calcext:value-type="string">
            <text:p>Inverteix</text:p>
          </table:table-cell>
          <table:table-cell table:style-name="ce819" office:value-type="string" calcext:value-type="string">
            <text:p>Inverzija...</text:p>
          </table:table-cell>
          <table:table-cell table:style-name="ce827" office:value-type="string" calcext:value-type="string">
            <text:p>Инверзија...</text:p>
          </table:table-cell>
          <table:table-cell table:style-name="ce839" office:value-type="string" calcext:value-type="string">
            <text:p><text:span text:style-name="T16">逆再生</text:span><text:span text:style-name="T17">…</text:span></text:p>
          </table:table-cell>
          <table:table-cell table:style-name="ce849" office:value-type="string" calcext:value-type="string">
            <text:p>Обратно...</text:p>
          </table:table-cell>
          <table:table-cell table:style-name="ce857" office:value-type="string" calcext:value-type="string">
            <text:p>عكسي...</text:p>
          </table:table-cell>
          <table:table-cell table:style-name="ce866" office:value-type="string" calcext:value-type="string">
            <text:p>معکوس ...</text:p>
          </table:table-cell>
          <table:table-cell table:style-name="ce874" office:value-type="string" calcext:value-type="string">
            <text:p>Реверс…</text:p>
          </table:table-cell>
          <table:table-cell table:style-name="ce315" table:number-columns-repeated="990"/>
          <table:table-cell table:number-columns-repeated="4"/>
        </table:table-row>
        <table:table-row table:style-name="ro11">
          <table:table-cell table:style-name="ce49" office:value-type="string" calcext:value-type="string">
            <text:p>VideoFilterContrast_FriendlyName</text:p>
          </table:table-cell>
          <table:table-cell table:style-name="ce371"/>
          <table:table-cell table:style-name="ce60" office:value-type="string" calcext:value-type="string">
            <text:p>Auto Contrast...</text:p>
          </table:table-cell>
          <table:table-cell table:style-name="ce602" office:value-type="string" calcext:value-type="string">
            <text:p>Contraste Automatique...</text:p>
          </table:table-cell>
          <table:table-cell table:style-name="ce613" office:value-type="string" calcext:value-type="string">
            <text:p>Automatisch contrast…</text:p>
          </table:table-cell>
          <table:table-cell table:style-name="ce621" office:value-type="string" calcext:value-type="string">
            <text:p>Autokontrast...</text:p>
          </table:table-cell>
          <table:table-cell table:style-name="ce632" office:value-type="string" calcext:value-type="string">
            <text:p>Contraste...</text:p>
          </table:table-cell>
          <table:table-cell table:style-name="ce645" office:value-type="string" calcext:value-type="string">
            <text:p>Contraste Automático...</text:p>
          </table:table-cell>
          <table:table-cell table:style-name="ce657" office:value-type="string" calcext:value-type="string">
            <text:p>Kontrast...</text:p>
          </table:table-cell>
          <table:table-cell table:style-name="ce667" office:value-type="string" calcext:value-type="string">
            <text:p>Contrasto automatico...</text:p>
          </table:table-cell>
          <table:table-cell table:style-name="ce680" office:value-type="string" calcext:value-type="string">
            <text:p>Contrast automat...</text:p>
          </table:table-cell>
          <table:table-cell table:style-name="ce695" office:value-type="string" calcext:value-type="string">
            <text:p>Automaattinen tarkennus...</text:p>
          </table:table-cell>
          <table:table-cell table:style-name="ce708" office:value-type="string" calcext:value-type="string">
            <text:p>Auto kontrast...</text:p>
          </table:table-cell>
          <table:table-cell table:style-name="ce719" office:value-type="string" calcext:value-type="string">
            <text:p>自动对比度...</text:p>
          </table:table-cell>
          <table:table-cell table:style-name="ce728" office:value-type="string" calcext:value-type="string">
            <text:p>Oto Kontrast...</text:p>
          </table:table-cell>
          <table:table-cell table:style-name="ce737" office:value-type="string" calcext:value-type="string">
            <text:p>Αυτόματη Αντίθεση...</text:p>
          </table:table-cell>
          <table:table-cell table:style-name="ce749" office:value-type="string" calcext:value-type="string">
            <text:p>Automatinis kontrastas...</text:p>
          </table:table-cell>
          <table:table-cell table:style-name="ce759" office:value-type="string" calcext:value-type="string">
            <text:p>Automatisk kontrast...</text:p>
          </table:table-cell>
          <table:table-cell table:style-name="ce767" office:value-type="string" calcext:value-type="string">
            <text:p>Auto kontrast…</text:p>
          </table:table-cell>
          <table:table-cell table:style-name="ce778" office:value-type="string" calcext:value-type="string">
            <text:p>Auto kontrast….</text:p>
          </table:table-cell>
          <table:table-cell table:style-name="ce787" office:value-type="string" calcext:value-type="string">
            <text:p><text:span text:style-name="T4">자동</text:span><text:span text:style-name="T5"> </text:span><text:span text:style-name="T6">대비</text:span><text:span text:style-name="T5">…</text:span></text:p>
          </table:table-cell>
          <table:table-cell table:style-name="ce800" office:value-type="string" calcext:value-type="string">
            <text:p>Авто контраст…</text:p>
          </table:table-cell>
          <table:table-cell table:style-name="ce812" office:value-type="string" calcext:value-type="string">
            <text:p>Contrast Automàtic</text:p>
          </table:table-cell>
          <table:table-cell table:style-name="ce819" office:value-type="string" calcext:value-type="string">
            <text:p>Automatsko podešavanje kontrasta...</text:p>
          </table:table-cell>
          <table:table-cell table:style-name="ce827" office:value-type="string" calcext:value-type="string">
            <text:p>Аутоматско подешавање контраста...</text:p>
          </table:table-cell>
          <table:table-cell table:style-name="ce839" office:value-type="string" calcext:value-type="string">
            <text:p><text:span text:style-name="T16">オートコントラスト</text:span><text:span text:style-name="T17">…</text:span></text:p>
          </table:table-cell>
          <table:table-cell table:style-name="ce849" office:value-type="string" calcext:value-type="string">
            <text:p>Автоматско прилагодување на контрастот...</text:p>
          </table:table-cell>
          <table:table-cell table:style-name="ce857" office:value-type="string" calcext:value-type="string">
            <text:p>تباين تلقائي...</text:p>
          </table:table-cell>
          <table:table-cell table:style-name="ce866" office:value-type="string" calcext:value-type="string">
            <text:p>کنتراست خودکار ...</text:p>
          </table:table-cell>
          <table:table-cell table:style-name="ce874" office:value-type="string" calcext:value-type="string">
            <text:p>Авто контраст…</text:p>
          </table:table-cell>
          <table:table-cell table:style-name="ce315" table:number-columns-repeated="990"/>
          <table:table-cell table:number-columns-repeated="4"/>
        </table:table-row>
        <table:table-row table:style-name="ro10">
          <table:table-cell table:style-name="ce49" office:value-type="string" calcext:value-type="string">
            <text:p>FormCrashRecovery_Title</text:p>
          </table:table-cell>
          <table:table-cell table:style-name="ce371"/>
          <table:table-cell table:style-name="ce60" office:value-type="string" calcext:value-type="string">
            <text:p>Crash recovery</text:p>
          </table:table-cell>
          <table:table-cell table:style-name="ce602" office:value-type="string" calcext:value-type="string">
            <text:p>Récupération automatique</text:p>
          </table:table-cell>
          <table:table-cell table:style-name="ce613" office:value-type="string" calcext:value-type="string">
            <text:p>Automatisch herstellen</text:p>
          </table:table-cell>
          <table:table-cell table:style-name="ce621"/>
          <table:table-cell table:style-name="ce632" office:value-type="string" calcext:value-type="string">
            <text:p>Recuperación de un fall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Неудачное восстановление</text:p>
          </table:table-cell>
          <table:table-cell table:style-name="ce812" office:value-type="string" calcext:value-type="string">
            <text:p>Recuperació automàtica</text:p>
          </table:table-cell>
          <table:table-cell table:style-name="ce819"/>
          <table:table-cell table:style-name="ce827" office:value-type="string" calcext:value-type="string">
            <text:p>Опоравак од квара</text:p>
          </table:table-cell>
          <table:table-cell table:style-name="ce839"/>
          <table:table-cell table:style-name="ce849"/>
          <table:table-cell table:style-name="ce857" office:value-type="string" calcext:value-type="string">
            <text:p>استرداد التعطل الكلي</text:p>
          </table:table-cell>
          <table:table-cell table:style-name="ce866" office:value-type="string" calcext:value-type="string">
            <text:p>بازیابی خرابی</text:p>
          </table:table-cell>
          <table:table-cell table:style-name="ce874" office:value-type="string" calcext:value-type="string">
            <text:p>Неуспешно възстановяване</text:p>
          </table:table-cell>
          <table:table-cell table:style-name="ce315" table:number-columns-repeated="990"/>
          <table:table-cell table:number-columns-repeated="4"/>
        </table:table-row>
        <table:table-row table:style-name="ro10">
          <table:table-cell table:style-name="ce49" office:value-type="string" calcext:value-type="string">
            <text:p>FormCrashRecovery_Recover</text:p>
          </table:table-cell>
          <table:table-cell table:style-name="ce371"/>
          <table:table-cell table:style-name="ce60" office:value-type="string" calcext:value-type="string">
            <text:p>Recover</text:p>
          </table:table-cell>
          <table:table-cell table:style-name="ce602" office:value-type="string" calcext:value-type="string">
            <text:p>Récupérer</text:p>
          </table:table-cell>
          <table:table-cell table:style-name="ce613" office:value-type="string" calcext:value-type="string">
            <text:p>Herstellen</text:p>
          </table:table-cell>
          <table:table-cell table:style-name="ce621"/>
          <table:table-cell table:style-name="ce632" office:value-type="string" calcext:value-type="string">
            <text:p>Recuperar</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Восстановление</text:p>
          </table:table-cell>
          <table:table-cell table:style-name="ce812" office:value-type="string" calcext:value-type="string">
            <text:p>Recuperar</text:p>
          </table:table-cell>
          <table:table-cell table:style-name="ce819"/>
          <table:table-cell table:style-name="ce827" office:value-type="string" calcext:value-type="string">
            <text:p>Опоравити</text:p>
          </table:table-cell>
          <table:table-cell table:style-name="ce839"/>
          <table:table-cell table:style-name="ce849"/>
          <table:table-cell table:style-name="ce857" office:value-type="string" calcext:value-type="string">
            <text:p>استعادة</text:p>
          </table:table-cell>
          <table:table-cell table:style-name="ce866" office:value-type="string" calcext:value-type="string">
            <text:p>بازیابی</text:p>
          </table:table-cell>
          <table:table-cell table:style-name="ce874" office:value-type="string" calcext:value-type="string">
            <text:p>Възстановяване</text:p>
          </table:table-cell>
          <table:table-cell table:style-name="ce315" table:number-columns-repeated="990"/>
          <table:table-cell table:number-columns-repeated="4"/>
        </table:table-row>
        <table:table-row table:style-name="ro10">
          <table:table-cell table:style-name="ce49" office:value-type="string" calcext:value-type="string">
            <text:p>FormCrashRecovery_File</text:p>
          </table:table-cell>
          <table:table-cell table:style-name="ce371"/>
          <table:table-cell table:style-name="ce60" office:value-type="string" calcext:value-type="string">
            <text:p>File</text:p>
          </table:table-cell>
          <table:table-cell table:style-name="ce602" office:value-type="string" calcext:value-type="string">
            <text:p>Fichier</text:p>
          </table:table-cell>
          <table:table-cell table:style-name="ce613" office:value-type="string" calcext:value-type="string">
            <text:p>Bestand</text:p>
          </table:table-cell>
          <table:table-cell table:style-name="ce621"/>
          <table:table-cell table:style-name="ce632" office:value-type="string" calcext:value-type="string">
            <text:p>Archivo</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Файл</text:p>
          </table:table-cell>
          <table:table-cell table:style-name="ce812" office:value-type="string" calcext:value-type="string">
            <text:p>Arxiu</text:p>
          </table:table-cell>
          <table:table-cell table:style-name="ce819"/>
          <table:table-cell table:style-name="ce827" office:value-type="string" calcext:value-type="string">
            <text:p>Датотека</text:p>
          </table:table-cell>
          <table:table-cell table:style-name="ce839"/>
          <table:table-cell table:style-name="ce849"/>
          <table:table-cell table:style-name="ce857" office:value-type="string" calcext:value-type="string">
            <text:p>ملف</text:p>
          </table:table-cell>
          <table:table-cell table:style-name="ce866" office:value-type="string" calcext:value-type="string">
            <text:p>پرونده</text:p>
          </table:table-cell>
          <table:table-cell table:style-name="ce874" office:value-type="string" calcext:value-type="string">
            <text:p>Файл</text:p>
          </table:table-cell>
          <table:table-cell table:style-name="ce315" table:number-columns-repeated="990"/>
          <table:table-cell table:number-columns-repeated="4"/>
        </table:table-row>
        <table:table-row table:style-name="ro10">
          <table:table-cell table:style-name="ce49" office:value-type="string" calcext:value-type="string">
            <text:p>FormCrashRecovery_Date</text:p>
          </table:table-cell>
          <table:table-cell table:style-name="ce371"/>
          <table:table-cell table:style-name="ce60" office:value-type="string" calcext:value-type="string">
            <text:p>Date</text:p>
          </table:table-cell>
          <table:table-cell table:style-name="ce602" office:value-type="string" calcext:value-type="string">
            <text:p>Date</text:p>
          </table:table-cell>
          <table:table-cell table:style-name="ce613" office:value-type="string" calcext:value-type="string">
            <text:p>Datum</text:p>
          </table:table-cell>
          <table:table-cell table:style-name="ce621"/>
          <table:table-cell table:style-name="ce632" office:value-type="string" calcext:value-type="string">
            <text:p>Fecha de creación</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Дата:</text:p>
          </table:table-cell>
          <table:table-cell table:style-name="ce812" office:value-type="string" calcext:value-type="string">
            <text:p>Data</text:p>
          </table:table-cell>
          <table:table-cell table:style-name="ce819"/>
          <table:table-cell table:style-name="ce827" office:value-type="string" calcext:value-type="string">
            <text:p>Датум</text:p>
          </table:table-cell>
          <table:table-cell table:style-name="ce839"/>
          <table:table-cell table:style-name="ce849"/>
          <table:table-cell table:style-name="ce857" office:value-type="string" calcext:value-type="string">
            <text:p>تاريخ</text:p>
          </table:table-cell>
          <table:table-cell table:style-name="ce866" office:value-type="string" calcext:value-type="string">
            <text:p>تاریخ</text:p>
          </table:table-cell>
          <table:table-cell table:style-name="ce874" office:value-type="string" calcext:value-type="string">
            <text:p>Дата:</text:p>
          </table:table-cell>
          <table:table-cell table:style-name="ce315" table:number-columns-repeated="990"/>
          <table:table-cell table:number-columns-repeated="4"/>
        </table:table-row>
        <table:table-row table:style-name="ro15">
          <table:table-cell table:style-name="ce49" office:value-type="string" calcext:value-type="string">
            <text:p>FormCrashRecovery_Info</text:p>
          </table:table-cell>
          <table:table-cell table:style-name="ce371"/>
          <table:table-cell table:style-name="ce597" office:value-type="string" calcext:value-type="string">
            <text:p>The following projects were not saved properly but can be recovered:</text:p>
          </table:table-cell>
          <table:table-cell table:style-name="ce602" office:value-type="string" calcext:value-type="string">
            <text:p>Les projets suivants n'ont pas été enregistré correctement mais peuvent être récupérés :</text:p>
          </table:table-cell>
          <table:table-cell table:style-name="ce613" office:value-type="string" calcext:value-type="string">
            <text:p>De volgende projecten werden niet correct opgeslagen, maar kunnen hersteld worden:</text:p>
          </table:table-cell>
          <table:table-cell table:style-name="ce621"/>
          <table:table-cell table:style-name="ce632" office:value-type="string" calcext:value-type="string">
            <text:p>Los siguientes proyectos no se guardaron correctamente pero pueden recuperarse:</text:p>
          </table:table-cell>
          <table:table-cell table:style-name="ce645"/>
          <table:table-cell table:style-name="ce657"/>
          <table:table-cell table:style-name="ce667"/>
          <table:table-cell table:style-name="ce680"/>
          <table:table-cell table:style-name="ce695"/>
          <table:table-cell table:style-name="ce708"/>
          <table:table-cell table:style-name="ce719"/>
          <table:table-cell table:style-name="ce728"/>
          <table:table-cell table:style-name="ce737"/>
          <table:table-cell table:style-name="ce749"/>
          <table:table-cell table:style-name="ce759"/>
          <table:table-cell table:style-name="ce767"/>
          <table:table-cell table:style-name="ce778"/>
          <table:table-cell table:style-name="ce787"/>
          <table:table-cell table:style-name="ce800" office:value-type="string" calcext:value-type="string">
            <text:p>Текущие проекты были не сохранены должным образом, но могут быть восстановлены:</text:p>
          </table:table-cell>
          <table:table-cell table:style-name="ce812" office:value-type="string" calcext:value-type="string">
            <text:p>Els següents projectes no han estat desats però poden ser recuperats:</text:p>
          </table:table-cell>
          <table:table-cell table:style-name="ce819"/>
          <table:table-cell table:style-name="ce827" office:value-type="string" calcext:value-type="string">
            <text:p>Пројекат није сачуван исправно али се може опоравити:</text:p>
          </table:table-cell>
          <table:table-cell table:style-name="ce839"/>
          <table:table-cell table:style-name="ce849"/>
          <table:table-cell table:style-name="ce857" office:value-type="string" calcext:value-type="string">
            <text:p>لم يتم حفظ المشاريع التالية بشكل صحيح ولكن يمكن استردادها:</text:p>
          </table:table-cell>
          <table:table-cell table:style-name="ce866" office:value-type="string" calcext:value-type="string">
            <text:p>پروژه‌های زیر به درستی ذخیره نشده‌اند اما قابل بازیابی هستند:</text:p>
          </table:table-cell>
          <table:table-cell table:style-name="ce874" office:value-type="string" calcext:value-type="string">
            <text:p>Текущите проекти не бяха съхранени правилно, но могат да бъдат възстановени:</text:p>
          </table:table-cell>
          <table:table-cell table:style-name="ce315" table:number-columns-repeated="990"/>
          <table:table-cell table:number-columns-repeated="4"/>
        </table:table-row>
        <table:table-row table:style-name="ro1">
          <table:table-cell table:style-name="Default"/>
          <table:table-cell/>
          <table:table-cell table:style-name="Default"/>
          <table:table-cell table:style-name="ce580"/>
          <table:table-cell table:number-columns-repeated="2"/>
          <table:table-cell table:style-name="ce641"/>
          <table:table-cell table:style-name="ce653"/>
          <table:table-cell/>
          <table:table-cell table:style-name="ce676"/>
          <table:table-cell/>
          <table:table-cell table:style-name="ce704"/>
          <table:table-cell table:number-columns-repeated="1012"/>
        </table:table-row>
        <table:table-row table:style-name="ro1" table:number-rows-repeated="2">
          <table:table-cell table:style-name="Default"/>
          <table:table-cell/>
          <table:table-cell table:style-name="ce598"/>
          <table:table-cell table:style-name="ce580"/>
          <table:table-cell table:number-columns-repeated="2"/>
          <table:table-cell table:style-name="ce641"/>
          <table:table-cell table:style-name="ce653"/>
          <table:table-cell/>
          <table:table-cell table:style-name="ce676"/>
          <table:table-cell/>
          <table:table-cell table:style-name="ce704"/>
          <table:table-cell table:number-columns-repeated="1012"/>
        </table:table-row>
        <table:table-row table:style-name="ro1" table:number-rows-repeated="3">
          <table:table-cell table:style-name="ce580"/>
          <table:table-cell/>
          <table:table-cell table:style-name="ce598"/>
          <table:table-cell table:style-name="ce580"/>
          <table:table-cell table:number-columns-repeated="2"/>
          <table:table-cell table:style-name="ce641"/>
          <table:table-cell table:style-name="ce653"/>
          <table:table-cell/>
          <table:table-cell table:style-name="ce676"/>
          <table:table-cell/>
          <table:table-cell table:style-name="ce704"/>
          <table:table-cell table:number-columns-repeated="1012"/>
        </table:table-row>
        <table:table-row table:style-name="ro1">
          <table:table-cell table:style-name="Default" table:number-columns-repeated="3"/>
          <table:table-cell table:style-name="ce580"/>
          <table:table-cell table:number-columns-repeated="2"/>
          <table:table-cell table:style-name="ce641"/>
          <table:table-cell table:style-name="ce653"/>
          <table:table-cell/>
          <table:table-cell table:style-name="ce676"/>
          <table:table-cell/>
          <table:table-cell table:style-name="ce704"/>
          <table:table-cell table:number-columns-repeated="1012"/>
        </table:table-row>
        <table:table-row table:style-name="ro1" table:number-rows-repeated="64981">
          <table:table-cell table:style-name="ce580"/>
          <table:table-cell/>
          <table:table-cell table:style-name="ce598"/>
          <table:table-cell table:style-name="ce580"/>
          <table:table-cell table:number-columns-repeated="2"/>
          <table:table-cell table:style-name="ce641"/>
          <table:table-cell table:style-name="ce653"/>
          <table:table-cell/>
          <table:table-cell table:style-name="ce676"/>
          <table:table-cell/>
          <table:table-cell table:style-name="ce704"/>
          <table:table-cell table:number-columns-repeated="1012"/>
        </table:table-row>
        <table:table-row table:style-name="ro1" table:number-rows-repeated="32">
          <table:table-cell table:style-name="ce580"/>
          <table:table-cell/>
          <table:table-cell table:style-name="ce598"/>
          <table:table-cell table:style-name="ce580"/>
          <table:table-cell table:number-columns-repeated="2"/>
          <table:table-cell table:style-name="ce641"/>
          <table:table-cell table:style-name="ce653"/>
          <table:table-cell table:number-columns-repeated="3"/>
          <table:table-cell table:style-name="ce704"/>
          <table:table-cell table:number-columns-repeated="1012"/>
        </table:table-row>
        <table:table-row table:style-name="ro1" table:number-rows-repeated="983149">
          <table:table-cell table:number-columns-repeated="1024"/>
        </table:table-row>
        <table:table-row table:style-name="ro21" table:number-rows-repeated="2">
          <table:table-cell table:number-columns-repeated="1024"/>
        </table:table-row>
        <table:table-row table:style-name="ro21">
          <table:table-cell table:number-columns-repeated="1024"/>
        </table:table-row>
        <calcext:conditional-formats>
          <calcext:conditional-format calcext:target-range-address="ScreenManagerLang.D200:ScreenManagerLang.D404 ScreenManagerLang.F200:ScreenManagerLang.AC404 ScreenManagerLang.D51:ScreenManagerLang.D198 ScreenManagerLang.F3:ScreenManagerLang.AC198 ScreenManagerLang.D3:ScreenManagerLang.D50">
            <calcext:condition calcext:apply-style-name="cf1" calcext:value="=0" calcext:base-cell-address="ScreenManagerLang.D3"/>
          </calcext:conditional-format>
          <calcext:conditional-format calcext:target-range-address="ScreenManagerLang.AD200:ScreenManagerLang.AD1048576 ScreenManagerLang.AD1:ScreenManagerLang.AD198">
            <calcext:condition calcext:apply-style-name="Missing translation" calcext:value="=0" calcext:base-cell-address="ScreenManagerLang.AD1"/>
          </calcext:conditional-format>
          <calcext:conditional-format calcext:target-range-address="ScreenManagerLang.E200:ScreenManagerLang.E404 ScreenManagerLang.E3:ScreenManagerLang.E198">
            <calcext:condition calcext:apply-style-name="cf7" calcext:value="=0" calcext:base-cell-address="ScreenManagerLang.E3"/>
          </calcext:conditional-format>
          <calcext:conditional-format calcext:target-range-address="ScreenManagerLang.D199:ScreenManagerLang.D199 ScreenManagerLang.F199:ScreenManagerLang.AC199">
            <calcext:condition calcext:apply-style-name="cf1" calcext:value="=0" calcext:base-cell-address="ScreenManagerLang.D198"/>
          </calcext:conditional-format>
          <calcext:conditional-format calcext:target-range-address="ScreenManagerLang.AD199:ScreenManagerLang.AD199">
            <calcext:condition calcext:apply-style-name="Missing translation" calcext:value="=0" calcext:base-cell-address="ScreenManagerLang.AD198"/>
          </calcext:conditional-format>
          <calcext:conditional-format calcext:target-range-address="ScreenManagerLang.E199:ScreenManagerLang.E199">
            <calcext:condition calcext:apply-style-name="cf7" calcext:value="=0" calcext:base-cell-address="ScreenManagerLang.E198"/>
          </calcext:conditional-format>
        </calcext:conditional-formats>
      </table:table>
      <table:table table:name="CameraLang" table:style-name="ta1">
        <table:table-column table:style-name="co133" table:default-cell-style-name="Default"/>
        <table:table-column table:style-name="co134" table:default-cell-style-name="Default"/>
        <table:table-column table:style-name="co135" table:default-cell-style-name="ce884"/>
        <table:table-column table:style-name="co136" table:default-cell-style-name="ce890"/>
        <table:table-column table:style-name="co137" table:default-cell-style-name="ce89"/>
        <table:table-column table:style-name="co89" table:default-cell-style-name="ce903"/>
        <table:table-column table:style-name="co7" table:default-cell-style-name="ce911"/>
        <table:table-column table:style-name="co90" table:default-cell-style-name="ce920"/>
        <table:table-column table:style-name="co91" table:default-cell-style-name="ce927"/>
        <table:table-column table:style-name="co92" table:default-cell-style-name="ce933"/>
        <table:table-column table:style-name="co87" table:default-cell-style-name="ce939"/>
        <table:table-column table:style-name="co93" table:default-cell-style-name="ce945"/>
        <table:table-column table:style-name="co6" table:default-cell-style-name="ce950"/>
        <table:table-column table:style-name="co94" table:default-cell-style-name="ce956"/>
        <table:table-column table:style-name="co95" table:default-cell-style-name="ce962"/>
        <table:table-column table:style-name="co96" table:default-cell-style-name="ce968"/>
        <table:table-column table:style-name="co97" table:default-cell-style-name="ce975"/>
        <table:table-column table:style-name="co98" table:default-cell-style-name="ce480"/>
        <table:table-column table:style-name="co99" table:default-cell-style-name="ce490"/>
        <table:table-column table:style-name="co15" table:default-cell-style-name="ce501"/>
        <table:table-column table:style-name="co11" table:default-cell-style-name="ce512"/>
        <table:table-column table:style-name="co100" table:default-cell-style-name="ce517"/>
        <table:table-column table:style-name="co101" table:default-cell-style-name="ce527"/>
        <table:table-column table:style-name="co102" table:default-cell-style-name="ce537"/>
        <table:table-column table:style-name="co103" table:default-cell-style-name="ce287"/>
        <table:table-column table:style-name="co20" table:default-cell-style-name="ce557"/>
        <table:table-column table:style-name="co104" table:default-cell-style-name="ce565"/>
        <table:table-column table:style-name="co105" table:default-cell-style-name="ce1028"/>
        <table:table-column table:style-name="co105" table:default-cell-style-name="ce42"/>
        <table:table-column table:style-name="co138" table:default-cell-style-name="Default"/>
        <table:table-column table:style-name="co139" table:default-cell-style-name="Default"/>
        <table:table-column table:style-name="co140"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883" office:value-type="string" calcext:value-type="string">
            <text:p>English</text:p>
          </table:table-cell>
          <table:table-cell table:style-name="ce885" office:value-type="string" calcext:value-type="string">
            <text:p>Français</text:p>
          </table:table-cell>
          <table:table-cell table:style-name="ce83" office:value-type="string" calcext:value-type="string">
            <text:p>Nederlands</text:p>
          </table:table-cell>
          <table:table-cell table:style-name="ce894" office:value-type="string" calcext:value-type="string">
            <text:p>Deutsch</text:p>
          </table:table-cell>
          <table:table-cell table:style-name="ce904" office:value-type="string" calcext:value-type="string">
            <text:p>Español</text:p>
          </table:table-cell>
          <table:table-cell table:style-name="ce912" office:value-type="string" calcext:value-type="string">
            <text:p>Português (br)</text:p>
          </table:table-cell>
          <table:table-cell table:style-name="ce921" office:value-type="string" calcext:value-type="string">
            <text:p>Polski</text:p>
          </table:table-cell>
          <table:table-cell table:style-name="ce928" office:value-type="string" calcext:value-type="string">
            <text:p>Italiano</text:p>
          </table:table-cell>
          <table:table-cell table:style-name="ce934" office:value-type="string" calcext:value-type="string">
            <text:p>Română</text:p>
          </table:table-cell>
          <table:table-cell table:style-name="ce940" office:value-type="string" calcext:value-type="string">
            <text:p>Suomi</text:p>
          </table:table-cell>
          <table:table-cell table:style-name="ce946" office:value-type="string" calcext:value-type="string">
            <text:p>Norsk</text:p>
          </table:table-cell>
          <table:table-cell table:style-name="ce951" office:value-type="string" calcext:value-type="string">
            <text:p>简体中文</text:p>
          </table:table-cell>
          <table:table-cell table:style-name="ce957" office:value-type="string" calcext:value-type="string">
            <text:p>Türkçe</text:p>
          </table:table-cell>
          <table:table-cell table:style-name="ce963" office:value-type="string" calcext:value-type="string">
            <text:p>Ελληνικά</text:p>
          </table:table-cell>
          <table:table-cell table:style-name="ce969" office:value-type="string" calcext:value-type="string">
            <text:p>Lietuvių</text:p>
          </table:table-cell>
          <table:table-cell table:style-name="ce472" office:value-type="string" calcext:value-type="string">
            <text:p>Svenska</text:p>
          </table:table-cell>
          <table:table-cell table:style-name="ce481" office:value-type="string" calcext:value-type="string">
            <text:p>Dansk</text:p>
          </table:table-cell>
          <table:table-cell table:style-name="ce491" office:value-type="string" calcext:value-type="string">
            <text:p>Čeština</text:p>
          </table:table-cell>
          <table:table-cell table:style-name="ce502" office:value-type="string" calcext:value-type="string">
            <text:p>한국어</text:p>
          </table:table-cell>
          <table:table-cell table:style-name="ce513" office:value-type="string" calcext:value-type="string">
            <text:p>Русский</text:p>
          </table:table-cell>
          <table:table-cell table:style-name="ce518" office:value-type="string" calcext:value-type="string">
            <text:p>Català</text:p>
          </table:table-cell>
          <table:table-cell table:style-name="ce528" office:value-type="string" calcext:value-type="string">
            <text:p>Srpski</text:p>
          </table:table-cell>
          <table:table-cell table:style-name="ce265" office:value-type="string" calcext:value-type="string">
            <text:p>Српски</text:p>
          </table:table-cell>
          <table:table-cell table:style-name="ce548" office:value-type="string" calcext:value-type="string">
            <text:p>日本語</text:p>
          </table:table-cell>
          <table:table-cell table:style-name="ce295" office:value-type="string" calcext:value-type="string">
            <text:p>Македонски</text:p>
          </table:table-cell>
          <table:table-cell table:style-name="ce1022" office:value-type="string" calcext:value-type="string">
            <text:p>العَرَبِية</text:p>
          </table:table-cell>
          <table:table-cell table:style-name="ce308" office:value-type="string" calcext:value-type="string">
            <text:p>فارسی</text:p>
          </table:table-cell>
          <table:table-cell table:style-name="ce369" office:value-type="string" calcext:value-type="string">
            <text:p>Български</text:p>
          </table:table-cell>
          <table:table-cell table:style-name="ce314"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9" office:value-type="string" calcext:value-type="string">
            <text:p>nl</text:p>
          </table:table-cell>
          <table:table-cell table:style-name="ce895" office:value-type="string" calcext:value-type="string">
            <text:p>de</text:p>
          </table:table-cell>
          <table:table-cell table:style-name="ce905" office:value-type="string" calcext:value-type="string">
            <text:p>es</text:p>
          </table:table-cell>
          <table:table-cell table:style-name="ce913" office:value-type="string" calcext:value-type="string">
            <text:p>pt</text:p>
          </table:table-cell>
          <table:table-cell table:style-name="ce922" office:value-type="string" calcext:value-type="string">
            <text:p>pl</text:p>
          </table:table-cell>
          <table:table-cell table:style-name="ce929" office:value-type="string" calcext:value-type="string">
            <text:p>it</text:p>
          </table:table-cell>
          <table:table-cell table:style-name="ce935" office:value-type="string" calcext:value-type="string">
            <text:p>ro</text:p>
          </table:table-cell>
          <table:table-cell table:style-name="ce941" office:value-type="string" calcext:value-type="string">
            <text:p>fi</text:p>
          </table:table-cell>
          <table:table-cell table:style-name="ce947" office:value-type="string" calcext:value-type="string">
            <text:p>no</text:p>
          </table:table-cell>
          <table:table-cell table:style-name="ce952" office:value-type="string" calcext:value-type="string">
            <text:p>Zh-CHS</text:p>
          </table:table-cell>
          <table:table-cell table:style-name="ce958" office:value-type="string" calcext:value-type="string">
            <text:p>tr</text:p>
          </table:table-cell>
          <table:table-cell table:style-name="ce964" office:value-type="string" calcext:value-type="string">
            <text:p>el</text:p>
          </table:table-cell>
          <table:table-cell table:style-name="ce970" office:value-type="string" calcext:value-type="string">
            <text:p>lt</text:p>
          </table:table-cell>
          <table:table-cell table:style-name="ce473" office:value-type="string" calcext:value-type="string">
            <text:p>sv</text:p>
          </table:table-cell>
          <table:table-cell table:style-name="ce482" office:value-type="string" calcext:value-type="string">
            <text:p>da</text:p>
          </table:table-cell>
          <table:table-cell table:style-name="ce492" office:value-type="string" calcext:value-type="string">
            <text:p>cs</text:p>
          </table:table-cell>
          <table:table-cell table:style-name="ce503" office:value-type="string" calcext:value-type="string">
            <text:p>ko</text:p>
          </table:table-cell>
          <table:table-cell table:style-name="ce514" office:value-type="string" calcext:value-type="string">
            <text:p>ru</text:p>
          </table:table-cell>
          <table:table-cell table:style-name="ce519" office:value-type="string" calcext:value-type="string">
            <text:p>ca</text:p>
          </table:table-cell>
          <table:table-cell table:style-name="ce254" office:value-type="string" calcext:value-type="string">
            <text:p>sr-Latn-RS</text:p>
          </table:table-cell>
          <table:table-cell table:style-name="ce266" office:value-type="string" calcext:value-type="string">
            <text:p>sr-Cyrl-RS</text:p>
          </table:table-cell>
          <table:table-cell table:style-name="ce549" office:value-type="string" calcext:value-type="string">
            <text:p>ja</text:p>
          </table:table-cell>
          <table:table-cell table:style-name="ce296" office:value-type="string" calcext:value-type="string">
            <text:p>mk</text:p>
          </table:table-cell>
          <table:table-cell table:style-name="ce1023" office:value-type="string" calcext:value-type="string">
            <text:p>ar</text:p>
          </table:table-cell>
          <table:table-cell table:style-name="ce303"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8">
          <table:table-cell table:style-name="ce49" office:value-type="string" calcext:value-type="string">
            <text:p>Generic_Apply</text:p>
          </table:table-cell>
          <table:table-cell table:style-name="ce371"/>
          <table:table-cell table:style-name="ce60" office:value-type="string" calcext:value-type="string">
            <text:p>Apply</text:p>
          </table:table-cell>
          <table:table-cell table:style-name="ce886" office:value-type="string" calcext:value-type="string">
            <text:p>Appliquer</text:p>
          </table:table-cell>
          <table:table-cell table:style-name="ce891" office:value-type="string" calcext:value-type="string">
            <text:p>Toepassen</text:p>
          </table:table-cell>
          <table:table-cell table:style-name="ce896" office:value-type="string" calcext:value-type="string">
            <text:p>Anwenden</text:p>
          </table:table-cell>
          <table:table-cell table:style-name="ce906" office:value-type="string" calcext:value-type="string">
            <text:p>Aplicar</text:p>
          </table:table-cell>
          <table:table-cell table:style-name="ce914" office:value-type="string" calcext:value-type="string">
            <text:p>Aplicar</text:p>
          </table:table-cell>
          <table:table-cell table:style-name="ce923" office:value-type="string" calcext:value-type="string">
            <text:p>Zastosuj</text:p>
          </table:table-cell>
          <table:table-cell table:style-name="ce930" office:value-type="string" calcext:value-type="string">
            <text:p>Applica</text:p>
          </table:table-cell>
          <table:table-cell table:style-name="ce936" office:value-type="string" calcext:value-type="string">
            <text:p>Aplică</text:p>
          </table:table-cell>
          <table:table-cell table:style-name="ce942" office:value-type="string" calcext:value-type="string">
            <text:p>Sovella</text:p>
          </table:table-cell>
          <table:table-cell table:style-name="ce948" office:value-type="string" calcext:value-type="string">
            <text:p>Bruk</text:p>
          </table:table-cell>
          <table:table-cell table:style-name="ce953" office:value-type="string" calcext:value-type="string">
            <text:p>提交</text:p>
          </table:table-cell>
          <table:table-cell table:style-name="ce959" office:value-type="string" calcext:value-type="string">
            <text:p>Uygula</text:p>
          </table:table-cell>
          <table:table-cell table:style-name="ce965" office:value-type="string" calcext:value-type="string">
            <text:p>Εφαρμογή</text:p>
          </table:table-cell>
          <table:table-cell table:style-name="ce971" office:value-type="string" calcext:value-type="string">
            <text:p>Vykdyti</text:p>
          </table:table-cell>
          <table:table-cell table:style-name="ce976" office:value-type="string" calcext:value-type="string">
            <text:p>Använd</text:p>
          </table:table-cell>
          <table:table-cell table:style-name="ce979" office:value-type="string" calcext:value-type="string">
            <text:p>Anvend</text:p>
          </table:table-cell>
          <table:table-cell table:style-name="ce983" office:value-type="string" calcext:value-type="string">
            <text:p>Použít</text:p>
          </table:table-cell>
          <table:table-cell table:style-name="ce988" office:value-type="string" calcext:value-type="string">
            <text:p>적용</text:p>
          </table:table-cell>
          <table:table-cell table:style-name="ce993" office:value-type="string" calcext:value-type="string">
            <text:p>Применить</text:p>
          </table:table-cell>
          <table:table-cell table:style-name="ce997" office:value-type="string" calcext:value-type="string">
            <text:p>Aplicar</text:p>
          </table:table-cell>
          <table:table-cell table:style-name="ce1000" office:value-type="string" calcext:value-type="string">
            <text:p>Primeni</text:p>
          </table:table-cell>
          <table:table-cell table:style-name="ce1005" office:value-type="string" calcext:value-type="string">
            <text:p>Примени</text:p>
          </table:table-cell>
          <table:table-cell table:style-name="ce1014" office:value-type="string" calcext:value-type="string">
            <text:p>適用</text:p>
          </table:table-cell>
          <table:table-cell table:style-name="ce1019" office:value-type="string" calcext:value-type="string">
            <text:p>Примени</text:p>
          </table:table-cell>
          <table:table-cell table:style-name="ce1024" office:value-type="string" calcext:value-type="string">
            <text:p>تطبيق</text:p>
          </table:table-cell>
          <table:table-cell table:style-name="ce1029" office:value-type="string" calcext:value-type="string">
            <text:p>تایید</text:p>
          </table:table-cell>
          <table:table-cell table:style-name="ce315" office:value-type="string" calcext:value-type="string">
            <text:p>Приложи</text:p>
          </table:table-cell>
          <table:table-cell table:style-name="ce315" table:number-columns-repeated="993"/>
          <table:table-cell/>
        </table:table-row>
        <table:table-row table:style-name="ro18">
          <table:table-cell table:style-name="ce49" office:value-type="string" calcext:value-type="string">
            <text:p>Generic_Cancel</text:p>
          </table:table-cell>
          <table:table-cell table:style-name="ce371"/>
          <table:table-cell table:style-name="ce60" office:value-type="string" calcext:value-type="string">
            <text:p>Cancel</text:p>
          </table:table-cell>
          <table:table-cell table:style-name="ce886" office:value-type="string" calcext:value-type="string">
            <text:p>Annuler</text:p>
          </table:table-cell>
          <table:table-cell table:style-name="ce891" office:value-type="string" calcext:value-type="string">
            <text:p>Annuleer</text:p>
          </table:table-cell>
          <table:table-cell table:style-name="ce897" office:value-type="string" calcext:value-type="string">
            <text:p>Abbrechen</text:p>
          </table:table-cell>
          <table:table-cell table:style-name="ce906" office:value-type="string" calcext:value-type="string">
            <text:p>Anular</text:p>
          </table:table-cell>
          <table:table-cell table:style-name="ce914" office:value-type="string" calcext:value-type="string">
            <text:p>Cancelar</text:p>
          </table:table-cell>
          <table:table-cell table:style-name="ce923" office:value-type="string" calcext:value-type="string">
            <text:p>Anuluj</text:p>
          </table:table-cell>
          <table:table-cell table:style-name="ce930" office:value-type="string" calcext:value-type="string">
            <text:p>Annulla</text:p>
          </table:table-cell>
          <table:table-cell table:style-name="ce936" office:value-type="string" calcext:value-type="string">
            <text:p>Renunţă</text:p>
          </table:table-cell>
          <table:table-cell table:style-name="ce942" office:value-type="string" calcext:value-type="string">
            <text:p>Peruuta</text:p>
          </table:table-cell>
          <table:table-cell table:style-name="ce948" office:value-type="string" calcext:value-type="string">
            <text:p>Avbryt</text:p>
          </table:table-cell>
          <table:table-cell table:style-name="ce953" office:value-type="string" calcext:value-type="string">
            <text:p>取消</text:p>
          </table:table-cell>
          <table:table-cell table:style-name="ce959" office:value-type="string" calcext:value-type="string">
            <text:p>İptal Et</text:p>
          </table:table-cell>
          <table:table-cell table:style-name="ce965" office:value-type="string" calcext:value-type="string">
            <text:p>Ακύρωση</text:p>
          </table:table-cell>
          <table:table-cell table:style-name="ce971" office:value-type="string" calcext:value-type="string">
            <text:p>Nutraukti</text:p>
          </table:table-cell>
          <table:table-cell table:style-name="ce976" office:value-type="string" calcext:value-type="string">
            <text:p>Ångra</text:p>
          </table:table-cell>
          <table:table-cell table:style-name="ce979" office:value-type="string" calcext:value-type="string">
            <text:p>Annuller</text:p>
          </table:table-cell>
          <table:table-cell table:style-name="ce983" office:value-type="string" calcext:value-type="string">
            <text:p>Zrušit</text:p>
          </table:table-cell>
          <table:table-cell table:style-name="ce988" office:value-type="string" calcext:value-type="string">
            <text:p>취소</text:p>
          </table:table-cell>
          <table:table-cell table:style-name="ce993" office:value-type="string" calcext:value-type="string">
            <text:p>Отмена</text:p>
          </table:table-cell>
          <table:table-cell table:style-name="ce997" office:value-type="string" calcext:value-type="string">
            <text:p>Anular</text:p>
          </table:table-cell>
          <table:table-cell table:style-name="ce1000" office:value-type="string" calcext:value-type="string">
            <text:p>Otkaži</text:p>
          </table:table-cell>
          <table:table-cell table:style-name="ce1005" office:value-type="string" calcext:value-type="string">
            <text:p>Откажи</text:p>
          </table:table-cell>
          <table:table-cell table:style-name="ce1014" office:value-type="string" calcext:value-type="string">
            <text:p>キャンセル</text:p>
          </table:table-cell>
          <table:table-cell table:style-name="ce1019" office:value-type="string" calcext:value-type="string">
            <text:p>Откажи</text:p>
          </table:table-cell>
          <table:table-cell table:style-name="ce1024" office:value-type="string" calcext:value-type="string">
            <text:p>إلغاء</text:p>
          </table:table-cell>
          <table:table-cell table:style-name="ce1029" office:value-type="string" calcext:value-type="string">
            <text:p>لغو</text:p>
          </table:table-cell>
          <table:table-cell table:style-name="ce315" office:value-type="string" calcext:value-type="string">
            <text:p>Отмени</text:p>
          </table:table-cell>
          <table:table-cell table:style-name="ce315" table:number-columns-repeated="993"/>
          <table:table-cell/>
        </table:table-row>
        <table:table-row table:style-name="ro10">
          <table:table-cell table:style-name="ce49" office:value-type="string" calcext:value-type="string">
            <text:p>FormHandshakeResult_Title</text:p>
          </table:table-cell>
          <table:table-cell table:style-name="ce371"/>
          <table:table-cell table:style-name="ce60" office:value-type="string" calcext:value-type="string">
            <text:p>Connection test</text:p>
          </table:table-cell>
          <table:table-cell table:style-name="ce886" office:value-type="string" calcext:value-type="string">
            <text:p>Test de connexion</text:p>
          </table:table-cell>
          <table:table-cell table:style-name="ce892" office:value-type="string" calcext:value-type="string">
            <text:p>Verbinding testen</text:p>
          </table:table-cell>
          <table:table-cell table:style-name="ce898"/>
          <table:table-cell table:style-name="ce907" office:value-type="string" calcext:value-type="string">
            <text:p>Test de conexión</text:p>
          </table:table-cell>
          <table:table-cell table:style-name="ce915"/>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2"/>
          <table:table-cell table:style-name="ce977"/>
          <table:table-cell table:style-name="ce980"/>
          <table:table-cell table:style-name="ce984"/>
          <table:table-cell table:style-name="ce989"/>
          <table:table-cell table:style-name="ce993" office:value-type="string" calcext:value-type="string">
            <text:p>Тест соединения</text:p>
          </table:table-cell>
          <table:table-cell table:style-name="ce997" office:value-type="string" calcext:value-type="string">
            <text:p>Test de connexió</text:p>
          </table:table-cell>
          <table:table-cell table:style-name="ce1000"/>
          <table:table-cell table:style-name="ce1006" office:value-type="string" calcext:value-type="string">
            <text:p>Тест повезивања</text:p>
          </table:table-cell>
          <table:table-cell table:style-name="ce1015"/>
          <table:table-cell table:style-name="ce1019"/>
          <table:table-cell table:style-name="ce1024" office:value-type="string" calcext:value-type="string">
            <text:p>اختبار لااتصال</text:p>
          </table:table-cell>
          <table:table-cell table:style-name="ce1029" office:value-type="string" calcext:value-type="string">
            <text:p>تآزمایشست اتصال</text:p>
          </table:table-cell>
          <table:table-cell table:style-name="ce315" office:value-type="string" calcext:value-type="string">
            <text:p>Тест на свързване</text:p>
          </table:table-cell>
          <table:table-cell table:style-name="ce315" table:number-columns-repeated="994"/>
        </table:table-row>
        <table:table-row table:style-name="ro11">
          <table:table-cell table:style-name="ce49" office:value-type="string" calcext:value-type="string">
            <text:p>FormHandshakeResult_Failure_Title</text:p>
          </table:table-cell>
          <table:table-cell table:style-name="ce371"/>
          <table:table-cell table:style-name="ce60" office:value-type="string" calcext:value-type="string">
            <text:p>Connection test failure</text:p>
          </table:table-cell>
          <table:table-cell table:style-name="ce886" office:value-type="string" calcext:value-type="string">
            <text:p>Échec de connexion</text:p>
          </table:table-cell>
          <table:table-cell table:style-name="ce892" office:value-type="string" calcext:value-type="string">
            <text:p>Verbindingstest faalt</text:p>
          </table:table-cell>
          <table:table-cell table:style-name="ce898"/>
          <table:table-cell table:style-name="ce907" office:value-type="string" calcext:value-type="string">
            <text:p>Fallo del test de conexión</text:p>
          </table:table-cell>
          <table:table-cell table:style-name="ce915"/>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2"/>
          <table:table-cell table:style-name="ce977"/>
          <table:table-cell table:style-name="ce980"/>
          <table:table-cell table:style-name="ce984"/>
          <table:table-cell table:style-name="ce989"/>
          <table:table-cell table:style-name="ce993" office:value-type="string" calcext:value-type="string">
            <text:p>Неудачный тест соединения</text:p>
          </table:table-cell>
          <table:table-cell table:style-name="ce997" office:value-type="string" calcext:value-type="string">
            <text:p>Test de connexió fallit</text:p>
          </table:table-cell>
          <table:table-cell table:style-name="ce1000"/>
          <table:table-cell table:style-name="ce1006" office:value-type="string" calcext:value-type="string">
            <text:p>Тест повезивања није успео</text:p>
          </table:table-cell>
          <table:table-cell table:style-name="ce1015"/>
          <table:table-cell table:style-name="ce1019"/>
          <table:table-cell table:style-name="ce1024" office:value-type="string" calcext:value-type="string">
            <text:p>فشل اختبار الاتصال</text:p>
          </table:table-cell>
          <table:table-cell table:style-name="ce1029" office:value-type="string" calcext:value-type="string">
            <text:p>عدم موفقیت در آزمایش اتصال</text:p>
          </table:table-cell>
          <table:table-cell table:style-name="ce315" office:value-type="string" calcext:value-type="string">
            <text:p>Неуспешен тест на свързване</text:p>
          </table:table-cell>
          <table:table-cell table:style-name="ce315" table:number-columns-repeated="994"/>
        </table:table-row>
        <table:table-row table:style-name="ro14">
          <table:table-cell table:style-name="ce49" office:value-type="string" calcext:value-type="string">
            <text:p>FormHandshakeResult_Failure_Message</text:p>
          </table:table-cell>
          <table:table-cell table:style-name="ce371"/>
          <table:table-cell table:style-name="ce60" office:value-type="string" calcext:value-type="string">
            <text:p>An error occurred during the connection test.</text:p>
          </table:table-cell>
          <table:table-cell table:style-name="ce886" office:value-type="string" calcext:value-type="string">
            <text:p>Une erreur s'est produite durant le test de connexion.</text:p>
          </table:table-cell>
          <table:table-cell table:style-name="ce892" office:value-type="string" calcext:value-type="string">
            <text:p>Een fout is ontstaan bij het testen van de verbinding.</text:p>
          </table:table-cell>
          <table:table-cell table:style-name="ce898"/>
          <table:table-cell table:style-name="ce907" office:value-type="string" calcext:value-type="string">
            <text:p>Ocurrió un error durante el test de conexión</text:p>
          </table:table-cell>
          <table:table-cell table:style-name="ce915"/>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2"/>
          <table:table-cell table:style-name="ce977"/>
          <table:table-cell table:style-name="ce980"/>
          <table:table-cell table:style-name="ce984"/>
          <table:table-cell table:style-name="ce989"/>
          <table:table-cell table:style-name="ce993" office:value-type="string" calcext:value-type="string">
            <text:p>Случилась ошибка во время тестирования соединения.</text:p>
          </table:table-cell>
          <table:table-cell table:style-name="ce997" office:value-type="string" calcext:value-type="string">
            <text:p>Ha succeït un error durant el test de connexió</text:p>
          </table:table-cell>
          <table:table-cell table:style-name="ce1000"/>
          <table:table-cell table:style-name="ce1006" office:value-type="string" calcext:value-type="string">
            <text:p>Десила се грешка у току теста повезивања.</text:p>
          </table:table-cell>
          <table:table-cell table:style-name="ce1015"/>
          <table:table-cell table:style-name="ce1019"/>
          <table:table-cell table:style-name="ce1024" office:value-type="string" calcext:value-type="string">
            <text:p>حدث خطأ أثناء اختبار الاتصال.</text:p>
          </table:table-cell>
          <table:table-cell table:style-name="ce1029" office:value-type="string" calcext:value-type="string">
            <text:p>هنگام آزمایش اتصال خطایی روی داد.</text:p>
          </table:table-cell>
          <table:table-cell table:style-name="ce315" office:value-type="string" calcext:value-type="string">
            <text:p>При тестване на връзката възникна грешка.</text:p>
          </table:table-cell>
          <table:table-cell table:style-name="ce315" table:number-columns-repeated="994"/>
        </table:table-row>
        <table:table-row table:style-name="ro22">
          <table:table-cell table:style-name="ce49" office:value-type="string" calcext:value-type="string">
            <text:p>FormIconPicker_Title</text:p>
          </table:table-cell>
          <table:table-cell table:style-name="ce371"/>
          <table:table-cell table:style-name="ce60" office:value-type="string" calcext:value-type="string">
            <text:p>Icons</text:p>
          </table:table-cell>
          <table:table-cell table:style-name="ce886" office:value-type="string" calcext:value-type="string">
            <text:p>Icônes</text:p>
          </table:table-cell>
          <table:table-cell table:style-name="ce892" office:value-type="string" calcext:value-type="string">
            <text:p>Iconen</text:p>
          </table:table-cell>
          <table:table-cell table:style-name="ce898"/>
          <table:table-cell table:style-name="ce908" office:value-type="string" calcext:value-type="string">
            <text:p>iconos</text:p>
          </table:table-cell>
          <table:table-cell table:style-name="ce915"/>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2"/>
          <table:table-cell table:style-name="ce977"/>
          <table:table-cell table:style-name="ce980"/>
          <table:table-cell table:style-name="ce984"/>
          <table:table-cell table:style-name="ce989"/>
          <table:table-cell table:style-name="ce993" office:value-type="string" calcext:value-type="string">
            <text:p>Значки</text:p>
          </table:table-cell>
          <table:table-cell table:style-name="ce997" office:value-type="string" calcext:value-type="string">
            <text:p>Icones</text:p>
          </table:table-cell>
          <table:table-cell table:style-name="ce1001"/>
          <table:table-cell table:style-name="ce1007" office:value-type="string" calcext:value-type="string">
            <text:p>Иконе</text:p>
          </table:table-cell>
          <table:table-cell table:style-name="ce1015"/>
          <table:table-cell table:style-name="ce1019"/>
          <table:table-cell table:style-name="ce1024" office:value-type="string" calcext:value-type="string">
            <text:p>الرموز</text:p>
          </table:table-cell>
          <table:table-cell table:style-name="ce1029" office:value-type="string" calcext:value-type="string">
            <text:p>آیکون‌ها</text:p>
          </table:table-cell>
          <table:table-cell table:style-name="ce315" office:value-type="string" calcext:value-type="string">
            <text:p>Икони</text:p>
          </table:table-cell>
          <table:table-cell table:style-name="ce315" table:number-columns-repeated="994"/>
        </table:table-row>
        <table:table-row table:style-name="ro11">
          <table:table-cell table:style-name="ce49" office:value-type="string" calcext:value-type="string">
            <text:p>FormConfiguration_Title</text:p>
          </table:table-cell>
          <table:table-cell table:style-name="ce371"/>
          <table:table-cell table:style-name="ce60" office:value-type="string" calcext:value-type="string">
            <text:p>Camera configuration</text:p>
          </table:table-cell>
          <table:table-cell table:style-name="ce886" office:value-type="string" calcext:value-type="string">
            <text:p>Configuration de la caméra</text:p>
          </table:table-cell>
          <table:table-cell table:style-name="ce892" office:value-type="string" calcext:value-type="string">
            <text:p>Camera configuratie:</text:p>
          </table:table-cell>
          <table:table-cell table:style-name="ce899"/>
          <table:table-cell table:style-name="ce908" office:value-type="string" calcext:value-type="string">
            <text:p>Configuración de la camara</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2"/>
          <table:table-cell table:style-name="ce977"/>
          <table:table-cell table:style-name="ce980"/>
          <table:table-cell table:style-name="ce984"/>
          <table:table-cell table:style-name="ce989"/>
          <table:table-cell table:style-name="ce993" office:value-type="string" calcext:value-type="string">
            <text:p>Конфигурация камеры</text:p>
          </table:table-cell>
          <table:table-cell table:style-name="ce997" office:value-type="string" calcext:value-type="string">
            <text:p>Configuració de la càmera:</text:p>
          </table:table-cell>
          <table:table-cell table:style-name="ce1000"/>
          <table:table-cell table:style-name="ce1006" office:value-type="string" calcext:value-type="string">
            <text:p>Подешавање камере</text:p>
          </table:table-cell>
          <table:table-cell table:style-name="ce1016"/>
          <table:table-cell table:style-name="ce1019"/>
          <table:table-cell table:style-name="ce1024" office:value-type="string" calcext:value-type="string">
            <text:p>التكوين الكاميرا</text:p>
          </table:table-cell>
          <table:table-cell table:style-name="ce1029" office:value-type="string" calcext:value-type="string">
            <text:p>پیکربندی دوربین</text:p>
          </table:table-cell>
          <table:table-cell table:style-name="ce315" office:value-type="string" calcext:value-type="string">
            <text:p>Конфигурация на камера</text:p>
          </table:table-cell>
          <table:table-cell table:style-name="ce315" table:number-columns-repeated="994"/>
        </table:table-row>
        <table:table-row table:style-name="ro10">
          <table:table-cell table:style-name="ce49" office:value-type="string" calcext:value-type="string">
            <text:p>FormConfiguration_Properties_StreamFormat</text:p>
          </table:table-cell>
          <table:table-cell table:style-name="ce371"/>
          <table:table-cell table:style-name="ce60" office:value-type="string" calcext:value-type="string">
            <text:p>Stream format:</text:p>
          </table:table-cell>
          <table:table-cell table:style-name="ce886" office:value-type="string" calcext:value-type="string">
            <text:p>Format :</text:p>
          </table:table-cell>
          <table:table-cell table:style-name="ce892" office:value-type="string" calcext:value-type="string">
            <text:p>Stream format:</text:p>
          </table:table-cell>
          <table:table-cell table:style-name="ce899"/>
          <table:table-cell table:style-name="ce908" office:value-type="string" calcext:value-type="string">
            <text:p>Formato del flujo:</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Формат потока видео:</text:p>
          </table:table-cell>
          <table:table-cell table:style-name="ce997" office:value-type="string" calcext:value-type="string">
            <text:p>Format del flux:</text:p>
          </table:table-cell>
          <table:table-cell table:style-name="ce1002"/>
          <table:table-cell table:style-name="ce1008" office:value-type="string" calcext:value-type="string">
            <text:p>Формат протока:</text:p>
          </table:table-cell>
          <table:table-cell table:style-name="ce1016"/>
          <table:table-cell table:style-name="ce1019"/>
          <table:table-cell table:style-name="ce1024" office:value-type="string" calcext:value-type="string">
            <text:p>تنسيق التدفق:</text:p>
          </table:table-cell>
          <table:table-cell table:style-name="ce1029" office:value-type="string" calcext:value-type="string">
            <text:p>فرمت جریان:</text:p>
          </table:table-cell>
          <table:table-cell table:style-name="ce315" office:value-type="string" calcext:value-type="string">
            <text:p>Формат на видео потока:</text:p>
          </table:table-cell>
          <table:table-cell table:style-name="ce315" table:number-columns-repeated="994"/>
        </table:table-row>
        <table:table-row table:style-name="ro11">
          <table:table-cell table:style-name="ce49" office:value-type="string" calcext:value-type="string">
            <text:p>FormConfiguration_Properties_ImageSize</text:p>
          </table:table-cell>
          <table:table-cell table:style-name="ce371"/>
          <table:table-cell table:style-name="ce60" office:value-type="string" calcext:value-type="string">
            <text:p>Image size:</text:p>
          </table:table-cell>
          <table:table-cell table:style-name="ce886" office:value-type="string" calcext:value-type="string">
            <text:p>Taille d'image :</text:p>
          </table:table-cell>
          <table:table-cell table:style-name="ce892" office:value-type="string" calcext:value-type="string">
            <text:p>Afbeeldingsformaat:</text:p>
          </table:table-cell>
          <table:table-cell table:style-name="ce899"/>
          <table:table-cell table:style-name="ce908" office:value-type="string" calcext:value-type="string">
            <text:p>Tamaño de la imagen</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Размер изображения:</text:p>
          </table:table-cell>
          <table:table-cell table:style-name="ce997" office:value-type="string" calcext:value-type="string">
            <text:p>Mida de l'imatge:</text:p>
          </table:table-cell>
          <table:table-cell table:style-name="ce1002"/>
          <table:table-cell table:style-name="ce1008" office:value-type="string" calcext:value-type="string">
            <text:p>Величина слике:</text:p>
          </table:table-cell>
          <table:table-cell table:style-name="ce1016"/>
          <table:table-cell table:style-name="ce1019"/>
          <table:table-cell table:style-name="ce1024" office:value-type="string" calcext:value-type="string">
            <text:p>حجم الصورة:</text:p>
          </table:table-cell>
          <table:table-cell table:style-name="ce1029" office:value-type="string" calcext:value-type="string">
            <text:p>اندازه تصویر:</text:p>
          </table:table-cell>
          <table:table-cell table:style-name="ce315" office:value-type="string" calcext:value-type="string">
            <text:p>Размер на изображението:</text:p>
          </table:table-cell>
          <table:table-cell table:style-name="ce315" table:number-columns-repeated="994"/>
        </table:table-row>
        <table:table-row table:style-name="ro10">
          <table:table-cell table:style-name="ce49" office:value-type="string" calcext:value-type="string">
            <text:p>FormConfiguration_Properties_ImageWidth</text:p>
          </table:table-cell>
          <table:table-cell table:style-name="ce371"/>
          <table:table-cell table:style-name="ce60" office:value-type="string" calcext:value-type="string">
            <text:p>Width:</text:p>
          </table:table-cell>
          <table:table-cell table:style-name="ce886" office:value-type="string" calcext:value-type="string">
            <text:p>Largeur :</text:p>
          </table:table-cell>
          <table:table-cell table:style-name="ce892" office:value-type="string" calcext:value-type="string">
            <text:p>Breedte:</text:p>
          </table:table-cell>
          <table:table-cell table:style-name="ce899"/>
          <table:table-cell table:style-name="ce908" office:value-type="string" calcext:value-type="string">
            <text:p>Ancho:</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Ширина:</text:p>
          </table:table-cell>
          <table:table-cell table:style-name="ce997" office:value-type="string" calcext:value-type="string">
            <text:p>Amplada:</text:p>
          </table:table-cell>
          <table:table-cell table:style-name="ce1002"/>
          <table:table-cell table:style-name="ce1008" office:value-type="string" calcext:value-type="string">
            <text:p>Ширина:</text:p>
          </table:table-cell>
          <table:table-cell table:style-name="ce1016"/>
          <table:table-cell table:style-name="ce1019"/>
          <table:table-cell table:style-name="ce1024" office:value-type="string" calcext:value-type="string">
            <text:p>عرض:</text:p>
          </table:table-cell>
          <table:table-cell table:style-name="ce1029" office:value-type="string" calcext:value-type="string">
            <text:p>عرض:</text:p>
          </table:table-cell>
          <table:table-cell table:style-name="ce315" office:value-type="string" calcext:value-type="string">
            <text:p>Ширина:</text:p>
          </table:table-cell>
          <table:table-cell table:style-name="ce315" table:number-columns-repeated="994"/>
        </table:table-row>
        <table:table-row table:style-name="ro10">
          <table:table-cell table:style-name="ce49" office:value-type="string" calcext:value-type="string">
            <text:p>FormConfiguration_Properties_ImageHeight</text:p>
          </table:table-cell>
          <table:table-cell table:style-name="ce371"/>
          <table:table-cell table:style-name="ce60" office:value-type="string" calcext:value-type="string">
            <text:p>Height:</text:p>
          </table:table-cell>
          <table:table-cell table:style-name="ce886" office:value-type="string" calcext:value-type="string">
            <text:p>Hauteur :</text:p>
          </table:table-cell>
          <table:table-cell table:style-name="ce892" office:value-type="string" calcext:value-type="string">
            <text:p>Hoogte:</text:p>
          </table:table-cell>
          <table:table-cell table:style-name="ce899"/>
          <table:table-cell table:style-name="ce908" office:value-type="string" calcext:value-type="string">
            <text:p>Alto:</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Высота:</text:p>
          </table:table-cell>
          <table:table-cell table:style-name="ce997" office:value-type="string" calcext:value-type="string">
            <text:p>Alçada:</text:p>
          </table:table-cell>
          <table:table-cell table:style-name="ce1002"/>
          <table:table-cell table:style-name="ce1008" office:value-type="string" calcext:value-type="string">
            <text:p>Висина:</text:p>
          </table:table-cell>
          <table:table-cell table:style-name="ce1016"/>
          <table:table-cell table:style-name="ce1019"/>
          <table:table-cell table:style-name="ce1024" office:value-type="string" calcext:value-type="string">
            <text:p>ارتفاع:</text:p>
          </table:table-cell>
          <table:table-cell table:style-name="ce1029" office:value-type="string" calcext:value-type="string">
            <text:p>ارتفاع:</text:p>
          </table:table-cell>
          <table:table-cell table:style-name="ce315" office:value-type="string" calcext:value-type="string">
            <text:p>Височина:</text:p>
          </table:table-cell>
          <table:table-cell table:style-name="ce315" table:number-columns-repeated="994"/>
        </table:table-row>
        <table:table-row table:style-name="ro11">
          <table:table-cell table:style-name="ce49" office:value-type="string" calcext:value-type="string">
            <text:p>FormConfiguration_Properties_Framerate</text:p>
          </table:table-cell>
          <table:table-cell table:style-name="ce371"/>
          <table:table-cell table:style-name="ce60" office:value-type="string" calcext:value-type="string">
            <text:p>Framerate:</text:p>
          </table:table-cell>
          <table:table-cell table:style-name="ce886" office:value-type="string" calcext:value-type="string">
            <text:p>Framerate:</text:p>
          </table:table-cell>
          <table:table-cell table:style-name="ce892" office:value-type="string" calcext:value-type="string">
            <text:p>Framerate:</text:p>
          </table:table-cell>
          <table:table-cell table:style-name="ce899"/>
          <table:table-cell table:style-name="ce908" office:value-type="string" calcext:value-type="string">
            <text:p>Tasa de fotogramas:</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Частота:</text:p>
          </table:table-cell>
          <table:table-cell table:style-name="ce997" office:value-type="string" calcext:value-type="string">
            <text:p>Fotogrames per segon:</text:p>
          </table:table-cell>
          <table:table-cell table:style-name="ce1002"/>
          <table:table-cell table:style-name="ce1008" office:value-type="string" calcext:value-type="string">
            <text:p>Број слика у секунди:</text:p>
          </table:table-cell>
          <table:table-cell table:style-name="ce1016"/>
          <table:table-cell table:style-name="ce1019"/>
          <table:table-cell table:style-name="ce1024" office:value-type="string" calcext:value-type="string">
            <text:p>معدل الاطار:</text:p>
          </table:table-cell>
          <table:table-cell table:style-name="ce1029" office:value-type="string" calcext:value-type="string">
            <text:p>میزان فریم:</text:p>
          </table:table-cell>
          <table:table-cell table:style-name="ce315" office:value-type="string" calcext:value-type="string">
            <text:p>Честота:</text:p>
          </table:table-cell>
          <table:table-cell table:style-name="ce315" table:number-columns-repeated="994"/>
        </table:table-row>
        <table:table-row table:style-name="ro10">
          <table:table-cell table:style-name="ce49" office:value-type="string" calcext:value-type="string">
            <text:p>FormConfiguration_Properties_Exposure</text:p>
          </table:table-cell>
          <table:table-cell table:style-name="ce371"/>
          <table:table-cell table:style-name="ce60" office:value-type="string" calcext:value-type="string">
            <text:p>Exposure:</text:p>
          </table:table-cell>
          <table:table-cell table:style-name="ce886" office:value-type="string" calcext:value-type="string">
            <text:p>Exposition :</text:p>
          </table:table-cell>
          <table:table-cell table:style-name="ce892" office:value-type="string" calcext:value-type="string">
            <text:p>Belichting:</text:p>
          </table:table-cell>
          <table:table-cell table:style-name="ce899"/>
          <table:table-cell table:style-name="ce908" office:value-type="string" calcext:value-type="string">
            <text:p>Exposición:</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Экспозиция:</text:p>
          </table:table-cell>
          <table:table-cell table:style-name="ce997" office:value-type="string" calcext:value-type="string">
            <text:p>Exposició:</text:p>
          </table:table-cell>
          <table:table-cell table:style-name="ce1002"/>
          <table:table-cell table:style-name="ce1008" office:value-type="string" calcext:value-type="string">
            <text:p>Експозиција:</text:p>
          </table:table-cell>
          <table:table-cell table:style-name="ce1016"/>
          <table:table-cell table:style-name="ce1019"/>
          <table:table-cell table:style-name="ce1024" office:value-type="string" calcext:value-type="string">
            <text:p>التعرض:</text:p>
          </table:table-cell>
          <table:table-cell table:style-name="ce1029" office:value-type="string" calcext:value-type="string">
            <text:p>آشکاری:</text:p>
          </table:table-cell>
          <table:table-cell table:style-name="ce315" office:value-type="string" calcext:value-type="string">
            <text:p>Експозиция:</text:p>
          </table:table-cell>
          <table:table-cell table:style-name="ce315" table:number-columns-repeated="994"/>
        </table:table-row>
        <table:table-row table:style-name="ro10">
          <table:table-cell table:style-name="ce49" office:value-type="string" calcext:value-type="string">
            <text:p>FormConfiguration_Properties_ExposureMicro</text:p>
          </table:table-cell>
          <table:table-cell table:style-name="ce371"/>
          <table:table-cell table:style-name="ce60" office:value-type="string" calcext:value-type="string">
            <text:p>Exposure (µs):</text:p>
          </table:table-cell>
          <table:table-cell table:style-name="ce886" office:value-type="string" calcext:value-type="string">
            <text:p>Exposition (µs):</text:p>
          </table:table-cell>
          <table:table-cell table:style-name="ce892" office:value-type="string" calcext:value-type="string">
            <text:p>Belichting (µs):</text:p>
          </table:table-cell>
          <table:table-cell table:style-name="ce899"/>
          <table:table-cell table:style-name="ce908" office:value-type="string" calcext:value-type="string">
            <text:p>Esposición (µs):</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4" office:value-type="string" calcext:value-type="string">
            <text:p>Экспозиция (µs):</text:p>
          </table:table-cell>
          <table:table-cell table:style-name="ce997" office:value-type="string" calcext:value-type="string">
            <text:p>Exposició (µs):</text:p>
          </table:table-cell>
          <table:table-cell table:style-name="ce1002"/>
          <table:table-cell table:style-name="ce1009" office:value-type="string" calcext:value-type="string">
            <text:p>Eкспозиција (µs):</text:p>
          </table:table-cell>
          <table:table-cell table:style-name="ce1016"/>
          <table:table-cell table:style-name="ce1019"/>
          <table:table-cell table:style-name="ce1024" office:value-type="string" calcext:value-type="string">
            <text:p>التعرض (ميكرو ثانية):</text:p>
          </table:table-cell>
          <table:table-cell table:style-name="ce1029" office:value-type="string" calcext:value-type="string">
            <text:p>آشکاری (میکروثانیه):</text:p>
          </table:table-cell>
          <table:table-cell table:style-name="ce315" office:value-type="string" calcext:value-type="string">
            <text:p>Експозиция (µs):</text:p>
          </table:table-cell>
          <table:table-cell table:style-name="ce315" table:number-columns-repeated="994"/>
        </table:table-row>
        <table:table-row table:style-name="ro10">
          <table:table-cell table:style-name="ce49" office:value-type="string" calcext:value-type="string">
            <text:p>FormConfiguration_Properties_Gain</text:p>
          </table:table-cell>
          <table:table-cell table:style-name="ce371"/>
          <table:table-cell table:style-name="ce60" office:value-type="string" calcext:value-type="string">
            <text:p>Gain:</text:p>
          </table:table-cell>
          <table:table-cell table:style-name="ce886" office:value-type="string" calcext:value-type="string">
            <text:p>Gain :</text:p>
          </table:table-cell>
          <table:table-cell table:style-name="ce892" office:value-type="string" calcext:value-type="string">
            <text:p>Versterking:</text:p>
          </table:table-cell>
          <table:table-cell table:style-name="ce899"/>
          <table:table-cell table:style-name="ce908" office:value-type="string" calcext:value-type="string">
            <text:p>Ganancia:</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Усиление:</text:p>
          </table:table-cell>
          <table:table-cell table:style-name="ce997" office:value-type="string" calcext:value-type="string">
            <text:p>Guany:</text:p>
          </table:table-cell>
          <table:table-cell table:style-name="ce1002"/>
          <table:table-cell table:style-name="ce1009" office:value-type="string" calcext:value-type="string">
            <text:p>Gain:</text:p>
          </table:table-cell>
          <table:table-cell table:style-name="ce1016"/>
          <table:table-cell table:style-name="ce1019"/>
          <table:table-cell table:style-name="ce1024" office:value-type="string" calcext:value-type="string">
            <text:p>الوضوح:</text:p>
          </table:table-cell>
          <table:table-cell table:style-name="ce1029" office:value-type="string" calcext:value-type="string">
            <text:p>وضوح:</text:p>
          </table:table-cell>
          <table:table-cell table:style-name="ce315" office:value-type="string" calcext:value-type="string">
            <text:p>Усилване:</text:p>
          </table:table-cell>
          <table:table-cell table:style-name="ce315" table:number-columns-repeated="994"/>
        </table:table-row>
        <table:table-row table:style-name="ro10">
          <table:table-cell table:style-name="ce49" office:value-type="string" calcext:value-type="string">
            <text:p>FormConfiguration_Properties_Focus</text:p>
          </table:table-cell>
          <table:table-cell table:style-name="ce371"/>
          <table:table-cell table:style-name="ce60" office:value-type="string" calcext:value-type="string">
            <text:p>Focus:</text:p>
          </table:table-cell>
          <table:table-cell table:style-name="ce886" office:value-type="string" calcext:value-type="string">
            <text:p>Focus :</text:p>
          </table:table-cell>
          <table:table-cell table:style-name="ce892" office:value-type="string" calcext:value-type="string">
            <text:p>Focus:</text:p>
          </table:table-cell>
          <table:table-cell table:style-name="ce899"/>
          <table:table-cell table:style-name="ce908" office:value-type="string" calcext:value-type="string">
            <text:p>Foco:</text:p>
          </table:table-cell>
          <table:table-cell table:style-name="ce916"/>
          <table:table-cell table:style-name="ce924"/>
          <table:table-cell table:style-name="ce930"/>
          <table:table-cell table:style-name="ce936"/>
          <table:table-cell table:style-name="ce943"/>
          <table:table-cell table:style-name="ce948"/>
          <table:table-cell table:style-name="ce953"/>
          <table:table-cell table:style-name="ce960"/>
          <table:table-cell table:style-name="ce966"/>
          <table:table-cell table:style-name="ce973"/>
          <table:table-cell table:style-name="ce977"/>
          <table:table-cell table:style-name="ce981"/>
          <table:table-cell table:style-name="ce985"/>
          <table:table-cell table:style-name="ce990"/>
          <table:table-cell table:style-name="ce993" office:value-type="string" calcext:value-type="string">
            <text:p>Фокус:</text:p>
          </table:table-cell>
          <table:table-cell table:style-name="ce997" office:value-type="string" calcext:value-type="string">
            <text:p>Focus:</text:p>
          </table:table-cell>
          <table:table-cell table:style-name="ce1002"/>
          <table:table-cell table:style-name="ce1008" office:value-type="string" calcext:value-type="string">
            <text:p>Изоштавање:</text:p>
          </table:table-cell>
          <table:table-cell table:style-name="ce1016"/>
          <table:table-cell table:style-name="ce1019"/>
          <table:table-cell table:style-name="ce1024" office:value-type="string" calcext:value-type="string">
            <text:p>التركيز:</text:p>
          </table:table-cell>
          <table:table-cell table:style-name="ce1029" office:value-type="string" calcext:value-type="string">
            <text:p>فوکوس:</text:p>
          </table:table-cell>
          <table:table-cell table:style-name="ce315" office:value-type="string" calcext:value-type="string">
            <text:p>Фокус:</text:p>
          </table:table-cell>
          <table:table-cell table:style-name="ce315" table:number-columns-repeated="994"/>
        </table:table-row>
        <table:table-row table:style-name="ro11">
          <table:table-cell table:style-name="ce49" office:value-type="string" calcext:value-type="string">
            <text:p>FormConfiguration_Properties_BayerFormatConversion</text:p>
          </table:table-cell>
          <table:table-cell table:style-name="ce371"/>
          <table:table-cell table:style-name="ce60" office:value-type="string" calcext:value-type="string">
            <text:p>Bayer format conversion</text:p>
          </table:table-cell>
          <table:table-cell table:style-name="ce886" office:value-type="string" calcext:value-type="string">
            <text:p>Conversion de format Bayer</text:p>
          </table:table-cell>
          <table:table-cell table:style-name="ce892" office:value-type="string" calcext:value-type="string">
            <text:p>Bayer conversie format</text:p>
          </table:table-cell>
          <table:table-cell table:style-name="ce900"/>
          <table:table-cell table:style-name="ce909" office:value-type="string" calcext:value-type="string">
            <text:p>Conversión de formato baiesiano</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table:table-cell table:style-name="ce998" office:value-type="string" calcext:value-type="string">
            <text:p>Conversio al format baiesià</text:p>
          </table:table-cell>
          <table:table-cell table:style-name="ce1003"/>
          <table:table-cell table:style-name="ce1010"/>
          <table:table-cell table:style-name="ce1017"/>
          <table:table-cell table:style-name="ce1020"/>
          <table:table-cell table:style-name="ce1025"/>
          <table:table-cell table:style-name="ce1030"/>
          <table:table-cell table:style-name="ce1032"/>
          <table:table-cell table:style-name="ce315" table:number-columns-repeated="994"/>
        </table:table-row>
        <table:table-row table:style-name="ro10">
          <table:table-cell table:style-name="ce49" office:value-type="string" calcext:value-type="string">
            <text:p>FormConfiguration_Auto</text:p>
          </table:table-cell>
          <table:table-cell table:style-name="ce371"/>
          <table:table-cell table:style-name="ce60" office:value-type="string" calcext:value-type="string">
            <text:p>Auto</text:p>
          </table:table-cell>
          <table:table-cell table:style-name="ce886" office:value-type="string" calcext:value-type="string">
            <text:p>Auto</text:p>
          </table:table-cell>
          <table:table-cell table:style-name="ce892" office:value-type="string" calcext:value-type="string">
            <text:p>Auto:</text:p>
          </table:table-cell>
          <table:table-cell table:style-name="ce900"/>
          <table:table-cell table:style-name="ce909" office:value-type="string" calcext:value-type="string">
            <text:p>Auto</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office:value-type="string" calcext:value-type="string">
            <text:p>Авто</text:p>
          </table:table-cell>
          <table:table-cell table:style-name="ce998" office:value-type="string" calcext:value-type="string">
            <text:p>Auto</text:p>
          </table:table-cell>
          <table:table-cell table:style-name="ce1003"/>
          <table:table-cell table:style-name="ce1010" office:value-type="string" calcext:value-type="string">
            <text:p>Аутоматски</text:p>
          </table:table-cell>
          <table:table-cell table:style-name="ce1017"/>
          <table:table-cell table:style-name="ce1020"/>
          <table:table-cell table:style-name="ce1025" office:value-type="string" calcext:value-type="string">
            <text:p>تلقائي</text:p>
          </table:table-cell>
          <table:table-cell table:style-name="ce1030" office:value-type="string" calcext:value-type="string">
            <text:p>اتوماتیک</text:p>
          </table:table-cell>
          <table:table-cell table:style-name="ce315" office:value-type="string" calcext:value-type="string">
            <text:p>Авто</text:p>
          </table:table-cell>
          <table:table-cell table:style-name="ce315" table:number-columns-repeated="994"/>
        </table:table-row>
        <table:table-row table:style-name="ro11">
          <table:table-cell table:style-name="ce49" office:value-type="string" calcext:value-type="string">
            <text:p>FormConfiguration_DevicePropertyPages</text:p>
          </table:table-cell>
          <table:table-cell table:style-name="ce371"/>
          <table:table-cell table:style-name="ce60" office:value-type="string" calcext:value-type="string">
            <text:p>Device property pages</text:p>
          </table:table-cell>
          <table:table-cell table:style-name="ce886" office:value-type="string" calcext:value-type="string">
            <text:p>Pages de propriétés</text:p>
          </table:table-cell>
          <table:table-cell table:style-name="ce892" office:value-type="string" calcext:value-type="string">
            <text:p>Eigenschappagina's van apparaat</text:p>
          </table:table-cell>
          <table:table-cell table:style-name="ce900"/>
          <table:table-cell table:style-name="ce909" office:value-type="string" calcext:value-type="string">
            <text:p>Páginas de propiedades del dispositivo</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office:value-type="string" calcext:value-type="string">
            <text:p>Страницы свойств устройства</text:p>
          </table:table-cell>
          <table:table-cell table:style-name="ce998" office:value-type="string" calcext:value-type="string">
            <text:p>Pàgines de propietats</text:p>
          </table:table-cell>
          <table:table-cell table:style-name="ce1003"/>
          <table:table-cell table:style-name="ce1010" office:value-type="string" calcext:value-type="string">
            <text:p>Странице са подацима уређаја</text:p>
          </table:table-cell>
          <table:table-cell table:style-name="ce1017"/>
          <table:table-cell table:style-name="ce1020"/>
          <table:table-cell table:style-name="ce1025" office:value-type="string" calcext:value-type="string">
            <text:p>صفحات الخصائص جهاز</text:p>
          </table:table-cell>
          <table:table-cell table:style-name="ce1030" office:value-type="string" calcext:value-type="string">
            <text:p>صفحات ویژگی دستگاه</text:p>
          </table:table-cell>
          <table:table-cell table:style-name="ce315" office:value-type="string" calcext:value-type="string">
            <text:p>Страници с свойства на устройството</text:p>
          </table:table-cell>
          <table:table-cell table:style-name="ce315" table:number-columns-repeated="994"/>
        </table:table-row>
        <table:table-row table:style-name="ro44">
          <table:table-cell table:style-name="ce49" office:value-type="string" calcext:value-type="string">
            <text:p>FormConfiguration_DevicePropertyPages_Error</text:p>
          </table:table-cell>
          <table:table-cell table:style-name="ce371"/>
          <table:table-cell table:style-name="ce591" office:value-type="string" calcext:value-type="string">
            <text:p>An error happened while trying to display the device property page for {0}.</text:p>
          </table:table-cell>
          <table:table-cell table:style-name="ce886" office:value-type="string" calcext:value-type="string">
            <text:p>Une erreur s'est produite lors de l'accès aux pages de propriétés de {0}.</text:p>
          </table:table-cell>
          <table:table-cell table:style-name="ce892" office:value-type="string" calcext:value-type="string">
            <text:p>Een fout is ontstaan, terwijl geprobeerd wordt om de eigenschappagina van het apparaat weer te geven <text:s/>{0}.</text:p>
          </table:table-cell>
          <table:table-cell table:style-name="ce900"/>
          <table:table-cell table:style-name="ce909" office:value-type="string" calcext:value-type="string">
            <text:p>Ocurrió un error mientras se intentaba mostrar la página de propiedades del dispositivo {0}.</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office:value-type="string" calcext:value-type="string">
            <text:p>Случилась ошибка во время попытки отобразить страницы свойств устройства {0}.</text:p>
          </table:table-cell>
          <table:table-cell table:style-name="ce998" office:value-type="string" calcext:value-type="string">
            <text:p>S'ha produït un error intentant mostrar la pàgina de propietats de {0}.</text:p>
          </table:table-cell>
          <table:table-cell table:style-name="ce1003"/>
          <table:table-cell table:style-name="ce1010" office:value-type="string" calcext:value-type="string">
            <text:p>Десила се грешка приликом приказа странице са подацима уређаја</text:p>
          </table:table-cell>
          <table:table-cell table:style-name="ce1017"/>
          <table:table-cell table:style-name="ce1020"/>
          <table:table-cell table:style-name="ce1026" office:value-type="string" calcext:value-type="string">
            <text:p>حدث خطأ أثناء محاولة لعرض صفحة خصائص الجهاز ل{0}.</text:p>
          </table:table-cell>
          <table:table-cell table:style-name="ce1030" office:value-type="string" calcext:value-type="string">
            <text:p>هنگام تلاش برای نمایش صفحه خاصیت دستگاه خطایی روی داد. {0}</text:p>
          </table:table-cell>
          <table:table-cell table:style-name="ce315" office:value-type="string" calcext:value-type="string">
            <text:p>При опита за показване на страници със свойства на устройството възникна грешка {0}.</text:p>
          </table:table-cell>
          <table:table-cell table:style-name="ce315" table:number-columns-repeated="994"/>
        </table:table-row>
        <table:table-row table:style-name="ro10">
          <table:table-cell table:style-name="ce49" office:value-type="string" calcext:value-type="string">
            <text:p>FormConfiguration_Reconnect</text:p>
          </table:table-cell>
          <table:table-cell table:style-name="ce371"/>
          <table:table-cell table:style-name="ce591" office:value-type="string" calcext:value-type="string">
            <text:p>Reconnect</text:p>
          </table:table-cell>
          <table:table-cell table:style-name="ce886" office:value-type="string" calcext:value-type="string">
            <text:p>Reconnecter</text:p>
          </table:table-cell>
          <table:table-cell table:style-name="ce892" office:value-type="string" calcext:value-type="string">
            <text:p>Opnieuw verbinden</text:p>
          </table:table-cell>
          <table:table-cell table:style-name="ce900"/>
          <table:table-cell table:style-name="ce909" office:value-type="string" calcext:value-type="string">
            <text:p>Reconectar</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table:table-cell table:style-name="ce998" office:value-type="string" calcext:value-type="string">
            <text:p>Reconnectar</text:p>
          </table:table-cell>
          <table:table-cell table:style-name="ce1003"/>
          <table:table-cell table:style-name="ce1010"/>
          <table:table-cell table:style-name="ce1017"/>
          <table:table-cell table:style-name="ce1020"/>
          <table:table-cell table:style-name="ce1026"/>
          <table:table-cell table:style-name="ce1030"/>
          <table:table-cell table:style-name="ce1032"/>
          <table:table-cell table:style-name="ce315" table:number-columns-repeated="994"/>
        </table:table-row>
        <table:table-row table:style-name="ro11">
          <table:table-cell table:style-name="ce49" office:value-type="string" calcext:value-type="string">
            <text:p>FormConfiguration_ImportParameters</text:p>
          </table:table-cell>
          <table:table-cell table:style-name="ce371"/>
          <table:table-cell table:style-name="ce591" office:value-type="string" calcext:value-type="string">
            <text:p>Import parameters</text:p>
          </table:table-cell>
          <table:table-cell table:style-name="ce886" office:value-type="string" calcext:value-type="string">
            <text:p>Importer des paramètres</text:p>
          </table:table-cell>
          <table:table-cell table:style-name="ce892" office:value-type="string" calcext:value-type="string">
            <text:p>Importeer de parameters</text:p>
          </table:table-cell>
          <table:table-cell table:style-name="ce900"/>
          <table:table-cell table:style-name="ce909" office:value-type="string" calcext:value-type="string">
            <text:p>Importar parámetros</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table:table-cell table:style-name="ce998" office:value-type="string" calcext:value-type="string">
            <text:p>Importar paràmetres</text:p>
          </table:table-cell>
          <table:table-cell table:style-name="ce1003"/>
          <table:table-cell table:style-name="ce1010"/>
          <table:table-cell table:style-name="ce1017"/>
          <table:table-cell table:style-name="ce1020"/>
          <table:table-cell table:style-name="ce1026"/>
          <table:table-cell table:style-name="ce1030"/>
          <table:table-cell table:style-name="ce1032"/>
          <table:table-cell table:style-name="ce315" table:number-columns-repeated="994"/>
        </table:table-row>
        <table:table-row table:style-name="ro10">
          <table:table-cell table:style-name="ce49" office:value-type="string" calcext:value-type="string">
            <text:p>FormConfiguration_Test</text:p>
          </table:table-cell>
          <table:table-cell table:style-name="ce371"/>
          <table:table-cell table:style-name="ce60" office:value-type="string" calcext:value-type="string">
            <text:p>Test</text:p>
          </table:table-cell>
          <table:table-cell table:style-name="ce886" office:value-type="string" calcext:value-type="string">
            <text:p>Test</text:p>
          </table:table-cell>
          <table:table-cell table:style-name="ce892" office:value-type="string" calcext:value-type="string">
            <text:p>Test</text:p>
          </table:table-cell>
          <table:table-cell table:style-name="ce900"/>
          <table:table-cell table:style-name="ce909" office:value-type="string" calcext:value-type="string">
            <text:p>Test</text:p>
          </table:table-cell>
          <table:table-cell table:style-name="ce917"/>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6"/>
          <table:table-cell table:style-name="ce991"/>
          <table:table-cell table:style-name="ce995" office:value-type="string" calcext:value-type="string">
            <text:p>Тест</text:p>
          </table:table-cell>
          <table:table-cell table:style-name="ce998" office:value-type="string" calcext:value-type="string">
            <text:p>Test</text:p>
          </table:table-cell>
          <table:table-cell table:style-name="ce1003"/>
          <table:table-cell table:style-name="ce1010" office:value-type="string" calcext:value-type="string">
            <text:p>Тест</text:p>
          </table:table-cell>
          <table:table-cell table:style-name="ce1017"/>
          <table:table-cell table:style-name="ce1020"/>
          <table:table-cell table:style-name="ce1025" office:value-type="string" calcext:value-type="string">
            <text:p>اختبار</text:p>
          </table:table-cell>
          <table:table-cell table:style-name="ce1030" office:value-type="string" calcext:value-type="string">
            <text:p>تست</text:p>
          </table:table-cell>
          <table:table-cell table:style-name="ce315" office:value-type="string" calcext:value-type="string">
            <text:p>Тест</text:p>
          </table:table-cell>
          <table:table-cell table:style-name="ce315" table:number-columns-repeated="994"/>
        </table:table-row>
        <table:table-row table:style-name="ro10">
          <table:table-cell table:style-name="ce49" office:value-type="string" calcext:value-type="string">
            <text:p>FormConnectionWizard_Network</text:p>
          </table:table-cell>
          <table:table-cell table:style-name="ce371"/>
          <table:table-cell table:style-name="ce60" office:value-type="string" calcext:value-type="string">
            <text:p>Network</text:p>
          </table:table-cell>
          <table:table-cell table:style-name="ce886" office:value-type="string" calcext:value-type="string">
            <text:p>Réseau</text:p>
          </table:table-cell>
          <table:table-cell table:style-name="ce892" office:value-type="string" calcext:value-type="string">
            <text:p>Netwerk</text:p>
          </table:table-cell>
          <table:table-cell table:style-name="ce901"/>
          <table:table-cell table:style-name="ce910" office:value-type="string" calcext:value-type="string">
            <text:p>Red</text:p>
          </table:table-cell>
          <table:table-cell table:style-name="ce918"/>
          <table:table-cell table:style-name="ce925"/>
          <table:table-cell table:style-name="ce931"/>
          <table:table-cell table:style-name="ce937"/>
          <table:table-cell table:style-name="ce944"/>
          <table:table-cell table:style-name="ce949"/>
          <table:table-cell table:style-name="ce954"/>
          <table:table-cell table:style-name="ce961"/>
          <table:table-cell table:style-name="ce967"/>
          <table:table-cell table:style-name="ce974"/>
          <table:table-cell table:style-name="ce978"/>
          <table:table-cell table:style-name="ce982"/>
          <table:table-cell table:style-name="ce987"/>
          <table:table-cell table:style-name="ce991"/>
          <table:table-cell table:style-name="ce995" office:value-type="string" calcext:value-type="string">
            <text:p>Сеть</text:p>
          </table:table-cell>
          <table:table-cell table:style-name="ce998" office:value-type="string" calcext:value-type="string">
            <text:p>Xarxa</text:p>
          </table:table-cell>
          <table:table-cell table:style-name="ce1003"/>
          <table:table-cell table:style-name="ce1010" office:value-type="string" calcext:value-type="string">
            <text:p>Мрежа</text:p>
          </table:table-cell>
          <table:table-cell table:style-name="ce1017"/>
          <table:table-cell table:style-name="ce1020"/>
          <table:table-cell table:style-name="ce1025" office:value-type="string" calcext:value-type="string">
            <text:p>شبكة</text:p>
          </table:table-cell>
          <table:table-cell table:style-name="ce1030" office:value-type="string" calcext:value-type="string">
            <text:p>شبکه</text:p>
          </table:table-cell>
          <table:table-cell table:style-name="ce315" office:value-type="string" calcext:value-type="string">
            <text:p>Мрежа</text:p>
          </table:table-cell>
          <table:table-cell table:style-name="ce315" table:number-columns-repeated="994"/>
        </table:table-row>
        <table:table-row table:style-name="ro10">
          <table:table-cell table:style-name="ce49" office:value-type="string" calcext:value-type="string">
            <text:p>FormConnectionWizard_Host</text:p>
          </table:table-cell>
          <table:table-cell table:style-name="ce371"/>
          <table:table-cell table:style-name="ce590" office:value-type="string" calcext:value-type="string">
            <text:p>Host (IP address)</text:p>
          </table:table-cell>
          <table:table-cell table:style-name="ce887" office:value-type="string" calcext:value-type="string">
            <text:p>Hôte (Adresse IP)</text:p>
          </table:table-cell>
          <table:table-cell table:style-name="ce893" office:value-type="string" calcext:value-type="string">
            <text:p>Host (IP adres)</text:p>
          </table:table-cell>
          <table:table-cell table:style-name="ce902"/>
          <table:table-cell table:style-name="ce910" office:value-type="string" calcext:value-type="string">
            <text:p>Anfitrión (dirección IP)</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6" office:value-type="string" calcext:value-type="string">
            <text:p>Хост (IP address)</text:p>
          </table:table-cell>
          <table:table-cell table:style-name="ce998" office:value-type="string" calcext:value-type="string">
            <text:p>Màquina (Adreça IP)</text:p>
          </table:table-cell>
          <table:table-cell table:style-name="ce1003"/>
          <table:table-cell table:style-name="ce1011" office:value-type="string" calcext:value-type="string">
            <text:p>Host (IP address)</text:p>
          </table:table-cell>
          <table:table-cell table:style-name="ce1017"/>
          <table:table-cell table:style-name="ce1020"/>
          <table:table-cell table:style-name="ce1025" office:value-type="string" calcext:value-type="string">
            <text:p>المضيف (عنوان IP)</text:p>
          </table:table-cell>
          <table:table-cell table:style-name="ce1030" office:value-type="string" calcext:value-type="string">
            <text:p>میزبان (آدرس IP)</text:p>
          </table:table-cell>
          <table:table-cell table:style-name="ce315" office:value-type="string" calcext:value-type="string">
            <text:p>Хост (IP address)</text:p>
          </table:table-cell>
          <table:table-cell table:style-name="ce315" table:number-columns-repeated="994"/>
        </table:table-row>
        <table:table-row table:style-name="ro10">
          <table:table-cell table:style-name="ce49" office:value-type="string" calcext:value-type="string">
            <text:p>FormConnectionWizard_Port</text:p>
          </table:table-cell>
          <table:table-cell/>
          <table:table-cell office:value-type="string" calcext:value-type="string">
            <text:p>Port</text:p>
          </table:table-cell>
          <table:table-cell table:style-name="ce888" office:value-type="string" calcext:value-type="string">
            <text:p>Port</text:p>
          </table:table-cell>
          <table:table-cell table:style-name="ce893" office:value-type="string" calcext:value-type="string">
            <text:p>Poort</text:p>
          </table:table-cell>
          <table:table-cell table:style-name="ce902"/>
          <table:table-cell table:style-name="ce910" office:value-type="string" calcext:value-type="string">
            <text:p>Puerto</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Порт</text:p>
          </table:table-cell>
          <table:table-cell table:style-name="ce999" office:value-type="string" calcext:value-type="string">
            <text:p>Port</text:p>
          </table:table-cell>
          <table:table-cell table:style-name="ce1004"/>
          <table:table-cell table:style-name="ce1012" office:value-type="string" calcext:value-type="string">
            <text:p>Порт</text:p>
          </table:table-cell>
          <table:table-cell table:style-name="ce1018"/>
          <table:table-cell table:style-name="ce1021"/>
          <table:table-cell table:style-name="ce1027" office:value-type="string" calcext:value-type="string">
            <text:p>المنفذ</text:p>
          </table:table-cell>
          <table:table-cell table:style-name="ce1030" office:value-type="string" calcext:value-type="string">
            <text:p>درگاه</text:p>
          </table:table-cell>
          <table:table-cell table:style-name="ce315" office:value-type="string" calcext:value-type="string">
            <text:p>Порт</text:p>
          </table:table-cell>
          <table:table-cell table:number-columns-repeated="994"/>
        </table:table-row>
        <table:table-row table:style-name="ro10">
          <table:table-cell table:style-name="ce49" office:value-type="string" calcext:value-type="string">
            <text:p>FormConnectionWizard_Format</text:p>
          </table:table-cell>
          <table:table-cell/>
          <table:table-cell office:value-type="string" calcext:value-type="string">
            <text:p>Format</text:p>
          </table:table-cell>
          <table:table-cell table:style-name="ce888" office:value-type="string" calcext:value-type="string">
            <text:p>Format</text:p>
          </table:table-cell>
          <table:table-cell table:style-name="ce893" office:value-type="string" calcext:value-type="string">
            <text:p>Format</text:p>
          </table:table-cell>
          <table:table-cell table:style-name="ce902"/>
          <table:table-cell table:style-name="ce910" office:value-type="string" calcext:value-type="string">
            <text:p>Formato</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Формат потока видео:</text:p>
          </table:table-cell>
          <table:table-cell table:style-name="ce999" office:value-type="string" calcext:value-type="string">
            <text:p>Format</text:p>
          </table:table-cell>
          <table:table-cell table:style-name="ce1004"/>
          <table:table-cell table:style-name="ce1012" office:value-type="string" calcext:value-type="string">
            <text:p>Формат</text:p>
          </table:table-cell>
          <table:table-cell table:style-name="ce1018"/>
          <table:table-cell table:style-name="ce1021"/>
          <table:table-cell table:style-name="ce1027" office:value-type="string" calcext:value-type="string">
            <text:p>صيغة</text:p>
          </table:table-cell>
          <table:table-cell table:style-name="ce1030" office:value-type="string" calcext:value-type="string">
            <text:p>قالب</text:p>
          </table:table-cell>
          <table:table-cell table:style-name="ce315" office:value-type="string" calcext:value-type="string">
            <text:p>Формат на видео потока:</text:p>
          </table:table-cell>
          <table:table-cell table:number-columns-repeated="994"/>
        </table:table-row>
        <table:table-row table:style-name="ro10">
          <table:table-cell table:style-name="ce49" office:value-type="string" calcext:value-type="string">
            <text:p>FormConnectionWizard_Authentication</text:p>
          </table:table-cell>
          <table:table-cell/>
          <table:table-cell office:value-type="string" calcext:value-type="string">
            <text:p>Authentication</text:p>
          </table:table-cell>
          <table:table-cell table:style-name="ce889" office:value-type="string" calcext:value-type="string">
            <text:p>Authentification</text:p>
          </table:table-cell>
          <table:table-cell table:style-name="ce893" office:value-type="string" calcext:value-type="string">
            <text:p>Authenticatie</text:p>
          </table:table-cell>
          <table:table-cell table:style-name="ce902"/>
          <table:table-cell table:style-name="ce910" office:value-type="string" calcext:value-type="string">
            <text:p>Autenticación</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Аутенттификация</text:p>
          </table:table-cell>
          <table:table-cell table:style-name="ce998" office:value-type="string" calcext:value-type="string">
            <text:p>Autenticació</text:p>
          </table:table-cell>
          <table:table-cell table:style-name="ce1003"/>
          <table:table-cell table:style-name="ce1013" office:value-type="string" calcext:value-type="string">
            <text:p>Проверавање</text:p>
          </table:table-cell>
          <table:table-cell table:style-name="ce1017"/>
          <table:table-cell table:style-name="ce1020"/>
          <table:table-cell table:style-name="ce1025" office:value-type="string" calcext:value-type="string">
            <text:p>المصادقة</text:p>
          </table:table-cell>
          <table:table-cell table:style-name="ce1031" office:value-type="string" calcext:value-type="string">
            <text:p>احراز هویت</text:p>
          </table:table-cell>
          <table:table-cell table:style-name="ce315" office:value-type="string" calcext:value-type="string">
            <text:p>Ауторизация</text:p>
          </table:table-cell>
          <table:table-cell table:number-columns-repeated="994"/>
        </table:table-row>
        <table:table-row table:style-name="ro10">
          <table:table-cell table:style-name="ce49" office:value-type="string" calcext:value-type="string">
            <text:p>FormConnectionWizard_User</text:p>
          </table:table-cell>
          <table:table-cell/>
          <table:table-cell office:value-type="string" calcext:value-type="string">
            <text:p>User</text:p>
          </table:table-cell>
          <table:table-cell table:style-name="ce889" office:value-type="string" calcext:value-type="string">
            <text:p>Utilisateur</text:p>
          </table:table-cell>
          <table:table-cell table:style-name="ce893" office:value-type="string" calcext:value-type="string">
            <text:p>Gebruiker</text:p>
          </table:table-cell>
          <table:table-cell table:style-name="ce902"/>
          <table:table-cell table:style-name="ce910" office:value-type="string" calcext:value-type="string">
            <text:p>Usuario</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Пользователь</text:p>
          </table:table-cell>
          <table:table-cell table:style-name="ce998" office:value-type="string" calcext:value-type="string">
            <text:p>Usuari</text:p>
          </table:table-cell>
          <table:table-cell table:style-name="ce1003"/>
          <table:table-cell table:style-name="ce1013" office:value-type="string" calcext:value-type="string">
            <text:p>Корисник</text:p>
          </table:table-cell>
          <table:table-cell table:style-name="ce1017"/>
          <table:table-cell table:style-name="ce1020"/>
          <table:table-cell table:style-name="ce1025" office:value-type="string" calcext:value-type="string">
            <text:p>مستخدم</text:p>
          </table:table-cell>
          <table:table-cell table:style-name="ce1031" office:value-type="string" calcext:value-type="string">
            <text:p>کاربر</text:p>
          </table:table-cell>
          <table:table-cell office:value-type="string" calcext:value-type="string">
            <text:p>Ползвател</text:p>
          </table:table-cell>
          <table:table-cell table:number-columns-repeated="994"/>
        </table:table-row>
        <table:table-row table:style-name="ro10">
          <table:table-cell table:style-name="ce49" office:value-type="string" calcext:value-type="string">
            <text:p>FormConnectionWizard_Password</text:p>
          </table:table-cell>
          <table:table-cell/>
          <table:table-cell office:value-type="string" calcext:value-type="string">
            <text:p>Password</text:p>
          </table:table-cell>
          <table:table-cell table:style-name="ce889" office:value-type="string" calcext:value-type="string">
            <text:p>Mot de passe</text:p>
          </table:table-cell>
          <table:table-cell table:style-name="ce893" office:value-type="string" calcext:value-type="string">
            <text:p>Wachtwoord:</text:p>
          </table:table-cell>
          <table:table-cell table:style-name="ce902"/>
          <table:table-cell table:style-name="ce910" office:value-type="string" calcext:value-type="string">
            <text:p>Contraseña</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Пароль</text:p>
          </table:table-cell>
          <table:table-cell table:style-name="ce998" office:value-type="string" calcext:value-type="string">
            <text:p>Contrasenya</text:p>
          </table:table-cell>
          <table:table-cell table:style-name="ce1003"/>
          <table:table-cell table:style-name="ce1013" office:value-type="string" calcext:value-type="string">
            <text:p>Шифра</text:p>
          </table:table-cell>
          <table:table-cell table:style-name="ce1017"/>
          <table:table-cell table:style-name="ce1020"/>
          <table:table-cell table:style-name="ce1025" office:value-type="string" calcext:value-type="string">
            <text:p>كلمه السر</text:p>
          </table:table-cell>
          <table:table-cell table:style-name="ce1030" office:value-type="string" calcext:value-type="string">
            <text:p>رمز</text:p>
          </table:table-cell>
          <table:table-cell office:value-type="string" calcext:value-type="string">
            <text:p>Парола</text:p>
          </table:table-cell>
          <table:table-cell table:number-columns-repeated="994"/>
        </table:table-row>
        <table:table-row table:style-name="ro10">
          <table:table-cell table:style-name="ce49" office:value-type="string" calcext:value-type="string">
            <text:p>FormConnectionWizard_URL</text:p>
          </table:table-cell>
          <table:table-cell/>
          <table:table-cell office:value-type="string" calcext:value-type="string">
            <text:p>Final URL</text:p>
          </table:table-cell>
          <table:table-cell table:style-name="ce889" office:value-type="string" calcext:value-type="string">
            <text:p>URL finale</text:p>
          </table:table-cell>
          <table:table-cell table:style-name="ce893" office:value-type="string" calcext:value-type="string">
            <text:p>Definitieve URL</text:p>
          </table:table-cell>
          <table:table-cell table:style-name="ce902"/>
          <table:table-cell table:style-name="ce910" office:value-type="string" calcext:value-type="string">
            <text:p>URL final</text:p>
          </table:table-cell>
          <table:table-cell table:style-name="ce919"/>
          <table:table-cell table:style-name="ce926"/>
          <table:table-cell table:style-name="ce932"/>
          <table:table-cell table:style-name="ce938"/>
          <table:table-cell table:style-name="ce944"/>
          <table:table-cell table:style-name="ce949"/>
          <table:table-cell table:style-name="ce955"/>
          <table:table-cell table:style-name="ce961"/>
          <table:table-cell table:style-name="ce967"/>
          <table:table-cell table:style-name="ce974"/>
          <table:table-cell table:style-name="ce978"/>
          <table:table-cell table:style-name="ce982"/>
          <table:table-cell table:style-name="ce987"/>
          <table:table-cell table:style-name="ce992"/>
          <table:table-cell table:style-name="ce995" office:value-type="string" calcext:value-type="string">
            <text:p>Финальное URL</text:p>
          </table:table-cell>
          <table:table-cell table:style-name="ce998" office:value-type="string" calcext:value-type="string">
            <text:p>URL final</text:p>
          </table:table-cell>
          <table:table-cell table:style-name="ce1003"/>
          <table:table-cell table:style-name="ce1013" office:value-type="string" calcext:value-type="string">
            <text:p>Коначна URL адреса</text:p>
          </table:table-cell>
          <table:table-cell table:style-name="ce1017"/>
          <table:table-cell table:style-name="ce1020"/>
          <table:table-cell table:style-name="ce1025" office:value-type="string" calcext:value-type="string">
            <text:p>URL النهائي</text:p>
          </table:table-cell>
          <table:table-cell table:style-name="ce1031" office:value-type="string" calcext:value-type="string">
            <text:p>آدرس URL نهایی</text:p>
          </table:table-cell>
          <table:table-cell office:value-type="string" calcext:value-type="string">
            <text:p>Финален URL</text:p>
          </table:table-cell>
          <table:table-cell table:number-columns-repeated="994"/>
        </table:table-row>
        <table:table-row table:style-name="ro1" table:number-rows-repeated="1048542">
          <table:table-cell table:number-columns-repeated="1024"/>
        </table:table-row>
        <table:table-row table:style-name="ro21">
          <table:table-cell table:number-columns-repeated="1024"/>
        </table:table-row>
        <calcext:conditional-formats>
          <calcext:conditional-format calcext:target-range-address="CameraLang.F19:CameraLang.AC33 CameraLang.F3:CameraLang.AC33 CameraLang.AD19:CameraLang.AD19 CameraLang.AD23:CameraLang.AD24 CameraLang.D3:CameraLang.D33">
            <calcext:condition calcext:apply-style-name="cf1" calcext:value="=0" calcext:base-cell-address="CameraLang.D3"/>
          </calcext:conditional-format>
          <calcext:conditional-format calcext:target-range-address="CameraLang.E3:CameraLang.E33">
            <calcext:condition calcext:apply-style-name="cf7" calcext:value="=0" calcext:base-cell-address="CameraLang.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3" number:min-exponent-digits="1" loext:exponent-interval="3" loext:forced-exponent-sign="true"/>
    </number:number-style>
    <number:number-style style:name="N134P0" style:volatile="true">
      <number:text>€ </number:text>
      <number:number number:decimal-places="0" loext:min-decimal-places="0" number:min-integer-digits="1" number:grouping="true"/>
      <number:text> </number:text>
    </number:number-style>
    <number:number-style style:name="N134">
      <number:text>€ </number:text>
      <number:number number:decimal-places="0" loext:min-decimal-places="0" number:min-integer-digits="1" number:grouping="true"/>
      <number:text>-</number:text>
      <style:map style:condition="value()&gt;=0" style:apply-style-name="N134P0"/>
    </number:number-style>
    <number:number-style style:name="N135P0" style:volatile="true">
      <number:text>€ </number:text>
      <number:number number:decimal-places="0" loext:min-decimal-places="0" number:min-integer-digits="1" number:grouping="true"/>
      <number:text> </number:text>
    </number:number-style>
    <number:number-style style:name="N135">
      <style:text-properties fo:color="#ff0000"/>
      <number:text>€ </number:text>
      <number:number number:decimal-places="0" loext:min-decimal-places="0" number:min-integer-digits="1" number:grouping="true"/>
      <number:text>-</number:text>
      <style:map style:condition="value()&gt;=0" style:apply-style-name="N135P0"/>
    </number:number-style>
    <number:number-style style:name="N137P0" style:volatile="true">
      <number:text>€ </number:text>
      <number:number number:decimal-places="2" loext:min-decimal-places="2" number:min-integer-digits="1" number:grouping="true"/>
      <number:text> </number:text>
    </number:number-style>
    <number:number-style style:name="N137">
      <number:text>€ </number:text>
      <number:number number:decimal-places="2" loext:min-decimal-places="2" number:min-integer-digits="1" number:grouping="true"/>
      <number:text>-</number:text>
      <style:map style:condition="value()&gt;=0" style:apply-style-name="N137P0"/>
    </number:number-style>
    <number:number-style style:name="N138P0" style:volatile="true">
      <number:text>€ </number:text>
      <number:number number:decimal-places="2" loext:min-decimal-places="2" number:min-integer-digits="1" number:grouping="true"/>
      <number:text> </number:text>
    </number:number-style>
    <number:number-style style:name="N138">
      <style:text-properties fo:color="#ff0000"/>
      <number:text>€ </number:text>
      <number:number number:decimal-places="2" loext:min-decimal-places="2" number:min-integer-digits="1" number:grouping="true"/>
      <number:text>-</number:text>
      <style:map style:condition="value()&gt;=0" style:apply-style-name="N138P0"/>
    </number:number-style>
    <number:number-style style:name="N139">
      <number:number number:decimal-places="0" loext:min-decimal-places="0" number:min-integer-digits="1" number:grouping="true"/>
      <number:text> </number:text>
    </number:number-style>
    <number:number-style style:name="N142P0" style:volatile="true">
      <number:number number:decimal-places="0" loext:min-decimal-places="0" number:min-integer-digits="1" number:grouping="true"/>
      <number:text> </number:text>
    </number:number-style>
    <number:number-style style:name="N142P1" style:volatile="true">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 </number:text>
      <number:number number:decimal-places="0" loext:min-decimal-places="0" number:min-integer-digits="1" number:grouping="true"/>
      <number:text> </number:text>
    </number:number-style>
    <number:number-style style:name="N146P1" style:volatile="true">
      <number:text> € </number:text>
      <number:number number:decimal-places="0" loext:min-decimal-places="0"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2" loext:min-decimal-places="2" number:min-integer-digits="1" number:grouping="true"/>
      <number:text> </number:text>
    </number:number-style>
    <number:number-style style:name="N150P0" style:volatile="true">
      <number:number number:decimal-places="2" loext:min-decimal-places="2" number:min-integer-digits="1" number:grouping="true"/>
      <number:text> </number:text>
    </number:number-style>
    <number:number-style style:name="N150P1" style:volatile="true">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loext:min-decimal-places="2" number:min-integer-digits="1" number:grouping="true"/>
      <number:text> </number:text>
    </number:number-style>
    <number:number-style style:name="N154P1" style:volatile="true">
      <number:text> € </number:text>
      <number:number number:decimal-places="2" loext:min-decimal-places="2" number:min-integer-digits="1" number:grouping="true"/>
      <number:text>-</number:text>
    </number:number-style>
    <number:number-style style:name="N154P2" style:volatile="true">
      <number:text> €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 €</number:text>
      <style:map style:condition="value()&gt;=0" style:apply-style-name="N156P0"/>
    </number:number-style>
    <number:number-style style:name="N157P0" style:volatile="true">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 €</number:text>
      <style:map style:condition="value()&gt;=0" style:apply-style-name="N157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4P0" style:volatile="true">
      <number:number number:decimal-places="0" loext:min-decimal-places="0" number:min-integer-digits="1" number:grouping="true"/>
      <number:text>    </number:text>
    </number:number-style>
    <number:number-style style:name="N164P1" style:volatile="true">
      <number:text>-</number:text>
      <number:number number:decimal-places="0" loext: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0" loext:min-decimal-places="0" number:min-integer-digits="1" number:grouping="true"/>
      <number:text> € </number:text>
    </number:number-style>
    <number:number-style style:name="N168P1" style:volatile="true">
      <number:text>-</number:text>
      <number:number number:decimal-places="0" loext:min-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2" loext:min-decimal-places="2" number:min-integer-digits="1" number:grouping="true"/>
      <number:text>    </number:text>
    </number:number-style>
    <number:number-style style:name="N172P1" style:volatile="true">
      <number:text>-</number:text>
      <number:number number:decimal-places="2" loext:min-decimal-places="2" number:min-integer-digits="1" number:grouping="true"/>
      <number:text>    </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loext:min-decimal-places="2" number:min-integer-digits="1" number:grouping="true"/>
      <number:text> € </number:text>
    </number:number-style>
    <number:number-style style:name="N176P1" style:volatile="true">
      <number:text>-</number:text>
      <number:number number:decimal-places="2" loext:min-decimal-places="2" number:min-integer-digits="1" number:grouping="true"/>
      <number:text> € </number:text>
    </number:number-style>
    <number:number-style style:name="N176P2" style:volatile="true">
      <number:text> -</number:text>
      <number:number number:decimal-places="0" loext:min-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fr. </number:text>
      <number:number number:decimal-places="0" loext:min-decimal-places="0" number:min-integer-digits="1" number:grouping="true"/>
    </number:number-style>
    <number:number-style style:name="N178">
      <number:text>fr. -</number:text>
      <number:number number:decimal-places="0" loext:min-decimal-places="0" number:min-integer-digits="1" number:grouping="true"/>
      <style:map style:condition="value()&gt;=0" style:apply-style-name="N178P0"/>
    </number:number-style>
    <number:number-style style:name="N179P0" style:volatile="true">
      <number:text>fr. </number:text>
      <number:number number:decimal-places="0" loext:min-decimal-places="0" number:min-integer-digits="1" number:grouping="true"/>
    </number:number-style>
    <number:number-style style:name="N179">
      <style:text-properties fo:color="#ff0000"/>
      <number:text>fr. -</number:text>
      <number:number number:decimal-places="0" loext:min-decimal-places="0" number:min-integer-digits="1" number:grouping="true"/>
      <style:map style:condition="value()&gt;=0" style:apply-style-name="N179P0"/>
    </number:number-style>
    <number:number-style style:name="N181P0" style:volatile="true">
      <number:text>fr. </number:text>
      <number:number number:decimal-places="2" loext:min-decimal-places="2" number:min-integer-digits="1" number:grouping="true"/>
    </number:number-style>
    <number:number-style style:name="N181">
      <number:text>fr. -</number:text>
      <number:number number:decimal-places="2" loext:min-decimal-places="2" number:min-integer-digits="1" number:grouping="true"/>
      <style:map style:condition="value()&gt;=0" style:apply-style-name="N181P0"/>
    </number:number-style>
    <number:number-style style:name="N182P0" style:volatile="true">
      <number:text>fr. </number:text>
      <number:number number:decimal-places="2" loext:min-decimal-places="2" number:min-integer-digits="1" number:grouping="true"/>
    </number:number-style>
    <number:number-style style:name="N182">
      <style:text-properties fo:color="#ff0000"/>
      <number:text>fr. -</number:text>
      <number:number number:decimal-places="2" loext:min-decimal-places="2" number:min-integer-digits="1" number:grouping="true"/>
      <style:map style:condition="value()&gt;=0" style:apply-style-name="N182P0"/>
    </number:number-style>
    <number:number-style style:name="N184P0" style:volatile="true">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fr. </number:text>
      <number:number number:decimal-places="0" loext:min-decimal-places="0" number:min-integer-digits="1" number:grouping="true"/>
      <number:text> </number:text>
    </number:number-style>
    <number:number-style style:name="N188P1" style:volatile="true">
      <number:text> fr. -</number:text>
      <number:number number:decimal-places="0" loext:min-decimal-places="0" number:min-integer-digits="1" number:grouping="true"/>
      <number:text> </number:text>
    </number:number-style>
    <number:number-style style:name="N188P2" style:volatile="true">
      <number:text> fr.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2" loext:min-decimal-places="2" number:min-integer-digits="1" number:grouping="true"/>
      <number:text> </number:text>
    </number:number-style>
    <number:number-style style:name="N190P1" style:volatile="true">
      <number:text> -</number:text>
      <number:number number:decimal-places="2" loext:min-decimal-places="2" number:min-integer-digits="1" number:grouping="true"/>
      <number:text> </number:text>
    </number:number-style>
    <number:number-style style:name="N190P2" style:volatile="true">
      <number:text> -</number:text>
      <number:number number:decimal-places="0" loext:min-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text> fr. </number:text>
      <number:number number:decimal-places="2" loext:min-decimal-places="2" number:min-integer-digits="1" number:grouping="true"/>
      <number:text> </number:text>
    </number:number-style>
    <number:number-style style:name="N194P1" style:volatile="true">
      <number:text> fr. -</number:text>
      <number:number number:decimal-places="2" loext:min-decimal-places="2" number:min-integer-digits="1" number:grouping="true"/>
      <number:text> </number:text>
    </number:number-style>
    <number:number-style style:name="N194P2" style:volatile="true">
      <number:text> fr. -</number:text>
      <number:number number:decimal-places="0" loext:min-decimal-places="0" number:min-integer-digits="0"/>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Vrai</number:text>
    </number:number-style>
    <number:number-style style:name="N196P1" style:volatile="true">
      <number:text>Vrai</number:text>
    </number:number-style>
    <number:number-style style:name="N196">
      <number:text>Faux</number:text>
      <style:map style:condition="value()&gt;0" style:apply-style-name="N196P0"/>
      <style:map style:condition="value()&lt;0" style:apply-style-name="N196P1"/>
    </number:number-style>
    <number:number-style style:name="N198P0" style:volatile="true">
      <number:text>Actif</number:text>
    </number:number-style>
    <number:number-style style:name="N198P1" style:volatile="true">
      <number:text>Actif</number:text>
    </number:number-style>
    <number:number-style style:name="N198">
      <number:text>Inactif</number:text>
      <style:map style:condition="value()&gt;0" style:apply-style-name="N198P0"/>
      <style:map style:condition="value()&lt;0" style:apply-style-name="N198P1"/>
    </number:number-style>
    <number:currency-style style:name="N200P0" style:volatile="true">
      <number:currency-symbol>€</number:currency-symbol>
      <number:text> </number:text>
      <number:number number:decimal-places="2" loext:min-decimal-places="2" number:min-integer-digits="1" number:grouping="true"/>
      <number:text> </number:text>
    </number:currency-style>
    <number:currency-style style:name="N20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00P0"/>
    </number:currency-style>
    <number:currency-style style:name="N202P0" style:volatile="true">
      <number:number number:decimal-places="2" loext:min-decimal-places="2" number:min-integer-digits="1" number:grouping="true"/>
      <number:text> </number:text>
      <number:currency-symbol number:language="de" number:country="DE">€</number:currency-symbol>
    </number:currency-style>
    <number:currency-style style:name="N20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02P0"/>
    </number:currency-style>
    <number:number-style style:name="N204P0" style:volatile="true">
      <number:text>$</number:text>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number:text>
      <style:map style:condition="value()&gt;=0" style:apply-style-name="N204P0"/>
    </number:number-style>
    <number:number-style style:name="N205P0" style:volatile="true">
      <number:text>$</number:text>
      <number:number number:decimal-places="0" loext:min-decimal-places="0" number:min-integer-digits="1" number:grouping="true"/>
      <number:text> </number:text>
    </number:number-style>
    <number:number-style style:name="N205">
      <style:text-properties fo:color="#ff0000"/>
      <number:text>($</number:text>
      <number:number number:decimal-places="0" loext:min-decimal-places="0" number:min-integer-digits="1" number:grouping="true"/>
      <number:text>)</number:text>
      <style:map style:condition="value()&gt;=0" style:apply-style-name="N205P0"/>
    </number:number-style>
    <number:number-style style:name="N207P0" style:volatile="true">
      <number:text>$</number:text>
      <number:number number:decimal-places="2" loext:min-decimal-places="2" number:min-integer-digits="1" number:grouping="true"/>
      <number:text> </number:text>
    </number:number-style>
    <number:number-style style:name="N207">
      <number:text>($</number:text>
      <number:number number:decimal-places="2" loext:min-decimal-places="2" number:min-integer-digits="1" number:grouping="true"/>
      <number:text>)</number:text>
      <style:map style:condition="value()&gt;=0" style:apply-style-name="N207P0"/>
    </number:number-style>
    <number:number-style style:name="N208P0" style:volatile="true">
      <number:text>$</number:text>
      <number:number number:decimal-places="2" loext:min-decimal-places="2" number:min-integer-digits="1" number:grouping="true"/>
      <number:text> </number:text>
    </number:number-style>
    <number:number-style style:name="N208">
      <style:text-properties fo:color="#ff0000"/>
      <number:text>($</number:text>
      <number:number number:decimal-places="2" loext:min-decimal-places="2" number:min-integer-digits="1" number:grouping="true"/>
      <number:text>)</number:text>
      <style:map style:condition="value()&gt;=0" style:apply-style-name="N208P0"/>
    </number:number-style>
    <number:number-style style:name="N210P0" style:volatile="true">
      <number:number number:decimal-places="0" loext:min-decimal-places="0" number:min-integer-digits="1" number:grouping="true"/>
      <number:text> </number:text>
    </number:number-style>
    <number:number-style style:name="N210P1" style:volatile="true">
      <number:text> (</number:text>
      <number:number number:decimal-places="0" loext:min-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text> $</number:text>
      <number:number number:decimal-places="0" loext:min-decimal-places="0" number:min-integer-digits="1" number:grouping="true"/>
      <number:text> </number:text>
    </number:number-style>
    <number:number-style style:name="N214P1" style:volatile="true">
      <number:text> $(</number:text>
      <number:number number:decimal-places="0" loext:min-decimal-places="0" number:min-integer-digits="1" number:grouping="true"/>
      <number:text>)</number:text>
    </number:number-style>
    <number:number-style style:name="N214P2" style:volatile="true">
      <number:text> $-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number:text>
      <number:number number:decimal-places="2" loext:min-decimal-places="2" number:min-integer-digits="1" number:grouping="true"/>
      <number:text> </number:text>
    </number:number-style>
    <number:number-style style:name="N220P1" style:volatile="true">
      <number:text> $(</number:text>
      <number:number number:decimal-places="2" loext:min-decimal-places="2" number:min-integer-digits="1" number:grouping="true"/>
      <number:text>)</number:text>
    </number:number-style>
    <number:number-style style:name="N220P2" style:volatile="true">
      <number:text> $-</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text>R$ </number:text>
      <number:number number:decimal-places="0" loext:min-decimal-places="0" number:min-integer-digits="1" number:grouping="true"/>
      <number:text> </number:text>
    </number:number-style>
    <number:number-style style:name="N222">
      <number:text>(R$ </number:text>
      <number:number number:decimal-places="0" loext:min-decimal-places="0" number:min-integer-digits="1" number:grouping="true"/>
      <number:text>)</number:text>
      <style:map style:condition="value()&gt;=0" style:apply-style-name="N222P0"/>
    </number:number-style>
    <number:number-style style:name="N223P0" style:volatile="true">
      <number:text>R$ </number:text>
      <number:number number:decimal-places="0" loext:min-decimal-places="0" number:min-integer-digits="1" number:grouping="true"/>
      <number:text> </number:text>
    </number:number-style>
    <number:number-style style:name="N223">
      <style:text-properties fo:color="#ff0000"/>
      <number:text>(R$ </number:text>
      <number:number number:decimal-places="0" loext:min-decimal-places="0" number:min-integer-digits="1" number:grouping="true"/>
      <number:text>)</number:text>
      <style:map style:condition="value()&gt;=0" style:apply-style-name="N223P0"/>
    </number:number-style>
    <number:number-style style:name="N225P0" style:volatile="true">
      <number:text>R$ </number:text>
      <number:number number:decimal-places="2" loext:min-decimal-places="2" number:min-integer-digits="1" number:grouping="true"/>
      <number:text> </number:text>
    </number:number-style>
    <number:number-style style:name="N225">
      <number:text>(R$ </number:text>
      <number:number number:decimal-places="2" loext:min-decimal-places="2" number:min-integer-digits="1" number:grouping="true"/>
      <number:text>)</number:text>
      <style:map style:condition="value()&gt;=0" style:apply-style-name="N225P0"/>
    </number:number-style>
    <number:number-style style:name="N226P0" style:volatile="true">
      <number:text>R$ </number:text>
      <number:number number:decimal-places="2" loext:min-decimal-places="2" number:min-integer-digits="1" number:grouping="true"/>
      <number:text> </number:text>
    </number:number-style>
    <number:number-style style:name="N226">
      <style:text-properties fo:color="#ff0000"/>
      <number:text>(R$ </number:text>
      <number:number number:decimal-places="2" loext:min-decimal-places="2" number:min-integer-digits="1" number:grouping="true"/>
      <number:text>)</number:text>
      <style:map style:condition="value()&gt;=0" style:apply-style-name="N226P0"/>
    </number:number-style>
    <number:number-style style:name="N230P0" style:volatile="true">
      <number:text> R$ </number:text>
      <number:number number:decimal-places="0" loext:min-decimal-places="0" number:min-integer-digits="1" number:grouping="true"/>
      <number:text> </number:text>
    </number:number-style>
    <number:number-style style:name="N230P1" style:volatile="true">
      <number:text> R$ (</number:text>
      <number:number number:decimal-places="0" loext:min-decimal-places="0" number:min-integer-digits="1" number:grouping="true"/>
      <number:text>)</number:text>
    </number:number-style>
    <number:number-style style:name="N230P2" style:volatile="true">
      <number:text> R$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number:text> R$ </number:text>
      <number:number number:decimal-places="2" loext:min-decimal-places="2" number:min-integer-digits="1" number:grouping="true"/>
      <number:text> </number:text>
    </number:number-style>
    <number:number-style style:name="N234P1" style:volatile="true">
      <number:text> R$ (</number:text>
      <number:number number:decimal-places="2" loext:min-decimal-places="2" number:min-integer-digits="1" number:grouping="true"/>
      <number:text>)</number:text>
    </number:number-style>
    <number:number-style style:name="N234P2" style:volatile="true">
      <number:text> R$ -</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6P0" style:volatile="true">
      <number:number number:decimal-places="0" loext:min-decimal-places="0" number:min-integer-digits="1" number:grouping="true"/>
      <number:text> zł</number:text>
    </number:number-style>
    <number:number-style style:name="N236">
      <number:text>-</number:text>
      <number:number number:decimal-places="0" loext:min-decimal-places="0" number:min-integer-digits="1" number:grouping="true"/>
      <number:text> zł</number:text>
      <style:map style:condition="value()&gt;=0" style:apply-style-name="N236P0"/>
    </number:number-style>
    <number:number-style style:name="N237P0" style:volatile="true">
      <number:number number:decimal-places="0" loext:min-decimal-places="0" number:min-integer-digits="1" number:grouping="true"/>
      <number:text> zł</number:text>
    </number:number-style>
    <number:number-style style:name="N237">
      <style:text-properties fo:color="#ff0000"/>
      <number:text>-</number:text>
      <number:number number:decimal-places="0" loext:min-decimal-places="0" number:min-integer-digits="1" number:grouping="true"/>
      <number:text> zł</number:text>
      <style:map style:condition="value()&gt;=0" style:apply-style-name="N237P0"/>
    </number:number-style>
    <number:number-style style:name="N239P0" style:volatile="true">
      <number:number number:decimal-places="2" loext:min-decimal-places="2" number:min-integer-digits="1" number:grouping="true"/>
      <number:text> zł</number:text>
    </number:number-style>
    <number:number-style style:name="N239">
      <number:text>-</number:text>
      <number:number number:decimal-places="2" loext:min-decimal-places="2" number:min-integer-digits="1" number:grouping="true"/>
      <number:text> zł</number:text>
      <style:map style:condition="value()&gt;=0" style:apply-style-name="N239P0"/>
    </number:number-style>
    <number:number-style style:name="N240P0" style:volatile="true">
      <number:number number:decimal-places="2" loext:min-decimal-places="2" number:min-integer-digits="1" number:grouping="true"/>
      <number:text> zł</number:text>
    </number:number-style>
    <number:number-style style:name="N240">
      <style:text-properties fo:color="#ff0000"/>
      <number:text>-</number:text>
      <number:number number:decimal-places="2" loext:min-decimal-places="2" number:min-integer-digits="1" number:grouping="true"/>
      <number:text> zł</number:text>
      <style:map style:condition="value()&gt;=0" style:apply-style-name="N240P0"/>
    </number:number-style>
    <number:number-style style:name="N244P0" style:volatile="true">
      <number:number number:decimal-places="0" loext:min-decimal-places="0" number:min-integer-digits="1" number:grouping="true"/>
      <number:text>      </number:text>
    </number:number-style>
    <number:number-style style:name="N244P1" style:volatile="true">
      <number:text>-</number:text>
      <number:number number:decimal-places="0" loext:min-decimal-places="0"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number number:decimal-places="0" loext:min-decimal-places="0" number:min-integer-digits="1" number:grouping="true"/>
      <number:text> zł </number:text>
    </number:number-style>
    <number:number-style style:name="N248P1" style:volatile="true">
      <number:text>-</number:text>
      <number:number number:decimal-places="0" loext:min-decimal-places="0" number:min-integer-digits="1" number:grouping="true"/>
      <number:text> zł </number:text>
    </number:number-style>
    <number:number-style style:name="N248P2" style:volatile="true">
      <number:text> - zł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number number:decimal-places="2" loext:min-decimal-places="2" number:min-integer-digits="1" number:grouping="true"/>
      <number:text>      </number:text>
    </number:number-style>
    <number:number-style style:name="N252P1" style:volatile="true">
      <number:text>-</number:text>
      <number:number number:decimal-places="2" loext:min-decimal-places="2" number:min-integer-digits="1" number:grouping="true"/>
      <number:text>      </number:text>
    </number:number-style>
    <number:number-style style:name="N252P2" style:volatile="true">
      <number:text> -</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number number:decimal-places="2" loext:min-decimal-places="2" number:min-integer-digits="1" number:grouping="true"/>
      <number:text> zł </number:text>
    </number:number-style>
    <number:number-style style:name="N256P1" style:volatile="true">
      <number:text>-</number:text>
      <number:number number:decimal-places="2" loext:min-decimal-places="2" number:min-integer-digits="1" number:grouping="true"/>
      <number:text> zł </number:text>
    </number:number-style>
    <number:number-style style:name="N256P2" style:volatile="true">
      <number:text> -</number:text>
      <number:number number:decimal-places="0" loext:min-decimal-places="0" number:min-integer-digits="0"/>
      <number:text> zł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number:text>Q</number:text>
      <number:number number:decimal-places="0" loext:min-decimal-places="0" number:min-integer-digits="1" number:grouping="true"/>
      <number:text> </number:text>
    </number:number-style>
    <number:number-style style:name="N258">
      <number:text>(Q</number:text>
      <number:number number:decimal-places="0" loext:min-decimal-places="0" number:min-integer-digits="1" number:grouping="true"/>
      <number:text>)</number:text>
      <style:map style:condition="value()&gt;=0" style:apply-style-name="N258P0"/>
    </number:number-style>
    <number:number-style style:name="N259P0" style:volatile="true">
      <number:text>Q</number:text>
      <number:number number:decimal-places="0" loext:min-decimal-places="0" number:min-integer-digits="1" number:grouping="true"/>
      <number:text> </number:text>
    </number:number-style>
    <number:number-style style:name="N259">
      <style:text-properties fo:color="#ff0000"/>
      <number:text>(Q</number:text>
      <number:number number:decimal-places="0" loext:min-decimal-places="0" number:min-integer-digits="1" number:grouping="true"/>
      <number:text>)</number:text>
      <style:map style:condition="value()&gt;=0" style:apply-style-name="N259P0"/>
    </number:number-style>
    <number:number-style style:name="N261P0" style:volatile="true">
      <number:text>Q</number:text>
      <number:number number:decimal-places="2" loext:min-decimal-places="2" number:min-integer-digits="1" number:grouping="true"/>
      <number:text> </number:text>
    </number:number-style>
    <number:number-style style:name="N261">
      <number:text>(Q</number:text>
      <number:number number:decimal-places="2" loext:min-decimal-places="2" number:min-integer-digits="1" number:grouping="true"/>
      <number:text>)</number:text>
      <style:map style:condition="value()&gt;=0" style:apply-style-name="N261P0"/>
    </number:number-style>
    <number:number-style style:name="N262P0" style:volatile="true">
      <number:text>Q</number:text>
      <number:number number:decimal-places="2" loext:min-decimal-places="2" number:min-integer-digits="1" number:grouping="true"/>
      <number:text> </number:text>
    </number:number-style>
    <number:number-style style:name="N262">
      <style:text-properties fo:color="#ff0000"/>
      <number:text>(Q</number:text>
      <number:number number:decimal-places="2" loext:min-decimal-places="2" number:min-integer-digits="1" number:grouping="true"/>
      <number:text>)</number:text>
      <style:map style:condition="value()&gt;=0" style:apply-style-name="N262P0"/>
    </number:number-style>
    <number:number-style style:name="N266P0" style:volatile="true">
      <number:text> Q</number:text>
      <number:number number:decimal-places="0" loext:min-decimal-places="0" number:min-integer-digits="1" number:grouping="true"/>
      <number:text> </number:text>
    </number:number-style>
    <number:number-style style:name="N266P1" style:volatile="true">
      <number:text> Q(</number:text>
      <number:number number:decimal-places="0" loext:min-decimal-places="0" number:min-integer-digits="1" number:grouping="true"/>
      <number:text>)</number:text>
    </number:number-style>
    <number:number-style style:name="N266P2" style:volatile="true">
      <number:text> Q-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number:text> Q</number:text>
      <number:number number:decimal-places="2" loext:min-decimal-places="2" number:min-integer-digits="1" number:grouping="true"/>
      <number:text> </number:text>
    </number:number-style>
    <number:number-style style:name="N270P1" style:volatile="true">
      <number:text> Q(</number:text>
      <number:number number:decimal-places="2" loext:min-decimal-places="2" number:min-integer-digits="1" number:grouping="true"/>
      <number:text>)</number:text>
    </number:number-style>
    <number:number-style style:name="N270P2" style:volatile="true">
      <number:text> Q-</number:text>
      <number:number number:decimal-places="0" loext: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2P0" style:volatile="true">
      <number:currency-symbol number:language="it" number:country="IT">€</number:currency-symbol>
      <number:text> </number:text>
      <number:number number:decimal-places="2" loext:min-decimal-places="2" number:min-integer-digits="1" number:grouping="true"/>
    </number:currency-style>
    <number:currency-style style:name="N27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72P0"/>
    </number:currency-style>
    <number:currency-style style:name="N274P0" style:volatile="true">
      <number:currency-symbol number:language="nl" number:country="NL">€</number:currency-symbol>
      <number:text> </number:text>
      <number:number number:decimal-places="2" loext:min-decimal-places="2" number:min-integer-digits="1" number:grouping="true"/>
    </number:currency-style>
    <number:currency-style style:name="N274">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274P0"/>
    </number:currency-style>
    <number:date-style style:name="N275">
      <number:year/>
      <number:text>n</number:text>
      <number:era/>
      <number:text>li</number:text>
      <number:seconds/>
      <number:hours/>
    </number:date-style>
    <number:date-style style:name="N276">
      <number:text>f</number:text>
      <number:year number:style="long"/>
      <number:year/>
      <number:text>nc</number:text>
      <number:hours/>
    </number:date-style>
    <number:time-style style:name="N277">
      <number:text>dutc</number:text>
      <number:hours/>
    </number:time-style>
    <number:currency-style style:name="N279P0" style:volatile="true">
      <number:number number:decimal-places="2" loext:min-decimal-places="2" number:min-integer-digits="1" number:grouping="true"/>
      <number:text> </number:text>
      <number:currency-symbol>€</number:currency-symbol>
    </number:currency-style>
    <number:currency-style style:name="N279">
      <style:text-properties fo:color="#ff0000"/>
      <number:text>-</number:text>
      <number:number number:decimal-places="2" loext:min-decimal-places="2" number:min-integer-digits="1" number:grouping="true"/>
      <number:text> </number:text>
      <number:currency-symbol>€</number:currency-symbol>
      <style:map style:condition="value()&gt;=0" style:apply-style-name="N279P0"/>
    </number:currency-style>
    <number:currency-style style:name="N281P0" style:volatile="true">
      <number:number number:decimal-places="2" loext:min-decimal-places="2" number:min-integer-digits="1" number:grouping="true"/>
      <number:text> </number:text>
      <number:currency-symbol number:language="fi" number:country="FI">€</number:currency-symbol>
    </number:currency-style>
    <number:currency-style style:name="N281">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81P0"/>
    </number:currency-style>
    <number:number-style style:name="N283P0" style:volatile="true">
      <number:text>€ </number:text>
      <number:number number:decimal-places="0" loext:min-decimal-places="0" number:min-integer-digits="1" number:grouping="true"/>
    </number:number-style>
    <number:number-style style:name="N283">
      <number:text>€ -</number:text>
      <number:number number:decimal-places="0" loext:min-decimal-places="0" number:min-integer-digits="1" number:grouping="true"/>
      <style:map style:condition="value()&gt;=0" style:apply-style-name="N283P0"/>
    </number:number-style>
    <number:number-style style:name="N284P0" style:volatile="true">
      <number:text>€ </number:text>
      <number:number number:decimal-places="0" loext:min-decimal-places="0" number:min-integer-digits="1" number:grouping="true"/>
    </number:number-style>
    <number:number-style style:name="N284">
      <style:text-properties fo:color="#ff0000"/>
      <number:text>€ -</number:text>
      <number:number number:decimal-places="0" loext:min-decimal-places="0" number:min-integer-digits="1" number:grouping="true"/>
      <style:map style:condition="value()&gt;=0" style:apply-style-name="N284P0"/>
    </number:number-style>
    <number:number-style style:name="N286P0" style:volatile="true">
      <number:text>€ </number:text>
      <number:number number:decimal-places="2" loext:min-decimal-places="2" number:min-integer-digits="1" number:grouping="true"/>
    </number:number-style>
    <number:number-style style:name="N286">
      <number:text>€ -</number:text>
      <number:number number:decimal-places="2" loext:min-decimal-places="2" number:min-integer-digits="1" number:grouping="true"/>
      <style:map style:condition="value()&gt;=0" style:apply-style-name="N286P0"/>
    </number:number-style>
    <number:number-style style:name="N287P0" style:volatile="true">
      <number:text>€ </number:text>
      <number:number number:decimal-places="2" loext:min-decimal-places="2" number:min-integer-digits="1" number:grouping="true"/>
    </number:number-style>
    <number:number-style style:name="N287">
      <style:text-properties fo:color="#ff0000"/>
      <number:text>€ -</number:text>
      <number:number number:decimal-places="2" loext:min-decimal-places="2" number:min-integer-digits="1" number:grouping="true"/>
      <style:map style:condition="value()&gt;=0" style:apply-style-name="N287P0"/>
    </number:number-style>
    <number:number-style style:name="N289P0" style:volatile="true">
      <number:text> € </number:text>
      <number:number number:decimal-places="0" loext:min-decimal-places="0" number:min-integer-digits="1" number:grouping="true"/>
      <number:text> </number:text>
    </number:number-style>
    <number:number-style style:name="N289P1" style:volatile="true">
      <number:text> € -</number:text>
      <number:number number:decimal-places="0" loext:min-decimal-places="0" number:min-integer-digits="1" number:grouping="true"/>
      <number:text> </number:text>
    </number:number-style>
    <number:number-style style:name="N289P2" style:volatile="true">
      <number:text> €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loext:min-decimal-places="2" number:min-integer-digits="1" number:grouping="true"/>
      <number:text> </number:text>
    </number:number-style>
    <number:number-style style:name="N291P1" style:volatile="true">
      <number:text> € -</number:text>
      <number:number number:decimal-places="2" loext:min-decimal-places="2" number:min-integer-digits="1" number:grouping="true"/>
      <number:text> </number:text>
    </number:number-style>
    <number:number-style style:name="N291P2" style:volatile="true">
      <number:text> €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loext:min-decimal-places="0" number:min-integer-digits="1" number:grouping="true"/>
    </number:number-style>
    <number:number-style style:name="N293">
      <number:text>￥-</number:text>
      <number:number number:decimal-places="0" loext:min-decimal-places="0" number:min-integer-digits="1" number:grouping="true"/>
      <style:map style:condition="value()&gt;=0" style:apply-style-name="N293P0"/>
    </number:number-style>
    <number:number-style style:name="N294P0" style:volatile="true">
      <number:text>￥</number:text>
      <number:number number:decimal-places="0" loext:min-decimal-places="0" number:min-integer-digits="1" number:grouping="true"/>
    </number:number-style>
    <number:number-style style:name="N294">
      <style:text-properties fo:color="#ff0000"/>
      <number:text>￥-</number:text>
      <number:number number:decimal-places="0" loext:min-decimal-places="0" number:min-integer-digits="1" number:grouping="true"/>
      <style:map style:condition="value()&gt;=0" style:apply-style-name="N294P0"/>
    </number:number-style>
    <number:number-style style:name="N296P0" style:volatile="true">
      <number:text>￥</number:text>
      <number:number number:decimal-places="2" loext:min-decimal-places="2" number:min-integer-digits="1" number:grouping="true"/>
    </number:number-style>
    <number:number-style style:name="N296">
      <number:text>￥-</number:text>
      <number:number number:decimal-places="2" loext:min-decimal-places="2" number:min-integer-digits="1" number:grouping="true"/>
      <style:map style:condition="value()&gt;=0" style:apply-style-name="N296P0"/>
    </number:number-style>
    <number:number-style style:name="N297P0" style:volatile="true">
      <number:text>￥</number:text>
      <number:number number:decimal-places="2" loext:min-decimal-places="2" number:min-integer-digits="1" number:grouping="true"/>
    </number:number-style>
    <number:number-style style:name="N297">
      <style:text-properties fo:color="#ff0000"/>
      <number:text>￥-</number:text>
      <number:number number:decimal-places="2" loext:min-decimal-places="2" number:min-integer-digits="1" number:grouping="true"/>
      <style:map style:condition="value()&gt;=0" style:apply-style-name="N297P0"/>
    </number:number-style>
    <number:number-style style:name="N301P0" style:volatile="true">
      <number:text> ￥</number:text>
      <number:number number:decimal-places="0" loext:min-decimal-places="0" number:min-integer-digits="1" number:grouping="true"/>
      <number:text> </number:text>
    </number:number-style>
    <number:number-style style:name="N301P1" style:volatile="true">
      <number:text> ￥-</number:text>
      <number:number number:decimal-places="0" loext:min-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loext:min-decimal-places="2" number:min-integer-digits="1" number:grouping="true"/>
      <number:text> </number:text>
    </number:number-style>
    <number:number-style style:name="N305P1" style:volatile="true">
      <number:text> ￥-</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loext:min-decimal-places="0" number:min-integer-digits="1" number:grouping="true"/>
      <number:text> TL</number:text>
    </number:number-style>
    <number:number-style style:name="N307">
      <number:text>-</number:text>
      <number:number number:decimal-places="0" loext:min-decimal-places="0" number:min-integer-digits="1" number:grouping="true"/>
      <number:text> TL</number:text>
      <style:map style:condition="value()&gt;=0" style:apply-style-name="N307P0"/>
    </number:number-style>
    <number:number-style style:name="N308P0" style:volatile="true">
      <number:number number:decimal-places="0" loext:min-decimal-places="0" number:min-integer-digits="1" number:grouping="true"/>
      <number:text> TL</number:text>
    </number:number-style>
    <number:number-style style:name="N308">
      <style:text-properties fo:color="#ff0000"/>
      <number:text>-</number:text>
      <number:number number:decimal-places="0" loext:min-decimal-places="0" number:min-integer-digits="1" number:grouping="true"/>
      <number:text> TL</number:text>
      <style:map style:condition="value()&gt;=0" style:apply-style-name="N308P0"/>
    </number:number-style>
    <number:number-style style:name="N310P0" style:volatile="true">
      <number:number number:decimal-places="2" loext:min-decimal-places="2" number:min-integer-digits="1" number:grouping="true"/>
      <number:text> TL</number:text>
    </number:number-style>
    <number:number-style style:name="N310">
      <number:text>-</number:text>
      <number:number number:decimal-places="2" loext:min-decimal-places="2" number:min-integer-digits="1" number:grouping="true"/>
      <number:text> TL</number:text>
      <style:map style:condition="value()&gt;=0" style:apply-style-name="N310P0"/>
    </number:number-style>
    <number:number-style style:name="N311P0" style:volatile="true">
      <number:number number:decimal-places="2" loext:min-decimal-places="2" number:min-integer-digits="1" number:grouping="true"/>
      <number:text> TL</number:text>
    </number:number-style>
    <number:number-style style:name="N311">
      <style:text-properties fo:color="#ff0000"/>
      <number:text>-</number:text>
      <number:number number:decimal-places="2" loext:min-decimal-places="2" number:min-integer-digits="1" number:grouping="true"/>
      <number:text> TL</number:text>
      <style:map style:condition="value()&gt;=0" style:apply-style-name="N311P0"/>
    </number:number-style>
    <number:number-style style:name="N315P0" style:volatile="true">
      <number:number number:decimal-places="0" loext:min-decimal-places="0" number:min-integer-digits="1" number:grouping="true"/>
      <number:text> TL </number:text>
    </number:number-style>
    <number:number-style style:name="N315P1" style:volatile="true">
      <number:text>-</number:text>
      <number:number number:decimal-places="0" loext:min-decimal-places="0" number:min-integer-digits="1" number:grouping="true"/>
      <number:text> TL </number:text>
    </number:number-style>
    <number:number-style style:name="N315P2" style:volatile="true">
      <number:text> - TL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number:number number:decimal-places="2" loext:min-decimal-places="2" number:min-integer-digits="1" number:grouping="true"/>
      <number:text> TL </number:text>
    </number:number-style>
    <number:number-style style:name="N319P1" style:volatile="true">
      <number:text>-</number:text>
      <number:number number:decimal-places="2" loext:min-decimal-places="2" number:min-integer-digits="1" number:grouping="true"/>
      <number:text> TL </number:text>
    </number:number-style>
    <number:number-style style:name="N319P2" style:volatile="true">
      <number:text> -</number:text>
      <number:number number:decimal-places="0" loext:min-decimal-places="0" number:min-integer-digits="0"/>
      <number:text> TL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0" loext:min-decimal-places="0" number:min-integer-digits="1" number:grouping="true"/>
      <number:text> YTL</number:text>
    </number:number-style>
    <number:number-style style:name="N321">
      <number:text>-</number:text>
      <number:number number:decimal-places="0" loext:min-decimal-places="0" number:min-integer-digits="1" number:grouping="true"/>
      <number:text> YTL</number:text>
      <style:map style:condition="value()&gt;=0" style:apply-style-name="N321P0"/>
    </number:number-style>
    <number:number-style style:name="N322P0" style:volatile="true">
      <number:number number:decimal-places="0" loext:min-decimal-places="0" number:min-integer-digits="1" number:grouping="true"/>
      <number:text> YTL</number:text>
    </number:number-style>
    <number:number-style style:name="N322">
      <style:text-properties fo:color="#ff0000"/>
      <number:text>-</number:text>
      <number:number number:decimal-places="0" loext:min-decimal-places="0" number:min-integer-digits="1" number:grouping="true"/>
      <number:text> YTL</number:text>
      <style:map style:condition="value()&gt;=0" style:apply-style-name="N322P0"/>
    </number:number-style>
    <number:number-style style:name="N324P0" style:volatile="true">
      <number:number number:decimal-places="2" loext:min-decimal-places="2" number:min-integer-digits="1" number:grouping="true"/>
      <number:text> YTL</number:text>
    </number:number-style>
    <number:number-style style:name="N324">
      <number:text>-</number:text>
      <number:number number:decimal-places="2" loext:min-decimal-places="2" number:min-integer-digits="1" number:grouping="true"/>
      <number:text> YTL</number:text>
      <style:map style:condition="value()&gt;=0" style:apply-style-name="N324P0"/>
    </number:number-style>
    <number:number-style style:name="N325P0" style:volatile="true">
      <number:number number:decimal-places="2" loext:min-decimal-places="2" number:min-integer-digits="1" number:grouping="true"/>
      <number:text> YTL</number:text>
    </number:number-style>
    <number:number-style style:name="N325">
      <style:text-properties fo:color="#ff0000"/>
      <number:text>-</number:text>
      <number:number number:decimal-places="2" loext:min-decimal-places="2" number:min-integer-digits="1" number:grouping="true"/>
      <number:text> YTL</number:text>
      <style:map style:condition="value()&gt;=0" style:apply-style-name="N325P0"/>
    </number:number-style>
    <number:number-style style:name="N329P0" style:volatile="true">
      <number:number number:decimal-places="0" loext:min-decimal-places="0" number:min-integer-digits="1" number:grouping="true"/>
      <number:text> YTL </number:text>
    </number:number-style>
    <number:number-style style:name="N329P1" style:volatile="true">
      <number:text>-</number:text>
      <number:number number:decimal-places="0" loext:min-decimal-places="0" number:min-integer-digits="1" number:grouping="true"/>
      <number:text> YTL </number:text>
    </number:number-style>
    <number:number-style style:name="N329P2" style:volatile="true">
      <number:text> - YTL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YTL </number:text>
    </number:number-style>
    <number:number-style style:name="N337P1" style:volatile="true">
      <number:text>-</number:text>
      <number:number number:decimal-places="2" loext:min-decimal-places="2" number:min-integer-digits="1" number:grouping="true"/>
      <number:text> YTL </number:text>
    </number:number-style>
    <number:number-style style:name="N337P2" style:volatile="true">
      <number:text> -</number:text>
      <number:number number:decimal-places="0" loext:min-decimal-places="0" number:min-integer-digits="0"/>
      <number:text> YTL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number number:decimal-places="0" loext:min-decimal-places="0" number:min-integer-digits="1" number:grouping="true"/>
      <number:text> Lt</number:text>
    </number:number-style>
    <number:number-style style:name="N343">
      <number:text>-</number:text>
      <number:number number:decimal-places="0" loext:min-decimal-places="0" number:min-integer-digits="1" number:grouping="true"/>
      <number:text> Lt</number:text>
      <style:map style:condition="value()&gt;=0" style:apply-style-name="N343P0"/>
    </number:number-style>
    <number:number-style style:name="N344P0" style:volatile="true">
      <number:number number:decimal-places="0" loext:min-decimal-places="0" number:min-integer-digits="1" number:grouping="true"/>
      <number:text> Lt</number:text>
    </number:number-style>
    <number:number-style style:name="N344">
      <style:text-properties fo:color="#ff0000"/>
      <number:text>-</number:text>
      <number:number number:decimal-places="0" loext:min-decimal-places="0" number:min-integer-digits="1" number:grouping="true"/>
      <number:text> Lt</number:text>
      <style:map style:condition="value()&gt;=0" style:apply-style-name="N344P0"/>
    </number:number-style>
    <number:number-style style:name="N346P0" style:volatile="true">
      <number:number number:decimal-places="2" loext:min-decimal-places="2" number:min-integer-digits="1" number:grouping="true"/>
      <number:text> Lt</number:text>
    </number:number-style>
    <number:number-style style:name="N346">
      <number:text>-</number:text>
      <number:number number:decimal-places="2" loext:min-decimal-places="2" number:min-integer-digits="1" number:grouping="true"/>
      <number:text> Lt</number:text>
      <style:map style:condition="value()&gt;=0" style:apply-style-name="N346P0"/>
    </number:number-style>
    <number:number-style style:name="N347P0" style:volatile="true">
      <number:number number:decimal-places="2" loext:min-decimal-places="2" number:min-integer-digits="1" number:grouping="true"/>
      <number:text> Lt</number:text>
    </number:number-style>
    <number:number-style style:name="N347">
      <style:text-properties fo:color="#ff0000"/>
      <number:text>-</number:text>
      <number:number number:decimal-places="2" loext:min-decimal-places="2" number:min-integer-digits="1" number:grouping="true"/>
      <number:text> Lt</number:text>
      <style:map style:condition="value()&gt;=0" style:apply-style-name="N347P0"/>
    </number:number-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     </number:text>
    </number:number-style>
    <number:number-style style:name="N351P2" style:volatile="true">
      <number:text> -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5P0" style:volatile="true">
      <number:number number:decimal-places="0" loext:min-decimal-places="0" number:min-integer-digits="1" number:grouping="true"/>
      <number:text> Lt </number:text>
    </number:number-style>
    <number:number-style style:name="N355P1" style:volatile="true">
      <number:text>-</number:text>
      <number:number number:decimal-places="0" loext:min-decimal-places="0" number:min-integer-digits="1" number:grouping="true"/>
      <number:text> Lt </number:text>
    </number:number-style>
    <number:number-style style:name="N355P2" style:volatile="true">
      <number:text> - L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9P0" style:volatile="true">
      <number:number number:decimal-places="2" loext:min-decimal-places="2" number:min-integer-digits="1" number:grouping="true"/>
      <number:text>     </number:text>
    </number:number-style>
    <number:number-style style:name="N359P1" style:volatile="true">
      <number:text>-</number:text>
      <number:number number:decimal-places="2" loext:min-decimal-places="2" number:min-integer-digits="1" number:grouping="true"/>
      <number:text>     </number:text>
    </number:number-style>
    <number:number-style style:name="N359P2" style:volatile="true">
      <number:text> -</number:text>
      <number:number number:decimal-places="0" loext:min-decimal-places="0" number:min-integer-digits="0"/>
      <number:text>     </number:text>
    </number:number-style>
    <number:text-style style:name="N359">
      <number:text-content/>
      <number:text> </number:text>
      <style:map style:condition="value()&gt;0" style:apply-style-name="N359P0"/>
      <style:map style:condition="value()&lt;0" style:apply-style-name="N359P1"/>
      <style:map style:condition="value()=0" style:apply-style-name="N359P2"/>
    </number:text-style>
    <number:number-style style:name="N363P0" style:volatile="true">
      <number:number number:decimal-places="2" loext:min-decimal-places="2" number:min-integer-digits="1" number:grouping="true"/>
      <number:text> Lt </number:text>
    </number:number-style>
    <number:number-style style:name="N363P1" style:volatile="true">
      <number:text>-</number:text>
      <number:number number:decimal-places="2" loext:min-decimal-places="2" number:min-integer-digits="1" number:grouping="true"/>
      <number:text> Lt </number:text>
    </number:number-style>
    <number:number-style style:name="N363P2" style:volatile="true">
      <number:text> -</number:text>
      <number:number number:decimal-places="0" loext:min-decimal-places="0" number:min-integer-digits="0"/>
      <number:text> L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number:text>Yes</number:text>
    </number:number-style>
    <number:number-style style:name="N365P1" style:volatile="true">
      <number:text>Yes</number:text>
    </number:number-style>
    <number:number-style style:name="N365">
      <number:text>No</number:text>
      <style:map style:condition="value()&gt;0" style:apply-style-name="N365P0"/>
      <style:map style:condition="value()&lt;0" style:apply-style-name="N365P1"/>
    </number:number-style>
    <number:number-style style:name="N367P0" style:volatile="true">
      <number:text>True</number:text>
    </number:number-style>
    <number:number-style style:name="N367P1" style:volatile="true">
      <number:text>True</number:text>
    </number:number-style>
    <number:number-style style:name="N367">
      <number:text>False</number:text>
      <style:map style:condition="value()&gt;0" style:apply-style-name="N367P0"/>
      <style:map style:condition="value()&lt;0" style:apply-style-name="N367P1"/>
    </number:number-style>
    <number:number-style style:name="N369P0" style:volatile="true">
      <number:text>On</number:text>
    </number:number-style>
    <number:number-style style:name="N369P1" style:volatile="true">
      <number:text>On</number:text>
    </number:number-style>
    <number:number-style style:name="N369">
      <number:text>Off</number:text>
      <style:map style:condition="value()&gt;0" style:apply-style-name="N369P0"/>
      <style:map style:condition="value()&lt;0" style:apply-style-name="N369P1"/>
    </number:number-style>
    <number:number-style style:name="N371P0" style:volatile="true">
      <number:number number:decimal-places="0" loext:min-decimal-places="0" number:min-integer-digits="1" number:grouping="true"/>
      <number:text> kr</number:text>
    </number:number-style>
    <number:number-style style:name="N371">
      <number:text>-</number:text>
      <number:number number:decimal-places="0" loext:min-decimal-places="0" number:min-integer-digits="1" number:grouping="true"/>
      <number:text> kr</number:text>
      <style:map style:condition="value()&gt;=0" style:apply-style-name="N371P0"/>
    </number:number-style>
    <number:number-style style:name="N372P0" style:volatile="true">
      <number:number number:decimal-places="0" loext:min-decimal-places="0" number:min-integer-digits="1" number:grouping="true"/>
      <number:text> kr</number:text>
    </number:number-style>
    <number:number-style style:name="N372">
      <style:text-properties fo:color="#ff0000"/>
      <number:text>-</number:text>
      <number:number number:decimal-places="0" loext:min-decimal-places="0" number:min-integer-digits="1" number:grouping="true"/>
      <number:text> kr</number:text>
      <style:map style:condition="value()&gt;=0" style:apply-style-name="N372P0"/>
    </number:number-style>
    <number:number-style style:name="N374P0" style:volatile="true">
      <number:number number:decimal-places="2" loext:min-decimal-places="2" number:min-integer-digits="1" number:grouping="true"/>
      <number:text> kr</number:text>
    </number:number-style>
    <number:number-style style:name="N374">
      <number:text>-</number:text>
      <number:number number:decimal-places="2" loext:min-decimal-places="2" number:min-integer-digits="1" number:grouping="true"/>
      <number:text> kr</number:text>
      <style:map style:condition="value()&gt;=0" style:apply-style-name="N374P0"/>
    </number:number-style>
    <number:number-style style:name="N375P0" style:volatile="true">
      <number:number number:decimal-places="2" loext:min-decimal-places="2" number:min-integer-digits="1" number:grouping="true"/>
      <number:text> kr</number:text>
    </number:number-style>
    <number:number-style style:name="N375">
      <style:text-properties fo:color="#ff0000"/>
      <number:text>-</number:text>
      <number:number number:decimal-places="2" loext:min-decimal-places="2" number:min-integer-digits="1" number:grouping="true"/>
      <number:text> kr</number:text>
      <style:map style:condition="value()&gt;=0" style:apply-style-name="N375P0"/>
    </number:number-style>
    <number:number-style style:name="N379P0" style:volatile="true">
      <number:number number:decimal-places="0" loext:min-decimal-places="0" number:min-integer-digits="1" number:grouping="true"/>
      <number:text> kr </number:text>
    </number:number-style>
    <number:number-style style:name="N379P1" style:volatile="true">
      <number:text>-</number:text>
      <number:number number:decimal-places="0" loext:min-decimal-places="0" number:min-integer-digits="1" number:grouping="true"/>
      <number:text> kr </number:text>
    </number:number-style>
    <number:number-style style:name="N379P2" style:volatile="true">
      <number:text> - kr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3P0" style:volatile="true">
      <number:number number:decimal-places="2" loext:min-decimal-places="2" number:min-integer-digits="1" number:grouping="true"/>
      <number:text> kr </number:text>
    </number:number-style>
    <number:number-style style:name="N383P1" style:volatile="true">
      <number:text>-</number:text>
      <number:number number:decimal-places="2" loext:min-decimal-places="2" number:min-integer-digits="1" number:grouping="true"/>
      <number:text> kr </number:text>
    </number:number-style>
    <number:number-style style:name="N383P2" style:volatile="true">
      <number:text> -</number:text>
      <number:number number:decimal-places="0" loext:min-decimal-places="0" number:min-integer-digits="0"/>
      <number:text> kr </number:text>
    </number:number-style>
    <number:text-style style:name="N383">
      <number:text-content/>
      <number:text> </number:text>
      <style:map style:condition="value()&gt;0" style:apply-style-name="N383P0"/>
      <style:map style:condition="value()&lt;0" style:apply-style-name="N383P1"/>
      <style:map style:condition="value()=0" style:apply-style-name="N383P2"/>
    </number:text-style>
    <number:number-style style:name="N384">
      <number:number number:decimal-places="0" loext:min-decimal-places="0" number:min-integer-digits="1"/>
      <number:text>%</number:text>
    </number:number-style>
    <number:number-style style:name="N385">
      <number:text> $ </number:text>
      <number:number number:decimal-places="2" loext:min-decimal-places="2" number:min-integer-digits="1" number:grouping="true"/>
      <number:text> </number:text>
    </number:number-style>
    <number:number-style style:name="N386">
      <number:text> $ (</number:text>
      <number:number number:decimal-places="2" loext:min-decimal-places="2" number:min-integer-digits="1" number:grouping="true"/>
      <number:text>)</number:text>
    </number:number-style>
    <number:number-style style:name="N387">
      <number:text> $ - </number:text>
    </number:number-style>
    <number:number-style style:name="N388P0" style:volatile="true">
      <number:text> $ </number:text>
      <number:number number:decimal-places="2" loext:min-decimal-places="2" number:min-integer-digits="1" number:grouping="true"/>
      <number:text> </number:text>
    </number:number-style>
    <number:number-style style:name="N388P1" style:volatile="true">
      <number:text> $ (</number:text>
      <number:number number:decimal-places="2" loext:min-decimal-places="2" number:min-integer-digits="1" number:grouping="true"/>
      <number:text>)</number:text>
    </number:number-style>
    <number:number-style style:name="N388P2" style:volatile="true">
      <number:text> $ -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number-style style:name="N389">
      <number:text> $ </number:text>
      <number:number number:decimal-places="0" loext:min-decimal-places="0" number:min-integer-digits="1" number:grouping="true"/>
      <number:text> </number:text>
    </number:number-style>
    <number:number-style style:name="N390">
      <number:text> $ (</number:text>
      <number:number number:decimal-places="0" loext:min-decimal-places="0" number:min-integer-digits="1" number:grouping="true"/>
      <number:text>)</number:text>
    </number:number-style>
    <number:number-style style:name="N391P0" style:volatile="true">
      <number:text> $ </number:text>
      <number:number number:decimal-places="0" loext:min-decimal-places="0" number:min-integer-digits="1" number:grouping="true"/>
      <number:text> </number:text>
    </number:number-style>
    <number:number-style style:name="N391P1" style:volatile="true">
      <number:text> $ (</number:text>
      <number:number number:decimal-places="0" loext:min-decimal-places="0" number:min-integer-digits="1" number:grouping="true"/>
      <number:text>)</number:text>
    </number:number-style>
    <number:number-style style:name="N391P2" style:volatile="true">
      <number:text> $ -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2">
      <number:text>  (</number:text>
      <number:number number:decimal-places="2" loext:min-decimal-places="2" number:min-integer-digits="1" number:grouping="true"/>
      <number:text>)</number:text>
    </number:number-style>
    <number:number-style style:name="N393">
      <number:text>  - </number:text>
    </number:number-style>
    <number:number-style style:name="N394P0" style:volatile="true">
      <number:number number:decimal-places="2" loext:min-decimal-places="2" number:min-integer-digits="1" number:grouping="true"/>
      <number:text> </number:text>
    </number:number-style>
    <number:number-style style:name="N394P1" style:volatile="true">
      <number:text>  (</number:text>
      <number:number number:decimal-places="2" loext:min-decimal-places="2" number:min-integer-digits="1" number:grouping="true"/>
      <number:text>)</number:text>
    </number:number-style>
    <number:number-style style:name="N394P2" style:volatile="true">
      <number:text>  -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text>  (</number:text>
      <number:number number:decimal-places="0" loext:min-decimal-places="0" number:min-integer-digits="1" number:grouping="true"/>
      <number:text>)</number:text>
    </number:number-style>
    <number:number-style style:name="N396P0" style:volatile="true">
      <number:number number:decimal-places="0" loext:min-decimal-places="0" number:min-integer-digits="1" number:grouping="true"/>
      <number:text> </number:text>
    </number:number-style>
    <number:number-style style:name="N396P1" style:volatile="true">
      <number:text>  (</number:text>
      <number:number number:decimal-places="0" loext:min-decimal-places="0" number:min-integer-digits="1" number:grouping="true"/>
      <number:text>)</number:text>
    </number:number-style>
    <number:number-style style:name="N396P2" style:volatile="true">
      <number:text>  -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date-style style:name="N397P0" style:volatile="true">
      <number:month number:style="long"/>
      <number:text>/</number:text>
      <number:day number:style="long"/>
      <number:text>/</number:text>
      <number:year/>
    </number:date-style>
    <number:text-style style:name="N397">
      <number:text-content/>
      <style:map style:condition="value()&lt;=1.79769313486232E+308" style:apply-style-name="N397P0"/>
    </number:text-style>
    <number:date-style style:name="N399P0" style:volatile="true">
      <number:day number:style="long"/>
      <number:text>/</number:text>
      <number:month number:style="long"/>
      <number:text>/</number:text>
      <number:year/>
    </number:date-style>
    <number:text-style style:name="N399">
      <number:text-content/>
      <style:map style:condition="value()&lt;=1.79769313486232E+308" style:apply-style-name="N399P0"/>
    </number:text-style>
    <number:number-style style:name="N401P0" style:volatile="true">
      <number:number number:decimal-places="0" loext:min-decimal-places="0" number:min-integer-digits="1" number:grouping="true"/>
      <number:text>€</number:text>
    </number:number-style>
    <number:number-style style:name="N401">
      <number:text>-</number:text>
      <number:number number:decimal-places="0" loext:min-decimal-places="0" number:min-integer-digits="1" number:grouping="true"/>
      <number:text>€</number:text>
      <style:map style:condition="value()&gt;=0" style:apply-style-name="N401P0"/>
    </number:number-style>
    <number:number-style style:name="N402P0" style:volatile="true">
      <number:number number:decimal-places="0" loext:min-decimal-places="0" number:min-integer-digits="1" number:grouping="true"/>
      <number:text>€</number:text>
    </number:number-style>
    <number:number-style style:name="N402">
      <style:text-properties fo:color="#ff0000"/>
      <number:text>-</number:text>
      <number:number number:decimal-places="0" loext:min-decimal-places="0" number:min-integer-digits="1" number:grouping="true"/>
      <number:text>€</number:text>
      <style:map style:condition="value()&gt;=0" style:apply-style-name="N402P0"/>
    </number:number-style>
    <number:number-style style:name="N404P0" style:volatile="true">
      <number:number number:decimal-places="2" loext:min-decimal-places="2" number:min-integer-digits="1" number:grouping="true"/>
      <number:text>€</number:text>
    </number:number-style>
    <number:number-style style:name="N404">
      <number:text>-</number:text>
      <number:number number:decimal-places="2" loext:min-decimal-places="2" number:min-integer-digits="1" number:grouping="true"/>
      <number:text>€</number:text>
      <style:map style:condition="value()&gt;=0" style:apply-style-name="N404P0"/>
    </number:number-style>
    <number:number-style style:name="N405P0" style:volatile="true">
      <number:number number:decimal-places="2" loext:min-decimal-places="2" number:min-integer-digits="1" number:grouping="true"/>
      <number:text>€</number:text>
    </number:number-style>
    <number:number-style style:name="N405">
      <style:text-properties fo:color="#ff0000"/>
      <number:text>-</number:text>
      <number:number number:decimal-places="2" loext:min-decimal-places="2" number:min-integer-digits="1" number:grouping="true"/>
      <number:text>€</number:text>
      <style:map style:condition="value()&gt;=0" style:apply-style-name="N405P0"/>
    </number:number-style>
    <number:number-style style:name="N409P0" style:volatile="true">
      <number:number number:decimal-places="0" loext:min-decimal-places="0" number:min-integer-digits="1" number:grouping="true"/>
      <number:text>€ </number:text>
    </number:number-style>
    <number:number-style style:name="N409P1" style:volatile="true">
      <number:text>-</number:text>
      <number:number number:decimal-places="0" loext:min-decimal-places="0" number:min-integer-digits="1" number:grouping="true"/>
      <number:text>€ </number:text>
    </number:number-style>
    <number:number-style style:name="N409P2" style:volatile="true">
      <number:text> -€ </number:text>
    </number:number-style>
    <number:text-style style:name="N409">
      <number:text-content/>
      <number:text> </number:text>
      <style:map style:condition="value()&gt;0" style:apply-style-name="N409P0"/>
      <style:map style:condition="value()&lt;0" style:apply-style-name="N409P1"/>
      <style:map style:condition="value()=0" style:apply-style-name="N409P2"/>
    </number:text-style>
    <number:number-style style:name="N413P0" style:volatile="true">
      <number:number number:decimal-places="0" loext:min-decimal-places="0" number:min-integer-digits="1" number:grouping="true"/>
      <number:text>   </number:text>
    </number:number-style>
    <number:number-style style:name="N413P1" style:volatile="true">
      <number:text>-</number:text>
      <number:number number:decimal-places="0" loext:min-decimal-places="0" number:min-integer-digits="1" number:grouping="true"/>
      <number:text>   </number:text>
    </number:number-style>
    <number:number-style style:name="N413P2" style:volatile="true">
      <number:text> -   </number:text>
    </number:number-style>
    <number:text-style style:name="N413">
      <number:text-content/>
      <number:text> </number:text>
      <style:map style:condition="value()&gt;0" style:apply-style-name="N413P0"/>
      <style:map style:condition="value()&lt;0" style:apply-style-name="N413P1"/>
      <style:map style:condition="value()=0" style:apply-style-name="N413P2"/>
    </number:text-style>
    <number:number-style style:name="N417P0" style:volatile="true">
      <number:number number:decimal-places="2" loext:min-decimal-places="2" number:min-integer-digits="1" number:grouping="true"/>
      <number:text>€ </number:text>
    </number:number-style>
    <number:number-style style:name="N417P1" style:volatile="true">
      <number:text>-</number:text>
      <number:number number:decimal-places="2" loext:min-decimal-places="2" number:min-integer-digits="1" number:grouping="true"/>
      <number:text>€ </number:text>
    </number:number-style>
    <number:number-style style:name="N417P2" style:volatile="true">
      <number:text> -</number:text>
      <number:number number:decimal-places="0" loext:min-decimal-places="0" number:min-integer-digits="0"/>
      <number:text>€ </number:text>
    </number:number-style>
    <number:text-style style:name="N417">
      <number:text-content/>
      <number:text> </number:text>
      <style:map style:condition="value()&gt;0" style:apply-style-name="N417P0"/>
      <style:map style:condition="value()&lt;0" style:apply-style-name="N417P1"/>
      <style:map style:condition="value()=0" style:apply-style-name="N417P2"/>
    </number:text-style>
    <number:number-style style:name="N421P0" style:volatile="true">
      <number:number number:decimal-places="2" loext:min-decimal-places="2" number:min-integer-digits="1" number:grouping="true"/>
      <number:text>   </number:text>
    </number:number-style>
    <number:number-style style:name="N421P1" style:volatile="true">
      <number:text>-</number:text>
      <number:number number:decimal-places="2" loext:min-decimal-places="2" number:min-integer-digits="1" number:grouping="true"/>
      <number:text>   </number:text>
    </number:number-style>
    <number:number-style style:name="N421P2" style:volatile="true">
      <number:text> -</number:text>
      <number:number number:decimal-places="0" loext:min-decimal-places="0" number:min-integer-digits="0"/>
      <number:text>   </number:text>
    </number:number-style>
    <number:text-style style:name="N421">
      <number:text-content/>
      <number:text> </number:text>
      <style:map style:condition="value()&gt;0" style:apply-style-name="N421P0"/>
      <style:map style:condition="value()&lt;0" style:apply-style-name="N421P1"/>
      <style:map style:condition="value()=0" style:apply-style-name="N421P2"/>
    </number:text-style>
    <number:number-style style:name="N423P0" style:volatile="true">
      <number:text>kr </number:text>
      <number:number number:decimal-places="0" loext:min-decimal-places="0" number:min-integer-digits="1" number:grouping="true"/>
      <number:text> </number:text>
    </number:number-style>
    <number:number-style style:name="N423">
      <number:text>(kr </number:text>
      <number:number number:decimal-places="0" loext:min-decimal-places="0" number:min-integer-digits="1" number:grouping="true"/>
      <number:text>)</number:text>
      <style:map style:condition="value()&gt;=0" style:apply-style-name="N423P0"/>
    </number:number-style>
    <number:number-style style:name="N424P0" style:volatile="true">
      <number:text>kr </number:text>
      <number:number number:decimal-places="0" loext:min-decimal-places="0" number:min-integer-digits="1" number:grouping="true"/>
      <number:text> </number:text>
    </number:number-style>
    <number:number-style style:name="N424">
      <style:text-properties fo:color="#ff0000"/>
      <number:text>(kr </number:text>
      <number:number number:decimal-places="0" loext:min-decimal-places="0" number:min-integer-digits="1" number:grouping="true"/>
      <number:text>)</number:text>
      <style:map style:condition="value()&gt;=0" style:apply-style-name="N424P0"/>
    </number:number-style>
    <number:number-style style:name="N426P0" style:volatile="true">
      <number:text>kr </number:text>
      <number:number number:decimal-places="2" loext:min-decimal-places="2" number:min-integer-digits="1" number:grouping="true"/>
      <number:text> </number:text>
    </number:number-style>
    <number:number-style style:name="N426">
      <number:text>(kr </number:text>
      <number:number number:decimal-places="2" loext:min-decimal-places="2" number:min-integer-digits="1" number:grouping="true"/>
      <number:text>)</number:text>
      <style:map style:condition="value()&gt;=0" style:apply-style-name="N426P0"/>
    </number:number-style>
    <number:number-style style:name="N427P0" style:volatile="true">
      <number:text>kr </number:text>
      <number:number number:decimal-places="2" loext:min-decimal-places="2" number:min-integer-digits="1" number:grouping="true"/>
      <number:text> </number:text>
    </number:number-style>
    <number:number-style style:name="N427">
      <style:text-properties fo:color="#ff0000"/>
      <number:text>(kr </number:text>
      <number:number number:decimal-places="2" loext:min-decimal-places="2" number:min-integer-digits="1" number:grouping="true"/>
      <number:text>)</number:text>
      <style:map style:condition="value()&gt;=0" style:apply-style-name="N427P0"/>
    </number:number-style>
    <number:number-style style:name="N431P0" style:volatile="true">
      <number:text> kr </number:text>
      <number:number number:decimal-places="0" loext:min-decimal-places="0" number:min-integer-digits="1" number:grouping="true"/>
      <number:text> </number:text>
    </number:number-style>
    <number:number-style style:name="N431P1" style:volatile="true">
      <number:text> kr (</number:text>
      <number:number number:decimal-places="0" loext:min-decimal-places="0" number:min-integer-digits="1" number:grouping="true"/>
      <number:text>)</number:text>
    </number:number-style>
    <number:number-style style:name="N431P2" style:volatile="true">
      <number:text> kr - </number:text>
    </number:number-style>
    <number:text-style style:name="N431">
      <number:text-content/>
      <number:text> </number:text>
      <style:map style:condition="value()&gt;0" style:apply-style-name="N431P0"/>
      <style:map style:condition="value()&lt;0" style:apply-style-name="N431P1"/>
      <style:map style:condition="value()=0" style:apply-style-name="N431P2"/>
    </number:text-style>
    <number:number-style style:name="N435P0" style:volatile="true">
      <number:text> kr </number:text>
      <number:number number:decimal-places="2" loext:min-decimal-places="2" number:min-integer-digits="1" number:grouping="true"/>
      <number:text> </number:text>
    </number:number-style>
    <number:number-style style:name="N435P1" style:volatile="true">
      <number:text> kr (</number:text>
      <number:number number:decimal-places="2" loext:min-decimal-places="2" number:min-integer-digits="1" number:grouping="true"/>
      <number:text>)</number:text>
    </number:number-style>
    <number:number-style style:name="N435P2" style:volatile="true">
      <number:text> kr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number number:decimal-places="0" loext:min-decimal-places="0" number:min-integer-digits="1" number:grouping="true"/>
      <number:text> Kč</number:text>
    </number:number-style>
    <number:number-style style:name="N437">
      <number:text>-</number:text>
      <number:number number:decimal-places="0" loext:min-decimal-places="0" number:min-integer-digits="1" number:grouping="true"/>
      <number:text> Kč</number:text>
      <style:map style:condition="value()&gt;=0" style:apply-style-name="N437P0"/>
    </number:number-style>
    <number:number-style style:name="N438P0" style:volatile="true">
      <number:number number:decimal-places="0" loext:min-decimal-places="0" number:min-integer-digits="1" number:grouping="true"/>
      <number:text> Kč</number:text>
    </number:number-style>
    <number:number-style style:name="N438">
      <style:text-properties fo:color="#ff0000"/>
      <number:text>-</number:text>
      <number:number number:decimal-places="0" loext:min-decimal-places="0" number:min-integer-digits="1" number:grouping="true"/>
      <number:text> Kč</number:text>
      <style:map style:condition="value()&gt;=0" style:apply-style-name="N438P0"/>
    </number:number-style>
    <number:number-style style:name="N440P0" style:volatile="true">
      <number:number number:decimal-places="2" loext:min-decimal-places="2" number:min-integer-digits="1" number:grouping="true"/>
      <number:text> Kč</number:text>
    </number:number-style>
    <number:number-style style:name="N440">
      <number:text>-</number:text>
      <number:number number:decimal-places="2" loext:min-decimal-places="2" number:min-integer-digits="1" number:grouping="true"/>
      <number:text> Kč</number:text>
      <style:map style:condition="value()&gt;=0" style:apply-style-name="N440P0"/>
    </number:number-style>
    <number:number-style style:name="N441P0" style:volatile="true">
      <number:number number:decimal-places="2" loext:min-decimal-places="2" number:min-integer-digits="1" number:grouping="true"/>
      <number:text> Kč</number:text>
    </number:number-style>
    <number:number-style style:name="N441">
      <style:text-properties fo:color="#ff0000"/>
      <number:text>-</number:text>
      <number:number number:decimal-places="2" loext:min-decimal-places="2" number:min-integer-digits="1" number:grouping="true"/>
      <number:text> Kč</number:text>
      <style:map style:condition="value()&gt;=0" style:apply-style-name="N441P0"/>
    </number:number-style>
    <number:number-style style:name="N445P0" style:volatile="true">
      <number:number number:decimal-places="0" loext:min-decimal-places="0" number:min-integer-digits="1" number:grouping="true"/>
      <number:text> Kč </number:text>
    </number:number-style>
    <number:number-style style:name="N445P1" style:volatile="true">
      <number:text>-</number:text>
      <number:number number:decimal-places="0" loext:min-decimal-places="0" number:min-integer-digits="1" number:grouping="true"/>
      <number:text> Kč </number:text>
    </number:number-style>
    <number:number-style style:name="N445P2" style:volatile="true">
      <number:text> - Kč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number number:decimal-places="2" loext:min-decimal-places="2" number:min-integer-digits="1" number:grouping="true"/>
      <number:text> Kč </number:text>
    </number:number-style>
    <number:number-style style:name="N449P1" style:volatile="true">
      <number:text>-</number:text>
      <number:number number:decimal-places="2" loext:min-decimal-places="2" number:min-integer-digits="1" number:grouping="true"/>
      <number:text> Kč </number:text>
    </number:number-style>
    <number:number-style style:name="N449P2" style:volatile="true">
      <number:text> -</number:text>
      <number:number number:decimal-places="0" loext:min-decimal-places="0" number:min-integer-digits="0"/>
      <number:text> Kč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number:text>
      <number:number number:decimal-places="0" loext:min-decimal-places="0" number:min-integer-digits="1" number:grouping="true"/>
    </number:number-style>
    <number:number-style style:name="N451">
      <number:text>-₩</number:text>
      <number:number number:decimal-places="0" loext:min-decimal-places="0" number:min-integer-digits="1" number:grouping="true"/>
      <style:map style:condition="value()&gt;=0" style:apply-style-name="N451P0"/>
    </number:number-style>
    <number:number-style style:name="N452P0" style:volatile="true">
      <number:text>₩</number:text>
      <number:number number:decimal-places="0" loext:min-decimal-places="0" number:min-integer-digits="1" number:grouping="true"/>
    </number:number-style>
    <number:number-style style:name="N452">
      <style:text-properties fo:color="#ff0000"/>
      <number:text>-₩</number:text>
      <number:number number:decimal-places="0" loext:min-decimal-places="0" number:min-integer-digits="1" number:grouping="true"/>
      <style:map style:condition="value()&gt;=0" style:apply-style-name="N452P0"/>
    </number:number-style>
    <number:number-style style:name="N454P0" style:volatile="true">
      <number:text>₩</number:text>
      <number:number number:decimal-places="2" loext:min-decimal-places="2" number:min-integer-digits="1" number:grouping="true"/>
    </number:number-style>
    <number:number-style style:name="N454">
      <number:text>-₩</number:text>
      <number:number number:decimal-places="2" loext:min-decimal-places="2" number:min-integer-digits="1" number:grouping="true"/>
      <style:map style:condition="value()&gt;=0" style:apply-style-name="N454P0"/>
    </number:number-style>
    <number:number-style style:name="N455P0" style:volatile="true">
      <number:text>₩</number:text>
      <number:number number:decimal-places="2" loext:min-decimal-places="2" number:min-integer-digits="1" number:grouping="true"/>
    </number:number-style>
    <number:number-style style:name="N455">
      <style:text-properties fo:color="#ff0000"/>
      <number:text>-₩</number:text>
      <number:number number:decimal-places="2" loext:min-decimal-places="2" number:min-integer-digits="1" number:grouping="true"/>
      <style:map style:condition="value()&gt;=0" style:apply-style-name="N455P0"/>
    </number:number-style>
    <number:number-style style:name="N457P0" style:volatile="true">
      <number:number number:decimal-places="0" loext:min-decimal-places="0" number:min-integer-digits="1" number:grouping="true"/>
      <number:text> </number:text>
    </number:number-style>
    <number:number-style style:name="N457P1" style:volatile="true">
      <number:text>-</number:text>
      <number:number number:decimal-places="0" loext:min-decimal-places="0" number:min-integer-digits="1" number:grouping="true"/>
      <number:text> </number:text>
    </number:number-style>
    <number:number-style style:name="N457P2" style:volatile="true">
      <number:text> -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1P0" style:volatile="true">
      <number:text> ₩</number:text>
      <number:number number:decimal-places="0" loext:min-decimal-places="0" number:min-integer-digits="1" number:grouping="true"/>
      <number:text> </number:text>
    </number:number-style>
    <number:number-style style:name="N461P1" style:volatile="true">
      <number:text>-₩</number:text>
      <number:number number:decimal-places="0" loext:min-decimal-places="0" number:min-integer-digits="1" number:grouping="true"/>
      <number:text> </number:text>
    </number:number-style>
    <number:number-style style:name="N461P2" style:volatile="true">
      <number:text> ₩- </number:text>
    </number:number-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number number:decimal-places="2" loext:min-decimal-places="2" number:min-integer-digits="1" number:grouping="true"/>
      <number:text> </number:text>
    </number:number-style>
    <number:number-style style:name="N463P1" style:volatile="true">
      <number:text>-</number:text>
      <number:number number:decimal-places="2" loext:min-decimal-places="2" number:min-integer-digits="1" number:grouping="true"/>
      <number:text> </number:text>
    </number:number-style>
    <number:number-style style:name="N463P2" style:volatile="true">
      <number:text> -</number:text>
      <number:number number:decimal-places="0" loext:min-decimal-places="0" number:min-integer-digits="0"/>
      <number:text> </number:text>
    </number:number-style>
    <number:text-style style:name="N463">
      <number:text-content/>
      <number:text> </number:text>
      <style:map style:condition="value()&gt;0" style:apply-style-name="N463P0"/>
      <style:map style:condition="value()&lt;0" style:apply-style-name="N463P1"/>
      <style:map style:condition="value()=0" style:apply-style-name="N463P2"/>
    </number:text-style>
    <number:number-style style:name="N467P0" style:volatile="true">
      <number:text> ₩</number:text>
      <number:number number:decimal-places="2" loext:min-decimal-places="2" number:min-integer-digits="1" number:grouping="true"/>
      <number:text> </number:text>
    </number:number-style>
    <number:number-style style:name="N467P1" style:volatile="true">
      <number:text>-₩</number:text>
      <number:number number:decimal-places="2" loext:min-decimal-places="2" number:min-integer-digits="1" number:grouping="true"/>
      <number:text> </number:text>
    </number:number-style>
    <number:number-style style:name="N467P2" style:volatile="true">
      <number:text> ₩-</number:text>
      <number:number number:decimal-places="0" loext:min-decimal-places="0" number:min-integer-digits="0"/>
      <number:text> </number:text>
    </number:number-style>
    <number:text-style style:name="N467">
      <number:text-content/>
      <number:text> </number:text>
      <style:map style:condition="value()&gt;0" style:apply-style-name="N467P0"/>
      <style:map style:condition="value()&lt;0" style:apply-style-name="N467P1"/>
      <style:map style:condition="value()=0" style:apply-style-name="N467P2"/>
    </number:text-style>
    <number:date-style style:name="N468">
      <number:day number:style="long"/>
      <number:text>-</number:text>
      <number:month number:style="long"/>
      <number:text>-</number:text>
      <number:year/>
    </number:date-style>
    <number:date-style style:name="N469">
      <number:month number:style="long"/>
      <number:text>-</number:text>
      <number:day number:style="long"/>
      <number:text>-</number:text>
      <number:year/>
    </number:date-style>
    <number:date-style style:name="N470">
      <number:day number:style="long"/>
      <number:text>-</number:text>
      <number:month number:style="long"/>
      <number:text>-</number:text>
      <number:year number:style="long"/>
    </number:date-style>
    <number:currency-style style:name="N472P0" style:volatile="true">
      <number:number number:decimal-places="2" loext:min-decimal-places="2" number:min-integer-digits="1" number:grouping="true"/>
      <number:text> </number:text>
      <number:currency-symbol number:language="ca" number:country="ES">€</number:currency-symbol>
    </number:currency-style>
    <number:currency-style style:name="N472">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472P0"/>
    </number:currency-style>
    <number:currency-style style:name="N474P0" style:volatile="true">
      <number:number number:decimal-places="2" loext:min-decimal-places="2" number:min-integer-digits="1" number:grouping="true"/>
      <number:text> </number:text>
      <number:currency-symbol number:language="es" number:country="ES">€</number:currency-symbol>
    </number:currency-style>
    <number:currency-style style:name="N47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474P0"/>
    </number:currency-style>
    <number:number-style style:name="N478P0" style:volatile="true">
      <loext:fill-character> </loext:fill-character>
      <number:number number:decimal-places="0" loext:min-decimal-places="0" number:min-integer-digits="1" number:grouping="true"/>
      <number:text>    </number:text>
    </number:number-style>
    <number:number-style style:name="N478P1" style:volatile="true">
      <loext:text>-</loext:text>
      <loext:fill-character> </loext:fill-character>
      <number:number number:decimal-places="0" loext:min-decimal-places="0" number:min-integer-digits="1" number:grouping="true"/>
      <number:text>    </number:text>
    </number:number-style>
    <number:number-style style:name="N478P2" style:volatile="true">
      <loext:fill-character> </loext:fill-character>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2P0" style:volatile="true">
      <loext:fill-character> </loext:fill-character>
      <number:number number:decimal-places="0" loext:min-decimal-places="0" number:min-integer-digits="1" number:grouping="true"/>
      <number:text> € </number:text>
    </number:number-style>
    <number:number-style style:name="N482P1" style:volatile="true">
      <loext:text>-</loext:text>
      <loext:fill-character> </loext:fill-character>
      <number:number number:decimal-places="0" loext:min-decimal-places="0" number:min-integer-digits="1" number:grouping="true"/>
      <number:text> € </number:text>
    </number:number-style>
    <number:number-style style:name="N482P2" style:volatile="true">
      <loext:fill-character> </loext:fill-character>
      <number:text>- € </number:text>
    </number:number-style>
    <number:text-style style:name="N482">
      <number:text-content/>
      <number:text> </number:text>
      <style:map style:condition="value()&gt;0" style:apply-style-name="N482P0"/>
      <style:map style:condition="value()&lt;0" style:apply-style-name="N482P1"/>
      <style:map style:condition="value()=0" style:apply-style-name="N482P2"/>
    </number:text-style>
    <number:number-style style:name="N486P0" style:volatile="true">
      <loext:fill-character> </loext:fill-character>
      <number:number number:decimal-places="2" loext:min-decimal-places="2" number:min-integer-digits="1" number:grouping="true"/>
      <number:text>    </number:text>
    </number:number-style>
    <number:number-style style:name="N486P1" style:volatile="true">
      <loext:text>-</loext:text>
      <loext:fill-character> </loext:fill-character>
      <number:number number:decimal-places="2" loext:min-decimal-places="2" number:min-integer-digits="1" number:grouping="true"/>
      <number:text>    </number:text>
    </number:number-style>
    <number:number-style style:name="N486P2" style:volatile="true">
      <loext:fill-character> </loext:fill-character>
      <number:text>-</number:text>
      <number:number number:decimal-places="0" loext:min-decimal-places="0" number:min-integer-digits="0"/>
      <number:text>    </number:text>
    </number:number-style>
    <number:text-style style:name="N486">
      <number:text-content/>
      <number:text> </number:text>
      <style:map style:condition="value()&gt;0" style:apply-style-name="N486P0"/>
      <style:map style:condition="value()&lt;0" style:apply-style-name="N486P1"/>
      <style:map style:condition="value()=0" style:apply-style-name="N486P2"/>
    </number:text-style>
    <number:number-style style:name="N490P0" style:volatile="true">
      <loext:fill-character> </loext:fill-character>
      <number:number number:decimal-places="2" loext:min-decimal-places="2" number:min-integer-digits="1" number:grouping="true"/>
      <number:text> € </number:text>
    </number:number-style>
    <number:number-style style:name="N490P1" style:volatile="true">
      <loext:text>-</loext:text>
      <loext:fill-character> </loext:fill-character>
      <number:number number:decimal-places="2" loext:min-decimal-places="2" number:min-integer-digits="1" number:grouping="true"/>
      <number:text> € </number:text>
    </number:number-style>
    <number:number-style style:name="N490P2" style:volatile="true">
      <loext:fill-character> </loext:fill-character>
      <number:text>-</number:text>
      <number:number number:decimal-places="0" loext:min-decimal-places="0" number:min-integer-digits="0"/>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time-style style:name="N491">
      <number:hours/>
      <number:text>:</number:text>
      <number:minutes number:style="long"/>
    </number:time-style>
    <number:number-style style:name="N492P0" style:volatile="true">
      <loext:fill-character> </loext:fill-character>
      <number:number number:decimal-places="0" loext:min-decimal-places="0" number:min-integer-digits="1" number:grouping="true"/>
      <number:text>    </number:text>
    </number:number-style>
    <number:number-style style:name="N492P1" style:volatile="true">
      <loext:fill-character> </loext:fill-character>
      <number:number number:decimal-places="0" loext:min-decimal-places="0" number:min-integer-digits="1" number:grouping="true"/>
      <number:text>    </number:text>
    </number:number-style>
    <number:number-style style:name="N492P2" style:volatile="true">
      <loext:fill-character> </loext:fill-character>
      <number:text>-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0" loext:min-decimal-places="0" number:min-integer-digits="1" number:grouping="true"/>
      <number:text> € </number:text>
    </number:number-style>
    <number:number-style style:name="N493P1" style:volatile="true">
      <loext:fill-character> </loext:fill-character>
      <number:number number:decimal-places="0" loext:min-decimal-places="0" number:min-integer-digits="1" number:grouping="true"/>
      <number:text> € </number:text>
    </number:number-style>
    <number:number-style style:name="N493P2" style:volatile="true">
      <loext:fill-character> </loext:fill-character>
      <number:text>- €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loext:min-decimal-places="2" number:min-integer-digits="1" number:grouping="true"/>
      <number:text>    </number:text>
    </number:number-style>
    <number:number-style style:name="N494P1" style:volatile="true">
      <loext:fill-character> </loext:fill-character>
      <number:number number:decimal-places="2" loext:min-decimal-places="2" number:min-integer-digits="1" number:grouping="true"/>
      <number:text>    </number:text>
    </number:number-style>
    <number:number-style style:name="N494P2" style:volatile="true">
      <loext:fill-character> </loext:fill-character>
      <number:text>-</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P0" style:volatile="true">
      <loext:fill-character> </loext:fill-character>
      <number:number number:decimal-places="2" loext:min-decimal-places="2" number:min-integer-digits="1" number:grouping="true"/>
      <number:text> € </number:text>
    </number:number-style>
    <number:number-style style:name="N495P1" style:volatile="true">
      <loext:fill-character> </loext:fill-character>
      <number:number number:decimal-places="2" loext:min-decimal-places="2" number:min-integer-digits="1" number:grouping="true"/>
      <number:text> € </number:text>
    </number:number-style>
    <number:number-style style:name="N495P2" style:volatile="true">
      <loext:fill-character> </loext:fill-character>
      <number:text>-</number:text>
      <number:number number:decimal-places="0" loext:min-decimal-places="0" number:min-integer-digits="0"/>
      <number:text> €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date-style style:name="N496">
      <number:month number:style="long"/>
      <number:text>-</number:text>
      <number:day number:style="long"/>
      <number:text>-</number:text>
      <number:year number:style="long"/>
    </number:date-style>
    <number:currency-style style:name="N498P0" style:volatile="true">
      <number:number number:decimal-places="2" loext:min-decimal-places="2" number:min-integer-digits="1" number:grouping="true"/>
      <number:text> </number:text>
      <number:currency-symbol number:language="sr" number:country="RS">РСД</number:currency-symbol>
    </number:currency-style>
    <number:currency-style style:name="N498">
      <style:text-properties fo:color="#ff0000"/>
      <number:text>-</number:text>
      <number:number number:decimal-places="2" loext:min-decimal-places="2" number:min-integer-digits="1" number:grouping="true"/>
      <number:text> </number:text>
      <number:currency-symbol number:language="sr" number:country="RS">РСД</number:currency-symbol>
      <style:map style:condition="value()&gt;=0" style:apply-style-name="N498P0"/>
    </number:currency-style>
    <number:date-style style:name="N499">
      <number:month number:style="long"/>
      <number:text>.</number:text>
      <number:day number:style="long"/>
      <number:text>.</number:text>
      <number:year/>
    </number:date-style>
    <number:date-style style:name="N500">
      <number:month number:style="long"/>
      <number:text>.</number:text>
      <number:day number:style="long"/>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date-style style:name="N10145" number:language="fr" number:country="FR">
      <number:day number:style="long"/>
      <number:text>-</number:text>
      <number:month number:style="long"/>
      <number:text>-</number:text>
      <number:year/>
    </number:date-style>
    <number:date-style style:name="N10146" number:language="fr" number:country="FR">
      <number:day number:style="long"/>
      <number:text>.</number:text>
      <number:month number:style="long"/>
      <number:text>.</number:text>
      <number:year/>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7" number:language="en" number:country="GB">
      <number:currency-symbol number:language="en" number:country="GB">£</number:currency-symbol>
      <number:number number:decimal-places="2" loext:min-decimal-places="2" number:min-integer-digits="1" number:grouping="true"/>
    </number:currency-style>
    <number:date-style style:name="N30121" number:language="en" number:country="US">
      <number:month number:style="long"/>
      <number:text>-</number:text>
      <number:day number:style="long"/>
      <number:text>-</number:text>
      <number:year/>
    </number:date-style>
    <number:date-style style:name="N30122" number:language="en" number:country="US">
      <number:month number:style="long"/>
      <number:text>.</number:text>
      <number:day number:style="long"/>
      <number:text>.</number:text>
      <number:year/>
    </number:date-style>
    <number:time-style style:name="N40148" number:language="ko" number:country="KR">
      <number:hours/>
      <number:text>시 </number:text>
      <number:minutes/>
      <number:text>분 </number:text>
      <number:seconds/>
      <number:text>초</number:text>
    </number:time-style>
    <number:date-style style:name="N50116" number:language="zh" number:country="CN">
      <number:year/>
      <number:text>／</number:text>
      <number:month/>
      <number:text>／</number:text>
      <number:day/>
    </number:date-style>
    <number:date-style style:name="N60113" number:language="lt" number:country="LT">
      <number:year number:style="long"/>
      <number:text> metų </number:text>
      <number:month number:style="long" number:textual="true"/>
      <number:text> mėnesio </number:text>
      <number:day/>
      <number:text> diena</number:text>
    </number:date-style>
    <number:date-style style:name="N70107" number:language="el" number:country="GR">
      <number:day number:style="long"/>
      <number:text>-</number:text>
      <number:month number:style="long"/>
      <number:text>-</number:text>
      <number:year/>
    </number:date-style>
    <number:date-style style:name="N70108" number:language="el" number:country="GR">
      <number:day number:style="long"/>
      <number:text>-</number:text>
      <number:month number:style="long"/>
      <number:text>-</number:text>
      <number:year number:style="long"/>
    </number:date-style>
    <number:date-style style:name="N70109" number:language="el" number:country="GR">
      <number:day number:style="long"/>
      <number:text>.</number:text>
      <number:month number:style="long"/>
      <number:text>.</number:text>
      <number:year/>
    </number:date-style>
    <number:date-style style:name="N70110" number:language="el" number:country="GR">
      <number:day number:style="long"/>
      <number:text>.</number:text>
      <number:month number:style="long"/>
      <number:text>.</number:text>
      <number:year number:style="long"/>
    </number:date-style>
    <style:style style:name="Default" style:family="table-cell">
      <style:table-cell-properties fo:padding="0.71m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2">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71m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style:style style:name="cf1" style:family="table-cell" style:parent-style-name="Default">
      <style:table-cell-properties fo:background-color="#ff6633"/>
      <style:text-properties fo:color="#000000"/>
    </style:style>
    <style:style style:name="cf6" style:family="table-cell" style:parent-style-name="Default">
      <style:table-cell-properties fo:background-color="#ff6633"/>
      <style:text-properties fo:color="#000000"/>
    </style:style>
    <style:style style:name="cf5" style:family="table-cell" style:parent-style-name="Default">
      <style:table-cell-properties fo:background-color="#ff6633"/>
      <style:text-properties fo:color="#000000"/>
    </style:style>
    <style:style style:name="cf12" style:family="table-cell" style:parent-style-name="Default">
      <style:table-cell-properties fo:background-color="#ff6633"/>
      <style:text-properties fo:color="#000000"/>
    </style:style>
    <style:style style:name="cf7"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5">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3">00/00/0000</text:date>, <text:time style:data-style-name="N2" text:time-value="16:17:40.24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8-05-10T00:21:25</meta:creation-date>
    <dc:date>2020-06-13T12:06:15.316000000</dc:date>
    <meta:editing-cycles>887</meta:editing-cycles>
    <meta:editing-duration>P7DT12H5M6S</meta:editing-duration>
    <meta:document-statistic meta:table-count="6" meta:cell-count="11429" meta:object-count="0"/>
    <meta:user-defined meta:name="Info 1"/>
    <meta:user-defined meta:name="Info 2"/>
    <meta:user-defined meta:name="Info 3"/>
    <meta:user-defined meta:name="Info 4"/>
  </office:meta>
</office:document-meta>
</file>